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5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 style:font-name-asian="Arial Unicode MS" style:font-name-complex="Arial Unicode MS"/>
    </style:style>
    <style:style style:name="ce12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  <style:text-properties style:text-position=""/>
    </style:style>
    <style:style style:name="ce13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6" style:family="table-cell" style:parent-style-name="Default" style:data-style-name="N51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7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style:text-position=""/>
    </style:style>
    <style:style style:name="ce9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3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5" style:family="table-cell" style:parent-style-name="Default">
      <style:table-cell-properties fo:background-color="#c0c0c0"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6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27" style:family="table-cell" style:parent-style-name="Default">
      <style:table-cell-properties fo:border="2.49pt solid #008000" fo:padding-bottom="0.0193in" fo:padding-left="0.0138in" fo:padding-right="0.0138in" fo:padding-top="0.0193in"/>
    </style:style>
    <style:style style:name="ce2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</style:style>
    <style:style style:name="ce29" style:family="table-cell" style:parent-style-name="Default" style:data-style-name="N51">
      <style:table-cell-properties fo:border="0.06pt solid #000000" fo:padding-bottom="0.0193in" fo:padding-left="0.0138in" fo:padding-right="0.0138in" fo:padding-top="0.0193in"/>
    </style:style>
    <style:style style:name="ce3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</style:style>
    <style:style style:name="ce31" style:family="table-cell" style:parent-style-name="Default" style:data-style-name="N51">
      <style:table-cell-properties fo:background-color="#c0c0c0" fo:border="0.06pt solid #000000" fo:padding-bottom="0.0193in" fo:padding-left="0.0138in" fo:padding-right="0.0138in" fo:padding-top="0.0193in"/>
    </style:style>
    <style:style style:name="ce32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  <style:style style:name="ce34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0c0c0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style-name="ce20" office:value-type="string">
            <text:p>Time interval repea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Repeat Set 1</text:p>
          </table:table-cell>
          <table:table-cell table:number-columns-repeated="2" table:style-name="ce23" office:value-type="string">
            <text:p>Repeat Set 2</text:p>
          </table:table-cell>
          <table:table-cell table:style-name="ce33" office:value-type="string">
            <text:p>Repeat Set 3</text:p>
          </table:table-cell>
          <table:table-cell table:style-name="ce33" office:value-type="string">
            <text:p>Repeat Set 4</text:p>
          </table:table-cell>
          <table:table-cell table:style-name="ce33" office:value-type="string">
            <text:p>Repeat Set 5</text:p>
          </table:table-cell>
          <table:table-cell table:style-name="ce33" office:value-type="string">
            <text:p>Repeat Set 6</text:p>
          </table:table-cell>
          <table:table-cell table:style-name="ce33" office:value-type="string">
            <text:p>Repeat Set 7</text:p>
          </table:table-cell>
          <table:table-cell table:style-name="ce33" office:value-type="string">
            <text:p>Repeat Set 8</text:p>
          </table:table-cell>
          <table:table-cell table:style-name="ce33" office:value-type="string">
            <text:p>Repeat Set 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art timestamp:</text:p>
          </table:table-cell>
          <table:table-cell table:style-name="ce26" office:value-type="date" office:date-value="1926-10-23T12:00:00">
            <text:p>10/23/1926 12:00:00</text:p>
          </table:table-cell>
          <table:table-cell table:style-name="ce26" office:value-type="date" office:date-value="1906-06-09">
            <text:p>06/09/1906 00:00:00</text:p>
          </table:table-cell>
          <table:table-cell table:style-name="ce26" office:value-type="date" office:date-value="1930-06-14">
            <text:p>06/14/1930 00:00:00</text:p>
          </table:table-cell>
          <table:table-cell table:style-name="ce26" office:value-type="date" office:date-value="1906-06-09">
            <text:p>06/09/1906 00:00:00</text:p>
          </table:table-cell>
          <table:table-cell table:style-name="ce26" office:value-type="date" office:date-value="1932-06-08T12:00:00">
            <text:p>06/08/1932 12:00:00</text:p>
          </table:table-cell>
          <table:table-cell table:style-name="ce26" office:value-type="date" office:date-value="1927-04-20T12:00:00">
            <text:p>04/20/1927 12:00:00</text:p>
          </table:table-cell>
          <table:table-cell table:number-columns-repeated="2" table:style-name="ce26" office:value-type="date" office:date-value="1926-10-23T12:00:00">
            <text:p>10/23/1926 12:00:00</text:p>
          </table:table-cell>
          <table:table-cell table:style-name="ce26" office:value-type="date" office:date-value="1927-06-30T12:00:00">
            <text:p>06/30/1927 12:00:00</text:p>
          </table:table-cell>
          <table:table-cell table:style-name="ce26" office:value-type="date" office:date-value="1932-08-30">
            <text:p>08/30/1932 00:00:00</text:p>
          </table:table-cell>
          <table:table-cell table:number-columns-repeated="1012"/>
        </table:table-row>
        <table:table-row table:style-name="ro3">
          <table:table-cell/>
          <table:table-cell table:style-name="ce22" office:value-type="string">
            <text:p>Increment </text:p>
            <text:p>(float days):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44">
            <text:p>144</text:p>
          </table:table-cell>
          <table:table-cell table:number-columns-repeated="2" table:style-name="ce27" office:value-type="float" office:value="49">
            <text:p>49</text:p>
          </table:table-cell>
          <table:table-cell table:style-name="ce27" office:value-type="float" office:value="-49">
            <text:p>-49</text:p>
          </table:table-cell>
          <table:table-cell table:style-name="ce27" office:value-type="float" office:value="-70">
            <text:p>-7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-45">
            <text:p>-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Iteration:</text:p>
          </table:table-cell>
          <table:table-cell office:value-type="string">
            <text:p>Saturdays</text:p>
          </table:table-cell>
          <table:table-cell/>
          <table:table-cell office:value-type="string">
            <text:p>Surrender of LA.</text:p>
          </table:table-cell>
          <table:table-cell/>
          <table:table-cell office:value-type="string">
            <text:p>Gigantic attack on NYC.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float" office:value="0">
            <text:p>0</text:p>
          </table:table-cell>
          <table:table-cell table:style-name="ce28" table:formula="of:=[.C$4] + ([.$B8]*[.C$5])" office:value-type="date" office:date-value="1926-10-23T12:00:00">
            <text:p>10/23/1926 12:00:00</text:p>
          </table:table-cell>
          <table:table-cell table:style-name="ce28" table:formula="of:=[.D$4] + ([.$B8]*[.D$5])" office:value-type="date" office:date-value="1906-06-09">
            <text:p>06/09/1906 00:00:00</text:p>
          </table:table-cell>
          <table:table-cell table:style-name="ce32" table:formula="of:=[.E$4] + ([.$B8]*[.E$5])" office:value-type="date" office:date-value="1930-06-14">
            <text:p>06/14/1930 00:00:00</text:p>
          </table:table-cell>
          <table:table-cell table:style-name="ce28" table:formula="of:=[.F$4] + ([.$B8]*[.F$5])" office:value-type="date" office:date-value="1906-06-09">
            <text:p>06/09/1906 00:00:00</text:p>
          </table:table-cell>
          <table:table-cell table:style-name="ce32" table:formula="of:=[.G$4] + ([.$B8]*[.G$5])" office:value-type="date" office:date-value="1932-06-08T12:00:00">
            <text:p>06/08/1932 12:00:00</text:p>
          </table:table-cell>
          <table:table-cell table:style-name="ce28" table:formula="of:=[.H$4] + ([.$B8]*[.H$5])" office:value-type="date" office:date-value="1927-04-20T12:00:00">
            <text:p>04/20/1927 12:00:00</text:p>
          </table:table-cell>
          <table:table-cell table:style-name="ce28" table:formula="of:=[.I$4] + ([.$B8]*[.I$5])" office:value-type="date" office:date-value="1926-10-23T12:00:00">
            <text:p>10/23/1926 12:00:00</text:p>
          </table:table-cell>
          <table:table-cell table:style-name="ce28" table:formula="of:=[.J$4] + ([.$B8]*[.J$5])" office:value-type="date" office:date-value="1926-10-23T12:00:00">
            <text:p>10/23/1926 12:00:00</text:p>
          </table:table-cell>
          <table:table-cell table:style-name="ce28" table:formula="of:=[.K$4] + ([.$B8]*[.K$5])" office:value-type="date" office:date-value="1927-06-30T12:00:00">
            <text:p>06/30/1927 12:00:00</text:p>
          </table:table-cell>
          <table:table-cell table:style-name="ce28" table:formula="of:=[.L$4] + ([.$B8]*[.L$5])" office:value-type="date" office:date-value="1932-08-30">
            <text:p>08/3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9" table:formula="of:=[.C$4] + ([.$B9]*[.C$5])" office:value-type="date" office:date-value="1926-10-30T12:00:00">
            <text:p>10/30/1926 12:00:00</text:p>
          </table:table-cell>
          <table:table-cell table:style-name="ce30" table:formula="of:=[.D$4] + ([.$B9]*[.D$5])" office:value-type="date" office:date-value="1906-10-31">
            <text:p>10/31/1906 00:00:00</text:p>
          </table:table-cell>
          <table:table-cell table:style-name="ce28" table:formula="of:=[.E$4] + ([.$B9]*[.E$5])" office:value-type="date" office:date-value="1930-08-02">
            <text:p>08/02/1930 00:00:00</text:p>
          </table:table-cell>
          <table:table-cell table:style-name="ce29" table:formula="of:=[.F$4] + ([.$B9]*[.F$5])" office:value-type="date" office:date-value="1906-07-28">
            <text:p>07/28/1906 00:00:00</text:p>
          </table:table-cell>
          <table:table-cell table:style-name="ce29" table:formula="of:=[.G$4] + ([.$B9]*[.G$5])" office:value-type="date" office:date-value="1932-04-20T12:00:00">
            <text:p>04/20/1932 12:00:00</text:p>
          </table:table-cell>
          <table:table-cell table:style-name="ce34" table:formula="of:=[.H$4] + ([.$B9]*[.H$5])" office:value-type="date" office:date-value="1927-02-09T12:00:00">
            <text:p>02/09/1927 12:00:00</text:p>
          </table:table-cell>
          <table:table-cell table:style-name="ce29" table:formula="of:=[.I$4] + ([.$B9]*[.I$5])" office:value-type="date" office:date-value="1926-11-03T12:00:00">
            <text:p>11/03/1926 12:00:00</text:p>
          </table:table-cell>
          <table:table-cell table:style-name="ce29" table:formula="of:=[.J$4] + ([.$B9]*[.J$5])" office:value-type="date" office:date-value="1926-11-11T12:00:00">
            <text:p>11/11/1926 12:00:00</text:p>
          </table:table-cell>
          <table:table-cell table:style-name="ce30" table:formula="of:=[.K$4] + ([.$B9]*[.K$5])" office:value-type="date" office:date-value="1927-07-13T12:00:00">
            <text:p>07/13/1927 12:00:00</text:p>
          </table:table-cell>
          <table:table-cell table:style-name="ce30" table:formula="of:=[.L$4] + ([.$B9]*[.L$5])" office:value-type="date" office:date-value="1932-07-16">
            <text:p>07/16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9" table:formula="of:=[.C$4] + ([.$B10]*[.C$5])" office:value-type="date" office:date-value="1926-11-06T12:00:00">
            <text:p>11/06/1926 12:00:00</text:p>
          </table:table-cell>
          <table:table-cell table:style-name="ce30" table:formula="of:=[.D$4] + ([.$B10]*[.D$5])" office:value-type="date" office:date-value="1907-03-24">
            <text:p>03/24/1907 00:00:00</text:p>
          </table:table-cell>
          <table:table-cell table:style-name="ce28" table:formula="of:=[.E$4] + ([.$B10]*[.E$5])" office:value-type="date" office:date-value="1930-09-20">
            <text:p>09/20/1930 00:00:00</text:p>
          </table:table-cell>
          <table:table-cell table:style-name="ce29" table:formula="of:=[.F$4] + ([.$B10]*[.F$5])" office:value-type="date" office:date-value="1906-09-15">
            <text:p>09/15/1906 00:00:00</text:p>
          </table:table-cell>
          <table:table-cell table:style-name="ce29" table:formula="of:=[.G$4] + ([.$B10]*[.G$5])" office:value-type="date" office:date-value="1932-03-02T12:00:00">
            <text:p>03/02/1932 12:00:00</text:p>
          </table:table-cell>
          <table:table-cell table:style-name="ce29" table:formula="of:=[.H$4] + ([.$B10]*[.H$5])" office:value-type="date" office:date-value="1926-12-01T12:00:00">
            <text:p>12/01/1926 12:00:00</text:p>
          </table:table-cell>
          <table:table-cell table:style-name="ce29" table:formula="of:=[.I$4] + ([.$B10]*[.I$5])" office:value-type="date" office:date-value="1926-11-14T12:00:00">
            <text:p>11/14/1926 12:00:00</text:p>
          </table:table-cell>
          <table:table-cell table:style-name="ce30" table:formula="of:=[.J$4] + ([.$B10]*[.J$5])" office:value-type="date" office:date-value="1926-11-30T12:00:00">
            <text:p>11/30/1926 12:00:00</text:p>
          </table:table-cell>
          <table:table-cell table:style-name="ce30" table:formula="of:=[.K$4] + ([.$B10]*[.K$5])" office:value-type="date" office:date-value="1927-07-26T12:00:00">
            <text:p>07/26/1927 12:00:00</text:p>
          </table:table-cell>
          <table:table-cell table:style-name="ce30" table:formula="of:=[.L$4] + ([.$B10]*[.L$5])" office:value-type="date" office:date-value="1932-06-01">
            <text:p>06/0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9" table:formula="of:=[.C$4] + ([.$B11]*[.C$5])" office:value-type="date" office:date-value="1926-11-13T12:00:00">
            <text:p>11/13/1926 12:00:00</text:p>
          </table:table-cell>
          <table:table-cell table:style-name="ce30" table:formula="of:=[.D$4] + ([.$B11]*[.D$5])" office:value-type="date" office:date-value="1907-08-15">
            <text:p>08/15/1907 00:00:00</text:p>
          </table:table-cell>
          <table:table-cell table:style-name="ce28" table:formula="of:=[.E$4] + ([.$B11]*[.E$5])" office:value-type="date" office:date-value="1930-11-08">
            <text:p>11/08/1930 00:00:00</text:p>
          </table:table-cell>
          <table:table-cell table:style-name="ce29" table:formula="of:=[.F$4] + ([.$B11]*[.F$5])" office:value-type="date" office:date-value="1906-11-03">
            <text:p>11/03/1906 00:00:00</text:p>
          </table:table-cell>
          <table:table-cell table:style-name="ce30" table:formula="of:=[.G$4] + ([.$B11]*[.G$5])" office:value-type="date" office:date-value="1932-01-13T12:00:00">
            <text:p>01/13/1932 12:00:00</text:p>
          </table:table-cell>
          <table:table-cell table:style-name="ce29" table:formula="of:=[.H$4] + ([.$B11]*[.H$5])" office:value-type="date" office:date-value="1926-09-22T12:00:00">
            <text:p>09/22/1926 12:00:00</text:p>
          </table:table-cell>
          <table:table-cell table:style-name="ce29" table:formula="of:=[.I$4] + ([.$B11]*[.I$5])" office:value-type="date" office:date-value="1926-11-25T12:00:00">
            <text:p>11/25/1926 12:00:00</text:p>
          </table:table-cell>
          <table:table-cell table:style-name="ce29" table:formula="of:=[.J$4] + ([.$B11]*[.J$5])" office:value-type="date" office:date-value="1926-12-19T12:00:00">
            <text:p>12/19/1926 12:00:00</text:p>
          </table:table-cell>
          <table:table-cell table:style-name="ce28" table:formula="of:=[.K$4] + ([.$B11]*[.K$5])" office:value-type="date" office:date-value="1927-08-08T12:00:00">
            <text:p>08/08/1927 12:00:00</text:p>
          </table:table-cell>
          <table:table-cell table:style-name="ce30" table:formula="of:=[.L$4] + ([.$B11]*[.L$5])" office:value-type="date" office:date-value="1932-04-17">
            <text:p>04/1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9" table:formula="of:=[.C$4] + ([.$B12]*[.C$5])" office:value-type="date" office:date-value="1926-11-20T12:00:00">
            <text:p>11/20/1926 12:00:00</text:p>
          </table:table-cell>
          <table:table-cell table:style-name="ce30" table:formula="of:=[.D$4] + ([.$B12]*[.D$5])" office:value-type="date" office:date-value="1908-01-06">
            <text:p>01/06/1908 00:00:00</text:p>
          </table:table-cell>
          <table:table-cell table:style-name="ce30" table:formula="of:=[.E$4] + ([.$B12]*[.E$5])" office:value-type="date" office:date-value="1930-12-27">
            <text:p>12/27/1930 00:00:00</text:p>
          </table:table-cell>
          <table:table-cell table:style-name="ce30" table:formula="of:=[.F$4] + ([.$B12]*[.F$5])" office:value-type="date" office:date-value="1906-12-22">
            <text:p>12/22/1906 00:00:00</text:p>
          </table:table-cell>
          <table:table-cell table:style-name="ce29" table:formula="of:=[.G$4] + ([.$B12]*[.G$5])" office:value-type="date" office:date-value="1931-11-25T12:00:00">
            <text:p>11/25/1931 12:00:00</text:p>
          </table:table-cell>
          <table:table-cell table:style-name="ce29" table:formula="of:=[.H$4] + ([.$B12]*[.H$5])" office:value-type="date" office:date-value="1926-07-14T12:00:00">
            <text:p>07/14/1926 12:00:00</text:p>
          </table:table-cell>
          <table:table-cell table:style-name="ce29" table:formula="of:=[.I$4] + ([.$B12]*[.I$5])" office:value-type="date" office:date-value="1926-12-06T12:00:00">
            <text:p>12/06/1926 12:00:00</text:p>
          </table:table-cell>
          <table:table-cell table:style-name="ce29" table:formula="of:=[.J$4] + ([.$B12]*[.J$5])" office:value-type="date" office:date-value="1927-01-07T12:00:00">
            <text:p>01/07/1927 12:00:00</text:p>
          </table:table-cell>
          <table:table-cell table:style-name="ce30" table:formula="of:=[.K$4] + ([.$B12]*[.K$5])" office:value-type="date" office:date-value="1927-08-21T12:00:00">
            <text:p>08/21/1927 12:00:00</text:p>
          </table:table-cell>
          <table:table-cell table:style-name="ce30" table:formula="of:=[.L$4] + ([.$B12]*[.L$5])" office:value-type="date" office:date-value="1932-03-03">
            <text:p>03/0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">
            <text:p>5</text:p>
          </table:table-cell>
          <table:table-cell table:style-name="ce29" table:formula="of:=[.C$4] + ([.$B13]*[.C$5])" office:value-type="date" office:date-value="1926-11-27T12:00:00">
            <text:p>11/27/1926 12:00:00</text:p>
          </table:table-cell>
          <table:table-cell table:style-name="ce30" table:formula="of:=[.D$4] + ([.$B13]*[.D$5])" office:value-type="date" office:date-value="1908-05-29">
            <text:p>05/29/1908 00:00:00</text:p>
          </table:table-cell>
          <table:table-cell table:style-name="ce29" table:formula="of:=[.E$4] + ([.$B13]*[.E$5])" office:value-type="date" office:date-value="1931-02-14">
            <text:p>02/14/1931 00:00:00</text:p>
          </table:table-cell>
          <table:table-cell table:style-name="ce30" table:formula="of:=[.F$4] + ([.$B13]*[.F$5])" office:value-type="date" office:date-value="1907-02-09">
            <text:p>02/09/1907 00:00:00</text:p>
          </table:table-cell>
          <table:table-cell table:style-name="ce29" table:formula="of:=[.G$4] + ([.$B13]*[.G$5])" office:value-type="date" office:date-value="1931-10-07T12:00:00">
            <text:p>10/07/1931 12:00:00</text:p>
          </table:table-cell>
          <table:table-cell table:style-name="ce29" table:formula="of:=[.H$4] + ([.$B13]*[.H$5])" office:value-type="date" office:date-value="1926-05-05T12:00:00">
            <text:p>05/05/1926 12:00:00</text:p>
          </table:table-cell>
          <table:table-cell table:style-name="ce29" table:formula="of:=[.I$4] + ([.$B13]*[.I$5])" office:value-type="date" office:date-value="1926-12-17T12:00:00">
            <text:p>12/17/1926 12:00:00</text:p>
          </table:table-cell>
          <table:table-cell table:style-name="ce29" table:formula="of:=[.J$4] + ([.$B13]*[.J$5])" office:value-type="date" office:date-value="1927-01-26T12:00:00">
            <text:p>01/26/1927 12:00:00</text:p>
          </table:table-cell>
          <table:table-cell table:style-name="ce30" table:formula="of:=[.K$4] + ([.$B13]*[.K$5])" office:value-type="date" office:date-value="1927-09-03T12:00:00">
            <text:p>09/03/1927 12:00:00</text:p>
          </table:table-cell>
          <table:table-cell table:style-name="ce30" table:formula="of:=[.L$4] + ([.$B13]*[.L$5])" office:value-type="date" office:date-value="1932-01-18">
            <text:p>01/1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">
            <text:p>6</text:p>
          </table:table-cell>
          <table:table-cell table:style-name="ce29" table:formula="of:=[.C$4] + ([.$B14]*[.C$5])" office:value-type="date" office:date-value="1926-12-04T12:00:00">
            <text:p>12/04/1926 12:00:00</text:p>
          </table:table-cell>
          <table:table-cell table:style-name="ce30" table:formula="of:=[.D$4] + ([.$B14]*[.D$5])" office:value-type="date" office:date-value="1908-10-20">
            <text:p>10/20/1908 00:00:00</text:p>
          </table:table-cell>
          <table:table-cell table:style-name="ce29" table:formula="of:=[.E$4] + ([.$B14]*[.E$5])" office:value-type="date" office:date-value="1931-04-04">
            <text:p>04/04/1931 00:00:00</text:p>
          </table:table-cell>
          <table:table-cell table:style-name="ce30" table:formula="of:=[.F$4] + ([.$B14]*[.F$5])" office:value-type="date" office:date-value="1907-03-30">
            <text:p>03/30/1907 00:00:00</text:p>
          </table:table-cell>
          <table:table-cell table:style-name="ce29" table:formula="of:=[.G$4] + ([.$B14]*[.G$5])" office:value-type="date" office:date-value="1931-08-19T12:00:00">
            <text:p>08/19/1931 12:00:00</text:p>
          </table:table-cell>
          <table:table-cell table:style-name="ce29" table:formula="of:=[.H$4] + ([.$B14]*[.H$5])" office:value-type="date" office:date-value="1926-02-24T12:00:00">
            <text:p>02/24/1926 12:00:00</text:p>
          </table:table-cell>
          <table:table-cell table:style-name="ce30" table:formula="of:=[.I$4] + ([.$B14]*[.I$5])" office:value-type="date" office:date-value="1926-12-28T12:00:00">
            <text:p>12/28/1926 12:00:00</text:p>
          </table:table-cell>
          <table:table-cell table:style-name="ce29" table:formula="of:=[.J$4] + ([.$B14]*[.J$5])" office:value-type="date" office:date-value="1927-02-14T12:00:00">
            <text:p>02/14/1927 12:00:00</text:p>
          </table:table-cell>
          <table:table-cell table:style-name="ce28" table:formula="of:=[.K$4] + ([.$B14]*[.K$5])" office:value-type="date" office:date-value="1927-09-16T12:00:00">
            <text:p>09/16/1927 12:00:00</text:p>
          </table:table-cell>
          <table:table-cell table:style-name="ce30" table:formula="of:=[.L$4] + ([.$B14]*[.L$5])" office:value-type="date" office:date-value="1931-12-04">
            <text:p>12/04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30" table:formula="of:=[.C$4] + ([.$B15]*[.C$5])" office:value-type="date" office:date-value="1926-12-11T12:00:00">
            <text:p>12/11/1926 12:00:00</text:p>
          </table:table-cell>
          <table:table-cell table:style-name="ce30" table:formula="of:=[.D$4] + ([.$B15]*[.D$5])" office:value-type="date" office:date-value="1909-03-13">
            <text:p>03/13/1909 00:00:00</text:p>
          </table:table-cell>
          <table:table-cell table:style-name="ce30" table:formula="of:=[.E$4] + ([.$B15]*[.E$5])" office:value-type="date" office:date-value="1931-05-23">
            <text:p>05/23/1931 00:00:00</text:p>
          </table:table-cell>
          <table:table-cell table:style-name="ce30" table:formula="of:=[.F$4] + ([.$B15]*[.F$5])" office:value-type="date" office:date-value="1907-05-18">
            <text:p>05/18/1907 00:00:00</text:p>
          </table:table-cell>
          <table:table-cell table:style-name="ce29" table:formula="of:=[.G$4] + ([.$B15]*[.G$5])" office:value-type="date" office:date-value="1931-07-01T12:00:00">
            <text:p>07/01/1931 12:00:00</text:p>
          </table:table-cell>
          <table:table-cell table:style-name="ce30" table:formula="of:=[.H$4] + ([.$B15]*[.H$5])" office:value-type="date" office:date-value="1925-12-16T12:00:00">
            <text:p>12/16/1925 12:00:00</text:p>
          </table:table-cell>
          <table:table-cell table:style-name="ce30" table:formula="of:=[.I$4] + ([.$B15]*[.I$5])" office:value-type="date" office:date-value="1927-01-08T12:00:00">
            <text:p>01/08/1927 12:00:00</text:p>
          </table:table-cell>
          <table:table-cell table:style-name="ce28" table:formula="of:=[.J$4] + ([.$B15]*[.J$5])" office:value-type="date" office:date-value="1927-03-05T12:00:00">
            <text:p>03/05/1927 12:00:00</text:p>
          </table:table-cell>
          <table:table-cell table:style-name="ce30" table:formula="of:=[.K$4] + ([.$B15]*[.K$5])" office:value-type="date" office:date-value="1927-09-29T12:00:00">
            <text:p>09/29/1927 12:00:00</text:p>
          </table:table-cell>
          <table:table-cell table:style-name="ce30" table:formula="of:=[.L$4] + ([.$B15]*[.L$5])" office:value-type="date" office:date-value="1931-10-20">
            <text:p>10/20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">
            <text:p>8</text:p>
          </table:table-cell>
          <table:table-cell table:style-name="ce29" table:formula="of:=[.C$4] + ([.$B16]*[.C$5])" office:value-type="date" office:date-value="1926-12-18T12:00:00">
            <text:p>12/18/1926 12:00:00</text:p>
          </table:table-cell>
          <table:table-cell table:style-name="ce30" table:formula="of:=[.D$4] + ([.$B16]*[.D$5])" office:value-type="date" office:date-value="1909-08-04">
            <text:p>08/04/1909 00:00:00</text:p>
          </table:table-cell>
          <table:table-cell table:style-name="ce29" table:formula="of:=[.E$4] + ([.$B16]*[.E$5])" office:value-type="date" office:date-value="1931-07-11">
            <text:p>07/11/1931 00:00:00</text:p>
          </table:table-cell>
          <table:table-cell table:style-name="ce30" table:formula="of:=[.F$4] + ([.$B16]*[.F$5])" office:value-type="date" office:date-value="1907-07-06">
            <text:p>07/06/1907 00:00:00</text:p>
          </table:table-cell>
          <table:table-cell table:style-name="ce29" table:formula="of:=[.G$4] + ([.$B16]*[.G$5])" office:value-type="date" office:date-value="1931-05-13T12:00:00">
            <text:p>05/13/1931 12:00:00</text:p>
          </table:table-cell>
          <table:table-cell table:style-name="ce29" table:formula="of:=[.H$4] + ([.$B16]*[.H$5])" office:value-type="date" office:date-value="1925-10-07T12:00:00">
            <text:p>10/07/1925 12:00:00</text:p>
          </table:table-cell>
          <table:table-cell table:style-name="ce30" table:formula="of:=[.I$4] + ([.$B16]*[.I$5])" office:value-type="date" office:date-value="1927-01-19T12:00:00">
            <text:p>01/19/1927 12:00:00</text:p>
          </table:table-cell>
          <table:table-cell table:style-name="ce29" table:formula="of:=[.J$4] + ([.$B16]*[.J$5])" office:value-type="date" office:date-value="1927-03-24T12:00:00">
            <text:p>03/24/1927 12:00:00</text:p>
          </table:table-cell>
          <table:table-cell table:style-name="ce30" table:formula="of:=[.K$4] + ([.$B16]*[.K$5])" office:value-type="date" office:date-value="1927-10-12T12:00:00">
            <text:p>10/12/1927 12:00:00</text:p>
          </table:table-cell>
          <table:table-cell table:style-name="ce30" table:formula="of:=[.L$4] + ([.$B16]*[.L$5])" office:value-type="date" office:date-value="1931-09-05">
            <text:p>09/0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">
            <text:p>9</text:p>
          </table:table-cell>
          <table:table-cell table:style-name="ce28" table:formula="of:=[.C$4] + ([.$B17]*[.C$5])" office:value-type="date" office:date-value="1926-12-25T12:00:00">
            <text:p>12/25/1926 12:00:00</text:p>
          </table:table-cell>
          <table:table-cell table:style-name="ce30" table:formula="of:=[.D$4] + ([.$B17]*[.D$5])" office:value-type="date" office:date-value="1909-12-26">
            <text:p>12/26/1909 00:00:00</text:p>
          </table:table-cell>
          <table:table-cell table:style-name="ce29" table:formula="of:=[.E$4] + ([.$B17]*[.E$5])" office:value-type="date" office:date-value="1931-08-29">
            <text:p>08/29/1931 00:00:00</text:p>
          </table:table-cell>
          <table:table-cell table:style-name="ce30" table:formula="of:=[.F$4] + ([.$B17]*[.F$5])" office:value-type="date" office:date-value="1907-08-24">
            <text:p>08/24/1907 00:00:00</text:p>
          </table:table-cell>
          <table:table-cell table:style-name="ce29" table:formula="of:=[.G$4] + ([.$B17]*[.G$5])" office:value-type="date" office:date-value="1931-03-25T12:00:00">
            <text:p>03/25/1931 12:00:00</text:p>
          </table:table-cell>
          <table:table-cell table:style-name="ce29" table:formula="of:=[.H$4] + ([.$B17]*[.H$5])" office:value-type="date" office:date-value="1925-07-29T12:00:00">
            <text:p>07/29/1925 12:00:00</text:p>
          </table:table-cell>
          <table:table-cell table:style-name="ce30" table:formula="of:=[.I$4] + ([.$B17]*[.I$5])" office:value-type="date" office:date-value="1927-01-30T12:00:00">
            <text:p>01/30/1927 12:00:00</text:p>
          </table:table-cell>
          <table:table-cell table:style-name="ce29" table:formula="of:=[.J$4] + ([.$B17]*[.J$5])" office:value-type="date" office:date-value="1927-04-12T12:00:00">
            <text:p>04/12/1927 12:00:00</text:p>
          </table:table-cell>
          <table:table-cell table:style-name="ce30" table:formula="of:=[.K$4] + ([.$B17]*[.K$5])" office:value-type="date" office:date-value="1927-10-25T12:00:00">
            <text:p>10/25/1927 12:00:00</text:p>
          </table:table-cell>
          <table:table-cell table:style-name="ce30" table:formula="of:=[.L$4] + ([.$B17]*[.L$5])" office:value-type="date" office:date-value="1931-07-22">
            <text:p>07/2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">
            <text:p>10</text:p>
          </table:table-cell>
          <table:table-cell table:style-name="ce28" table:formula="of:=[.C$4] + ([.$B18]*[.C$5])" office:value-type="date" office:date-value="1927-01-01T12:00:00">
            <text:p>01/01/1927 12:00:00</text:p>
          </table:table-cell>
          <table:table-cell table:style-name="ce30" table:formula="of:=[.D$4] + ([.$B18]*[.D$5])" office:value-type="date" office:date-value="1910-05-19">
            <text:p>05/19/1910 00:00:00</text:p>
          </table:table-cell>
          <table:table-cell table:style-name="ce29" table:formula="of:=[.E$4] + ([.$B18]*[.E$5])" office:value-type="date" office:date-value="1931-10-17">
            <text:p>10/17/1931 00:00:00</text:p>
          </table:table-cell>
          <table:table-cell table:style-name="ce30" table:formula="of:=[.F$4] + ([.$B18]*[.F$5])" office:value-type="date" office:date-value="1907-10-12">
            <text:p>10/12/1907 00:00:00</text:p>
          </table:table-cell>
          <table:table-cell table:style-name="ce29" table:formula="of:=[.G$4] + ([.$B18]*[.G$5])" office:value-type="date" office:date-value="1931-02-04T12:00:00">
            <text:p>02/04/1931 12:00:00</text:p>
          </table:table-cell>
          <table:table-cell table:style-name="ce29" table:formula="of:=[.H$4] + ([.$B18]*[.H$5])" office:value-type="date" office:date-value="1925-05-20T12:00:00">
            <text:p>05/20/1925 12:00:00</text:p>
          </table:table-cell>
          <table:table-cell table:style-name="ce30" table:formula="of:=[.I$4] + ([.$B18]*[.I$5])" office:value-type="date" office:date-value="1927-02-10T12:00:00">
            <text:p>02/10/1927 12:00:00</text:p>
          </table:table-cell>
          <table:table-cell table:style-name="ce29" table:formula="of:=[.J$4] + ([.$B18]*[.J$5])" office:value-type="date" office:date-value="1927-05-01T12:00:00">
            <text:p>05/01/1927 12:00:00</text:p>
          </table:table-cell>
          <table:table-cell table:style-name="ce30" table:formula="of:=[.K$4] + ([.$B18]*[.K$5])" office:value-type="date" office:date-value="1927-11-07T12:00:00">
            <text:p>11/07/1927 12:00:00</text:p>
          </table:table-cell>
          <table:table-cell table:style-name="ce30" table:formula="of:=[.L$4] + ([.$B18]*[.L$5])" office:value-type="date" office:date-value="1931-06-07">
            <text:p>06/07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">
            <text:p>11</text:p>
          </table:table-cell>
          <table:table-cell table:style-name="ce29" table:formula="of:=[.C$4] + ([.$B19]*[.C$5])" office:value-type="date" office:date-value="1927-01-08T12:00:00">
            <text:p>01/08/1927 12:00:00</text:p>
          </table:table-cell>
          <table:table-cell table:style-name="ce30" table:formula="of:=[.D$4] + ([.$B19]*[.D$5])" office:value-type="date" office:date-value="1910-10-10">
            <text:p>10/10/1910 00:00:00</text:p>
          </table:table-cell>
          <table:table-cell table:style-name="ce29" table:formula="of:=[.E$4] + ([.$B19]*[.E$5])" office:value-type="date" office:date-value="1931-12-05">
            <text:p>12/05/1931 00:00:00</text:p>
          </table:table-cell>
          <table:table-cell table:style-name="ce30" table:formula="of:=[.F$4] + ([.$B19]*[.F$5])" office:value-type="date" office:date-value="1907-11-30">
            <text:p>11/30/1907 00:00:00</text:p>
          </table:table-cell>
          <table:table-cell table:style-name="ce29" table:formula="of:=[.G$4] + ([.$B19]*[.G$5])" office:value-type="date" office:date-value="1930-12-17T12:00:00">
            <text:p>12/17/1930 12:00:00</text:p>
          </table:table-cell>
          <table:table-cell table:style-name="ce29" table:formula="of:=[.H$4] + ([.$B19]*[.H$5])" office:value-type="date" office:date-value="1925-03-11T12:00:00">
            <text:p>03/11/1925 12:00:00</text:p>
          </table:table-cell>
          <table:table-cell table:style-name="ce30" table:formula="of:=[.I$4] + ([.$B19]*[.I$5])" office:value-type="date" office:date-value="1927-02-21T12:00:00">
            <text:p>02/21/1927 12:00:00</text:p>
          </table:table-cell>
          <table:table-cell table:style-name="ce29" table:formula="of:=[.J$4] + ([.$B19]*[.J$5])" office:value-type="date" office:date-value="1927-05-20T12:00:00">
            <text:p>05/20/1927 12:00:00</text:p>
          </table:table-cell>
          <table:table-cell table:style-name="ce30" table:formula="of:=[.K$4] + ([.$B19]*[.K$5])" office:value-type="date" office:date-value="1927-11-20T12:00:00">
            <text:p>11/20/1927 12:00:00</text:p>
          </table:table-cell>
          <table:table-cell table:style-name="ce30" table:formula="of:=[.L$4] + ([.$B19]*[.L$5])" office:value-type="date" office:date-value="1931-04-23">
            <text:p>04/2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">
            <text:p>12</text:p>
          </table:table-cell>
          <table:table-cell table:style-name="ce29" table:formula="of:=[.C$4] + ([.$B20]*[.C$5])" office:value-type="date" office:date-value="1927-01-15T12:00:00">
            <text:p>01/15/1927 12:00:00</text:p>
          </table:table-cell>
          <table:table-cell table:style-name="ce30" table:formula="of:=[.D$4] + ([.$B20]*[.D$5])" office:value-type="date" office:date-value="1911-03-03">
            <text:p>03/03/1911 00:00:00</text:p>
          </table:table-cell>
          <table:table-cell table:style-name="ce29" table:formula="of:=[.E$4] + ([.$B20]*[.E$5])" office:value-type="date" office:date-value="1932-01-23">
            <text:p>01/23/1932 00:00:00</text:p>
          </table:table-cell>
          <table:table-cell table:style-name="ce30" table:formula="of:=[.F$4] + ([.$B20]*[.F$5])" office:value-type="date" office:date-value="1908-01-18">
            <text:p>01/18/1908 00:00:00</text:p>
          </table:table-cell>
          <table:table-cell table:style-name="ce28" table:formula="of:=[.G$4] + ([.$B20]*[.G$5])" office:value-type="date" office:date-value="1930-10-29T12:00:00">
            <text:p>10/29/1930 12:00:00</text:p>
          </table:table-cell>
          <table:table-cell table:style-name="ce29" table:formula="of:=[.H$4] + ([.$B20]*[.H$5])" office:value-type="date" office:date-value="1924-12-31T12:00:00">
            <text:p>12/31/1924 12:00:00</text:p>
          </table:table-cell>
          <table:table-cell table:style-name="ce30" table:formula="of:=[.I$4] + ([.$B20]*[.I$5])" office:value-type="date" office:date-value="1927-03-04T12:00:00">
            <text:p>03/04/1927 12:00:00</text:p>
          </table:table-cell>
          <table:table-cell table:style-name="ce28" table:formula="of:=[.J$4] + ([.$B20]*[.J$5])" office:value-type="date" office:date-value="1927-06-08T12:00:00">
            <text:p>06/08/1927 12:00:00</text:p>
          </table:table-cell>
          <table:table-cell table:style-name="ce30" table:formula="of:=[.K$4] + ([.$B20]*[.K$5])" office:value-type="date" office:date-value="1927-12-03T12:00:00">
            <text:p>12/03/1927 12:00:00</text:p>
          </table:table-cell>
          <table:table-cell table:style-name="ce30" table:formula="of:=[.L$4] + ([.$B20]*[.L$5])" office:value-type="date" office:date-value="1931-03-09">
            <text:p>03/0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">
            <text:p>13</text:p>
          </table:table-cell>
          <table:table-cell table:style-name="ce29" table:formula="of:=[.C$4] + ([.$B21]*[.C$5])" office:value-type="date" office:date-value="1927-01-22T12:00:00">
            <text:p>01/22/1927 12:00:00</text:p>
          </table:table-cell>
          <table:table-cell table:style-name="ce30" table:formula="of:=[.D$4] + ([.$B21]*[.D$5])" office:value-type="date" office:date-value="1911-07-25">
            <text:p>07/25/1911 00:00:00</text:p>
          </table:table-cell>
          <table:table-cell table:style-name="ce29" table:formula="of:=[.E$4] + ([.$B21]*[.E$5])" office:value-type="date" office:date-value="1932-03-12">
            <text:p>03/12/1932 00:00:00</text:p>
          </table:table-cell>
          <table:table-cell table:style-name="ce30" table:formula="of:=[.F$4] + ([.$B21]*[.F$5])" office:value-type="date" office:date-value="1908-03-07">
            <text:p>03/07/1908 00:00:00</text:p>
          </table:table-cell>
          <table:table-cell table:style-name="ce29" table:formula="of:=[.G$4] + ([.$B21]*[.G$5])" office:value-type="date" office:date-value="1930-09-10T12:00:00">
            <text:p>09/10/1930 12:00:00</text:p>
          </table:table-cell>
          <table:table-cell table:style-name="ce29" table:formula="of:=[.H$4] + ([.$B21]*[.H$5])" office:value-type="date" office:date-value="1924-10-22T12:00:00">
            <text:p>10/22/1924 12:00:00</text:p>
          </table:table-cell>
          <table:table-cell table:style-name="ce30" table:formula="of:=[.I$4] + ([.$B21]*[.I$5])" office:value-type="date" office:date-value="1927-03-15T12:00:00">
            <text:p>03/15/1927 12:00:00</text:p>
          </table:table-cell>
          <table:table-cell table:style-name="ce29" table:formula="of:=[.J$4] + ([.$B21]*[.J$5])" office:value-type="date" office:date-value="1927-06-27T12:00:00">
            <text:p>06/27/1927 12:00:00</text:p>
          </table:table-cell>
          <table:table-cell table:style-name="ce30" table:formula="of:=[.K$4] + ([.$B21]*[.K$5])" office:value-type="date" office:date-value="1927-12-16T12:00:00">
            <text:p>12/16/1927 12:00:00</text:p>
          </table:table-cell>
          <table:table-cell table:style-name="ce30" table:formula="of:=[.L$4] + ([.$B21]*[.L$5])" office:value-type="date" office:date-value="1931-01-23">
            <text:p>01/2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">
            <text:p>14</text:p>
          </table:table-cell>
          <table:table-cell table:style-name="ce29" table:formula="of:=[.C$4] + ([.$B22]*[.C$5])" office:value-type="date" office:date-value="1927-01-29T12:00:00">
            <text:p>01/29/1927 12:00:00</text:p>
          </table:table-cell>
          <table:table-cell table:style-name="ce30" table:formula="of:=[.D$4] + ([.$B22]*[.D$5])" office:value-type="date" office:date-value="1911-12-16">
            <text:p>12/16/1911 00:00:00</text:p>
          </table:table-cell>
          <table:table-cell table:style-name="ce29" table:formula="of:=[.E$4] + ([.$B22]*[.E$5])" office:value-type="date" office:date-value="1932-04-30">
            <text:p>04/30/1932 00:00:00</text:p>
          </table:table-cell>
          <table:table-cell table:style-name="ce30" table:formula="of:=[.F$4] + ([.$B22]*[.F$5])" office:value-type="date" office:date-value="1908-04-25">
            <text:p>04/25/1908 00:00:00</text:p>
          </table:table-cell>
          <table:table-cell table:style-name="ce29" table:formula="of:=[.G$4] + ([.$B22]*[.G$5])" office:value-type="date" office:date-value="1930-07-23T12:00:00">
            <text:p>07/23/1930 12:00:00</text:p>
          </table:table-cell>
          <table:table-cell table:style-name="ce29" table:formula="of:=[.H$4] + ([.$B22]*[.H$5])" office:value-type="date" office:date-value="1924-08-13T12:00:00">
            <text:p>08/13/1924 12:00:00</text:p>
          </table:table-cell>
          <table:table-cell table:style-name="ce30" table:formula="of:=[.I$4] + ([.$B22]*[.I$5])" office:value-type="date" office:date-value="1927-03-26T12:00:00">
            <text:p>03/26/1927 12:00:00</text:p>
          </table:table-cell>
          <table:table-cell table:style-name="ce30" table:formula="of:=[.J$4] + ([.$B22]*[.J$5])" office:value-type="date" office:date-value="1927-07-16T12:00:00">
            <text:p>07/16/1927 12:00:00</text:p>
          </table:table-cell>
          <table:table-cell table:style-name="ce30" table:formula="of:=[.K$4] + ([.$B22]*[.K$5])" office:value-type="date" office:date-value="1927-12-29T12:00:00">
            <text:p>12/29/1927 12:00:00</text:p>
          </table:table-cell>
          <table:table-cell table:style-name="ce30" table:formula="of:=[.L$4] + ([.$B22]*[.L$5])" office:value-type="date" office:date-value="1930-12-09">
            <text:p>12/0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">
            <text:p>15</text:p>
          </table:table-cell>
          <table:table-cell table:style-name="ce29" table:formula="of:=[.C$4] + ([.$B23]*[.C$5])" office:value-type="date" office:date-value="1927-02-05T12:00:00">
            <text:p>02/05/1927 12:00:00</text:p>
          </table:table-cell>
          <table:table-cell table:style-name="ce30" table:formula="of:=[.D$4] + ([.$B23]*[.D$5])" office:value-type="date" office:date-value="1912-05-08">
            <text:p>05/08/1912 00:00:00</text:p>
          </table:table-cell>
          <table:table-cell table:style-name="ce29" table:formula="of:=[.E$4] + ([.$B23]*[.E$5])" office:value-type="date" office:date-value="1932-06-18">
            <text:p>06/18/1932 00:00:00</text:p>
          </table:table-cell>
          <table:table-cell table:style-name="ce30" table:formula="of:=[.F$4] + ([.$B23]*[.F$5])" office:value-type="date" office:date-value="1908-06-13">
            <text:p>06/13/1908 00:00:00</text:p>
          </table:table-cell>
          <table:table-cell table:style-name="ce29" table:formula="of:=[.G$4] + ([.$B23]*[.G$5])" office:value-type="date" office:date-value="1930-06-04T12:00:00">
            <text:p>06/04/1930 12:00:00</text:p>
          </table:table-cell>
          <table:table-cell table:style-name="ce29" table:formula="of:=[.H$4] + ([.$B23]*[.H$5])" office:value-type="date" office:date-value="1924-06-04T12:00:00">
            <text:p>06/04/1924 12:00:00</text:p>
          </table:table-cell>
          <table:table-cell table:style-name="ce30" table:formula="of:=[.I$4] + ([.$B23]*[.I$5])" office:value-type="date" office:date-value="1927-04-06T12:00:00">
            <text:p>04/06/1927 12:00:00</text:p>
          </table:table-cell>
          <table:table-cell table:style-name="ce29" table:formula="of:=[.J$4] + ([.$B23]*[.J$5])" office:value-type="date" office:date-value="1927-08-04T12:00:00">
            <text:p>08/04/1927 12:00:00</text:p>
          </table:table-cell>
          <table:table-cell table:style-name="ce30" table:formula="of:=[.K$4] + ([.$B23]*[.K$5])" office:value-type="date" office:date-value="1928-01-11T12:00:00">
            <text:p>01/11/1928 12:00:00</text:p>
          </table:table-cell>
          <table:table-cell table:style-name="ce30" table:formula="of:=[.L$4] + ([.$B23]*[.L$5])" office:value-type="date" office:date-value="1930-10-25">
            <text:p>10/25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">
            <text:p>16</text:p>
          </table:table-cell>
          <table:table-cell table:style-name="ce29" table:formula="of:=[.C$4] + ([.$B24]*[.C$5])" office:value-type="date" office:date-value="1927-02-12T12:00:00">
            <text:p>02/12/1927 12:00:00</text:p>
          </table:table-cell>
          <table:table-cell table:style-name="ce30" table:formula="of:=[.D$4] + ([.$B24]*[.D$5])" office:value-type="date" office:date-value="1912-09-29">
            <text:p>09/29/1912 00:00:00</text:p>
          </table:table-cell>
          <table:table-cell table:style-name="ce29" table:formula="of:=[.E$4] + ([.$B24]*[.E$5])" office:value-type="date" office:date-value="1932-08-06">
            <text:p>08/06/1932 00:00:00</text:p>
          </table:table-cell>
          <table:table-cell table:style-name="ce30" table:formula="of:=[.F$4] + ([.$B24]*[.F$5])" office:value-type="date" office:date-value="1908-08-01">
            <text:p>08/01/1908 00:00:00</text:p>
          </table:table-cell>
          <table:table-cell table:style-name="ce28" table:formula="of:=[.G$4] + ([.$B24]*[.G$5])" office:value-type="date" office:date-value="1930-04-16T12:00:00">
            <text:p>04/16/1930 12:00:00</text:p>
          </table:table-cell>
          <table:table-cell table:style-name="ce29" table:formula="of:=[.H$4] + ([.$B24]*[.H$5])" office:value-type="date" office:date-value="1924-03-26T12:00:00">
            <text:p>03/26/1924 12:00:00</text:p>
          </table:table-cell>
          <table:table-cell table:style-name="ce30" table:formula="of:=[.I$4] + ([.$B24]*[.I$5])" office:value-type="date" office:date-value="1927-04-17T12:00:00">
            <text:p>04/17/1927 12:00:00</text:p>
          </table:table-cell>
          <table:table-cell table:style-name="ce29" table:formula="of:=[.J$4] + ([.$B24]*[.J$5])" office:value-type="date" office:date-value="1927-08-23T12:00:00">
            <text:p>08/23/1927 12:00:00</text:p>
          </table:table-cell>
          <table:table-cell table:style-name="ce30" table:formula="of:=[.K$4] + ([.$B24]*[.K$5])" office:value-type="date" office:date-value="1928-01-24T12:00:00">
            <text:p>01/24/1928 12:00:00</text:p>
          </table:table-cell>
          <table:table-cell table:style-name="ce30" table:formula="of:=[.L$4] + ([.$B24]*[.L$5])" office:value-type="date" office:date-value="1930-09-10">
            <text:p>09/10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">
            <text:p>17</text:p>
          </table:table-cell>
          <table:table-cell table:style-name="ce29" table:formula="of:=[.C$4] + ([.$B25]*[.C$5])" office:value-type="date" office:date-value="1927-02-19T12:00:00">
            <text:p>02/19/1927 12:00:00</text:p>
          </table:table-cell>
          <table:table-cell table:style-name="ce30" table:formula="of:=[.D$4] + ([.$B25]*[.D$5])" office:value-type="date" office:date-value="1913-02-20">
            <text:p>02/20/1913 00:00:00</text:p>
          </table:table-cell>
          <table:table-cell table:style-name="ce29" table:formula="of:=[.E$4] + ([.$B25]*[.E$5])" office:value-type="date" office:date-value="1932-09-24">
            <text:p>09/24/1932 00:00:00</text:p>
          </table:table-cell>
          <table:table-cell table:style-name="ce30" table:formula="of:=[.F$4] + ([.$B25]*[.F$5])" office:value-type="date" office:date-value="1908-09-19">
            <text:p>09/19/1908 00:00:00</text:p>
          </table:table-cell>
          <table:table-cell table:style-name="ce29" table:formula="of:=[.G$4] + ([.$B25]*[.G$5])" office:value-type="date" office:date-value="1930-02-26T12:00:00">
            <text:p>02/26/1930 12:00:00</text:p>
          </table:table-cell>
          <table:table-cell table:style-name="ce29" table:formula="of:=[.H$4] + ([.$B25]*[.H$5])" office:value-type="date" office:date-value="1924-01-16T12:00:00">
            <text:p>01/16/1924 12:00:00</text:p>
          </table:table-cell>
          <table:table-cell table:style-name="ce30" table:formula="of:=[.I$4] + ([.$B25]*[.I$5])" office:value-type="date" office:date-value="1927-04-28T12:00:00">
            <text:p>04/28/1927 12:00:00</text:p>
          </table:table-cell>
          <table:table-cell table:style-name="ce29" table:formula="of:=[.J$4] + ([.$B25]*[.J$5])" office:value-type="date" office:date-value="1927-09-11T12:00:00">
            <text:p>09/11/1927 12:00:00</text:p>
          </table:table-cell>
          <table:table-cell table:style-name="ce30" table:formula="of:=[.K$4] + ([.$B25]*[.K$5])" office:value-type="date" office:date-value="1928-02-06T12:00:00">
            <text:p>02/06/1928 12:00:00</text:p>
          </table:table-cell>
          <table:table-cell table:style-name="ce30" table:formula="of:=[.L$4] + ([.$B25]*[.L$5])" office:value-type="date" office:date-value="1930-07-27">
            <text:p>07/2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">
            <text:p>18</text:p>
          </table:table-cell>
          <table:table-cell table:style-name="ce29" table:formula="of:=[.C$4] + ([.$B26]*[.C$5])" office:value-type="date" office:date-value="1927-02-26T12:00:00">
            <text:p>02/26/1927 12:00:00</text:p>
          </table:table-cell>
          <table:table-cell table:style-name="ce30" table:formula="of:=[.D$4] + ([.$B26]*[.D$5])" office:value-type="date" office:date-value="1913-07-14">
            <text:p>07/14/1913 00:00:00</text:p>
          </table:table-cell>
          <table:table-cell table:style-name="ce29" table:formula="of:=[.E$4] + ([.$B26]*[.E$5])" office:value-type="date" office:date-value="1932-11-12">
            <text:p>11/12/1932 00:00:00</text:p>
          </table:table-cell>
          <table:table-cell table:style-name="ce30" table:formula="of:=[.F$4] + ([.$B26]*[.F$5])" office:value-type="date" office:date-value="1908-11-07">
            <text:p>11/07/1908 00:00:00</text:p>
          </table:table-cell>
          <table:table-cell table:style-name="ce29" table:formula="of:=[.G$4] + ([.$B26]*[.G$5])" office:value-type="date" office:date-value="1930-01-08T12:00:00">
            <text:p>01/08/1930 12:00:00</text:p>
          </table:table-cell>
          <table:table-cell table:style-name="ce29" table:formula="of:=[.H$4] + ([.$B26]*[.H$5])" office:value-type="date" office:date-value="1923-11-07T12:00:00">
            <text:p>11/07/1923 12:00:00</text:p>
          </table:table-cell>
          <table:table-cell table:style-name="ce30" table:formula="of:=[.I$4] + ([.$B26]*[.I$5])" office:value-type="date" office:date-value="1927-05-09T12:00:00">
            <text:p>05/09/1927 12:00:00</text:p>
          </table:table-cell>
          <table:table-cell table:style-name="ce29" table:formula="of:=[.J$4] + ([.$B26]*[.J$5])" office:value-type="date" office:date-value="1927-09-30T12:00:00">
            <text:p>09/30/1927 12:00:00</text:p>
          </table:table-cell>
          <table:table-cell table:style-name="ce30" table:formula="of:=[.K$4] + ([.$B26]*[.K$5])" office:value-type="date" office:date-value="1928-02-19T12:00:00">
            <text:p>02/19/1928 12:00:00</text:p>
          </table:table-cell>
          <table:table-cell table:style-name="ce30" table:formula="of:=[.L$4] + ([.$B26]*[.L$5])" office:value-type="date" office:date-value="1930-06-12">
            <text:p>06/12/1930 00:00:00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float" office:value="19">
            <text:p>19</text:p>
          </table:table-cell>
          <table:table-cell table:style-name="ce31" table:formula="of:=[.C$4] + ([.$B27]*[.C$5])" office:value-type="date" office:date-value="1927-03-05T12:00:00">
            <text:p>03/05/1927 12:00:00</text:p>
          </table:table-cell>
          <table:table-cell table:style-name="ce30" table:formula="of:=[.D$4] + ([.$B27]*[.D$5])" office:value-type="date" office:date-value="1913-12-05">
            <text:p>12/05/1913 00:00:00</text:p>
          </table:table-cell>
          <table:table-cell table:style-name="ce31" table:formula="of:=[.E$4] + ([.$B27]*[.E$5])" office:value-type="date" office:date-value="1932-12-31">
            <text:p>12/31/1932 00:00:00</text:p>
          </table:table-cell>
          <table:table-cell table:style-name="ce30" table:formula="of:=[.F$4] + ([.$B27]*[.F$5])" office:value-type="date" office:date-value="1908-12-26">
            <text:p>12/26/1908 00:00:00</text:p>
          </table:table-cell>
          <table:table-cell table:style-name="ce31" table:formula="of:=[.G$4] + ([.$B27]*[.G$5])" office:value-type="date" office:date-value="1929-11-20T12:00:00">
            <text:p>11/20/1929 12:00:00</text:p>
          </table:table-cell>
          <table:table-cell table:style-name="ce30" table:formula="of:=[.H$4] + ([.$B27]*[.H$5])" office:value-type="date" office:date-value="1923-08-29T12:00:00">
            <text:p>08/29/1923 12:00:00</text:p>
          </table:table-cell>
          <table:table-cell table:style-name="ce30" table:formula="of:=[.I$4] + ([.$B27]*[.I$5])" office:value-type="date" office:date-value="1927-05-20T12:00:00">
            <text:p>05/20/1927 12:00:00</text:p>
          </table:table-cell>
          <table:table-cell table:style-name="ce31" table:formula="of:=[.J$4] + ([.$B27]*[.J$5])" office:value-type="date" office:date-value="1927-10-19T12:00:00">
            <text:p>10/19/1927 12:00:00</text:p>
          </table:table-cell>
          <table:table-cell table:style-name="ce30" table:formula="of:=[.K$4] + ([.$B27]*[.K$5])" office:value-type="date" office:date-value="1928-03-03T12:00:00">
            <text:p>03/03/1928 12:00:00</text:p>
          </table:table-cell>
          <table:table-cell table:style-name="ce31" table:formula="of:=[.L$4] + ([.$B27]*[.L$5])" office:value-type="date" office:date-value="1930-04-28">
            <text:p>04/28/1930 00:00:00</text:p>
          </table:table-cell>
          <table:table-cell table:style-name="ce35" table:number-columns-repeated="1012"/>
        </table:table-row>
        <table:table-row table:style-name="ro2">
          <table:table-cell/>
          <table:table-cell table:style-name="ce24" office:value-type="float" office:value="20">
            <text:p>20</text:p>
          </table:table-cell>
          <table:table-cell table:style-name="ce29" table:formula="of:=[.C$4] + ([.$B28]*[.C$5])" office:value-type="date" office:date-value="1927-03-12T12:00:00">
            <text:p>03/12/1927 12:00:00</text:p>
          </table:table-cell>
          <table:table-cell table:style-name="ce30" table:formula="of:=[.D$4] + ([.$B28]*[.D$5])" office:value-type="date" office:date-value="1914-04-28">
            <text:p>04/28/1914 00:00:00</text:p>
          </table:table-cell>
          <table:table-cell table:style-name="ce30" table:formula="of:=[.E$4] + ([.$B28]*[.E$5])" office:value-type="date" office:date-value="1933-02-18">
            <text:p>02/18/1933 00:00:00</text:p>
          </table:table-cell>
          <table:table-cell table:style-name="ce30" table:formula="of:=[.F$4] + ([.$B28]*[.F$5])" office:value-type="date" office:date-value="1909-02-13">
            <text:p>02/13/1909 00:00:00</text:p>
          </table:table-cell>
          <table:table-cell table:style-name="ce29" table:formula="of:=[.G$4] + ([.$B28]*[.G$5])" office:value-type="date" office:date-value="1929-10-02T12:00:00">
            <text:p>10/02/1929 12:00:00</text:p>
          </table:table-cell>
          <table:table-cell table:style-name="ce29" table:formula="of:=[.H$4] + ([.$B28]*[.H$5])" office:value-type="date" office:date-value="1923-06-20T12:00:00">
            <text:p>06/20/1923 12:00:00</text:p>
          </table:table-cell>
          <table:table-cell table:style-name="ce30" table:formula="of:=[.I$4] + ([.$B28]*[.I$5])" office:value-type="date" office:date-value="1927-05-31T12:00:00">
            <text:p>05/31/1927 12:00:00</text:p>
          </table:table-cell>
          <table:table-cell table:style-name="ce29" table:formula="of:=[.J$4] + ([.$B28]*[.J$5])" office:value-type="date" office:date-value="1927-11-07T12:00:00">
            <text:p>11/07/1927 12:00:00</text:p>
          </table:table-cell>
          <table:table-cell table:style-name="ce29" table:formula="of:=[.K$4] + ([.$B28]*[.K$5])" office:value-type="date" office:date-value="1928-03-16T12:00:00">
            <text:p>03/16/1928 12:00:00</text:p>
          </table:table-cell>
          <table:table-cell table:style-name="ce30" table:formula="of:=[.L$4] + ([.$B28]*[.L$5])" office:value-type="date" office:date-value="1930-03-14">
            <text:p>03/14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">
            <text:p>21</text:p>
          </table:table-cell>
          <table:table-cell table:style-name="ce29" table:formula="of:=[.C$4] + ([.$B29]*[.C$5])" office:value-type="date" office:date-value="1927-03-19T12:00:00">
            <text:p>03/19/1927 12:00:00</text:p>
          </table:table-cell>
          <table:table-cell table:style-name="ce30" table:formula="of:=[.D$4] + ([.$B29]*[.D$5])" office:value-type="date" office:date-value="1914-09-19">
            <text:p>09/19/1914 00:00:00</text:p>
          </table:table-cell>
          <table:table-cell table:style-name="ce29" table:formula="of:=[.E$4] + ([.$B29]*[.E$5])" office:value-type="date" office:date-value="1933-04-08">
            <text:p>04/08/1933 00:00:00</text:p>
          </table:table-cell>
          <table:table-cell table:style-name="ce30" table:formula="of:=[.F$4] + ([.$B29]*[.F$5])" office:value-type="date" office:date-value="1909-04-03">
            <text:p>04/03/1909 00:00:00</text:p>
          </table:table-cell>
          <table:table-cell table:style-name="ce29" table:formula="of:=[.G$4] + ([.$B29]*[.G$5])" office:value-type="date" office:date-value="1929-08-14T12:00:00">
            <text:p>08/14/1929 12:00:00</text:p>
          </table:table-cell>
          <table:table-cell table:style-name="ce29" table:formula="of:=[.H$4] + ([.$B29]*[.H$5])" office:value-type="date" office:date-value="1923-04-11T12:00:00">
            <text:p>04/11/1923 12:00:00</text:p>
          </table:table-cell>
          <table:table-cell table:style-name="ce28" table:formula="of:=[.I$4] + ([.$B29]*[.I$5])" office:value-type="date" office:date-value="1927-06-11T12:00:00">
            <text:p>06/11/1927 12:00:00</text:p>
          </table:table-cell>
          <table:table-cell table:style-name="ce29" table:formula="of:=[.J$4] + ([.$B29]*[.J$5])" office:value-type="date" office:date-value="1927-11-26T12:00:00">
            <text:p>11/26/1927 12:00:00</text:p>
          </table:table-cell>
          <table:table-cell table:style-name="ce29" table:formula="of:=[.K$4] + ([.$B29]*[.K$5])" office:value-type="date" office:date-value="1928-03-29T12:00:00">
            <text:p>03/29/1928 12:00:00</text:p>
          </table:table-cell>
          <table:table-cell table:style-name="ce30" table:formula="of:=[.L$4] + ([.$B29]*[.L$5])" office:value-type="date" office:date-value="1930-01-28">
            <text:p>01/28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">
            <text:p>22</text:p>
          </table:table-cell>
          <table:table-cell table:style-name="ce29" table:formula="of:=[.C$4] + ([.$B30]*[.C$5])" office:value-type="date" office:date-value="1927-03-26T12:00:00">
            <text:p>03/26/1927 12:00:00</text:p>
          </table:table-cell>
          <table:table-cell table:style-name="ce30" table:formula="of:=[.D$4] + ([.$B30]*[.D$5])" office:value-type="date" office:date-value="1915-02-10">
            <text:p>02/10/1915 00:00:00</text:p>
          </table:table-cell>
          <table:table-cell table:style-name="ce29" table:formula="of:=[.E$4] + ([.$B30]*[.E$5])" office:value-type="date" office:date-value="1933-05-27">
            <text:p>05/27/1933 00:00:00</text:p>
          </table:table-cell>
          <table:table-cell table:style-name="ce30" table:formula="of:=[.F$4] + ([.$B30]*[.F$5])" office:value-type="date" office:date-value="1909-05-22">
            <text:p>05/22/1909 00:00:00</text:p>
          </table:table-cell>
          <table:table-cell table:style-name="ce29" table:formula="of:=[.G$4] + ([.$B30]*[.G$5])" office:value-type="date" office:date-value="1929-06-26T12:00:00">
            <text:p>06/26/1929 12:00:00</text:p>
          </table:table-cell>
          <table:table-cell table:style-name="ce29" table:formula="of:=[.H$4] + ([.$B30]*[.H$5])" office:value-type="date" office:date-value="1923-01-31T12:00:00">
            <text:p>01/31/1923 12:00:00</text:p>
          </table:table-cell>
          <table:table-cell table:style-name="ce30" table:formula="of:=[.I$4] + ([.$B30]*[.I$5])" office:value-type="date" office:date-value="1927-06-22T12:00:00">
            <text:p>06/22/1927 12:00:00</text:p>
          </table:table-cell>
          <table:table-cell table:style-name="ce29" table:formula="of:=[.J$4] + ([.$B30]*[.J$5])" office:value-type="date" office:date-value="1927-12-15T12:00:00">
            <text:p>12/15/1927 12:00:00</text:p>
          </table:table-cell>
          <table:table-cell table:style-name="ce29" table:formula="of:=[.K$4] + ([.$B30]*[.K$5])" office:value-type="date" office:date-value="1928-04-11T12:00:00">
            <text:p>04/11/1928 12:00:00</text:p>
          </table:table-cell>
          <table:table-cell table:style-name="ce30" table:formula="of:=[.L$4] + ([.$B30]*[.L$5])" office:value-type="date" office:date-value="1929-12-14">
            <text:p>12/1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">
            <text:p>23</text:p>
          </table:table-cell>
          <table:table-cell table:style-name="ce29" table:formula="of:=[.C$4] + ([.$B31]*[.C$5])" office:value-type="date" office:date-value="1927-04-02T12:00:00">
            <text:p>04/02/1927 12:00:00</text:p>
          </table:table-cell>
          <table:table-cell table:style-name="ce30" table:formula="of:=[.D$4] + ([.$B31]*[.D$5])" office:value-type="date" office:date-value="1915-07-04">
            <text:p>07/04/1915 00:00:00</text:p>
          </table:table-cell>
          <table:table-cell table:style-name="ce29" table:formula="of:=[.E$4] + ([.$B31]*[.E$5])" office:value-type="date" office:date-value="1933-07-15">
            <text:p>07/15/1933 00:00:00</text:p>
          </table:table-cell>
          <table:table-cell table:style-name="ce30" table:formula="of:=[.F$4] + ([.$B31]*[.F$5])" office:value-type="date" office:date-value="1909-07-10">
            <text:p>07/10/1909 00:00:00</text:p>
          </table:table-cell>
          <table:table-cell table:style-name="ce29" table:formula="of:=[.G$4] + ([.$B31]*[.G$5])" office:value-type="date" office:date-value="1929-05-08T12:00:00">
            <text:p>05/08/1929 12:00:00</text:p>
          </table:table-cell>
          <table:table-cell table:style-name="ce29" table:formula="of:=[.H$4] + ([.$B31]*[.H$5])" office:value-type="date" office:date-value="1922-11-22T12:00:00">
            <text:p>11/22/1922 12:00:00</text:p>
          </table:table-cell>
          <table:table-cell table:style-name="ce30" table:formula="of:=[.I$4] + ([.$B31]*[.I$5])" office:value-type="date" office:date-value="1927-07-03T12:00:00">
            <text:p>07/03/1927 12:00:00</text:p>
          </table:table-cell>
          <table:table-cell table:style-name="ce29" table:formula="of:=[.J$4] + ([.$B31]*[.J$5])" office:value-type="date" office:date-value="1928-01-03T12:00:00">
            <text:p>01/03/1928 12:00:00</text:p>
          </table:table-cell>
          <table:table-cell table:style-name="ce29" table:formula="of:=[.K$4] + ([.$B31]*[.K$5])" office:value-type="date" office:date-value="1928-04-24T12:00:00">
            <text:p>04/24/1928 12:00:00</text:p>
          </table:table-cell>
          <table:table-cell table:style-name="ce30" table:formula="of:=[.L$4] + ([.$B31]*[.L$5])" office:value-type="date" office:date-value="1929-10-30">
            <text:p>10/3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">
            <text:p>24</text:p>
          </table:table-cell>
          <table:table-cell table:style-name="ce29" table:formula="of:=[.C$4] + ([.$B32]*[.C$5])" office:value-type="date" office:date-value="1927-04-09T12:00:00">
            <text:p>04/09/1927 12:00:00</text:p>
          </table:table-cell>
          <table:table-cell table:style-name="ce30" table:formula="of:=[.D$4] + ([.$B32]*[.D$5])" office:value-type="date" office:date-value="1915-11-25">
            <text:p>11/25/1915 00:00:00</text:p>
          </table:table-cell>
          <table:table-cell table:style-name="ce29" table:formula="of:=[.E$4] + ([.$B32]*[.E$5])" office:value-type="date" office:date-value="1933-09-02">
            <text:p>09/02/1933 00:00:00</text:p>
          </table:table-cell>
          <table:table-cell table:style-name="ce30" table:formula="of:=[.F$4] + ([.$B32]*[.F$5])" office:value-type="date" office:date-value="1909-08-28">
            <text:p>08/28/1909 00:00:00</text:p>
          </table:table-cell>
          <table:table-cell table:style-name="ce29" table:formula="of:=[.G$4] + ([.$B32]*[.G$5])" office:value-type="date" office:date-value="1929-03-20T12:00:00">
            <text:p>03/20/1929 12:00:00</text:p>
          </table:table-cell>
          <table:table-cell table:style-name="ce29" table:formula="of:=[.H$4] + ([.$B32]*[.H$5])" office:value-type="date" office:date-value="1922-09-13T12:00:00">
            <text:p>09/13/1922 12:00:00</text:p>
          </table:table-cell>
          <table:table-cell table:style-name="ce30" table:formula="of:=[.I$4] + ([.$B32]*[.I$5])" office:value-type="date" office:date-value="1927-07-14T12:00:00">
            <text:p>07/14/1927 12:00:00</text:p>
          </table:table-cell>
          <table:table-cell table:style-name="ce29" table:formula="of:=[.J$4] + ([.$B32]*[.J$5])" office:value-type="date" office:date-value="1928-01-22T12:00:00">
            <text:p>01/22/1928 12:00:00</text:p>
          </table:table-cell>
          <table:table-cell table:style-name="ce29" table:formula="of:=[.K$4] + ([.$B32]*[.K$5])" office:value-type="date" office:date-value="1928-05-07T12:00:00">
            <text:p>05/07/1928 12:00:00</text:p>
          </table:table-cell>
          <table:table-cell table:style-name="ce30" table:formula="of:=[.L$4] + ([.$B32]*[.L$5])" office:value-type="date" office:date-value="1929-09-15">
            <text:p>09/15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">
            <text:p>25</text:p>
          </table:table-cell>
          <table:table-cell table:style-name="ce29" table:formula="of:=[.C$4] + ([.$B33]*[.C$5])" office:value-type="date" office:date-value="1927-04-16T12:00:00">
            <text:p>04/16/1927 12:00:00</text:p>
          </table:table-cell>
          <table:table-cell table:style-name="ce30" table:formula="of:=[.D$4] + ([.$B33]*[.D$5])" office:value-type="date" office:date-value="1916-04-17">
            <text:p>04/17/1916 00:00:00</text:p>
          </table:table-cell>
          <table:table-cell table:style-name="ce29" table:formula="of:=[.E$4] + ([.$B33]*[.E$5])" office:value-type="date" office:date-value="1933-10-21">
            <text:p>10/21/1933 00:00:00</text:p>
          </table:table-cell>
          <table:table-cell table:style-name="ce30" table:formula="of:=[.F$4] + ([.$B33]*[.F$5])" office:value-type="date" office:date-value="1909-10-16">
            <text:p>10/16/1909 00:00:00</text:p>
          </table:table-cell>
          <table:table-cell table:style-name="ce29" table:formula="of:=[.G$4] + ([.$B33]*[.G$5])" office:value-type="date" office:date-value="1929-01-30T12:00:00">
            <text:p>01/30/1929 12:00:00</text:p>
          </table:table-cell>
          <table:table-cell table:style-name="ce29" table:formula="of:=[.H$4] + ([.$B33]*[.H$5])" office:value-type="date" office:date-value="1922-07-05T12:00:00">
            <text:p>07/05/1922 12:00:00</text:p>
          </table:table-cell>
          <table:table-cell table:style-name="ce30" table:formula="of:=[.I$4] + ([.$B33]*[.I$5])" office:value-type="date" office:date-value="1927-07-25T12:00:00">
            <text:p>07/25/1927 12:00:00</text:p>
          </table:table-cell>
          <table:table-cell table:style-name="ce29" table:formula="of:=[.J$4] + ([.$B33]*[.J$5])" office:value-type="date" office:date-value="1928-02-10T12:00:00">
            <text:p>02/10/1928 12:00:00</text:p>
          </table:table-cell>
          <table:table-cell table:style-name="ce29" table:formula="of:=[.K$4] + ([.$B33]*[.K$5])" office:value-type="date" office:date-value="1928-05-20T12:00:00">
            <text:p>05/20/1928 12:00:00</text:p>
          </table:table-cell>
          <table:table-cell table:style-name="ce30" table:formula="of:=[.L$4] + ([.$B33]*[.L$5])" office:value-type="date" office:date-value="1929-08-01">
            <text:p>08/0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">
            <text:p>26</text:p>
          </table:table-cell>
          <table:table-cell table:style-name="ce29" table:formula="of:=[.C$4] + ([.$B34]*[.C$5])" office:value-type="date" office:date-value="1927-04-23T12:00:00">
            <text:p>04/23/1927 12:00:00</text:p>
          </table:table-cell>
          <table:table-cell table:style-name="ce30" table:formula="of:=[.D$4] + ([.$B34]*[.D$5])" office:value-type="date" office:date-value="1916-09-08">
            <text:p>09/08/1916 00:00:00</text:p>
          </table:table-cell>
          <table:table-cell table:style-name="ce29" table:formula="of:=[.E$4] + ([.$B34]*[.E$5])" office:value-type="date" office:date-value="1933-12-09">
            <text:p>12/09/1933 00:00:00</text:p>
          </table:table-cell>
          <table:table-cell table:style-name="ce30" table:formula="of:=[.F$4] + ([.$B34]*[.F$5])" office:value-type="date" office:date-value="1909-12-04">
            <text:p>12/04/1909 00:00:00</text:p>
          </table:table-cell>
          <table:table-cell table:style-name="ce29" table:formula="of:=[.G$4] + ([.$B34]*[.G$5])" office:value-type="date" office:date-value="1928-12-12T12:00:00">
            <text:p>12/12/1928 12:00:00</text:p>
          </table:table-cell>
          <table:table-cell table:style-name="ce29" table:formula="of:=[.H$4] + ([.$B34]*[.H$5])" office:value-type="date" office:date-value="1922-04-26T12:00:00">
            <text:p>04/26/1922 12:00:00</text:p>
          </table:table-cell>
          <table:table-cell table:style-name="ce30" table:formula="of:=[.I$4] + ([.$B34]*[.I$5])" office:value-type="date" office:date-value="1927-08-05T12:00:00">
            <text:p>08/05/1927 12:00:00</text:p>
          </table:table-cell>
          <table:table-cell table:style-name="ce29" table:formula="of:=[.J$4] + ([.$B34]*[.J$5])" office:value-type="date" office:date-value="1928-02-29T12:00:00">
            <text:p>02/29/1928 12:00:00</text:p>
          </table:table-cell>
          <table:table-cell table:style-name="ce29" table:formula="of:=[.K$4] + ([.$B34]*[.K$5])" office:value-type="date" office:date-value="1928-06-02T12:00:00">
            <text:p>06/02/1928 12:00:00</text:p>
          </table:table-cell>
          <table:table-cell table:style-name="ce30" table:formula="of:=[.L$4] + ([.$B34]*[.L$5])" office:value-type="date" office:date-value="1929-06-17">
            <text:p>06/1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">
            <text:p>27</text:p>
          </table:table-cell>
          <table:table-cell table:style-name="ce29" table:formula="of:=[.C$4] + ([.$B35]*[.C$5])" office:value-type="date" office:date-value="1927-04-30T12:00:00">
            <text:p>04/30/1927 12:00:00</text:p>
          </table:table-cell>
          <table:table-cell table:style-name="ce30" table:formula="of:=[.D$4] + ([.$B35]*[.D$5])" office:value-type="date" office:date-value="1917-01-30">
            <text:p>01/30/1917 00:00:00</text:p>
          </table:table-cell>
          <table:table-cell table:style-name="ce29" table:formula="of:=[.E$4] + ([.$B35]*[.E$5])" office:value-type="date" office:date-value="1934-01-27">
            <text:p>01/27/1934 00:00:00</text:p>
          </table:table-cell>
          <table:table-cell table:style-name="ce30" table:formula="of:=[.F$4] + ([.$B35]*[.F$5])" office:value-type="date" office:date-value="1910-01-22">
            <text:p>01/22/1910 00:00:00</text:p>
          </table:table-cell>
          <table:table-cell table:style-name="ce29" table:formula="of:=[.G$4] + ([.$B35]*[.G$5])" office:value-type="date" office:date-value="1928-10-24T12:00:00">
            <text:p>10/24/1928 12:00:00</text:p>
          </table:table-cell>
          <table:table-cell table:style-name="ce29" table:formula="of:=[.H$4] + ([.$B35]*[.H$5])" office:value-type="date" office:date-value="1922-02-15T12:00:00">
            <text:p>02/15/1922 12:00:00</text:p>
          </table:table-cell>
          <table:table-cell table:style-name="ce30" table:formula="of:=[.I$4] + ([.$B35]*[.I$5])" office:value-type="date" office:date-value="1927-08-16T12:00:00">
            <text:p>08/16/1927 12:00:00</text:p>
          </table:table-cell>
          <table:table-cell table:style-name="ce29" table:formula="of:=[.J$4] + ([.$B35]*[.J$5])" office:value-type="date" office:date-value="1928-03-19T12:00:00">
            <text:p>03/19/1928 12:00:00</text:p>
          </table:table-cell>
          <table:table-cell table:style-name="ce29" table:formula="of:=[.K$4] + ([.$B35]*[.K$5])" office:value-type="date" office:date-value="1928-06-15T12:00:00">
            <text:p>06/15/1928 12:00:00</text:p>
          </table:table-cell>
          <table:table-cell table:style-name="ce30" table:formula="of:=[.L$4] + ([.$B35]*[.L$5])" office:value-type="date" office:date-value="1929-05-03">
            <text:p>05/0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">
            <text:p>28</text:p>
          </table:table-cell>
          <table:table-cell table:style-name="ce28" table:formula="of:=[.C$4] + ([.$B36]*[.C$5])" office:value-type="date" office:date-value="1927-05-07T12:00:00">
            <text:p>05/07/1927 12:00:00</text:p>
          </table:table-cell>
          <table:table-cell table:style-name="ce30" table:formula="of:=[.D$4] + ([.$B36]*[.D$5])" office:value-type="date" office:date-value="1917-06-23">
            <text:p>06/23/1917 00:00:00</text:p>
          </table:table-cell>
          <table:table-cell table:style-name="ce29" table:formula="of:=[.E$4] + ([.$B36]*[.E$5])" office:value-type="date" office:date-value="1934-03-17">
            <text:p>03/17/1934 00:00:00</text:p>
          </table:table-cell>
          <table:table-cell table:style-name="ce30" table:formula="of:=[.F$4] + ([.$B36]*[.F$5])" office:value-type="date" office:date-value="1910-03-12">
            <text:p>03/12/1910 00:00:00</text:p>
          </table:table-cell>
          <table:table-cell table:style-name="ce29" table:formula="of:=[.G$4] + ([.$B36]*[.G$5])" office:value-type="date" office:date-value="1928-09-05T12:00:00">
            <text:p>09/05/1928 12:00:00</text:p>
          </table:table-cell>
          <table:table-cell table:style-name="ce29" table:formula="of:=[.H$4] + ([.$B36]*[.H$5])" office:value-type="date" office:date-value="1921-12-07T12:00:00">
            <text:p>12/07/1921 12:00:00</text:p>
          </table:table-cell>
          <table:table-cell table:style-name="ce30" table:formula="of:=[.I$4] + ([.$B36]*[.I$5])" office:value-type="date" office:date-value="1927-08-27T12:00:00">
            <text:p>08/27/1927 12:00:00</text:p>
          </table:table-cell>
          <table:table-cell table:style-name="ce29" table:formula="of:=[.J$4] + ([.$B36]*[.J$5])" office:value-type="date" office:date-value="1928-04-07T12:00:00">
            <text:p>04/07/1928 12:00:00</text:p>
          </table:table-cell>
          <table:table-cell table:style-name="ce30" table:formula="of:=[.K$4] + ([.$B36]*[.K$5])" office:value-type="date" office:date-value="1928-06-28T12:00:00">
            <text:p>06/28/1928 12:00:00</text:p>
          </table:table-cell>
          <table:table-cell table:style-name="ce30" table:formula="of:=[.L$4] + ([.$B36]*[.L$5])" office:value-type="date" office:date-value="1929-03-19">
            <text:p>03/19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">
            <text:p>29</text:p>
          </table:table-cell>
          <table:table-cell table:style-name="ce29" table:formula="of:=[.C$4] + ([.$B37]*[.C$5])" office:value-type="date" office:date-value="1927-05-14T12:00:00">
            <text:p>05/14/1927 12:00:00</text:p>
          </table:table-cell>
          <table:table-cell table:style-name="ce30" table:formula="of:=[.D$4] + ([.$B37]*[.D$5])" office:value-type="date" office:date-value="1917-11-14">
            <text:p>11/14/1917 00:00:00</text:p>
          </table:table-cell>
          <table:table-cell table:style-name="ce29" table:formula="of:=[.E$4] + ([.$B37]*[.E$5])" office:value-type="date" office:date-value="1934-05-05">
            <text:p>05/05/1934 00:00:00</text:p>
          </table:table-cell>
          <table:table-cell table:style-name="ce30" table:formula="of:=[.F$4] + ([.$B37]*[.F$5])" office:value-type="date" office:date-value="1910-04-30">
            <text:p>04/30/1910 00:00:00</text:p>
          </table:table-cell>
          <table:table-cell table:style-name="ce29" table:formula="of:=[.G$4] + ([.$B37]*[.G$5])" office:value-type="date" office:date-value="1928-07-18T12:00:00">
            <text:p>07/18/1928 12:00:00</text:p>
          </table:table-cell>
          <table:table-cell table:style-name="ce29" table:formula="of:=[.H$4] + ([.$B37]*[.H$5])" office:value-type="date" office:date-value="1921-09-28T12:00:00">
            <text:p>09/28/1921 12:00:00</text:p>
          </table:table-cell>
          <table:table-cell table:style-name="ce30" table:formula="of:=[.I$4] + ([.$B37]*[.I$5])" office:value-type="date" office:date-value="1927-09-07T12:00:00">
            <text:p>09/07/1927 12:00:00</text:p>
          </table:table-cell>
          <table:table-cell table:style-name="ce29" table:formula="of:=[.J$4] + ([.$B37]*[.J$5])" office:value-type="date" office:date-value="1928-04-26T12:00:00">
            <text:p>04/26/1928 12:00:00</text:p>
          </table:table-cell>
          <table:table-cell table:style-name="ce30" table:formula="of:=[.K$4] + ([.$B37]*[.K$5])" office:value-type="date" office:date-value="1928-07-11T12:00:00">
            <text:p>07/11/1928 12:00:00</text:p>
          </table:table-cell>
          <table:table-cell table:style-name="ce30" table:formula="of:=[.L$4] + ([.$B37]*[.L$5])" office:value-type="date" office:date-value="1929-02-02">
            <text:p>02/02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">
            <text:p>30</text:p>
          </table:table-cell>
          <table:table-cell table:style-name="ce28" table:formula="of:=[.C$4] + ([.$B38]*[.C$5])" office:value-type="date" office:date-value="1927-05-21T12:00:00">
            <text:p>05/21/1927 12:00:00</text:p>
          </table:table-cell>
          <table:table-cell table:style-name="ce30" table:formula="of:=[.D$4] + ([.$B38]*[.D$5])" office:value-type="date" office:date-value="1918-04-07">
            <text:p>04/07/1918 00:00:00</text:p>
          </table:table-cell>
          <table:table-cell table:style-name="ce29" table:formula="of:=[.E$4] + ([.$B38]*[.E$5])" office:value-type="date" office:date-value="1934-06-23">
            <text:p>06/23/1934 00:00:00</text:p>
          </table:table-cell>
          <table:table-cell table:style-name="ce30" table:formula="of:=[.F$4] + ([.$B38]*[.F$5])" office:value-type="date" office:date-value="1910-06-18">
            <text:p>06/18/1910 00:00:00</text:p>
          </table:table-cell>
          <table:table-cell table:style-name="ce29" table:formula="of:=[.G$4] + ([.$B38]*[.G$5])" office:value-type="date" office:date-value="1928-05-30T12:00:00">
            <text:p>05/30/1928 12:00:00</text:p>
          </table:table-cell>
          <table:table-cell table:style-name="ce29" table:formula="of:=[.H$4] + ([.$B38]*[.H$5])" office:value-type="date" office:date-value="1921-07-20T12:00:00">
            <text:p>07/20/1921 12:00:00</text:p>
          </table:table-cell>
          <table:table-cell table:style-name="ce30" table:formula="of:=[.I$4] + ([.$B38]*[.I$5])" office:value-type="date" office:date-value="1927-09-18T12:00:00">
            <text:p>09/18/1927 12:00:00</text:p>
          </table:table-cell>
          <table:table-cell table:style-name="ce29" table:formula="of:=[.J$4] + ([.$B38]*[.J$5])" office:value-type="date" office:date-value="1928-05-15T12:00:00">
            <text:p>05/15/1928 12:00:00</text:p>
          </table:table-cell>
          <table:table-cell table:style-name="ce30" table:formula="of:=[.K$4] + ([.$B38]*[.K$5])" office:value-type="date" office:date-value="1928-07-24T12:00:00">
            <text:p>07/24/1928 12:00:00</text:p>
          </table:table-cell>
          <table:table-cell table:style-name="ce30" table:formula="of:=[.L$4] + ([.$B38]*[.L$5])" office:value-type="date" office:date-value="1928-12-19">
            <text:p>12/1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">
            <text:p>31</text:p>
          </table:table-cell>
          <table:table-cell table:style-name="ce28" table:formula="of:=[.C$4] + ([.$B39]*[.C$5])" office:value-type="date" office:date-value="1927-05-28T12:00:00">
            <text:p>05/28/1927 12:00:00</text:p>
          </table:table-cell>
          <table:table-cell table:style-name="ce30" table:formula="of:=[.D$4] + ([.$B39]*[.D$5])" office:value-type="date" office:date-value="1918-08-29">
            <text:p>08/29/1918 00:00:00</text:p>
          </table:table-cell>
          <table:table-cell table:style-name="ce29" table:formula="of:=[.E$4] + ([.$B39]*[.E$5])" office:value-type="date" office:date-value="1934-08-11">
            <text:p>08/11/1934 00:00:00</text:p>
          </table:table-cell>
          <table:table-cell table:style-name="ce30" table:formula="of:=[.F$4] + ([.$B39]*[.F$5])" office:value-type="date" office:date-value="1910-08-06">
            <text:p>08/06/1910 00:00:00</text:p>
          </table:table-cell>
          <table:table-cell table:style-name="ce29" table:formula="of:=[.G$4] + ([.$B39]*[.G$5])" office:value-type="date" office:date-value="1928-04-11T12:00:00">
            <text:p>04/11/1928 12:00:00</text:p>
          </table:table-cell>
          <table:table-cell table:style-name="ce29" table:formula="of:=[.H$4] + ([.$B39]*[.H$5])" office:value-type="date" office:date-value="1921-05-11T12:00:00">
            <text:p>05/11/1921 12:00:00</text:p>
          </table:table-cell>
          <table:table-cell table:style-name="ce29" table:formula="of:=[.I$4] + ([.$B39]*[.I$5])" office:value-type="date" office:date-value="1927-09-29T12:00:00">
            <text:p>09/29/1927 12:00:00</text:p>
          </table:table-cell>
          <table:table-cell table:style-name="ce29" table:formula="of:=[.J$4] + ([.$B39]*[.J$5])" office:value-type="date" office:date-value="1928-06-03T12:00:00">
            <text:p>06/03/1928 12:00:00</text:p>
          </table:table-cell>
          <table:table-cell table:style-name="ce29" table:formula="of:=[.K$4] + ([.$B39]*[.K$5])" office:value-type="date" office:date-value="1928-08-06T12:00:00">
            <text:p>08/06/1928 12:00:00</text:p>
          </table:table-cell>
          <table:table-cell table:style-name="ce30" table:formula="of:=[.L$4] + ([.$B39]*[.L$5])" office:value-type="date" office:date-value="1928-11-04">
            <text:p>11/0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">
            <text:p>32</text:p>
          </table:table-cell>
          <table:table-cell table:style-name="ce28" table:formula="of:=[.C$4] + ([.$B40]*[.C$5])" office:value-type="date" office:date-value="1927-06-04T12:00:00">
            <text:p>06/04/1927 12:00:00</text:p>
          </table:table-cell>
          <table:table-cell table:style-name="ce30" table:formula="of:=[.D$4] + ([.$B40]*[.D$5])" office:value-type="date" office:date-value="1919-01-20">
            <text:p>01/20/1919 00:00:00</text:p>
          </table:table-cell>
          <table:table-cell table:style-name="ce29" table:formula="of:=[.E$4] + ([.$B40]*[.E$5])" office:value-type="date" office:date-value="1934-09-29">
            <text:p>09/29/1934 00:00:00</text:p>
          </table:table-cell>
          <table:table-cell table:style-name="ce30" table:formula="of:=[.F$4] + ([.$B40]*[.F$5])" office:value-type="date" office:date-value="1910-09-24">
            <text:p>09/24/1910 00:00:00</text:p>
          </table:table-cell>
          <table:table-cell table:style-name="ce29" table:formula="of:=[.G$4] + ([.$B40]*[.G$5])" office:value-type="date" office:date-value="1928-02-22T12:00:00">
            <text:p>02/22/1928 12:00:00</text:p>
          </table:table-cell>
          <table:table-cell table:style-name="ce29" table:formula="of:=[.H$4] + ([.$B40]*[.H$5])" office:value-type="date" office:date-value="1921-03-02T12:00:00">
            <text:p>03/02/1921 12:00:00</text:p>
          </table:table-cell>
          <table:table-cell table:style-name="ce29" table:formula="of:=[.I$4] + ([.$B40]*[.I$5])" office:value-type="date" office:date-value="1927-10-10T12:00:00">
            <text:p>10/10/1927 12:00:00</text:p>
          </table:table-cell>
          <table:table-cell table:style-name="ce29" table:formula="of:=[.J$4] + ([.$B40]*[.J$5])" office:value-type="date" office:date-value="1928-06-22T12:00:00">
            <text:p>06/22/1928 12:00:00</text:p>
          </table:table-cell>
          <table:table-cell table:style-name="ce29" table:formula="of:=[.K$4] + ([.$B40]*[.K$5])" office:value-type="date" office:date-value="1928-08-19T12:00:00">
            <text:p>08/19/1928 12:00:00</text:p>
          </table:table-cell>
          <table:table-cell table:style-name="ce30" table:formula="of:=[.L$4] + ([.$B40]*[.L$5])" office:value-type="date" office:date-value="1928-09-20">
            <text:p>09/20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">
            <text:p>33</text:p>
          </table:table-cell>
          <table:table-cell table:style-name="ce28" table:formula="of:=[.C$4] + ([.$B41]*[.C$5])" office:value-type="date" office:date-value="1927-06-11T12:00:00">
            <text:p>06/11/1927 12:00:00</text:p>
          </table:table-cell>
          <table:table-cell table:style-name="ce30" table:formula="of:=[.D$4] + ([.$B41]*[.D$5])" office:value-type="date" office:date-value="1919-06-13">
            <text:p>06/13/1919 00:00:00</text:p>
          </table:table-cell>
          <table:table-cell table:style-name="ce29" table:formula="of:=[.E$4] + ([.$B41]*[.E$5])" office:value-type="date" office:date-value="1934-11-17">
            <text:p>11/17/1934 00:00:00</text:p>
          </table:table-cell>
          <table:table-cell table:style-name="ce30" table:formula="of:=[.F$4] + ([.$B41]*[.F$5])" office:value-type="date" office:date-value="1910-11-12">
            <text:p>11/12/1910 00:00:00</text:p>
          </table:table-cell>
          <table:table-cell table:style-name="ce29" table:formula="of:=[.G$4] + ([.$B41]*[.G$5])" office:value-type="date" office:date-value="1928-01-04T12:00:00">
            <text:p>01/04/1928 12:00:00</text:p>
          </table:table-cell>
          <table:table-cell table:style-name="ce29" table:formula="of:=[.H$4] + ([.$B41]*[.H$5])" office:value-type="date" office:date-value="1920-12-22T12:00:00">
            <text:p>12/22/1920 12:00:00</text:p>
          </table:table-cell>
          <table:table-cell table:style-name="ce29" table:formula="of:=[.I$4] + ([.$B41]*[.I$5])" office:value-type="date" office:date-value="1927-10-21T12:00:00">
            <text:p>10/21/1927 12:00:00</text:p>
          </table:table-cell>
          <table:table-cell table:style-name="ce29" table:formula="of:=[.J$4] + ([.$B41]*[.J$5])" office:value-type="date" office:date-value="1928-07-11T12:00:00">
            <text:p>07/11/1928 12:00:00</text:p>
          </table:table-cell>
          <table:table-cell table:style-name="ce29" table:formula="of:=[.K$4] + ([.$B41]*[.K$5])" office:value-type="date" office:date-value="1928-09-01T12:00:00">
            <text:p>09/01/1928 12:00:00</text:p>
          </table:table-cell>
          <table:table-cell table:style-name="ce30" table:formula="of:=[.L$4] + ([.$B41]*[.L$5])" office:value-type="date" office:date-value="1928-08-06">
            <text:p>08/0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">
            <text:p>34</text:p>
          </table:table-cell>
          <table:table-cell table:style-name="ce29" table:formula="of:=[.C$4] + ([.$B42]*[.C$5])" office:value-type="date" office:date-value="1927-06-18T12:00:00">
            <text:p>06/18/1927 12:00:00</text:p>
          </table:table-cell>
          <table:table-cell table:style-name="ce30" table:formula="of:=[.D$4] + ([.$B42]*[.D$5])" office:value-type="date" office:date-value="1919-11-04">
            <text:p>11/04/1919 00:00:00</text:p>
          </table:table-cell>
          <table:table-cell table:style-name="ce29" table:formula="of:=[.E$4] + ([.$B42]*[.E$5])" office:value-type="date" office:date-value="1935-01-05">
            <text:p>01/05/1935 00:00:00</text:p>
          </table:table-cell>
          <table:table-cell table:style-name="ce30" table:formula="of:=[.F$4] + ([.$B42]*[.F$5])" office:value-type="date" office:date-value="1910-12-31">
            <text:p>12/31/1910 00:00:00</text:p>
          </table:table-cell>
          <table:table-cell table:style-name="ce29" table:formula="of:=[.G$4] + ([.$B42]*[.G$5])" office:value-type="date" office:date-value="1927-11-16T12:00:00">
            <text:p>11/16/1927 12:00:00</text:p>
          </table:table-cell>
          <table:table-cell table:style-name="ce29" table:formula="of:=[.H$4] + ([.$B42]*[.H$5])" office:value-type="date" office:date-value="1920-10-13T12:00:00">
            <text:p>10/13/1920 12:00:00</text:p>
          </table:table-cell>
          <table:table-cell table:style-name="ce29" table:formula="of:=[.I$4] + ([.$B42]*[.I$5])" office:value-type="date" office:date-value="1927-11-01T12:00:00">
            <text:p>11/01/1927 12:00:00</text:p>
          </table:table-cell>
          <table:table-cell table:style-name="ce29" table:formula="of:=[.J$4] + ([.$B42]*[.J$5])" office:value-type="date" office:date-value="1928-07-30T12:00:00">
            <text:p>07/30/1928 12:00:00</text:p>
          </table:table-cell>
          <table:table-cell table:style-name="ce30" table:formula="of:=[.K$4] + ([.$B42]*[.K$5])" office:value-type="date" office:date-value="1928-09-14T12:00:00">
            <text:p>09/14/1928 12:00:00</text:p>
          </table:table-cell>
          <table:table-cell table:style-name="ce30" table:formula="of:=[.L$4] + ([.$B42]*[.L$5])" office:value-type="date" office:date-value="1928-06-22">
            <text:p>06/2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">
            <text:p>35</text:p>
          </table:table-cell>
          <table:table-cell table:style-name="ce29" table:formula="of:=[.C$4] + ([.$B43]*[.C$5])" office:value-type="date" office:date-value="1927-06-25T12:00:00">
            <text:p>06/25/1927 12:00:00</text:p>
          </table:table-cell>
          <table:table-cell table:style-name="ce30" table:formula="of:=[.D$4] + ([.$B43]*[.D$5])" office:value-type="date" office:date-value="1920-03-27">
            <text:p>03/27/1920 00:00:00</text:p>
          </table:table-cell>
          <table:table-cell table:style-name="ce29" table:formula="of:=[.E$4] + ([.$B43]*[.E$5])" office:value-type="date" office:date-value="1935-02-23">
            <text:p>02/23/1935 00:00:00</text:p>
          </table:table-cell>
          <table:table-cell table:style-name="ce30" table:formula="of:=[.F$4] + ([.$B43]*[.F$5])" office:value-type="date" office:date-value="1911-02-18">
            <text:p>02/18/1911 00:00:00</text:p>
          </table:table-cell>
          <table:table-cell table:style-name="ce29" table:formula="of:=[.G$4] + ([.$B43]*[.G$5])" office:value-type="date" office:date-value="1927-09-28T12:00:00">
            <text:p>09/28/1927 12:00:00</text:p>
          </table:table-cell>
          <table:table-cell table:style-name="ce29" table:formula="of:=[.H$4] + ([.$B43]*[.H$5])" office:value-type="date" office:date-value="1920-08-04T12:00:00">
            <text:p>08/04/1920 12:00:00</text:p>
          </table:table-cell>
          <table:table-cell table:style-name="ce29" table:formula="of:=[.I$4] + ([.$B43]*[.I$5])" office:value-type="date" office:date-value="1927-11-12T12:00:00">
            <text:p>11/12/1927 12:00:00</text:p>
          </table:table-cell>
          <table:table-cell table:style-name="ce29" table:formula="of:=[.J$4] + ([.$B43]*[.J$5])" office:value-type="date" office:date-value="1928-08-18T12:00:00">
            <text:p>08/18/1928 12:00:00</text:p>
          </table:table-cell>
          <table:table-cell table:style-name="ce29" table:formula="of:=[.K$4] + ([.$B43]*[.K$5])" office:value-type="date" office:date-value="1928-09-27T12:00:00">
            <text:p>09/27/1928 12:00:00</text:p>
          </table:table-cell>
          <table:table-cell table:style-name="ce30" table:formula="of:=[.L$4] + ([.$B43]*[.L$5])" office:value-type="date" office:date-value="1928-05-08">
            <text:p>05/0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">
            <text:p>36</text:p>
          </table:table-cell>
          <table:table-cell table:style-name="ce29" table:formula="of:=[.C$4] + ([.$B44]*[.C$5])" office:value-type="date" office:date-value="1927-07-02T12:00:00">
            <text:p>07/02/1927 12:00:00</text:p>
          </table:table-cell>
          <table:table-cell table:style-name="ce30" table:formula="of:=[.D$4] + ([.$B44]*[.D$5])" office:value-type="date" office:date-value="1920-08-18">
            <text:p>08/18/1920 00:00:00</text:p>
          </table:table-cell>
          <table:table-cell table:style-name="ce29" table:formula="of:=[.E$4] + ([.$B44]*[.E$5])" office:value-type="date" office:date-value="1935-04-13">
            <text:p>04/13/1935 00:00:00</text:p>
          </table:table-cell>
          <table:table-cell table:style-name="ce30" table:formula="of:=[.F$4] + ([.$B44]*[.F$5])" office:value-type="date" office:date-value="1911-04-08">
            <text:p>04/08/1911 00:00:00</text:p>
          </table:table-cell>
          <table:table-cell table:style-name="ce29" table:formula="of:=[.G$4] + ([.$B44]*[.G$5])" office:value-type="date" office:date-value="1927-08-10T12:00:00">
            <text:p>08/10/1927 12:00:00</text:p>
          </table:table-cell>
          <table:table-cell table:style-name="ce29" table:formula="of:=[.H$4] + ([.$B44]*[.H$5])" office:value-type="date" office:date-value="1920-05-26T12:00:00">
            <text:p>05/26/1920 12:00:00</text:p>
          </table:table-cell>
          <table:table-cell table:style-name="ce29" table:formula="of:=[.I$4] + ([.$B44]*[.I$5])" office:value-type="date" office:date-value="1927-11-23T12:00:00">
            <text:p>11/23/1927 12:00:00</text:p>
          </table:table-cell>
          <table:table-cell table:style-name="ce29" table:formula="of:=[.J$4] + ([.$B44]*[.J$5])" office:value-type="date" office:date-value="1928-09-06T12:00:00">
            <text:p>09/06/1928 12:00:00</text:p>
          </table:table-cell>
          <table:table-cell table:style-name="ce29" table:formula="of:=[.K$4] + ([.$B44]*[.K$5])" office:value-type="date" office:date-value="1928-10-10T12:00:00">
            <text:p>10/10/1928 12:00:00</text:p>
          </table:table-cell>
          <table:table-cell table:style-name="ce30" table:formula="of:=[.L$4] + ([.$B44]*[.L$5])" office:value-type="date" office:date-value="1928-03-24">
            <text:p>03/2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">
            <text:p>37</text:p>
          </table:table-cell>
          <table:table-cell table:style-name="ce29" table:formula="of:=[.C$4] + ([.$B45]*[.C$5])" office:value-type="date" office:date-value="1927-07-09T12:00:00">
            <text:p>07/09/1927 12:00:00</text:p>
          </table:table-cell>
          <table:table-cell table:style-name="ce30" table:formula="of:=[.D$4] + ([.$B45]*[.D$5])" office:value-type="date" office:date-value="1921-01-09">
            <text:p>01/09/1921 00:00:00</text:p>
          </table:table-cell>
          <table:table-cell table:style-name="ce29" table:formula="of:=[.E$4] + ([.$B45]*[.E$5])" office:value-type="date" office:date-value="1935-06-01">
            <text:p>06/01/1935 00:00:00</text:p>
          </table:table-cell>
          <table:table-cell table:style-name="ce30" table:formula="of:=[.F$4] + ([.$B45]*[.F$5])" office:value-type="date" office:date-value="1911-05-27">
            <text:p>05/27/1911 00:00:00</text:p>
          </table:table-cell>
          <table:table-cell table:style-name="ce29" table:formula="of:=[.G$4] + ([.$B45]*[.G$5])" office:value-type="date" office:date-value="1927-06-22T12:00:00">
            <text:p>06/22/1927 12:00:00</text:p>
          </table:table-cell>
          <table:table-cell table:style-name="ce29" table:formula="of:=[.H$4] + ([.$B45]*[.H$5])" office:value-type="date" office:date-value="1920-03-17T12:00:00">
            <text:p>03/17/1920 12:00:00</text:p>
          </table:table-cell>
          <table:table-cell table:style-name="ce29" table:formula="of:=[.I$4] + ([.$B45]*[.I$5])" office:value-type="date" office:date-value="1927-12-04T12:00:00">
            <text:p>12/04/1927 12:00:00</text:p>
          </table:table-cell>
          <table:table-cell table:style-name="ce29" table:formula="of:=[.J$4] + ([.$B45]*[.J$5])" office:value-type="date" office:date-value="1928-09-25T12:00:00">
            <text:p>09/25/1928 12:00:00</text:p>
          </table:table-cell>
          <table:table-cell table:style-name="ce29" table:formula="of:=[.K$4] + ([.$B45]*[.K$5])" office:value-type="date" office:date-value="1928-10-23T12:00:00">
            <text:p>10/23/1928 12:00:00</text:p>
          </table:table-cell>
          <table:table-cell table:style-name="ce30" table:formula="of:=[.L$4] + ([.$B45]*[.L$5])" office:value-type="date" office:date-value="1928-02-08">
            <text:p>02/0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">
            <text:p>38</text:p>
          </table:table-cell>
          <table:table-cell table:style-name="ce28" table:formula="of:=[.C$4] + ([.$B46]*[.C$5])" office:value-type="date" office:date-value="1927-07-16T12:00:00">
            <text:p>07/16/1927 12:00:00</text:p>
          </table:table-cell>
          <table:table-cell table:style-name="ce30" table:formula="of:=[.D$4] + ([.$B46]*[.D$5])" office:value-type="date" office:date-value="1921-06-02">
            <text:p>06/02/1921 00:00:00</text:p>
          </table:table-cell>
          <table:table-cell table:style-name="ce29" table:formula="of:=[.E$4] + ([.$B46]*[.E$5])" office:value-type="date" office:date-value="1935-07-20">
            <text:p>07/20/1935 00:00:00</text:p>
          </table:table-cell>
          <table:table-cell table:style-name="ce30" table:formula="of:=[.F$4] + ([.$B46]*[.F$5])" office:value-type="date" office:date-value="1911-07-15">
            <text:p>07/15/1911 00:00:00</text:p>
          </table:table-cell>
          <table:table-cell table:style-name="ce29" table:formula="of:=[.G$4] + ([.$B46]*[.G$5])" office:value-type="date" office:date-value="1927-05-04T12:00:00">
            <text:p>05/04/1927 12:00:00</text:p>
          </table:table-cell>
          <table:table-cell table:style-name="ce29" table:formula="of:=[.H$4] + ([.$B46]*[.H$5])" office:value-type="date" office:date-value="1920-01-07T12:00:00">
            <text:p>01/07/1920 12:00:00</text:p>
          </table:table-cell>
          <table:table-cell table:style-name="ce29" table:formula="of:=[.I$4] + ([.$B46]*[.I$5])" office:value-type="date" office:date-value="1927-12-15T12:00:00">
            <text:p>12/15/1927 12:00:00</text:p>
          </table:table-cell>
          <table:table-cell table:style-name="ce29" table:formula="of:=[.J$4] + ([.$B46]*[.J$5])" office:value-type="date" office:date-value="1928-10-14T12:00:00">
            <text:p>10/14/1928 12:00:00</text:p>
          </table:table-cell>
          <table:table-cell table:style-name="ce29" table:formula="of:=[.K$4] + ([.$B46]*[.K$5])" office:value-type="date" office:date-value="1928-11-05T12:00:00">
            <text:p>11/05/1928 12:00:00</text:p>
          </table:table-cell>
          <table:table-cell table:style-name="ce30" table:formula="of:=[.L$4] + ([.$B46]*[.L$5])" office:value-type="date" office:date-value="1927-12-25">
            <text:p>12/25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">
            <text:p>39</text:p>
          </table:table-cell>
          <table:table-cell table:style-name="ce29" table:formula="of:=[.C$4] + ([.$B47]*[.C$5])" office:value-type="date" office:date-value="1927-07-23T12:00:00">
            <text:p>07/23/1927 12:00:00</text:p>
          </table:table-cell>
          <table:table-cell table:style-name="ce30" table:formula="of:=[.D$4] + ([.$B47]*[.D$5])" office:value-type="date" office:date-value="1921-10-24">
            <text:p>10/24/1921 00:00:00</text:p>
          </table:table-cell>
          <table:table-cell table:style-name="ce29" table:formula="of:=[.E$4] + ([.$B47]*[.E$5])" office:value-type="date" office:date-value="1935-09-07">
            <text:p>09/07/1935 00:00:00</text:p>
          </table:table-cell>
          <table:table-cell table:style-name="ce30" table:formula="of:=[.F$4] + ([.$B47]*[.F$5])" office:value-type="date" office:date-value="1911-09-02">
            <text:p>09/02/1911 00:00:00</text:p>
          </table:table-cell>
          <table:table-cell table:style-name="ce29" table:formula="of:=[.G$4] + ([.$B47]*[.G$5])" office:value-type="date" office:date-value="1927-03-16T12:00:00">
            <text:p>03/16/1927 12:00:00</text:p>
          </table:table-cell>
          <table:table-cell table:style-name="ce29" table:formula="of:=[.H$4] + ([.$B47]*[.H$5])" office:value-type="date" office:date-value="1919-10-29T12:00:00">
            <text:p>10/29/1919 12:00:00</text:p>
          </table:table-cell>
          <table:table-cell table:style-name="ce29" table:formula="of:=[.I$4] + ([.$B47]*[.I$5])" office:value-type="date" office:date-value="1927-12-26T12:00:00">
            <text:p>12/26/1927 12:00:00</text:p>
          </table:table-cell>
          <table:table-cell table:style-name="ce29" table:formula="of:=[.J$4] + ([.$B47]*[.J$5])" office:value-type="date" office:date-value="1928-11-02T12:00:00">
            <text:p>11/02/1928 12:00:00</text:p>
          </table:table-cell>
          <table:table-cell table:style-name="ce29" table:formula="of:=[.K$4] + ([.$B47]*[.K$5])" office:value-type="date" office:date-value="1928-11-18T12:00:00">
            <text:p>11/18/1928 12:00:00</text:p>
          </table:table-cell>
          <table:table-cell table:style-name="ce30" table:formula="of:=[.L$4] + ([.$B47]*[.L$5])" office:value-type="date" office:date-value="1927-11-10">
            <text:p>11/10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">
            <text:p>40</text:p>
          </table:table-cell>
          <table:table-cell table:style-name="ce29" table:formula="of:=[.C$4] + ([.$B48]*[.C$5])" office:value-type="date" office:date-value="1927-07-30T12:00:00">
            <text:p>07/30/1927 12:00:00</text:p>
          </table:table-cell>
          <table:table-cell table:style-name="ce30" table:formula="of:=[.D$4] + ([.$B48]*[.D$5])" office:value-type="date" office:date-value="1922-03-17">
            <text:p>03/17/1922 00:00:00</text:p>
          </table:table-cell>
          <table:table-cell table:style-name="ce28" table:formula="of:=[.E$4] + ([.$B48]*[.E$5])" office:value-type="date" office:date-value="1935-10-26">
            <text:p>10/26/1935 00:00:00</text:p>
          </table:table-cell>
          <table:table-cell table:style-name="ce30" table:formula="of:=[.F$4] + ([.$B48]*[.F$5])" office:value-type="date" office:date-value="1911-10-21">
            <text:p>10/21/1911 00:00:00</text:p>
          </table:table-cell>
          <table:table-cell table:style-name="ce29" table:formula="of:=[.G$4] + ([.$B48]*[.G$5])" office:value-type="date" office:date-value="1927-01-26T12:00:00">
            <text:p>01/26/1927 12:00:00</text:p>
          </table:table-cell>
          <table:table-cell table:style-name="ce29" table:formula="of:=[.H$4] + ([.$B48]*[.H$5])" office:value-type="date" office:date-value="1919-08-20T12:00:00">
            <text:p>08/20/1919 12:00:00</text:p>
          </table:table-cell>
          <table:table-cell table:style-name="ce29" table:formula="of:=[.I$4] + ([.$B48]*[.I$5])" office:value-type="date" office:date-value="1928-01-06T12:00:00">
            <text:p>01/06/1928 12:00:00</text:p>
          </table:table-cell>
          <table:table-cell table:style-name="ce29" table:formula="of:=[.J$4] + ([.$B48]*[.J$5])" office:value-type="date" office:date-value="1928-11-21T12:00:00">
            <text:p>11/21/1928 12:00:00</text:p>
          </table:table-cell>
          <table:table-cell table:style-name="ce29" table:formula="of:=[.K$4] + ([.$B48]*[.K$5])" office:value-type="date" office:date-value="1928-12-01T12:00:00">
            <text:p>12/01/1928 12:00:00</text:p>
          </table:table-cell>
          <table:table-cell table:style-name="ce30" table:formula="of:=[.L$4] + ([.$B48]*[.L$5])" office:value-type="date" office:date-value="1927-09-26">
            <text:p>09/26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">
            <text:p>41</text:p>
          </table:table-cell>
          <table:table-cell table:style-name="ce29" table:formula="of:=[.C$4] + ([.$B49]*[.C$5])" office:value-type="date" office:date-value="1927-08-06T12:00:00">
            <text:p>08/06/1927 12:00:00</text:p>
          </table:table-cell>
          <table:table-cell table:style-name="ce30" table:formula="of:=[.D$4] + ([.$B49]*[.D$5])" office:value-type="date" office:date-value="1922-08-08">
            <text:p>08/08/1922 00:00:00</text:p>
          </table:table-cell>
          <table:table-cell table:style-name="ce29" table:formula="of:=[.E$4] + ([.$B49]*[.E$5])" office:value-type="date" office:date-value="1935-12-14">
            <text:p>12/14/1935 00:00:00</text:p>
          </table:table-cell>
          <table:table-cell table:style-name="ce29" table:formula="of:=[.F$4] + ([.$B49]*[.F$5])" office:value-type="date" office:date-value="1911-12-09">
            <text:p>12/09/1911 00:00:00</text:p>
          </table:table-cell>
          <table:table-cell table:style-name="ce29" table:formula="of:=[.G$4] + ([.$B49]*[.G$5])" office:value-type="date" office:date-value="1926-12-08T12:00:00">
            <text:p>12/08/1926 12:00:00</text:p>
          </table:table-cell>
          <table:table-cell table:style-name="ce29" table:formula="of:=[.H$4] + ([.$B49]*[.H$5])" office:value-type="date" office:date-value="1919-06-11T12:00:00">
            <text:p>06/11/1919 12:00:00</text:p>
          </table:table-cell>
          <table:table-cell table:style-name="ce29" table:formula="of:=[.I$4] + ([.$B49]*[.I$5])" office:value-type="date" office:date-value="1928-01-17T12:00:00">
            <text:p>01/17/1928 12:00:00</text:p>
          </table:table-cell>
          <table:table-cell table:style-name="ce29" table:formula="of:=[.J$4] + ([.$B49]*[.J$5])" office:value-type="date" office:date-value="1928-12-10T12:00:00">
            <text:p>12/10/1928 12:00:00</text:p>
          </table:table-cell>
          <table:table-cell table:style-name="ce29" table:formula="of:=[.K$4] + ([.$B49]*[.K$5])" office:value-type="date" office:date-value="1928-12-14T12:00:00">
            <text:p>12/14/1928 12:00:00</text:p>
          </table:table-cell>
          <table:table-cell table:style-name="ce30" table:formula="of:=[.L$4] + ([.$B49]*[.L$5])" office:value-type="date" office:date-value="1927-08-12">
            <text:p>08/12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">
            <text:p>42</text:p>
          </table:table-cell>
          <table:table-cell table:style-name="ce29" table:formula="of:=[.C$4] + ([.$B50]*[.C$5])" office:value-type="date" office:date-value="1927-08-13T12:00:00">
            <text:p>08/13/1927 12:00:00</text:p>
          </table:table-cell>
          <table:table-cell table:style-name="ce30" table:formula="of:=[.D$4] + ([.$B50]*[.D$5])" office:value-type="date" office:date-value="1922-12-30">
            <text:p>12/30/1922 00:00:00</text:p>
          </table:table-cell>
          <table:table-cell table:style-name="ce29" table:formula="of:=[.E$4] + ([.$B50]*[.E$5])" office:value-type="date" office:date-value="1936-02-01">
            <text:p>02/01/1936 00:00:00</text:p>
          </table:table-cell>
          <table:table-cell table:style-name="ce30" table:formula="of:=[.F$4] + ([.$B50]*[.F$5])" office:value-type="date" office:date-value="1912-01-27">
            <text:p>01/27/1912 00:00:00</text:p>
          </table:table-cell>
          <table:table-cell table:style-name="ce29" table:formula="of:=[.G$4] + ([.$B50]*[.G$5])" office:value-type="date" office:date-value="1926-10-20T12:00:00">
            <text:p>10/20/1926 12:00:00</text:p>
          </table:table-cell>
          <table:table-cell table:style-name="ce29" table:formula="of:=[.H$4] + ([.$B50]*[.H$5])" office:value-type="date" office:date-value="1919-04-02T12:00:00">
            <text:p>04/02/1919 12:00:00</text:p>
          </table:table-cell>
          <table:table-cell table:style-name="ce29" table:formula="of:=[.I$4] + ([.$B50]*[.I$5])" office:value-type="date" office:date-value="1928-01-28T12:00:00">
            <text:p>01/28/1928 12:00:00</text:p>
          </table:table-cell>
          <table:table-cell table:style-name="ce29" table:formula="of:=[.J$4] + ([.$B50]*[.J$5])" office:value-type="date" office:date-value="1928-12-29T12:00:00">
            <text:p>12/29/1928 12:00:00</text:p>
          </table:table-cell>
          <table:table-cell table:style-name="ce29" table:formula="of:=[.K$4] + ([.$B50]*[.K$5])" office:value-type="date" office:date-value="1928-12-27T12:00:00">
            <text:p>12/27/1928 12:00:00</text:p>
          </table:table-cell>
          <table:table-cell table:style-name="ce30" table:formula="of:=[.L$4] + ([.$B50]*[.L$5])" office:value-type="date" office:date-value="1927-06-28">
            <text:p>06/28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">
            <text:p>43</text:p>
          </table:table-cell>
          <table:table-cell table:style-name="ce29" table:formula="of:=[.C$4] + ([.$B51]*[.C$5])" office:value-type="date" office:date-value="1927-08-20T12:00:00">
            <text:p>08/20/1927 12:00:00</text:p>
          </table:table-cell>
          <table:table-cell table:style-name="ce29" table:formula="of:=[.D$4] + ([.$B51]*[.D$5])" office:value-type="date" office:date-value="1923-05-23">
            <text:p>05/23/1923 00:00:00</text:p>
          </table:table-cell>
          <table:table-cell table:style-name="ce29" table:formula="of:=[.E$4] + ([.$B51]*[.E$5])" office:value-type="date" office:date-value="1936-03-21">
            <text:p>03/21/1936 00:00:00</text:p>
          </table:table-cell>
          <table:table-cell table:style-name="ce29" table:formula="of:=[.F$4] + ([.$B51]*[.F$5])" office:value-type="date" office:date-value="1912-03-16">
            <text:p>03/16/1912 00:00:00</text:p>
          </table:table-cell>
          <table:table-cell table:style-name="ce29" table:formula="of:=[.G$4] + ([.$B51]*[.G$5])" office:value-type="date" office:date-value="1926-09-01T12:00:00">
            <text:p>09/01/1926 12:00:00</text:p>
          </table:table-cell>
          <table:table-cell table:style-name="ce29" table:formula="of:=[.H$4] + ([.$B51]*[.H$5])" office:value-type="date" office:date-value="1919-01-22T12:00:00">
            <text:p>01/22/1919 12:00:00</text:p>
          </table:table-cell>
          <table:table-cell table:style-name="ce29" table:formula="of:=[.I$4] + ([.$B51]*[.I$5])" office:value-type="date" office:date-value="1928-02-08T12:00:00">
            <text:p>02/08/1928 12:00:00</text:p>
          </table:table-cell>
          <table:table-cell table:style-name="ce29" table:formula="of:=[.J$4] + ([.$B51]*[.J$5])" office:value-type="date" office:date-value="1929-01-17T12:00:00">
            <text:p>01/17/1929 12:00:00</text:p>
          </table:table-cell>
          <table:table-cell table:style-name="ce29" table:formula="of:=[.K$4] + ([.$B51]*[.K$5])" office:value-type="date" office:date-value="1929-01-09T12:00:00">
            <text:p>01/09/1929 12:00:00</text:p>
          </table:table-cell>
          <table:table-cell table:style-name="ce30" table:formula="of:=[.L$4] + ([.$B51]*[.L$5])" office:value-type="date" office:date-value="1927-05-14">
            <text:p>05/14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">
            <text:p>44</text:p>
          </table:table-cell>
          <table:table-cell table:style-name="ce29" table:formula="of:=[.C$4] + ([.$B52]*[.C$5])" office:value-type="date" office:date-value="1927-08-27T12:00:00">
            <text:p>08/27/1927 12:00:00</text:p>
          </table:table-cell>
          <table:table-cell table:style-name="ce29" table:formula="of:=[.D$4] + ([.$B52]*[.D$5])" office:value-type="date" office:date-value="1923-10-14">
            <text:p>10/14/1923 00:00:00</text:p>
          </table:table-cell>
          <table:table-cell table:style-name="ce29" table:formula="of:=[.E$4] + ([.$B52]*[.E$5])" office:value-type="date" office:date-value="1936-05-09">
            <text:p>05/09/1936 00:00:00</text:p>
          </table:table-cell>
          <table:table-cell table:style-name="ce29" table:formula="of:=[.F$4] + ([.$B52]*[.F$5])" office:value-type="date" office:date-value="1912-05-04">
            <text:p>05/04/1912 00:00:00</text:p>
          </table:table-cell>
          <table:table-cell table:style-name="ce29" table:formula="of:=[.G$4] + ([.$B52]*[.G$5])" office:value-type="date" office:date-value="1926-07-14T12:00:00">
            <text:p>07/14/1926 12:00:00</text:p>
          </table:table-cell>
          <table:table-cell table:style-name="ce29" table:formula="of:=[.H$4] + ([.$B52]*[.H$5])" office:value-type="date" office:date-value="1918-11-13T12:00:00">
            <text:p>11/13/1918 12:00:00</text:p>
          </table:table-cell>
          <table:table-cell table:style-name="ce29" table:formula="of:=[.I$4] + ([.$B52]*[.I$5])" office:value-type="date" office:date-value="1928-02-19T12:00:00">
            <text:p>02/19/1928 12:00:00</text:p>
          </table:table-cell>
          <table:table-cell table:style-name="ce30" table:formula="of:=[.J$4] + ([.$B52]*[.J$5])" office:value-type="date" office:date-value="1929-02-05T12:00:00">
            <text:p>02/05/1929 12:00:00</text:p>
          </table:table-cell>
          <table:table-cell table:style-name="ce30" table:formula="of:=[.K$4] + ([.$B52]*[.K$5])" office:value-type="date" office:date-value="1929-01-22T12:00:00">
            <text:p>01/22/1929 12:00:00</text:p>
          </table:table-cell>
          <table:table-cell table:style-name="ce30" table:formula="of:=[.L$4] + ([.$B52]*[.L$5])" office:value-type="date" office:date-value="1927-03-30">
            <text:p>03/30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">
            <text:p>45</text:p>
          </table:table-cell>
          <table:table-cell table:style-name="ce29" table:formula="of:=[.C$4] + ([.$B53]*[.C$5])" office:value-type="date" office:date-value="1927-09-03T12:00:00">
            <text:p>09/03/1927 12:00:00</text:p>
          </table:table-cell>
          <table:table-cell table:style-name="ce29" table:formula="of:=[.D$4] + ([.$B53]*[.D$5])" office:value-type="date" office:date-value="1924-03-06">
            <text:p>03/06/1924 00:00:00</text:p>
          </table:table-cell>
          <table:table-cell table:style-name="ce29" table:formula="of:=[.E$4] + ([.$B53]*[.E$5])" office:value-type="date" office:date-value="1936-06-27">
            <text:p>06/27/1936 00:00:00</text:p>
          </table:table-cell>
          <table:table-cell table:style-name="ce29" table:formula="of:=[.F$4] + ([.$B53]*[.F$5])" office:value-type="date" office:date-value="1912-06-22">
            <text:p>06/22/1912 00:00:00</text:p>
          </table:table-cell>
          <table:table-cell table:style-name="ce29" table:formula="of:=[.G$4] + ([.$B53]*[.G$5])" office:value-type="date" office:date-value="1926-05-26T12:00:00">
            <text:p>05/26/1926 12:00:00</text:p>
          </table:table-cell>
          <table:table-cell table:style-name="ce29" table:formula="of:=[.H$4] + ([.$B53]*[.H$5])" office:value-type="date" office:date-value="1918-09-04T12:00:00">
            <text:p>09/04/1918 12:00:00</text:p>
          </table:table-cell>
          <table:table-cell table:style-name="ce29" table:formula="of:=[.I$4] + ([.$B53]*[.I$5])" office:value-type="date" office:date-value="1928-03-01T12:00:00">
            <text:p>03/01/1928 12:00:00</text:p>
          </table:table-cell>
          <table:table-cell table:style-name="ce29" table:formula="of:=[.J$4] + ([.$B53]*[.J$5])" office:value-type="date" office:date-value="1929-02-24T12:00:00">
            <text:p>02/24/1929 12:00:00</text:p>
          </table:table-cell>
          <table:table-cell table:style-name="ce29" table:formula="of:=[.K$4] + ([.$B53]*[.K$5])" office:value-type="date" office:date-value="1929-02-04T12:00:00">
            <text:p>02/04/1929 12:00:00</text:p>
          </table:table-cell>
          <table:table-cell table:style-name="ce30" table:formula="of:=[.L$4] + ([.$B53]*[.L$5])" office:value-type="date" office:date-value="1927-02-13">
            <text:p>02/13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">
            <text:p>46</text:p>
          </table:table-cell>
          <table:table-cell table:style-name="ce29" table:formula="of:=[.C$4] + ([.$B54]*[.C$5])" office:value-type="date" office:date-value="1927-09-10T12:00:00">
            <text:p>09/10/1927 12:00:00</text:p>
          </table:table-cell>
          <table:table-cell table:style-name="ce29" table:formula="of:=[.D$4] + ([.$B54]*[.D$5])" office:value-type="date" office:date-value="1924-07-28">
            <text:p>07/28/1924 00:00:00</text:p>
          </table:table-cell>
          <table:table-cell table:style-name="ce29" table:formula="of:=[.E$4] + ([.$B54]*[.E$5])" office:value-type="date" office:date-value="1936-08-15">
            <text:p>08/15/1936 00:00:00</text:p>
          </table:table-cell>
          <table:table-cell table:style-name="ce29" table:formula="of:=[.F$4] + ([.$B54]*[.F$5])" office:value-type="date" office:date-value="1912-08-10">
            <text:p>08/10/1912 00:00:00</text:p>
          </table:table-cell>
          <table:table-cell table:style-name="ce29" table:formula="of:=[.G$4] + ([.$B54]*[.G$5])" office:value-type="date" office:date-value="1926-04-07T12:00:00">
            <text:p>04/07/1926 12:00:00</text:p>
          </table:table-cell>
          <table:table-cell table:style-name="ce29" table:formula="of:=[.H$4] + ([.$B54]*[.H$5])" office:value-type="date" office:date-value="1918-06-26T12:00:00">
            <text:p>06/26/1918 12:00:00</text:p>
          </table:table-cell>
          <table:table-cell table:style-name="ce29" table:formula="of:=[.I$4] + ([.$B54]*[.I$5])" office:value-type="date" office:date-value="1928-03-12T12:00:00">
            <text:p>03/12/1928 12:00:00</text:p>
          </table:table-cell>
          <table:table-cell table:style-name="ce29" table:formula="of:=[.J$4] + ([.$B54]*[.J$5])" office:value-type="date" office:date-value="1929-03-15T12:00:00">
            <text:p>03/15/1929 12:00:00</text:p>
          </table:table-cell>
          <table:table-cell table:style-name="ce29" table:formula="of:=[.K$4] + ([.$B54]*[.K$5])" office:value-type="date" office:date-value="1929-02-17T12:00:00">
            <text:p>02/17/1929 12:00:00</text:p>
          </table:table-cell>
          <table:table-cell table:style-name="ce30" table:formula="of:=[.L$4] + ([.$B54]*[.L$5])" office:value-type="date" office:date-value="1926-12-30">
            <text:p>12/30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">
            <text:p>47</text:p>
          </table:table-cell>
          <table:table-cell table:style-name="ce29" table:formula="of:=[.C$4] + ([.$B55]*[.C$5])" office:value-type="date" office:date-value="1927-09-17T12:00:00">
            <text:p>09/17/1927 12:00:00</text:p>
          </table:table-cell>
          <table:table-cell table:style-name="ce29" table:formula="of:=[.D$4] + ([.$B55]*[.D$5])" office:value-type="date" office:date-value="1924-12-19">
            <text:p>12/19/1924 00:00:00</text:p>
          </table:table-cell>
          <table:table-cell table:style-name="ce29" table:formula="of:=[.E$4] + ([.$B55]*[.E$5])" office:value-type="date" office:date-value="1936-10-03">
            <text:p>10/03/1936 00:00:00</text:p>
          </table:table-cell>
          <table:table-cell table:style-name="ce29" table:formula="of:=[.F$4] + ([.$B55]*[.F$5])" office:value-type="date" office:date-value="1912-09-28">
            <text:p>09/28/1912 00:00:00</text:p>
          </table:table-cell>
          <table:table-cell table:style-name="ce29" table:formula="of:=[.G$4] + ([.$B55]*[.G$5])" office:value-type="date" office:date-value="1926-02-17T12:00:00">
            <text:p>02/17/1926 12:00:00</text:p>
          </table:table-cell>
          <table:table-cell table:style-name="ce29" table:formula="of:=[.H$4] + ([.$B55]*[.H$5])" office:value-type="date" office:date-value="1918-04-17T12:00:00">
            <text:p>04/17/1918 12:00:00</text:p>
          </table:table-cell>
          <table:table-cell table:style-name="ce29" table:formula="of:=[.I$4] + ([.$B55]*[.I$5])" office:value-type="date" office:date-value="1928-03-23T12:00:00">
            <text:p>03/23/1928 12:00:00</text:p>
          </table:table-cell>
          <table:table-cell table:style-name="ce29" table:formula="of:=[.J$4] + ([.$B55]*[.J$5])" office:value-type="date" office:date-value="1929-04-03T12:00:00">
            <text:p>04/03/1929 12:00:00</text:p>
          </table:table-cell>
          <table:table-cell table:style-name="ce29" table:formula="of:=[.K$4] + ([.$B55]*[.K$5])" office:value-type="date" office:date-value="1929-03-02T12:00:00">
            <text:p>03/02/1929 12:00:00</text:p>
          </table:table-cell>
          <table:table-cell table:style-name="ce30" table:formula="of:=[.L$4] + ([.$B55]*[.L$5])" office:value-type="date" office:date-value="1926-11-15">
            <text:p>11/15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">
            <text:p>48</text:p>
          </table:table-cell>
          <table:table-cell table:style-name="ce29" table:formula="of:=[.C$4] + ([.$B56]*[.C$5])" office:value-type="date" office:date-value="1927-09-24T12:00:00">
            <text:p>09/24/1927 12:00:00</text:p>
          </table:table-cell>
          <table:table-cell table:style-name="ce29" table:formula="of:=[.D$4] + ([.$B56]*[.D$5])" office:value-type="date" office:date-value="1925-05-12">
            <text:p>05/12/1925 00:00:00</text:p>
          </table:table-cell>
          <table:table-cell table:style-name="ce29" table:formula="of:=[.E$4] + ([.$B56]*[.E$5])" office:value-type="date" office:date-value="1936-11-21">
            <text:p>11/21/1936 00:00:00</text:p>
          </table:table-cell>
          <table:table-cell table:style-name="ce29" table:formula="of:=[.F$4] + ([.$B56]*[.F$5])" office:value-type="date" office:date-value="1912-11-16">
            <text:p>11/16/1912 00:00:00</text:p>
          </table:table-cell>
          <table:table-cell table:style-name="ce29" table:formula="of:=[.G$4] + ([.$B56]*[.G$5])" office:value-type="date" office:date-value="1925-12-30T12:00:00">
            <text:p>12/30/1925 12:00:00</text:p>
          </table:table-cell>
          <table:table-cell table:style-name="ce29" table:formula="of:=[.H$4] + ([.$B56]*[.H$5])" office:value-type="date" office:date-value="1918-02-06T12:00:00">
            <text:p>02/06/1918 12:00:00</text:p>
          </table:table-cell>
          <table:table-cell table:style-name="ce29" table:formula="of:=[.I$4] + ([.$B56]*[.I$5])" office:value-type="date" office:date-value="1928-04-03T12:00:00">
            <text:p>04/03/1928 12:00:00</text:p>
          </table:table-cell>
          <table:table-cell table:style-name="ce29" table:formula="of:=[.J$4] + ([.$B56]*[.J$5])" office:value-type="date" office:date-value="1929-04-22T12:00:00">
            <text:p>04/22/1929 12:00:00</text:p>
          </table:table-cell>
          <table:table-cell table:style-name="ce29" table:formula="of:=[.K$4] + ([.$B56]*[.K$5])" office:value-type="date" office:date-value="1929-03-15T12:00:00">
            <text:p>03/15/1929 12:00:00</text:p>
          </table:table-cell>
          <table:table-cell table:style-name="ce30" table:formula="of:=[.L$4] + ([.$B56]*[.L$5])" office:value-type="date" office:date-value="1926-10-01">
            <text:p>10/01/1926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49">
            <text:p>49</text:p>
          </table:table-cell>
          <table:table-cell table:style-name="ce29" table:formula="of:=[.C$4] + ([.$B57]*[.C$5])" office:value-type="date" office:date-value="1927-10-01T12:00:00">
            <text:p>10/01/1927 12:00:00</text:p>
          </table:table-cell>
          <table:table-cell table:style-name="ce29" table:formula="of:=[.D$4] + ([.$B57]*[.D$5])" office:value-type="date" office:date-value="1925-10-03">
            <text:p>10/03/1925 00:00:00</text:p>
          </table:table-cell>
          <table:table-cell table:style-name="ce29" table:formula="of:=[.E$4] + ([.$B57]*[.E$5])" office:value-type="date" office:date-value="1937-01-09">
            <text:p>01/09/1937 00:00:00</text:p>
          </table:table-cell>
          <table:table-cell table:style-name="ce29" table:formula="of:=[.F$4] + ([.$B57]*[.F$5])" office:value-type="date" office:date-value="1913-01-04">
            <text:p>01/04/1913 00:00:00</text:p>
          </table:table-cell>
          <table:table-cell table:style-name="ce29" table:formula="of:=[.G$4] + ([.$B57]*[.G$5])" office:value-type="date" office:date-value="1925-11-11T12:00:00">
            <text:p>11/11/1925 12:00:00</text:p>
          </table:table-cell>
          <table:table-cell table:style-name="ce29" table:formula="of:=[.H$4] + ([.$B57]*[.H$5])" office:value-type="date" office:date-value="1917-11-28T12:00:00">
            <text:p>11/28/1917 12:00:00</text:p>
          </table:table-cell>
          <table:table-cell table:style-name="ce29" table:formula="of:=[.I$4] + ([.$B57]*[.I$5])" office:value-type="date" office:date-value="1928-04-14T12:00:00">
            <text:p>04/14/1928 12:00:00</text:p>
          </table:table-cell>
          <table:table-cell table:style-name="ce29" table:formula="of:=[.J$4] + ([.$B57]*[.J$5])" office:value-type="date" office:date-value="1929-05-11T12:00:00">
            <text:p>05/11/1929 12:00:00</text:p>
          </table:table-cell>
          <table:table-cell table:style-name="ce29" table:formula="of:=[.K$4] + ([.$B57]*[.K$5])" office:value-type="date" office:date-value="1929-03-28T12:00:00">
            <text:p>03/28/1929 12:00:00</text:p>
          </table:table-cell>
          <table:table-cell table:style-name="ce30" table:formula="of:=[.L$4] + ([.$B57]*[.L$5])" office:value-type="date" office:date-value="1926-08-17">
            <text:p>08/17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0">
            <text:p>50</text:p>
          </table:table-cell>
          <table:table-cell table:style-name="ce30" table:formula="of:=[.C$4] + ([.$B58]*[.C$5])" office:value-type="date" office:date-value="1927-10-08T12:00:00">
            <text:p>10/08/1927 12:00:00</text:p>
          </table:table-cell>
          <table:table-cell table:style-name="ce29" table:formula="of:=[.D$4] + ([.$B58]*[.D$5])" office:value-type="date" office:date-value="1926-02-24">
            <text:p>02/24/1926 00:00:00</text:p>
          </table:table-cell>
          <table:table-cell table:style-name="ce29" table:formula="of:=[.E$4] + ([.$B58]*[.E$5])" office:value-type="date" office:date-value="1937-02-27">
            <text:p>02/27/1937 00:00:00</text:p>
          </table:table-cell>
          <table:table-cell table:style-name="ce29" table:formula="of:=[.F$4] + ([.$B58]*[.F$5])" office:value-type="date" office:date-value="1913-02-22">
            <text:p>02/22/1913 00:00:00</text:p>
          </table:table-cell>
          <table:table-cell table:style-name="ce29" table:formula="of:=[.G$4] + ([.$B58]*[.G$5])" office:value-type="date" office:date-value="1925-09-23T12:00:00">
            <text:p>09/23/1925 12:00:00</text:p>
          </table:table-cell>
          <table:table-cell table:style-name="ce29" table:formula="of:=[.H$4] + ([.$B58]*[.H$5])" office:value-type="date" office:date-value="1917-09-19T12:00:00">
            <text:p>09/19/1917 12:00:00</text:p>
          </table:table-cell>
          <table:table-cell table:style-name="ce29" table:formula="of:=[.I$4] + ([.$B58]*[.I$5])" office:value-type="date" office:date-value="1928-04-25T12:00:00">
            <text:p>04/25/1928 12:00:00</text:p>
          </table:table-cell>
          <table:table-cell table:style-name="ce29" table:formula="of:=[.J$4] + ([.$B58]*[.J$5])" office:value-type="date" office:date-value="1929-05-30T12:00:00">
            <text:p>05/30/1929 12:00:00</text:p>
          </table:table-cell>
          <table:table-cell table:style-name="ce29" table:formula="of:=[.K$4] + ([.$B58]*[.K$5])" office:value-type="date" office:date-value="1929-04-10T12:00:00">
            <text:p>04/10/1929 12:00:00</text:p>
          </table:table-cell>
          <table:table-cell table:style-name="ce30" table:formula="of:=[.L$4] + ([.$B58]*[.L$5])" office:value-type="date" office:date-value="1926-07-03">
            <text:p>07/03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1">
            <text:p>51</text:p>
          </table:table-cell>
          <table:table-cell table:style-name="ce29" table:formula="of:=[.C$4] + ([.$B59]*[.C$5])" office:value-type="date" office:date-value="1927-10-15T12:00:00">
            <text:p>10/15/1927 12:00:00</text:p>
          </table:table-cell>
          <table:table-cell table:style-name="ce29" table:formula="of:=[.D$4] + ([.$B59]*[.D$5])" office:value-type="date" office:date-value="1926-07-18">
            <text:p>07/18/1926 00:00:00</text:p>
          </table:table-cell>
          <table:table-cell table:style-name="ce29" table:formula="of:=[.E$4] + ([.$B59]*[.E$5])" office:value-type="date" office:date-value="1937-04-17">
            <text:p>04/17/1937 00:00:00</text:p>
          </table:table-cell>
          <table:table-cell table:style-name="ce29" table:formula="of:=[.F$4] + ([.$B59]*[.F$5])" office:value-type="date" office:date-value="1913-04-12">
            <text:p>04/12/1913 00:00:00</text:p>
          </table:table-cell>
          <table:table-cell table:style-name="ce29" table:formula="of:=[.G$4] + ([.$B59]*[.G$5])" office:value-type="date" office:date-value="1925-08-05T12:00:00">
            <text:p>08/05/1925 12:00:00</text:p>
          </table:table-cell>
          <table:table-cell table:style-name="ce29" table:formula="of:=[.H$4] + ([.$B59]*[.H$5])" office:value-type="date" office:date-value="1917-07-11T12:00:00">
            <text:p>07/11/1917 12:00:00</text:p>
          </table:table-cell>
          <table:table-cell table:style-name="ce29" table:formula="of:=[.I$4] + ([.$B59]*[.I$5])" office:value-type="date" office:date-value="1928-05-06T12:00:00">
            <text:p>05/06/1928 12:00:00</text:p>
          </table:table-cell>
          <table:table-cell table:style-name="ce29" table:formula="of:=[.J$4] + ([.$B59]*[.J$5])" office:value-type="date" office:date-value="1929-06-18T12:00:00">
            <text:p>06/18/1929 12:00:00</text:p>
          </table:table-cell>
          <table:table-cell table:style-name="ce29" table:formula="of:=[.K$4] + ([.$B59]*[.K$5])" office:value-type="date" office:date-value="1929-04-23T12:00:00">
            <text:p>04/23/1929 12:00:00</text:p>
          </table:table-cell>
          <table:table-cell table:style-name="ce30" table:formula="of:=[.L$4] + ([.$B59]*[.L$5])" office:value-type="date" office:date-value="1926-05-19">
            <text:p>05/19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2">
            <text:p>52</text:p>
          </table:table-cell>
          <table:table-cell table:style-name="ce29" table:formula="of:=[.C$4] + ([.$B60]*[.C$5])" office:value-type="date" office:date-value="1927-10-22T12:00:00">
            <text:p>10/22/1927 12:00:00</text:p>
          </table:table-cell>
          <table:table-cell table:style-name="ce29" table:formula="of:=[.D$4] + ([.$B60]*[.D$5])" office:value-type="date" office:date-value="1926-12-09">
            <text:p>12/09/1926 00:00:00</text:p>
          </table:table-cell>
          <table:table-cell table:style-name="ce29" table:formula="of:=[.E$4] + ([.$B60]*[.E$5])" office:value-type="date" office:date-value="1937-06-05">
            <text:p>06/05/1937 00:00:00</text:p>
          </table:table-cell>
          <table:table-cell table:style-name="ce29" table:formula="of:=[.F$4] + ([.$B60]*[.F$5])" office:value-type="date" office:date-value="1913-05-31">
            <text:p>05/31/1913 00:00:00</text:p>
          </table:table-cell>
          <table:table-cell table:style-name="ce29" table:formula="of:=[.G$4] + ([.$B60]*[.G$5])" office:value-type="date" office:date-value="1925-06-17T12:00:00">
            <text:p>06/17/1925 12:00:00</text:p>
          </table:table-cell>
          <table:table-cell table:style-name="ce29" table:formula="of:=[.H$4] + ([.$B60]*[.H$5])" office:value-type="date" office:date-value="1917-05-02T12:00:00">
            <text:p>05/02/1917 12:00:00</text:p>
          </table:table-cell>
          <table:table-cell table:style-name="ce29" table:formula="of:=[.I$4] + ([.$B60]*[.I$5])" office:value-type="date" office:date-value="1928-05-17T12:00:00">
            <text:p>05/17/1928 12:00:00</text:p>
          </table:table-cell>
          <table:table-cell table:style-name="ce29" table:formula="of:=[.J$4] + ([.$B60]*[.J$5])" office:value-type="date" office:date-value="1929-07-07T12:00:00">
            <text:p>07/07/1929 12:00:00</text:p>
          </table:table-cell>
          <table:table-cell table:style-name="ce29" table:formula="of:=[.K$4] + ([.$B60]*[.K$5])" office:value-type="date" office:date-value="1929-05-06T12:00:00">
            <text:p>05/06/1929 12:00:00</text:p>
          </table:table-cell>
          <table:table-cell table:style-name="ce30" table:formula="of:=[.L$4] + ([.$B60]*[.L$5])" office:value-type="date" office:date-value="1926-04-04">
            <text:p>04/04/1926 00:00:00</text:p>
          </table:table-cell>
          <table:table-cell office:value-type="string">
            <text:p>pg. 227. <text:s/>RG's 22nd birthday.</text:p>
          </table:table-cell>
          <table:table-cell table:number-columns-repeated="1011"/>
        </table:table-row>
        <table:table-row table:style-name="ro2">
          <table:table-cell/>
          <table:table-cell table:style-name="ce24" office:value-type="float" office:value="53">
            <text:p>53</text:p>
          </table:table-cell>
          <table:table-cell table:style-name="ce29" table:formula="of:=[.C$4] + ([.$B61]*[.C$5])" office:value-type="date" office:date-value="1927-10-29T12:00:00">
            <text:p>10/29/1927 12:00:00</text:p>
          </table:table-cell>
          <table:table-cell table:style-name="ce29" table:formula="of:=[.D$4] + ([.$B61]*[.D$5])" office:value-type="date" office:date-value="1927-05-02">
            <text:p>05/02/1927 00:00:00</text:p>
          </table:table-cell>
          <table:table-cell table:style-name="ce29" table:formula="of:=[.E$4] + ([.$B61]*[.E$5])" office:value-type="date" office:date-value="1937-07-24">
            <text:p>07/24/1937 00:00:00</text:p>
          </table:table-cell>
          <table:table-cell table:style-name="ce29" table:formula="of:=[.F$4] + ([.$B61]*[.F$5])" office:value-type="date" office:date-value="1913-07-19">
            <text:p>07/19/1913 00:00:00</text:p>
          </table:table-cell>
          <table:table-cell table:style-name="ce29" table:formula="of:=[.G$4] + ([.$B61]*[.G$5])" office:value-type="date" office:date-value="1925-04-29T12:00:00">
            <text:p>04/29/1925 12:00:00</text:p>
          </table:table-cell>
          <table:table-cell table:style-name="ce29" table:formula="of:=[.H$4] + ([.$B61]*[.H$5])" office:value-type="date" office:date-value="1917-02-21T12:00:00">
            <text:p>02/21/1917 12:00:00</text:p>
          </table:table-cell>
          <table:table-cell table:style-name="ce29" table:formula="of:=[.I$4] + ([.$B61]*[.I$5])" office:value-type="date" office:date-value="1928-05-28T12:00:00">
            <text:p>05/28/1928 12:00:00</text:p>
          </table:table-cell>
          <table:table-cell table:style-name="ce29" table:formula="of:=[.J$4] + ([.$B61]*[.J$5])" office:value-type="date" office:date-value="1929-07-26T12:00:00">
            <text:p>07/26/1929 12:00:00</text:p>
          </table:table-cell>
          <table:table-cell table:style-name="ce29" table:formula="of:=[.K$4] + ([.$B61]*[.K$5])" office:value-type="date" office:date-value="1929-05-19T12:00:00">
            <text:p>05/19/1929 12:00:00</text:p>
          </table:table-cell>
          <table:table-cell table:style-name="ce30" table:formula="of:=[.L$4] + ([.$B61]*[.L$5])" office:value-type="date" office:date-value="1926-02-18">
            <text:p>02/18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4">
            <text:p>54</text:p>
          </table:table-cell>
          <table:table-cell table:style-name="ce29" table:formula="of:=[.C$4] + ([.$B62]*[.C$5])" office:value-type="date" office:date-value="1927-11-05T12:00:00">
            <text:p>11/05/1927 12:00:00</text:p>
          </table:table-cell>
          <table:table-cell table:style-name="ce30" table:formula="of:=[.D$4] + ([.$B62]*[.D$5])" office:value-type="date" office:date-value="1927-09-23">
            <text:p>09/23/1927 00:00:00</text:p>
          </table:table-cell>
          <table:table-cell table:style-name="ce28" table:formula="of:=[.E$4] + ([.$B62]*[.E$5])" office:value-type="date" office:date-value="1937-09-11">
            <text:p>09/11/1937 00:00:00</text:p>
          </table:table-cell>
          <table:table-cell table:style-name="ce29" table:formula="of:=[.F$4] + ([.$B62]*[.F$5])" office:value-type="date" office:date-value="1913-09-06">
            <text:p>09/06/1913 00:00:00</text:p>
          </table:table-cell>
          <table:table-cell table:style-name="ce29" table:formula="of:=[.G$4] + ([.$B62]*[.G$5])" office:value-type="date" office:date-value="1925-03-11T12:00:00">
            <text:p>03/11/1925 12:00:00</text:p>
          </table:table-cell>
          <table:table-cell table:style-name="ce29" table:formula="of:=[.H$4] + ([.$B62]*[.H$5])" office:value-type="date" office:date-value="1916-12-13T12:00:00">
            <text:p>12/13/1916 12:00:00</text:p>
          </table:table-cell>
          <table:table-cell table:style-name="ce29" table:formula="of:=[.I$4] + ([.$B62]*[.I$5])" office:value-type="date" office:date-value="1928-06-08T12:00:00">
            <text:p>06/08/1928 12:00:00</text:p>
          </table:table-cell>
          <table:table-cell table:style-name="ce29" table:formula="of:=[.J$4] + ([.$B62]*[.J$5])" office:value-type="date" office:date-value="1929-08-14T12:00:00">
            <text:p>08/14/1929 12:00:00</text:p>
          </table:table-cell>
          <table:table-cell table:style-name="ce28" table:formula="of:=[.K$4] + ([.$B62]*[.K$5])" office:value-type="date" office:date-value="1929-06-01T12:00:00">
            <text:p>06/01/1929 12:00:00</text:p>
          </table:table-cell>
          <table:table-cell table:style-name="ce30" table:formula="of:=[.L$4] + ([.$B62]*[.L$5])" office:value-type="date" office:date-value="1926-01-04">
            <text:p>01/04/192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5">
            <text:p>55</text:p>
          </table:table-cell>
          <table:table-cell table:style-name="ce29" table:formula="of:=[.C$4] + ([.$B63]*[.C$5])" office:value-type="date" office:date-value="1927-11-12T12:00:00">
            <text:p>11/12/1927 12:00:00</text:p>
          </table:table-cell>
          <table:table-cell table:style-name="ce29" table:formula="of:=[.D$4] + ([.$B63]*[.D$5])" office:value-type="date" office:date-value="1928-02-14">
            <text:p>02/14/1928 00:00:00</text:p>
          </table:table-cell>
          <table:table-cell table:style-name="ce29" table:formula="of:=[.E$4] + ([.$B63]*[.E$5])" office:value-type="date" office:date-value="1937-10-30">
            <text:p>10/30/1937 00:00:00</text:p>
          </table:table-cell>
          <table:table-cell table:style-name="ce29" table:formula="of:=[.F$4] + ([.$B63]*[.F$5])" office:value-type="date" office:date-value="1913-10-25">
            <text:p>10/25/1913 00:00:00</text:p>
          </table:table-cell>
          <table:table-cell table:style-name="ce29" table:formula="of:=[.G$4] + ([.$B63]*[.G$5])" office:value-type="date" office:date-value="1925-01-21T12:00:00">
            <text:p>01/21/1925 12:00:00</text:p>
          </table:table-cell>
          <table:table-cell table:style-name="ce29" table:formula="of:=[.H$4] + ([.$B63]*[.H$5])" office:value-type="date" office:date-value="1916-10-04T12:00:00">
            <text:p>10/04/1916 12:00:00</text:p>
          </table:table-cell>
          <table:table-cell table:style-name="ce29" table:formula="of:=[.I$4] + ([.$B63]*[.I$5])" office:value-type="date" office:date-value="1928-06-19T12:00:00">
            <text:p>06/19/1928 12:00:00</text:p>
          </table:table-cell>
          <table:table-cell table:style-name="ce29" table:formula="of:=[.J$4] + ([.$B63]*[.J$5])" office:value-type="date" office:date-value="1929-09-02T12:00:00">
            <text:p>09/02/1929 12:00:00</text:p>
          </table:table-cell>
          <table:table-cell table:style-name="ce28" table:formula="of:=[.K$4] + ([.$B63]*[.K$5])" office:value-type="date" office:date-value="1929-06-14T12:00:00">
            <text:p>06/14/1929 12:00:00</text:p>
          </table:table-cell>
          <table:table-cell table:style-name="ce30" table:formula="of:=[.L$4] + ([.$B63]*[.L$5])" office:value-type="date" office:date-value="1925-11-20">
            <text:p>11/20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6">
            <text:p>56</text:p>
          </table:table-cell>
          <table:table-cell table:style-name="ce29" table:formula="of:=[.C$4] + ([.$B64]*[.C$5])" office:value-type="date" office:date-value="1927-11-19T12:00:00">
            <text:p>11/19/1927 12:00:00</text:p>
          </table:table-cell>
          <table:table-cell table:style-name="ce29" table:formula="of:=[.D$4] + ([.$B64]*[.D$5])" office:value-type="date" office:date-value="1928-07-07">
            <text:p>07/07/1928 00:00:00</text:p>
          </table:table-cell>
          <table:table-cell table:style-name="ce29" table:formula="of:=[.E$4] + ([.$B64]*[.E$5])" office:value-type="date" office:date-value="1937-12-18">
            <text:p>12/18/1937 00:00:00</text:p>
          </table:table-cell>
          <table:table-cell table:style-name="ce29" table:formula="of:=[.F$4] + ([.$B64]*[.F$5])" office:value-type="date" office:date-value="1913-12-13">
            <text:p>12/13/1913 00:00:00</text:p>
          </table:table-cell>
          <table:table-cell table:style-name="ce29" table:formula="of:=[.G$4] + ([.$B64]*[.G$5])" office:value-type="date" office:date-value="1924-12-03T12:00:00">
            <text:p>12/03/1924 12:00:00</text:p>
          </table:table-cell>
          <table:table-cell table:style-name="ce29" table:formula="of:=[.H$4] + ([.$B64]*[.H$5])" office:value-type="date" office:date-value="1916-07-26T12:00:00">
            <text:p>07/26/1916 12:00:00</text:p>
          </table:table-cell>
          <table:table-cell table:style-name="ce29" table:formula="of:=[.I$4] + ([.$B64]*[.I$5])" office:value-type="date" office:date-value="1928-06-30T12:00:00">
            <text:p>06/30/1928 12:00:00</text:p>
          </table:table-cell>
          <table:table-cell table:style-name="ce29" table:formula="of:=[.J$4] + ([.$B64]*[.J$5])" office:value-type="date" office:date-value="1929-09-21T12:00:00">
            <text:p>09/21/1929 12:00:00</text:p>
          </table:table-cell>
          <table:table-cell table:style-name="ce28" table:formula="of:=[.K$4] + ([.$B64]*[.K$5])" office:value-type="date" office:date-value="1929-06-27T12:00:00">
            <text:p>06/27/1929 12:00:00</text:p>
          </table:table-cell>
          <table:table-cell table:style-name="ce30" table:formula="of:=[.L$4] + ([.$B64]*[.L$5])" office:value-type="date" office:date-value="1925-10-06">
            <text:p>10/06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7">
            <text:p>57</text:p>
          </table:table-cell>
          <table:table-cell table:style-name="ce29" table:formula="of:=[.C$4] + ([.$B65]*[.C$5])" office:value-type="date" office:date-value="1927-11-26T12:00:00">
            <text:p>11/26/1927 12:00:00</text:p>
          </table:table-cell>
          <table:table-cell table:style-name="ce29" table:formula="of:=[.D$4] + ([.$B65]*[.D$5])" office:value-type="date" office:date-value="1928-11-28">
            <text:p>11/28/1928 00:00:00</text:p>
          </table:table-cell>
          <table:table-cell table:style-name="ce29" table:formula="of:=[.E$4] + ([.$B65]*[.E$5])" office:value-type="date" office:date-value="1938-02-05">
            <text:p>02/05/1938 00:00:00</text:p>
          </table:table-cell>
          <table:table-cell table:style-name="ce29" table:formula="of:=[.F$4] + ([.$B65]*[.F$5])" office:value-type="date" office:date-value="1914-01-31">
            <text:p>01/31/1914 00:00:00</text:p>
          </table:table-cell>
          <table:table-cell table:style-name="ce29" table:formula="of:=[.G$4] + ([.$B65]*[.G$5])" office:value-type="date" office:date-value="1924-10-15T12:00:00">
            <text:p>10/15/1924 12:00:00</text:p>
          </table:table-cell>
          <table:table-cell table:style-name="ce29" table:formula="of:=[.H$4] + ([.$B65]*[.H$5])" office:value-type="date" office:date-value="1916-05-17T12:00:00">
            <text:p>05/17/1916 12:00:00</text:p>
          </table:table-cell>
          <table:table-cell table:style-name="ce29" table:formula="of:=[.I$4] + ([.$B65]*[.I$5])" office:value-type="date" office:date-value="1928-07-11T12:00:00">
            <text:p>07/11/1928 12:00:00</text:p>
          </table:table-cell>
          <table:table-cell table:style-name="ce29" table:formula="of:=[.J$4] + ([.$B65]*[.J$5])" office:value-type="date" office:date-value="1929-10-10T12:00:00">
            <text:p>10/10/1929 12:00:00</text:p>
          </table:table-cell>
          <table:table-cell table:style-name="ce28" table:formula="of:=[.K$4] + ([.$B65]*[.K$5])" office:value-type="date" office:date-value="1929-07-10T12:00:00">
            <text:p>07/10/1929 12:00:00</text:p>
          </table:table-cell>
          <table:table-cell table:style-name="ce30" table:formula="of:=[.L$4] + ([.$B65]*[.L$5])" office:value-type="date" office:date-value="1925-08-22">
            <text:p>08/22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8">
            <text:p>58</text:p>
          </table:table-cell>
          <table:table-cell table:style-name="ce29" table:formula="of:=[.C$4] + ([.$B66]*[.C$5])" office:value-type="date" office:date-value="1927-12-03T12:00:00">
            <text:p>12/03/1927 12:00:00</text:p>
          </table:table-cell>
          <table:table-cell table:style-name="ce29" table:formula="of:=[.D$4] + ([.$B66]*[.D$5])" office:value-type="date" office:date-value="1929-04-21">
            <text:p>04/21/1929 00:00:00</text:p>
          </table:table-cell>
          <table:table-cell table:style-name="ce29" table:formula="of:=[.E$4] + ([.$B66]*[.E$5])" office:value-type="date" office:date-value="1938-03-26">
            <text:p>03/26/1938 00:00:00</text:p>
          </table:table-cell>
          <table:table-cell table:style-name="ce29" table:formula="of:=[.F$4] + ([.$B66]*[.F$5])" office:value-type="date" office:date-value="1914-03-21">
            <text:p>03/21/1914 00:00:00</text:p>
          </table:table-cell>
          <table:table-cell table:style-name="ce29" table:formula="of:=[.G$4] + ([.$B66]*[.G$5])" office:value-type="date" office:date-value="1924-08-27T12:00:00">
            <text:p>08/27/1924 12:00:00</text:p>
          </table:table-cell>
          <table:table-cell table:style-name="ce29" table:formula="of:=[.H$4] + ([.$B66]*[.H$5])" office:value-type="date" office:date-value="1916-03-08T12:00:00">
            <text:p>03/08/1916 12:00:00</text:p>
          </table:table-cell>
          <table:table-cell table:style-name="ce29" table:formula="of:=[.I$4] + ([.$B66]*[.I$5])" office:value-type="date" office:date-value="1928-07-22T12:00:00">
            <text:p>07/22/1928 12:00:00</text:p>
          </table:table-cell>
          <table:table-cell table:style-name="ce29" table:formula="of:=[.J$4] + ([.$B66]*[.J$5])" office:value-type="date" office:date-value="1929-10-29T12:00:00">
            <text:p>10/29/1929 12:00:00</text:p>
          </table:table-cell>
          <table:table-cell table:style-name="ce28" table:formula="of:=[.K$4] + ([.$B66]*[.K$5])" office:value-type="date" office:date-value="1929-07-23T12:00:00">
            <text:p>07/23/1929 12:00:00</text:p>
          </table:table-cell>
          <table:table-cell table:style-name="ce30" table:formula="of:=[.L$4] + ([.$B66]*[.L$5])" office:value-type="date" office:date-value="1925-07-08">
            <text:p>07/08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9">
            <text:p>59</text:p>
          </table:table-cell>
          <table:table-cell table:style-name="ce29" table:formula="of:=[.C$4] + ([.$B67]*[.C$5])" office:value-type="date" office:date-value="1927-12-10T12:00:00">
            <text:p>12/10/1927 12:00:00</text:p>
          </table:table-cell>
          <table:table-cell table:style-name="ce29" table:formula="of:=[.D$4] + ([.$B67]*[.D$5])" office:value-type="date" office:date-value="1929-09-12">
            <text:p>09/12/1929 00:00:00</text:p>
          </table:table-cell>
          <table:table-cell table:style-name="ce29" table:formula="of:=[.E$4] + ([.$B67]*[.E$5])" office:value-type="date" office:date-value="1938-05-14">
            <text:p>05/14/1938 00:00:00</text:p>
          </table:table-cell>
          <table:table-cell table:style-name="ce29" table:formula="of:=[.F$4] + ([.$B67]*[.F$5])" office:value-type="date" office:date-value="1914-05-09">
            <text:p>05/09/1914 00:00:00</text:p>
          </table:table-cell>
          <table:table-cell table:style-name="ce29" table:formula="of:=[.G$4] + ([.$B67]*[.G$5])" office:value-type="date" office:date-value="1924-07-09T12:00:00">
            <text:p>07/09/1924 12:00:00</text:p>
          </table:table-cell>
          <table:table-cell table:style-name="ce29" table:formula="of:=[.H$4] + ([.$B67]*[.H$5])" office:value-type="date" office:date-value="1915-12-29T12:00:00">
            <text:p>12/29/1915 12:00:00</text:p>
          </table:table-cell>
          <table:table-cell table:style-name="ce29" table:formula="of:=[.I$4] + ([.$B67]*[.I$5])" office:value-type="date" office:date-value="1928-08-02T12:00:00">
            <text:p>08/02/1928 12:00:00</text:p>
          </table:table-cell>
          <table:table-cell table:style-name="ce29" table:formula="of:=[.J$4] + ([.$B67]*[.J$5])" office:value-type="date" office:date-value="1929-11-17T12:00:00">
            <text:p>11/17/1929 12:00:00</text:p>
          </table:table-cell>
          <table:table-cell table:style-name="ce28" table:formula="of:=[.K$4] + ([.$B67]*[.K$5])" office:value-type="date" office:date-value="1929-08-05T12:00:00">
            <text:p>08/05/1929 12:00:00</text:p>
          </table:table-cell>
          <table:table-cell table:style-name="ce30" table:formula="of:=[.L$4] + ([.$B67]*[.L$5])" office:value-type="date" office:date-value="1925-05-24">
            <text:p>05/24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0">
            <text:p>60</text:p>
          </table:table-cell>
          <table:table-cell table:style-name="ce29" table:formula="of:=[.C$4] + ([.$B68]*[.C$5])" office:value-type="date" office:date-value="1927-12-17T12:00:00">
            <text:p>12/17/1927 12:00:00</text:p>
          </table:table-cell>
          <table:table-cell table:style-name="ce29" table:formula="of:=[.D$4] + ([.$B68]*[.D$5])" office:value-type="date" office:date-value="1930-02-03">
            <text:p>02/03/1930 00:00:00</text:p>
          </table:table-cell>
          <table:table-cell table:style-name="ce29" table:formula="of:=[.E$4] + ([.$B68]*[.E$5])" office:value-type="date" office:date-value="1938-07-02">
            <text:p>07/02/1938 00:00:00</text:p>
          </table:table-cell>
          <table:table-cell table:style-name="ce29" table:formula="of:=[.F$4] + ([.$B68]*[.F$5])" office:value-type="date" office:date-value="1914-06-27">
            <text:p>06/27/1914 00:00:00</text:p>
          </table:table-cell>
          <table:table-cell table:style-name="ce29" table:formula="of:=[.G$4] + ([.$B68]*[.G$5])" office:value-type="date" office:date-value="1924-05-21T12:00:00">
            <text:p>05/21/1924 12:00:00</text:p>
          </table:table-cell>
          <table:table-cell table:style-name="ce29" table:formula="of:=[.H$4] + ([.$B68]*[.H$5])" office:value-type="date" office:date-value="1915-10-20T12:00:00">
            <text:p>10/20/1915 12:00:00</text:p>
          </table:table-cell>
          <table:table-cell table:style-name="ce29" table:formula="of:=[.I$4] + ([.$B68]*[.I$5])" office:value-type="date" office:date-value="1928-08-13T12:00:00">
            <text:p>08/13/1928 12:00:00</text:p>
          </table:table-cell>
          <table:table-cell table:style-name="ce29" table:formula="of:=[.J$4] + ([.$B68]*[.J$5])" office:value-type="date" office:date-value="1929-12-06T12:00:00">
            <text:p>12/06/1929 12:00:00</text:p>
          </table:table-cell>
          <table:table-cell table:style-name="ce28" table:formula="of:=[.K$4] + ([.$B68]*[.K$5])" office:value-type="date" office:date-value="1929-08-18T12:00:00">
            <text:p>08/18/1929 12:00:00</text:p>
          </table:table-cell>
          <table:table-cell table:style-name="ce30" table:formula="of:=[.L$4] + ([.$B68]*[.L$5])" office:value-type="date" office:date-value="1925-04-09">
            <text:p>04/09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1">
            <text:p>61</text:p>
          </table:table-cell>
          <table:table-cell table:style-name="ce28" table:formula="of:=[.C$4] + ([.$B69]*[.C$5])" office:value-type="date" office:date-value="1927-12-24T12:00:00">
            <text:p>12/24/1927 12:00:00</text:p>
          </table:table-cell>
          <table:table-cell table:style-name="ce29" table:formula="of:=[.D$4] + ([.$B69]*[.D$5])" office:value-type="date" office:date-value="1930-06-27">
            <text:p>06/27/1930 00:00:00</text:p>
          </table:table-cell>
          <table:table-cell table:style-name="ce29" table:formula="of:=[.E$4] + ([.$B69]*[.E$5])" office:value-type="date" office:date-value="1938-08-20">
            <text:p>08/20/1938 00:00:00</text:p>
          </table:table-cell>
          <table:table-cell table:style-name="ce29" table:formula="of:=[.F$4] + ([.$B69]*[.F$5])" office:value-type="date" office:date-value="1914-08-15">
            <text:p>08/15/1914 00:00:00</text:p>
          </table:table-cell>
          <table:table-cell table:style-name="ce29" table:formula="of:=[.G$4] + ([.$B69]*[.G$5])" office:value-type="date" office:date-value="1924-04-02T12:00:00">
            <text:p>04/02/1924 12:00:00</text:p>
          </table:table-cell>
          <table:table-cell table:style-name="ce29" table:formula="of:=[.H$4] + ([.$B69]*[.H$5])" office:value-type="date" office:date-value="1915-08-11T12:00:00">
            <text:p>08/11/1915 12:00:00</text:p>
          </table:table-cell>
          <table:table-cell table:style-name="ce29" table:formula="of:=[.I$4] + ([.$B69]*[.I$5])" office:value-type="date" office:date-value="1928-08-24T12:00:00">
            <text:p>08/24/1928 12:00:00</text:p>
          </table:table-cell>
          <table:table-cell table:style-name="ce29" table:formula="of:=[.J$4] + ([.$B69]*[.J$5])" office:value-type="date" office:date-value="1929-12-25T12:00:00">
            <text:p>12/25/1929 12:00:00</text:p>
          </table:table-cell>
          <table:table-cell table:style-name="ce28" table:formula="of:=[.K$4] + ([.$B69]*[.K$5])" office:value-type="date" office:date-value="1929-08-31T12:00:00">
            <text:p>08/31/1929 12:00:00</text:p>
          </table:table-cell>
          <table:table-cell table:style-name="ce30" table:formula="of:=[.L$4] + ([.$B69]*[.L$5])" office:value-type="date" office:date-value="1925-02-23">
            <text:p>02/23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2">
            <text:p>62</text:p>
          </table:table-cell>
          <table:table-cell table:style-name="ce29" table:formula="of:=[.C$4] + ([.$B70]*[.C$5])" office:value-type="date" office:date-value="1927-12-31T12:00:00">
            <text:p>12/31/1927 12:00:00</text:p>
          </table:table-cell>
          <table:table-cell table:style-name="ce29" table:formula="of:=[.D$4] + ([.$B70]*[.D$5])" office:value-type="date" office:date-value="1930-11-18">
            <text:p>11/18/1930 00:00:00</text:p>
          </table:table-cell>
          <table:table-cell table:style-name="ce29" table:formula="of:=[.E$4] + ([.$B70]*[.E$5])" office:value-type="date" office:date-value="1938-10-08">
            <text:p>10/08/1938 00:00:00</text:p>
          </table:table-cell>
          <table:table-cell table:style-name="ce29" table:formula="of:=[.F$4] + ([.$B70]*[.F$5])" office:value-type="date" office:date-value="1914-10-03">
            <text:p>10/03/1914 00:00:00</text:p>
          </table:table-cell>
          <table:table-cell table:style-name="ce29" table:formula="of:=[.G$4] + ([.$B70]*[.G$5])" office:value-type="date" office:date-value="1924-02-13T12:00:00">
            <text:p>02/13/1924 12:00:00</text:p>
          </table:table-cell>
          <table:table-cell table:style-name="ce29" table:formula="of:=[.H$4] + ([.$B70]*[.H$5])" office:value-type="date" office:date-value="1915-06-02T12:00:00">
            <text:p>06/02/1915 12:00:00</text:p>
          </table:table-cell>
          <table:table-cell table:style-name="ce29" table:formula="of:=[.I$4] + ([.$B70]*[.I$5])" office:value-type="date" office:date-value="1928-09-04T12:00:00">
            <text:p>09/04/1928 12:00:00</text:p>
          </table:table-cell>
          <table:table-cell table:style-name="ce29" table:formula="of:=[.J$4] + ([.$B70]*[.J$5])" office:value-type="date" office:date-value="1930-01-13T12:00:00">
            <text:p>01/13/1930 12:00:00</text:p>
          </table:table-cell>
          <table:table-cell table:style-name="ce29" table:formula="of:=[.K$4] + ([.$B70]*[.K$5])" office:value-type="date" office:date-value="1929-09-13T12:00:00">
            <text:p>09/13/1929 12:00:00</text:p>
          </table:table-cell>
          <table:table-cell table:style-name="ce30" table:formula="of:=[.L$4] + ([.$B70]*[.L$5])" office:value-type="date" office:date-value="1925-01-09">
            <text:p>01/09/192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3">
            <text:p>63</text:p>
          </table:table-cell>
          <table:table-cell table:style-name="ce29" table:formula="of:=[.C$4] + ([.$B71]*[.C$5])" office:value-type="date" office:date-value="1928-01-07T12:00:00">
            <text:p>01/07/1928 12:00:00</text:p>
          </table:table-cell>
          <table:table-cell table:style-name="ce29" table:formula="of:=[.D$4] + ([.$B71]*[.D$5])" office:value-type="date" office:date-value="1931-04-11">
            <text:p>04/11/1931 00:00:00</text:p>
          </table:table-cell>
          <table:table-cell table:style-name="ce29" table:formula="of:=[.E$4] + ([.$B71]*[.E$5])" office:value-type="date" office:date-value="1938-11-26">
            <text:p>11/26/1938 00:00:00</text:p>
          </table:table-cell>
          <table:table-cell table:style-name="ce29" table:formula="of:=[.F$4] + ([.$B71]*[.F$5])" office:value-type="date" office:date-value="1914-11-21">
            <text:p>11/21/1914 00:00:00</text:p>
          </table:table-cell>
          <table:table-cell table:style-name="ce29" table:formula="of:=[.G$4] + ([.$B71]*[.G$5])" office:value-type="date" office:date-value="1923-12-26T12:00:00">
            <text:p>12/26/1923 12:00:00</text:p>
          </table:table-cell>
          <table:table-cell table:style-name="ce29" table:formula="of:=[.H$4] + ([.$B71]*[.H$5])" office:value-type="date" office:date-value="1915-03-24T12:00:00">
            <text:p>03/24/1915 12:00:00</text:p>
          </table:table-cell>
          <table:table-cell table:style-name="ce29" table:formula="of:=[.I$4] + ([.$B71]*[.I$5])" office:value-type="date" office:date-value="1928-09-15T12:00:00">
            <text:p>09/15/1928 12:00:00</text:p>
          </table:table-cell>
          <table:table-cell table:style-name="ce29" table:formula="of:=[.J$4] + ([.$B71]*[.J$5])" office:value-type="date" office:date-value="1930-02-01T12:00:00">
            <text:p>02/01/1930 12:00:00</text:p>
          </table:table-cell>
          <table:table-cell table:style-name="ce29" table:formula="of:=[.K$4] + ([.$B71]*[.K$5])" office:value-type="date" office:date-value="1929-09-26T12:00:00">
            <text:p>09/26/1929 12:00:00</text:p>
          </table:table-cell>
          <table:table-cell table:style-name="ce30" table:formula="of:=[.L$4] + ([.$B71]*[.L$5])" office:value-type="date" office:date-value="1924-11-25">
            <text:p>11/25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4">
            <text:p>64</text:p>
          </table:table-cell>
          <table:table-cell table:style-name="ce29" table:formula="of:=[.C$4] + ([.$B72]*[.C$5])" office:value-type="date" office:date-value="1928-01-14T12:00:00">
            <text:p>01/14/1928 12:00:00</text:p>
          </table:table-cell>
          <table:table-cell table:style-name="ce29" table:formula="of:=[.D$4] + ([.$B72]*[.D$5])" office:value-type="date" office:date-value="1931-09-02">
            <text:p>09/02/1931 00:00:00</text:p>
          </table:table-cell>
          <table:table-cell table:style-name="ce29" table:formula="of:=[.E$4] + ([.$B72]*[.E$5])" office:value-type="date" office:date-value="1939-01-14">
            <text:p>01/14/1939 00:00:00</text:p>
          </table:table-cell>
          <table:table-cell table:style-name="ce29" table:formula="of:=[.F$4] + ([.$B72]*[.F$5])" office:value-type="date" office:date-value="1915-01-09">
            <text:p>01/09/1915 00:00:00</text:p>
          </table:table-cell>
          <table:table-cell table:style-name="ce29" table:formula="of:=[.G$4] + ([.$B72]*[.G$5])" office:value-type="date" office:date-value="1923-11-07T12:00:00">
            <text:p>11/07/1923 12:00:00</text:p>
          </table:table-cell>
          <table:table-cell table:style-name="ce29" table:formula="of:=[.H$4] + ([.$B72]*[.H$5])" office:value-type="date" office:date-value="1915-01-13T12:00:00">
            <text:p>01/13/1915 12:00:00</text:p>
          </table:table-cell>
          <table:table-cell table:style-name="ce29" table:formula="of:=[.I$4] + ([.$B72]*[.I$5])" office:value-type="date" office:date-value="1928-09-26T12:00:00">
            <text:p>09/26/1928 12:00:00</text:p>
          </table:table-cell>
          <table:table-cell table:style-name="ce29" table:formula="of:=[.J$4] + ([.$B72]*[.J$5])" office:value-type="date" office:date-value="1930-02-20T12:00:00">
            <text:p>02/20/1930 12:00:00</text:p>
          </table:table-cell>
          <table:table-cell table:style-name="ce29" table:formula="of:=[.K$4] + ([.$B72]*[.K$5])" office:value-type="date" office:date-value="1929-10-09T12:00:00">
            <text:p>10/09/1929 12:00:00</text:p>
          </table:table-cell>
          <table:table-cell table:style-name="ce30" table:formula="of:=[.L$4] + ([.$B72]*[.L$5])" office:value-type="date" office:date-value="1924-10-11">
            <text:p>10/11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5">
            <text:p>65</text:p>
          </table:table-cell>
          <table:table-cell table:style-name="ce29" table:formula="of:=[.C$4] + ([.$B73]*[.C$5])" office:value-type="date" office:date-value="1928-01-21T12:00:00">
            <text:p>01/21/1928 12:00:00</text:p>
          </table:table-cell>
          <table:table-cell table:style-name="ce29" table:formula="of:=[.D$4] + ([.$B73]*[.D$5])" office:value-type="date" office:date-value="1932-01-24">
            <text:p>01/24/1932 00:00:00</text:p>
          </table:table-cell>
          <table:table-cell table:style-name="ce29" table:formula="of:=[.E$4] + ([.$B73]*[.E$5])" office:value-type="date" office:date-value="1939-03-04">
            <text:p>03/04/1939 00:00:00</text:p>
          </table:table-cell>
          <table:table-cell table:style-name="ce29" table:formula="of:=[.F$4] + ([.$B73]*[.F$5])" office:value-type="date" office:date-value="1915-02-27">
            <text:p>02/27/1915 00:00:00</text:p>
          </table:table-cell>
          <table:table-cell table:style-name="ce29" table:formula="of:=[.G$4] + ([.$B73]*[.G$5])" office:value-type="date" office:date-value="1923-09-19T12:00:00">
            <text:p>09/19/1923 12:00:00</text:p>
          </table:table-cell>
          <table:table-cell table:style-name="ce29" table:formula="of:=[.H$4] + ([.$B73]*[.H$5])" office:value-type="date" office:date-value="1914-11-04T12:00:00">
            <text:p>11/04/1914 12:00:00</text:p>
          </table:table-cell>
          <table:table-cell table:style-name="ce29" table:formula="of:=[.I$4] + ([.$B73]*[.I$5])" office:value-type="date" office:date-value="1928-10-07T12:00:00">
            <text:p>10/07/1928 12:00:00</text:p>
          </table:table-cell>
          <table:table-cell table:style-name="ce29" table:formula="of:=[.J$4] + ([.$B73]*[.J$5])" office:value-type="date" office:date-value="1930-03-11T12:00:00">
            <text:p>03/11/1930 12:00:00</text:p>
          </table:table-cell>
          <table:table-cell table:style-name="ce29" table:formula="of:=[.K$4] + ([.$B73]*[.K$5])" office:value-type="date" office:date-value="1929-10-22T12:00:00">
            <text:p>10/22/1929 12:00:00</text:p>
          </table:table-cell>
          <table:table-cell table:style-name="ce29" table:formula="of:=[.L$4] + ([.$B73]*[.L$5])" office:value-type="date" office:date-value="1924-08-27">
            <text:p>08/27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6">
            <text:p>66</text:p>
          </table:table-cell>
          <table:table-cell table:style-name="ce29" table:formula="of:=[.C$4] + ([.$B74]*[.C$5])" office:value-type="date" office:date-value="1928-01-28T12:00:00">
            <text:p>01/28/1928 12:00:00</text:p>
          </table:table-cell>
          <table:table-cell table:style-name="ce29" table:formula="of:=[.D$4] + ([.$B74]*[.D$5])" office:value-type="date" office:date-value="1932-06-16">
            <text:p>06/16/1932 00:00:00</text:p>
          </table:table-cell>
          <table:table-cell table:style-name="ce29" table:formula="of:=[.E$4] + ([.$B74]*[.E$5])" office:value-type="date" office:date-value="1939-04-22">
            <text:p>04/22/1939 00:00:00</text:p>
          </table:table-cell>
          <table:table-cell table:style-name="ce29" table:formula="of:=[.F$4] + ([.$B74]*[.F$5])" office:value-type="date" office:date-value="1915-04-17">
            <text:p>04/17/1915 00:00:00</text:p>
          </table:table-cell>
          <table:table-cell table:style-name="ce29" table:formula="of:=[.G$4] + ([.$B74]*[.G$5])" office:value-type="date" office:date-value="1923-08-01T12:00:00">
            <text:p>08/01/1923 12:00:00</text:p>
          </table:table-cell>
          <table:table-cell table:style-name="ce29" table:formula="of:=[.H$4] + ([.$B74]*[.H$5])" office:value-type="date" office:date-value="1914-08-26T12:00:00">
            <text:p>08/26/1914 12:00:00</text:p>
          </table:table-cell>
          <table:table-cell table:style-name="ce29" table:formula="of:=[.I$4] + ([.$B74]*[.I$5])" office:value-type="date" office:date-value="1928-10-18T12:00:00">
            <text:p>10/18/1928 12:00:00</text:p>
          </table:table-cell>
          <table:table-cell table:style-name="ce29" table:formula="of:=[.J$4] + ([.$B74]*[.J$5])" office:value-type="date" office:date-value="1930-03-30T12:00:00">
            <text:p>03/30/1930 12:00:00</text:p>
          </table:table-cell>
          <table:table-cell table:style-name="ce29" table:formula="of:=[.K$4] + ([.$B74]*[.K$5])" office:value-type="date" office:date-value="1929-11-04T12:00:00">
            <text:p>11/04/1929 12:00:00</text:p>
          </table:table-cell>
          <table:table-cell table:style-name="ce29" table:formula="of:=[.L$4] + ([.$B74]*[.L$5])" office:value-type="date" office:date-value="1924-07-13">
            <text:p>07/13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7">
            <text:p>67</text:p>
          </table:table-cell>
          <table:table-cell table:style-name="ce29" table:formula="of:=[.C$4] + ([.$B75]*[.C$5])" office:value-type="date" office:date-value="1928-02-04T12:00:00">
            <text:p>02/04/1928 12:00:00</text:p>
          </table:table-cell>
          <table:table-cell table:style-name="ce29" table:formula="of:=[.D$4] + ([.$B75]*[.D$5])" office:value-type="date" office:date-value="1932-11-07">
            <text:p>11/07/1932 00:00:00</text:p>
          </table:table-cell>
          <table:table-cell table:style-name="ce29" table:formula="of:=[.E$4] + ([.$B75]*[.E$5])" office:value-type="date" office:date-value="1939-06-10">
            <text:p>06/10/1939 00:00:00</text:p>
          </table:table-cell>
          <table:table-cell table:style-name="ce29" table:formula="of:=[.F$4] + ([.$B75]*[.F$5])" office:value-type="date" office:date-value="1915-06-05">
            <text:p>06/05/1915 00:00:00</text:p>
          </table:table-cell>
          <table:table-cell table:style-name="ce29" table:formula="of:=[.G$4] + ([.$B75]*[.G$5])" office:value-type="date" office:date-value="1923-06-13T12:00:00">
            <text:p>06/13/1923 12:00:00</text:p>
          </table:table-cell>
          <table:table-cell table:style-name="ce29" table:formula="of:=[.H$4] + ([.$B75]*[.H$5])" office:value-type="date" office:date-value="1914-06-17T12:00:00">
            <text:p>06/17/1914 12:00:00</text:p>
          </table:table-cell>
          <table:table-cell table:style-name="ce29" table:formula="of:=[.I$4] + ([.$B75]*[.I$5])" office:value-type="date" office:date-value="1928-10-29T12:00:00">
            <text:p>10/29/1928 12:00:00</text:p>
          </table:table-cell>
          <table:table-cell table:style-name="ce29" table:formula="of:=[.J$4] + ([.$B75]*[.J$5])" office:value-type="date" office:date-value="1930-04-18T12:00:00">
            <text:p>04/18/1930 12:00:00</text:p>
          </table:table-cell>
          <table:table-cell table:style-name="ce29" table:formula="of:=[.K$4] + ([.$B75]*[.K$5])" office:value-type="date" office:date-value="1929-11-17T12:00:00">
            <text:p>11/17/1929 12:00:00</text:p>
          </table:table-cell>
          <table:table-cell table:style-name="ce29" table:formula="of:=[.L$4] + ([.$B75]*[.L$5])" office:value-type="date" office:date-value="1924-05-29">
            <text:p>05/29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8">
            <text:p>68</text:p>
          </table:table-cell>
          <table:table-cell table:style-name="ce29" table:formula="of:=[.C$4] + ([.$B76]*[.C$5])" office:value-type="date" office:date-value="1928-02-11T12:00:00">
            <text:p>02/11/1928 12:00:00</text:p>
          </table:table-cell>
          <table:table-cell table:style-name="ce29" table:formula="of:=[.D$4] + ([.$B76]*[.D$5])" office:value-type="date" office:date-value="1933-03-31">
            <text:p>03/31/1933 00:00:00</text:p>
          </table:table-cell>
          <table:table-cell table:style-name="ce29" table:formula="of:=[.E$4] + ([.$B76]*[.E$5])" office:value-type="date" office:date-value="1939-07-29">
            <text:p>07/29/1939 00:00:00</text:p>
          </table:table-cell>
          <table:table-cell table:style-name="ce29" table:formula="of:=[.F$4] + ([.$B76]*[.F$5])" office:value-type="date" office:date-value="1915-07-24">
            <text:p>07/24/1915 00:00:00</text:p>
          </table:table-cell>
          <table:table-cell table:style-name="ce29" table:formula="of:=[.G$4] + ([.$B76]*[.G$5])" office:value-type="date" office:date-value="1923-04-25T12:00:00">
            <text:p>04/25/1923 12:00:00</text:p>
          </table:table-cell>
          <table:table-cell table:style-name="ce29" table:formula="of:=[.H$4] + ([.$B76]*[.H$5])" office:value-type="date" office:date-value="1914-04-08T12:00:00">
            <text:p>04/08/1914 12:00:00</text:p>
          </table:table-cell>
          <table:table-cell table:style-name="ce29" table:formula="of:=[.I$4] + ([.$B76]*[.I$5])" office:value-type="date" office:date-value="1928-11-09T12:00:00">
            <text:p>11/09/1928 12:00:00</text:p>
          </table:table-cell>
          <table:table-cell table:style-name="ce29" table:formula="of:=[.J$4] + ([.$B76]*[.J$5])" office:value-type="date" office:date-value="1930-05-07T12:00:00">
            <text:p>05/07/1930 12:00:00</text:p>
          </table:table-cell>
          <table:table-cell table:style-name="ce29" table:formula="of:=[.K$4] + ([.$B76]*[.K$5])" office:value-type="date" office:date-value="1929-11-30T12:00:00">
            <text:p>11/30/1929 12:00:00</text:p>
          </table:table-cell>
          <table:table-cell table:style-name="ce29" table:formula="of:=[.L$4] + ([.$B76]*[.L$5])" office:value-type="date" office:date-value="1924-04-14">
            <text:p>04/14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9">
            <text:p>69</text:p>
          </table:table-cell>
          <table:table-cell table:style-name="ce29" table:formula="of:=[.C$4] + ([.$B77]*[.C$5])" office:value-type="date" office:date-value="1928-02-18T12:00:00">
            <text:p>02/18/1928 12:00:00</text:p>
          </table:table-cell>
          <table:table-cell table:style-name="ce29" table:formula="of:=[.D$4] + ([.$B77]*[.D$5])" office:value-type="date" office:date-value="1933-08-22">
            <text:p>08/22/1933 00:00:00</text:p>
          </table:table-cell>
          <table:table-cell table:style-name="ce29" table:formula="of:=[.E$4] + ([.$B77]*[.E$5])" office:value-type="date" office:date-value="1939-09-16">
            <text:p>09/16/1939 00:00:00</text:p>
          </table:table-cell>
          <table:table-cell table:style-name="ce29" table:formula="of:=[.F$4] + ([.$B77]*[.F$5])" office:value-type="date" office:date-value="1915-09-11">
            <text:p>09/11/1915 00:00:00</text:p>
          </table:table-cell>
          <table:table-cell table:style-name="ce29" table:formula="of:=[.G$4] + ([.$B77]*[.G$5])" office:value-type="date" office:date-value="1923-03-07T12:00:00">
            <text:p>03/07/1923 12:00:00</text:p>
          </table:table-cell>
          <table:table-cell table:style-name="ce29" table:formula="of:=[.H$4] + ([.$B77]*[.H$5])" office:value-type="date" office:date-value="1914-01-28T12:00:00">
            <text:p>01/28/1914 12:00:00</text:p>
          </table:table-cell>
          <table:table-cell table:style-name="ce29" table:formula="of:=[.I$4] + ([.$B77]*[.I$5])" office:value-type="date" office:date-value="1928-11-20T12:00:00">
            <text:p>11/20/1928 12:00:00</text:p>
          </table:table-cell>
          <table:table-cell table:style-name="ce29" table:formula="of:=[.J$4] + ([.$B77]*[.J$5])" office:value-type="date" office:date-value="1930-05-26T12:00:00">
            <text:p>05/26/1930 12:00:00</text:p>
          </table:table-cell>
          <table:table-cell table:style-name="ce29" table:formula="of:=[.K$4] + ([.$B77]*[.K$5])" office:value-type="date" office:date-value="1929-12-13T12:00:00">
            <text:p>12/13/1929 12:00:00</text:p>
          </table:table-cell>
          <table:table-cell table:style-name="ce29" table:formula="of:=[.L$4] + ([.$B77]*[.L$5])" office:value-type="date" office:date-value="1924-02-29">
            <text:p>02/29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0">
            <text:p>70</text:p>
          </table:table-cell>
          <table:table-cell table:style-name="ce29" table:formula="of:=[.C$4] + ([.$B78]*[.C$5])" office:value-type="date" office:date-value="1928-02-25T12:00:00">
            <text:p>02/25/1928 12:00:00</text:p>
          </table:table-cell>
          <table:table-cell table:style-name="ce29" table:formula="of:=[.D$4] + ([.$B78]*[.D$5])" office:value-type="date" office:date-value="1934-01-13">
            <text:p>01/13/1934 00:00:00</text:p>
          </table:table-cell>
          <table:table-cell table:style-name="ce29" table:formula="of:=[.E$4] + ([.$B78]*[.E$5])" office:value-type="date" office:date-value="1939-11-04">
            <text:p>11/04/1939 00:00:00</text:p>
          </table:table-cell>
          <table:table-cell table:style-name="ce29" table:formula="of:=[.F$4] + ([.$B78]*[.F$5])" office:value-type="date" office:date-value="1915-10-30">
            <text:p>10/30/1915 00:00:00</text:p>
          </table:table-cell>
          <table:table-cell table:style-name="ce29" table:formula="of:=[.G$4] + ([.$B78]*[.G$5])" office:value-type="date" office:date-value="1923-01-17T12:00:00">
            <text:p>01/17/1923 12:00:00</text:p>
          </table:table-cell>
          <table:table-cell table:style-name="ce29" table:formula="of:=[.H$4] + ([.$B78]*[.H$5])" office:value-type="date" office:date-value="1913-11-19T12:00:00">
            <text:p>11/19/1913 12:00:00</text:p>
          </table:table-cell>
          <table:table-cell table:style-name="ce29" table:formula="of:=[.I$4] + ([.$B78]*[.I$5])" office:value-type="date" office:date-value="1928-12-01T12:00:00">
            <text:p>12/01/1928 12:00:00</text:p>
          </table:table-cell>
          <table:table-cell table:style-name="ce29" table:formula="of:=[.J$4] + ([.$B78]*[.J$5])" office:value-type="date" office:date-value="1930-06-14T12:00:00">
            <text:p>06/14/1930 12:00:00</text:p>
          </table:table-cell>
          <table:table-cell table:style-name="ce29" table:formula="of:=[.K$4] + ([.$B78]*[.K$5])" office:value-type="date" office:date-value="1929-12-26T12:00:00">
            <text:p>12/26/1929 12:00:00</text:p>
          </table:table-cell>
          <table:table-cell table:style-name="ce29" table:formula="of:=[.L$4] + ([.$B78]*[.L$5])" office:value-type="date" office:date-value="1924-01-15">
            <text:p>01/15/192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1">
            <text:p>71</text:p>
          </table:table-cell>
          <table:table-cell table:style-name="ce29" table:formula="of:=[.C$4] + ([.$B79]*[.C$5])" office:value-type="date" office:date-value="1928-03-03T12:00:00">
            <text:p>03/03/1928 12:00:00</text:p>
          </table:table-cell>
          <table:table-cell table:style-name="ce29" table:formula="of:=[.D$4] + ([.$B79]*[.D$5])" office:value-type="date" office:date-value="1934-06-06">
            <text:p>06/06/1934 00:00:00</text:p>
          </table:table-cell>
          <table:table-cell table:style-name="ce29" table:formula="of:=[.E$4] + ([.$B79]*[.E$5])" office:value-type="date" office:date-value="1939-12-23">
            <text:p>12/23/1939 00:00:00</text:p>
          </table:table-cell>
          <table:table-cell table:style-name="ce29" table:formula="of:=[.F$4] + ([.$B79]*[.F$5])" office:value-type="date" office:date-value="1915-12-18">
            <text:p>12/18/1915 00:00:00</text:p>
          </table:table-cell>
          <table:table-cell table:style-name="ce29" table:formula="of:=[.G$4] + ([.$B79]*[.G$5])" office:value-type="date" office:date-value="1922-11-29T12:00:00">
            <text:p>11/29/1922 12:00:00</text:p>
          </table:table-cell>
          <table:table-cell table:style-name="ce29" table:formula="of:=[.H$4] + ([.$B79]*[.H$5])" office:value-type="date" office:date-value="1913-09-10T12:00:00">
            <text:p>09/10/1913 12:00:00</text:p>
          </table:table-cell>
          <table:table-cell table:style-name="ce29" table:formula="of:=[.I$4] + ([.$B79]*[.I$5])" office:value-type="date" office:date-value="1928-12-12T12:00:00">
            <text:p>12/12/1928 12:00:00</text:p>
          </table:table-cell>
          <table:table-cell table:style-name="ce29" table:formula="of:=[.J$4] + ([.$B79]*[.J$5])" office:value-type="date" office:date-value="1930-07-03T12:00:00">
            <text:p>07/03/1930 12:00:00</text:p>
          </table:table-cell>
          <table:table-cell table:style-name="ce29" table:formula="of:=[.K$4] + ([.$B79]*[.K$5])" office:value-type="date" office:date-value="1930-01-08T12:00:00">
            <text:p>01/08/1930 12:00:00</text:p>
          </table:table-cell>
          <table:table-cell table:style-name="ce29" table:formula="of:=[.L$4] + ([.$B79]*[.L$5])" office:value-type="date" office:date-value="1923-12-01">
            <text:p>12/01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2">
            <text:p>72</text:p>
          </table:table-cell>
          <table:table-cell table:style-name="ce29" table:formula="of:=[.C$4] + ([.$B80]*[.C$5])" office:value-type="date" office:date-value="1928-03-10T12:00:00">
            <text:p>03/10/1928 12:00:00</text:p>
          </table:table-cell>
          <table:table-cell table:style-name="ce29" table:formula="of:=[.D$4] + ([.$B80]*[.D$5])" office:value-type="date" office:date-value="1934-10-28">
            <text:p>10/28/1934 00:00:00</text:p>
          </table:table-cell>
          <table:table-cell table:style-name="ce29" table:formula="of:=[.E$4] + ([.$B80]*[.E$5])" office:value-type="date" office:date-value="1940-02-10">
            <text:p>02/10/1940 00:00:00</text:p>
          </table:table-cell>
          <table:table-cell table:style-name="ce29" table:formula="of:=[.F$4] + ([.$B80]*[.F$5])" office:value-type="date" office:date-value="1916-02-05">
            <text:p>02/05/1916 00:00:00</text:p>
          </table:table-cell>
          <table:table-cell table:style-name="ce29" table:formula="of:=[.G$4] + ([.$B80]*[.G$5])" office:value-type="date" office:date-value="1922-10-11T12:00:00">
            <text:p>10/11/1922 12:00:00</text:p>
          </table:table-cell>
          <table:table-cell table:style-name="ce29" table:formula="of:=[.H$4] + ([.$B80]*[.H$5])" office:value-type="date" office:date-value="1913-07-02T12:00:00">
            <text:p>07/02/1913 12:00:00</text:p>
          </table:table-cell>
          <table:table-cell table:style-name="ce29" table:formula="of:=[.I$4] + ([.$B80]*[.I$5])" office:value-type="date" office:date-value="1928-12-23T12:00:00">
            <text:p>12/23/1928 12:00:00</text:p>
          </table:table-cell>
          <table:table-cell table:style-name="ce29" table:formula="of:=[.J$4] + ([.$B80]*[.J$5])" office:value-type="date" office:date-value="1930-07-22T12:00:00">
            <text:p>07/22/1930 12:00:00</text:p>
          </table:table-cell>
          <table:table-cell table:style-name="ce29" table:formula="of:=[.K$4] + ([.$B80]*[.K$5])" office:value-type="date" office:date-value="1930-01-21T12:00:00">
            <text:p>01/21/1930 12:00:00</text:p>
          </table:table-cell>
          <table:table-cell table:style-name="ce29" table:formula="of:=[.L$4] + ([.$B80]*[.L$5])" office:value-type="date" office:date-value="1923-10-17">
            <text:p>10/17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3">
            <text:p>73</text:p>
          </table:table-cell>
          <table:table-cell table:style-name="ce29" table:formula="of:=[.C$4] + ([.$B81]*[.C$5])" office:value-type="date" office:date-value="1928-03-17T12:00:00">
            <text:p>03/17/1928 12:00:00</text:p>
          </table:table-cell>
          <table:table-cell table:style-name="ce29" table:formula="of:=[.D$4] + ([.$B81]*[.D$5])" office:value-type="date" office:date-value="1935-03-21">
            <text:p>03/21/1935 00:00:00</text:p>
          </table:table-cell>
          <table:table-cell table:style-name="ce29" table:formula="of:=[.E$4] + ([.$B81]*[.E$5])" office:value-type="date" office:date-value="1940-03-30">
            <text:p>03/30/1940 00:00:00</text:p>
          </table:table-cell>
          <table:table-cell table:style-name="ce29" table:formula="of:=[.F$4] + ([.$B81]*[.F$5])" office:value-type="date" office:date-value="1916-03-25">
            <text:p>03/25/1916 00:00:00</text:p>
          </table:table-cell>
          <table:table-cell table:style-name="ce29" table:formula="of:=[.G$4] + ([.$B81]*[.G$5])" office:value-type="date" office:date-value="1922-08-23T12:00:00">
            <text:p>08/23/1922 12:00:00</text:p>
          </table:table-cell>
          <table:table-cell table:style-name="ce29" table:formula="of:=[.H$4] + ([.$B81]*[.H$5])" office:value-type="date" office:date-value="1913-04-23T12:00:00">
            <text:p>04/23/1913 12:00:00</text:p>
          </table:table-cell>
          <table:table-cell table:style-name="ce29" table:formula="of:=[.I$4] + ([.$B81]*[.I$5])" office:value-type="date" office:date-value="1929-01-03T12:00:00">
            <text:p>01/03/1929 12:00:00</text:p>
          </table:table-cell>
          <table:table-cell table:style-name="ce29" table:formula="of:=[.J$4] + ([.$B81]*[.J$5])" office:value-type="date" office:date-value="1930-08-10T12:00:00">
            <text:p>08/10/1930 12:00:00</text:p>
          </table:table-cell>
          <table:table-cell table:style-name="ce29" table:formula="of:=[.K$4] + ([.$B81]*[.K$5])" office:value-type="date" office:date-value="1930-02-03T12:00:00">
            <text:p>02/03/1930 12:00:00</text:p>
          </table:table-cell>
          <table:table-cell table:style-name="ce29" table:formula="of:=[.L$4] + ([.$B81]*[.L$5])" office:value-type="date" office:date-value="1923-09-02">
            <text:p>09/02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4">
            <text:p>74</text:p>
          </table:table-cell>
          <table:table-cell table:style-name="ce29" table:formula="of:=[.C$4] + ([.$B82]*[.C$5])" office:value-type="date" office:date-value="1928-03-24T12:00:00">
            <text:p>03/24/1928 12:00:00</text:p>
          </table:table-cell>
          <table:table-cell table:style-name="ce29" table:formula="of:=[.D$4] + ([.$B82]*[.D$5])" office:value-type="date" office:date-value="1935-08-12">
            <text:p>08/12/1935 00:00:00</text:p>
          </table:table-cell>
          <table:table-cell table:style-name="ce29" table:formula="of:=[.E$4] + ([.$B82]*[.E$5])" office:value-type="date" office:date-value="1940-05-18">
            <text:p>05/18/1940 00:00:00</text:p>
          </table:table-cell>
          <table:table-cell table:style-name="ce29" table:formula="of:=[.F$4] + ([.$B82]*[.F$5])" office:value-type="date" office:date-value="1916-05-13">
            <text:p>05/13/1916 00:00:00</text:p>
          </table:table-cell>
          <table:table-cell table:style-name="ce29" table:formula="of:=[.G$4] + ([.$B82]*[.G$5])" office:value-type="date" office:date-value="1922-07-05T12:00:00">
            <text:p>07/05/1922 12:00:00</text:p>
          </table:table-cell>
          <table:table-cell table:style-name="ce29" table:formula="of:=[.H$4] + ([.$B82]*[.H$5])" office:value-type="date" office:date-value="1913-02-12T12:00:00">
            <text:p>02/12/1913 12:00:00</text:p>
          </table:table-cell>
          <table:table-cell table:style-name="ce29" table:formula="of:=[.I$4] + ([.$B82]*[.I$5])" office:value-type="date" office:date-value="1929-01-14T12:00:00">
            <text:p>01/14/1929 12:00:00</text:p>
          </table:table-cell>
          <table:table-cell table:style-name="ce29" table:formula="of:=[.J$4] + ([.$B82]*[.J$5])" office:value-type="date" office:date-value="1930-08-29T12:00:00">
            <text:p>08/29/1930 12:00:00</text:p>
          </table:table-cell>
          <table:table-cell table:style-name="ce29" table:formula="of:=[.K$4] + ([.$B82]*[.K$5])" office:value-type="date" office:date-value="1930-02-16T12:00:00">
            <text:p>02/16/1930 12:00:00</text:p>
          </table:table-cell>
          <table:table-cell table:style-name="ce29" table:formula="of:=[.L$4] + ([.$B82]*[.L$5])" office:value-type="date" office:date-value="1923-07-19">
            <text:p>07/19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5">
            <text:p>75</text:p>
          </table:table-cell>
          <table:table-cell table:style-name="ce29" table:formula="of:=[.C$4] + ([.$B83]*[.C$5])" office:value-type="date" office:date-value="1928-03-31T12:00:00">
            <text:p>03/31/1928 12:00:00</text:p>
          </table:table-cell>
          <table:table-cell table:style-name="ce29" table:formula="of:=[.D$4] + ([.$B83]*[.D$5])" office:value-type="date" office:date-value="1936-01-03">
            <text:p>01/03/1936 00:00:00</text:p>
          </table:table-cell>
          <table:table-cell table:style-name="ce29" table:formula="of:=[.E$4] + ([.$B83]*[.E$5])" office:value-type="date" office:date-value="1940-07-06">
            <text:p>07/06/1940 00:00:00</text:p>
          </table:table-cell>
          <table:table-cell table:style-name="ce29" table:formula="of:=[.F$4] + ([.$B83]*[.F$5])" office:value-type="date" office:date-value="1916-07-01">
            <text:p>07/01/1916 00:00:00</text:p>
          </table:table-cell>
          <table:table-cell table:style-name="ce29" table:formula="of:=[.G$4] + ([.$B83]*[.G$5])" office:value-type="date" office:date-value="1922-05-17T12:00:00">
            <text:p>05/17/1922 12:00:00</text:p>
          </table:table-cell>
          <table:table-cell table:style-name="ce29" table:formula="of:=[.H$4] + ([.$B83]*[.H$5])" office:value-type="date" office:date-value="1912-12-04T12:00:00">
            <text:p>12/04/1912 12:00:00</text:p>
          </table:table-cell>
          <table:table-cell table:style-name="ce30" table:formula="of:=[.I$4] + ([.$B83]*[.I$5])" office:value-type="date" office:date-value="1929-01-25T12:00:00">
            <text:p>01/25/1929 12:00:00</text:p>
          </table:table-cell>
          <table:table-cell table:style-name="ce29" table:formula="of:=[.J$4] + ([.$B83]*[.J$5])" office:value-type="date" office:date-value="1930-09-17T12:00:00">
            <text:p>09/17/1930 12:00:00</text:p>
          </table:table-cell>
          <table:table-cell table:style-name="ce29" table:formula="of:=[.K$4] + ([.$B83]*[.K$5])" office:value-type="date" office:date-value="1930-03-01T12:00:00">
            <text:p>03/01/1930 12:00:00</text:p>
          </table:table-cell>
          <table:table-cell table:style-name="ce29" table:formula="of:=[.L$4] + ([.$B83]*[.L$5])" office:value-type="date" office:date-value="1923-06-04">
            <text:p>06/04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6">
            <text:p>76</text:p>
          </table:table-cell>
          <table:table-cell table:style-name="ce29" table:formula="of:=[.C$4] + ([.$B84]*[.C$5])" office:value-type="date" office:date-value="1928-04-07T12:00:00">
            <text:p>04/07/1928 12:00:00</text:p>
          </table:table-cell>
          <table:table-cell table:style-name="ce29" table:formula="of:=[.D$4] + ([.$B84]*[.D$5])" office:value-type="date" office:date-value="1936-05-26">
            <text:p>05/26/1936 00:00:00</text:p>
          </table:table-cell>
          <table:table-cell table:style-name="ce29" table:formula="of:=[.E$4] + ([.$B84]*[.E$5])" office:value-type="date" office:date-value="1940-08-24">
            <text:p>08/24/1940 00:00:00</text:p>
          </table:table-cell>
          <table:table-cell table:style-name="ce29" table:formula="of:=[.F$4] + ([.$B84]*[.F$5])" office:value-type="date" office:date-value="1916-08-19">
            <text:p>08/19/1916 00:00:00</text:p>
          </table:table-cell>
          <table:table-cell table:style-name="ce29" table:formula="of:=[.G$4] + ([.$B84]*[.G$5])" office:value-type="date" office:date-value="1922-03-29T12:00:00">
            <text:p>03/29/1922 12:00:00</text:p>
          </table:table-cell>
          <table:table-cell table:style-name="ce29" table:formula="of:=[.H$4] + ([.$B84]*[.H$5])" office:value-type="date" office:date-value="1912-09-25T12:00:00">
            <text:p>09/25/1912 12:00:00</text:p>
          </table:table-cell>
          <table:table-cell table:style-name="ce30" table:formula="of:=[.I$4] + ([.$B84]*[.I$5])" office:value-type="date" office:date-value="1929-02-05T12:00:00">
            <text:p>02/05/1929 12:00:00</text:p>
          </table:table-cell>
          <table:table-cell table:style-name="ce29" table:formula="of:=[.J$4] + ([.$B84]*[.J$5])" office:value-type="date" office:date-value="1930-10-06T12:00:00">
            <text:p>10/06/1930 12:00:00</text:p>
          </table:table-cell>
          <table:table-cell table:style-name="ce29" table:formula="of:=[.K$4] + ([.$B84]*[.K$5])" office:value-type="date" office:date-value="1930-03-14T12:00:00">
            <text:p>03/14/1930 12:00:00</text:p>
          </table:table-cell>
          <table:table-cell table:style-name="ce29" table:formula="of:=[.L$4] + ([.$B84]*[.L$5])" office:value-type="date" office:date-value="1923-04-20">
            <text:p>04/20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7">
            <text:p>77</text:p>
          </table:table-cell>
          <table:table-cell table:style-name="ce29" table:formula="of:=[.C$4] + ([.$B85]*[.C$5])" office:value-type="date" office:date-value="1928-04-14T12:00:00">
            <text:p>04/14/1928 12:00:00</text:p>
          </table:table-cell>
          <table:table-cell table:style-name="ce29" table:formula="of:=[.D$4] + ([.$B85]*[.D$5])" office:value-type="date" office:date-value="1936-10-17">
            <text:p>10/17/1936 00:00:00</text:p>
          </table:table-cell>
          <table:table-cell table:style-name="ce29" table:formula="of:=[.E$4] + ([.$B85]*[.E$5])" office:value-type="date" office:date-value="1940-10-12">
            <text:p>10/12/1940 00:00:00</text:p>
          </table:table-cell>
          <table:table-cell table:style-name="ce29" table:formula="of:=[.F$4] + ([.$B85]*[.F$5])" office:value-type="date" office:date-value="1916-10-07">
            <text:p>10/07/1916 00:00:00</text:p>
          </table:table-cell>
          <table:table-cell table:style-name="ce29" table:formula="of:=[.G$4] + ([.$B85]*[.G$5])" office:value-type="date" office:date-value="1922-02-08T12:00:00">
            <text:p>02/08/1922 12:00:00</text:p>
          </table:table-cell>
          <table:table-cell table:style-name="ce29" table:formula="of:=[.H$4] + ([.$B85]*[.H$5])" office:value-type="date" office:date-value="1912-07-17T12:00:00">
            <text:p>07/17/1912 12:00:00</text:p>
          </table:table-cell>
          <table:table-cell table:style-name="ce30" table:formula="of:=[.I$4] + ([.$B85]*[.I$5])" office:value-type="date" office:date-value="1929-02-16T12:00:00">
            <text:p>02/16/1929 12:00:00</text:p>
          </table:table-cell>
          <table:table-cell table:style-name="ce29" table:formula="of:=[.J$4] + ([.$B85]*[.J$5])" office:value-type="date" office:date-value="1930-10-25T12:00:00">
            <text:p>10/25/1930 12:00:00</text:p>
          </table:table-cell>
          <table:table-cell table:style-name="ce29" table:formula="of:=[.K$4] + ([.$B85]*[.K$5])" office:value-type="date" office:date-value="1930-03-27T12:00:00">
            <text:p>03/27/1930 12:00:00</text:p>
          </table:table-cell>
          <table:table-cell table:style-name="ce29" table:formula="of:=[.L$4] + ([.$B85]*[.L$5])" office:value-type="date" office:date-value="1923-03-06">
            <text:p>03/06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8">
            <text:p>78</text:p>
          </table:table-cell>
          <table:table-cell table:style-name="ce29" table:formula="of:=[.C$4] + ([.$B86]*[.C$5])" office:value-type="date" office:date-value="1928-04-21T12:00:00">
            <text:p>04/21/1928 12:00:00</text:p>
          </table:table-cell>
          <table:table-cell table:style-name="ce29" table:formula="of:=[.D$4] + ([.$B86]*[.D$5])" office:value-type="date" office:date-value="1937-03-10">
            <text:p>03/10/1937 00:00:00</text:p>
          </table:table-cell>
          <table:table-cell table:style-name="ce29" table:formula="of:=[.E$4] + ([.$B86]*[.E$5])" office:value-type="date" office:date-value="1940-11-30">
            <text:p>11/30/1940 00:00:00</text:p>
          </table:table-cell>
          <table:table-cell table:style-name="ce29" table:formula="of:=[.F$4] + ([.$B86]*[.F$5])" office:value-type="date" office:date-value="1916-11-25">
            <text:p>11/25/1916 00:00:00</text:p>
          </table:table-cell>
          <table:table-cell table:style-name="ce29" table:formula="of:=[.G$4] + ([.$B86]*[.G$5])" office:value-type="date" office:date-value="1921-12-21T12:00:00">
            <text:p>12/21/1921 12:00:00</text:p>
          </table:table-cell>
          <table:table-cell table:style-name="ce29" table:formula="of:=[.H$4] + ([.$B86]*[.H$5])" office:value-type="date" office:date-value="1912-05-08T12:00:00">
            <text:p>05/08/1912 12:00:00</text:p>
          </table:table-cell>
          <table:table-cell table:style-name="ce30" table:formula="of:=[.I$4] + ([.$B86]*[.I$5])" office:value-type="date" office:date-value="1929-02-27T12:00:00">
            <text:p>02/27/1929 12:00:00</text:p>
          </table:table-cell>
          <table:table-cell table:style-name="ce29" table:formula="of:=[.J$4] + ([.$B86]*[.J$5])" office:value-type="date" office:date-value="1930-11-13T12:00:00">
            <text:p>11/13/1930 12:00:00</text:p>
          </table:table-cell>
          <table:table-cell table:style-name="ce29" table:formula="of:=[.K$4] + ([.$B86]*[.K$5])" office:value-type="date" office:date-value="1930-04-09T12:00:00">
            <text:p>04/09/1930 12:00:00</text:p>
          </table:table-cell>
          <table:table-cell table:style-name="ce29" table:formula="of:=[.L$4] + ([.$B86]*[.L$5])" office:value-type="date" office:date-value="1923-01-20">
            <text:p>01/20/192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9">
            <text:p>79</text:p>
          </table:table-cell>
          <table:table-cell table:style-name="ce29" table:formula="of:=[.C$4] + ([.$B87]*[.C$5])" office:value-type="date" office:date-value="1928-04-28T12:00:00">
            <text:p>04/28/1928 12:00:00</text:p>
          </table:table-cell>
          <table:table-cell table:style-name="ce29" table:formula="of:=[.D$4] + ([.$B87]*[.D$5])" office:value-type="date" office:date-value="1937-08-01">
            <text:p>08/01/1937 00:00:00</text:p>
          </table:table-cell>
          <table:table-cell table:style-name="ce29" table:formula="of:=[.E$4] + ([.$B87]*[.E$5])" office:value-type="date" office:date-value="1941-01-18">
            <text:p>01/18/1941 00:00:00</text:p>
          </table:table-cell>
          <table:table-cell table:style-name="ce29" table:formula="of:=[.F$4] + ([.$B87]*[.F$5])" office:value-type="date" office:date-value="1917-01-13">
            <text:p>01/13/1917 00:00:00</text:p>
          </table:table-cell>
          <table:table-cell table:style-name="ce29" table:formula="of:=[.G$4] + ([.$B87]*[.G$5])" office:value-type="date" office:date-value="1921-11-02T12:00:00">
            <text:p>11/02/1921 12:00:00</text:p>
          </table:table-cell>
          <table:table-cell table:style-name="ce29" table:formula="of:=[.H$4] + ([.$B87]*[.H$5])" office:value-type="date" office:date-value="1912-02-28T12:00:00">
            <text:p>02/28/1912 12:00:00</text:p>
          </table:table-cell>
          <table:table-cell table:style-name="ce30" table:formula="of:=[.I$4] + ([.$B87]*[.I$5])" office:value-type="date" office:date-value="1929-03-10T12:00:00">
            <text:p>03/10/1929 12:00:00</text:p>
          </table:table-cell>
          <table:table-cell table:style-name="ce29" table:formula="of:=[.J$4] + ([.$B87]*[.J$5])" office:value-type="date" office:date-value="1930-12-02T12:00:00">
            <text:p>12/02/1930 12:00:00</text:p>
          </table:table-cell>
          <table:table-cell table:style-name="ce29" table:formula="of:=[.K$4] + ([.$B87]*[.K$5])" office:value-type="date" office:date-value="1930-04-22T12:00:00">
            <text:p>04/22/1930 12:00:00</text:p>
          </table:table-cell>
          <table:table-cell table:style-name="ce29" table:formula="of:=[.L$4] + ([.$B87]*[.L$5])" office:value-type="date" office:date-value="1922-12-06">
            <text:p>12/06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0">
            <text:p>80</text:p>
          </table:table-cell>
          <table:table-cell table:style-name="ce29" table:formula="of:=[.C$4] + ([.$B88]*[.C$5])" office:value-type="date" office:date-value="1928-05-05T12:00:00">
            <text:p>05/05/1928 12:00:00</text:p>
          </table:table-cell>
          <table:table-cell table:style-name="ce29" table:formula="of:=[.D$4] + ([.$B88]*[.D$5])" office:value-type="date" office:date-value="1937-12-23">
            <text:p>12/23/1937 00:00:00</text:p>
          </table:table-cell>
          <table:table-cell table:style-name="ce29" table:formula="of:=[.E$4] + ([.$B88]*[.E$5])" office:value-type="date" office:date-value="1941-03-08">
            <text:p>03/08/1941 00:00:00</text:p>
          </table:table-cell>
          <table:table-cell table:style-name="ce29" table:formula="of:=[.F$4] + ([.$B88]*[.F$5])" office:value-type="date" office:date-value="1917-03-03">
            <text:p>03/03/1917 00:00:00</text:p>
          </table:table-cell>
          <table:table-cell table:style-name="ce29" table:formula="of:=[.G$4] + ([.$B88]*[.G$5])" office:value-type="date" office:date-value="1921-09-14T12:00:00">
            <text:p>09/14/1921 12:00:00</text:p>
          </table:table-cell>
          <table:table-cell table:style-name="ce29" table:formula="of:=[.H$4] + ([.$B88]*[.H$5])" office:value-type="date" office:date-value="1911-12-20T12:00:00">
            <text:p>12/20/1911 12:00:00</text:p>
          </table:table-cell>
          <table:table-cell table:style-name="ce30" table:formula="of:=[.I$4] + ([.$B88]*[.I$5])" office:value-type="date" office:date-value="1929-03-21T12:00:00">
            <text:p>03/21/1929 12:00:00</text:p>
          </table:table-cell>
          <table:table-cell table:style-name="ce29" table:formula="of:=[.J$4] + ([.$B88]*[.J$5])" office:value-type="date" office:date-value="1930-12-21T12:00:00">
            <text:p>12/21/1930 12:00:00</text:p>
          </table:table-cell>
          <table:table-cell table:style-name="ce29" table:formula="of:=[.K$4] + ([.$B88]*[.K$5])" office:value-type="date" office:date-value="1930-05-05T12:00:00">
            <text:p>05/05/1930 12:00:00</text:p>
          </table:table-cell>
          <table:table-cell table:style-name="ce29" table:formula="of:=[.L$4] + ([.$B88]*[.L$5])" office:value-type="date" office:date-value="1922-10-22">
            <text:p>10/22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1">
            <text:p>81</text:p>
          </table:table-cell>
          <table:table-cell table:style-name="ce29" table:formula="of:=[.C$4] + ([.$B89]*[.C$5])" office:value-type="date" office:date-value="1928-05-12T12:00:00">
            <text:p>05/12/1928 12:00:00</text:p>
          </table:table-cell>
          <table:table-cell table:style-name="ce29" table:formula="of:=[.D$4] + ([.$B89]*[.D$5])" office:value-type="date" office:date-value="1938-05-16">
            <text:p>05/16/1938 00:00:00</text:p>
          </table:table-cell>
          <table:table-cell table:style-name="ce29" table:formula="of:=[.E$4] + ([.$B89]*[.E$5])" office:value-type="date" office:date-value="1941-04-26">
            <text:p>04/26/1941 00:00:00</text:p>
          </table:table-cell>
          <table:table-cell table:style-name="ce29" table:formula="of:=[.F$4] + ([.$B89]*[.F$5])" office:value-type="date" office:date-value="1917-04-21">
            <text:p>04/21/1917 00:00:00</text:p>
          </table:table-cell>
          <table:table-cell table:style-name="ce29" table:formula="of:=[.G$4] + ([.$B89]*[.G$5])" office:value-type="date" office:date-value="1921-07-27T12:00:00">
            <text:p>07/27/1921 12:00:00</text:p>
          </table:table-cell>
          <table:table-cell table:style-name="ce29" table:formula="of:=[.H$4] + ([.$B89]*[.H$5])" office:value-type="date" office:date-value="1911-10-11T12:00:00">
            <text:p>10/11/1911 12:00:00</text:p>
          </table:table-cell>
          <table:table-cell table:style-name="ce30" table:formula="of:=[.I$4] + ([.$B89]*[.I$5])" office:value-type="date" office:date-value="1929-04-01T12:00:00">
            <text:p>04/01/1929 12:00:00</text:p>
          </table:table-cell>
          <table:table-cell table:style-name="ce29" table:formula="of:=[.J$4] + ([.$B89]*[.J$5])" office:value-type="date" office:date-value="1931-01-09T12:00:00">
            <text:p>01/09/1931 12:00:00</text:p>
          </table:table-cell>
          <table:table-cell table:style-name="ce29" table:formula="of:=[.K$4] + ([.$B89]*[.K$5])" office:value-type="date" office:date-value="1930-05-18T12:00:00">
            <text:p>05/18/1930 12:00:00</text:p>
          </table:table-cell>
          <table:table-cell table:style-name="ce29" table:formula="of:=[.L$4] + ([.$B89]*[.L$5])" office:value-type="date" office:date-value="1922-09-07">
            <text:p>09/07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2">
            <text:p>82</text:p>
          </table:table-cell>
          <table:table-cell table:style-name="ce29" table:formula="of:=[.C$4] + ([.$B90]*[.C$5])" office:value-type="date" office:date-value="1928-05-19T12:00:00">
            <text:p>05/19/1928 12:00:00</text:p>
          </table:table-cell>
          <table:table-cell table:style-name="ce29" table:formula="of:=[.D$4] + ([.$B90]*[.D$5])" office:value-type="date" office:date-value="1938-10-07">
            <text:p>10/07/1938 00:00:00</text:p>
          </table:table-cell>
          <table:table-cell table:style-name="ce29" table:formula="of:=[.E$4] + ([.$B90]*[.E$5])" office:value-type="date" office:date-value="1941-06-14">
            <text:p>06/14/1941 00:00:00</text:p>
          </table:table-cell>
          <table:table-cell table:style-name="ce29" table:formula="of:=[.F$4] + ([.$B90]*[.F$5])" office:value-type="date" office:date-value="1917-06-09">
            <text:p>06/09/1917 00:00:00</text:p>
          </table:table-cell>
          <table:table-cell table:style-name="ce29" table:formula="of:=[.G$4] + ([.$B90]*[.G$5])" office:value-type="date" office:date-value="1921-06-08T12:00:00">
            <text:p>06/08/1921 12:00:00</text:p>
          </table:table-cell>
          <table:table-cell table:style-name="ce29" table:formula="of:=[.H$4] + ([.$B90]*[.H$5])" office:value-type="date" office:date-value="1911-08-02T12:00:00">
            <text:p>08/02/1911 12:00:00</text:p>
          </table:table-cell>
          <table:table-cell table:style-name="ce30" table:formula="of:=[.I$4] + ([.$B90]*[.I$5])" office:value-type="date" office:date-value="1929-04-12T12:00:00">
            <text:p>04/12/1929 12:00:00</text:p>
          </table:table-cell>
          <table:table-cell table:style-name="ce29" table:formula="of:=[.J$4] + ([.$B90]*[.J$5])" office:value-type="date" office:date-value="1931-01-28T12:00:00">
            <text:p>01/28/1931 12:00:00</text:p>
          </table:table-cell>
          <table:table-cell table:style-name="ce29" table:formula="of:=[.K$4] + ([.$B90]*[.K$5])" office:value-type="date" office:date-value="1930-05-31T12:00:00">
            <text:p>05/31/1930 12:00:00</text:p>
          </table:table-cell>
          <table:table-cell table:style-name="ce29" table:formula="of:=[.L$4] + ([.$B90]*[.L$5])" office:value-type="date" office:date-value="1922-07-24">
            <text:p>07/24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3">
            <text:p>83</text:p>
          </table:table-cell>
          <table:table-cell table:style-name="ce29" table:formula="of:=[.C$4] + ([.$B91]*[.C$5])" office:value-type="date" office:date-value="1928-05-26T12:00:00">
            <text:p>05/26/1928 12:00:00</text:p>
          </table:table-cell>
          <table:table-cell table:style-name="ce29" table:formula="of:=[.D$4] + ([.$B91]*[.D$5])" office:value-type="date" office:date-value="1939-02-28">
            <text:p>02/28/1939 00:00:00</text:p>
          </table:table-cell>
          <table:table-cell table:style-name="ce29" table:formula="of:=[.E$4] + ([.$B91]*[.E$5])" office:value-type="date" office:date-value="1941-08-02">
            <text:p>08/02/1941 00:00:00</text:p>
          </table:table-cell>
          <table:table-cell table:style-name="ce29" table:formula="of:=[.F$4] + ([.$B91]*[.F$5])" office:value-type="date" office:date-value="1917-07-28">
            <text:p>07/28/1917 00:00:00</text:p>
          </table:table-cell>
          <table:table-cell table:style-name="ce29" table:formula="of:=[.G$4] + ([.$B91]*[.G$5])" office:value-type="date" office:date-value="1921-04-20T12:00:00">
            <text:p>04/20/1921 12:00:00</text:p>
          </table:table-cell>
          <table:table-cell table:style-name="ce29" table:formula="of:=[.H$4] + ([.$B91]*[.H$5])" office:value-type="date" office:date-value="1911-05-24T12:00:00">
            <text:p>05/24/1911 12:00:00</text:p>
          </table:table-cell>
          <table:table-cell table:style-name="ce30" table:formula="of:=[.I$4] + ([.$B91]*[.I$5])" office:value-type="date" office:date-value="1929-04-23T12:00:00">
            <text:p>04/23/1929 12:00:00</text:p>
          </table:table-cell>
          <table:table-cell table:style-name="ce29" table:formula="of:=[.J$4] + ([.$B91]*[.J$5])" office:value-type="date" office:date-value="1931-02-16T12:00:00">
            <text:p>02/16/1931 12:00:00</text:p>
          </table:table-cell>
          <table:table-cell table:style-name="ce29" table:formula="of:=[.K$4] + ([.$B91]*[.K$5])" office:value-type="date" office:date-value="1930-06-13T12:00:00">
            <text:p>06/13/1930 12:00:00</text:p>
          </table:table-cell>
          <table:table-cell table:style-name="ce29" table:formula="of:=[.L$4] + ([.$B91]*[.L$5])" office:value-type="date" office:date-value="1922-06-09">
            <text:p>06/09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4">
            <text:p>84</text:p>
          </table:table-cell>
          <table:table-cell table:style-name="ce29" table:formula="of:=[.C$4] + ([.$B92]*[.C$5])" office:value-type="date" office:date-value="1928-06-02T12:00:00">
            <text:p>06/02/1928 12:00:00</text:p>
          </table:table-cell>
          <table:table-cell table:style-name="ce29" table:formula="of:=[.D$4] + ([.$B92]*[.D$5])" office:value-type="date" office:date-value="1939-07-22">
            <text:p>07/22/1939 00:00:00</text:p>
          </table:table-cell>
          <table:table-cell table:style-name="ce29" table:formula="of:=[.E$4] + ([.$B92]*[.E$5])" office:value-type="date" office:date-value="1941-09-20">
            <text:p>09/20/1941 00:00:00</text:p>
          </table:table-cell>
          <table:table-cell table:style-name="ce29" table:formula="of:=[.F$4] + ([.$B92]*[.F$5])" office:value-type="date" office:date-value="1917-09-15">
            <text:p>09/15/1917 00:00:00</text:p>
          </table:table-cell>
          <table:table-cell table:style-name="ce29" table:formula="of:=[.G$4] + ([.$B92]*[.G$5])" office:value-type="date" office:date-value="1921-03-02T12:00:00">
            <text:p>03/02/1921 12:00:00</text:p>
          </table:table-cell>
          <table:table-cell table:style-name="ce29" table:formula="of:=[.H$4] + ([.$B92]*[.H$5])" office:value-type="date" office:date-value="1911-03-15T12:00:00">
            <text:p>03/15/1911 12:00:00</text:p>
          </table:table-cell>
          <table:table-cell table:style-name="ce30" table:formula="of:=[.I$4] + ([.$B92]*[.I$5])" office:value-type="date" office:date-value="1929-05-04T12:00:00">
            <text:p>05/04/1929 12:00:00</text:p>
          </table:table-cell>
          <table:table-cell table:style-name="ce29" table:formula="of:=[.J$4] + ([.$B92]*[.J$5])" office:value-type="date" office:date-value="1931-03-07T12:00:00">
            <text:p>03/07/1931 12:00:00</text:p>
          </table:table-cell>
          <table:table-cell table:style-name="ce29" table:formula="of:=[.K$4] + ([.$B92]*[.K$5])" office:value-type="date" office:date-value="1930-06-26T12:00:00">
            <text:p>06/26/1930 12:00:00</text:p>
          </table:table-cell>
          <table:table-cell table:style-name="ce29" table:formula="of:=[.L$4] + ([.$B92]*[.L$5])" office:value-type="date" office:date-value="1922-04-25">
            <text:p>04/25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5">
            <text:p>85</text:p>
          </table:table-cell>
          <table:table-cell table:style-name="ce29" table:formula="of:=[.C$4] + ([.$B93]*[.C$5])" office:value-type="date" office:date-value="1928-06-09T12:00:00">
            <text:p>06/09/1928 12:00:00</text:p>
          </table:table-cell>
          <table:table-cell table:style-name="ce29" table:formula="of:=[.D$4] + ([.$B93]*[.D$5])" office:value-type="date" office:date-value="1939-12-13">
            <text:p>12/13/1939 00:00:00</text:p>
          </table:table-cell>
          <table:table-cell table:style-name="ce29" table:formula="of:=[.E$4] + ([.$B93]*[.E$5])" office:value-type="date" office:date-value="1941-11-08">
            <text:p>11/08/1941 00:00:00</text:p>
          </table:table-cell>
          <table:table-cell table:style-name="ce29" table:formula="of:=[.F$4] + ([.$B93]*[.F$5])" office:value-type="date" office:date-value="1917-11-03">
            <text:p>11/03/1917 00:00:00</text:p>
          </table:table-cell>
          <table:table-cell table:style-name="ce29" table:formula="of:=[.G$4] + ([.$B93]*[.G$5])" office:value-type="date" office:date-value="1921-01-12T12:00:00">
            <text:p>01/12/1921 12:00:00</text:p>
          </table:table-cell>
          <table:table-cell table:style-name="ce29" table:formula="of:=[.H$4] + ([.$B93]*[.H$5])" office:value-type="date" office:date-value="1911-01-04T12:00:00">
            <text:p>01/04/1911 12:00:00</text:p>
          </table:table-cell>
          <table:table-cell table:style-name="ce30" table:formula="of:=[.I$4] + ([.$B93]*[.I$5])" office:value-type="date" office:date-value="1929-05-15T12:00:00">
            <text:p>05/15/1929 12:00:00</text:p>
          </table:table-cell>
          <table:table-cell table:style-name="ce29" table:formula="of:=[.J$4] + ([.$B93]*[.J$5])" office:value-type="date" office:date-value="1931-03-26T12:00:00">
            <text:p>03/26/1931 12:00:00</text:p>
          </table:table-cell>
          <table:table-cell table:style-name="ce29" table:formula="of:=[.K$4] + ([.$B93]*[.K$5])" office:value-type="date" office:date-value="1930-07-09T12:00:00">
            <text:p>07/09/1930 12:00:00</text:p>
          </table:table-cell>
          <table:table-cell table:style-name="ce29" table:formula="of:=[.L$4] + ([.$B93]*[.L$5])" office:value-type="date" office:date-value="1922-03-11">
            <text:p>03/11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6">
            <text:p>86</text:p>
          </table:table-cell>
          <table:table-cell table:style-name="ce29" table:formula="of:=[.C$4] + ([.$B94]*[.C$5])" office:value-type="date" office:date-value="1928-06-16T12:00:00">
            <text:p>06/16/1928 12:00:00</text:p>
          </table:table-cell>
          <table:table-cell table:style-name="ce29" table:formula="of:=[.D$4] + ([.$B94]*[.D$5])" office:value-type="date" office:date-value="1940-05-05">
            <text:p>05/05/1940 00:00:00</text:p>
          </table:table-cell>
          <table:table-cell table:style-name="ce29" table:formula="of:=[.E$4] + ([.$B94]*[.E$5])" office:value-type="date" office:date-value="1941-12-27">
            <text:p>12/27/1941 00:00:00</text:p>
          </table:table-cell>
          <table:table-cell table:style-name="ce29" table:formula="of:=[.F$4] + ([.$B94]*[.F$5])" office:value-type="date" office:date-value="1917-12-22">
            <text:p>12/22/1917 00:00:00</text:p>
          </table:table-cell>
          <table:table-cell table:style-name="ce29" table:formula="of:=[.G$4] + ([.$B94]*[.G$5])" office:value-type="date" office:date-value="1920-11-24T12:00:00">
            <text:p>11/24/1920 12:00:00</text:p>
          </table:table-cell>
          <table:table-cell table:style-name="ce29" table:formula="of:=[.H$4] + ([.$B94]*[.H$5])" office:value-type="date" office:date-value="1910-10-26T12:00:00">
            <text:p>10/26/1910 12:00:00</text:p>
          </table:table-cell>
          <table:table-cell table:style-name="ce29" table:formula="of:=[.I$4] + ([.$B94]*[.I$5])" office:value-type="date" office:date-value="1929-05-26T12:00:00">
            <text:p>05/26/1929 12:00:00</text:p>
          </table:table-cell>
          <table:table-cell table:style-name="ce29" table:formula="of:=[.J$4] + ([.$B94]*[.J$5])" office:value-type="date" office:date-value="1931-04-14T12:00:00">
            <text:p>04/14/1931 12:00:00</text:p>
          </table:table-cell>
          <table:table-cell table:style-name="ce29" table:formula="of:=[.K$4] + ([.$B94]*[.K$5])" office:value-type="date" office:date-value="1930-07-22T12:00:00">
            <text:p>07/22/1930 12:00:00</text:p>
          </table:table-cell>
          <table:table-cell table:style-name="ce29" table:formula="of:=[.L$4] + ([.$B94]*[.L$5])" office:value-type="date" office:date-value="1922-01-25">
            <text:p>01/25/192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7">
            <text:p>87</text:p>
          </table:table-cell>
          <table:table-cell table:style-name="ce29" table:formula="of:=[.C$4] + ([.$B95]*[.C$5])" office:value-type="date" office:date-value="1928-06-23T12:00:00">
            <text:p>06/23/1928 12:00:00</text:p>
          </table:table-cell>
          <table:table-cell table:style-name="ce29" table:formula="of:=[.D$4] + ([.$B95]*[.D$5])" office:value-type="date" office:date-value="1940-09-26">
            <text:p>09/26/1940 00:00:00</text:p>
          </table:table-cell>
          <table:table-cell table:style-name="ce29" table:formula="of:=[.E$4] + ([.$B95]*[.E$5])" office:value-type="date" office:date-value="1942-02-14">
            <text:p>02/14/1942 00:00:00</text:p>
          </table:table-cell>
          <table:table-cell table:style-name="ce29" table:formula="of:=[.F$4] + ([.$B95]*[.F$5])" office:value-type="date" office:date-value="1918-02-09">
            <text:p>02/09/1918 00:00:00</text:p>
          </table:table-cell>
          <table:table-cell table:style-name="ce29" table:formula="of:=[.G$4] + ([.$B95]*[.G$5])" office:value-type="date" office:date-value="1920-10-06T12:00:00">
            <text:p>10/06/1920 12:00:00</text:p>
          </table:table-cell>
          <table:table-cell table:style-name="ce29" table:formula="of:=[.H$4] + ([.$B95]*[.H$5])" office:value-type="date" office:date-value="1910-08-17T12:00:00">
            <text:p>08/17/1910 12:00:00</text:p>
          </table:table-cell>
          <table:table-cell table:style-name="ce29" table:formula="of:=[.I$4] + ([.$B95]*[.I$5])" office:value-type="date" office:date-value="1929-06-06T12:00:00">
            <text:p>06/06/1929 12:00:00</text:p>
          </table:table-cell>
          <table:table-cell table:style-name="ce29" table:formula="of:=[.J$4] + ([.$B95]*[.J$5])" office:value-type="date" office:date-value="1931-05-03T12:00:00">
            <text:p>05/03/1931 12:00:00</text:p>
          </table:table-cell>
          <table:table-cell table:style-name="ce29" table:formula="of:=[.K$4] + ([.$B95]*[.K$5])" office:value-type="date" office:date-value="1930-08-04T12:00:00">
            <text:p>08/04/1930 12:00:00</text:p>
          </table:table-cell>
          <table:table-cell table:style-name="ce29" table:formula="of:=[.L$4] + ([.$B95]*[.L$5])" office:value-type="date" office:date-value="1921-12-11">
            <text:p>12/11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8">
            <text:p>88</text:p>
          </table:table-cell>
          <table:table-cell table:style-name="ce29" table:formula="of:=[.C$4] + ([.$B96]*[.C$5])" office:value-type="date" office:date-value="1928-06-30T12:00:00">
            <text:p>06/30/1928 12:00:00</text:p>
          </table:table-cell>
          <table:table-cell table:style-name="ce29" table:formula="of:=[.D$4] + ([.$B96]*[.D$5])" office:value-type="date" office:date-value="1941-02-17">
            <text:p>02/17/1941 00:00:00</text:p>
          </table:table-cell>
          <table:table-cell table:style-name="ce29" table:formula="of:=[.E$4] + ([.$B96]*[.E$5])" office:value-type="date" office:date-value="1942-04-04">
            <text:p>04/04/1942 00:00:00</text:p>
          </table:table-cell>
          <table:table-cell table:style-name="ce29" table:formula="of:=[.F$4] + ([.$B96]*[.F$5])" office:value-type="date" office:date-value="1918-03-30">
            <text:p>03/30/1918 00:00:00</text:p>
          </table:table-cell>
          <table:table-cell table:style-name="ce29" table:formula="of:=[.G$4] + ([.$B96]*[.G$5])" office:value-type="date" office:date-value="1920-08-18T12:00:00">
            <text:p>08/18/1920 12:00:00</text:p>
          </table:table-cell>
          <table:table-cell table:style-name="ce29" table:formula="of:=[.H$4] + ([.$B96]*[.H$5])" office:value-type="date" office:date-value="1910-06-08T12:00:00">
            <text:p>06/08/1910 12:00:00</text:p>
          </table:table-cell>
          <table:table-cell table:style-name="ce29" table:formula="of:=[.I$4] + ([.$B96]*[.I$5])" office:value-type="date" office:date-value="1929-06-17T12:00:00">
            <text:p>06/17/1929 12:00:00</text:p>
          </table:table-cell>
          <table:table-cell table:style-name="ce29" table:formula="of:=[.J$4] + ([.$B96]*[.J$5])" office:value-type="date" office:date-value="1931-05-22T12:00:00">
            <text:p>05/22/1931 12:00:00</text:p>
          </table:table-cell>
          <table:table-cell table:style-name="ce29" table:formula="of:=[.K$4] + ([.$B96]*[.K$5])" office:value-type="date" office:date-value="1930-08-17T12:00:00">
            <text:p>08/17/1930 12:00:00</text:p>
          </table:table-cell>
          <table:table-cell table:style-name="ce29" table:formula="of:=[.L$4] + ([.$B96]*[.L$5])" office:value-type="date" office:date-value="1921-10-27">
            <text:p>10/27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9">
            <text:p>89</text:p>
          </table:table-cell>
          <table:table-cell table:style-name="ce29" table:formula="of:=[.C$4] + ([.$B97]*[.C$5])" office:value-type="date" office:date-value="1928-07-07T12:00:00">
            <text:p>07/07/1928 12:00:00</text:p>
          </table:table-cell>
          <table:table-cell table:style-name="ce29" table:formula="of:=[.D$4] + ([.$B97]*[.D$5])" office:value-type="date" office:date-value="1941-07-11">
            <text:p>07/11/1941 00:00:00</text:p>
          </table:table-cell>
          <table:table-cell table:style-name="ce29" table:formula="of:=[.E$4] + ([.$B97]*[.E$5])" office:value-type="date" office:date-value="1942-05-23">
            <text:p>05/23/1942 00:00:00</text:p>
          </table:table-cell>
          <table:table-cell table:style-name="ce29" table:formula="of:=[.F$4] + ([.$B97]*[.F$5])" office:value-type="date" office:date-value="1918-05-18">
            <text:p>05/18/1918 00:00:00</text:p>
          </table:table-cell>
          <table:table-cell table:style-name="ce29" table:formula="of:=[.G$4] + ([.$B97]*[.G$5])" office:value-type="date" office:date-value="1920-06-30T12:00:00">
            <text:p>06/30/1920 12:00:00</text:p>
          </table:table-cell>
          <table:table-cell table:style-name="ce29" table:formula="of:=[.H$4] + ([.$B97]*[.H$5])" office:value-type="date" office:date-value="1910-03-30T12:00:00">
            <text:p>03/30/1910 12:00:00</text:p>
          </table:table-cell>
          <table:table-cell table:style-name="ce29" table:formula="of:=[.I$4] + ([.$B97]*[.I$5])" office:value-type="date" office:date-value="1929-06-28T12:00:00">
            <text:p>06/28/1929 12:00:00</text:p>
          </table:table-cell>
          <table:table-cell table:style-name="ce29" table:formula="of:=[.J$4] + ([.$B97]*[.J$5])" office:value-type="date" office:date-value="1931-06-10T12:00:00">
            <text:p>06/10/1931 12:00:00</text:p>
          </table:table-cell>
          <table:table-cell table:style-name="ce29" table:formula="of:=[.K$4] + ([.$B97]*[.K$5])" office:value-type="date" office:date-value="1930-08-30T12:00:00">
            <text:p>08/30/1930 12:00:00</text:p>
          </table:table-cell>
          <table:table-cell table:style-name="ce29" table:formula="of:=[.L$4] + ([.$B97]*[.L$5])" office:value-type="date" office:date-value="1921-09-12">
            <text:p>09/12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0">
            <text:p>90</text:p>
          </table:table-cell>
          <table:table-cell table:style-name="ce29" table:formula="of:=[.C$4] + ([.$B98]*[.C$5])" office:value-type="date" office:date-value="1928-07-14T12:00:00">
            <text:p>07/14/1928 12:00:00</text:p>
          </table:table-cell>
          <table:table-cell table:style-name="ce29" table:formula="of:=[.D$4] + ([.$B98]*[.D$5])" office:value-type="date" office:date-value="1941-12-02">
            <text:p>12/02/1941 00:00:00</text:p>
          </table:table-cell>
          <table:table-cell table:style-name="ce29" table:formula="of:=[.E$4] + ([.$B98]*[.E$5])" office:value-type="date" office:date-value="1942-07-11">
            <text:p>07/11/1942 00:00:00</text:p>
          </table:table-cell>
          <table:table-cell table:style-name="ce29" table:formula="of:=[.F$4] + ([.$B98]*[.F$5])" office:value-type="date" office:date-value="1918-07-06">
            <text:p>07/06/1918 00:00:00</text:p>
          </table:table-cell>
          <table:table-cell table:style-name="ce29" table:formula="of:=[.G$4] + ([.$B98]*[.G$5])" office:value-type="date" office:date-value="1920-05-12T12:00:00">
            <text:p>05/12/1920 12:00:00</text:p>
          </table:table-cell>
          <table:table-cell table:style-name="ce29" table:formula="of:=[.H$4] + ([.$B98]*[.H$5])" office:value-type="date" office:date-value="1910-01-19T12:00:00">
            <text:p>01/19/1910 12:00:00</text:p>
          </table:table-cell>
          <table:table-cell table:style-name="ce29" table:formula="of:=[.I$4] + ([.$B98]*[.I$5])" office:value-type="date" office:date-value="1929-07-09T12:00:00">
            <text:p>07/09/1929 12:00:00</text:p>
          </table:table-cell>
          <table:table-cell table:style-name="ce29" table:formula="of:=[.J$4] + ([.$B98]*[.J$5])" office:value-type="date" office:date-value="1931-06-29T12:00:00">
            <text:p>06/29/1931 12:00:00</text:p>
          </table:table-cell>
          <table:table-cell table:style-name="ce29" table:formula="of:=[.K$4] + ([.$B98]*[.K$5])" office:value-type="date" office:date-value="1930-09-12T12:00:00">
            <text:p>09/12/1930 12:00:00</text:p>
          </table:table-cell>
          <table:table-cell table:style-name="ce29" table:formula="of:=[.L$4] + ([.$B98]*[.L$5])" office:value-type="date" office:date-value="1921-07-29">
            <text:p>07/29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1">
            <text:p>91</text:p>
          </table:table-cell>
          <table:table-cell table:style-name="ce29" table:formula="of:=[.C$4] + ([.$B99]*[.C$5])" office:value-type="date" office:date-value="1928-07-21T12:00:00">
            <text:p>07/21/1928 12:00:00</text:p>
          </table:table-cell>
          <table:table-cell table:style-name="ce29" table:formula="of:=[.D$4] + ([.$B99]*[.D$5])" office:value-type="date" office:date-value="1942-04-25">
            <text:p>04/25/1942 00:00:00</text:p>
          </table:table-cell>
          <table:table-cell table:style-name="ce29" table:formula="of:=[.E$4] + ([.$B99]*[.E$5])" office:value-type="date" office:date-value="1942-08-29">
            <text:p>08/29/1942 00:00:00</text:p>
          </table:table-cell>
          <table:table-cell table:style-name="ce29" table:formula="of:=[.F$4] + ([.$B99]*[.F$5])" office:value-type="date" office:date-value="1918-08-24">
            <text:p>08/24/1918 00:00:00</text:p>
          </table:table-cell>
          <table:table-cell table:style-name="ce29" table:formula="of:=[.G$4] + ([.$B99]*[.G$5])" office:value-type="date" office:date-value="1920-03-24T12:00:00">
            <text:p>03/24/1920 12:00:00</text:p>
          </table:table-cell>
          <table:table-cell table:style-name="ce29" table:formula="of:=[.H$4] + ([.$B99]*[.H$5])" office:value-type="date" office:date-value="1909-11-10T12:00:00">
            <text:p>11/10/1909 12:00:00</text:p>
          </table:table-cell>
          <table:table-cell table:style-name="ce29" table:formula="of:=[.I$4] + ([.$B99]*[.I$5])" office:value-type="date" office:date-value="1929-07-20T12:00:00">
            <text:p>07/20/1929 12:00:00</text:p>
          </table:table-cell>
          <table:table-cell table:style-name="ce29" table:formula="of:=[.J$4] + ([.$B99]*[.J$5])" office:value-type="date" office:date-value="1931-07-18T12:00:00">
            <text:p>07/18/1931 12:00:00</text:p>
          </table:table-cell>
          <table:table-cell table:style-name="ce29" table:formula="of:=[.K$4] + ([.$B99]*[.K$5])" office:value-type="date" office:date-value="1930-09-25T12:00:00">
            <text:p>09/25/1930 12:00:00</text:p>
          </table:table-cell>
          <table:table-cell table:style-name="ce29" table:formula="of:=[.L$4] + ([.$B99]*[.L$5])" office:value-type="date" office:date-value="1921-06-14">
            <text:p>06/14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2">
            <text:p>92</text:p>
          </table:table-cell>
          <table:table-cell table:style-name="ce29" table:formula="of:=[.C$4] + ([.$B100]*[.C$5])" office:value-type="date" office:date-value="1928-07-28T12:00:00">
            <text:p>07/28/1928 12:00:00</text:p>
          </table:table-cell>
          <table:table-cell table:style-name="ce29" table:formula="of:=[.D$4] + ([.$B100]*[.D$5])" office:value-type="date" office:date-value="1942-09-16">
            <text:p>09/16/1942 00:00:00</text:p>
          </table:table-cell>
          <table:table-cell table:style-name="ce29" table:formula="of:=[.E$4] + ([.$B100]*[.E$5])" office:value-type="date" office:date-value="1942-10-17">
            <text:p>10/17/1942 00:00:00</text:p>
          </table:table-cell>
          <table:table-cell table:style-name="ce29" table:formula="of:=[.F$4] + ([.$B100]*[.F$5])" office:value-type="date" office:date-value="1918-10-12">
            <text:p>10/12/1918 00:00:00</text:p>
          </table:table-cell>
          <table:table-cell table:style-name="ce29" table:formula="of:=[.G$4] + ([.$B100]*[.G$5])" office:value-type="date" office:date-value="1920-02-04T12:00:00">
            <text:p>02/04/1920 12:00:00</text:p>
          </table:table-cell>
          <table:table-cell table:style-name="ce29" table:formula="of:=[.H$4] + ([.$B100]*[.H$5])" office:value-type="date" office:date-value="1909-09-01T12:00:00">
            <text:p>09/01/1909 12:00:00</text:p>
          </table:table-cell>
          <table:table-cell table:style-name="ce29" table:formula="of:=[.I$4] + ([.$B100]*[.I$5])" office:value-type="date" office:date-value="1929-07-31T12:00:00">
            <text:p>07/31/1929 12:00:00</text:p>
          </table:table-cell>
          <table:table-cell table:style-name="ce29" table:formula="of:=[.J$4] + ([.$B100]*[.J$5])" office:value-type="date" office:date-value="1931-08-06T12:00:00">
            <text:p>08/06/1931 12:00:00</text:p>
          </table:table-cell>
          <table:table-cell table:style-name="ce29" table:formula="of:=[.K$4] + ([.$B100]*[.K$5])" office:value-type="date" office:date-value="1930-10-08T12:00:00">
            <text:p>10/08/1930 12:00:00</text:p>
          </table:table-cell>
          <table:table-cell table:style-name="ce29" table:formula="of:=[.L$4] + ([.$B100]*[.L$5])" office:value-type="date" office:date-value="1921-04-30">
            <text:p>04/30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3">
            <text:p>93</text:p>
          </table:table-cell>
          <table:table-cell table:style-name="ce29" table:formula="of:=[.C$4] + ([.$B101]*[.C$5])" office:value-type="date" office:date-value="1928-08-04T12:00:00">
            <text:p>08/04/1928 12:00:00</text:p>
          </table:table-cell>
          <table:table-cell table:style-name="ce29" table:formula="of:=[.D$4] + ([.$B101]*[.D$5])" office:value-type="date" office:date-value="1943-02-07">
            <text:p>02/07/1943 00:00:00</text:p>
          </table:table-cell>
          <table:table-cell table:style-name="ce29" table:formula="of:=[.E$4] + ([.$B101]*[.E$5])" office:value-type="date" office:date-value="1942-12-05">
            <text:p>12/05/1942 00:00:00</text:p>
          </table:table-cell>
          <table:table-cell table:style-name="ce29" table:formula="of:=[.F$4] + ([.$B101]*[.F$5])" office:value-type="date" office:date-value="1918-11-30">
            <text:p>11/30/1918 00:00:00</text:p>
          </table:table-cell>
          <table:table-cell table:style-name="ce29" table:formula="of:=[.G$4] + ([.$B101]*[.G$5])" office:value-type="date" office:date-value="1919-12-17T12:00:00">
            <text:p>12/17/1919 12:00:00</text:p>
          </table:table-cell>
          <table:table-cell table:style-name="ce29" table:formula="of:=[.H$4] + ([.$B101]*[.H$5])" office:value-type="date" office:date-value="1909-06-23T12:00:00">
            <text:p>06/23/1909 12:00:00</text:p>
          </table:table-cell>
          <table:table-cell table:style-name="ce29" table:formula="of:=[.I$4] + ([.$B101]*[.I$5])" office:value-type="date" office:date-value="1929-08-11T12:00:00">
            <text:p>08/11/1929 12:00:00</text:p>
          </table:table-cell>
          <table:table-cell table:style-name="ce29" table:formula="of:=[.J$4] + ([.$B101]*[.J$5])" office:value-type="date" office:date-value="1931-08-25T12:00:00">
            <text:p>08/25/1931 12:00:00</text:p>
          </table:table-cell>
          <table:table-cell table:style-name="ce29" table:formula="of:=[.K$4] + ([.$B101]*[.K$5])" office:value-type="date" office:date-value="1930-10-21T12:00:00">
            <text:p>10/21/1930 12:00:00</text:p>
          </table:table-cell>
          <table:table-cell table:style-name="ce29" table:formula="of:=[.L$4] + ([.$B101]*[.L$5])" office:value-type="date" office:date-value="1921-03-16">
            <text:p>03/16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4">
            <text:p>94</text:p>
          </table:table-cell>
          <table:table-cell table:style-name="ce29" table:formula="of:=[.C$4] + ([.$B102]*[.C$5])" office:value-type="date" office:date-value="1928-08-11T12:00:00">
            <text:p>08/11/1928 12:00:00</text:p>
          </table:table-cell>
          <table:table-cell table:style-name="ce29" table:formula="of:=[.D$4] + ([.$B102]*[.D$5])" office:value-type="date" office:date-value="1943-07-01">
            <text:p>07/01/1943 00:00:00</text:p>
          </table:table-cell>
          <table:table-cell table:style-name="ce29" table:formula="of:=[.E$4] + ([.$B102]*[.E$5])" office:value-type="date" office:date-value="1943-01-23">
            <text:p>01/23/1943 00:00:00</text:p>
          </table:table-cell>
          <table:table-cell table:style-name="ce29" table:formula="of:=[.F$4] + ([.$B102]*[.F$5])" office:value-type="date" office:date-value="1919-01-18">
            <text:p>01/18/1919 00:00:00</text:p>
          </table:table-cell>
          <table:table-cell table:style-name="ce29" table:formula="of:=[.G$4] + ([.$B102]*[.G$5])" office:value-type="date" office:date-value="1919-10-29T12:00:00">
            <text:p>10/29/1919 12:00:00</text:p>
          </table:table-cell>
          <table:table-cell table:style-name="ce29" table:formula="of:=[.H$4] + ([.$B102]*[.H$5])" office:value-type="date" office:date-value="1909-04-14T12:00:00">
            <text:p>04/14/1909 12:00:00</text:p>
          </table:table-cell>
          <table:table-cell table:style-name="ce29" table:formula="of:=[.I$4] + ([.$B102]*[.I$5])" office:value-type="date" office:date-value="1929-08-22T12:00:00">
            <text:p>08/22/1929 12:00:00</text:p>
          </table:table-cell>
          <table:table-cell table:style-name="ce29" table:formula="of:=[.J$4] + ([.$B102]*[.J$5])" office:value-type="date" office:date-value="1931-09-13T12:00:00">
            <text:p>09/13/1931 12:00:00</text:p>
          </table:table-cell>
          <table:table-cell table:style-name="ce29" table:formula="of:=[.K$4] + ([.$B102]*[.K$5])" office:value-type="date" office:date-value="1930-11-03T12:00:00">
            <text:p>11/03/1930 12:00:00</text:p>
          </table:table-cell>
          <table:table-cell table:style-name="ce29" table:formula="of:=[.L$4] + ([.$B102]*[.L$5])" office:value-type="date" office:date-value="1921-01-30">
            <text:p>01/30/192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5">
            <text:p>95</text:p>
          </table:table-cell>
          <table:table-cell table:style-name="ce29" table:formula="of:=[.C$4] + ([.$B103]*[.C$5])" office:value-type="date" office:date-value="1928-08-18T12:00:00">
            <text:p>08/18/1928 12:00:00</text:p>
          </table:table-cell>
          <table:table-cell table:style-name="ce29" table:formula="of:=[.D$4] + ([.$B103]*[.D$5])" office:value-type="date" office:date-value="1943-11-22">
            <text:p>11/22/1943 00:00:00</text:p>
          </table:table-cell>
          <table:table-cell table:style-name="ce29" table:formula="of:=[.E$4] + ([.$B103]*[.E$5])" office:value-type="date" office:date-value="1943-03-13">
            <text:p>03/13/1943 00:00:00</text:p>
          </table:table-cell>
          <table:table-cell table:style-name="ce29" table:formula="of:=[.F$4] + ([.$B103]*[.F$5])" office:value-type="date" office:date-value="1919-03-08">
            <text:p>03/08/1919 00:00:00</text:p>
          </table:table-cell>
          <table:table-cell table:style-name="ce29" table:formula="of:=[.G$4] + ([.$B103]*[.G$5])" office:value-type="date" office:date-value="1919-09-10T12:00:00">
            <text:p>09/10/1919 12:00:00</text:p>
          </table:table-cell>
          <table:table-cell table:style-name="ce29" table:formula="of:=[.H$4] + ([.$B103]*[.H$5])" office:value-type="date" office:date-value="1909-02-03T12:00:00">
            <text:p>02/03/1909 12:00:00</text:p>
          </table:table-cell>
          <table:table-cell table:style-name="ce29" table:formula="of:=[.I$4] + ([.$B103]*[.I$5])" office:value-type="date" office:date-value="1929-09-02T12:00:00">
            <text:p>09/02/1929 12:00:00</text:p>
          </table:table-cell>
          <table:table-cell table:style-name="ce29" table:formula="of:=[.J$4] + ([.$B103]*[.J$5])" office:value-type="date" office:date-value="1931-10-02T12:00:00">
            <text:p>10/02/1931 12:00:00</text:p>
          </table:table-cell>
          <table:table-cell table:style-name="ce29" table:formula="of:=[.K$4] + ([.$B103]*[.K$5])" office:value-type="date" office:date-value="1930-11-16T12:00:00">
            <text:p>11/16/1930 12:00:00</text:p>
          </table:table-cell>
          <table:table-cell table:style-name="ce29" table:formula="of:=[.L$4] + ([.$B103]*[.L$5])" office:value-type="date" office:date-value="1920-12-16">
            <text:p>12/16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6">
            <text:p>96</text:p>
          </table:table-cell>
          <table:table-cell table:style-name="ce29" table:formula="of:=[.C$4] + ([.$B104]*[.C$5])" office:value-type="date" office:date-value="1928-08-25T12:00:00">
            <text:p>08/25/1928 12:00:00</text:p>
          </table:table-cell>
          <table:table-cell table:style-name="ce29" table:formula="of:=[.D$4] + ([.$B104]*[.D$5])" office:value-type="date" office:date-value="1944-04-14">
            <text:p>04/14/1944 00:00:00</text:p>
          </table:table-cell>
          <table:table-cell table:style-name="ce29" table:formula="of:=[.E$4] + ([.$B104]*[.E$5])" office:value-type="date" office:date-value="1943-05-01">
            <text:p>05/01/1943 00:00:00</text:p>
          </table:table-cell>
          <table:table-cell table:style-name="ce29" table:formula="of:=[.F$4] + ([.$B104]*[.F$5])" office:value-type="date" office:date-value="1919-04-26">
            <text:p>04/26/1919 00:00:00</text:p>
          </table:table-cell>
          <table:table-cell table:style-name="ce29" table:formula="of:=[.G$4] + ([.$B104]*[.G$5])" office:value-type="date" office:date-value="1919-07-23T12:00:00">
            <text:p>07/23/1919 12:00:00</text:p>
          </table:table-cell>
          <table:table-cell table:style-name="ce29" table:formula="of:=[.H$4] + ([.$B104]*[.H$5])" office:value-type="date" office:date-value="1908-11-25T12:00:00">
            <text:p>11/25/1908 12:00:00</text:p>
          </table:table-cell>
          <table:table-cell table:style-name="ce29" table:formula="of:=[.I$4] + ([.$B104]*[.I$5])" office:value-type="date" office:date-value="1929-09-13T12:00:00">
            <text:p>09/13/1929 12:00:00</text:p>
          </table:table-cell>
          <table:table-cell table:style-name="ce29" table:formula="of:=[.J$4] + ([.$B104]*[.J$5])" office:value-type="date" office:date-value="1931-10-21T12:00:00">
            <text:p>10/21/1931 12:00:00</text:p>
          </table:table-cell>
          <table:table-cell table:style-name="ce29" table:formula="of:=[.K$4] + ([.$B104]*[.K$5])" office:value-type="date" office:date-value="1930-11-29T12:00:00">
            <text:p>11/29/1930 12:00:00</text:p>
          </table:table-cell>
          <table:table-cell table:style-name="ce29" table:formula="of:=[.L$4] + ([.$B104]*[.L$5])" office:value-type="date" office:date-value="1920-11-01">
            <text:p>11/01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7">
            <text:p>97</text:p>
          </table:table-cell>
          <table:table-cell table:style-name="ce29" table:formula="of:=[.C$4] + ([.$B105]*[.C$5])" office:value-type="date" office:date-value="1928-09-01T12:00:00">
            <text:p>09/01/1928 12:00:00</text:p>
          </table:table-cell>
          <table:table-cell table:style-name="ce29" table:formula="of:=[.D$4] + ([.$B105]*[.D$5])" office:value-type="date" office:date-value="1944-09-05">
            <text:p>09/05/1944 00:00:00</text:p>
          </table:table-cell>
          <table:table-cell table:style-name="ce29" table:formula="of:=[.E$4] + ([.$B105]*[.E$5])" office:value-type="date" office:date-value="1943-06-19">
            <text:p>06/19/1943 00:00:00</text:p>
          </table:table-cell>
          <table:table-cell table:style-name="ce29" table:formula="of:=[.F$4] + ([.$B105]*[.F$5])" office:value-type="date" office:date-value="1919-06-14">
            <text:p>06/14/1919 00:00:00</text:p>
          </table:table-cell>
          <table:table-cell table:style-name="ce29" table:formula="of:=[.G$4] + ([.$B105]*[.G$5])" office:value-type="date" office:date-value="1919-06-04T12:00:00">
            <text:p>06/04/1919 12:00:00</text:p>
          </table:table-cell>
          <table:table-cell table:style-name="ce29" table:formula="of:=[.H$4] + ([.$B105]*[.H$5])" office:value-type="date" office:date-value="1908-09-16T12:00:00">
            <text:p>09/16/1908 12:00:00</text:p>
          </table:table-cell>
          <table:table-cell table:style-name="ce29" table:formula="of:=[.I$4] + ([.$B105]*[.I$5])" office:value-type="date" office:date-value="1929-09-24T12:00:00">
            <text:p>09/24/1929 12:00:00</text:p>
          </table:table-cell>
          <table:table-cell table:style-name="ce29" table:formula="of:=[.J$4] + ([.$B105]*[.J$5])" office:value-type="date" office:date-value="1931-11-09T12:00:00">
            <text:p>11/09/1931 12:00:00</text:p>
          </table:table-cell>
          <table:table-cell table:style-name="ce29" table:formula="of:=[.K$4] + ([.$B105]*[.K$5])" office:value-type="date" office:date-value="1930-12-12T12:00:00">
            <text:p>12/12/1930 12:00:00</text:p>
          </table:table-cell>
          <table:table-cell table:style-name="ce29" table:formula="of:=[.L$4] + ([.$B105]*[.L$5])" office:value-type="date" office:date-value="1920-09-17">
            <text:p>09/17/1920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98">
            <text:p>98</text:p>
          </table:table-cell>
          <table:table-cell table:style-name="ce29" table:formula="of:=[.C$4] + ([.$B106]*[.C$5])" office:value-type="date" office:date-value="1928-09-08T12:00:00">
            <text:p>09/08/1928 12:00:00</text:p>
          </table:table-cell>
          <table:table-cell table:style-name="ce29" table:formula="of:=[.D$4] + ([.$B106]*[.D$5])" office:value-type="date" office:date-value="1945-01-27">
            <text:p>01/27/1945 00:00:00</text:p>
          </table:table-cell>
          <table:table-cell table:style-name="ce29" table:formula="of:=[.E$4] + ([.$B106]*[.E$5])" office:value-type="date" office:date-value="1943-08-07">
            <text:p>08/07/1943 00:00:00</text:p>
          </table:table-cell>
          <table:table-cell table:style-name="ce29" table:formula="of:=[.F$4] + ([.$B106]*[.F$5])" office:value-type="date" office:date-value="1919-08-02">
            <text:p>08/02/1919 00:00:00</text:p>
          </table:table-cell>
          <table:table-cell table:style-name="ce29" table:formula="of:=[.G$4] + ([.$B106]*[.G$5])" office:value-type="date" office:date-value="1919-04-16T12:00:00">
            <text:p>04/16/1919 12:00:00</text:p>
          </table:table-cell>
          <table:table-cell table:style-name="ce29" table:formula="of:=[.H$4] + ([.$B106]*[.H$5])" office:value-type="date" office:date-value="1908-07-08T12:00:00">
            <text:p>07/08/1908 12:00:00</text:p>
          </table:table-cell>
          <table:table-cell table:style-name="ce29" table:formula="of:=[.I$4] + ([.$B106]*[.I$5])" office:value-type="date" office:date-value="1929-10-05T12:00:00">
            <text:p>10/05/1929 12:00:00</text:p>
          </table:table-cell>
          <table:table-cell table:style-name="ce29" table:formula="of:=[.J$4] + ([.$B106]*[.J$5])" office:value-type="date" office:date-value="1931-11-28T12:00:00">
            <text:p>11/28/1931 12:00:00</text:p>
          </table:table-cell>
          <table:table-cell table:style-name="ce29" table:formula="of:=[.K$4] + ([.$B106]*[.K$5])" office:value-type="date" office:date-value="1930-12-25T12:00:00">
            <text:p>12/25/1930 12:00:00</text:p>
          </table:table-cell>
          <table:table-cell table:style-name="ce29" table:formula="of:=[.L$4] + ([.$B106]*[.L$5])" office:value-type="date" office:date-value="1920-08-03">
            <text:p>08/03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9">
            <text:p>99</text:p>
          </table:table-cell>
          <table:table-cell table:style-name="ce29" table:formula="of:=[.C$4] + ([.$B107]*[.C$5])" office:value-type="date" office:date-value="1928-09-15T12:00:00">
            <text:p>09/15/1928 12:00:00</text:p>
          </table:table-cell>
          <table:table-cell table:style-name="ce29" table:formula="of:=[.D$4] + ([.$B107]*[.D$5])" office:value-type="date" office:date-value="1945-06-20">
            <text:p>06/20/1945 00:00:00</text:p>
          </table:table-cell>
          <table:table-cell table:style-name="ce29" table:formula="of:=[.E$4] + ([.$B107]*[.E$5])" office:value-type="date" office:date-value="1943-09-25">
            <text:p>09/25/1943 00:00:00</text:p>
          </table:table-cell>
          <table:table-cell table:style-name="ce29" table:formula="of:=[.F$4] + ([.$B107]*[.F$5])" office:value-type="date" office:date-value="1919-09-20">
            <text:p>09/20/1919 00:00:00</text:p>
          </table:table-cell>
          <table:table-cell table:style-name="ce29" table:formula="of:=[.G$4] + ([.$B107]*[.G$5])" office:value-type="date" office:date-value="1919-02-26T12:00:00">
            <text:p>02/26/1919 12:00:00</text:p>
          </table:table-cell>
          <table:table-cell table:style-name="ce29" table:formula="of:=[.H$4] + ([.$B107]*[.H$5])" office:value-type="date" office:date-value="1908-04-29T12:00:00">
            <text:p>04/29/1908 12:00:00</text:p>
          </table:table-cell>
          <table:table-cell table:style-name="ce29" table:formula="of:=[.I$4] + ([.$B107]*[.I$5])" office:value-type="date" office:date-value="1929-10-16T12:00:00">
            <text:p>10/16/1929 12:00:00</text:p>
          </table:table-cell>
          <table:table-cell table:style-name="ce29" table:formula="of:=[.J$4] + ([.$B107]*[.J$5])" office:value-type="date" office:date-value="1931-12-17T12:00:00">
            <text:p>12/17/1931 12:00:00</text:p>
          </table:table-cell>
          <table:table-cell table:style-name="ce29" table:formula="of:=[.K$4] + ([.$B107]*[.K$5])" office:value-type="date" office:date-value="1931-01-07T12:00:00">
            <text:p>01/07/1931 12:00:00</text:p>
          </table:table-cell>
          <table:table-cell table:style-name="ce29" table:formula="of:=[.L$4] + ([.$B107]*[.L$5])" office:value-type="date" office:date-value="1920-06-19">
            <text:p>06/19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0">
            <text:p>100</text:p>
          </table:table-cell>
          <table:table-cell table:style-name="ce29" table:formula="of:=[.C$4] + ([.$B108]*[.C$5])" office:value-type="date" office:date-value="1928-09-22T12:00:00">
            <text:p>09/22/1928 12:00:00</text:p>
          </table:table-cell>
          <table:table-cell table:style-name="ce29" table:formula="of:=[.D$4] + ([.$B108]*[.D$5])" office:value-type="date" office:date-value="1945-11-11">
            <text:p>11/11/1945 00:00:00</text:p>
          </table:table-cell>
          <table:table-cell table:style-name="ce29" table:formula="of:=[.E$4] + ([.$B108]*[.E$5])" office:value-type="date" office:date-value="1943-11-13">
            <text:p>11/13/1943 00:00:00</text:p>
          </table:table-cell>
          <table:table-cell table:style-name="ce29" table:formula="of:=[.F$4] + ([.$B108]*[.F$5])" office:value-type="date" office:date-value="1919-11-08">
            <text:p>11/08/1919 00:00:00</text:p>
          </table:table-cell>
          <table:table-cell table:style-name="ce29" table:formula="of:=[.G$4] + ([.$B108]*[.G$5])" office:value-type="date" office:date-value="1919-01-08T12:00:00">
            <text:p>01/08/1919 12:00:00</text:p>
          </table:table-cell>
          <table:table-cell table:style-name="ce29" table:formula="of:=[.H$4] + ([.$B108]*[.H$5])" office:value-type="date" office:date-value="1908-02-19T12:00:00">
            <text:p>02/19/1908 12:00:00</text:p>
          </table:table-cell>
          <table:table-cell table:style-name="ce29" table:formula="of:=[.I$4] + ([.$B108]*[.I$5])" office:value-type="date" office:date-value="1929-10-27T12:00:00">
            <text:p>10/27/1929 12:00:00</text:p>
          </table:table-cell>
          <table:table-cell table:style-name="ce29" table:formula="of:=[.J$4] + ([.$B108]*[.J$5])" office:value-type="date" office:date-value="1932-01-05T12:00:00">
            <text:p>01/05/1932 12:00:00</text:p>
          </table:table-cell>
          <table:table-cell table:style-name="ce29" table:formula="of:=[.K$4] + ([.$B108]*[.K$5])" office:value-type="date" office:date-value="1931-01-20T12:00:00">
            <text:p>01/20/1931 12:00:00</text:p>
          </table:table-cell>
          <table:table-cell table:style-name="ce29" table:formula="of:=[.L$4] + ([.$B108]*[.L$5])" office:value-type="date" office:date-value="1920-05-05">
            <text:p>05/05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1">
            <text:p>101</text:p>
          </table:table-cell>
          <table:table-cell table:style-name="ce29" table:formula="of:=[.C$4] + ([.$B109]*[.C$5])" office:value-type="date" office:date-value="1928-09-29T12:00:00">
            <text:p>09/29/1928 12:00:00</text:p>
          </table:table-cell>
          <table:table-cell table:style-name="ce29" table:formula="of:=[.D$4] + ([.$B109]*[.D$5])" office:value-type="date" office:date-value="1946-04-04">
            <text:p>04/04/1946 00:00:00</text:p>
          </table:table-cell>
          <table:table-cell table:style-name="ce29" table:formula="of:=[.E$4] + ([.$B109]*[.E$5])" office:value-type="date" office:date-value="1944-01-01">
            <text:p>01/01/1944 00:00:00</text:p>
          </table:table-cell>
          <table:table-cell table:style-name="ce29" table:formula="of:=[.F$4] + ([.$B109]*[.F$5])" office:value-type="date" office:date-value="1919-12-27">
            <text:p>12/27/1919 00:00:00</text:p>
          </table:table-cell>
          <table:table-cell table:style-name="ce29" table:formula="of:=[.G$4] + ([.$B109]*[.G$5])" office:value-type="date" office:date-value="1918-11-20T12:00:00">
            <text:p>11/20/1918 12:00:00</text:p>
          </table:table-cell>
          <table:table-cell table:style-name="ce29" table:formula="of:=[.H$4] + ([.$B109]*[.H$5])" office:value-type="date" office:date-value="1907-12-11T12:00:00">
            <text:p>12/11/1907 12:00:00</text:p>
          </table:table-cell>
          <table:table-cell table:style-name="ce29" table:formula="of:=[.I$4] + ([.$B109]*[.I$5])" office:value-type="date" office:date-value="1929-11-07T12:00:00">
            <text:p>11/07/1929 12:00:00</text:p>
          </table:table-cell>
          <table:table-cell table:style-name="ce29" table:formula="of:=[.J$4] + ([.$B109]*[.J$5])" office:value-type="date" office:date-value="1932-01-24T12:00:00">
            <text:p>01/24/1932 12:00:00</text:p>
          </table:table-cell>
          <table:table-cell table:style-name="ce29" table:formula="of:=[.K$4] + ([.$B109]*[.K$5])" office:value-type="date" office:date-value="1931-02-02T12:00:00">
            <text:p>02/02/1931 12:00:00</text:p>
          </table:table-cell>
          <table:table-cell table:style-name="ce29" table:formula="of:=[.L$4] + ([.$B109]*[.L$5])" office:value-type="date" office:date-value="1920-03-21">
            <text:p>03/21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2">
            <text:p>102</text:p>
          </table:table-cell>
          <table:table-cell table:style-name="ce29" table:formula="of:=[.C$4] + ([.$B110]*[.C$5])" office:value-type="date" office:date-value="1928-10-06T12:00:00">
            <text:p>10/06/1928 12:00:00</text:p>
          </table:table-cell>
          <table:table-cell table:style-name="ce29" table:formula="of:=[.D$4] + ([.$B110]*[.D$5])" office:value-type="date" office:date-value="1946-08-26">
            <text:p>08/26/1946 00:00:00</text:p>
          </table:table-cell>
          <table:table-cell table:style-name="ce29" table:formula="of:=[.E$4] + ([.$B110]*[.E$5])" office:value-type="date" office:date-value="1944-02-19">
            <text:p>02/19/1944 00:00:00</text:p>
          </table:table-cell>
          <table:table-cell table:style-name="ce29" table:formula="of:=[.F$4] + ([.$B110]*[.F$5])" office:value-type="date" office:date-value="1920-02-14">
            <text:p>02/14/1920 00:00:00</text:p>
          </table:table-cell>
          <table:table-cell table:style-name="ce29" table:formula="of:=[.G$4] + ([.$B110]*[.G$5])" office:value-type="date" office:date-value="1918-10-02T12:00:00">
            <text:p>10/02/1918 12:00:00</text:p>
          </table:table-cell>
          <table:table-cell table:style-name="ce29" table:formula="of:=[.H$4] + ([.$B110]*[.H$5])" office:value-type="date" office:date-value="1907-10-02T12:00:00">
            <text:p>10/02/1907 12:00:00</text:p>
          </table:table-cell>
          <table:table-cell table:style-name="ce29" table:formula="of:=[.I$4] + ([.$B110]*[.I$5])" office:value-type="date" office:date-value="1929-11-18T12:00:00">
            <text:p>11/18/1929 12:00:00</text:p>
          </table:table-cell>
          <table:table-cell table:style-name="ce29" table:formula="of:=[.J$4] + ([.$B110]*[.J$5])" office:value-type="date" office:date-value="1932-02-12T12:00:00">
            <text:p>02/12/1932 12:00:00</text:p>
          </table:table-cell>
          <table:table-cell table:style-name="ce29" table:formula="of:=[.K$4] + ([.$B110]*[.K$5])" office:value-type="date" office:date-value="1931-02-15T12:00:00">
            <text:p>02/15/1931 12:00:00</text:p>
          </table:table-cell>
          <table:table-cell table:style-name="ce29" table:formula="of:=[.L$4] + ([.$B110]*[.L$5])" office:value-type="date" office:date-value="1920-02-05">
            <text:p>02/05/192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3">
            <text:p>103</text:p>
          </table:table-cell>
          <table:table-cell table:style-name="ce29" table:formula="of:=[.C$4] + ([.$B111]*[.C$5])" office:value-type="date" office:date-value="1928-10-13T12:00:00">
            <text:p>10/13/1928 12:00:00</text:p>
          </table:table-cell>
          <table:table-cell table:style-name="ce29" table:formula="of:=[.D$4] + ([.$B111]*[.D$5])" office:value-type="date" office:date-value="1947-01-17">
            <text:p>01/17/1947 00:00:00</text:p>
          </table:table-cell>
          <table:table-cell table:style-name="ce29" table:formula="of:=[.E$4] + ([.$B111]*[.E$5])" office:value-type="date" office:date-value="1944-04-08">
            <text:p>04/08/1944 00:00:00</text:p>
          </table:table-cell>
          <table:table-cell table:style-name="ce29" table:formula="of:=[.F$4] + ([.$B111]*[.F$5])" office:value-type="date" office:date-value="1920-04-03">
            <text:p>04/03/1920 00:00:00</text:p>
          </table:table-cell>
          <table:table-cell table:style-name="ce29" table:formula="of:=[.G$4] + ([.$B111]*[.G$5])" office:value-type="date" office:date-value="1918-08-14T12:00:00">
            <text:p>08/14/1918 12:00:00</text:p>
          </table:table-cell>
          <table:table-cell table:style-name="ce29" table:formula="of:=[.H$4] + ([.$B111]*[.H$5])" office:value-type="date" office:date-value="1907-07-24T12:00:00">
            <text:p>07/24/1907 12:00:00</text:p>
          </table:table-cell>
          <table:table-cell table:style-name="ce29" table:formula="of:=[.I$4] + ([.$B111]*[.I$5])" office:value-type="date" office:date-value="1929-11-29T12:00:00">
            <text:p>11/29/1929 12:00:00</text:p>
          </table:table-cell>
          <table:table-cell table:style-name="ce29" table:formula="of:=[.J$4] + ([.$B111]*[.J$5])" office:value-type="date" office:date-value="1932-03-02T12:00:00">
            <text:p>03/02/1932 12:00:00</text:p>
          </table:table-cell>
          <table:table-cell table:style-name="ce29" table:formula="of:=[.K$4] + ([.$B111]*[.K$5])" office:value-type="date" office:date-value="1931-02-28T12:00:00">
            <text:p>02/28/1931 12:00:00</text:p>
          </table:table-cell>
          <table:table-cell table:style-name="ce29" table:formula="of:=[.L$4] + ([.$B111]*[.L$5])" office:value-type="date" office:date-value="1919-12-22">
            <text:p>12/22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4">
            <text:p>104</text:p>
          </table:table-cell>
          <table:table-cell table:style-name="ce29" table:formula="of:=[.C$4] + ([.$B112]*[.C$5])" office:value-type="date" office:date-value="1928-10-20T12:00:00">
            <text:p>10/20/1928 12:00:00</text:p>
          </table:table-cell>
          <table:table-cell table:style-name="ce29" table:formula="of:=[.D$4] + ([.$B112]*[.D$5])" office:value-type="date" office:date-value="1947-06-10">
            <text:p>06/10/1947 00:00:00</text:p>
          </table:table-cell>
          <table:table-cell table:style-name="ce29" table:formula="of:=[.E$4] + ([.$B112]*[.E$5])" office:value-type="date" office:date-value="1944-05-27">
            <text:p>05/27/1944 00:00:00</text:p>
          </table:table-cell>
          <table:table-cell table:style-name="ce29" table:formula="of:=[.F$4] + ([.$B112]*[.F$5])" office:value-type="date" office:date-value="1920-05-22">
            <text:p>05/22/1920 00:00:00</text:p>
          </table:table-cell>
          <table:table-cell table:style-name="ce29" table:formula="of:=[.G$4] + ([.$B112]*[.G$5])" office:value-type="date" office:date-value="1918-06-26T12:00:00">
            <text:p>06/26/1918 12:00:00</text:p>
          </table:table-cell>
          <table:table-cell table:style-name="ce29" table:formula="of:=[.H$4] + ([.$B112]*[.H$5])" office:value-type="date" office:date-value="1907-05-15T12:00:00">
            <text:p>05/15/1907 12:00:00</text:p>
          </table:table-cell>
          <table:table-cell table:style-name="ce29" table:formula="of:=[.I$4] + ([.$B112]*[.I$5])" office:value-type="date" office:date-value="1929-12-10T12:00:00">
            <text:p>12/10/1929 12:00:00</text:p>
          </table:table-cell>
          <table:table-cell table:style-name="ce29" table:formula="of:=[.J$4] + ([.$B112]*[.J$5])" office:value-type="date" office:date-value="1932-03-21T12:00:00">
            <text:p>03/21/1932 12:00:00</text:p>
          </table:table-cell>
          <table:table-cell table:style-name="ce29" table:formula="of:=[.K$4] + ([.$B112]*[.K$5])" office:value-type="date" office:date-value="1931-03-13T12:00:00">
            <text:p>03/13/1931 12:00:00</text:p>
          </table:table-cell>
          <table:table-cell table:style-name="ce29" table:formula="of:=[.L$4] + ([.$B112]*[.L$5])" office:value-type="date" office:date-value="1919-11-07">
            <text:p>11/07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5">
            <text:p>105</text:p>
          </table:table-cell>
          <table:table-cell table:style-name="ce29" table:formula="of:=[.C$4] + ([.$B113]*[.C$5])" office:value-type="date" office:date-value="1928-10-27T12:00:00">
            <text:p>10/27/1928 12:00:00</text:p>
          </table:table-cell>
          <table:table-cell table:style-name="ce29" table:formula="of:=[.D$4] + ([.$B113]*[.D$5])" office:value-type="date" office:date-value="1947-11-01">
            <text:p>11/01/1947 00:00:00</text:p>
          </table:table-cell>
          <table:table-cell table:style-name="ce29" table:formula="of:=[.E$4] + ([.$B113]*[.E$5])" office:value-type="date" office:date-value="1944-07-15">
            <text:p>07/15/1944 00:00:00</text:p>
          </table:table-cell>
          <table:table-cell table:style-name="ce29" table:formula="of:=[.F$4] + ([.$B113]*[.F$5])" office:value-type="date" office:date-value="1920-07-10">
            <text:p>07/10/1920 00:00:00</text:p>
          </table:table-cell>
          <table:table-cell table:style-name="ce29" table:formula="of:=[.G$4] + ([.$B113]*[.G$5])" office:value-type="date" office:date-value="1918-05-08T12:00:00">
            <text:p>05/08/1918 12:00:00</text:p>
          </table:table-cell>
          <table:table-cell table:style-name="ce29" table:formula="of:=[.H$4] + ([.$B113]*[.H$5])" office:value-type="date" office:date-value="1907-03-06T12:00:00">
            <text:p>03/06/1907 12:00:00</text:p>
          </table:table-cell>
          <table:table-cell table:style-name="ce29" table:formula="of:=[.I$4] + ([.$B113]*[.I$5])" office:value-type="date" office:date-value="1929-12-21T12:00:00">
            <text:p>12/21/1929 12:00:00</text:p>
          </table:table-cell>
          <table:table-cell table:style-name="ce29" table:formula="of:=[.J$4] + ([.$B113]*[.J$5])" office:value-type="date" office:date-value="1932-04-09T12:00:00">
            <text:p>04/09/1932 12:00:00</text:p>
          </table:table-cell>
          <table:table-cell table:style-name="ce29" table:formula="of:=[.K$4] + ([.$B113]*[.K$5])" office:value-type="date" office:date-value="1931-03-26T12:00:00">
            <text:p>03/26/1931 12:00:00</text:p>
          </table:table-cell>
          <table:table-cell table:style-name="ce29" table:formula="of:=[.L$4] + ([.$B113]*[.L$5])" office:value-type="date" office:date-value="1919-09-23">
            <text:p>09/23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6">
            <text:p>106</text:p>
          </table:table-cell>
          <table:table-cell table:style-name="ce29" table:formula="of:=[.C$4] + ([.$B114]*[.C$5])" office:value-type="date" office:date-value="1928-11-03T12:00:00">
            <text:p>11/03/1928 12:00:00</text:p>
          </table:table-cell>
          <table:table-cell table:style-name="ce29" table:formula="of:=[.D$4] + ([.$B114]*[.D$5])" office:value-type="date" office:date-value="1948-03-24">
            <text:p>03/24/1948 00:00:00</text:p>
          </table:table-cell>
          <table:table-cell table:style-name="ce29" table:formula="of:=[.E$4] + ([.$B114]*[.E$5])" office:value-type="date" office:date-value="1944-09-02">
            <text:p>09/02/1944 00:00:00</text:p>
          </table:table-cell>
          <table:table-cell table:style-name="ce29" table:formula="of:=[.F$4] + ([.$B114]*[.F$5])" office:value-type="date" office:date-value="1920-08-28">
            <text:p>08/28/1920 00:00:00</text:p>
          </table:table-cell>
          <table:table-cell table:style-name="ce29" table:formula="of:=[.G$4] + ([.$B114]*[.G$5])" office:value-type="date" office:date-value="1918-03-20T12:00:00">
            <text:p>03/20/1918 12:00:00</text:p>
          </table:table-cell>
          <table:table-cell table:style-name="ce29" table:formula="of:=[.H$4] + ([.$B114]*[.H$5])" office:value-type="date" office:date-value="1906-12-26T12:00:00">
            <text:p>12/26/1906 12:00:00</text:p>
          </table:table-cell>
          <table:table-cell table:style-name="ce29" table:formula="of:=[.I$4] + ([.$B114]*[.I$5])" office:value-type="date" office:date-value="1930-01-01T12:00:00">
            <text:p>01/01/1930 12:00:00</text:p>
          </table:table-cell>
          <table:table-cell table:style-name="ce29" table:formula="of:=[.J$4] + ([.$B114]*[.J$5])" office:value-type="date" office:date-value="1932-04-28T12:00:00">
            <text:p>04/28/1932 12:00:00</text:p>
          </table:table-cell>
          <table:table-cell table:style-name="ce29" table:formula="of:=[.K$4] + ([.$B114]*[.K$5])" office:value-type="date" office:date-value="1931-04-08T12:00:00">
            <text:p>04/08/1931 12:00:00</text:p>
          </table:table-cell>
          <table:table-cell table:style-name="ce29" table:formula="of:=[.L$4] + ([.$B114]*[.L$5])" office:value-type="date" office:date-value="1919-08-09">
            <text:p>08/09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7">
            <text:p>107</text:p>
          </table:table-cell>
          <table:table-cell table:style-name="ce29" table:formula="of:=[.C$4] + ([.$B115]*[.C$5])" office:value-type="date" office:date-value="1928-11-10T12:00:00">
            <text:p>11/10/1928 12:00:00</text:p>
          </table:table-cell>
          <table:table-cell table:style-name="ce29" table:formula="of:=[.D$4] + ([.$B115]*[.D$5])" office:value-type="date" office:date-value="1948-08-15">
            <text:p>08/15/1948 00:00:00</text:p>
          </table:table-cell>
          <table:table-cell table:style-name="ce29" table:formula="of:=[.E$4] + ([.$B115]*[.E$5])" office:value-type="date" office:date-value="1944-10-21">
            <text:p>10/21/1944 00:00:00</text:p>
          </table:table-cell>
          <table:table-cell table:style-name="ce29" table:formula="of:=[.F$4] + ([.$B115]*[.F$5])" office:value-type="date" office:date-value="1920-10-16">
            <text:p>10/16/1920 00:00:00</text:p>
          </table:table-cell>
          <table:table-cell table:style-name="ce29" table:formula="of:=[.G$4] + ([.$B115]*[.G$5])" office:value-type="date" office:date-value="1918-01-30T12:00:00">
            <text:p>01/30/1918 12:00:00</text:p>
          </table:table-cell>
          <table:table-cell table:style-name="ce29" table:formula="of:=[.H$4] + ([.$B115]*[.H$5])" office:value-type="date" office:date-value="1906-10-17T12:00:00">
            <text:p>10/17/1906 12:00:00</text:p>
          </table:table-cell>
          <table:table-cell table:style-name="ce29" table:formula="of:=[.I$4] + ([.$B115]*[.I$5])" office:value-type="date" office:date-value="1930-01-12T12:00:00">
            <text:p>01/12/1930 12:00:00</text:p>
          </table:table-cell>
          <table:table-cell table:style-name="ce29" table:formula="of:=[.J$4] + ([.$B115]*[.J$5])" office:value-type="date" office:date-value="1932-05-17T12:00:00">
            <text:p>05/17/1932 12:00:00</text:p>
          </table:table-cell>
          <table:table-cell table:style-name="ce29" table:formula="of:=[.K$4] + ([.$B115]*[.K$5])" office:value-type="date" office:date-value="1931-04-21T12:00:00">
            <text:p>04/21/1931 12:00:00</text:p>
          </table:table-cell>
          <table:table-cell table:style-name="ce29" table:formula="of:=[.L$4] + ([.$B115]*[.L$5])" office:value-type="date" office:date-value="1919-06-25">
            <text:p>06/25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8">
            <text:p>108</text:p>
          </table:table-cell>
          <table:table-cell table:style-name="ce29" table:formula="of:=[.C$4] + ([.$B116]*[.C$5])" office:value-type="date" office:date-value="1928-11-17T12:00:00">
            <text:p>11/17/1928 12:00:00</text:p>
          </table:table-cell>
          <table:table-cell table:style-name="ce29" table:formula="of:=[.D$4] + ([.$B116]*[.D$5])" office:value-type="date" office:date-value="1949-01-06">
            <text:p>01/06/1949 00:00:00</text:p>
          </table:table-cell>
          <table:table-cell table:style-name="ce29" table:formula="of:=[.E$4] + ([.$B116]*[.E$5])" office:value-type="date" office:date-value="1944-12-09">
            <text:p>12/09/1944 00:00:00</text:p>
          </table:table-cell>
          <table:table-cell table:style-name="ce29" table:formula="of:=[.F$4] + ([.$B116]*[.F$5])" office:value-type="date" office:date-value="1920-12-04">
            <text:p>12/04/1920 00:00:00</text:p>
          </table:table-cell>
          <table:table-cell table:style-name="ce29" table:formula="of:=[.G$4] + ([.$B116]*[.G$5])" office:value-type="date" office:date-value="1917-12-12T12:00:00">
            <text:p>12/12/1917 12:00:00</text:p>
          </table:table-cell>
          <table:table-cell table:style-name="ce29" table:formula="of:=[.H$4] + ([.$B116]*[.H$5])" office:value-type="date" office:date-value="1906-08-08T12:00:00">
            <text:p>08/08/1906 12:00:00</text:p>
          </table:table-cell>
          <table:table-cell table:style-name="ce29" table:formula="of:=[.I$4] + ([.$B116]*[.I$5])" office:value-type="date" office:date-value="1930-01-23T12:00:00">
            <text:p>01/23/1930 12:00:00</text:p>
          </table:table-cell>
          <table:table-cell table:style-name="ce29" table:formula="of:=[.J$4] + ([.$B116]*[.J$5])" office:value-type="date" office:date-value="1932-06-05T12:00:00">
            <text:p>06/05/1932 12:00:00</text:p>
          </table:table-cell>
          <table:table-cell table:style-name="ce29" table:formula="of:=[.K$4] + ([.$B116]*[.K$5])" office:value-type="date" office:date-value="1931-05-04T12:00:00">
            <text:p>05/04/1931 12:00:00</text:p>
          </table:table-cell>
          <table:table-cell table:style-name="ce29" table:formula="of:=[.L$4] + ([.$B116]*[.L$5])" office:value-type="date" office:date-value="1919-05-11">
            <text:p>05/11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9">
            <text:p>109</text:p>
          </table:table-cell>
          <table:table-cell table:style-name="ce29" table:formula="of:=[.C$4] + ([.$B117]*[.C$5])" office:value-type="date" office:date-value="1928-11-24T12:00:00">
            <text:p>11/24/1928 12:00:00</text:p>
          </table:table-cell>
          <table:table-cell table:style-name="ce29" table:formula="of:=[.D$4] + ([.$B117]*[.D$5])" office:value-type="date" office:date-value="1949-05-30">
            <text:p>05/30/1949 00:00:00</text:p>
          </table:table-cell>
          <table:table-cell table:style-name="ce29" table:formula="of:=[.E$4] + ([.$B117]*[.E$5])" office:value-type="date" office:date-value="1945-01-27">
            <text:p>01/27/1945 00:00:00</text:p>
          </table:table-cell>
          <table:table-cell table:style-name="ce29" table:formula="of:=[.F$4] + ([.$B117]*[.F$5])" office:value-type="date" office:date-value="1921-01-22">
            <text:p>01/22/1921 00:00:00</text:p>
          </table:table-cell>
          <table:table-cell table:style-name="ce29" table:formula="of:=[.G$4] + ([.$B117]*[.G$5])" office:value-type="date" office:date-value="1917-10-24T12:00:00">
            <text:p>10/24/1917 12:00:00</text:p>
          </table:table-cell>
          <table:table-cell table:style-name="ce29" table:formula="of:=[.H$4] + ([.$B117]*[.H$5])" office:value-type="date" office:date-value="1906-05-30T12:00:00">
            <text:p>05/30/1906 12:00:00</text:p>
          </table:table-cell>
          <table:table-cell table:style-name="ce29" table:formula="of:=[.I$4] + ([.$B117]*[.I$5])" office:value-type="date" office:date-value="1930-02-03T12:00:00">
            <text:p>02/03/1930 12:00:00</text:p>
          </table:table-cell>
          <table:table-cell table:style-name="ce29" table:formula="of:=[.J$4] + ([.$B117]*[.J$5])" office:value-type="date" office:date-value="1932-06-24T12:00:00">
            <text:p>06/24/1932 12:00:00</text:p>
          </table:table-cell>
          <table:table-cell table:style-name="ce29" table:formula="of:=[.K$4] + ([.$B117]*[.K$5])" office:value-type="date" office:date-value="1931-05-17T12:00:00">
            <text:p>05/17/1931 12:00:00</text:p>
          </table:table-cell>
          <table:table-cell table:style-name="ce29" table:formula="of:=[.L$4] + ([.$B117]*[.L$5])" office:value-type="date" office:date-value="1919-03-27">
            <text:p>03/27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0">
            <text:p>110</text:p>
          </table:table-cell>
          <table:table-cell table:style-name="ce29" table:formula="of:=[.C$4] + ([.$B118]*[.C$5])" office:value-type="date" office:date-value="1928-12-01T12:00:00">
            <text:p>12/01/1928 12:00:00</text:p>
          </table:table-cell>
          <table:table-cell table:style-name="ce29" table:formula="of:=[.D$4] + ([.$B118]*[.D$5])" office:value-type="date" office:date-value="1949-10-21">
            <text:p>10/21/1949 00:00:00</text:p>
          </table:table-cell>
          <table:table-cell table:style-name="ce29" table:formula="of:=[.E$4] + ([.$B118]*[.E$5])" office:value-type="date" office:date-value="1945-03-17">
            <text:p>03/17/1945 00:00:00</text:p>
          </table:table-cell>
          <table:table-cell table:style-name="ce29" table:formula="of:=[.F$4] + ([.$B118]*[.F$5])" office:value-type="date" office:date-value="1921-03-12">
            <text:p>03/12/1921 00:00:00</text:p>
          </table:table-cell>
          <table:table-cell table:style-name="ce29" table:formula="of:=[.G$4] + ([.$B118]*[.G$5])" office:value-type="date" office:date-value="1917-09-05T12:00:00">
            <text:p>09/05/1917 12:00:00</text:p>
          </table:table-cell>
          <table:table-cell table:style-name="ce29" table:formula="of:=[.H$4] + ([.$B118]*[.H$5])" office:value-type="date" office:date-value="1906-03-21T12:00:00">
            <text:p>03/21/1906 12:00:00</text:p>
          </table:table-cell>
          <table:table-cell table:style-name="ce29" table:formula="of:=[.I$4] + ([.$B118]*[.I$5])" office:value-type="date" office:date-value="1930-02-14T12:00:00">
            <text:p>02/14/1930 12:00:00</text:p>
          </table:table-cell>
          <table:table-cell table:style-name="ce29" table:formula="of:=[.J$4] + ([.$B118]*[.J$5])" office:value-type="date" office:date-value="1932-07-13T12:00:00">
            <text:p>07/13/1932 12:00:00</text:p>
          </table:table-cell>
          <table:table-cell table:style-name="ce29" table:formula="of:=[.K$4] + ([.$B118]*[.K$5])" office:value-type="date" office:date-value="1931-05-30T12:00:00">
            <text:p>05/30/1931 12:00:00</text:p>
          </table:table-cell>
          <table:table-cell table:style-name="ce29" table:formula="of:=[.L$4] + ([.$B118]*[.L$5])" office:value-type="date" office:date-value="1919-02-10">
            <text:p>02/10/191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1">
            <text:p>111</text:p>
          </table:table-cell>
          <table:table-cell table:style-name="ce29" table:formula="of:=[.C$4] + ([.$B119]*[.C$5])" office:value-type="date" office:date-value="1928-12-08T12:00:00">
            <text:p>12/08/1928 12:00:00</text:p>
          </table:table-cell>
          <table:table-cell table:style-name="ce29" table:formula="of:=[.D$4] + ([.$B119]*[.D$5])" office:value-type="date" office:date-value="1950-03-14">
            <text:p>03/14/1950 00:00:00</text:p>
          </table:table-cell>
          <table:table-cell table:style-name="ce29" table:formula="of:=[.E$4] + ([.$B119]*[.E$5])" office:value-type="date" office:date-value="1945-05-05">
            <text:p>05/05/1945 00:00:00</text:p>
          </table:table-cell>
          <table:table-cell table:style-name="ce29" table:formula="of:=[.F$4] + ([.$B119]*[.F$5])" office:value-type="date" office:date-value="1921-04-30">
            <text:p>04/30/1921 00:00:00</text:p>
          </table:table-cell>
          <table:table-cell table:style-name="ce29" table:formula="of:=[.G$4] + ([.$B119]*[.G$5])" office:value-type="date" office:date-value="1917-07-18T12:00:00">
            <text:p>07/18/1917 12:00:00</text:p>
          </table:table-cell>
          <table:table-cell table:style-name="ce29" table:formula="of:=[.H$4] + ([.$B119]*[.H$5])" office:value-type="date" office:date-value="1906-01-10T12:00:00">
            <text:p>01/10/1906 12:00:00</text:p>
          </table:table-cell>
          <table:table-cell table:style-name="ce29" table:formula="of:=[.I$4] + ([.$B119]*[.I$5])" office:value-type="date" office:date-value="1930-02-25T12:00:00">
            <text:p>02/25/1930 12:00:00</text:p>
          </table:table-cell>
          <table:table-cell table:style-name="ce29" table:formula="of:=[.J$4] + ([.$B119]*[.J$5])" office:value-type="date" office:date-value="1932-08-01T12:00:00">
            <text:p>08/01/1932 12:00:00</text:p>
          </table:table-cell>
          <table:table-cell table:style-name="ce29" table:formula="of:=[.K$4] + ([.$B119]*[.K$5])" office:value-type="date" office:date-value="1931-06-12T12:00:00">
            <text:p>06/12/1931 12:00:00</text:p>
          </table:table-cell>
          <table:table-cell table:style-name="ce29" table:formula="of:=[.L$4] + ([.$B119]*[.L$5])" office:value-type="date" office:date-value="1918-12-27">
            <text:p>12/27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2">
            <text:p>112</text:p>
          </table:table-cell>
          <table:table-cell table:style-name="ce29" table:formula="of:=[.C$4] + ([.$B120]*[.C$5])" office:value-type="date" office:date-value="1928-12-15T12:00:00">
            <text:p>12/15/1928 12:00:00</text:p>
          </table:table-cell>
          <table:table-cell table:style-name="ce29" table:formula="of:=[.D$4] + ([.$B120]*[.D$5])" office:value-type="date" office:date-value="1950-08-05">
            <text:p>08/05/1950 00:00:00</text:p>
          </table:table-cell>
          <table:table-cell table:style-name="ce29" table:formula="of:=[.E$4] + ([.$B120]*[.E$5])" office:value-type="date" office:date-value="1945-06-23">
            <text:p>06/23/1945 00:00:00</text:p>
          </table:table-cell>
          <table:table-cell table:style-name="ce29" table:formula="of:=[.F$4] + ([.$B120]*[.F$5])" office:value-type="date" office:date-value="1921-06-18">
            <text:p>06/18/1921 00:00:00</text:p>
          </table:table-cell>
          <table:table-cell table:style-name="ce29" table:formula="of:=[.G$4] + ([.$B120]*[.G$5])" office:value-type="date" office:date-value="1917-05-30T12:00:00">
            <text:p>05/30/1917 12:00:00</text:p>
          </table:table-cell>
          <table:table-cell table:style-name="ce29" table:formula="of:=[.H$4] + ([.$B120]*[.H$5])" office:value-type="date" office:date-value="1905-11-01T12:00:00">
            <text:p>11/01/1905 12:00:00</text:p>
          </table:table-cell>
          <table:table-cell table:style-name="ce29" table:formula="of:=[.I$4] + ([.$B120]*[.I$5])" office:value-type="date" office:date-value="1930-03-08T12:00:00">
            <text:p>03/08/1930 12:00:00</text:p>
          </table:table-cell>
          <table:table-cell table:style-name="ce29" table:formula="of:=[.J$4] + ([.$B120]*[.J$5])" office:value-type="date" office:date-value="1932-08-20T12:00:00">
            <text:p>08/20/1932 12:00:00</text:p>
          </table:table-cell>
          <table:table-cell table:style-name="ce29" table:formula="of:=[.K$4] + ([.$B120]*[.K$5])" office:value-type="date" office:date-value="1931-06-25T12:00:00">
            <text:p>06/25/1931 12:00:00</text:p>
          </table:table-cell>
          <table:table-cell table:style-name="ce29" table:formula="of:=[.L$4] + ([.$B120]*[.L$5])" office:value-type="date" office:date-value="1918-11-12">
            <text:p>11/12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3">
            <text:p>113</text:p>
          </table:table-cell>
          <table:table-cell table:style-name="ce29" table:formula="of:=[.C$4] + ([.$B121]*[.C$5])" office:value-type="date" office:date-value="1928-12-22T12:00:00">
            <text:p>12/22/1928 12:00:00</text:p>
          </table:table-cell>
          <table:table-cell table:style-name="ce29" table:formula="of:=[.D$4] + ([.$B121]*[.D$5])" office:value-type="date" office:date-value="1950-12-27">
            <text:p>12/27/1950 00:00:00</text:p>
          </table:table-cell>
          <table:table-cell table:style-name="ce29" table:formula="of:=[.E$4] + ([.$B121]*[.E$5])" office:value-type="date" office:date-value="1945-08-11">
            <text:p>08/11/1945 00:00:00</text:p>
          </table:table-cell>
          <table:table-cell table:style-name="ce29" table:formula="of:=[.F$4] + ([.$B121]*[.F$5])" office:value-type="date" office:date-value="1921-08-06">
            <text:p>08/06/1921 00:00:00</text:p>
          </table:table-cell>
          <table:table-cell table:style-name="ce29" table:formula="of:=[.G$4] + ([.$B121]*[.G$5])" office:value-type="date" office:date-value="1917-04-11T12:00:00">
            <text:p>04/11/1917 12:00:00</text:p>
          </table:table-cell>
          <table:table-cell table:style-name="ce29" table:formula="of:=[.H$4] + ([.$B121]*[.H$5])" office:value-type="date" office:date-value="1905-08-23T12:00:00">
            <text:p>08/23/1905 12:00:00</text:p>
          </table:table-cell>
          <table:table-cell table:style-name="ce29" table:formula="of:=[.I$4] + ([.$B121]*[.I$5])" office:value-type="date" office:date-value="1930-03-19T12:00:00">
            <text:p>03/19/1930 12:00:00</text:p>
          </table:table-cell>
          <table:table-cell table:style-name="ce29" table:formula="of:=[.J$4] + ([.$B121]*[.J$5])" office:value-type="date" office:date-value="1932-09-08T12:00:00">
            <text:p>09/08/1932 12:00:00</text:p>
          </table:table-cell>
          <table:table-cell table:style-name="ce29" table:formula="of:=[.K$4] + ([.$B121]*[.K$5])" office:value-type="date" office:date-value="1931-07-08T12:00:00">
            <text:p>07/08/1931 12:00:00</text:p>
          </table:table-cell>
          <table:table-cell table:style-name="ce29" table:formula="of:=[.L$4] + ([.$B121]*[.L$5])" office:value-type="date" office:date-value="1918-09-28">
            <text:p>09/28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4">
            <text:p>114</text:p>
          </table:table-cell>
          <table:table-cell table:style-name="ce29" table:formula="of:=[.C$4] + ([.$B122]*[.C$5])" office:value-type="date" office:date-value="1928-12-29T12:00:00">
            <text:p>12/29/1928 12:00:00</text:p>
          </table:table-cell>
          <table:table-cell table:style-name="ce29" table:formula="of:=[.D$4] + ([.$B122]*[.D$5])" office:value-type="date" office:date-value="1951-05-20">
            <text:p>05/20/1951 00:00:00</text:p>
          </table:table-cell>
          <table:table-cell table:style-name="ce29" table:formula="of:=[.E$4] + ([.$B122]*[.E$5])" office:value-type="date" office:date-value="1945-09-29">
            <text:p>09/29/1945 00:00:00</text:p>
          </table:table-cell>
          <table:table-cell table:style-name="ce29" table:formula="of:=[.F$4] + ([.$B122]*[.F$5])" office:value-type="date" office:date-value="1921-09-24">
            <text:p>09/24/1921 00:00:00</text:p>
          </table:table-cell>
          <table:table-cell table:style-name="ce29" table:formula="of:=[.G$4] + ([.$B122]*[.G$5])" office:value-type="date" office:date-value="1917-02-21T12:00:00">
            <text:p>02/21/1917 12:00:00</text:p>
          </table:table-cell>
          <table:table-cell table:style-name="ce29" table:formula="of:=[.H$4] + ([.$B122]*[.H$5])" office:value-type="date" office:date-value="1905-06-14T12:00:00">
            <text:p>06/14/1905 12:00:00</text:p>
          </table:table-cell>
          <table:table-cell table:style-name="ce29" table:formula="of:=[.I$4] + ([.$B122]*[.I$5])" office:value-type="date" office:date-value="1930-03-30T12:00:00">
            <text:p>03/30/1930 12:00:00</text:p>
          </table:table-cell>
          <table:table-cell table:style-name="ce29" table:formula="of:=[.J$4] + ([.$B122]*[.J$5])" office:value-type="date" office:date-value="1932-09-27T12:00:00">
            <text:p>09/27/1932 12:00:00</text:p>
          </table:table-cell>
          <table:table-cell table:style-name="ce29" table:formula="of:=[.K$4] + ([.$B122]*[.K$5])" office:value-type="date" office:date-value="1931-07-21T12:00:00">
            <text:p>07/21/1931 12:00:00</text:p>
          </table:table-cell>
          <table:table-cell table:style-name="ce29" table:formula="of:=[.L$4] + ([.$B122]*[.L$5])" office:value-type="date" office:date-value="1918-08-14">
            <text:p>08/14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5">
            <text:p>115</text:p>
          </table:table-cell>
          <table:table-cell table:style-name="ce29" table:formula="of:=[.C$4] + ([.$B123]*[.C$5])" office:value-type="date" office:date-value="1929-01-05T12:00:00">
            <text:p>01/05/1929 12:00:00</text:p>
          </table:table-cell>
          <table:table-cell table:style-name="ce29" table:formula="of:=[.D$4] + ([.$B123]*[.D$5])" office:value-type="date" office:date-value="1951-10-11">
            <text:p>10/11/1951 00:00:00</text:p>
          </table:table-cell>
          <table:table-cell table:style-name="ce29" table:formula="of:=[.E$4] + ([.$B123]*[.E$5])" office:value-type="date" office:date-value="1945-11-17">
            <text:p>11/17/1945 00:00:00</text:p>
          </table:table-cell>
          <table:table-cell table:style-name="ce29" table:formula="of:=[.F$4] + ([.$B123]*[.F$5])" office:value-type="date" office:date-value="1921-11-12">
            <text:p>11/12/1921 00:00:00</text:p>
          </table:table-cell>
          <table:table-cell table:style-name="ce29" table:formula="of:=[.G$4] + ([.$B123]*[.G$5])" office:value-type="date" office:date-value="1917-01-03T12:00:00">
            <text:p>01/03/1917 12:00:00</text:p>
          </table:table-cell>
          <table:table-cell table:style-name="ce29" table:formula="of:=[.H$4] + ([.$B123]*[.H$5])" office:value-type="date" office:date-value="1905-04-05T12:00:00">
            <text:p>04/05/1905 12:00:00</text:p>
          </table:table-cell>
          <table:table-cell table:style-name="ce29" table:formula="of:=[.I$4] + ([.$B123]*[.I$5])" office:value-type="date" office:date-value="1930-04-10T12:00:00">
            <text:p>04/10/1930 12:00:00</text:p>
          </table:table-cell>
          <table:table-cell table:style-name="ce29" table:formula="of:=[.J$4] + ([.$B123]*[.J$5])" office:value-type="date" office:date-value="1932-10-16T12:00:00">
            <text:p>10/16/1932 12:00:00</text:p>
          </table:table-cell>
          <table:table-cell table:style-name="ce29" table:formula="of:=[.K$4] + ([.$B123]*[.K$5])" office:value-type="date" office:date-value="1931-08-03T12:00:00">
            <text:p>08/03/1931 12:00:00</text:p>
          </table:table-cell>
          <table:table-cell table:style-name="ce29" table:formula="of:=[.L$4] + ([.$B123]*[.L$5])" office:value-type="date" office:date-value="1918-06-30">
            <text:p>06/30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6">
            <text:p>116</text:p>
          </table:table-cell>
          <table:table-cell table:style-name="ce29" table:formula="of:=[.C$4] + ([.$B124]*[.C$5])" office:value-type="date" office:date-value="1929-01-12T12:00:00">
            <text:p>01/12/1929 12:00:00</text:p>
          </table:table-cell>
          <table:table-cell table:style-name="ce29" table:formula="of:=[.D$4] + ([.$B124]*[.D$5])" office:value-type="date" office:date-value="1952-03-03">
            <text:p>03/03/1952 00:00:00</text:p>
          </table:table-cell>
          <table:table-cell table:style-name="ce29" table:formula="of:=[.E$4] + ([.$B124]*[.E$5])" office:value-type="date" office:date-value="1946-01-05">
            <text:p>01/05/1946 00:00:00</text:p>
          </table:table-cell>
          <table:table-cell table:style-name="ce29" table:formula="of:=[.F$4] + ([.$B124]*[.F$5])" office:value-type="date" office:date-value="1921-12-31">
            <text:p>12/31/1921 00:00:00</text:p>
          </table:table-cell>
          <table:table-cell table:style-name="ce29" table:formula="of:=[.G$4] + ([.$B124]*[.G$5])" office:value-type="date" office:date-value="1916-11-15T12:00:00">
            <text:p>11/15/1916 12:00:00</text:p>
          </table:table-cell>
          <table:table-cell table:style-name="ce29" table:formula="of:=[.H$4] + ([.$B124]*[.H$5])" office:value-type="date" office:date-value="1905-01-25T12:00:00">
            <text:p>01/25/1905 12:00:00</text:p>
          </table:table-cell>
          <table:table-cell table:style-name="ce29" table:formula="of:=[.I$4] + ([.$B124]*[.I$5])" office:value-type="date" office:date-value="1930-04-21T12:00:00">
            <text:p>04/21/1930 12:00:00</text:p>
          </table:table-cell>
          <table:table-cell table:style-name="ce29" table:formula="of:=[.J$4] + ([.$B124]*[.J$5])" office:value-type="date" office:date-value="1932-11-04T12:00:00">
            <text:p>11/04/1932 12:00:00</text:p>
          </table:table-cell>
          <table:table-cell table:style-name="ce29" table:formula="of:=[.K$4] + ([.$B124]*[.K$5])" office:value-type="date" office:date-value="1931-08-16T12:00:00">
            <text:p>08/16/1931 12:00:00</text:p>
          </table:table-cell>
          <table:table-cell table:style-name="ce29" table:formula="of:=[.L$4] + ([.$B124]*[.L$5])" office:value-type="date" office:date-value="1918-05-16">
            <text:p>05/16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7">
            <text:p>117</text:p>
          </table:table-cell>
          <table:table-cell table:style-name="ce29" table:formula="of:=[.C$4] + ([.$B125]*[.C$5])" office:value-type="date" office:date-value="1929-01-19T12:00:00">
            <text:p>01/19/1929 12:00:00</text:p>
          </table:table-cell>
          <table:table-cell table:style-name="ce29" table:formula="of:=[.D$4] + ([.$B125]*[.D$5])" office:value-type="date" office:date-value="1952-07-25">
            <text:p>07/25/1952 00:00:00</text:p>
          </table:table-cell>
          <table:table-cell table:style-name="ce29" table:formula="of:=[.E$4] + ([.$B125]*[.E$5])" office:value-type="date" office:date-value="1946-02-23">
            <text:p>02/23/1946 00:00:00</text:p>
          </table:table-cell>
          <table:table-cell table:style-name="ce29" table:formula="of:=[.F$4] + ([.$B125]*[.F$5])" office:value-type="date" office:date-value="1922-02-18">
            <text:p>02/18/1922 00:00:00</text:p>
          </table:table-cell>
          <table:table-cell table:style-name="ce29" table:formula="of:=[.G$4] + ([.$B125]*[.G$5])" office:value-type="date" office:date-value="1916-09-27T12:00:00">
            <text:p>09/27/1916 12:00:00</text:p>
          </table:table-cell>
          <table:table-cell table:style-name="ce29" table:formula="of:=[.H$4] + ([.$B125]*[.H$5])" office:value-type="date" office:date-value="1904-11-16T12:00:00">
            <text:p>11/16/1904 12:00:00</text:p>
          </table:table-cell>
          <table:table-cell table:style-name="ce29" table:formula="of:=[.I$4] + ([.$B125]*[.I$5])" office:value-type="date" office:date-value="1930-05-02T12:00:00">
            <text:p>05/02/1930 12:00:00</text:p>
          </table:table-cell>
          <table:table-cell table:style-name="ce29" table:formula="of:=[.J$4] + ([.$B125]*[.J$5])" office:value-type="date" office:date-value="1932-11-23T12:00:00">
            <text:p>11/23/1932 12:00:00</text:p>
          </table:table-cell>
          <table:table-cell table:style-name="ce29" table:formula="of:=[.K$4] + ([.$B125]*[.K$5])" office:value-type="date" office:date-value="1931-08-29T12:00:00">
            <text:p>08/29/1931 12:00:00</text:p>
          </table:table-cell>
          <table:table-cell table:style-name="ce29" table:formula="of:=[.L$4] + ([.$B125]*[.L$5])" office:value-type="date" office:date-value="1918-04-01">
            <text:p>04/01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8">
            <text:p>118</text:p>
          </table:table-cell>
          <table:table-cell table:style-name="ce29" table:formula="of:=[.C$4] + ([.$B126]*[.C$5])" office:value-type="date" office:date-value="1929-01-26T12:00:00">
            <text:p>01/26/1929 12:00:00</text:p>
          </table:table-cell>
          <table:table-cell table:style-name="ce29" table:formula="of:=[.D$4] + ([.$B126]*[.D$5])" office:value-type="date" office:date-value="1952-12-16">
            <text:p>12/16/1952 00:00:00</text:p>
          </table:table-cell>
          <table:table-cell table:style-name="ce29" table:formula="of:=[.E$4] + ([.$B126]*[.E$5])" office:value-type="date" office:date-value="1946-04-13">
            <text:p>04/13/1946 00:00:00</text:p>
          </table:table-cell>
          <table:table-cell table:style-name="ce29" table:formula="of:=[.F$4] + ([.$B126]*[.F$5])" office:value-type="date" office:date-value="1922-04-08">
            <text:p>04/08/1922 00:00:00</text:p>
          </table:table-cell>
          <table:table-cell table:style-name="ce29" table:formula="of:=[.G$4] + ([.$B126]*[.G$5])" office:value-type="date" office:date-value="1916-08-09T12:00:00">
            <text:p>08/09/1916 12:00:00</text:p>
          </table:table-cell>
          <table:table-cell table:style-name="ce29" table:formula="of:=[.H$4] + ([.$B126]*[.H$5])" office:value-type="date" office:date-value="1904-09-07T12:00:00">
            <text:p>09/07/1904 12:00:00</text:p>
          </table:table-cell>
          <table:table-cell table:style-name="ce29" table:formula="of:=[.I$4] + ([.$B126]*[.I$5])" office:value-type="date" office:date-value="1930-05-13T12:00:00">
            <text:p>05/13/1930 12:00:00</text:p>
          </table:table-cell>
          <table:table-cell table:style-name="ce29" table:formula="of:=[.J$4] + ([.$B126]*[.J$5])" office:value-type="date" office:date-value="1932-12-12T12:00:00">
            <text:p>12/12/1932 12:00:00</text:p>
          </table:table-cell>
          <table:table-cell table:style-name="ce29" table:formula="of:=[.K$4] + ([.$B126]*[.K$5])" office:value-type="date" office:date-value="1931-09-11T12:00:00">
            <text:p>09/11/1931 12:00:00</text:p>
          </table:table-cell>
          <table:table-cell table:style-name="ce29" table:formula="of:=[.L$4] + ([.$B126]*[.L$5])" office:value-type="date" office:date-value="1918-02-15">
            <text:p>02/15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9">
            <text:p>119</text:p>
          </table:table-cell>
          <table:table-cell table:style-name="ce29" table:formula="of:=[.C$4] + ([.$B127]*[.C$5])" office:value-type="date" office:date-value="1929-02-02T12:00:00">
            <text:p>02/02/1929 12:00:00</text:p>
          </table:table-cell>
          <table:table-cell table:style-name="ce29" table:formula="of:=[.D$4] + ([.$B127]*[.D$5])" office:value-type="date" office:date-value="1953-05-09">
            <text:p>05/09/1953 00:00:00</text:p>
          </table:table-cell>
          <table:table-cell table:style-name="ce29" table:formula="of:=[.E$4] + ([.$B127]*[.E$5])" office:value-type="date" office:date-value="1946-06-01">
            <text:p>06/01/1946 00:00:00</text:p>
          </table:table-cell>
          <table:table-cell table:style-name="ce29" table:formula="of:=[.F$4] + ([.$B127]*[.F$5])" office:value-type="date" office:date-value="1922-05-27">
            <text:p>05/27/1922 00:00:00</text:p>
          </table:table-cell>
          <table:table-cell table:style-name="ce29" table:formula="of:=[.G$4] + ([.$B127]*[.G$5])" office:value-type="date" office:date-value="1916-06-21T12:00:00">
            <text:p>06/21/1916 12:00:00</text:p>
          </table:table-cell>
          <table:table-cell table:style-name="ce29" table:formula="of:=[.H$4] + ([.$B127]*[.H$5])" office:value-type="date" office:date-value="1904-06-29T12:00:00">
            <text:p>06/29/1904 12:00:00</text:p>
          </table:table-cell>
          <table:table-cell table:style-name="ce29" table:formula="of:=[.I$4] + ([.$B127]*[.I$5])" office:value-type="date" office:date-value="1930-05-24T12:00:00">
            <text:p>05/24/1930 12:00:00</text:p>
          </table:table-cell>
          <table:table-cell table:style-name="ce29" table:formula="of:=[.J$4] + ([.$B127]*[.J$5])" office:value-type="date" office:date-value="1932-12-31T12:00:00">
            <text:p>12/31/1932 12:00:00</text:p>
          </table:table-cell>
          <table:table-cell table:style-name="ce29" table:formula="of:=[.K$4] + ([.$B127]*[.K$5])" office:value-type="date" office:date-value="1931-09-24T12:00:00">
            <text:p>09/24/1931 12:00:00</text:p>
          </table:table-cell>
          <table:table-cell table:style-name="ce29" table:formula="of:=[.L$4] + ([.$B127]*[.L$5])" office:value-type="date" office:date-value="1918-01-01">
            <text:p>01/01/191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0">
            <text:p>120</text:p>
          </table:table-cell>
          <table:table-cell table:style-name="ce29" table:formula="of:=[.C$4] + ([.$B128]*[.C$5])" office:value-type="date" office:date-value="1929-02-09T12:00:00">
            <text:p>02/09/1929 12:00:00</text:p>
          </table:table-cell>
          <table:table-cell table:style-name="ce29" table:formula="of:=[.D$4] + ([.$B128]*[.D$5])" office:value-type="date" office:date-value="1953-09-30">
            <text:p>09/30/1953 00:00:00</text:p>
          </table:table-cell>
          <table:table-cell table:style-name="ce29" table:formula="of:=[.E$4] + ([.$B128]*[.E$5])" office:value-type="date" office:date-value="1946-07-20">
            <text:p>07/20/1946 00:00:00</text:p>
          </table:table-cell>
          <table:table-cell table:style-name="ce29" table:formula="of:=[.F$4] + ([.$B128]*[.F$5])" office:value-type="date" office:date-value="1922-07-15">
            <text:p>07/15/1922 00:00:00</text:p>
          </table:table-cell>
          <table:table-cell table:style-name="ce29" table:formula="of:=[.G$4] + ([.$B128]*[.G$5])" office:value-type="date" office:date-value="1916-05-03T12:00:00">
            <text:p>05/03/1916 12:00:00</text:p>
          </table:table-cell>
          <table:table-cell table:style-name="ce29" table:formula="of:=[.H$4] + ([.$B128]*[.H$5])" office:value-type="date" office:date-value="1904-04-20T12:00:00">
            <text:p>04/20/1904 12:00:00</text:p>
          </table:table-cell>
          <table:table-cell table:style-name="ce29" table:formula="of:=[.I$4] + ([.$B128]*[.I$5])" office:value-type="date" office:date-value="1930-06-04T12:00:00">
            <text:p>06/04/1930 12:00:00</text:p>
          </table:table-cell>
          <table:table-cell table:style-name="ce29" table:formula="of:=[.J$4] + ([.$B128]*[.J$5])" office:value-type="date" office:date-value="1933-01-19T12:00:00">
            <text:p>01/19/1933 12:00:00</text:p>
          </table:table-cell>
          <table:table-cell table:style-name="ce29" table:formula="of:=[.K$4] + ([.$B128]*[.K$5])" office:value-type="date" office:date-value="1931-10-07T12:00:00">
            <text:p>10/07/1931 12:00:00</text:p>
          </table:table-cell>
          <table:table-cell table:style-name="ce29" table:formula="of:=[.L$4] + ([.$B128]*[.L$5])" office:value-type="date" office:date-value="1917-11-17">
            <text:p>11/17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1">
            <text:p>121</text:p>
          </table:table-cell>
          <table:table-cell table:style-name="ce29" table:formula="of:=[.C$4] + ([.$B129]*[.C$5])" office:value-type="date" office:date-value="1929-02-16T12:00:00">
            <text:p>02/16/1929 12:00:00</text:p>
          </table:table-cell>
          <table:table-cell table:style-name="ce29" table:formula="of:=[.D$4] + ([.$B129]*[.D$5])" office:value-type="date" office:date-value="1954-02-21">
            <text:p>02/21/1954 00:00:00</text:p>
          </table:table-cell>
          <table:table-cell table:style-name="ce29" table:formula="of:=[.E$4] + ([.$B129]*[.E$5])" office:value-type="date" office:date-value="1946-09-07">
            <text:p>09/07/1946 00:00:00</text:p>
          </table:table-cell>
          <table:table-cell table:style-name="ce29" table:formula="of:=[.F$4] + ([.$B129]*[.F$5])" office:value-type="date" office:date-value="1922-09-02">
            <text:p>09/02/1922 00:00:00</text:p>
          </table:table-cell>
          <table:table-cell table:style-name="ce29" table:formula="of:=[.G$4] + ([.$B129]*[.G$5])" office:value-type="date" office:date-value="1916-03-15T12:00:00">
            <text:p>03/15/1916 12:00:00</text:p>
          </table:table-cell>
          <table:table-cell table:style-name="ce29" table:formula="of:=[.H$4] + ([.$B129]*[.H$5])" office:value-type="date" office:date-value="1904-02-10T12:00:00">
            <text:p>02/10/1904 12:00:00</text:p>
          </table:table-cell>
          <table:table-cell table:style-name="ce29" table:formula="of:=[.I$4] + ([.$B129]*[.I$5])" office:value-type="date" office:date-value="1930-06-15T12:00:00">
            <text:p>06/15/1930 12:00:00</text:p>
          </table:table-cell>
          <table:table-cell table:style-name="ce29" table:formula="of:=[.J$4] + ([.$B129]*[.J$5])" office:value-type="date" office:date-value="1933-02-07T12:00:00">
            <text:p>02/07/1933 12:00:00</text:p>
          </table:table-cell>
          <table:table-cell table:style-name="ce29" table:formula="of:=[.K$4] + ([.$B129]*[.K$5])" office:value-type="date" office:date-value="1931-10-20T12:00:00">
            <text:p>10/20/1931 12:00:00</text:p>
          </table:table-cell>
          <table:table-cell table:style-name="ce29" table:formula="of:=[.L$4] + ([.$B129]*[.L$5])" office:value-type="date" office:date-value="1917-10-03">
            <text:p>10/03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2">
            <text:p>122</text:p>
          </table:table-cell>
          <table:table-cell table:style-name="ce29" table:formula="of:=[.C$4] + ([.$B130]*[.C$5])" office:value-type="date" office:date-value="1929-02-23T12:00:00">
            <text:p>02/23/1929 12:00:00</text:p>
          </table:table-cell>
          <table:table-cell table:style-name="ce29" table:formula="of:=[.D$4] + ([.$B130]*[.D$5])" office:value-type="date" office:date-value="1954-07-15">
            <text:p>07/15/1954 00:00:00</text:p>
          </table:table-cell>
          <table:table-cell table:style-name="ce29" table:formula="of:=[.E$4] + ([.$B130]*[.E$5])" office:value-type="date" office:date-value="1946-10-26">
            <text:p>10/26/1946 00:00:00</text:p>
          </table:table-cell>
          <table:table-cell table:style-name="ce29" table:formula="of:=[.F$4] + ([.$B130]*[.F$5])" office:value-type="date" office:date-value="1922-10-21">
            <text:p>10/21/1922 00:00:00</text:p>
          </table:table-cell>
          <table:table-cell table:style-name="ce29" table:formula="of:=[.G$4] + ([.$B130]*[.G$5])" office:value-type="date" office:date-value="1916-01-26T12:00:00">
            <text:p>01/26/1916 12:00:00</text:p>
          </table:table-cell>
          <table:table-cell table:style-name="ce29" table:formula="of:=[.H$4] + ([.$B130]*[.H$5])" office:value-type="date" office:date-value="1903-12-02T12:00:00">
            <text:p>12/02/1903 12:00:00</text:p>
          </table:table-cell>
          <table:table-cell table:style-name="ce29" table:formula="of:=[.I$4] + ([.$B130]*[.I$5])" office:value-type="date" office:date-value="1930-06-26T12:00:00">
            <text:p>06/26/1930 12:00:00</text:p>
          </table:table-cell>
          <table:table-cell table:style-name="ce29" table:formula="of:=[.J$4] + ([.$B130]*[.J$5])" office:value-type="date" office:date-value="1933-02-26T12:00:00">
            <text:p>02/26/1933 12:00:00</text:p>
          </table:table-cell>
          <table:table-cell table:style-name="ce29" table:formula="of:=[.K$4] + ([.$B130]*[.K$5])" office:value-type="date" office:date-value="1931-11-02T12:00:00">
            <text:p>11/02/1931 12:00:00</text:p>
          </table:table-cell>
          <table:table-cell table:style-name="ce29" table:formula="of:=[.L$4] + ([.$B130]*[.L$5])" office:value-type="date" office:date-value="1917-08-19">
            <text:p>08/19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3">
            <text:p>123</text:p>
          </table:table-cell>
          <table:table-cell table:style-name="ce29" table:formula="of:=[.C$4] + ([.$B131]*[.C$5])" office:value-type="date" office:date-value="1929-03-02T12:00:00">
            <text:p>03/02/1929 12:00:00</text:p>
          </table:table-cell>
          <table:table-cell table:style-name="ce29" table:formula="of:=[.D$4] + ([.$B131]*[.D$5])" office:value-type="date" office:date-value="1954-12-06">
            <text:p>12/06/1954 00:00:00</text:p>
          </table:table-cell>
          <table:table-cell table:style-name="ce29" table:formula="of:=[.E$4] + ([.$B131]*[.E$5])" office:value-type="date" office:date-value="1946-12-14">
            <text:p>12/14/1946 00:00:00</text:p>
          </table:table-cell>
          <table:table-cell table:style-name="ce29" table:formula="of:=[.F$4] + ([.$B131]*[.F$5])" office:value-type="date" office:date-value="1922-12-09">
            <text:p>12/09/1922 00:00:00</text:p>
          </table:table-cell>
          <table:table-cell table:style-name="ce29" table:formula="of:=[.G$4] + ([.$B131]*[.G$5])" office:value-type="date" office:date-value="1915-12-08T12:00:00">
            <text:p>12/08/1915 12:00:00</text:p>
          </table:table-cell>
          <table:table-cell table:style-name="ce29" table:formula="of:=[.H$4] + ([.$B131]*[.H$5])" office:value-type="date" office:date-value="1903-09-23T12:00:00">
            <text:p>09/23/1903 12:00:00</text:p>
          </table:table-cell>
          <table:table-cell table:style-name="ce29" table:formula="of:=[.I$4] + ([.$B131]*[.I$5])" office:value-type="date" office:date-value="1930-07-07T12:00:00">
            <text:p>07/07/1930 12:00:00</text:p>
          </table:table-cell>
          <table:table-cell table:style-name="ce29" table:formula="of:=[.J$4] + ([.$B131]*[.J$5])" office:value-type="date" office:date-value="1933-03-17T12:00:00">
            <text:p>03/17/1933 12:00:00</text:p>
          </table:table-cell>
          <table:table-cell table:style-name="ce29" table:formula="of:=[.K$4] + ([.$B131]*[.K$5])" office:value-type="date" office:date-value="1931-11-15T12:00:00">
            <text:p>11/15/1931 12:00:00</text:p>
          </table:table-cell>
          <table:table-cell table:style-name="ce29" table:formula="of:=[.L$4] + ([.$B131]*[.L$5])" office:value-type="date" office:date-value="1917-07-05">
            <text:p>07/05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4">
            <text:p>124</text:p>
          </table:table-cell>
          <table:table-cell table:style-name="ce29" table:formula="of:=[.C$4] + ([.$B132]*[.C$5])" office:value-type="date" office:date-value="1929-03-09T12:00:00">
            <text:p>03/09/1929 12:00:00</text:p>
          </table:table-cell>
          <table:table-cell table:style-name="ce29" table:formula="of:=[.D$4] + ([.$B132]*[.D$5])" office:value-type="date" office:date-value="1955-04-29">
            <text:p>04/29/1955 00:00:00</text:p>
          </table:table-cell>
          <table:table-cell table:style-name="ce29" table:formula="of:=[.E$4] + ([.$B132]*[.E$5])" office:value-type="date" office:date-value="1947-02-01">
            <text:p>02/01/1947 00:00:00</text:p>
          </table:table-cell>
          <table:table-cell table:style-name="ce29" table:formula="of:=[.F$4] + ([.$B132]*[.F$5])" office:value-type="date" office:date-value="1923-01-27">
            <text:p>01/27/1923 00:00:00</text:p>
          </table:table-cell>
          <table:table-cell table:style-name="ce29" table:formula="of:=[.G$4] + ([.$B132]*[.G$5])" office:value-type="date" office:date-value="1915-10-20T12:00:00">
            <text:p>10/20/1915 12:00:00</text:p>
          </table:table-cell>
          <table:table-cell table:style-name="ce29" table:formula="of:=[.H$4] + ([.$B132]*[.H$5])" office:value-type="date" office:date-value="1903-07-15T12:00:00">
            <text:p>07/15/1903 12:00:00</text:p>
          </table:table-cell>
          <table:table-cell table:style-name="ce29" table:formula="of:=[.I$4] + ([.$B132]*[.I$5])" office:value-type="date" office:date-value="1930-07-18T12:00:00">
            <text:p>07/18/1930 12:00:00</text:p>
          </table:table-cell>
          <table:table-cell table:style-name="ce29" table:formula="of:=[.J$4] + ([.$B132]*[.J$5])" office:value-type="date" office:date-value="1933-04-05T12:00:00">
            <text:p>04/05/1933 12:00:00</text:p>
          </table:table-cell>
          <table:table-cell table:style-name="ce29" table:formula="of:=[.K$4] + ([.$B132]*[.K$5])" office:value-type="date" office:date-value="1931-11-28T12:00:00">
            <text:p>11/28/1931 12:00:00</text:p>
          </table:table-cell>
          <table:table-cell table:style-name="ce29" table:formula="of:=[.L$4] + ([.$B132]*[.L$5])" office:value-type="date" office:date-value="1917-05-21">
            <text:p>05/21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5">
            <text:p>125</text:p>
          </table:table-cell>
          <table:table-cell table:style-name="ce29" table:formula="of:=[.C$4] + ([.$B133]*[.C$5])" office:value-type="date" office:date-value="1929-03-16T12:00:00">
            <text:p>03/16/1929 12:00:00</text:p>
          </table:table-cell>
          <table:table-cell table:style-name="ce29" table:formula="of:=[.D$4] + ([.$B133]*[.D$5])" office:value-type="date" office:date-value="1955-09-20">
            <text:p>09/20/1955 00:00:00</text:p>
          </table:table-cell>
          <table:table-cell table:style-name="ce29" table:formula="of:=[.E$4] + ([.$B133]*[.E$5])" office:value-type="date" office:date-value="1947-03-22">
            <text:p>03/22/1947 00:00:00</text:p>
          </table:table-cell>
          <table:table-cell table:style-name="ce29" table:formula="of:=[.F$4] + ([.$B133]*[.F$5])" office:value-type="date" office:date-value="1923-03-17">
            <text:p>03/17/1923 00:00:00</text:p>
          </table:table-cell>
          <table:table-cell table:style-name="ce29" table:formula="of:=[.G$4] + ([.$B133]*[.G$5])" office:value-type="date" office:date-value="1915-09-01T12:00:00">
            <text:p>09/01/1915 12:00:00</text:p>
          </table:table-cell>
          <table:table-cell table:style-name="ce29" table:formula="of:=[.H$4] + ([.$B133]*[.H$5])" office:value-type="date" office:date-value="1903-05-06T12:00:00">
            <text:p>05/06/1903 12:00:00</text:p>
          </table:table-cell>
          <table:table-cell table:style-name="ce29" table:formula="of:=[.I$4] + ([.$B133]*[.I$5])" office:value-type="date" office:date-value="1930-07-29T12:00:00">
            <text:p>07/29/1930 12:00:00</text:p>
          </table:table-cell>
          <table:table-cell table:style-name="ce29" table:formula="of:=[.J$4] + ([.$B133]*[.J$5])" office:value-type="date" office:date-value="1933-04-24T12:00:00">
            <text:p>04/24/1933 12:00:00</text:p>
          </table:table-cell>
          <table:table-cell table:style-name="ce29" table:formula="of:=[.K$4] + ([.$B133]*[.K$5])" office:value-type="date" office:date-value="1931-12-11T12:00:00">
            <text:p>12/11/1931 12:00:00</text:p>
          </table:table-cell>
          <table:table-cell table:style-name="ce29" table:formula="of:=[.L$4] + ([.$B133]*[.L$5])" office:value-type="date" office:date-value="1917-04-06">
            <text:p>04/06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6">
            <text:p>126</text:p>
          </table:table-cell>
          <table:table-cell table:style-name="ce29" table:formula="of:=[.C$4] + ([.$B134]*[.C$5])" office:value-type="date" office:date-value="1929-03-23T12:00:00">
            <text:p>03/23/1929 12:00:00</text:p>
          </table:table-cell>
          <table:table-cell table:style-name="ce29" table:formula="of:=[.D$4] + ([.$B134]*[.D$5])" office:value-type="date" office:date-value="1956-02-11">
            <text:p>02/11/1956 00:00:00</text:p>
          </table:table-cell>
          <table:table-cell table:style-name="ce29" table:formula="of:=[.E$4] + ([.$B134]*[.E$5])" office:value-type="date" office:date-value="1947-05-10">
            <text:p>05/10/1947 00:00:00</text:p>
          </table:table-cell>
          <table:table-cell table:style-name="ce29" table:formula="of:=[.F$4] + ([.$B134]*[.F$5])" office:value-type="date" office:date-value="1923-05-05">
            <text:p>05/05/1923 00:00:00</text:p>
          </table:table-cell>
          <table:table-cell table:style-name="ce29" table:formula="of:=[.G$4] + ([.$B134]*[.G$5])" office:value-type="date" office:date-value="1915-07-14T12:00:00">
            <text:p>07/14/1915 12:00:00</text:p>
          </table:table-cell>
          <table:table-cell table:style-name="ce29" table:formula="of:=[.H$4] + ([.$B134]*[.H$5])" office:value-type="date" office:date-value="1903-02-25T12:00:00">
            <text:p>02/25/1903 12:00:00</text:p>
          </table:table-cell>
          <table:table-cell table:style-name="ce29" table:formula="of:=[.I$4] + ([.$B134]*[.I$5])" office:value-type="date" office:date-value="1930-08-09T12:00:00">
            <text:p>08/09/1930 12:00:00</text:p>
          </table:table-cell>
          <table:table-cell table:style-name="ce29" table:formula="of:=[.J$4] + ([.$B134]*[.J$5])" office:value-type="date" office:date-value="1933-05-13T12:00:00">
            <text:p>05/13/1933 12:00:00</text:p>
          </table:table-cell>
          <table:table-cell table:style-name="ce29" table:formula="of:=[.K$4] + ([.$B134]*[.K$5])" office:value-type="date" office:date-value="1931-12-24T12:00:00">
            <text:p>12/24/1931 12:00:00</text:p>
          </table:table-cell>
          <table:table-cell table:style-name="ce29" table:formula="of:=[.L$4] + ([.$B134]*[.L$5])" office:value-type="date" office:date-value="1917-02-20">
            <text:p>02/20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7">
            <text:p>127</text:p>
          </table:table-cell>
          <table:table-cell table:style-name="ce29" table:formula="of:=[.C$4] + ([.$B135]*[.C$5])" office:value-type="date" office:date-value="1929-03-30T12:00:00">
            <text:p>03/30/1929 12:00:00</text:p>
          </table:table-cell>
          <table:table-cell table:style-name="ce29" table:formula="of:=[.D$4] + ([.$B135]*[.D$5])" office:value-type="date" office:date-value="1956-07-04">
            <text:p>07/04/1956 00:00:00</text:p>
          </table:table-cell>
          <table:table-cell table:style-name="ce29" table:formula="of:=[.E$4] + ([.$B135]*[.E$5])" office:value-type="date" office:date-value="1947-06-28">
            <text:p>06/28/1947 00:00:00</text:p>
          </table:table-cell>
          <table:table-cell table:style-name="ce29" table:formula="of:=[.F$4] + ([.$B135]*[.F$5])" office:value-type="date" office:date-value="1923-06-23">
            <text:p>06/23/1923 00:00:00</text:p>
          </table:table-cell>
          <table:table-cell table:style-name="ce29" table:formula="of:=[.G$4] + ([.$B135]*[.G$5])" office:value-type="date" office:date-value="1915-05-26T12:00:00">
            <text:p>05/26/1915 12:00:00</text:p>
          </table:table-cell>
          <table:table-cell table:style-name="ce29" table:formula="of:=[.H$4] + ([.$B135]*[.H$5])" office:value-type="date" office:date-value="1902-12-17T12:00:00">
            <text:p>12/17/1902 12:00:00</text:p>
          </table:table-cell>
          <table:table-cell table:style-name="ce29" table:formula="of:=[.I$4] + ([.$B135]*[.I$5])" office:value-type="date" office:date-value="1930-08-20T12:00:00">
            <text:p>08/20/1930 12:00:00</text:p>
          </table:table-cell>
          <table:table-cell table:style-name="ce29" table:formula="of:=[.J$4] + ([.$B135]*[.J$5])" office:value-type="date" office:date-value="1933-06-01T12:00:00">
            <text:p>06/01/1933 12:00:00</text:p>
          </table:table-cell>
          <table:table-cell table:style-name="ce29" table:formula="of:=[.K$4] + ([.$B135]*[.K$5])" office:value-type="date" office:date-value="1932-01-06T12:00:00">
            <text:p>01/06/1932 12:00:00</text:p>
          </table:table-cell>
          <table:table-cell table:style-name="ce29" table:formula="of:=[.L$4] + ([.$B135]*[.L$5])" office:value-type="date" office:date-value="1917-01-06">
            <text:p>01/06/191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8">
            <text:p>128</text:p>
          </table:table-cell>
          <table:table-cell table:style-name="ce29" table:formula="of:=[.C$4] + ([.$B136]*[.C$5])" office:value-type="date" office:date-value="1929-04-06T12:00:00">
            <text:p>04/06/1929 12:00:00</text:p>
          </table:table-cell>
          <table:table-cell table:style-name="ce29" table:formula="of:=[.D$4] + ([.$B136]*[.D$5])" office:value-type="date" office:date-value="1956-11-25">
            <text:p>11/25/1956 00:00:00</text:p>
          </table:table-cell>
          <table:table-cell table:style-name="ce29" table:formula="of:=[.E$4] + ([.$B136]*[.E$5])" office:value-type="date" office:date-value="1947-08-16">
            <text:p>08/16/1947 00:00:00</text:p>
          </table:table-cell>
          <table:table-cell table:style-name="ce29" table:formula="of:=[.F$4] + ([.$B136]*[.F$5])" office:value-type="date" office:date-value="1923-08-11">
            <text:p>08/11/1923 00:00:00</text:p>
          </table:table-cell>
          <table:table-cell table:style-name="ce29" table:formula="of:=[.G$4] + ([.$B136]*[.G$5])" office:value-type="date" office:date-value="1915-04-07T12:00:00">
            <text:p>04/07/1915 12:00:00</text:p>
          </table:table-cell>
          <table:table-cell table:style-name="ce29" table:formula="of:=[.H$4] + ([.$B136]*[.H$5])" office:value-type="date" office:date-value="1902-10-08T12:00:00">
            <text:p>10/08/1902 12:00:00</text:p>
          </table:table-cell>
          <table:table-cell table:style-name="ce29" table:formula="of:=[.I$4] + ([.$B136]*[.I$5])" office:value-type="date" office:date-value="1930-08-31T12:00:00">
            <text:p>08/31/1930 12:00:00</text:p>
          </table:table-cell>
          <table:table-cell table:style-name="ce29" table:formula="of:=[.J$4] + ([.$B136]*[.J$5])" office:value-type="date" office:date-value="1933-06-20T12:00:00">
            <text:p>06/20/1933 12:00:00</text:p>
          </table:table-cell>
          <table:table-cell table:style-name="ce29" table:formula="of:=[.K$4] + ([.$B136]*[.K$5])" office:value-type="date" office:date-value="1932-01-19T12:00:00">
            <text:p>01/19/1932 12:00:00</text:p>
          </table:table-cell>
          <table:table-cell table:style-name="ce29" table:formula="of:=[.L$4] + ([.$B136]*[.L$5])" office:value-type="date" office:date-value="1916-11-22">
            <text:p>11/22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9">
            <text:p>129</text:p>
          </table:table-cell>
          <table:table-cell table:style-name="ce29" table:formula="of:=[.C$4] + ([.$B137]*[.C$5])" office:value-type="date" office:date-value="1929-04-13T12:00:00">
            <text:p>04/13/1929 12:00:00</text:p>
          </table:table-cell>
          <table:table-cell table:style-name="ce29" table:formula="of:=[.D$4] + ([.$B137]*[.D$5])" office:value-type="date" office:date-value="1957-04-18">
            <text:p>04/18/1957 00:00:00</text:p>
          </table:table-cell>
          <table:table-cell table:style-name="ce29" table:formula="of:=[.E$4] + ([.$B137]*[.E$5])" office:value-type="date" office:date-value="1947-10-04">
            <text:p>10/04/1947 00:00:00</text:p>
          </table:table-cell>
          <table:table-cell table:style-name="ce29" table:formula="of:=[.F$4] + ([.$B137]*[.F$5])" office:value-type="date" office:date-value="1923-09-29">
            <text:p>09/29/1923 00:00:00</text:p>
          </table:table-cell>
          <table:table-cell table:style-name="ce29" table:formula="of:=[.G$4] + ([.$B137]*[.G$5])" office:value-type="date" office:date-value="1915-02-17T12:00:00">
            <text:p>02/17/1915 12:00:00</text:p>
          </table:table-cell>
          <table:table-cell table:style-name="ce29" table:formula="of:=[.H$4] + ([.$B137]*[.H$5])" office:value-type="date" office:date-value="1902-07-30T12:00:00">
            <text:p>07/30/1902 12:00:00</text:p>
          </table:table-cell>
          <table:table-cell table:style-name="ce29" table:formula="of:=[.I$4] + ([.$B137]*[.I$5])" office:value-type="date" office:date-value="1930-09-11T12:00:00">
            <text:p>09/11/1930 12:00:00</text:p>
          </table:table-cell>
          <table:table-cell table:style-name="ce29" table:formula="of:=[.J$4] + ([.$B137]*[.J$5])" office:value-type="date" office:date-value="1933-07-09T12:00:00">
            <text:p>07/09/1933 12:00:00</text:p>
          </table:table-cell>
          <table:table-cell table:style-name="ce29" table:formula="of:=[.K$4] + ([.$B137]*[.K$5])" office:value-type="date" office:date-value="1932-02-01T12:00:00">
            <text:p>02/01/1932 12:00:00</text:p>
          </table:table-cell>
          <table:table-cell table:style-name="ce29" table:formula="of:=[.L$4] + ([.$B137]*[.L$5])" office:value-type="date" office:date-value="1916-10-08">
            <text:p>10/08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0">
            <text:p>130</text:p>
          </table:table-cell>
          <table:table-cell table:style-name="ce29" table:formula="of:=[.C$4] + ([.$B138]*[.C$5])" office:value-type="date" office:date-value="1929-04-20T12:00:00">
            <text:p>04/20/1929 12:00:00</text:p>
          </table:table-cell>
          <table:table-cell table:style-name="ce29" table:formula="of:=[.D$4] + ([.$B138]*[.D$5])" office:value-type="date" office:date-value="1957-09-09">
            <text:p>09/09/1957 00:00:00</text:p>
          </table:table-cell>
          <table:table-cell table:style-name="ce29" table:formula="of:=[.E$4] + ([.$B138]*[.E$5])" office:value-type="date" office:date-value="1947-11-22">
            <text:p>11/22/1947 00:00:00</text:p>
          </table:table-cell>
          <table:table-cell table:style-name="ce29" table:formula="of:=[.F$4] + ([.$B138]*[.F$5])" office:value-type="date" office:date-value="1923-11-17">
            <text:p>11/17/1923 00:00:00</text:p>
          </table:table-cell>
          <table:table-cell table:style-name="ce29" table:formula="of:=[.G$4] + ([.$B138]*[.G$5])" office:value-type="date" office:date-value="1914-12-30T12:00:00">
            <text:p>12/30/1914 12:00:00</text:p>
          </table:table-cell>
          <table:table-cell table:style-name="ce29" table:formula="of:=[.H$4] + ([.$B138]*[.H$5])" office:value-type="date" office:date-value="1902-05-21T12:00:00">
            <text:p>05/21/1902 12:00:00</text:p>
          </table:table-cell>
          <table:table-cell table:style-name="ce29" table:formula="of:=[.I$4] + ([.$B138]*[.I$5])" office:value-type="date" office:date-value="1930-09-22T12:00:00">
            <text:p>09/22/1930 12:00:00</text:p>
          </table:table-cell>
          <table:table-cell table:style-name="ce29" table:formula="of:=[.J$4] + ([.$B138]*[.J$5])" office:value-type="date" office:date-value="1933-07-28T12:00:00">
            <text:p>07/28/1933 12:00:00</text:p>
          </table:table-cell>
          <table:table-cell table:style-name="ce29" table:formula="of:=[.K$4] + ([.$B138]*[.K$5])" office:value-type="date" office:date-value="1932-02-14T12:00:00">
            <text:p>02/14/1932 12:00:00</text:p>
          </table:table-cell>
          <table:table-cell table:style-name="ce29" table:formula="of:=[.L$4] + ([.$B138]*[.L$5])" office:value-type="date" office:date-value="1916-08-24">
            <text:p>08/24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1">
            <text:p>131</text:p>
          </table:table-cell>
          <table:table-cell table:style-name="ce29" table:formula="of:=[.C$4] + ([.$B139]*[.C$5])" office:value-type="date" office:date-value="1929-04-27T12:00:00">
            <text:p>04/27/1929 12:00:00</text:p>
          </table:table-cell>
          <table:table-cell table:style-name="ce29" table:formula="of:=[.D$4] + ([.$B139]*[.D$5])" office:value-type="date" office:date-value="1958-01-31">
            <text:p>01/31/1958 00:00:00</text:p>
          </table:table-cell>
          <table:table-cell table:style-name="ce29" table:formula="of:=[.E$4] + ([.$B139]*[.E$5])" office:value-type="date" office:date-value="1948-01-10">
            <text:p>01/10/1948 00:00:00</text:p>
          </table:table-cell>
          <table:table-cell table:style-name="ce29" table:formula="of:=[.F$4] + ([.$B139]*[.F$5])" office:value-type="date" office:date-value="1924-01-05">
            <text:p>01/05/1924 00:00:00</text:p>
          </table:table-cell>
          <table:table-cell table:style-name="ce29" table:formula="of:=[.G$4] + ([.$B139]*[.G$5])" office:value-type="date" office:date-value="1914-11-11T12:00:00">
            <text:p>11/11/1914 12:00:00</text:p>
          </table:table-cell>
          <table:table-cell table:style-name="ce29" table:formula="of:=[.H$4] + ([.$B139]*[.H$5])" office:value-type="date" office:date-value="1902-03-12T12:00:00">
            <text:p>03/12/1902 12:00:00</text:p>
          </table:table-cell>
          <table:table-cell table:style-name="ce29" table:formula="of:=[.I$4] + ([.$B139]*[.I$5])" office:value-type="date" office:date-value="1930-10-03T12:00:00">
            <text:p>10/03/1930 12:00:00</text:p>
          </table:table-cell>
          <table:table-cell table:style-name="ce29" table:formula="of:=[.J$4] + ([.$B139]*[.J$5])" office:value-type="date" office:date-value="1933-08-16T12:00:00">
            <text:p>08/16/1933 12:00:00</text:p>
          </table:table-cell>
          <table:table-cell table:style-name="ce29" table:formula="of:=[.K$4] + ([.$B139]*[.K$5])" office:value-type="date" office:date-value="1932-02-27T12:00:00">
            <text:p>02/27/1932 12:00:00</text:p>
          </table:table-cell>
          <table:table-cell table:style-name="ce29" table:formula="of:=[.L$4] + ([.$B139]*[.L$5])" office:value-type="date" office:date-value="1916-07-10">
            <text:p>07/10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2">
            <text:p>132</text:p>
          </table:table-cell>
          <table:table-cell table:style-name="ce29" table:formula="of:=[.C$4] + ([.$B140]*[.C$5])" office:value-type="date" office:date-value="1929-05-04T12:00:00">
            <text:p>05/04/1929 12:00:00</text:p>
          </table:table-cell>
          <table:table-cell table:style-name="ce29" table:formula="of:=[.D$4] + ([.$B140]*[.D$5])" office:value-type="date" office:date-value="1958-06-24">
            <text:p>06/24/1958 00:00:00</text:p>
          </table:table-cell>
          <table:table-cell table:style-name="ce29" table:formula="of:=[.E$4] + ([.$B140]*[.E$5])" office:value-type="date" office:date-value="1948-02-28">
            <text:p>02/28/1948 00:00:00</text:p>
          </table:table-cell>
          <table:table-cell table:style-name="ce29" table:formula="of:=[.F$4] + ([.$B140]*[.F$5])" office:value-type="date" office:date-value="1924-02-23">
            <text:p>02/23/1924 00:00:00</text:p>
          </table:table-cell>
          <table:table-cell table:style-name="ce29" table:formula="of:=[.G$4] + ([.$B140]*[.G$5])" office:value-type="date" office:date-value="1914-09-23T12:00:00">
            <text:p>09/23/1914 12:00:00</text:p>
          </table:table-cell>
          <table:table-cell table:style-name="ce29" table:formula="of:=[.H$4] + ([.$B140]*[.H$5])" office:value-type="date" office:date-value="1902-01-01T12:00:00">
            <text:p>01/01/1902 12:00:00</text:p>
          </table:table-cell>
          <table:table-cell table:style-name="ce29" table:formula="of:=[.I$4] + ([.$B140]*[.I$5])" office:value-type="date" office:date-value="1930-10-14T12:00:00">
            <text:p>10/14/1930 12:00:00</text:p>
          </table:table-cell>
          <table:table-cell table:style-name="ce29" table:formula="of:=[.J$4] + ([.$B140]*[.J$5])" office:value-type="date" office:date-value="1933-09-04T12:00:00">
            <text:p>09/04/1933 12:00:00</text:p>
          </table:table-cell>
          <table:table-cell table:style-name="ce29" table:formula="of:=[.K$4] + ([.$B140]*[.K$5])" office:value-type="date" office:date-value="1932-03-11T12:00:00">
            <text:p>03/11/1932 12:00:00</text:p>
          </table:table-cell>
          <table:table-cell table:style-name="ce29" table:formula="of:=[.L$4] + ([.$B140]*[.L$5])" office:value-type="date" office:date-value="1916-05-26">
            <text:p>05/26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3">
            <text:p>133</text:p>
          </table:table-cell>
          <table:table-cell table:style-name="ce29" table:formula="of:=[.C$4] + ([.$B141]*[.C$5])" office:value-type="date" office:date-value="1929-05-11T12:00:00">
            <text:p>05/11/1929 12:00:00</text:p>
          </table:table-cell>
          <table:table-cell table:style-name="ce29" table:formula="of:=[.D$4] + ([.$B141]*[.D$5])" office:value-type="date" office:date-value="1958-11-15">
            <text:p>11/15/1958 00:00:00</text:p>
          </table:table-cell>
          <table:table-cell table:style-name="ce29" table:formula="of:=[.E$4] + ([.$B141]*[.E$5])" office:value-type="date" office:date-value="1948-04-17">
            <text:p>04/17/1948 00:00:00</text:p>
          </table:table-cell>
          <table:table-cell table:style-name="ce29" table:formula="of:=[.F$4] + ([.$B141]*[.F$5])" office:value-type="date" office:date-value="1924-04-12">
            <text:p>04/12/1924 00:00:00</text:p>
          </table:table-cell>
          <table:table-cell table:style-name="ce29" table:formula="of:=[.G$4] + ([.$B141]*[.G$5])" office:value-type="date" office:date-value="1914-08-05T12:00:00">
            <text:p>08/05/1914 12:00:00</text:p>
          </table:table-cell>
          <table:table-cell table:style-name="ce29" table:formula="of:=[.H$4] + ([.$B141]*[.H$5])" office:value-type="date" office:date-value="1901-10-23T12:00:00">
            <text:p>10/23/1901 12:00:00</text:p>
          </table:table-cell>
          <table:table-cell table:style-name="ce29" table:formula="of:=[.I$4] + ([.$B141]*[.I$5])" office:value-type="date" office:date-value="1930-10-25T12:00:00">
            <text:p>10/25/1930 12:00:00</text:p>
          </table:table-cell>
          <table:table-cell table:style-name="ce29" table:formula="of:=[.J$4] + ([.$B141]*[.J$5])" office:value-type="date" office:date-value="1933-09-23T12:00:00">
            <text:p>09/23/1933 12:00:00</text:p>
          </table:table-cell>
          <table:table-cell table:style-name="ce29" table:formula="of:=[.K$4] + ([.$B141]*[.K$5])" office:value-type="date" office:date-value="1932-03-24T12:00:00">
            <text:p>03/24/1932 12:00:00</text:p>
          </table:table-cell>
          <table:table-cell table:style-name="ce29" table:formula="of:=[.L$4] + ([.$B141]*[.L$5])" office:value-type="date" office:date-value="1916-04-11">
            <text:p>04/11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4">
            <text:p>134</text:p>
          </table:table-cell>
          <table:table-cell table:style-name="ce29" table:formula="of:=[.C$4] + ([.$B142]*[.C$5])" office:value-type="date" office:date-value="1929-05-18T12:00:00">
            <text:p>05/18/1929 12:00:00</text:p>
          </table:table-cell>
          <table:table-cell table:style-name="ce29" table:formula="of:=[.D$4] + ([.$B142]*[.D$5])" office:value-type="date" office:date-value="1959-04-08">
            <text:p>04/08/1959 00:00:00</text:p>
          </table:table-cell>
          <table:table-cell table:style-name="ce29" table:formula="of:=[.E$4] + ([.$B142]*[.E$5])" office:value-type="date" office:date-value="1948-06-05">
            <text:p>06/05/1948 00:00:00</text:p>
          </table:table-cell>
          <table:table-cell table:style-name="ce29" table:formula="of:=[.F$4] + ([.$B142]*[.F$5])" office:value-type="date" office:date-value="1924-05-31">
            <text:p>05/31/1924 00:00:00</text:p>
          </table:table-cell>
          <table:table-cell table:style-name="ce29" table:formula="of:=[.G$4] + ([.$B142]*[.G$5])" office:value-type="date" office:date-value="1914-06-17T12:00:00">
            <text:p>06/17/1914 12:00:00</text:p>
          </table:table-cell>
          <table:table-cell table:style-name="ce29" table:formula="of:=[.H$4] + ([.$B142]*[.H$5])" office:value-type="date" office:date-value="1901-08-14T12:00:00">
            <text:p>08/14/1901 12:00:00</text:p>
          </table:table-cell>
          <table:table-cell table:style-name="ce29" table:formula="of:=[.I$4] + ([.$B142]*[.I$5])" office:value-type="date" office:date-value="1930-11-05T12:00:00">
            <text:p>11/05/1930 12:00:00</text:p>
          </table:table-cell>
          <table:table-cell table:style-name="ce29" table:formula="of:=[.J$4] + ([.$B142]*[.J$5])" office:value-type="date" office:date-value="1933-10-12T12:00:00">
            <text:p>10/12/1933 12:00:00</text:p>
          </table:table-cell>
          <table:table-cell table:style-name="ce29" table:formula="of:=[.K$4] + ([.$B142]*[.K$5])" office:value-type="date" office:date-value="1932-04-06T12:00:00">
            <text:p>04/06/1932 12:00:00</text:p>
          </table:table-cell>
          <table:table-cell table:style-name="ce29" table:formula="of:=[.L$4] + ([.$B142]*[.L$5])" office:value-type="date" office:date-value="1916-02-26">
            <text:p>02/26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5">
            <text:p>135</text:p>
          </table:table-cell>
          <table:table-cell table:style-name="ce29" table:formula="of:=[.C$4] + ([.$B143]*[.C$5])" office:value-type="date" office:date-value="1929-05-25T12:00:00">
            <text:p>05/25/1929 12:00:00</text:p>
          </table:table-cell>
          <table:table-cell table:style-name="ce29" table:formula="of:=[.D$4] + ([.$B143]*[.D$5])" office:value-type="date" office:date-value="1959-08-30">
            <text:p>08/30/1959 00:00:00</text:p>
          </table:table-cell>
          <table:table-cell table:style-name="ce29" table:formula="of:=[.E$4] + ([.$B143]*[.E$5])" office:value-type="date" office:date-value="1948-07-24">
            <text:p>07/24/1948 00:00:00</text:p>
          </table:table-cell>
          <table:table-cell table:style-name="ce29" table:formula="of:=[.F$4] + ([.$B143]*[.F$5])" office:value-type="date" office:date-value="1924-07-19">
            <text:p>07/19/1924 00:00:00</text:p>
          </table:table-cell>
          <table:table-cell table:style-name="ce29" table:formula="of:=[.G$4] + ([.$B143]*[.G$5])" office:value-type="date" office:date-value="1914-04-29T12:00:00">
            <text:p>04/29/1914 12:00:00</text:p>
          </table:table-cell>
          <table:table-cell table:style-name="ce29" table:formula="of:=[.H$4] + ([.$B143]*[.H$5])" office:value-type="date" office:date-value="1901-06-05T12:00:00">
            <text:p>06/05/1901 12:00:00</text:p>
          </table:table-cell>
          <table:table-cell table:style-name="ce29" table:formula="of:=[.I$4] + ([.$B143]*[.I$5])" office:value-type="date" office:date-value="1930-11-16T12:00:00">
            <text:p>11/16/1930 12:00:00</text:p>
          </table:table-cell>
          <table:table-cell table:style-name="ce29" table:formula="of:=[.J$4] + ([.$B143]*[.J$5])" office:value-type="date" office:date-value="1933-10-31T12:00:00">
            <text:p>10/31/1933 12:00:00</text:p>
          </table:table-cell>
          <table:table-cell table:style-name="ce29" table:formula="of:=[.K$4] + ([.$B143]*[.K$5])" office:value-type="date" office:date-value="1932-04-19T12:00:00">
            <text:p>04/19/1932 12:00:00</text:p>
          </table:table-cell>
          <table:table-cell table:style-name="ce29" table:formula="of:=[.L$4] + ([.$B143]*[.L$5])" office:value-type="date" office:date-value="1916-01-12">
            <text:p>01/12/191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6">
            <text:p>136</text:p>
          </table:table-cell>
          <table:table-cell table:style-name="ce29" table:formula="of:=[.C$4] + ([.$B144]*[.C$5])" office:value-type="date" office:date-value="1929-06-01T12:00:00">
            <text:p>06/01/1929 12:00:00</text:p>
          </table:table-cell>
          <table:table-cell table:style-name="ce29" table:formula="of:=[.D$4] + ([.$B144]*[.D$5])" office:value-type="date" office:date-value="1960-01-21">
            <text:p>01/21/1960 00:00:00</text:p>
          </table:table-cell>
          <table:table-cell table:style-name="ce29" table:formula="of:=[.E$4] + ([.$B144]*[.E$5])" office:value-type="date" office:date-value="1948-09-11">
            <text:p>09/11/1948 00:00:00</text:p>
          </table:table-cell>
          <table:table-cell table:style-name="ce29" table:formula="of:=[.F$4] + ([.$B144]*[.F$5])" office:value-type="date" office:date-value="1924-09-06">
            <text:p>09/06/1924 00:00:00</text:p>
          </table:table-cell>
          <table:table-cell table:style-name="ce29" table:formula="of:=[.G$4] + ([.$B144]*[.G$5])" office:value-type="date" office:date-value="1914-03-11T12:00:00">
            <text:p>03/11/1914 12:00:00</text:p>
          </table:table-cell>
          <table:table-cell table:style-name="ce29" table:formula="of:=[.H$4] + ([.$B144]*[.H$5])" office:value-type="date" office:date-value="1901-03-27T12:00:00">
            <text:p>03/27/1901 12:00:00</text:p>
          </table:table-cell>
          <table:table-cell table:style-name="ce29" table:formula="of:=[.I$4] + ([.$B144]*[.I$5])" office:value-type="date" office:date-value="1930-11-27T12:00:00">
            <text:p>11/27/1930 12:00:00</text:p>
          </table:table-cell>
          <table:table-cell table:style-name="ce29" table:formula="of:=[.J$4] + ([.$B144]*[.J$5])" office:value-type="date" office:date-value="1933-11-19T12:00:00">
            <text:p>11/19/1933 12:00:00</text:p>
          </table:table-cell>
          <table:table-cell table:style-name="ce29" table:formula="of:=[.K$4] + ([.$B144]*[.K$5])" office:value-type="date" office:date-value="1932-05-02T12:00:00">
            <text:p>05/02/1932 12:00:00</text:p>
          </table:table-cell>
          <table:table-cell table:style-name="ce29" table:formula="of:=[.L$4] + ([.$B144]*[.L$5])" office:value-type="date" office:date-value="1915-11-28">
            <text:p>11/28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7">
            <text:p>137</text:p>
          </table:table-cell>
          <table:table-cell table:style-name="ce29" table:formula="of:=[.C$4] + ([.$B145]*[.C$5])" office:value-type="date" office:date-value="1929-06-08T12:00:00">
            <text:p>06/08/1929 12:00:00</text:p>
          </table:table-cell>
          <table:table-cell table:style-name="ce29" table:formula="of:=[.D$4] + ([.$B145]*[.D$5])" office:value-type="date" office:date-value="1960-06-13">
            <text:p>06/13/1960 00:00:00</text:p>
          </table:table-cell>
          <table:table-cell table:style-name="ce29" table:formula="of:=[.E$4] + ([.$B145]*[.E$5])" office:value-type="date" office:date-value="1948-10-30">
            <text:p>10/30/1948 00:00:00</text:p>
          </table:table-cell>
          <table:table-cell table:style-name="ce29" table:formula="of:=[.F$4] + ([.$B145]*[.F$5])" office:value-type="date" office:date-value="1924-10-25">
            <text:p>10/25/1924 00:00:00</text:p>
          </table:table-cell>
          <table:table-cell table:style-name="ce29" table:formula="of:=[.G$4] + ([.$B145]*[.G$5])" office:value-type="date" office:date-value="1914-01-21T12:00:00">
            <text:p>01/21/1914 12:00:00</text:p>
          </table:table-cell>
          <table:table-cell table:style-name="ce29" table:formula="of:=[.H$4] + ([.$B145]*[.H$5])" office:value-type="date" office:date-value="1901-01-16T12:00:00">
            <text:p>01/16/1901 12:00:00</text:p>
          </table:table-cell>
          <table:table-cell table:style-name="ce29" table:formula="of:=[.I$4] + ([.$B145]*[.I$5])" office:value-type="date" office:date-value="1930-12-08T12:00:00">
            <text:p>12/08/1930 12:00:00</text:p>
          </table:table-cell>
          <table:table-cell table:style-name="ce29" table:formula="of:=[.J$4] + ([.$B145]*[.J$5])" office:value-type="date" office:date-value="1933-12-08T12:00:00">
            <text:p>12/08/1933 12:00:00</text:p>
          </table:table-cell>
          <table:table-cell table:style-name="ce29" table:formula="of:=[.K$4] + ([.$B145]*[.K$5])" office:value-type="date" office:date-value="1932-05-15T12:00:00">
            <text:p>05/15/1932 12:00:00</text:p>
          </table:table-cell>
          <table:table-cell table:style-name="ce29" table:formula="of:=[.L$4] + ([.$B145]*[.L$5])" office:value-type="date" office:date-value="1915-10-14">
            <text:p>10/14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8">
            <text:p>138</text:p>
          </table:table-cell>
          <table:table-cell table:style-name="ce29" table:formula="of:=[.C$4] + ([.$B146]*[.C$5])" office:value-type="date" office:date-value="1929-06-15T12:00:00">
            <text:p>06/15/1929 12:00:00</text:p>
          </table:table-cell>
          <table:table-cell table:style-name="ce29" table:formula="of:=[.D$4] + ([.$B146]*[.D$5])" office:value-type="date" office:date-value="1960-11-04">
            <text:p>11/04/1960 00:00:00</text:p>
          </table:table-cell>
          <table:table-cell table:style-name="ce29" table:formula="of:=[.E$4] + ([.$B146]*[.E$5])" office:value-type="date" office:date-value="1948-12-18">
            <text:p>12/18/1948 00:00:00</text:p>
          </table:table-cell>
          <table:table-cell table:style-name="ce29" table:formula="of:=[.F$4] + ([.$B146]*[.F$5])" office:value-type="date" office:date-value="1924-12-13">
            <text:p>12/13/1924 00:00:00</text:p>
          </table:table-cell>
          <table:table-cell table:style-name="ce29" table:formula="of:=[.G$4] + ([.$B146]*[.G$5])" office:value-type="date" office:date-value="1913-12-03T12:00:00">
            <text:p>12/03/1913 12:00:00</text:p>
          </table:table-cell>
          <table:table-cell table:style-name="ce29" table:formula="of:=[.H$4] + ([.$B146]*[.H$5])" office:value-type="date" office:date-value="1900-11-07T12:00:00">
            <text:p>11/07/1900 12:00:00</text:p>
          </table:table-cell>
          <table:table-cell table:style-name="ce29" table:formula="of:=[.I$4] + ([.$B146]*[.I$5])" office:value-type="date" office:date-value="1930-12-19T12:00:00">
            <text:p>12/19/1930 12:00:00</text:p>
          </table:table-cell>
          <table:table-cell table:style-name="ce29" table:formula="of:=[.J$4] + ([.$B146]*[.J$5])" office:value-type="date" office:date-value="1933-12-27T12:00:00">
            <text:p>12/27/1933 12:00:00</text:p>
          </table:table-cell>
          <table:table-cell table:style-name="ce29" table:formula="of:=[.K$4] + ([.$B146]*[.K$5])" office:value-type="date" office:date-value="1932-05-28T12:00:00">
            <text:p>05/28/1932 12:00:00</text:p>
          </table:table-cell>
          <table:table-cell table:style-name="ce29" table:formula="of:=[.L$4] + ([.$B146]*[.L$5])" office:value-type="date" office:date-value="1915-08-30">
            <text:p>08/30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9">
            <text:p>139</text:p>
          </table:table-cell>
          <table:table-cell table:style-name="ce29" table:formula="of:=[.C$4] + ([.$B147]*[.C$5])" office:value-type="date" office:date-value="1929-06-22T12:00:00">
            <text:p>06/22/1929 12:00:00</text:p>
          </table:table-cell>
          <table:table-cell table:style-name="ce29" table:formula="of:=[.D$4] + ([.$B147]*[.D$5])" office:value-type="date" office:date-value="1961-03-28">
            <text:p>03/28/1961 00:00:00</text:p>
          </table:table-cell>
          <table:table-cell table:style-name="ce29" table:formula="of:=[.E$4] + ([.$B147]*[.E$5])" office:value-type="date" office:date-value="1949-02-05">
            <text:p>02/05/1949 00:00:00</text:p>
          </table:table-cell>
          <table:table-cell table:style-name="ce29" table:formula="of:=[.F$4] + ([.$B147]*[.F$5])" office:value-type="date" office:date-value="1925-01-31">
            <text:p>01/31/1925 00:00:00</text:p>
          </table:table-cell>
          <table:table-cell table:style-name="ce29" table:formula="of:=[.G$4] + ([.$B147]*[.G$5])" office:value-type="date" office:date-value="1913-10-15T12:00:00">
            <text:p>10/15/1913 12:00:00</text:p>
          </table:table-cell>
          <table:table-cell table:style-name="ce29" table:formula="of:=[.H$4] + ([.$B147]*[.H$5])" office:value-type="date" office:date-value="1900-08-29T12:00:00">
            <text:p>08/29/1900 12:00:00</text:p>
          </table:table-cell>
          <table:table-cell table:style-name="ce29" table:formula="of:=[.I$4] + ([.$B147]*[.I$5])" office:value-type="date" office:date-value="1930-12-30T12:00:00">
            <text:p>12/30/1930 12:00:00</text:p>
          </table:table-cell>
          <table:table-cell table:style-name="ce29" table:formula="of:=[.J$4] + ([.$B147]*[.J$5])" office:value-type="date" office:date-value="1934-01-15T12:00:00">
            <text:p>01/15/1934 12:00:00</text:p>
          </table:table-cell>
          <table:table-cell table:style-name="ce29" table:formula="of:=[.K$4] + ([.$B147]*[.K$5])" office:value-type="date" office:date-value="1932-06-10T12:00:00">
            <text:p>06/10/1932 12:00:00</text:p>
          </table:table-cell>
          <table:table-cell table:style-name="ce29" table:formula="of:=[.L$4] + ([.$B147]*[.L$5])" office:value-type="date" office:date-value="1915-07-16">
            <text:p>07/16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0">
            <text:p>140</text:p>
          </table:table-cell>
          <table:table-cell table:style-name="ce29" table:formula="of:=[.C$4] + ([.$B148]*[.C$5])" office:value-type="date" office:date-value="1929-06-29T12:00:00">
            <text:p>06/29/1929 12:00:00</text:p>
          </table:table-cell>
          <table:table-cell table:style-name="ce29" table:formula="of:=[.D$4] + ([.$B148]*[.D$5])" office:value-type="date" office:date-value="1961-08-19">
            <text:p>08/19/1961 00:00:00</text:p>
          </table:table-cell>
          <table:table-cell table:style-name="ce29" table:formula="of:=[.E$4] + ([.$B148]*[.E$5])" office:value-type="date" office:date-value="1949-03-26">
            <text:p>03/26/1949 00:00:00</text:p>
          </table:table-cell>
          <table:table-cell table:style-name="ce29" table:formula="of:=[.F$4] + ([.$B148]*[.F$5])" office:value-type="date" office:date-value="1925-03-21">
            <text:p>03/21/1925 00:00:00</text:p>
          </table:table-cell>
          <table:table-cell table:style-name="ce29" table:formula="of:=[.G$4] + ([.$B148]*[.G$5])" office:value-type="date" office:date-value="1913-08-27T12:00:00">
            <text:p>08/27/1913 12:00:00</text:p>
          </table:table-cell>
          <table:table-cell table:style-name="ce29" table:formula="of:=[.H$4] + ([.$B148]*[.H$5])" office:value-type="date" office:date-value="1900-06-20T12:00:00">
            <text:p>06/20/1900 12:00:00</text:p>
          </table:table-cell>
          <table:table-cell table:style-name="ce29" table:formula="of:=[.I$4] + ([.$B148]*[.I$5])" office:value-type="date" office:date-value="1931-01-10T12:00:00">
            <text:p>01/10/1931 12:00:00</text:p>
          </table:table-cell>
          <table:table-cell table:style-name="ce29" table:formula="of:=[.J$4] + ([.$B148]*[.J$5])" office:value-type="date" office:date-value="1934-02-03T12:00:00">
            <text:p>02/03/1934 12:00:00</text:p>
          </table:table-cell>
          <table:table-cell table:style-name="ce29" table:formula="of:=[.K$4] + ([.$B148]*[.K$5])" office:value-type="date" office:date-value="1932-06-23T12:00:00">
            <text:p>06/23/1932 12:00:00</text:p>
          </table:table-cell>
          <table:table-cell table:style-name="ce29" table:formula="of:=[.L$4] + ([.$B148]*[.L$5])" office:value-type="date" office:date-value="1915-06-01">
            <text:p>06/01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1">
            <text:p>141</text:p>
          </table:table-cell>
          <table:table-cell table:style-name="ce29" table:formula="of:=[.C$4] + ([.$B149]*[.C$5])" office:value-type="date" office:date-value="1929-07-06T12:00:00">
            <text:p>07/06/1929 12:00:00</text:p>
          </table:table-cell>
          <table:table-cell table:style-name="ce29" table:formula="of:=[.D$4] + ([.$B149]*[.D$5])" office:value-type="date" office:date-value="1962-01-10">
            <text:p>01/10/1962 00:00:00</text:p>
          </table:table-cell>
          <table:table-cell table:style-name="ce29" table:formula="of:=[.E$4] + ([.$B149]*[.E$5])" office:value-type="date" office:date-value="1949-05-14">
            <text:p>05/14/1949 00:00:00</text:p>
          </table:table-cell>
          <table:table-cell table:style-name="ce29" table:formula="of:=[.F$4] + ([.$B149]*[.F$5])" office:value-type="date" office:date-value="1925-05-09">
            <text:p>05/09/1925 00:00:00</text:p>
          </table:table-cell>
          <table:table-cell table:style-name="ce29" table:formula="of:=[.G$4] + ([.$B149]*[.G$5])" office:value-type="date" office:date-value="1913-07-09T12:00:00">
            <text:p>07/09/1913 12:00:00</text:p>
          </table:table-cell>
          <table:table-cell table:style-name="ce29" table:formula="of:=[.H$4] + ([.$B149]*[.H$5])" office:value-type="date" office:date-value="1900-04-11T12:00:00">
            <text:p>04/11/1900 12:00:00</text:p>
          </table:table-cell>
          <table:table-cell table:style-name="ce29" table:formula="of:=[.I$4] + ([.$B149]*[.I$5])" office:value-type="date" office:date-value="1931-01-21T12:00:00">
            <text:p>01/21/1931 12:00:00</text:p>
          </table:table-cell>
          <table:table-cell table:style-name="ce29" table:formula="of:=[.J$4] + ([.$B149]*[.J$5])" office:value-type="date" office:date-value="1934-02-22T12:00:00">
            <text:p>02/22/1934 12:00:00</text:p>
          </table:table-cell>
          <table:table-cell table:style-name="ce29" table:formula="of:=[.K$4] + ([.$B149]*[.K$5])" office:value-type="date" office:date-value="1932-07-06T12:00:00">
            <text:p>07/06/1932 12:00:00</text:p>
          </table:table-cell>
          <table:table-cell table:style-name="ce29" table:formula="of:=[.L$4] + ([.$B149]*[.L$5])" office:value-type="date" office:date-value="1915-04-17">
            <text:p>04/17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2">
            <text:p>142</text:p>
          </table:table-cell>
          <table:table-cell table:style-name="ce29" table:formula="of:=[.C$4] + ([.$B150]*[.C$5])" office:value-type="date" office:date-value="1929-07-13T12:00:00">
            <text:p>07/13/1929 12:00:00</text:p>
          </table:table-cell>
          <table:table-cell table:style-name="ce29" table:formula="of:=[.D$4] + ([.$B150]*[.D$5])" office:value-type="date" office:date-value="1962-06-03">
            <text:p>06/03/1962 00:00:00</text:p>
          </table:table-cell>
          <table:table-cell table:style-name="ce29" table:formula="of:=[.E$4] + ([.$B150]*[.E$5])" office:value-type="date" office:date-value="1949-07-02">
            <text:p>07/02/1949 00:00:00</text:p>
          </table:table-cell>
          <table:table-cell table:style-name="ce29" table:formula="of:=[.F$4] + ([.$B150]*[.F$5])" office:value-type="date" office:date-value="1925-06-27">
            <text:p>06/27/1925 00:00:00</text:p>
          </table:table-cell>
          <table:table-cell table:style-name="ce29" table:formula="of:=[.G$4] + ([.$B150]*[.G$5])" office:value-type="date" office:date-value="1913-05-21T12:00:00">
            <text:p>05/21/1913 12:00:00</text:p>
          </table:table-cell>
          <table:table-cell table:style-name="ce29" table:formula="of:=[.H$4] + ([.$B150]*[.H$5])" office:value-type="date" office:date-value="1900-01-31T12:00:00">
            <text:p>01/31/1900 12:00:00</text:p>
          </table:table-cell>
          <table:table-cell table:style-name="ce29" table:formula="of:=[.I$4] + ([.$B150]*[.I$5])" office:value-type="date" office:date-value="1931-02-01T12:00:00">
            <text:p>02/01/1931 12:00:00</text:p>
          </table:table-cell>
          <table:table-cell table:style-name="ce29" table:formula="of:=[.J$4] + ([.$B150]*[.J$5])" office:value-type="date" office:date-value="1934-03-13T12:00:00">
            <text:p>03/13/1934 12:00:00</text:p>
          </table:table-cell>
          <table:table-cell table:style-name="ce29" table:formula="of:=[.K$4] + ([.$B150]*[.K$5])" office:value-type="date" office:date-value="1932-07-19T12:00:00">
            <text:p>07/19/1932 12:00:00</text:p>
          </table:table-cell>
          <table:table-cell table:style-name="ce29" table:formula="of:=[.L$4] + ([.$B150]*[.L$5])" office:value-type="date" office:date-value="1915-03-03">
            <text:p>03/03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3">
            <text:p>143</text:p>
          </table:table-cell>
          <table:table-cell table:style-name="ce29" table:formula="of:=[.C$4] + ([.$B151]*[.C$5])" office:value-type="date" office:date-value="1929-07-20T12:00:00">
            <text:p>07/20/1929 12:00:00</text:p>
          </table:table-cell>
          <table:table-cell table:style-name="ce29" table:formula="of:=[.D$4] + ([.$B151]*[.D$5])" office:value-type="date" office:date-value="1962-10-25">
            <text:p>10/25/1962 00:00:00</text:p>
          </table:table-cell>
          <table:table-cell table:style-name="ce29" table:formula="of:=[.E$4] + ([.$B151]*[.E$5])" office:value-type="date" office:date-value="1949-08-20">
            <text:p>08/20/1949 00:00:00</text:p>
          </table:table-cell>
          <table:table-cell table:style-name="ce29" table:formula="of:=[.F$4] + ([.$B151]*[.F$5])" office:value-type="date" office:date-value="1925-08-15">
            <text:p>08/15/1925 00:00:00</text:p>
          </table:table-cell>
          <table:table-cell table:style-name="ce29" table:formula="of:=[.G$4] + ([.$B151]*[.G$5])" office:value-type="date" office:date-value="1913-04-02T12:00:00">
            <text:p>04/02/1913 12:00:00</text:p>
          </table:table-cell>
          <table:table-cell table:style-name="ce29" table:formula="of:=[.H$4] + ([.$B151]*[.H$5])" office:value-type="date" office:date-value="1899-11-22T12:00:00">
            <text:p>11/22/1899 12:00:00</text:p>
          </table:table-cell>
          <table:table-cell table:style-name="ce29" table:formula="of:=[.I$4] + ([.$B151]*[.I$5])" office:value-type="date" office:date-value="1931-02-12T12:00:00">
            <text:p>02/12/1931 12:00:00</text:p>
          </table:table-cell>
          <table:table-cell table:style-name="ce29" table:formula="of:=[.J$4] + ([.$B151]*[.J$5])" office:value-type="date" office:date-value="1934-04-01T12:00:00">
            <text:p>04/01/1934 12:00:00</text:p>
          </table:table-cell>
          <table:table-cell table:style-name="ce29" table:formula="of:=[.K$4] + ([.$B151]*[.K$5])" office:value-type="date" office:date-value="1932-08-01T12:00:00">
            <text:p>08/01/1932 12:00:00</text:p>
          </table:table-cell>
          <table:table-cell table:style-name="ce29" table:formula="of:=[.L$4] + ([.$B151]*[.L$5])" office:value-type="date" office:date-value="1915-01-17">
            <text:p>01/17/191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4">
            <text:p>144</text:p>
          </table:table-cell>
          <table:table-cell table:style-name="ce29" table:formula="of:=[.C$4] + ([.$B152]*[.C$5])" office:value-type="date" office:date-value="1929-07-27T12:00:00">
            <text:p>07/27/1929 12:00:00</text:p>
          </table:table-cell>
          <table:table-cell table:style-name="ce29" table:formula="of:=[.D$4] + ([.$B152]*[.D$5])" office:value-type="date" office:date-value="1963-03-18">
            <text:p>03/18/1963 00:00:00</text:p>
          </table:table-cell>
          <table:table-cell table:style-name="ce29" table:formula="of:=[.E$4] + ([.$B152]*[.E$5])" office:value-type="date" office:date-value="1949-10-08">
            <text:p>10/08/1949 00:00:00</text:p>
          </table:table-cell>
          <table:table-cell table:style-name="ce29" table:formula="of:=[.F$4] + ([.$B152]*[.F$5])" office:value-type="date" office:date-value="1925-10-03">
            <text:p>10/03/1925 00:00:00</text:p>
          </table:table-cell>
          <table:table-cell table:style-name="ce29" table:formula="of:=[.G$4] + ([.$B152]*[.G$5])" office:value-type="date" office:date-value="1913-02-12T12:00:00">
            <text:p>02/12/1913 12:00:00</text:p>
          </table:table-cell>
          <table:table-cell table:style-name="ce29" table:formula="of:=[.H$4] + ([.$B152]*[.H$5])" office:value-type="date" office:date-value="1899-09-13T12:00:00">
            <text:p>09/13/1899 12:00:00</text:p>
          </table:table-cell>
          <table:table-cell table:style-name="ce29" table:formula="of:=[.I$4] + ([.$B152]*[.I$5])" office:value-type="date" office:date-value="1931-02-23T12:00:00">
            <text:p>02/23/1931 12:00:00</text:p>
          </table:table-cell>
          <table:table-cell table:style-name="ce29" table:formula="of:=[.J$4] + ([.$B152]*[.J$5])" office:value-type="date" office:date-value="1934-04-20T12:00:00">
            <text:p>04/20/1934 12:00:00</text:p>
          </table:table-cell>
          <table:table-cell table:style-name="ce29" table:formula="of:=[.K$4] + ([.$B152]*[.K$5])" office:value-type="date" office:date-value="1932-08-14T12:00:00">
            <text:p>08/14/1932 12:00:00</text:p>
          </table:table-cell>
          <table:table-cell table:style-name="ce29" table:formula="of:=[.L$4] + ([.$B152]*[.L$5])" office:value-type="date" office:date-value="1914-12-03">
            <text:p>12/03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5">
            <text:p>145</text:p>
          </table:table-cell>
          <table:table-cell table:style-name="ce29" table:formula="of:=[.C$4] + ([.$B153]*[.C$5])" office:value-type="date" office:date-value="1929-08-03T12:00:00">
            <text:p>08/03/1929 12:00:00</text:p>
          </table:table-cell>
          <table:table-cell table:style-name="ce29" table:formula="of:=[.D$4] + ([.$B153]*[.D$5])" office:value-type="date" office:date-value="1963-08-09">
            <text:p>08/09/1963 00:00:00</text:p>
          </table:table-cell>
          <table:table-cell table:style-name="ce29" table:formula="of:=[.E$4] + ([.$B153]*[.E$5])" office:value-type="date" office:date-value="1949-11-26">
            <text:p>11/26/1949 00:00:00</text:p>
          </table:table-cell>
          <table:table-cell table:style-name="ce29" table:formula="of:=[.F$4] + ([.$B153]*[.F$5])" office:value-type="date" office:date-value="1925-11-21">
            <text:p>11/21/1925 00:00:00</text:p>
          </table:table-cell>
          <table:table-cell table:style-name="ce29" table:formula="of:=[.G$4] + ([.$B153]*[.G$5])" office:value-type="date" office:date-value="1912-12-25T12:00:00">
            <text:p>12/25/1912 12:00:00</text:p>
          </table:table-cell>
          <table:table-cell table:style-name="ce29" table:formula="of:=[.H$4] + ([.$B153]*[.H$5])" office:value-type="date" office:date-value="1899-07-05T12:00:00">
            <text:p>07/05/1899 12:00:00</text:p>
          </table:table-cell>
          <table:table-cell table:style-name="ce29" table:formula="of:=[.I$4] + ([.$B153]*[.I$5])" office:value-type="date" office:date-value="1931-03-06T12:00:00">
            <text:p>03/06/1931 12:00:00</text:p>
          </table:table-cell>
          <table:table-cell table:style-name="ce29" table:formula="of:=[.J$4] + ([.$B153]*[.J$5])" office:value-type="date" office:date-value="1934-05-09T12:00:00">
            <text:p>05/09/1934 12:00:00</text:p>
          </table:table-cell>
          <table:table-cell table:style-name="ce29" table:formula="of:=[.K$4] + ([.$B153]*[.K$5])" office:value-type="date" office:date-value="1932-08-27T12:00:00">
            <text:p>08/27/1932 12:00:00</text:p>
          </table:table-cell>
          <table:table-cell table:style-name="ce29" table:formula="of:=[.L$4] + ([.$B153]*[.L$5])" office:value-type="date" office:date-value="1914-10-19">
            <text:p>10/19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6">
            <text:p>146</text:p>
          </table:table-cell>
          <table:table-cell table:style-name="ce29" table:formula="of:=[.C$4] + ([.$B154]*[.C$5])" office:value-type="date" office:date-value="1929-08-10T12:00:00">
            <text:p>08/10/1929 12:00:00</text:p>
          </table:table-cell>
          <table:table-cell table:style-name="ce29" table:formula="of:=[.D$4] + ([.$B154]*[.D$5])" office:value-type="date" office:date-value="1963-12-31">
            <text:p>12/31/1963 00:00:00</text:p>
          </table:table-cell>
          <table:table-cell table:style-name="ce29" table:formula="of:=[.E$4] + ([.$B154]*[.E$5])" office:value-type="date" office:date-value="1950-01-14">
            <text:p>01/14/1950 00:00:00</text:p>
          </table:table-cell>
          <table:table-cell table:style-name="ce29" table:formula="of:=[.F$4] + ([.$B154]*[.F$5])" office:value-type="date" office:date-value="1926-01-09">
            <text:p>01/09/1926 00:00:00</text:p>
          </table:table-cell>
          <table:table-cell table:style-name="ce29" table:formula="of:=[.G$4] + ([.$B154]*[.G$5])" office:value-type="date" office:date-value="1912-11-06T12:00:00">
            <text:p>11/06/1912 12:00:00</text:p>
          </table:table-cell>
          <table:table-cell table:style-name="ce29" table:formula="of:=[.H$4] + ([.$B154]*[.H$5])" office:value-type="date" office:date-value="1899-04-26T12:00:00">
            <text:p>04/26/1899 12:00:00</text:p>
          </table:table-cell>
          <table:table-cell table:style-name="ce29" table:formula="of:=[.I$4] + ([.$B154]*[.I$5])" office:value-type="date" office:date-value="1931-03-17T12:00:00">
            <text:p>03/17/1931 12:00:00</text:p>
          </table:table-cell>
          <table:table-cell table:style-name="ce29" table:formula="of:=[.J$4] + ([.$B154]*[.J$5])" office:value-type="date" office:date-value="1934-05-28T12:00:00">
            <text:p>05/28/1934 12:00:00</text:p>
          </table:table-cell>
          <table:table-cell table:style-name="ce29" table:formula="of:=[.K$4] + ([.$B154]*[.K$5])" office:value-type="date" office:date-value="1932-09-09T12:00:00">
            <text:p>09/09/1932 12:00:00</text:p>
          </table:table-cell>
          <table:table-cell table:style-name="ce29" table:formula="of:=[.L$4] + ([.$B154]*[.L$5])" office:value-type="date" office:date-value="1914-09-04">
            <text:p>09/04/1914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47">
            <text:p>147</text:p>
          </table:table-cell>
          <table:table-cell table:style-name="ce29" table:formula="of:=[.C$4] + ([.$B155]*[.C$5])" office:value-type="date" office:date-value="1929-08-17T12:00:00">
            <text:p>08/17/1929 12:00:00</text:p>
          </table:table-cell>
          <table:table-cell table:style-name="ce29" table:formula="of:=[.D$4] + ([.$B155]*[.D$5])" office:value-type="date" office:date-value="1964-05-23">
            <text:p>05/23/1964 00:00:00</text:p>
          </table:table-cell>
          <table:table-cell table:style-name="ce29" table:formula="of:=[.E$4] + ([.$B155]*[.E$5])" office:value-type="date" office:date-value="1950-03-04">
            <text:p>03/04/1950 00:00:00</text:p>
          </table:table-cell>
          <table:table-cell table:style-name="ce29" table:formula="of:=[.F$4] + ([.$B155]*[.F$5])" office:value-type="date" office:date-value="1926-02-27">
            <text:p>02/27/1926 00:00:00</text:p>
          </table:table-cell>
          <table:table-cell table:style-name="ce29" table:formula="of:=[.G$4] + ([.$B155]*[.G$5])" office:value-type="date" office:date-value="1912-09-18T12:00:00">
            <text:p>09/18/1912 12:00:00</text:p>
          </table:table-cell>
          <table:table-cell table:style-name="ce29" table:formula="of:=[.H$4] + ([.$B155]*[.H$5])" office:value-type="date" office:date-value="1899-02-15T12:00:00">
            <text:p>02/15/1899 12:00:00</text:p>
          </table:table-cell>
          <table:table-cell table:style-name="ce29" table:formula="of:=[.I$4] + ([.$B155]*[.I$5])" office:value-type="date" office:date-value="1931-03-28T12:00:00">
            <text:p>03/28/1931 12:00:00</text:p>
          </table:table-cell>
          <table:table-cell table:style-name="ce29" table:formula="of:=[.J$4] + ([.$B155]*[.J$5])" office:value-type="date" office:date-value="1934-06-16T12:00:00">
            <text:p>06/16/1934 12:00:00</text:p>
          </table:table-cell>
          <table:table-cell table:style-name="ce29" table:formula="of:=[.K$4] + ([.$B155]*[.K$5])" office:value-type="date" office:date-value="1932-09-22T12:00:00">
            <text:p>09/22/1932 12:00:00</text:p>
          </table:table-cell>
          <table:table-cell table:style-name="ce29" table:formula="of:=[.L$4] + ([.$B155]*[.L$5])" office:value-type="date" office:date-value="1914-07-21">
            <text:p>07/21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8">
            <text:p>148</text:p>
          </table:table-cell>
          <table:table-cell table:style-name="ce29" table:formula="of:=[.C$4] + ([.$B156]*[.C$5])" office:value-type="date" office:date-value="1929-08-24T12:00:00">
            <text:p>08/24/1929 12:00:00</text:p>
          </table:table-cell>
          <table:table-cell table:style-name="ce29" table:formula="of:=[.D$4] + ([.$B156]*[.D$5])" office:value-type="date" office:date-value="1964-10-14">
            <text:p>10/14/1964 00:00:00</text:p>
          </table:table-cell>
          <table:table-cell table:style-name="ce29" table:formula="of:=[.E$4] + ([.$B156]*[.E$5])" office:value-type="date" office:date-value="1950-04-22">
            <text:p>04/22/1950 00:00:00</text:p>
          </table:table-cell>
          <table:table-cell table:style-name="ce29" table:formula="of:=[.F$4] + ([.$B156]*[.F$5])" office:value-type="date" office:date-value="1926-04-17">
            <text:p>04/17/1926 00:00:00</text:p>
          </table:table-cell>
          <table:table-cell table:style-name="ce29" table:formula="of:=[.G$4] + ([.$B156]*[.G$5])" office:value-type="date" office:date-value="1912-07-31T12:00:00">
            <text:p>07/31/1912 12:00:00</text:p>
          </table:table-cell>
          <table:table-cell table:style-name="ce29" table:formula="of:=[.H$4] + ([.$B156]*[.H$5])" office:value-type="date" office:date-value="1898-12-07T12:00:00">
            <text:p>12/07/1898 12:00:00</text:p>
          </table:table-cell>
          <table:table-cell table:style-name="ce29" table:formula="of:=[.I$4] + ([.$B156]*[.I$5])" office:value-type="date" office:date-value="1931-04-08T12:00:00">
            <text:p>04/08/1931 12:00:00</text:p>
          </table:table-cell>
          <table:table-cell table:style-name="ce29" table:formula="of:=[.J$4] + ([.$B156]*[.J$5])" office:value-type="date" office:date-value="1934-07-05T12:00:00">
            <text:p>07/05/1934 12:00:00</text:p>
          </table:table-cell>
          <table:table-cell table:style-name="ce29" table:formula="of:=[.K$4] + ([.$B156]*[.K$5])" office:value-type="date" office:date-value="1932-10-05T12:00:00">
            <text:p>10/05/1932 12:00:00</text:p>
          </table:table-cell>
          <table:table-cell table:style-name="ce29" table:formula="of:=[.L$4] + ([.$B156]*[.L$5])" office:value-type="date" office:date-value="1914-06-06">
            <text:p>06/06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9">
            <text:p>149</text:p>
          </table:table-cell>
          <table:table-cell table:style-name="ce29" table:formula="of:=[.C$4] + ([.$B157]*[.C$5])" office:value-type="date" office:date-value="1929-08-31T12:00:00">
            <text:p>08/31/1929 12:00:00</text:p>
          </table:table-cell>
          <table:table-cell table:style-name="ce29" table:formula="of:=[.D$4] + ([.$B157]*[.D$5])" office:value-type="date" office:date-value="1965-03-07">
            <text:p>03/07/1965 00:00:00</text:p>
          </table:table-cell>
          <table:table-cell table:style-name="ce29" table:formula="of:=[.E$4] + ([.$B157]*[.E$5])" office:value-type="date" office:date-value="1950-06-10">
            <text:p>06/10/1950 00:00:00</text:p>
          </table:table-cell>
          <table:table-cell table:style-name="ce29" table:formula="of:=[.F$4] + ([.$B157]*[.F$5])" office:value-type="date" office:date-value="1926-06-05">
            <text:p>06/05/1926 00:00:00</text:p>
          </table:table-cell>
          <table:table-cell table:style-name="ce29" table:formula="of:=[.G$4] + ([.$B157]*[.G$5])" office:value-type="date" office:date-value="1912-06-12T12:00:00">
            <text:p>06/12/1912 12:00:00</text:p>
          </table:table-cell>
          <table:table-cell table:style-name="ce29" table:formula="of:=[.H$4] + ([.$B157]*[.H$5])" office:value-type="date" office:date-value="1898-09-28T12:00:00">
            <text:p>09/28/1898 12:00:00</text:p>
          </table:table-cell>
          <table:table-cell table:style-name="ce29" table:formula="of:=[.I$4] + ([.$B157]*[.I$5])" office:value-type="date" office:date-value="1931-04-19T12:00:00">
            <text:p>04/19/1931 12:00:00</text:p>
          </table:table-cell>
          <table:table-cell table:style-name="ce29" table:formula="of:=[.J$4] + ([.$B157]*[.J$5])" office:value-type="date" office:date-value="1934-07-24T12:00:00">
            <text:p>07/24/1934 12:00:00</text:p>
          </table:table-cell>
          <table:table-cell table:style-name="ce29" table:formula="of:=[.K$4] + ([.$B157]*[.K$5])" office:value-type="date" office:date-value="1932-10-18T12:00:00">
            <text:p>10/18/1932 12:00:00</text:p>
          </table:table-cell>
          <table:table-cell table:style-name="ce29" table:formula="of:=[.L$4] + ([.$B157]*[.L$5])" office:value-type="date" office:date-value="1914-04-22">
            <text:p>04/22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0">
            <text:p>150</text:p>
          </table:table-cell>
          <table:table-cell table:style-name="ce29" table:formula="of:=[.C$4] + ([.$B158]*[.C$5])" office:value-type="date" office:date-value="1929-09-07T12:00:00">
            <text:p>09/07/1929 12:00:00</text:p>
          </table:table-cell>
          <table:table-cell table:style-name="ce29" table:formula="of:=[.D$4] + ([.$B158]*[.D$5])" office:value-type="date" office:date-value="1965-07-29">
            <text:p>07/29/1965 00:00:00</text:p>
          </table:table-cell>
          <table:table-cell table:style-name="ce29" table:formula="of:=[.E$4] + ([.$B158]*[.E$5])" office:value-type="date" office:date-value="1950-07-29">
            <text:p>07/29/1950 00:00:00</text:p>
          </table:table-cell>
          <table:table-cell table:style-name="ce29" table:formula="of:=[.F$4] + ([.$B158]*[.F$5])" office:value-type="date" office:date-value="1926-07-24">
            <text:p>07/24/1926 00:00:00</text:p>
          </table:table-cell>
          <table:table-cell table:style-name="ce29" table:formula="of:=[.G$4] + ([.$B158]*[.G$5])" office:value-type="date" office:date-value="1912-04-24T12:00:00">
            <text:p>04/24/1912 12:00:00</text:p>
          </table:table-cell>
          <table:table-cell table:style-name="ce29" table:formula="of:=[.H$4] + ([.$B158]*[.H$5])" office:value-type="date" office:date-value="1898-07-20T12:00:00">
            <text:p>07/20/1898 12:00:00</text:p>
          </table:table-cell>
          <table:table-cell table:style-name="ce29" table:formula="of:=[.I$4] + ([.$B158]*[.I$5])" office:value-type="date" office:date-value="1931-04-30T12:00:00">
            <text:p>04/30/1931 12:00:00</text:p>
          </table:table-cell>
          <table:table-cell table:style-name="ce29" table:formula="of:=[.J$4] + ([.$B158]*[.J$5])" office:value-type="date" office:date-value="1934-08-12T12:00:00">
            <text:p>08/12/1934 12:00:00</text:p>
          </table:table-cell>
          <table:table-cell table:style-name="ce29" table:formula="of:=[.K$4] + ([.$B158]*[.K$5])" office:value-type="date" office:date-value="1932-10-31T12:00:00">
            <text:p>10/31/1932 12:00:00</text:p>
          </table:table-cell>
          <table:table-cell table:style-name="ce29" table:formula="of:=[.L$4] + ([.$B158]*[.L$5])" office:value-type="date" office:date-value="1914-03-08">
            <text:p>03/08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1">
            <text:p>151</text:p>
          </table:table-cell>
          <table:table-cell table:style-name="ce29" table:formula="of:=[.C$4] + ([.$B159]*[.C$5])" office:value-type="date" office:date-value="1929-09-14T12:00:00">
            <text:p>09/14/1929 12:00:00</text:p>
          </table:table-cell>
          <table:table-cell table:style-name="ce29" table:formula="of:=[.D$4] + ([.$B159]*[.D$5])" office:value-type="date" office:date-value="1965-12-20">
            <text:p>12/20/1965 00:00:00</text:p>
          </table:table-cell>
          <table:table-cell table:style-name="ce29" table:formula="of:=[.E$4] + ([.$B159]*[.E$5])" office:value-type="date" office:date-value="1950-09-16">
            <text:p>09/16/1950 00:00:00</text:p>
          </table:table-cell>
          <table:table-cell table:style-name="ce29" table:formula="of:=[.F$4] + ([.$B159]*[.F$5])" office:value-type="date" office:date-value="1926-09-11">
            <text:p>09/11/1926 00:00:00</text:p>
          </table:table-cell>
          <table:table-cell table:style-name="ce29" table:formula="of:=[.G$4] + ([.$B159]*[.G$5])" office:value-type="date" office:date-value="1912-03-06T12:00:00">
            <text:p>03/06/1912 12:00:00</text:p>
          </table:table-cell>
          <table:table-cell table:style-name="ce29" table:formula="of:=[.H$4] + ([.$B159]*[.H$5])" office:value-type="date" office:date-value="1898-05-11T12:00:00">
            <text:p>05/11/1898 12:00:00</text:p>
          </table:table-cell>
          <table:table-cell table:style-name="ce29" table:formula="of:=[.I$4] + ([.$B159]*[.I$5])" office:value-type="date" office:date-value="1931-05-11T12:00:00">
            <text:p>05/11/1931 12:00:00</text:p>
          </table:table-cell>
          <table:table-cell table:style-name="ce29" table:formula="of:=[.J$4] + ([.$B159]*[.J$5])" office:value-type="date" office:date-value="1934-08-31T12:00:00">
            <text:p>08/31/1934 12:00:00</text:p>
          </table:table-cell>
          <table:table-cell table:style-name="ce29" table:formula="of:=[.K$4] + ([.$B159]*[.K$5])" office:value-type="date" office:date-value="1932-11-13T12:00:00">
            <text:p>11/13/1932 12:00:00</text:p>
          </table:table-cell>
          <table:table-cell table:style-name="ce29" table:formula="of:=[.L$4] + ([.$B159]*[.L$5])" office:value-type="date" office:date-value="1914-01-22">
            <text:p>01/22/191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2">
            <text:p>152</text:p>
          </table:table-cell>
          <table:table-cell table:style-name="ce29" table:formula="of:=[.C$4] + ([.$B160]*[.C$5])" office:value-type="date" office:date-value="1929-09-21T12:00:00">
            <text:p>09/21/1929 12:00:00</text:p>
          </table:table-cell>
          <table:table-cell table:style-name="ce29" table:formula="of:=[.D$4] + ([.$B160]*[.D$5])" office:value-type="date" office:date-value="1966-05-13">
            <text:p>05/13/1966 00:00:00</text:p>
          </table:table-cell>
          <table:table-cell table:style-name="ce29" table:formula="of:=[.E$4] + ([.$B160]*[.E$5])" office:value-type="date" office:date-value="1950-11-04">
            <text:p>11/04/1950 00:00:00</text:p>
          </table:table-cell>
          <table:table-cell table:style-name="ce29" table:formula="of:=[.F$4] + ([.$B160]*[.F$5])" office:value-type="date" office:date-value="1926-10-30">
            <text:p>10/30/1926 00:00:00</text:p>
          </table:table-cell>
          <table:table-cell table:style-name="ce29" table:formula="of:=[.G$4] + ([.$B160]*[.G$5])" office:value-type="date" office:date-value="1912-01-17T12:00:00">
            <text:p>01/17/1912 12:00:00</text:p>
          </table:table-cell>
          <table:table-cell table:style-name="ce29" table:formula="of:=[.H$4] + ([.$B160]*[.H$5])" office:value-type="date" office:date-value="1898-03-02T12:00:00">
            <text:p>03/02/1898 12:00:00</text:p>
          </table:table-cell>
          <table:table-cell table:style-name="ce29" table:formula="of:=[.I$4] + ([.$B160]*[.I$5])" office:value-type="date" office:date-value="1931-05-22T12:00:00">
            <text:p>05/22/1931 12:00:00</text:p>
          </table:table-cell>
          <table:table-cell table:style-name="ce29" table:formula="of:=[.J$4] + ([.$B160]*[.J$5])" office:value-type="date" office:date-value="1934-09-19T12:00:00">
            <text:p>09/19/1934 12:00:00</text:p>
          </table:table-cell>
          <table:table-cell table:style-name="ce29" table:formula="of:=[.K$4] + ([.$B160]*[.K$5])" office:value-type="date" office:date-value="1932-11-26T12:00:00">
            <text:p>11/26/1932 12:00:00</text:p>
          </table:table-cell>
          <table:table-cell table:style-name="ce29" table:formula="of:=[.L$4] + ([.$B160]*[.L$5])" office:value-type="date" office:date-value="1913-12-08">
            <text:p>12/08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3">
            <text:p>153</text:p>
          </table:table-cell>
          <table:table-cell table:style-name="ce29" table:formula="of:=[.C$4] + ([.$B161]*[.C$5])" office:value-type="date" office:date-value="1929-09-28T12:00:00">
            <text:p>09/28/1929 12:00:00</text:p>
          </table:table-cell>
          <table:table-cell table:style-name="ce29" table:formula="of:=[.D$4] + ([.$B161]*[.D$5])" office:value-type="date" office:date-value="1966-10-04">
            <text:p>10/04/1966 00:00:00</text:p>
          </table:table-cell>
          <table:table-cell table:style-name="ce29" table:formula="of:=[.E$4] + ([.$B161]*[.E$5])" office:value-type="date" office:date-value="1950-12-23">
            <text:p>12/23/1950 00:00:00</text:p>
          </table:table-cell>
          <table:table-cell table:style-name="ce29" table:formula="of:=[.F$4] + ([.$B161]*[.F$5])" office:value-type="date" office:date-value="1926-12-18">
            <text:p>12/18/1926 00:00:00</text:p>
          </table:table-cell>
          <table:table-cell table:style-name="ce29" table:formula="of:=[.G$4] + ([.$B161]*[.G$5])" office:value-type="date" office:date-value="1911-11-29T12:00:00">
            <text:p>11/29/1911 12:00:00</text:p>
          </table:table-cell>
          <table:table-cell table:style-name="ce29" table:formula="of:=[.H$4] + ([.$B161]*[.H$5])" office:value-type="date" office:date-value="1897-12-22T12:00:00">
            <text:p>12/22/1897 12:00:00</text:p>
          </table:table-cell>
          <table:table-cell table:style-name="ce29" table:formula="of:=[.I$4] + ([.$B161]*[.I$5])" office:value-type="date" office:date-value="1931-06-02T12:00:00">
            <text:p>06/02/1931 12:00:00</text:p>
          </table:table-cell>
          <table:table-cell table:style-name="ce29" table:formula="of:=[.J$4] + ([.$B161]*[.J$5])" office:value-type="date" office:date-value="1934-10-08T12:00:00">
            <text:p>10/08/1934 12:00:00</text:p>
          </table:table-cell>
          <table:table-cell table:style-name="ce29" table:formula="of:=[.K$4] + ([.$B161]*[.K$5])" office:value-type="date" office:date-value="1932-12-09T12:00:00">
            <text:p>12/09/1932 12:00:00</text:p>
          </table:table-cell>
          <table:table-cell table:style-name="ce29" table:formula="of:=[.L$4] + ([.$B161]*[.L$5])" office:value-type="date" office:date-value="1913-10-24">
            <text:p>10/24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4">
            <text:p>154</text:p>
          </table:table-cell>
          <table:table-cell table:style-name="ce29" table:formula="of:=[.C$4] + ([.$B162]*[.C$5])" office:value-type="date" office:date-value="1929-10-05T12:00:00">
            <text:p>10/05/1929 12:00:00</text:p>
          </table:table-cell>
          <table:table-cell table:style-name="ce29" table:formula="of:=[.D$4] + ([.$B162]*[.D$5])" office:value-type="date" office:date-value="1967-02-25">
            <text:p>02/25/1967 00:00:00</text:p>
          </table:table-cell>
          <table:table-cell table:style-name="ce29" table:formula="of:=[.E$4] + ([.$B162]*[.E$5])" office:value-type="date" office:date-value="1951-02-10">
            <text:p>02/10/1951 00:00:00</text:p>
          </table:table-cell>
          <table:table-cell table:style-name="ce29" table:formula="of:=[.F$4] + ([.$B162]*[.F$5])" office:value-type="date" office:date-value="1927-02-05">
            <text:p>02/05/1927 00:00:00</text:p>
          </table:table-cell>
          <table:table-cell table:style-name="ce29" table:formula="of:=[.G$4] + ([.$B162]*[.G$5])" office:value-type="date" office:date-value="1911-10-11T12:00:00">
            <text:p>10/11/1911 12:00:00</text:p>
          </table:table-cell>
          <table:table-cell table:style-name="ce29" table:formula="of:=[.H$4] + ([.$B162]*[.H$5])" office:value-type="date" office:date-value="1897-10-13T12:00:00">
            <text:p>10/13/1897 12:00:00</text:p>
          </table:table-cell>
          <table:table-cell table:style-name="ce29" table:formula="of:=[.I$4] + ([.$B162]*[.I$5])" office:value-type="date" office:date-value="1931-06-13T12:00:00">
            <text:p>06/13/1931 12:00:00</text:p>
          </table:table-cell>
          <table:table-cell table:style-name="ce29" table:formula="of:=[.J$4] + ([.$B162]*[.J$5])" office:value-type="date" office:date-value="1934-10-27T12:00:00">
            <text:p>10/27/1934 12:00:00</text:p>
          </table:table-cell>
          <table:table-cell table:style-name="ce29" table:formula="of:=[.K$4] + ([.$B162]*[.K$5])" office:value-type="date" office:date-value="1932-12-22T12:00:00">
            <text:p>12/22/1932 12:00:00</text:p>
          </table:table-cell>
          <table:table-cell table:style-name="ce29" table:formula="of:=[.L$4] + ([.$B162]*[.L$5])" office:value-type="date" office:date-value="1913-09-09">
            <text:p>09/09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5">
            <text:p>155</text:p>
          </table:table-cell>
          <table:table-cell table:style-name="ce29" table:formula="of:=[.C$4] + ([.$B163]*[.C$5])" office:value-type="date" office:date-value="1929-10-12T12:00:00">
            <text:p>10/12/1929 12:00:00</text:p>
          </table:table-cell>
          <table:table-cell table:style-name="ce29" table:formula="of:=[.D$4] + ([.$B163]*[.D$5])" office:value-type="date" office:date-value="1967-07-19">
            <text:p>07/19/1967 00:00:00</text:p>
          </table:table-cell>
          <table:table-cell table:style-name="ce29" table:formula="of:=[.E$4] + ([.$B163]*[.E$5])" office:value-type="date" office:date-value="1951-03-31">
            <text:p>03/31/1951 00:00:00</text:p>
          </table:table-cell>
          <table:table-cell table:style-name="ce29" table:formula="of:=[.F$4] + ([.$B163]*[.F$5])" office:value-type="date" office:date-value="1927-03-26">
            <text:p>03/26/1927 00:00:00</text:p>
          </table:table-cell>
          <table:table-cell table:style-name="ce29" table:formula="of:=[.G$4] + ([.$B163]*[.G$5])" office:value-type="date" office:date-value="1911-08-23T12:00:00">
            <text:p>08/23/1911 12:00:00</text:p>
          </table:table-cell>
          <table:table-cell table:style-name="ce29" table:formula="of:=[.H$4] + ([.$B163]*[.H$5])" office:value-type="date" office:date-value="1897-08-04T12:00:00">
            <text:p>08/04/1897 12:00:00</text:p>
          </table:table-cell>
          <table:table-cell table:style-name="ce29" table:formula="of:=[.I$4] + ([.$B163]*[.I$5])" office:value-type="date" office:date-value="1931-06-24T12:00:00">
            <text:p>06/24/1931 12:00:00</text:p>
          </table:table-cell>
          <table:table-cell table:style-name="ce29" table:formula="of:=[.J$4] + ([.$B163]*[.J$5])" office:value-type="date" office:date-value="1934-11-15T12:00:00">
            <text:p>11/15/1934 12:00:00</text:p>
          </table:table-cell>
          <table:table-cell table:style-name="ce29" table:formula="of:=[.K$4] + ([.$B163]*[.K$5])" office:value-type="date" office:date-value="1933-01-04T12:00:00">
            <text:p>01/04/1933 12:00:00</text:p>
          </table:table-cell>
          <table:table-cell table:style-name="ce29" table:formula="of:=[.L$4] + ([.$B163]*[.L$5])" office:value-type="date" office:date-value="1913-07-26">
            <text:p>07/26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6">
            <text:p>156</text:p>
          </table:table-cell>
          <table:table-cell table:style-name="ce29" table:formula="of:=[.C$4] + ([.$B164]*[.C$5])" office:value-type="date" office:date-value="1929-10-19T12:00:00">
            <text:p>10/19/1929 12:00:00</text:p>
          </table:table-cell>
          <table:table-cell table:style-name="ce29" table:formula="of:=[.D$4] + ([.$B164]*[.D$5])" office:value-type="date" office:date-value="1967-12-10">
            <text:p>12/10/1967 00:00:00</text:p>
          </table:table-cell>
          <table:table-cell table:style-name="ce29" table:formula="of:=[.E$4] + ([.$B164]*[.E$5])" office:value-type="date" office:date-value="1951-05-19">
            <text:p>05/19/1951 00:00:00</text:p>
          </table:table-cell>
          <table:table-cell table:style-name="ce29" table:formula="of:=[.F$4] + ([.$B164]*[.F$5])" office:value-type="date" office:date-value="1927-05-14">
            <text:p>05/14/1927 00:00:00</text:p>
          </table:table-cell>
          <table:table-cell table:style-name="ce29" table:formula="of:=[.G$4] + ([.$B164]*[.G$5])" office:value-type="date" office:date-value="1911-07-05T12:00:00">
            <text:p>07/05/1911 12:00:00</text:p>
          </table:table-cell>
          <table:table-cell table:style-name="ce29" table:formula="of:=[.H$4] + ([.$B164]*[.H$5])" office:value-type="date" office:date-value="1897-05-26T12:00:00">
            <text:p>05/26/1897 12:00:00</text:p>
          </table:table-cell>
          <table:table-cell table:style-name="ce29" table:formula="of:=[.I$4] + ([.$B164]*[.I$5])" office:value-type="date" office:date-value="1931-07-05T12:00:00">
            <text:p>07/05/1931 12:00:00</text:p>
          </table:table-cell>
          <table:table-cell table:style-name="ce29" table:formula="of:=[.J$4] + ([.$B164]*[.J$5])" office:value-type="date" office:date-value="1934-12-04T12:00:00">
            <text:p>12/04/1934 12:00:00</text:p>
          </table:table-cell>
          <table:table-cell table:style-name="ce29" table:formula="of:=[.K$4] + ([.$B164]*[.K$5])" office:value-type="date" office:date-value="1933-01-17T12:00:00">
            <text:p>01/17/1933 12:00:00</text:p>
          </table:table-cell>
          <table:table-cell table:style-name="ce29" table:formula="of:=[.L$4] + ([.$B164]*[.L$5])" office:value-type="date" office:date-value="1913-06-11">
            <text:p>06/11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7">
            <text:p>157</text:p>
          </table:table-cell>
          <table:table-cell table:style-name="ce29" table:formula="of:=[.C$4] + ([.$B165]*[.C$5])" office:value-type="date" office:date-value="1929-10-26T12:00:00">
            <text:p>10/26/1929 12:00:00</text:p>
          </table:table-cell>
          <table:table-cell table:style-name="ce29" table:formula="of:=[.D$4] + ([.$B165]*[.D$5])" office:value-type="date" office:date-value="1968-05-02">
            <text:p>05/02/1968 00:00:00</text:p>
          </table:table-cell>
          <table:table-cell table:style-name="ce29" table:formula="of:=[.E$4] + ([.$B165]*[.E$5])" office:value-type="date" office:date-value="1951-07-07">
            <text:p>07/07/1951 00:00:00</text:p>
          </table:table-cell>
          <table:table-cell table:style-name="ce29" table:formula="of:=[.F$4] + ([.$B165]*[.F$5])" office:value-type="date" office:date-value="1927-07-02">
            <text:p>07/02/1927 00:00:00</text:p>
          </table:table-cell>
          <table:table-cell table:style-name="ce29" table:formula="of:=[.G$4] + ([.$B165]*[.G$5])" office:value-type="date" office:date-value="1911-05-17T12:00:00">
            <text:p>05/17/1911 12:00:00</text:p>
          </table:table-cell>
          <table:table-cell table:style-name="ce29" table:formula="of:=[.H$4] + ([.$B165]*[.H$5])" office:value-type="date" office:date-value="1897-03-17T12:00:00">
            <text:p>03/17/1897 12:00:00</text:p>
          </table:table-cell>
          <table:table-cell table:style-name="ce29" table:formula="of:=[.I$4] + ([.$B165]*[.I$5])" office:value-type="date" office:date-value="1931-07-16T12:00:00">
            <text:p>07/16/1931 12:00:00</text:p>
          </table:table-cell>
          <table:table-cell table:style-name="ce29" table:formula="of:=[.J$4] + ([.$B165]*[.J$5])" office:value-type="date" office:date-value="1934-12-23T12:00:00">
            <text:p>12/23/1934 12:00:00</text:p>
          </table:table-cell>
          <table:table-cell table:style-name="ce29" table:formula="of:=[.K$4] + ([.$B165]*[.K$5])" office:value-type="date" office:date-value="1933-01-30T12:00:00">
            <text:p>01/30/1933 12:00:00</text:p>
          </table:table-cell>
          <table:table-cell table:style-name="ce29" table:formula="of:=[.L$4] + ([.$B165]*[.L$5])" office:value-type="date" office:date-value="1913-04-27">
            <text:p>04/27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8">
            <text:p>158</text:p>
          </table:table-cell>
          <table:table-cell table:style-name="ce29" table:formula="of:=[.C$4] + ([.$B166]*[.C$5])" office:value-type="date" office:date-value="1929-11-02T12:00:00">
            <text:p>11/02/1929 12:00:00</text:p>
          </table:table-cell>
          <table:table-cell table:style-name="ce29" table:formula="of:=[.D$4] + ([.$B166]*[.D$5])" office:value-type="date" office:date-value="1968-09-23">
            <text:p>09/23/1968 00:00:00</text:p>
          </table:table-cell>
          <table:table-cell table:style-name="ce29" table:formula="of:=[.E$4] + ([.$B166]*[.E$5])" office:value-type="date" office:date-value="1951-08-25">
            <text:p>08/25/1951 00:00:00</text:p>
          </table:table-cell>
          <table:table-cell table:style-name="ce29" table:formula="of:=[.F$4] + ([.$B166]*[.F$5])" office:value-type="date" office:date-value="1927-08-20">
            <text:p>08/20/1927 00:00:00</text:p>
          </table:table-cell>
          <table:table-cell table:style-name="ce29" table:formula="of:=[.G$4] + ([.$B166]*[.G$5])" office:value-type="date" office:date-value="1911-03-29T12:00:00">
            <text:p>03/29/1911 12:00:00</text:p>
          </table:table-cell>
          <table:table-cell table:style-name="ce29" table:formula="of:=[.H$4] + ([.$B166]*[.H$5])" office:value-type="date" office:date-value="1897-01-06T12:00:00">
            <text:p>01/06/1897 12:00:00</text:p>
          </table:table-cell>
          <table:table-cell table:style-name="ce29" table:formula="of:=[.I$4] + ([.$B166]*[.I$5])" office:value-type="date" office:date-value="1931-07-27T12:00:00">
            <text:p>07/27/1931 12:00:00</text:p>
          </table:table-cell>
          <table:table-cell table:style-name="ce29" table:formula="of:=[.J$4] + ([.$B166]*[.J$5])" office:value-type="date" office:date-value="1935-01-11T12:00:00">
            <text:p>01/11/1935 12:00:00</text:p>
          </table:table-cell>
          <table:table-cell table:style-name="ce29" table:formula="of:=[.K$4] + ([.$B166]*[.K$5])" office:value-type="date" office:date-value="1933-02-12T12:00:00">
            <text:p>02/12/1933 12:00:00</text:p>
          </table:table-cell>
          <table:table-cell table:style-name="ce29" table:formula="of:=[.L$4] + ([.$B166]*[.L$5])" office:value-type="date" office:date-value="1913-03-13">
            <text:p>03/13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9">
            <text:p>159</text:p>
          </table:table-cell>
          <table:table-cell table:style-name="ce29" table:formula="of:=[.C$4] + ([.$B167]*[.C$5])" office:value-type="date" office:date-value="1929-11-09T12:00:00">
            <text:p>11/09/1929 12:00:00</text:p>
          </table:table-cell>
          <table:table-cell table:style-name="ce29" table:formula="of:=[.D$4] + ([.$B167]*[.D$5])" office:value-type="date" office:date-value="1969-02-14">
            <text:p>02/14/1969 00:00:00</text:p>
          </table:table-cell>
          <table:table-cell table:style-name="ce29" table:formula="of:=[.E$4] + ([.$B167]*[.E$5])" office:value-type="date" office:date-value="1951-10-13">
            <text:p>10/13/1951 00:00:00</text:p>
          </table:table-cell>
          <table:table-cell table:style-name="ce29" table:formula="of:=[.F$4] + ([.$B167]*[.F$5])" office:value-type="date" office:date-value="1927-10-08">
            <text:p>10/08/1927 00:00:00</text:p>
          </table:table-cell>
          <table:table-cell table:style-name="ce29" table:formula="of:=[.G$4] + ([.$B167]*[.G$5])" office:value-type="date" office:date-value="1911-02-08T12:00:00">
            <text:p>02/08/1911 12:00:00</text:p>
          </table:table-cell>
          <table:table-cell table:style-name="ce29" table:formula="of:=[.H$4] + ([.$B167]*[.H$5])" office:value-type="date" office:date-value="1896-10-28T12:00:00">
            <text:p>10/28/1896 12:00:00</text:p>
          </table:table-cell>
          <table:table-cell table:style-name="ce29" table:formula="of:=[.I$4] + ([.$B167]*[.I$5])" office:value-type="date" office:date-value="1931-08-07T12:00:00">
            <text:p>08/07/1931 12:00:00</text:p>
          </table:table-cell>
          <table:table-cell table:style-name="ce29" table:formula="of:=[.J$4] + ([.$B167]*[.J$5])" office:value-type="date" office:date-value="1935-01-30T12:00:00">
            <text:p>01/30/1935 12:00:00</text:p>
          </table:table-cell>
          <table:table-cell table:style-name="ce29" table:formula="of:=[.K$4] + ([.$B167]*[.K$5])" office:value-type="date" office:date-value="1933-02-25T12:00:00">
            <text:p>02/25/1933 12:00:00</text:p>
          </table:table-cell>
          <table:table-cell table:style-name="ce29" table:formula="of:=[.L$4] + ([.$B167]*[.L$5])" office:value-type="date" office:date-value="1913-01-27">
            <text:p>01/27/191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0">
            <text:p>160</text:p>
          </table:table-cell>
          <table:table-cell table:style-name="ce29" table:formula="of:=[.C$4] + ([.$B168]*[.C$5])" office:value-type="date" office:date-value="1929-11-16T12:00:00">
            <text:p>11/16/1929 12:00:00</text:p>
          </table:table-cell>
          <table:table-cell table:style-name="ce29" table:formula="of:=[.D$4] + ([.$B168]*[.D$5])" office:value-type="date" office:date-value="1969-07-08">
            <text:p>07/08/1969 00:00:00</text:p>
          </table:table-cell>
          <table:table-cell table:style-name="ce29" table:formula="of:=[.E$4] + ([.$B168]*[.E$5])" office:value-type="date" office:date-value="1951-12-01">
            <text:p>12/01/1951 00:00:00</text:p>
          </table:table-cell>
          <table:table-cell table:style-name="ce29" table:formula="of:=[.F$4] + ([.$B168]*[.F$5])" office:value-type="date" office:date-value="1927-11-26">
            <text:p>11/26/1927 00:00:00</text:p>
          </table:table-cell>
          <table:table-cell table:style-name="ce29" table:formula="of:=[.G$4] + ([.$B168]*[.G$5])" office:value-type="date" office:date-value="1910-12-21T12:00:00">
            <text:p>12/21/1910 12:00:00</text:p>
          </table:table-cell>
          <table:table-cell table:style-name="ce29" table:formula="of:=[.H$4] + ([.$B168]*[.H$5])" office:value-type="date" office:date-value="1896-08-19T12:00:00">
            <text:p>08/19/1896 12:00:00</text:p>
          </table:table-cell>
          <table:table-cell table:style-name="ce29" table:formula="of:=[.I$4] + ([.$B168]*[.I$5])" office:value-type="date" office:date-value="1931-08-18T12:00:00">
            <text:p>08/18/1931 12:00:00</text:p>
          </table:table-cell>
          <table:table-cell table:style-name="ce29" table:formula="of:=[.J$4] + ([.$B168]*[.J$5])" office:value-type="date" office:date-value="1935-02-18T12:00:00">
            <text:p>02/18/1935 12:00:00</text:p>
          </table:table-cell>
          <table:table-cell table:style-name="ce29" table:formula="of:=[.K$4] + ([.$B168]*[.K$5])" office:value-type="date" office:date-value="1933-03-10T12:00:00">
            <text:p>03/10/1933 12:00:00</text:p>
          </table:table-cell>
          <table:table-cell table:style-name="ce29" table:formula="of:=[.L$4] + ([.$B168]*[.L$5])" office:value-type="date" office:date-value="1912-12-13">
            <text:p>12/13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1">
            <text:p>161</text:p>
          </table:table-cell>
          <table:table-cell table:style-name="ce29" table:formula="of:=[.C$4] + ([.$B169]*[.C$5])" office:value-type="date" office:date-value="1929-11-23T12:00:00">
            <text:p>11/23/1929 12:00:00</text:p>
          </table:table-cell>
          <table:table-cell table:style-name="ce29" table:formula="of:=[.D$4] + ([.$B169]*[.D$5])" office:value-type="date" office:date-value="1969-11-29">
            <text:p>11/29/1969 00:00:00</text:p>
          </table:table-cell>
          <table:table-cell table:style-name="ce29" table:formula="of:=[.E$4] + ([.$B169]*[.E$5])" office:value-type="date" office:date-value="1952-01-19">
            <text:p>01/19/1952 00:00:00</text:p>
          </table:table-cell>
          <table:table-cell table:style-name="ce29" table:formula="of:=[.F$4] + ([.$B169]*[.F$5])" office:value-type="date" office:date-value="1928-01-14">
            <text:p>01/14/1928 00:00:00</text:p>
          </table:table-cell>
          <table:table-cell table:style-name="ce29" table:formula="of:=[.G$4] + ([.$B169]*[.G$5])" office:value-type="date" office:date-value="1910-11-02T12:00:00">
            <text:p>11/02/1910 12:00:00</text:p>
          </table:table-cell>
          <table:table-cell table:style-name="ce29" table:formula="of:=[.H$4] + ([.$B169]*[.H$5])" office:value-type="date" office:date-value="1896-06-10T12:00:00">
            <text:p>06/10/1896 12:00:00</text:p>
          </table:table-cell>
          <table:table-cell table:style-name="ce29" table:formula="of:=[.I$4] + ([.$B169]*[.I$5])" office:value-type="date" office:date-value="1931-08-29T12:00:00">
            <text:p>08/29/1931 12:00:00</text:p>
          </table:table-cell>
          <table:table-cell table:style-name="ce29" table:formula="of:=[.J$4] + ([.$B169]*[.J$5])" office:value-type="date" office:date-value="1935-03-09T12:00:00">
            <text:p>03/09/1935 12:00:00</text:p>
          </table:table-cell>
          <table:table-cell table:style-name="ce29" table:formula="of:=[.K$4] + ([.$B169]*[.K$5])" office:value-type="date" office:date-value="1933-03-23T12:00:00">
            <text:p>03/23/1933 12:00:00</text:p>
          </table:table-cell>
          <table:table-cell table:style-name="ce29" table:formula="of:=[.L$4] + ([.$B169]*[.L$5])" office:value-type="date" office:date-value="1912-10-29">
            <text:p>10/29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2">
            <text:p>162</text:p>
          </table:table-cell>
          <table:table-cell table:style-name="ce29" table:formula="of:=[.C$4] + ([.$B170]*[.C$5])" office:value-type="date" office:date-value="1929-11-30T12:00:00">
            <text:p>11/30/1929 12:00:00</text:p>
          </table:table-cell>
          <table:table-cell table:style-name="ce29" table:formula="of:=[.D$4] + ([.$B170]*[.D$5])" office:value-type="date" office:date-value="1970-04-22">
            <text:p>04/22/1970 00:00:00</text:p>
          </table:table-cell>
          <table:table-cell table:style-name="ce29" table:formula="of:=[.E$4] + ([.$B170]*[.E$5])" office:value-type="date" office:date-value="1952-03-08">
            <text:p>03/08/1952 00:00:00</text:p>
          </table:table-cell>
          <table:table-cell table:style-name="ce29" table:formula="of:=[.F$4] + ([.$B170]*[.F$5])" office:value-type="date" office:date-value="1928-03-03">
            <text:p>03/03/1928 00:00:00</text:p>
          </table:table-cell>
          <table:table-cell table:style-name="ce29" table:formula="of:=[.G$4] + ([.$B170]*[.G$5])" office:value-type="date" office:date-value="1910-09-14T12:00:00">
            <text:p>09/14/1910 12:00:00</text:p>
          </table:table-cell>
          <table:table-cell table:style-name="ce29" table:formula="of:=[.H$4] + ([.$B170]*[.H$5])" office:value-type="date" office:date-value="1896-04-01T12:00:00">
            <text:p>04/01/1896 12:00:00</text:p>
          </table:table-cell>
          <table:table-cell table:style-name="ce29" table:formula="of:=[.I$4] + ([.$B170]*[.I$5])" office:value-type="date" office:date-value="1931-09-09T12:00:00">
            <text:p>09/09/1931 12:00:00</text:p>
          </table:table-cell>
          <table:table-cell table:style-name="ce29" table:formula="of:=[.J$4] + ([.$B170]*[.J$5])" office:value-type="date" office:date-value="1935-03-28T12:00:00">
            <text:p>03/28/1935 12:00:00</text:p>
          </table:table-cell>
          <table:table-cell table:style-name="ce29" table:formula="of:=[.K$4] + ([.$B170]*[.K$5])" office:value-type="date" office:date-value="1933-04-05T12:00:00">
            <text:p>04/05/1933 12:00:00</text:p>
          </table:table-cell>
          <table:table-cell table:style-name="ce29" table:formula="of:=[.L$4] + ([.$B170]*[.L$5])" office:value-type="date" office:date-value="1912-09-14">
            <text:p>09/14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3">
            <text:p>163</text:p>
          </table:table-cell>
          <table:table-cell table:style-name="ce29" table:formula="of:=[.C$4] + ([.$B171]*[.C$5])" office:value-type="date" office:date-value="1929-12-07T12:00:00">
            <text:p>12/07/1929 12:00:00</text:p>
          </table:table-cell>
          <table:table-cell table:style-name="ce29" table:formula="of:=[.D$4] + ([.$B171]*[.D$5])" office:value-type="date" office:date-value="1970-09-13">
            <text:p>09/13/1970 00:00:00</text:p>
          </table:table-cell>
          <table:table-cell table:style-name="ce29" table:formula="of:=[.E$4] + ([.$B171]*[.E$5])" office:value-type="date" office:date-value="1952-04-26">
            <text:p>04/26/1952 00:00:00</text:p>
          </table:table-cell>
          <table:table-cell table:style-name="ce29" table:formula="of:=[.F$4] + ([.$B171]*[.F$5])" office:value-type="date" office:date-value="1928-04-21">
            <text:p>04/21/1928 00:00:00</text:p>
          </table:table-cell>
          <table:table-cell table:style-name="ce29" table:formula="of:=[.G$4] + ([.$B171]*[.G$5])" office:value-type="date" office:date-value="1910-07-27T12:00:00">
            <text:p>07/27/1910 12:00:00</text:p>
          </table:table-cell>
          <table:table-cell table:style-name="ce29" table:formula="of:=[.H$4] + ([.$B171]*[.H$5])" office:value-type="date" office:date-value="1896-01-22T12:00:00">
            <text:p>01/22/1896 12:00:00</text:p>
          </table:table-cell>
          <table:table-cell table:style-name="ce29" table:formula="of:=[.I$4] + ([.$B171]*[.I$5])" office:value-type="date" office:date-value="1931-09-20T12:00:00">
            <text:p>09/20/1931 12:00:00</text:p>
          </table:table-cell>
          <table:table-cell table:style-name="ce29" table:formula="of:=[.J$4] + ([.$B171]*[.J$5])" office:value-type="date" office:date-value="1935-04-16T12:00:00">
            <text:p>04/16/1935 12:00:00</text:p>
          </table:table-cell>
          <table:table-cell table:style-name="ce29" table:formula="of:=[.K$4] + ([.$B171]*[.K$5])" office:value-type="date" office:date-value="1933-04-18T12:00:00">
            <text:p>04/18/1933 12:00:00</text:p>
          </table:table-cell>
          <table:table-cell table:style-name="ce29" table:formula="of:=[.L$4] + ([.$B171]*[.L$5])" office:value-type="date" office:date-value="1912-07-31">
            <text:p>07/31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4">
            <text:p>164</text:p>
          </table:table-cell>
          <table:table-cell table:style-name="ce29" table:formula="of:=[.C$4] + ([.$B172]*[.C$5])" office:value-type="date" office:date-value="1929-12-14T12:00:00">
            <text:p>12/14/1929 12:00:00</text:p>
          </table:table-cell>
          <table:table-cell table:style-name="ce29" table:formula="of:=[.D$4] + ([.$B172]*[.D$5])" office:value-type="date" office:date-value="1971-02-04">
            <text:p>02/04/1971 00:00:00</text:p>
          </table:table-cell>
          <table:table-cell table:style-name="ce29" table:formula="of:=[.E$4] + ([.$B172]*[.E$5])" office:value-type="date" office:date-value="1952-06-14">
            <text:p>06/14/1952 00:00:00</text:p>
          </table:table-cell>
          <table:table-cell table:style-name="ce29" table:formula="of:=[.F$4] + ([.$B172]*[.F$5])" office:value-type="date" office:date-value="1928-06-09">
            <text:p>06/09/1928 00:00:00</text:p>
          </table:table-cell>
          <table:table-cell table:style-name="ce29" table:formula="of:=[.G$4] + ([.$B172]*[.G$5])" office:value-type="date" office:date-value="1910-06-08T12:00:00">
            <text:p>06/08/1910 12:00:00</text:p>
          </table:table-cell>
          <table:table-cell table:style-name="ce29" table:formula="of:=[.H$4] + ([.$B172]*[.H$5])" office:value-type="date" office:date-value="1895-11-13T12:00:00">
            <text:p>11/13/1895 12:00:00</text:p>
          </table:table-cell>
          <table:table-cell table:style-name="ce29" table:formula="of:=[.I$4] + ([.$B172]*[.I$5])" office:value-type="date" office:date-value="1931-10-01T12:00:00">
            <text:p>10/01/1931 12:00:00</text:p>
          </table:table-cell>
          <table:table-cell table:style-name="ce29" table:formula="of:=[.J$4] + ([.$B172]*[.J$5])" office:value-type="date" office:date-value="1935-05-05T12:00:00">
            <text:p>05/05/1935 12:00:00</text:p>
          </table:table-cell>
          <table:table-cell table:style-name="ce29" table:formula="of:=[.K$4] + ([.$B172]*[.K$5])" office:value-type="date" office:date-value="1933-05-01T12:00:00">
            <text:p>05/01/1933 12:00:00</text:p>
          </table:table-cell>
          <table:table-cell table:style-name="ce29" table:formula="of:=[.L$4] + ([.$B172]*[.L$5])" office:value-type="date" office:date-value="1912-06-16">
            <text:p>06/16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5">
            <text:p>165</text:p>
          </table:table-cell>
          <table:table-cell table:style-name="ce29" table:formula="of:=[.C$4] + ([.$B173]*[.C$5])" office:value-type="date" office:date-value="1929-12-21T12:00:00">
            <text:p>12/21/1929 12:00:00</text:p>
          </table:table-cell>
          <table:table-cell table:style-name="ce29" table:formula="of:=[.D$4] + ([.$B173]*[.D$5])" office:value-type="date" office:date-value="1971-06-28">
            <text:p>06/28/1971 00:00:00</text:p>
          </table:table-cell>
          <table:table-cell table:style-name="ce29" table:formula="of:=[.E$4] + ([.$B173]*[.E$5])" office:value-type="date" office:date-value="1952-08-02">
            <text:p>08/02/1952 00:00:00</text:p>
          </table:table-cell>
          <table:table-cell table:style-name="ce29" table:formula="of:=[.F$4] + ([.$B173]*[.F$5])" office:value-type="date" office:date-value="1928-07-28">
            <text:p>07/28/1928 00:00:00</text:p>
          </table:table-cell>
          <table:table-cell table:style-name="ce29" table:formula="of:=[.G$4] + ([.$B173]*[.G$5])" office:value-type="date" office:date-value="1910-04-20T12:00:00">
            <text:p>04/20/1910 12:00:00</text:p>
          </table:table-cell>
          <table:table-cell table:style-name="ce29" table:formula="of:=[.H$4] + ([.$B173]*[.H$5])" office:value-type="date" office:date-value="1895-09-04T12:00:00">
            <text:p>09/04/1895 12:00:00</text:p>
          </table:table-cell>
          <table:table-cell table:style-name="ce29" table:formula="of:=[.I$4] + ([.$B173]*[.I$5])" office:value-type="date" office:date-value="1931-10-12T12:00:00">
            <text:p>10/12/1931 12:00:00</text:p>
          </table:table-cell>
          <table:table-cell table:style-name="ce29" table:formula="of:=[.J$4] + ([.$B173]*[.J$5])" office:value-type="date" office:date-value="1935-05-24T12:00:00">
            <text:p>05/24/1935 12:00:00</text:p>
          </table:table-cell>
          <table:table-cell table:style-name="ce29" table:formula="of:=[.K$4] + ([.$B173]*[.K$5])" office:value-type="date" office:date-value="1933-05-14T12:00:00">
            <text:p>05/14/1933 12:00:00</text:p>
          </table:table-cell>
          <table:table-cell table:style-name="ce29" table:formula="of:=[.L$4] + ([.$B173]*[.L$5])" office:value-type="date" office:date-value="1912-05-02">
            <text:p>05/02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6">
            <text:p>166</text:p>
          </table:table-cell>
          <table:table-cell table:style-name="ce29" table:formula="of:=[.C$4] + ([.$B174]*[.C$5])" office:value-type="date" office:date-value="1929-12-28T12:00:00">
            <text:p>12/28/1929 12:00:00</text:p>
          </table:table-cell>
          <table:table-cell table:style-name="ce29" table:formula="of:=[.D$4] + ([.$B174]*[.D$5])" office:value-type="date" office:date-value="1971-11-19">
            <text:p>11/19/1971 00:00:00</text:p>
          </table:table-cell>
          <table:table-cell table:style-name="ce29" table:formula="of:=[.E$4] + ([.$B174]*[.E$5])" office:value-type="date" office:date-value="1952-09-20">
            <text:p>09/20/1952 00:00:00</text:p>
          </table:table-cell>
          <table:table-cell table:style-name="ce29" table:formula="of:=[.F$4] + ([.$B174]*[.F$5])" office:value-type="date" office:date-value="1928-09-15">
            <text:p>09/15/1928 00:00:00</text:p>
          </table:table-cell>
          <table:table-cell table:style-name="ce29" table:formula="of:=[.G$4] + ([.$B174]*[.G$5])" office:value-type="date" office:date-value="1910-03-02T12:00:00">
            <text:p>03/02/1910 12:00:00</text:p>
          </table:table-cell>
          <table:table-cell table:style-name="ce29" table:formula="of:=[.H$4] + ([.$B174]*[.H$5])" office:value-type="date" office:date-value="1895-06-26T12:00:00">
            <text:p>06/26/1895 12:00:00</text:p>
          </table:table-cell>
          <table:table-cell table:style-name="ce29" table:formula="of:=[.I$4] + ([.$B174]*[.I$5])" office:value-type="date" office:date-value="1931-10-23T12:00:00">
            <text:p>10/23/1931 12:00:00</text:p>
          </table:table-cell>
          <table:table-cell table:style-name="ce29" table:formula="of:=[.J$4] + ([.$B174]*[.J$5])" office:value-type="date" office:date-value="1935-06-12T12:00:00">
            <text:p>06/12/1935 12:00:00</text:p>
          </table:table-cell>
          <table:table-cell table:style-name="ce29" table:formula="of:=[.K$4] + ([.$B174]*[.K$5])" office:value-type="date" office:date-value="1933-05-27T12:00:00">
            <text:p>05/27/1933 12:00:00</text:p>
          </table:table-cell>
          <table:table-cell table:style-name="ce29" table:formula="of:=[.L$4] + ([.$B174]*[.L$5])" office:value-type="date" office:date-value="1912-03-18">
            <text:p>03/18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7">
            <text:p>167</text:p>
          </table:table-cell>
          <table:table-cell table:style-name="ce29" table:formula="of:=[.C$4] + ([.$B175]*[.C$5])" office:value-type="date" office:date-value="1930-01-04T12:00:00">
            <text:p>01/04/1930 12:00:00</text:p>
          </table:table-cell>
          <table:table-cell table:style-name="ce29" table:formula="of:=[.D$4] + ([.$B175]*[.D$5])" office:value-type="date" office:date-value="1972-04-11">
            <text:p>04/11/1972 00:00:00</text:p>
          </table:table-cell>
          <table:table-cell table:style-name="ce29" table:formula="of:=[.E$4] + ([.$B175]*[.E$5])" office:value-type="date" office:date-value="1952-11-08">
            <text:p>11/08/1952 00:00:00</text:p>
          </table:table-cell>
          <table:table-cell table:style-name="ce29" table:formula="of:=[.F$4] + ([.$B175]*[.F$5])" office:value-type="date" office:date-value="1928-11-03">
            <text:p>11/03/1928 00:00:00</text:p>
          </table:table-cell>
          <table:table-cell table:style-name="ce29" table:formula="of:=[.G$4] + ([.$B175]*[.G$5])" office:value-type="date" office:date-value="1910-01-12T12:00:00">
            <text:p>01/12/1910 12:00:00</text:p>
          </table:table-cell>
          <table:table-cell table:style-name="ce29" table:formula="of:=[.H$4] + ([.$B175]*[.H$5])" office:value-type="date" office:date-value="1895-04-17T12:00:00">
            <text:p>04/17/1895 12:00:00</text:p>
          </table:table-cell>
          <table:table-cell table:style-name="ce29" table:formula="of:=[.I$4] + ([.$B175]*[.I$5])" office:value-type="date" office:date-value="1931-11-03T12:00:00">
            <text:p>11/03/1931 12:00:00</text:p>
          </table:table-cell>
          <table:table-cell table:style-name="ce29" table:formula="of:=[.J$4] + ([.$B175]*[.J$5])" office:value-type="date" office:date-value="1935-07-01T12:00:00">
            <text:p>07/01/1935 12:00:00</text:p>
          </table:table-cell>
          <table:table-cell table:style-name="ce29" table:formula="of:=[.K$4] + ([.$B175]*[.K$5])" office:value-type="date" office:date-value="1933-06-09T12:00:00">
            <text:p>06/09/1933 12:00:00</text:p>
          </table:table-cell>
          <table:table-cell table:style-name="ce29" table:formula="of:=[.L$4] + ([.$B175]*[.L$5])" office:value-type="date" office:date-value="1912-02-02">
            <text:p>02/02/191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8">
            <text:p>168</text:p>
          </table:table-cell>
          <table:table-cell table:style-name="ce29" table:formula="of:=[.C$4] + ([.$B176]*[.C$5])" office:value-type="date" office:date-value="1930-01-11T12:00:00">
            <text:p>01/11/1930 12:00:00</text:p>
          </table:table-cell>
          <table:table-cell table:style-name="ce29" table:formula="of:=[.D$4] + ([.$B176]*[.D$5])" office:value-type="date" office:date-value="1972-09-02">
            <text:p>09/02/1972 00:00:00</text:p>
          </table:table-cell>
          <table:table-cell table:style-name="ce29" table:formula="of:=[.E$4] + ([.$B176]*[.E$5])" office:value-type="date" office:date-value="1952-12-27">
            <text:p>12/27/1952 00:00:00</text:p>
          </table:table-cell>
          <table:table-cell table:style-name="ce29" table:formula="of:=[.F$4] + ([.$B176]*[.F$5])" office:value-type="date" office:date-value="1928-12-22">
            <text:p>12/22/1928 00:00:00</text:p>
          </table:table-cell>
          <table:table-cell table:style-name="ce29" table:formula="of:=[.G$4] + ([.$B176]*[.G$5])" office:value-type="date" office:date-value="1909-11-24T12:00:00">
            <text:p>11/24/1909 12:00:00</text:p>
          </table:table-cell>
          <table:table-cell table:style-name="ce29" table:formula="of:=[.H$4] + ([.$B176]*[.H$5])" office:value-type="date" office:date-value="1895-02-06T12:00:00">
            <text:p>02/06/1895 12:00:00</text:p>
          </table:table-cell>
          <table:table-cell table:style-name="ce29" table:formula="of:=[.I$4] + ([.$B176]*[.I$5])" office:value-type="date" office:date-value="1931-11-14T12:00:00">
            <text:p>11/14/1931 12:00:00</text:p>
          </table:table-cell>
          <table:table-cell table:style-name="ce29" table:formula="of:=[.J$4] + ([.$B176]*[.J$5])" office:value-type="date" office:date-value="1935-07-20T12:00:00">
            <text:p>07/20/1935 12:00:00</text:p>
          </table:table-cell>
          <table:table-cell table:style-name="ce29" table:formula="of:=[.K$4] + ([.$B176]*[.K$5])" office:value-type="date" office:date-value="1933-06-22T12:00:00">
            <text:p>06/22/1933 12:00:00</text:p>
          </table:table-cell>
          <table:table-cell table:style-name="ce29" table:formula="of:=[.L$4] + ([.$B176]*[.L$5])" office:value-type="date" office:date-value="1911-12-19">
            <text:p>12/19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9">
            <text:p>169</text:p>
          </table:table-cell>
          <table:table-cell table:style-name="ce29" table:formula="of:=[.C$4] + ([.$B177]*[.C$5])" office:value-type="date" office:date-value="1930-01-18T12:00:00">
            <text:p>01/18/1930 12:00:00</text:p>
          </table:table-cell>
          <table:table-cell table:style-name="ce29" table:formula="of:=[.D$4] + ([.$B177]*[.D$5])" office:value-type="date" office:date-value="1973-01-24">
            <text:p>01/24/1973 00:00:00</text:p>
          </table:table-cell>
          <table:table-cell table:style-name="ce29" table:formula="of:=[.E$4] + ([.$B177]*[.E$5])" office:value-type="date" office:date-value="1953-02-14">
            <text:p>02/14/1953 00:00:00</text:p>
          </table:table-cell>
          <table:table-cell table:style-name="ce29" table:formula="of:=[.F$4] + ([.$B177]*[.F$5])" office:value-type="date" office:date-value="1929-02-09">
            <text:p>02/09/1929 00:00:00</text:p>
          </table:table-cell>
          <table:table-cell table:style-name="ce29" table:formula="of:=[.G$4] + ([.$B177]*[.G$5])" office:value-type="date" office:date-value="1909-10-06T12:00:00">
            <text:p>10/06/1909 12:00:00</text:p>
          </table:table-cell>
          <table:table-cell table:style-name="ce29" table:formula="of:=[.H$4] + ([.$B177]*[.H$5])" office:value-type="date" office:date-value="1894-11-28T12:00:00">
            <text:p>11/28/1894 12:00:00</text:p>
          </table:table-cell>
          <table:table-cell table:style-name="ce29" table:formula="of:=[.I$4] + ([.$B177]*[.I$5])" office:value-type="date" office:date-value="1931-11-25T12:00:00">
            <text:p>11/25/1931 12:00:00</text:p>
          </table:table-cell>
          <table:table-cell table:style-name="ce29" table:formula="of:=[.J$4] + ([.$B177]*[.J$5])" office:value-type="date" office:date-value="1935-08-08T12:00:00">
            <text:p>08/08/1935 12:00:00</text:p>
          </table:table-cell>
          <table:table-cell table:style-name="ce29" table:formula="of:=[.K$4] + ([.$B177]*[.K$5])" office:value-type="date" office:date-value="1933-07-05T12:00:00">
            <text:p>07/05/1933 12:00:00</text:p>
          </table:table-cell>
          <table:table-cell table:style-name="ce29" table:formula="of:=[.L$4] + ([.$B177]*[.L$5])" office:value-type="date" office:date-value="1911-11-04">
            <text:p>11/04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0">
            <text:p>170</text:p>
          </table:table-cell>
          <table:table-cell table:style-name="ce29" table:formula="of:=[.C$4] + ([.$B178]*[.C$5])" office:value-type="date" office:date-value="1930-01-25T12:00:00">
            <text:p>01/25/1930 12:00:00</text:p>
          </table:table-cell>
          <table:table-cell table:style-name="ce29" table:formula="of:=[.D$4] + ([.$B178]*[.D$5])" office:value-type="date" office:date-value="1973-06-17">
            <text:p>06/17/1973 00:00:00</text:p>
          </table:table-cell>
          <table:table-cell table:style-name="ce29" table:formula="of:=[.E$4] + ([.$B178]*[.E$5])" office:value-type="date" office:date-value="1953-04-04">
            <text:p>04/04/1953 00:00:00</text:p>
          </table:table-cell>
          <table:table-cell table:style-name="ce29" table:formula="of:=[.F$4] + ([.$B178]*[.F$5])" office:value-type="date" office:date-value="1929-03-30">
            <text:p>03/30/1929 00:00:00</text:p>
          </table:table-cell>
          <table:table-cell table:style-name="ce29" table:formula="of:=[.G$4] + ([.$B178]*[.G$5])" office:value-type="date" office:date-value="1909-08-18T12:00:00">
            <text:p>08/18/1909 12:00:00</text:p>
          </table:table-cell>
          <table:table-cell table:style-name="ce29" table:formula="of:=[.H$4] + ([.$B178]*[.H$5])" office:value-type="date" office:date-value="1894-09-19T12:00:00">
            <text:p>09/19/1894 12:00:00</text:p>
          </table:table-cell>
          <table:table-cell table:style-name="ce29" table:formula="of:=[.I$4] + ([.$B178]*[.I$5])" office:value-type="date" office:date-value="1931-12-06T12:00:00">
            <text:p>12/06/1931 12:00:00</text:p>
          </table:table-cell>
          <table:table-cell table:style-name="ce29" table:formula="of:=[.J$4] + ([.$B178]*[.J$5])" office:value-type="date" office:date-value="1935-08-27T12:00:00">
            <text:p>08/27/1935 12:00:00</text:p>
          </table:table-cell>
          <table:table-cell table:style-name="ce29" table:formula="of:=[.K$4] + ([.$B178]*[.K$5])" office:value-type="date" office:date-value="1933-07-18T12:00:00">
            <text:p>07/18/1933 12:00:00</text:p>
          </table:table-cell>
          <table:table-cell table:style-name="ce29" table:formula="of:=[.L$4] + ([.$B178]*[.L$5])" office:value-type="date" office:date-value="1911-09-20">
            <text:p>09/20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1">
            <text:p>171</text:p>
          </table:table-cell>
          <table:table-cell table:style-name="ce29" table:formula="of:=[.C$4] + ([.$B179]*[.C$5])" office:value-type="date" office:date-value="1930-02-01T12:00:00">
            <text:p>02/01/1930 12:00:00</text:p>
          </table:table-cell>
          <table:table-cell table:style-name="ce29" table:formula="of:=[.D$4] + ([.$B179]*[.D$5])" office:value-type="date" office:date-value="1973-11-08">
            <text:p>11/08/1973 00:00:00</text:p>
          </table:table-cell>
          <table:table-cell table:style-name="ce29" table:formula="of:=[.E$4] + ([.$B179]*[.E$5])" office:value-type="date" office:date-value="1953-05-23">
            <text:p>05/23/1953 00:00:00</text:p>
          </table:table-cell>
          <table:table-cell table:style-name="ce29" table:formula="of:=[.F$4] + ([.$B179]*[.F$5])" office:value-type="date" office:date-value="1929-05-18">
            <text:p>05/18/1929 00:00:00</text:p>
          </table:table-cell>
          <table:table-cell table:style-name="ce29" table:formula="of:=[.G$4] + ([.$B179]*[.G$5])" office:value-type="date" office:date-value="1909-06-30T12:00:00">
            <text:p>06/30/1909 12:00:00</text:p>
          </table:table-cell>
          <table:table-cell table:style-name="ce29" table:formula="of:=[.H$4] + ([.$B179]*[.H$5])" office:value-type="date" office:date-value="1894-07-11T12:00:00">
            <text:p>07/11/1894 12:00:00</text:p>
          </table:table-cell>
          <table:table-cell table:style-name="ce29" table:formula="of:=[.I$4] + ([.$B179]*[.I$5])" office:value-type="date" office:date-value="1931-12-17T12:00:00">
            <text:p>12/17/1931 12:00:00</text:p>
          </table:table-cell>
          <table:table-cell table:style-name="ce29" table:formula="of:=[.J$4] + ([.$B179]*[.J$5])" office:value-type="date" office:date-value="1935-09-15T12:00:00">
            <text:p>09/15/1935 12:00:00</text:p>
          </table:table-cell>
          <table:table-cell table:style-name="ce29" table:formula="of:=[.K$4] + ([.$B179]*[.K$5])" office:value-type="date" office:date-value="1933-07-31T12:00:00">
            <text:p>07/31/1933 12:00:00</text:p>
          </table:table-cell>
          <table:table-cell table:style-name="ce29" table:formula="of:=[.L$4] + ([.$B179]*[.L$5])" office:value-type="date" office:date-value="1911-08-06">
            <text:p>08/06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2">
            <text:p>172</text:p>
          </table:table-cell>
          <table:table-cell table:style-name="ce29" table:formula="of:=[.C$4] + ([.$B180]*[.C$5])" office:value-type="date" office:date-value="1930-02-08T12:00:00">
            <text:p>02/08/1930 12:00:00</text:p>
          </table:table-cell>
          <table:table-cell table:style-name="ce29" table:formula="of:=[.D$4] + ([.$B180]*[.D$5])" office:value-type="date" office:date-value="1974-04-01">
            <text:p>04/01/1974 00:00:00</text:p>
          </table:table-cell>
          <table:table-cell table:style-name="ce29" table:formula="of:=[.E$4] + ([.$B180]*[.E$5])" office:value-type="date" office:date-value="1953-07-11">
            <text:p>07/11/1953 00:00:00</text:p>
          </table:table-cell>
          <table:table-cell table:style-name="ce29" table:formula="of:=[.F$4] + ([.$B180]*[.F$5])" office:value-type="date" office:date-value="1929-07-06">
            <text:p>07/06/1929 00:00:00</text:p>
          </table:table-cell>
          <table:table-cell table:style-name="ce29" table:formula="of:=[.G$4] + ([.$B180]*[.G$5])" office:value-type="date" office:date-value="1909-05-12T12:00:00">
            <text:p>05/12/1909 12:00:00</text:p>
          </table:table-cell>
          <table:table-cell table:style-name="ce29" table:formula="of:=[.H$4] + ([.$B180]*[.H$5])" office:value-type="date" office:date-value="1894-05-02T12:00:00">
            <text:p>05/02/1894 12:00:00</text:p>
          </table:table-cell>
          <table:table-cell table:style-name="ce29" table:formula="of:=[.I$4] + ([.$B180]*[.I$5])" office:value-type="date" office:date-value="1931-12-28T12:00:00">
            <text:p>12/28/1931 12:00:00</text:p>
          </table:table-cell>
          <table:table-cell table:style-name="ce29" table:formula="of:=[.J$4] + ([.$B180]*[.J$5])" office:value-type="date" office:date-value="1935-10-04T12:00:00">
            <text:p>10/04/1935 12:00:00</text:p>
          </table:table-cell>
          <table:table-cell table:style-name="ce29" table:formula="of:=[.K$4] + ([.$B180]*[.K$5])" office:value-type="date" office:date-value="1933-08-13T12:00:00">
            <text:p>08/13/1933 12:00:00</text:p>
          </table:table-cell>
          <table:table-cell table:style-name="ce29" table:formula="of:=[.L$4] + ([.$B180]*[.L$5])" office:value-type="date" office:date-value="1911-06-22">
            <text:p>06/22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3">
            <text:p>173</text:p>
          </table:table-cell>
          <table:table-cell table:style-name="ce29" table:formula="of:=[.C$4] + ([.$B181]*[.C$5])" office:value-type="date" office:date-value="1930-02-15T12:00:00">
            <text:p>02/15/1930 12:00:00</text:p>
          </table:table-cell>
          <table:table-cell table:style-name="ce29" table:formula="of:=[.D$4] + ([.$B181]*[.D$5])" office:value-type="date" office:date-value="1974-08-23">
            <text:p>08/23/1974 00:00:00</text:p>
          </table:table-cell>
          <table:table-cell table:style-name="ce29" table:formula="of:=[.E$4] + ([.$B181]*[.E$5])" office:value-type="date" office:date-value="1953-08-29">
            <text:p>08/29/1953 00:00:00</text:p>
          </table:table-cell>
          <table:table-cell table:style-name="ce29" table:formula="of:=[.F$4] + ([.$B181]*[.F$5])" office:value-type="date" office:date-value="1929-08-24">
            <text:p>08/24/1929 00:00:00</text:p>
          </table:table-cell>
          <table:table-cell table:style-name="ce29" table:formula="of:=[.G$4] + ([.$B181]*[.G$5])" office:value-type="date" office:date-value="1909-03-24T12:00:00">
            <text:p>03/24/1909 12:00:00</text:p>
          </table:table-cell>
          <table:table-cell table:style-name="ce29" table:formula="of:=[.H$4] + ([.$B181]*[.H$5])" office:value-type="date" office:date-value="1894-02-21T12:00:00">
            <text:p>02/21/1894 12:00:00</text:p>
          </table:table-cell>
          <table:table-cell table:style-name="ce29" table:formula="of:=[.I$4] + ([.$B181]*[.I$5])" office:value-type="date" office:date-value="1932-01-08T12:00:00">
            <text:p>01/08/1932 12:00:00</text:p>
          </table:table-cell>
          <table:table-cell table:style-name="ce29" table:formula="of:=[.J$4] + ([.$B181]*[.J$5])" office:value-type="date" office:date-value="1935-10-23T12:00:00">
            <text:p>10/23/1935 12:00:00</text:p>
          </table:table-cell>
          <table:table-cell table:style-name="ce29" table:formula="of:=[.K$4] + ([.$B181]*[.K$5])" office:value-type="date" office:date-value="1933-08-26T12:00:00">
            <text:p>08/26/1933 12:00:00</text:p>
          </table:table-cell>
          <table:table-cell table:style-name="ce29" table:formula="of:=[.L$4] + ([.$B181]*[.L$5])" office:value-type="date" office:date-value="1911-05-08">
            <text:p>05/08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4">
            <text:p>174</text:p>
          </table:table-cell>
          <table:table-cell table:style-name="ce29" table:formula="of:=[.C$4] + ([.$B182]*[.C$5])" office:value-type="date" office:date-value="1930-02-22T12:00:00">
            <text:p>02/22/1930 12:00:00</text:p>
          </table:table-cell>
          <table:table-cell table:style-name="ce29" table:formula="of:=[.D$4] + ([.$B182]*[.D$5])" office:value-type="date" office:date-value="1975-01-14">
            <text:p>01/14/1975 00:00:00</text:p>
          </table:table-cell>
          <table:table-cell table:style-name="ce29" table:formula="of:=[.E$4] + ([.$B182]*[.E$5])" office:value-type="date" office:date-value="1953-10-17">
            <text:p>10/17/1953 00:00:00</text:p>
          </table:table-cell>
          <table:table-cell table:style-name="ce29" table:formula="of:=[.F$4] + ([.$B182]*[.F$5])" office:value-type="date" office:date-value="1929-10-12">
            <text:p>10/12/1929 00:00:00</text:p>
          </table:table-cell>
          <table:table-cell table:style-name="ce29" table:formula="of:=[.G$4] + ([.$B182]*[.G$5])" office:value-type="date" office:date-value="1909-02-03T12:00:00">
            <text:p>02/03/1909 12:00:00</text:p>
          </table:table-cell>
          <table:table-cell table:style-name="ce29" table:formula="of:=[.H$4] + ([.$B182]*[.H$5])" office:value-type="date" office:date-value="1893-12-13T12:00:00">
            <text:p>12/13/1893 12:00:00</text:p>
          </table:table-cell>
          <table:table-cell table:style-name="ce29" table:formula="of:=[.I$4] + ([.$B182]*[.I$5])" office:value-type="date" office:date-value="1932-01-19T12:00:00">
            <text:p>01/19/1932 12:00:00</text:p>
          </table:table-cell>
          <table:table-cell table:style-name="ce29" table:formula="of:=[.J$4] + ([.$B182]*[.J$5])" office:value-type="date" office:date-value="1935-11-11T12:00:00">
            <text:p>11/11/1935 12:00:00</text:p>
          </table:table-cell>
          <table:table-cell table:style-name="ce29" table:formula="of:=[.K$4] + ([.$B182]*[.K$5])" office:value-type="date" office:date-value="1933-09-08T12:00:00">
            <text:p>09/08/1933 12:00:00</text:p>
          </table:table-cell>
          <table:table-cell table:style-name="ce29" table:formula="of:=[.L$4] + ([.$B182]*[.L$5])" office:value-type="date" office:date-value="1911-03-24">
            <text:p>03/24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5">
            <text:p>175</text:p>
          </table:table-cell>
          <table:table-cell table:style-name="ce29" table:formula="of:=[.C$4] + ([.$B183]*[.C$5])" office:value-type="date" office:date-value="1930-03-01T12:00:00">
            <text:p>03/01/1930 12:00:00</text:p>
          </table:table-cell>
          <table:table-cell table:style-name="ce29" table:formula="of:=[.D$4] + ([.$B183]*[.D$5])" office:value-type="date" office:date-value="1975-06-07">
            <text:p>06/07/1975 00:00:00</text:p>
          </table:table-cell>
          <table:table-cell table:style-name="ce29" table:formula="of:=[.E$4] + ([.$B183]*[.E$5])" office:value-type="date" office:date-value="1953-12-05">
            <text:p>12/05/1953 00:00:00</text:p>
          </table:table-cell>
          <table:table-cell table:style-name="ce29" table:formula="of:=[.F$4] + ([.$B183]*[.F$5])" office:value-type="date" office:date-value="1929-11-30">
            <text:p>11/30/1929 00:00:00</text:p>
          </table:table-cell>
          <table:table-cell table:style-name="ce29" table:formula="of:=[.G$4] + ([.$B183]*[.G$5])" office:value-type="date" office:date-value="1908-12-16T12:00:00">
            <text:p>12/16/1908 12:00:00</text:p>
          </table:table-cell>
          <table:table-cell table:style-name="ce29" table:formula="of:=[.H$4] + ([.$B183]*[.H$5])" office:value-type="date" office:date-value="1893-10-04T12:00:00">
            <text:p>10/04/1893 12:00:00</text:p>
          </table:table-cell>
          <table:table-cell table:style-name="ce29" table:formula="of:=[.I$4] + ([.$B183]*[.I$5])" office:value-type="date" office:date-value="1932-01-30T12:00:00">
            <text:p>01/30/1932 12:00:00</text:p>
          </table:table-cell>
          <table:table-cell table:style-name="ce29" table:formula="of:=[.J$4] + ([.$B183]*[.J$5])" office:value-type="date" office:date-value="1935-11-30T12:00:00">
            <text:p>11/30/1935 12:00:00</text:p>
          </table:table-cell>
          <table:table-cell table:style-name="ce29" table:formula="of:=[.K$4] + ([.$B183]*[.K$5])" office:value-type="date" office:date-value="1933-09-21T12:00:00">
            <text:p>09/21/1933 12:00:00</text:p>
          </table:table-cell>
          <table:table-cell table:style-name="ce29" table:formula="of:=[.L$4] + ([.$B183]*[.L$5])" office:value-type="date" office:date-value="1911-02-07">
            <text:p>02/07/191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6">
            <text:p>176</text:p>
          </table:table-cell>
          <table:table-cell table:style-name="ce29" table:formula="of:=[.C$4] + ([.$B184]*[.C$5])" office:value-type="date" office:date-value="1930-03-08T12:00:00">
            <text:p>03/08/1930 12:00:00</text:p>
          </table:table-cell>
          <table:table-cell table:style-name="ce29" table:formula="of:=[.D$4] + ([.$B184]*[.D$5])" office:value-type="date" office:date-value="1975-10-29">
            <text:p>10/29/1975 00:00:00</text:p>
          </table:table-cell>
          <table:table-cell table:style-name="ce29" table:formula="of:=[.E$4] + ([.$B184]*[.E$5])" office:value-type="date" office:date-value="1954-01-23">
            <text:p>01/23/1954 00:00:00</text:p>
          </table:table-cell>
          <table:table-cell table:style-name="ce29" table:formula="of:=[.F$4] + ([.$B184]*[.F$5])" office:value-type="date" office:date-value="1930-01-18">
            <text:p>01/18/1930 00:00:00</text:p>
          </table:table-cell>
          <table:table-cell table:style-name="ce29" table:formula="of:=[.G$4] + ([.$B184]*[.G$5])" office:value-type="date" office:date-value="1908-10-28T12:00:00">
            <text:p>10/28/1908 12:00:00</text:p>
          </table:table-cell>
          <table:table-cell table:style-name="ce29" table:formula="of:=[.H$4] + ([.$B184]*[.H$5])" office:value-type="date" office:date-value="1893-07-26T12:00:00">
            <text:p>07/26/1893 12:00:00</text:p>
          </table:table-cell>
          <table:table-cell table:style-name="ce29" table:formula="of:=[.I$4] + ([.$B184]*[.I$5])" office:value-type="date" office:date-value="1932-02-10T12:00:00">
            <text:p>02/10/1932 12:00:00</text:p>
          </table:table-cell>
          <table:table-cell table:style-name="ce29" table:formula="of:=[.J$4] + ([.$B184]*[.J$5])" office:value-type="date" office:date-value="1935-12-19T12:00:00">
            <text:p>12/19/1935 12:00:00</text:p>
          </table:table-cell>
          <table:table-cell table:style-name="ce29" table:formula="of:=[.K$4] + ([.$B184]*[.K$5])" office:value-type="date" office:date-value="1933-10-04T12:00:00">
            <text:p>10/04/1933 12:00:00</text:p>
          </table:table-cell>
          <table:table-cell table:style-name="ce29" table:formula="of:=[.L$4] + ([.$B184]*[.L$5])" office:value-type="date" office:date-value="1910-12-24">
            <text:p>12/24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7">
            <text:p>177</text:p>
          </table:table-cell>
          <table:table-cell table:style-name="ce29" table:formula="of:=[.C$4] + ([.$B185]*[.C$5])" office:value-type="date" office:date-value="1930-03-15T12:00:00">
            <text:p>03/15/1930 12:00:00</text:p>
          </table:table-cell>
          <table:table-cell table:style-name="ce29" table:formula="of:=[.D$4] + ([.$B185]*[.D$5])" office:value-type="date" office:date-value="1976-03-21">
            <text:p>03/21/1976 00:00:00</text:p>
          </table:table-cell>
          <table:table-cell table:style-name="ce29" table:formula="of:=[.E$4] + ([.$B185]*[.E$5])" office:value-type="date" office:date-value="1954-03-13">
            <text:p>03/13/1954 00:00:00</text:p>
          </table:table-cell>
          <table:table-cell table:style-name="ce29" table:formula="of:=[.F$4] + ([.$B185]*[.F$5])" office:value-type="date" office:date-value="1930-03-08">
            <text:p>03/08/1930 00:00:00</text:p>
          </table:table-cell>
          <table:table-cell table:style-name="ce29" table:formula="of:=[.G$4] + ([.$B185]*[.G$5])" office:value-type="date" office:date-value="1908-09-09T12:00:00">
            <text:p>09/09/1908 12:00:00</text:p>
          </table:table-cell>
          <table:table-cell table:style-name="ce29" table:formula="of:=[.H$4] + ([.$B185]*[.H$5])" office:value-type="date" office:date-value="1893-05-17T12:00:00">
            <text:p>05/17/1893 12:00:00</text:p>
          </table:table-cell>
          <table:table-cell table:style-name="ce29" table:formula="of:=[.I$4] + ([.$B185]*[.I$5])" office:value-type="date" office:date-value="1932-02-21T12:00:00">
            <text:p>02/21/1932 12:00:00</text:p>
          </table:table-cell>
          <table:table-cell table:style-name="ce29" table:formula="of:=[.J$4] + ([.$B185]*[.J$5])" office:value-type="date" office:date-value="1936-01-07T12:00:00">
            <text:p>01/07/1936 12:00:00</text:p>
          </table:table-cell>
          <table:table-cell table:style-name="ce29" table:formula="of:=[.K$4] + ([.$B185]*[.K$5])" office:value-type="date" office:date-value="1933-10-17T12:00:00">
            <text:p>10/17/1933 12:00:00</text:p>
          </table:table-cell>
          <table:table-cell table:style-name="ce29" table:formula="of:=[.L$4] + ([.$B185]*[.L$5])" office:value-type="date" office:date-value="1910-11-09">
            <text:p>11/09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8">
            <text:p>178</text:p>
          </table:table-cell>
          <table:table-cell table:style-name="ce29" table:formula="of:=[.C$4] + ([.$B186]*[.C$5])" office:value-type="date" office:date-value="1930-03-22T12:00:00">
            <text:p>03/22/1930 12:00:00</text:p>
          </table:table-cell>
          <table:table-cell table:style-name="ce29" table:formula="of:=[.D$4] + ([.$B186]*[.D$5])" office:value-type="date" office:date-value="1976-08-12">
            <text:p>08/12/1976 00:00:00</text:p>
          </table:table-cell>
          <table:table-cell table:style-name="ce29" table:formula="of:=[.E$4] + ([.$B186]*[.E$5])" office:value-type="date" office:date-value="1954-05-01">
            <text:p>05/01/1954 00:00:00</text:p>
          </table:table-cell>
          <table:table-cell table:style-name="ce29" table:formula="of:=[.F$4] + ([.$B186]*[.F$5])" office:value-type="date" office:date-value="1930-04-26">
            <text:p>04/26/1930 00:00:00</text:p>
          </table:table-cell>
          <table:table-cell table:style-name="ce29" table:formula="of:=[.G$4] + ([.$B186]*[.G$5])" office:value-type="date" office:date-value="1908-07-22T12:00:00">
            <text:p>07/22/1908 12:00:00</text:p>
          </table:table-cell>
          <table:table-cell table:style-name="ce29" table:formula="of:=[.H$4] + ([.$B186]*[.H$5])" office:value-type="date" office:date-value="1893-03-08T12:00:00">
            <text:p>03/08/1893 12:00:00</text:p>
          </table:table-cell>
          <table:table-cell table:style-name="ce29" table:formula="of:=[.I$4] + ([.$B186]*[.I$5])" office:value-type="date" office:date-value="1932-03-03T12:00:00">
            <text:p>03/03/1932 12:00:00</text:p>
          </table:table-cell>
          <table:table-cell table:style-name="ce29" table:formula="of:=[.J$4] + ([.$B186]*[.J$5])" office:value-type="date" office:date-value="1936-01-26T12:00:00">
            <text:p>01/26/1936 12:00:00</text:p>
          </table:table-cell>
          <table:table-cell table:style-name="ce29" table:formula="of:=[.K$4] + ([.$B186]*[.K$5])" office:value-type="date" office:date-value="1933-10-30T12:00:00">
            <text:p>10/30/1933 12:00:00</text:p>
          </table:table-cell>
          <table:table-cell table:style-name="ce29" table:formula="of:=[.L$4] + ([.$B186]*[.L$5])" office:value-type="date" office:date-value="1910-09-25">
            <text:p>09/25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9">
            <text:p>179</text:p>
          </table:table-cell>
          <table:table-cell table:style-name="ce29" table:formula="of:=[.C$4] + ([.$B187]*[.C$5])" office:value-type="date" office:date-value="1930-03-29T12:00:00">
            <text:p>03/29/1930 12:00:00</text:p>
          </table:table-cell>
          <table:table-cell table:style-name="ce29" table:formula="of:=[.D$4] + ([.$B187]*[.D$5])" office:value-type="date" office:date-value="1977-01-03">
            <text:p>01/03/1977 00:00:00</text:p>
          </table:table-cell>
          <table:table-cell table:style-name="ce29" table:formula="of:=[.E$4] + ([.$B187]*[.E$5])" office:value-type="date" office:date-value="1954-06-19">
            <text:p>06/19/1954 00:00:00</text:p>
          </table:table-cell>
          <table:table-cell table:style-name="ce29" table:formula="of:=[.F$4] + ([.$B187]*[.F$5])" office:value-type="date" office:date-value="1930-06-14">
            <text:p>06/14/1930 00:00:00</text:p>
          </table:table-cell>
          <table:table-cell table:style-name="ce29" table:formula="of:=[.G$4] + ([.$B187]*[.G$5])" office:value-type="date" office:date-value="1908-06-03T12:00:00">
            <text:p>06/03/1908 12:00:00</text:p>
          </table:table-cell>
          <table:table-cell table:style-name="ce29" table:formula="of:=[.H$4] + ([.$B187]*[.H$5])" office:value-type="date" office:date-value="1892-12-28T12:00:00">
            <text:p>12/28/1892 12:00:00</text:p>
          </table:table-cell>
          <table:table-cell table:style-name="ce29" table:formula="of:=[.I$4] + ([.$B187]*[.I$5])" office:value-type="date" office:date-value="1932-03-14T12:00:00">
            <text:p>03/14/1932 12:00:00</text:p>
          </table:table-cell>
          <table:table-cell table:style-name="ce29" table:formula="of:=[.J$4] + ([.$B187]*[.J$5])" office:value-type="date" office:date-value="1936-02-14T12:00:00">
            <text:p>02/14/1936 12:00:00</text:p>
          </table:table-cell>
          <table:table-cell table:style-name="ce29" table:formula="of:=[.K$4] + ([.$B187]*[.K$5])" office:value-type="date" office:date-value="1933-11-12T12:00:00">
            <text:p>11/12/1933 12:00:00</text:p>
          </table:table-cell>
          <table:table-cell table:style-name="ce29" table:formula="of:=[.L$4] + ([.$B187]*[.L$5])" office:value-type="date" office:date-value="1910-08-11">
            <text:p>08/11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0">
            <text:p>180</text:p>
          </table:table-cell>
          <table:table-cell table:style-name="ce29" table:formula="of:=[.C$4] + ([.$B188]*[.C$5])" office:value-type="date" office:date-value="1930-04-05T12:00:00">
            <text:p>04/05/1930 12:00:00</text:p>
          </table:table-cell>
          <table:table-cell table:style-name="ce29" table:formula="of:=[.D$4] + ([.$B188]*[.D$5])" office:value-type="date" office:date-value="1977-05-27">
            <text:p>05/27/1977 00:00:00</text:p>
          </table:table-cell>
          <table:table-cell table:style-name="ce29" table:formula="of:=[.E$4] + ([.$B188]*[.E$5])" office:value-type="date" office:date-value="1954-08-07">
            <text:p>08/07/1954 00:00:00</text:p>
          </table:table-cell>
          <table:table-cell table:style-name="ce29" table:formula="of:=[.F$4] + ([.$B188]*[.F$5])" office:value-type="date" office:date-value="1930-08-02">
            <text:p>08/02/1930 00:00:00</text:p>
          </table:table-cell>
          <table:table-cell table:style-name="ce29" table:formula="of:=[.G$4] + ([.$B188]*[.G$5])" office:value-type="date" office:date-value="1908-04-15T12:00:00">
            <text:p>04/15/1908 12:00:00</text:p>
          </table:table-cell>
          <table:table-cell table:style-name="ce29" table:formula="of:=[.H$4] + ([.$B188]*[.H$5])" office:value-type="date" office:date-value="1892-10-19T12:00:00">
            <text:p>10/19/1892 12:00:00</text:p>
          </table:table-cell>
          <table:table-cell table:style-name="ce29" table:formula="of:=[.I$4] + ([.$B188]*[.I$5])" office:value-type="date" office:date-value="1932-03-25T12:00:00">
            <text:p>03/25/1932 12:00:00</text:p>
          </table:table-cell>
          <table:table-cell table:style-name="ce29" table:formula="of:=[.J$4] + ([.$B188]*[.J$5])" office:value-type="date" office:date-value="1936-03-04T12:00:00">
            <text:p>03/04/1936 12:00:00</text:p>
          </table:table-cell>
          <table:table-cell table:style-name="ce29" table:formula="of:=[.K$4] + ([.$B188]*[.K$5])" office:value-type="date" office:date-value="1933-11-25T12:00:00">
            <text:p>11/25/1933 12:00:00</text:p>
          </table:table-cell>
          <table:table-cell table:style-name="ce29" table:formula="of:=[.L$4] + ([.$B188]*[.L$5])" office:value-type="date" office:date-value="1910-06-27">
            <text:p>06/27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1">
            <text:p>181</text:p>
          </table:table-cell>
          <table:table-cell table:style-name="ce29" table:formula="of:=[.C$4] + ([.$B189]*[.C$5])" office:value-type="date" office:date-value="1930-04-12T12:00:00">
            <text:p>04/12/1930 12:00:00</text:p>
          </table:table-cell>
          <table:table-cell table:style-name="ce29" table:formula="of:=[.D$4] + ([.$B189]*[.D$5])" office:value-type="date" office:date-value="1977-10-18">
            <text:p>10/18/1977 00:00:00</text:p>
          </table:table-cell>
          <table:table-cell table:style-name="ce29" table:formula="of:=[.E$4] + ([.$B189]*[.E$5])" office:value-type="date" office:date-value="1954-09-25">
            <text:p>09/25/1954 00:00:00</text:p>
          </table:table-cell>
          <table:table-cell table:style-name="ce29" table:formula="of:=[.F$4] + ([.$B189]*[.F$5])" office:value-type="date" office:date-value="1930-09-20">
            <text:p>09/20/1930 00:00:00</text:p>
          </table:table-cell>
          <table:table-cell table:style-name="ce29" table:formula="of:=[.G$4] + ([.$B189]*[.G$5])" office:value-type="date" office:date-value="1908-02-26T12:00:00">
            <text:p>02/26/1908 12:00:00</text:p>
          </table:table-cell>
          <table:table-cell table:style-name="ce29" table:formula="of:=[.H$4] + ([.$B189]*[.H$5])" office:value-type="date" office:date-value="1892-08-10T12:00:00">
            <text:p>08/10/1892 12:00:00</text:p>
          </table:table-cell>
          <table:table-cell table:style-name="ce29" table:formula="of:=[.I$4] + ([.$B189]*[.I$5])" office:value-type="date" office:date-value="1932-04-05T12:00:00">
            <text:p>04/05/1932 12:00:00</text:p>
          </table:table-cell>
          <table:table-cell table:style-name="ce29" table:formula="of:=[.J$4] + ([.$B189]*[.J$5])" office:value-type="date" office:date-value="1936-03-23T12:00:00">
            <text:p>03/23/1936 12:00:00</text:p>
          </table:table-cell>
          <table:table-cell table:style-name="ce29" table:formula="of:=[.K$4] + ([.$B189]*[.K$5])" office:value-type="date" office:date-value="1933-12-08T12:00:00">
            <text:p>12/08/1933 12:00:00</text:p>
          </table:table-cell>
          <table:table-cell table:style-name="ce29" table:formula="of:=[.L$4] + ([.$B189]*[.L$5])" office:value-type="date" office:date-value="1910-05-13">
            <text:p>05/13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2">
            <text:p>182</text:p>
          </table:table-cell>
          <table:table-cell table:style-name="ce29" table:formula="of:=[.C$4] + ([.$B190]*[.C$5])" office:value-type="date" office:date-value="1930-04-19T12:00:00">
            <text:p>04/19/1930 12:00:00</text:p>
          </table:table-cell>
          <table:table-cell table:style-name="ce29" table:formula="of:=[.D$4] + ([.$B190]*[.D$5])" office:value-type="date" office:date-value="1978-03-11">
            <text:p>03/11/1978 00:00:00</text:p>
          </table:table-cell>
          <table:table-cell table:style-name="ce29" table:formula="of:=[.E$4] + ([.$B190]*[.E$5])" office:value-type="date" office:date-value="1954-11-13">
            <text:p>11/13/1954 00:00:00</text:p>
          </table:table-cell>
          <table:table-cell table:style-name="ce29" table:formula="of:=[.F$4] + ([.$B190]*[.F$5])" office:value-type="date" office:date-value="1930-11-08">
            <text:p>11/08/1930 00:00:00</text:p>
          </table:table-cell>
          <table:table-cell table:style-name="ce29" table:formula="of:=[.G$4] + ([.$B190]*[.G$5])" office:value-type="date" office:date-value="1908-01-08T12:00:00">
            <text:p>01/08/1908 12:00:00</text:p>
          </table:table-cell>
          <table:table-cell table:style-name="ce29" table:formula="of:=[.H$4] + ([.$B190]*[.H$5])" office:value-type="date" office:date-value="1892-06-01T12:00:00">
            <text:p>06/01/1892 12:00:00</text:p>
          </table:table-cell>
          <table:table-cell table:style-name="ce29" table:formula="of:=[.I$4] + ([.$B190]*[.I$5])" office:value-type="date" office:date-value="1932-04-16T12:00:00">
            <text:p>04/16/1932 12:00:00</text:p>
          </table:table-cell>
          <table:table-cell table:style-name="ce29" table:formula="of:=[.J$4] + ([.$B190]*[.J$5])" office:value-type="date" office:date-value="1936-04-11T12:00:00">
            <text:p>04/11/1936 12:00:00</text:p>
          </table:table-cell>
          <table:table-cell table:style-name="ce29" table:formula="of:=[.K$4] + ([.$B190]*[.K$5])" office:value-type="date" office:date-value="1933-12-21T12:00:00">
            <text:p>12/21/1933 12:00:00</text:p>
          </table:table-cell>
          <table:table-cell table:style-name="ce29" table:formula="of:=[.L$4] + ([.$B190]*[.L$5])" office:value-type="date" office:date-value="1910-03-29">
            <text:p>03/29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3">
            <text:p>183</text:p>
          </table:table-cell>
          <table:table-cell table:style-name="ce29" table:formula="of:=[.C$4] + ([.$B191]*[.C$5])" office:value-type="date" office:date-value="1930-04-26T12:00:00">
            <text:p>04/26/1930 12:00:00</text:p>
          </table:table-cell>
          <table:table-cell table:style-name="ce29" table:formula="of:=[.D$4] + ([.$B191]*[.D$5])" office:value-type="date" office:date-value="1978-08-02">
            <text:p>08/02/1978 00:00:00</text:p>
          </table:table-cell>
          <table:table-cell table:style-name="ce29" table:formula="of:=[.E$4] + ([.$B191]*[.E$5])" office:value-type="date" office:date-value="1955-01-01">
            <text:p>01/01/1955 00:00:00</text:p>
          </table:table-cell>
          <table:table-cell table:style-name="ce29" table:formula="of:=[.F$4] + ([.$B191]*[.F$5])" office:value-type="date" office:date-value="1930-12-27">
            <text:p>12/27/1930 00:00:00</text:p>
          </table:table-cell>
          <table:table-cell table:style-name="ce29" table:formula="of:=[.G$4] + ([.$B191]*[.G$5])" office:value-type="date" office:date-value="1907-11-20T12:00:00">
            <text:p>11/20/1907 12:00:00</text:p>
          </table:table-cell>
          <table:table-cell table:style-name="ce29" table:formula="of:=[.H$4] + ([.$B191]*[.H$5])" office:value-type="date" office:date-value="1892-03-23T12:00:00">
            <text:p>03/23/1892 12:00:00</text:p>
          </table:table-cell>
          <table:table-cell table:style-name="ce29" table:formula="of:=[.I$4] + ([.$B191]*[.I$5])" office:value-type="date" office:date-value="1932-04-27T12:00:00">
            <text:p>04/27/1932 12:00:00</text:p>
          </table:table-cell>
          <table:table-cell table:style-name="ce29" table:formula="of:=[.J$4] + ([.$B191]*[.J$5])" office:value-type="date" office:date-value="1936-04-30T12:00:00">
            <text:p>04/30/1936 12:00:00</text:p>
          </table:table-cell>
          <table:table-cell table:style-name="ce29" table:formula="of:=[.K$4] + ([.$B191]*[.K$5])" office:value-type="date" office:date-value="1934-01-03T12:00:00">
            <text:p>01/03/1934 12:00:00</text:p>
          </table:table-cell>
          <table:table-cell table:style-name="ce29" table:formula="of:=[.L$4] + ([.$B191]*[.L$5])" office:value-type="date" office:date-value="1910-02-12">
            <text:p>02/12/191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4">
            <text:p>184</text:p>
          </table:table-cell>
          <table:table-cell table:style-name="ce29" table:formula="of:=[.C$4] + ([.$B192]*[.C$5])" office:value-type="date" office:date-value="1930-05-03T12:00:00">
            <text:p>05/03/1930 12:00:00</text:p>
          </table:table-cell>
          <table:table-cell table:style-name="ce29" table:formula="of:=[.D$4] + ([.$B192]*[.D$5])" office:value-type="date" office:date-value="1978-12-24">
            <text:p>12/24/1978 00:00:00</text:p>
          </table:table-cell>
          <table:table-cell table:style-name="ce29" table:formula="of:=[.E$4] + ([.$B192]*[.E$5])" office:value-type="date" office:date-value="1955-02-19">
            <text:p>02/19/1955 00:00:00</text:p>
          </table:table-cell>
          <table:table-cell table:style-name="ce29" table:formula="of:=[.F$4] + ([.$B192]*[.F$5])" office:value-type="date" office:date-value="1931-02-14">
            <text:p>02/14/1931 00:00:00</text:p>
          </table:table-cell>
          <table:table-cell table:style-name="ce29" table:formula="of:=[.G$4] + ([.$B192]*[.G$5])" office:value-type="date" office:date-value="1907-10-02T12:00:00">
            <text:p>10/02/1907 12:00:00</text:p>
          </table:table-cell>
          <table:table-cell table:style-name="ce29" table:formula="of:=[.H$4] + ([.$B192]*[.H$5])" office:value-type="date" office:date-value="1892-01-13T12:00:00">
            <text:p>01/13/1892 12:00:00</text:p>
          </table:table-cell>
          <table:table-cell table:style-name="ce29" table:formula="of:=[.I$4] + ([.$B192]*[.I$5])" office:value-type="date" office:date-value="1932-05-08T12:00:00">
            <text:p>05/08/1932 12:00:00</text:p>
          </table:table-cell>
          <table:table-cell table:style-name="ce29" table:formula="of:=[.J$4] + ([.$B192]*[.J$5])" office:value-type="date" office:date-value="1936-05-19T12:00:00">
            <text:p>05/19/1936 12:00:00</text:p>
          </table:table-cell>
          <table:table-cell table:style-name="ce29" table:formula="of:=[.K$4] + ([.$B192]*[.K$5])" office:value-type="date" office:date-value="1934-01-16T12:00:00">
            <text:p>01/16/1934 12:00:00</text:p>
          </table:table-cell>
          <table:table-cell table:style-name="ce29" table:formula="of:=[.L$4] + ([.$B192]*[.L$5])" office:value-type="date" office:date-value="1909-12-29">
            <text:p>12/29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5">
            <text:p>185</text:p>
          </table:table-cell>
          <table:table-cell table:style-name="ce29" table:formula="of:=[.C$4] + ([.$B193]*[.C$5])" office:value-type="date" office:date-value="1930-05-10T12:00:00">
            <text:p>05/10/1930 12:00:00</text:p>
          </table:table-cell>
          <table:table-cell table:style-name="ce29" table:formula="of:=[.D$4] + ([.$B193]*[.D$5])" office:value-type="date" office:date-value="1979-05-17">
            <text:p>05/17/1979 00:00:00</text:p>
          </table:table-cell>
          <table:table-cell table:style-name="ce29" table:formula="of:=[.E$4] + ([.$B193]*[.E$5])" office:value-type="date" office:date-value="1955-04-09">
            <text:p>04/09/1955 00:00:00</text:p>
          </table:table-cell>
          <table:table-cell table:style-name="ce29" table:formula="of:=[.F$4] + ([.$B193]*[.F$5])" office:value-type="date" office:date-value="1931-04-04">
            <text:p>04/04/1931 00:00:00</text:p>
          </table:table-cell>
          <table:table-cell table:style-name="ce29" table:formula="of:=[.G$4] + ([.$B193]*[.G$5])" office:value-type="date" office:date-value="1907-08-14T12:00:00">
            <text:p>08/14/1907 12:00:00</text:p>
          </table:table-cell>
          <table:table-cell table:style-name="ce29" table:formula="of:=[.H$4] + ([.$B193]*[.H$5])" office:value-type="date" office:date-value="1891-11-04T12:00:00">
            <text:p>11/04/1891 12:00:00</text:p>
          </table:table-cell>
          <table:table-cell table:style-name="ce29" table:formula="of:=[.I$4] + ([.$B193]*[.I$5])" office:value-type="date" office:date-value="1932-05-19T12:00:00">
            <text:p>05/19/1932 12:00:00</text:p>
          </table:table-cell>
          <table:table-cell table:style-name="ce29" table:formula="of:=[.J$4] + ([.$B193]*[.J$5])" office:value-type="date" office:date-value="1936-06-07T12:00:00">
            <text:p>06/07/1936 12:00:00</text:p>
          </table:table-cell>
          <table:table-cell table:style-name="ce29" table:formula="of:=[.K$4] + ([.$B193]*[.K$5])" office:value-type="date" office:date-value="1934-01-29T12:00:00">
            <text:p>01/29/1934 12:00:00</text:p>
          </table:table-cell>
          <table:table-cell table:style-name="ce29" table:formula="of:=[.L$4] + ([.$B193]*[.L$5])" office:value-type="date" office:date-value="1909-11-14">
            <text:p>11/14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6">
            <text:p>186</text:p>
          </table:table-cell>
          <table:table-cell table:style-name="ce29" table:formula="of:=[.C$4] + ([.$B194]*[.C$5])" office:value-type="date" office:date-value="1930-05-17T12:00:00">
            <text:p>05/17/1930 12:00:00</text:p>
          </table:table-cell>
          <table:table-cell table:style-name="ce29" table:formula="of:=[.D$4] + ([.$B194]*[.D$5])" office:value-type="date" office:date-value="1979-10-08">
            <text:p>10/08/1979 00:00:00</text:p>
          </table:table-cell>
          <table:table-cell table:style-name="ce29" table:formula="of:=[.E$4] + ([.$B194]*[.E$5])" office:value-type="date" office:date-value="1955-05-28">
            <text:p>05/28/1955 00:00:00</text:p>
          </table:table-cell>
          <table:table-cell table:style-name="ce29" table:formula="of:=[.F$4] + ([.$B194]*[.F$5])" office:value-type="date" office:date-value="1931-05-23">
            <text:p>05/23/1931 00:00:00</text:p>
          </table:table-cell>
          <table:table-cell table:style-name="ce29" table:formula="of:=[.G$4] + ([.$B194]*[.G$5])" office:value-type="date" office:date-value="1907-06-26T12:00:00">
            <text:p>06/26/1907 12:00:00</text:p>
          </table:table-cell>
          <table:table-cell table:style-name="ce29" table:formula="of:=[.H$4] + ([.$B194]*[.H$5])" office:value-type="date" office:date-value="1891-08-26T12:00:00">
            <text:p>08/26/1891 12:00:00</text:p>
          </table:table-cell>
          <table:table-cell table:style-name="ce29" table:formula="of:=[.I$4] + ([.$B194]*[.I$5])" office:value-type="date" office:date-value="1932-05-30T12:00:00">
            <text:p>05/30/1932 12:00:00</text:p>
          </table:table-cell>
          <table:table-cell table:style-name="ce29" table:formula="of:=[.J$4] + ([.$B194]*[.J$5])" office:value-type="date" office:date-value="1936-06-26T12:00:00">
            <text:p>06/26/1936 12:00:00</text:p>
          </table:table-cell>
          <table:table-cell table:style-name="ce29" table:formula="of:=[.K$4] + ([.$B194]*[.K$5])" office:value-type="date" office:date-value="1934-02-11T12:00:00">
            <text:p>02/11/1934 12:00:00</text:p>
          </table:table-cell>
          <table:table-cell table:style-name="ce29" table:formula="of:=[.L$4] + ([.$B194]*[.L$5])" office:value-type="date" office:date-value="1909-09-30">
            <text:p>09/30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7">
            <text:p>187</text:p>
          </table:table-cell>
          <table:table-cell table:style-name="ce29" table:formula="of:=[.C$4] + ([.$B195]*[.C$5])" office:value-type="date" office:date-value="1930-05-24T12:00:00">
            <text:p>05/24/1930 12:00:00</text:p>
          </table:table-cell>
          <table:table-cell table:style-name="ce29" table:formula="of:=[.D$4] + ([.$B195]*[.D$5])" office:value-type="date" office:date-value="1980-02-29">
            <text:p>02/29/1980 00:00:00</text:p>
          </table:table-cell>
          <table:table-cell table:style-name="ce29" table:formula="of:=[.E$4] + ([.$B195]*[.E$5])" office:value-type="date" office:date-value="1955-07-16">
            <text:p>07/16/1955 00:00:00</text:p>
          </table:table-cell>
          <table:table-cell table:style-name="ce29" table:formula="of:=[.F$4] + ([.$B195]*[.F$5])" office:value-type="date" office:date-value="1931-07-11">
            <text:p>07/11/1931 00:00:00</text:p>
          </table:table-cell>
          <table:table-cell table:style-name="ce29" table:formula="of:=[.G$4] + ([.$B195]*[.G$5])" office:value-type="date" office:date-value="1907-05-08T12:00:00">
            <text:p>05/08/1907 12:00:00</text:p>
          </table:table-cell>
          <table:table-cell table:style-name="ce29" table:formula="of:=[.H$4] + ([.$B195]*[.H$5])" office:value-type="date" office:date-value="1891-06-17T12:00:00">
            <text:p>06/17/1891 12:00:00</text:p>
          </table:table-cell>
          <table:table-cell table:style-name="ce29" table:formula="of:=[.I$4] + ([.$B195]*[.I$5])" office:value-type="date" office:date-value="1932-06-10T12:00:00">
            <text:p>06/10/1932 12:00:00</text:p>
          </table:table-cell>
          <table:table-cell table:style-name="ce29" table:formula="of:=[.J$4] + ([.$B195]*[.J$5])" office:value-type="date" office:date-value="1936-07-15T12:00:00">
            <text:p>07/15/1936 12:00:00</text:p>
          </table:table-cell>
          <table:table-cell table:style-name="ce29" table:formula="of:=[.K$4] + ([.$B195]*[.K$5])" office:value-type="date" office:date-value="1934-02-24T12:00:00">
            <text:p>02/24/1934 12:00:00</text:p>
          </table:table-cell>
          <table:table-cell table:style-name="ce29" table:formula="of:=[.L$4] + ([.$B195]*[.L$5])" office:value-type="date" office:date-value="1909-08-16">
            <text:p>08/16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8">
            <text:p>188</text:p>
          </table:table-cell>
          <table:table-cell table:style-name="ce29" table:formula="of:=[.C$4] + ([.$B196]*[.C$5])" office:value-type="date" office:date-value="1930-05-31T12:00:00">
            <text:p>05/31/1930 12:00:00</text:p>
          </table:table-cell>
          <table:table-cell table:style-name="ce29" table:formula="of:=[.D$4] + ([.$B196]*[.D$5])" office:value-type="date" office:date-value="1980-07-22">
            <text:p>07/22/1980 00:00:00</text:p>
          </table:table-cell>
          <table:table-cell table:style-name="ce29" table:formula="of:=[.E$4] + ([.$B196]*[.E$5])" office:value-type="date" office:date-value="1955-09-03">
            <text:p>09/03/1955 00:00:00</text:p>
          </table:table-cell>
          <table:table-cell table:style-name="ce29" table:formula="of:=[.F$4] + ([.$B196]*[.F$5])" office:value-type="date" office:date-value="1931-08-29">
            <text:p>08/29/1931 00:00:00</text:p>
          </table:table-cell>
          <table:table-cell table:style-name="ce29" table:formula="of:=[.G$4] + ([.$B196]*[.G$5])" office:value-type="date" office:date-value="1907-03-20T12:00:00">
            <text:p>03/20/1907 12:00:00</text:p>
          </table:table-cell>
          <table:table-cell table:style-name="ce29" table:formula="of:=[.H$4] + ([.$B196]*[.H$5])" office:value-type="date" office:date-value="1891-04-08T12:00:00">
            <text:p>04/08/1891 12:00:00</text:p>
          </table:table-cell>
          <table:table-cell table:style-name="ce29" table:formula="of:=[.I$4] + ([.$B196]*[.I$5])" office:value-type="date" office:date-value="1932-06-21T12:00:00">
            <text:p>06/21/1932 12:00:00</text:p>
          </table:table-cell>
          <table:table-cell table:style-name="ce29" table:formula="of:=[.J$4] + ([.$B196]*[.J$5])" office:value-type="date" office:date-value="1936-08-03T12:00:00">
            <text:p>08/03/1936 12:00:00</text:p>
          </table:table-cell>
          <table:table-cell table:style-name="ce29" table:formula="of:=[.K$4] + ([.$B196]*[.K$5])" office:value-type="date" office:date-value="1934-03-09T12:00:00">
            <text:p>03/09/1934 12:00:00</text:p>
          </table:table-cell>
          <table:table-cell table:style-name="ce29" table:formula="of:=[.L$4] + ([.$B196]*[.L$5])" office:value-type="date" office:date-value="1909-07-02">
            <text:p>07/02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9">
            <text:p>189</text:p>
          </table:table-cell>
          <table:table-cell table:style-name="ce29" table:formula="of:=[.C$4] + ([.$B197]*[.C$5])" office:value-type="date" office:date-value="1930-06-07T12:00:00">
            <text:p>06/07/1930 12:00:00</text:p>
          </table:table-cell>
          <table:table-cell table:style-name="ce29" table:formula="of:=[.D$4] + ([.$B197]*[.D$5])" office:value-type="date" office:date-value="1980-12-13">
            <text:p>12/13/1980 00:00:00</text:p>
          </table:table-cell>
          <table:table-cell table:style-name="ce29" table:formula="of:=[.E$4] + ([.$B197]*[.E$5])" office:value-type="date" office:date-value="1955-10-22">
            <text:p>10/22/1955 00:00:00</text:p>
          </table:table-cell>
          <table:table-cell table:style-name="ce29" table:formula="of:=[.F$4] + ([.$B197]*[.F$5])" office:value-type="date" office:date-value="1931-10-17">
            <text:p>10/17/1931 00:00:00</text:p>
          </table:table-cell>
          <table:table-cell table:style-name="ce29" table:formula="of:=[.G$4] + ([.$B197]*[.G$5])" office:value-type="date" office:date-value="1907-01-30T12:00:00">
            <text:p>01/30/1907 12:00:00</text:p>
          </table:table-cell>
          <table:table-cell table:style-name="ce29" table:formula="of:=[.H$4] + ([.$B197]*[.H$5])" office:value-type="date" office:date-value="1891-01-28T12:00:00">
            <text:p>01/28/1891 12:00:00</text:p>
          </table:table-cell>
          <table:table-cell table:style-name="ce29" table:formula="of:=[.I$4] + ([.$B197]*[.I$5])" office:value-type="date" office:date-value="1932-07-02T12:00:00">
            <text:p>07/02/1932 12:00:00</text:p>
          </table:table-cell>
          <table:table-cell table:style-name="ce29" table:formula="of:=[.J$4] + ([.$B197]*[.J$5])" office:value-type="date" office:date-value="1936-08-22T12:00:00">
            <text:p>08/22/1936 12:00:00</text:p>
          </table:table-cell>
          <table:table-cell table:style-name="ce29" table:formula="of:=[.K$4] + ([.$B197]*[.K$5])" office:value-type="date" office:date-value="1934-03-22T12:00:00">
            <text:p>03/22/1934 12:00:00</text:p>
          </table:table-cell>
          <table:table-cell table:style-name="ce29" table:formula="of:=[.L$4] + ([.$B197]*[.L$5])" office:value-type="date" office:date-value="1909-05-18">
            <text:p>05/18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0">
            <text:p>190</text:p>
          </table:table-cell>
          <table:table-cell table:style-name="ce29" table:formula="of:=[.C$4] + ([.$B198]*[.C$5])" office:value-type="date" office:date-value="1930-06-14T12:00:00">
            <text:p>06/14/1930 12:00:00</text:p>
          </table:table-cell>
          <table:table-cell table:style-name="ce29" table:formula="of:=[.D$4] + ([.$B198]*[.D$5])" office:value-type="date" office:date-value="1981-05-06">
            <text:p>05/06/1981 00:00:00</text:p>
          </table:table-cell>
          <table:table-cell table:style-name="ce29" table:formula="of:=[.E$4] + ([.$B198]*[.E$5])" office:value-type="date" office:date-value="1955-12-10">
            <text:p>12/10/1955 00:00:00</text:p>
          </table:table-cell>
          <table:table-cell table:style-name="ce29" table:formula="of:=[.F$4] + ([.$B198]*[.F$5])" office:value-type="date" office:date-value="1931-12-05">
            <text:p>12/05/1931 00:00:00</text:p>
          </table:table-cell>
          <table:table-cell table:style-name="ce29" table:formula="of:=[.G$4] + ([.$B198]*[.G$5])" office:value-type="date" office:date-value="1906-12-12T12:00:00">
            <text:p>12/12/1906 12:00:00</text:p>
          </table:table-cell>
          <table:table-cell table:style-name="ce29" table:formula="of:=[.H$4] + ([.$B198]*[.H$5])" office:value-type="date" office:date-value="1890-11-19T12:00:00">
            <text:p>11/19/1890 12:00:00</text:p>
          </table:table-cell>
          <table:table-cell table:style-name="ce29" table:formula="of:=[.I$4] + ([.$B198]*[.I$5])" office:value-type="date" office:date-value="1932-07-13T12:00:00">
            <text:p>07/13/1932 12:00:00</text:p>
          </table:table-cell>
          <table:table-cell table:style-name="ce29" table:formula="of:=[.J$4] + ([.$B198]*[.J$5])" office:value-type="date" office:date-value="1936-09-10T12:00:00">
            <text:p>09/10/1936 12:00:00</text:p>
          </table:table-cell>
          <table:table-cell table:style-name="ce29" table:formula="of:=[.K$4] + ([.$B198]*[.K$5])" office:value-type="date" office:date-value="1934-04-04T12:00:00">
            <text:p>04/04/1934 12:00:00</text:p>
          </table:table-cell>
          <table:table-cell table:style-name="ce29" table:formula="of:=[.L$4] + ([.$B198]*[.L$5])" office:value-type="date" office:date-value="1909-04-03">
            <text:p>04/03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1">
            <text:p>191</text:p>
          </table:table-cell>
          <table:table-cell table:style-name="ce29" table:formula="of:=[.C$4] + ([.$B199]*[.C$5])" office:value-type="date" office:date-value="1930-06-21T12:00:00">
            <text:p>06/21/1930 12:00:00</text:p>
          </table:table-cell>
          <table:table-cell table:style-name="ce29" table:formula="of:=[.D$4] + ([.$B199]*[.D$5])" office:value-type="date" office:date-value="1981-09-27">
            <text:p>09/27/1981 00:00:00</text:p>
          </table:table-cell>
          <table:table-cell table:style-name="ce29" table:formula="of:=[.E$4] + ([.$B199]*[.E$5])" office:value-type="date" office:date-value="1956-01-28">
            <text:p>01/28/1956 00:00:00</text:p>
          </table:table-cell>
          <table:table-cell table:style-name="ce29" table:formula="of:=[.F$4] + ([.$B199]*[.F$5])" office:value-type="date" office:date-value="1932-01-23">
            <text:p>01/23/1932 00:00:00</text:p>
          </table:table-cell>
          <table:table-cell table:style-name="ce29" table:formula="of:=[.G$4] + ([.$B199]*[.G$5])" office:value-type="date" office:date-value="1906-10-24T12:00:00">
            <text:p>10/24/1906 12:00:00</text:p>
          </table:table-cell>
          <table:table-cell table:style-name="ce29" table:formula="of:=[.H$4] + ([.$B199]*[.H$5])" office:value-type="date" office:date-value="1890-09-10T12:00:00">
            <text:p>09/10/1890 12:00:00</text:p>
          </table:table-cell>
          <table:table-cell table:style-name="ce29" table:formula="of:=[.I$4] + ([.$B199]*[.I$5])" office:value-type="date" office:date-value="1932-07-24T12:00:00">
            <text:p>07/24/1932 12:00:00</text:p>
          </table:table-cell>
          <table:table-cell table:style-name="ce29" table:formula="of:=[.J$4] + ([.$B199]*[.J$5])" office:value-type="date" office:date-value="1936-09-29T12:00:00">
            <text:p>09/29/1936 12:00:00</text:p>
          </table:table-cell>
          <table:table-cell table:style-name="ce29" table:formula="of:=[.K$4] + ([.$B199]*[.K$5])" office:value-type="date" office:date-value="1934-04-17T12:00:00">
            <text:p>04/17/1934 12:00:00</text:p>
          </table:table-cell>
          <table:table-cell table:style-name="ce29" table:formula="of:=[.L$4] + ([.$B199]*[.L$5])" office:value-type="date" office:date-value="1909-02-17">
            <text:p>02/17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2">
            <text:p>192</text:p>
          </table:table-cell>
          <table:table-cell table:style-name="ce29" table:formula="of:=[.C$4] + ([.$B200]*[.C$5])" office:value-type="date" office:date-value="1930-06-28T12:00:00">
            <text:p>06/28/1930 12:00:00</text:p>
          </table:table-cell>
          <table:table-cell table:style-name="ce29" table:formula="of:=[.D$4] + ([.$B200]*[.D$5])" office:value-type="date" office:date-value="1982-02-18">
            <text:p>02/18/1982 00:00:00</text:p>
          </table:table-cell>
          <table:table-cell table:style-name="ce29" table:formula="of:=[.E$4] + ([.$B200]*[.E$5])" office:value-type="date" office:date-value="1956-03-17">
            <text:p>03/17/1956 00:00:00</text:p>
          </table:table-cell>
          <table:table-cell table:style-name="ce29" table:formula="of:=[.F$4] + ([.$B200]*[.F$5])" office:value-type="date" office:date-value="1932-03-12">
            <text:p>03/12/1932 00:00:00</text:p>
          </table:table-cell>
          <table:table-cell table:style-name="ce29" table:formula="of:=[.G$4] + ([.$B200]*[.G$5])" office:value-type="date" office:date-value="1906-09-05T12:00:00">
            <text:p>09/05/1906 12:00:00</text:p>
          </table:table-cell>
          <table:table-cell table:style-name="ce29" table:formula="of:=[.H$4] + ([.$B200]*[.H$5])" office:value-type="date" office:date-value="1890-07-02T12:00:00">
            <text:p>07/02/1890 12:00:00</text:p>
          </table:table-cell>
          <table:table-cell table:style-name="ce29" table:formula="of:=[.I$4] + ([.$B200]*[.I$5])" office:value-type="date" office:date-value="1932-08-04T12:00:00">
            <text:p>08/04/1932 12:00:00</text:p>
          </table:table-cell>
          <table:table-cell table:style-name="ce29" table:formula="of:=[.J$4] + ([.$B200]*[.J$5])" office:value-type="date" office:date-value="1936-10-18T12:00:00">
            <text:p>10/18/1936 12:00:00</text:p>
          </table:table-cell>
          <table:table-cell table:style-name="ce29" table:formula="of:=[.K$4] + ([.$B200]*[.K$5])" office:value-type="date" office:date-value="1934-04-30T12:00:00">
            <text:p>04/30/1934 12:00:00</text:p>
          </table:table-cell>
          <table:table-cell table:style-name="ce29" table:formula="of:=[.L$4] + ([.$B200]*[.L$5])" office:value-type="date" office:date-value="1909-01-03">
            <text:p>01/03/190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3">
            <text:p>193</text:p>
          </table:table-cell>
          <table:table-cell table:style-name="ce29" table:formula="of:=[.C$4] + ([.$B201]*[.C$5])" office:value-type="date" office:date-value="1930-07-05T12:00:00">
            <text:p>07/05/1930 12:00:00</text:p>
          </table:table-cell>
          <table:table-cell table:style-name="ce29" table:formula="of:=[.D$4] + ([.$B201]*[.D$5])" office:value-type="date" office:date-value="1982-07-12">
            <text:p>07/12/1982 00:00:00</text:p>
          </table:table-cell>
          <table:table-cell table:style-name="ce29" table:formula="of:=[.E$4] + ([.$B201]*[.E$5])" office:value-type="date" office:date-value="1956-05-05">
            <text:p>05/05/1956 00:00:00</text:p>
          </table:table-cell>
          <table:table-cell table:style-name="ce29" table:formula="of:=[.F$4] + ([.$B201]*[.F$5])" office:value-type="date" office:date-value="1932-04-30">
            <text:p>04/30/1932 00:00:00</text:p>
          </table:table-cell>
          <table:table-cell table:style-name="ce29" table:formula="of:=[.G$4] + ([.$B201]*[.G$5])" office:value-type="date" office:date-value="1906-07-18T12:00:00">
            <text:p>07/18/1906 12:00:00</text:p>
          </table:table-cell>
          <table:table-cell table:style-name="ce29" table:formula="of:=[.H$4] + ([.$B201]*[.H$5])" office:value-type="date" office:date-value="1890-04-23T12:00:00">
            <text:p>04/23/1890 12:00:00</text:p>
          </table:table-cell>
          <table:table-cell table:style-name="ce29" table:formula="of:=[.I$4] + ([.$B201]*[.I$5])" office:value-type="date" office:date-value="1932-08-15T12:00:00">
            <text:p>08/15/1932 12:00:00</text:p>
          </table:table-cell>
          <table:table-cell table:style-name="ce29" table:formula="of:=[.J$4] + ([.$B201]*[.J$5])" office:value-type="date" office:date-value="1936-11-06T12:00:00">
            <text:p>11/06/1936 12:00:00</text:p>
          </table:table-cell>
          <table:table-cell table:style-name="ce29" table:formula="of:=[.K$4] + ([.$B201]*[.K$5])" office:value-type="date" office:date-value="1934-05-13T12:00:00">
            <text:p>05/13/1934 12:00:00</text:p>
          </table:table-cell>
          <table:table-cell table:style-name="ce29" table:formula="of:=[.L$4] + ([.$B201]*[.L$5])" office:value-type="date" office:date-value="1908-11-19">
            <text:p>11/19/1908 00:00:00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table:style-name="ce24" office:value-type="float" office:value="194">
            <text:p>194</text:p>
          </table:table-cell>
          <table:table-cell table:style-name="ce29" table:formula="of:=[.C$4] + ([.$B202]*[.C$5])" office:value-type="date" office:date-value="1930-07-12T12:00:00">
            <text:p>07/12/1930 12:00:00</text:p>
          </table:table-cell>
          <table:table-cell table:style-name="ce29" table:formula="of:=[.D$4] + ([.$B202]*[.D$5])" office:value-type="date" office:date-value="1982-12-03">
            <text:p>12/03/1982 00:00:00</text:p>
          </table:table-cell>
          <table:table-cell table:style-name="ce29" table:formula="of:=[.E$4] + ([.$B202]*[.E$5])" office:value-type="date" office:date-value="1956-06-23">
            <text:p>06/23/1956 00:00:00</text:p>
          </table:table-cell>
          <table:table-cell table:style-name="ce29" table:formula="of:=[.F$4] + ([.$B202]*[.F$5])" office:value-type="date" office:date-value="1932-06-18">
            <text:p>06/18/1932 00:00:00</text:p>
          </table:table-cell>
          <table:table-cell table:style-name="ce29" table:formula="of:=[.G$4] + ([.$B202]*[.G$5])" office:value-type="date" office:date-value="1906-05-30T12:00:00">
            <text:p>05/30/1906 12:00:00</text:p>
          </table:table-cell>
          <table:table-cell table:style-name="ce29" table:formula="of:=[.H$4] + ([.$B202]*[.H$5])" office:value-type="date" office:date-value="1890-02-12T12:00:00">
            <text:p>02/12/1890 12:00:00</text:p>
          </table:table-cell>
          <table:table-cell table:style-name="ce29" table:formula="of:=[.I$4] + ([.$B202]*[.I$5])" office:value-type="date" office:date-value="1932-08-26T12:00:00">
            <text:p>08/26/1932 12:00:00</text:p>
          </table:table-cell>
          <table:table-cell table:style-name="ce29" table:formula="of:=[.J$4] + ([.$B202]*[.J$5])" office:value-type="date" office:date-value="1936-11-25T12:00:00">
            <text:p>11/25/1936 12:00:00</text:p>
          </table:table-cell>
          <table:table-cell table:style-name="ce29" table:formula="of:=[.K$4] + ([.$B202]*[.K$5])" office:value-type="date" office:date-value="1934-05-26T12:00:00">
            <text:p>05/26/1934 12:00:00</text:p>
          </table:table-cell>
          <table:table-cell table:style-name="ce29" table:formula="of:=[.L$4] + ([.$B202]*[.L$5])" office:value-type="date" office:date-value="1908-10-05">
            <text:p>10/05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5">
            <text:p>195</text:p>
          </table:table-cell>
          <table:table-cell table:style-name="ce29" table:formula="of:=[.C$4] + ([.$B203]*[.C$5])" office:value-type="date" office:date-value="1930-07-19T12:00:00">
            <text:p>07/19/1930 12:00:00</text:p>
          </table:table-cell>
          <table:table-cell table:style-name="ce29" table:formula="of:=[.D$4] + ([.$B203]*[.D$5])" office:value-type="date" office:date-value="1983-04-26">
            <text:p>04/26/1983 00:00:00</text:p>
          </table:table-cell>
          <table:table-cell table:style-name="ce29" table:formula="of:=[.E$4] + ([.$B203]*[.E$5])" office:value-type="date" office:date-value="1956-08-11">
            <text:p>08/11/1956 00:00:00</text:p>
          </table:table-cell>
          <table:table-cell table:style-name="ce29" table:formula="of:=[.F$4] + ([.$B203]*[.F$5])" office:value-type="date" office:date-value="1932-08-06">
            <text:p>08/06/1932 00:00:00</text:p>
          </table:table-cell>
          <table:table-cell table:style-name="ce29" table:formula="of:=[.G$4] + ([.$B203]*[.G$5])" office:value-type="date" office:date-value="1906-04-11T12:00:00">
            <text:p>04/11/1906 12:00:00</text:p>
          </table:table-cell>
          <table:table-cell table:style-name="ce29" table:formula="of:=[.H$4] + ([.$B203]*[.H$5])" office:value-type="date" office:date-value="1889-12-04T12:00:00">
            <text:p>12/04/1889 12:00:00</text:p>
          </table:table-cell>
          <table:table-cell table:style-name="ce29" table:formula="of:=[.I$4] + ([.$B203]*[.I$5])" office:value-type="date" office:date-value="1932-09-06T12:00:00">
            <text:p>09/06/1932 12:00:00</text:p>
          </table:table-cell>
          <table:table-cell table:style-name="ce29" table:formula="of:=[.J$4] + ([.$B203]*[.J$5])" office:value-type="date" office:date-value="1936-12-14T12:00:00">
            <text:p>12/14/1936 12:00:00</text:p>
          </table:table-cell>
          <table:table-cell table:style-name="ce29" table:formula="of:=[.K$4] + ([.$B203]*[.K$5])" office:value-type="date" office:date-value="1934-06-08T12:00:00">
            <text:p>06/08/1934 12:00:00</text:p>
          </table:table-cell>
          <table:table-cell table:style-name="ce29" table:formula="of:=[.L$4] + ([.$B203]*[.L$5])" office:value-type="date" office:date-value="1908-08-21">
            <text:p>08/21/1908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96">
            <text:p>196</text:p>
          </table:table-cell>
          <table:table-cell table:style-name="ce29" table:formula="of:=[.C$4] + ([.$B204]*[.C$5])" office:value-type="date" office:date-value="1930-07-26T12:00:00">
            <text:p>07/26/1930 12:00:00</text:p>
          </table:table-cell>
          <table:table-cell table:style-name="ce29" table:formula="of:=[.D$4] + ([.$B204]*[.D$5])" office:value-type="date" office:date-value="1983-09-17">
            <text:p>09/17/1983 00:00:00</text:p>
          </table:table-cell>
          <table:table-cell table:style-name="ce29" table:formula="of:=[.E$4] + ([.$B204]*[.E$5])" office:value-type="date" office:date-value="1956-09-29">
            <text:p>09/29/1956 00:00:00</text:p>
          </table:table-cell>
          <table:table-cell table:style-name="ce29" table:formula="of:=[.F$4] + ([.$B204]*[.F$5])" office:value-type="date" office:date-value="1932-09-24">
            <text:p>09/24/1932 00:00:00</text:p>
          </table:table-cell>
          <table:table-cell table:style-name="ce29" table:formula="of:=[.G$4] + ([.$B204]*[.G$5])" office:value-type="date" office:date-value="1906-02-21T12:00:00">
            <text:p>02/21/1906 12:00:00</text:p>
          </table:table-cell>
          <table:table-cell table:style-name="ce29" table:formula="of:=[.H$4] + ([.$B204]*[.H$5])" office:value-type="date" office:date-value="1889-09-25T12:00:00">
            <text:p>09/25/1889 12:00:00</text:p>
          </table:table-cell>
          <table:table-cell table:style-name="ce29" table:formula="of:=[.I$4] + ([.$B204]*[.I$5])" office:value-type="date" office:date-value="1932-09-17T12:00:00">
            <text:p>09/17/1932 12:00:00</text:p>
          </table:table-cell>
          <table:table-cell table:style-name="ce29" table:formula="of:=[.J$4] + ([.$B204]*[.J$5])" office:value-type="date" office:date-value="1937-01-02T12:00:00">
            <text:p>01/02/1937 12:00:00</text:p>
          </table:table-cell>
          <table:table-cell table:style-name="ce29" table:formula="of:=[.K$4] + ([.$B204]*[.K$5])" office:value-type="date" office:date-value="1934-06-21T12:00:00">
            <text:p>06/21/1934 12:00:00</text:p>
          </table:table-cell>
          <table:table-cell table:style-name="ce29" table:formula="of:=[.L$4] + ([.$B204]*[.L$5])" office:value-type="date" office:date-value="1908-07-07">
            <text:p>07/07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7">
            <text:p>197</text:p>
          </table:table-cell>
          <table:table-cell table:style-name="ce29" table:formula="of:=[.C$4] + ([.$B205]*[.C$5])" office:value-type="date" office:date-value="1930-08-02T12:00:00">
            <text:p>08/02/1930 12:00:00</text:p>
          </table:table-cell>
          <table:table-cell table:style-name="ce29" table:formula="of:=[.D$4] + ([.$B205]*[.D$5])" office:value-type="date" office:date-value="1984-02-08">
            <text:p>02/08/1984 00:00:00</text:p>
          </table:table-cell>
          <table:table-cell table:style-name="ce29" table:formula="of:=[.E$4] + ([.$B205]*[.E$5])" office:value-type="date" office:date-value="1956-11-17">
            <text:p>11/17/1956 00:00:00</text:p>
          </table:table-cell>
          <table:table-cell table:style-name="ce29" table:formula="of:=[.F$4] + ([.$B205]*[.F$5])" office:value-type="date" office:date-value="1932-11-12">
            <text:p>11/12/1932 00:00:00</text:p>
          </table:table-cell>
          <table:table-cell table:style-name="ce29" table:formula="of:=[.G$4] + ([.$B205]*[.G$5])" office:value-type="date" office:date-value="1906-01-03T12:00:00">
            <text:p>01/03/1906 12:00:00</text:p>
          </table:table-cell>
          <table:table-cell table:style-name="ce29" table:formula="of:=[.H$4] + ([.$B205]*[.H$5])" office:value-type="date" office:date-value="1889-07-17T12:00:00">
            <text:p>07/17/1889 12:00:00</text:p>
          </table:table-cell>
          <table:table-cell table:style-name="ce29" table:formula="of:=[.I$4] + ([.$B205]*[.I$5])" office:value-type="date" office:date-value="1932-09-28T12:00:00">
            <text:p>09/28/1932 12:00:00</text:p>
          </table:table-cell>
          <table:table-cell table:style-name="ce29" table:formula="of:=[.J$4] + ([.$B205]*[.J$5])" office:value-type="date" office:date-value="1937-01-21T12:00:00">
            <text:p>01/21/1937 12:00:00</text:p>
          </table:table-cell>
          <table:table-cell table:style-name="ce29" table:formula="of:=[.K$4] + ([.$B205]*[.K$5])" office:value-type="date" office:date-value="1934-07-04T12:00:00">
            <text:p>07/04/1934 12:00:00</text:p>
          </table:table-cell>
          <table:table-cell table:style-name="ce29" table:formula="of:=[.L$4] + ([.$B205]*[.L$5])" office:value-type="date" office:date-value="1908-05-23">
            <text:p>05/23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8">
            <text:p>198</text:p>
          </table:table-cell>
          <table:table-cell table:style-name="ce29" table:formula="of:=[.C$4] + ([.$B206]*[.C$5])" office:value-type="date" office:date-value="1930-08-09T12:00:00">
            <text:p>08/09/1930 12:00:00</text:p>
          </table:table-cell>
          <table:table-cell table:style-name="ce29" table:formula="of:=[.D$4] + ([.$B206]*[.D$5])" office:value-type="date" office:date-value="1984-07-01">
            <text:p>07/01/1984 00:00:00</text:p>
          </table:table-cell>
          <table:table-cell table:style-name="ce29" table:formula="of:=[.E$4] + ([.$B206]*[.E$5])" office:value-type="date" office:date-value="1957-01-05">
            <text:p>01/05/1957 00:00:00</text:p>
          </table:table-cell>
          <table:table-cell table:style-name="ce29" table:formula="of:=[.F$4] + ([.$B206]*[.F$5])" office:value-type="date" office:date-value="1932-12-31">
            <text:p>12/31/1932 00:00:00</text:p>
          </table:table-cell>
          <table:table-cell table:style-name="ce29" table:formula="of:=[.G$4] + ([.$B206]*[.G$5])" office:value-type="date" office:date-value="1905-11-15T12:00:00">
            <text:p>11/15/1905 12:00:00</text:p>
          </table:table-cell>
          <table:table-cell table:style-name="ce29" table:formula="of:=[.H$4] + ([.$B206]*[.H$5])" office:value-type="date" office:date-value="1889-05-08T12:00:00">
            <text:p>05/08/1889 12:00:00</text:p>
          </table:table-cell>
          <table:table-cell table:style-name="ce29" table:formula="of:=[.I$4] + ([.$B206]*[.I$5])" office:value-type="date" office:date-value="1932-10-09T12:00:00">
            <text:p>10/09/1932 12:00:00</text:p>
          </table:table-cell>
          <table:table-cell table:style-name="ce29" table:formula="of:=[.J$4] + ([.$B206]*[.J$5])" office:value-type="date" office:date-value="1937-02-09T12:00:00">
            <text:p>02/09/1937 12:00:00</text:p>
          </table:table-cell>
          <table:table-cell table:style-name="ce29" table:formula="of:=[.K$4] + ([.$B206]*[.K$5])" office:value-type="date" office:date-value="1934-07-17T12:00:00">
            <text:p>07/17/1934 12:00:00</text:p>
          </table:table-cell>
          <table:table-cell table:style-name="ce29" table:formula="of:=[.L$4] + ([.$B206]*[.L$5])" office:value-type="date" office:date-value="1908-04-08">
            <text:p>04/08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9">
            <text:p>199</text:p>
          </table:table-cell>
          <table:table-cell table:style-name="ce29" table:formula="of:=[.C$4] + ([.$B207]*[.C$5])" office:value-type="date" office:date-value="1930-08-16T12:00:00">
            <text:p>08/16/1930 12:00:00</text:p>
          </table:table-cell>
          <table:table-cell table:style-name="ce29" table:formula="of:=[.D$4] + ([.$B207]*[.D$5])" office:value-type="date" office:date-value="1984-11-22">
            <text:p>11/22/1984 00:00:00</text:p>
          </table:table-cell>
          <table:table-cell table:style-name="ce29" table:formula="of:=[.E$4] + ([.$B207]*[.E$5])" office:value-type="date" office:date-value="1957-02-23">
            <text:p>02/23/1957 00:00:00</text:p>
          </table:table-cell>
          <table:table-cell table:style-name="ce29" table:formula="of:=[.F$4] + ([.$B207]*[.F$5])" office:value-type="date" office:date-value="1933-02-18">
            <text:p>02/18/1933 00:00:00</text:p>
          </table:table-cell>
          <table:table-cell table:style-name="ce29" table:formula="of:=[.G$4] + ([.$B207]*[.G$5])" office:value-type="date" office:date-value="1905-09-27T12:00:00">
            <text:p>09/27/1905 12:00:00</text:p>
          </table:table-cell>
          <table:table-cell table:style-name="ce29" table:formula="of:=[.H$4] + ([.$B207]*[.H$5])" office:value-type="date" office:date-value="1889-02-27T12:00:00">
            <text:p>02/27/1889 12:00:00</text:p>
          </table:table-cell>
          <table:table-cell table:style-name="ce29" table:formula="of:=[.I$4] + ([.$B207]*[.I$5])" office:value-type="date" office:date-value="1932-10-20T12:00:00">
            <text:p>10/20/1932 12:00:00</text:p>
          </table:table-cell>
          <table:table-cell table:style-name="ce29" table:formula="of:=[.J$4] + ([.$B207]*[.J$5])" office:value-type="date" office:date-value="1937-02-28T12:00:00">
            <text:p>02/28/1937 12:00:00</text:p>
          </table:table-cell>
          <table:table-cell table:style-name="ce29" table:formula="of:=[.K$4] + ([.$B207]*[.K$5])" office:value-type="date" office:date-value="1934-07-30T12:00:00">
            <text:p>07/30/1934 12:00:00</text:p>
          </table:table-cell>
          <table:table-cell table:style-name="ce29" table:formula="of:=[.L$4] + ([.$B207]*[.L$5])" office:value-type="date" office:date-value="1908-02-23">
            <text:p>02/23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0">
            <text:p>200</text:p>
          </table:table-cell>
          <table:table-cell table:style-name="ce29" table:formula="of:=[.C$4] + ([.$B208]*[.C$5])" office:value-type="date" office:date-value="1930-08-23T12:00:00">
            <text:p>08/23/1930 12:00:00</text:p>
          </table:table-cell>
          <table:table-cell table:style-name="ce29" table:formula="of:=[.D$4] + ([.$B208]*[.D$5])" office:value-type="date" office:date-value="1985-04-15">
            <text:p>04/15/1985 00:00:00</text:p>
          </table:table-cell>
          <table:table-cell table:style-name="ce29" table:formula="of:=[.E$4] + ([.$B208]*[.E$5])" office:value-type="date" office:date-value="1957-04-13">
            <text:p>04/13/1957 00:00:00</text:p>
          </table:table-cell>
          <table:table-cell table:style-name="ce29" table:formula="of:=[.F$4] + ([.$B208]*[.F$5])" office:value-type="date" office:date-value="1933-04-08">
            <text:p>04/08/1933 00:00:00</text:p>
          </table:table-cell>
          <table:table-cell table:style-name="ce29" table:formula="of:=[.G$4] + ([.$B208]*[.G$5])" office:value-type="date" office:date-value="1905-08-09T12:00:00">
            <text:p>08/09/1905 12:00:00</text:p>
          </table:table-cell>
          <table:table-cell table:style-name="ce29" table:formula="of:=[.H$4] + ([.$B208]*[.H$5])" office:value-type="date" office:date-value="1888-12-19T12:00:00">
            <text:p>12/19/1888 12:00:00</text:p>
          </table:table-cell>
          <table:table-cell table:style-name="ce29" table:formula="of:=[.I$4] + ([.$B208]*[.I$5])" office:value-type="date" office:date-value="1932-10-31T12:00:00">
            <text:p>10/31/1932 12:00:00</text:p>
          </table:table-cell>
          <table:table-cell table:style-name="ce29" table:formula="of:=[.J$4] + ([.$B208]*[.J$5])" office:value-type="date" office:date-value="1937-03-19T12:00:00">
            <text:p>03/19/1937 12:00:00</text:p>
          </table:table-cell>
          <table:table-cell table:style-name="ce29" table:formula="of:=[.K$4] + ([.$B208]*[.K$5])" office:value-type="date" office:date-value="1934-08-12T12:00:00">
            <text:p>08/12/1934 12:00:00</text:p>
          </table:table-cell>
          <table:table-cell table:style-name="ce29" table:formula="of:=[.L$4] + ([.$B208]*[.L$5])" office:value-type="date" office:date-value="1908-01-09">
            <text:p>01/09/190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1">
            <text:p>201</text:p>
          </table:table-cell>
          <table:table-cell table:style-name="ce29" table:formula="of:=[.C$4] + ([.$B209]*[.C$5])" office:value-type="date" office:date-value="1930-08-30T12:00:00">
            <text:p>08/30/1930 12:00:00</text:p>
          </table:table-cell>
          <table:table-cell table:style-name="ce29" table:formula="of:=[.D$4] + ([.$B209]*[.D$5])" office:value-type="date" office:date-value="1985-09-06">
            <text:p>09/06/1985 00:00:00</text:p>
          </table:table-cell>
          <table:table-cell table:style-name="ce29" table:formula="of:=[.E$4] + ([.$B209]*[.E$5])" office:value-type="date" office:date-value="1957-06-01">
            <text:p>06/01/1957 00:00:00</text:p>
          </table:table-cell>
          <table:table-cell table:style-name="ce29" table:formula="of:=[.F$4] + ([.$B209]*[.F$5])" office:value-type="date" office:date-value="1933-05-27">
            <text:p>05/27/1933 00:00:00</text:p>
          </table:table-cell>
          <table:table-cell table:style-name="ce29" table:formula="of:=[.G$4] + ([.$B209]*[.G$5])" office:value-type="date" office:date-value="1905-06-21T12:00:00">
            <text:p>06/21/1905 12:00:00</text:p>
          </table:table-cell>
          <table:table-cell table:style-name="ce29" table:formula="of:=[.H$4] + ([.$B209]*[.H$5])" office:value-type="date" office:date-value="1888-10-10T12:00:00">
            <text:p>10/10/1888 12:00:00</text:p>
          </table:table-cell>
          <table:table-cell table:style-name="ce29" table:formula="of:=[.I$4] + ([.$B209]*[.I$5])" office:value-type="date" office:date-value="1932-11-11T12:00:00">
            <text:p>11/11/1932 12:00:00</text:p>
          </table:table-cell>
          <table:table-cell table:style-name="ce29" table:formula="of:=[.J$4] + ([.$B209]*[.J$5])" office:value-type="date" office:date-value="1937-04-07T12:00:00">
            <text:p>04/07/1937 12:00:00</text:p>
          </table:table-cell>
          <table:table-cell table:style-name="ce29" table:formula="of:=[.K$4] + ([.$B209]*[.K$5])" office:value-type="date" office:date-value="1934-08-25T12:00:00">
            <text:p>08/25/1934 12:00:00</text:p>
          </table:table-cell>
          <table:table-cell table:style-name="ce29" table:formula="of:=[.L$4] + ([.$B209]*[.L$5])" office:value-type="date" office:date-value="1907-11-25">
            <text:p>11/25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2">
            <text:p>202</text:p>
          </table:table-cell>
          <table:table-cell table:style-name="ce29" table:formula="of:=[.C$4] + ([.$B210]*[.C$5])" office:value-type="date" office:date-value="1930-09-06T12:00:00">
            <text:p>09/06/1930 12:00:00</text:p>
          </table:table-cell>
          <table:table-cell table:style-name="ce29" table:formula="of:=[.D$4] + ([.$B210]*[.D$5])" office:value-type="date" office:date-value="1986-01-28">
            <text:p>01/28/1986 00:00:00</text:p>
          </table:table-cell>
          <table:table-cell table:style-name="ce29" table:formula="of:=[.E$4] + ([.$B210]*[.E$5])" office:value-type="date" office:date-value="1957-07-20">
            <text:p>07/20/1957 00:00:00</text:p>
          </table:table-cell>
          <table:table-cell table:style-name="ce29" table:formula="of:=[.F$4] + ([.$B210]*[.F$5])" office:value-type="date" office:date-value="1933-07-15">
            <text:p>07/15/1933 00:00:00</text:p>
          </table:table-cell>
          <table:table-cell table:style-name="ce29" table:formula="of:=[.G$4] + ([.$B210]*[.G$5])" office:value-type="date" office:date-value="1905-05-03T12:00:00">
            <text:p>05/03/1905 12:00:00</text:p>
          </table:table-cell>
          <table:table-cell table:style-name="ce29" table:formula="of:=[.H$4] + ([.$B210]*[.H$5])" office:value-type="date" office:date-value="1888-08-01T12:00:00">
            <text:p>08/01/1888 12:00:00</text:p>
          </table:table-cell>
          <table:table-cell table:style-name="ce29" table:formula="of:=[.I$4] + ([.$B210]*[.I$5])" office:value-type="date" office:date-value="1932-11-22T12:00:00">
            <text:p>11/22/1932 12:00:00</text:p>
          </table:table-cell>
          <table:table-cell table:style-name="ce29" table:formula="of:=[.J$4] + ([.$B210]*[.J$5])" office:value-type="date" office:date-value="1937-04-26T12:00:00">
            <text:p>04/26/1937 12:00:00</text:p>
          </table:table-cell>
          <table:table-cell table:style-name="ce29" table:formula="of:=[.K$4] + ([.$B210]*[.K$5])" office:value-type="date" office:date-value="1934-09-07T12:00:00">
            <text:p>09/07/1934 12:00:00</text:p>
          </table:table-cell>
          <table:table-cell table:style-name="ce29" table:formula="of:=[.L$4] + ([.$B210]*[.L$5])" office:value-type="date" office:date-value="1907-10-11">
            <text:p>10/11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3">
            <text:p>203</text:p>
          </table:table-cell>
          <table:table-cell table:style-name="ce29" table:formula="of:=[.C$4] + ([.$B211]*[.C$5])" office:value-type="date" office:date-value="1930-09-13T12:00:00">
            <text:p>09/13/1930 12:00:00</text:p>
          </table:table-cell>
          <table:table-cell table:style-name="ce29" table:formula="of:=[.D$4] + ([.$B211]*[.D$5])" office:value-type="date" office:date-value="1986-06-21">
            <text:p>06/21/1986 00:00:00</text:p>
          </table:table-cell>
          <table:table-cell table:style-name="ce29" table:formula="of:=[.E$4] + ([.$B211]*[.E$5])" office:value-type="date" office:date-value="1957-09-07">
            <text:p>09/07/1957 00:00:00</text:p>
          </table:table-cell>
          <table:table-cell table:style-name="ce29" table:formula="of:=[.F$4] + ([.$B211]*[.F$5])" office:value-type="date" office:date-value="1933-09-02">
            <text:p>09/02/1933 00:00:00</text:p>
          </table:table-cell>
          <table:table-cell table:style-name="ce29" table:formula="of:=[.G$4] + ([.$B211]*[.G$5])" office:value-type="date" office:date-value="1905-03-15T12:00:00">
            <text:p>03/15/1905 12:00:00</text:p>
          </table:table-cell>
          <table:table-cell table:style-name="ce29" table:formula="of:=[.H$4] + ([.$B211]*[.H$5])" office:value-type="date" office:date-value="1888-05-23T12:00:00">
            <text:p>05/23/1888 12:00:00</text:p>
          </table:table-cell>
          <table:table-cell table:style-name="ce29" table:formula="of:=[.I$4] + ([.$B211]*[.I$5])" office:value-type="date" office:date-value="1932-12-03T12:00:00">
            <text:p>12/03/1932 12:00:00</text:p>
          </table:table-cell>
          <table:table-cell table:style-name="ce29" table:formula="of:=[.J$4] + ([.$B211]*[.J$5])" office:value-type="date" office:date-value="1937-05-15T12:00:00">
            <text:p>05/15/1937 12:00:00</text:p>
          </table:table-cell>
          <table:table-cell table:style-name="ce29" table:formula="of:=[.K$4] + ([.$B211]*[.K$5])" office:value-type="date" office:date-value="1934-09-20T12:00:00">
            <text:p>09/20/1934 12:00:00</text:p>
          </table:table-cell>
          <table:table-cell table:style-name="ce29" table:formula="of:=[.L$4] + ([.$B211]*[.L$5])" office:value-type="date" office:date-value="1907-08-27">
            <text:p>08/27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4">
            <text:p>204</text:p>
          </table:table-cell>
          <table:table-cell table:style-name="ce29" table:formula="of:=[.C$4] + ([.$B212]*[.C$5])" office:value-type="date" office:date-value="1930-09-20T12:00:00">
            <text:p>09/20/1930 12:00:00</text:p>
          </table:table-cell>
          <table:table-cell table:style-name="ce29" table:formula="of:=[.D$4] + ([.$B212]*[.D$5])" office:value-type="date" office:date-value="1986-11-12">
            <text:p>11/12/1986 00:00:00</text:p>
          </table:table-cell>
          <table:table-cell table:style-name="ce29" table:formula="of:=[.E$4] + ([.$B212]*[.E$5])" office:value-type="date" office:date-value="1957-10-26">
            <text:p>10/26/1957 00:00:00</text:p>
          </table:table-cell>
          <table:table-cell table:style-name="ce29" table:formula="of:=[.F$4] + ([.$B212]*[.F$5])" office:value-type="date" office:date-value="1933-10-21">
            <text:p>10/21/1933 00:00:00</text:p>
          </table:table-cell>
          <table:table-cell table:style-name="ce29" table:formula="of:=[.G$4] + ([.$B212]*[.G$5])" office:value-type="date" office:date-value="1905-01-25T12:00:00">
            <text:p>01/25/1905 12:00:00</text:p>
          </table:table-cell>
          <table:table-cell table:style-name="ce29" table:formula="of:=[.H$4] + ([.$B212]*[.H$5])" office:value-type="date" office:date-value="1888-03-14T12:00:00">
            <text:p>03/14/1888 12:00:00</text:p>
          </table:table-cell>
          <table:table-cell table:style-name="ce29" table:formula="of:=[.I$4] + ([.$B212]*[.I$5])" office:value-type="date" office:date-value="1932-12-14T12:00:00">
            <text:p>12/14/1932 12:00:00</text:p>
          </table:table-cell>
          <table:table-cell table:style-name="ce29" table:formula="of:=[.J$4] + ([.$B212]*[.J$5])" office:value-type="date" office:date-value="1937-06-03T12:00:00">
            <text:p>06/03/1937 12:00:00</text:p>
          </table:table-cell>
          <table:table-cell table:style-name="ce29" table:formula="of:=[.K$4] + ([.$B212]*[.K$5])" office:value-type="date" office:date-value="1934-10-03T12:00:00">
            <text:p>10/03/1934 12:00:00</text:p>
          </table:table-cell>
          <table:table-cell table:style-name="ce29" table:formula="of:=[.L$4] + ([.$B212]*[.L$5])" office:value-type="date" office:date-value="1907-07-13">
            <text:p>07/13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5">
            <text:p>205</text:p>
          </table:table-cell>
          <table:table-cell table:style-name="ce29" table:formula="of:=[.C$4] + ([.$B213]*[.C$5])" office:value-type="date" office:date-value="1930-09-27T12:00:00">
            <text:p>09/27/1930 12:00:00</text:p>
          </table:table-cell>
          <table:table-cell table:style-name="ce29" table:formula="of:=[.D$4] + ([.$B213]*[.D$5])" office:value-type="date" office:date-value="1987-04-05">
            <text:p>04/05/1987 00:00:00</text:p>
          </table:table-cell>
          <table:table-cell table:style-name="ce29" table:formula="of:=[.E$4] + ([.$B213]*[.E$5])" office:value-type="date" office:date-value="1957-12-14">
            <text:p>12/14/1957 00:00:00</text:p>
          </table:table-cell>
          <table:table-cell table:style-name="ce29" table:formula="of:=[.F$4] + ([.$B213]*[.F$5])" office:value-type="date" office:date-value="1933-12-09">
            <text:p>12/09/1933 00:00:00</text:p>
          </table:table-cell>
          <table:table-cell table:style-name="ce29" table:formula="of:=[.G$4] + ([.$B213]*[.G$5])" office:value-type="date" office:date-value="1904-12-07T12:00:00">
            <text:p>12/07/1904 12:00:00</text:p>
          </table:table-cell>
          <table:table-cell table:style-name="ce29" table:formula="of:=[.H$4] + ([.$B213]*[.H$5])" office:value-type="date" office:date-value="1888-01-04T12:00:00">
            <text:p>01/04/1888 12:00:00</text:p>
          </table:table-cell>
          <table:table-cell table:style-name="ce29" table:formula="of:=[.I$4] + ([.$B213]*[.I$5])" office:value-type="date" office:date-value="1932-12-25T12:00:00">
            <text:p>12/25/1932 12:00:00</text:p>
          </table:table-cell>
          <table:table-cell table:style-name="ce29" table:formula="of:=[.J$4] + ([.$B213]*[.J$5])" office:value-type="date" office:date-value="1937-06-22T12:00:00">
            <text:p>06/22/1937 12:00:00</text:p>
          </table:table-cell>
          <table:table-cell table:style-name="ce29" table:formula="of:=[.K$4] + ([.$B213]*[.K$5])" office:value-type="date" office:date-value="1934-10-16T12:00:00">
            <text:p>10/16/1934 12:00:00</text:p>
          </table:table-cell>
          <table:table-cell table:style-name="ce29" table:formula="of:=[.L$4] + ([.$B213]*[.L$5])" office:value-type="date" office:date-value="1907-05-29">
            <text:p>05/29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6">
            <text:p>206</text:p>
          </table:table-cell>
          <table:table-cell table:style-name="ce29" table:formula="of:=[.C$4] + ([.$B214]*[.C$5])" office:value-type="date" office:date-value="1930-10-04T12:00:00">
            <text:p>10/04/1930 12:00:00</text:p>
          </table:table-cell>
          <table:table-cell table:style-name="ce29" table:formula="of:=[.D$4] + ([.$B214]*[.D$5])" office:value-type="date" office:date-value="1987-08-27">
            <text:p>08/27/1987 00:00:00</text:p>
          </table:table-cell>
          <table:table-cell table:style-name="ce29" table:formula="of:=[.E$4] + ([.$B214]*[.E$5])" office:value-type="date" office:date-value="1958-02-01">
            <text:p>02/01/1958 00:00:00</text:p>
          </table:table-cell>
          <table:table-cell table:style-name="ce29" table:formula="of:=[.F$4] + ([.$B214]*[.F$5])" office:value-type="date" office:date-value="1934-01-27">
            <text:p>01/27/1934 00:00:00</text:p>
          </table:table-cell>
          <table:table-cell table:style-name="ce29" table:formula="of:=[.G$4] + ([.$B214]*[.G$5])" office:value-type="date" office:date-value="1904-10-19T12:00:00">
            <text:p>10/19/1904 12:00:00</text:p>
          </table:table-cell>
          <table:table-cell table:style-name="ce29" table:formula="of:=[.H$4] + ([.$B214]*[.H$5])" office:value-type="date" office:date-value="1887-10-26T12:00:00">
            <text:p>10/26/1887 12:00:00</text:p>
          </table:table-cell>
          <table:table-cell table:style-name="ce29" table:formula="of:=[.I$4] + ([.$B214]*[.I$5])" office:value-type="date" office:date-value="1933-01-05T12:00:00">
            <text:p>01/05/1933 12:00:00</text:p>
          </table:table-cell>
          <table:table-cell table:style-name="ce29" table:formula="of:=[.J$4] + ([.$B214]*[.J$5])" office:value-type="date" office:date-value="1937-07-11T12:00:00">
            <text:p>07/11/1937 12:00:00</text:p>
          </table:table-cell>
          <table:table-cell table:style-name="ce29" table:formula="of:=[.K$4] + ([.$B214]*[.K$5])" office:value-type="date" office:date-value="1934-10-29T12:00:00">
            <text:p>10/29/1934 12:00:00</text:p>
          </table:table-cell>
          <table:table-cell table:style-name="ce29" table:formula="of:=[.L$4] + ([.$B214]*[.L$5])" office:value-type="date" office:date-value="1907-04-14">
            <text:p>04/14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7">
            <text:p>207</text:p>
          </table:table-cell>
          <table:table-cell table:style-name="ce29" table:formula="of:=[.C$4] + ([.$B215]*[.C$5])" office:value-type="date" office:date-value="1930-10-11T12:00:00">
            <text:p>10/11/1930 12:00:00</text:p>
          </table:table-cell>
          <table:table-cell table:style-name="ce29" table:formula="of:=[.D$4] + ([.$B215]*[.D$5])" office:value-type="date" office:date-value="1988-01-18">
            <text:p>01/18/1988 00:00:00</text:p>
          </table:table-cell>
          <table:table-cell table:style-name="ce29" table:formula="of:=[.E$4] + ([.$B215]*[.E$5])" office:value-type="date" office:date-value="1958-03-22">
            <text:p>03/22/1958 00:00:00</text:p>
          </table:table-cell>
          <table:table-cell table:style-name="ce29" table:formula="of:=[.F$4] + ([.$B215]*[.F$5])" office:value-type="date" office:date-value="1934-03-17">
            <text:p>03/17/1934 00:00:00</text:p>
          </table:table-cell>
          <table:table-cell table:style-name="ce29" table:formula="of:=[.G$4] + ([.$B215]*[.G$5])" office:value-type="date" office:date-value="1904-08-31T12:00:00">
            <text:p>08/31/1904 12:00:00</text:p>
          </table:table-cell>
          <table:table-cell table:style-name="ce29" table:formula="of:=[.H$4] + ([.$B215]*[.H$5])" office:value-type="date" office:date-value="1887-08-17T12:00:00">
            <text:p>08/17/1887 12:00:00</text:p>
          </table:table-cell>
          <table:table-cell table:style-name="ce29" table:formula="of:=[.I$4] + ([.$B215]*[.I$5])" office:value-type="date" office:date-value="1933-01-16T12:00:00">
            <text:p>01/16/1933 12:00:00</text:p>
          </table:table-cell>
          <table:table-cell table:style-name="ce29" table:formula="of:=[.J$4] + ([.$B215]*[.J$5])" office:value-type="date" office:date-value="1937-07-30T12:00:00">
            <text:p>07/30/1937 12:00:00</text:p>
          </table:table-cell>
          <table:table-cell table:style-name="ce29" table:formula="of:=[.K$4] + ([.$B215]*[.K$5])" office:value-type="date" office:date-value="1934-11-11T12:00:00">
            <text:p>11/11/1934 12:00:00</text:p>
          </table:table-cell>
          <table:table-cell table:style-name="ce29" table:formula="of:=[.L$4] + ([.$B215]*[.L$5])" office:value-type="date" office:date-value="1907-02-28">
            <text:p>02/28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8">
            <text:p>208</text:p>
          </table:table-cell>
          <table:table-cell table:style-name="ce29" table:formula="of:=[.C$4] + ([.$B216]*[.C$5])" office:value-type="date" office:date-value="1930-10-18T12:00:00">
            <text:p>10/18/1930 12:00:00</text:p>
          </table:table-cell>
          <table:table-cell table:style-name="ce29" table:formula="of:=[.D$4] + ([.$B216]*[.D$5])" office:value-type="date" office:date-value="1988-06-10">
            <text:p>06/10/1988 00:00:00</text:p>
          </table:table-cell>
          <table:table-cell table:style-name="ce29" table:formula="of:=[.E$4] + ([.$B216]*[.E$5])" office:value-type="date" office:date-value="1958-05-10">
            <text:p>05/10/1958 00:00:00</text:p>
          </table:table-cell>
          <table:table-cell table:style-name="ce29" table:formula="of:=[.F$4] + ([.$B216]*[.F$5])" office:value-type="date" office:date-value="1934-05-05">
            <text:p>05/05/1934 00:00:00</text:p>
          </table:table-cell>
          <table:table-cell table:style-name="ce29" table:formula="of:=[.G$4] + ([.$B216]*[.G$5])" office:value-type="date" office:date-value="1904-07-13T12:00:00">
            <text:p>07/13/1904 12:00:00</text:p>
          </table:table-cell>
          <table:table-cell table:style-name="ce29" table:formula="of:=[.H$4] + ([.$B216]*[.H$5])" office:value-type="date" office:date-value="1887-06-08T12:00:00">
            <text:p>06/08/1887 12:00:00</text:p>
          </table:table-cell>
          <table:table-cell table:style-name="ce29" table:formula="of:=[.I$4] + ([.$B216]*[.I$5])" office:value-type="date" office:date-value="1933-01-27T12:00:00">
            <text:p>01/27/1933 12:00:00</text:p>
          </table:table-cell>
          <table:table-cell table:style-name="ce29" table:formula="of:=[.J$4] + ([.$B216]*[.J$5])" office:value-type="date" office:date-value="1937-08-18T12:00:00">
            <text:p>08/18/1937 12:00:00</text:p>
          </table:table-cell>
          <table:table-cell table:style-name="ce29" table:formula="of:=[.K$4] + ([.$B216]*[.K$5])" office:value-type="date" office:date-value="1934-11-24T12:00:00">
            <text:p>11/24/1934 12:00:00</text:p>
          </table:table-cell>
          <table:table-cell table:style-name="ce29" table:formula="of:=[.L$4] + ([.$B216]*[.L$5])" office:value-type="date" office:date-value="1907-01-14">
            <text:p>01/14/190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9">
            <text:p>209</text:p>
          </table:table-cell>
          <table:table-cell table:style-name="ce29" table:formula="of:=[.C$4] + ([.$B217]*[.C$5])" office:value-type="date" office:date-value="1930-10-25T12:00:00">
            <text:p>10/25/1930 12:00:00</text:p>
          </table:table-cell>
          <table:table-cell table:style-name="ce29" table:formula="of:=[.D$4] + ([.$B217]*[.D$5])" office:value-type="date" office:date-value="1988-11-01">
            <text:p>11/01/1988 00:00:00</text:p>
          </table:table-cell>
          <table:table-cell table:style-name="ce29" table:formula="of:=[.E$4] + ([.$B217]*[.E$5])" office:value-type="date" office:date-value="1958-06-28">
            <text:p>06/28/1958 00:00:00</text:p>
          </table:table-cell>
          <table:table-cell table:style-name="ce29" table:formula="of:=[.F$4] + ([.$B217]*[.F$5])" office:value-type="date" office:date-value="1934-06-23">
            <text:p>06/23/1934 00:00:00</text:p>
          </table:table-cell>
          <table:table-cell table:style-name="ce29" table:formula="of:=[.G$4] + ([.$B217]*[.G$5])" office:value-type="date" office:date-value="1904-05-25T12:00:00">
            <text:p>05/25/1904 12:00:00</text:p>
          </table:table-cell>
          <table:table-cell table:style-name="ce29" table:formula="of:=[.H$4] + ([.$B217]*[.H$5])" office:value-type="date" office:date-value="1887-03-30T12:00:00">
            <text:p>03/30/1887 12:00:00</text:p>
          </table:table-cell>
          <table:table-cell table:style-name="ce29" table:formula="of:=[.I$4] + ([.$B217]*[.I$5])" office:value-type="date" office:date-value="1933-02-07T12:00:00">
            <text:p>02/07/1933 12:00:00</text:p>
          </table:table-cell>
          <table:table-cell table:style-name="ce29" table:formula="of:=[.J$4] + ([.$B217]*[.J$5])" office:value-type="date" office:date-value="1937-09-06T12:00:00">
            <text:p>09/06/1937 12:00:00</text:p>
          </table:table-cell>
          <table:table-cell table:style-name="ce29" table:formula="of:=[.K$4] + ([.$B217]*[.K$5])" office:value-type="date" office:date-value="1934-12-07T12:00:00">
            <text:p>12/07/1934 12:00:00</text:p>
          </table:table-cell>
          <table:table-cell table:style-name="ce29" table:formula="of:=[.L$4] + ([.$B217]*[.L$5])" office:value-type="date" office:date-value="1906-11-30">
            <text:p>11/30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0">
            <text:p>210</text:p>
          </table:table-cell>
          <table:table-cell table:style-name="ce29" table:formula="of:=[.C$4] + ([.$B218]*[.C$5])" office:value-type="date" office:date-value="1930-11-01T12:00:00">
            <text:p>11/01/1930 12:00:00</text:p>
          </table:table-cell>
          <table:table-cell table:style-name="ce29" table:formula="of:=[.D$4] + ([.$B218]*[.D$5])" office:value-type="date" office:date-value="1989-03-25">
            <text:p>03/25/1989 00:00:00</text:p>
          </table:table-cell>
          <table:table-cell table:style-name="ce29" table:formula="of:=[.E$4] + ([.$B218]*[.E$5])" office:value-type="date" office:date-value="1958-08-16">
            <text:p>08/16/1958 00:00:00</text:p>
          </table:table-cell>
          <table:table-cell table:style-name="ce29" table:formula="of:=[.F$4] + ([.$B218]*[.F$5])" office:value-type="date" office:date-value="1934-08-11">
            <text:p>08/11/1934 00:00:00</text:p>
          </table:table-cell>
          <table:table-cell table:style-name="ce29" table:formula="of:=[.G$4] + ([.$B218]*[.G$5])" office:value-type="date" office:date-value="1904-04-06T12:00:00">
            <text:p>04/06/1904 12:00:00</text:p>
          </table:table-cell>
          <table:table-cell table:style-name="ce29" table:formula="of:=[.H$4] + ([.$B218]*[.H$5])" office:value-type="date" office:date-value="1887-01-19T12:00:00">
            <text:p>01/19/1887 12:00:00</text:p>
          </table:table-cell>
          <table:table-cell table:style-name="ce29" table:formula="of:=[.I$4] + ([.$B218]*[.I$5])" office:value-type="date" office:date-value="1933-02-18T12:00:00">
            <text:p>02/18/1933 12:00:00</text:p>
          </table:table-cell>
          <table:table-cell table:style-name="ce29" table:formula="of:=[.J$4] + ([.$B218]*[.J$5])" office:value-type="date" office:date-value="1937-09-25T12:00:00">
            <text:p>09/25/1937 12:00:00</text:p>
          </table:table-cell>
          <table:table-cell table:style-name="ce29" table:formula="of:=[.K$4] + ([.$B218]*[.K$5])" office:value-type="date" office:date-value="1934-12-20T12:00:00">
            <text:p>12/20/1934 12:00:00</text:p>
          </table:table-cell>
          <table:table-cell table:style-name="ce29" table:formula="of:=[.L$4] + ([.$B218]*[.L$5])" office:value-type="date" office:date-value="1906-10-16">
            <text:p>10/16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1">
            <text:p>211</text:p>
          </table:table-cell>
          <table:table-cell table:style-name="ce29" table:formula="of:=[.C$4] + ([.$B219]*[.C$5])" office:value-type="date" office:date-value="1930-11-08T12:00:00">
            <text:p>11/08/1930 12:00:00</text:p>
          </table:table-cell>
          <table:table-cell table:style-name="ce29" table:formula="of:=[.D$4] + ([.$B219]*[.D$5])" office:value-type="date" office:date-value="1989-08-16">
            <text:p>08/16/1989 00:00:00</text:p>
          </table:table-cell>
          <table:table-cell table:style-name="ce29" table:formula="of:=[.E$4] + ([.$B219]*[.E$5])" office:value-type="date" office:date-value="1958-10-04">
            <text:p>10/04/1958 00:00:00</text:p>
          </table:table-cell>
          <table:table-cell table:style-name="ce29" table:formula="of:=[.F$4] + ([.$B219]*[.F$5])" office:value-type="date" office:date-value="1934-09-29">
            <text:p>09/29/1934 00:00:00</text:p>
          </table:table-cell>
          <table:table-cell table:style-name="ce29" table:formula="of:=[.G$4] + ([.$B219]*[.G$5])" office:value-type="date" office:date-value="1904-02-17T12:00:00">
            <text:p>02/17/1904 12:00:00</text:p>
          </table:table-cell>
          <table:table-cell table:style-name="ce29" table:formula="of:=[.H$4] + ([.$B219]*[.H$5])" office:value-type="date" office:date-value="1886-11-10T12:00:00">
            <text:p>11/10/1886 12:00:00</text:p>
          </table:table-cell>
          <table:table-cell table:style-name="ce29" table:formula="of:=[.I$4] + ([.$B219]*[.I$5])" office:value-type="date" office:date-value="1933-03-01T12:00:00">
            <text:p>03/01/1933 12:00:00</text:p>
          </table:table-cell>
          <table:table-cell table:style-name="ce29" table:formula="of:=[.J$4] + ([.$B219]*[.J$5])" office:value-type="date" office:date-value="1937-10-14T12:00:00">
            <text:p>10/14/1937 12:00:00</text:p>
          </table:table-cell>
          <table:table-cell table:style-name="ce29" table:formula="of:=[.K$4] + ([.$B219]*[.K$5])" office:value-type="date" office:date-value="1935-01-02T12:00:00">
            <text:p>01/02/1935 12:00:00</text:p>
          </table:table-cell>
          <table:table-cell table:style-name="ce29" table:formula="of:=[.L$4] + ([.$B219]*[.L$5])" office:value-type="date" office:date-value="1906-09-01">
            <text:p>09/01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2">
            <text:p>212</text:p>
          </table:table-cell>
          <table:table-cell table:style-name="ce29" table:formula="of:=[.C$4] + ([.$B220]*[.C$5])" office:value-type="date" office:date-value="1930-11-15T12:00:00">
            <text:p>11/15/1930 12:00:00</text:p>
          </table:table-cell>
          <table:table-cell table:style-name="ce29" table:formula="of:=[.D$4] + ([.$B220]*[.D$5])" office:value-type="date" office:date-value="1990-01-07">
            <text:p>01/07/1990 00:00:00</text:p>
          </table:table-cell>
          <table:table-cell table:style-name="ce29" table:formula="of:=[.E$4] + ([.$B220]*[.E$5])" office:value-type="date" office:date-value="1958-11-22">
            <text:p>11/22/1958 00:00:00</text:p>
          </table:table-cell>
          <table:table-cell table:style-name="ce29" table:formula="of:=[.F$4] + ([.$B220]*[.F$5])" office:value-type="date" office:date-value="1934-11-17">
            <text:p>11/17/1934 00:00:00</text:p>
          </table:table-cell>
          <table:table-cell table:style-name="ce29" table:formula="of:=[.G$4] + ([.$B220]*[.G$5])" office:value-type="date" office:date-value="1903-12-30T12:00:00">
            <text:p>12/30/1903 12:00:00</text:p>
          </table:table-cell>
          <table:table-cell table:style-name="ce29" table:formula="of:=[.H$4] + ([.$B220]*[.H$5])" office:value-type="date" office:date-value="1886-09-01T12:00:00">
            <text:p>09/01/1886 12:00:00</text:p>
          </table:table-cell>
          <table:table-cell table:style-name="ce29" table:formula="of:=[.I$4] + ([.$B220]*[.I$5])" office:value-type="date" office:date-value="1933-03-12T12:00:00">
            <text:p>03/12/1933 12:00:00</text:p>
          </table:table-cell>
          <table:table-cell table:style-name="ce29" table:formula="of:=[.J$4] + ([.$B220]*[.J$5])" office:value-type="date" office:date-value="1937-11-02T12:00:00">
            <text:p>11/02/1937 12:00:00</text:p>
          </table:table-cell>
          <table:table-cell table:style-name="ce29" table:formula="of:=[.K$4] + ([.$B220]*[.K$5])" office:value-type="date" office:date-value="1935-01-15T12:00:00">
            <text:p>01/15/1935 12:00:00</text:p>
          </table:table-cell>
          <table:table-cell table:style-name="ce29" table:formula="of:=[.L$4] + ([.$B220]*[.L$5])" office:value-type="date" office:date-value="1906-07-18">
            <text:p>07/18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3">
            <text:p>213</text:p>
          </table:table-cell>
          <table:table-cell table:style-name="ce29" table:formula="of:=[.C$4] + ([.$B221]*[.C$5])" office:value-type="date" office:date-value="1930-11-22T12:00:00">
            <text:p>11/22/1930 12:00:00</text:p>
          </table:table-cell>
          <table:table-cell table:style-name="ce29" table:formula="of:=[.D$4] + ([.$B221]*[.D$5])" office:value-type="date" office:date-value="1990-05-31">
            <text:p>05/31/1990 00:00:00</text:p>
          </table:table-cell>
          <table:table-cell table:style-name="ce29" table:formula="of:=[.E$4] + ([.$B221]*[.E$5])" office:value-type="date" office:date-value="1959-01-10">
            <text:p>01/10/1959 00:00:00</text:p>
          </table:table-cell>
          <table:table-cell table:style-name="ce29" table:formula="of:=[.F$4] + ([.$B221]*[.F$5])" office:value-type="date" office:date-value="1935-01-05">
            <text:p>01/05/1935 00:00:00</text:p>
          </table:table-cell>
          <table:table-cell table:style-name="ce29" table:formula="of:=[.G$4] + ([.$B221]*[.G$5])" office:value-type="date" office:date-value="1903-11-11T12:00:00">
            <text:p>11/11/1903 12:00:00</text:p>
          </table:table-cell>
          <table:table-cell table:style-name="ce29" table:formula="of:=[.H$4] + ([.$B221]*[.H$5])" office:value-type="date" office:date-value="1886-06-23T12:00:00">
            <text:p>06/23/1886 12:00:00</text:p>
          </table:table-cell>
          <table:table-cell table:style-name="ce29" table:formula="of:=[.I$4] + ([.$B221]*[.I$5])" office:value-type="date" office:date-value="1933-03-23T12:00:00">
            <text:p>03/23/1933 12:00:00</text:p>
          </table:table-cell>
          <table:table-cell table:style-name="ce29" table:formula="of:=[.J$4] + ([.$B221]*[.J$5])" office:value-type="date" office:date-value="1937-11-21T12:00:00">
            <text:p>11/21/1937 12:00:00</text:p>
          </table:table-cell>
          <table:table-cell table:style-name="ce29" table:formula="of:=[.K$4] + ([.$B221]*[.K$5])" office:value-type="date" office:date-value="1935-01-28T12:00:00">
            <text:p>01/28/1935 12:00:00</text:p>
          </table:table-cell>
          <table:table-cell table:style-name="ce29" table:formula="of:=[.L$4] + ([.$B221]*[.L$5])" office:value-type="date" office:date-value="1906-06-03">
            <text:p>06/03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4">
            <text:p>214</text:p>
          </table:table-cell>
          <table:table-cell table:style-name="ce29" table:formula="of:=[.C$4] + ([.$B222]*[.C$5])" office:value-type="date" office:date-value="1930-11-29T12:00:00">
            <text:p>11/29/1930 12:00:00</text:p>
          </table:table-cell>
          <table:table-cell table:style-name="ce29" table:formula="of:=[.D$4] + ([.$B222]*[.D$5])" office:value-type="date" office:date-value="1990-10-22">
            <text:p>10/22/1990 00:00:00</text:p>
          </table:table-cell>
          <table:table-cell table:style-name="ce29" table:formula="of:=[.E$4] + ([.$B222]*[.E$5])" office:value-type="date" office:date-value="1959-02-28">
            <text:p>02/28/1959 00:00:00</text:p>
          </table:table-cell>
          <table:table-cell table:style-name="ce29" table:formula="of:=[.F$4] + ([.$B222]*[.F$5])" office:value-type="date" office:date-value="1935-02-23">
            <text:p>02/23/1935 00:00:00</text:p>
          </table:table-cell>
          <table:table-cell table:style-name="ce29" table:formula="of:=[.G$4] + ([.$B222]*[.G$5])" office:value-type="date" office:date-value="1903-09-23T12:00:00">
            <text:p>09/23/1903 12:00:00</text:p>
          </table:table-cell>
          <table:table-cell table:style-name="ce29" table:formula="of:=[.H$4] + ([.$B222]*[.H$5])" office:value-type="date" office:date-value="1886-04-14T12:00:00">
            <text:p>04/14/1886 12:00:00</text:p>
          </table:table-cell>
          <table:table-cell table:style-name="ce29" table:formula="of:=[.I$4] + ([.$B222]*[.I$5])" office:value-type="date" office:date-value="1933-04-03T12:00:00">
            <text:p>04/03/1933 12:00:00</text:p>
          </table:table-cell>
          <table:table-cell table:style-name="ce29" table:formula="of:=[.J$4] + ([.$B222]*[.J$5])" office:value-type="date" office:date-value="1937-12-10T12:00:00">
            <text:p>12/10/1937 12:00:00</text:p>
          </table:table-cell>
          <table:table-cell table:style-name="ce29" table:formula="of:=[.K$4] + ([.$B222]*[.K$5])" office:value-type="date" office:date-value="1935-02-10T12:00:00">
            <text:p>02/10/1935 12:00:00</text:p>
          </table:table-cell>
          <table:table-cell table:style-name="ce29" table:formula="of:=[.L$4] + ([.$B222]*[.L$5])" office:value-type="date" office:date-value="1906-04-19">
            <text:p>04/19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5">
            <text:p>215</text:p>
          </table:table-cell>
          <table:table-cell table:style-name="ce29" table:formula="of:=[.C$4] + ([.$B223]*[.C$5])" office:value-type="date" office:date-value="1930-12-06T12:00:00">
            <text:p>12/06/1930 12:00:00</text:p>
          </table:table-cell>
          <table:table-cell table:style-name="ce29" table:formula="of:=[.D$4] + ([.$B223]*[.D$5])" office:value-type="date" office:date-value="1991-03-15">
            <text:p>03/15/1991 00:00:00</text:p>
          </table:table-cell>
          <table:table-cell table:style-name="ce29" table:formula="of:=[.E$4] + ([.$B223]*[.E$5])" office:value-type="date" office:date-value="1959-04-18">
            <text:p>04/18/1959 00:00:00</text:p>
          </table:table-cell>
          <table:table-cell table:style-name="ce29" table:formula="of:=[.F$4] + ([.$B223]*[.F$5])" office:value-type="date" office:date-value="1935-04-13">
            <text:p>04/13/1935 00:00:00</text:p>
          </table:table-cell>
          <table:table-cell table:style-name="ce29" table:formula="of:=[.G$4] + ([.$B223]*[.G$5])" office:value-type="date" office:date-value="1903-08-05T12:00:00">
            <text:p>08/05/1903 12:00:00</text:p>
          </table:table-cell>
          <table:table-cell table:style-name="ce29" table:formula="of:=[.H$4] + ([.$B223]*[.H$5])" office:value-type="date" office:date-value="1886-02-03T12:00:00">
            <text:p>02/03/1886 12:00:00</text:p>
          </table:table-cell>
          <table:table-cell table:style-name="ce29" table:formula="of:=[.I$4] + ([.$B223]*[.I$5])" office:value-type="date" office:date-value="1933-04-14T12:00:00">
            <text:p>04/14/1933 12:00:00</text:p>
          </table:table-cell>
          <table:table-cell table:style-name="ce29" table:formula="of:=[.J$4] + ([.$B223]*[.J$5])" office:value-type="date" office:date-value="1937-12-29T12:00:00">
            <text:p>12/29/1937 12:00:00</text:p>
          </table:table-cell>
          <table:table-cell table:style-name="ce29" table:formula="of:=[.K$4] + ([.$B223]*[.K$5])" office:value-type="date" office:date-value="1935-02-23T12:00:00">
            <text:p>02/23/1935 12:00:00</text:p>
          </table:table-cell>
          <table:table-cell table:style-name="ce29" table:formula="of:=[.L$4] + ([.$B223]*[.L$5])" office:value-type="date" office:date-value="1906-03-05">
            <text:p>03/05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6">
            <text:p>216</text:p>
          </table:table-cell>
          <table:table-cell table:style-name="ce29" table:formula="of:=[.C$4] + ([.$B224]*[.C$5])" office:value-type="date" office:date-value="1930-12-13T12:00:00">
            <text:p>12/13/1930 12:00:00</text:p>
          </table:table-cell>
          <table:table-cell table:style-name="ce29" table:formula="of:=[.D$4] + ([.$B224]*[.D$5])" office:value-type="date" office:date-value="1991-08-06">
            <text:p>08/06/1991 00:00:00</text:p>
          </table:table-cell>
          <table:table-cell table:style-name="ce29" table:formula="of:=[.E$4] + ([.$B224]*[.E$5])" office:value-type="date" office:date-value="1959-06-06">
            <text:p>06/06/1959 00:00:00</text:p>
          </table:table-cell>
          <table:table-cell table:style-name="ce29" table:formula="of:=[.F$4] + ([.$B224]*[.F$5])" office:value-type="date" office:date-value="1935-06-01">
            <text:p>06/01/1935 00:00:00</text:p>
          </table:table-cell>
          <table:table-cell table:style-name="ce29" table:formula="of:=[.G$4] + ([.$B224]*[.G$5])" office:value-type="date" office:date-value="1903-06-17T12:00:00">
            <text:p>06/17/1903 12:00:00</text:p>
          </table:table-cell>
          <table:table-cell table:style-name="ce29" table:formula="of:=[.H$4] + ([.$B224]*[.H$5])" office:value-type="date" office:date-value="1885-11-25T12:00:00">
            <text:p>11/25/1885 12:00:00</text:p>
          </table:table-cell>
          <table:table-cell table:style-name="ce29" table:formula="of:=[.I$4] + ([.$B224]*[.I$5])" office:value-type="date" office:date-value="1933-04-25T12:00:00">
            <text:p>04/25/1933 12:00:00</text:p>
          </table:table-cell>
          <table:table-cell table:style-name="ce29" table:formula="of:=[.J$4] + ([.$B224]*[.J$5])" office:value-type="date" office:date-value="1938-01-17T12:00:00">
            <text:p>01/17/1938 12:00:00</text:p>
          </table:table-cell>
          <table:table-cell table:style-name="ce29" table:formula="of:=[.K$4] + ([.$B224]*[.K$5])" office:value-type="date" office:date-value="1935-03-08T12:00:00">
            <text:p>03/08/1935 12:00:00</text:p>
          </table:table-cell>
          <table:table-cell table:style-name="ce29" table:formula="of:=[.L$4] + ([.$B224]*[.L$5])" office:value-type="date" office:date-value="1906-01-19">
            <text:p>01/19/190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7">
            <text:p>217</text:p>
          </table:table-cell>
          <table:table-cell table:style-name="ce29" table:formula="of:=[.C$4] + ([.$B225]*[.C$5])" office:value-type="date" office:date-value="1930-12-20T12:00:00">
            <text:p>12/20/1930 12:00:00</text:p>
          </table:table-cell>
          <table:table-cell table:style-name="ce29" table:formula="of:=[.D$4] + ([.$B225]*[.D$5])" office:value-type="date" office:date-value="1991-12-28">
            <text:p>12/28/1991 00:00:00</text:p>
          </table:table-cell>
          <table:table-cell table:style-name="ce29" table:formula="of:=[.E$4] + ([.$B225]*[.E$5])" office:value-type="date" office:date-value="1959-07-25">
            <text:p>07/25/1959 00:00:00</text:p>
          </table:table-cell>
          <table:table-cell table:style-name="ce29" table:formula="of:=[.F$4] + ([.$B225]*[.F$5])" office:value-type="date" office:date-value="1935-07-20">
            <text:p>07/20/1935 00:00:00</text:p>
          </table:table-cell>
          <table:table-cell table:style-name="ce29" table:formula="of:=[.G$4] + ([.$B225]*[.G$5])" office:value-type="date" office:date-value="1903-04-29T12:00:00">
            <text:p>04/29/1903 12:00:00</text:p>
          </table:table-cell>
          <table:table-cell table:style-name="ce29" table:formula="of:=[.H$4] + ([.$B225]*[.H$5])" office:value-type="date" office:date-value="1885-09-16T12:00:00">
            <text:p>09/16/1885 12:00:00</text:p>
          </table:table-cell>
          <table:table-cell table:style-name="ce29" table:formula="of:=[.I$4] + ([.$B225]*[.I$5])" office:value-type="date" office:date-value="1933-05-06T12:00:00">
            <text:p>05/06/1933 12:00:00</text:p>
          </table:table-cell>
          <table:table-cell table:style-name="ce29" table:formula="of:=[.J$4] + ([.$B225]*[.J$5])" office:value-type="date" office:date-value="1938-02-05T12:00:00">
            <text:p>02/05/1938 12:00:00</text:p>
          </table:table-cell>
          <table:table-cell table:style-name="ce29" table:formula="of:=[.K$4] + ([.$B225]*[.K$5])" office:value-type="date" office:date-value="1935-03-21T12:00:00">
            <text:p>03/21/1935 12:00:00</text:p>
          </table:table-cell>
          <table:table-cell table:style-name="ce29" table:formula="of:=[.L$4] + ([.$B225]*[.L$5])" office:value-type="date" office:date-value="1905-12-05">
            <text:p>12/05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8">
            <text:p>218</text:p>
          </table:table-cell>
          <table:table-cell table:style-name="ce29" table:formula="of:=[.C$4] + ([.$B226]*[.C$5])" office:value-type="date" office:date-value="1930-12-27T12:00:00">
            <text:p>12/27/1930 12:00:00</text:p>
          </table:table-cell>
          <table:table-cell table:style-name="ce29" table:formula="of:=[.D$4] + ([.$B226]*[.D$5])" office:value-type="date" office:date-value="1992-05-20">
            <text:p>05/20/1992 00:00:00</text:p>
          </table:table-cell>
          <table:table-cell table:style-name="ce29" table:formula="of:=[.E$4] + ([.$B226]*[.E$5])" office:value-type="date" office:date-value="1959-09-12">
            <text:p>09/12/1959 00:00:00</text:p>
          </table:table-cell>
          <table:table-cell table:style-name="ce29" table:formula="of:=[.F$4] + ([.$B226]*[.F$5])" office:value-type="date" office:date-value="1935-09-07">
            <text:p>09/07/1935 00:00:00</text:p>
          </table:table-cell>
          <table:table-cell table:style-name="ce29" table:formula="of:=[.G$4] + ([.$B226]*[.G$5])" office:value-type="date" office:date-value="1903-03-11T12:00:00">
            <text:p>03/11/1903 12:00:00</text:p>
          </table:table-cell>
          <table:table-cell table:style-name="ce29" table:formula="of:=[.H$4] + ([.$B226]*[.H$5])" office:value-type="date" office:date-value="1885-07-08T12:00:00">
            <text:p>07/08/1885 12:00:00</text:p>
          </table:table-cell>
          <table:table-cell table:style-name="ce29" table:formula="of:=[.I$4] + ([.$B226]*[.I$5])" office:value-type="date" office:date-value="1933-05-17T12:00:00">
            <text:p>05/17/1933 12:00:00</text:p>
          </table:table-cell>
          <table:table-cell table:style-name="ce29" table:formula="of:=[.J$4] + ([.$B226]*[.J$5])" office:value-type="date" office:date-value="1938-02-24T12:00:00">
            <text:p>02/24/1938 12:00:00</text:p>
          </table:table-cell>
          <table:table-cell table:style-name="ce29" table:formula="of:=[.K$4] + ([.$B226]*[.K$5])" office:value-type="date" office:date-value="1935-04-03T12:00:00">
            <text:p>04/03/1935 12:00:00</text:p>
          </table:table-cell>
          <table:table-cell table:style-name="ce29" table:formula="of:=[.L$4] + ([.$B226]*[.L$5])" office:value-type="date" office:date-value="1905-10-21">
            <text:p>10/21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9">
            <text:p>219</text:p>
          </table:table-cell>
          <table:table-cell table:style-name="ce29" table:formula="of:=[.C$4] + ([.$B227]*[.C$5])" office:value-type="date" office:date-value="1931-01-03T12:00:00">
            <text:p>01/03/1931 12:00:00</text:p>
          </table:table-cell>
          <table:table-cell table:style-name="ce29" table:formula="of:=[.D$4] + ([.$B227]*[.D$5])" office:value-type="date" office:date-value="1992-10-11">
            <text:p>10/11/1992 00:00:00</text:p>
          </table:table-cell>
          <table:table-cell table:style-name="ce29" table:formula="of:=[.E$4] + ([.$B227]*[.E$5])" office:value-type="date" office:date-value="1959-10-31">
            <text:p>10/31/1959 00:00:00</text:p>
          </table:table-cell>
          <table:table-cell table:style-name="ce29" table:formula="of:=[.F$4] + ([.$B227]*[.F$5])" office:value-type="date" office:date-value="1935-10-26">
            <text:p>10/26/1935 00:00:00</text:p>
          </table:table-cell>
          <table:table-cell table:style-name="ce29" table:formula="of:=[.G$4] + ([.$B227]*[.G$5])" office:value-type="date" office:date-value="1903-01-21T12:00:00">
            <text:p>01/21/1903 12:00:00</text:p>
          </table:table-cell>
          <table:table-cell table:style-name="ce29" table:formula="of:=[.H$4] + ([.$B227]*[.H$5])" office:value-type="date" office:date-value="1885-04-29T12:00:00">
            <text:p>04/29/1885 12:00:00</text:p>
          </table:table-cell>
          <table:table-cell table:style-name="ce29" table:formula="of:=[.I$4] + ([.$B227]*[.I$5])" office:value-type="date" office:date-value="1933-05-28T12:00:00">
            <text:p>05/28/1933 12:00:00</text:p>
          </table:table-cell>
          <table:table-cell table:style-name="ce29" table:formula="of:=[.J$4] + ([.$B227]*[.J$5])" office:value-type="date" office:date-value="1938-03-15T12:00:00">
            <text:p>03/15/1938 12:00:00</text:p>
          </table:table-cell>
          <table:table-cell table:style-name="ce29" table:formula="of:=[.K$4] + ([.$B227]*[.K$5])" office:value-type="date" office:date-value="1935-04-16T12:00:00">
            <text:p>04/16/1935 12:00:00</text:p>
          </table:table-cell>
          <table:table-cell table:style-name="ce29" table:formula="of:=[.L$4] + ([.$B227]*[.L$5])" office:value-type="date" office:date-value="1905-09-06">
            <text:p>09/06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0">
            <text:p>220</text:p>
          </table:table-cell>
          <table:table-cell table:style-name="ce29" table:formula="of:=[.C$4] + ([.$B228]*[.C$5])" office:value-type="date" office:date-value="1931-01-10T12:00:00">
            <text:p>01/10/1931 12:00:00</text:p>
          </table:table-cell>
          <table:table-cell table:style-name="ce29" table:formula="of:=[.D$4] + ([.$B228]*[.D$5])" office:value-type="date" office:date-value="1993-03-04">
            <text:p>03/04/1993 00:00:00</text:p>
          </table:table-cell>
          <table:table-cell table:style-name="ce29" table:formula="of:=[.E$4] + ([.$B228]*[.E$5])" office:value-type="date" office:date-value="1959-12-19">
            <text:p>12/19/1959 00:00:00</text:p>
          </table:table-cell>
          <table:table-cell table:style-name="ce29" table:formula="of:=[.F$4] + ([.$B228]*[.F$5])" office:value-type="date" office:date-value="1935-12-14">
            <text:p>12/14/1935 00:00:00</text:p>
          </table:table-cell>
          <table:table-cell table:style-name="ce29" table:formula="of:=[.G$4] + ([.$B228]*[.G$5])" office:value-type="date" office:date-value="1902-12-03T12:00:00">
            <text:p>12/03/1902 12:00:00</text:p>
          </table:table-cell>
          <table:table-cell table:style-name="ce29" table:formula="of:=[.H$4] + ([.$B228]*[.H$5])" office:value-type="date" office:date-value="1885-02-18T12:00:00">
            <text:p>02/18/1885 12:00:00</text:p>
          </table:table-cell>
          <table:table-cell table:style-name="ce29" table:formula="of:=[.I$4] + ([.$B228]*[.I$5])" office:value-type="date" office:date-value="1933-06-08T12:00:00">
            <text:p>06/08/1933 12:00:00</text:p>
          </table:table-cell>
          <table:table-cell table:style-name="ce29" table:formula="of:=[.J$4] + ([.$B228]*[.J$5])" office:value-type="date" office:date-value="1938-04-03T12:00:00">
            <text:p>04/03/1938 12:00:00</text:p>
          </table:table-cell>
          <table:table-cell table:style-name="ce29" table:formula="of:=[.K$4] + ([.$B228]*[.K$5])" office:value-type="date" office:date-value="1935-04-29T12:00:00">
            <text:p>04/29/1935 12:00:00</text:p>
          </table:table-cell>
          <table:table-cell table:style-name="ce29" table:formula="of:=[.L$4] + ([.$B228]*[.L$5])" office:value-type="date" office:date-value="1905-07-23">
            <text:p>07/23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1">
            <text:p>221</text:p>
          </table:table-cell>
          <table:table-cell table:style-name="ce29" table:formula="of:=[.C$4] + ([.$B229]*[.C$5])" office:value-type="date" office:date-value="1931-01-17T12:00:00">
            <text:p>01/17/1931 12:00:00</text:p>
          </table:table-cell>
          <table:table-cell table:style-name="ce29" table:formula="of:=[.D$4] + ([.$B229]*[.D$5])" office:value-type="date" office:date-value="1993-07-26">
            <text:p>07/26/1993 00:00:00</text:p>
          </table:table-cell>
          <table:table-cell table:style-name="ce29" table:formula="of:=[.E$4] + ([.$B229]*[.E$5])" office:value-type="date" office:date-value="1960-02-06">
            <text:p>02/06/1960 00:00:00</text:p>
          </table:table-cell>
          <table:table-cell table:style-name="ce29" table:formula="of:=[.F$4] + ([.$B229]*[.F$5])" office:value-type="date" office:date-value="1936-02-01">
            <text:p>02/01/1936 00:00:00</text:p>
          </table:table-cell>
          <table:table-cell table:style-name="ce29" table:formula="of:=[.G$4] + ([.$B229]*[.G$5])" office:value-type="date" office:date-value="1902-10-15T12:00:00">
            <text:p>10/15/1902 12:00:00</text:p>
          </table:table-cell>
          <table:table-cell table:style-name="ce29" table:formula="of:=[.H$4] + ([.$B229]*[.H$5])" office:value-type="date" office:date-value="1884-12-10T12:00:00">
            <text:p>12/10/1884 12:00:00</text:p>
          </table:table-cell>
          <table:table-cell table:style-name="ce29" table:formula="of:=[.I$4] + ([.$B229]*[.I$5])" office:value-type="date" office:date-value="1933-06-19T12:00:00">
            <text:p>06/19/1933 12:00:00</text:p>
          </table:table-cell>
          <table:table-cell table:style-name="ce29" table:formula="of:=[.J$4] + ([.$B229]*[.J$5])" office:value-type="date" office:date-value="1938-04-22T12:00:00">
            <text:p>04/22/1938 12:00:00</text:p>
          </table:table-cell>
          <table:table-cell table:style-name="ce29" table:formula="of:=[.K$4] + ([.$B229]*[.K$5])" office:value-type="date" office:date-value="1935-05-12T12:00:00">
            <text:p>05/12/1935 12:00:00</text:p>
          </table:table-cell>
          <table:table-cell table:style-name="ce29" table:formula="of:=[.L$4] + ([.$B229]*[.L$5])" office:value-type="date" office:date-value="1905-06-08">
            <text:p>06/08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2">
            <text:p>222</text:p>
          </table:table-cell>
          <table:table-cell table:style-name="ce29" table:formula="of:=[.C$4] + ([.$B230]*[.C$5])" office:value-type="date" office:date-value="1931-01-24T12:00:00">
            <text:p>01/24/1931 12:00:00</text:p>
          </table:table-cell>
          <table:table-cell table:style-name="ce29" table:formula="of:=[.D$4] + ([.$B230]*[.D$5])" office:value-type="date" office:date-value="1993-12-17">
            <text:p>12/17/1993 00:00:00</text:p>
          </table:table-cell>
          <table:table-cell table:style-name="ce29" table:formula="of:=[.E$4] + ([.$B230]*[.E$5])" office:value-type="date" office:date-value="1960-03-26">
            <text:p>03/26/1960 00:00:00</text:p>
          </table:table-cell>
          <table:table-cell table:style-name="ce29" table:formula="of:=[.F$4] + ([.$B230]*[.F$5])" office:value-type="date" office:date-value="1936-03-21">
            <text:p>03/21/1936 00:00:00</text:p>
          </table:table-cell>
          <table:table-cell table:style-name="ce29" table:formula="of:=[.G$4] + ([.$B230]*[.G$5])" office:value-type="date" office:date-value="1902-08-27T12:00:00">
            <text:p>08/27/1902 12:00:00</text:p>
          </table:table-cell>
          <table:table-cell table:style-name="ce29" table:formula="of:=[.H$4] + ([.$B230]*[.H$5])" office:value-type="date" office:date-value="1884-10-01T12:00:00">
            <text:p>10/01/1884 12:00:00</text:p>
          </table:table-cell>
          <table:table-cell table:style-name="ce29" table:formula="of:=[.I$4] + ([.$B230]*[.I$5])" office:value-type="date" office:date-value="1933-06-30T12:00:00">
            <text:p>06/30/1933 12:00:00</text:p>
          </table:table-cell>
          <table:table-cell table:style-name="ce29" table:formula="of:=[.J$4] + ([.$B230]*[.J$5])" office:value-type="date" office:date-value="1938-05-11T12:00:00">
            <text:p>05/11/1938 12:00:00</text:p>
          </table:table-cell>
          <table:table-cell table:style-name="ce29" table:formula="of:=[.K$4] + ([.$B230]*[.K$5])" office:value-type="date" office:date-value="1935-05-25T12:00:00">
            <text:p>05/25/1935 12:00:00</text:p>
          </table:table-cell>
          <table:table-cell table:style-name="ce29" table:formula="of:=[.L$4] + ([.$B230]*[.L$5])" office:value-type="date" office:date-value="1905-04-24">
            <text:p>04/24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3">
            <text:p>223</text:p>
          </table:table-cell>
          <table:table-cell table:style-name="ce29" table:formula="of:=[.C$4] + ([.$B231]*[.C$5])" office:value-type="date" office:date-value="1931-01-31T12:00:00">
            <text:p>01/31/1931 12:00:00</text:p>
          </table:table-cell>
          <table:table-cell table:style-name="ce29" table:formula="of:=[.D$4] + ([.$B231]*[.D$5])" office:value-type="date" office:date-value="1994-05-10">
            <text:p>05/10/1994 00:00:00</text:p>
          </table:table-cell>
          <table:table-cell table:style-name="ce29" table:formula="of:=[.E$4] + ([.$B231]*[.E$5])" office:value-type="date" office:date-value="1960-05-14">
            <text:p>05/14/1960 00:00:00</text:p>
          </table:table-cell>
          <table:table-cell table:style-name="ce29" table:formula="of:=[.F$4] + ([.$B231]*[.F$5])" office:value-type="date" office:date-value="1936-05-09">
            <text:p>05/09/1936 00:00:00</text:p>
          </table:table-cell>
          <table:table-cell table:style-name="ce29" table:formula="of:=[.G$4] + ([.$B231]*[.G$5])" office:value-type="date" office:date-value="1902-07-09T12:00:00">
            <text:p>07/09/1902 12:00:00</text:p>
          </table:table-cell>
          <table:table-cell table:style-name="ce29" table:formula="of:=[.H$4] + ([.$B231]*[.H$5])" office:value-type="date" office:date-value="1884-07-23T12:00:00">
            <text:p>07/23/1884 12:00:00</text:p>
          </table:table-cell>
          <table:table-cell table:style-name="ce29" table:formula="of:=[.I$4] + ([.$B231]*[.I$5])" office:value-type="date" office:date-value="1933-07-11T12:00:00">
            <text:p>07/11/1933 12:00:00</text:p>
          </table:table-cell>
          <table:table-cell table:style-name="ce29" table:formula="of:=[.J$4] + ([.$B231]*[.J$5])" office:value-type="date" office:date-value="1938-05-30T12:00:00">
            <text:p>05/30/1938 12:00:00</text:p>
          </table:table-cell>
          <table:table-cell table:style-name="ce29" table:formula="of:=[.K$4] + ([.$B231]*[.K$5])" office:value-type="date" office:date-value="1935-06-07T12:00:00">
            <text:p>06/07/1935 12:00:00</text:p>
          </table:table-cell>
          <table:table-cell table:style-name="ce29" table:formula="of:=[.L$4] + ([.$B231]*[.L$5])" office:value-type="date" office:date-value="1905-03-10">
            <text:p>03/10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4">
            <text:p>224</text:p>
          </table:table-cell>
          <table:table-cell table:style-name="ce29" table:formula="of:=[.C$4] + ([.$B232]*[.C$5])" office:value-type="date" office:date-value="1931-02-07T12:00:00">
            <text:p>02/07/1931 12:00:00</text:p>
          </table:table-cell>
          <table:table-cell table:style-name="ce29" table:formula="of:=[.D$4] + ([.$B232]*[.D$5])" office:value-type="date" office:date-value="1994-10-01">
            <text:p>10/01/1994 00:00:00</text:p>
          </table:table-cell>
          <table:table-cell table:style-name="ce29" table:formula="of:=[.E$4] + ([.$B232]*[.E$5])" office:value-type="date" office:date-value="1960-07-02">
            <text:p>07/02/1960 00:00:00</text:p>
          </table:table-cell>
          <table:table-cell table:style-name="ce29" table:formula="of:=[.F$4] + ([.$B232]*[.F$5])" office:value-type="date" office:date-value="1936-06-27">
            <text:p>06/27/1936 00:00:00</text:p>
          </table:table-cell>
          <table:table-cell table:style-name="ce29" table:formula="of:=[.G$4] + ([.$B232]*[.G$5])" office:value-type="date" office:date-value="1902-05-21T12:00:00">
            <text:p>05/21/1902 12:00:00</text:p>
          </table:table-cell>
          <table:table-cell table:style-name="ce29" table:formula="of:=[.H$4] + ([.$B232]*[.H$5])" office:value-type="date" office:date-value="1884-05-14T12:00:00">
            <text:p>05/14/1884 12:00:00</text:p>
          </table:table-cell>
          <table:table-cell table:style-name="ce29" table:formula="of:=[.I$4] + ([.$B232]*[.I$5])" office:value-type="date" office:date-value="1933-07-22T12:00:00">
            <text:p>07/22/1933 12:00:00</text:p>
          </table:table-cell>
          <table:table-cell table:style-name="ce29" table:formula="of:=[.J$4] + ([.$B232]*[.J$5])" office:value-type="date" office:date-value="1938-06-18T12:00:00">
            <text:p>06/18/1938 12:00:00</text:p>
          </table:table-cell>
          <table:table-cell table:style-name="ce29" table:formula="of:=[.K$4] + ([.$B232]*[.K$5])" office:value-type="date" office:date-value="1935-06-20T12:00:00">
            <text:p>06/20/1935 12:00:00</text:p>
          </table:table-cell>
          <table:table-cell table:style-name="ce29" table:formula="of:=[.L$4] + ([.$B232]*[.L$5])" office:value-type="date" office:date-value="1905-01-24">
            <text:p>01/24/190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5">
            <text:p>225</text:p>
          </table:table-cell>
          <table:table-cell table:style-name="ce29" table:formula="of:=[.C$4] + ([.$B233]*[.C$5])" office:value-type="date" office:date-value="1931-02-14T12:00:00">
            <text:p>02/14/1931 12:00:00</text:p>
          </table:table-cell>
          <table:table-cell table:style-name="ce29" table:formula="of:=[.D$4] + ([.$B233]*[.D$5])" office:value-type="date" office:date-value="1995-02-22">
            <text:p>02/22/1995 00:00:00</text:p>
          </table:table-cell>
          <table:table-cell table:style-name="ce29" table:formula="of:=[.E$4] + ([.$B233]*[.E$5])" office:value-type="date" office:date-value="1960-08-20">
            <text:p>08/20/1960 00:00:00</text:p>
          </table:table-cell>
          <table:table-cell table:style-name="ce29" table:formula="of:=[.F$4] + ([.$B233]*[.F$5])" office:value-type="date" office:date-value="1936-08-15">
            <text:p>08/15/1936 00:00:00</text:p>
          </table:table-cell>
          <table:table-cell table:style-name="ce29" table:formula="of:=[.G$4] + ([.$B233]*[.G$5])" office:value-type="date" office:date-value="1902-04-02T12:00:00">
            <text:p>04/02/1902 12:00:00</text:p>
          </table:table-cell>
          <table:table-cell table:style-name="ce29" table:formula="of:=[.H$4] + ([.$B233]*[.H$5])" office:value-type="date" office:date-value="1884-03-05T12:00:00">
            <text:p>03/05/1884 12:00:00</text:p>
          </table:table-cell>
          <table:table-cell table:style-name="ce29" table:formula="of:=[.I$4] + ([.$B233]*[.I$5])" office:value-type="date" office:date-value="1933-08-02T12:00:00">
            <text:p>08/02/1933 12:00:00</text:p>
          </table:table-cell>
          <table:table-cell table:style-name="ce29" table:formula="of:=[.J$4] + ([.$B233]*[.J$5])" office:value-type="date" office:date-value="1938-07-07T12:00:00">
            <text:p>07/07/1938 12:00:00</text:p>
          </table:table-cell>
          <table:table-cell table:style-name="ce29" table:formula="of:=[.K$4] + ([.$B233]*[.K$5])" office:value-type="date" office:date-value="1935-07-03T12:00:00">
            <text:p>07/03/1935 12:00:00</text:p>
          </table:table-cell>
          <table:table-cell table:style-name="ce29" table:formula="of:=[.L$4] + ([.$B233]*[.L$5])" office:value-type="date" office:date-value="1904-12-10">
            <text:p>12/10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6">
            <text:p>226</text:p>
          </table:table-cell>
          <table:table-cell table:style-name="ce29" table:formula="of:=[.C$4] + ([.$B234]*[.C$5])" office:value-type="date" office:date-value="1931-02-21T12:00:00">
            <text:p>02/21/1931 12:00:00</text:p>
          </table:table-cell>
          <table:table-cell table:style-name="ce29" table:formula="of:=[.D$4] + ([.$B234]*[.D$5])" office:value-type="date" office:date-value="1995-07-16">
            <text:p>07/16/1995 00:00:00</text:p>
          </table:table-cell>
          <table:table-cell table:style-name="ce29" table:formula="of:=[.E$4] + ([.$B234]*[.E$5])" office:value-type="date" office:date-value="1960-10-08">
            <text:p>10/08/1960 00:00:00</text:p>
          </table:table-cell>
          <table:table-cell table:style-name="ce29" table:formula="of:=[.F$4] + ([.$B234]*[.F$5])" office:value-type="date" office:date-value="1936-10-03">
            <text:p>10/03/1936 00:00:00</text:p>
          </table:table-cell>
          <table:table-cell table:style-name="ce29" table:formula="of:=[.G$4] + ([.$B234]*[.G$5])" office:value-type="date" office:date-value="1902-02-12T12:00:00">
            <text:p>02/12/1902 12:00:00</text:p>
          </table:table-cell>
          <table:table-cell table:style-name="ce29" table:formula="of:=[.H$4] + ([.$B234]*[.H$5])" office:value-type="date" office:date-value="1883-12-26T12:00:00">
            <text:p>12/26/1883 12:00:00</text:p>
          </table:table-cell>
          <table:table-cell table:style-name="ce29" table:formula="of:=[.I$4] + ([.$B234]*[.I$5])" office:value-type="date" office:date-value="1933-08-13T12:00:00">
            <text:p>08/13/1933 12:00:00</text:p>
          </table:table-cell>
          <table:table-cell table:style-name="ce29" table:formula="of:=[.J$4] + ([.$B234]*[.J$5])" office:value-type="date" office:date-value="1938-07-26T12:00:00">
            <text:p>07/26/1938 12:00:00</text:p>
          </table:table-cell>
          <table:table-cell table:style-name="ce29" table:formula="of:=[.K$4] + ([.$B234]*[.K$5])" office:value-type="date" office:date-value="1935-07-16T12:00:00">
            <text:p>07/16/1935 12:00:00</text:p>
          </table:table-cell>
          <table:table-cell table:style-name="ce29" table:formula="of:=[.L$4] + ([.$B234]*[.L$5])" office:value-type="date" office:date-value="1904-10-26">
            <text:p>10/26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7">
            <text:p>227</text:p>
          </table:table-cell>
          <table:table-cell table:style-name="ce29" table:formula="of:=[.C$4] + ([.$B235]*[.C$5])" office:value-type="date" office:date-value="1931-02-28T12:00:00">
            <text:p>02/28/1931 12:00:00</text:p>
          </table:table-cell>
          <table:table-cell table:style-name="ce29" table:formula="of:=[.D$4] + ([.$B235]*[.D$5])" office:value-type="date" office:date-value="1995-12-07">
            <text:p>12/07/1995 00:00:00</text:p>
          </table:table-cell>
          <table:table-cell table:style-name="ce29" table:formula="of:=[.E$4] + ([.$B235]*[.E$5])" office:value-type="date" office:date-value="1960-11-26">
            <text:p>11/26/1960 00:00:00</text:p>
          </table:table-cell>
          <table:table-cell table:style-name="ce29" table:formula="of:=[.F$4] + ([.$B235]*[.F$5])" office:value-type="date" office:date-value="1936-11-21">
            <text:p>11/21/1936 00:00:00</text:p>
          </table:table-cell>
          <table:table-cell table:style-name="ce29" table:formula="of:=[.G$4] + ([.$B235]*[.G$5])" office:value-type="date" office:date-value="1901-12-25T12:00:00">
            <text:p>12/25/1901 12:00:00</text:p>
          </table:table-cell>
          <table:table-cell table:style-name="ce29" table:formula="of:=[.H$4] + ([.$B235]*[.H$5])" office:value-type="date" office:date-value="1883-10-17T12:00:00">
            <text:p>10/17/1883 12:00:00</text:p>
          </table:table-cell>
          <table:table-cell table:style-name="ce29" table:formula="of:=[.I$4] + ([.$B235]*[.I$5])" office:value-type="date" office:date-value="1933-08-24T12:00:00">
            <text:p>08/24/1933 12:00:00</text:p>
          </table:table-cell>
          <table:table-cell table:style-name="ce29" table:formula="of:=[.J$4] + ([.$B235]*[.J$5])" office:value-type="date" office:date-value="1938-08-14T12:00:00">
            <text:p>08/14/1938 12:00:00</text:p>
          </table:table-cell>
          <table:table-cell table:style-name="ce29" table:formula="of:=[.K$4] + ([.$B235]*[.K$5])" office:value-type="date" office:date-value="1935-07-29T12:00:00">
            <text:p>07/29/1935 12:00:00</text:p>
          </table:table-cell>
          <table:table-cell table:style-name="ce29" table:formula="of:=[.L$4] + ([.$B235]*[.L$5])" office:value-type="date" office:date-value="1904-09-11">
            <text:p>09/11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8">
            <text:p>228</text:p>
          </table:table-cell>
          <table:table-cell table:style-name="ce29" table:formula="of:=[.C$4] + ([.$B236]*[.C$5])" office:value-type="date" office:date-value="1931-03-07T12:00:00">
            <text:p>03/07/1931 12:00:00</text:p>
          </table:table-cell>
          <table:table-cell table:style-name="ce29" table:formula="of:=[.D$4] + ([.$B236]*[.D$5])" office:value-type="date" office:date-value="1996-04-29">
            <text:p>04/29/1996 00:00:00</text:p>
          </table:table-cell>
          <table:table-cell table:style-name="ce29" table:formula="of:=[.E$4] + ([.$B236]*[.E$5])" office:value-type="date" office:date-value="1961-01-14">
            <text:p>01/14/1961 00:00:00</text:p>
          </table:table-cell>
          <table:table-cell table:style-name="ce29" table:formula="of:=[.F$4] + ([.$B236]*[.F$5])" office:value-type="date" office:date-value="1937-01-09">
            <text:p>01/09/1937 00:00:00</text:p>
          </table:table-cell>
          <table:table-cell table:style-name="ce29" table:formula="of:=[.G$4] + ([.$B236]*[.G$5])" office:value-type="date" office:date-value="1901-11-06T12:00:00">
            <text:p>11/06/1901 12:00:00</text:p>
          </table:table-cell>
          <table:table-cell table:style-name="ce29" table:formula="of:=[.H$4] + ([.$B236]*[.H$5])" office:value-type="date" office:date-value="1883-08-08T12:00:00">
            <text:p>08/08/1883 12:00:00</text:p>
          </table:table-cell>
          <table:table-cell table:style-name="ce29" table:formula="of:=[.I$4] + ([.$B236]*[.I$5])" office:value-type="date" office:date-value="1933-09-04T12:00:00">
            <text:p>09/04/1933 12:00:00</text:p>
          </table:table-cell>
          <table:table-cell table:style-name="ce29" table:formula="of:=[.J$4] + ([.$B236]*[.J$5])" office:value-type="date" office:date-value="1938-09-02T12:00:00">
            <text:p>09/02/1938 12:00:00</text:p>
          </table:table-cell>
          <table:table-cell table:style-name="ce29" table:formula="of:=[.K$4] + ([.$B236]*[.K$5])" office:value-type="date" office:date-value="1935-08-11T12:00:00">
            <text:p>08/11/1935 12:00:00</text:p>
          </table:table-cell>
          <table:table-cell table:style-name="ce29" table:formula="of:=[.L$4] + ([.$B236]*[.L$5])" office:value-type="date" office:date-value="1904-07-28">
            <text:p>07/28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9">
            <text:p>229</text:p>
          </table:table-cell>
          <table:table-cell table:style-name="ce29" table:formula="of:=[.C$4] + ([.$B237]*[.C$5])" office:value-type="date" office:date-value="1931-03-14T12:00:00">
            <text:p>03/14/1931 12:00:00</text:p>
          </table:table-cell>
          <table:table-cell table:style-name="ce29" table:formula="of:=[.D$4] + ([.$B237]*[.D$5])" office:value-type="date" office:date-value="1996-09-20">
            <text:p>09/20/1996 00:00:00</text:p>
          </table:table-cell>
          <table:table-cell table:style-name="ce29" table:formula="of:=[.E$4] + ([.$B237]*[.E$5])" office:value-type="date" office:date-value="1961-03-04">
            <text:p>03/04/1961 00:00:00</text:p>
          </table:table-cell>
          <table:table-cell table:style-name="ce29" table:formula="of:=[.F$4] + ([.$B237]*[.F$5])" office:value-type="date" office:date-value="1937-02-27">
            <text:p>02/27/1937 00:00:00</text:p>
          </table:table-cell>
          <table:table-cell table:style-name="ce29" table:formula="of:=[.G$4] + ([.$B237]*[.G$5])" office:value-type="date" office:date-value="1901-09-18T12:00:00">
            <text:p>09/18/1901 12:00:00</text:p>
          </table:table-cell>
          <table:table-cell table:style-name="ce29" table:formula="of:=[.H$4] + ([.$B237]*[.H$5])" office:value-type="date" office:date-value="1883-05-30T12:00:00">
            <text:p>05/30/1883 12:00:00</text:p>
          </table:table-cell>
          <table:table-cell table:style-name="ce29" table:formula="of:=[.I$4] + ([.$B237]*[.I$5])" office:value-type="date" office:date-value="1933-09-15T12:00:00">
            <text:p>09/15/1933 12:00:00</text:p>
          </table:table-cell>
          <table:table-cell table:style-name="ce29" table:formula="of:=[.J$4] + ([.$B237]*[.J$5])" office:value-type="date" office:date-value="1938-09-21T12:00:00">
            <text:p>09/21/1938 12:00:00</text:p>
          </table:table-cell>
          <table:table-cell table:style-name="ce29" table:formula="of:=[.K$4] + ([.$B237]*[.K$5])" office:value-type="date" office:date-value="1935-08-24T12:00:00">
            <text:p>08/24/1935 12:00:00</text:p>
          </table:table-cell>
          <table:table-cell table:style-name="ce29" table:formula="of:=[.L$4] + ([.$B237]*[.L$5])" office:value-type="date" office:date-value="1904-06-13">
            <text:p>06/13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0">
            <text:p>230</text:p>
          </table:table-cell>
          <table:table-cell table:style-name="ce29" table:formula="of:=[.C$4] + ([.$B238]*[.C$5])" office:value-type="date" office:date-value="1931-03-21T12:00:00">
            <text:p>03/21/1931 12:00:00</text:p>
          </table:table-cell>
          <table:table-cell table:style-name="ce29" table:formula="of:=[.D$4] + ([.$B238]*[.D$5])" office:value-type="date" office:date-value="1997-02-11">
            <text:p>02/11/1997 00:00:00</text:p>
          </table:table-cell>
          <table:table-cell table:style-name="ce29" table:formula="of:=[.E$4] + ([.$B238]*[.E$5])" office:value-type="date" office:date-value="1961-04-22">
            <text:p>04/22/1961 00:00:00</text:p>
          </table:table-cell>
          <table:table-cell table:style-name="ce29" table:formula="of:=[.F$4] + ([.$B238]*[.F$5])" office:value-type="date" office:date-value="1937-04-17">
            <text:p>04/17/1937 00:00:00</text:p>
          </table:table-cell>
          <table:table-cell table:style-name="ce29" table:formula="of:=[.G$4] + ([.$B238]*[.G$5])" office:value-type="date" office:date-value="1901-07-31T12:00:00">
            <text:p>07/31/1901 12:00:00</text:p>
          </table:table-cell>
          <table:table-cell table:style-name="ce29" table:formula="of:=[.H$4] + ([.$B238]*[.H$5])" office:value-type="date" office:date-value="1883-03-21T12:00:00">
            <text:p>03/21/1883 12:00:00</text:p>
          </table:table-cell>
          <table:table-cell table:style-name="ce29" table:formula="of:=[.I$4] + ([.$B238]*[.I$5])" office:value-type="date" office:date-value="1933-09-26T12:00:00">
            <text:p>09/26/1933 12:00:00</text:p>
          </table:table-cell>
          <table:table-cell table:style-name="ce29" table:formula="of:=[.J$4] + ([.$B238]*[.J$5])" office:value-type="date" office:date-value="1938-10-10T12:00:00">
            <text:p>10/10/1938 12:00:00</text:p>
          </table:table-cell>
          <table:table-cell table:style-name="ce29" table:formula="of:=[.K$4] + ([.$B238]*[.K$5])" office:value-type="date" office:date-value="1935-09-06T12:00:00">
            <text:p>09/06/1935 12:00:00</text:p>
          </table:table-cell>
          <table:table-cell table:style-name="ce29" table:formula="of:=[.L$4] + ([.$B238]*[.L$5])" office:value-type="date" office:date-value="1904-04-29">
            <text:p>04/29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1">
            <text:p>231</text:p>
          </table:table-cell>
          <table:table-cell table:style-name="ce29" table:formula="of:=[.C$4] + ([.$B239]*[.C$5])" office:value-type="date" office:date-value="1931-03-28T12:00:00">
            <text:p>03/28/1931 12:00:00</text:p>
          </table:table-cell>
          <table:table-cell table:style-name="ce29" table:formula="of:=[.D$4] + ([.$B239]*[.D$5])" office:value-type="date" office:date-value="1997-07-05">
            <text:p>07/05/1997 00:00:00</text:p>
          </table:table-cell>
          <table:table-cell table:style-name="ce29" table:formula="of:=[.E$4] + ([.$B239]*[.E$5])" office:value-type="date" office:date-value="1961-06-10">
            <text:p>06/10/1961 00:00:00</text:p>
          </table:table-cell>
          <table:table-cell table:style-name="ce29" table:formula="of:=[.F$4] + ([.$B239]*[.F$5])" office:value-type="date" office:date-value="1937-06-05">
            <text:p>06/05/1937 00:00:00</text:p>
          </table:table-cell>
          <table:table-cell table:style-name="ce29" table:formula="of:=[.G$4] + ([.$B239]*[.G$5])" office:value-type="date" office:date-value="1901-06-12T12:00:00">
            <text:p>06/12/1901 12:00:00</text:p>
          </table:table-cell>
          <table:table-cell table:style-name="ce29" table:formula="of:=[.H$4] + ([.$B239]*[.H$5])" office:value-type="date" office:date-value="1883-01-10T12:00:00">
            <text:p>01/10/1883 12:00:00</text:p>
          </table:table-cell>
          <table:table-cell table:style-name="ce29" table:formula="of:=[.I$4] + ([.$B239]*[.I$5])" office:value-type="date" office:date-value="1933-10-07T12:00:00">
            <text:p>10/07/1933 12:00:00</text:p>
          </table:table-cell>
          <table:table-cell table:style-name="ce29" table:formula="of:=[.J$4] + ([.$B239]*[.J$5])" office:value-type="date" office:date-value="1938-10-29T12:00:00">
            <text:p>10/29/1938 12:00:00</text:p>
          </table:table-cell>
          <table:table-cell table:style-name="ce29" table:formula="of:=[.K$4] + ([.$B239]*[.K$5])" office:value-type="date" office:date-value="1935-09-19T12:00:00">
            <text:p>09/19/1935 12:00:00</text:p>
          </table:table-cell>
          <table:table-cell table:style-name="ce29" table:formula="of:=[.L$4] + ([.$B239]*[.L$5])" office:value-type="date" office:date-value="1904-03-15">
            <text:p>03/15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2">
            <text:p>232</text:p>
          </table:table-cell>
          <table:table-cell table:style-name="ce29" table:formula="of:=[.C$4] + ([.$B240]*[.C$5])" office:value-type="date" office:date-value="1931-04-04T12:00:00">
            <text:p>04/04/1931 12:00:00</text:p>
          </table:table-cell>
          <table:table-cell table:style-name="ce29" table:formula="of:=[.D$4] + ([.$B240]*[.D$5])" office:value-type="date" office:date-value="1997-11-26">
            <text:p>11/26/1997 00:00:00</text:p>
          </table:table-cell>
          <table:table-cell table:style-name="ce29" table:formula="of:=[.E$4] + ([.$B240]*[.E$5])" office:value-type="date" office:date-value="1961-07-29">
            <text:p>07/29/1961 00:00:00</text:p>
          </table:table-cell>
          <table:table-cell table:style-name="ce29" table:formula="of:=[.F$4] + ([.$B240]*[.F$5])" office:value-type="date" office:date-value="1937-07-24">
            <text:p>07/24/1937 00:00:00</text:p>
          </table:table-cell>
          <table:table-cell table:style-name="ce29" table:formula="of:=[.G$4] + ([.$B240]*[.G$5])" office:value-type="date" office:date-value="1901-04-24T12:00:00">
            <text:p>04/24/1901 12:00:00</text:p>
          </table:table-cell>
          <table:table-cell table:style-name="ce29" table:formula="of:=[.H$4] + ([.$B240]*[.H$5])" office:value-type="date" office:date-value="1882-11-01T12:00:00">
            <text:p>11/01/1882 12:00:00</text:p>
          </table:table-cell>
          <table:table-cell table:style-name="ce29" table:formula="of:=[.I$4] + ([.$B240]*[.I$5])" office:value-type="date" office:date-value="1933-10-18T12:00:00">
            <text:p>10/18/1933 12:00:00</text:p>
          </table:table-cell>
          <table:table-cell table:style-name="ce29" table:formula="of:=[.J$4] + ([.$B240]*[.J$5])" office:value-type="date" office:date-value="1938-11-17T12:00:00">
            <text:p>11/17/1938 12:00:00</text:p>
          </table:table-cell>
          <table:table-cell table:style-name="ce29" table:formula="of:=[.K$4] + ([.$B240]*[.K$5])" office:value-type="date" office:date-value="1935-10-02T12:00:00">
            <text:p>10/02/1935 12:00:00</text:p>
          </table:table-cell>
          <table:table-cell table:style-name="ce29" table:formula="of:=[.L$4] + ([.$B240]*[.L$5])" office:value-type="date" office:date-value="1904-01-30">
            <text:p>01/30/190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3">
            <text:p>233</text:p>
          </table:table-cell>
          <table:table-cell table:style-name="ce29" table:formula="of:=[.C$4] + ([.$B241]*[.C$5])" office:value-type="date" office:date-value="1931-04-11T12:00:00">
            <text:p>04/11/1931 12:00:00</text:p>
          </table:table-cell>
          <table:table-cell table:style-name="ce29" table:formula="of:=[.D$4] + ([.$B241]*[.D$5])" office:value-type="date" office:date-value="1998-04-19">
            <text:p>04/19/1998 00:00:00</text:p>
          </table:table-cell>
          <table:table-cell table:style-name="ce29" table:formula="of:=[.E$4] + ([.$B241]*[.E$5])" office:value-type="date" office:date-value="1961-09-16">
            <text:p>09/16/1961 00:00:00</text:p>
          </table:table-cell>
          <table:table-cell table:style-name="ce29" table:formula="of:=[.F$4] + ([.$B241]*[.F$5])" office:value-type="date" office:date-value="1937-09-11">
            <text:p>09/11/1937 00:00:00</text:p>
          </table:table-cell>
          <table:table-cell table:style-name="ce29" table:formula="of:=[.G$4] + ([.$B241]*[.G$5])" office:value-type="date" office:date-value="1901-03-06T12:00:00">
            <text:p>03/06/1901 12:00:00</text:p>
          </table:table-cell>
          <table:table-cell table:style-name="ce29" table:formula="of:=[.H$4] + ([.$B241]*[.H$5])" office:value-type="date" office:date-value="1882-08-23T12:00:00">
            <text:p>08/23/1882 12:00:00</text:p>
          </table:table-cell>
          <table:table-cell table:style-name="ce29" table:formula="of:=[.I$4] + ([.$B241]*[.I$5])" office:value-type="date" office:date-value="1933-10-29T12:00:00">
            <text:p>10/29/1933 12:00:00</text:p>
          </table:table-cell>
          <table:table-cell table:style-name="ce29" table:formula="of:=[.J$4] + ([.$B241]*[.J$5])" office:value-type="date" office:date-value="1938-12-06T12:00:00">
            <text:p>12/06/1938 12:00:00</text:p>
          </table:table-cell>
          <table:table-cell table:style-name="ce29" table:formula="of:=[.K$4] + ([.$B241]*[.K$5])" office:value-type="date" office:date-value="1935-10-15T12:00:00">
            <text:p>10/15/1935 12:00:00</text:p>
          </table:table-cell>
          <table:table-cell table:style-name="ce29" table:formula="of:=[.L$4] + ([.$B241]*[.L$5])" office:value-type="date" office:date-value="1903-12-16">
            <text:p>12/16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4">
            <text:p>234</text:p>
          </table:table-cell>
          <table:table-cell table:style-name="ce29" table:formula="of:=[.C$4] + ([.$B242]*[.C$5])" office:value-type="date" office:date-value="1931-04-18T12:00:00">
            <text:p>04/18/1931 12:00:00</text:p>
          </table:table-cell>
          <table:table-cell table:style-name="ce29" table:formula="of:=[.D$4] + ([.$B242]*[.D$5])" office:value-type="date" office:date-value="1998-09-10">
            <text:p>09/10/1998 00:00:00</text:p>
          </table:table-cell>
          <table:table-cell table:style-name="ce29" table:formula="of:=[.E$4] + ([.$B242]*[.E$5])" office:value-type="date" office:date-value="1961-11-04">
            <text:p>11/04/1961 00:00:00</text:p>
          </table:table-cell>
          <table:table-cell table:style-name="ce29" table:formula="of:=[.F$4] + ([.$B242]*[.F$5])" office:value-type="date" office:date-value="1937-10-30">
            <text:p>10/30/1937 00:00:00</text:p>
          </table:table-cell>
          <table:table-cell table:style-name="ce29" table:formula="of:=[.G$4] + ([.$B242]*[.G$5])" office:value-type="date" office:date-value="1901-01-16T12:00:00">
            <text:p>01/16/1901 12:00:00</text:p>
          </table:table-cell>
          <table:table-cell table:style-name="ce29" table:formula="of:=[.H$4] + ([.$B242]*[.H$5])" office:value-type="date" office:date-value="1882-06-14T12:00:00">
            <text:p>06/14/1882 12:00:00</text:p>
          </table:table-cell>
          <table:table-cell table:style-name="ce29" table:formula="of:=[.I$4] + ([.$B242]*[.I$5])" office:value-type="date" office:date-value="1933-11-09T12:00:00">
            <text:p>11/09/1933 12:00:00</text:p>
          </table:table-cell>
          <table:table-cell table:style-name="ce29" table:formula="of:=[.J$4] + ([.$B242]*[.J$5])" office:value-type="date" office:date-value="1938-12-25T12:00:00">
            <text:p>12/25/1938 12:00:00</text:p>
          </table:table-cell>
          <table:table-cell table:style-name="ce29" table:formula="of:=[.K$4] + ([.$B242]*[.K$5])" office:value-type="date" office:date-value="1935-10-28T12:00:00">
            <text:p>10/28/1935 12:00:00</text:p>
          </table:table-cell>
          <table:table-cell table:style-name="ce29" table:formula="of:=[.L$4] + ([.$B242]*[.L$5])" office:value-type="date" office:date-value="1903-11-01">
            <text:p>11/01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5">
            <text:p>235</text:p>
          </table:table-cell>
          <table:table-cell table:style-name="ce29" table:formula="of:=[.C$4] + ([.$B243]*[.C$5])" office:value-type="date" office:date-value="1931-04-25T12:00:00">
            <text:p>04/25/1931 12:00:00</text:p>
          </table:table-cell>
          <table:table-cell table:style-name="ce29" table:formula="of:=[.D$4] + ([.$B243]*[.D$5])" office:value-type="date" office:date-value="1999-02-01">
            <text:p>02/01/1999 00:00:00</text:p>
          </table:table-cell>
          <table:table-cell table:style-name="ce29" table:formula="of:=[.E$4] + ([.$B243]*[.E$5])" office:value-type="date" office:date-value="1961-12-23">
            <text:p>12/23/1961 00:00:00</text:p>
          </table:table-cell>
          <table:table-cell table:style-name="ce29" table:formula="of:=[.F$4] + ([.$B243]*[.F$5])" office:value-type="date" office:date-value="1937-12-18">
            <text:p>12/18/1937 00:00:00</text:p>
          </table:table-cell>
          <table:table-cell table:style-name="ce29" table:formula="of:=[.G$4] + ([.$B243]*[.G$5])" office:value-type="date" office:date-value="1900-11-28T12:00:00">
            <text:p>11/28/1900 12:00:00</text:p>
          </table:table-cell>
          <table:table-cell table:style-name="ce29" table:formula="of:=[.H$4] + ([.$B243]*[.H$5])" office:value-type="date" office:date-value="1882-04-05T12:00:00">
            <text:p>04/05/1882 12:00:00</text:p>
          </table:table-cell>
          <table:table-cell table:style-name="ce29" table:formula="of:=[.I$4] + ([.$B243]*[.I$5])" office:value-type="date" office:date-value="1933-11-20T12:00:00">
            <text:p>11/20/1933 12:00:00</text:p>
          </table:table-cell>
          <table:table-cell table:style-name="ce29" table:formula="of:=[.J$4] + ([.$B243]*[.J$5])" office:value-type="date" office:date-value="1939-01-13T12:00:00">
            <text:p>01/13/1939 12:00:00</text:p>
          </table:table-cell>
          <table:table-cell table:style-name="ce29" table:formula="of:=[.K$4] + ([.$B243]*[.K$5])" office:value-type="date" office:date-value="1935-11-10T12:00:00">
            <text:p>11/10/1935 12:00:00</text:p>
          </table:table-cell>
          <table:table-cell table:style-name="ce29" table:formula="of:=[.L$4] + ([.$B243]*[.L$5])" office:value-type="date" office:date-value="1903-09-17">
            <text:p>09/17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6">
            <text:p>236</text:p>
          </table:table-cell>
          <table:table-cell table:style-name="ce29" table:formula="of:=[.C$4] + ([.$B244]*[.C$5])" office:value-type="date" office:date-value="1931-05-02T12:00:00">
            <text:p>05/02/1931 12:00:00</text:p>
          </table:table-cell>
          <table:table-cell table:style-name="ce29" table:formula="of:=[.D$4] + ([.$B244]*[.D$5])" office:value-type="date" office:date-value="1999-06-25">
            <text:p>06/25/1999 00:00:00</text:p>
          </table:table-cell>
          <table:table-cell table:style-name="ce29" table:formula="of:=[.E$4] + ([.$B244]*[.E$5])" office:value-type="date" office:date-value="1962-02-10">
            <text:p>02/10/1962 00:00:00</text:p>
          </table:table-cell>
          <table:table-cell table:style-name="ce29" table:formula="of:=[.F$4] + ([.$B244]*[.F$5])" office:value-type="date" office:date-value="1938-02-05">
            <text:p>02/05/1938 00:00:00</text:p>
          </table:table-cell>
          <table:table-cell table:style-name="ce29" table:formula="of:=[.G$4] + ([.$B244]*[.G$5])" office:value-type="date" office:date-value="1900-10-10T12:00:00">
            <text:p>10/10/1900 12:00:00</text:p>
          </table:table-cell>
          <table:table-cell table:style-name="ce29" table:formula="of:=[.H$4] + ([.$B244]*[.H$5])" office:value-type="date" office:date-value="1882-01-25T12:00:00">
            <text:p>01/25/1882 12:00:00</text:p>
          </table:table-cell>
          <table:table-cell table:style-name="ce29" table:formula="of:=[.I$4] + ([.$B244]*[.I$5])" office:value-type="date" office:date-value="1933-12-01T12:00:00">
            <text:p>12/01/1933 12:00:00</text:p>
          </table:table-cell>
          <table:table-cell table:style-name="ce29" table:formula="of:=[.J$4] + ([.$B244]*[.J$5])" office:value-type="date" office:date-value="1939-02-01T12:00:00">
            <text:p>02/01/1939 12:00:00</text:p>
          </table:table-cell>
          <table:table-cell table:style-name="ce29" table:formula="of:=[.K$4] + ([.$B244]*[.K$5])" office:value-type="date" office:date-value="1935-11-23T12:00:00">
            <text:p>11/23/1935 12:00:00</text:p>
          </table:table-cell>
          <table:table-cell table:style-name="ce29" table:formula="of:=[.L$4] + ([.$B244]*[.L$5])" office:value-type="date" office:date-value="1903-08-03">
            <text:p>08/03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7">
            <text:p>237</text:p>
          </table:table-cell>
          <table:table-cell table:style-name="ce29" table:formula="of:=[.C$4] + ([.$B245]*[.C$5])" office:value-type="date" office:date-value="1931-05-09T12:00:00">
            <text:p>05/09/1931 12:00:00</text:p>
          </table:table-cell>
          <table:table-cell table:style-name="ce29" table:formula="of:=[.D$4] + ([.$B245]*[.D$5])" office:value-type="date" office:date-value="1999-11-16">
            <text:p>11/16/1999 00:00:00</text:p>
          </table:table-cell>
          <table:table-cell table:style-name="ce29" table:formula="of:=[.E$4] + ([.$B245]*[.E$5])" office:value-type="date" office:date-value="1962-03-31">
            <text:p>03/31/1962 00:00:00</text:p>
          </table:table-cell>
          <table:table-cell table:style-name="ce29" table:formula="of:=[.F$4] + ([.$B245]*[.F$5])" office:value-type="date" office:date-value="1938-03-26">
            <text:p>03/26/1938 00:00:00</text:p>
          </table:table-cell>
          <table:table-cell table:style-name="ce29" table:formula="of:=[.G$4] + ([.$B245]*[.G$5])" office:value-type="date" office:date-value="1900-08-22T12:00:00">
            <text:p>08/22/1900 12:00:00</text:p>
          </table:table-cell>
          <table:table-cell table:style-name="ce29" table:formula="of:=[.H$4] + ([.$B245]*[.H$5])" office:value-type="date" office:date-value="1881-11-16T12:00:00">
            <text:p>11/16/1881 12:00:00</text:p>
          </table:table-cell>
          <table:table-cell table:style-name="ce29" table:formula="of:=[.I$4] + ([.$B245]*[.I$5])" office:value-type="date" office:date-value="1933-12-12T12:00:00">
            <text:p>12/12/1933 12:00:00</text:p>
          </table:table-cell>
          <table:table-cell table:style-name="ce29" table:formula="of:=[.J$4] + ([.$B245]*[.J$5])" office:value-type="date" office:date-value="1939-02-20T12:00:00">
            <text:p>02/20/1939 12:00:00</text:p>
          </table:table-cell>
          <table:table-cell table:style-name="ce29" table:formula="of:=[.K$4] + ([.$B245]*[.K$5])" office:value-type="date" office:date-value="1935-12-06T12:00:00">
            <text:p>12/06/1935 12:00:00</text:p>
          </table:table-cell>
          <table:table-cell table:style-name="ce29" table:formula="of:=[.L$4] + ([.$B245]*[.L$5])" office:value-type="date" office:date-value="1903-06-19">
            <text:p>06/19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8">
            <text:p>238</text:p>
          </table:table-cell>
          <table:table-cell table:style-name="ce29" table:formula="of:=[.C$4] + ([.$B246]*[.C$5])" office:value-type="date" office:date-value="1931-05-16T12:00:00">
            <text:p>05/16/1931 12:00:00</text:p>
          </table:table-cell>
          <table:table-cell table:style-name="ce29" table:formula="of:=[.D$4] + ([.$B246]*[.D$5])" office:value-type="date" office:date-value="2000-04-08">
            <text:p>04/08/2000 00:00:00</text:p>
          </table:table-cell>
          <table:table-cell table:style-name="ce29" table:formula="of:=[.E$4] + ([.$B246]*[.E$5])" office:value-type="date" office:date-value="1962-05-19">
            <text:p>05/19/1962 00:00:00</text:p>
          </table:table-cell>
          <table:table-cell table:style-name="ce29" table:formula="of:=[.F$4] + ([.$B246]*[.F$5])" office:value-type="date" office:date-value="1938-05-14">
            <text:p>05/14/1938 00:00:00</text:p>
          </table:table-cell>
          <table:table-cell table:style-name="ce29" table:formula="of:=[.G$4] + ([.$B246]*[.G$5])" office:value-type="date" office:date-value="1900-07-04T12:00:00">
            <text:p>07/04/1900 12:00:00</text:p>
          </table:table-cell>
          <table:table-cell table:style-name="ce29" table:formula="of:=[.H$4] + ([.$B246]*[.H$5])" office:value-type="date" office:date-value="1881-09-07T12:00:00">
            <text:p>09/07/1881 12:00:00</text:p>
          </table:table-cell>
          <table:table-cell table:style-name="ce29" table:formula="of:=[.I$4] + ([.$B246]*[.I$5])" office:value-type="date" office:date-value="1933-12-23T12:00:00">
            <text:p>12/23/1933 12:00:00</text:p>
          </table:table-cell>
          <table:table-cell table:style-name="ce29" table:formula="of:=[.J$4] + ([.$B246]*[.J$5])" office:value-type="date" office:date-value="1939-03-11T12:00:00">
            <text:p>03/11/1939 12:00:00</text:p>
          </table:table-cell>
          <table:table-cell table:style-name="ce29" table:formula="of:=[.K$4] + ([.$B246]*[.K$5])" office:value-type="date" office:date-value="1935-12-19T12:00:00">
            <text:p>12/19/1935 12:00:00</text:p>
          </table:table-cell>
          <table:table-cell table:style-name="ce29" table:formula="of:=[.L$4] + ([.$B246]*[.L$5])" office:value-type="date" office:date-value="1903-05-05">
            <text:p>05/05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9">
            <text:p>239</text:p>
          </table:table-cell>
          <table:table-cell table:style-name="ce29" table:formula="of:=[.C$4] + ([.$B247]*[.C$5])" office:value-type="date" office:date-value="1931-05-23T12:00:00">
            <text:p>05/23/1931 12:00:00</text:p>
          </table:table-cell>
          <table:table-cell table:style-name="ce29" table:formula="of:=[.D$4] + ([.$B247]*[.D$5])" office:value-type="date" office:date-value="2000-08-30">
            <text:p>08/30/2000 00:00:00</text:p>
          </table:table-cell>
          <table:table-cell table:style-name="ce29" table:formula="of:=[.E$4] + ([.$B247]*[.E$5])" office:value-type="date" office:date-value="1962-07-07">
            <text:p>07/07/1962 00:00:00</text:p>
          </table:table-cell>
          <table:table-cell table:style-name="ce29" table:formula="of:=[.F$4] + ([.$B247]*[.F$5])" office:value-type="date" office:date-value="1938-07-02">
            <text:p>07/02/1938 00:00:00</text:p>
          </table:table-cell>
          <table:table-cell table:style-name="ce29" table:formula="of:=[.G$4] + ([.$B247]*[.G$5])" office:value-type="date" office:date-value="1900-05-16T12:00:00">
            <text:p>05/16/1900 12:00:00</text:p>
          </table:table-cell>
          <table:table-cell table:style-name="ce29" table:formula="of:=[.H$4] + ([.$B247]*[.H$5])" office:value-type="date" office:date-value="1881-06-29T12:00:00">
            <text:p>06/29/1881 12:00:00</text:p>
          </table:table-cell>
          <table:table-cell table:style-name="ce29" table:formula="of:=[.I$4] + ([.$B247]*[.I$5])" office:value-type="date" office:date-value="1934-01-03T12:00:00">
            <text:p>01/03/1934 12:00:00</text:p>
          </table:table-cell>
          <table:table-cell table:style-name="ce29" table:formula="of:=[.J$4] + ([.$B247]*[.J$5])" office:value-type="date" office:date-value="1939-03-30T12:00:00">
            <text:p>03/30/1939 12:00:00</text:p>
          </table:table-cell>
          <table:table-cell table:style-name="ce29" table:formula="of:=[.K$4] + ([.$B247]*[.K$5])" office:value-type="date" office:date-value="1936-01-01T12:00:00">
            <text:p>01/01/1936 12:00:00</text:p>
          </table:table-cell>
          <table:table-cell table:style-name="ce29" table:formula="of:=[.L$4] + ([.$B247]*[.L$5])" office:value-type="date" office:date-value="1903-03-21">
            <text:p>03/21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0">
            <text:p>240</text:p>
          </table:table-cell>
          <table:table-cell table:style-name="ce29" table:formula="of:=[.C$4] + ([.$B248]*[.C$5])" office:value-type="date" office:date-value="1931-05-30T12:00:00">
            <text:p>05/30/1931 12:00:00</text:p>
          </table:table-cell>
          <table:table-cell table:style-name="ce29" table:formula="of:=[.D$4] + ([.$B248]*[.D$5])" office:value-type="date" office:date-value="2001-01-21">
            <text:p>01/21/2001 00:00:00</text:p>
          </table:table-cell>
          <table:table-cell table:style-name="ce29" table:formula="of:=[.E$4] + ([.$B248]*[.E$5])" office:value-type="date" office:date-value="1962-08-25">
            <text:p>08/25/1962 00:00:00</text:p>
          </table:table-cell>
          <table:table-cell table:style-name="ce29" table:formula="of:=[.F$4] + ([.$B248]*[.F$5])" office:value-type="date" office:date-value="1938-08-20">
            <text:p>08/20/1938 00:00:00</text:p>
          </table:table-cell>
          <table:table-cell table:style-name="ce29" table:formula="of:=[.G$4] + ([.$B248]*[.G$5])" office:value-type="date" office:date-value="1900-03-28T12:00:00">
            <text:p>03/28/1900 12:00:00</text:p>
          </table:table-cell>
          <table:table-cell table:style-name="ce29" table:formula="of:=[.H$4] + ([.$B248]*[.H$5])" office:value-type="date" office:date-value="1881-04-20T12:00:00">
            <text:p>04/20/1881 12:00:00</text:p>
          </table:table-cell>
          <table:table-cell table:style-name="ce29" table:formula="of:=[.I$4] + ([.$B248]*[.I$5])" office:value-type="date" office:date-value="1934-01-14T12:00:00">
            <text:p>01/14/1934 12:00:00</text:p>
          </table:table-cell>
          <table:table-cell table:style-name="ce29" table:formula="of:=[.J$4] + ([.$B248]*[.J$5])" office:value-type="date" office:date-value="1939-04-18T12:00:00">
            <text:p>04/18/1939 12:00:00</text:p>
          </table:table-cell>
          <table:table-cell table:style-name="ce29" table:formula="of:=[.K$4] + ([.$B248]*[.K$5])" office:value-type="date" office:date-value="1936-01-14T12:00:00">
            <text:p>01/14/1936 12:00:00</text:p>
          </table:table-cell>
          <table:table-cell table:style-name="ce29" table:formula="of:=[.L$4] + ([.$B248]*[.L$5])" office:value-type="date" office:date-value="1903-02-04">
            <text:p>02/04/190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1">
            <text:p>241</text:p>
          </table:table-cell>
          <table:table-cell table:style-name="ce29" table:formula="of:=[.C$4] + ([.$B249]*[.C$5])" office:value-type="date" office:date-value="1931-06-06T12:00:00">
            <text:p>06/06/1931 12:00:00</text:p>
          </table:table-cell>
          <table:table-cell table:style-name="ce29" table:formula="of:=[.D$4] + ([.$B249]*[.D$5])" office:value-type="date" office:date-value="2001-06-14">
            <text:p>06/14/2001 00:00:00</text:p>
          </table:table-cell>
          <table:table-cell table:style-name="ce29" table:formula="of:=[.E$4] + ([.$B249]*[.E$5])" office:value-type="date" office:date-value="1962-10-13">
            <text:p>10/13/1962 00:00:00</text:p>
          </table:table-cell>
          <table:table-cell table:style-name="ce29" table:formula="of:=[.F$4] + ([.$B249]*[.F$5])" office:value-type="date" office:date-value="1938-10-08">
            <text:p>10/08/1938 00:00:00</text:p>
          </table:table-cell>
          <table:table-cell table:style-name="ce29" table:formula="of:=[.G$4] + ([.$B249]*[.G$5])" office:value-type="date" office:date-value="1900-02-07T12:00:00">
            <text:p>02/07/1900 12:00:00</text:p>
          </table:table-cell>
          <table:table-cell table:style-name="ce29" table:formula="of:=[.H$4] + ([.$B249]*[.H$5])" office:value-type="date" office:date-value="1881-02-09T12:00:00">
            <text:p>02/09/1881 12:00:00</text:p>
          </table:table-cell>
          <table:table-cell table:style-name="ce29" table:formula="of:=[.I$4] + ([.$B249]*[.I$5])" office:value-type="date" office:date-value="1934-01-25T12:00:00">
            <text:p>01/25/1934 12:00:00</text:p>
          </table:table-cell>
          <table:table-cell table:style-name="ce29" table:formula="of:=[.J$4] + ([.$B249]*[.J$5])" office:value-type="date" office:date-value="1939-05-07T12:00:00">
            <text:p>05/07/1939 12:00:00</text:p>
          </table:table-cell>
          <table:table-cell table:style-name="ce29" table:formula="of:=[.K$4] + ([.$B249]*[.K$5])" office:value-type="date" office:date-value="1936-01-27T12:00:00">
            <text:p>01/27/1936 12:00:00</text:p>
          </table:table-cell>
          <table:table-cell table:style-name="ce29" table:formula="of:=[.L$4] + ([.$B249]*[.L$5])" office:value-type="date" office:date-value="1902-12-21">
            <text:p>12/21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2">
            <text:p>242</text:p>
          </table:table-cell>
          <table:table-cell table:style-name="ce29" table:formula="of:=[.C$4] + ([.$B250]*[.C$5])" office:value-type="date" office:date-value="1931-06-13T12:00:00">
            <text:p>06/13/1931 12:00:00</text:p>
          </table:table-cell>
          <table:table-cell table:style-name="ce29" table:formula="of:=[.D$4] + ([.$B250]*[.D$5])" office:value-type="date" office:date-value="2001-11-05">
            <text:p>11/05/2001 00:00:00</text:p>
          </table:table-cell>
          <table:table-cell table:style-name="ce29" table:formula="of:=[.E$4] + ([.$B250]*[.E$5])" office:value-type="date" office:date-value="1962-12-01">
            <text:p>12/01/1962 00:00:00</text:p>
          </table:table-cell>
          <table:table-cell table:style-name="ce29" table:formula="of:=[.F$4] + ([.$B250]*[.F$5])" office:value-type="date" office:date-value="1938-11-26">
            <text:p>11/26/1938 00:00:00</text:p>
          </table:table-cell>
          <table:table-cell table:style-name="ce29" table:formula="of:=[.G$4] + ([.$B250]*[.G$5])" office:value-type="date" office:date-value="1899-12-20T12:00:00">
            <text:p>12/20/1899 12:00:00</text:p>
          </table:table-cell>
          <table:table-cell table:style-name="ce29" table:formula="of:=[.H$4] + ([.$B250]*[.H$5])" office:value-type="date" office:date-value="1880-12-01T12:00:00">
            <text:p>12/01/1880 12:00:00</text:p>
          </table:table-cell>
          <table:table-cell table:style-name="ce29" table:formula="of:=[.I$4] + ([.$B250]*[.I$5])" office:value-type="date" office:date-value="1934-02-05T12:00:00">
            <text:p>02/05/1934 12:00:00</text:p>
          </table:table-cell>
          <table:table-cell table:style-name="ce29" table:formula="of:=[.J$4] + ([.$B250]*[.J$5])" office:value-type="date" office:date-value="1939-05-26T12:00:00">
            <text:p>05/26/1939 12:00:00</text:p>
          </table:table-cell>
          <table:table-cell table:style-name="ce29" table:formula="of:=[.K$4] + ([.$B250]*[.K$5])" office:value-type="date" office:date-value="1936-02-09T12:00:00">
            <text:p>02/09/1936 12:00:00</text:p>
          </table:table-cell>
          <table:table-cell table:style-name="ce29" table:formula="of:=[.L$4] + ([.$B250]*[.L$5])" office:value-type="date" office:date-value="1902-11-06">
            <text:p>11/06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3">
            <text:p>243</text:p>
          </table:table-cell>
          <table:table-cell table:style-name="ce29" table:formula="of:=[.C$4] + ([.$B251]*[.C$5])" office:value-type="date" office:date-value="1931-06-20T12:00:00">
            <text:p>06/20/1931 12:00:00</text:p>
          </table:table-cell>
          <table:table-cell table:style-name="ce29" table:formula="of:=[.D$4] + ([.$B251]*[.D$5])" office:value-type="date" office:date-value="2002-03-29">
            <text:p>03/29/2002 00:00:00</text:p>
          </table:table-cell>
          <table:table-cell table:style-name="ce29" table:formula="of:=[.E$4] + ([.$B251]*[.E$5])" office:value-type="date" office:date-value="1963-01-19">
            <text:p>01/19/1963 00:00:00</text:p>
          </table:table-cell>
          <table:table-cell table:style-name="ce29" table:formula="of:=[.F$4] + ([.$B251]*[.F$5])" office:value-type="date" office:date-value="1939-01-14">
            <text:p>01/14/1939 00:00:00</text:p>
          </table:table-cell>
          <table:table-cell table:style-name="ce29" table:formula="of:=[.G$4] + ([.$B251]*[.G$5])" office:value-type="date" office:date-value="1899-11-01T12:00:00">
            <text:p>11/01/1899 12:00:00</text:p>
          </table:table-cell>
          <table:table-cell table:style-name="ce29" table:formula="of:=[.H$4] + ([.$B251]*[.H$5])" office:value-type="date" office:date-value="1880-09-22T12:00:00">
            <text:p>09/22/1880 12:00:00</text:p>
          </table:table-cell>
          <table:table-cell table:style-name="ce29" table:formula="of:=[.I$4] + ([.$B251]*[.I$5])" office:value-type="date" office:date-value="1934-02-16T12:00:00">
            <text:p>02/16/1934 12:00:00</text:p>
          </table:table-cell>
          <table:table-cell table:style-name="ce29" table:formula="of:=[.J$4] + ([.$B251]*[.J$5])" office:value-type="date" office:date-value="1939-06-14T12:00:00">
            <text:p>06/14/1939 12:00:00</text:p>
          </table:table-cell>
          <table:table-cell table:style-name="ce29" table:formula="of:=[.K$4] + ([.$B251]*[.K$5])" office:value-type="date" office:date-value="1936-02-22T12:00:00">
            <text:p>02/22/1936 12:00:00</text:p>
          </table:table-cell>
          <table:table-cell table:style-name="ce29" table:formula="of:=[.L$4] + ([.$B251]*[.L$5])" office:value-type="date" office:date-value="1902-09-22">
            <text:p>09/22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4">
            <text:p>244</text:p>
          </table:table-cell>
          <table:table-cell table:style-name="ce29" table:formula="of:=[.C$4] + ([.$B252]*[.C$5])" office:value-type="date" office:date-value="1931-06-27T12:00:00">
            <text:p>06/27/1931 12:00:00</text:p>
          </table:table-cell>
          <table:table-cell table:style-name="ce29" table:formula="of:=[.D$4] + ([.$B252]*[.D$5])" office:value-type="date" office:date-value="2002-08-20">
            <text:p>08/20/2002 00:00:00</text:p>
          </table:table-cell>
          <table:table-cell table:style-name="ce29" table:formula="of:=[.E$4] + ([.$B252]*[.E$5])" office:value-type="date" office:date-value="1963-03-09">
            <text:p>03/09/1963 00:00:00</text:p>
          </table:table-cell>
          <table:table-cell table:style-name="ce29" table:formula="of:=[.F$4] + ([.$B252]*[.F$5])" office:value-type="date" office:date-value="1939-03-04">
            <text:p>03/04/1939 00:00:00</text:p>
          </table:table-cell>
          <table:table-cell table:style-name="ce29" table:formula="of:=[.G$4] + ([.$B252]*[.G$5])" office:value-type="date" office:date-value="1899-09-13T12:00:00">
            <text:p>09/13/1899 12:00:00</text:p>
          </table:table-cell>
          <table:table-cell table:style-name="ce29" table:formula="of:=[.H$4] + ([.$B252]*[.H$5])" office:value-type="date" office:date-value="1880-07-14T12:00:00">
            <text:p>07/14/1880 12:00:00</text:p>
          </table:table-cell>
          <table:table-cell table:style-name="ce29" table:formula="of:=[.I$4] + ([.$B252]*[.I$5])" office:value-type="date" office:date-value="1934-02-27T12:00:00">
            <text:p>02/27/1934 12:00:00</text:p>
          </table:table-cell>
          <table:table-cell table:style-name="ce29" table:formula="of:=[.J$4] + ([.$B252]*[.J$5])" office:value-type="date" office:date-value="1939-07-03T12:00:00">
            <text:p>07/03/1939 12:00:00</text:p>
          </table:table-cell>
          <table:table-cell table:style-name="ce29" table:formula="of:=[.K$4] + ([.$B252]*[.K$5])" office:value-type="date" office:date-value="1936-03-06T12:00:00">
            <text:p>03/06/1936 12:00:00</text:p>
          </table:table-cell>
          <table:table-cell table:style-name="ce29" table:formula="of:=[.L$4] + ([.$B252]*[.L$5])" office:value-type="date" office:date-value="1902-08-08">
            <text:p>08/08/1902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45">
            <text:p>245</text:p>
          </table:table-cell>
          <table:table-cell table:style-name="ce29" table:formula="of:=[.C$4] + ([.$B253]*[.C$5])" office:value-type="date" office:date-value="1931-07-04T12:00:00">
            <text:p>07/04/1931 12:00:00</text:p>
          </table:table-cell>
          <table:table-cell table:style-name="ce29" table:formula="of:=[.D$4] + ([.$B253]*[.D$5])" office:value-type="date" office:date-value="2003-01-11">
            <text:p>01/11/2003 00:00:00</text:p>
          </table:table-cell>
          <table:table-cell table:style-name="ce29" table:formula="of:=[.E$4] + ([.$B253]*[.E$5])" office:value-type="date" office:date-value="1963-04-27">
            <text:p>04/27/1963 00:00:00</text:p>
          </table:table-cell>
          <table:table-cell table:style-name="ce29" table:formula="of:=[.F$4] + ([.$B253]*[.F$5])" office:value-type="date" office:date-value="1939-04-22">
            <text:p>04/22/1939 00:00:00</text:p>
          </table:table-cell>
          <table:table-cell table:style-name="ce29" table:formula="of:=[.G$4] + ([.$B253]*[.G$5])" office:value-type="date" office:date-value="1899-07-26T12:00:00">
            <text:p>07/26/1899 12:00:00</text:p>
          </table:table-cell>
          <table:table-cell table:style-name="ce29" table:formula="of:=[.H$4] + ([.$B253]*[.H$5])" office:value-type="date" office:date-value="1880-05-05T12:00:00">
            <text:p>05/05/1880 12:00:00</text:p>
          </table:table-cell>
          <table:table-cell table:style-name="ce29" table:formula="of:=[.I$4] + ([.$B253]*[.I$5])" office:value-type="date" office:date-value="1934-03-10T12:00:00">
            <text:p>03/10/1934 12:00:00</text:p>
          </table:table-cell>
          <table:table-cell table:style-name="ce29" table:formula="of:=[.J$4] + ([.$B253]*[.J$5])" office:value-type="date" office:date-value="1939-07-22T12:00:00">
            <text:p>07/22/1939 12:00:00</text:p>
          </table:table-cell>
          <table:table-cell table:style-name="ce29" table:formula="of:=[.K$4] + ([.$B253]*[.K$5])" office:value-type="date" office:date-value="1936-03-19T12:00:00">
            <text:p>03/19/1936 12:00:00</text:p>
          </table:table-cell>
          <table:table-cell table:style-name="ce29" table:formula="of:=[.L$4] + ([.$B253]*[.L$5])" office:value-type="date" office:date-value="1902-06-24">
            <text:p>06/24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6">
            <text:p>246</text:p>
          </table:table-cell>
          <table:table-cell table:style-name="ce29" table:formula="of:=[.C$4] + ([.$B254]*[.C$5])" office:value-type="date" office:date-value="1931-07-11T12:00:00">
            <text:p>07/11/1931 12:00:00</text:p>
          </table:table-cell>
          <table:table-cell table:style-name="ce29" table:formula="of:=[.D$4] + ([.$B254]*[.D$5])" office:value-type="date" office:date-value="2003-06-04">
            <text:p>06/04/2003 00:00:00</text:p>
          </table:table-cell>
          <table:table-cell table:style-name="ce29" table:formula="of:=[.E$4] + ([.$B254]*[.E$5])" office:value-type="date" office:date-value="1963-06-15">
            <text:p>06/15/1963 00:00:00</text:p>
          </table:table-cell>
          <table:table-cell table:style-name="ce29" table:formula="of:=[.F$4] + ([.$B254]*[.F$5])" office:value-type="date" office:date-value="1939-06-10">
            <text:p>06/10/1939 00:00:00</text:p>
          </table:table-cell>
          <table:table-cell table:style-name="ce29" table:formula="of:=[.G$4] + ([.$B254]*[.G$5])" office:value-type="date" office:date-value="1899-06-07T12:00:00">
            <text:p>06/07/1899 12:00:00</text:p>
          </table:table-cell>
          <table:table-cell table:style-name="ce29" table:formula="of:=[.H$4] + ([.$B254]*[.H$5])" office:value-type="date" office:date-value="1880-02-25T12:00:00">
            <text:p>02/25/1880 12:00:00</text:p>
          </table:table-cell>
          <table:table-cell table:style-name="ce29" table:formula="of:=[.I$4] + ([.$B254]*[.I$5])" office:value-type="date" office:date-value="1934-03-21T12:00:00">
            <text:p>03/21/1934 12:00:00</text:p>
          </table:table-cell>
          <table:table-cell table:style-name="ce29" table:formula="of:=[.J$4] + ([.$B254]*[.J$5])" office:value-type="date" office:date-value="1939-08-10T12:00:00">
            <text:p>08/10/1939 12:00:00</text:p>
          </table:table-cell>
          <table:table-cell table:style-name="ce29" table:formula="of:=[.K$4] + ([.$B254]*[.K$5])" office:value-type="date" office:date-value="1936-04-01T12:00:00">
            <text:p>04/01/1936 12:00:00</text:p>
          </table:table-cell>
          <table:table-cell table:style-name="ce29" table:formula="of:=[.L$4] + ([.$B254]*[.L$5])" office:value-type="date" office:date-value="1902-05-10">
            <text:p>05/10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7">
            <text:p>247</text:p>
          </table:table-cell>
          <table:table-cell table:style-name="ce29" table:formula="of:=[.C$4] + ([.$B255]*[.C$5])" office:value-type="date" office:date-value="1931-07-18T12:00:00">
            <text:p>07/18/1931 12:00:00</text:p>
          </table:table-cell>
          <table:table-cell table:style-name="ce29" table:formula="of:=[.D$4] + ([.$B255]*[.D$5])" office:value-type="date" office:date-value="2003-10-26">
            <text:p>10/26/2003 00:00:00</text:p>
          </table:table-cell>
          <table:table-cell table:style-name="ce29" table:formula="of:=[.E$4] + ([.$B255]*[.E$5])" office:value-type="date" office:date-value="1963-08-03">
            <text:p>08/03/1963 00:00:00</text:p>
          </table:table-cell>
          <table:table-cell table:style-name="ce29" table:formula="of:=[.F$4] + ([.$B255]*[.F$5])" office:value-type="date" office:date-value="1939-07-29">
            <text:p>07/29/1939 00:00:00</text:p>
          </table:table-cell>
          <table:table-cell table:style-name="ce29" table:formula="of:=[.G$4] + ([.$B255]*[.G$5])" office:value-type="date" office:date-value="1899-04-19T12:00:00">
            <text:p>04/19/1899 12:00:00</text:p>
          </table:table-cell>
          <table:table-cell table:style-name="ce29" table:formula="of:=[.H$4] + ([.$B255]*[.H$5])" office:value-type="date" office:date-value="1879-12-17T12:00:00">
            <text:p>12/17/1879 12:00:00</text:p>
          </table:table-cell>
          <table:table-cell table:style-name="ce29" table:formula="of:=[.I$4] + ([.$B255]*[.I$5])" office:value-type="date" office:date-value="1934-04-01T12:00:00">
            <text:p>04/01/1934 12:00:00</text:p>
          </table:table-cell>
          <table:table-cell table:style-name="ce29" table:formula="of:=[.J$4] + ([.$B255]*[.J$5])" office:value-type="date" office:date-value="1939-08-29T12:00:00">
            <text:p>08/29/1939 12:00:00</text:p>
          </table:table-cell>
          <table:table-cell table:style-name="ce29" table:formula="of:=[.K$4] + ([.$B255]*[.K$5])" office:value-type="date" office:date-value="1936-04-14T12:00:00">
            <text:p>04/14/1936 12:00:00</text:p>
          </table:table-cell>
          <table:table-cell table:style-name="ce29" table:formula="of:=[.L$4] + ([.$B255]*[.L$5])" office:value-type="date" office:date-value="1902-03-26">
            <text:p>03/26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8">
            <text:p>248</text:p>
          </table:table-cell>
          <table:table-cell table:style-name="ce29" table:formula="of:=[.C$4] + ([.$B256]*[.C$5])" office:value-type="date" office:date-value="1931-07-25T12:00:00">
            <text:p>07/25/1931 12:00:00</text:p>
          </table:table-cell>
          <table:table-cell table:style-name="ce29" table:formula="of:=[.D$4] + ([.$B256]*[.D$5])" office:value-type="date" office:date-value="2004-03-18">
            <text:p>03/18/2004 00:00:00</text:p>
          </table:table-cell>
          <table:table-cell table:style-name="ce29" table:formula="of:=[.E$4] + ([.$B256]*[.E$5])" office:value-type="date" office:date-value="1963-09-21">
            <text:p>09/21/1963 00:00:00</text:p>
          </table:table-cell>
          <table:table-cell table:style-name="ce29" table:formula="of:=[.F$4] + ([.$B256]*[.F$5])" office:value-type="date" office:date-value="1939-09-16">
            <text:p>09/16/1939 00:00:00</text:p>
          </table:table-cell>
          <table:table-cell table:style-name="ce29" table:formula="of:=[.G$4] + ([.$B256]*[.G$5])" office:value-type="date" office:date-value="1899-03-01T12:00:00">
            <text:p>03/01/1899 12:00:00</text:p>
          </table:table-cell>
          <table:table-cell table:style-name="ce29" table:formula="of:=[.H$4] + ([.$B256]*[.H$5])" office:value-type="date" office:date-value="1879-10-08T12:00:00">
            <text:p>10/08/1879 12:00:00</text:p>
          </table:table-cell>
          <table:table-cell table:style-name="ce29" table:formula="of:=[.I$4] + ([.$B256]*[.I$5])" office:value-type="date" office:date-value="1934-04-12T12:00:00">
            <text:p>04/12/1934 12:00:00</text:p>
          </table:table-cell>
          <table:table-cell table:style-name="ce29" table:formula="of:=[.J$4] + ([.$B256]*[.J$5])" office:value-type="date" office:date-value="1939-09-17T12:00:00">
            <text:p>09/17/1939 12:00:00</text:p>
          </table:table-cell>
          <table:table-cell table:style-name="ce29" table:formula="of:=[.K$4] + ([.$B256]*[.K$5])" office:value-type="date" office:date-value="1936-04-27T12:00:00">
            <text:p>04/27/1936 12:00:00</text:p>
          </table:table-cell>
          <table:table-cell table:style-name="ce29" table:formula="of:=[.L$4] + ([.$B256]*[.L$5])" office:value-type="date" office:date-value="1902-02-09">
            <text:p>02/09/190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9">
            <text:p>249</text:p>
          </table:table-cell>
          <table:table-cell table:style-name="ce29" table:formula="of:=[.C$4] + ([.$B257]*[.C$5])" office:value-type="date" office:date-value="1931-08-01T12:00:00">
            <text:p>08/01/1931 12:00:00</text:p>
          </table:table-cell>
          <table:table-cell table:style-name="ce29" table:formula="of:=[.D$4] + ([.$B257]*[.D$5])" office:value-type="date" office:date-value="2004-08-09">
            <text:p>08/09/2004 00:00:00</text:p>
          </table:table-cell>
          <table:table-cell table:style-name="ce29" table:formula="of:=[.E$4] + ([.$B257]*[.E$5])" office:value-type="date" office:date-value="1963-11-09">
            <text:p>11/09/1963 00:00:00</text:p>
          </table:table-cell>
          <table:table-cell table:style-name="ce29" table:formula="of:=[.F$4] + ([.$B257]*[.F$5])" office:value-type="date" office:date-value="1939-11-04">
            <text:p>11/04/1939 00:00:00</text:p>
          </table:table-cell>
          <table:table-cell table:style-name="ce29" table:formula="of:=[.G$4] + ([.$B257]*[.G$5])" office:value-type="date" office:date-value="1899-01-11T12:00:00">
            <text:p>01/11/1899 12:00:00</text:p>
          </table:table-cell>
          <table:table-cell table:style-name="ce29" table:formula="of:=[.H$4] + ([.$B257]*[.H$5])" office:value-type="date" office:date-value="1879-07-30T12:00:00">
            <text:p>07/30/1879 12:00:00</text:p>
          </table:table-cell>
          <table:table-cell table:style-name="ce29" table:formula="of:=[.I$4] + ([.$B257]*[.I$5])" office:value-type="date" office:date-value="1934-04-23T12:00:00">
            <text:p>04/23/1934 12:00:00</text:p>
          </table:table-cell>
          <table:table-cell table:style-name="ce29" table:formula="of:=[.J$4] + ([.$B257]*[.J$5])" office:value-type="date" office:date-value="1939-10-06T12:00:00">
            <text:p>10/06/1939 12:00:00</text:p>
          </table:table-cell>
          <table:table-cell table:style-name="ce29" table:formula="of:=[.K$4] + ([.$B257]*[.K$5])" office:value-type="date" office:date-value="1936-05-10T12:00:00">
            <text:p>05/10/1936 12:00:00</text:p>
          </table:table-cell>
          <table:table-cell table:style-name="ce29" table:formula="of:=[.L$4] + ([.$B257]*[.L$5])" office:value-type="date" office:date-value="1901-12-26">
            <text:p>12/26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0">
            <text:p>250</text:p>
          </table:table-cell>
          <table:table-cell table:style-name="ce29" table:formula="of:=[.C$4] + ([.$B258]*[.C$5])" office:value-type="date" office:date-value="1931-08-08T12:00:00">
            <text:p>08/08/1931 12:00:00</text:p>
          </table:table-cell>
          <table:table-cell table:style-name="ce29" table:formula="of:=[.D$4] + ([.$B258]*[.D$5])" office:value-type="date" office:date-value="2004-12-31">
            <text:p>12/31/2004 00:00:00</text:p>
          </table:table-cell>
          <table:table-cell table:style-name="ce29" table:formula="of:=[.E$4] + ([.$B258]*[.E$5])" office:value-type="date" office:date-value="1963-12-28">
            <text:p>12/28/1963 00:00:00</text:p>
          </table:table-cell>
          <table:table-cell table:style-name="ce29" table:formula="of:=[.F$4] + ([.$B258]*[.F$5])" office:value-type="date" office:date-value="1939-12-23">
            <text:p>12/23/1939 00:00:00</text:p>
          </table:table-cell>
          <table:table-cell table:style-name="ce29" table:formula="of:=[.G$4] + ([.$B258]*[.G$5])" office:value-type="date" office:date-value="1898-11-23T12:00:00">
            <text:p>11/23/1898 12:00:00</text:p>
          </table:table-cell>
          <table:table-cell table:style-name="ce29" table:formula="of:=[.H$4] + ([.$B258]*[.H$5])" office:value-type="date" office:date-value="1879-05-21T12:00:00">
            <text:p>05/21/1879 12:00:00</text:p>
          </table:table-cell>
          <table:table-cell table:style-name="ce29" table:formula="of:=[.I$4] + ([.$B258]*[.I$5])" office:value-type="date" office:date-value="1934-05-04T12:00:00">
            <text:p>05/04/1934 12:00:00</text:p>
          </table:table-cell>
          <table:table-cell table:style-name="ce29" table:formula="of:=[.J$4] + ([.$B258]*[.J$5])" office:value-type="date" office:date-value="1939-10-25T12:00:00">
            <text:p>10/25/1939 12:00:00</text:p>
          </table:table-cell>
          <table:table-cell table:style-name="ce29" table:formula="of:=[.K$4] + ([.$B258]*[.K$5])" office:value-type="date" office:date-value="1936-05-23T12:00:00">
            <text:p>05/23/1936 12:00:00</text:p>
          </table:table-cell>
          <table:table-cell table:style-name="ce29" table:formula="of:=[.L$4] + ([.$B258]*[.L$5])" office:value-type="date" office:date-value="1901-11-11">
            <text:p>11/11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1">
            <text:p>251</text:p>
          </table:table-cell>
          <table:table-cell table:style-name="ce29" table:formula="of:=[.C$4] + ([.$B259]*[.C$5])" office:value-type="date" office:date-value="1931-08-15T12:00:00">
            <text:p>08/15/1931 12:00:00</text:p>
          </table:table-cell>
          <table:table-cell table:style-name="ce29" table:formula="of:=[.D$4] + ([.$B259]*[.D$5])" office:value-type="date" office:date-value="2005-05-24">
            <text:p>05/24/2005 00:00:00</text:p>
          </table:table-cell>
          <table:table-cell table:style-name="ce29" table:formula="of:=[.E$4] + ([.$B259]*[.E$5])" office:value-type="date" office:date-value="1964-02-15">
            <text:p>02/15/1964 00:00:00</text:p>
          </table:table-cell>
          <table:table-cell table:style-name="ce29" table:formula="of:=[.F$4] + ([.$B259]*[.F$5])" office:value-type="date" office:date-value="1940-02-10">
            <text:p>02/10/1940 00:00:00</text:p>
          </table:table-cell>
          <table:table-cell table:style-name="ce29" table:formula="of:=[.G$4] + ([.$B259]*[.G$5])" office:value-type="date" office:date-value="1898-10-05T12:00:00">
            <text:p>10/05/1898 12:00:00</text:p>
          </table:table-cell>
          <table:table-cell table:style-name="ce29" table:formula="of:=[.H$4] + ([.$B259]*[.H$5])" office:value-type="date" office:date-value="1879-03-12T12:00:00">
            <text:p>03/12/1879 12:00:00</text:p>
          </table:table-cell>
          <table:table-cell table:style-name="ce29" table:formula="of:=[.I$4] + ([.$B259]*[.I$5])" office:value-type="date" office:date-value="1934-05-15T12:00:00">
            <text:p>05/15/1934 12:00:00</text:p>
          </table:table-cell>
          <table:table-cell table:style-name="ce29" table:formula="of:=[.J$4] + ([.$B259]*[.J$5])" office:value-type="date" office:date-value="1939-11-13T12:00:00">
            <text:p>11/13/1939 12:00:00</text:p>
          </table:table-cell>
          <table:table-cell table:style-name="ce29" table:formula="of:=[.K$4] + ([.$B259]*[.K$5])" office:value-type="date" office:date-value="1936-06-05T12:00:00">
            <text:p>06/05/1936 12:00:00</text:p>
          </table:table-cell>
          <table:table-cell table:style-name="ce29" table:formula="of:=[.L$4] + ([.$B259]*[.L$5])" office:value-type="date" office:date-value="1901-09-27">
            <text:p>09/27/1901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52">
            <text:p>252</text:p>
          </table:table-cell>
          <table:table-cell table:style-name="ce29" table:formula="of:=[.C$4] + ([.$B260]*[.C$5])" office:value-type="date" office:date-value="1931-08-22T12:00:00">
            <text:p>08/22/1931 12:00:00</text:p>
          </table:table-cell>
          <table:table-cell table:style-name="ce29" table:formula="of:=[.D$4] + ([.$B260]*[.D$5])" office:value-type="date" office:date-value="2005-10-15">
            <text:p>10/15/2005 00:00:00</text:p>
          </table:table-cell>
          <table:table-cell table:style-name="ce29" table:formula="of:=[.E$4] + ([.$B260]*[.E$5])" office:value-type="date" office:date-value="1964-04-04">
            <text:p>04/04/1964 00:00:00</text:p>
          </table:table-cell>
          <table:table-cell table:style-name="ce29" table:formula="of:=[.F$4] + ([.$B260]*[.F$5])" office:value-type="date" office:date-value="1940-03-30">
            <text:p>03/30/1940 00:00:00</text:p>
          </table:table-cell>
          <table:table-cell table:style-name="ce29" table:formula="of:=[.G$4] + ([.$B260]*[.G$5])" office:value-type="date" office:date-value="1898-08-17T12:00:00">
            <text:p>08/17/1898 12:00:00</text:p>
          </table:table-cell>
          <table:table-cell table:style-name="ce29" table:formula="of:=[.H$4] + ([.$B260]*[.H$5])" office:value-type="date" office:date-value="1879-01-01T12:00:00">
            <text:p>01/01/1879 12:00:00</text:p>
          </table:table-cell>
          <table:table-cell table:style-name="ce29" table:formula="of:=[.I$4] + ([.$B260]*[.I$5])" office:value-type="date" office:date-value="1934-05-26T12:00:00">
            <text:p>05/26/1934 12:00:00</text:p>
          </table:table-cell>
          <table:table-cell table:style-name="ce29" table:formula="of:=[.J$4] + ([.$B260]*[.J$5])" office:value-type="date" office:date-value="1939-12-02T12:00:00">
            <text:p>12/02/1939 12:00:00</text:p>
          </table:table-cell>
          <table:table-cell table:style-name="ce29" table:formula="of:=[.K$4] + ([.$B260]*[.K$5])" office:value-type="date" office:date-value="1936-06-18T12:00:00">
            <text:p>06/18/1936 12:00:00</text:p>
          </table:table-cell>
          <table:table-cell table:style-name="ce29" table:formula="of:=[.L$4] + ([.$B260]*[.L$5])" office:value-type="date" office:date-value="1901-08-13">
            <text:p>08/13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3">
            <text:p>253</text:p>
          </table:table-cell>
          <table:table-cell table:style-name="ce29" table:formula="of:=[.C$4] + ([.$B261]*[.C$5])" office:value-type="date" office:date-value="1931-08-29T12:00:00">
            <text:p>08/29/1931 12:00:00</text:p>
          </table:table-cell>
          <table:table-cell table:style-name="ce29" table:formula="of:=[.D$4] + ([.$B261]*[.D$5])" office:value-type="date" office:date-value="2006-03-08">
            <text:p>03/08/2006 00:00:00</text:p>
          </table:table-cell>
          <table:table-cell table:style-name="ce29" table:formula="of:=[.E$4] + ([.$B261]*[.E$5])" office:value-type="date" office:date-value="1964-05-23">
            <text:p>05/23/1964 00:00:00</text:p>
          </table:table-cell>
          <table:table-cell table:style-name="ce29" table:formula="of:=[.F$4] + ([.$B261]*[.F$5])" office:value-type="date" office:date-value="1940-05-18">
            <text:p>05/18/1940 00:00:00</text:p>
          </table:table-cell>
          <table:table-cell table:style-name="ce29" table:formula="of:=[.G$4] + ([.$B261]*[.G$5])" office:value-type="date" office:date-value="1898-06-29T12:00:00">
            <text:p>06/29/1898 12:00:00</text:p>
          </table:table-cell>
          <table:table-cell table:style-name="ce29" table:formula="of:=[.H$4] + ([.$B261]*[.H$5])" office:value-type="date" office:date-value="1878-10-23T12:00:00">
            <text:p>10/23/1878 12:00:00</text:p>
          </table:table-cell>
          <table:table-cell table:style-name="ce29" table:formula="of:=[.I$4] + ([.$B261]*[.I$5])" office:value-type="date" office:date-value="1934-06-06T12:00:00">
            <text:p>06/06/1934 12:00:00</text:p>
          </table:table-cell>
          <table:table-cell table:style-name="ce29" table:formula="of:=[.J$4] + ([.$B261]*[.J$5])" office:value-type="date" office:date-value="1939-12-21T12:00:00">
            <text:p>12/21/1939 12:00:00</text:p>
          </table:table-cell>
          <table:table-cell table:style-name="ce29" table:formula="of:=[.K$4] + ([.$B261]*[.K$5])" office:value-type="date" office:date-value="1936-07-01T12:00:00">
            <text:p>07/01/1936 12:00:00</text:p>
          </table:table-cell>
          <table:table-cell table:style-name="ce29" table:formula="of:=[.L$4] + ([.$B261]*[.L$5])" office:value-type="date" office:date-value="1901-06-29">
            <text:p>06/29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4">
            <text:p>254</text:p>
          </table:table-cell>
          <table:table-cell table:style-name="ce29" table:formula="of:=[.C$4] + ([.$B262]*[.C$5])" office:value-type="date" office:date-value="1931-09-05T12:00:00">
            <text:p>09/05/1931 12:00:00</text:p>
          </table:table-cell>
          <table:table-cell table:style-name="ce29" table:formula="of:=[.D$4] + ([.$B262]*[.D$5])" office:value-type="date" office:date-value="2006-07-30">
            <text:p>07/30/2006 00:00:00</text:p>
          </table:table-cell>
          <table:table-cell table:style-name="ce29" table:formula="of:=[.E$4] + ([.$B262]*[.E$5])" office:value-type="date" office:date-value="1964-07-11">
            <text:p>07/11/1964 00:00:00</text:p>
          </table:table-cell>
          <table:table-cell table:style-name="ce29" table:formula="of:=[.F$4] + ([.$B262]*[.F$5])" office:value-type="date" office:date-value="1940-07-06">
            <text:p>07/06/1940 00:00:00</text:p>
          </table:table-cell>
          <table:table-cell table:style-name="ce29" table:formula="of:=[.G$4] + ([.$B262]*[.G$5])" office:value-type="date" office:date-value="1898-05-11T12:00:00">
            <text:p>05/11/1898 12:00:00</text:p>
          </table:table-cell>
          <table:table-cell table:style-name="ce29" table:formula="of:=[.H$4] + ([.$B262]*[.H$5])" office:value-type="date" office:date-value="1878-08-14T12:00:00">
            <text:p>08/14/1878 12:00:00</text:p>
          </table:table-cell>
          <table:table-cell table:style-name="ce29" table:formula="of:=[.I$4] + ([.$B262]*[.I$5])" office:value-type="date" office:date-value="1934-06-17T12:00:00">
            <text:p>06/17/1934 12:00:00</text:p>
          </table:table-cell>
          <table:table-cell table:style-name="ce29" table:formula="of:=[.J$4] + ([.$B262]*[.J$5])" office:value-type="date" office:date-value="1940-01-09T12:00:00">
            <text:p>01/09/1940 12:00:00</text:p>
          </table:table-cell>
          <table:table-cell table:style-name="ce29" table:formula="of:=[.K$4] + ([.$B262]*[.K$5])" office:value-type="date" office:date-value="1936-07-14T12:00:00">
            <text:p>07/14/1936 12:00:00</text:p>
          </table:table-cell>
          <table:table-cell table:style-name="ce29" table:formula="of:=[.L$4] + ([.$B262]*[.L$5])" office:value-type="date" office:date-value="1901-05-15">
            <text:p>05/15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5">
            <text:p>255</text:p>
          </table:table-cell>
          <table:table-cell table:style-name="ce29" table:formula="of:=[.C$4] + ([.$B263]*[.C$5])" office:value-type="date" office:date-value="1931-09-12T12:00:00">
            <text:p>09/12/1931 12:00:00</text:p>
          </table:table-cell>
          <table:table-cell table:style-name="ce29" table:formula="of:=[.D$4] + ([.$B263]*[.D$5])" office:value-type="date" office:date-value="2006-12-21">
            <text:p>12/21/2006 00:00:00</text:p>
          </table:table-cell>
          <table:table-cell table:style-name="ce29" table:formula="of:=[.E$4] + ([.$B263]*[.E$5])" office:value-type="date" office:date-value="1964-08-29">
            <text:p>08/29/1964 00:00:00</text:p>
          </table:table-cell>
          <table:table-cell table:style-name="ce29" table:formula="of:=[.F$4] + ([.$B263]*[.F$5])" office:value-type="date" office:date-value="1940-08-24">
            <text:p>08/24/1940 00:00:00</text:p>
          </table:table-cell>
          <table:table-cell table:style-name="ce29" table:formula="of:=[.G$4] + ([.$B263]*[.G$5])" office:value-type="date" office:date-value="1898-03-23T12:00:00">
            <text:p>03/23/1898 12:00:00</text:p>
          </table:table-cell>
          <table:table-cell table:style-name="ce29" table:formula="of:=[.H$4] + ([.$B263]*[.H$5])" office:value-type="date" office:date-value="1878-06-05T12:00:00">
            <text:p>06/05/1878 12:00:00</text:p>
          </table:table-cell>
          <table:table-cell table:style-name="ce29" table:formula="of:=[.I$4] + ([.$B263]*[.I$5])" office:value-type="date" office:date-value="1934-06-28T12:00:00">
            <text:p>06/28/1934 12:00:00</text:p>
          </table:table-cell>
          <table:table-cell table:style-name="ce29" table:formula="of:=[.J$4] + ([.$B263]*[.J$5])" office:value-type="date" office:date-value="1940-01-28T12:00:00">
            <text:p>01/28/1940 12:00:00</text:p>
          </table:table-cell>
          <table:table-cell table:style-name="ce29" table:formula="of:=[.K$4] + ([.$B263]*[.K$5])" office:value-type="date" office:date-value="1936-07-27T12:00:00">
            <text:p>07/27/1936 12:00:00</text:p>
          </table:table-cell>
          <table:table-cell table:style-name="ce29" table:formula="of:=[.L$4] + ([.$B263]*[.L$5])" office:value-type="date" office:date-value="1901-03-31">
            <text:p>03/31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6">
            <text:p>256</text:p>
          </table:table-cell>
          <table:table-cell table:style-name="ce29" table:formula="of:=[.C$4] + ([.$B264]*[.C$5])" office:value-type="date" office:date-value="1931-09-19T12:00:00">
            <text:p>09/19/1931 12:00:00</text:p>
          </table:table-cell>
          <table:table-cell table:style-name="ce29" table:formula="of:=[.D$4] + ([.$B264]*[.D$5])" office:value-type="date" office:date-value="2007-05-14">
            <text:p>05/14/2007 00:00:00</text:p>
          </table:table-cell>
          <table:table-cell table:style-name="ce29" table:formula="of:=[.E$4] + ([.$B264]*[.E$5])" office:value-type="date" office:date-value="1964-10-17">
            <text:p>10/17/1964 00:00:00</text:p>
          </table:table-cell>
          <table:table-cell table:style-name="ce29" table:formula="of:=[.F$4] + ([.$B264]*[.F$5])" office:value-type="date" office:date-value="1940-10-12">
            <text:p>10/12/1940 00:00:00</text:p>
          </table:table-cell>
          <table:table-cell table:style-name="ce29" table:formula="of:=[.G$4] + ([.$B264]*[.G$5])" office:value-type="date" office:date-value="1898-02-02T12:00:00">
            <text:p>02/02/1898 12:00:00</text:p>
          </table:table-cell>
          <table:table-cell table:style-name="ce29" table:formula="of:=[.H$4] + ([.$B264]*[.H$5])" office:value-type="date" office:date-value="1878-03-27T12:00:00">
            <text:p>03/27/1878 12:00:00</text:p>
          </table:table-cell>
          <table:table-cell table:style-name="ce29" table:formula="of:=[.I$4] + ([.$B264]*[.I$5])" office:value-type="date" office:date-value="1934-07-09T12:00:00">
            <text:p>07/09/1934 12:00:00</text:p>
          </table:table-cell>
          <table:table-cell table:style-name="ce29" table:formula="of:=[.J$4] + ([.$B264]*[.J$5])" office:value-type="date" office:date-value="1940-02-16T12:00:00">
            <text:p>02/16/1940 12:00:00</text:p>
          </table:table-cell>
          <table:table-cell table:style-name="ce29" table:formula="of:=[.K$4] + ([.$B264]*[.K$5])" office:value-type="date" office:date-value="1936-08-09T12:00:00">
            <text:p>08/09/1936 12:00:00</text:p>
          </table:table-cell>
          <table:table-cell table:style-name="ce29" table:formula="of:=[.L$4] + ([.$B264]*[.L$5])" office:value-type="date" office:date-value="1901-02-14">
            <text:p>02/14/190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7">
            <text:p>257</text:p>
          </table:table-cell>
          <table:table-cell table:style-name="ce29" table:formula="of:=[.C$4] + ([.$B265]*[.C$5])" office:value-type="date" office:date-value="1931-09-26T12:00:00">
            <text:p>09/26/1931 12:00:00</text:p>
          </table:table-cell>
          <table:table-cell table:style-name="ce29" table:formula="of:=[.D$4] + ([.$B265]*[.D$5])" office:value-type="date" office:date-value="2007-10-05">
            <text:p>10/05/2007 00:00:00</text:p>
          </table:table-cell>
          <table:table-cell table:style-name="ce29" table:formula="of:=[.E$4] + ([.$B265]*[.E$5])" office:value-type="date" office:date-value="1964-12-05">
            <text:p>12/05/1964 00:00:00</text:p>
          </table:table-cell>
          <table:table-cell table:style-name="ce29" table:formula="of:=[.F$4] + ([.$B265]*[.F$5])" office:value-type="date" office:date-value="1940-11-30">
            <text:p>11/30/1940 00:00:00</text:p>
          </table:table-cell>
          <table:table-cell table:style-name="ce29" table:formula="of:=[.G$4] + ([.$B265]*[.G$5])" office:value-type="date" office:date-value="1897-12-15T12:00:00">
            <text:p>12/15/1897 12:00:00</text:p>
          </table:table-cell>
          <table:table-cell table:style-name="ce29" table:formula="of:=[.H$4] + ([.$B265]*[.H$5])" office:value-type="date" office:date-value="1878-01-16T12:00:00">
            <text:p>01/16/1878 12:00:00</text:p>
          </table:table-cell>
          <table:table-cell table:style-name="ce29" table:formula="of:=[.I$4] + ([.$B265]*[.I$5])" office:value-type="date" office:date-value="1934-07-20T12:00:00">
            <text:p>07/20/1934 12:00:00</text:p>
          </table:table-cell>
          <table:table-cell table:style-name="ce29" table:formula="of:=[.J$4] + ([.$B265]*[.J$5])" office:value-type="date" office:date-value="1940-03-06T12:00:00">
            <text:p>03/06/1940 12:00:00</text:p>
          </table:table-cell>
          <table:table-cell table:style-name="ce29" table:formula="of:=[.K$4] + ([.$B265]*[.K$5])" office:value-type="date" office:date-value="1936-08-22T12:00:00">
            <text:p>08/22/1936 12:00:00</text:p>
          </table:table-cell>
          <table:table-cell table:style-name="ce29" table:formula="of:=[.L$4] + ([.$B265]*[.L$5])" office:value-type="date" office:date-value="1900-12-31">
            <text:p>12/31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8">
            <text:p>258</text:p>
          </table:table-cell>
          <table:table-cell table:style-name="ce29" table:formula="of:=[.C$4] + ([.$B266]*[.C$5])" office:value-type="date" office:date-value="1931-10-03T12:00:00">
            <text:p>10/03/1931 12:00:00</text:p>
          </table:table-cell>
          <table:table-cell table:style-name="ce29" table:formula="of:=[.D$4] + ([.$B266]*[.D$5])" office:value-type="date" office:date-value="2008-02-26">
            <text:p>02/26/2008 00:00:00</text:p>
          </table:table-cell>
          <table:table-cell table:style-name="ce29" table:formula="of:=[.E$4] + ([.$B266]*[.E$5])" office:value-type="date" office:date-value="1965-01-23">
            <text:p>01/23/1965 00:00:00</text:p>
          </table:table-cell>
          <table:table-cell table:style-name="ce29" table:formula="of:=[.F$4] + ([.$B266]*[.F$5])" office:value-type="date" office:date-value="1941-01-18">
            <text:p>01/18/1941 00:00:00</text:p>
          </table:table-cell>
          <table:table-cell table:style-name="ce29" table:formula="of:=[.G$4] + ([.$B266]*[.G$5])" office:value-type="date" office:date-value="1897-10-27T12:00:00">
            <text:p>10/27/1897 12:00:00</text:p>
          </table:table-cell>
          <table:table-cell table:style-name="ce29" table:formula="of:=[.H$4] + ([.$B266]*[.H$5])" office:value-type="date" office:date-value="1877-11-07T12:00:00">
            <text:p>11/07/1877 12:00:00</text:p>
          </table:table-cell>
          <table:table-cell table:style-name="ce29" table:formula="of:=[.I$4] + ([.$B266]*[.I$5])" office:value-type="date" office:date-value="1934-07-31T12:00:00">
            <text:p>07/31/1934 12:00:00</text:p>
          </table:table-cell>
          <table:table-cell table:style-name="ce29" table:formula="of:=[.J$4] + ([.$B266]*[.J$5])" office:value-type="date" office:date-value="1940-03-25T12:00:00">
            <text:p>03/25/1940 12:00:00</text:p>
          </table:table-cell>
          <table:table-cell table:style-name="ce29" table:formula="of:=[.K$4] + ([.$B266]*[.K$5])" office:value-type="date" office:date-value="1936-09-04T12:00:00">
            <text:p>09/04/1936 12:00:00</text:p>
          </table:table-cell>
          <table:table-cell table:style-name="ce29" table:formula="of:=[.L$4] + ([.$B266]*[.L$5])" office:value-type="date" office:date-value="1900-11-16">
            <text:p>11/16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9">
            <text:p>259</text:p>
          </table:table-cell>
          <table:table-cell table:style-name="ce29" table:formula="of:=[.C$4] + ([.$B267]*[.C$5])" office:value-type="date" office:date-value="1931-10-10T12:00:00">
            <text:p>10/10/1931 12:00:00</text:p>
          </table:table-cell>
          <table:table-cell table:style-name="ce29" table:formula="of:=[.D$4] + ([.$B267]*[.D$5])" office:value-type="date" office:date-value="2008-07-19">
            <text:p>07/19/2008 00:00:00</text:p>
          </table:table-cell>
          <table:table-cell table:style-name="ce29" table:formula="of:=[.E$4] + ([.$B267]*[.E$5])" office:value-type="date" office:date-value="1965-03-13">
            <text:p>03/13/1965 00:00:00</text:p>
          </table:table-cell>
          <table:table-cell table:style-name="ce29" table:formula="of:=[.F$4] + ([.$B267]*[.F$5])" office:value-type="date" office:date-value="1941-03-08">
            <text:p>03/08/1941 00:00:00</text:p>
          </table:table-cell>
          <table:table-cell table:style-name="ce29" table:formula="of:=[.G$4] + ([.$B267]*[.G$5])" office:value-type="date" office:date-value="1897-09-08T12:00:00">
            <text:p>09/08/1897 12:00:00</text:p>
          </table:table-cell>
          <table:table-cell table:style-name="ce29" table:formula="of:=[.H$4] + ([.$B267]*[.H$5])" office:value-type="date" office:date-value="1877-08-29T12:00:00">
            <text:p>08/29/1877 12:00:00</text:p>
          </table:table-cell>
          <table:table-cell table:style-name="ce29" table:formula="of:=[.I$4] + ([.$B267]*[.I$5])" office:value-type="date" office:date-value="1934-08-11T12:00:00">
            <text:p>08/11/1934 12:00:00</text:p>
          </table:table-cell>
          <table:table-cell table:style-name="ce29" table:formula="of:=[.J$4] + ([.$B267]*[.J$5])" office:value-type="date" office:date-value="1940-04-13T12:00:00">
            <text:p>04/13/1940 12:00:00</text:p>
          </table:table-cell>
          <table:table-cell table:style-name="ce29" table:formula="of:=[.K$4] + ([.$B267]*[.K$5])" office:value-type="date" office:date-value="1936-09-17T12:00:00">
            <text:p>09/17/1936 12:00:00</text:p>
          </table:table-cell>
          <table:table-cell table:style-name="ce29" table:formula="of:=[.L$4] + ([.$B267]*[.L$5])" office:value-type="date" office:date-value="1900-10-02">
            <text:p>10/02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0">
            <text:p>260</text:p>
          </table:table-cell>
          <table:table-cell table:style-name="ce29" table:formula="of:=[.C$4] + ([.$B268]*[.C$5])" office:value-type="date" office:date-value="1931-10-17T12:00:00">
            <text:p>10/17/1931 12:00:00</text:p>
          </table:table-cell>
          <table:table-cell table:style-name="ce29" table:formula="of:=[.D$4] + ([.$B268]*[.D$5])" office:value-type="date" office:date-value="2008-12-10">
            <text:p>12/10/2008 00:00:00</text:p>
          </table:table-cell>
          <table:table-cell table:style-name="ce29" table:formula="of:=[.E$4] + ([.$B268]*[.E$5])" office:value-type="date" office:date-value="1965-05-01">
            <text:p>05/01/1965 00:00:00</text:p>
          </table:table-cell>
          <table:table-cell table:style-name="ce29" table:formula="of:=[.F$4] + ([.$B268]*[.F$5])" office:value-type="date" office:date-value="1941-04-26">
            <text:p>04/26/1941 00:00:00</text:p>
          </table:table-cell>
          <table:table-cell table:style-name="ce29" table:formula="of:=[.G$4] + ([.$B268]*[.G$5])" office:value-type="date" office:date-value="1897-07-21T12:00:00">
            <text:p>07/21/1897 12:00:00</text:p>
          </table:table-cell>
          <table:table-cell table:style-name="ce29" table:formula="of:=[.H$4] + ([.$B268]*[.H$5])" office:value-type="date" office:date-value="1877-06-20T12:00:00">
            <text:p>06/20/1877 12:00:00</text:p>
          </table:table-cell>
          <table:table-cell table:style-name="ce29" table:formula="of:=[.I$4] + ([.$B268]*[.I$5])" office:value-type="date" office:date-value="1934-08-22T12:00:00">
            <text:p>08/22/1934 12:00:00</text:p>
          </table:table-cell>
          <table:table-cell table:style-name="ce29" table:formula="of:=[.J$4] + ([.$B268]*[.J$5])" office:value-type="date" office:date-value="1940-05-02T12:00:00">
            <text:p>05/02/1940 12:00:00</text:p>
          </table:table-cell>
          <table:table-cell table:style-name="ce29" table:formula="of:=[.K$4] + ([.$B268]*[.K$5])" office:value-type="date" office:date-value="1936-09-30T12:00:00">
            <text:p>09/30/1936 12:00:00</text:p>
          </table:table-cell>
          <table:table-cell table:style-name="ce29" table:formula="of:=[.L$4] + ([.$B268]*[.L$5])" office:value-type="date" office:date-value="1900-08-18">
            <text:p>08/18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1">
            <text:p>261</text:p>
          </table:table-cell>
          <table:table-cell table:style-name="ce29" table:formula="of:=[.C$4] + ([.$B269]*[.C$5])" office:value-type="date" office:date-value="1931-10-24T12:00:00">
            <text:p>10/24/1931 12:00:00</text:p>
          </table:table-cell>
          <table:table-cell table:style-name="ce29" table:formula="of:=[.D$4] + ([.$B269]*[.D$5])" office:value-type="date" office:date-value="2009-05-03">
            <text:p>05/03/2009 00:00:00</text:p>
          </table:table-cell>
          <table:table-cell table:style-name="ce29" table:formula="of:=[.E$4] + ([.$B269]*[.E$5])" office:value-type="date" office:date-value="1965-06-19">
            <text:p>06/19/1965 00:00:00</text:p>
          </table:table-cell>
          <table:table-cell table:style-name="ce29" table:formula="of:=[.F$4] + ([.$B269]*[.F$5])" office:value-type="date" office:date-value="1941-06-14">
            <text:p>06/14/1941 00:00:00</text:p>
          </table:table-cell>
          <table:table-cell table:style-name="ce29" table:formula="of:=[.G$4] + ([.$B269]*[.G$5])" office:value-type="date" office:date-value="1897-06-02T12:00:00">
            <text:p>06/02/1897 12:00:00</text:p>
          </table:table-cell>
          <table:table-cell table:style-name="ce29" table:formula="of:=[.H$4] + ([.$B269]*[.H$5])" office:value-type="date" office:date-value="1877-04-11T12:00:00">
            <text:p>04/11/1877 12:00:00</text:p>
          </table:table-cell>
          <table:table-cell table:style-name="ce29" table:formula="of:=[.I$4] + ([.$B269]*[.I$5])" office:value-type="date" office:date-value="1934-09-02T12:00:00">
            <text:p>09/02/1934 12:00:00</text:p>
          </table:table-cell>
          <table:table-cell table:style-name="ce29" table:formula="of:=[.J$4] + ([.$B269]*[.J$5])" office:value-type="date" office:date-value="1940-05-21T12:00:00">
            <text:p>05/21/1940 12:00:00</text:p>
          </table:table-cell>
          <table:table-cell table:style-name="ce29" table:formula="of:=[.K$4] + ([.$B269]*[.K$5])" office:value-type="date" office:date-value="1936-10-13T12:00:00">
            <text:p>10/13/1936 12:00:00</text:p>
          </table:table-cell>
          <table:table-cell table:style-name="ce29" table:formula="of:=[.L$4] + ([.$B269]*[.L$5])" office:value-type="date" office:date-value="1900-07-04">
            <text:p>07/04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2">
            <text:p>262</text:p>
          </table:table-cell>
          <table:table-cell table:style-name="ce29" table:formula="of:=[.C$4] + ([.$B270]*[.C$5])" office:value-type="date" office:date-value="1931-10-31T12:00:00">
            <text:p>10/31/1931 12:00:00</text:p>
          </table:table-cell>
          <table:table-cell table:style-name="ce29" table:formula="of:=[.D$4] + ([.$B270]*[.D$5])" office:value-type="date" office:date-value="2009-09-24">
            <text:p>09/24/2009 00:00:00</text:p>
          </table:table-cell>
          <table:table-cell table:style-name="ce29" table:formula="of:=[.E$4] + ([.$B270]*[.E$5])" office:value-type="date" office:date-value="1965-08-07">
            <text:p>08/07/1965 00:00:00</text:p>
          </table:table-cell>
          <table:table-cell table:style-name="ce29" table:formula="of:=[.F$4] + ([.$B270]*[.F$5])" office:value-type="date" office:date-value="1941-08-02">
            <text:p>08/02/1941 00:00:00</text:p>
          </table:table-cell>
          <table:table-cell table:style-name="ce29" table:formula="of:=[.G$4] + ([.$B270]*[.G$5])" office:value-type="date" office:date-value="1897-04-14T12:00:00">
            <text:p>04/14/1897 12:00:00</text:p>
          </table:table-cell>
          <table:table-cell table:style-name="ce29" table:formula="of:=[.H$4] + ([.$B270]*[.H$5])" office:value-type="date" office:date-value="1877-01-31T12:00:00">
            <text:p>01/31/1877 12:00:00</text:p>
          </table:table-cell>
          <table:table-cell table:style-name="ce29" table:formula="of:=[.I$4] + ([.$B270]*[.I$5])" office:value-type="date" office:date-value="1934-09-13T12:00:00">
            <text:p>09/13/1934 12:00:00</text:p>
          </table:table-cell>
          <table:table-cell table:style-name="ce29" table:formula="of:=[.J$4] + ([.$B270]*[.J$5])" office:value-type="date" office:date-value="1940-06-09T12:00:00">
            <text:p>06/09/1940 12:00:00</text:p>
          </table:table-cell>
          <table:table-cell table:style-name="ce29" table:formula="of:=[.K$4] + ([.$B270]*[.K$5])" office:value-type="date" office:date-value="1936-10-26T12:00:00">
            <text:p>10/26/1936 12:00:00</text:p>
          </table:table-cell>
          <table:table-cell table:style-name="ce29" table:formula="of:=[.L$4] + ([.$B270]*[.L$5])" office:value-type="date" office:date-value="1900-05-20">
            <text:p>05/20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3">
            <text:p>263</text:p>
          </table:table-cell>
          <table:table-cell table:style-name="ce29" table:formula="of:=[.C$4] + ([.$B271]*[.C$5])" office:value-type="date" office:date-value="1931-11-07T12:00:00">
            <text:p>11/07/1931 12:00:00</text:p>
          </table:table-cell>
          <table:table-cell table:style-name="ce29" table:formula="of:=[.D$4] + ([.$B271]*[.D$5])" office:value-type="date" office:date-value="2010-02-15">
            <text:p>02/15/2010 00:00:00</text:p>
          </table:table-cell>
          <table:table-cell table:style-name="ce29" table:formula="of:=[.E$4] + ([.$B271]*[.E$5])" office:value-type="date" office:date-value="1965-09-25">
            <text:p>09/25/1965 00:00:00</text:p>
          </table:table-cell>
          <table:table-cell table:style-name="ce29" table:formula="of:=[.F$4] + ([.$B271]*[.F$5])" office:value-type="date" office:date-value="1941-09-20">
            <text:p>09/20/1941 00:00:00</text:p>
          </table:table-cell>
          <table:table-cell table:style-name="ce29" table:formula="of:=[.G$4] + ([.$B271]*[.G$5])" office:value-type="date" office:date-value="1897-02-24T12:00:00">
            <text:p>02/24/1897 12:00:00</text:p>
          </table:table-cell>
          <table:table-cell table:style-name="ce29" table:formula="of:=[.H$4] + ([.$B271]*[.H$5])" office:value-type="date" office:date-value="1876-11-22T12:00:00">
            <text:p>11/22/1876 12:00:00</text:p>
          </table:table-cell>
          <table:table-cell table:style-name="ce29" table:formula="of:=[.I$4] + ([.$B271]*[.I$5])" office:value-type="date" office:date-value="1934-09-24T12:00:00">
            <text:p>09/24/1934 12:00:00</text:p>
          </table:table-cell>
          <table:table-cell table:style-name="ce29" table:formula="of:=[.J$4] + ([.$B271]*[.J$5])" office:value-type="date" office:date-value="1940-06-28T12:00:00">
            <text:p>06/28/1940 12:00:00</text:p>
          </table:table-cell>
          <table:table-cell table:style-name="ce29" table:formula="of:=[.K$4] + ([.$B271]*[.K$5])" office:value-type="date" office:date-value="1936-11-08T12:00:00">
            <text:p>11/08/1936 12:00:00</text:p>
          </table:table-cell>
          <table:table-cell table:style-name="ce29" table:formula="of:=[.L$4] + ([.$B271]*[.L$5])" office:value-type="date" office:date-value="1900-04-05">
            <text:p>04/05/1900 00:00:00</text:p>
          </table:table-cell>
          <table:table-cell table:number-columns-repeated="1012"/>
        </table:table-row>
        <table:table-row table:style-name="ro2">
          <table:table-cell office:value-type="string">
            <text:p>264=11*24</text:p>
          </table:table-cell>
          <table:table-cell table:style-name="ce24" office:value-type="float" office:value="264">
            <text:p>264</text:p>
          </table:table-cell>
          <table:table-cell table:style-name="ce29" table:formula="of:=[.C$4] + ([.$B272]*[.C$5])" office:value-type="date" office:date-value="1931-11-14T12:00:00">
            <text:p>11/14/1931 12:00:00</text:p>
          </table:table-cell>
          <table:table-cell table:style-name="ce29" table:formula="of:=[.D$4] + ([.$B272]*[.D$5])" office:value-type="date" office:date-value="2010-07-09">
            <text:p>07/09/2010 00:00:00</text:p>
          </table:table-cell>
          <table:table-cell table:style-name="ce29" table:formula="of:=[.E$4] + ([.$B272]*[.E$5])" office:value-type="date" office:date-value="1965-11-13">
            <text:p>11/13/1965 00:00:00</text:p>
          </table:table-cell>
          <table:table-cell table:style-name="ce29" table:formula="of:=[.F$4] + ([.$B272]*[.F$5])" office:value-type="date" office:date-value="1941-11-08">
            <text:p>11/08/1941 00:00:00</text:p>
          </table:table-cell>
          <table:table-cell table:style-name="ce29" table:formula="of:=[.G$4] + ([.$B272]*[.G$5])" office:value-type="date" office:date-value="1897-01-06T12:00:00">
            <text:p>01/06/1897 12:00:00</text:p>
          </table:table-cell>
          <table:table-cell table:style-name="ce29" table:formula="of:=[.H$4] + ([.$B272]*[.H$5])" office:value-type="date" office:date-value="1876-09-13T12:00:00">
            <text:p>09/13/1876 12:00:00</text:p>
          </table:table-cell>
          <table:table-cell table:style-name="ce29" table:formula="of:=[.I$4] + ([.$B272]*[.I$5])" office:value-type="date" office:date-value="1934-10-05T12:00:00">
            <text:p>10/05/1934 12:00:00</text:p>
          </table:table-cell>
          <table:table-cell table:style-name="ce29" table:formula="of:=[.J$4] + ([.$B272]*[.J$5])" office:value-type="date" office:date-value="1940-07-17T12:00:00">
            <text:p>07/17/1940 12:00:00</text:p>
          </table:table-cell>
          <table:table-cell table:style-name="ce29" table:formula="of:=[.K$4] + ([.$B272]*[.K$5])" office:value-type="date" office:date-value="1936-11-21T12:00:00">
            <text:p>11/21/1936 12:00:00</text:p>
          </table:table-cell>
          <table:table-cell table:style-name="ce29" table:formula="of:=[.L$4] + ([.$B272]*[.L$5])" office:value-type="date" office:date-value="1900-02-19">
            <text:p>02/19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5">
            <text:p>265</text:p>
          </table:table-cell>
          <table:table-cell table:style-name="ce29" table:formula="of:=[.C$4] + ([.$B273]*[.C$5])" office:value-type="date" office:date-value="1931-11-21T12:00:00">
            <text:p>11/21/1931 12:00:00</text:p>
          </table:table-cell>
          <table:table-cell table:style-name="ce29" table:formula="of:=[.D$4] + ([.$B273]*[.D$5])" office:value-type="date" office:date-value="2010-11-30">
            <text:p>11/30/2010 00:00:00</text:p>
          </table:table-cell>
          <table:table-cell table:style-name="ce29" table:formula="of:=[.E$4] + ([.$B273]*[.E$5])" office:value-type="date" office:date-value="1966-01-01">
            <text:p>01/01/1966 00:00:00</text:p>
          </table:table-cell>
          <table:table-cell table:style-name="ce29" table:formula="of:=[.F$4] + ([.$B273]*[.F$5])" office:value-type="date" office:date-value="1941-12-27">
            <text:p>12/27/1941 00:00:00</text:p>
          </table:table-cell>
          <table:table-cell table:style-name="ce29" table:formula="of:=[.G$4] + ([.$B273]*[.G$5])" office:value-type="date" office:date-value="1896-11-18T12:00:00">
            <text:p>11/18/1896 12:00:00</text:p>
          </table:table-cell>
          <table:table-cell table:style-name="ce29" table:formula="of:=[.H$4] + ([.$B273]*[.H$5])" office:value-type="date" office:date-value="1876-07-05T12:00:00">
            <text:p>07/05/1876 12:00:00</text:p>
          </table:table-cell>
          <table:table-cell table:style-name="ce29" table:formula="of:=[.I$4] + ([.$B273]*[.I$5])" office:value-type="date" office:date-value="1934-10-16T12:00:00">
            <text:p>10/16/1934 12:00:00</text:p>
          </table:table-cell>
          <table:table-cell table:style-name="ce29" table:formula="of:=[.J$4] + ([.$B273]*[.J$5])" office:value-type="date" office:date-value="1940-08-05T12:00:00">
            <text:p>08/05/1940 12:00:00</text:p>
          </table:table-cell>
          <table:table-cell table:style-name="ce29" table:formula="of:=[.K$4] + ([.$B273]*[.K$5])" office:value-type="date" office:date-value="1936-12-04T12:00:00">
            <text:p>12/04/1936 12:00:00</text:p>
          </table:table-cell>
          <table:table-cell table:style-name="ce29" table:formula="of:=[.L$4] + ([.$B273]*[.L$5])" office:value-type="date" office:date-value="1900-01-05">
            <text:p>01/05/190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6">
            <text:p>266</text:p>
          </table:table-cell>
          <table:table-cell table:style-name="ce29" table:formula="of:=[.C$4] + ([.$B274]*[.C$5])" office:value-type="date" office:date-value="1931-11-28T12:00:00">
            <text:p>11/28/1931 12:00:00</text:p>
          </table:table-cell>
          <table:table-cell table:style-name="ce29" table:formula="of:=[.D$4] + ([.$B274]*[.D$5])" office:value-type="date" office:date-value="2011-04-23">
            <text:p>04/23/2011 00:00:00</text:p>
          </table:table-cell>
          <table:table-cell table:style-name="ce29" table:formula="of:=[.E$4] + ([.$B274]*[.E$5])" office:value-type="date" office:date-value="1966-02-19">
            <text:p>02/19/1966 00:00:00</text:p>
          </table:table-cell>
          <table:table-cell table:style-name="ce29" table:formula="of:=[.F$4] + ([.$B274]*[.F$5])" office:value-type="date" office:date-value="1942-02-14">
            <text:p>02/14/1942 00:00:00</text:p>
          </table:table-cell>
          <table:table-cell table:style-name="ce29" table:formula="of:=[.G$4] + ([.$B274]*[.G$5])" office:value-type="date" office:date-value="1896-09-30T12:00:00">
            <text:p>09/30/1896 12:00:00</text:p>
          </table:table-cell>
          <table:table-cell table:style-name="ce29" table:formula="of:=[.H$4] + ([.$B274]*[.H$5])" office:value-type="date" office:date-value="1876-04-26T12:00:00">
            <text:p>04/26/1876 12:00:00</text:p>
          </table:table-cell>
          <table:table-cell table:style-name="ce29" table:formula="of:=[.I$4] + ([.$B274]*[.I$5])" office:value-type="date" office:date-value="1934-10-27T12:00:00">
            <text:p>10/27/1934 12:00:00</text:p>
          </table:table-cell>
          <table:table-cell table:style-name="ce29" table:formula="of:=[.J$4] + ([.$B274]*[.J$5])" office:value-type="date" office:date-value="1940-08-24T12:00:00">
            <text:p>08/24/1940 12:00:00</text:p>
          </table:table-cell>
          <table:table-cell table:style-name="ce29" table:formula="of:=[.K$4] + ([.$B274]*[.K$5])" office:value-type="date" office:date-value="1936-12-17T12:00:00">
            <text:p>12/17/1936 12:00:00</text:p>
          </table:table-cell>
          <table:table-cell table:style-name="ce29" table:formula="of:=[.L$4] + ([.$B274]*[.L$5])" office:value-type="date" office:date-value="1899-11-21">
            <text:p>11/21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7">
            <text:p>267</text:p>
          </table:table-cell>
          <table:table-cell table:style-name="ce29" table:formula="of:=[.C$4] + ([.$B275]*[.C$5])" office:value-type="date" office:date-value="1931-12-05T12:00:00">
            <text:p>12/05/1931 12:00:00</text:p>
          </table:table-cell>
          <table:table-cell table:style-name="ce29" table:formula="of:=[.D$4] + ([.$B275]*[.D$5])" office:value-type="date" office:date-value="2011-09-14">
            <text:p>09/14/2011 00:00:00</text:p>
          </table:table-cell>
          <table:table-cell table:style-name="ce29" table:formula="of:=[.E$4] + ([.$B275]*[.E$5])" office:value-type="date" office:date-value="1966-04-09">
            <text:p>04/09/1966 00:00:00</text:p>
          </table:table-cell>
          <table:table-cell table:style-name="ce29" table:formula="of:=[.F$4] + ([.$B275]*[.F$5])" office:value-type="date" office:date-value="1942-04-04">
            <text:p>04/04/1942 00:00:00</text:p>
          </table:table-cell>
          <table:table-cell table:style-name="ce29" table:formula="of:=[.G$4] + ([.$B275]*[.G$5])" office:value-type="date" office:date-value="1896-08-12T12:00:00">
            <text:p>08/12/1896 12:00:00</text:p>
          </table:table-cell>
          <table:table-cell table:style-name="ce29" table:formula="of:=[.H$4] + ([.$B275]*[.H$5])" office:value-type="date" office:date-value="1876-02-16T12:00:00">
            <text:p>02/16/1876 12:00:00</text:p>
          </table:table-cell>
          <table:table-cell table:style-name="ce29" table:formula="of:=[.I$4] + ([.$B275]*[.I$5])" office:value-type="date" office:date-value="1934-11-07T12:00:00">
            <text:p>11/07/1934 12:00:00</text:p>
          </table:table-cell>
          <table:table-cell table:style-name="ce29" table:formula="of:=[.J$4] + ([.$B275]*[.J$5])" office:value-type="date" office:date-value="1940-09-12T12:00:00">
            <text:p>09/12/1940 12:00:00</text:p>
          </table:table-cell>
          <table:table-cell table:style-name="ce29" table:formula="of:=[.K$4] + ([.$B275]*[.K$5])" office:value-type="date" office:date-value="1936-12-30T12:00:00">
            <text:p>12/30/1936 12:00:00</text:p>
          </table:table-cell>
          <table:table-cell table:style-name="ce29" table:formula="of:=[.L$4] + ([.$B275]*[.L$5])" office:value-type="date" office:date-value="1899-10-07">
            <text:p>10/07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8">
            <text:p>268</text:p>
          </table:table-cell>
          <table:table-cell table:style-name="ce29" table:formula="of:=[.C$4] + ([.$B276]*[.C$5])" office:value-type="date" office:date-value="1931-12-12T12:00:00">
            <text:p>12/12/1931 12:00:00</text:p>
          </table:table-cell>
          <table:table-cell table:style-name="ce29" table:formula="of:=[.D$4] + ([.$B276]*[.D$5])" office:value-type="date" office:date-value="2012-02-05">
            <text:p>02/05/2012 00:00:00</text:p>
          </table:table-cell>
          <table:table-cell table:style-name="ce29" table:formula="of:=[.E$4] + ([.$B276]*[.E$5])" office:value-type="date" office:date-value="1966-05-28">
            <text:p>05/28/1966 00:00:00</text:p>
          </table:table-cell>
          <table:table-cell table:style-name="ce29" table:formula="of:=[.F$4] + ([.$B276]*[.F$5])" office:value-type="date" office:date-value="1942-05-23">
            <text:p>05/23/1942 00:00:00</text:p>
          </table:table-cell>
          <table:table-cell table:style-name="ce29" table:formula="of:=[.G$4] + ([.$B276]*[.G$5])" office:value-type="date" office:date-value="1896-06-24T12:00:00">
            <text:p>06/24/1896 12:00:00</text:p>
          </table:table-cell>
          <table:table-cell table:style-name="ce29" table:formula="of:=[.H$4] + ([.$B276]*[.H$5])" office:value-type="date" office:date-value="1875-12-08T12:00:00">
            <text:p>12/08/1875 12:00:00</text:p>
          </table:table-cell>
          <table:table-cell table:style-name="ce29" table:formula="of:=[.I$4] + ([.$B276]*[.I$5])" office:value-type="date" office:date-value="1934-11-18T12:00:00">
            <text:p>11/18/1934 12:00:00</text:p>
          </table:table-cell>
          <table:table-cell table:style-name="ce29" table:formula="of:=[.J$4] + ([.$B276]*[.J$5])" office:value-type="date" office:date-value="1940-10-01T12:00:00">
            <text:p>10/01/1940 12:00:00</text:p>
          </table:table-cell>
          <table:table-cell table:style-name="ce29" table:formula="of:=[.K$4] + ([.$B276]*[.K$5])" office:value-type="date" office:date-value="1937-01-12T12:00:00">
            <text:p>01/12/1937 12:00:00</text:p>
          </table:table-cell>
          <table:table-cell table:style-name="ce29" table:formula="of:=[.L$4] + ([.$B276]*[.L$5])" office:value-type="date" office:date-value="1899-08-23">
            <text:p>08/23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9">
            <text:p>269</text:p>
          </table:table-cell>
          <table:table-cell table:style-name="ce29" table:formula="of:=[.C$4] + ([.$B277]*[.C$5])" office:value-type="date" office:date-value="1931-12-19T12:00:00">
            <text:p>12/19/1931 12:00:00</text:p>
          </table:table-cell>
          <table:table-cell table:style-name="ce29" table:formula="of:=[.D$4] + ([.$B277]*[.D$5])" office:value-type="date" office:date-value="2012-06-28">
            <text:p>06/28/2012 00:00:00</text:p>
          </table:table-cell>
          <table:table-cell table:style-name="ce29" table:formula="of:=[.E$4] + ([.$B277]*[.E$5])" office:value-type="date" office:date-value="1966-07-16">
            <text:p>07/16/1966 00:00:00</text:p>
          </table:table-cell>
          <table:table-cell table:style-name="ce29" table:formula="of:=[.F$4] + ([.$B277]*[.F$5])" office:value-type="date" office:date-value="1942-07-11">
            <text:p>07/11/1942 00:00:00</text:p>
          </table:table-cell>
          <table:table-cell table:style-name="ce29" table:formula="of:=[.G$4] + ([.$B277]*[.G$5])" office:value-type="date" office:date-value="1896-05-06T12:00:00">
            <text:p>05/06/1896 12:00:00</text:p>
          </table:table-cell>
          <table:table-cell table:style-name="ce29" table:formula="of:=[.H$4] + ([.$B277]*[.H$5])" office:value-type="date" office:date-value="1875-09-29T12:00:00">
            <text:p>09/29/1875 12:00:00</text:p>
          </table:table-cell>
          <table:table-cell table:style-name="ce29" table:formula="of:=[.I$4] + ([.$B277]*[.I$5])" office:value-type="date" office:date-value="1934-11-29T12:00:00">
            <text:p>11/29/1934 12:00:00</text:p>
          </table:table-cell>
          <table:table-cell table:style-name="ce29" table:formula="of:=[.J$4] + ([.$B277]*[.J$5])" office:value-type="date" office:date-value="1940-10-20T12:00:00">
            <text:p>10/20/1940 12:00:00</text:p>
          </table:table-cell>
          <table:table-cell table:style-name="ce29" table:formula="of:=[.K$4] + ([.$B277]*[.K$5])" office:value-type="date" office:date-value="1937-01-25T12:00:00">
            <text:p>01/25/1937 12:00:00</text:p>
          </table:table-cell>
          <table:table-cell table:style-name="ce29" table:formula="of:=[.L$4] + ([.$B277]*[.L$5])" office:value-type="date" office:date-value="1899-07-09">
            <text:p>07/09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0">
            <text:p>270</text:p>
          </table:table-cell>
          <table:table-cell table:style-name="ce29" table:formula="of:=[.C$4] + ([.$B278]*[.C$5])" office:value-type="date" office:date-value="1931-12-26T12:00:00">
            <text:p>12/26/1931 12:00:00</text:p>
          </table:table-cell>
          <table:table-cell table:style-name="ce29" table:formula="of:=[.D$4] + ([.$B278]*[.D$5])" office:value-type="date" office:date-value="2012-11-19">
            <text:p>11/19/2012 00:00:00</text:p>
          </table:table-cell>
          <table:table-cell table:style-name="ce29" table:formula="of:=[.E$4] + ([.$B278]*[.E$5])" office:value-type="date" office:date-value="1966-09-03">
            <text:p>09/03/1966 00:00:00</text:p>
          </table:table-cell>
          <table:table-cell table:style-name="ce29" table:formula="of:=[.F$4] + ([.$B278]*[.F$5])" office:value-type="date" office:date-value="1942-08-29">
            <text:p>08/29/1942 00:00:00</text:p>
          </table:table-cell>
          <table:table-cell table:style-name="ce29" table:formula="of:=[.G$4] + ([.$B278]*[.G$5])" office:value-type="date" office:date-value="1896-03-18T12:00:00">
            <text:p>03/18/1896 12:00:00</text:p>
          </table:table-cell>
          <table:table-cell table:style-name="ce29" table:formula="of:=[.H$4] + ([.$B278]*[.H$5])" office:value-type="date" office:date-value="1875-07-21T12:00:00">
            <text:p>07/21/1875 12:00:00</text:p>
          </table:table-cell>
          <table:table-cell table:style-name="ce29" table:formula="of:=[.I$4] + ([.$B278]*[.I$5])" office:value-type="date" office:date-value="1934-12-10T12:00:00">
            <text:p>12/10/1934 12:00:00</text:p>
          </table:table-cell>
          <table:table-cell table:style-name="ce29" table:formula="of:=[.J$4] + ([.$B278]*[.J$5])" office:value-type="date" office:date-value="1940-11-08T12:00:00">
            <text:p>11/08/1940 12:00:00</text:p>
          </table:table-cell>
          <table:table-cell table:style-name="ce29" table:formula="of:=[.K$4] + ([.$B278]*[.K$5])" office:value-type="date" office:date-value="1937-02-07T12:00:00">
            <text:p>02/07/1937 12:00:00</text:p>
          </table:table-cell>
          <table:table-cell table:style-name="ce29" table:formula="of:=[.L$4] + ([.$B278]*[.L$5])" office:value-type="date" office:date-value="1899-05-25">
            <text:p>05/25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1">
            <text:p>271</text:p>
          </table:table-cell>
          <table:table-cell table:style-name="ce29" table:formula="of:=[.C$4] + ([.$B279]*[.C$5])" office:value-type="date" office:date-value="1932-01-02T12:00:00">
            <text:p>01/02/1932 12:00:00</text:p>
          </table:table-cell>
          <table:table-cell table:style-name="ce29" table:formula="of:=[.D$4] + ([.$B279]*[.D$5])" office:value-type="date" office:date-value="2013-04-12">
            <text:p>04/12/2013 00:00:00</text:p>
          </table:table-cell>
          <table:table-cell table:style-name="ce29" table:formula="of:=[.E$4] + ([.$B279]*[.E$5])" office:value-type="date" office:date-value="1966-10-22">
            <text:p>10/22/1966 00:00:00</text:p>
          </table:table-cell>
          <table:table-cell table:style-name="ce29" table:formula="of:=[.F$4] + ([.$B279]*[.F$5])" office:value-type="date" office:date-value="1942-10-17">
            <text:p>10/17/1942 00:00:00</text:p>
          </table:table-cell>
          <table:table-cell table:style-name="ce29" table:formula="of:=[.G$4] + ([.$B279]*[.G$5])" office:value-type="date" office:date-value="1896-01-29T12:00:00">
            <text:p>01/29/1896 12:00:00</text:p>
          </table:table-cell>
          <table:table-cell table:style-name="ce29" table:formula="of:=[.H$4] + ([.$B279]*[.H$5])" office:value-type="date" office:date-value="1875-05-12T12:00:00">
            <text:p>05/12/1875 12:00:00</text:p>
          </table:table-cell>
          <table:table-cell table:style-name="ce29" table:formula="of:=[.I$4] + ([.$B279]*[.I$5])" office:value-type="date" office:date-value="1934-12-21T12:00:00">
            <text:p>12/21/1934 12:00:00</text:p>
          </table:table-cell>
          <table:table-cell table:style-name="ce29" table:formula="of:=[.J$4] + ([.$B279]*[.J$5])" office:value-type="date" office:date-value="1940-11-27T12:00:00">
            <text:p>11/27/1940 12:00:00</text:p>
          </table:table-cell>
          <table:table-cell table:style-name="ce29" table:formula="of:=[.K$4] + ([.$B279]*[.K$5])" office:value-type="date" office:date-value="1937-02-20T12:00:00">
            <text:p>02/20/1937 12:00:00</text:p>
          </table:table-cell>
          <table:table-cell table:style-name="ce29" table:formula="of:=[.L$4] + ([.$B279]*[.L$5])" office:value-type="date" office:date-value="1899-04-10">
            <text:p>04/10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2">
            <text:p>272</text:p>
          </table:table-cell>
          <table:table-cell table:style-name="ce29" table:formula="of:=[.C$4] + ([.$B280]*[.C$5])" office:value-type="date" office:date-value="1932-01-09T12:00:00">
            <text:p>01/09/1932 12:00:00</text:p>
          </table:table-cell>
          <table:table-cell table:style-name="ce29" table:formula="of:=[.D$4] + ([.$B280]*[.D$5])" office:value-type="date" office:date-value="2013-09-03">
            <text:p>09/03/2013 00:00:00</text:p>
          </table:table-cell>
          <table:table-cell table:style-name="ce29" table:formula="of:=[.E$4] + ([.$B280]*[.E$5])" office:value-type="date" office:date-value="1966-12-10">
            <text:p>12/10/1966 00:00:00</text:p>
          </table:table-cell>
          <table:table-cell table:style-name="ce29" table:formula="of:=[.F$4] + ([.$B280]*[.F$5])" office:value-type="date" office:date-value="1942-12-05">
            <text:p>12/05/1942 00:00:00</text:p>
          </table:table-cell>
          <table:table-cell table:style-name="ce29" table:formula="of:=[.G$4] + ([.$B280]*[.G$5])" office:value-type="date" office:date-value="1895-12-11T12:00:00">
            <text:p>12/11/1895 12:00:00</text:p>
          </table:table-cell>
          <table:table-cell table:style-name="ce29" table:formula="of:=[.H$4] + ([.$B280]*[.H$5])" office:value-type="date" office:date-value="1875-03-03T12:00:00">
            <text:p>03/03/1875 12:00:00</text:p>
          </table:table-cell>
          <table:table-cell table:style-name="ce29" table:formula="of:=[.I$4] + ([.$B280]*[.I$5])" office:value-type="date" office:date-value="1935-01-01T12:00:00">
            <text:p>01/01/1935 12:00:00</text:p>
          </table:table-cell>
          <table:table-cell table:style-name="ce29" table:formula="of:=[.J$4] + ([.$B280]*[.J$5])" office:value-type="date" office:date-value="1940-12-16T12:00:00">
            <text:p>12/16/1940 12:00:00</text:p>
          </table:table-cell>
          <table:table-cell table:style-name="ce29" table:formula="of:=[.K$4] + ([.$B280]*[.K$5])" office:value-type="date" office:date-value="1937-03-05T12:00:00">
            <text:p>03/05/1937 12:00:00</text:p>
          </table:table-cell>
          <table:table-cell table:style-name="ce29" table:formula="of:=[.L$4] + ([.$B280]*[.L$5])" office:value-type="date" office:date-value="1899-02-24">
            <text:p>02/24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3">
            <text:p>273</text:p>
          </table:table-cell>
          <table:table-cell table:style-name="ce29" table:formula="of:=[.C$4] + ([.$B281]*[.C$5])" office:value-type="date" office:date-value="1932-01-16T12:00:00">
            <text:p>01/16/1932 12:00:00</text:p>
          </table:table-cell>
          <table:table-cell table:style-name="ce29" table:formula="of:=[.D$4] + ([.$B281]*[.D$5])" office:value-type="date" office:date-value="2014-01-25">
            <text:p>01/25/2014 00:00:00</text:p>
          </table:table-cell>
          <table:table-cell table:style-name="ce29" table:formula="of:=[.E$4] + ([.$B281]*[.E$5])" office:value-type="date" office:date-value="1967-01-28">
            <text:p>01/28/1967 00:00:00</text:p>
          </table:table-cell>
          <table:table-cell table:style-name="ce29" table:formula="of:=[.F$4] + ([.$B281]*[.F$5])" office:value-type="date" office:date-value="1943-01-23">
            <text:p>01/23/1943 00:00:00</text:p>
          </table:table-cell>
          <table:table-cell table:style-name="ce29" table:formula="of:=[.G$4] + ([.$B281]*[.G$5])" office:value-type="date" office:date-value="1895-10-23T12:00:00">
            <text:p>10/23/1895 12:00:00</text:p>
          </table:table-cell>
          <table:table-cell table:style-name="ce29" table:formula="of:=[.H$4] + ([.$B281]*[.H$5])" office:value-type="date" office:date-value="1874-12-23T12:00:00">
            <text:p>12/23/1874 12:00:00</text:p>
          </table:table-cell>
          <table:table-cell table:style-name="ce29" table:formula="of:=[.I$4] + ([.$B281]*[.I$5])" office:value-type="date" office:date-value="1935-01-12T12:00:00">
            <text:p>01/12/1935 12:00:00</text:p>
          </table:table-cell>
          <table:table-cell table:style-name="ce29" table:formula="of:=[.J$4] + ([.$B281]*[.J$5])" office:value-type="date" office:date-value="1941-01-04T12:00:00">
            <text:p>01/04/1941 12:00:00</text:p>
          </table:table-cell>
          <table:table-cell table:style-name="ce29" table:formula="of:=[.K$4] + ([.$B281]*[.K$5])" office:value-type="date" office:date-value="1937-03-18T12:00:00">
            <text:p>03/18/1937 12:00:00</text:p>
          </table:table-cell>
          <table:table-cell table:style-name="ce29" table:formula="of:=[.L$4] + ([.$B281]*[.L$5])" office:value-type="date" office:date-value="1899-01-10">
            <text:p>01/10/189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4">
            <text:p>274</text:p>
          </table:table-cell>
          <table:table-cell table:style-name="ce29" table:formula="of:=[.C$4] + ([.$B282]*[.C$5])" office:value-type="date" office:date-value="1932-01-23T12:00:00">
            <text:p>01/23/1932 12:00:00</text:p>
          </table:table-cell>
          <table:table-cell table:style-name="ce29" table:formula="of:=[.D$4] + ([.$B282]*[.D$5])" office:value-type="date" office:date-value="2014-06-18">
            <text:p>06/18/2014 00:00:00</text:p>
          </table:table-cell>
          <table:table-cell table:style-name="ce29" table:formula="of:=[.E$4] + ([.$B282]*[.E$5])" office:value-type="date" office:date-value="1967-03-18">
            <text:p>03/18/1967 00:00:00</text:p>
          </table:table-cell>
          <table:table-cell table:style-name="ce29" table:formula="of:=[.F$4] + ([.$B282]*[.F$5])" office:value-type="date" office:date-value="1943-03-13">
            <text:p>03/13/1943 00:00:00</text:p>
          </table:table-cell>
          <table:table-cell table:style-name="ce29" table:formula="of:=[.G$4] + ([.$B282]*[.G$5])" office:value-type="date" office:date-value="1895-09-04T12:00:00">
            <text:p>09/04/1895 12:00:00</text:p>
          </table:table-cell>
          <table:table-cell table:style-name="ce29" table:formula="of:=[.H$4] + ([.$B282]*[.H$5])" office:value-type="date" office:date-value="1874-10-14T12:00:00">
            <text:p>10/14/1874 12:00:00</text:p>
          </table:table-cell>
          <table:table-cell table:style-name="ce29" table:formula="of:=[.I$4] + ([.$B282]*[.I$5])" office:value-type="date" office:date-value="1935-01-23T12:00:00">
            <text:p>01/23/1935 12:00:00</text:p>
          </table:table-cell>
          <table:table-cell table:style-name="ce29" table:formula="of:=[.J$4] + ([.$B282]*[.J$5])" office:value-type="date" office:date-value="1941-01-23T12:00:00">
            <text:p>01/23/1941 12:00:00</text:p>
          </table:table-cell>
          <table:table-cell table:style-name="ce29" table:formula="of:=[.K$4] + ([.$B282]*[.K$5])" office:value-type="date" office:date-value="1937-03-31T12:00:00">
            <text:p>03/31/1937 12:00:00</text:p>
          </table:table-cell>
          <table:table-cell table:style-name="ce29" table:formula="of:=[.L$4] + ([.$B282]*[.L$5])" office:value-type="date" office:date-value="1898-11-26">
            <text:p>11/26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5">
            <text:p>275</text:p>
          </table:table-cell>
          <table:table-cell table:style-name="ce29" table:formula="of:=[.C$4] + ([.$B283]*[.C$5])" office:value-type="date" office:date-value="1932-01-30T12:00:00">
            <text:p>01/30/1932 12:00:00</text:p>
          </table:table-cell>
          <table:table-cell table:style-name="ce29" table:formula="of:=[.D$4] + ([.$B283]*[.D$5])" office:value-type="date" office:date-value="2014-11-09">
            <text:p>11/09/2014 00:00:00</text:p>
          </table:table-cell>
          <table:table-cell table:style-name="ce29" table:formula="of:=[.E$4] + ([.$B283]*[.E$5])" office:value-type="date" office:date-value="1967-05-06">
            <text:p>05/06/1967 00:00:00</text:p>
          </table:table-cell>
          <table:table-cell table:style-name="ce29" table:formula="of:=[.F$4] + ([.$B283]*[.F$5])" office:value-type="date" office:date-value="1943-05-01">
            <text:p>05/01/1943 00:00:00</text:p>
          </table:table-cell>
          <table:table-cell table:style-name="ce29" table:formula="of:=[.G$4] + ([.$B283]*[.G$5])" office:value-type="date" office:date-value="1895-07-17T12:00:00">
            <text:p>07/17/1895 12:00:00</text:p>
          </table:table-cell>
          <table:table-cell table:style-name="ce29" table:formula="of:=[.H$4] + ([.$B283]*[.H$5])" office:value-type="date" office:date-value="1874-08-05T12:00:00">
            <text:p>08/05/1874 12:00:00</text:p>
          </table:table-cell>
          <table:table-cell table:style-name="ce29" table:formula="of:=[.I$4] + ([.$B283]*[.I$5])" office:value-type="date" office:date-value="1935-02-03T12:00:00">
            <text:p>02/03/1935 12:00:00</text:p>
          </table:table-cell>
          <table:table-cell table:style-name="ce29" table:formula="of:=[.J$4] + ([.$B283]*[.J$5])" office:value-type="date" office:date-value="1941-02-11T12:00:00">
            <text:p>02/11/1941 12:00:00</text:p>
          </table:table-cell>
          <table:table-cell table:style-name="ce29" table:formula="of:=[.K$4] + ([.$B283]*[.K$5])" office:value-type="date" office:date-value="1937-04-13T12:00:00">
            <text:p>04/13/1937 12:00:00</text:p>
          </table:table-cell>
          <table:table-cell table:style-name="ce29" table:formula="of:=[.L$4] + ([.$B283]*[.L$5])" office:value-type="date" office:date-value="1898-10-12">
            <text:p>10/12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6">
            <text:p>276</text:p>
          </table:table-cell>
          <table:table-cell table:style-name="ce29" table:formula="of:=[.C$4] + ([.$B284]*[.C$5])" office:value-type="date" office:date-value="1932-02-06T12:00:00">
            <text:p>02/06/1932 12:00:00</text:p>
          </table:table-cell>
          <table:table-cell table:style-name="ce29" table:formula="of:=[.D$4] + ([.$B284]*[.D$5])" office:value-type="date" office:date-value="2015-04-02">
            <text:p>04/02/2015 00:00:00</text:p>
          </table:table-cell>
          <table:table-cell table:style-name="ce29" table:formula="of:=[.E$4] + ([.$B284]*[.E$5])" office:value-type="date" office:date-value="1967-06-24">
            <text:p>06/24/1967 00:00:00</text:p>
          </table:table-cell>
          <table:table-cell table:style-name="ce29" table:formula="of:=[.F$4] + ([.$B284]*[.F$5])" office:value-type="date" office:date-value="1943-06-19">
            <text:p>06/19/1943 00:00:00</text:p>
          </table:table-cell>
          <table:table-cell table:style-name="ce29" table:formula="of:=[.G$4] + ([.$B284]*[.G$5])" office:value-type="date" office:date-value="1895-05-29T12:00:00">
            <text:p>05/29/1895 12:00:00</text:p>
          </table:table-cell>
          <table:table-cell table:style-name="ce29" table:formula="of:=[.H$4] + ([.$B284]*[.H$5])" office:value-type="date" office:date-value="1874-05-27T12:00:00">
            <text:p>05/27/1874 12:00:00</text:p>
          </table:table-cell>
          <table:table-cell table:style-name="ce29" table:formula="of:=[.I$4] + ([.$B284]*[.I$5])" office:value-type="date" office:date-value="1935-02-14T12:00:00">
            <text:p>02/14/1935 12:00:00</text:p>
          </table:table-cell>
          <table:table-cell table:style-name="ce29" table:formula="of:=[.J$4] + ([.$B284]*[.J$5])" office:value-type="date" office:date-value="1941-03-02T12:00:00">
            <text:p>03/02/1941 12:00:00</text:p>
          </table:table-cell>
          <table:table-cell table:style-name="ce29" table:formula="of:=[.K$4] + ([.$B284]*[.K$5])" office:value-type="date" office:date-value="1937-04-26T12:00:00">
            <text:p>04/26/1937 12:00:00</text:p>
          </table:table-cell>
          <table:table-cell table:style-name="ce29" table:formula="of:=[.L$4] + ([.$B284]*[.L$5])" office:value-type="date" office:date-value="1898-08-28">
            <text:p>08/28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7">
            <text:p>277</text:p>
          </table:table-cell>
          <table:table-cell table:style-name="ce29" table:formula="of:=[.C$4] + ([.$B285]*[.C$5])" office:value-type="date" office:date-value="1932-02-13T12:00:00">
            <text:p>02/13/1932 12:00:00</text:p>
          </table:table-cell>
          <table:table-cell table:style-name="ce29" table:formula="of:=[.D$4] + ([.$B285]*[.D$5])" office:value-type="date" office:date-value="2015-08-24">
            <text:p>08/24/2015 00:00:00</text:p>
          </table:table-cell>
          <table:table-cell table:style-name="ce29" table:formula="of:=[.E$4] + ([.$B285]*[.E$5])" office:value-type="date" office:date-value="1967-08-12">
            <text:p>08/12/1967 00:00:00</text:p>
          </table:table-cell>
          <table:table-cell table:style-name="ce29" table:formula="of:=[.F$4] + ([.$B285]*[.F$5])" office:value-type="date" office:date-value="1943-08-07">
            <text:p>08/07/1943 00:00:00</text:p>
          </table:table-cell>
          <table:table-cell table:style-name="ce29" table:formula="of:=[.G$4] + ([.$B285]*[.G$5])" office:value-type="date" office:date-value="1895-04-10T12:00:00">
            <text:p>04/10/1895 12:00:00</text:p>
          </table:table-cell>
          <table:table-cell table:style-name="ce29" table:formula="of:=[.H$4] + ([.$B285]*[.H$5])" office:value-type="date" office:date-value="1874-03-18T12:00:00">
            <text:p>03/18/1874 12:00:00</text:p>
          </table:table-cell>
          <table:table-cell table:style-name="ce29" table:formula="of:=[.I$4] + ([.$B285]*[.I$5])" office:value-type="date" office:date-value="1935-02-25T12:00:00">
            <text:p>02/25/1935 12:00:00</text:p>
          </table:table-cell>
          <table:table-cell table:style-name="ce29" table:formula="of:=[.J$4] + ([.$B285]*[.J$5])" office:value-type="date" office:date-value="1941-03-21T12:00:00">
            <text:p>03/21/1941 12:00:00</text:p>
          </table:table-cell>
          <table:table-cell table:style-name="ce29" table:formula="of:=[.K$4] + ([.$B285]*[.K$5])" office:value-type="date" office:date-value="1937-05-09T12:00:00">
            <text:p>05/09/1937 12:00:00</text:p>
          </table:table-cell>
          <table:table-cell table:style-name="ce29" table:formula="of:=[.L$4] + ([.$B285]*[.L$5])" office:value-type="date" office:date-value="1898-07-14">
            <text:p>07/14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8">
            <text:p>278</text:p>
          </table:table-cell>
          <table:table-cell table:style-name="ce29" table:formula="of:=[.C$4] + ([.$B286]*[.C$5])" office:value-type="date" office:date-value="1932-02-20T12:00:00">
            <text:p>02/20/1932 12:00:00</text:p>
          </table:table-cell>
          <table:table-cell table:style-name="ce29" table:formula="of:=[.D$4] + ([.$B286]*[.D$5])" office:value-type="date" office:date-value="2016-01-15">
            <text:p>01/15/2016 00:00:00</text:p>
          </table:table-cell>
          <table:table-cell table:style-name="ce29" table:formula="of:=[.E$4] + ([.$B286]*[.E$5])" office:value-type="date" office:date-value="1967-09-30">
            <text:p>09/30/1967 00:00:00</text:p>
          </table:table-cell>
          <table:table-cell table:style-name="ce29" table:formula="of:=[.F$4] + ([.$B286]*[.F$5])" office:value-type="date" office:date-value="1943-09-25">
            <text:p>09/25/1943 00:00:00</text:p>
          </table:table-cell>
          <table:table-cell table:style-name="ce29" table:formula="of:=[.G$4] + ([.$B286]*[.G$5])" office:value-type="date" office:date-value="1895-02-20T12:00:00">
            <text:p>02/20/1895 12:00:00</text:p>
          </table:table-cell>
          <table:table-cell table:style-name="ce29" table:formula="of:=[.H$4] + ([.$B286]*[.H$5])" office:value-type="date" office:date-value="1874-01-07T12:00:00">
            <text:p>01/07/1874 12:00:00</text:p>
          </table:table-cell>
          <table:table-cell table:style-name="ce29" table:formula="of:=[.I$4] + ([.$B286]*[.I$5])" office:value-type="date" office:date-value="1935-03-08T12:00:00">
            <text:p>03/08/1935 12:00:00</text:p>
          </table:table-cell>
          <table:table-cell table:style-name="ce29" table:formula="of:=[.J$4] + ([.$B286]*[.J$5])" office:value-type="date" office:date-value="1941-04-09T12:00:00">
            <text:p>04/09/1941 12:00:00</text:p>
          </table:table-cell>
          <table:table-cell table:style-name="ce29" table:formula="of:=[.K$4] + ([.$B286]*[.K$5])" office:value-type="date" office:date-value="1937-05-22T12:00:00">
            <text:p>05/22/1937 12:00:00</text:p>
          </table:table-cell>
          <table:table-cell table:style-name="ce29" table:formula="of:=[.L$4] + ([.$B286]*[.L$5])" office:value-type="date" office:date-value="1898-05-30">
            <text:p>05/30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9">
            <text:p>279</text:p>
          </table:table-cell>
          <table:table-cell table:style-name="ce29" table:formula="of:=[.C$4] + ([.$B287]*[.C$5])" office:value-type="date" office:date-value="1932-02-27T12:00:00">
            <text:p>02/27/1932 12:00:00</text:p>
          </table:table-cell>
          <table:table-cell table:style-name="ce29" table:formula="of:=[.D$4] + ([.$B287]*[.D$5])" office:value-type="date" office:date-value="2016-06-07">
            <text:p>06/07/2016 00:00:00</text:p>
          </table:table-cell>
          <table:table-cell table:style-name="ce29" table:formula="of:=[.E$4] + ([.$B287]*[.E$5])" office:value-type="date" office:date-value="1967-11-18">
            <text:p>11/18/1967 00:00:00</text:p>
          </table:table-cell>
          <table:table-cell table:style-name="ce29" table:formula="of:=[.F$4] + ([.$B287]*[.F$5])" office:value-type="date" office:date-value="1943-11-13">
            <text:p>11/13/1943 00:00:00</text:p>
          </table:table-cell>
          <table:table-cell table:style-name="ce29" table:formula="of:=[.G$4] + ([.$B287]*[.G$5])" office:value-type="date" office:date-value="1895-01-02T12:00:00">
            <text:p>01/02/1895 12:00:00</text:p>
          </table:table-cell>
          <table:table-cell table:style-name="ce29" table:formula="of:=[.H$4] + ([.$B287]*[.H$5])" office:value-type="date" office:date-value="1873-10-29T12:00:00">
            <text:p>10/29/1873 12:00:00</text:p>
          </table:table-cell>
          <table:table-cell table:style-name="ce29" table:formula="of:=[.I$4] + ([.$B287]*[.I$5])" office:value-type="date" office:date-value="1935-03-19T12:00:00">
            <text:p>03/19/1935 12:00:00</text:p>
          </table:table-cell>
          <table:table-cell table:style-name="ce29" table:formula="of:=[.J$4] + ([.$B287]*[.J$5])" office:value-type="date" office:date-value="1941-04-28T12:00:00">
            <text:p>04/28/1941 12:00:00</text:p>
          </table:table-cell>
          <table:table-cell table:style-name="ce29" table:formula="of:=[.K$4] + ([.$B287]*[.K$5])" office:value-type="date" office:date-value="1937-06-04T12:00:00">
            <text:p>06/04/1937 12:00:00</text:p>
          </table:table-cell>
          <table:table-cell table:style-name="ce29" table:formula="of:=[.L$4] + ([.$B287]*[.L$5])" office:value-type="date" office:date-value="1898-04-15">
            <text:p>04/15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0">
            <text:p>280</text:p>
          </table:table-cell>
          <table:table-cell table:style-name="ce29" table:formula="of:=[.C$4] + ([.$B288]*[.C$5])" office:value-type="date" office:date-value="1932-03-05T12:00:00">
            <text:p>03/05/1932 12:00:00</text:p>
          </table:table-cell>
          <table:table-cell table:style-name="ce29" table:formula="of:=[.D$4] + ([.$B288]*[.D$5])" office:value-type="date" office:date-value="2016-10-29">
            <text:p>10/29/2016 00:00:00</text:p>
          </table:table-cell>
          <table:table-cell table:style-name="ce29" table:formula="of:=[.E$4] + ([.$B288]*[.E$5])" office:value-type="date" office:date-value="1968-01-06">
            <text:p>01/06/1968 00:00:00</text:p>
          </table:table-cell>
          <table:table-cell table:style-name="ce29" table:formula="of:=[.F$4] + ([.$B288]*[.F$5])" office:value-type="date" office:date-value="1944-01-01">
            <text:p>01/01/1944 00:00:00</text:p>
          </table:table-cell>
          <table:table-cell table:style-name="ce29" table:formula="of:=[.G$4] + ([.$B288]*[.G$5])" office:value-type="date" office:date-value="1894-11-14T12:00:00">
            <text:p>11/14/1894 12:00:00</text:p>
          </table:table-cell>
          <table:table-cell table:style-name="ce29" table:formula="of:=[.H$4] + ([.$B288]*[.H$5])" office:value-type="date" office:date-value="1873-08-20T12:00:00">
            <text:p>08/20/1873 12:00:00</text:p>
          </table:table-cell>
          <table:table-cell table:style-name="ce29" table:formula="of:=[.I$4] + ([.$B288]*[.I$5])" office:value-type="date" office:date-value="1935-03-30T12:00:00">
            <text:p>03/30/1935 12:00:00</text:p>
          </table:table-cell>
          <table:table-cell table:style-name="ce29" table:formula="of:=[.J$4] + ([.$B288]*[.J$5])" office:value-type="date" office:date-value="1941-05-17T12:00:00">
            <text:p>05/17/1941 12:00:00</text:p>
          </table:table-cell>
          <table:table-cell table:style-name="ce29" table:formula="of:=[.K$4] + ([.$B288]*[.K$5])" office:value-type="date" office:date-value="1937-06-17T12:00:00">
            <text:p>06/17/1937 12:00:00</text:p>
          </table:table-cell>
          <table:table-cell table:style-name="ce29" table:formula="of:=[.L$4] + ([.$B288]*[.L$5])" office:value-type="date" office:date-value="1898-03-01">
            <text:p>03/01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1">
            <text:p>281</text:p>
          </table:table-cell>
          <table:table-cell table:style-name="ce29" table:formula="of:=[.C$4] + ([.$B289]*[.C$5])" office:value-type="date" office:date-value="1932-03-12T12:00:00">
            <text:p>03/12/1932 12:00:00</text:p>
          </table:table-cell>
          <table:table-cell table:style-name="ce29" table:formula="of:=[.D$4] + ([.$B289]*[.D$5])" office:value-type="date" office:date-value="2017-03-22">
            <text:p>03/22/2017 00:00:00</text:p>
          </table:table-cell>
          <table:table-cell table:style-name="ce29" table:formula="of:=[.E$4] + ([.$B289]*[.E$5])" office:value-type="date" office:date-value="1968-02-24">
            <text:p>02/24/1968 00:00:00</text:p>
          </table:table-cell>
          <table:table-cell table:style-name="ce29" table:formula="of:=[.F$4] + ([.$B289]*[.F$5])" office:value-type="date" office:date-value="1944-02-19">
            <text:p>02/19/1944 00:00:00</text:p>
          </table:table-cell>
          <table:table-cell table:style-name="ce29" table:formula="of:=[.G$4] + ([.$B289]*[.G$5])" office:value-type="date" office:date-value="1894-09-26T12:00:00">
            <text:p>09/26/1894 12:00:00</text:p>
          </table:table-cell>
          <table:table-cell table:style-name="ce29" table:formula="of:=[.H$4] + ([.$B289]*[.H$5])" office:value-type="date" office:date-value="1873-06-11T12:00:00">
            <text:p>06/11/1873 12:00:00</text:p>
          </table:table-cell>
          <table:table-cell table:style-name="ce29" table:formula="of:=[.I$4] + ([.$B289]*[.I$5])" office:value-type="date" office:date-value="1935-04-10T12:00:00">
            <text:p>04/10/1935 12:00:00</text:p>
          </table:table-cell>
          <table:table-cell table:style-name="ce29" table:formula="of:=[.J$4] + ([.$B289]*[.J$5])" office:value-type="date" office:date-value="1941-06-05T12:00:00">
            <text:p>06/05/1941 12:00:00</text:p>
          </table:table-cell>
          <table:table-cell table:style-name="ce29" table:formula="of:=[.K$4] + ([.$B289]*[.K$5])" office:value-type="date" office:date-value="1937-06-30T12:00:00">
            <text:p>06/30/1937 12:00:00</text:p>
          </table:table-cell>
          <table:table-cell table:style-name="ce29" table:formula="of:=[.L$4] + ([.$B289]*[.L$5])" office:value-type="date" office:date-value="1898-01-15">
            <text:p>01/15/189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2">
            <text:p>282</text:p>
          </table:table-cell>
          <table:table-cell table:style-name="ce29" table:formula="of:=[.C$4] + ([.$B290]*[.C$5])" office:value-type="date" office:date-value="1932-03-19T12:00:00">
            <text:p>03/19/1932 12:00:00</text:p>
          </table:table-cell>
          <table:table-cell table:style-name="ce29" table:formula="of:=[.D$4] + ([.$B290]*[.D$5])" office:value-type="date" office:date-value="2017-08-13">
            <text:p>08/13/2017 00:00:00</text:p>
          </table:table-cell>
          <table:table-cell table:style-name="ce29" table:formula="of:=[.E$4] + ([.$B290]*[.E$5])" office:value-type="date" office:date-value="1968-04-13">
            <text:p>04/13/1968 00:00:00</text:p>
          </table:table-cell>
          <table:table-cell table:style-name="ce29" table:formula="of:=[.F$4] + ([.$B290]*[.F$5])" office:value-type="date" office:date-value="1944-04-08">
            <text:p>04/08/1944 00:00:00</text:p>
          </table:table-cell>
          <table:table-cell table:style-name="ce29" table:formula="of:=[.G$4] + ([.$B290]*[.G$5])" office:value-type="date" office:date-value="1894-08-08T12:00:00">
            <text:p>08/08/1894 12:00:00</text:p>
          </table:table-cell>
          <table:table-cell table:style-name="ce29" table:formula="of:=[.H$4] + ([.$B290]*[.H$5])" office:value-type="date" office:date-value="1873-04-02T12:00:00">
            <text:p>04/02/1873 12:00:00</text:p>
          </table:table-cell>
          <table:table-cell table:style-name="ce29" table:formula="of:=[.I$4] + ([.$B290]*[.I$5])" office:value-type="date" office:date-value="1935-04-21T12:00:00">
            <text:p>04/21/1935 12:00:00</text:p>
          </table:table-cell>
          <table:table-cell table:style-name="ce29" table:formula="of:=[.J$4] + ([.$B290]*[.J$5])" office:value-type="date" office:date-value="1941-06-24T12:00:00">
            <text:p>06/24/1941 12:00:00</text:p>
          </table:table-cell>
          <table:table-cell table:style-name="ce29" table:formula="of:=[.K$4] + ([.$B290]*[.K$5])" office:value-type="date" office:date-value="1937-07-13T12:00:00">
            <text:p>07/13/1937 12:00:00</text:p>
          </table:table-cell>
          <table:table-cell table:style-name="ce29" table:formula="of:=[.L$4] + ([.$B290]*[.L$5])" office:value-type="date" office:date-value="1897-12-01">
            <text:p>12/01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3">
            <text:p>283</text:p>
          </table:table-cell>
          <table:table-cell table:style-name="ce29" table:formula="of:=[.C$4] + ([.$B291]*[.C$5])" office:value-type="date" office:date-value="1932-03-26T12:00:00">
            <text:p>03/26/1932 12:00:00</text:p>
          </table:table-cell>
          <table:table-cell table:style-name="ce29" table:formula="of:=[.D$4] + ([.$B291]*[.D$5])" office:value-type="date" office:date-value="2018-01-04">
            <text:p>01/04/2018 00:00:00</text:p>
          </table:table-cell>
          <table:table-cell table:style-name="ce29" table:formula="of:=[.E$4] + ([.$B291]*[.E$5])" office:value-type="date" office:date-value="1968-06-01">
            <text:p>06/01/1968 00:00:00</text:p>
          </table:table-cell>
          <table:table-cell table:style-name="ce29" table:formula="of:=[.F$4] + ([.$B291]*[.F$5])" office:value-type="date" office:date-value="1944-05-27">
            <text:p>05/27/1944 00:00:00</text:p>
          </table:table-cell>
          <table:table-cell table:style-name="ce29" table:formula="of:=[.G$4] + ([.$B291]*[.G$5])" office:value-type="date" office:date-value="1894-06-20T12:00:00">
            <text:p>06/20/1894 12:00:00</text:p>
          </table:table-cell>
          <table:table-cell table:style-name="ce29" table:formula="of:=[.H$4] + ([.$B291]*[.H$5])" office:value-type="date" office:date-value="1873-01-22T12:00:00">
            <text:p>01/22/1873 12:00:00</text:p>
          </table:table-cell>
          <table:table-cell table:style-name="ce29" table:formula="of:=[.I$4] + ([.$B291]*[.I$5])" office:value-type="date" office:date-value="1935-05-02T12:00:00">
            <text:p>05/02/1935 12:00:00</text:p>
          </table:table-cell>
          <table:table-cell table:style-name="ce29" table:formula="of:=[.J$4] + ([.$B291]*[.J$5])" office:value-type="date" office:date-value="1941-07-13T12:00:00">
            <text:p>07/13/1941 12:00:00</text:p>
          </table:table-cell>
          <table:table-cell table:style-name="ce29" table:formula="of:=[.K$4] + ([.$B291]*[.K$5])" office:value-type="date" office:date-value="1937-07-26T12:00:00">
            <text:p>07/26/1937 12:00:00</text:p>
          </table:table-cell>
          <table:table-cell table:style-name="ce29" table:formula="of:=[.L$4] + ([.$B291]*[.L$5])" office:value-type="date" office:date-value="1897-10-17">
            <text:p>10/17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4">
            <text:p>284</text:p>
          </table:table-cell>
          <table:table-cell table:style-name="ce29" table:formula="of:=[.C$4] + ([.$B292]*[.C$5])" office:value-type="date" office:date-value="1932-04-02T12:00:00">
            <text:p>04/02/1932 12:00:00</text:p>
          </table:table-cell>
          <table:table-cell table:style-name="ce29" table:formula="of:=[.D$4] + ([.$B292]*[.D$5])" office:value-type="date" office:date-value="2018-05-28">
            <text:p>05/28/2018 00:00:00</text:p>
          </table:table-cell>
          <table:table-cell table:style-name="ce29" table:formula="of:=[.E$4] + ([.$B292]*[.E$5])" office:value-type="date" office:date-value="1968-07-20">
            <text:p>07/20/1968 00:00:00</text:p>
          </table:table-cell>
          <table:table-cell table:style-name="ce29" table:formula="of:=[.F$4] + ([.$B292]*[.F$5])" office:value-type="date" office:date-value="1944-07-15">
            <text:p>07/15/1944 00:00:00</text:p>
          </table:table-cell>
          <table:table-cell table:style-name="ce29" table:formula="of:=[.G$4] + ([.$B292]*[.G$5])" office:value-type="date" office:date-value="1894-05-02T12:00:00">
            <text:p>05/02/1894 12:00:00</text:p>
          </table:table-cell>
          <table:table-cell table:style-name="ce29" table:formula="of:=[.H$4] + ([.$B292]*[.H$5])" office:value-type="date" office:date-value="1872-11-13T12:00:00">
            <text:p>11/13/1872 12:00:00</text:p>
          </table:table-cell>
          <table:table-cell table:style-name="ce29" table:formula="of:=[.I$4] + ([.$B292]*[.I$5])" office:value-type="date" office:date-value="1935-05-13T12:00:00">
            <text:p>05/13/1935 12:00:00</text:p>
          </table:table-cell>
          <table:table-cell table:style-name="ce29" table:formula="of:=[.J$4] + ([.$B292]*[.J$5])" office:value-type="date" office:date-value="1941-08-01T12:00:00">
            <text:p>08/01/1941 12:00:00</text:p>
          </table:table-cell>
          <table:table-cell table:style-name="ce29" table:formula="of:=[.K$4] + ([.$B292]*[.K$5])" office:value-type="date" office:date-value="1937-08-08T12:00:00">
            <text:p>08/08/1937 12:00:00</text:p>
          </table:table-cell>
          <table:table-cell table:style-name="ce29" table:formula="of:=[.L$4] + ([.$B292]*[.L$5])" office:value-type="date" office:date-value="1897-09-02">
            <text:p>09/02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5">
            <text:p>285</text:p>
          </table:table-cell>
          <table:table-cell table:style-name="ce29" table:formula="of:=[.C$4] + ([.$B293]*[.C$5])" office:value-type="date" office:date-value="1932-04-09T12:00:00">
            <text:p>04/09/1932 12:00:00</text:p>
          </table:table-cell>
          <table:table-cell table:style-name="ce29" table:formula="of:=[.D$4] + ([.$B293]*[.D$5])" office:value-type="date" office:date-value="2018-10-19">
            <text:p>10/19/2018 00:00:00</text:p>
          </table:table-cell>
          <table:table-cell table:style-name="ce29" table:formula="of:=[.E$4] + ([.$B293]*[.E$5])" office:value-type="date" office:date-value="1968-09-07">
            <text:p>09/07/1968 00:00:00</text:p>
          </table:table-cell>
          <table:table-cell table:style-name="ce29" table:formula="of:=[.F$4] + ([.$B293]*[.F$5])" office:value-type="date" office:date-value="1944-09-02">
            <text:p>09/02/1944 00:00:00</text:p>
          </table:table-cell>
          <table:table-cell table:style-name="ce29" table:formula="of:=[.G$4] + ([.$B293]*[.G$5])" office:value-type="date" office:date-value="1894-03-14T12:00:00">
            <text:p>03/14/1894 12:00:00</text:p>
          </table:table-cell>
          <table:table-cell table:style-name="ce29" table:formula="of:=[.H$4] + ([.$B293]*[.H$5])" office:value-type="date" office:date-value="1872-09-04T12:00:00">
            <text:p>09/04/1872 12:00:00</text:p>
          </table:table-cell>
          <table:table-cell table:style-name="ce29" table:formula="of:=[.I$4] + ([.$B293]*[.I$5])" office:value-type="date" office:date-value="1935-05-24T12:00:00">
            <text:p>05/24/1935 12:00:00</text:p>
          </table:table-cell>
          <table:table-cell table:style-name="ce29" table:formula="of:=[.J$4] + ([.$B293]*[.J$5])" office:value-type="date" office:date-value="1941-08-20T12:00:00">
            <text:p>08/20/1941 12:00:00</text:p>
          </table:table-cell>
          <table:table-cell table:style-name="ce29" table:formula="of:=[.K$4] + ([.$B293]*[.K$5])" office:value-type="date" office:date-value="1937-08-21T12:00:00">
            <text:p>08/21/1937 12:00:00</text:p>
          </table:table-cell>
          <table:table-cell table:style-name="ce29" table:formula="of:=[.L$4] + ([.$B293]*[.L$5])" office:value-type="date" office:date-value="1897-07-19">
            <text:p>07/19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6">
            <text:p>286</text:p>
          </table:table-cell>
          <table:table-cell table:style-name="ce29" table:formula="of:=[.C$4] + ([.$B294]*[.C$5])" office:value-type="date" office:date-value="1932-04-16T12:00:00">
            <text:p>04/16/1932 12:00:00</text:p>
          </table:table-cell>
          <table:table-cell table:style-name="ce29" table:formula="of:=[.D$4] + ([.$B294]*[.D$5])" office:value-type="date" office:date-value="2019-03-12">
            <text:p>03/12/2019 00:00:00</text:p>
          </table:table-cell>
          <table:table-cell table:style-name="ce29" table:formula="of:=[.E$4] + ([.$B294]*[.E$5])" office:value-type="date" office:date-value="1968-10-26">
            <text:p>10/26/1968 00:00:00</text:p>
          </table:table-cell>
          <table:table-cell table:style-name="ce29" table:formula="of:=[.F$4] + ([.$B294]*[.F$5])" office:value-type="date" office:date-value="1944-10-21">
            <text:p>10/21/1944 00:00:00</text:p>
          </table:table-cell>
          <table:table-cell table:style-name="ce29" table:formula="of:=[.G$4] + ([.$B294]*[.G$5])" office:value-type="date" office:date-value="1894-01-24T12:00:00">
            <text:p>01/24/1894 12:00:00</text:p>
          </table:table-cell>
          <table:table-cell table:style-name="ce29" table:formula="of:=[.H$4] + ([.$B294]*[.H$5])" office:value-type="date" office:date-value="1872-06-26T12:00:00">
            <text:p>06/26/1872 12:00:00</text:p>
          </table:table-cell>
          <table:table-cell table:style-name="ce29" table:formula="of:=[.I$4] + ([.$B294]*[.I$5])" office:value-type="date" office:date-value="1935-06-04T12:00:00">
            <text:p>06/04/1935 12:00:00</text:p>
          </table:table-cell>
          <table:table-cell table:style-name="ce29" table:formula="of:=[.J$4] + ([.$B294]*[.J$5])" office:value-type="date" office:date-value="1941-09-08T12:00:00">
            <text:p>09/08/1941 12:00:00</text:p>
          </table:table-cell>
          <table:table-cell table:style-name="ce29" table:formula="of:=[.K$4] + ([.$B294]*[.K$5])" office:value-type="date" office:date-value="1937-09-03T12:00:00">
            <text:p>09/03/1937 12:00:00</text:p>
          </table:table-cell>
          <table:table-cell table:style-name="ce29" table:formula="of:=[.L$4] + ([.$B294]*[.L$5])" office:value-type="date" office:date-value="1897-06-04">
            <text:p>06/04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7">
            <text:p>287</text:p>
          </table:table-cell>
          <table:table-cell table:style-name="ce29" table:formula="of:=[.C$4] + ([.$B295]*[.C$5])" office:value-type="date" office:date-value="1932-04-23T12:00:00">
            <text:p>04/23/1932 12:00:00</text:p>
          </table:table-cell>
          <table:table-cell table:style-name="ce29" table:formula="of:=[.D$4] + ([.$B295]*[.D$5])" office:value-type="date" office:date-value="2019-08-03">
            <text:p>08/03/2019 00:00:00</text:p>
          </table:table-cell>
          <table:table-cell table:style-name="ce29" table:formula="of:=[.E$4] + ([.$B295]*[.E$5])" office:value-type="date" office:date-value="1968-12-14">
            <text:p>12/14/1968 00:00:00</text:p>
          </table:table-cell>
          <table:table-cell table:style-name="ce29" table:formula="of:=[.F$4] + ([.$B295]*[.F$5])" office:value-type="date" office:date-value="1944-12-09">
            <text:p>12/09/1944 00:00:00</text:p>
          </table:table-cell>
          <table:table-cell table:style-name="ce29" table:formula="of:=[.G$4] + ([.$B295]*[.G$5])" office:value-type="date" office:date-value="1893-12-06T12:00:00">
            <text:p>12/06/1893 12:00:00</text:p>
          </table:table-cell>
          <table:table-cell table:style-name="ce29" table:formula="of:=[.H$4] + ([.$B295]*[.H$5])" office:value-type="date" office:date-value="1872-04-17T12:00:00">
            <text:p>04/17/1872 12:00:00</text:p>
          </table:table-cell>
          <table:table-cell table:style-name="ce29" table:formula="of:=[.I$4] + ([.$B295]*[.I$5])" office:value-type="date" office:date-value="1935-06-15T12:00:00">
            <text:p>06/15/1935 12:00:00</text:p>
          </table:table-cell>
          <table:table-cell table:style-name="ce29" table:formula="of:=[.J$4] + ([.$B295]*[.J$5])" office:value-type="date" office:date-value="1941-09-27T12:00:00">
            <text:p>09/27/1941 12:00:00</text:p>
          </table:table-cell>
          <table:table-cell table:style-name="ce29" table:formula="of:=[.K$4] + ([.$B295]*[.K$5])" office:value-type="date" office:date-value="1937-09-16T12:00:00">
            <text:p>09/16/1937 12:00:00</text:p>
          </table:table-cell>
          <table:table-cell table:style-name="ce29" table:formula="of:=[.L$4] + ([.$B295]*[.L$5])" office:value-type="date" office:date-value="1897-04-20">
            <text:p>04/20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8">
            <text:p>288</text:p>
          </table:table-cell>
          <table:table-cell table:style-name="ce29" table:formula="of:=[.C$4] + ([.$B296]*[.C$5])" office:value-type="date" office:date-value="1932-04-30T12:00:00">
            <text:p>04/30/1932 12:00:00</text:p>
          </table:table-cell>
          <table:table-cell table:style-name="ce29" table:formula="of:=[.D$4] + ([.$B296]*[.D$5])" office:value-type="date" office:date-value="2019-12-25">
            <text:p>12/25/2019 00:00:00</text:p>
          </table:table-cell>
          <table:table-cell table:style-name="ce29" table:formula="of:=[.E$4] + ([.$B296]*[.E$5])" office:value-type="date" office:date-value="1969-02-01">
            <text:p>02/01/1969 00:00:00</text:p>
          </table:table-cell>
          <table:table-cell table:style-name="ce29" table:formula="of:=[.F$4] + ([.$B296]*[.F$5])" office:value-type="date" office:date-value="1945-01-27">
            <text:p>01/27/1945 00:00:00</text:p>
          </table:table-cell>
          <table:table-cell table:style-name="ce29" table:formula="of:=[.G$4] + ([.$B296]*[.G$5])" office:value-type="date" office:date-value="1893-10-18T12:00:00">
            <text:p>10/18/1893 12:00:00</text:p>
          </table:table-cell>
          <table:table-cell table:style-name="ce29" table:formula="of:=[.H$4] + ([.$B296]*[.H$5])" office:value-type="date" office:date-value="1872-02-07T12:00:00">
            <text:p>02/07/1872 12:00:00</text:p>
          </table:table-cell>
          <table:table-cell table:style-name="ce29" table:formula="of:=[.I$4] + ([.$B296]*[.I$5])" office:value-type="date" office:date-value="1935-06-26T12:00:00">
            <text:p>06/26/1935 12:00:00</text:p>
          </table:table-cell>
          <table:table-cell table:style-name="ce29" table:formula="of:=[.J$4] + ([.$B296]*[.J$5])" office:value-type="date" office:date-value="1941-10-16T12:00:00">
            <text:p>10/16/1941 12:00:00</text:p>
          </table:table-cell>
          <table:table-cell table:style-name="ce29" table:formula="of:=[.K$4] + ([.$B296]*[.K$5])" office:value-type="date" office:date-value="1937-09-29T12:00:00">
            <text:p>09/29/1937 12:00:00</text:p>
          </table:table-cell>
          <table:table-cell table:style-name="ce29" table:formula="of:=[.L$4] + ([.$B296]*[.L$5])" office:value-type="date" office:date-value="1897-03-06">
            <text:p>03/06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9">
            <text:p>289</text:p>
          </table:table-cell>
          <table:table-cell table:style-name="ce29" table:formula="of:=[.C$4] + ([.$B297]*[.C$5])" office:value-type="date" office:date-value="1932-05-07T12:00:00">
            <text:p>05/07/1932 12:00:00</text:p>
          </table:table-cell>
          <table:table-cell table:style-name="ce29" table:formula="of:=[.D$4] + ([.$B297]*[.D$5])" office:value-type="date" office:date-value="2020-05-17">
            <text:p>05/17/2020 00:00:00</text:p>
          </table:table-cell>
          <table:table-cell table:style-name="ce29" table:formula="of:=[.E$4] + ([.$B297]*[.E$5])" office:value-type="date" office:date-value="1969-03-22">
            <text:p>03/22/1969 00:00:00</text:p>
          </table:table-cell>
          <table:table-cell table:style-name="ce29" table:formula="of:=[.F$4] + ([.$B297]*[.F$5])" office:value-type="date" office:date-value="1945-03-17">
            <text:p>03/17/1945 00:00:00</text:p>
          </table:table-cell>
          <table:table-cell table:style-name="ce29" table:formula="of:=[.G$4] + ([.$B297]*[.G$5])" office:value-type="date" office:date-value="1893-08-30T12:00:00">
            <text:p>08/30/1893 12:00:00</text:p>
          </table:table-cell>
          <table:table-cell table:style-name="ce29" table:formula="of:=[.H$4] + ([.$B297]*[.H$5])" office:value-type="date" office:date-value="1871-11-29T12:00:00">
            <text:p>11/29/1871 12:00:00</text:p>
          </table:table-cell>
          <table:table-cell table:style-name="ce29" table:formula="of:=[.I$4] + ([.$B297]*[.I$5])" office:value-type="date" office:date-value="1935-07-07T12:00:00">
            <text:p>07/07/1935 12:00:00</text:p>
          </table:table-cell>
          <table:table-cell table:style-name="ce29" table:formula="of:=[.J$4] + ([.$B297]*[.J$5])" office:value-type="date" office:date-value="1941-11-04T12:00:00">
            <text:p>11/04/1941 12:00:00</text:p>
          </table:table-cell>
          <table:table-cell table:style-name="ce29" table:formula="of:=[.K$4] + ([.$B297]*[.K$5])" office:value-type="date" office:date-value="1937-10-12T12:00:00">
            <text:p>10/12/1937 12:00:00</text:p>
          </table:table-cell>
          <table:table-cell table:style-name="ce29" table:formula="of:=[.L$4] + ([.$B297]*[.L$5])" office:value-type="date" office:date-value="1897-01-20">
            <text:p>01/20/189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0">
            <text:p>290</text:p>
          </table:table-cell>
          <table:table-cell table:style-name="ce29" table:formula="of:=[.C$4] + ([.$B298]*[.C$5])" office:value-type="date" office:date-value="1932-05-14T12:00:00">
            <text:p>05/14/1932 12:00:00</text:p>
          </table:table-cell>
          <table:table-cell table:style-name="ce29" table:formula="of:=[.D$4] + ([.$B298]*[.D$5])" office:value-type="date" office:date-value="2020-10-08">
            <text:p>10/08/2020 00:00:00</text:p>
          </table:table-cell>
          <table:table-cell table:style-name="ce29" table:formula="of:=[.E$4] + ([.$B298]*[.E$5])" office:value-type="date" office:date-value="1969-05-10">
            <text:p>05/10/1969 00:00:00</text:p>
          </table:table-cell>
          <table:table-cell table:style-name="ce29" table:formula="of:=[.F$4] + ([.$B298]*[.F$5])" office:value-type="date" office:date-value="1945-05-05">
            <text:p>05/05/1945 00:00:00</text:p>
          </table:table-cell>
          <table:table-cell table:style-name="ce29" table:formula="of:=[.G$4] + ([.$B298]*[.G$5])" office:value-type="date" office:date-value="1893-07-12T12:00:00">
            <text:p>07/12/1893 12:00:00</text:p>
          </table:table-cell>
          <table:table-cell table:style-name="ce29" table:formula="of:=[.H$4] + ([.$B298]*[.H$5])" office:value-type="date" office:date-value="1871-09-20T12:00:00">
            <text:p>09/20/1871 12:00:00</text:p>
          </table:table-cell>
          <table:table-cell table:style-name="ce29" table:formula="of:=[.I$4] + ([.$B298]*[.I$5])" office:value-type="date" office:date-value="1935-07-18T12:00:00">
            <text:p>07/18/1935 12:00:00</text:p>
          </table:table-cell>
          <table:table-cell table:style-name="ce29" table:formula="of:=[.J$4] + ([.$B298]*[.J$5])" office:value-type="date" office:date-value="1941-11-23T12:00:00">
            <text:p>11/23/1941 12:00:00</text:p>
          </table:table-cell>
          <table:table-cell table:style-name="ce29" table:formula="of:=[.K$4] + ([.$B298]*[.K$5])" office:value-type="date" office:date-value="1937-10-25T12:00:00">
            <text:p>10/25/1937 12:00:00</text:p>
          </table:table-cell>
          <table:table-cell table:style-name="ce29" table:formula="of:=[.L$4] + ([.$B298]*[.L$5])" office:value-type="date" office:date-value="1896-12-06">
            <text:p>12/06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1">
            <text:p>291</text:p>
          </table:table-cell>
          <table:table-cell table:style-name="ce29" table:formula="of:=[.C$4] + ([.$B299]*[.C$5])" office:value-type="date" office:date-value="1932-05-21T12:00:00">
            <text:p>05/21/1932 12:00:00</text:p>
          </table:table-cell>
          <table:table-cell table:style-name="ce29" table:formula="of:=[.D$4] + ([.$B299]*[.D$5])" office:value-type="date" office:date-value="2021-03-01">
            <text:p>03/01/2021 00:00:00</text:p>
          </table:table-cell>
          <table:table-cell table:style-name="ce29" table:formula="of:=[.E$4] + ([.$B299]*[.E$5])" office:value-type="date" office:date-value="1969-06-28">
            <text:p>06/28/1969 00:00:00</text:p>
          </table:table-cell>
          <table:table-cell table:style-name="ce29" table:formula="of:=[.F$4] + ([.$B299]*[.F$5])" office:value-type="date" office:date-value="1945-06-23">
            <text:p>06/23/1945 00:00:00</text:p>
          </table:table-cell>
          <table:table-cell table:style-name="ce29" table:formula="of:=[.G$4] + ([.$B299]*[.G$5])" office:value-type="date" office:date-value="1893-05-24T12:00:00">
            <text:p>05/24/1893 12:00:00</text:p>
          </table:table-cell>
          <table:table-cell table:style-name="ce29" table:formula="of:=[.H$4] + ([.$B299]*[.H$5])" office:value-type="date" office:date-value="1871-07-12T12:00:00">
            <text:p>07/12/1871 12:00:00</text:p>
          </table:table-cell>
          <table:table-cell table:style-name="ce29" table:formula="of:=[.I$4] + ([.$B299]*[.I$5])" office:value-type="date" office:date-value="1935-07-29T12:00:00">
            <text:p>07/29/1935 12:00:00</text:p>
          </table:table-cell>
          <table:table-cell table:style-name="ce29" table:formula="of:=[.J$4] + ([.$B299]*[.J$5])" office:value-type="date" office:date-value="1941-12-12T12:00:00">
            <text:p>12/12/1941 12:00:00</text:p>
          </table:table-cell>
          <table:table-cell table:style-name="ce29" table:formula="of:=[.K$4] + ([.$B299]*[.K$5])" office:value-type="date" office:date-value="1937-11-07T12:00:00">
            <text:p>11/07/1937 12:00:00</text:p>
          </table:table-cell>
          <table:table-cell table:style-name="ce29" table:formula="of:=[.L$4] + ([.$B299]*[.L$5])" office:value-type="date" office:date-value="1896-10-22">
            <text:p>10/22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2">
            <text:p>292</text:p>
          </table:table-cell>
          <table:table-cell table:style-name="ce29" table:formula="of:=[.C$4] + ([.$B300]*[.C$5])" office:value-type="date" office:date-value="1932-05-28T12:00:00">
            <text:p>05/28/1932 12:00:00</text:p>
          </table:table-cell>
          <table:table-cell table:style-name="ce29" table:formula="of:=[.D$4] + ([.$B300]*[.D$5])" office:value-type="date" office:date-value="2021-07-23">
            <text:p>07/23/2021 00:00:00</text:p>
          </table:table-cell>
          <table:table-cell table:style-name="ce29" table:formula="of:=[.E$4] + ([.$B300]*[.E$5])" office:value-type="date" office:date-value="1969-08-16">
            <text:p>08/16/1969 00:00:00</text:p>
          </table:table-cell>
          <table:table-cell table:style-name="ce29" table:formula="of:=[.F$4] + ([.$B300]*[.F$5])" office:value-type="date" office:date-value="1945-08-11">
            <text:p>08/11/1945 00:00:00</text:p>
          </table:table-cell>
          <table:table-cell table:style-name="ce29" table:formula="of:=[.G$4] + ([.$B300]*[.G$5])" office:value-type="date" office:date-value="1893-04-05T12:00:00">
            <text:p>04/05/1893 12:00:00</text:p>
          </table:table-cell>
          <table:table-cell table:style-name="ce29" table:formula="of:=[.H$4] + ([.$B300]*[.H$5])" office:value-type="date" office:date-value="1871-05-03T12:00:00">
            <text:p>05/03/1871 12:00:00</text:p>
          </table:table-cell>
          <table:table-cell table:style-name="ce29" table:formula="of:=[.I$4] + ([.$B300]*[.I$5])" office:value-type="date" office:date-value="1935-08-09T12:00:00">
            <text:p>08/09/1935 12:00:00</text:p>
          </table:table-cell>
          <table:table-cell table:style-name="ce29" table:formula="of:=[.J$4] + ([.$B300]*[.J$5])" office:value-type="date" office:date-value="1941-12-31T12:00:00">
            <text:p>12/31/1941 12:00:00</text:p>
          </table:table-cell>
          <table:table-cell table:style-name="ce29" table:formula="of:=[.K$4] + ([.$B300]*[.K$5])" office:value-type="date" office:date-value="1937-11-20T12:00:00">
            <text:p>11/20/1937 12:00:00</text:p>
          </table:table-cell>
          <table:table-cell table:style-name="ce29" table:formula="of:=[.L$4] + ([.$B300]*[.L$5])" office:value-type="date" office:date-value="1896-09-07">
            <text:p>09/07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3">
            <text:p>293</text:p>
          </table:table-cell>
          <table:table-cell table:style-name="ce29" table:formula="of:=[.C$4] + ([.$B301]*[.C$5])" office:value-type="date" office:date-value="1932-06-04T12:00:00">
            <text:p>06/04/1932 12:00:00</text:p>
          </table:table-cell>
          <table:table-cell table:style-name="ce29" table:formula="of:=[.D$4] + ([.$B301]*[.D$5])" office:value-type="date" office:date-value="2021-12-14">
            <text:p>12/14/2021 00:00:00</text:p>
          </table:table-cell>
          <table:table-cell table:style-name="ce29" table:formula="of:=[.E$4] + ([.$B301]*[.E$5])" office:value-type="date" office:date-value="1969-10-04">
            <text:p>10/04/1969 00:00:00</text:p>
          </table:table-cell>
          <table:table-cell table:style-name="ce29" table:formula="of:=[.F$4] + ([.$B301]*[.F$5])" office:value-type="date" office:date-value="1945-09-29">
            <text:p>09/29/1945 00:00:00</text:p>
          </table:table-cell>
          <table:table-cell table:style-name="ce29" table:formula="of:=[.G$4] + ([.$B301]*[.G$5])" office:value-type="date" office:date-value="1893-02-15T12:00:00">
            <text:p>02/15/1893 12:00:00</text:p>
          </table:table-cell>
          <table:table-cell table:style-name="ce29" table:formula="of:=[.H$4] + ([.$B301]*[.H$5])" office:value-type="date" office:date-value="1871-02-22T12:00:00">
            <text:p>02/22/1871 12:00:00</text:p>
          </table:table-cell>
          <table:table-cell table:style-name="ce29" table:formula="of:=[.I$4] + ([.$B301]*[.I$5])" office:value-type="date" office:date-value="1935-08-20T12:00:00">
            <text:p>08/20/1935 12:00:00</text:p>
          </table:table-cell>
          <table:table-cell table:style-name="ce29" table:formula="of:=[.J$4] + ([.$B301]*[.J$5])" office:value-type="date" office:date-value="1942-01-19T12:00:00">
            <text:p>01/19/1942 12:00:00</text:p>
          </table:table-cell>
          <table:table-cell table:style-name="ce29" table:formula="of:=[.K$4] + ([.$B301]*[.K$5])" office:value-type="date" office:date-value="1937-12-03T12:00:00">
            <text:p>12/03/1937 12:00:00</text:p>
          </table:table-cell>
          <table:table-cell table:style-name="ce29" table:formula="of:=[.L$4] + ([.$B301]*[.L$5])" office:value-type="date" office:date-value="1896-07-24">
            <text:p>07/24/1896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94">
            <text:p>294</text:p>
          </table:table-cell>
          <table:table-cell table:style-name="ce29" table:formula="of:=[.C$4] + ([.$B302]*[.C$5])" office:value-type="date" office:date-value="1932-06-11T12:00:00">
            <text:p>06/11/1932 12:00:00</text:p>
          </table:table-cell>
          <table:table-cell table:style-name="ce29" table:formula="of:=[.D$4] + ([.$B302]*[.D$5])" office:value-type="date" office:date-value="2022-05-07">
            <text:p>05/07/2022 00:00:00</text:p>
          </table:table-cell>
          <table:table-cell table:style-name="ce29" table:formula="of:=[.E$4] + ([.$B302]*[.E$5])" office:value-type="date" office:date-value="1969-11-22">
            <text:p>11/22/1969 00:00:00</text:p>
          </table:table-cell>
          <table:table-cell table:style-name="ce29" table:formula="of:=[.F$4] + ([.$B302]*[.F$5])" office:value-type="date" office:date-value="1945-11-17">
            <text:p>11/17/1945 00:00:00</text:p>
          </table:table-cell>
          <table:table-cell table:style-name="ce29" table:formula="of:=[.G$4] + ([.$B302]*[.G$5])" office:value-type="date" office:date-value="1892-12-28T12:00:00">
            <text:p>12/28/1892 12:00:00</text:p>
          </table:table-cell>
          <table:table-cell table:style-name="ce29" table:formula="of:=[.H$4] + ([.$B302]*[.H$5])" office:value-type="date" office:date-value="1870-12-14T12:00:00">
            <text:p>12/14/1870 12:00:00</text:p>
          </table:table-cell>
          <table:table-cell table:style-name="ce29" table:formula="of:=[.I$4] + ([.$B302]*[.I$5])" office:value-type="date" office:date-value="1935-08-31T12:00:00">
            <text:p>08/31/1935 12:00:00</text:p>
          </table:table-cell>
          <table:table-cell table:style-name="ce29" table:formula="of:=[.J$4] + ([.$B302]*[.J$5])" office:value-type="date" office:date-value="1942-02-07T12:00:00">
            <text:p>02/07/1942 12:00:00</text:p>
          </table:table-cell>
          <table:table-cell table:style-name="ce29" table:formula="of:=[.K$4] + ([.$B302]*[.K$5])" office:value-type="date" office:date-value="1937-12-16T12:00:00">
            <text:p>12/16/1937 12:00:00</text:p>
          </table:table-cell>
          <table:table-cell table:style-name="ce29" table:formula="of:=[.L$4] + ([.$B302]*[.L$5])" office:value-type="date" office:date-value="1896-06-09">
            <text:p>06/09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5">
            <text:p>295</text:p>
          </table:table-cell>
          <table:table-cell table:style-name="ce29" table:formula="of:=[.C$4] + ([.$B303]*[.C$5])" office:value-type="date" office:date-value="1932-06-18T12:00:00">
            <text:p>06/18/1932 12:00:00</text:p>
          </table:table-cell>
          <table:table-cell table:style-name="ce29" table:formula="of:=[.D$4] + ([.$B303]*[.D$5])" office:value-type="date" office:date-value="2022-09-28">
            <text:p>09/28/2022 00:00:00</text:p>
          </table:table-cell>
          <table:table-cell table:style-name="ce29" table:formula="of:=[.E$4] + ([.$B303]*[.E$5])" office:value-type="date" office:date-value="1970-01-10">
            <text:p>01/10/1970 00:00:00</text:p>
          </table:table-cell>
          <table:table-cell table:style-name="ce29" table:formula="of:=[.F$4] + ([.$B303]*[.F$5])" office:value-type="date" office:date-value="1946-01-05">
            <text:p>01/05/1946 00:00:00</text:p>
          </table:table-cell>
          <table:table-cell table:style-name="ce29" table:formula="of:=[.G$4] + ([.$B303]*[.G$5])" office:value-type="date" office:date-value="1892-11-09T12:00:00">
            <text:p>11/09/1892 12:00:00</text:p>
          </table:table-cell>
          <table:table-cell table:style-name="ce29" table:formula="of:=[.H$4] + ([.$B303]*[.H$5])" office:value-type="date" office:date-value="1870-10-05T12:00:00">
            <text:p>10/05/1870 12:00:00</text:p>
          </table:table-cell>
          <table:table-cell table:style-name="ce29" table:formula="of:=[.I$4] + ([.$B303]*[.I$5])" office:value-type="date" office:date-value="1935-09-11T12:00:00">
            <text:p>09/11/1935 12:00:00</text:p>
          </table:table-cell>
          <table:table-cell table:style-name="ce29" table:formula="of:=[.J$4] + ([.$B303]*[.J$5])" office:value-type="date" office:date-value="1942-02-26T12:00:00">
            <text:p>02/26/1942 12:00:00</text:p>
          </table:table-cell>
          <table:table-cell table:style-name="ce29" table:formula="of:=[.K$4] + ([.$B303]*[.K$5])" office:value-type="date" office:date-value="1937-12-29T12:00:00">
            <text:p>12/29/1937 12:00:00</text:p>
          </table:table-cell>
          <table:table-cell table:style-name="ce29" table:formula="of:=[.L$4] + ([.$B303]*[.L$5])" office:value-type="date" office:date-value="1896-04-25">
            <text:p>04/25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6">
            <text:p>296</text:p>
          </table:table-cell>
          <table:table-cell table:style-name="ce29" table:formula="of:=[.C$4] + ([.$B304]*[.C$5])" office:value-type="date" office:date-value="1932-06-25T12:00:00">
            <text:p>06/25/1932 12:00:00</text:p>
          </table:table-cell>
          <table:table-cell table:style-name="ce29" table:formula="of:=[.D$4] + ([.$B304]*[.D$5])" office:value-type="date" office:date-value="2023-02-19">
            <text:p>02/19/2023 00:00:00</text:p>
          </table:table-cell>
          <table:table-cell table:style-name="ce29" table:formula="of:=[.E$4] + ([.$B304]*[.E$5])" office:value-type="date" office:date-value="1970-02-28">
            <text:p>02/28/1970 00:00:00</text:p>
          </table:table-cell>
          <table:table-cell table:style-name="ce29" table:formula="of:=[.F$4] + ([.$B304]*[.F$5])" office:value-type="date" office:date-value="1946-02-23">
            <text:p>02/23/1946 00:00:00</text:p>
          </table:table-cell>
          <table:table-cell table:style-name="ce29" table:formula="of:=[.G$4] + ([.$B304]*[.G$5])" office:value-type="date" office:date-value="1892-09-21T12:00:00">
            <text:p>09/21/1892 12:00:00</text:p>
          </table:table-cell>
          <table:table-cell table:style-name="ce29" table:formula="of:=[.H$4] + ([.$B304]*[.H$5])" office:value-type="date" office:date-value="1870-07-27T12:00:00">
            <text:p>07/27/1870 12:00:00</text:p>
          </table:table-cell>
          <table:table-cell table:style-name="ce29" table:formula="of:=[.I$4] + ([.$B304]*[.I$5])" office:value-type="date" office:date-value="1935-09-22T12:00:00">
            <text:p>09/22/1935 12:00:00</text:p>
          </table:table-cell>
          <table:table-cell table:style-name="ce29" table:formula="of:=[.J$4] + ([.$B304]*[.J$5])" office:value-type="date" office:date-value="1942-03-17T12:00:00">
            <text:p>03/17/1942 12:00:00</text:p>
          </table:table-cell>
          <table:table-cell table:style-name="ce29" table:formula="of:=[.K$4] + ([.$B304]*[.K$5])" office:value-type="date" office:date-value="1938-01-11T12:00:00">
            <text:p>01/11/1938 12:00:00</text:p>
          </table:table-cell>
          <table:table-cell table:style-name="ce29" table:formula="of:=[.L$4] + ([.$B304]*[.L$5])" office:value-type="date" office:date-value="1896-03-11">
            <text:p>03/11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7">
            <text:p>297</text:p>
          </table:table-cell>
          <table:table-cell table:style-name="ce29" table:formula="of:=[.C$4] + ([.$B305]*[.C$5])" office:value-type="date" office:date-value="1932-07-02T12:00:00">
            <text:p>07/02/1932 12:00:00</text:p>
          </table:table-cell>
          <table:table-cell table:style-name="ce29" table:formula="of:=[.D$4] + ([.$B305]*[.D$5])" office:value-type="date" office:date-value="2023-07-13">
            <text:p>07/13/2023 00:00:00</text:p>
          </table:table-cell>
          <table:table-cell table:style-name="ce29" table:formula="of:=[.E$4] + ([.$B305]*[.E$5])" office:value-type="date" office:date-value="1970-04-18">
            <text:p>04/18/1970 00:00:00</text:p>
          </table:table-cell>
          <table:table-cell table:style-name="ce29" table:formula="of:=[.F$4] + ([.$B305]*[.F$5])" office:value-type="date" office:date-value="1946-04-13">
            <text:p>04/13/1946 00:00:00</text:p>
          </table:table-cell>
          <table:table-cell table:style-name="ce29" table:formula="of:=[.G$4] + ([.$B305]*[.G$5])" office:value-type="date" office:date-value="1892-08-03T12:00:00">
            <text:p>08/03/1892 12:00:00</text:p>
          </table:table-cell>
          <table:table-cell table:style-name="ce29" table:formula="of:=[.H$4] + ([.$B305]*[.H$5])" office:value-type="date" office:date-value="1870-05-18T12:00:00">
            <text:p>05/18/1870 12:00:00</text:p>
          </table:table-cell>
          <table:table-cell table:style-name="ce29" table:formula="of:=[.I$4] + ([.$B305]*[.I$5])" office:value-type="date" office:date-value="1935-10-03T12:00:00">
            <text:p>10/03/1935 12:00:00</text:p>
          </table:table-cell>
          <table:table-cell table:style-name="ce29" table:formula="of:=[.J$4] + ([.$B305]*[.J$5])" office:value-type="date" office:date-value="1942-04-05T12:00:00">
            <text:p>04/05/1942 12:00:00</text:p>
          </table:table-cell>
          <table:table-cell table:style-name="ce29" table:formula="of:=[.K$4] + ([.$B305]*[.K$5])" office:value-type="date" office:date-value="1938-01-24T12:00:00">
            <text:p>01/24/1938 12:00:00</text:p>
          </table:table-cell>
          <table:table-cell table:style-name="ce29" table:formula="of:=[.L$4] + ([.$B305]*[.L$5])" office:value-type="date" office:date-value="1896-01-26">
            <text:p>01/26/189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8">
            <text:p>298</text:p>
          </table:table-cell>
          <table:table-cell table:style-name="ce29" table:formula="of:=[.C$4] + ([.$B306]*[.C$5])" office:value-type="date" office:date-value="1932-07-09T12:00:00">
            <text:p>07/09/1932 12:00:00</text:p>
          </table:table-cell>
          <table:table-cell table:style-name="ce29" table:formula="of:=[.D$4] + ([.$B306]*[.D$5])" office:value-type="date" office:date-value="2023-12-04">
            <text:p>12/04/2023 00:00:00</text:p>
          </table:table-cell>
          <table:table-cell table:style-name="ce29" table:formula="of:=[.E$4] + ([.$B306]*[.E$5])" office:value-type="date" office:date-value="1970-06-06">
            <text:p>06/06/1970 00:00:00</text:p>
          </table:table-cell>
          <table:table-cell table:style-name="ce29" table:formula="of:=[.F$4] + ([.$B306]*[.F$5])" office:value-type="date" office:date-value="1946-06-01">
            <text:p>06/01/1946 00:00:00</text:p>
          </table:table-cell>
          <table:table-cell table:style-name="ce29" table:formula="of:=[.G$4] + ([.$B306]*[.G$5])" office:value-type="date" office:date-value="1892-06-15T12:00:00">
            <text:p>06/15/1892 12:00:00</text:p>
          </table:table-cell>
          <table:table-cell table:style-name="ce29" table:formula="of:=[.H$4] + ([.$B306]*[.H$5])" office:value-type="date" office:date-value="1870-03-09T12:00:00">
            <text:p>03/09/1870 12:00:00</text:p>
          </table:table-cell>
          <table:table-cell table:style-name="ce29" table:formula="of:=[.I$4] + ([.$B306]*[.I$5])" office:value-type="date" office:date-value="1935-10-14T12:00:00">
            <text:p>10/14/1935 12:00:00</text:p>
          </table:table-cell>
          <table:table-cell table:style-name="ce29" table:formula="of:=[.J$4] + ([.$B306]*[.J$5])" office:value-type="date" office:date-value="1942-04-24T12:00:00">
            <text:p>04/24/1942 12:00:00</text:p>
          </table:table-cell>
          <table:table-cell table:style-name="ce29" table:formula="of:=[.K$4] + ([.$B306]*[.K$5])" office:value-type="date" office:date-value="1938-02-06T12:00:00">
            <text:p>02/06/1938 12:00:00</text:p>
          </table:table-cell>
          <table:table-cell table:style-name="ce29" table:formula="of:=[.L$4] + ([.$B306]*[.L$5])" office:value-type="date" office:date-value="1895-12-12">
            <text:p>12/12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9">
            <text:p>299</text:p>
          </table:table-cell>
          <table:table-cell table:style-name="ce29" table:formula="of:=[.C$4] + ([.$B307]*[.C$5])" office:value-type="date" office:date-value="1932-07-16T12:00:00">
            <text:p>07/16/1932 12:00:00</text:p>
          </table:table-cell>
          <table:table-cell table:style-name="ce29" table:formula="of:=[.D$4] + ([.$B307]*[.D$5])" office:value-type="date" office:date-value="2024-04-26">
            <text:p>04/26/2024 00:00:00</text:p>
          </table:table-cell>
          <table:table-cell table:style-name="ce29" table:formula="of:=[.E$4] + ([.$B307]*[.E$5])" office:value-type="date" office:date-value="1970-07-25">
            <text:p>07/25/1970 00:00:00</text:p>
          </table:table-cell>
          <table:table-cell table:style-name="ce29" table:formula="of:=[.F$4] + ([.$B307]*[.F$5])" office:value-type="date" office:date-value="1946-07-20">
            <text:p>07/20/1946 00:00:00</text:p>
          </table:table-cell>
          <table:table-cell table:style-name="ce29" table:formula="of:=[.G$4] + ([.$B307]*[.G$5])" office:value-type="date" office:date-value="1892-04-27T12:00:00">
            <text:p>04/27/1892 12:00:00</text:p>
          </table:table-cell>
          <table:table-cell table:style-name="ce29" table:formula="of:=[.H$4] + ([.$B307]*[.H$5])" office:value-type="date" office:date-value="1869-12-29T12:00:00">
            <text:p>12/29/1869 12:00:00</text:p>
          </table:table-cell>
          <table:table-cell table:style-name="ce29" table:formula="of:=[.I$4] + ([.$B307]*[.I$5])" office:value-type="date" office:date-value="1935-10-25T12:00:00">
            <text:p>10/25/1935 12:00:00</text:p>
          </table:table-cell>
          <table:table-cell table:style-name="ce29" table:formula="of:=[.J$4] + ([.$B307]*[.J$5])" office:value-type="date" office:date-value="1942-05-13T12:00:00">
            <text:p>05/13/1942 12:00:00</text:p>
          </table:table-cell>
          <table:table-cell table:style-name="ce29" table:formula="of:=[.K$4] + ([.$B307]*[.K$5])" office:value-type="date" office:date-value="1938-02-19T12:00:00">
            <text:p>02/19/1938 12:00:00</text:p>
          </table:table-cell>
          <table:table-cell table:style-name="ce29" table:formula="of:=[.L$4] + ([.$B307]*[.L$5])" office:value-type="date" office:date-value="1895-10-28">
            <text:p>10/28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0">
            <text:p>300</text:p>
          </table:table-cell>
          <table:table-cell table:style-name="ce29" table:formula="of:=[.C$4] + ([.$B308]*[.C$5])" office:value-type="date" office:date-value="1932-07-23T12:00:00">
            <text:p>07/23/1932 12:00:00</text:p>
          </table:table-cell>
          <table:table-cell table:style-name="ce29" table:formula="of:=[.D$4] + ([.$B308]*[.D$5])" office:value-type="date" office:date-value="2024-09-17">
            <text:p>09/17/2024 00:00:00</text:p>
          </table:table-cell>
          <table:table-cell table:style-name="ce29" table:formula="of:=[.E$4] + ([.$B308]*[.E$5])" office:value-type="date" office:date-value="1970-09-12">
            <text:p>09/12/1970 00:00:00</text:p>
          </table:table-cell>
          <table:table-cell table:style-name="ce29" table:formula="of:=[.F$4] + ([.$B308]*[.F$5])" office:value-type="date" office:date-value="1946-09-07">
            <text:p>09/07/1946 00:00:00</text:p>
          </table:table-cell>
          <table:table-cell table:style-name="ce29" table:formula="of:=[.G$4] + ([.$B308]*[.G$5])" office:value-type="date" office:date-value="1892-03-09T12:00:00">
            <text:p>03/09/1892 12:00:00</text:p>
          </table:table-cell>
          <table:table-cell table:style-name="ce29" table:formula="of:=[.H$4] + ([.$B308]*[.H$5])" office:value-type="date" office:date-value="1869-10-20T12:00:00">
            <text:p>10/20/1869 12:00:00</text:p>
          </table:table-cell>
          <table:table-cell table:style-name="ce29" table:formula="of:=[.I$4] + ([.$B308]*[.I$5])" office:value-type="date" office:date-value="1935-11-05T12:00:00">
            <text:p>11/05/1935 12:00:00</text:p>
          </table:table-cell>
          <table:table-cell table:style-name="ce29" table:formula="of:=[.J$4] + ([.$B308]*[.J$5])" office:value-type="date" office:date-value="1942-06-01T12:00:00">
            <text:p>06/01/1942 12:00:00</text:p>
          </table:table-cell>
          <table:table-cell table:style-name="ce29" table:formula="of:=[.K$4] + ([.$B308]*[.K$5])" office:value-type="date" office:date-value="1938-03-04T12:00:00">
            <text:p>03/04/1938 12:00:00</text:p>
          </table:table-cell>
          <table:table-cell table:style-name="ce29" table:formula="of:=[.L$4] + ([.$B308]*[.L$5])" office:value-type="date" office:date-value="1895-09-13">
            <text:p>09/13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1">
            <text:p>301</text:p>
          </table:table-cell>
          <table:table-cell table:style-name="ce29" table:formula="of:=[.C$4] + ([.$B309]*[.C$5])" office:value-type="date" office:date-value="1932-07-30T12:00:00">
            <text:p>07/30/1932 12:00:00</text:p>
          </table:table-cell>
          <table:table-cell table:style-name="ce29" table:formula="of:=[.D$4] + ([.$B309]*[.D$5])" office:value-type="date" office:date-value="2025-02-08">
            <text:p>02/08/2025 00:00:00</text:p>
          </table:table-cell>
          <table:table-cell table:style-name="ce29" table:formula="of:=[.E$4] + ([.$B309]*[.E$5])" office:value-type="date" office:date-value="1970-10-31">
            <text:p>10/31/1970 00:00:00</text:p>
          </table:table-cell>
          <table:table-cell table:style-name="ce29" table:formula="of:=[.F$4] + ([.$B309]*[.F$5])" office:value-type="date" office:date-value="1946-10-26">
            <text:p>10/26/1946 00:00:00</text:p>
          </table:table-cell>
          <table:table-cell table:style-name="ce29" table:formula="of:=[.G$4] + ([.$B309]*[.G$5])" office:value-type="date" office:date-value="1892-01-20T12:00:00">
            <text:p>01/20/1892 12:00:00</text:p>
          </table:table-cell>
          <table:table-cell table:style-name="ce29" table:formula="of:=[.H$4] + ([.$B309]*[.H$5])" office:value-type="date" office:date-value="1869-08-11T12:00:00">
            <text:p>08/11/1869 12:00:00</text:p>
          </table:table-cell>
          <table:table-cell table:style-name="ce29" table:formula="of:=[.I$4] + ([.$B309]*[.I$5])" office:value-type="date" office:date-value="1935-11-16T12:00:00">
            <text:p>11/16/1935 12:00:00</text:p>
          </table:table-cell>
          <table:table-cell table:style-name="ce29" table:formula="of:=[.J$4] + ([.$B309]*[.J$5])" office:value-type="date" office:date-value="1942-06-20T12:00:00">
            <text:p>06/20/1942 12:00:00</text:p>
          </table:table-cell>
          <table:table-cell table:style-name="ce29" table:formula="of:=[.K$4] + ([.$B309]*[.K$5])" office:value-type="date" office:date-value="1938-03-17T12:00:00">
            <text:p>03/17/1938 12:00:00</text:p>
          </table:table-cell>
          <table:table-cell table:style-name="ce29" table:formula="of:=[.L$4] + ([.$B309]*[.L$5])" office:value-type="date" office:date-value="1895-07-30">
            <text:p>07/30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2">
            <text:p>302</text:p>
          </table:table-cell>
          <table:table-cell table:style-name="ce29" table:formula="of:=[.C$4] + ([.$B310]*[.C$5])" office:value-type="date" office:date-value="1932-08-06T12:00:00">
            <text:p>08/06/1932 12:00:00</text:p>
          </table:table-cell>
          <table:table-cell table:style-name="ce29" table:formula="of:=[.D$4] + ([.$B310]*[.D$5])" office:value-type="date" office:date-value="2025-07-02">
            <text:p>07/02/2025 00:00:00</text:p>
          </table:table-cell>
          <table:table-cell table:style-name="ce29" table:formula="of:=[.E$4] + ([.$B310]*[.E$5])" office:value-type="date" office:date-value="1970-12-19">
            <text:p>12/19/1970 00:00:00</text:p>
          </table:table-cell>
          <table:table-cell table:style-name="ce29" table:formula="of:=[.F$4] + ([.$B310]*[.F$5])" office:value-type="date" office:date-value="1946-12-14">
            <text:p>12/14/1946 00:00:00</text:p>
          </table:table-cell>
          <table:table-cell table:style-name="ce29" table:formula="of:=[.G$4] + ([.$B310]*[.G$5])" office:value-type="date" office:date-value="1891-12-02T12:00:00">
            <text:p>12/02/1891 12:00:00</text:p>
          </table:table-cell>
          <table:table-cell table:style-name="ce29" table:formula="of:=[.H$4] + ([.$B310]*[.H$5])" office:value-type="date" office:date-value="1869-06-02T12:00:00">
            <text:p>06/02/1869 12:00:00</text:p>
          </table:table-cell>
          <table:table-cell table:style-name="ce29" table:formula="of:=[.I$4] + ([.$B310]*[.I$5])" office:value-type="date" office:date-value="1935-11-27T12:00:00">
            <text:p>11/27/1935 12:00:00</text:p>
          </table:table-cell>
          <table:table-cell table:style-name="ce29" table:formula="of:=[.J$4] + ([.$B310]*[.J$5])" office:value-type="date" office:date-value="1942-07-09T12:00:00">
            <text:p>07/09/1942 12:00:00</text:p>
          </table:table-cell>
          <table:table-cell table:style-name="ce29" table:formula="of:=[.K$4] + ([.$B310]*[.K$5])" office:value-type="date" office:date-value="1938-03-30T12:00:00">
            <text:p>03/30/1938 12:00:00</text:p>
          </table:table-cell>
          <table:table-cell table:style-name="ce29" table:formula="of:=[.L$4] + ([.$B310]*[.L$5])" office:value-type="date" office:date-value="1895-06-15">
            <text:p>06/15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3">
            <text:p>303</text:p>
          </table:table-cell>
          <table:table-cell table:style-name="ce29" table:formula="of:=[.C$4] + ([.$B311]*[.C$5])" office:value-type="date" office:date-value="1932-08-13T12:00:00">
            <text:p>08/13/1932 12:00:00</text:p>
          </table:table-cell>
          <table:table-cell table:style-name="ce29" table:formula="of:=[.D$4] + ([.$B311]*[.D$5])" office:value-type="date" office:date-value="2025-11-23">
            <text:p>11/23/2025 00:00:00</text:p>
          </table:table-cell>
          <table:table-cell table:style-name="ce29" table:formula="of:=[.E$4] + ([.$B311]*[.E$5])" office:value-type="date" office:date-value="1971-02-06">
            <text:p>02/06/1971 00:00:00</text:p>
          </table:table-cell>
          <table:table-cell table:style-name="ce29" table:formula="of:=[.F$4] + ([.$B311]*[.F$5])" office:value-type="date" office:date-value="1947-02-01">
            <text:p>02/01/1947 00:00:00</text:p>
          </table:table-cell>
          <table:table-cell table:style-name="ce29" table:formula="of:=[.G$4] + ([.$B311]*[.G$5])" office:value-type="date" office:date-value="1891-10-14T12:00:00">
            <text:p>10/14/1891 12:00:00</text:p>
          </table:table-cell>
          <table:table-cell table:style-name="ce29" table:formula="of:=[.H$4] + ([.$B311]*[.H$5])" office:value-type="date" office:date-value="1869-03-24T12:00:00">
            <text:p>03/24/1869 12:00:00</text:p>
          </table:table-cell>
          <table:table-cell table:style-name="ce29" table:formula="of:=[.I$4] + ([.$B311]*[.I$5])" office:value-type="date" office:date-value="1935-12-08T12:00:00">
            <text:p>12/08/1935 12:00:00</text:p>
          </table:table-cell>
          <table:table-cell table:style-name="ce29" table:formula="of:=[.J$4] + ([.$B311]*[.J$5])" office:value-type="date" office:date-value="1942-07-28T12:00:00">
            <text:p>07/28/1942 12:00:00</text:p>
          </table:table-cell>
          <table:table-cell table:style-name="ce29" table:formula="of:=[.K$4] + ([.$B311]*[.K$5])" office:value-type="date" office:date-value="1938-04-12T12:00:00">
            <text:p>04/12/1938 12:00:00</text:p>
          </table:table-cell>
          <table:table-cell table:style-name="ce29" table:formula="of:=[.L$4] + ([.$B311]*[.L$5])" office:value-type="date" office:date-value="1895-05-01">
            <text:p>05/01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4">
            <text:p>304</text:p>
          </table:table-cell>
          <table:table-cell table:style-name="ce29" table:formula="of:=[.C$4] + ([.$B312]*[.C$5])" office:value-type="date" office:date-value="1932-08-20T12:00:00">
            <text:p>08/20/1932 12:00:00</text:p>
          </table:table-cell>
          <table:table-cell table:style-name="ce29" table:formula="of:=[.D$4] + ([.$B312]*[.D$5])" office:value-type="date" office:date-value="2026-04-16">
            <text:p>04/16/2026 00:00:00</text:p>
          </table:table-cell>
          <table:table-cell table:style-name="ce29" table:formula="of:=[.E$4] + ([.$B312]*[.E$5])" office:value-type="date" office:date-value="1971-03-27">
            <text:p>03/27/1971 00:00:00</text:p>
          </table:table-cell>
          <table:table-cell table:style-name="ce29" table:formula="of:=[.F$4] + ([.$B312]*[.F$5])" office:value-type="date" office:date-value="1947-03-22">
            <text:p>03/22/1947 00:00:00</text:p>
          </table:table-cell>
          <table:table-cell table:style-name="ce29" table:formula="of:=[.G$4] + ([.$B312]*[.G$5])" office:value-type="date" office:date-value="1891-08-26T12:00:00">
            <text:p>08/26/1891 12:00:00</text:p>
          </table:table-cell>
          <table:table-cell table:style-name="ce29" table:formula="of:=[.H$4] + ([.$B312]*[.H$5])" office:value-type="date" office:date-value="1869-01-13T12:00:00">
            <text:p>01/13/1869 12:00:00</text:p>
          </table:table-cell>
          <table:table-cell table:style-name="ce29" table:formula="of:=[.I$4] + ([.$B312]*[.I$5])" office:value-type="date" office:date-value="1935-12-19T12:00:00">
            <text:p>12/19/1935 12:00:00</text:p>
          </table:table-cell>
          <table:table-cell table:style-name="ce29" table:formula="of:=[.J$4] + ([.$B312]*[.J$5])" office:value-type="date" office:date-value="1942-08-16T12:00:00">
            <text:p>08/16/1942 12:00:00</text:p>
          </table:table-cell>
          <table:table-cell table:style-name="ce29" table:formula="of:=[.K$4] + ([.$B312]*[.K$5])" office:value-type="date" office:date-value="1938-04-25T12:00:00">
            <text:p>04/25/1938 12:00:00</text:p>
          </table:table-cell>
          <table:table-cell table:style-name="ce29" table:formula="of:=[.L$4] + ([.$B312]*[.L$5])" office:value-type="date" office:date-value="1895-03-17">
            <text:p>03/17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5">
            <text:p>305</text:p>
          </table:table-cell>
          <table:table-cell table:style-name="ce29" table:formula="of:=[.C$4] + ([.$B313]*[.C$5])" office:value-type="date" office:date-value="1932-08-27T12:00:00">
            <text:p>08/27/1932 12:00:00</text:p>
          </table:table-cell>
          <table:table-cell table:style-name="ce29" table:formula="of:=[.D$4] + ([.$B313]*[.D$5])" office:value-type="date" office:date-value="2026-09-07">
            <text:p>09/07/2026 00:00:00</text:p>
          </table:table-cell>
          <table:table-cell table:style-name="ce29" table:formula="of:=[.E$4] + ([.$B313]*[.E$5])" office:value-type="date" office:date-value="1971-05-15">
            <text:p>05/15/1971 00:00:00</text:p>
          </table:table-cell>
          <table:table-cell table:style-name="ce29" table:formula="of:=[.F$4] + ([.$B313]*[.F$5])" office:value-type="date" office:date-value="1947-05-10">
            <text:p>05/10/1947 00:00:00</text:p>
          </table:table-cell>
          <table:table-cell table:style-name="ce29" table:formula="of:=[.G$4] + ([.$B313]*[.G$5])" office:value-type="date" office:date-value="1891-07-08T12:00:00">
            <text:p>07/08/1891 12:00:00</text:p>
          </table:table-cell>
          <table:table-cell table:style-name="ce29" table:formula="of:=[.H$4] + ([.$B313]*[.H$5])" office:value-type="date" office:date-value="1868-11-04T12:00:00">
            <text:p>11/04/1868 12:00:00</text:p>
          </table:table-cell>
          <table:table-cell table:style-name="ce29" table:formula="of:=[.I$4] + ([.$B313]*[.I$5])" office:value-type="date" office:date-value="1935-12-30T12:00:00">
            <text:p>12/30/1935 12:00:00</text:p>
          </table:table-cell>
          <table:table-cell table:style-name="ce29" table:formula="of:=[.J$4] + ([.$B313]*[.J$5])" office:value-type="date" office:date-value="1942-09-04T12:00:00">
            <text:p>09/04/1942 12:00:00</text:p>
          </table:table-cell>
          <table:table-cell table:style-name="ce29" table:formula="of:=[.K$4] + ([.$B313]*[.K$5])" office:value-type="date" office:date-value="1938-05-08T12:00:00">
            <text:p>05/08/1938 12:00:00</text:p>
          </table:table-cell>
          <table:table-cell table:style-name="ce29" table:formula="of:=[.L$4] + ([.$B313]*[.L$5])" office:value-type="date" office:date-value="1895-01-31">
            <text:p>01/31/189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6">
            <text:p>306</text:p>
          </table:table-cell>
          <table:table-cell table:style-name="ce29" table:formula="of:=[.C$4] + ([.$B314]*[.C$5])" office:value-type="date" office:date-value="1932-09-03T12:00:00">
            <text:p>09/03/1932 12:00:00</text:p>
          </table:table-cell>
          <table:table-cell table:style-name="ce29" table:formula="of:=[.D$4] + ([.$B314]*[.D$5])" office:value-type="date" office:date-value="2027-01-29">
            <text:p>01/29/2027 00:00:00</text:p>
          </table:table-cell>
          <table:table-cell table:style-name="ce29" table:formula="of:=[.E$4] + ([.$B314]*[.E$5])" office:value-type="date" office:date-value="1971-07-03">
            <text:p>07/03/1971 00:00:00</text:p>
          </table:table-cell>
          <table:table-cell table:style-name="ce29" table:formula="of:=[.F$4] + ([.$B314]*[.F$5])" office:value-type="date" office:date-value="1947-06-28">
            <text:p>06/28/1947 00:00:00</text:p>
          </table:table-cell>
          <table:table-cell table:style-name="ce29" table:formula="of:=[.G$4] + ([.$B314]*[.G$5])" office:value-type="date" office:date-value="1891-05-20T12:00:00">
            <text:p>05/20/1891 12:00:00</text:p>
          </table:table-cell>
          <table:table-cell table:style-name="ce29" table:formula="of:=[.H$4] + ([.$B314]*[.H$5])" office:value-type="date" office:date-value="1868-08-26T12:00:00">
            <text:p>08/26/1868 12:00:00</text:p>
          </table:table-cell>
          <table:table-cell table:style-name="ce29" table:formula="of:=[.I$4] + ([.$B314]*[.I$5])" office:value-type="date" office:date-value="1936-01-10T12:00:00">
            <text:p>01/10/1936 12:00:00</text:p>
          </table:table-cell>
          <table:table-cell table:style-name="ce29" table:formula="of:=[.J$4] + ([.$B314]*[.J$5])" office:value-type="date" office:date-value="1942-09-23T12:00:00">
            <text:p>09/23/1942 12:00:00</text:p>
          </table:table-cell>
          <table:table-cell table:style-name="ce29" table:formula="of:=[.K$4] + ([.$B314]*[.K$5])" office:value-type="date" office:date-value="1938-05-21T12:00:00">
            <text:p>05/21/1938 12:00:00</text:p>
          </table:table-cell>
          <table:table-cell table:style-name="ce29" table:formula="of:=[.L$4] + ([.$B314]*[.L$5])" office:value-type="date" office:date-value="1894-12-17">
            <text:p>12/17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7">
            <text:p>307</text:p>
          </table:table-cell>
          <table:table-cell table:style-name="ce29" table:formula="of:=[.C$4] + ([.$B315]*[.C$5])" office:value-type="date" office:date-value="1932-09-10T12:00:00">
            <text:p>09/10/1932 12:00:00</text:p>
          </table:table-cell>
          <table:table-cell table:style-name="ce29" table:formula="of:=[.D$4] + ([.$B315]*[.D$5])" office:value-type="date" office:date-value="2027-06-22">
            <text:p>06/22/2027 00:00:00</text:p>
          </table:table-cell>
          <table:table-cell table:style-name="ce29" table:formula="of:=[.E$4] + ([.$B315]*[.E$5])" office:value-type="date" office:date-value="1971-08-21">
            <text:p>08/21/1971 00:00:00</text:p>
          </table:table-cell>
          <table:table-cell table:style-name="ce29" table:formula="of:=[.F$4] + ([.$B315]*[.F$5])" office:value-type="date" office:date-value="1947-08-16">
            <text:p>08/16/1947 00:00:00</text:p>
          </table:table-cell>
          <table:table-cell table:style-name="ce29" table:formula="of:=[.G$4] + ([.$B315]*[.G$5])" office:value-type="date" office:date-value="1891-04-01T12:00:00">
            <text:p>04/01/1891 12:00:00</text:p>
          </table:table-cell>
          <table:table-cell table:style-name="ce29" table:formula="of:=[.H$4] + ([.$B315]*[.H$5])" office:value-type="date" office:date-value="1868-06-17T12:00:00">
            <text:p>06/17/1868 12:00:00</text:p>
          </table:table-cell>
          <table:table-cell table:style-name="ce29" table:formula="of:=[.I$4] + ([.$B315]*[.I$5])" office:value-type="date" office:date-value="1936-01-21T12:00:00">
            <text:p>01/21/1936 12:00:00</text:p>
          </table:table-cell>
          <table:table-cell table:style-name="ce29" table:formula="of:=[.J$4] + ([.$B315]*[.J$5])" office:value-type="date" office:date-value="1942-10-12T12:00:00">
            <text:p>10/12/1942 12:00:00</text:p>
          </table:table-cell>
          <table:table-cell table:style-name="ce29" table:formula="of:=[.K$4] + ([.$B315]*[.K$5])" office:value-type="date" office:date-value="1938-06-03T12:00:00">
            <text:p>06/03/1938 12:00:00</text:p>
          </table:table-cell>
          <table:table-cell table:style-name="ce29" table:formula="of:=[.L$4] + ([.$B315]*[.L$5])" office:value-type="date" office:date-value="1894-11-02">
            <text:p>11/02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8">
            <text:p>308</text:p>
          </table:table-cell>
          <table:table-cell table:style-name="ce29" table:formula="of:=[.C$4] + ([.$B316]*[.C$5])" office:value-type="date" office:date-value="1932-09-17T12:00:00">
            <text:p>09/17/1932 12:00:00</text:p>
          </table:table-cell>
          <table:table-cell table:style-name="ce29" table:formula="of:=[.D$4] + ([.$B316]*[.D$5])" office:value-type="date" office:date-value="2027-11-13">
            <text:p>11/13/2027 00:00:00</text:p>
          </table:table-cell>
          <table:table-cell table:style-name="ce29" table:formula="of:=[.E$4] + ([.$B316]*[.E$5])" office:value-type="date" office:date-value="1971-10-09">
            <text:p>10/09/1971 00:00:00</text:p>
          </table:table-cell>
          <table:table-cell table:style-name="ce29" table:formula="of:=[.F$4] + ([.$B316]*[.F$5])" office:value-type="date" office:date-value="1947-10-04">
            <text:p>10/04/1947 00:00:00</text:p>
          </table:table-cell>
          <table:table-cell table:style-name="ce29" table:formula="of:=[.G$4] + ([.$B316]*[.G$5])" office:value-type="date" office:date-value="1891-02-11T12:00:00">
            <text:p>02/11/1891 12:00:00</text:p>
          </table:table-cell>
          <table:table-cell table:style-name="ce29" table:formula="of:=[.H$4] + ([.$B316]*[.H$5])" office:value-type="date" office:date-value="1868-04-08T12:00:00">
            <text:p>04/08/1868 12:00:00</text:p>
          </table:table-cell>
          <table:table-cell table:style-name="ce29" table:formula="of:=[.I$4] + ([.$B316]*[.I$5])" office:value-type="date" office:date-value="1936-02-01T12:00:00">
            <text:p>02/01/1936 12:00:00</text:p>
          </table:table-cell>
          <table:table-cell table:style-name="ce29" table:formula="of:=[.J$4] + ([.$B316]*[.J$5])" office:value-type="date" office:date-value="1942-10-31T12:00:00">
            <text:p>10/31/1942 12:00:00</text:p>
          </table:table-cell>
          <table:table-cell table:style-name="ce29" table:formula="of:=[.K$4] + ([.$B316]*[.K$5])" office:value-type="date" office:date-value="1938-06-16T12:00:00">
            <text:p>06/16/1938 12:00:00</text:p>
          </table:table-cell>
          <table:table-cell table:style-name="ce29" table:formula="of:=[.L$4] + ([.$B316]*[.L$5])" office:value-type="date" office:date-value="1894-09-18">
            <text:p>09/18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9">
            <text:p>309</text:p>
          </table:table-cell>
          <table:table-cell table:style-name="ce29" table:formula="of:=[.C$4] + ([.$B317]*[.C$5])" office:value-type="date" office:date-value="1932-09-24T12:00:00">
            <text:p>09/24/1932 12:00:00</text:p>
          </table:table-cell>
          <table:table-cell table:style-name="ce29" table:formula="of:=[.D$4] + ([.$B317]*[.D$5])" office:value-type="date" office:date-value="2028-04-05">
            <text:p>04/05/2028 00:00:00</text:p>
          </table:table-cell>
          <table:table-cell table:style-name="ce29" table:formula="of:=[.E$4] + ([.$B317]*[.E$5])" office:value-type="date" office:date-value="1971-11-27">
            <text:p>11/27/1971 00:00:00</text:p>
          </table:table-cell>
          <table:table-cell table:style-name="ce29" table:formula="of:=[.F$4] + ([.$B317]*[.F$5])" office:value-type="date" office:date-value="1947-11-22">
            <text:p>11/22/1947 00:00:00</text:p>
          </table:table-cell>
          <table:table-cell table:style-name="ce29" table:formula="of:=[.G$4] + ([.$B317]*[.G$5])" office:value-type="date" office:date-value="1890-12-24T12:00:00">
            <text:p>12/24/1890 12:00:00</text:p>
          </table:table-cell>
          <table:table-cell table:style-name="ce29" table:formula="of:=[.H$4] + ([.$B317]*[.H$5])" office:value-type="date" office:date-value="1868-01-29T12:00:00">
            <text:p>01/29/1868 12:00:00</text:p>
          </table:table-cell>
          <table:table-cell table:style-name="ce29" table:formula="of:=[.I$4] + ([.$B317]*[.I$5])" office:value-type="date" office:date-value="1936-02-12T12:00:00">
            <text:p>02/12/1936 12:00:00</text:p>
          </table:table-cell>
          <table:table-cell table:style-name="ce29" table:formula="of:=[.J$4] + ([.$B317]*[.J$5])" office:value-type="date" office:date-value="1942-11-19T12:00:00">
            <text:p>11/19/1942 12:00:00</text:p>
          </table:table-cell>
          <table:table-cell table:style-name="ce29" table:formula="of:=[.K$4] + ([.$B317]*[.K$5])" office:value-type="date" office:date-value="1938-06-29T12:00:00">
            <text:p>06/29/1938 12:00:00</text:p>
          </table:table-cell>
          <table:table-cell table:style-name="ce29" table:formula="of:=[.L$4] + ([.$B317]*[.L$5])" office:value-type="date" office:date-value="1894-08-04">
            <text:p>08/04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0">
            <text:p>310</text:p>
          </table:table-cell>
          <table:table-cell table:style-name="ce29" table:formula="of:=[.C$4] + ([.$B318]*[.C$5])" office:value-type="date" office:date-value="1932-10-01T12:00:00">
            <text:p>10/01/1932 12:00:00</text:p>
          </table:table-cell>
          <table:table-cell table:style-name="ce29" table:formula="of:=[.D$4] + ([.$B318]*[.D$5])" office:value-type="date" office:date-value="2028-08-27">
            <text:p>08/27/2028 00:00:00</text:p>
          </table:table-cell>
          <table:table-cell table:style-name="ce29" table:formula="of:=[.E$4] + ([.$B318]*[.E$5])" office:value-type="date" office:date-value="1972-01-15">
            <text:p>01/15/1972 00:00:00</text:p>
          </table:table-cell>
          <table:table-cell table:style-name="ce29" table:formula="of:=[.F$4] + ([.$B318]*[.F$5])" office:value-type="date" office:date-value="1948-01-10">
            <text:p>01/10/1948 00:00:00</text:p>
          </table:table-cell>
          <table:table-cell table:style-name="ce29" table:formula="of:=[.G$4] + ([.$B318]*[.G$5])" office:value-type="date" office:date-value="1890-11-05T12:00:00">
            <text:p>11/05/1890 12:00:00</text:p>
          </table:table-cell>
          <table:table-cell table:style-name="ce29" table:formula="of:=[.H$4] + ([.$B318]*[.H$5])" office:value-type="date" office:date-value="1867-11-20T12:00:00">
            <text:p>11/20/1867 12:00:00</text:p>
          </table:table-cell>
          <table:table-cell table:style-name="ce29" table:formula="of:=[.I$4] + ([.$B318]*[.I$5])" office:value-type="date" office:date-value="1936-02-23T12:00:00">
            <text:p>02/23/1936 12:00:00</text:p>
          </table:table-cell>
          <table:table-cell table:style-name="ce29" table:formula="of:=[.J$4] + ([.$B318]*[.J$5])" office:value-type="date" office:date-value="1942-12-08T12:00:00">
            <text:p>12/08/1942 12:00:00</text:p>
          </table:table-cell>
          <table:table-cell table:style-name="ce29" table:formula="of:=[.K$4] + ([.$B318]*[.K$5])" office:value-type="date" office:date-value="1938-07-12T12:00:00">
            <text:p>07/12/1938 12:00:00</text:p>
          </table:table-cell>
          <table:table-cell table:style-name="ce29" table:formula="of:=[.L$4] + ([.$B318]*[.L$5])" office:value-type="date" office:date-value="1894-06-20">
            <text:p>06/20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1">
            <text:p>311</text:p>
          </table:table-cell>
          <table:table-cell table:style-name="ce29" table:formula="of:=[.C$4] + ([.$B319]*[.C$5])" office:value-type="date" office:date-value="1932-10-08T12:00:00">
            <text:p>10/08/1932 12:00:00</text:p>
          </table:table-cell>
          <table:table-cell table:style-name="ce29" table:formula="of:=[.D$4] + ([.$B319]*[.D$5])" office:value-type="date" office:date-value="2029-01-18">
            <text:p>01/18/2029 00:00:00</text:p>
          </table:table-cell>
          <table:table-cell table:style-name="ce29" table:formula="of:=[.E$4] + ([.$B319]*[.E$5])" office:value-type="date" office:date-value="1972-03-04">
            <text:p>03/04/1972 00:00:00</text:p>
          </table:table-cell>
          <table:table-cell table:style-name="ce29" table:formula="of:=[.F$4] + ([.$B319]*[.F$5])" office:value-type="date" office:date-value="1948-02-28">
            <text:p>02/28/1948 00:00:00</text:p>
          </table:table-cell>
          <table:table-cell table:style-name="ce29" table:formula="of:=[.G$4] + ([.$B319]*[.G$5])" office:value-type="date" office:date-value="1890-09-17T12:00:00">
            <text:p>09/17/1890 12:00:00</text:p>
          </table:table-cell>
          <table:table-cell table:style-name="ce29" table:formula="of:=[.H$4] + ([.$B319]*[.H$5])" office:value-type="date" office:date-value="1867-09-11T12:00:00">
            <text:p>09/11/1867 12:00:00</text:p>
          </table:table-cell>
          <table:table-cell table:style-name="ce29" table:formula="of:=[.I$4] + ([.$B319]*[.I$5])" office:value-type="date" office:date-value="1936-03-05T12:00:00">
            <text:p>03/05/1936 12:00:00</text:p>
          </table:table-cell>
          <table:table-cell table:style-name="ce29" table:formula="of:=[.J$4] + ([.$B319]*[.J$5])" office:value-type="date" office:date-value="1942-12-27T12:00:00">
            <text:p>12/27/1942 12:00:00</text:p>
          </table:table-cell>
          <table:table-cell table:style-name="ce29" table:formula="of:=[.K$4] + ([.$B319]*[.K$5])" office:value-type="date" office:date-value="1938-07-25T12:00:00">
            <text:p>07/25/1938 12:00:00</text:p>
          </table:table-cell>
          <table:table-cell table:style-name="ce29" table:formula="of:=[.L$4] + ([.$B319]*[.L$5])" office:value-type="date" office:date-value="1894-05-06">
            <text:p>05/06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2">
            <text:p>312</text:p>
          </table:table-cell>
          <table:table-cell table:style-name="ce29" table:formula="of:=[.C$4] + ([.$B320]*[.C$5])" office:value-type="date" office:date-value="1932-10-15T12:00:00">
            <text:p>10/15/1932 12:00:00</text:p>
          </table:table-cell>
          <table:table-cell table:style-name="ce29" table:formula="of:=[.D$4] + ([.$B320]*[.D$5])" office:value-type="date" office:date-value="2029-06-11">
            <text:p>06/11/2029 00:00:00</text:p>
          </table:table-cell>
          <table:table-cell table:style-name="ce29" table:formula="of:=[.E$4] + ([.$B320]*[.E$5])" office:value-type="date" office:date-value="1972-04-22">
            <text:p>04/22/1972 00:00:00</text:p>
          </table:table-cell>
          <table:table-cell table:style-name="ce29" table:formula="of:=[.F$4] + ([.$B320]*[.F$5])" office:value-type="date" office:date-value="1948-04-17">
            <text:p>04/17/1948 00:00:00</text:p>
          </table:table-cell>
          <table:table-cell table:style-name="ce29" table:formula="of:=[.G$4] + ([.$B320]*[.G$5])" office:value-type="date" office:date-value="1890-07-30T12:00:00">
            <text:p>07/30/1890 12:00:00</text:p>
          </table:table-cell>
          <table:table-cell table:style-name="ce29" table:formula="of:=[.H$4] + ([.$B320]*[.H$5])" office:value-type="date" office:date-value="1867-07-03T12:00:00">
            <text:p>07/03/1867 12:00:00</text:p>
          </table:table-cell>
          <table:table-cell table:style-name="ce29" table:formula="of:=[.I$4] + ([.$B320]*[.I$5])" office:value-type="date" office:date-value="1936-03-16T12:00:00">
            <text:p>03/16/1936 12:00:00</text:p>
          </table:table-cell>
          <table:table-cell table:style-name="ce29" table:formula="of:=[.J$4] + ([.$B320]*[.J$5])" office:value-type="date" office:date-value="1943-01-15T12:00:00">
            <text:p>01/15/1943 12:00:00</text:p>
          </table:table-cell>
          <table:table-cell table:style-name="ce29" table:formula="of:=[.K$4] + ([.$B320]*[.K$5])" office:value-type="date" office:date-value="1938-08-07T12:00:00">
            <text:p>08/07/1938 12:00:00</text:p>
          </table:table-cell>
          <table:table-cell table:style-name="ce29" table:formula="of:=[.L$4] + ([.$B320]*[.L$5])" office:value-type="date" office:date-value="1894-03-22">
            <text:p>03/22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3">
            <text:p>313</text:p>
          </table:table-cell>
          <table:table-cell table:style-name="ce29" table:formula="of:=[.C$4] + ([.$B321]*[.C$5])" office:value-type="date" office:date-value="1932-10-22T12:00:00">
            <text:p>10/22/1932 12:00:00</text:p>
          </table:table-cell>
          <table:table-cell table:style-name="ce29" table:formula="of:=[.D$4] + ([.$B321]*[.D$5])" office:value-type="date" office:date-value="2029-11-02">
            <text:p>11/02/2029 00:00:00</text:p>
          </table:table-cell>
          <table:table-cell table:style-name="ce29" table:formula="of:=[.E$4] + ([.$B321]*[.E$5])" office:value-type="date" office:date-value="1972-06-10">
            <text:p>06/10/1972 00:00:00</text:p>
          </table:table-cell>
          <table:table-cell table:style-name="ce29" table:formula="of:=[.F$4] + ([.$B321]*[.F$5])" office:value-type="date" office:date-value="1948-06-05">
            <text:p>06/05/1948 00:00:00</text:p>
          </table:table-cell>
          <table:table-cell table:style-name="ce29" table:formula="of:=[.G$4] + ([.$B321]*[.G$5])" office:value-type="date" office:date-value="1890-06-11T12:00:00">
            <text:p>06/11/1890 12:00:00</text:p>
          </table:table-cell>
          <table:table-cell table:style-name="ce29" table:formula="of:=[.H$4] + ([.$B321]*[.H$5])" office:value-type="date" office:date-value="1867-04-24T12:00:00">
            <text:p>04/24/1867 12:00:00</text:p>
          </table:table-cell>
          <table:table-cell table:style-name="ce29" table:formula="of:=[.I$4] + ([.$B321]*[.I$5])" office:value-type="date" office:date-value="1936-03-27T12:00:00">
            <text:p>03/27/1936 12:00:00</text:p>
          </table:table-cell>
          <table:table-cell table:style-name="ce29" table:formula="of:=[.J$4] + ([.$B321]*[.J$5])" office:value-type="date" office:date-value="1943-02-03T12:00:00">
            <text:p>02/03/1943 12:00:00</text:p>
          </table:table-cell>
          <table:table-cell table:style-name="ce29" table:formula="of:=[.K$4] + ([.$B321]*[.K$5])" office:value-type="date" office:date-value="1938-08-20T12:00:00">
            <text:p>08/20/1938 12:00:00</text:p>
          </table:table-cell>
          <table:table-cell table:style-name="ce29" table:formula="of:=[.L$4] + ([.$B321]*[.L$5])" office:value-type="date" office:date-value="1894-02-05">
            <text:p>02/05/189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4">
            <text:p>314</text:p>
          </table:table-cell>
          <table:table-cell table:style-name="ce29" table:formula="of:=[.C$4] + ([.$B322]*[.C$5])" office:value-type="date" office:date-value="1932-10-29T12:00:00">
            <text:p>10/29/1932 12:00:00</text:p>
          </table:table-cell>
          <table:table-cell table:style-name="ce29" table:formula="of:=[.D$4] + ([.$B322]*[.D$5])" office:value-type="date" office:date-value="2030-03-26">
            <text:p>03/26/2030 00:00:00</text:p>
          </table:table-cell>
          <table:table-cell table:style-name="ce29" table:formula="of:=[.E$4] + ([.$B322]*[.E$5])" office:value-type="date" office:date-value="1972-07-29">
            <text:p>07/29/1972 00:00:00</text:p>
          </table:table-cell>
          <table:table-cell table:style-name="ce29" table:formula="of:=[.F$4] + ([.$B322]*[.F$5])" office:value-type="date" office:date-value="1948-07-24">
            <text:p>07/24/1948 00:00:00</text:p>
          </table:table-cell>
          <table:table-cell table:style-name="ce29" table:formula="of:=[.G$4] + ([.$B322]*[.G$5])" office:value-type="date" office:date-value="1890-04-23T12:00:00">
            <text:p>04/23/1890 12:00:00</text:p>
          </table:table-cell>
          <table:table-cell table:style-name="ce29" table:formula="of:=[.H$4] + ([.$B322]*[.H$5])" office:value-type="date" office:date-value="1867-02-13T12:00:00">
            <text:p>02/13/1867 12:00:00</text:p>
          </table:table-cell>
          <table:table-cell table:style-name="ce29" table:formula="of:=[.I$4] + ([.$B322]*[.I$5])" office:value-type="date" office:date-value="1936-04-07T12:00:00">
            <text:p>04/07/1936 12:00:00</text:p>
          </table:table-cell>
          <table:table-cell table:style-name="ce29" table:formula="of:=[.J$4] + ([.$B322]*[.J$5])" office:value-type="date" office:date-value="1943-02-22T12:00:00">
            <text:p>02/22/1943 12:00:00</text:p>
          </table:table-cell>
          <table:table-cell table:style-name="ce29" table:formula="of:=[.K$4] + ([.$B322]*[.K$5])" office:value-type="date" office:date-value="1938-09-02T12:00:00">
            <text:p>09/02/1938 12:00:00</text:p>
          </table:table-cell>
          <table:table-cell table:style-name="ce29" table:formula="of:=[.L$4] + ([.$B322]*[.L$5])" office:value-type="date" office:date-value="1893-12-22">
            <text:p>12/22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5">
            <text:p>315</text:p>
          </table:table-cell>
          <table:table-cell table:style-name="ce29" table:formula="of:=[.C$4] + ([.$B323]*[.C$5])" office:value-type="date" office:date-value="1932-11-05T12:00:00">
            <text:p>11/05/1932 12:00:00</text:p>
          </table:table-cell>
          <table:table-cell table:style-name="ce29" table:formula="of:=[.D$4] + ([.$B323]*[.D$5])" office:value-type="date" office:date-value="2030-08-17">
            <text:p>08/17/2030 00:00:00</text:p>
          </table:table-cell>
          <table:table-cell table:style-name="ce29" table:formula="of:=[.E$4] + ([.$B323]*[.E$5])" office:value-type="date" office:date-value="1972-09-16">
            <text:p>09/16/1972 00:00:00</text:p>
          </table:table-cell>
          <table:table-cell table:style-name="ce29" table:formula="of:=[.F$4] + ([.$B323]*[.F$5])" office:value-type="date" office:date-value="1948-09-11">
            <text:p>09/11/1948 00:00:00</text:p>
          </table:table-cell>
          <table:table-cell table:style-name="ce29" table:formula="of:=[.G$4] + ([.$B323]*[.G$5])" office:value-type="date" office:date-value="1890-03-05T12:00:00">
            <text:p>03/05/1890 12:00:00</text:p>
          </table:table-cell>
          <table:table-cell table:style-name="ce29" table:formula="of:=[.H$4] + ([.$B323]*[.H$5])" office:value-type="date" office:date-value="1866-12-05T12:00:00">
            <text:p>12/05/1866 12:00:00</text:p>
          </table:table-cell>
          <table:table-cell table:style-name="ce29" table:formula="of:=[.I$4] + ([.$B323]*[.I$5])" office:value-type="date" office:date-value="1936-04-18T12:00:00">
            <text:p>04/18/1936 12:00:00</text:p>
          </table:table-cell>
          <table:table-cell table:style-name="ce29" table:formula="of:=[.J$4] + ([.$B323]*[.J$5])" office:value-type="date" office:date-value="1943-03-13T12:00:00">
            <text:p>03/13/1943 12:00:00</text:p>
          </table:table-cell>
          <table:table-cell table:style-name="ce29" table:formula="of:=[.K$4] + ([.$B323]*[.K$5])" office:value-type="date" office:date-value="1938-09-15T12:00:00">
            <text:p>09/15/1938 12:00:00</text:p>
          </table:table-cell>
          <table:table-cell table:style-name="ce29" table:formula="of:=[.L$4] + ([.$B323]*[.L$5])" office:value-type="date" office:date-value="1893-11-07">
            <text:p>11/07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6">
            <text:p>316</text:p>
          </table:table-cell>
          <table:table-cell table:style-name="ce29" table:formula="of:=[.C$4] + ([.$B324]*[.C$5])" office:value-type="date" office:date-value="1932-11-12T12:00:00">
            <text:p>11/12/1932 12:00:00</text:p>
          </table:table-cell>
          <table:table-cell table:style-name="ce29" table:formula="of:=[.D$4] + ([.$B324]*[.D$5])" office:value-type="date" office:date-value="2031-01-08">
            <text:p>01/08/2031 00:00:00</text:p>
          </table:table-cell>
          <table:table-cell table:style-name="ce29" table:formula="of:=[.E$4] + ([.$B324]*[.E$5])" office:value-type="date" office:date-value="1972-11-04">
            <text:p>11/04/1972 00:00:00</text:p>
          </table:table-cell>
          <table:table-cell table:style-name="ce29" table:formula="of:=[.F$4] + ([.$B324]*[.F$5])" office:value-type="date" office:date-value="1948-10-30">
            <text:p>10/30/1948 00:00:00</text:p>
          </table:table-cell>
          <table:table-cell table:style-name="ce29" table:formula="of:=[.G$4] + ([.$B324]*[.G$5])" office:value-type="date" office:date-value="1890-01-15T12:00:00">
            <text:p>01/15/1890 12:00:00</text:p>
          </table:table-cell>
          <table:table-cell table:style-name="ce29" table:formula="of:=[.H$4] + ([.$B324]*[.H$5])" office:value-type="date" office:date-value="1866-09-26T12:00:00">
            <text:p>09/26/1866 12:00:00</text:p>
          </table:table-cell>
          <table:table-cell table:style-name="ce29" table:formula="of:=[.I$4] + ([.$B324]*[.I$5])" office:value-type="date" office:date-value="1936-04-29T12:00:00">
            <text:p>04/29/1936 12:00:00</text:p>
          </table:table-cell>
          <table:table-cell table:style-name="ce29" table:formula="of:=[.J$4] + ([.$B324]*[.J$5])" office:value-type="date" office:date-value="1943-04-01T12:00:00">
            <text:p>04/01/1943 12:00:00</text:p>
          </table:table-cell>
          <table:table-cell table:style-name="ce29" table:formula="of:=[.K$4] + ([.$B324]*[.K$5])" office:value-type="date" office:date-value="1938-09-28T12:00:00">
            <text:p>09/28/1938 12:00:00</text:p>
          </table:table-cell>
          <table:table-cell table:style-name="ce29" table:formula="of:=[.L$4] + ([.$B324]*[.L$5])" office:value-type="date" office:date-value="1893-09-23">
            <text:p>09/23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7">
            <text:p>317</text:p>
          </table:table-cell>
          <table:table-cell table:style-name="ce29" table:formula="of:=[.C$4] + ([.$B325]*[.C$5])" office:value-type="date" office:date-value="1932-11-19T12:00:00">
            <text:p>11/19/1932 12:00:00</text:p>
          </table:table-cell>
          <table:table-cell table:style-name="ce29" table:formula="of:=[.D$4] + ([.$B325]*[.D$5])" office:value-type="date" office:date-value="2031-06-01">
            <text:p>06/01/2031 00:00:00</text:p>
          </table:table-cell>
          <table:table-cell table:style-name="ce29" table:formula="of:=[.E$4] + ([.$B325]*[.E$5])" office:value-type="date" office:date-value="1972-12-23">
            <text:p>12/23/1972 00:00:00</text:p>
          </table:table-cell>
          <table:table-cell table:style-name="ce29" table:formula="of:=[.F$4] + ([.$B325]*[.F$5])" office:value-type="date" office:date-value="1948-12-18">
            <text:p>12/18/1948 00:00:00</text:p>
          </table:table-cell>
          <table:table-cell table:style-name="ce29" table:formula="of:=[.G$4] + ([.$B325]*[.G$5])" office:value-type="date" office:date-value="1889-11-27T12:00:00">
            <text:p>11/27/1889 12:00:00</text:p>
          </table:table-cell>
          <table:table-cell table:style-name="ce29" table:formula="of:=[.H$4] + ([.$B325]*[.H$5])" office:value-type="date" office:date-value="1866-07-18T12:00:00">
            <text:p>07/18/1866 12:00:00</text:p>
          </table:table-cell>
          <table:table-cell table:style-name="ce29" table:formula="of:=[.I$4] + ([.$B325]*[.I$5])" office:value-type="date" office:date-value="1936-05-10T12:00:00">
            <text:p>05/10/1936 12:00:00</text:p>
          </table:table-cell>
          <table:table-cell table:style-name="ce29" table:formula="of:=[.J$4] + ([.$B325]*[.J$5])" office:value-type="date" office:date-value="1943-04-20T12:00:00">
            <text:p>04/20/1943 12:00:00</text:p>
          </table:table-cell>
          <table:table-cell table:style-name="ce29" table:formula="of:=[.K$4] + ([.$B325]*[.K$5])" office:value-type="date" office:date-value="1938-10-11T12:00:00">
            <text:p>10/11/1938 12:00:00</text:p>
          </table:table-cell>
          <table:table-cell table:style-name="ce29" table:formula="of:=[.L$4] + ([.$B325]*[.L$5])" office:value-type="date" office:date-value="1893-08-09">
            <text:p>08/09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8">
            <text:p>318</text:p>
          </table:table-cell>
          <table:table-cell table:style-name="ce29" table:formula="of:=[.C$4] + ([.$B326]*[.C$5])" office:value-type="date" office:date-value="1932-11-26T12:00:00">
            <text:p>11/26/1932 12:00:00</text:p>
          </table:table-cell>
          <table:table-cell table:style-name="ce29" table:formula="of:=[.D$4] + ([.$B326]*[.D$5])" office:value-type="date" office:date-value="2031-10-23">
            <text:p>10/23/2031 00:00:00</text:p>
          </table:table-cell>
          <table:table-cell table:style-name="ce29" table:formula="of:=[.E$4] + ([.$B326]*[.E$5])" office:value-type="date" office:date-value="1973-02-10">
            <text:p>02/10/1973 00:00:00</text:p>
          </table:table-cell>
          <table:table-cell table:style-name="ce29" table:formula="of:=[.F$4] + ([.$B326]*[.F$5])" office:value-type="date" office:date-value="1949-02-05">
            <text:p>02/05/1949 00:00:00</text:p>
          </table:table-cell>
          <table:table-cell table:style-name="ce29" table:formula="of:=[.G$4] + ([.$B326]*[.G$5])" office:value-type="date" office:date-value="1889-10-09T12:00:00">
            <text:p>10/09/1889 12:00:00</text:p>
          </table:table-cell>
          <table:table-cell table:style-name="ce29" table:formula="of:=[.H$4] + ([.$B326]*[.H$5])" office:value-type="date" office:date-value="1866-05-09T12:00:00">
            <text:p>05/09/1866 12:00:00</text:p>
          </table:table-cell>
          <table:table-cell table:style-name="ce29" table:formula="of:=[.I$4] + ([.$B326]*[.I$5])" office:value-type="date" office:date-value="1936-05-21T12:00:00">
            <text:p>05/21/1936 12:00:00</text:p>
          </table:table-cell>
          <table:table-cell table:style-name="ce29" table:formula="of:=[.J$4] + ([.$B326]*[.J$5])" office:value-type="date" office:date-value="1943-05-09T12:00:00">
            <text:p>05/09/1943 12:00:00</text:p>
          </table:table-cell>
          <table:table-cell table:style-name="ce29" table:formula="of:=[.K$4] + ([.$B326]*[.K$5])" office:value-type="date" office:date-value="1938-10-24T12:00:00">
            <text:p>10/24/1938 12:00:00</text:p>
          </table:table-cell>
          <table:table-cell table:style-name="ce29" table:formula="of:=[.L$4] + ([.$B326]*[.L$5])" office:value-type="date" office:date-value="1893-06-25">
            <text:p>06/25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9">
            <text:p>319</text:p>
          </table:table-cell>
          <table:table-cell table:style-name="ce29" table:formula="of:=[.C$4] + ([.$B327]*[.C$5])" office:value-type="date" office:date-value="1932-12-03T12:00:00">
            <text:p>12/03/1932 12:00:00</text:p>
          </table:table-cell>
          <table:table-cell table:style-name="ce29" table:formula="of:=[.D$4] + ([.$B327]*[.D$5])" office:value-type="date" office:date-value="2032-03-15">
            <text:p>03/15/2032 00:00:00</text:p>
          </table:table-cell>
          <table:table-cell table:style-name="ce29" table:formula="of:=[.E$4] + ([.$B327]*[.E$5])" office:value-type="date" office:date-value="1973-03-31">
            <text:p>03/31/1973 00:00:00</text:p>
          </table:table-cell>
          <table:table-cell table:style-name="ce29" table:formula="of:=[.F$4] + ([.$B327]*[.F$5])" office:value-type="date" office:date-value="1949-03-26">
            <text:p>03/26/1949 00:00:00</text:p>
          </table:table-cell>
          <table:table-cell table:style-name="ce29" table:formula="of:=[.G$4] + ([.$B327]*[.G$5])" office:value-type="date" office:date-value="1889-08-21T12:00:00">
            <text:p>08/21/1889 12:00:00</text:p>
          </table:table-cell>
          <table:table-cell table:style-name="ce29" table:formula="of:=[.H$4] + ([.$B327]*[.H$5])" office:value-type="date" office:date-value="1866-02-28T12:00:00">
            <text:p>02/28/1866 12:00:00</text:p>
          </table:table-cell>
          <table:table-cell table:style-name="ce29" table:formula="of:=[.I$4] + ([.$B327]*[.I$5])" office:value-type="date" office:date-value="1936-06-01T12:00:00">
            <text:p>06/01/1936 12:00:00</text:p>
          </table:table-cell>
          <table:table-cell table:style-name="ce29" table:formula="of:=[.J$4] + ([.$B327]*[.J$5])" office:value-type="date" office:date-value="1943-05-28T12:00:00">
            <text:p>05/28/1943 12:00:00</text:p>
          </table:table-cell>
          <table:table-cell table:style-name="ce29" table:formula="of:=[.K$4] + ([.$B327]*[.K$5])" office:value-type="date" office:date-value="1938-11-06T12:00:00">
            <text:p>11/06/1938 12:00:00</text:p>
          </table:table-cell>
          <table:table-cell table:style-name="ce29" table:formula="of:=[.L$4] + ([.$B327]*[.L$5])" office:value-type="date" office:date-value="1893-05-11">
            <text:p>05/11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0">
            <text:p>320</text:p>
          </table:table-cell>
          <table:table-cell table:style-name="ce29" table:formula="of:=[.C$4] + ([.$B328]*[.C$5])" office:value-type="date" office:date-value="1932-12-10T12:00:00">
            <text:p>12/10/1932 12:00:00</text:p>
          </table:table-cell>
          <table:table-cell table:style-name="ce29" table:formula="of:=[.D$4] + ([.$B328]*[.D$5])" office:value-type="date" office:date-value="2032-08-06">
            <text:p>08/06/2032 00:00:00</text:p>
          </table:table-cell>
          <table:table-cell table:style-name="ce29" table:formula="of:=[.E$4] + ([.$B328]*[.E$5])" office:value-type="date" office:date-value="1973-05-19">
            <text:p>05/19/1973 00:00:00</text:p>
          </table:table-cell>
          <table:table-cell table:style-name="ce29" table:formula="of:=[.F$4] + ([.$B328]*[.F$5])" office:value-type="date" office:date-value="1949-05-14">
            <text:p>05/14/1949 00:00:00</text:p>
          </table:table-cell>
          <table:table-cell table:style-name="ce29" table:formula="of:=[.G$4] + ([.$B328]*[.G$5])" office:value-type="date" office:date-value="1889-07-03T12:00:00">
            <text:p>07/03/1889 12:00:00</text:p>
          </table:table-cell>
          <table:table-cell table:style-name="ce29" table:formula="of:=[.H$4] + ([.$B328]*[.H$5])" office:value-type="date" office:date-value="1865-12-20T12:00:00">
            <text:p>12/20/1865 12:00:00</text:p>
          </table:table-cell>
          <table:table-cell table:style-name="ce29" table:formula="of:=[.I$4] + ([.$B328]*[.I$5])" office:value-type="date" office:date-value="1936-06-12T12:00:00">
            <text:p>06/12/1936 12:00:00</text:p>
          </table:table-cell>
          <table:table-cell table:style-name="ce29" table:formula="of:=[.J$4] + ([.$B328]*[.J$5])" office:value-type="date" office:date-value="1943-06-16T12:00:00">
            <text:p>06/16/1943 12:00:00</text:p>
          </table:table-cell>
          <table:table-cell table:style-name="ce29" table:formula="of:=[.K$4] + ([.$B328]*[.K$5])" office:value-type="date" office:date-value="1938-11-19T12:00:00">
            <text:p>11/19/1938 12:00:00</text:p>
          </table:table-cell>
          <table:table-cell table:style-name="ce29" table:formula="of:=[.L$4] + ([.$B328]*[.L$5])" office:value-type="date" office:date-value="1893-03-27">
            <text:p>03/27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1">
            <text:p>321</text:p>
          </table:table-cell>
          <table:table-cell table:style-name="ce29" table:formula="of:=[.C$4] + ([.$B329]*[.C$5])" office:value-type="date" office:date-value="1932-12-17T12:00:00">
            <text:p>12/17/1932 12:00:00</text:p>
          </table:table-cell>
          <table:table-cell table:style-name="ce29" table:formula="of:=[.D$4] + ([.$B329]*[.D$5])" office:value-type="date" office:date-value="2032-12-28">
            <text:p>12/28/2032 00:00:00</text:p>
          </table:table-cell>
          <table:table-cell table:style-name="ce29" table:formula="of:=[.E$4] + ([.$B329]*[.E$5])" office:value-type="date" office:date-value="1973-07-07">
            <text:p>07/07/1973 00:00:00</text:p>
          </table:table-cell>
          <table:table-cell table:style-name="ce29" table:formula="of:=[.F$4] + ([.$B329]*[.F$5])" office:value-type="date" office:date-value="1949-07-02">
            <text:p>07/02/1949 00:00:00</text:p>
          </table:table-cell>
          <table:table-cell table:style-name="ce29" table:formula="of:=[.G$4] + ([.$B329]*[.G$5])" office:value-type="date" office:date-value="1889-05-15T12:00:00">
            <text:p>05/15/1889 12:00:00</text:p>
          </table:table-cell>
          <table:table-cell table:style-name="ce29" table:formula="of:=[.H$4] + ([.$B329]*[.H$5])" office:value-type="date" office:date-value="1865-10-11T12:00:00">
            <text:p>10/11/1865 12:00:00</text:p>
          </table:table-cell>
          <table:table-cell table:style-name="ce29" table:formula="of:=[.I$4] + ([.$B329]*[.I$5])" office:value-type="date" office:date-value="1936-06-23T12:00:00">
            <text:p>06/23/1936 12:00:00</text:p>
          </table:table-cell>
          <table:table-cell table:style-name="ce29" table:formula="of:=[.J$4] + ([.$B329]*[.J$5])" office:value-type="date" office:date-value="1943-07-05T12:00:00">
            <text:p>07/05/1943 12:00:00</text:p>
          </table:table-cell>
          <table:table-cell table:style-name="ce29" table:formula="of:=[.K$4] + ([.$B329]*[.K$5])" office:value-type="date" office:date-value="1938-12-02T12:00:00">
            <text:p>12/02/1938 12:00:00</text:p>
          </table:table-cell>
          <table:table-cell table:style-name="ce29" table:formula="of:=[.L$4] + ([.$B329]*[.L$5])" office:value-type="date" office:date-value="1893-02-10">
            <text:p>02/10/189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2">
            <text:p>322</text:p>
          </table:table-cell>
          <table:table-cell table:style-name="ce29" table:formula="of:=[.C$4] + ([.$B330]*[.C$5])" office:value-type="date" office:date-value="1932-12-24T12:00:00">
            <text:p>12/24/1932 12:00:00</text:p>
          </table:table-cell>
          <table:table-cell table:style-name="ce29" table:formula="of:=[.D$4] + ([.$B330]*[.D$5])" office:value-type="date" office:date-value="2033-05-21">
            <text:p>05/21/2033 00:00:00</text:p>
          </table:table-cell>
          <table:table-cell table:style-name="ce29" table:formula="of:=[.E$4] + ([.$B330]*[.E$5])" office:value-type="date" office:date-value="1973-08-25">
            <text:p>08/25/1973 00:00:00</text:p>
          </table:table-cell>
          <table:table-cell table:style-name="ce29" table:formula="of:=[.F$4] + ([.$B330]*[.F$5])" office:value-type="date" office:date-value="1949-08-20">
            <text:p>08/20/1949 00:00:00</text:p>
          </table:table-cell>
          <table:table-cell table:style-name="ce29" table:formula="of:=[.G$4] + ([.$B330]*[.G$5])" office:value-type="date" office:date-value="1889-03-27T12:00:00">
            <text:p>03/27/1889 12:00:00</text:p>
          </table:table-cell>
          <table:table-cell table:style-name="ce29" table:formula="of:=[.H$4] + ([.$B330]*[.H$5])" office:value-type="date" office:date-value="1865-08-02T12:00:00">
            <text:p>08/02/1865 12:00:00</text:p>
          </table:table-cell>
          <table:table-cell table:style-name="ce29" table:formula="of:=[.I$4] + ([.$B330]*[.I$5])" office:value-type="date" office:date-value="1936-07-04T12:00:00">
            <text:p>07/04/1936 12:00:00</text:p>
          </table:table-cell>
          <table:table-cell table:style-name="ce29" table:formula="of:=[.J$4] + ([.$B330]*[.J$5])" office:value-type="date" office:date-value="1943-07-24T12:00:00">
            <text:p>07/24/1943 12:00:00</text:p>
          </table:table-cell>
          <table:table-cell table:style-name="ce29" table:formula="of:=[.K$4] + ([.$B330]*[.K$5])" office:value-type="date" office:date-value="1938-12-15T12:00:00">
            <text:p>12/15/1938 12:00:00</text:p>
          </table:table-cell>
          <table:table-cell table:style-name="ce29" table:formula="of:=[.L$4] + ([.$B330]*[.L$5])" office:value-type="date" office:date-value="1892-12-27">
            <text:p>12/27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3">
            <text:p>323</text:p>
          </table:table-cell>
          <table:table-cell table:style-name="ce29" table:formula="of:=[.C$4] + ([.$B331]*[.C$5])" office:value-type="date" office:date-value="1932-12-31T12:00:00">
            <text:p>12/31/1932 12:00:00</text:p>
          </table:table-cell>
          <table:table-cell table:style-name="ce29" table:formula="of:=[.D$4] + ([.$B331]*[.D$5])" office:value-type="date" office:date-value="2033-10-12">
            <text:p>10/12/2033 00:00:00</text:p>
          </table:table-cell>
          <table:table-cell table:style-name="ce29" table:formula="of:=[.E$4] + ([.$B331]*[.E$5])" office:value-type="date" office:date-value="1973-10-13">
            <text:p>10/13/1973 00:00:00</text:p>
          </table:table-cell>
          <table:table-cell table:style-name="ce29" table:formula="of:=[.F$4] + ([.$B331]*[.F$5])" office:value-type="date" office:date-value="1949-10-08">
            <text:p>10/08/1949 00:00:00</text:p>
          </table:table-cell>
          <table:table-cell table:style-name="ce29" table:formula="of:=[.G$4] + ([.$B331]*[.G$5])" office:value-type="date" office:date-value="1889-02-06T12:00:00">
            <text:p>02/06/1889 12:00:00</text:p>
          </table:table-cell>
          <table:table-cell table:style-name="ce29" table:formula="of:=[.H$4] + ([.$B331]*[.H$5])" office:value-type="date" office:date-value="1865-05-24T12:00:00">
            <text:p>05/24/1865 12:00:00</text:p>
          </table:table-cell>
          <table:table-cell table:style-name="ce29" table:formula="of:=[.I$4] + ([.$B331]*[.I$5])" office:value-type="date" office:date-value="1936-07-15T12:00:00">
            <text:p>07/15/1936 12:00:00</text:p>
          </table:table-cell>
          <table:table-cell table:style-name="ce29" table:formula="of:=[.J$4] + ([.$B331]*[.J$5])" office:value-type="date" office:date-value="1943-08-12T12:00:00">
            <text:p>08/12/1943 12:00:00</text:p>
          </table:table-cell>
          <table:table-cell table:style-name="ce29" table:formula="of:=[.K$4] + ([.$B331]*[.K$5])" office:value-type="date" office:date-value="1938-12-28T12:00:00">
            <text:p>12/28/1938 12:00:00</text:p>
          </table:table-cell>
          <table:table-cell table:style-name="ce29" table:formula="of:=[.L$4] + ([.$B331]*[.L$5])" office:value-type="date" office:date-value="1892-11-12">
            <text:p>11/12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4">
            <text:p>324</text:p>
          </table:table-cell>
          <table:table-cell table:style-name="ce29" table:formula="of:=[.C$4] + ([.$B332]*[.C$5])" office:value-type="date" office:date-value="1933-01-07T12:00:00">
            <text:p>01/07/1933 12:00:00</text:p>
          </table:table-cell>
          <table:table-cell table:style-name="ce29" table:formula="of:=[.D$4] + ([.$B332]*[.D$5])" office:value-type="date" office:date-value="2034-03-05">
            <text:p>03/05/2034 00:00:00</text:p>
          </table:table-cell>
          <table:table-cell table:style-name="ce29" table:formula="of:=[.E$4] + ([.$B332]*[.E$5])" office:value-type="date" office:date-value="1973-12-01">
            <text:p>12/01/1973 00:00:00</text:p>
          </table:table-cell>
          <table:table-cell table:style-name="ce29" table:formula="of:=[.F$4] + ([.$B332]*[.F$5])" office:value-type="date" office:date-value="1949-11-26">
            <text:p>11/26/1949 00:00:00</text:p>
          </table:table-cell>
          <table:table-cell table:style-name="ce29" table:formula="of:=[.G$4] + ([.$B332]*[.G$5])" office:value-type="date" office:date-value="1888-12-19T12:00:00">
            <text:p>12/19/1888 12:00:00</text:p>
          </table:table-cell>
          <table:table-cell table:style-name="ce29" table:formula="of:=[.H$4] + ([.$B332]*[.H$5])" office:value-type="date" office:date-value="1865-03-15T12:00:00">
            <text:p>03/15/1865 12:00:00</text:p>
          </table:table-cell>
          <table:table-cell table:style-name="ce29" table:formula="of:=[.I$4] + ([.$B332]*[.I$5])" office:value-type="date" office:date-value="1936-07-26T12:00:00">
            <text:p>07/26/1936 12:00:00</text:p>
          </table:table-cell>
          <table:table-cell table:style-name="ce29" table:formula="of:=[.J$4] + ([.$B332]*[.J$5])" office:value-type="date" office:date-value="1943-08-31T12:00:00">
            <text:p>08/31/1943 12:00:00</text:p>
          </table:table-cell>
          <table:table-cell table:style-name="ce29" table:formula="of:=[.K$4] + ([.$B332]*[.K$5])" office:value-type="date" office:date-value="1939-01-10T12:00:00">
            <text:p>01/10/1939 12:00:00</text:p>
          </table:table-cell>
          <table:table-cell table:style-name="ce29" table:formula="of:=[.L$4] + ([.$B332]*[.L$5])" office:value-type="date" office:date-value="1892-09-28">
            <text:p>09/28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5">
            <text:p>325</text:p>
          </table:table-cell>
          <table:table-cell table:style-name="ce29" table:formula="of:=[.C$4] + ([.$B333]*[.C$5])" office:value-type="date" office:date-value="1933-01-14T12:00:00">
            <text:p>01/14/1933 12:00:00</text:p>
          </table:table-cell>
          <table:table-cell table:style-name="ce29" table:formula="of:=[.D$4] + ([.$B333]*[.D$5])" office:value-type="date" office:date-value="2034-07-27">
            <text:p>07/27/2034 00:00:00</text:p>
          </table:table-cell>
          <table:table-cell table:style-name="ce29" table:formula="of:=[.E$4] + ([.$B333]*[.E$5])" office:value-type="date" office:date-value="1974-01-19">
            <text:p>01/19/1974 00:00:00</text:p>
          </table:table-cell>
          <table:table-cell table:style-name="ce29" table:formula="of:=[.F$4] + ([.$B333]*[.F$5])" office:value-type="date" office:date-value="1950-01-14">
            <text:p>01/14/1950 00:00:00</text:p>
          </table:table-cell>
          <table:table-cell table:style-name="ce29" table:formula="of:=[.G$4] + ([.$B333]*[.G$5])" office:value-type="date" office:date-value="1888-10-31T12:00:00">
            <text:p>10/31/1888 12:00:00</text:p>
          </table:table-cell>
          <table:table-cell table:style-name="ce29" table:formula="of:=[.H$4] + ([.$B333]*[.H$5])" office:value-type="date" office:date-value="1865-01-04T12:00:00">
            <text:p>01/04/1865 12:00:00</text:p>
          </table:table-cell>
          <table:table-cell table:style-name="ce29" table:formula="of:=[.I$4] + ([.$B333]*[.I$5])" office:value-type="date" office:date-value="1936-08-06T12:00:00">
            <text:p>08/06/1936 12:00:00</text:p>
          </table:table-cell>
          <table:table-cell table:style-name="ce29" table:formula="of:=[.J$4] + ([.$B333]*[.J$5])" office:value-type="date" office:date-value="1943-09-19T12:00:00">
            <text:p>09/19/1943 12:00:00</text:p>
          </table:table-cell>
          <table:table-cell table:style-name="ce29" table:formula="of:=[.K$4] + ([.$B333]*[.K$5])" office:value-type="date" office:date-value="1939-01-23T12:00:00">
            <text:p>01/23/1939 12:00:00</text:p>
          </table:table-cell>
          <table:table-cell table:style-name="ce29" table:formula="of:=[.L$4] + ([.$B333]*[.L$5])" office:value-type="date" office:date-value="1892-08-14">
            <text:p>08/14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6">
            <text:p>326</text:p>
          </table:table-cell>
          <table:table-cell table:style-name="ce29" table:formula="of:=[.C$4] + ([.$B334]*[.C$5])" office:value-type="date" office:date-value="1933-01-21T12:00:00">
            <text:p>01/21/1933 12:00:00</text:p>
          </table:table-cell>
          <table:table-cell table:style-name="ce29" table:formula="of:=[.D$4] + ([.$B334]*[.D$5])" office:value-type="date" office:date-value="2034-12-18">
            <text:p>12/18/2034 00:00:00</text:p>
          </table:table-cell>
          <table:table-cell table:style-name="ce29" table:formula="of:=[.E$4] + ([.$B334]*[.E$5])" office:value-type="date" office:date-value="1974-03-09">
            <text:p>03/09/1974 00:00:00</text:p>
          </table:table-cell>
          <table:table-cell table:style-name="ce29" table:formula="of:=[.F$4] + ([.$B334]*[.F$5])" office:value-type="date" office:date-value="1950-03-04">
            <text:p>03/04/1950 00:00:00</text:p>
          </table:table-cell>
          <table:table-cell table:style-name="ce29" table:formula="of:=[.G$4] + ([.$B334]*[.G$5])" office:value-type="date" office:date-value="1888-09-12T12:00:00">
            <text:p>09/12/1888 12:00:00</text:p>
          </table:table-cell>
          <table:table-cell table:style-name="ce29" table:formula="of:=[.H$4] + ([.$B334]*[.H$5])" office:value-type="date" office:date-value="1864-10-26T12:00:00">
            <text:p>10/26/1864 12:00:00</text:p>
          </table:table-cell>
          <table:table-cell table:style-name="ce29" table:formula="of:=[.I$4] + ([.$B334]*[.I$5])" office:value-type="date" office:date-value="1936-08-17T12:00:00">
            <text:p>08/17/1936 12:00:00</text:p>
          </table:table-cell>
          <table:table-cell table:style-name="ce29" table:formula="of:=[.J$4] + ([.$B334]*[.J$5])" office:value-type="date" office:date-value="1943-10-08T12:00:00">
            <text:p>10/08/1943 12:00:00</text:p>
          </table:table-cell>
          <table:table-cell table:style-name="ce29" table:formula="of:=[.K$4] + ([.$B334]*[.K$5])" office:value-type="date" office:date-value="1939-02-05T12:00:00">
            <text:p>02/05/1939 12:00:00</text:p>
          </table:table-cell>
          <table:table-cell table:style-name="ce29" table:formula="of:=[.L$4] + ([.$B334]*[.L$5])" office:value-type="date" office:date-value="1892-06-30">
            <text:p>06/30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7">
            <text:p>327</text:p>
          </table:table-cell>
          <table:table-cell table:style-name="ce29" table:formula="of:=[.C$4] + ([.$B335]*[.C$5])" office:value-type="date" office:date-value="1933-01-28T12:00:00">
            <text:p>01/28/1933 12:00:00</text:p>
          </table:table-cell>
          <table:table-cell table:style-name="ce29" table:formula="of:=[.D$4] + ([.$B335]*[.D$5])" office:value-type="date" office:date-value="2035-05-11">
            <text:p>05/11/2035 00:00:00</text:p>
          </table:table-cell>
          <table:table-cell table:style-name="ce29" table:formula="of:=[.E$4] + ([.$B335]*[.E$5])" office:value-type="date" office:date-value="1974-04-27">
            <text:p>04/27/1974 00:00:00</text:p>
          </table:table-cell>
          <table:table-cell table:style-name="ce29" table:formula="of:=[.F$4] + ([.$B335]*[.F$5])" office:value-type="date" office:date-value="1950-04-22">
            <text:p>04/22/1950 00:00:00</text:p>
          </table:table-cell>
          <table:table-cell table:style-name="ce29" table:formula="of:=[.G$4] + ([.$B335]*[.G$5])" office:value-type="date" office:date-value="1888-07-25T12:00:00">
            <text:p>07/25/1888 12:00:00</text:p>
          </table:table-cell>
          <table:table-cell table:style-name="ce29" table:formula="of:=[.H$4] + ([.$B335]*[.H$5])" office:value-type="date" office:date-value="1864-08-17T12:00:00">
            <text:p>08/17/1864 12:00:00</text:p>
          </table:table-cell>
          <table:table-cell table:style-name="ce29" table:formula="of:=[.I$4] + ([.$B335]*[.I$5])" office:value-type="date" office:date-value="1936-08-28T12:00:00">
            <text:p>08/28/1936 12:00:00</text:p>
          </table:table-cell>
          <table:table-cell table:style-name="ce29" table:formula="of:=[.J$4] + ([.$B335]*[.J$5])" office:value-type="date" office:date-value="1943-10-27T12:00:00">
            <text:p>10/27/1943 12:00:00</text:p>
          </table:table-cell>
          <table:table-cell table:style-name="ce29" table:formula="of:=[.K$4] + ([.$B335]*[.K$5])" office:value-type="date" office:date-value="1939-02-18T12:00:00">
            <text:p>02/18/1939 12:00:00</text:p>
          </table:table-cell>
          <table:table-cell table:style-name="ce29" table:formula="of:=[.L$4] + ([.$B335]*[.L$5])" office:value-type="date" office:date-value="1892-05-16">
            <text:p>05/16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8">
            <text:p>328</text:p>
          </table:table-cell>
          <table:table-cell table:style-name="ce29" table:formula="of:=[.C$4] + ([.$B336]*[.C$5])" office:value-type="date" office:date-value="1933-02-04T12:00:00">
            <text:p>02/04/1933 12:00:00</text:p>
          </table:table-cell>
          <table:table-cell table:style-name="ce29" table:formula="of:=[.D$4] + ([.$B336]*[.D$5])" office:value-type="date" office:date-value="2035-10-02">
            <text:p>10/02/2035 00:00:00</text:p>
          </table:table-cell>
          <table:table-cell table:style-name="ce29" table:formula="of:=[.E$4] + ([.$B336]*[.E$5])" office:value-type="date" office:date-value="1974-06-15">
            <text:p>06/15/1974 00:00:00</text:p>
          </table:table-cell>
          <table:table-cell table:style-name="ce29" table:formula="of:=[.F$4] + ([.$B336]*[.F$5])" office:value-type="date" office:date-value="1950-06-10">
            <text:p>06/10/1950 00:00:00</text:p>
          </table:table-cell>
          <table:table-cell table:style-name="ce29" table:formula="of:=[.G$4] + ([.$B336]*[.G$5])" office:value-type="date" office:date-value="1888-06-06T12:00:00">
            <text:p>06/06/1888 12:00:00</text:p>
          </table:table-cell>
          <table:table-cell table:style-name="ce29" table:formula="of:=[.H$4] + ([.$B336]*[.H$5])" office:value-type="date" office:date-value="1864-06-08T12:00:00">
            <text:p>06/08/1864 12:00:00</text:p>
          </table:table-cell>
          <table:table-cell table:style-name="ce29" table:formula="of:=[.I$4] + ([.$B336]*[.I$5])" office:value-type="date" office:date-value="1936-09-08T12:00:00">
            <text:p>09/08/1936 12:00:00</text:p>
          </table:table-cell>
          <table:table-cell table:style-name="ce29" table:formula="of:=[.J$4] + ([.$B336]*[.J$5])" office:value-type="date" office:date-value="1943-11-15T12:00:00">
            <text:p>11/15/1943 12:00:00</text:p>
          </table:table-cell>
          <table:table-cell table:style-name="ce29" table:formula="of:=[.K$4] + ([.$B336]*[.K$5])" office:value-type="date" office:date-value="1939-03-03T12:00:00">
            <text:p>03/03/1939 12:00:00</text:p>
          </table:table-cell>
          <table:table-cell table:style-name="ce29" table:formula="of:=[.L$4] + ([.$B336]*[.L$5])" office:value-type="date" office:date-value="1892-04-01">
            <text:p>04/01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9">
            <text:p>329</text:p>
          </table:table-cell>
          <table:table-cell table:style-name="ce29" table:formula="of:=[.C$4] + ([.$B337]*[.C$5])" office:value-type="date" office:date-value="1933-02-11T12:00:00">
            <text:p>02/11/1933 12:00:00</text:p>
          </table:table-cell>
          <table:table-cell table:style-name="ce29" table:formula="of:=[.D$4] + ([.$B337]*[.D$5])" office:value-type="date" office:date-value="2036-02-23">
            <text:p>02/23/2036 00:00:00</text:p>
          </table:table-cell>
          <table:table-cell table:style-name="ce29" table:formula="of:=[.E$4] + ([.$B337]*[.E$5])" office:value-type="date" office:date-value="1974-08-03">
            <text:p>08/03/1974 00:00:00</text:p>
          </table:table-cell>
          <table:table-cell table:style-name="ce29" table:formula="of:=[.F$4] + ([.$B337]*[.F$5])" office:value-type="date" office:date-value="1950-07-29">
            <text:p>07/29/1950 00:00:00</text:p>
          </table:table-cell>
          <table:table-cell table:style-name="ce29" table:formula="of:=[.G$4] + ([.$B337]*[.G$5])" office:value-type="date" office:date-value="1888-04-18T12:00:00">
            <text:p>04/18/1888 12:00:00</text:p>
          </table:table-cell>
          <table:table-cell table:style-name="ce29" table:formula="of:=[.H$4] + ([.$B337]*[.H$5])" office:value-type="date" office:date-value="1864-03-30T12:00:00">
            <text:p>03/30/1864 12:00:00</text:p>
          </table:table-cell>
          <table:table-cell table:style-name="ce29" table:formula="of:=[.I$4] + ([.$B337]*[.I$5])" office:value-type="date" office:date-value="1936-09-19T12:00:00">
            <text:p>09/19/1936 12:00:00</text:p>
          </table:table-cell>
          <table:table-cell table:style-name="ce29" table:formula="of:=[.J$4] + ([.$B337]*[.J$5])" office:value-type="date" office:date-value="1943-12-04T12:00:00">
            <text:p>12/04/1943 12:00:00</text:p>
          </table:table-cell>
          <table:table-cell table:style-name="ce29" table:formula="of:=[.K$4] + ([.$B337]*[.K$5])" office:value-type="date" office:date-value="1939-03-16T12:00:00">
            <text:p>03/16/1939 12:00:00</text:p>
          </table:table-cell>
          <table:table-cell table:style-name="ce29" table:formula="of:=[.L$4] + ([.$B337]*[.L$5])" office:value-type="date" office:date-value="1892-02-16">
            <text:p>02/16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0">
            <text:p>330</text:p>
          </table:table-cell>
          <table:table-cell table:style-name="ce29" table:formula="of:=[.C$4] + ([.$B338]*[.C$5])" office:value-type="date" office:date-value="1933-02-18T12:00:00">
            <text:p>02/18/1933 12:00:00</text:p>
          </table:table-cell>
          <table:table-cell table:style-name="ce29" table:formula="of:=[.D$4] + ([.$B338]*[.D$5])" office:value-type="date" office:date-value="2036-07-16">
            <text:p>07/16/2036 00:00:00</text:p>
          </table:table-cell>
          <table:table-cell table:style-name="ce29" table:formula="of:=[.E$4] + ([.$B338]*[.E$5])" office:value-type="date" office:date-value="1974-09-21">
            <text:p>09/21/1974 00:00:00</text:p>
          </table:table-cell>
          <table:table-cell table:style-name="ce29" table:formula="of:=[.F$4] + ([.$B338]*[.F$5])" office:value-type="date" office:date-value="1950-09-16">
            <text:p>09/16/1950 00:00:00</text:p>
          </table:table-cell>
          <table:table-cell table:style-name="ce29" table:formula="of:=[.G$4] + ([.$B338]*[.G$5])" office:value-type="date" office:date-value="1888-02-29T12:00:00">
            <text:p>02/29/1888 12:00:00</text:p>
          </table:table-cell>
          <table:table-cell table:style-name="ce29" table:formula="of:=[.H$4] + ([.$B338]*[.H$5])" office:value-type="date" office:date-value="1864-01-20T12:00:00">
            <text:p>01/20/1864 12:00:00</text:p>
          </table:table-cell>
          <table:table-cell table:style-name="ce29" table:formula="of:=[.I$4] + ([.$B338]*[.I$5])" office:value-type="date" office:date-value="1936-09-30T12:00:00">
            <text:p>09/30/1936 12:00:00</text:p>
          </table:table-cell>
          <table:table-cell table:style-name="ce29" table:formula="of:=[.J$4] + ([.$B338]*[.J$5])" office:value-type="date" office:date-value="1943-12-23T12:00:00">
            <text:p>12/23/1943 12:00:00</text:p>
          </table:table-cell>
          <table:table-cell table:style-name="ce29" table:formula="of:=[.K$4] + ([.$B338]*[.K$5])" office:value-type="date" office:date-value="1939-03-29T12:00:00">
            <text:p>03/29/1939 12:00:00</text:p>
          </table:table-cell>
          <table:table-cell table:style-name="ce29" table:formula="of:=[.L$4] + ([.$B338]*[.L$5])" office:value-type="date" office:date-value="1892-01-02">
            <text:p>01/02/189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1">
            <text:p>331</text:p>
          </table:table-cell>
          <table:table-cell table:style-name="ce29" table:formula="of:=[.C$4] + ([.$B339]*[.C$5])" office:value-type="date" office:date-value="1933-02-25T12:00:00">
            <text:p>02/25/1933 12:00:00</text:p>
          </table:table-cell>
          <table:table-cell table:style-name="ce29" table:formula="of:=[.D$4] + ([.$B339]*[.D$5])" office:value-type="date" office:date-value="2036-12-07">
            <text:p>12/07/2036 00:00:00</text:p>
          </table:table-cell>
          <table:table-cell table:style-name="ce29" table:formula="of:=[.E$4] + ([.$B339]*[.E$5])" office:value-type="date" office:date-value="1974-11-09">
            <text:p>11/09/1974 00:00:00</text:p>
          </table:table-cell>
          <table:table-cell table:style-name="ce29" table:formula="of:=[.F$4] + ([.$B339]*[.F$5])" office:value-type="date" office:date-value="1950-11-04">
            <text:p>11/04/1950 00:00:00</text:p>
          </table:table-cell>
          <table:table-cell table:style-name="ce29" table:formula="of:=[.G$4] + ([.$B339]*[.G$5])" office:value-type="date" office:date-value="1888-01-11T12:00:00">
            <text:p>01/11/1888 12:00:00</text:p>
          </table:table-cell>
          <table:table-cell table:style-name="ce29" table:formula="of:=[.H$4] + ([.$B339]*[.H$5])" office:value-type="date" office:date-value="1863-11-11T12:00:00">
            <text:p>11/11/1863 12:00:00</text:p>
          </table:table-cell>
          <table:table-cell table:style-name="ce29" table:formula="of:=[.I$4] + ([.$B339]*[.I$5])" office:value-type="date" office:date-value="1936-10-11T12:00:00">
            <text:p>10/11/1936 12:00:00</text:p>
          </table:table-cell>
          <table:table-cell table:style-name="ce29" table:formula="of:=[.J$4] + ([.$B339]*[.J$5])" office:value-type="date" office:date-value="1944-01-11T12:00:00">
            <text:p>01/11/1944 12:00:00</text:p>
          </table:table-cell>
          <table:table-cell table:style-name="ce29" table:formula="of:=[.K$4] + ([.$B339]*[.K$5])" office:value-type="date" office:date-value="1939-04-11T12:00:00">
            <text:p>04/11/1939 12:00:00</text:p>
          </table:table-cell>
          <table:table-cell table:style-name="ce29" table:formula="of:=[.L$4] + ([.$B339]*[.L$5])" office:value-type="date" office:date-value="1891-11-18">
            <text:p>11/18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2">
            <text:p>332</text:p>
          </table:table-cell>
          <table:table-cell table:style-name="ce29" table:formula="of:=[.C$4] + ([.$B340]*[.C$5])" office:value-type="date" office:date-value="1933-03-04T12:00:00">
            <text:p>03/04/1933 12:00:00</text:p>
          </table:table-cell>
          <table:table-cell table:style-name="ce29" table:formula="of:=[.D$4] + ([.$B340]*[.D$5])" office:value-type="date" office:date-value="2037-04-30">
            <text:p>04/30/2037 00:00:00</text:p>
          </table:table-cell>
          <table:table-cell table:style-name="ce29" table:formula="of:=[.E$4] + ([.$B340]*[.E$5])" office:value-type="date" office:date-value="1974-12-28">
            <text:p>12/28/1974 00:00:00</text:p>
          </table:table-cell>
          <table:table-cell table:style-name="ce29" table:formula="of:=[.F$4] + ([.$B340]*[.F$5])" office:value-type="date" office:date-value="1950-12-23">
            <text:p>12/23/1950 00:00:00</text:p>
          </table:table-cell>
          <table:table-cell table:style-name="ce29" table:formula="of:=[.G$4] + ([.$B340]*[.G$5])" office:value-type="date" office:date-value="1887-11-23T12:00:00">
            <text:p>11/23/1887 12:00:00</text:p>
          </table:table-cell>
          <table:table-cell table:style-name="ce29" table:formula="of:=[.H$4] + ([.$B340]*[.H$5])" office:value-type="date" office:date-value="1863-09-02T12:00:00">
            <text:p>09/02/1863 12:00:00</text:p>
          </table:table-cell>
          <table:table-cell table:style-name="ce29" table:formula="of:=[.I$4] + ([.$B340]*[.I$5])" office:value-type="date" office:date-value="1936-10-22T12:00:00">
            <text:p>10/22/1936 12:00:00</text:p>
          </table:table-cell>
          <table:table-cell table:style-name="ce29" table:formula="of:=[.J$4] + ([.$B340]*[.J$5])" office:value-type="date" office:date-value="1944-01-30T12:00:00">
            <text:p>01/30/1944 12:00:00</text:p>
          </table:table-cell>
          <table:table-cell table:style-name="ce29" table:formula="of:=[.K$4] + ([.$B340]*[.K$5])" office:value-type="date" office:date-value="1939-04-24T12:00:00">
            <text:p>04/24/1939 12:00:00</text:p>
          </table:table-cell>
          <table:table-cell table:style-name="ce29" table:formula="of:=[.L$4] + ([.$B340]*[.L$5])" office:value-type="date" office:date-value="1891-10-04">
            <text:p>10/04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3">
            <text:p>333</text:p>
          </table:table-cell>
          <table:table-cell table:style-name="ce29" table:formula="of:=[.C$4] + ([.$B341]*[.C$5])" office:value-type="date" office:date-value="1933-03-11T12:00:00">
            <text:p>03/11/1933 12:00:00</text:p>
          </table:table-cell>
          <table:table-cell table:style-name="ce29" table:formula="of:=[.D$4] + ([.$B341]*[.D$5])" office:value-type="date" office:date-value="2037-09-21">
            <text:p>09/21/2037 00:00:00</text:p>
          </table:table-cell>
          <table:table-cell table:style-name="ce29" table:formula="of:=[.E$4] + ([.$B341]*[.E$5])" office:value-type="date" office:date-value="1975-02-15">
            <text:p>02/15/1975 00:00:00</text:p>
          </table:table-cell>
          <table:table-cell table:style-name="ce29" table:formula="of:=[.F$4] + ([.$B341]*[.F$5])" office:value-type="date" office:date-value="1951-02-10">
            <text:p>02/10/1951 00:00:00</text:p>
          </table:table-cell>
          <table:table-cell table:style-name="ce29" table:formula="of:=[.G$4] + ([.$B341]*[.G$5])" office:value-type="date" office:date-value="1887-10-05T12:00:00">
            <text:p>10/05/1887 12:00:00</text:p>
          </table:table-cell>
          <table:table-cell table:style-name="ce29" table:formula="of:=[.H$4] + ([.$B341]*[.H$5])" office:value-type="date" office:date-value="1863-06-24T12:00:00">
            <text:p>06/24/1863 12:00:00</text:p>
          </table:table-cell>
          <table:table-cell table:style-name="ce29" table:formula="of:=[.I$4] + ([.$B341]*[.I$5])" office:value-type="date" office:date-value="1936-11-02T12:00:00">
            <text:p>11/02/1936 12:00:00</text:p>
          </table:table-cell>
          <table:table-cell table:style-name="ce29" table:formula="of:=[.J$4] + ([.$B341]*[.J$5])" office:value-type="date" office:date-value="1944-02-18T12:00:00">
            <text:p>02/18/1944 12:00:00</text:p>
          </table:table-cell>
          <table:table-cell table:style-name="ce29" table:formula="of:=[.K$4] + ([.$B341]*[.K$5])" office:value-type="date" office:date-value="1939-05-07T12:00:00">
            <text:p>05/07/1939 12:00:00</text:p>
          </table:table-cell>
          <table:table-cell table:style-name="ce29" table:formula="of:=[.L$4] + ([.$B341]*[.L$5])" office:value-type="date" office:date-value="1891-08-20">
            <text:p>08/20/1891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334">
            <text:p>334</text:p>
          </table:table-cell>
          <table:table-cell table:style-name="ce29" table:formula="of:=[.C$4] + ([.$B342]*[.C$5])" office:value-type="date" office:date-value="1933-03-18T12:00:00">
            <text:p>03/18/1933 12:00:00</text:p>
          </table:table-cell>
          <table:table-cell table:style-name="ce29" table:formula="of:=[.D$4] + ([.$B342]*[.D$5])" office:value-type="date" office:date-value="2038-02-12">
            <text:p>02/12/2038 00:00:00</text:p>
          </table:table-cell>
          <table:table-cell table:style-name="ce29" table:formula="of:=[.E$4] + ([.$B342]*[.E$5])" office:value-type="date" office:date-value="1975-04-05">
            <text:p>04/05/1975 00:00:00</text:p>
          </table:table-cell>
          <table:table-cell table:style-name="ce29" table:formula="of:=[.F$4] + ([.$B342]*[.F$5])" office:value-type="date" office:date-value="1951-03-31">
            <text:p>03/31/1951 00:00:00</text:p>
          </table:table-cell>
          <table:table-cell table:style-name="ce29" table:formula="of:=[.G$4] + ([.$B342]*[.G$5])" office:value-type="date" office:date-value="1887-08-17T12:00:00">
            <text:p>08/17/1887 12:00:00</text:p>
          </table:table-cell>
          <table:table-cell table:style-name="ce29" table:formula="of:=[.H$4] + ([.$B342]*[.H$5])" office:value-type="date" office:date-value="1863-04-15T12:00:00">
            <text:p>04/15/1863 12:00:00</text:p>
          </table:table-cell>
          <table:table-cell table:style-name="ce29" table:formula="of:=[.I$4] + ([.$B342]*[.I$5])" office:value-type="date" office:date-value="1936-11-13T12:00:00">
            <text:p>11/13/1936 12:00:00</text:p>
          </table:table-cell>
          <table:table-cell table:style-name="ce29" table:formula="of:=[.J$4] + ([.$B342]*[.J$5])" office:value-type="date" office:date-value="1944-03-08T12:00:00">
            <text:p>03/08/1944 12:00:00</text:p>
          </table:table-cell>
          <table:table-cell table:style-name="ce29" table:formula="of:=[.K$4] + ([.$B342]*[.K$5])" office:value-type="date" office:date-value="1939-05-20T12:00:00">
            <text:p>05/20/1939 12:00:00</text:p>
          </table:table-cell>
          <table:table-cell table:style-name="ce29" table:formula="of:=[.L$4] + ([.$B342]*[.L$5])" office:value-type="date" office:date-value="1891-07-06">
            <text:p>07/06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5">
            <text:p>335</text:p>
          </table:table-cell>
          <table:table-cell table:style-name="ce29" table:formula="of:=[.C$4] + ([.$B343]*[.C$5])" office:value-type="date" office:date-value="1933-03-25T12:00:00">
            <text:p>03/25/1933 12:00:00</text:p>
          </table:table-cell>
          <table:table-cell table:style-name="ce29" table:formula="of:=[.D$4] + ([.$B343]*[.D$5])" office:value-type="date" office:date-value="2038-07-06">
            <text:p>07/06/2038 00:00:00</text:p>
          </table:table-cell>
          <table:table-cell table:style-name="ce29" table:formula="of:=[.E$4] + ([.$B343]*[.E$5])" office:value-type="date" office:date-value="1975-05-24">
            <text:p>05/24/1975 00:00:00</text:p>
          </table:table-cell>
          <table:table-cell table:style-name="ce29" table:formula="of:=[.F$4] + ([.$B343]*[.F$5])" office:value-type="date" office:date-value="1951-05-19">
            <text:p>05/19/1951 00:00:00</text:p>
          </table:table-cell>
          <table:table-cell table:style-name="ce29" table:formula="of:=[.G$4] + ([.$B343]*[.G$5])" office:value-type="date" office:date-value="1887-06-29T12:00:00">
            <text:p>06/29/1887 12:00:00</text:p>
          </table:table-cell>
          <table:table-cell table:style-name="ce29" table:formula="of:=[.H$4] + ([.$B343]*[.H$5])" office:value-type="date" office:date-value="1863-02-04T12:00:00">
            <text:p>02/04/1863 12:00:00</text:p>
          </table:table-cell>
          <table:table-cell table:style-name="ce29" table:formula="of:=[.I$4] + ([.$B343]*[.I$5])" office:value-type="date" office:date-value="1936-11-24T12:00:00">
            <text:p>11/24/1936 12:00:00</text:p>
          </table:table-cell>
          <table:table-cell table:style-name="ce29" table:formula="of:=[.J$4] + ([.$B343]*[.J$5])" office:value-type="date" office:date-value="1944-03-27T12:00:00">
            <text:p>03/27/1944 12:00:00</text:p>
          </table:table-cell>
          <table:table-cell table:style-name="ce29" table:formula="of:=[.K$4] + ([.$B343]*[.K$5])" office:value-type="date" office:date-value="1939-06-02T12:00:00">
            <text:p>06/02/1939 12:00:00</text:p>
          </table:table-cell>
          <table:table-cell table:style-name="ce29" table:formula="of:=[.L$4] + ([.$B343]*[.L$5])" office:value-type="date" office:date-value="1891-05-22">
            <text:p>05/22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6">
            <text:p>336</text:p>
          </table:table-cell>
          <table:table-cell table:style-name="ce29" table:formula="of:=[.C$4] + ([.$B344]*[.C$5])" office:value-type="date" office:date-value="1933-04-01T12:00:00">
            <text:p>04/01/1933 12:00:00</text:p>
          </table:table-cell>
          <table:table-cell table:style-name="ce29" table:formula="of:=[.D$4] + ([.$B344]*[.D$5])" office:value-type="date" office:date-value="2038-11-27">
            <text:p>11/27/2038 00:00:00</text:p>
          </table:table-cell>
          <table:table-cell table:style-name="ce29" table:formula="of:=[.E$4] + ([.$B344]*[.E$5])" office:value-type="date" office:date-value="1975-07-12">
            <text:p>07/12/1975 00:00:00</text:p>
          </table:table-cell>
          <table:table-cell table:style-name="ce29" table:formula="of:=[.F$4] + ([.$B344]*[.F$5])" office:value-type="date" office:date-value="1951-07-07">
            <text:p>07/07/1951 00:00:00</text:p>
          </table:table-cell>
          <table:table-cell table:style-name="ce29" table:formula="of:=[.G$4] + ([.$B344]*[.G$5])" office:value-type="date" office:date-value="1887-05-11T12:00:00">
            <text:p>05/11/1887 12:00:00</text:p>
          </table:table-cell>
          <table:table-cell table:style-name="ce29" table:formula="of:=[.H$4] + ([.$B344]*[.H$5])" office:value-type="date" office:date-value="1862-11-26T12:00:00">
            <text:p>11/26/1862 12:00:00</text:p>
          </table:table-cell>
          <table:table-cell table:style-name="ce29" table:formula="of:=[.I$4] + ([.$B344]*[.I$5])" office:value-type="date" office:date-value="1936-12-05T12:00:00">
            <text:p>12/05/1936 12:00:00</text:p>
          </table:table-cell>
          <table:table-cell table:style-name="ce29" table:formula="of:=[.J$4] + ([.$B344]*[.J$5])" office:value-type="date" office:date-value="1944-04-15T12:00:00">
            <text:p>04/15/1944 12:00:00</text:p>
          </table:table-cell>
          <table:table-cell table:style-name="ce29" table:formula="of:=[.K$4] + ([.$B344]*[.K$5])" office:value-type="date" office:date-value="1939-06-15T12:00:00">
            <text:p>06/15/1939 12:00:00</text:p>
          </table:table-cell>
          <table:table-cell table:style-name="ce29" table:formula="of:=[.L$4] + ([.$B344]*[.L$5])" office:value-type="date" office:date-value="1891-04-07">
            <text:p>04/07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7">
            <text:p>337</text:p>
          </table:table-cell>
          <table:table-cell table:style-name="ce29" table:formula="of:=[.C$4] + ([.$B345]*[.C$5])" office:value-type="date" office:date-value="1933-04-08T12:00:00">
            <text:p>04/08/1933 12:00:00</text:p>
          </table:table-cell>
          <table:table-cell table:style-name="ce29" table:formula="of:=[.D$4] + ([.$B345]*[.D$5])" office:value-type="date" office:date-value="2039-04-20">
            <text:p>04/20/2039 00:00:00</text:p>
          </table:table-cell>
          <table:table-cell table:style-name="ce29" table:formula="of:=[.E$4] + ([.$B345]*[.E$5])" office:value-type="date" office:date-value="1975-08-30">
            <text:p>08/30/1975 00:00:00</text:p>
          </table:table-cell>
          <table:table-cell table:style-name="ce29" table:formula="of:=[.F$4] + ([.$B345]*[.F$5])" office:value-type="date" office:date-value="1951-08-25">
            <text:p>08/25/1951 00:00:00</text:p>
          </table:table-cell>
          <table:table-cell table:style-name="ce29" table:formula="of:=[.G$4] + ([.$B345]*[.G$5])" office:value-type="date" office:date-value="1887-03-23T12:00:00">
            <text:p>03/23/1887 12:00:00</text:p>
          </table:table-cell>
          <table:table-cell table:style-name="ce29" table:formula="of:=[.H$4] + ([.$B345]*[.H$5])" office:value-type="date" office:date-value="1862-09-17T12:00:00">
            <text:p>09/17/1862 12:00:00</text:p>
          </table:table-cell>
          <table:table-cell table:style-name="ce29" table:formula="of:=[.I$4] + ([.$B345]*[.I$5])" office:value-type="date" office:date-value="1936-12-16T12:00:00">
            <text:p>12/16/1936 12:00:00</text:p>
          </table:table-cell>
          <table:table-cell table:style-name="ce29" table:formula="of:=[.J$4] + ([.$B345]*[.J$5])" office:value-type="date" office:date-value="1944-05-04T12:00:00">
            <text:p>05/04/1944 12:00:00</text:p>
          </table:table-cell>
          <table:table-cell table:style-name="ce29" table:formula="of:=[.K$4] + ([.$B345]*[.K$5])" office:value-type="date" office:date-value="1939-06-28T12:00:00">
            <text:p>06/28/1939 12:00:00</text:p>
          </table:table-cell>
          <table:table-cell table:style-name="ce29" table:formula="of:=[.L$4] + ([.$B345]*[.L$5])" office:value-type="date" office:date-value="1891-02-21">
            <text:p>02/21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8">
            <text:p>338</text:p>
          </table:table-cell>
          <table:table-cell table:style-name="ce29" table:formula="of:=[.C$4] + ([.$B346]*[.C$5])" office:value-type="date" office:date-value="1933-04-15T12:00:00">
            <text:p>04/15/1933 12:00:00</text:p>
          </table:table-cell>
          <table:table-cell table:style-name="ce29" table:formula="of:=[.D$4] + ([.$B346]*[.D$5])" office:value-type="date" office:date-value="2039-09-11">
            <text:p>09/11/2039 00:00:00</text:p>
          </table:table-cell>
          <table:table-cell table:style-name="ce29" table:formula="of:=[.E$4] + ([.$B346]*[.E$5])" office:value-type="date" office:date-value="1975-10-18">
            <text:p>10/18/1975 00:00:00</text:p>
          </table:table-cell>
          <table:table-cell table:style-name="ce29" table:formula="of:=[.F$4] + ([.$B346]*[.F$5])" office:value-type="date" office:date-value="1951-10-13">
            <text:p>10/13/1951 00:00:00</text:p>
          </table:table-cell>
          <table:table-cell table:style-name="ce29" table:formula="of:=[.G$4] + ([.$B346]*[.G$5])" office:value-type="date" office:date-value="1887-02-02T12:00:00">
            <text:p>02/02/1887 12:00:00</text:p>
          </table:table-cell>
          <table:table-cell table:style-name="ce29" table:formula="of:=[.H$4] + ([.$B346]*[.H$5])" office:value-type="date" office:date-value="1862-07-09T12:00:00">
            <text:p>07/09/1862 12:00:00</text:p>
          </table:table-cell>
          <table:table-cell table:style-name="ce29" table:formula="of:=[.I$4] + ([.$B346]*[.I$5])" office:value-type="date" office:date-value="1936-12-27T12:00:00">
            <text:p>12/27/1936 12:00:00</text:p>
          </table:table-cell>
          <table:table-cell table:style-name="ce29" table:formula="of:=[.J$4] + ([.$B346]*[.J$5])" office:value-type="date" office:date-value="1944-05-23T12:00:00">
            <text:p>05/23/1944 12:00:00</text:p>
          </table:table-cell>
          <table:table-cell table:style-name="ce29" table:formula="of:=[.K$4] + ([.$B346]*[.K$5])" office:value-type="date" office:date-value="1939-07-11T12:00:00">
            <text:p>07/11/1939 12:00:00</text:p>
          </table:table-cell>
          <table:table-cell table:style-name="ce29" table:formula="of:=[.L$4] + ([.$B346]*[.L$5])" office:value-type="date" office:date-value="1891-01-07">
            <text:p>01/07/189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9">
            <text:p>339</text:p>
          </table:table-cell>
          <table:table-cell table:style-name="ce29" table:formula="of:=[.C$4] + ([.$B347]*[.C$5])" office:value-type="date" office:date-value="1933-04-22T12:00:00">
            <text:p>04/22/1933 12:00:00</text:p>
          </table:table-cell>
          <table:table-cell table:style-name="ce29" table:formula="of:=[.D$4] + ([.$B347]*[.D$5])" office:value-type="date" office:date-value="2040-02-02">
            <text:p>02/02/2040 00:00:00</text:p>
          </table:table-cell>
          <table:table-cell table:style-name="ce29" table:formula="of:=[.E$4] + ([.$B347]*[.E$5])" office:value-type="date" office:date-value="1975-12-06">
            <text:p>12/06/1975 00:00:00</text:p>
          </table:table-cell>
          <table:table-cell table:style-name="ce29" table:formula="of:=[.F$4] + ([.$B347]*[.F$5])" office:value-type="date" office:date-value="1951-12-01">
            <text:p>12/01/1951 00:00:00</text:p>
          </table:table-cell>
          <table:table-cell table:style-name="ce29" table:formula="of:=[.G$4] + ([.$B347]*[.G$5])" office:value-type="date" office:date-value="1886-12-15T12:00:00">
            <text:p>12/15/1886 12:00:00</text:p>
          </table:table-cell>
          <table:table-cell table:style-name="ce29" table:formula="of:=[.H$4] + ([.$B347]*[.H$5])" office:value-type="date" office:date-value="1862-04-30T12:00:00">
            <text:p>04/30/1862 12:00:00</text:p>
          </table:table-cell>
          <table:table-cell table:style-name="ce29" table:formula="of:=[.I$4] + ([.$B347]*[.I$5])" office:value-type="date" office:date-value="1937-01-07T12:00:00">
            <text:p>01/07/1937 12:00:00</text:p>
          </table:table-cell>
          <table:table-cell table:style-name="ce29" table:formula="of:=[.J$4] + ([.$B347]*[.J$5])" office:value-type="date" office:date-value="1944-06-11T12:00:00">
            <text:p>06/11/1944 12:00:00</text:p>
          </table:table-cell>
          <table:table-cell table:style-name="ce29" table:formula="of:=[.K$4] + ([.$B347]*[.K$5])" office:value-type="date" office:date-value="1939-07-24T12:00:00">
            <text:p>07/24/1939 12:00:00</text:p>
          </table:table-cell>
          <table:table-cell table:style-name="ce29" table:formula="of:=[.L$4] + ([.$B347]*[.L$5])" office:value-type="date" office:date-value="1890-11-23">
            <text:p>11/23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0">
            <text:p>340</text:p>
          </table:table-cell>
          <table:table-cell table:style-name="ce29" table:formula="of:=[.C$4] + ([.$B348]*[.C$5])" office:value-type="date" office:date-value="1933-04-29T12:00:00">
            <text:p>04/29/1933 12:00:00</text:p>
          </table:table-cell>
          <table:table-cell table:style-name="ce29" table:formula="of:=[.D$4] + ([.$B348]*[.D$5])" office:value-type="date" office:date-value="2040-06-25">
            <text:p>06/25/2040 00:00:00</text:p>
          </table:table-cell>
          <table:table-cell table:style-name="ce29" table:formula="of:=[.E$4] + ([.$B348]*[.E$5])" office:value-type="date" office:date-value="1976-01-24">
            <text:p>01/24/1976 00:00:00</text:p>
          </table:table-cell>
          <table:table-cell table:style-name="ce29" table:formula="of:=[.F$4] + ([.$B348]*[.F$5])" office:value-type="date" office:date-value="1952-01-19">
            <text:p>01/19/1952 00:00:00</text:p>
          </table:table-cell>
          <table:table-cell table:style-name="ce29" table:formula="of:=[.G$4] + ([.$B348]*[.G$5])" office:value-type="date" office:date-value="1886-10-27T12:00:00">
            <text:p>10/27/1886 12:00:00</text:p>
          </table:table-cell>
          <table:table-cell table:style-name="ce29" table:formula="of:=[.H$4] + ([.$B348]*[.H$5])" office:value-type="date" office:date-value="1862-02-19T12:00:00">
            <text:p>02/19/1862 12:00:00</text:p>
          </table:table-cell>
          <table:table-cell table:style-name="ce29" table:formula="of:=[.I$4] + ([.$B348]*[.I$5])" office:value-type="date" office:date-value="1937-01-18T12:00:00">
            <text:p>01/18/1937 12:00:00</text:p>
          </table:table-cell>
          <table:table-cell table:style-name="ce29" table:formula="of:=[.J$4] + ([.$B348]*[.J$5])" office:value-type="date" office:date-value="1944-06-30T12:00:00">
            <text:p>06/30/1944 12:00:00</text:p>
          </table:table-cell>
          <table:table-cell table:style-name="ce29" table:formula="of:=[.K$4] + ([.$B348]*[.K$5])" office:value-type="date" office:date-value="1939-08-06T12:00:00">
            <text:p>08/06/1939 12:00:00</text:p>
          </table:table-cell>
          <table:table-cell table:style-name="ce29" table:formula="of:=[.L$4] + ([.$B348]*[.L$5])" office:value-type="date" office:date-value="1890-10-09">
            <text:p>10/09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1">
            <text:p>341</text:p>
          </table:table-cell>
          <table:table-cell table:style-name="ce29" table:formula="of:=[.C$4] + ([.$B349]*[.C$5])" office:value-type="date" office:date-value="1933-05-06T12:00:00">
            <text:p>05/06/1933 12:00:00</text:p>
          </table:table-cell>
          <table:table-cell table:style-name="ce29" table:formula="of:=[.D$4] + ([.$B349]*[.D$5])" office:value-type="date" office:date-value="2040-11-16">
            <text:p>11/16/2040 00:00:00</text:p>
          </table:table-cell>
          <table:table-cell table:style-name="ce29" table:formula="of:=[.E$4] + ([.$B349]*[.E$5])" office:value-type="date" office:date-value="1976-03-13">
            <text:p>03/13/1976 00:00:00</text:p>
          </table:table-cell>
          <table:table-cell table:style-name="ce29" table:formula="of:=[.F$4] + ([.$B349]*[.F$5])" office:value-type="date" office:date-value="1952-03-08">
            <text:p>03/08/1952 00:00:00</text:p>
          </table:table-cell>
          <table:table-cell table:style-name="ce29" table:formula="of:=[.G$4] + ([.$B349]*[.G$5])" office:value-type="date" office:date-value="1886-09-08T12:00:00">
            <text:p>09/08/1886 12:00:00</text:p>
          </table:table-cell>
          <table:table-cell table:style-name="ce29" table:formula="of:=[.H$4] + ([.$B349]*[.H$5])" office:value-type="date" office:date-value="1861-12-11T12:00:00">
            <text:p>12/11/1861 12:00:00</text:p>
          </table:table-cell>
          <table:table-cell table:style-name="ce29" table:formula="of:=[.I$4] + ([.$B349]*[.I$5])" office:value-type="date" office:date-value="1937-01-29T12:00:00">
            <text:p>01/29/1937 12:00:00</text:p>
          </table:table-cell>
          <table:table-cell table:style-name="ce29" table:formula="of:=[.J$4] + ([.$B349]*[.J$5])" office:value-type="date" office:date-value="1944-07-19T12:00:00">
            <text:p>07/19/1944 12:00:00</text:p>
          </table:table-cell>
          <table:table-cell table:style-name="ce29" table:formula="of:=[.K$4] + ([.$B349]*[.K$5])" office:value-type="date" office:date-value="1939-08-19T12:00:00">
            <text:p>08/19/1939 12:00:00</text:p>
          </table:table-cell>
          <table:table-cell table:style-name="ce29" table:formula="of:=[.L$4] + ([.$B349]*[.L$5])" office:value-type="date" office:date-value="1890-08-25">
            <text:p>08/25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2">
            <text:p>342</text:p>
          </table:table-cell>
          <table:table-cell table:style-name="ce29" table:formula="of:=[.C$4] + ([.$B350]*[.C$5])" office:value-type="date" office:date-value="1933-05-13T12:00:00">
            <text:p>05/13/1933 12:00:00</text:p>
          </table:table-cell>
          <table:table-cell table:style-name="ce29" table:formula="of:=[.D$4] + ([.$B350]*[.D$5])" office:value-type="date" office:date-value="2041-04-09">
            <text:p>04/09/2041 00:00:00</text:p>
          </table:table-cell>
          <table:table-cell table:style-name="ce29" table:formula="of:=[.E$4] + ([.$B350]*[.E$5])" office:value-type="date" office:date-value="1976-05-01">
            <text:p>05/01/1976 00:00:00</text:p>
          </table:table-cell>
          <table:table-cell table:style-name="ce29" table:formula="of:=[.F$4] + ([.$B350]*[.F$5])" office:value-type="date" office:date-value="1952-04-26">
            <text:p>04/26/1952 00:00:00</text:p>
          </table:table-cell>
          <table:table-cell table:style-name="ce29" table:formula="of:=[.G$4] + ([.$B350]*[.G$5])" office:value-type="date" office:date-value="1886-07-21T12:00:00">
            <text:p>07/21/1886 12:00:00</text:p>
          </table:table-cell>
          <table:table-cell table:style-name="ce29" table:formula="of:=[.H$4] + ([.$B350]*[.H$5])" office:value-type="date" office:date-value="1861-10-02T12:00:00">
            <text:p>10/02/1861 12:00:00</text:p>
          </table:table-cell>
          <table:table-cell table:style-name="ce29" table:formula="of:=[.I$4] + ([.$B350]*[.I$5])" office:value-type="date" office:date-value="1937-02-09T12:00:00">
            <text:p>02/09/1937 12:00:00</text:p>
          </table:table-cell>
          <table:table-cell table:style-name="ce29" table:formula="of:=[.J$4] + ([.$B350]*[.J$5])" office:value-type="date" office:date-value="1944-08-07T12:00:00">
            <text:p>08/07/1944 12:00:00</text:p>
          </table:table-cell>
          <table:table-cell table:style-name="ce29" table:formula="of:=[.K$4] + ([.$B350]*[.K$5])" office:value-type="date" office:date-value="1939-09-01T12:00:00">
            <text:p>09/01/1939 12:00:00</text:p>
          </table:table-cell>
          <table:table-cell table:style-name="ce29" table:formula="of:=[.L$4] + ([.$B350]*[.L$5])" office:value-type="date" office:date-value="1890-07-11">
            <text:p>07/11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3">
            <text:p>343</text:p>
          </table:table-cell>
          <table:table-cell table:style-name="ce29" table:formula="of:=[.C$4] + ([.$B351]*[.C$5])" office:value-type="date" office:date-value="1933-05-20T12:00:00">
            <text:p>05/20/1933 12:00:00</text:p>
          </table:table-cell>
          <table:table-cell table:style-name="ce29" table:formula="of:=[.D$4] + ([.$B351]*[.D$5])" office:value-type="date" office:date-value="2041-08-31">
            <text:p>08/31/2041 00:00:00</text:p>
          </table:table-cell>
          <table:table-cell table:style-name="ce29" table:formula="of:=[.E$4] + ([.$B351]*[.E$5])" office:value-type="date" office:date-value="1976-06-19">
            <text:p>06/19/1976 00:00:00</text:p>
          </table:table-cell>
          <table:table-cell table:style-name="ce29" table:formula="of:=[.F$4] + ([.$B351]*[.F$5])" office:value-type="date" office:date-value="1952-06-14">
            <text:p>06/14/1952 00:00:00</text:p>
          </table:table-cell>
          <table:table-cell table:style-name="ce29" table:formula="of:=[.G$4] + ([.$B351]*[.G$5])" office:value-type="date" office:date-value="1886-06-02T12:00:00">
            <text:p>06/02/1886 12:00:00</text:p>
          </table:table-cell>
          <table:table-cell table:style-name="ce29" table:formula="of:=[.H$4] + ([.$B351]*[.H$5])" office:value-type="date" office:date-value="1861-07-24T12:00:00">
            <text:p>07/24/1861 12:00:00</text:p>
          </table:table-cell>
          <table:table-cell table:style-name="ce29" table:formula="of:=[.I$4] + ([.$B351]*[.I$5])" office:value-type="date" office:date-value="1937-02-20T12:00:00">
            <text:p>02/20/1937 12:00:00</text:p>
          </table:table-cell>
          <table:table-cell table:style-name="ce29" table:formula="of:=[.J$4] + ([.$B351]*[.J$5])" office:value-type="date" office:date-value="1944-08-26T12:00:00">
            <text:p>08/26/1944 12:00:00</text:p>
          </table:table-cell>
          <table:table-cell table:style-name="ce29" table:formula="of:=[.K$4] + ([.$B351]*[.K$5])" office:value-type="date" office:date-value="1939-09-14T12:00:00">
            <text:p>09/14/1939 12:00:00</text:p>
          </table:table-cell>
          <table:table-cell table:style-name="ce29" table:formula="of:=[.L$4] + ([.$B351]*[.L$5])" office:value-type="date" office:date-value="1890-05-27">
            <text:p>05/27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4">
            <text:p>344</text:p>
          </table:table-cell>
          <table:table-cell table:style-name="ce29" table:formula="of:=[.C$4] + ([.$B352]*[.C$5])" office:value-type="date" office:date-value="1933-05-27T12:00:00">
            <text:p>05/27/1933 12:00:00</text:p>
          </table:table-cell>
          <table:table-cell table:style-name="ce29" table:formula="of:=[.D$4] + ([.$B352]*[.D$5])" office:value-type="date" office:date-value="2042-01-22">
            <text:p>01/22/2042 00:00:00</text:p>
          </table:table-cell>
          <table:table-cell table:style-name="ce29" table:formula="of:=[.E$4] + ([.$B352]*[.E$5])" office:value-type="date" office:date-value="1976-08-07">
            <text:p>08/07/1976 00:00:00</text:p>
          </table:table-cell>
          <table:table-cell table:style-name="ce29" table:formula="of:=[.F$4] + ([.$B352]*[.F$5])" office:value-type="date" office:date-value="1952-08-02">
            <text:p>08/02/1952 00:00:00</text:p>
          </table:table-cell>
          <table:table-cell table:style-name="ce29" table:formula="of:=[.G$4] + ([.$B352]*[.G$5])" office:value-type="date" office:date-value="1886-04-14T12:00:00">
            <text:p>04/14/1886 12:00:00</text:p>
          </table:table-cell>
          <table:table-cell table:style-name="ce29" table:formula="of:=[.H$4] + ([.$B352]*[.H$5])" office:value-type="date" office:date-value="1861-05-15T12:00:00">
            <text:p>05/15/1861 12:00:00</text:p>
          </table:table-cell>
          <table:table-cell table:style-name="ce29" table:formula="of:=[.I$4] + ([.$B352]*[.I$5])" office:value-type="date" office:date-value="1937-03-03T12:00:00">
            <text:p>03/03/1937 12:00:00</text:p>
          </table:table-cell>
          <table:table-cell table:style-name="ce29" table:formula="of:=[.J$4] + ([.$B352]*[.J$5])" office:value-type="date" office:date-value="1944-09-14T12:00:00">
            <text:p>09/14/1944 12:00:00</text:p>
          </table:table-cell>
          <table:table-cell table:style-name="ce29" table:formula="of:=[.K$4] + ([.$B352]*[.K$5])" office:value-type="date" office:date-value="1939-09-27T12:00:00">
            <text:p>09/27/1939 12:00:00</text:p>
          </table:table-cell>
          <table:table-cell table:style-name="ce29" table:formula="of:=[.L$4] + ([.$B352]*[.L$5])" office:value-type="date" office:date-value="1890-04-12">
            <text:p>04/12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5">
            <text:p>345</text:p>
          </table:table-cell>
          <table:table-cell table:style-name="ce29" table:formula="of:=[.C$4] + ([.$B353]*[.C$5])" office:value-type="date" office:date-value="1933-06-03T12:00:00">
            <text:p>06/03/1933 12:00:00</text:p>
          </table:table-cell>
          <table:table-cell table:style-name="ce29" table:formula="of:=[.D$4] + ([.$B353]*[.D$5])" office:value-type="date" office:date-value="2042-06-15">
            <text:p>06/15/2042 00:00:00</text:p>
          </table:table-cell>
          <table:table-cell table:style-name="ce29" table:formula="of:=[.E$4] + ([.$B353]*[.E$5])" office:value-type="date" office:date-value="1976-09-25">
            <text:p>09/25/1976 00:00:00</text:p>
          </table:table-cell>
          <table:table-cell table:style-name="ce29" table:formula="of:=[.F$4] + ([.$B353]*[.F$5])" office:value-type="date" office:date-value="1952-09-20">
            <text:p>09/20/1952 00:00:00</text:p>
          </table:table-cell>
          <table:table-cell table:style-name="ce29" table:formula="of:=[.G$4] + ([.$B353]*[.G$5])" office:value-type="date" office:date-value="1886-02-24T12:00:00">
            <text:p>02/24/1886 12:00:00</text:p>
          </table:table-cell>
          <table:table-cell table:style-name="ce29" table:formula="of:=[.H$4] + ([.$B353]*[.H$5])" office:value-type="date" office:date-value="1861-03-06T12:00:00">
            <text:p>03/06/1861 12:00:00</text:p>
          </table:table-cell>
          <table:table-cell table:style-name="ce29" table:formula="of:=[.I$4] + ([.$B353]*[.I$5])" office:value-type="date" office:date-value="1937-03-14T12:00:00">
            <text:p>03/14/1937 12:00:00</text:p>
          </table:table-cell>
          <table:table-cell table:style-name="ce29" table:formula="of:=[.J$4] + ([.$B353]*[.J$5])" office:value-type="date" office:date-value="1944-10-03T12:00:00">
            <text:p>10/03/1944 12:00:00</text:p>
          </table:table-cell>
          <table:table-cell table:style-name="ce29" table:formula="of:=[.K$4] + ([.$B353]*[.K$5])" office:value-type="date" office:date-value="1939-10-10T12:00:00">
            <text:p>10/10/1939 12:00:00</text:p>
          </table:table-cell>
          <table:table-cell table:style-name="ce29" table:formula="of:=[.L$4] + ([.$B353]*[.L$5])" office:value-type="date" office:date-value="1890-02-26">
            <text:p>02/26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6">
            <text:p>346</text:p>
          </table:table-cell>
          <table:table-cell table:style-name="ce29" table:formula="of:=[.C$4] + ([.$B354]*[.C$5])" office:value-type="date" office:date-value="1933-06-10T12:00:00">
            <text:p>06/10/1933 12:00:00</text:p>
          </table:table-cell>
          <table:table-cell table:style-name="ce29" table:formula="of:=[.D$4] + ([.$B354]*[.D$5])" office:value-type="date" office:date-value="2042-11-06">
            <text:p>11/06/2042 00:00:00</text:p>
          </table:table-cell>
          <table:table-cell table:style-name="ce29" table:formula="of:=[.E$4] + ([.$B354]*[.E$5])" office:value-type="date" office:date-value="1976-11-13">
            <text:p>11/13/1976 00:00:00</text:p>
          </table:table-cell>
          <table:table-cell table:style-name="ce29" table:formula="of:=[.F$4] + ([.$B354]*[.F$5])" office:value-type="date" office:date-value="1952-11-08">
            <text:p>11/08/1952 00:00:00</text:p>
          </table:table-cell>
          <table:table-cell table:style-name="ce29" table:formula="of:=[.G$4] + ([.$B354]*[.G$5])" office:value-type="date" office:date-value="1886-01-06T12:00:00">
            <text:p>01/06/1886 12:00:00</text:p>
          </table:table-cell>
          <table:table-cell table:style-name="ce29" table:formula="of:=[.H$4] + ([.$B354]*[.H$5])" office:value-type="date" office:date-value="1860-12-26T12:00:00">
            <text:p>12/26/1860 12:00:00</text:p>
          </table:table-cell>
          <table:table-cell table:style-name="ce29" table:formula="of:=[.I$4] + ([.$B354]*[.I$5])" office:value-type="date" office:date-value="1937-03-25T12:00:00">
            <text:p>03/25/1937 12:00:00</text:p>
          </table:table-cell>
          <table:table-cell table:style-name="ce29" table:formula="of:=[.J$4] + ([.$B354]*[.J$5])" office:value-type="date" office:date-value="1944-10-22T12:00:00">
            <text:p>10/22/1944 12:00:00</text:p>
          </table:table-cell>
          <table:table-cell table:style-name="ce29" table:formula="of:=[.K$4] + ([.$B354]*[.K$5])" office:value-type="date" office:date-value="1939-10-23T12:00:00">
            <text:p>10/23/1939 12:00:00</text:p>
          </table:table-cell>
          <table:table-cell table:style-name="ce29" table:formula="of:=[.L$4] + ([.$B354]*[.L$5])" office:value-type="date" office:date-value="1890-01-12">
            <text:p>01/12/189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7">
            <text:p>347</text:p>
          </table:table-cell>
          <table:table-cell table:style-name="ce29" table:formula="of:=[.C$4] + ([.$B355]*[.C$5])" office:value-type="date" office:date-value="1933-06-17T12:00:00">
            <text:p>06/17/1933 12:00:00</text:p>
          </table:table-cell>
          <table:table-cell table:style-name="ce29" table:formula="of:=[.D$4] + ([.$B355]*[.D$5])" office:value-type="date" office:date-value="2043-03-30">
            <text:p>03/30/2043 00:00:00</text:p>
          </table:table-cell>
          <table:table-cell table:style-name="ce29" table:formula="of:=[.E$4] + ([.$B355]*[.E$5])" office:value-type="date" office:date-value="1977-01-01">
            <text:p>01/01/1977 00:00:00</text:p>
          </table:table-cell>
          <table:table-cell table:style-name="ce29" table:formula="of:=[.F$4] + ([.$B355]*[.F$5])" office:value-type="date" office:date-value="1952-12-27">
            <text:p>12/27/1952 00:00:00</text:p>
          </table:table-cell>
          <table:table-cell table:style-name="ce29" table:formula="of:=[.G$4] + ([.$B355]*[.G$5])" office:value-type="date" office:date-value="1885-11-18T12:00:00">
            <text:p>11/18/1885 12:00:00</text:p>
          </table:table-cell>
          <table:table-cell table:style-name="ce29" table:formula="of:=[.H$4] + ([.$B355]*[.H$5])" office:value-type="date" office:date-value="1860-10-17T12:00:00">
            <text:p>10/17/1860 12:00:00</text:p>
          </table:table-cell>
          <table:table-cell table:style-name="ce29" table:formula="of:=[.I$4] + ([.$B355]*[.I$5])" office:value-type="date" office:date-value="1937-04-05T12:00:00">
            <text:p>04/05/1937 12:00:00</text:p>
          </table:table-cell>
          <table:table-cell table:style-name="ce29" table:formula="of:=[.J$4] + ([.$B355]*[.J$5])" office:value-type="date" office:date-value="1944-11-10T12:00:00">
            <text:p>11/10/1944 12:00:00</text:p>
          </table:table-cell>
          <table:table-cell table:style-name="ce29" table:formula="of:=[.K$4] + ([.$B355]*[.K$5])" office:value-type="date" office:date-value="1939-11-05T12:00:00">
            <text:p>11/05/1939 12:00:00</text:p>
          </table:table-cell>
          <table:table-cell table:style-name="ce29" table:formula="of:=[.L$4] + ([.$B355]*[.L$5])" office:value-type="date" office:date-value="1889-11-28">
            <text:p>11/28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8">
            <text:p>348</text:p>
          </table:table-cell>
          <table:table-cell table:style-name="ce29" table:formula="of:=[.C$4] + ([.$B356]*[.C$5])" office:value-type="date" office:date-value="1933-06-24T12:00:00">
            <text:p>06/24/1933 12:00:00</text:p>
          </table:table-cell>
          <table:table-cell table:style-name="ce29" table:formula="of:=[.D$4] + ([.$B356]*[.D$5])" office:value-type="date" office:date-value="2043-08-21">
            <text:p>08/21/2043 00:00:00</text:p>
          </table:table-cell>
          <table:table-cell table:style-name="ce29" table:formula="of:=[.E$4] + ([.$B356]*[.E$5])" office:value-type="date" office:date-value="1977-02-19">
            <text:p>02/19/1977 00:00:00</text:p>
          </table:table-cell>
          <table:table-cell table:style-name="ce29" table:formula="of:=[.F$4] + ([.$B356]*[.F$5])" office:value-type="date" office:date-value="1953-02-14">
            <text:p>02/14/1953 00:00:00</text:p>
          </table:table-cell>
          <table:table-cell table:style-name="ce29" table:formula="of:=[.G$4] + ([.$B356]*[.G$5])" office:value-type="date" office:date-value="1885-09-30T12:00:00">
            <text:p>09/30/1885 12:00:00</text:p>
          </table:table-cell>
          <table:table-cell table:style-name="ce29" table:formula="of:=[.H$4] + ([.$B356]*[.H$5])" office:value-type="date" office:date-value="1860-08-08T12:00:00">
            <text:p>08/08/1860 12:00:00</text:p>
          </table:table-cell>
          <table:table-cell table:style-name="ce29" table:formula="of:=[.I$4] + ([.$B356]*[.I$5])" office:value-type="date" office:date-value="1937-04-16T12:00:00">
            <text:p>04/16/1937 12:00:00</text:p>
          </table:table-cell>
          <table:table-cell table:style-name="ce29" table:formula="of:=[.J$4] + ([.$B356]*[.J$5])" office:value-type="date" office:date-value="1944-11-29T12:00:00">
            <text:p>11/29/1944 12:00:00</text:p>
          </table:table-cell>
          <table:table-cell table:style-name="ce29" table:formula="of:=[.K$4] + ([.$B356]*[.K$5])" office:value-type="date" office:date-value="1939-11-18T12:00:00">
            <text:p>11/18/1939 12:00:00</text:p>
          </table:table-cell>
          <table:table-cell table:style-name="ce29" table:formula="of:=[.L$4] + ([.$B356]*[.L$5])" office:value-type="date" office:date-value="1889-10-14">
            <text:p>10/14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9">
            <text:p>349</text:p>
          </table:table-cell>
          <table:table-cell table:style-name="ce29" table:formula="of:=[.C$4] + ([.$B357]*[.C$5])" office:value-type="date" office:date-value="1933-07-01T12:00:00">
            <text:p>07/01/1933 12:00:00</text:p>
          </table:table-cell>
          <table:table-cell table:style-name="ce29" table:formula="of:=[.D$4] + ([.$B357]*[.D$5])" office:value-type="date" office:date-value="2044-01-12">
            <text:p>01/12/2044 00:00:00</text:p>
          </table:table-cell>
          <table:table-cell table:style-name="ce29" table:formula="of:=[.E$4] + ([.$B357]*[.E$5])" office:value-type="date" office:date-value="1977-04-09">
            <text:p>04/09/1977 00:00:00</text:p>
          </table:table-cell>
          <table:table-cell table:style-name="ce29" table:formula="of:=[.F$4] + ([.$B357]*[.F$5])" office:value-type="date" office:date-value="1953-04-04">
            <text:p>04/04/1953 00:00:00</text:p>
          </table:table-cell>
          <table:table-cell table:style-name="ce29" table:formula="of:=[.G$4] + ([.$B357]*[.G$5])" office:value-type="date" office:date-value="1885-08-12T12:00:00">
            <text:p>08/12/1885 12:00:00</text:p>
          </table:table-cell>
          <table:table-cell table:style-name="ce29" table:formula="of:=[.H$4] + ([.$B357]*[.H$5])" office:value-type="date" office:date-value="1860-05-30T12:00:00">
            <text:p>05/30/1860 12:00:00</text:p>
          </table:table-cell>
          <table:table-cell table:style-name="ce29" table:formula="of:=[.I$4] + ([.$B357]*[.I$5])" office:value-type="date" office:date-value="1937-04-27T12:00:00">
            <text:p>04/27/1937 12:00:00</text:p>
          </table:table-cell>
          <table:table-cell table:style-name="ce29" table:formula="of:=[.J$4] + ([.$B357]*[.J$5])" office:value-type="date" office:date-value="1944-12-18T12:00:00">
            <text:p>12/18/1944 12:00:00</text:p>
          </table:table-cell>
          <table:table-cell table:style-name="ce29" table:formula="of:=[.K$4] + ([.$B357]*[.K$5])" office:value-type="date" office:date-value="1939-12-01T12:00:00">
            <text:p>12/01/1939 12:00:00</text:p>
          </table:table-cell>
          <table:table-cell table:style-name="ce29" table:formula="of:=[.L$4] + ([.$B357]*[.L$5])" office:value-type="date" office:date-value="1889-08-30">
            <text:p>08/30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0">
            <text:p>350</text:p>
          </table:table-cell>
          <table:table-cell table:style-name="ce29" table:formula="of:=[.C$4] + ([.$B358]*[.C$5])" office:value-type="date" office:date-value="1933-07-08T12:00:00">
            <text:p>07/08/1933 12:00:00</text:p>
          </table:table-cell>
          <table:table-cell table:style-name="ce29" table:formula="of:=[.D$4] + ([.$B358]*[.D$5])" office:value-type="date" office:date-value="2044-06-04">
            <text:p>06/04/2044 00:00:00</text:p>
          </table:table-cell>
          <table:table-cell table:style-name="ce29" table:formula="of:=[.E$4] + ([.$B358]*[.E$5])" office:value-type="date" office:date-value="1977-05-28">
            <text:p>05/28/1977 00:00:00</text:p>
          </table:table-cell>
          <table:table-cell table:style-name="ce29" table:formula="of:=[.F$4] + ([.$B358]*[.F$5])" office:value-type="date" office:date-value="1953-05-23">
            <text:p>05/23/1953 00:00:00</text:p>
          </table:table-cell>
          <table:table-cell table:style-name="ce29" table:formula="of:=[.G$4] + ([.$B358]*[.G$5])" office:value-type="date" office:date-value="1885-06-24T12:00:00">
            <text:p>06/24/1885 12:00:00</text:p>
          </table:table-cell>
          <table:table-cell table:style-name="ce29" table:formula="of:=[.H$4] + ([.$B358]*[.H$5])" office:value-type="date" office:date-value="1860-03-21T12:00:00">
            <text:p>03/21/1860 12:00:00</text:p>
          </table:table-cell>
          <table:table-cell table:style-name="ce29" table:formula="of:=[.I$4] + ([.$B358]*[.I$5])" office:value-type="date" office:date-value="1937-05-08T12:00:00">
            <text:p>05/08/1937 12:00:00</text:p>
          </table:table-cell>
          <table:table-cell table:style-name="ce29" table:formula="of:=[.J$4] + ([.$B358]*[.J$5])" office:value-type="date" office:date-value="1945-01-06T12:00:00">
            <text:p>01/06/1945 12:00:00</text:p>
          </table:table-cell>
          <table:table-cell table:style-name="ce29" table:formula="of:=[.K$4] + ([.$B358]*[.K$5])" office:value-type="date" office:date-value="1939-12-14T12:00:00">
            <text:p>12/14/1939 12:00:00</text:p>
          </table:table-cell>
          <table:table-cell table:style-name="ce29" table:formula="of:=[.L$4] + ([.$B358]*[.L$5])" office:value-type="date" office:date-value="1889-07-16">
            <text:p>07/16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1">
            <text:p>351</text:p>
          </table:table-cell>
          <table:table-cell table:style-name="ce29" table:formula="of:=[.C$4] + ([.$B359]*[.C$5])" office:value-type="date" office:date-value="1933-07-15T12:00:00">
            <text:p>07/15/1933 12:00:00</text:p>
          </table:table-cell>
          <table:table-cell table:style-name="ce29" table:formula="of:=[.D$4] + ([.$B359]*[.D$5])" office:value-type="date" office:date-value="2044-10-26">
            <text:p>10/26/2044 00:00:00</text:p>
          </table:table-cell>
          <table:table-cell table:style-name="ce29" table:formula="of:=[.E$4] + ([.$B359]*[.E$5])" office:value-type="date" office:date-value="1977-07-16">
            <text:p>07/16/1977 00:00:00</text:p>
          </table:table-cell>
          <table:table-cell table:style-name="ce29" table:formula="of:=[.F$4] + ([.$B359]*[.F$5])" office:value-type="date" office:date-value="1953-07-11">
            <text:p>07/11/1953 00:00:00</text:p>
          </table:table-cell>
          <table:table-cell table:style-name="ce29" table:formula="of:=[.G$4] + ([.$B359]*[.G$5])" office:value-type="date" office:date-value="1885-05-06T12:00:00">
            <text:p>05/06/1885 12:00:00</text:p>
          </table:table-cell>
          <table:table-cell table:style-name="ce29" table:formula="of:=[.H$4] + ([.$B359]*[.H$5])" office:value-type="date" office:date-value="1860-01-11T12:00:00">
            <text:p>01/11/1860 12:00:00</text:p>
          </table:table-cell>
          <table:table-cell table:style-name="ce29" table:formula="of:=[.I$4] + ([.$B359]*[.I$5])" office:value-type="date" office:date-value="1937-05-19T12:00:00">
            <text:p>05/19/1937 12:00:00</text:p>
          </table:table-cell>
          <table:table-cell table:style-name="ce29" table:formula="of:=[.J$4] + ([.$B359]*[.J$5])" office:value-type="date" office:date-value="1945-01-25T12:00:00">
            <text:p>01/25/1945 12:00:00</text:p>
          </table:table-cell>
          <table:table-cell table:style-name="ce29" table:formula="of:=[.K$4] + ([.$B359]*[.K$5])" office:value-type="date" office:date-value="1939-12-27T12:00:00">
            <text:p>12/27/1939 12:00:00</text:p>
          </table:table-cell>
          <table:table-cell table:style-name="ce29" table:formula="of:=[.L$4] + ([.$B359]*[.L$5])" office:value-type="date" office:date-value="1889-06-01">
            <text:p>06/01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2">
            <text:p>352</text:p>
          </table:table-cell>
          <table:table-cell table:style-name="ce29" table:formula="of:=[.C$4] + ([.$B360]*[.C$5])" office:value-type="date" office:date-value="1933-07-22T12:00:00">
            <text:p>07/22/1933 12:00:00</text:p>
          </table:table-cell>
          <table:table-cell table:style-name="ce29" table:formula="of:=[.D$4] + ([.$B360]*[.D$5])" office:value-type="date" office:date-value="2045-03-19">
            <text:p>03/19/2045 00:00:00</text:p>
          </table:table-cell>
          <table:table-cell table:style-name="ce29" table:formula="of:=[.E$4] + ([.$B360]*[.E$5])" office:value-type="date" office:date-value="1977-09-03">
            <text:p>09/03/1977 00:00:00</text:p>
          </table:table-cell>
          <table:table-cell table:style-name="ce29" table:formula="of:=[.F$4] + ([.$B360]*[.F$5])" office:value-type="date" office:date-value="1953-08-29">
            <text:p>08/29/1953 00:00:00</text:p>
          </table:table-cell>
          <table:table-cell table:style-name="ce29" table:formula="of:=[.G$4] + ([.$B360]*[.G$5])" office:value-type="date" office:date-value="1885-03-18T12:00:00">
            <text:p>03/18/1885 12:00:00</text:p>
          </table:table-cell>
          <table:table-cell table:style-name="ce29" table:formula="of:=[.H$4] + ([.$B360]*[.H$5])" office:value-type="date" office:date-value="1859-11-02T12:00:00">
            <text:p>11/02/1859 12:00:00</text:p>
          </table:table-cell>
          <table:table-cell table:style-name="ce29" table:formula="of:=[.I$4] + ([.$B360]*[.I$5])" office:value-type="date" office:date-value="1937-05-30T12:00:00">
            <text:p>05/30/1937 12:00:00</text:p>
          </table:table-cell>
          <table:table-cell table:style-name="ce29" table:formula="of:=[.J$4] + ([.$B360]*[.J$5])" office:value-type="date" office:date-value="1945-02-13T12:00:00">
            <text:p>02/13/1945 12:00:00</text:p>
          </table:table-cell>
          <table:table-cell table:style-name="ce29" table:formula="of:=[.K$4] + ([.$B360]*[.K$5])" office:value-type="date" office:date-value="1940-01-09T12:00:00">
            <text:p>01/09/1940 12:00:00</text:p>
          </table:table-cell>
          <table:table-cell table:style-name="ce29" table:formula="of:=[.L$4] + ([.$B360]*[.L$5])" office:value-type="date" office:date-value="1889-04-17">
            <text:p>04/17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3">
            <text:p>353</text:p>
          </table:table-cell>
          <table:table-cell table:style-name="ce29" table:formula="of:=[.C$4] + ([.$B361]*[.C$5])" office:value-type="date" office:date-value="1933-07-29T12:00:00">
            <text:p>07/29/1933 12:00:00</text:p>
          </table:table-cell>
          <table:table-cell table:style-name="ce29" table:formula="of:=[.D$4] + ([.$B361]*[.D$5])" office:value-type="date" office:date-value="2045-08-10">
            <text:p>08/10/2045 00:00:00</text:p>
          </table:table-cell>
          <table:table-cell table:style-name="ce29" table:formula="of:=[.E$4] + ([.$B361]*[.E$5])" office:value-type="date" office:date-value="1977-10-22">
            <text:p>10/22/1977 00:00:00</text:p>
          </table:table-cell>
          <table:table-cell table:style-name="ce29" table:formula="of:=[.F$4] + ([.$B361]*[.F$5])" office:value-type="date" office:date-value="1953-10-17">
            <text:p>10/17/1953 00:00:00</text:p>
          </table:table-cell>
          <table:table-cell table:style-name="ce29" table:formula="of:=[.G$4] + ([.$B361]*[.G$5])" office:value-type="date" office:date-value="1885-01-28T12:00:00">
            <text:p>01/28/1885 12:00:00</text:p>
          </table:table-cell>
          <table:table-cell table:style-name="ce29" table:formula="of:=[.H$4] + ([.$B361]*[.H$5])" office:value-type="date" office:date-value="1859-08-24T12:00:00">
            <text:p>08/24/1859 12:00:00</text:p>
          </table:table-cell>
          <table:table-cell table:style-name="ce29" table:formula="of:=[.I$4] + ([.$B361]*[.I$5])" office:value-type="date" office:date-value="1937-06-10T12:00:00">
            <text:p>06/10/1937 12:00:00</text:p>
          </table:table-cell>
          <table:table-cell table:style-name="ce29" table:formula="of:=[.J$4] + ([.$B361]*[.J$5])" office:value-type="date" office:date-value="1945-03-04T12:00:00">
            <text:p>03/04/1945 12:00:00</text:p>
          </table:table-cell>
          <table:table-cell table:style-name="ce29" table:formula="of:=[.K$4] + ([.$B361]*[.K$5])" office:value-type="date" office:date-value="1940-01-22T12:00:00">
            <text:p>01/22/1940 12:00:00</text:p>
          </table:table-cell>
          <table:table-cell table:style-name="ce29" table:formula="of:=[.L$4] + ([.$B361]*[.L$5])" office:value-type="date" office:date-value="1889-03-03">
            <text:p>03/03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4">
            <text:p>354</text:p>
          </table:table-cell>
          <table:table-cell table:style-name="ce29" table:formula="of:=[.C$4] + ([.$B362]*[.C$5])" office:value-type="date" office:date-value="1933-08-05T12:00:00">
            <text:p>08/05/1933 12:00:00</text:p>
          </table:table-cell>
          <table:table-cell table:style-name="ce29" table:formula="of:=[.D$4] + ([.$B362]*[.D$5])" office:value-type="date" office:date-value="2046-01-01">
            <text:p>01/01/2046 00:00:00</text:p>
          </table:table-cell>
          <table:table-cell table:style-name="ce29" table:formula="of:=[.E$4] + ([.$B362]*[.E$5])" office:value-type="date" office:date-value="1977-12-10">
            <text:p>12/10/1977 00:00:00</text:p>
          </table:table-cell>
          <table:table-cell table:style-name="ce29" table:formula="of:=[.F$4] + ([.$B362]*[.F$5])" office:value-type="date" office:date-value="1953-12-05">
            <text:p>12/05/1953 00:00:00</text:p>
          </table:table-cell>
          <table:table-cell table:style-name="ce29" table:formula="of:=[.G$4] + ([.$B362]*[.G$5])" office:value-type="date" office:date-value="1884-12-10T12:00:00">
            <text:p>12/10/1884 12:00:00</text:p>
          </table:table-cell>
          <table:table-cell table:style-name="ce29" table:formula="of:=[.H$4] + ([.$B362]*[.H$5])" office:value-type="date" office:date-value="1859-06-15T12:00:00">
            <text:p>06/15/1859 12:00:00</text:p>
          </table:table-cell>
          <table:table-cell table:style-name="ce29" table:formula="of:=[.I$4] + ([.$B362]*[.I$5])" office:value-type="date" office:date-value="1937-06-21T12:00:00">
            <text:p>06/21/1937 12:00:00</text:p>
          </table:table-cell>
          <table:table-cell table:style-name="ce29" table:formula="of:=[.J$4] + ([.$B362]*[.J$5])" office:value-type="date" office:date-value="1945-03-23T12:00:00">
            <text:p>03/23/1945 12:00:00</text:p>
          </table:table-cell>
          <table:table-cell table:style-name="ce29" table:formula="of:=[.K$4] + ([.$B362]*[.K$5])" office:value-type="date" office:date-value="1940-02-04T12:00:00">
            <text:p>02/04/1940 12:00:00</text:p>
          </table:table-cell>
          <table:table-cell table:style-name="ce29" table:formula="of:=[.L$4] + ([.$B362]*[.L$5])" office:value-type="date" office:date-value="1889-01-17">
            <text:p>01/17/188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5">
            <text:p>355</text:p>
          </table:table-cell>
          <table:table-cell table:style-name="ce29" table:formula="of:=[.C$4] + ([.$B363]*[.C$5])" office:value-type="date" office:date-value="1933-08-12T12:00:00">
            <text:p>08/12/1933 12:00:00</text:p>
          </table:table-cell>
          <table:table-cell table:style-name="ce29" table:formula="of:=[.D$4] + ([.$B363]*[.D$5])" office:value-type="date" office:date-value="2046-05-25">
            <text:p>05/25/2046 00:00:00</text:p>
          </table:table-cell>
          <table:table-cell table:style-name="ce29" table:formula="of:=[.E$4] + ([.$B363]*[.E$5])" office:value-type="date" office:date-value="1978-01-28">
            <text:p>01/28/1978 00:00:00</text:p>
          </table:table-cell>
          <table:table-cell table:style-name="ce29" table:formula="of:=[.F$4] + ([.$B363]*[.F$5])" office:value-type="date" office:date-value="1954-01-23">
            <text:p>01/23/1954 00:00:00</text:p>
          </table:table-cell>
          <table:table-cell table:style-name="ce29" table:formula="of:=[.G$4] + ([.$B363]*[.G$5])" office:value-type="date" office:date-value="1884-10-22T12:00:00">
            <text:p>10/22/1884 12:00:00</text:p>
          </table:table-cell>
          <table:table-cell table:style-name="ce29" table:formula="of:=[.H$4] + ([.$B363]*[.H$5])" office:value-type="date" office:date-value="1859-04-06T12:00:00">
            <text:p>04/06/1859 12:00:00</text:p>
          </table:table-cell>
          <table:table-cell table:style-name="ce29" table:formula="of:=[.I$4] + ([.$B363]*[.I$5])" office:value-type="date" office:date-value="1937-07-02T12:00:00">
            <text:p>07/02/1937 12:00:00</text:p>
          </table:table-cell>
          <table:table-cell table:style-name="ce29" table:formula="of:=[.J$4] + ([.$B363]*[.J$5])" office:value-type="date" office:date-value="1945-04-11T12:00:00">
            <text:p>04/11/1945 12:00:00</text:p>
          </table:table-cell>
          <table:table-cell table:style-name="ce29" table:formula="of:=[.K$4] + ([.$B363]*[.K$5])" office:value-type="date" office:date-value="1940-02-17T12:00:00">
            <text:p>02/17/1940 12:00:00</text:p>
          </table:table-cell>
          <table:table-cell table:style-name="ce29" table:formula="of:=[.L$4] + ([.$B363]*[.L$5])" office:value-type="date" office:date-value="1888-12-03">
            <text:p>12/03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6">
            <text:p>356</text:p>
          </table:table-cell>
          <table:table-cell table:style-name="ce29" table:formula="of:=[.C$4] + ([.$B364]*[.C$5])" office:value-type="date" office:date-value="1933-08-19T12:00:00">
            <text:p>08/19/1933 12:00:00</text:p>
          </table:table-cell>
          <table:table-cell table:style-name="ce29" table:formula="of:=[.D$4] + ([.$B364]*[.D$5])" office:value-type="date" office:date-value="2046-10-16">
            <text:p>10/16/2046 00:00:00</text:p>
          </table:table-cell>
          <table:table-cell table:style-name="ce29" table:formula="of:=[.E$4] + ([.$B364]*[.E$5])" office:value-type="date" office:date-value="1978-03-18">
            <text:p>03/18/1978 00:00:00</text:p>
          </table:table-cell>
          <table:table-cell table:style-name="ce29" table:formula="of:=[.F$4] + ([.$B364]*[.F$5])" office:value-type="date" office:date-value="1954-03-13">
            <text:p>03/13/1954 00:00:00</text:p>
          </table:table-cell>
          <table:table-cell table:style-name="ce29" table:formula="of:=[.G$4] + ([.$B364]*[.G$5])" office:value-type="date" office:date-value="1884-09-03T12:00:00">
            <text:p>09/03/1884 12:00:00</text:p>
          </table:table-cell>
          <table:table-cell table:style-name="ce29" table:formula="of:=[.H$4] + ([.$B364]*[.H$5])" office:value-type="date" office:date-value="1859-01-26T12:00:00">
            <text:p>01/26/1859 12:00:00</text:p>
          </table:table-cell>
          <table:table-cell table:style-name="ce29" table:formula="of:=[.I$4] + ([.$B364]*[.I$5])" office:value-type="date" office:date-value="1937-07-13T12:00:00">
            <text:p>07/13/1937 12:00:00</text:p>
          </table:table-cell>
          <table:table-cell table:style-name="ce29" table:formula="of:=[.J$4] + ([.$B364]*[.J$5])" office:value-type="date" office:date-value="1945-04-30T12:00:00">
            <text:p>04/30/1945 12:00:00</text:p>
          </table:table-cell>
          <table:table-cell table:style-name="ce29" table:formula="of:=[.K$4] + ([.$B364]*[.K$5])" office:value-type="date" office:date-value="1940-03-01T12:00:00">
            <text:p>03/01/1940 12:00:00</text:p>
          </table:table-cell>
          <table:table-cell table:style-name="ce29" table:formula="of:=[.L$4] + ([.$B364]*[.L$5])" office:value-type="date" office:date-value="1888-10-19">
            <text:p>10/19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7">
            <text:p>357</text:p>
          </table:table-cell>
          <table:table-cell table:style-name="ce29" table:formula="of:=[.C$4] + ([.$B365]*[.C$5])" office:value-type="date" office:date-value="1933-08-26T12:00:00">
            <text:p>08/26/1933 12:00:00</text:p>
          </table:table-cell>
          <table:table-cell table:style-name="ce29" table:formula="of:=[.D$4] + ([.$B365]*[.D$5])" office:value-type="date" office:date-value="2047-03-09">
            <text:p>03/09/2047 00:00:00</text:p>
          </table:table-cell>
          <table:table-cell table:style-name="ce29" table:formula="of:=[.E$4] + ([.$B365]*[.E$5])" office:value-type="date" office:date-value="1978-05-06">
            <text:p>05/06/1978 00:00:00</text:p>
          </table:table-cell>
          <table:table-cell table:style-name="ce29" table:formula="of:=[.F$4] + ([.$B365]*[.F$5])" office:value-type="date" office:date-value="1954-05-01">
            <text:p>05/01/1954 00:00:00</text:p>
          </table:table-cell>
          <table:table-cell table:style-name="ce29" table:formula="of:=[.G$4] + ([.$B365]*[.G$5])" office:value-type="date" office:date-value="1884-07-16T12:00:00">
            <text:p>07/16/1884 12:00:00</text:p>
          </table:table-cell>
          <table:table-cell table:style-name="ce29" table:formula="of:=[.H$4] + ([.$B365]*[.H$5])" office:value-type="date" office:date-value="1858-11-17T12:00:00">
            <text:p>11/17/1858 12:00:00</text:p>
          </table:table-cell>
          <table:table-cell table:style-name="ce29" table:formula="of:=[.I$4] + ([.$B365]*[.I$5])" office:value-type="date" office:date-value="1937-07-24T12:00:00">
            <text:p>07/24/1937 12:00:00</text:p>
          </table:table-cell>
          <table:table-cell table:style-name="ce29" table:formula="of:=[.J$4] + ([.$B365]*[.J$5])" office:value-type="date" office:date-value="1945-05-19T12:00:00">
            <text:p>05/19/1945 12:00:00</text:p>
          </table:table-cell>
          <table:table-cell table:style-name="ce29" table:formula="of:=[.K$4] + ([.$B365]*[.K$5])" office:value-type="date" office:date-value="1940-03-14T12:00:00">
            <text:p>03/14/1940 12:00:00</text:p>
          </table:table-cell>
          <table:table-cell table:style-name="ce29" table:formula="of:=[.L$4] + ([.$B365]*[.L$5])" office:value-type="date" office:date-value="1888-09-04">
            <text:p>09/04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8">
            <text:p>358</text:p>
          </table:table-cell>
          <table:table-cell table:style-name="ce29" table:formula="of:=[.C$4] + ([.$B366]*[.C$5])" office:value-type="date" office:date-value="1933-09-02T12:00:00">
            <text:p>09/02/1933 12:00:00</text:p>
          </table:table-cell>
          <table:table-cell table:style-name="ce29" table:formula="of:=[.D$4] + ([.$B366]*[.D$5])" office:value-type="date" office:date-value="2047-07-31">
            <text:p>07/31/2047 00:00:00</text:p>
          </table:table-cell>
          <table:table-cell table:style-name="ce29" table:formula="of:=[.E$4] + ([.$B366]*[.E$5])" office:value-type="date" office:date-value="1978-06-24">
            <text:p>06/24/1978 00:00:00</text:p>
          </table:table-cell>
          <table:table-cell table:style-name="ce29" table:formula="of:=[.F$4] + ([.$B366]*[.F$5])" office:value-type="date" office:date-value="1954-06-19">
            <text:p>06/19/1954 00:00:00</text:p>
          </table:table-cell>
          <table:table-cell table:style-name="ce29" table:formula="of:=[.G$4] + ([.$B366]*[.G$5])" office:value-type="date" office:date-value="1884-05-28T12:00:00">
            <text:p>05/28/1884 12:00:00</text:p>
          </table:table-cell>
          <table:table-cell table:style-name="ce29" table:formula="of:=[.H$4] + ([.$B366]*[.H$5])" office:value-type="date" office:date-value="1858-09-08T12:00:00">
            <text:p>09/08/1858 12:00:00</text:p>
          </table:table-cell>
          <table:table-cell table:style-name="ce29" table:formula="of:=[.I$4] + ([.$B366]*[.I$5])" office:value-type="date" office:date-value="1937-08-04T12:00:00">
            <text:p>08/04/1937 12:00:00</text:p>
          </table:table-cell>
          <table:table-cell table:style-name="ce29" table:formula="of:=[.J$4] + ([.$B366]*[.J$5])" office:value-type="date" office:date-value="1945-06-07T12:00:00">
            <text:p>06/07/1945 12:00:00</text:p>
          </table:table-cell>
          <table:table-cell table:style-name="ce29" table:formula="of:=[.K$4] + ([.$B366]*[.K$5])" office:value-type="date" office:date-value="1940-03-27T12:00:00">
            <text:p>03/27/1940 12:00:00</text:p>
          </table:table-cell>
          <table:table-cell table:style-name="ce29" table:formula="of:=[.L$4] + ([.$B366]*[.L$5])" office:value-type="date" office:date-value="1888-07-21">
            <text:p>07/21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9">
            <text:p>359</text:p>
          </table:table-cell>
          <table:table-cell table:style-name="ce29" table:formula="of:=[.C$4] + ([.$B367]*[.C$5])" office:value-type="date" office:date-value="1933-09-09T12:00:00">
            <text:p>09/09/1933 12:00:00</text:p>
          </table:table-cell>
          <table:table-cell table:style-name="ce29" table:formula="of:=[.D$4] + ([.$B367]*[.D$5])" office:value-type="date" office:date-value="2047-12-22">
            <text:p>12/22/2047 00:00:00</text:p>
          </table:table-cell>
          <table:table-cell table:style-name="ce29" table:formula="of:=[.E$4] + ([.$B367]*[.E$5])" office:value-type="date" office:date-value="1978-08-12">
            <text:p>08/12/1978 00:00:00</text:p>
          </table:table-cell>
          <table:table-cell table:style-name="ce29" table:formula="of:=[.F$4] + ([.$B367]*[.F$5])" office:value-type="date" office:date-value="1954-08-07">
            <text:p>08/07/1954 00:00:00</text:p>
          </table:table-cell>
          <table:table-cell table:style-name="ce29" table:formula="of:=[.G$4] + ([.$B367]*[.G$5])" office:value-type="date" office:date-value="1884-04-09T12:00:00">
            <text:p>04/09/1884 12:00:00</text:p>
          </table:table-cell>
          <table:table-cell table:style-name="ce29" table:formula="of:=[.H$4] + ([.$B367]*[.H$5])" office:value-type="date" office:date-value="1858-06-30T12:00:00">
            <text:p>06/30/1858 12:00:00</text:p>
          </table:table-cell>
          <table:table-cell table:style-name="ce29" table:formula="of:=[.I$4] + ([.$B367]*[.I$5])" office:value-type="date" office:date-value="1937-08-15T12:00:00">
            <text:p>08/15/1937 12:00:00</text:p>
          </table:table-cell>
          <table:table-cell table:style-name="ce29" table:formula="of:=[.J$4] + ([.$B367]*[.J$5])" office:value-type="date" office:date-value="1945-06-26T12:00:00">
            <text:p>06/26/1945 12:00:00</text:p>
          </table:table-cell>
          <table:table-cell table:style-name="ce29" table:formula="of:=[.K$4] + ([.$B367]*[.K$5])" office:value-type="date" office:date-value="1940-04-09T12:00:00">
            <text:p>04/09/1940 12:00:00</text:p>
          </table:table-cell>
          <table:table-cell table:style-name="ce29" table:formula="of:=[.L$4] + ([.$B367]*[.L$5])" office:value-type="date" office:date-value="1888-06-06">
            <text:p>06/06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0">
            <text:p>360</text:p>
          </table:table-cell>
          <table:table-cell table:style-name="ce29" table:formula="of:=[.C$4] + ([.$B368]*[.C$5])" office:value-type="date" office:date-value="1933-09-16T12:00:00">
            <text:p>09/16/1933 12:00:00</text:p>
          </table:table-cell>
          <table:table-cell table:style-name="ce29" table:formula="of:=[.D$4] + ([.$B368]*[.D$5])" office:value-type="date" office:date-value="2048-05-14">
            <text:p>05/14/2048 00:00:00</text:p>
          </table:table-cell>
          <table:table-cell table:style-name="ce29" table:formula="of:=[.E$4] + ([.$B368]*[.E$5])" office:value-type="date" office:date-value="1978-09-30">
            <text:p>09/30/1978 00:00:00</text:p>
          </table:table-cell>
          <table:table-cell table:style-name="ce29" table:formula="of:=[.F$4] + ([.$B368]*[.F$5])" office:value-type="date" office:date-value="1954-09-25">
            <text:p>09/25/1954 00:00:00</text:p>
          </table:table-cell>
          <table:table-cell table:style-name="ce29" table:formula="of:=[.G$4] + ([.$B368]*[.G$5])" office:value-type="date" office:date-value="1884-02-20T12:00:00">
            <text:p>02/20/1884 12:00:00</text:p>
          </table:table-cell>
          <table:table-cell table:style-name="ce29" table:formula="of:=[.H$4] + ([.$B368]*[.H$5])" office:value-type="date" office:date-value="1858-04-21T12:00:00">
            <text:p>04/21/1858 12:00:00</text:p>
          </table:table-cell>
          <table:table-cell table:style-name="ce29" table:formula="of:=[.I$4] + ([.$B368]*[.I$5])" office:value-type="date" office:date-value="1937-08-26T12:00:00">
            <text:p>08/26/1937 12:00:00</text:p>
          </table:table-cell>
          <table:table-cell table:style-name="ce29" table:formula="of:=[.J$4] + ([.$B368]*[.J$5])" office:value-type="date" office:date-value="1945-07-15T12:00:00">
            <text:p>07/15/1945 12:00:00</text:p>
          </table:table-cell>
          <table:table-cell table:style-name="ce29" table:formula="of:=[.K$4] + ([.$B368]*[.K$5])" office:value-type="date" office:date-value="1940-04-22T12:00:00">
            <text:p>04/22/1940 12:00:00</text:p>
          </table:table-cell>
          <table:table-cell table:style-name="ce29" table:formula="of:=[.L$4] + ([.$B368]*[.L$5])" office:value-type="date" office:date-value="1888-04-22">
            <text:p>04/22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1">
            <text:p>361</text:p>
          </table:table-cell>
          <table:table-cell table:style-name="ce29" table:formula="of:=[.C$4] + ([.$B369]*[.C$5])" office:value-type="date" office:date-value="1933-09-23T12:00:00">
            <text:p>09/23/1933 12:00:00</text:p>
          </table:table-cell>
          <table:table-cell table:style-name="ce29" table:formula="of:=[.D$4] + ([.$B369]*[.D$5])" office:value-type="date" office:date-value="2048-10-05">
            <text:p>10/05/2048 00:00:00</text:p>
          </table:table-cell>
          <table:table-cell table:style-name="ce29" table:formula="of:=[.E$4] + ([.$B369]*[.E$5])" office:value-type="date" office:date-value="1978-11-18">
            <text:p>11/18/1978 00:00:00</text:p>
          </table:table-cell>
          <table:table-cell table:style-name="ce29" table:formula="of:=[.F$4] + ([.$B369]*[.F$5])" office:value-type="date" office:date-value="1954-11-13">
            <text:p>11/13/1954 00:00:00</text:p>
          </table:table-cell>
          <table:table-cell table:style-name="ce29" table:formula="of:=[.G$4] + ([.$B369]*[.G$5])" office:value-type="date" office:date-value="1884-01-02T12:00:00">
            <text:p>01/02/1884 12:00:00</text:p>
          </table:table-cell>
          <table:table-cell table:style-name="ce29" table:formula="of:=[.H$4] + ([.$B369]*[.H$5])" office:value-type="date" office:date-value="1858-02-10T12:00:00">
            <text:p>02/10/1858 12:00:00</text:p>
          </table:table-cell>
          <table:table-cell table:style-name="ce29" table:formula="of:=[.I$4] + ([.$B369]*[.I$5])" office:value-type="date" office:date-value="1937-09-06T12:00:00">
            <text:p>09/06/1937 12:00:00</text:p>
          </table:table-cell>
          <table:table-cell table:style-name="ce29" table:formula="of:=[.J$4] + ([.$B369]*[.J$5])" office:value-type="date" office:date-value="1945-08-03T12:00:00">
            <text:p>08/03/1945 12:00:00</text:p>
          </table:table-cell>
          <table:table-cell table:style-name="ce29" table:formula="of:=[.K$4] + ([.$B369]*[.K$5])" office:value-type="date" office:date-value="1940-05-05T12:00:00">
            <text:p>05/05/1940 12:00:00</text:p>
          </table:table-cell>
          <table:table-cell table:style-name="ce29" table:formula="of:=[.L$4] + ([.$B369]*[.L$5])" office:value-type="date" office:date-value="1888-03-08">
            <text:p>03/08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2">
            <text:p>362</text:p>
          </table:table-cell>
          <table:table-cell table:style-name="ce29" table:formula="of:=[.C$4] + ([.$B370]*[.C$5])" office:value-type="date" office:date-value="1933-09-30T12:00:00">
            <text:p>09/30/1933 12:00:00</text:p>
          </table:table-cell>
          <table:table-cell table:style-name="ce29" table:formula="of:=[.D$4] + ([.$B370]*[.D$5])" office:value-type="date" office:date-value="2049-02-26">
            <text:p>02/26/2049 00:00:00</text:p>
          </table:table-cell>
          <table:table-cell table:style-name="ce29" table:formula="of:=[.E$4] + ([.$B370]*[.E$5])" office:value-type="date" office:date-value="1979-01-06">
            <text:p>01/06/1979 00:00:00</text:p>
          </table:table-cell>
          <table:table-cell table:style-name="ce29" table:formula="of:=[.F$4] + ([.$B370]*[.F$5])" office:value-type="date" office:date-value="1955-01-01">
            <text:p>01/01/1955 00:00:00</text:p>
          </table:table-cell>
          <table:table-cell table:style-name="ce29" table:formula="of:=[.G$4] + ([.$B370]*[.G$5])" office:value-type="date" office:date-value="1883-11-14T12:00:00">
            <text:p>11/14/1883 12:00:00</text:p>
          </table:table-cell>
          <table:table-cell table:style-name="ce29" table:formula="of:=[.H$4] + ([.$B370]*[.H$5])" office:value-type="date" office:date-value="1857-12-02T12:00:00">
            <text:p>12/02/1857 12:00:00</text:p>
          </table:table-cell>
          <table:table-cell table:style-name="ce29" table:formula="of:=[.I$4] + ([.$B370]*[.I$5])" office:value-type="date" office:date-value="1937-09-17T12:00:00">
            <text:p>09/17/1937 12:00:00</text:p>
          </table:table-cell>
          <table:table-cell table:style-name="ce29" table:formula="of:=[.J$4] + ([.$B370]*[.J$5])" office:value-type="date" office:date-value="1945-08-22T12:00:00">
            <text:p>08/22/1945 12:00:00</text:p>
          </table:table-cell>
          <table:table-cell table:style-name="ce29" table:formula="of:=[.K$4] + ([.$B370]*[.K$5])" office:value-type="date" office:date-value="1940-05-18T12:00:00">
            <text:p>05/18/1940 12:00:00</text:p>
          </table:table-cell>
          <table:table-cell table:style-name="ce29" table:formula="of:=[.L$4] + ([.$B370]*[.L$5])" office:value-type="date" office:date-value="1888-01-23">
            <text:p>01/23/188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3">
            <text:p>363</text:p>
          </table:table-cell>
          <table:table-cell table:style-name="ce29" table:formula="of:=[.C$4] + ([.$B371]*[.C$5])" office:value-type="date" office:date-value="1933-10-07T12:00:00">
            <text:p>10/07/1933 12:00:00</text:p>
          </table:table-cell>
          <table:table-cell table:style-name="ce29" table:formula="of:=[.D$4] + ([.$B371]*[.D$5])" office:value-type="date" office:date-value="2049-07-20">
            <text:p>07/20/2049 00:00:00</text:p>
          </table:table-cell>
          <table:table-cell table:style-name="ce29" table:formula="of:=[.E$4] + ([.$B371]*[.E$5])" office:value-type="date" office:date-value="1979-02-24">
            <text:p>02/24/1979 00:00:00</text:p>
          </table:table-cell>
          <table:table-cell table:style-name="ce29" table:formula="of:=[.F$4] + ([.$B371]*[.F$5])" office:value-type="date" office:date-value="1955-02-19">
            <text:p>02/19/1955 00:00:00</text:p>
          </table:table-cell>
          <table:table-cell table:style-name="ce29" table:formula="of:=[.G$4] + ([.$B371]*[.G$5])" office:value-type="date" office:date-value="1883-09-26T12:00:00">
            <text:p>09/26/1883 12:00:00</text:p>
          </table:table-cell>
          <table:table-cell table:style-name="ce29" table:formula="of:=[.H$4] + ([.$B371]*[.H$5])" office:value-type="date" office:date-value="1857-09-23T12:00:00">
            <text:p>09/23/1857 12:00:00</text:p>
          </table:table-cell>
          <table:table-cell table:style-name="ce29" table:formula="of:=[.I$4] + ([.$B371]*[.I$5])" office:value-type="date" office:date-value="1937-09-28T12:00:00">
            <text:p>09/28/1937 12:00:00</text:p>
          </table:table-cell>
          <table:table-cell table:style-name="ce29" table:formula="of:=[.J$4] + ([.$B371]*[.J$5])" office:value-type="date" office:date-value="1945-09-10T12:00:00">
            <text:p>09/10/1945 12:00:00</text:p>
          </table:table-cell>
          <table:table-cell table:style-name="ce29" table:formula="of:=[.K$4] + ([.$B371]*[.K$5])" office:value-type="date" office:date-value="1940-05-31T12:00:00">
            <text:p>05/31/1940 12:00:00</text:p>
          </table:table-cell>
          <table:table-cell table:style-name="ce29" table:formula="of:=[.L$4] + ([.$B371]*[.L$5])" office:value-type="date" office:date-value="1887-12-09">
            <text:p>12/09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4">
            <text:p>364</text:p>
          </table:table-cell>
          <table:table-cell table:style-name="ce29" table:formula="of:=[.C$4] + ([.$B372]*[.C$5])" office:value-type="date" office:date-value="1933-10-14T12:00:00">
            <text:p>10/14/1933 12:00:00</text:p>
          </table:table-cell>
          <table:table-cell table:style-name="ce29" table:formula="of:=[.D$4] + ([.$B372]*[.D$5])" office:value-type="date" office:date-value="2049-12-11">
            <text:p>12/11/2049 00:00:00</text:p>
          </table:table-cell>
          <table:table-cell table:style-name="ce29" table:formula="of:=[.E$4] + ([.$B372]*[.E$5])" office:value-type="date" office:date-value="1979-04-14">
            <text:p>04/14/1979 00:00:00</text:p>
          </table:table-cell>
          <table:table-cell table:style-name="ce29" table:formula="of:=[.F$4] + ([.$B372]*[.F$5])" office:value-type="date" office:date-value="1955-04-09">
            <text:p>04/09/1955 00:00:00</text:p>
          </table:table-cell>
          <table:table-cell table:style-name="ce29" table:formula="of:=[.G$4] + ([.$B372]*[.G$5])" office:value-type="date" office:date-value="1883-08-08T12:00:00">
            <text:p>08/08/1883 12:00:00</text:p>
          </table:table-cell>
          <table:table-cell table:style-name="ce29" table:formula="of:=[.H$4] + ([.$B372]*[.H$5])" office:value-type="date" office:date-value="1857-07-15T12:00:00">
            <text:p>07/15/1857 12:00:00</text:p>
          </table:table-cell>
          <table:table-cell table:style-name="ce29" table:formula="of:=[.I$4] + ([.$B372]*[.I$5])" office:value-type="date" office:date-value="1937-10-09T12:00:00">
            <text:p>10/09/1937 12:00:00</text:p>
          </table:table-cell>
          <table:table-cell table:style-name="ce29" table:formula="of:=[.J$4] + ([.$B372]*[.J$5])" office:value-type="date" office:date-value="1945-09-29T12:00:00">
            <text:p>09/29/1945 12:00:00</text:p>
          </table:table-cell>
          <table:table-cell table:style-name="ce29" table:formula="of:=[.K$4] + ([.$B372]*[.K$5])" office:value-type="date" office:date-value="1940-06-13T12:00:00">
            <text:p>06/13/1940 12:00:00</text:p>
          </table:table-cell>
          <table:table-cell table:style-name="ce29" table:formula="of:=[.L$4] + ([.$B372]*[.L$5])" office:value-type="date" office:date-value="1887-10-25">
            <text:p>10/25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5">
            <text:p>365</text:p>
          </table:table-cell>
          <table:table-cell table:style-name="ce29" table:formula="of:=[.C$4] + ([.$B373]*[.C$5])" office:value-type="date" office:date-value="1933-10-21T12:00:00">
            <text:p>10/21/1933 12:00:00</text:p>
          </table:table-cell>
          <table:table-cell table:style-name="ce29" table:formula="of:=[.D$4] + ([.$B373]*[.D$5])" office:value-type="date" office:date-value="2050-05-04">
            <text:p>05/04/2050 00:00:00</text:p>
          </table:table-cell>
          <table:table-cell table:style-name="ce29" table:formula="of:=[.E$4] + ([.$B373]*[.E$5])" office:value-type="date" office:date-value="1979-06-02">
            <text:p>06/02/1979 00:00:00</text:p>
          </table:table-cell>
          <table:table-cell table:style-name="ce29" table:formula="of:=[.F$4] + ([.$B373]*[.F$5])" office:value-type="date" office:date-value="1955-05-28">
            <text:p>05/28/1955 00:00:00</text:p>
          </table:table-cell>
          <table:table-cell table:style-name="ce29" table:formula="of:=[.G$4] + ([.$B373]*[.G$5])" office:value-type="date" office:date-value="1883-06-20T12:00:00">
            <text:p>06/20/1883 12:00:00</text:p>
          </table:table-cell>
          <table:table-cell table:style-name="ce29" table:formula="of:=[.H$4] + ([.$B373]*[.H$5])" office:value-type="date" office:date-value="1857-05-06T12:00:00">
            <text:p>05/06/1857 12:00:00</text:p>
          </table:table-cell>
          <table:table-cell table:style-name="ce29" table:formula="of:=[.I$4] + ([.$B373]*[.I$5])" office:value-type="date" office:date-value="1937-10-20T12:00:00">
            <text:p>10/20/1937 12:00:00</text:p>
          </table:table-cell>
          <table:table-cell table:style-name="ce29" table:formula="of:=[.J$4] + ([.$B373]*[.J$5])" office:value-type="date" office:date-value="1945-10-18T12:00:00">
            <text:p>10/18/1945 12:00:00</text:p>
          </table:table-cell>
          <table:table-cell table:style-name="ce29" table:formula="of:=[.K$4] + ([.$B373]*[.K$5])" office:value-type="date" office:date-value="1940-06-26T12:00:00">
            <text:p>06/26/1940 12:00:00</text:p>
          </table:table-cell>
          <table:table-cell table:style-name="ce29" table:formula="of:=[.L$4] + ([.$B373]*[.L$5])" office:value-type="date" office:date-value="1887-09-10">
            <text:p>09/10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6">
            <text:p>366</text:p>
          </table:table-cell>
          <table:table-cell table:style-name="ce29" table:formula="of:=[.C$4] + ([.$B374]*[.C$5])" office:value-type="date" office:date-value="1933-10-28T12:00:00">
            <text:p>10/28/1933 12:00:00</text:p>
          </table:table-cell>
          <table:table-cell table:style-name="ce29" table:formula="of:=[.D$4] + ([.$B374]*[.D$5])" office:value-type="date" office:date-value="2050-09-25">
            <text:p>09/25/2050 00:00:00</text:p>
          </table:table-cell>
          <table:table-cell table:style-name="ce29" table:formula="of:=[.E$4] + ([.$B374]*[.E$5])" office:value-type="date" office:date-value="1979-07-21">
            <text:p>07/21/1979 00:00:00</text:p>
          </table:table-cell>
          <table:table-cell table:style-name="ce29" table:formula="of:=[.F$4] + ([.$B374]*[.F$5])" office:value-type="date" office:date-value="1955-07-16">
            <text:p>07/16/1955 00:00:00</text:p>
          </table:table-cell>
          <table:table-cell table:style-name="ce29" table:formula="of:=[.G$4] + ([.$B374]*[.G$5])" office:value-type="date" office:date-value="1883-05-02T12:00:00">
            <text:p>05/02/1883 12:00:00</text:p>
          </table:table-cell>
          <table:table-cell table:style-name="ce29" table:formula="of:=[.H$4] + ([.$B374]*[.H$5])" office:value-type="date" office:date-value="1857-02-25T12:00:00">
            <text:p>02/25/1857 12:00:00</text:p>
          </table:table-cell>
          <table:table-cell table:style-name="ce29" table:formula="of:=[.I$4] + ([.$B374]*[.I$5])" office:value-type="date" office:date-value="1937-10-31T12:00:00">
            <text:p>10/31/1937 12:00:00</text:p>
          </table:table-cell>
          <table:table-cell table:style-name="ce29" table:formula="of:=[.J$4] + ([.$B374]*[.J$5])" office:value-type="date" office:date-value="1945-11-06T12:00:00">
            <text:p>11/06/1945 12:00:00</text:p>
          </table:table-cell>
          <table:table-cell table:style-name="ce29" table:formula="of:=[.K$4] + ([.$B374]*[.K$5])" office:value-type="date" office:date-value="1940-07-09T12:00:00">
            <text:p>07/09/1940 12:00:00</text:p>
          </table:table-cell>
          <table:table-cell table:style-name="ce29" table:formula="of:=[.L$4] + ([.$B374]*[.L$5])" office:value-type="date" office:date-value="1887-07-27">
            <text:p>07/27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7">
            <text:p>367</text:p>
          </table:table-cell>
          <table:table-cell table:style-name="ce29" table:formula="of:=[.C$4] + ([.$B375]*[.C$5])" office:value-type="date" office:date-value="1933-11-04T12:00:00">
            <text:p>11/04/1933 12:00:00</text:p>
          </table:table-cell>
          <table:table-cell table:style-name="ce29" table:formula="of:=[.D$4] + ([.$B375]*[.D$5])" office:value-type="date" office:date-value="2051-02-16">
            <text:p>02/16/2051 00:00:00</text:p>
          </table:table-cell>
          <table:table-cell table:style-name="ce29" table:formula="of:=[.E$4] + ([.$B375]*[.E$5])" office:value-type="date" office:date-value="1979-09-08">
            <text:p>09/08/1979 00:00:00</text:p>
          </table:table-cell>
          <table:table-cell table:style-name="ce29" table:formula="of:=[.F$4] + ([.$B375]*[.F$5])" office:value-type="date" office:date-value="1955-09-03">
            <text:p>09/03/1955 00:00:00</text:p>
          </table:table-cell>
          <table:table-cell table:style-name="ce29" table:formula="of:=[.G$4] + ([.$B375]*[.G$5])" office:value-type="date" office:date-value="1883-03-14T12:00:00">
            <text:p>03/14/1883 12:00:00</text:p>
          </table:table-cell>
          <table:table-cell table:style-name="ce29" table:formula="of:=[.H$4] + ([.$B375]*[.H$5])" office:value-type="date" office:date-value="1856-12-17T12:00:00">
            <text:p>12/17/1856 12:00:00</text:p>
          </table:table-cell>
          <table:table-cell table:style-name="ce29" table:formula="of:=[.I$4] + ([.$B375]*[.I$5])" office:value-type="date" office:date-value="1937-11-11T12:00:00">
            <text:p>11/11/1937 12:00:00</text:p>
          </table:table-cell>
          <table:table-cell table:style-name="ce29" table:formula="of:=[.J$4] + ([.$B375]*[.J$5])" office:value-type="date" office:date-value="1945-11-25T12:00:00">
            <text:p>11/25/1945 12:00:00</text:p>
          </table:table-cell>
          <table:table-cell table:style-name="ce29" table:formula="of:=[.K$4] + ([.$B375]*[.K$5])" office:value-type="date" office:date-value="1940-07-22T12:00:00">
            <text:p>07/22/1940 12:00:00</text:p>
          </table:table-cell>
          <table:table-cell table:style-name="ce29" table:formula="of:=[.L$4] + ([.$B375]*[.L$5])" office:value-type="date" office:date-value="1887-06-12">
            <text:p>06/12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8">
            <text:p>368</text:p>
          </table:table-cell>
          <table:table-cell table:style-name="ce29" table:formula="of:=[.C$4] + ([.$B376]*[.C$5])" office:value-type="date" office:date-value="1933-11-11T12:00:00">
            <text:p>11/11/1933 12:00:00</text:p>
          </table:table-cell>
          <table:table-cell table:style-name="ce29" table:formula="of:=[.D$4] + ([.$B376]*[.D$5])" office:value-type="date" office:date-value="2051-07-10">
            <text:p>07/10/2051 00:00:00</text:p>
          </table:table-cell>
          <table:table-cell table:style-name="ce29" table:formula="of:=[.E$4] + ([.$B376]*[.E$5])" office:value-type="date" office:date-value="1979-10-27">
            <text:p>10/27/1979 00:00:00</text:p>
          </table:table-cell>
          <table:table-cell table:style-name="ce29" table:formula="of:=[.F$4] + ([.$B376]*[.F$5])" office:value-type="date" office:date-value="1955-10-22">
            <text:p>10/22/1955 00:00:00</text:p>
          </table:table-cell>
          <table:table-cell table:style-name="ce29" table:formula="of:=[.G$4] + ([.$B376]*[.G$5])" office:value-type="date" office:date-value="1883-01-24T12:00:00">
            <text:p>01/24/1883 12:00:00</text:p>
          </table:table-cell>
          <table:table-cell table:style-name="ce29" table:formula="of:=[.H$4] + ([.$B376]*[.H$5])" office:value-type="date" office:date-value="1856-10-08T12:00:00">
            <text:p>10/08/1856 12:00:00</text:p>
          </table:table-cell>
          <table:table-cell table:style-name="ce29" table:formula="of:=[.I$4] + ([.$B376]*[.I$5])" office:value-type="date" office:date-value="1937-11-22T12:00:00">
            <text:p>11/22/1937 12:00:00</text:p>
          </table:table-cell>
          <table:table-cell table:style-name="ce29" table:formula="of:=[.J$4] + ([.$B376]*[.J$5])" office:value-type="date" office:date-value="1945-12-14T12:00:00">
            <text:p>12/14/1945 12:00:00</text:p>
          </table:table-cell>
          <table:table-cell table:style-name="ce29" table:formula="of:=[.K$4] + ([.$B376]*[.K$5])" office:value-type="date" office:date-value="1940-08-04T12:00:00">
            <text:p>08/04/1940 12:00:00</text:p>
          </table:table-cell>
          <table:table-cell table:style-name="ce29" table:formula="of:=[.L$4] + ([.$B376]*[.L$5])" office:value-type="date" office:date-value="1887-04-28">
            <text:p>04/28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9">
            <text:p>369</text:p>
          </table:table-cell>
          <table:table-cell table:style-name="ce29" table:formula="of:=[.C$4] + ([.$B377]*[.C$5])" office:value-type="date" office:date-value="1933-11-18T12:00:00">
            <text:p>11/18/1933 12:00:00</text:p>
          </table:table-cell>
          <table:table-cell table:style-name="ce29" table:formula="of:=[.D$4] + ([.$B377]*[.D$5])" office:value-type="date" office:date-value="2051-12-01">
            <text:p>12/01/2051 00:00:00</text:p>
          </table:table-cell>
          <table:table-cell table:style-name="ce29" table:formula="of:=[.E$4] + ([.$B377]*[.E$5])" office:value-type="date" office:date-value="1979-12-15">
            <text:p>12/15/1979 00:00:00</text:p>
          </table:table-cell>
          <table:table-cell table:style-name="ce29" table:formula="of:=[.F$4] + ([.$B377]*[.F$5])" office:value-type="date" office:date-value="1955-12-10">
            <text:p>12/10/1955 00:00:00</text:p>
          </table:table-cell>
          <table:table-cell table:style-name="ce29" table:formula="of:=[.G$4] + ([.$B377]*[.G$5])" office:value-type="date" office:date-value="1882-12-06T12:00:00">
            <text:p>12/06/1882 12:00:00</text:p>
          </table:table-cell>
          <table:table-cell table:style-name="ce29" table:formula="of:=[.H$4] + ([.$B377]*[.H$5])" office:value-type="date" office:date-value="1856-07-30T12:00:00">
            <text:p>07/30/1856 12:00:00</text:p>
          </table:table-cell>
          <table:table-cell table:style-name="ce29" table:formula="of:=[.I$4] + ([.$B377]*[.I$5])" office:value-type="date" office:date-value="1937-12-03T12:00:00">
            <text:p>12/03/1937 12:00:00</text:p>
          </table:table-cell>
          <table:table-cell table:style-name="ce29" table:formula="of:=[.J$4] + ([.$B377]*[.J$5])" office:value-type="date" office:date-value="1946-01-02T12:00:00">
            <text:p>01/02/1946 12:00:00</text:p>
          </table:table-cell>
          <table:table-cell table:style-name="ce29" table:formula="of:=[.K$4] + ([.$B377]*[.K$5])" office:value-type="date" office:date-value="1940-08-17T12:00:00">
            <text:p>08/17/1940 12:00:00</text:p>
          </table:table-cell>
          <table:table-cell table:style-name="ce29" table:formula="of:=[.L$4] + ([.$B377]*[.L$5])" office:value-type="date" office:date-value="1887-03-14">
            <text:p>03/14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0">
            <text:p>370</text:p>
          </table:table-cell>
          <table:table-cell table:style-name="ce29" table:formula="of:=[.C$4] + ([.$B378]*[.C$5])" office:value-type="date" office:date-value="1933-11-25T12:00:00">
            <text:p>11/25/1933 12:00:00</text:p>
          </table:table-cell>
          <table:table-cell table:style-name="ce29" table:formula="of:=[.D$4] + ([.$B378]*[.D$5])" office:value-type="date" office:date-value="2052-04-23">
            <text:p>04/23/2052 00:00:00</text:p>
          </table:table-cell>
          <table:table-cell table:style-name="ce29" table:formula="of:=[.E$4] + ([.$B378]*[.E$5])" office:value-type="date" office:date-value="1980-02-02">
            <text:p>02/02/1980 00:00:00</text:p>
          </table:table-cell>
          <table:table-cell table:style-name="ce29" table:formula="of:=[.F$4] + ([.$B378]*[.F$5])" office:value-type="date" office:date-value="1956-01-28">
            <text:p>01/28/1956 00:00:00</text:p>
          </table:table-cell>
          <table:table-cell table:style-name="ce29" table:formula="of:=[.G$4] + ([.$B378]*[.G$5])" office:value-type="date" office:date-value="1882-10-18T12:00:00">
            <text:p>10/18/1882 12:00:00</text:p>
          </table:table-cell>
          <table:table-cell table:style-name="ce29" table:formula="of:=[.H$4] + ([.$B378]*[.H$5])" office:value-type="date" office:date-value="1856-05-21T12:00:00">
            <text:p>05/21/1856 12:00:00</text:p>
          </table:table-cell>
          <table:table-cell table:style-name="ce29" table:formula="of:=[.I$4] + ([.$B378]*[.I$5])" office:value-type="date" office:date-value="1937-12-14T12:00:00">
            <text:p>12/14/1937 12:00:00</text:p>
          </table:table-cell>
          <table:table-cell table:style-name="ce29" table:formula="of:=[.J$4] + ([.$B378]*[.J$5])" office:value-type="date" office:date-value="1946-01-21T12:00:00">
            <text:p>01/21/1946 12:00:00</text:p>
          </table:table-cell>
          <table:table-cell table:style-name="ce29" table:formula="of:=[.K$4] + ([.$B378]*[.K$5])" office:value-type="date" office:date-value="1940-08-30T12:00:00">
            <text:p>08/30/1940 12:00:00</text:p>
          </table:table-cell>
          <table:table-cell table:style-name="ce29" table:formula="of:=[.L$4] + ([.$B378]*[.L$5])" office:value-type="date" office:date-value="1887-01-28">
            <text:p>01/28/188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1">
            <text:p>371</text:p>
          </table:table-cell>
          <table:table-cell table:style-name="ce29" table:formula="of:=[.C$4] + ([.$B379]*[.C$5])" office:value-type="date" office:date-value="1933-12-02T12:00:00">
            <text:p>12/02/1933 12:00:00</text:p>
          </table:table-cell>
          <table:table-cell table:style-name="ce29" table:formula="of:=[.D$4] + ([.$B379]*[.D$5])" office:value-type="date" office:date-value="2052-09-14">
            <text:p>09/14/2052 00:00:00</text:p>
          </table:table-cell>
          <table:table-cell table:style-name="ce29" table:formula="of:=[.E$4] + ([.$B379]*[.E$5])" office:value-type="date" office:date-value="1980-03-22">
            <text:p>03/22/1980 00:00:00</text:p>
          </table:table-cell>
          <table:table-cell table:style-name="ce29" table:formula="of:=[.F$4] + ([.$B379]*[.F$5])" office:value-type="date" office:date-value="1956-03-17">
            <text:p>03/17/1956 00:00:00</text:p>
          </table:table-cell>
          <table:table-cell table:style-name="ce29" table:formula="of:=[.G$4] + ([.$B379]*[.G$5])" office:value-type="date" office:date-value="1882-08-30T12:00:00">
            <text:p>08/30/1882 12:00:00</text:p>
          </table:table-cell>
          <table:table-cell table:style-name="ce29" table:formula="of:=[.H$4] + ([.$B379]*[.H$5])" office:value-type="date" office:date-value="1856-03-12T12:00:00">
            <text:p>03/12/1856 12:00:00</text:p>
          </table:table-cell>
          <table:table-cell table:style-name="ce29" table:formula="of:=[.I$4] + ([.$B379]*[.I$5])" office:value-type="date" office:date-value="1937-12-25T12:00:00">
            <text:p>12/25/1937 12:00:00</text:p>
          </table:table-cell>
          <table:table-cell table:style-name="ce29" table:formula="of:=[.J$4] + ([.$B379]*[.J$5])" office:value-type="date" office:date-value="1946-02-09T12:00:00">
            <text:p>02/09/1946 12:00:00</text:p>
          </table:table-cell>
          <table:table-cell table:style-name="ce29" table:formula="of:=[.K$4] + ([.$B379]*[.K$5])" office:value-type="date" office:date-value="1940-09-12T12:00:00">
            <text:p>09/12/1940 12:00:00</text:p>
          </table:table-cell>
          <table:table-cell table:style-name="ce29" table:formula="of:=[.L$4] + ([.$B379]*[.L$5])" office:value-type="date" office:date-value="1886-12-14">
            <text:p>12/14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2">
            <text:p>372</text:p>
          </table:table-cell>
          <table:table-cell table:style-name="ce29" table:formula="of:=[.C$4] + ([.$B380]*[.C$5])" office:value-type="date" office:date-value="1933-12-09T12:00:00">
            <text:p>12/09/1933 12:00:00</text:p>
          </table:table-cell>
          <table:table-cell table:style-name="ce29" table:formula="of:=[.D$4] + ([.$B380]*[.D$5])" office:value-type="date" office:date-value="2053-02-05">
            <text:p>02/05/2053 00:00:00</text:p>
          </table:table-cell>
          <table:table-cell table:style-name="ce29" table:formula="of:=[.E$4] + ([.$B380]*[.E$5])" office:value-type="date" office:date-value="1980-05-10">
            <text:p>05/10/1980 00:00:00</text:p>
          </table:table-cell>
          <table:table-cell table:style-name="ce29" table:formula="of:=[.F$4] + ([.$B380]*[.F$5])" office:value-type="date" office:date-value="1956-05-05">
            <text:p>05/05/1956 00:00:00</text:p>
          </table:table-cell>
          <table:table-cell table:style-name="ce29" table:formula="of:=[.G$4] + ([.$B380]*[.G$5])" office:value-type="date" office:date-value="1882-07-12T12:00:00">
            <text:p>07/12/1882 12:00:00</text:p>
          </table:table-cell>
          <table:table-cell table:style-name="ce29" table:formula="of:=[.H$4] + ([.$B380]*[.H$5])" office:value-type="date" office:date-value="1856-01-02T12:00:00">
            <text:p>01/02/1856 12:00:00</text:p>
          </table:table-cell>
          <table:table-cell table:style-name="ce29" table:formula="of:=[.I$4] + ([.$B380]*[.I$5])" office:value-type="date" office:date-value="1938-01-05T12:00:00">
            <text:p>01/05/1938 12:00:00</text:p>
          </table:table-cell>
          <table:table-cell table:style-name="ce29" table:formula="of:=[.J$4] + ([.$B380]*[.J$5])" office:value-type="date" office:date-value="1946-02-28T12:00:00">
            <text:p>02/28/1946 12:00:00</text:p>
          </table:table-cell>
          <table:table-cell table:style-name="ce29" table:formula="of:=[.K$4] + ([.$B380]*[.K$5])" office:value-type="date" office:date-value="1940-09-25T12:00:00">
            <text:p>09/25/1940 12:00:00</text:p>
          </table:table-cell>
          <table:table-cell table:style-name="ce29" table:formula="of:=[.L$4] + ([.$B380]*[.L$5])" office:value-type="date" office:date-value="1886-10-30">
            <text:p>10/30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3">
            <text:p>373</text:p>
          </table:table-cell>
          <table:table-cell table:style-name="ce29" table:formula="of:=[.C$4] + ([.$B381]*[.C$5])" office:value-type="date" office:date-value="1933-12-16T12:00:00">
            <text:p>12/16/1933 12:00:00</text:p>
          </table:table-cell>
          <table:table-cell table:style-name="ce29" table:formula="of:=[.D$4] + ([.$B381]*[.D$5])" office:value-type="date" office:date-value="2053-06-29">
            <text:p>06/29/2053 00:00:00</text:p>
          </table:table-cell>
          <table:table-cell table:style-name="ce29" table:formula="of:=[.E$4] + ([.$B381]*[.E$5])" office:value-type="date" office:date-value="1980-06-28">
            <text:p>06/28/1980 00:00:00</text:p>
          </table:table-cell>
          <table:table-cell table:style-name="ce29" table:formula="of:=[.F$4] + ([.$B381]*[.F$5])" office:value-type="date" office:date-value="1956-06-23">
            <text:p>06/23/1956 00:00:00</text:p>
          </table:table-cell>
          <table:table-cell table:style-name="ce29" table:formula="of:=[.G$4] + ([.$B381]*[.G$5])" office:value-type="date" office:date-value="1882-05-24T12:00:00">
            <text:p>05/24/1882 12:00:00</text:p>
          </table:table-cell>
          <table:table-cell table:style-name="ce29" table:formula="of:=[.H$4] + ([.$B381]*[.H$5])" office:value-type="date" office:date-value="1855-10-24T12:00:00">
            <text:p>10/24/1855 12:00:00</text:p>
          </table:table-cell>
          <table:table-cell table:style-name="ce29" table:formula="of:=[.I$4] + ([.$B381]*[.I$5])" office:value-type="date" office:date-value="1938-01-16T12:00:00">
            <text:p>01/16/1938 12:00:00</text:p>
          </table:table-cell>
          <table:table-cell table:style-name="ce29" table:formula="of:=[.J$4] + ([.$B381]*[.J$5])" office:value-type="date" office:date-value="1946-03-19T12:00:00">
            <text:p>03/19/1946 12:00:00</text:p>
          </table:table-cell>
          <table:table-cell table:style-name="ce29" table:formula="of:=[.K$4] + ([.$B381]*[.K$5])" office:value-type="date" office:date-value="1940-10-08T12:00:00">
            <text:p>10/08/1940 12:00:00</text:p>
          </table:table-cell>
          <table:table-cell table:style-name="ce29" table:formula="of:=[.L$4] + ([.$B381]*[.L$5])" office:value-type="date" office:date-value="1886-09-15">
            <text:p>09/15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4">
            <text:p>374</text:p>
          </table:table-cell>
          <table:table-cell table:style-name="ce29" table:formula="of:=[.C$4] + ([.$B382]*[.C$5])" office:value-type="date" office:date-value="1933-12-23T12:00:00">
            <text:p>12/23/1933 12:00:00</text:p>
          </table:table-cell>
          <table:table-cell table:style-name="ce29" table:formula="of:=[.D$4] + ([.$B382]*[.D$5])" office:value-type="date" office:date-value="2053-11-20">
            <text:p>11/20/2053 00:00:00</text:p>
          </table:table-cell>
          <table:table-cell table:style-name="ce29" table:formula="of:=[.E$4] + ([.$B382]*[.E$5])" office:value-type="date" office:date-value="1980-08-16">
            <text:p>08/16/1980 00:00:00</text:p>
          </table:table-cell>
          <table:table-cell table:style-name="ce29" table:formula="of:=[.F$4] + ([.$B382]*[.F$5])" office:value-type="date" office:date-value="1956-08-11">
            <text:p>08/11/1956 00:00:00</text:p>
          </table:table-cell>
          <table:table-cell table:style-name="ce29" table:formula="of:=[.G$4] + ([.$B382]*[.G$5])" office:value-type="date" office:date-value="1882-04-05T12:00:00">
            <text:p>04/05/1882 12:00:00</text:p>
          </table:table-cell>
          <table:table-cell table:style-name="ce29" table:formula="of:=[.H$4] + ([.$B382]*[.H$5])" office:value-type="date" office:date-value="1855-08-15T12:00:00">
            <text:p>08/15/1855 12:00:00</text:p>
          </table:table-cell>
          <table:table-cell table:style-name="ce29" table:formula="of:=[.I$4] + ([.$B382]*[.I$5])" office:value-type="date" office:date-value="1938-01-27T12:00:00">
            <text:p>01/27/1938 12:00:00</text:p>
          </table:table-cell>
          <table:table-cell table:style-name="ce29" table:formula="of:=[.J$4] + ([.$B382]*[.J$5])" office:value-type="date" office:date-value="1946-04-07T12:00:00">
            <text:p>04/07/1946 12:00:00</text:p>
          </table:table-cell>
          <table:table-cell table:style-name="ce29" table:formula="of:=[.K$4] + ([.$B382]*[.K$5])" office:value-type="date" office:date-value="1940-10-21T12:00:00">
            <text:p>10/21/1940 12:00:00</text:p>
          </table:table-cell>
          <table:table-cell table:style-name="ce29" table:formula="of:=[.L$4] + ([.$B382]*[.L$5])" office:value-type="date" office:date-value="1886-08-01">
            <text:p>08/01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5">
            <text:p>375</text:p>
          </table:table-cell>
          <table:table-cell table:style-name="ce29" table:formula="of:=[.C$4] + ([.$B383]*[.C$5])" office:value-type="date" office:date-value="1933-12-30T12:00:00">
            <text:p>12/30/1933 12:00:00</text:p>
          </table:table-cell>
          <table:table-cell table:style-name="ce29" table:formula="of:=[.D$4] + ([.$B383]*[.D$5])" office:value-type="date" office:date-value="2054-04-13">
            <text:p>04/13/2054 00:00:00</text:p>
          </table:table-cell>
          <table:table-cell table:style-name="ce29" table:formula="of:=[.E$4] + ([.$B383]*[.E$5])" office:value-type="date" office:date-value="1980-10-04">
            <text:p>10/04/1980 00:00:00</text:p>
          </table:table-cell>
          <table:table-cell table:style-name="ce29" table:formula="of:=[.F$4] + ([.$B383]*[.F$5])" office:value-type="date" office:date-value="1956-09-29">
            <text:p>09/29/1956 00:00:00</text:p>
          </table:table-cell>
          <table:table-cell table:style-name="ce29" table:formula="of:=[.G$4] + ([.$B383]*[.G$5])" office:value-type="date" office:date-value="1882-02-15T12:00:00">
            <text:p>02/15/1882 12:00:00</text:p>
          </table:table-cell>
          <table:table-cell table:style-name="ce29" table:formula="of:=[.H$4] + ([.$B383]*[.H$5])" office:value-type="date" office:date-value="1855-06-06T12:00:00">
            <text:p>06/06/1855 12:00:00</text:p>
          </table:table-cell>
          <table:table-cell table:style-name="ce29" table:formula="of:=[.I$4] + ([.$B383]*[.I$5])" office:value-type="date" office:date-value="1938-02-07T12:00:00">
            <text:p>02/07/1938 12:00:00</text:p>
          </table:table-cell>
          <table:table-cell table:style-name="ce29" table:formula="of:=[.J$4] + ([.$B383]*[.J$5])" office:value-type="date" office:date-value="1946-04-26T12:00:00">
            <text:p>04/26/1946 12:00:00</text:p>
          </table:table-cell>
          <table:table-cell table:style-name="ce29" table:formula="of:=[.K$4] + ([.$B383]*[.K$5])" office:value-type="date" office:date-value="1940-11-03T12:00:00">
            <text:p>11/03/1940 12:00:00</text:p>
          </table:table-cell>
          <table:table-cell table:style-name="ce29" table:formula="of:=[.L$4] + ([.$B383]*[.L$5])" office:value-type="date" office:date-value="1886-06-17">
            <text:p>06/17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6">
            <text:p>376</text:p>
          </table:table-cell>
          <table:table-cell table:style-name="ce29" table:formula="of:=[.C$4] + ([.$B384]*[.C$5])" office:value-type="date" office:date-value="1934-01-06T12:00:00">
            <text:p>01/06/1934 12:00:00</text:p>
          </table:table-cell>
          <table:table-cell table:style-name="ce29" table:formula="of:=[.D$4] + ([.$B384]*[.D$5])" office:value-type="date" office:date-value="2054-09-04">
            <text:p>09/04/2054 00:00:00</text:p>
          </table:table-cell>
          <table:table-cell table:style-name="ce29" table:formula="of:=[.E$4] + ([.$B384]*[.E$5])" office:value-type="date" office:date-value="1980-11-22">
            <text:p>11/22/1980 00:00:00</text:p>
          </table:table-cell>
          <table:table-cell table:style-name="ce29" table:formula="of:=[.F$4] + ([.$B384]*[.F$5])" office:value-type="date" office:date-value="1956-11-17">
            <text:p>11/17/1956 00:00:00</text:p>
          </table:table-cell>
          <table:table-cell table:style-name="ce29" table:formula="of:=[.G$4] + ([.$B384]*[.G$5])" office:value-type="date" office:date-value="1881-12-28T12:00:00">
            <text:p>12/28/1881 12:00:00</text:p>
          </table:table-cell>
          <table:table-cell table:style-name="ce29" table:formula="of:=[.H$4] + ([.$B384]*[.H$5])" office:value-type="date" office:date-value="1855-03-28T12:00:00">
            <text:p>03/28/1855 12:00:00</text:p>
          </table:table-cell>
          <table:table-cell table:style-name="ce29" table:formula="of:=[.I$4] + ([.$B384]*[.I$5])" office:value-type="date" office:date-value="1938-02-18T12:00:00">
            <text:p>02/18/1938 12:00:00</text:p>
          </table:table-cell>
          <table:table-cell table:style-name="ce29" table:formula="of:=[.J$4] + ([.$B384]*[.J$5])" office:value-type="date" office:date-value="1946-05-15T12:00:00">
            <text:p>05/15/1946 12:00:00</text:p>
          </table:table-cell>
          <table:table-cell table:style-name="ce29" table:formula="of:=[.K$4] + ([.$B384]*[.K$5])" office:value-type="date" office:date-value="1940-11-16T12:00:00">
            <text:p>11/16/1940 12:00:00</text:p>
          </table:table-cell>
          <table:table-cell table:style-name="ce29" table:formula="of:=[.L$4] + ([.$B384]*[.L$5])" office:value-type="date" office:date-value="1886-05-03">
            <text:p>05/03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7">
            <text:p>377</text:p>
          </table:table-cell>
          <table:table-cell table:style-name="ce29" table:formula="of:=[.C$4] + ([.$B385]*[.C$5])" office:value-type="date" office:date-value="1934-01-13T12:00:00">
            <text:p>01/13/1934 12:00:00</text:p>
          </table:table-cell>
          <table:table-cell table:style-name="ce29" table:formula="of:=[.D$4] + ([.$B385]*[.D$5])" office:value-type="date" office:date-value="2055-01-26">
            <text:p>01/26/2055 00:00:00</text:p>
          </table:table-cell>
          <table:table-cell table:style-name="ce29" table:formula="of:=[.E$4] + ([.$B385]*[.E$5])" office:value-type="date" office:date-value="1981-01-10">
            <text:p>01/10/1981 00:00:00</text:p>
          </table:table-cell>
          <table:table-cell table:style-name="ce29" table:formula="of:=[.F$4] + ([.$B385]*[.F$5])" office:value-type="date" office:date-value="1957-01-05">
            <text:p>01/05/1957 00:00:00</text:p>
          </table:table-cell>
          <table:table-cell table:style-name="ce29" table:formula="of:=[.G$4] + ([.$B385]*[.G$5])" office:value-type="date" office:date-value="1881-11-09T12:00:00">
            <text:p>11/09/1881 12:00:00</text:p>
          </table:table-cell>
          <table:table-cell table:style-name="ce29" table:formula="of:=[.H$4] + ([.$B385]*[.H$5])" office:value-type="date" office:date-value="1855-01-17T12:00:00">
            <text:p>01/17/1855 12:00:00</text:p>
          </table:table-cell>
          <table:table-cell table:style-name="ce29" table:formula="of:=[.I$4] + ([.$B385]*[.I$5])" office:value-type="date" office:date-value="1938-03-01T12:00:00">
            <text:p>03/01/1938 12:00:00</text:p>
          </table:table-cell>
          <table:table-cell table:style-name="ce29" table:formula="of:=[.J$4] + ([.$B385]*[.J$5])" office:value-type="date" office:date-value="1946-06-03T12:00:00">
            <text:p>06/03/1946 12:00:00</text:p>
          </table:table-cell>
          <table:table-cell table:style-name="ce29" table:formula="of:=[.K$4] + ([.$B385]*[.K$5])" office:value-type="date" office:date-value="1940-11-29T12:00:00">
            <text:p>11/29/1940 12:00:00</text:p>
          </table:table-cell>
          <table:table-cell table:style-name="ce29" table:formula="of:=[.L$4] + ([.$B385]*[.L$5])" office:value-type="date" office:date-value="1886-03-19">
            <text:p>03/19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8">
            <text:p>378</text:p>
          </table:table-cell>
          <table:table-cell table:style-name="ce29" table:formula="of:=[.C$4] + ([.$B386]*[.C$5])" office:value-type="date" office:date-value="1934-01-20T12:00:00">
            <text:p>01/20/1934 12:00:00</text:p>
          </table:table-cell>
          <table:table-cell table:style-name="ce29" table:formula="of:=[.D$4] + ([.$B386]*[.D$5])" office:value-type="date" office:date-value="2055-06-19">
            <text:p>06/19/2055 00:00:00</text:p>
          </table:table-cell>
          <table:table-cell table:style-name="ce29" table:formula="of:=[.E$4] + ([.$B386]*[.E$5])" office:value-type="date" office:date-value="1981-02-28">
            <text:p>02/28/1981 00:00:00</text:p>
          </table:table-cell>
          <table:table-cell table:style-name="ce29" table:formula="of:=[.F$4] + ([.$B386]*[.F$5])" office:value-type="date" office:date-value="1957-02-23">
            <text:p>02/23/1957 00:00:00</text:p>
          </table:table-cell>
          <table:table-cell table:style-name="ce29" table:formula="of:=[.G$4] + ([.$B386]*[.G$5])" office:value-type="date" office:date-value="1881-09-21T12:00:00">
            <text:p>09/21/1881 12:00:00</text:p>
          </table:table-cell>
          <table:table-cell table:style-name="ce29" table:formula="of:=[.H$4] + ([.$B386]*[.H$5])" office:value-type="date" office:date-value="1854-11-08T12:00:00">
            <text:p>11/08/1854 12:00:00</text:p>
          </table:table-cell>
          <table:table-cell table:style-name="ce29" table:formula="of:=[.I$4] + ([.$B386]*[.I$5])" office:value-type="date" office:date-value="1938-03-12T12:00:00">
            <text:p>03/12/1938 12:00:00</text:p>
          </table:table-cell>
          <table:table-cell table:style-name="ce29" table:formula="of:=[.J$4] + ([.$B386]*[.J$5])" office:value-type="date" office:date-value="1946-06-22T12:00:00">
            <text:p>06/22/1946 12:00:00</text:p>
          </table:table-cell>
          <table:table-cell table:style-name="ce29" table:formula="of:=[.K$4] + ([.$B386]*[.K$5])" office:value-type="date" office:date-value="1940-12-12T12:00:00">
            <text:p>12/12/1940 12:00:00</text:p>
          </table:table-cell>
          <table:table-cell table:style-name="ce29" table:formula="of:=[.L$4] + ([.$B386]*[.L$5])" office:value-type="date" office:date-value="1886-02-02">
            <text:p>02/02/188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9">
            <text:p>379</text:p>
          </table:table-cell>
          <table:table-cell table:style-name="ce29" table:formula="of:=[.C$4] + ([.$B387]*[.C$5])" office:value-type="date" office:date-value="1934-01-27T12:00:00">
            <text:p>01/27/1934 12:00:00</text:p>
          </table:table-cell>
          <table:table-cell table:style-name="ce29" table:formula="of:=[.D$4] + ([.$B387]*[.D$5])" office:value-type="date" office:date-value="2055-11-10">
            <text:p>11/10/2055 00:00:00</text:p>
          </table:table-cell>
          <table:table-cell table:style-name="ce29" table:formula="of:=[.E$4] + ([.$B387]*[.E$5])" office:value-type="date" office:date-value="1981-04-18">
            <text:p>04/18/1981 00:00:00</text:p>
          </table:table-cell>
          <table:table-cell table:style-name="ce29" table:formula="of:=[.F$4] + ([.$B387]*[.F$5])" office:value-type="date" office:date-value="1957-04-13">
            <text:p>04/13/1957 00:00:00</text:p>
          </table:table-cell>
          <table:table-cell table:style-name="ce29" table:formula="of:=[.G$4] + ([.$B387]*[.G$5])" office:value-type="date" office:date-value="1881-08-03T12:00:00">
            <text:p>08/03/1881 12:00:00</text:p>
          </table:table-cell>
          <table:table-cell table:style-name="ce29" table:formula="of:=[.H$4] + ([.$B387]*[.H$5])" office:value-type="date" office:date-value="1854-08-30T12:00:00">
            <text:p>08/30/1854 12:00:00</text:p>
          </table:table-cell>
          <table:table-cell table:style-name="ce29" table:formula="of:=[.I$4] + ([.$B387]*[.I$5])" office:value-type="date" office:date-value="1938-03-23T12:00:00">
            <text:p>03/23/1938 12:00:00</text:p>
          </table:table-cell>
          <table:table-cell table:style-name="ce29" table:formula="of:=[.J$4] + ([.$B387]*[.J$5])" office:value-type="date" office:date-value="1946-07-11T12:00:00">
            <text:p>07/11/1946 12:00:00</text:p>
          </table:table-cell>
          <table:table-cell table:style-name="ce29" table:formula="of:=[.K$4] + ([.$B387]*[.K$5])" office:value-type="date" office:date-value="1940-12-25T12:00:00">
            <text:p>12/25/1940 12:00:00</text:p>
          </table:table-cell>
          <table:table-cell table:style-name="ce29" table:formula="of:=[.L$4] + ([.$B387]*[.L$5])" office:value-type="date" office:date-value="1885-12-19">
            <text:p>12/19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0">
            <text:p>380</text:p>
          </table:table-cell>
          <table:table-cell table:style-name="ce29" table:formula="of:=[.C$4] + ([.$B388]*[.C$5])" office:value-type="date" office:date-value="1934-02-03T12:00:00">
            <text:p>02/03/1934 12:00:00</text:p>
          </table:table-cell>
          <table:table-cell table:style-name="ce29" table:formula="of:=[.D$4] + ([.$B388]*[.D$5])" office:value-type="date" office:date-value="2056-04-02">
            <text:p>04/02/2056 00:00:00</text:p>
          </table:table-cell>
          <table:table-cell table:style-name="ce29" table:formula="of:=[.E$4] + ([.$B388]*[.E$5])" office:value-type="date" office:date-value="1981-06-06">
            <text:p>06/06/1981 00:00:00</text:p>
          </table:table-cell>
          <table:table-cell table:style-name="ce29" table:formula="of:=[.F$4] + ([.$B388]*[.F$5])" office:value-type="date" office:date-value="1957-06-01">
            <text:p>06/01/1957 00:00:00</text:p>
          </table:table-cell>
          <table:table-cell table:style-name="ce29" table:formula="of:=[.G$4] + ([.$B388]*[.G$5])" office:value-type="date" office:date-value="1881-06-15T12:00:00">
            <text:p>06/15/1881 12:00:00</text:p>
          </table:table-cell>
          <table:table-cell table:style-name="ce29" table:formula="of:=[.H$4] + ([.$B388]*[.H$5])" office:value-type="date" office:date-value="1854-06-21T12:00:00">
            <text:p>06/21/1854 12:00:00</text:p>
          </table:table-cell>
          <table:table-cell table:style-name="ce29" table:formula="of:=[.I$4] + ([.$B388]*[.I$5])" office:value-type="date" office:date-value="1938-04-03T12:00:00">
            <text:p>04/03/1938 12:00:00</text:p>
          </table:table-cell>
          <table:table-cell table:style-name="ce29" table:formula="of:=[.J$4] + ([.$B388]*[.J$5])" office:value-type="date" office:date-value="1946-07-30T12:00:00">
            <text:p>07/30/1946 12:00:00</text:p>
          </table:table-cell>
          <table:table-cell table:style-name="ce29" table:formula="of:=[.K$4] + ([.$B388]*[.K$5])" office:value-type="date" office:date-value="1941-01-07T12:00:00">
            <text:p>01/07/1941 12:00:00</text:p>
          </table:table-cell>
          <table:table-cell table:style-name="ce29" table:formula="of:=[.L$4] + ([.$B388]*[.L$5])" office:value-type="date" office:date-value="1885-11-04">
            <text:p>11/04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1">
            <text:p>381</text:p>
          </table:table-cell>
          <table:table-cell table:style-name="ce29" table:formula="of:=[.C$4] + ([.$B389]*[.C$5])" office:value-type="date" office:date-value="1934-02-10T12:00:00">
            <text:p>02/10/1934 12:00:00</text:p>
          </table:table-cell>
          <table:table-cell table:style-name="ce29" table:formula="of:=[.D$4] + ([.$B389]*[.D$5])" office:value-type="date" office:date-value="2056-08-24">
            <text:p>08/24/2056 00:00:00</text:p>
          </table:table-cell>
          <table:table-cell table:style-name="ce29" table:formula="of:=[.E$4] + ([.$B389]*[.E$5])" office:value-type="date" office:date-value="1981-07-25">
            <text:p>07/25/1981 00:00:00</text:p>
          </table:table-cell>
          <table:table-cell table:style-name="ce29" table:formula="of:=[.F$4] + ([.$B389]*[.F$5])" office:value-type="date" office:date-value="1957-07-20">
            <text:p>07/20/1957 00:00:00</text:p>
          </table:table-cell>
          <table:table-cell table:style-name="ce29" table:formula="of:=[.G$4] + ([.$B389]*[.G$5])" office:value-type="date" office:date-value="1881-04-27T12:00:00">
            <text:p>04/27/1881 12:00:00</text:p>
          </table:table-cell>
          <table:table-cell table:style-name="ce29" table:formula="of:=[.H$4] + ([.$B389]*[.H$5])" office:value-type="date" office:date-value="1854-04-12T12:00:00">
            <text:p>04/12/1854 12:00:00</text:p>
          </table:table-cell>
          <table:table-cell table:style-name="ce29" table:formula="of:=[.I$4] + ([.$B389]*[.I$5])" office:value-type="date" office:date-value="1938-04-14T12:00:00">
            <text:p>04/14/1938 12:00:00</text:p>
          </table:table-cell>
          <table:table-cell table:style-name="ce29" table:formula="of:=[.J$4] + ([.$B389]*[.J$5])" office:value-type="date" office:date-value="1946-08-18T12:00:00">
            <text:p>08/18/1946 12:00:00</text:p>
          </table:table-cell>
          <table:table-cell table:style-name="ce29" table:formula="of:=[.K$4] + ([.$B389]*[.K$5])" office:value-type="date" office:date-value="1941-01-20T12:00:00">
            <text:p>01/20/1941 12:00:00</text:p>
          </table:table-cell>
          <table:table-cell table:style-name="ce29" table:formula="of:=[.L$4] + ([.$B389]*[.L$5])" office:value-type="date" office:date-value="1885-09-20">
            <text:p>09/20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2">
            <text:p>382</text:p>
          </table:table-cell>
          <table:table-cell table:style-name="ce29" table:formula="of:=[.C$4] + ([.$B390]*[.C$5])" office:value-type="date" office:date-value="1934-02-17T12:00:00">
            <text:p>02/17/1934 12:00:00</text:p>
          </table:table-cell>
          <table:table-cell table:style-name="ce29" table:formula="of:=[.D$4] + ([.$B390]*[.D$5])" office:value-type="date" office:date-value="2057-01-15">
            <text:p>01/15/2057 00:00:00</text:p>
          </table:table-cell>
          <table:table-cell table:style-name="ce29" table:formula="of:=[.E$4] + ([.$B390]*[.E$5])" office:value-type="date" office:date-value="1981-09-12">
            <text:p>09/12/1981 00:00:00</text:p>
          </table:table-cell>
          <table:table-cell table:style-name="ce29" table:formula="of:=[.F$4] + ([.$B390]*[.F$5])" office:value-type="date" office:date-value="1957-09-07">
            <text:p>09/07/1957 00:00:00</text:p>
          </table:table-cell>
          <table:table-cell table:style-name="ce29" table:formula="of:=[.G$4] + ([.$B390]*[.G$5])" office:value-type="date" office:date-value="1881-03-09T12:00:00">
            <text:p>03/09/1881 12:00:00</text:p>
          </table:table-cell>
          <table:table-cell table:style-name="ce29" table:formula="of:=[.H$4] + ([.$B390]*[.H$5])" office:value-type="date" office:date-value="1854-02-01T12:00:00">
            <text:p>02/01/1854 12:00:00</text:p>
          </table:table-cell>
          <table:table-cell table:style-name="ce29" table:formula="of:=[.I$4] + ([.$B390]*[.I$5])" office:value-type="date" office:date-value="1938-04-25T12:00:00">
            <text:p>04/25/1938 12:00:00</text:p>
          </table:table-cell>
          <table:table-cell table:style-name="ce29" table:formula="of:=[.J$4] + ([.$B390]*[.J$5])" office:value-type="date" office:date-value="1946-09-06T12:00:00">
            <text:p>09/06/1946 12:00:00</text:p>
          </table:table-cell>
          <table:table-cell table:style-name="ce29" table:formula="of:=[.K$4] + ([.$B390]*[.K$5])" office:value-type="date" office:date-value="1941-02-02T12:00:00">
            <text:p>02/02/1941 12:00:00</text:p>
          </table:table-cell>
          <table:table-cell table:style-name="ce29" table:formula="of:=[.L$4] + ([.$B390]*[.L$5])" office:value-type="date" office:date-value="1885-08-06">
            <text:p>08/06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3">
            <text:p>383</text:p>
          </table:table-cell>
          <table:table-cell table:style-name="ce29" table:formula="of:=[.C$4] + ([.$B391]*[.C$5])" office:value-type="date" office:date-value="1934-02-24T12:00:00">
            <text:p>02/24/1934 12:00:00</text:p>
          </table:table-cell>
          <table:table-cell table:style-name="ce29" table:formula="of:=[.D$4] + ([.$B391]*[.D$5])" office:value-type="date" office:date-value="2057-06-08">
            <text:p>06/08/2057 00:00:00</text:p>
          </table:table-cell>
          <table:table-cell table:style-name="ce29" table:formula="of:=[.E$4] + ([.$B391]*[.E$5])" office:value-type="date" office:date-value="1981-10-31">
            <text:p>10/31/1981 00:00:00</text:p>
          </table:table-cell>
          <table:table-cell table:style-name="ce29" table:formula="of:=[.F$4] + ([.$B391]*[.F$5])" office:value-type="date" office:date-value="1957-10-26">
            <text:p>10/26/1957 00:00:00</text:p>
          </table:table-cell>
          <table:table-cell table:style-name="ce29" table:formula="of:=[.G$4] + ([.$B391]*[.G$5])" office:value-type="date" office:date-value="1881-01-19T12:00:00">
            <text:p>01/19/1881 12:00:00</text:p>
          </table:table-cell>
          <table:table-cell table:style-name="ce29" table:formula="of:=[.H$4] + ([.$B391]*[.H$5])" office:value-type="date" office:date-value="1853-11-23T12:00:00">
            <text:p>11/23/1853 12:00:00</text:p>
          </table:table-cell>
          <table:table-cell table:style-name="ce29" table:formula="of:=[.I$4] + ([.$B391]*[.I$5])" office:value-type="date" office:date-value="1938-05-06T12:00:00">
            <text:p>05/06/1938 12:00:00</text:p>
          </table:table-cell>
          <table:table-cell table:style-name="ce29" table:formula="of:=[.J$4] + ([.$B391]*[.J$5])" office:value-type="date" office:date-value="1946-09-25T12:00:00">
            <text:p>09/25/1946 12:00:00</text:p>
          </table:table-cell>
          <table:table-cell table:style-name="ce29" table:formula="of:=[.K$4] + ([.$B391]*[.K$5])" office:value-type="date" office:date-value="1941-02-15T12:00:00">
            <text:p>02/15/1941 12:00:00</text:p>
          </table:table-cell>
          <table:table-cell table:style-name="ce29" table:formula="of:=[.L$4] + ([.$B391]*[.L$5])" office:value-type="date" office:date-value="1885-06-22">
            <text:p>06/22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4">
            <text:p>384</text:p>
          </table:table-cell>
          <table:table-cell table:style-name="ce29" table:formula="of:=[.C$4] + ([.$B392]*[.C$5])" office:value-type="date" office:date-value="1934-03-03T12:00:00">
            <text:p>03/03/1934 12:00:00</text:p>
          </table:table-cell>
          <table:table-cell table:style-name="ce29" table:formula="of:=[.D$4] + ([.$B392]*[.D$5])" office:value-type="date" office:date-value="2057-10-30">
            <text:p>10/30/2057 00:00:00</text:p>
          </table:table-cell>
          <table:table-cell table:style-name="ce29" table:formula="of:=[.E$4] + ([.$B392]*[.E$5])" office:value-type="date" office:date-value="1981-12-19">
            <text:p>12/19/1981 00:00:00</text:p>
          </table:table-cell>
          <table:table-cell table:style-name="ce29" table:formula="of:=[.F$4] + ([.$B392]*[.F$5])" office:value-type="date" office:date-value="1957-12-14">
            <text:p>12/14/1957 00:00:00</text:p>
          </table:table-cell>
          <table:table-cell table:style-name="ce29" table:formula="of:=[.G$4] + ([.$B392]*[.G$5])" office:value-type="date" office:date-value="1880-12-01T12:00:00">
            <text:p>12/01/1880 12:00:00</text:p>
          </table:table-cell>
          <table:table-cell table:style-name="ce29" table:formula="of:=[.H$4] + ([.$B392]*[.H$5])" office:value-type="date" office:date-value="1853-09-14T12:00:00">
            <text:p>09/14/1853 12:00:00</text:p>
          </table:table-cell>
          <table:table-cell table:style-name="ce29" table:formula="of:=[.I$4] + ([.$B392]*[.I$5])" office:value-type="date" office:date-value="1938-05-17T12:00:00">
            <text:p>05/17/1938 12:00:00</text:p>
          </table:table-cell>
          <table:table-cell table:style-name="ce29" table:formula="of:=[.J$4] + ([.$B392]*[.J$5])" office:value-type="date" office:date-value="1946-10-14T12:00:00">
            <text:p>10/14/1946 12:00:00</text:p>
          </table:table-cell>
          <table:table-cell table:style-name="ce29" table:formula="of:=[.K$4] + ([.$B392]*[.K$5])" office:value-type="date" office:date-value="1941-02-28T12:00:00">
            <text:p>02/28/1941 12:00:00</text:p>
          </table:table-cell>
          <table:table-cell table:style-name="ce29" table:formula="of:=[.L$4] + ([.$B392]*[.L$5])" office:value-type="date" office:date-value="1885-05-08">
            <text:p>05/08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5">
            <text:p>385</text:p>
          </table:table-cell>
          <table:table-cell table:style-name="ce29" table:formula="of:=[.C$4] + ([.$B393]*[.C$5])" office:value-type="date" office:date-value="1934-03-10T12:00:00">
            <text:p>03/10/1934 12:00:00</text:p>
          </table:table-cell>
          <table:table-cell table:style-name="ce29" table:formula="of:=[.D$4] + ([.$B393]*[.D$5])" office:value-type="date" office:date-value="2058-03-23">
            <text:p>03/23/2058 00:00:00</text:p>
          </table:table-cell>
          <table:table-cell table:style-name="ce29" table:formula="of:=[.E$4] + ([.$B393]*[.E$5])" office:value-type="date" office:date-value="1982-02-06">
            <text:p>02/06/1982 00:00:00</text:p>
          </table:table-cell>
          <table:table-cell table:style-name="ce29" table:formula="of:=[.F$4] + ([.$B393]*[.F$5])" office:value-type="date" office:date-value="1958-02-01">
            <text:p>02/01/1958 00:00:00</text:p>
          </table:table-cell>
          <table:table-cell table:style-name="ce29" table:formula="of:=[.G$4] + ([.$B393]*[.G$5])" office:value-type="date" office:date-value="1880-10-13T12:00:00">
            <text:p>10/13/1880 12:00:00</text:p>
          </table:table-cell>
          <table:table-cell table:style-name="ce29" table:formula="of:=[.H$4] + ([.$B393]*[.H$5])" office:value-type="date" office:date-value="1853-07-06T12:00:00">
            <text:p>07/06/1853 12:00:00</text:p>
          </table:table-cell>
          <table:table-cell table:style-name="ce29" table:formula="of:=[.I$4] + ([.$B393]*[.I$5])" office:value-type="date" office:date-value="1938-05-28T12:00:00">
            <text:p>05/28/1938 12:00:00</text:p>
          </table:table-cell>
          <table:table-cell table:style-name="ce29" table:formula="of:=[.J$4] + ([.$B393]*[.J$5])" office:value-type="date" office:date-value="1946-11-02T12:00:00">
            <text:p>11/02/1946 12:00:00</text:p>
          </table:table-cell>
          <table:table-cell table:style-name="ce29" table:formula="of:=[.K$4] + ([.$B393]*[.K$5])" office:value-type="date" office:date-value="1941-03-13T12:00:00">
            <text:p>03/13/1941 12:00:00</text:p>
          </table:table-cell>
          <table:table-cell table:style-name="ce29" table:formula="of:=[.L$4] + ([.$B393]*[.L$5])" office:value-type="date" office:date-value="1885-03-24">
            <text:p>03/24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6">
            <text:p>386</text:p>
          </table:table-cell>
          <table:table-cell table:style-name="ce29" table:formula="of:=[.C$4] + ([.$B394]*[.C$5])" office:value-type="date" office:date-value="1934-03-17T12:00:00">
            <text:p>03/17/1934 12:00:00</text:p>
          </table:table-cell>
          <table:table-cell table:style-name="ce29" table:formula="of:=[.D$4] + ([.$B394]*[.D$5])" office:value-type="date" office:date-value="2058-08-14">
            <text:p>08/14/2058 00:00:00</text:p>
          </table:table-cell>
          <table:table-cell table:style-name="ce29" table:formula="of:=[.E$4] + ([.$B394]*[.E$5])" office:value-type="date" office:date-value="1982-03-27">
            <text:p>03/27/1982 00:00:00</text:p>
          </table:table-cell>
          <table:table-cell table:style-name="ce29" table:formula="of:=[.F$4] + ([.$B394]*[.F$5])" office:value-type="date" office:date-value="1958-03-22">
            <text:p>03/22/1958 00:00:00</text:p>
          </table:table-cell>
          <table:table-cell table:style-name="ce29" table:formula="of:=[.G$4] + ([.$B394]*[.G$5])" office:value-type="date" office:date-value="1880-08-25T12:00:00">
            <text:p>08/25/1880 12:00:00</text:p>
          </table:table-cell>
          <table:table-cell table:style-name="ce29" table:formula="of:=[.H$4] + ([.$B394]*[.H$5])" office:value-type="date" office:date-value="1853-04-27T12:00:00">
            <text:p>04/27/1853 12:00:00</text:p>
          </table:table-cell>
          <table:table-cell table:style-name="ce29" table:formula="of:=[.I$4] + ([.$B394]*[.I$5])" office:value-type="date" office:date-value="1938-06-08T12:00:00">
            <text:p>06/08/1938 12:00:00</text:p>
          </table:table-cell>
          <table:table-cell table:style-name="ce29" table:formula="of:=[.J$4] + ([.$B394]*[.J$5])" office:value-type="date" office:date-value="1946-11-21T12:00:00">
            <text:p>11/21/1946 12:00:00</text:p>
          </table:table-cell>
          <table:table-cell table:style-name="ce29" table:formula="of:=[.K$4] + ([.$B394]*[.K$5])" office:value-type="date" office:date-value="1941-03-26T12:00:00">
            <text:p>03/26/1941 12:00:00</text:p>
          </table:table-cell>
          <table:table-cell table:style-name="ce29" table:formula="of:=[.L$4] + ([.$B394]*[.L$5])" office:value-type="date" office:date-value="1885-02-07">
            <text:p>02/07/188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7">
            <text:p>387</text:p>
          </table:table-cell>
          <table:table-cell table:style-name="ce29" table:formula="of:=[.C$4] + ([.$B395]*[.C$5])" office:value-type="date" office:date-value="1934-03-24T12:00:00">
            <text:p>03/24/1934 12:00:00</text:p>
          </table:table-cell>
          <table:table-cell table:style-name="ce29" table:formula="of:=[.D$4] + ([.$B395]*[.D$5])" office:value-type="date" office:date-value="2059-01-05">
            <text:p>01/05/2059 00:00:00</text:p>
          </table:table-cell>
          <table:table-cell table:style-name="ce29" table:formula="of:=[.E$4] + ([.$B395]*[.E$5])" office:value-type="date" office:date-value="1982-05-15">
            <text:p>05/15/1982 00:00:00</text:p>
          </table:table-cell>
          <table:table-cell table:style-name="ce29" table:formula="of:=[.F$4] + ([.$B395]*[.F$5])" office:value-type="date" office:date-value="1958-05-10">
            <text:p>05/10/1958 00:00:00</text:p>
          </table:table-cell>
          <table:table-cell table:style-name="ce29" table:formula="of:=[.G$4] + ([.$B395]*[.G$5])" office:value-type="date" office:date-value="1880-07-07T12:00:00">
            <text:p>07/07/1880 12:00:00</text:p>
          </table:table-cell>
          <table:table-cell table:style-name="ce29" table:formula="of:=[.H$4] + ([.$B395]*[.H$5])" office:value-type="date" office:date-value="1853-02-16T12:00:00">
            <text:p>02/16/1853 12:00:00</text:p>
          </table:table-cell>
          <table:table-cell table:style-name="ce29" table:formula="of:=[.I$4] + ([.$B395]*[.I$5])" office:value-type="date" office:date-value="1938-06-19T12:00:00">
            <text:p>06/19/1938 12:00:00</text:p>
          </table:table-cell>
          <table:table-cell table:style-name="ce29" table:formula="of:=[.J$4] + ([.$B395]*[.J$5])" office:value-type="date" office:date-value="1946-12-10T12:00:00">
            <text:p>12/10/1946 12:00:00</text:p>
          </table:table-cell>
          <table:table-cell table:style-name="ce29" table:formula="of:=[.K$4] + ([.$B395]*[.K$5])" office:value-type="date" office:date-value="1941-04-08T12:00:00">
            <text:p>04/08/1941 12:00:00</text:p>
          </table:table-cell>
          <table:table-cell table:style-name="ce29" table:formula="of:=[.L$4] + ([.$B395]*[.L$5])" office:value-type="date" office:date-value="1884-12-24">
            <text:p>12/24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8">
            <text:p>388</text:p>
          </table:table-cell>
          <table:table-cell table:style-name="ce29" table:formula="of:=[.C$4] + ([.$B396]*[.C$5])" office:value-type="date" office:date-value="1934-03-31T12:00:00">
            <text:p>03/31/1934 12:00:00</text:p>
          </table:table-cell>
          <table:table-cell table:style-name="ce29" table:formula="of:=[.D$4] + ([.$B396]*[.D$5])" office:value-type="date" office:date-value="2059-05-29">
            <text:p>05/29/2059 00:00:00</text:p>
          </table:table-cell>
          <table:table-cell table:style-name="ce29" table:formula="of:=[.E$4] + ([.$B396]*[.E$5])" office:value-type="date" office:date-value="1982-07-03">
            <text:p>07/03/1982 00:00:00</text:p>
          </table:table-cell>
          <table:table-cell table:style-name="ce29" table:formula="of:=[.F$4] + ([.$B396]*[.F$5])" office:value-type="date" office:date-value="1958-06-28">
            <text:p>06/28/1958 00:00:00</text:p>
          </table:table-cell>
          <table:table-cell table:style-name="ce29" table:formula="of:=[.G$4] + ([.$B396]*[.G$5])" office:value-type="date" office:date-value="1880-05-19T12:00:00">
            <text:p>05/19/1880 12:00:00</text:p>
          </table:table-cell>
          <table:table-cell table:style-name="ce29" table:formula="of:=[.H$4] + ([.$B396]*[.H$5])" office:value-type="date" office:date-value="1852-12-08T12:00:00">
            <text:p>12/08/1852 12:00:00</text:p>
          </table:table-cell>
          <table:table-cell table:style-name="ce29" table:formula="of:=[.I$4] + ([.$B396]*[.I$5])" office:value-type="date" office:date-value="1938-06-30T12:00:00">
            <text:p>06/30/1938 12:00:00</text:p>
          </table:table-cell>
          <table:table-cell table:style-name="ce29" table:formula="of:=[.J$4] + ([.$B396]*[.J$5])" office:value-type="date" office:date-value="1946-12-29T12:00:00">
            <text:p>12/29/1946 12:00:00</text:p>
          </table:table-cell>
          <table:table-cell table:style-name="ce29" table:formula="of:=[.K$4] + ([.$B396]*[.K$5])" office:value-type="date" office:date-value="1941-04-21T12:00:00">
            <text:p>04/21/1941 12:00:00</text:p>
          </table:table-cell>
          <table:table-cell table:style-name="ce29" table:formula="of:=[.L$4] + ([.$B396]*[.L$5])" office:value-type="date" office:date-value="1884-11-09">
            <text:p>11/09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9">
            <text:p>389</text:p>
          </table:table-cell>
          <table:table-cell table:style-name="ce29" table:formula="of:=[.C$4] + ([.$B397]*[.C$5])" office:value-type="date" office:date-value="1934-04-07T12:00:00">
            <text:p>04/07/1934 12:00:00</text:p>
          </table:table-cell>
          <table:table-cell table:style-name="ce29" table:formula="of:=[.D$4] + ([.$B397]*[.D$5])" office:value-type="date" office:date-value="2059-10-20">
            <text:p>10/20/2059 00:00:00</text:p>
          </table:table-cell>
          <table:table-cell table:style-name="ce29" table:formula="of:=[.E$4] + ([.$B397]*[.E$5])" office:value-type="date" office:date-value="1982-08-21">
            <text:p>08/21/1982 00:00:00</text:p>
          </table:table-cell>
          <table:table-cell table:style-name="ce29" table:formula="of:=[.F$4] + ([.$B397]*[.F$5])" office:value-type="date" office:date-value="1958-08-16">
            <text:p>08/16/1958 00:00:00</text:p>
          </table:table-cell>
          <table:table-cell table:style-name="ce29" table:formula="of:=[.G$4] + ([.$B397]*[.G$5])" office:value-type="date" office:date-value="1880-03-31T12:00:00">
            <text:p>03/31/1880 12:00:00</text:p>
          </table:table-cell>
          <table:table-cell table:style-name="ce29" table:formula="of:=[.H$4] + ([.$B397]*[.H$5])" office:value-type="date" office:date-value="1852-09-29T12:00:00">
            <text:p>09/29/1852 12:00:00</text:p>
          </table:table-cell>
          <table:table-cell table:style-name="ce29" table:formula="of:=[.I$4] + ([.$B397]*[.I$5])" office:value-type="date" office:date-value="1938-07-11T12:00:00">
            <text:p>07/11/1938 12:00:00</text:p>
          </table:table-cell>
          <table:table-cell table:style-name="ce29" table:formula="of:=[.J$4] + ([.$B397]*[.J$5])" office:value-type="date" office:date-value="1947-01-17T12:00:00">
            <text:p>01/17/1947 12:00:00</text:p>
          </table:table-cell>
          <table:table-cell table:style-name="ce29" table:formula="of:=[.K$4] + ([.$B397]*[.K$5])" office:value-type="date" office:date-value="1941-05-04T12:00:00">
            <text:p>05/04/1941 12:00:00</text:p>
          </table:table-cell>
          <table:table-cell table:style-name="ce29" table:formula="of:=[.L$4] + ([.$B397]*[.L$5])" office:value-type="date" office:date-value="1884-09-25">
            <text:p>09/25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0">
            <text:p>390</text:p>
          </table:table-cell>
          <table:table-cell table:style-name="ce29" table:formula="of:=[.C$4] + ([.$B398]*[.C$5])" office:value-type="date" office:date-value="1934-04-14T12:00:00">
            <text:p>04/14/1934 12:00:00</text:p>
          </table:table-cell>
          <table:table-cell table:style-name="ce29" table:formula="of:=[.D$4] + ([.$B398]*[.D$5])" office:value-type="date" office:date-value="2060-03-12">
            <text:p>03/12/2060 00:00:00</text:p>
          </table:table-cell>
          <table:table-cell table:style-name="ce29" table:formula="of:=[.E$4] + ([.$B398]*[.E$5])" office:value-type="date" office:date-value="1982-10-09">
            <text:p>10/09/1982 00:00:00</text:p>
          </table:table-cell>
          <table:table-cell table:style-name="ce29" table:formula="of:=[.F$4] + ([.$B398]*[.F$5])" office:value-type="date" office:date-value="1958-10-04">
            <text:p>10/04/1958 00:00:00</text:p>
          </table:table-cell>
          <table:table-cell table:style-name="ce29" table:formula="of:=[.G$4] + ([.$B398]*[.G$5])" office:value-type="date" office:date-value="1880-02-11T12:00:00">
            <text:p>02/11/1880 12:00:00</text:p>
          </table:table-cell>
          <table:table-cell table:style-name="ce29" table:formula="of:=[.H$4] + ([.$B398]*[.H$5])" office:value-type="date" office:date-value="1852-07-21T12:00:00">
            <text:p>07/21/1852 12:00:00</text:p>
          </table:table-cell>
          <table:table-cell table:style-name="ce29" table:formula="of:=[.I$4] + ([.$B398]*[.I$5])" office:value-type="date" office:date-value="1938-07-22T12:00:00">
            <text:p>07/22/1938 12:00:00</text:p>
          </table:table-cell>
          <table:table-cell table:style-name="ce29" table:formula="of:=[.J$4] + ([.$B398]*[.J$5])" office:value-type="date" office:date-value="1947-02-05T12:00:00">
            <text:p>02/05/1947 12:00:00</text:p>
          </table:table-cell>
          <table:table-cell table:style-name="ce29" table:formula="of:=[.K$4] + ([.$B398]*[.K$5])" office:value-type="date" office:date-value="1941-05-17T12:00:00">
            <text:p>05/17/1941 12:00:00</text:p>
          </table:table-cell>
          <table:table-cell table:style-name="ce29" table:formula="of:=[.L$4] + ([.$B398]*[.L$5])" office:value-type="date" office:date-value="1884-08-11">
            <text:p>08/11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1">
            <text:p>391</text:p>
          </table:table-cell>
          <table:table-cell table:style-name="ce29" table:formula="of:=[.C$4] + ([.$B399]*[.C$5])" office:value-type="date" office:date-value="1934-04-21T12:00:00">
            <text:p>04/21/1934 12:00:00</text:p>
          </table:table-cell>
          <table:table-cell table:style-name="ce29" table:formula="of:=[.D$4] + ([.$B399]*[.D$5])" office:value-type="date" office:date-value="2060-08-03">
            <text:p>08/03/2060 00:00:00</text:p>
          </table:table-cell>
          <table:table-cell table:style-name="ce29" table:formula="of:=[.E$4] + ([.$B399]*[.E$5])" office:value-type="date" office:date-value="1982-11-27">
            <text:p>11/27/1982 00:00:00</text:p>
          </table:table-cell>
          <table:table-cell table:style-name="ce29" table:formula="of:=[.F$4] + ([.$B399]*[.F$5])" office:value-type="date" office:date-value="1958-11-22">
            <text:p>11/22/1958 00:00:00</text:p>
          </table:table-cell>
          <table:table-cell table:style-name="ce29" table:formula="of:=[.G$4] + ([.$B399]*[.G$5])" office:value-type="date" office:date-value="1879-12-24T12:00:00">
            <text:p>12/24/1879 12:00:00</text:p>
          </table:table-cell>
          <table:table-cell table:style-name="ce29" table:formula="of:=[.H$4] + ([.$B399]*[.H$5])" office:value-type="date" office:date-value="1852-05-12T12:00:00">
            <text:p>05/12/1852 12:00:00</text:p>
          </table:table-cell>
          <table:table-cell table:style-name="ce29" table:formula="of:=[.I$4] + ([.$B399]*[.I$5])" office:value-type="date" office:date-value="1938-08-02T12:00:00">
            <text:p>08/02/1938 12:00:00</text:p>
          </table:table-cell>
          <table:table-cell table:style-name="ce29" table:formula="of:=[.J$4] + ([.$B399]*[.J$5])" office:value-type="date" office:date-value="1947-02-24T12:00:00">
            <text:p>02/24/1947 12:00:00</text:p>
          </table:table-cell>
          <table:table-cell table:style-name="ce29" table:formula="of:=[.K$4] + ([.$B399]*[.K$5])" office:value-type="date" office:date-value="1941-05-30T12:00:00">
            <text:p>05/30/1941 12:00:00</text:p>
          </table:table-cell>
          <table:table-cell table:style-name="ce29" table:formula="of:=[.L$4] + ([.$B399]*[.L$5])" office:value-type="date" office:date-value="1884-06-27">
            <text:p>06/27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2">
            <text:p>392</text:p>
          </table:table-cell>
          <table:table-cell table:style-name="ce29" table:formula="of:=[.C$4] + ([.$B400]*[.C$5])" office:value-type="date" office:date-value="1934-04-28T12:00:00">
            <text:p>04/28/1934 12:00:00</text:p>
          </table:table-cell>
          <table:table-cell table:style-name="ce29" table:formula="of:=[.D$4] + ([.$B400]*[.D$5])" office:value-type="date" office:date-value="2060-12-25">
            <text:p>12/25/2060 00:00:00</text:p>
          </table:table-cell>
          <table:table-cell table:style-name="ce29" table:formula="of:=[.E$4] + ([.$B400]*[.E$5])" office:value-type="date" office:date-value="1983-01-15">
            <text:p>01/15/1983 00:00:00</text:p>
          </table:table-cell>
          <table:table-cell table:style-name="ce29" table:formula="of:=[.F$4] + ([.$B400]*[.F$5])" office:value-type="date" office:date-value="1959-01-10">
            <text:p>01/10/1959 00:00:00</text:p>
          </table:table-cell>
          <table:table-cell table:style-name="ce29" table:formula="of:=[.G$4] + ([.$B400]*[.G$5])" office:value-type="date" office:date-value="1879-11-05T12:00:00">
            <text:p>11/05/1879 12:00:00</text:p>
          </table:table-cell>
          <table:table-cell table:style-name="ce29" table:formula="of:=[.H$4] + ([.$B400]*[.H$5])" office:value-type="date" office:date-value="1852-03-03T12:00:00">
            <text:p>03/03/1852 12:00:00</text:p>
          </table:table-cell>
          <table:table-cell table:style-name="ce29" table:formula="of:=[.I$4] + ([.$B400]*[.I$5])" office:value-type="date" office:date-value="1938-08-13T12:00:00">
            <text:p>08/13/1938 12:00:00</text:p>
          </table:table-cell>
          <table:table-cell table:style-name="ce29" table:formula="of:=[.J$4] + ([.$B400]*[.J$5])" office:value-type="date" office:date-value="1947-03-15T12:00:00">
            <text:p>03/15/1947 12:00:00</text:p>
          </table:table-cell>
          <table:table-cell table:style-name="ce29" table:formula="of:=[.K$4] + ([.$B400]*[.K$5])" office:value-type="date" office:date-value="1941-06-12T12:00:00">
            <text:p>06/12/1941 12:00:00</text:p>
          </table:table-cell>
          <table:table-cell table:style-name="ce29" table:formula="of:=[.L$4] + ([.$B400]*[.L$5])" office:value-type="date" office:date-value="1884-05-13">
            <text:p>05/13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3">
            <text:p>393</text:p>
          </table:table-cell>
          <table:table-cell table:style-name="ce29" table:formula="of:=[.C$4] + ([.$B401]*[.C$5])" office:value-type="date" office:date-value="1934-05-05T12:00:00">
            <text:p>05/05/1934 12:00:00</text:p>
          </table:table-cell>
          <table:table-cell table:style-name="ce29" table:formula="of:=[.D$4] + ([.$B401]*[.D$5])" office:value-type="date" office:date-value="2061-05-18">
            <text:p>05/18/2061 00:00:00</text:p>
          </table:table-cell>
          <table:table-cell table:style-name="ce29" table:formula="of:=[.E$4] + ([.$B401]*[.E$5])" office:value-type="date" office:date-value="1983-03-05">
            <text:p>03/05/1983 00:00:00</text:p>
          </table:table-cell>
          <table:table-cell table:style-name="ce29" table:formula="of:=[.F$4] + ([.$B401]*[.F$5])" office:value-type="date" office:date-value="1959-02-28">
            <text:p>02/28/1959 00:00:00</text:p>
          </table:table-cell>
          <table:table-cell table:style-name="ce29" table:formula="of:=[.G$4] + ([.$B401]*[.G$5])" office:value-type="date" office:date-value="1879-09-17T12:00:00">
            <text:p>09/17/1879 12:00:00</text:p>
          </table:table-cell>
          <table:table-cell table:style-name="ce29" table:formula="of:=[.H$4] + ([.$B401]*[.H$5])" office:value-type="date" office:date-value="1851-12-24T12:00:00">
            <text:p>12/24/1851 12:00:00</text:p>
          </table:table-cell>
          <table:table-cell table:style-name="ce29" table:formula="of:=[.I$4] + ([.$B401]*[.I$5])" office:value-type="date" office:date-value="1938-08-24T12:00:00">
            <text:p>08/24/1938 12:00:00</text:p>
          </table:table-cell>
          <table:table-cell table:style-name="ce29" table:formula="of:=[.J$4] + ([.$B401]*[.J$5])" office:value-type="date" office:date-value="1947-04-03T12:00:00">
            <text:p>04/03/1947 12:00:00</text:p>
          </table:table-cell>
          <table:table-cell table:style-name="ce29" table:formula="of:=[.K$4] + ([.$B401]*[.K$5])" office:value-type="date" office:date-value="1941-06-25T12:00:00">
            <text:p>06/25/1941 12:00:00</text:p>
          </table:table-cell>
          <table:table-cell table:style-name="ce29" table:formula="of:=[.L$4] + ([.$B401]*[.L$5])" office:value-type="date" office:date-value="1884-03-29">
            <text:p>03/29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4">
            <text:p>394</text:p>
          </table:table-cell>
          <table:table-cell table:style-name="ce29" table:formula="of:=[.C$4] + ([.$B402]*[.C$5])" office:value-type="date" office:date-value="1934-05-12T12:00:00">
            <text:p>05/12/1934 12:00:00</text:p>
          </table:table-cell>
          <table:table-cell table:style-name="ce29" table:formula="of:=[.D$4] + ([.$B402]*[.D$5])" office:value-type="date" office:date-value="2061-10-09">
            <text:p>10/09/2061 00:00:00</text:p>
          </table:table-cell>
          <table:table-cell table:style-name="ce29" table:formula="of:=[.E$4] + ([.$B402]*[.E$5])" office:value-type="date" office:date-value="1983-04-23">
            <text:p>04/23/1983 00:00:00</text:p>
          </table:table-cell>
          <table:table-cell table:style-name="ce29" table:formula="of:=[.F$4] + ([.$B402]*[.F$5])" office:value-type="date" office:date-value="1959-04-18">
            <text:p>04/18/1959 00:00:00</text:p>
          </table:table-cell>
          <table:table-cell table:style-name="ce29" table:formula="of:=[.G$4] + ([.$B402]*[.G$5])" office:value-type="date" office:date-value="1879-07-30T12:00:00">
            <text:p>07/30/1879 12:00:00</text:p>
          </table:table-cell>
          <table:table-cell table:style-name="ce29" table:formula="of:=[.H$4] + ([.$B402]*[.H$5])" office:value-type="date" office:date-value="1851-10-15T12:00:00">
            <text:p>10/15/1851 12:00:00</text:p>
          </table:table-cell>
          <table:table-cell table:style-name="ce29" table:formula="of:=[.I$4] + ([.$B402]*[.I$5])" office:value-type="date" office:date-value="1938-09-04T12:00:00">
            <text:p>09/04/1938 12:00:00</text:p>
          </table:table-cell>
          <table:table-cell table:style-name="ce29" table:formula="of:=[.J$4] + ([.$B402]*[.J$5])" office:value-type="date" office:date-value="1947-04-22T12:00:00">
            <text:p>04/22/1947 12:00:00</text:p>
          </table:table-cell>
          <table:table-cell table:style-name="ce29" table:formula="of:=[.K$4] + ([.$B402]*[.K$5])" office:value-type="date" office:date-value="1941-07-08T12:00:00">
            <text:p>07/08/1941 12:00:00</text:p>
          </table:table-cell>
          <table:table-cell table:style-name="ce29" table:formula="of:=[.L$4] + ([.$B402]*[.L$5])" office:value-type="date" office:date-value="1884-02-13">
            <text:p>02/13/188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5">
            <text:p>395</text:p>
          </table:table-cell>
          <table:table-cell table:style-name="ce29" table:formula="of:=[.C$4] + ([.$B403]*[.C$5])" office:value-type="date" office:date-value="1934-05-19T12:00:00">
            <text:p>05/19/1934 12:00:00</text:p>
          </table:table-cell>
          <table:table-cell table:style-name="ce29" table:formula="of:=[.D$4] + ([.$B403]*[.D$5])" office:value-type="date" office:date-value="2062-03-02">
            <text:p>03/02/2062 00:00:00</text:p>
          </table:table-cell>
          <table:table-cell table:style-name="ce29" table:formula="of:=[.E$4] + ([.$B403]*[.E$5])" office:value-type="date" office:date-value="1983-06-11">
            <text:p>06/11/1983 00:00:00</text:p>
          </table:table-cell>
          <table:table-cell table:style-name="ce29" table:formula="of:=[.F$4] + ([.$B403]*[.F$5])" office:value-type="date" office:date-value="1959-06-06">
            <text:p>06/06/1959 00:00:00</text:p>
          </table:table-cell>
          <table:table-cell table:style-name="ce29" table:formula="of:=[.G$4] + ([.$B403]*[.G$5])" office:value-type="date" office:date-value="1879-06-11T12:00:00">
            <text:p>06/11/1879 12:00:00</text:p>
          </table:table-cell>
          <table:table-cell table:style-name="ce29" table:formula="of:=[.H$4] + ([.$B403]*[.H$5])" office:value-type="date" office:date-value="1851-08-06T12:00:00">
            <text:p>08/06/1851 12:00:00</text:p>
          </table:table-cell>
          <table:table-cell table:style-name="ce29" table:formula="of:=[.I$4] + ([.$B403]*[.I$5])" office:value-type="date" office:date-value="1938-09-15T12:00:00">
            <text:p>09/15/1938 12:00:00</text:p>
          </table:table-cell>
          <table:table-cell table:style-name="ce29" table:formula="of:=[.J$4] + ([.$B403]*[.J$5])" office:value-type="date" office:date-value="1947-05-11T12:00:00">
            <text:p>05/11/1947 12:00:00</text:p>
          </table:table-cell>
          <table:table-cell table:style-name="ce29" table:formula="of:=[.K$4] + ([.$B403]*[.K$5])" office:value-type="date" office:date-value="1941-07-21T12:00:00">
            <text:p>07/21/1941 12:00:00</text:p>
          </table:table-cell>
          <table:table-cell table:style-name="ce29" table:formula="of:=[.L$4] + ([.$B403]*[.L$5])" office:value-type="date" office:date-value="1883-12-30">
            <text:p>12/30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6">
            <text:p>396</text:p>
          </table:table-cell>
          <table:table-cell table:style-name="ce29" table:formula="of:=[.C$4] + ([.$B404]*[.C$5])" office:value-type="date" office:date-value="1934-05-26T12:00:00">
            <text:p>05/26/1934 12:00:00</text:p>
          </table:table-cell>
          <table:table-cell table:style-name="ce29" table:formula="of:=[.D$4] + ([.$B404]*[.D$5])" office:value-type="date" office:date-value="2062-07-24">
            <text:p>07/24/2062 00:00:00</text:p>
          </table:table-cell>
          <table:table-cell table:style-name="ce29" table:formula="of:=[.E$4] + ([.$B404]*[.E$5])" office:value-type="date" office:date-value="1983-07-30">
            <text:p>07/30/1983 00:00:00</text:p>
          </table:table-cell>
          <table:table-cell table:style-name="ce29" table:formula="of:=[.F$4] + ([.$B404]*[.F$5])" office:value-type="date" office:date-value="1959-07-25">
            <text:p>07/25/1959 00:00:00</text:p>
          </table:table-cell>
          <table:table-cell table:style-name="ce29" table:formula="of:=[.G$4] + ([.$B404]*[.G$5])" office:value-type="date" office:date-value="1879-04-23T12:00:00">
            <text:p>04/23/1879 12:00:00</text:p>
          </table:table-cell>
          <table:table-cell table:style-name="ce29" table:formula="of:=[.H$4] + ([.$B404]*[.H$5])" office:value-type="date" office:date-value="1851-05-28T12:00:00">
            <text:p>05/28/1851 12:00:00</text:p>
          </table:table-cell>
          <table:table-cell table:style-name="ce29" table:formula="of:=[.I$4] + ([.$B404]*[.I$5])" office:value-type="date" office:date-value="1938-09-26T12:00:00">
            <text:p>09/26/1938 12:00:00</text:p>
          </table:table-cell>
          <table:table-cell table:style-name="ce29" table:formula="of:=[.J$4] + ([.$B404]*[.J$5])" office:value-type="date" office:date-value="1947-05-30T12:00:00">
            <text:p>05/30/1947 12:00:00</text:p>
          </table:table-cell>
          <table:table-cell table:style-name="ce29" table:formula="of:=[.K$4] + ([.$B404]*[.K$5])" office:value-type="date" office:date-value="1941-08-03T12:00:00">
            <text:p>08/03/1941 12:00:00</text:p>
          </table:table-cell>
          <table:table-cell table:style-name="ce29" table:formula="of:=[.L$4] + ([.$B404]*[.L$5])" office:value-type="date" office:date-value="1883-11-15">
            <text:p>11/15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7">
            <text:p>397</text:p>
          </table:table-cell>
          <table:table-cell table:style-name="ce29" table:formula="of:=[.C$4] + ([.$B405]*[.C$5])" office:value-type="date" office:date-value="1934-06-02T12:00:00">
            <text:p>06/02/1934 12:00:00</text:p>
          </table:table-cell>
          <table:table-cell table:style-name="ce29" table:formula="of:=[.D$4] + ([.$B405]*[.D$5])" office:value-type="date" office:date-value="2062-12-15">
            <text:p>12/15/2062 00:00:00</text:p>
          </table:table-cell>
          <table:table-cell table:style-name="ce29" table:formula="of:=[.E$4] + ([.$B405]*[.E$5])" office:value-type="date" office:date-value="1983-09-17">
            <text:p>09/17/1983 00:00:00</text:p>
          </table:table-cell>
          <table:table-cell table:style-name="ce29" table:formula="of:=[.F$4] + ([.$B405]*[.F$5])" office:value-type="date" office:date-value="1959-09-12">
            <text:p>09/12/1959 00:00:00</text:p>
          </table:table-cell>
          <table:table-cell table:style-name="ce29" table:formula="of:=[.G$4] + ([.$B405]*[.G$5])" office:value-type="date" office:date-value="1879-03-05T12:00:00">
            <text:p>03/05/1879 12:00:00</text:p>
          </table:table-cell>
          <table:table-cell table:style-name="ce29" table:formula="of:=[.H$4] + ([.$B405]*[.H$5])" office:value-type="date" office:date-value="1851-03-19T12:00:00">
            <text:p>03/19/1851 12:00:00</text:p>
          </table:table-cell>
          <table:table-cell table:style-name="ce29" table:formula="of:=[.I$4] + ([.$B405]*[.I$5])" office:value-type="date" office:date-value="1938-10-07T12:00:00">
            <text:p>10/07/1938 12:00:00</text:p>
          </table:table-cell>
          <table:table-cell table:style-name="ce29" table:formula="of:=[.J$4] + ([.$B405]*[.J$5])" office:value-type="date" office:date-value="1947-06-18T12:00:00">
            <text:p>06/18/1947 12:00:00</text:p>
          </table:table-cell>
          <table:table-cell table:style-name="ce29" table:formula="of:=[.K$4] + ([.$B405]*[.K$5])" office:value-type="date" office:date-value="1941-08-16T12:00:00">
            <text:p>08/16/1941 12:00:00</text:p>
          </table:table-cell>
          <table:table-cell table:style-name="ce29" table:formula="of:=[.L$4] + ([.$B405]*[.L$5])" office:value-type="date" office:date-value="1883-10-01">
            <text:p>10/01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8">
            <text:p>398</text:p>
          </table:table-cell>
          <table:table-cell table:style-name="ce29" table:formula="of:=[.C$4] + ([.$B406]*[.C$5])" office:value-type="date" office:date-value="1934-06-09T12:00:00">
            <text:p>06/09/1934 12:00:00</text:p>
          </table:table-cell>
          <table:table-cell table:style-name="ce29" table:formula="of:=[.D$4] + ([.$B406]*[.D$5])" office:value-type="date" office:date-value="2063-05-08">
            <text:p>05/08/2063 00:00:00</text:p>
          </table:table-cell>
          <table:table-cell table:style-name="ce29" table:formula="of:=[.E$4] + ([.$B406]*[.E$5])" office:value-type="date" office:date-value="1983-11-05">
            <text:p>11/05/1983 00:00:00</text:p>
          </table:table-cell>
          <table:table-cell table:style-name="ce29" table:formula="of:=[.F$4] + ([.$B406]*[.F$5])" office:value-type="date" office:date-value="1959-10-31">
            <text:p>10/31/1959 00:00:00</text:p>
          </table:table-cell>
          <table:table-cell table:style-name="ce29" table:formula="of:=[.G$4] + ([.$B406]*[.G$5])" office:value-type="date" office:date-value="1879-01-15T12:00:00">
            <text:p>01/15/1879 12:00:00</text:p>
          </table:table-cell>
          <table:table-cell table:style-name="ce29" table:formula="of:=[.H$4] + ([.$B406]*[.H$5])" office:value-type="date" office:date-value="1851-01-08T12:00:00">
            <text:p>01/08/1851 12:00:00</text:p>
          </table:table-cell>
          <table:table-cell table:style-name="ce29" table:formula="of:=[.I$4] + ([.$B406]*[.I$5])" office:value-type="date" office:date-value="1938-10-18T12:00:00">
            <text:p>10/18/1938 12:00:00</text:p>
          </table:table-cell>
          <table:table-cell table:style-name="ce29" table:formula="of:=[.J$4] + ([.$B406]*[.J$5])" office:value-type="date" office:date-value="1947-07-07T12:00:00">
            <text:p>07/07/1947 12:00:00</text:p>
          </table:table-cell>
          <table:table-cell table:style-name="ce29" table:formula="of:=[.K$4] + ([.$B406]*[.K$5])" office:value-type="date" office:date-value="1941-08-29T12:00:00">
            <text:p>08/29/1941 12:00:00</text:p>
          </table:table-cell>
          <table:table-cell table:style-name="ce29" table:formula="of:=[.L$4] + ([.$B406]*[.L$5])" office:value-type="date" office:date-value="1883-08-17">
            <text:p>08/17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9">
            <text:p>399</text:p>
          </table:table-cell>
          <table:table-cell table:style-name="ce29" table:formula="of:=[.C$4] + ([.$B407]*[.C$5])" office:value-type="date" office:date-value="1934-06-16T12:00:00">
            <text:p>06/16/1934 12:00:00</text:p>
          </table:table-cell>
          <table:table-cell table:style-name="ce29" table:formula="of:=[.D$4] + ([.$B407]*[.D$5])" office:value-type="date" office:date-value="2063-09-29">
            <text:p>09/29/2063 00:00:00</text:p>
          </table:table-cell>
          <table:table-cell table:style-name="ce29" table:formula="of:=[.E$4] + ([.$B407]*[.E$5])" office:value-type="date" office:date-value="1983-12-24">
            <text:p>12/24/1983 00:00:00</text:p>
          </table:table-cell>
          <table:table-cell table:style-name="ce29" table:formula="of:=[.F$4] + ([.$B407]*[.F$5])" office:value-type="date" office:date-value="1959-12-19">
            <text:p>12/19/1959 00:00:00</text:p>
          </table:table-cell>
          <table:table-cell table:style-name="ce29" table:formula="of:=[.G$4] + ([.$B407]*[.G$5])" office:value-type="date" office:date-value="1878-11-27T12:00:00">
            <text:p>11/27/1878 12:00:00</text:p>
          </table:table-cell>
          <table:table-cell table:style-name="ce29" table:formula="of:=[.H$4] + ([.$B407]*[.H$5])" office:value-type="date" office:date-value="1850-10-30T12:00:00">
            <text:p>10/30/1850 12:00:00</text:p>
          </table:table-cell>
          <table:table-cell table:style-name="ce29" table:formula="of:=[.I$4] + ([.$B407]*[.I$5])" office:value-type="date" office:date-value="1938-10-29T12:00:00">
            <text:p>10/29/1938 12:00:00</text:p>
          </table:table-cell>
          <table:table-cell table:style-name="ce29" table:formula="of:=[.J$4] + ([.$B407]*[.J$5])" office:value-type="date" office:date-value="1947-07-26T12:00:00">
            <text:p>07/26/1947 12:00:00</text:p>
          </table:table-cell>
          <table:table-cell table:style-name="ce29" table:formula="of:=[.K$4] + ([.$B407]*[.K$5])" office:value-type="date" office:date-value="1941-09-11T12:00:00">
            <text:p>09/11/1941 12:00:00</text:p>
          </table:table-cell>
          <table:table-cell table:style-name="ce29" table:formula="of:=[.L$4] + ([.$B407]*[.L$5])" office:value-type="date" office:date-value="1883-07-03">
            <text:p>07/03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0">
            <text:p>400</text:p>
          </table:table-cell>
          <table:table-cell table:style-name="ce29" table:formula="of:=[.C$4] + ([.$B408]*[.C$5])" office:value-type="date" office:date-value="1934-06-23T12:00:00">
            <text:p>06/23/1934 12:00:00</text:p>
          </table:table-cell>
          <table:table-cell table:style-name="ce29" table:formula="of:=[.D$4] + ([.$B408]*[.D$5])" office:value-type="date" office:date-value="2064-02-20">
            <text:p>02/20/2064 00:00:00</text:p>
          </table:table-cell>
          <table:table-cell table:style-name="ce29" table:formula="of:=[.E$4] + ([.$B408]*[.E$5])" office:value-type="date" office:date-value="1984-02-11">
            <text:p>02/11/1984 00:00:00</text:p>
          </table:table-cell>
          <table:table-cell table:style-name="ce29" table:formula="of:=[.F$4] + ([.$B408]*[.F$5])" office:value-type="date" office:date-value="1960-02-06">
            <text:p>02/06/1960 00:00:00</text:p>
          </table:table-cell>
          <table:table-cell table:style-name="ce29" table:formula="of:=[.G$4] + ([.$B408]*[.G$5])" office:value-type="date" office:date-value="1878-10-09T12:00:00">
            <text:p>10/09/1878 12:00:00</text:p>
          </table:table-cell>
          <table:table-cell table:style-name="ce29" table:formula="of:=[.H$4] + ([.$B408]*[.H$5])" office:value-type="date" office:date-value="1850-08-21T12:00:00">
            <text:p>08/21/1850 12:00:00</text:p>
          </table:table-cell>
          <table:table-cell table:style-name="ce29" table:formula="of:=[.I$4] + ([.$B408]*[.I$5])" office:value-type="date" office:date-value="1938-11-09T12:00:00">
            <text:p>11/09/1938 12:00:00</text:p>
          </table:table-cell>
          <table:table-cell table:style-name="ce29" table:formula="of:=[.J$4] + ([.$B408]*[.J$5])" office:value-type="date" office:date-value="1947-08-14T12:00:00">
            <text:p>08/14/1947 12:00:00</text:p>
          </table:table-cell>
          <table:table-cell table:style-name="ce29" table:formula="of:=[.K$4] + ([.$B408]*[.K$5])" office:value-type="date" office:date-value="1941-09-24T12:00:00">
            <text:p>09/24/1941 12:00:00</text:p>
          </table:table-cell>
          <table:table-cell table:style-name="ce29" table:formula="of:=[.L$4] + ([.$B408]*[.L$5])" office:value-type="date" office:date-value="1883-05-19">
            <text:p>05/19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1">
            <text:p>401</text:p>
          </table:table-cell>
          <table:table-cell table:style-name="ce29" table:formula="of:=[.C$4] + ([.$B409]*[.C$5])" office:value-type="date" office:date-value="1934-06-30T12:00:00">
            <text:p>06/30/1934 12:00:00</text:p>
          </table:table-cell>
          <table:table-cell table:style-name="ce29" table:formula="of:=[.D$4] + ([.$B409]*[.D$5])" office:value-type="date" office:date-value="2064-07-13">
            <text:p>07/13/2064 00:00:00</text:p>
          </table:table-cell>
          <table:table-cell table:style-name="ce29" table:formula="of:=[.E$4] + ([.$B409]*[.E$5])" office:value-type="date" office:date-value="1984-03-31">
            <text:p>03/31/1984 00:00:00</text:p>
          </table:table-cell>
          <table:table-cell table:style-name="ce29" table:formula="of:=[.F$4] + ([.$B409]*[.F$5])" office:value-type="date" office:date-value="1960-03-26">
            <text:p>03/26/1960 00:00:00</text:p>
          </table:table-cell>
          <table:table-cell table:style-name="ce29" table:formula="of:=[.G$4] + ([.$B409]*[.G$5])" office:value-type="date" office:date-value="1878-08-21T12:00:00">
            <text:p>08/21/1878 12:00:00</text:p>
          </table:table-cell>
          <table:table-cell table:style-name="ce29" table:formula="of:=[.H$4] + ([.$B409]*[.H$5])" office:value-type="date" office:date-value="1850-06-12T12:00:00">
            <text:p>06/12/1850 12:00:00</text:p>
          </table:table-cell>
          <table:table-cell table:style-name="ce29" table:formula="of:=[.I$4] + ([.$B409]*[.I$5])" office:value-type="date" office:date-value="1938-11-20T12:00:00">
            <text:p>11/20/1938 12:00:00</text:p>
          </table:table-cell>
          <table:table-cell table:style-name="ce29" table:formula="of:=[.J$4] + ([.$B409]*[.J$5])" office:value-type="date" office:date-value="1947-09-02T12:00:00">
            <text:p>09/02/1947 12:00:00</text:p>
          </table:table-cell>
          <table:table-cell table:style-name="ce29" table:formula="of:=[.K$4] + ([.$B409]*[.K$5])" office:value-type="date" office:date-value="1941-10-07T12:00:00">
            <text:p>10/07/1941 12:00:00</text:p>
          </table:table-cell>
          <table:table-cell table:style-name="ce29" table:formula="of:=[.L$4] + ([.$B409]*[.L$5])" office:value-type="date" office:date-value="1883-04-04">
            <text:p>04/04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2">
            <text:p>402</text:p>
          </table:table-cell>
          <table:table-cell table:style-name="ce29" table:formula="of:=[.C$4] + ([.$B410]*[.C$5])" office:value-type="date" office:date-value="1934-07-07T12:00:00">
            <text:p>07/07/1934 12:00:00</text:p>
          </table:table-cell>
          <table:table-cell table:style-name="ce29" table:formula="of:=[.D$4] + ([.$B410]*[.D$5])" office:value-type="date" office:date-value="2064-12-04">
            <text:p>12/04/2064 00:00:00</text:p>
          </table:table-cell>
          <table:table-cell table:style-name="ce29" table:formula="of:=[.E$4] + ([.$B410]*[.E$5])" office:value-type="date" office:date-value="1984-05-19">
            <text:p>05/19/1984 00:00:00</text:p>
          </table:table-cell>
          <table:table-cell table:style-name="ce29" table:formula="of:=[.F$4] + ([.$B410]*[.F$5])" office:value-type="date" office:date-value="1960-05-14">
            <text:p>05/14/1960 00:00:00</text:p>
          </table:table-cell>
          <table:table-cell table:style-name="ce29" table:formula="of:=[.G$4] + ([.$B410]*[.G$5])" office:value-type="date" office:date-value="1878-07-03T12:00:00">
            <text:p>07/03/1878 12:00:00</text:p>
          </table:table-cell>
          <table:table-cell table:style-name="ce29" table:formula="of:=[.H$4] + ([.$B410]*[.H$5])" office:value-type="date" office:date-value="1850-04-03T12:00:00">
            <text:p>04/03/1850 12:00:00</text:p>
          </table:table-cell>
          <table:table-cell table:style-name="ce29" table:formula="of:=[.I$4] + ([.$B410]*[.I$5])" office:value-type="date" office:date-value="1938-12-01T12:00:00">
            <text:p>12/01/1938 12:00:00</text:p>
          </table:table-cell>
          <table:table-cell table:style-name="ce29" table:formula="of:=[.J$4] + ([.$B410]*[.J$5])" office:value-type="date" office:date-value="1947-09-21T12:00:00">
            <text:p>09/21/1947 12:00:00</text:p>
          </table:table-cell>
          <table:table-cell table:style-name="ce29" table:formula="of:=[.K$4] + ([.$B410]*[.K$5])" office:value-type="date" office:date-value="1941-10-20T12:00:00">
            <text:p>10/20/1941 12:00:00</text:p>
          </table:table-cell>
          <table:table-cell table:style-name="ce29" table:formula="of:=[.L$4] + ([.$B410]*[.L$5])" office:value-type="date" office:date-value="1883-02-18">
            <text:p>02/18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3">
            <text:p>403</text:p>
          </table:table-cell>
          <table:table-cell table:style-name="ce29" table:formula="of:=[.C$4] + ([.$B411]*[.C$5])" office:value-type="date" office:date-value="1934-07-14T12:00:00">
            <text:p>07/14/1934 12:00:00</text:p>
          </table:table-cell>
          <table:table-cell table:style-name="ce29" table:formula="of:=[.D$4] + ([.$B411]*[.D$5])" office:value-type="date" office:date-value="2065-04-27">
            <text:p>04/27/2065 00:00:00</text:p>
          </table:table-cell>
          <table:table-cell table:style-name="ce29" table:formula="of:=[.E$4] + ([.$B411]*[.E$5])" office:value-type="date" office:date-value="1984-07-07">
            <text:p>07/07/1984 00:00:00</text:p>
          </table:table-cell>
          <table:table-cell table:style-name="ce29" table:formula="of:=[.F$4] + ([.$B411]*[.F$5])" office:value-type="date" office:date-value="1960-07-02">
            <text:p>07/02/1960 00:00:00</text:p>
          </table:table-cell>
          <table:table-cell table:style-name="ce29" table:formula="of:=[.G$4] + ([.$B411]*[.G$5])" office:value-type="date" office:date-value="1878-05-15T12:00:00">
            <text:p>05/15/1878 12:00:00</text:p>
          </table:table-cell>
          <table:table-cell table:style-name="ce29" table:formula="of:=[.H$4] + ([.$B411]*[.H$5])" office:value-type="date" office:date-value="1850-01-23T12:00:00">
            <text:p>01/23/1850 12:00:00</text:p>
          </table:table-cell>
          <table:table-cell table:style-name="ce29" table:formula="of:=[.I$4] + ([.$B411]*[.I$5])" office:value-type="date" office:date-value="1938-12-12T12:00:00">
            <text:p>12/12/1938 12:00:00</text:p>
          </table:table-cell>
          <table:table-cell table:style-name="ce29" table:formula="of:=[.J$4] + ([.$B411]*[.J$5])" office:value-type="date" office:date-value="1947-10-10T12:00:00">
            <text:p>10/10/1947 12:00:00</text:p>
          </table:table-cell>
          <table:table-cell table:style-name="ce29" table:formula="of:=[.K$4] + ([.$B411]*[.K$5])" office:value-type="date" office:date-value="1941-11-02T12:00:00">
            <text:p>11/02/1941 12:00:00</text:p>
          </table:table-cell>
          <table:table-cell table:style-name="ce29" table:formula="of:=[.L$4] + ([.$B411]*[.L$5])" office:value-type="date" office:date-value="1883-01-04">
            <text:p>01/04/188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4">
            <text:p>404</text:p>
          </table:table-cell>
          <table:table-cell table:style-name="ce29" table:formula="of:=[.C$4] + ([.$B412]*[.C$5])" office:value-type="date" office:date-value="1934-07-21T12:00:00">
            <text:p>07/21/1934 12:00:00</text:p>
          </table:table-cell>
          <table:table-cell table:style-name="ce29" table:formula="of:=[.D$4] + ([.$B412]*[.D$5])" office:value-type="date" office:date-value="2065-09-18">
            <text:p>09/18/2065 00:00:00</text:p>
          </table:table-cell>
          <table:table-cell table:style-name="ce29" table:formula="of:=[.E$4] + ([.$B412]*[.E$5])" office:value-type="date" office:date-value="1984-08-25">
            <text:p>08/25/1984 00:00:00</text:p>
          </table:table-cell>
          <table:table-cell table:style-name="ce29" table:formula="of:=[.F$4] + ([.$B412]*[.F$5])" office:value-type="date" office:date-value="1960-08-20">
            <text:p>08/20/1960 00:00:00</text:p>
          </table:table-cell>
          <table:table-cell table:style-name="ce29" table:formula="of:=[.G$4] + ([.$B412]*[.G$5])" office:value-type="date" office:date-value="1878-03-27T12:00:00">
            <text:p>03/27/1878 12:00:00</text:p>
          </table:table-cell>
          <table:table-cell table:style-name="ce29" table:formula="of:=[.H$4] + ([.$B412]*[.H$5])" office:value-type="date" office:date-value="1849-11-14T12:00:00">
            <text:p>11/14/1849 12:00:00</text:p>
          </table:table-cell>
          <table:table-cell table:style-name="ce29" table:formula="of:=[.I$4] + ([.$B412]*[.I$5])" office:value-type="date" office:date-value="1938-12-23T12:00:00">
            <text:p>12/23/1938 12:00:00</text:p>
          </table:table-cell>
          <table:table-cell table:style-name="ce29" table:formula="of:=[.J$4] + ([.$B412]*[.J$5])" office:value-type="date" office:date-value="1947-10-29T12:00:00">
            <text:p>10/29/1947 12:00:00</text:p>
          </table:table-cell>
          <table:table-cell table:style-name="ce29" table:formula="of:=[.K$4] + ([.$B412]*[.K$5])" office:value-type="date" office:date-value="1941-11-15T12:00:00">
            <text:p>11/15/1941 12:00:00</text:p>
          </table:table-cell>
          <table:table-cell table:style-name="ce29" table:formula="of:=[.L$4] + ([.$B412]*[.L$5])" office:value-type="date" office:date-value="1882-11-20">
            <text:p>11/20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5">
            <text:p>405</text:p>
          </table:table-cell>
          <table:table-cell table:style-name="ce29" table:formula="of:=[.C$4] + ([.$B413]*[.C$5])" office:value-type="date" office:date-value="1934-07-28T12:00:00">
            <text:p>07/28/1934 12:00:00</text:p>
          </table:table-cell>
          <table:table-cell table:style-name="ce29" table:formula="of:=[.D$4] + ([.$B413]*[.D$5])" office:value-type="date" office:date-value="2066-02-09">
            <text:p>02/09/2066 00:00:00</text:p>
          </table:table-cell>
          <table:table-cell table:style-name="ce29" table:formula="of:=[.E$4] + ([.$B413]*[.E$5])" office:value-type="date" office:date-value="1984-10-13">
            <text:p>10/13/1984 00:00:00</text:p>
          </table:table-cell>
          <table:table-cell table:style-name="ce29" table:formula="of:=[.F$4] + ([.$B413]*[.F$5])" office:value-type="date" office:date-value="1960-10-08">
            <text:p>10/08/1960 00:00:00</text:p>
          </table:table-cell>
          <table:table-cell table:style-name="ce29" table:formula="of:=[.G$4] + ([.$B413]*[.G$5])" office:value-type="date" office:date-value="1878-02-06T12:00:00">
            <text:p>02/06/1878 12:00:00</text:p>
          </table:table-cell>
          <table:table-cell table:style-name="ce29" table:formula="of:=[.H$4] + ([.$B413]*[.H$5])" office:value-type="date" office:date-value="1849-09-05T12:00:00">
            <text:p>09/05/1849 12:00:00</text:p>
          </table:table-cell>
          <table:table-cell table:style-name="ce29" table:formula="of:=[.I$4] + ([.$B413]*[.I$5])" office:value-type="date" office:date-value="1939-01-03T12:00:00">
            <text:p>01/03/1939 12:00:00</text:p>
          </table:table-cell>
          <table:table-cell table:style-name="ce29" table:formula="of:=[.J$4] + ([.$B413]*[.J$5])" office:value-type="date" office:date-value="1947-11-17T12:00:00">
            <text:p>11/17/1947 12:00:00</text:p>
          </table:table-cell>
          <table:table-cell table:style-name="ce29" table:formula="of:=[.K$4] + ([.$B413]*[.K$5])" office:value-type="date" office:date-value="1941-11-28T12:00:00">
            <text:p>11/28/1941 12:00:00</text:p>
          </table:table-cell>
          <table:table-cell table:style-name="ce29" table:formula="of:=[.L$4] + ([.$B413]*[.L$5])" office:value-type="date" office:date-value="1882-10-06">
            <text:p>10/06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6">
            <text:p>406</text:p>
          </table:table-cell>
          <table:table-cell table:style-name="ce29" table:formula="of:=[.C$4] + ([.$B414]*[.C$5])" office:value-type="date" office:date-value="1934-08-04T12:00:00">
            <text:p>08/04/1934 12:00:00</text:p>
          </table:table-cell>
          <table:table-cell table:style-name="ce29" table:formula="of:=[.D$4] + ([.$B414]*[.D$5])" office:value-type="date" office:date-value="2066-07-03">
            <text:p>07/03/2066 00:00:00</text:p>
          </table:table-cell>
          <table:table-cell table:style-name="ce29" table:formula="of:=[.E$4] + ([.$B414]*[.E$5])" office:value-type="date" office:date-value="1984-12-01">
            <text:p>12/01/1984 00:00:00</text:p>
          </table:table-cell>
          <table:table-cell table:style-name="ce29" table:formula="of:=[.F$4] + ([.$B414]*[.F$5])" office:value-type="date" office:date-value="1960-11-26">
            <text:p>11/26/1960 00:00:00</text:p>
          </table:table-cell>
          <table:table-cell table:style-name="ce29" table:formula="of:=[.G$4] + ([.$B414]*[.G$5])" office:value-type="date" office:date-value="1877-12-19T12:00:00">
            <text:p>12/19/1877 12:00:00</text:p>
          </table:table-cell>
          <table:table-cell table:style-name="ce29" table:formula="of:=[.H$4] + ([.$B414]*[.H$5])" office:value-type="date" office:date-value="1849-06-27T12:00:00">
            <text:p>06/27/1849 12:00:00</text:p>
          </table:table-cell>
          <table:table-cell table:style-name="ce29" table:formula="of:=[.I$4] + ([.$B414]*[.I$5])" office:value-type="date" office:date-value="1939-01-14T12:00:00">
            <text:p>01/14/1939 12:00:00</text:p>
          </table:table-cell>
          <table:table-cell table:style-name="ce29" table:formula="of:=[.J$4] + ([.$B414]*[.J$5])" office:value-type="date" office:date-value="1947-12-06T12:00:00">
            <text:p>12/06/1947 12:00:00</text:p>
          </table:table-cell>
          <table:table-cell table:style-name="ce29" table:formula="of:=[.K$4] + ([.$B414]*[.K$5])" office:value-type="date" office:date-value="1941-12-11T12:00:00">
            <text:p>12/11/1941 12:00:00</text:p>
          </table:table-cell>
          <table:table-cell table:style-name="ce29" table:formula="of:=[.L$4] + ([.$B414]*[.L$5])" office:value-type="date" office:date-value="1882-08-22">
            <text:p>08/22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7">
            <text:p>407</text:p>
          </table:table-cell>
          <table:table-cell table:style-name="ce29" table:formula="of:=[.C$4] + ([.$B415]*[.C$5])" office:value-type="date" office:date-value="1934-08-11T12:00:00">
            <text:p>08/11/1934 12:00:00</text:p>
          </table:table-cell>
          <table:table-cell table:style-name="ce29" table:formula="of:=[.D$4] + ([.$B415]*[.D$5])" office:value-type="date" office:date-value="2066-11-24">
            <text:p>11/24/2066 00:00:00</text:p>
          </table:table-cell>
          <table:table-cell table:style-name="ce29" table:formula="of:=[.E$4] + ([.$B415]*[.E$5])" office:value-type="date" office:date-value="1985-01-19">
            <text:p>01/19/1985 00:00:00</text:p>
          </table:table-cell>
          <table:table-cell table:style-name="ce29" table:formula="of:=[.F$4] + ([.$B415]*[.F$5])" office:value-type="date" office:date-value="1961-01-14">
            <text:p>01/14/1961 00:00:00</text:p>
          </table:table-cell>
          <table:table-cell table:style-name="ce29" table:formula="of:=[.G$4] + ([.$B415]*[.G$5])" office:value-type="date" office:date-value="1877-10-31T12:00:00">
            <text:p>10/31/1877 12:00:00</text:p>
          </table:table-cell>
          <table:table-cell table:style-name="ce29" table:formula="of:=[.H$4] + ([.$B415]*[.H$5])" office:value-type="date" office:date-value="1849-04-18T12:00:00">
            <text:p>04/18/1849 12:00:00</text:p>
          </table:table-cell>
          <table:table-cell table:style-name="ce29" table:formula="of:=[.I$4] + ([.$B415]*[.I$5])" office:value-type="date" office:date-value="1939-01-25T12:00:00">
            <text:p>01/25/1939 12:00:00</text:p>
          </table:table-cell>
          <table:table-cell table:style-name="ce29" table:formula="of:=[.J$4] + ([.$B415]*[.J$5])" office:value-type="date" office:date-value="1947-12-25T12:00:00">
            <text:p>12/25/1947 12:00:00</text:p>
          </table:table-cell>
          <table:table-cell table:style-name="ce29" table:formula="of:=[.K$4] + ([.$B415]*[.K$5])" office:value-type="date" office:date-value="1941-12-24T12:00:00">
            <text:p>12/24/1941 12:00:00</text:p>
          </table:table-cell>
          <table:table-cell table:style-name="ce29" table:formula="of:=[.L$4] + ([.$B415]*[.L$5])" office:value-type="date" office:date-value="1882-07-08">
            <text:p>07/08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8">
            <text:p>408</text:p>
          </table:table-cell>
          <table:table-cell table:style-name="ce29" table:formula="of:=[.C$4] + ([.$B416]*[.C$5])" office:value-type="date" office:date-value="1934-08-18T12:00:00">
            <text:p>08/18/1934 12:00:00</text:p>
          </table:table-cell>
          <table:table-cell table:style-name="ce29" table:formula="of:=[.D$4] + ([.$B416]*[.D$5])" office:value-type="date" office:date-value="2067-04-17">
            <text:p>04/17/2067 00:00:00</text:p>
          </table:table-cell>
          <table:table-cell table:style-name="ce29" table:formula="of:=[.E$4] + ([.$B416]*[.E$5])" office:value-type="date" office:date-value="1985-03-09">
            <text:p>03/09/1985 00:00:00</text:p>
          </table:table-cell>
          <table:table-cell table:style-name="ce29" table:formula="of:=[.F$4] + ([.$B416]*[.F$5])" office:value-type="date" office:date-value="1961-03-04">
            <text:p>03/04/1961 00:00:00</text:p>
          </table:table-cell>
          <table:table-cell table:style-name="ce29" table:formula="of:=[.G$4] + ([.$B416]*[.G$5])" office:value-type="date" office:date-value="1877-09-12T12:00:00">
            <text:p>09/12/1877 12:00:00</text:p>
          </table:table-cell>
          <table:table-cell table:style-name="ce29" table:formula="of:=[.H$4] + ([.$B416]*[.H$5])" office:value-type="date" office:date-value="1849-02-07T12:00:00">
            <text:p>02/07/1849 12:00:00</text:p>
          </table:table-cell>
          <table:table-cell table:style-name="ce29" table:formula="of:=[.I$4] + ([.$B416]*[.I$5])" office:value-type="date" office:date-value="1939-02-05T12:00:00">
            <text:p>02/05/1939 12:00:00</text:p>
          </table:table-cell>
          <table:table-cell table:style-name="ce29" table:formula="of:=[.J$4] + ([.$B416]*[.J$5])" office:value-type="date" office:date-value="1948-01-13T12:00:00">
            <text:p>01/13/1948 12:00:00</text:p>
          </table:table-cell>
          <table:table-cell table:style-name="ce29" table:formula="of:=[.K$4] + ([.$B416]*[.K$5])" office:value-type="date" office:date-value="1942-01-06T12:00:00">
            <text:p>01/06/1942 12:00:00</text:p>
          </table:table-cell>
          <table:table-cell table:style-name="ce29" table:formula="of:=[.L$4] + ([.$B416]*[.L$5])" office:value-type="date" office:date-value="1882-05-24">
            <text:p>05/24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9">
            <text:p>409</text:p>
          </table:table-cell>
          <table:table-cell table:style-name="ce29" table:formula="of:=[.C$4] + ([.$B417]*[.C$5])" office:value-type="date" office:date-value="1934-08-25T12:00:00">
            <text:p>08/25/1934 12:00:00</text:p>
          </table:table-cell>
          <table:table-cell table:style-name="ce29" table:formula="of:=[.D$4] + ([.$B417]*[.D$5])" office:value-type="date" office:date-value="2067-09-08">
            <text:p>09/08/2067 00:00:00</text:p>
          </table:table-cell>
          <table:table-cell table:style-name="ce29" table:formula="of:=[.E$4] + ([.$B417]*[.E$5])" office:value-type="date" office:date-value="1985-04-27">
            <text:p>04/27/1985 00:00:00</text:p>
          </table:table-cell>
          <table:table-cell table:style-name="ce29" table:formula="of:=[.F$4] + ([.$B417]*[.F$5])" office:value-type="date" office:date-value="1961-04-22">
            <text:p>04/22/1961 00:00:00</text:p>
          </table:table-cell>
          <table:table-cell table:style-name="ce29" table:formula="of:=[.G$4] + ([.$B417]*[.G$5])" office:value-type="date" office:date-value="1877-07-25T12:00:00">
            <text:p>07/25/1877 12:00:00</text:p>
          </table:table-cell>
          <table:table-cell table:style-name="ce29" table:formula="of:=[.H$4] + ([.$B417]*[.H$5])" office:value-type="date" office:date-value="1848-11-29T12:00:00">
            <text:p>11/29/1848 12:00:00</text:p>
          </table:table-cell>
          <table:table-cell table:style-name="ce29" table:formula="of:=[.I$4] + ([.$B417]*[.I$5])" office:value-type="date" office:date-value="1939-02-16T12:00:00">
            <text:p>02/16/1939 12:00:00</text:p>
          </table:table-cell>
          <table:table-cell table:style-name="ce29" table:formula="of:=[.J$4] + ([.$B417]*[.J$5])" office:value-type="date" office:date-value="1948-02-01T12:00:00">
            <text:p>02/01/1948 12:00:00</text:p>
          </table:table-cell>
          <table:table-cell table:style-name="ce29" table:formula="of:=[.K$4] + ([.$B417]*[.K$5])" office:value-type="date" office:date-value="1942-01-19T12:00:00">
            <text:p>01/19/1942 12:00:00</text:p>
          </table:table-cell>
          <table:table-cell table:style-name="ce29" table:formula="of:=[.L$4] + ([.$B417]*[.L$5])" office:value-type="date" office:date-value="1882-04-09">
            <text:p>04/09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0">
            <text:p>410</text:p>
          </table:table-cell>
          <table:table-cell table:style-name="ce29" table:formula="of:=[.C$4] + ([.$B418]*[.C$5])" office:value-type="date" office:date-value="1934-09-01T12:00:00">
            <text:p>09/01/1934 12:00:00</text:p>
          </table:table-cell>
          <table:table-cell table:style-name="ce29" table:formula="of:=[.D$4] + ([.$B418]*[.D$5])" office:value-type="date" office:date-value="2068-01-30">
            <text:p>01/30/2068 00:00:00</text:p>
          </table:table-cell>
          <table:table-cell table:style-name="ce29" table:formula="of:=[.E$4] + ([.$B418]*[.E$5])" office:value-type="date" office:date-value="1985-06-15">
            <text:p>06/15/1985 00:00:00</text:p>
          </table:table-cell>
          <table:table-cell table:style-name="ce29" table:formula="of:=[.F$4] + ([.$B418]*[.F$5])" office:value-type="date" office:date-value="1961-06-10">
            <text:p>06/10/1961 00:00:00</text:p>
          </table:table-cell>
          <table:table-cell table:style-name="ce29" table:formula="of:=[.G$4] + ([.$B418]*[.G$5])" office:value-type="date" office:date-value="1877-06-06T12:00:00">
            <text:p>06/06/1877 12:00:00</text:p>
          </table:table-cell>
          <table:table-cell table:style-name="ce29" table:formula="of:=[.H$4] + ([.$B418]*[.H$5])" office:value-type="date" office:date-value="1848-09-20T12:00:00">
            <text:p>09/20/1848 12:00:00</text:p>
          </table:table-cell>
          <table:table-cell table:style-name="ce29" table:formula="of:=[.I$4] + ([.$B418]*[.I$5])" office:value-type="date" office:date-value="1939-02-27T12:00:00">
            <text:p>02/27/1939 12:00:00</text:p>
          </table:table-cell>
          <table:table-cell table:style-name="ce29" table:formula="of:=[.J$4] + ([.$B418]*[.J$5])" office:value-type="date" office:date-value="1948-02-20T12:00:00">
            <text:p>02/20/1948 12:00:00</text:p>
          </table:table-cell>
          <table:table-cell table:style-name="ce29" table:formula="of:=[.K$4] + ([.$B418]*[.K$5])" office:value-type="date" office:date-value="1942-02-01T12:00:00">
            <text:p>02/01/1942 12:00:00</text:p>
          </table:table-cell>
          <table:table-cell table:style-name="ce29" table:formula="of:=[.L$4] + ([.$B418]*[.L$5])" office:value-type="date" office:date-value="1882-02-23">
            <text:p>02/23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1">
            <text:p>411</text:p>
          </table:table-cell>
          <table:table-cell table:style-name="ce29" table:formula="of:=[.C$4] + ([.$B419]*[.C$5])" office:value-type="date" office:date-value="1934-09-08T12:00:00">
            <text:p>09/08/1934 12:00:00</text:p>
          </table:table-cell>
          <table:table-cell table:style-name="ce29" table:formula="of:=[.D$4] + ([.$B419]*[.D$5])" office:value-type="date" office:date-value="2068-06-22">
            <text:p>06/22/2068 00:00:00</text:p>
          </table:table-cell>
          <table:table-cell table:style-name="ce29" table:formula="of:=[.E$4] + ([.$B419]*[.E$5])" office:value-type="date" office:date-value="1985-08-03">
            <text:p>08/03/1985 00:00:00</text:p>
          </table:table-cell>
          <table:table-cell table:style-name="ce29" table:formula="of:=[.F$4] + ([.$B419]*[.F$5])" office:value-type="date" office:date-value="1961-07-29">
            <text:p>07/29/1961 00:00:00</text:p>
          </table:table-cell>
          <table:table-cell table:style-name="ce29" table:formula="of:=[.G$4] + ([.$B419]*[.G$5])" office:value-type="date" office:date-value="1877-04-18T12:00:00">
            <text:p>04/18/1877 12:00:00</text:p>
          </table:table-cell>
          <table:table-cell table:style-name="ce29" table:formula="of:=[.H$4] + ([.$B419]*[.H$5])" office:value-type="date" office:date-value="1848-07-12T12:00:00">
            <text:p>07/12/1848 12:00:00</text:p>
          </table:table-cell>
          <table:table-cell table:style-name="ce29" table:formula="of:=[.I$4] + ([.$B419]*[.I$5])" office:value-type="date" office:date-value="1939-03-10T12:00:00">
            <text:p>03/10/1939 12:00:00</text:p>
          </table:table-cell>
          <table:table-cell table:style-name="ce29" table:formula="of:=[.J$4] + ([.$B419]*[.J$5])" office:value-type="date" office:date-value="1948-03-10T12:00:00">
            <text:p>03/10/1948 12:00:00</text:p>
          </table:table-cell>
          <table:table-cell table:style-name="ce29" table:formula="of:=[.K$4] + ([.$B419]*[.K$5])" office:value-type="date" office:date-value="1942-02-14T12:00:00">
            <text:p>02/14/1942 12:00:00</text:p>
          </table:table-cell>
          <table:table-cell table:style-name="ce29" table:formula="of:=[.L$4] + ([.$B419]*[.L$5])" office:value-type="date" office:date-value="1882-01-09">
            <text:p>01/09/188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2">
            <text:p>412</text:p>
          </table:table-cell>
          <table:table-cell table:style-name="ce29" table:formula="of:=[.C$4] + ([.$B420]*[.C$5])" office:value-type="date" office:date-value="1934-09-15T12:00:00">
            <text:p>09/15/1934 12:00:00</text:p>
          </table:table-cell>
          <table:table-cell table:style-name="ce29" table:formula="of:=[.D$4] + ([.$B420]*[.D$5])" office:value-type="date" office:date-value="2068-11-13">
            <text:p>11/13/2068 00:00:00</text:p>
          </table:table-cell>
          <table:table-cell table:style-name="ce29" table:formula="of:=[.E$4] + ([.$B420]*[.E$5])" office:value-type="date" office:date-value="1985-09-21">
            <text:p>09/21/1985 00:00:00</text:p>
          </table:table-cell>
          <table:table-cell table:style-name="ce29" table:formula="of:=[.F$4] + ([.$B420]*[.F$5])" office:value-type="date" office:date-value="1961-09-16">
            <text:p>09/16/1961 00:00:00</text:p>
          </table:table-cell>
          <table:table-cell table:style-name="ce29" table:formula="of:=[.G$4] + ([.$B420]*[.G$5])" office:value-type="date" office:date-value="1877-02-28T12:00:00">
            <text:p>02/28/1877 12:00:00</text:p>
          </table:table-cell>
          <table:table-cell table:style-name="ce29" table:formula="of:=[.H$4] + ([.$B420]*[.H$5])" office:value-type="date" office:date-value="1848-05-03T12:00:00">
            <text:p>05/03/1848 12:00:00</text:p>
          </table:table-cell>
          <table:table-cell table:style-name="ce29" table:formula="of:=[.I$4] + ([.$B420]*[.I$5])" office:value-type="date" office:date-value="1939-03-21T12:00:00">
            <text:p>03/21/1939 12:00:00</text:p>
          </table:table-cell>
          <table:table-cell table:style-name="ce29" table:formula="of:=[.J$4] + ([.$B420]*[.J$5])" office:value-type="date" office:date-value="1948-03-29T12:00:00">
            <text:p>03/29/1948 12:00:00</text:p>
          </table:table-cell>
          <table:table-cell table:style-name="ce29" table:formula="of:=[.K$4] + ([.$B420]*[.K$5])" office:value-type="date" office:date-value="1942-02-27T12:00:00">
            <text:p>02/27/1942 12:00:00</text:p>
          </table:table-cell>
          <table:table-cell table:style-name="ce29" table:formula="of:=[.L$4] + ([.$B420]*[.L$5])" office:value-type="date" office:date-value="1881-11-25">
            <text:p>11/25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3">
            <text:p>413</text:p>
          </table:table-cell>
          <table:table-cell table:style-name="ce29" table:formula="of:=[.C$4] + ([.$B421]*[.C$5])" office:value-type="date" office:date-value="1934-09-22T12:00:00">
            <text:p>09/22/1934 12:00:00</text:p>
          </table:table-cell>
          <table:table-cell table:style-name="ce29" table:formula="of:=[.D$4] + ([.$B421]*[.D$5])" office:value-type="date" office:date-value="2069-04-06">
            <text:p>04/06/2069 00:00:00</text:p>
          </table:table-cell>
          <table:table-cell table:style-name="ce29" table:formula="of:=[.E$4] + ([.$B421]*[.E$5])" office:value-type="date" office:date-value="1985-11-09">
            <text:p>11/09/1985 00:00:00</text:p>
          </table:table-cell>
          <table:table-cell table:style-name="ce29" table:formula="of:=[.F$4] + ([.$B421]*[.F$5])" office:value-type="date" office:date-value="1961-11-04">
            <text:p>11/04/1961 00:00:00</text:p>
          </table:table-cell>
          <table:table-cell table:style-name="ce29" table:formula="of:=[.G$4] + ([.$B421]*[.G$5])" office:value-type="date" office:date-value="1877-01-10T12:00:00">
            <text:p>01/10/1877 12:00:00</text:p>
          </table:table-cell>
          <table:table-cell table:style-name="ce29" table:formula="of:=[.H$4] + ([.$B421]*[.H$5])" office:value-type="date" office:date-value="1848-02-23T12:00:00">
            <text:p>02/23/1848 12:00:00</text:p>
          </table:table-cell>
          <table:table-cell table:style-name="ce29" table:formula="of:=[.I$4] + ([.$B421]*[.I$5])" office:value-type="date" office:date-value="1939-04-01T12:00:00">
            <text:p>04/01/1939 12:00:00</text:p>
          </table:table-cell>
          <table:table-cell table:style-name="ce29" table:formula="of:=[.J$4] + ([.$B421]*[.J$5])" office:value-type="date" office:date-value="1948-04-17T12:00:00">
            <text:p>04/17/1948 12:00:00</text:p>
          </table:table-cell>
          <table:table-cell table:style-name="ce29" table:formula="of:=[.K$4] + ([.$B421]*[.K$5])" office:value-type="date" office:date-value="1942-03-12T12:00:00">
            <text:p>03/12/1942 12:00:00</text:p>
          </table:table-cell>
          <table:table-cell table:style-name="ce29" table:formula="of:=[.L$4] + ([.$B421]*[.L$5])" office:value-type="date" office:date-value="1881-10-11">
            <text:p>10/11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4">
            <text:p>414</text:p>
          </table:table-cell>
          <table:table-cell table:style-name="ce29" table:formula="of:=[.C$4] + ([.$B422]*[.C$5])" office:value-type="date" office:date-value="1934-09-29T12:00:00">
            <text:p>09/29/1934 12:00:00</text:p>
          </table:table-cell>
          <table:table-cell table:style-name="ce29" table:formula="of:=[.D$4] + ([.$B422]*[.D$5])" office:value-type="date" office:date-value="2069-08-28">
            <text:p>08/28/2069 00:00:00</text:p>
          </table:table-cell>
          <table:table-cell table:style-name="ce29" table:formula="of:=[.E$4] + ([.$B422]*[.E$5])" office:value-type="date" office:date-value="1985-12-28">
            <text:p>12/28/1985 00:00:00</text:p>
          </table:table-cell>
          <table:table-cell table:style-name="ce29" table:formula="of:=[.F$4] + ([.$B422]*[.F$5])" office:value-type="date" office:date-value="1961-12-23">
            <text:p>12/23/1961 00:00:00</text:p>
          </table:table-cell>
          <table:table-cell table:style-name="ce29" table:formula="of:=[.G$4] + ([.$B422]*[.G$5])" office:value-type="date" office:date-value="1876-11-22T12:00:00">
            <text:p>11/22/1876 12:00:00</text:p>
          </table:table-cell>
          <table:table-cell table:style-name="ce29" table:formula="of:=[.H$4] + ([.$B422]*[.H$5])" office:value-type="date" office:date-value="1847-12-15T12:00:00">
            <text:p>12/15/1847 12:00:00</text:p>
          </table:table-cell>
          <table:table-cell table:style-name="ce29" table:formula="of:=[.I$4] + ([.$B422]*[.I$5])" office:value-type="date" office:date-value="1939-04-12T12:00:00">
            <text:p>04/12/1939 12:00:00</text:p>
          </table:table-cell>
          <table:table-cell table:style-name="ce29" table:formula="of:=[.J$4] + ([.$B422]*[.J$5])" office:value-type="date" office:date-value="1948-05-06T12:00:00">
            <text:p>05/06/1948 12:00:00</text:p>
          </table:table-cell>
          <table:table-cell table:style-name="ce29" table:formula="of:=[.K$4] + ([.$B422]*[.K$5])" office:value-type="date" office:date-value="1942-03-25T12:00:00">
            <text:p>03/25/1942 12:00:00</text:p>
          </table:table-cell>
          <table:table-cell table:style-name="ce29" table:formula="of:=[.L$4] + ([.$B422]*[.L$5])" office:value-type="date" office:date-value="1881-08-27">
            <text:p>08/27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5">
            <text:p>415</text:p>
          </table:table-cell>
          <table:table-cell table:style-name="ce29" table:formula="of:=[.C$4] + ([.$B423]*[.C$5])" office:value-type="date" office:date-value="1934-10-06T12:00:00">
            <text:p>10/06/1934 12:00:00</text:p>
          </table:table-cell>
          <table:table-cell table:style-name="ce29" table:formula="of:=[.D$4] + ([.$B423]*[.D$5])" office:value-type="date" office:date-value="2070-01-19">
            <text:p>01/19/2070 00:00:00</text:p>
          </table:table-cell>
          <table:table-cell table:style-name="ce29" table:formula="of:=[.E$4] + ([.$B423]*[.E$5])" office:value-type="date" office:date-value="1986-02-15">
            <text:p>02/15/1986 00:00:00</text:p>
          </table:table-cell>
          <table:table-cell table:style-name="ce29" table:formula="of:=[.F$4] + ([.$B423]*[.F$5])" office:value-type="date" office:date-value="1962-02-10">
            <text:p>02/10/1962 00:00:00</text:p>
          </table:table-cell>
          <table:table-cell table:style-name="ce29" table:formula="of:=[.G$4] + ([.$B423]*[.G$5])" office:value-type="date" office:date-value="1876-10-04T12:00:00">
            <text:p>10/04/1876 12:00:00</text:p>
          </table:table-cell>
          <table:table-cell table:style-name="ce29" table:formula="of:=[.H$4] + ([.$B423]*[.H$5])" office:value-type="date" office:date-value="1847-10-06T12:00:00">
            <text:p>10/06/1847 12:00:00</text:p>
          </table:table-cell>
          <table:table-cell table:style-name="ce29" table:formula="of:=[.I$4] + ([.$B423]*[.I$5])" office:value-type="date" office:date-value="1939-04-23T12:00:00">
            <text:p>04/23/1939 12:00:00</text:p>
          </table:table-cell>
          <table:table-cell table:style-name="ce29" table:formula="of:=[.J$4] + ([.$B423]*[.J$5])" office:value-type="date" office:date-value="1948-05-25T12:00:00">
            <text:p>05/25/1948 12:00:00</text:p>
          </table:table-cell>
          <table:table-cell table:style-name="ce29" table:formula="of:=[.K$4] + ([.$B423]*[.K$5])" office:value-type="date" office:date-value="1942-04-07T12:00:00">
            <text:p>04/07/1942 12:00:00</text:p>
          </table:table-cell>
          <table:table-cell table:style-name="ce29" table:formula="of:=[.L$4] + ([.$B423]*[.L$5])" office:value-type="date" office:date-value="1881-07-13">
            <text:p>07/13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6">
            <text:p>416</text:p>
          </table:table-cell>
          <table:table-cell table:style-name="ce29" table:formula="of:=[.C$4] + ([.$B424]*[.C$5])" office:value-type="date" office:date-value="1934-10-13T12:00:00">
            <text:p>10/13/1934 12:00:00</text:p>
          </table:table-cell>
          <table:table-cell table:style-name="ce29" table:formula="of:=[.D$4] + ([.$B424]*[.D$5])" office:value-type="date" office:date-value="2070-06-12">
            <text:p>06/12/2070 00:00:00</text:p>
          </table:table-cell>
          <table:table-cell table:style-name="ce29" table:formula="of:=[.E$4] + ([.$B424]*[.E$5])" office:value-type="date" office:date-value="1986-04-05">
            <text:p>04/05/1986 00:00:00</text:p>
          </table:table-cell>
          <table:table-cell table:style-name="ce29" table:formula="of:=[.F$4] + ([.$B424]*[.F$5])" office:value-type="date" office:date-value="1962-03-31">
            <text:p>03/31/1962 00:00:00</text:p>
          </table:table-cell>
          <table:table-cell table:style-name="ce29" table:formula="of:=[.G$4] + ([.$B424]*[.G$5])" office:value-type="date" office:date-value="1876-08-16T12:00:00">
            <text:p>08/16/1876 12:00:00</text:p>
          </table:table-cell>
          <table:table-cell table:style-name="ce29" table:formula="of:=[.H$4] + ([.$B424]*[.H$5])" office:value-type="date" office:date-value="1847-07-28T12:00:00">
            <text:p>07/28/1847 12:00:00</text:p>
          </table:table-cell>
          <table:table-cell table:style-name="ce29" table:formula="of:=[.I$4] + ([.$B424]*[.I$5])" office:value-type="date" office:date-value="1939-05-04T12:00:00">
            <text:p>05/04/1939 12:00:00</text:p>
          </table:table-cell>
          <table:table-cell table:style-name="ce29" table:formula="of:=[.J$4] + ([.$B424]*[.J$5])" office:value-type="date" office:date-value="1948-06-13T12:00:00">
            <text:p>06/13/1948 12:00:00</text:p>
          </table:table-cell>
          <table:table-cell table:style-name="ce29" table:formula="of:=[.K$4] + ([.$B424]*[.K$5])" office:value-type="date" office:date-value="1942-04-20T12:00:00">
            <text:p>04/20/1942 12:00:00</text:p>
          </table:table-cell>
          <table:table-cell table:style-name="ce29" table:formula="of:=[.L$4] + ([.$B424]*[.L$5])" office:value-type="date" office:date-value="1881-05-29">
            <text:p>05/29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7">
            <text:p>417</text:p>
          </table:table-cell>
          <table:table-cell table:style-name="ce29" table:formula="of:=[.C$4] + ([.$B425]*[.C$5])" office:value-type="date" office:date-value="1934-10-20T12:00:00">
            <text:p>10/20/1934 12:00:00</text:p>
          </table:table-cell>
          <table:table-cell table:style-name="ce29" table:formula="of:=[.D$4] + ([.$B425]*[.D$5])" office:value-type="date" office:date-value="2070-11-03">
            <text:p>11/03/2070 00:00:00</text:p>
          </table:table-cell>
          <table:table-cell table:style-name="ce29" table:formula="of:=[.E$4] + ([.$B425]*[.E$5])" office:value-type="date" office:date-value="1986-05-24">
            <text:p>05/24/1986 00:00:00</text:p>
          </table:table-cell>
          <table:table-cell table:style-name="ce29" table:formula="of:=[.F$4] + ([.$B425]*[.F$5])" office:value-type="date" office:date-value="1962-05-19">
            <text:p>05/19/1962 00:00:00</text:p>
          </table:table-cell>
          <table:table-cell table:style-name="ce29" table:formula="of:=[.G$4] + ([.$B425]*[.G$5])" office:value-type="date" office:date-value="1876-06-28T12:00:00">
            <text:p>06/28/1876 12:00:00</text:p>
          </table:table-cell>
          <table:table-cell table:style-name="ce29" table:formula="of:=[.H$4] + ([.$B425]*[.H$5])" office:value-type="date" office:date-value="1847-05-19T12:00:00">
            <text:p>05/19/1847 12:00:00</text:p>
          </table:table-cell>
          <table:table-cell table:style-name="ce29" table:formula="of:=[.I$4] + ([.$B425]*[.I$5])" office:value-type="date" office:date-value="1939-05-15T12:00:00">
            <text:p>05/15/1939 12:00:00</text:p>
          </table:table-cell>
          <table:table-cell table:style-name="ce29" table:formula="of:=[.J$4] + ([.$B425]*[.J$5])" office:value-type="date" office:date-value="1948-07-02T12:00:00">
            <text:p>07/02/1948 12:00:00</text:p>
          </table:table-cell>
          <table:table-cell table:style-name="ce29" table:formula="of:=[.K$4] + ([.$B425]*[.K$5])" office:value-type="date" office:date-value="1942-05-03T12:00:00">
            <text:p>05/03/1942 12:00:00</text:p>
          </table:table-cell>
          <table:table-cell table:style-name="ce29" table:formula="of:=[.L$4] + ([.$B425]*[.L$5])" office:value-type="date" office:date-value="1881-04-14">
            <text:p>04/14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8">
            <text:p>418</text:p>
          </table:table-cell>
          <table:table-cell table:style-name="ce29" table:formula="of:=[.C$4] + ([.$B426]*[.C$5])" office:value-type="date" office:date-value="1934-10-27T12:00:00">
            <text:p>10/27/1934 12:00:00</text:p>
          </table:table-cell>
          <table:table-cell table:style-name="ce29" table:formula="of:=[.D$4] + ([.$B426]*[.D$5])" office:value-type="date" office:date-value="2071-03-27">
            <text:p>03/27/2071 00:00:00</text:p>
          </table:table-cell>
          <table:table-cell table:style-name="ce29" table:formula="of:=[.E$4] + ([.$B426]*[.E$5])" office:value-type="date" office:date-value="1986-07-12">
            <text:p>07/12/1986 00:00:00</text:p>
          </table:table-cell>
          <table:table-cell table:style-name="ce29" table:formula="of:=[.F$4] + ([.$B426]*[.F$5])" office:value-type="date" office:date-value="1962-07-07">
            <text:p>07/07/1962 00:00:00</text:p>
          </table:table-cell>
          <table:table-cell table:style-name="ce29" table:formula="of:=[.G$4] + ([.$B426]*[.G$5])" office:value-type="date" office:date-value="1876-05-10T12:00:00">
            <text:p>05/10/1876 12:00:00</text:p>
          </table:table-cell>
          <table:table-cell table:style-name="ce29" table:formula="of:=[.H$4] + ([.$B426]*[.H$5])" office:value-type="date" office:date-value="1847-03-10T12:00:00">
            <text:p>03/10/1847 12:00:00</text:p>
          </table:table-cell>
          <table:table-cell table:style-name="ce29" table:formula="of:=[.I$4] + ([.$B426]*[.I$5])" office:value-type="date" office:date-value="1939-05-26T12:00:00">
            <text:p>05/26/1939 12:00:00</text:p>
          </table:table-cell>
          <table:table-cell table:style-name="ce29" table:formula="of:=[.J$4] + ([.$B426]*[.J$5])" office:value-type="date" office:date-value="1948-07-21T12:00:00">
            <text:p>07/21/1948 12:00:00</text:p>
          </table:table-cell>
          <table:table-cell table:style-name="ce29" table:formula="of:=[.K$4] + ([.$B426]*[.K$5])" office:value-type="date" office:date-value="1942-05-16T12:00:00">
            <text:p>05/16/1942 12:00:00</text:p>
          </table:table-cell>
          <table:table-cell table:style-name="ce29" table:formula="of:=[.L$4] + ([.$B426]*[.L$5])" office:value-type="date" office:date-value="1881-02-28">
            <text:p>02/28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9">
            <text:p>419</text:p>
          </table:table-cell>
          <table:table-cell table:style-name="ce29" table:formula="of:=[.C$4] + ([.$B427]*[.C$5])" office:value-type="date" office:date-value="1934-11-03T12:00:00">
            <text:p>11/03/1934 12:00:00</text:p>
          </table:table-cell>
          <table:table-cell table:style-name="ce29" table:formula="of:=[.D$4] + ([.$B427]*[.D$5])" office:value-type="date" office:date-value="2071-08-18">
            <text:p>08/18/2071 00:00:00</text:p>
          </table:table-cell>
          <table:table-cell table:style-name="ce29" table:formula="of:=[.E$4] + ([.$B427]*[.E$5])" office:value-type="date" office:date-value="1986-08-30">
            <text:p>08/30/1986 00:00:00</text:p>
          </table:table-cell>
          <table:table-cell table:style-name="ce29" table:formula="of:=[.F$4] + ([.$B427]*[.F$5])" office:value-type="date" office:date-value="1962-08-25">
            <text:p>08/25/1962 00:00:00</text:p>
          </table:table-cell>
          <table:table-cell table:style-name="ce29" table:formula="of:=[.G$4] + ([.$B427]*[.G$5])" office:value-type="date" office:date-value="1876-03-22T12:00:00">
            <text:p>03/22/1876 12:00:00</text:p>
          </table:table-cell>
          <table:table-cell table:style-name="ce29" table:formula="of:=[.H$4] + ([.$B427]*[.H$5])" office:value-type="date" office:date-value="1846-12-30T12:00:00">
            <text:p>12/30/1846 12:00:00</text:p>
          </table:table-cell>
          <table:table-cell table:style-name="ce29" table:formula="of:=[.I$4] + ([.$B427]*[.I$5])" office:value-type="date" office:date-value="1939-06-06T12:00:00">
            <text:p>06/06/1939 12:00:00</text:p>
          </table:table-cell>
          <table:table-cell table:style-name="ce29" table:formula="of:=[.J$4] + ([.$B427]*[.J$5])" office:value-type="date" office:date-value="1948-08-09T12:00:00">
            <text:p>08/09/1948 12:00:00</text:p>
          </table:table-cell>
          <table:table-cell table:style-name="ce29" table:formula="of:=[.K$4] + ([.$B427]*[.K$5])" office:value-type="date" office:date-value="1942-05-29T12:00:00">
            <text:p>05/29/1942 12:00:00</text:p>
          </table:table-cell>
          <table:table-cell table:style-name="ce29" table:formula="of:=[.L$4] + ([.$B427]*[.L$5])" office:value-type="date" office:date-value="1881-01-14">
            <text:p>01/14/188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0">
            <text:p>420</text:p>
          </table:table-cell>
          <table:table-cell table:style-name="ce29" table:formula="of:=[.C$4] + ([.$B428]*[.C$5])" office:value-type="date" office:date-value="1934-11-10T12:00:00">
            <text:p>11/10/1934 12:00:00</text:p>
          </table:table-cell>
          <table:table-cell table:style-name="ce29" table:formula="of:=[.D$4] + ([.$B428]*[.D$5])" office:value-type="date" office:date-value="2072-01-09">
            <text:p>01/09/2072 00:00:00</text:p>
          </table:table-cell>
          <table:table-cell table:style-name="ce29" table:formula="of:=[.E$4] + ([.$B428]*[.E$5])" office:value-type="date" office:date-value="1986-10-18">
            <text:p>10/18/1986 00:00:00</text:p>
          </table:table-cell>
          <table:table-cell table:style-name="ce29" table:formula="of:=[.F$4] + ([.$B428]*[.F$5])" office:value-type="date" office:date-value="1962-10-13">
            <text:p>10/13/1962 00:00:00</text:p>
          </table:table-cell>
          <table:table-cell table:style-name="ce29" table:formula="of:=[.G$4] + ([.$B428]*[.G$5])" office:value-type="date" office:date-value="1876-02-02T12:00:00">
            <text:p>02/02/1876 12:00:00</text:p>
          </table:table-cell>
          <table:table-cell table:style-name="ce29" table:formula="of:=[.H$4] + ([.$B428]*[.H$5])" office:value-type="date" office:date-value="1846-10-21T12:00:00">
            <text:p>10/21/1846 12:00:00</text:p>
          </table:table-cell>
          <table:table-cell table:style-name="ce29" table:formula="of:=[.I$4] + ([.$B428]*[.I$5])" office:value-type="date" office:date-value="1939-06-17T12:00:00">
            <text:p>06/17/1939 12:00:00</text:p>
          </table:table-cell>
          <table:table-cell table:style-name="ce29" table:formula="of:=[.J$4] + ([.$B428]*[.J$5])" office:value-type="date" office:date-value="1948-08-28T12:00:00">
            <text:p>08/28/1948 12:00:00</text:p>
          </table:table-cell>
          <table:table-cell table:style-name="ce29" table:formula="of:=[.K$4] + ([.$B428]*[.K$5])" office:value-type="date" office:date-value="1942-06-11T12:00:00">
            <text:p>06/11/1942 12:00:00</text:p>
          </table:table-cell>
          <table:table-cell table:style-name="ce29" table:formula="of:=[.L$4] + ([.$B428]*[.L$5])" office:value-type="date" office:date-value="1880-11-30">
            <text:p>11/30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1">
            <text:p>421</text:p>
          </table:table-cell>
          <table:table-cell table:style-name="ce29" table:formula="of:=[.C$4] + ([.$B429]*[.C$5])" office:value-type="date" office:date-value="1934-11-17T12:00:00">
            <text:p>11/17/1934 12:00:00</text:p>
          </table:table-cell>
          <table:table-cell table:style-name="ce29" table:formula="of:=[.D$4] + ([.$B429]*[.D$5])" office:value-type="date" office:date-value="2072-06-01">
            <text:p>06/01/2072 00:00:00</text:p>
          </table:table-cell>
          <table:table-cell table:style-name="ce29" table:formula="of:=[.E$4] + ([.$B429]*[.E$5])" office:value-type="date" office:date-value="1986-12-06">
            <text:p>12/06/1986 00:00:00</text:p>
          </table:table-cell>
          <table:table-cell table:style-name="ce29" table:formula="of:=[.F$4] + ([.$B429]*[.F$5])" office:value-type="date" office:date-value="1962-12-01">
            <text:p>12/01/1962 00:00:00</text:p>
          </table:table-cell>
          <table:table-cell table:style-name="ce29" table:formula="of:=[.G$4] + ([.$B429]*[.G$5])" office:value-type="date" office:date-value="1875-12-15T12:00:00">
            <text:p>12/15/1875 12:00:00</text:p>
          </table:table-cell>
          <table:table-cell table:style-name="ce29" table:formula="of:=[.H$4] + ([.$B429]*[.H$5])" office:value-type="date" office:date-value="1846-08-12T12:00:00">
            <text:p>08/12/1846 12:00:00</text:p>
          </table:table-cell>
          <table:table-cell table:style-name="ce29" table:formula="of:=[.I$4] + ([.$B429]*[.I$5])" office:value-type="date" office:date-value="1939-06-28T12:00:00">
            <text:p>06/28/1939 12:00:00</text:p>
          </table:table-cell>
          <table:table-cell table:style-name="ce29" table:formula="of:=[.J$4] + ([.$B429]*[.J$5])" office:value-type="date" office:date-value="1948-09-16T12:00:00">
            <text:p>09/16/1948 12:00:00</text:p>
          </table:table-cell>
          <table:table-cell table:style-name="ce29" table:formula="of:=[.K$4] + ([.$B429]*[.K$5])" office:value-type="date" office:date-value="1942-06-24T12:00:00">
            <text:p>06/24/1942 12:00:00</text:p>
          </table:table-cell>
          <table:table-cell table:style-name="ce29" table:formula="of:=[.L$4] + ([.$B429]*[.L$5])" office:value-type="date" office:date-value="1880-10-16">
            <text:p>10/16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2">
            <text:p>422</text:p>
          </table:table-cell>
          <table:table-cell table:style-name="ce29" table:formula="of:=[.C$4] + ([.$B430]*[.C$5])" office:value-type="date" office:date-value="1934-11-24T12:00:00">
            <text:p>11/24/1934 12:00:00</text:p>
          </table:table-cell>
          <table:table-cell table:style-name="ce29" table:formula="of:=[.D$4] + ([.$B430]*[.D$5])" office:value-type="date" office:date-value="2072-10-23">
            <text:p>10/23/2072 00:00:00</text:p>
          </table:table-cell>
          <table:table-cell table:style-name="ce29" table:formula="of:=[.E$4] + ([.$B430]*[.E$5])" office:value-type="date" office:date-value="1987-01-24">
            <text:p>01/24/1987 00:00:00</text:p>
          </table:table-cell>
          <table:table-cell table:style-name="ce29" table:formula="of:=[.F$4] + ([.$B430]*[.F$5])" office:value-type="date" office:date-value="1963-01-19">
            <text:p>01/19/1963 00:00:00</text:p>
          </table:table-cell>
          <table:table-cell table:style-name="ce29" table:formula="of:=[.G$4] + ([.$B430]*[.G$5])" office:value-type="date" office:date-value="1875-10-27T12:00:00">
            <text:p>10/27/1875 12:00:00</text:p>
          </table:table-cell>
          <table:table-cell table:style-name="ce29" table:formula="of:=[.H$4] + ([.$B430]*[.H$5])" office:value-type="date" office:date-value="1846-06-03T12:00:00">
            <text:p>06/03/1846 12:00:00</text:p>
          </table:table-cell>
          <table:table-cell table:style-name="ce29" table:formula="of:=[.I$4] + ([.$B430]*[.I$5])" office:value-type="date" office:date-value="1939-07-09T12:00:00">
            <text:p>07/09/1939 12:00:00</text:p>
          </table:table-cell>
          <table:table-cell table:style-name="ce29" table:formula="of:=[.J$4] + ([.$B430]*[.J$5])" office:value-type="date" office:date-value="1948-10-05T12:00:00">
            <text:p>10/05/1948 12:00:00</text:p>
          </table:table-cell>
          <table:table-cell table:style-name="ce29" table:formula="of:=[.K$4] + ([.$B430]*[.K$5])" office:value-type="date" office:date-value="1942-07-07T12:00:00">
            <text:p>07/07/1942 12:00:00</text:p>
          </table:table-cell>
          <table:table-cell table:style-name="ce29" table:formula="of:=[.L$4] + ([.$B430]*[.L$5])" office:value-type="date" office:date-value="1880-09-01">
            <text:p>09/01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3">
            <text:p>423</text:p>
          </table:table-cell>
          <table:table-cell table:style-name="ce29" table:formula="of:=[.C$4] + ([.$B431]*[.C$5])" office:value-type="date" office:date-value="1934-12-01T12:00:00">
            <text:p>12/01/1934 12:00:00</text:p>
          </table:table-cell>
          <table:table-cell table:style-name="ce29" table:formula="of:=[.D$4] + ([.$B431]*[.D$5])" office:value-type="date" office:date-value="2073-03-16">
            <text:p>03/16/2073 00:00:00</text:p>
          </table:table-cell>
          <table:table-cell table:style-name="ce29" table:formula="of:=[.E$4] + ([.$B431]*[.E$5])" office:value-type="date" office:date-value="1987-03-14">
            <text:p>03/14/1987 00:00:00</text:p>
          </table:table-cell>
          <table:table-cell table:style-name="ce29" table:formula="of:=[.F$4] + ([.$B431]*[.F$5])" office:value-type="date" office:date-value="1963-03-09">
            <text:p>03/09/1963 00:00:00</text:p>
          </table:table-cell>
          <table:table-cell table:style-name="ce29" table:formula="of:=[.G$4] + ([.$B431]*[.G$5])" office:value-type="date" office:date-value="1875-09-08T12:00:00">
            <text:p>09/08/1875 12:00:00</text:p>
          </table:table-cell>
          <table:table-cell table:style-name="ce29" table:formula="of:=[.H$4] + ([.$B431]*[.H$5])" office:value-type="date" office:date-value="1846-03-25T12:00:00">
            <text:p>03/25/1846 12:00:00</text:p>
          </table:table-cell>
          <table:table-cell table:style-name="ce29" table:formula="of:=[.I$4] + ([.$B431]*[.I$5])" office:value-type="date" office:date-value="1939-07-20T12:00:00">
            <text:p>07/20/1939 12:00:00</text:p>
          </table:table-cell>
          <table:table-cell table:style-name="ce29" table:formula="of:=[.J$4] + ([.$B431]*[.J$5])" office:value-type="date" office:date-value="1948-10-24T12:00:00">
            <text:p>10/24/1948 12:00:00</text:p>
          </table:table-cell>
          <table:table-cell table:style-name="ce29" table:formula="of:=[.K$4] + ([.$B431]*[.K$5])" office:value-type="date" office:date-value="1942-07-20T12:00:00">
            <text:p>07/20/1942 12:00:00</text:p>
          </table:table-cell>
          <table:table-cell table:style-name="ce29" table:formula="of:=[.L$4] + ([.$B431]*[.L$5])" office:value-type="date" office:date-value="1880-07-18">
            <text:p>07/18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4">
            <text:p>424</text:p>
          </table:table-cell>
          <table:table-cell table:style-name="ce29" table:formula="of:=[.C$4] + ([.$B432]*[.C$5])" office:value-type="date" office:date-value="1934-12-08T12:00:00">
            <text:p>12/08/1934 12:00:00</text:p>
          </table:table-cell>
          <table:table-cell table:style-name="ce29" table:formula="of:=[.D$4] + ([.$B432]*[.D$5])" office:value-type="date" office:date-value="2073-08-07">
            <text:p>08/07/2073 00:00:00</text:p>
          </table:table-cell>
          <table:table-cell table:style-name="ce29" table:formula="of:=[.E$4] + ([.$B432]*[.E$5])" office:value-type="date" office:date-value="1987-05-02">
            <text:p>05/02/1987 00:00:00</text:p>
          </table:table-cell>
          <table:table-cell table:style-name="ce29" table:formula="of:=[.F$4] + ([.$B432]*[.F$5])" office:value-type="date" office:date-value="1963-04-27">
            <text:p>04/27/1963 00:00:00</text:p>
          </table:table-cell>
          <table:table-cell table:style-name="ce29" table:formula="of:=[.G$4] + ([.$B432]*[.G$5])" office:value-type="date" office:date-value="1875-07-21T12:00:00">
            <text:p>07/21/1875 12:00:00</text:p>
          </table:table-cell>
          <table:table-cell table:style-name="ce29" table:formula="of:=[.H$4] + ([.$B432]*[.H$5])" office:value-type="date" office:date-value="1846-01-14T12:00:00">
            <text:p>01/14/1846 12:00:00</text:p>
          </table:table-cell>
          <table:table-cell table:style-name="ce29" table:formula="of:=[.I$4] + ([.$B432]*[.I$5])" office:value-type="date" office:date-value="1939-07-31T12:00:00">
            <text:p>07/31/1939 12:00:00</text:p>
          </table:table-cell>
          <table:table-cell table:style-name="ce29" table:formula="of:=[.J$4] + ([.$B432]*[.J$5])" office:value-type="date" office:date-value="1948-11-12T12:00:00">
            <text:p>11/12/1948 12:00:00</text:p>
          </table:table-cell>
          <table:table-cell table:style-name="ce29" table:formula="of:=[.K$4] + ([.$B432]*[.K$5])" office:value-type="date" office:date-value="1942-08-02T12:00:00">
            <text:p>08/02/1942 12:00:00</text:p>
          </table:table-cell>
          <table:table-cell table:style-name="ce29" table:formula="of:=[.L$4] + ([.$B432]*[.L$5])" office:value-type="date" office:date-value="1880-06-03">
            <text:p>06/03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5">
            <text:p>425</text:p>
          </table:table-cell>
          <table:table-cell table:style-name="ce29" table:formula="of:=[.C$4] + ([.$B433]*[.C$5])" office:value-type="date" office:date-value="1934-12-15T12:00:00">
            <text:p>12/15/1934 12:00:00</text:p>
          </table:table-cell>
          <table:table-cell table:style-name="ce29" table:formula="of:=[.D$4] + ([.$B433]*[.D$5])" office:value-type="date" office:date-value="2073-12-29">
            <text:p>12/29/2073 00:00:00</text:p>
          </table:table-cell>
          <table:table-cell table:style-name="ce29" table:formula="of:=[.E$4] + ([.$B433]*[.E$5])" office:value-type="date" office:date-value="1987-06-20">
            <text:p>06/20/1987 00:00:00</text:p>
          </table:table-cell>
          <table:table-cell table:style-name="ce29" table:formula="of:=[.F$4] + ([.$B433]*[.F$5])" office:value-type="date" office:date-value="1963-06-15">
            <text:p>06/15/1963 00:00:00</text:p>
          </table:table-cell>
          <table:table-cell table:style-name="ce29" table:formula="of:=[.G$4] + ([.$B433]*[.G$5])" office:value-type="date" office:date-value="1875-06-02T12:00:00">
            <text:p>06/02/1875 12:00:00</text:p>
          </table:table-cell>
          <table:table-cell table:style-name="ce29" table:formula="of:=[.H$4] + ([.$B433]*[.H$5])" office:value-type="date" office:date-value="1845-11-05T12:00:00">
            <text:p>11/05/1845 12:00:00</text:p>
          </table:table-cell>
          <table:table-cell table:style-name="ce29" table:formula="of:=[.I$4] + ([.$B433]*[.I$5])" office:value-type="date" office:date-value="1939-08-11T12:00:00">
            <text:p>08/11/1939 12:00:00</text:p>
          </table:table-cell>
          <table:table-cell table:style-name="ce29" table:formula="of:=[.J$4] + ([.$B433]*[.J$5])" office:value-type="date" office:date-value="1948-12-01T12:00:00">
            <text:p>12/01/1948 12:00:00</text:p>
          </table:table-cell>
          <table:table-cell table:style-name="ce29" table:formula="of:=[.K$4] + ([.$B433]*[.K$5])" office:value-type="date" office:date-value="1942-08-15T12:00:00">
            <text:p>08/15/1942 12:00:00</text:p>
          </table:table-cell>
          <table:table-cell table:style-name="ce29" table:formula="of:=[.L$4] + ([.$B433]*[.L$5])" office:value-type="date" office:date-value="1880-04-19">
            <text:p>04/19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6">
            <text:p>426</text:p>
          </table:table-cell>
          <table:table-cell table:style-name="ce29" table:formula="of:=[.C$4] + ([.$B434]*[.C$5])" office:value-type="date" office:date-value="1934-12-22T12:00:00">
            <text:p>12/22/1934 12:00:00</text:p>
          </table:table-cell>
          <table:table-cell table:style-name="ce29" table:formula="of:=[.D$4] + ([.$B434]*[.D$5])" office:value-type="date" office:date-value="2074-05-22">
            <text:p>05/22/2074 00:00:00</text:p>
          </table:table-cell>
          <table:table-cell table:style-name="ce29" table:formula="of:=[.E$4] + ([.$B434]*[.E$5])" office:value-type="date" office:date-value="1987-08-08">
            <text:p>08/08/1987 00:00:00</text:p>
          </table:table-cell>
          <table:table-cell table:style-name="ce29" table:formula="of:=[.F$4] + ([.$B434]*[.F$5])" office:value-type="date" office:date-value="1963-08-03">
            <text:p>08/03/1963 00:00:00</text:p>
          </table:table-cell>
          <table:table-cell table:style-name="ce29" table:formula="of:=[.G$4] + ([.$B434]*[.G$5])" office:value-type="date" office:date-value="1875-04-14T12:00:00">
            <text:p>04/14/1875 12:00:00</text:p>
          </table:table-cell>
          <table:table-cell table:style-name="ce29" table:formula="of:=[.H$4] + ([.$B434]*[.H$5])" office:value-type="date" office:date-value="1845-08-27T12:00:00">
            <text:p>08/27/1845 12:00:00</text:p>
          </table:table-cell>
          <table:table-cell table:style-name="ce29" table:formula="of:=[.I$4] + ([.$B434]*[.I$5])" office:value-type="date" office:date-value="1939-08-22T12:00:00">
            <text:p>08/22/1939 12:00:00</text:p>
          </table:table-cell>
          <table:table-cell table:style-name="ce29" table:formula="of:=[.J$4] + ([.$B434]*[.J$5])" office:value-type="date" office:date-value="1948-12-20T12:00:00">
            <text:p>12/20/1948 12:00:00</text:p>
          </table:table-cell>
          <table:table-cell table:style-name="ce29" table:formula="of:=[.K$4] + ([.$B434]*[.K$5])" office:value-type="date" office:date-value="1942-08-28T12:00:00">
            <text:p>08/28/1942 12:00:00</text:p>
          </table:table-cell>
          <table:table-cell table:style-name="ce29" table:formula="of:=[.L$4] + ([.$B434]*[.L$5])" office:value-type="date" office:date-value="1880-03-05">
            <text:p>03/05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7">
            <text:p>427</text:p>
          </table:table-cell>
          <table:table-cell table:style-name="ce29" table:formula="of:=[.C$4] + ([.$B435]*[.C$5])" office:value-type="date" office:date-value="1934-12-29T12:00:00">
            <text:p>12/29/1934 12:00:00</text:p>
          </table:table-cell>
          <table:table-cell table:style-name="ce29" table:formula="of:=[.D$4] + ([.$B435]*[.D$5])" office:value-type="date" office:date-value="2074-10-13">
            <text:p>10/13/2074 00:00:00</text:p>
          </table:table-cell>
          <table:table-cell table:style-name="ce29" table:formula="of:=[.E$4] + ([.$B435]*[.E$5])" office:value-type="date" office:date-value="1987-09-26">
            <text:p>09/26/1987 00:00:00</text:p>
          </table:table-cell>
          <table:table-cell table:style-name="ce29" table:formula="of:=[.F$4] + ([.$B435]*[.F$5])" office:value-type="date" office:date-value="1963-09-21">
            <text:p>09/21/1963 00:00:00</text:p>
          </table:table-cell>
          <table:table-cell table:style-name="ce29" table:formula="of:=[.G$4] + ([.$B435]*[.G$5])" office:value-type="date" office:date-value="1875-02-24T12:00:00">
            <text:p>02/24/1875 12:00:00</text:p>
          </table:table-cell>
          <table:table-cell table:style-name="ce29" table:formula="of:=[.H$4] + ([.$B435]*[.H$5])" office:value-type="date" office:date-value="1845-06-18T12:00:00">
            <text:p>06/18/1845 12:00:00</text:p>
          </table:table-cell>
          <table:table-cell table:style-name="ce29" table:formula="of:=[.I$4] + ([.$B435]*[.I$5])" office:value-type="date" office:date-value="1939-09-02T12:00:00">
            <text:p>09/02/1939 12:00:00</text:p>
          </table:table-cell>
          <table:table-cell table:style-name="ce29" table:formula="of:=[.J$4] + ([.$B435]*[.J$5])" office:value-type="date" office:date-value="1949-01-08T12:00:00">
            <text:p>01/08/1949 12:00:00</text:p>
          </table:table-cell>
          <table:table-cell table:style-name="ce29" table:formula="of:=[.K$4] + ([.$B435]*[.K$5])" office:value-type="date" office:date-value="1942-09-10T12:00:00">
            <text:p>09/10/1942 12:00:00</text:p>
          </table:table-cell>
          <table:table-cell table:style-name="ce29" table:formula="of:=[.L$4] + ([.$B435]*[.L$5])" office:value-type="date" office:date-value="1880-01-20">
            <text:p>01/20/188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8">
            <text:p>428</text:p>
          </table:table-cell>
          <table:table-cell table:style-name="ce29" table:formula="of:=[.C$4] + ([.$B436]*[.C$5])" office:value-type="date" office:date-value="1935-01-05T12:00:00">
            <text:p>01/05/1935 12:00:00</text:p>
          </table:table-cell>
          <table:table-cell table:style-name="ce29" table:formula="of:=[.D$4] + ([.$B436]*[.D$5])" office:value-type="date" office:date-value="2075-03-06">
            <text:p>03/06/2075 00:00:00</text:p>
          </table:table-cell>
          <table:table-cell table:style-name="ce29" table:formula="of:=[.E$4] + ([.$B436]*[.E$5])" office:value-type="date" office:date-value="1987-11-14">
            <text:p>11/14/1987 00:00:00</text:p>
          </table:table-cell>
          <table:table-cell table:style-name="ce29" table:formula="of:=[.F$4] + ([.$B436]*[.F$5])" office:value-type="date" office:date-value="1963-11-09">
            <text:p>11/09/1963 00:00:00</text:p>
          </table:table-cell>
          <table:table-cell table:style-name="ce29" table:formula="of:=[.G$4] + ([.$B436]*[.G$5])" office:value-type="date" office:date-value="1875-01-06T12:00:00">
            <text:p>01/06/1875 12:00:00</text:p>
          </table:table-cell>
          <table:table-cell table:style-name="ce29" table:formula="of:=[.H$4] + ([.$B436]*[.H$5])" office:value-type="date" office:date-value="1845-04-09T12:00:00">
            <text:p>04/09/1845 12:00:00</text:p>
          </table:table-cell>
          <table:table-cell table:style-name="ce29" table:formula="of:=[.I$4] + ([.$B436]*[.I$5])" office:value-type="date" office:date-value="1939-09-13T12:00:00">
            <text:p>09/13/1939 12:00:00</text:p>
          </table:table-cell>
          <table:table-cell table:style-name="ce29" table:formula="of:=[.J$4] + ([.$B436]*[.J$5])" office:value-type="date" office:date-value="1949-01-27T12:00:00">
            <text:p>01/27/1949 12:00:00</text:p>
          </table:table-cell>
          <table:table-cell table:style-name="ce29" table:formula="of:=[.K$4] + ([.$B436]*[.K$5])" office:value-type="date" office:date-value="1942-09-23T12:00:00">
            <text:p>09/23/1942 12:00:00</text:p>
          </table:table-cell>
          <table:table-cell table:style-name="ce29" table:formula="of:=[.L$4] + ([.$B436]*[.L$5])" office:value-type="date" office:date-value="1879-12-06">
            <text:p>12/06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9">
            <text:p>429</text:p>
          </table:table-cell>
          <table:table-cell table:style-name="ce29" table:formula="of:=[.C$4] + ([.$B437]*[.C$5])" office:value-type="date" office:date-value="1935-01-12T12:00:00">
            <text:p>01/12/1935 12:00:00</text:p>
          </table:table-cell>
          <table:table-cell table:style-name="ce29" table:formula="of:=[.D$4] + ([.$B437]*[.D$5])" office:value-type="date" office:date-value="2075-07-28">
            <text:p>07/28/2075 00:00:00</text:p>
          </table:table-cell>
          <table:table-cell table:style-name="ce29" table:formula="of:=[.E$4] + ([.$B437]*[.E$5])" office:value-type="date" office:date-value="1988-01-02">
            <text:p>01/02/1988 00:00:00</text:p>
          </table:table-cell>
          <table:table-cell table:style-name="ce29" table:formula="of:=[.F$4] + ([.$B437]*[.F$5])" office:value-type="date" office:date-value="1963-12-28">
            <text:p>12/28/1963 00:00:00</text:p>
          </table:table-cell>
          <table:table-cell table:style-name="ce29" table:formula="of:=[.G$4] + ([.$B437]*[.G$5])" office:value-type="date" office:date-value="1874-11-18T12:00:00">
            <text:p>11/18/1874 12:00:00</text:p>
          </table:table-cell>
          <table:table-cell table:style-name="ce29" table:formula="of:=[.H$4] + ([.$B437]*[.H$5])" office:value-type="date" office:date-value="1845-01-29T12:00:00">
            <text:p>01/29/1845 12:00:00</text:p>
          </table:table-cell>
          <table:table-cell table:style-name="ce29" table:formula="of:=[.I$4] + ([.$B437]*[.I$5])" office:value-type="date" office:date-value="1939-09-24T12:00:00">
            <text:p>09/24/1939 12:00:00</text:p>
          </table:table-cell>
          <table:table-cell table:style-name="ce29" table:formula="of:=[.J$4] + ([.$B437]*[.J$5])" office:value-type="date" office:date-value="1949-02-15T12:00:00">
            <text:p>02/15/1949 12:00:00</text:p>
          </table:table-cell>
          <table:table-cell table:style-name="ce29" table:formula="of:=[.K$4] + ([.$B437]*[.K$5])" office:value-type="date" office:date-value="1942-10-06T12:00:00">
            <text:p>10/06/1942 12:00:00</text:p>
          </table:table-cell>
          <table:table-cell table:style-name="ce29" table:formula="of:=[.L$4] + ([.$B437]*[.L$5])" office:value-type="date" office:date-value="1879-10-22">
            <text:p>10/22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0">
            <text:p>430</text:p>
          </table:table-cell>
          <table:table-cell table:style-name="ce29" table:formula="of:=[.C$4] + ([.$B438]*[.C$5])" office:value-type="date" office:date-value="1935-01-19T12:00:00">
            <text:p>01/19/1935 12:00:00</text:p>
          </table:table-cell>
          <table:table-cell table:style-name="ce29" table:formula="of:=[.D$4] + ([.$B438]*[.D$5])" office:value-type="date" office:date-value="2075-12-19">
            <text:p>12/19/2075 00:00:00</text:p>
          </table:table-cell>
          <table:table-cell table:style-name="ce29" table:formula="of:=[.E$4] + ([.$B438]*[.E$5])" office:value-type="date" office:date-value="1988-02-20">
            <text:p>02/20/1988 00:00:00</text:p>
          </table:table-cell>
          <table:table-cell table:style-name="ce29" table:formula="of:=[.F$4] + ([.$B438]*[.F$5])" office:value-type="date" office:date-value="1964-02-15">
            <text:p>02/15/1964 00:00:00</text:p>
          </table:table-cell>
          <table:table-cell table:style-name="ce29" table:formula="of:=[.G$4] + ([.$B438]*[.G$5])" office:value-type="date" office:date-value="1874-09-30T12:00:00">
            <text:p>09/30/1874 12:00:00</text:p>
          </table:table-cell>
          <table:table-cell table:style-name="ce29" table:formula="of:=[.H$4] + ([.$B438]*[.H$5])" office:value-type="date" office:date-value="1844-11-20T12:00:00">
            <text:p>11/20/1844 12:00:00</text:p>
          </table:table-cell>
          <table:table-cell table:style-name="ce29" table:formula="of:=[.I$4] + ([.$B438]*[.I$5])" office:value-type="date" office:date-value="1939-10-05T12:00:00">
            <text:p>10/05/1939 12:00:00</text:p>
          </table:table-cell>
          <table:table-cell table:style-name="ce29" table:formula="of:=[.J$4] + ([.$B438]*[.J$5])" office:value-type="date" office:date-value="1949-03-06T12:00:00">
            <text:p>03/06/1949 12:00:00</text:p>
          </table:table-cell>
          <table:table-cell table:style-name="ce29" table:formula="of:=[.K$4] + ([.$B438]*[.K$5])" office:value-type="date" office:date-value="1942-10-19T12:00:00">
            <text:p>10/19/1942 12:00:00</text:p>
          </table:table-cell>
          <table:table-cell table:style-name="ce29" table:formula="of:=[.L$4] + ([.$B438]*[.L$5])" office:value-type="date" office:date-value="1879-09-07">
            <text:p>09/07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1">
            <text:p>431</text:p>
          </table:table-cell>
          <table:table-cell table:style-name="ce29" table:formula="of:=[.C$4] + ([.$B439]*[.C$5])" office:value-type="date" office:date-value="1935-01-26T12:00:00">
            <text:p>01/26/1935 12:00:00</text:p>
          </table:table-cell>
          <table:table-cell table:style-name="ce29" table:formula="of:=[.D$4] + ([.$B439]*[.D$5])" office:value-type="date" office:date-value="2076-05-11">
            <text:p>05/11/2076 00:00:00</text:p>
          </table:table-cell>
          <table:table-cell table:style-name="ce29" table:formula="of:=[.E$4] + ([.$B439]*[.E$5])" office:value-type="date" office:date-value="1988-04-09">
            <text:p>04/09/1988 00:00:00</text:p>
          </table:table-cell>
          <table:table-cell table:style-name="ce29" table:formula="of:=[.F$4] + ([.$B439]*[.F$5])" office:value-type="date" office:date-value="1964-04-04">
            <text:p>04/04/1964 00:00:00</text:p>
          </table:table-cell>
          <table:table-cell table:style-name="ce29" table:formula="of:=[.G$4] + ([.$B439]*[.G$5])" office:value-type="date" office:date-value="1874-08-12T12:00:00">
            <text:p>08/12/1874 12:00:00</text:p>
          </table:table-cell>
          <table:table-cell table:style-name="ce29" table:formula="of:=[.H$4] + ([.$B439]*[.H$5])" office:value-type="date" office:date-value="1844-09-11T12:00:00">
            <text:p>09/11/1844 12:00:00</text:p>
          </table:table-cell>
          <table:table-cell table:style-name="ce29" table:formula="of:=[.I$4] + ([.$B439]*[.I$5])" office:value-type="date" office:date-value="1939-10-16T12:00:00">
            <text:p>10/16/1939 12:00:00</text:p>
          </table:table-cell>
          <table:table-cell table:style-name="ce29" table:formula="of:=[.J$4] + ([.$B439]*[.J$5])" office:value-type="date" office:date-value="1949-03-25T12:00:00">
            <text:p>03/25/1949 12:00:00</text:p>
          </table:table-cell>
          <table:table-cell table:style-name="ce29" table:formula="of:=[.K$4] + ([.$B439]*[.K$5])" office:value-type="date" office:date-value="1942-11-01T12:00:00">
            <text:p>11/01/1942 12:00:00</text:p>
          </table:table-cell>
          <table:table-cell table:style-name="ce29" table:formula="of:=[.L$4] + ([.$B439]*[.L$5])" office:value-type="date" office:date-value="1879-07-24">
            <text:p>07/24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2">
            <text:p>432</text:p>
          </table:table-cell>
          <table:table-cell table:style-name="ce29" table:formula="of:=[.C$4] + ([.$B440]*[.C$5])" office:value-type="date" office:date-value="1935-02-02T12:00:00">
            <text:p>02/02/1935 12:00:00</text:p>
          </table:table-cell>
          <table:table-cell table:style-name="ce29" table:formula="of:=[.D$4] + ([.$B440]*[.D$5])" office:value-type="date" office:date-value="2076-10-02">
            <text:p>10/02/2076 00:00:00</text:p>
          </table:table-cell>
          <table:table-cell table:style-name="ce29" table:formula="of:=[.E$4] + ([.$B440]*[.E$5])" office:value-type="date" office:date-value="1988-05-28">
            <text:p>05/28/1988 00:00:00</text:p>
          </table:table-cell>
          <table:table-cell table:style-name="ce29" table:formula="of:=[.F$4] + ([.$B440]*[.F$5])" office:value-type="date" office:date-value="1964-05-23">
            <text:p>05/23/1964 00:00:00</text:p>
          </table:table-cell>
          <table:table-cell table:style-name="ce29" table:formula="of:=[.G$4] + ([.$B440]*[.G$5])" office:value-type="date" office:date-value="1874-06-24T12:00:00">
            <text:p>06/24/1874 12:00:00</text:p>
          </table:table-cell>
          <table:table-cell table:style-name="ce29" table:formula="of:=[.H$4] + ([.$B440]*[.H$5])" office:value-type="date" office:date-value="1844-07-03T12:00:00">
            <text:p>07/03/1844 12:00:00</text:p>
          </table:table-cell>
          <table:table-cell table:style-name="ce29" table:formula="of:=[.I$4] + ([.$B440]*[.I$5])" office:value-type="date" office:date-value="1939-10-27T12:00:00">
            <text:p>10/27/1939 12:00:00</text:p>
          </table:table-cell>
          <table:table-cell table:style-name="ce29" table:formula="of:=[.J$4] + ([.$B440]*[.J$5])" office:value-type="date" office:date-value="1949-04-13T12:00:00">
            <text:p>04/13/1949 12:00:00</text:p>
          </table:table-cell>
          <table:table-cell table:style-name="ce29" table:formula="of:=[.K$4] + ([.$B440]*[.K$5])" office:value-type="date" office:date-value="1942-11-14T12:00:00">
            <text:p>11/14/1942 12:00:00</text:p>
          </table:table-cell>
          <table:table-cell table:style-name="ce29" table:formula="of:=[.L$4] + ([.$B440]*[.L$5])" office:value-type="date" office:date-value="1879-06-09">
            <text:p>06/09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3">
            <text:p>433</text:p>
          </table:table-cell>
          <table:table-cell table:style-name="ce29" table:formula="of:=[.C$4] + ([.$B441]*[.C$5])" office:value-type="date" office:date-value="1935-02-09T12:00:00">
            <text:p>02/09/1935 12:00:00</text:p>
          </table:table-cell>
          <table:table-cell table:style-name="ce29" table:formula="of:=[.D$4] + ([.$B441]*[.D$5])" office:value-type="date" office:date-value="2077-02-23">
            <text:p>02/23/2077 00:00:00</text:p>
          </table:table-cell>
          <table:table-cell table:style-name="ce29" table:formula="of:=[.E$4] + ([.$B441]*[.E$5])" office:value-type="date" office:date-value="1988-07-16">
            <text:p>07/16/1988 00:00:00</text:p>
          </table:table-cell>
          <table:table-cell table:style-name="ce29" table:formula="of:=[.F$4] + ([.$B441]*[.F$5])" office:value-type="date" office:date-value="1964-07-11">
            <text:p>07/11/1964 00:00:00</text:p>
          </table:table-cell>
          <table:table-cell table:style-name="ce29" table:formula="of:=[.G$4] + ([.$B441]*[.G$5])" office:value-type="date" office:date-value="1874-05-06T12:00:00">
            <text:p>05/06/1874 12:00:00</text:p>
          </table:table-cell>
          <table:table-cell table:style-name="ce29" table:formula="of:=[.H$4] + ([.$B441]*[.H$5])" office:value-type="date" office:date-value="1844-04-24T12:00:00">
            <text:p>04/24/1844 12:00:00</text:p>
          </table:table-cell>
          <table:table-cell table:style-name="ce29" table:formula="of:=[.I$4] + ([.$B441]*[.I$5])" office:value-type="date" office:date-value="1939-11-07T12:00:00">
            <text:p>11/07/1939 12:00:00</text:p>
          </table:table-cell>
          <table:table-cell table:style-name="ce29" table:formula="of:=[.J$4] + ([.$B441]*[.J$5])" office:value-type="date" office:date-value="1949-05-02T12:00:00">
            <text:p>05/02/1949 12:00:00</text:p>
          </table:table-cell>
          <table:table-cell table:style-name="ce29" table:formula="of:=[.K$4] + ([.$B441]*[.K$5])" office:value-type="date" office:date-value="1942-11-27T12:00:00">
            <text:p>11/27/1942 12:00:00</text:p>
          </table:table-cell>
          <table:table-cell table:style-name="ce29" table:formula="of:=[.L$4] + ([.$B441]*[.L$5])" office:value-type="date" office:date-value="1879-04-25">
            <text:p>04/25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4">
            <text:p>434</text:p>
          </table:table-cell>
          <table:table-cell table:style-name="ce29" table:formula="of:=[.C$4] + ([.$B442]*[.C$5])" office:value-type="date" office:date-value="1935-02-16T12:00:00">
            <text:p>02/16/1935 12:00:00</text:p>
          </table:table-cell>
          <table:table-cell table:style-name="ce29" table:formula="of:=[.D$4] + ([.$B442]*[.D$5])" office:value-type="date" office:date-value="2077-07-17">
            <text:p>07/17/2077 00:00:00</text:p>
          </table:table-cell>
          <table:table-cell table:style-name="ce29" table:formula="of:=[.E$4] + ([.$B442]*[.E$5])" office:value-type="date" office:date-value="1988-09-03">
            <text:p>09/03/1988 00:00:00</text:p>
          </table:table-cell>
          <table:table-cell table:style-name="ce29" table:formula="of:=[.F$4] + ([.$B442]*[.F$5])" office:value-type="date" office:date-value="1964-08-29">
            <text:p>08/29/1964 00:00:00</text:p>
          </table:table-cell>
          <table:table-cell table:style-name="ce29" table:formula="of:=[.G$4] + ([.$B442]*[.G$5])" office:value-type="date" office:date-value="1874-03-18T12:00:00">
            <text:p>03/18/1874 12:00:00</text:p>
          </table:table-cell>
          <table:table-cell table:style-name="ce29" table:formula="of:=[.H$4] + ([.$B442]*[.H$5])" office:value-type="date" office:date-value="1844-02-14T12:00:00">
            <text:p>02/14/1844 12:00:00</text:p>
          </table:table-cell>
          <table:table-cell table:style-name="ce29" table:formula="of:=[.I$4] + ([.$B442]*[.I$5])" office:value-type="date" office:date-value="1939-11-18T12:00:00">
            <text:p>11/18/1939 12:00:00</text:p>
          </table:table-cell>
          <table:table-cell table:style-name="ce29" table:formula="of:=[.J$4] + ([.$B442]*[.J$5])" office:value-type="date" office:date-value="1949-05-21T12:00:00">
            <text:p>05/21/1949 12:00:00</text:p>
          </table:table-cell>
          <table:table-cell table:style-name="ce29" table:formula="of:=[.K$4] + ([.$B442]*[.K$5])" office:value-type="date" office:date-value="1942-12-10T12:00:00">
            <text:p>12/10/1942 12:00:00</text:p>
          </table:table-cell>
          <table:table-cell table:style-name="ce29" table:formula="of:=[.L$4] + ([.$B442]*[.L$5])" office:value-type="date" office:date-value="1879-03-11">
            <text:p>03/11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5">
            <text:p>435</text:p>
          </table:table-cell>
          <table:table-cell table:style-name="ce29" table:formula="of:=[.C$4] + ([.$B443]*[.C$5])" office:value-type="date" office:date-value="1935-02-23T12:00:00">
            <text:p>02/23/1935 12:00:00</text:p>
          </table:table-cell>
          <table:table-cell table:style-name="ce29" table:formula="of:=[.D$4] + ([.$B443]*[.D$5])" office:value-type="date" office:date-value="2077-12-08">
            <text:p>12/08/2077 00:00:00</text:p>
          </table:table-cell>
          <table:table-cell table:style-name="ce29" table:formula="of:=[.E$4] + ([.$B443]*[.E$5])" office:value-type="date" office:date-value="1988-10-22">
            <text:p>10/22/1988 00:00:00</text:p>
          </table:table-cell>
          <table:table-cell table:style-name="ce29" table:formula="of:=[.F$4] + ([.$B443]*[.F$5])" office:value-type="date" office:date-value="1964-10-17">
            <text:p>10/17/1964 00:00:00</text:p>
          </table:table-cell>
          <table:table-cell table:style-name="ce29" table:formula="of:=[.G$4] + ([.$B443]*[.G$5])" office:value-type="date" office:date-value="1874-01-28T12:00:00">
            <text:p>01/28/1874 12:00:00</text:p>
          </table:table-cell>
          <table:table-cell table:style-name="ce29" table:formula="of:=[.H$4] + ([.$B443]*[.H$5])" office:value-type="date" office:date-value="1843-12-06T12:00:00">
            <text:p>12/06/1843 12:00:00</text:p>
          </table:table-cell>
          <table:table-cell table:style-name="ce29" table:formula="of:=[.I$4] + ([.$B443]*[.I$5])" office:value-type="date" office:date-value="1939-11-29T12:00:00">
            <text:p>11/29/1939 12:00:00</text:p>
          </table:table-cell>
          <table:table-cell table:style-name="ce29" table:formula="of:=[.J$4] + ([.$B443]*[.J$5])" office:value-type="date" office:date-value="1949-06-09T12:00:00">
            <text:p>06/09/1949 12:00:00</text:p>
          </table:table-cell>
          <table:table-cell table:style-name="ce29" table:formula="of:=[.K$4] + ([.$B443]*[.K$5])" office:value-type="date" office:date-value="1942-12-23T12:00:00">
            <text:p>12/23/1942 12:00:00</text:p>
          </table:table-cell>
          <table:table-cell table:style-name="ce29" table:formula="of:=[.L$4] + ([.$B443]*[.L$5])" office:value-type="date" office:date-value="1879-01-25">
            <text:p>01/25/187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6">
            <text:p>436</text:p>
          </table:table-cell>
          <table:table-cell table:style-name="ce29" table:formula="of:=[.C$4] + ([.$B444]*[.C$5])" office:value-type="date" office:date-value="1935-03-02T12:00:00">
            <text:p>03/02/1935 12:00:00</text:p>
          </table:table-cell>
          <table:table-cell table:style-name="ce29" table:formula="of:=[.D$4] + ([.$B444]*[.D$5])" office:value-type="date" office:date-value="2078-05-01">
            <text:p>05/01/2078 00:00:00</text:p>
          </table:table-cell>
          <table:table-cell table:style-name="ce29" table:formula="of:=[.E$4] + ([.$B444]*[.E$5])" office:value-type="date" office:date-value="1988-12-10">
            <text:p>12/10/1988 00:00:00</text:p>
          </table:table-cell>
          <table:table-cell table:style-name="ce29" table:formula="of:=[.F$4] + ([.$B444]*[.F$5])" office:value-type="date" office:date-value="1964-12-05">
            <text:p>12/05/1964 00:00:00</text:p>
          </table:table-cell>
          <table:table-cell table:style-name="ce29" table:formula="of:=[.G$4] + ([.$B444]*[.G$5])" office:value-type="date" office:date-value="1873-12-10T12:00:00">
            <text:p>12/10/1873 12:00:00</text:p>
          </table:table-cell>
          <table:table-cell table:style-name="ce29" table:formula="of:=[.H$4] + ([.$B444]*[.H$5])" office:value-type="date" office:date-value="1843-09-27T12:00:00">
            <text:p>09/27/1843 12:00:00</text:p>
          </table:table-cell>
          <table:table-cell table:style-name="ce29" table:formula="of:=[.I$4] + ([.$B444]*[.I$5])" office:value-type="date" office:date-value="1939-12-10T12:00:00">
            <text:p>12/10/1939 12:00:00</text:p>
          </table:table-cell>
          <table:table-cell table:style-name="ce29" table:formula="of:=[.J$4] + ([.$B444]*[.J$5])" office:value-type="date" office:date-value="1949-06-28T12:00:00">
            <text:p>06/28/1949 12:00:00</text:p>
          </table:table-cell>
          <table:table-cell table:style-name="ce29" table:formula="of:=[.K$4] + ([.$B444]*[.K$5])" office:value-type="date" office:date-value="1943-01-05T12:00:00">
            <text:p>01/05/1943 12:00:00</text:p>
          </table:table-cell>
          <table:table-cell table:style-name="ce29" table:formula="of:=[.L$4] + ([.$B444]*[.L$5])" office:value-type="date" office:date-value="1878-12-11">
            <text:p>12/11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7">
            <text:p>437</text:p>
          </table:table-cell>
          <table:table-cell table:style-name="ce29" table:formula="of:=[.C$4] + ([.$B445]*[.C$5])" office:value-type="date" office:date-value="1935-03-09T12:00:00">
            <text:p>03/09/1935 12:00:00</text:p>
          </table:table-cell>
          <table:table-cell table:style-name="ce29" table:formula="of:=[.D$4] + ([.$B445]*[.D$5])" office:value-type="date" office:date-value="2078-09-22">
            <text:p>09/22/2078 00:00:00</text:p>
          </table:table-cell>
          <table:table-cell table:style-name="ce29" table:formula="of:=[.E$4] + ([.$B445]*[.E$5])" office:value-type="date" office:date-value="1989-01-28">
            <text:p>01/28/1989 00:00:00</text:p>
          </table:table-cell>
          <table:table-cell table:style-name="ce29" table:formula="of:=[.F$4] + ([.$B445]*[.F$5])" office:value-type="date" office:date-value="1965-01-23">
            <text:p>01/23/1965 00:00:00</text:p>
          </table:table-cell>
          <table:table-cell table:style-name="ce29" table:formula="of:=[.G$4] + ([.$B445]*[.G$5])" office:value-type="date" office:date-value="1873-10-22T12:00:00">
            <text:p>10/22/1873 12:00:00</text:p>
          </table:table-cell>
          <table:table-cell table:style-name="ce29" table:formula="of:=[.H$4] + ([.$B445]*[.H$5])" office:value-type="date" office:date-value="1843-07-19T12:00:00">
            <text:p>07/19/1843 12:00:00</text:p>
          </table:table-cell>
          <table:table-cell table:style-name="ce29" table:formula="of:=[.I$4] + ([.$B445]*[.I$5])" office:value-type="date" office:date-value="1939-12-21T12:00:00">
            <text:p>12/21/1939 12:00:00</text:p>
          </table:table-cell>
          <table:table-cell table:style-name="ce29" table:formula="of:=[.J$4] + ([.$B445]*[.J$5])" office:value-type="date" office:date-value="1949-07-17T12:00:00">
            <text:p>07/17/1949 12:00:00</text:p>
          </table:table-cell>
          <table:table-cell table:style-name="ce29" table:formula="of:=[.K$4] + ([.$B445]*[.K$5])" office:value-type="date" office:date-value="1943-01-18T12:00:00">
            <text:p>01/18/1943 12:00:00</text:p>
          </table:table-cell>
          <table:table-cell table:style-name="ce29" table:formula="of:=[.L$4] + ([.$B445]*[.L$5])" office:value-type="date" office:date-value="1878-10-27">
            <text:p>10/27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8">
            <text:p>438</text:p>
          </table:table-cell>
          <table:table-cell table:style-name="ce29" table:formula="of:=[.C$4] + ([.$B446]*[.C$5])" office:value-type="date" office:date-value="1935-03-16T12:00:00">
            <text:p>03/16/1935 12:00:00</text:p>
          </table:table-cell>
          <table:table-cell table:style-name="ce29" table:formula="of:=[.D$4] + ([.$B446]*[.D$5])" office:value-type="date" office:date-value="2079-02-13">
            <text:p>02/13/2079 00:00:00</text:p>
          </table:table-cell>
          <table:table-cell table:style-name="ce29" table:formula="of:=[.E$4] + ([.$B446]*[.E$5])" office:value-type="date" office:date-value="1989-03-18">
            <text:p>03/18/1989 00:00:00</text:p>
          </table:table-cell>
          <table:table-cell table:style-name="ce29" table:formula="of:=[.F$4] + ([.$B446]*[.F$5])" office:value-type="date" office:date-value="1965-03-13">
            <text:p>03/13/1965 00:00:00</text:p>
          </table:table-cell>
          <table:table-cell table:style-name="ce29" table:formula="of:=[.G$4] + ([.$B446]*[.G$5])" office:value-type="date" office:date-value="1873-09-03T12:00:00">
            <text:p>09/03/1873 12:00:00</text:p>
          </table:table-cell>
          <table:table-cell table:style-name="ce29" table:formula="of:=[.H$4] + ([.$B446]*[.H$5])" office:value-type="date" office:date-value="1843-05-10T12:00:00">
            <text:p>05/10/1843 12:00:00</text:p>
          </table:table-cell>
          <table:table-cell table:style-name="ce29" table:formula="of:=[.I$4] + ([.$B446]*[.I$5])" office:value-type="date" office:date-value="1940-01-01T12:00:00">
            <text:p>01/01/1940 12:00:00</text:p>
          </table:table-cell>
          <table:table-cell table:style-name="ce29" table:formula="of:=[.J$4] + ([.$B446]*[.J$5])" office:value-type="date" office:date-value="1949-08-05T12:00:00">
            <text:p>08/05/1949 12:00:00</text:p>
          </table:table-cell>
          <table:table-cell table:style-name="ce29" table:formula="of:=[.K$4] + ([.$B446]*[.K$5])" office:value-type="date" office:date-value="1943-01-31T12:00:00">
            <text:p>01/31/1943 12:00:00</text:p>
          </table:table-cell>
          <table:table-cell table:style-name="ce29" table:formula="of:=[.L$4] + ([.$B446]*[.L$5])" office:value-type="date" office:date-value="1878-09-12">
            <text:p>09/12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9">
            <text:p>439</text:p>
          </table:table-cell>
          <table:table-cell table:style-name="ce29" table:formula="of:=[.C$4] + ([.$B447]*[.C$5])" office:value-type="date" office:date-value="1935-03-23T12:00:00">
            <text:p>03/23/1935 12:00:00</text:p>
          </table:table-cell>
          <table:table-cell table:style-name="ce29" table:formula="of:=[.D$4] + ([.$B447]*[.D$5])" office:value-type="date" office:date-value="2079-07-07">
            <text:p>07/07/2079 00:00:00</text:p>
          </table:table-cell>
          <table:table-cell table:style-name="ce29" table:formula="of:=[.E$4] + ([.$B447]*[.E$5])" office:value-type="date" office:date-value="1989-05-06">
            <text:p>05/06/1989 00:00:00</text:p>
          </table:table-cell>
          <table:table-cell table:style-name="ce29" table:formula="of:=[.F$4] + ([.$B447]*[.F$5])" office:value-type="date" office:date-value="1965-05-01">
            <text:p>05/01/1965 00:00:00</text:p>
          </table:table-cell>
          <table:table-cell table:style-name="ce29" table:formula="of:=[.G$4] + ([.$B447]*[.G$5])" office:value-type="date" office:date-value="1873-07-16T12:00:00">
            <text:p>07/16/1873 12:00:00</text:p>
          </table:table-cell>
          <table:table-cell table:style-name="ce29" table:formula="of:=[.H$4] + ([.$B447]*[.H$5])" office:value-type="date" office:date-value="1843-03-01T12:00:00">
            <text:p>03/01/1843 12:00:00</text:p>
          </table:table-cell>
          <table:table-cell table:style-name="ce29" table:formula="of:=[.I$4] + ([.$B447]*[.I$5])" office:value-type="date" office:date-value="1940-01-12T12:00:00">
            <text:p>01/12/1940 12:00:00</text:p>
          </table:table-cell>
          <table:table-cell table:style-name="ce29" table:formula="of:=[.J$4] + ([.$B447]*[.J$5])" office:value-type="date" office:date-value="1949-08-24T12:00:00">
            <text:p>08/24/1949 12:00:00</text:p>
          </table:table-cell>
          <table:table-cell table:style-name="ce29" table:formula="of:=[.K$4] + ([.$B447]*[.K$5])" office:value-type="date" office:date-value="1943-02-13T12:00:00">
            <text:p>02/13/1943 12:00:00</text:p>
          </table:table-cell>
          <table:table-cell table:style-name="ce29" table:formula="of:=[.L$4] + ([.$B447]*[.L$5])" office:value-type="date" office:date-value="1878-07-29">
            <text:p>07/29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0">
            <text:p>440</text:p>
          </table:table-cell>
          <table:table-cell table:style-name="ce29" table:formula="of:=[.C$4] + ([.$B448]*[.C$5])" office:value-type="date" office:date-value="1935-03-30T12:00:00">
            <text:p>03/30/1935 12:00:00</text:p>
          </table:table-cell>
          <table:table-cell table:style-name="ce29" table:formula="of:=[.D$4] + ([.$B448]*[.D$5])" office:value-type="date" office:date-value="2079-11-28">
            <text:p>11/28/2079 00:00:00</text:p>
          </table:table-cell>
          <table:table-cell table:style-name="ce29" table:formula="of:=[.E$4] + ([.$B448]*[.E$5])" office:value-type="date" office:date-value="1989-06-24">
            <text:p>06/24/1989 00:00:00</text:p>
          </table:table-cell>
          <table:table-cell table:style-name="ce29" table:formula="of:=[.F$4] + ([.$B448]*[.F$5])" office:value-type="date" office:date-value="1965-06-19">
            <text:p>06/19/1965 00:00:00</text:p>
          </table:table-cell>
          <table:table-cell table:style-name="ce29" table:formula="of:=[.G$4] + ([.$B448]*[.G$5])" office:value-type="date" office:date-value="1873-05-28T12:00:00">
            <text:p>05/28/1873 12:00:00</text:p>
          </table:table-cell>
          <table:table-cell table:style-name="ce29" table:formula="of:=[.H$4] + ([.$B448]*[.H$5])" office:value-type="date" office:date-value="1842-12-21T12:00:00">
            <text:p>12/21/1842 12:00:00</text:p>
          </table:table-cell>
          <table:table-cell table:style-name="ce29" table:formula="of:=[.I$4] + ([.$B448]*[.I$5])" office:value-type="date" office:date-value="1940-01-23T12:00:00">
            <text:p>01/23/1940 12:00:00</text:p>
          </table:table-cell>
          <table:table-cell table:style-name="ce29" table:formula="of:=[.J$4] + ([.$B448]*[.J$5])" office:value-type="date" office:date-value="1949-09-12T12:00:00">
            <text:p>09/12/1949 12:00:00</text:p>
          </table:table-cell>
          <table:table-cell table:style-name="ce29" table:formula="of:=[.K$4] + ([.$B448]*[.K$5])" office:value-type="date" office:date-value="1943-02-26T12:00:00">
            <text:p>02/26/1943 12:00:00</text:p>
          </table:table-cell>
          <table:table-cell table:style-name="ce29" table:formula="of:=[.L$4] + ([.$B448]*[.L$5])" office:value-type="date" office:date-value="1878-06-14">
            <text:p>06/14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1">
            <text:p>441</text:p>
          </table:table-cell>
          <table:table-cell table:style-name="ce29" table:formula="of:=[.C$4] + ([.$B449]*[.C$5])" office:value-type="date" office:date-value="1935-04-06T12:00:00">
            <text:p>04/06/1935 12:00:00</text:p>
          </table:table-cell>
          <table:table-cell table:style-name="ce29" table:formula="of:=[.D$4] + ([.$B449]*[.D$5])" office:value-type="date" office:date-value="2080-04-20">
            <text:p>04/20/2080 00:00:00</text:p>
          </table:table-cell>
          <table:table-cell table:style-name="ce29" table:formula="of:=[.E$4] + ([.$B449]*[.E$5])" office:value-type="date" office:date-value="1989-08-12">
            <text:p>08/12/1989 00:00:00</text:p>
          </table:table-cell>
          <table:table-cell table:style-name="ce29" table:formula="of:=[.F$4] + ([.$B449]*[.F$5])" office:value-type="date" office:date-value="1965-08-07">
            <text:p>08/07/1965 00:00:00</text:p>
          </table:table-cell>
          <table:table-cell table:style-name="ce29" table:formula="of:=[.G$4] + ([.$B449]*[.G$5])" office:value-type="date" office:date-value="1873-04-09T12:00:00">
            <text:p>04/09/1873 12:00:00</text:p>
          </table:table-cell>
          <table:table-cell table:style-name="ce29" table:formula="of:=[.H$4] + ([.$B449]*[.H$5])" office:value-type="date" office:date-value="1842-10-12T12:00:00">
            <text:p>10/12/1842 12:00:00</text:p>
          </table:table-cell>
          <table:table-cell table:style-name="ce29" table:formula="of:=[.I$4] + ([.$B449]*[.I$5])" office:value-type="date" office:date-value="1940-02-03T12:00:00">
            <text:p>02/03/1940 12:00:00</text:p>
          </table:table-cell>
          <table:table-cell table:style-name="ce29" table:formula="of:=[.J$4] + ([.$B449]*[.J$5])" office:value-type="date" office:date-value="1949-10-01T12:00:00">
            <text:p>10/01/1949 12:00:00</text:p>
          </table:table-cell>
          <table:table-cell table:style-name="ce29" table:formula="of:=[.K$4] + ([.$B449]*[.K$5])" office:value-type="date" office:date-value="1943-03-11T12:00:00">
            <text:p>03/11/1943 12:00:00</text:p>
          </table:table-cell>
          <table:table-cell table:style-name="ce29" table:formula="of:=[.L$4] + ([.$B449]*[.L$5])" office:value-type="date" office:date-value="1878-04-30">
            <text:p>04/30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2">
            <text:p>442</text:p>
          </table:table-cell>
          <table:table-cell table:style-name="ce29" table:formula="of:=[.C$4] + ([.$B450]*[.C$5])" office:value-type="date" office:date-value="1935-04-13T12:00:00">
            <text:p>04/13/1935 12:00:00</text:p>
          </table:table-cell>
          <table:table-cell table:style-name="ce29" table:formula="of:=[.D$4] + ([.$B450]*[.D$5])" office:value-type="date" office:date-value="2080-09-11">
            <text:p>09/11/2080 00:00:00</text:p>
          </table:table-cell>
          <table:table-cell table:style-name="ce29" table:formula="of:=[.E$4] + ([.$B450]*[.E$5])" office:value-type="date" office:date-value="1989-09-30">
            <text:p>09/30/1989 00:00:00</text:p>
          </table:table-cell>
          <table:table-cell table:style-name="ce29" table:formula="of:=[.F$4] + ([.$B450]*[.F$5])" office:value-type="date" office:date-value="1965-09-25">
            <text:p>09/25/1965 00:00:00</text:p>
          </table:table-cell>
          <table:table-cell table:style-name="ce29" table:formula="of:=[.G$4] + ([.$B450]*[.G$5])" office:value-type="date" office:date-value="1873-02-19T12:00:00">
            <text:p>02/19/1873 12:00:00</text:p>
          </table:table-cell>
          <table:table-cell table:style-name="ce29" table:formula="of:=[.H$4] + ([.$B450]*[.H$5])" office:value-type="date" office:date-value="1842-08-03T12:00:00">
            <text:p>08/03/1842 12:00:00</text:p>
          </table:table-cell>
          <table:table-cell table:style-name="ce29" table:formula="of:=[.I$4] + ([.$B450]*[.I$5])" office:value-type="date" office:date-value="1940-02-14T12:00:00">
            <text:p>02/14/1940 12:00:00</text:p>
          </table:table-cell>
          <table:table-cell table:style-name="ce29" table:formula="of:=[.J$4] + ([.$B450]*[.J$5])" office:value-type="date" office:date-value="1949-10-20T12:00:00">
            <text:p>10/20/1949 12:00:00</text:p>
          </table:table-cell>
          <table:table-cell table:style-name="ce29" table:formula="of:=[.K$4] + ([.$B450]*[.K$5])" office:value-type="date" office:date-value="1943-03-24T12:00:00">
            <text:p>03/24/1943 12:00:00</text:p>
          </table:table-cell>
          <table:table-cell table:style-name="ce29" table:formula="of:=[.L$4] + ([.$B450]*[.L$5])" office:value-type="date" office:date-value="1878-03-16">
            <text:p>03/16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3">
            <text:p>443</text:p>
          </table:table-cell>
          <table:table-cell table:style-name="ce29" table:formula="of:=[.C$4] + ([.$B451]*[.C$5])" office:value-type="date" office:date-value="1935-04-20T12:00:00">
            <text:p>04/20/1935 12:00:00</text:p>
          </table:table-cell>
          <table:table-cell table:style-name="ce29" table:formula="of:=[.D$4] + ([.$B451]*[.D$5])" office:value-type="date" office:date-value="2081-02-02">
            <text:p>02/02/2081 00:00:00</text:p>
          </table:table-cell>
          <table:table-cell table:style-name="ce29" table:formula="of:=[.E$4] + ([.$B451]*[.E$5])" office:value-type="date" office:date-value="1989-11-18">
            <text:p>11/18/1989 00:00:00</text:p>
          </table:table-cell>
          <table:table-cell table:style-name="ce29" table:formula="of:=[.F$4] + ([.$B451]*[.F$5])" office:value-type="date" office:date-value="1965-11-13">
            <text:p>11/13/1965 00:00:00</text:p>
          </table:table-cell>
          <table:table-cell table:style-name="ce29" table:formula="of:=[.G$4] + ([.$B451]*[.G$5])" office:value-type="date" office:date-value="1873-01-01T12:00:00">
            <text:p>01/01/1873 12:00:00</text:p>
          </table:table-cell>
          <table:table-cell table:style-name="ce29" table:formula="of:=[.H$4] + ([.$B451]*[.H$5])" office:value-type="date" office:date-value="1842-05-25T12:00:00">
            <text:p>05/25/1842 12:00:00</text:p>
          </table:table-cell>
          <table:table-cell table:style-name="ce29" table:formula="of:=[.I$4] + ([.$B451]*[.I$5])" office:value-type="date" office:date-value="1940-02-25T12:00:00">
            <text:p>02/25/1940 12:00:00</text:p>
          </table:table-cell>
          <table:table-cell table:style-name="ce29" table:formula="of:=[.J$4] + ([.$B451]*[.J$5])" office:value-type="date" office:date-value="1949-11-08T12:00:00">
            <text:p>11/08/1949 12:00:00</text:p>
          </table:table-cell>
          <table:table-cell table:style-name="ce29" table:formula="of:=[.K$4] + ([.$B451]*[.K$5])" office:value-type="date" office:date-value="1943-04-06T12:00:00">
            <text:p>04/06/1943 12:00:00</text:p>
          </table:table-cell>
          <table:table-cell table:style-name="ce29" table:formula="of:=[.L$4] + ([.$B451]*[.L$5])" office:value-type="date" office:date-value="1878-01-30">
            <text:p>01/30/187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4">
            <text:p>444</text:p>
          </table:table-cell>
          <table:table-cell table:style-name="ce29" table:formula="of:=[.C$4] + ([.$B452]*[.C$5])" office:value-type="date" office:date-value="1935-04-27T12:00:00">
            <text:p>04/27/1935 12:00:00</text:p>
          </table:table-cell>
          <table:table-cell table:style-name="ce29" table:formula="of:=[.D$4] + ([.$B452]*[.D$5])" office:value-type="date" office:date-value="2081-06-26">
            <text:p>06/26/2081 00:00:00</text:p>
          </table:table-cell>
          <table:table-cell table:style-name="ce29" table:formula="of:=[.E$4] + ([.$B452]*[.E$5])" office:value-type="date" office:date-value="1990-01-06">
            <text:p>01/06/1990 00:00:00</text:p>
          </table:table-cell>
          <table:table-cell table:style-name="ce29" table:formula="of:=[.F$4] + ([.$B452]*[.F$5])" office:value-type="date" office:date-value="1966-01-01">
            <text:p>01/01/1966 00:00:00</text:p>
          </table:table-cell>
          <table:table-cell table:style-name="ce29" table:formula="of:=[.G$4] + ([.$B452]*[.G$5])" office:value-type="date" office:date-value="1872-11-13T12:00:00">
            <text:p>11/13/1872 12:00:00</text:p>
          </table:table-cell>
          <table:table-cell table:style-name="ce29" table:formula="of:=[.H$4] + ([.$B452]*[.H$5])" office:value-type="date" office:date-value="1842-03-16T12:00:00">
            <text:p>03/16/1842 12:00:00</text:p>
          </table:table-cell>
          <table:table-cell table:style-name="ce29" table:formula="of:=[.I$4] + ([.$B452]*[.I$5])" office:value-type="date" office:date-value="1940-03-07T12:00:00">
            <text:p>03/07/1940 12:00:00</text:p>
          </table:table-cell>
          <table:table-cell table:style-name="ce29" table:formula="of:=[.J$4] + ([.$B452]*[.J$5])" office:value-type="date" office:date-value="1949-11-27T12:00:00">
            <text:p>11/27/1949 12:00:00</text:p>
          </table:table-cell>
          <table:table-cell table:style-name="ce29" table:formula="of:=[.K$4] + ([.$B452]*[.K$5])" office:value-type="date" office:date-value="1943-04-19T12:00:00">
            <text:p>04/19/1943 12:00:00</text:p>
          </table:table-cell>
          <table:table-cell table:style-name="ce29" table:formula="of:=[.L$4] + ([.$B452]*[.L$5])" office:value-type="date" office:date-value="1877-12-16">
            <text:p>12/16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5">
            <text:p>445</text:p>
          </table:table-cell>
          <table:table-cell table:style-name="ce29" table:formula="of:=[.C$4] + ([.$B453]*[.C$5])" office:value-type="date" office:date-value="1935-05-04T12:00:00">
            <text:p>05/04/1935 12:00:00</text:p>
          </table:table-cell>
          <table:table-cell table:style-name="ce29" table:formula="of:=[.D$4] + ([.$B453]*[.D$5])" office:value-type="date" office:date-value="2081-11-17">
            <text:p>11/17/2081 00:00:00</text:p>
          </table:table-cell>
          <table:table-cell table:style-name="ce29" table:formula="of:=[.E$4] + ([.$B453]*[.E$5])" office:value-type="date" office:date-value="1990-02-24">
            <text:p>02/24/1990 00:00:00</text:p>
          </table:table-cell>
          <table:table-cell table:style-name="ce29" table:formula="of:=[.F$4] + ([.$B453]*[.F$5])" office:value-type="date" office:date-value="1966-02-19">
            <text:p>02/19/1966 00:00:00</text:p>
          </table:table-cell>
          <table:table-cell table:style-name="ce29" table:formula="of:=[.G$4] + ([.$B453]*[.G$5])" office:value-type="date" office:date-value="1872-09-25T12:00:00">
            <text:p>09/25/1872 12:00:00</text:p>
          </table:table-cell>
          <table:table-cell table:style-name="ce29" table:formula="of:=[.H$4] + ([.$B453]*[.H$5])" office:value-type="date" office:date-value="1842-01-05T12:00:00">
            <text:p>01/05/1842 12:00:00</text:p>
          </table:table-cell>
          <table:table-cell table:style-name="ce29" table:formula="of:=[.I$4] + ([.$B453]*[.I$5])" office:value-type="date" office:date-value="1940-03-18T12:00:00">
            <text:p>03/18/1940 12:00:00</text:p>
          </table:table-cell>
          <table:table-cell table:style-name="ce29" table:formula="of:=[.J$4] + ([.$B453]*[.J$5])" office:value-type="date" office:date-value="1949-12-16T12:00:00">
            <text:p>12/16/1949 12:00:00</text:p>
          </table:table-cell>
          <table:table-cell table:style-name="ce29" table:formula="of:=[.K$4] + ([.$B453]*[.K$5])" office:value-type="date" office:date-value="1943-05-02T12:00:00">
            <text:p>05/02/1943 12:00:00</text:p>
          </table:table-cell>
          <table:table-cell table:style-name="ce29" table:formula="of:=[.L$4] + ([.$B453]*[.L$5])" office:value-type="date" office:date-value="1877-11-01">
            <text:p>11/01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6">
            <text:p>446</text:p>
          </table:table-cell>
          <table:table-cell table:style-name="ce29" table:formula="of:=[.C$4] + ([.$B454]*[.C$5])" office:value-type="date" office:date-value="1935-05-11T12:00:00">
            <text:p>05/11/1935 12:00:00</text:p>
          </table:table-cell>
          <table:table-cell table:style-name="ce29" table:formula="of:=[.D$4] + ([.$B454]*[.D$5])" office:value-type="date" office:date-value="2082-04-10">
            <text:p>04/10/2082 00:00:00</text:p>
          </table:table-cell>
          <table:table-cell table:style-name="ce29" table:formula="of:=[.E$4] + ([.$B454]*[.E$5])" office:value-type="date" office:date-value="1990-04-14">
            <text:p>04/14/1990 00:00:00</text:p>
          </table:table-cell>
          <table:table-cell table:style-name="ce29" table:formula="of:=[.F$4] + ([.$B454]*[.F$5])" office:value-type="date" office:date-value="1966-04-09">
            <text:p>04/09/1966 00:00:00</text:p>
          </table:table-cell>
          <table:table-cell table:style-name="ce29" table:formula="of:=[.G$4] + ([.$B454]*[.G$5])" office:value-type="date" office:date-value="1872-08-07T12:00:00">
            <text:p>08/07/1872 12:00:00</text:p>
          </table:table-cell>
          <table:table-cell table:style-name="ce29" table:formula="of:=[.H$4] + ([.$B454]*[.H$5])" office:value-type="date" office:date-value="1841-10-27T12:00:00">
            <text:p>10/27/1841 12:00:00</text:p>
          </table:table-cell>
          <table:table-cell table:style-name="ce29" table:formula="of:=[.I$4] + ([.$B454]*[.I$5])" office:value-type="date" office:date-value="1940-03-29T12:00:00">
            <text:p>03/29/1940 12:00:00</text:p>
          </table:table-cell>
          <table:table-cell table:style-name="ce29" table:formula="of:=[.J$4] + ([.$B454]*[.J$5])" office:value-type="date" office:date-value="1950-01-04T12:00:00">
            <text:p>01/04/1950 12:00:00</text:p>
          </table:table-cell>
          <table:table-cell table:style-name="ce29" table:formula="of:=[.K$4] + ([.$B454]*[.K$5])" office:value-type="date" office:date-value="1943-05-15T12:00:00">
            <text:p>05/15/1943 12:00:00</text:p>
          </table:table-cell>
          <table:table-cell table:style-name="ce29" table:formula="of:=[.L$4] + ([.$B454]*[.L$5])" office:value-type="date" office:date-value="1877-09-17">
            <text:p>09/17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7">
            <text:p>447</text:p>
          </table:table-cell>
          <table:table-cell table:style-name="ce29" table:formula="of:=[.C$4] + ([.$B455]*[.C$5])" office:value-type="date" office:date-value="1935-05-18T12:00:00">
            <text:p>05/18/1935 12:00:00</text:p>
          </table:table-cell>
          <table:table-cell table:style-name="ce29" table:formula="of:=[.D$4] + ([.$B455]*[.D$5])" office:value-type="date" office:date-value="2082-09-01">
            <text:p>09/01/2082 00:00:00</text:p>
          </table:table-cell>
          <table:table-cell table:style-name="ce29" table:formula="of:=[.E$4] + ([.$B455]*[.E$5])" office:value-type="date" office:date-value="1990-06-02">
            <text:p>06/02/1990 00:00:00</text:p>
          </table:table-cell>
          <table:table-cell table:style-name="ce29" table:formula="of:=[.F$4] + ([.$B455]*[.F$5])" office:value-type="date" office:date-value="1966-05-28">
            <text:p>05/28/1966 00:00:00</text:p>
          </table:table-cell>
          <table:table-cell table:style-name="ce29" table:formula="of:=[.G$4] + ([.$B455]*[.G$5])" office:value-type="date" office:date-value="1872-06-19T12:00:00">
            <text:p>06/19/1872 12:00:00</text:p>
          </table:table-cell>
          <table:table-cell table:style-name="ce29" table:formula="of:=[.H$4] + ([.$B455]*[.H$5])" office:value-type="date" office:date-value="1841-08-18T12:00:00">
            <text:p>08/18/1841 12:00:00</text:p>
          </table:table-cell>
          <table:table-cell table:style-name="ce29" table:formula="of:=[.I$4] + ([.$B455]*[.I$5])" office:value-type="date" office:date-value="1940-04-09T12:00:00">
            <text:p>04/09/1940 12:00:00</text:p>
          </table:table-cell>
          <table:table-cell table:style-name="ce29" table:formula="of:=[.J$4] + ([.$B455]*[.J$5])" office:value-type="date" office:date-value="1950-01-23T12:00:00">
            <text:p>01/23/1950 12:00:00</text:p>
          </table:table-cell>
          <table:table-cell table:style-name="ce29" table:formula="of:=[.K$4] + ([.$B455]*[.K$5])" office:value-type="date" office:date-value="1943-05-28T12:00:00">
            <text:p>05/28/1943 12:00:00</text:p>
          </table:table-cell>
          <table:table-cell table:style-name="ce29" table:formula="of:=[.L$4] + ([.$B455]*[.L$5])" office:value-type="date" office:date-value="1877-08-03">
            <text:p>08/03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8">
            <text:p>448</text:p>
          </table:table-cell>
          <table:table-cell table:style-name="ce29" table:formula="of:=[.C$4] + ([.$B456]*[.C$5])" office:value-type="date" office:date-value="1935-05-25T12:00:00">
            <text:p>05/25/1935 12:00:00</text:p>
          </table:table-cell>
          <table:table-cell table:style-name="ce29" table:formula="of:=[.D$4] + ([.$B456]*[.D$5])" office:value-type="date" office:date-value="2083-01-23">
            <text:p>01/23/2083 00:00:00</text:p>
          </table:table-cell>
          <table:table-cell table:style-name="ce29" table:formula="of:=[.E$4] + ([.$B456]*[.E$5])" office:value-type="date" office:date-value="1990-07-21">
            <text:p>07/21/1990 00:00:00</text:p>
          </table:table-cell>
          <table:table-cell table:style-name="ce29" table:formula="of:=[.F$4] + ([.$B456]*[.F$5])" office:value-type="date" office:date-value="1966-07-16">
            <text:p>07/16/1966 00:00:00</text:p>
          </table:table-cell>
          <table:table-cell table:style-name="ce29" table:formula="of:=[.G$4] + ([.$B456]*[.G$5])" office:value-type="date" office:date-value="1872-05-01T12:00:00">
            <text:p>05/01/1872 12:00:00</text:p>
          </table:table-cell>
          <table:table-cell table:style-name="ce29" table:formula="of:=[.H$4] + ([.$B456]*[.H$5])" office:value-type="date" office:date-value="1841-06-09T12:00:00">
            <text:p>06/09/1841 12:00:00</text:p>
          </table:table-cell>
          <table:table-cell table:style-name="ce29" table:formula="of:=[.I$4] + ([.$B456]*[.I$5])" office:value-type="date" office:date-value="1940-04-20T12:00:00">
            <text:p>04/20/1940 12:00:00</text:p>
          </table:table-cell>
          <table:table-cell table:style-name="ce29" table:formula="of:=[.J$4] + ([.$B456]*[.J$5])" office:value-type="date" office:date-value="1950-02-11T12:00:00">
            <text:p>02/11/1950 12:00:00</text:p>
          </table:table-cell>
          <table:table-cell table:style-name="ce29" table:formula="of:=[.K$4] + ([.$B456]*[.K$5])" office:value-type="date" office:date-value="1943-06-10T12:00:00">
            <text:p>06/10/1943 12:00:00</text:p>
          </table:table-cell>
          <table:table-cell table:style-name="ce29" table:formula="of:=[.L$4] + ([.$B456]*[.L$5])" office:value-type="date" office:date-value="1877-06-19">
            <text:p>06/19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9">
            <text:p>449</text:p>
          </table:table-cell>
          <table:table-cell table:style-name="ce29" table:formula="of:=[.C$4] + ([.$B457]*[.C$5])" office:value-type="date" office:date-value="1935-06-01T12:00:00">
            <text:p>06/01/1935 12:00:00</text:p>
          </table:table-cell>
          <table:table-cell table:style-name="ce29" table:formula="of:=[.D$4] + ([.$B457]*[.D$5])" office:value-type="date" office:date-value="2083-06-16">
            <text:p>06/16/2083 00:00:00</text:p>
          </table:table-cell>
          <table:table-cell table:style-name="ce29" table:formula="of:=[.E$4] + ([.$B457]*[.E$5])" office:value-type="date" office:date-value="1990-09-08">
            <text:p>09/08/1990 00:00:00</text:p>
          </table:table-cell>
          <table:table-cell table:style-name="ce29" table:formula="of:=[.F$4] + ([.$B457]*[.F$5])" office:value-type="date" office:date-value="1966-09-03">
            <text:p>09/03/1966 00:00:00</text:p>
          </table:table-cell>
          <table:table-cell table:style-name="ce29" table:formula="of:=[.G$4] + ([.$B457]*[.G$5])" office:value-type="date" office:date-value="1872-03-13T12:00:00">
            <text:p>03/13/1872 12:00:00</text:p>
          </table:table-cell>
          <table:table-cell table:style-name="ce29" table:formula="of:=[.H$4] + ([.$B457]*[.H$5])" office:value-type="date" office:date-value="1841-03-31T12:00:00">
            <text:p>03/31/1841 12:00:00</text:p>
          </table:table-cell>
          <table:table-cell table:style-name="ce29" table:formula="of:=[.I$4] + ([.$B457]*[.I$5])" office:value-type="date" office:date-value="1940-05-01T12:00:00">
            <text:p>05/01/1940 12:00:00</text:p>
          </table:table-cell>
          <table:table-cell table:style-name="ce29" table:formula="of:=[.J$4] + ([.$B457]*[.J$5])" office:value-type="date" office:date-value="1950-03-02T12:00:00">
            <text:p>03/02/1950 12:00:00</text:p>
          </table:table-cell>
          <table:table-cell table:style-name="ce29" table:formula="of:=[.K$4] + ([.$B457]*[.K$5])" office:value-type="date" office:date-value="1943-06-23T12:00:00">
            <text:p>06/23/1943 12:00:00</text:p>
          </table:table-cell>
          <table:table-cell table:style-name="ce29" table:formula="of:=[.L$4] + ([.$B457]*[.L$5])" office:value-type="date" office:date-value="1877-05-05">
            <text:p>05/05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0">
            <text:p>450</text:p>
          </table:table-cell>
          <table:table-cell table:style-name="ce29" table:formula="of:=[.C$4] + ([.$B458]*[.C$5])" office:value-type="date" office:date-value="1935-06-08T12:00:00">
            <text:p>06/08/1935 12:00:00</text:p>
          </table:table-cell>
          <table:table-cell table:style-name="ce29" table:formula="of:=[.D$4] + ([.$B458]*[.D$5])" office:value-type="date" office:date-value="2083-11-07">
            <text:p>11/07/2083 00:00:00</text:p>
          </table:table-cell>
          <table:table-cell table:style-name="ce29" table:formula="of:=[.E$4] + ([.$B458]*[.E$5])" office:value-type="date" office:date-value="1990-10-27">
            <text:p>10/27/1990 00:00:00</text:p>
          </table:table-cell>
          <table:table-cell table:style-name="ce29" table:formula="of:=[.F$4] + ([.$B458]*[.F$5])" office:value-type="date" office:date-value="1966-10-22">
            <text:p>10/22/1966 00:00:00</text:p>
          </table:table-cell>
          <table:table-cell table:style-name="ce29" table:formula="of:=[.G$4] + ([.$B458]*[.G$5])" office:value-type="date" office:date-value="1872-01-24T12:00:00">
            <text:p>01/24/1872 12:00:00</text:p>
          </table:table-cell>
          <table:table-cell table:style-name="ce29" table:formula="of:=[.H$4] + ([.$B458]*[.H$5])" office:value-type="date" office:date-value="1841-01-20T12:00:00">
            <text:p>01/20/1841 12:00:00</text:p>
          </table:table-cell>
          <table:table-cell table:style-name="ce29" table:formula="of:=[.I$4] + ([.$B458]*[.I$5])" office:value-type="date" office:date-value="1940-05-12T12:00:00">
            <text:p>05/12/1940 12:00:00</text:p>
          </table:table-cell>
          <table:table-cell table:style-name="ce29" table:formula="of:=[.J$4] + ([.$B458]*[.J$5])" office:value-type="date" office:date-value="1950-03-21T12:00:00">
            <text:p>03/21/1950 12:00:00</text:p>
          </table:table-cell>
          <table:table-cell table:style-name="ce29" table:formula="of:=[.K$4] + ([.$B458]*[.K$5])" office:value-type="date" office:date-value="1943-07-06T12:00:00">
            <text:p>07/06/1943 12:00:00</text:p>
          </table:table-cell>
          <table:table-cell table:style-name="ce29" table:formula="of:=[.L$4] + ([.$B458]*[.L$5])" office:value-type="date" office:date-value="1877-03-21">
            <text:p>03/21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1">
            <text:p>451</text:p>
          </table:table-cell>
          <table:table-cell table:style-name="ce29" table:formula="of:=[.C$4] + ([.$B459]*[.C$5])" office:value-type="date" office:date-value="1935-06-15T12:00:00">
            <text:p>06/15/1935 12:00:00</text:p>
          </table:table-cell>
          <table:table-cell table:style-name="ce29" table:formula="of:=[.D$4] + ([.$B459]*[.D$5])" office:value-type="date" office:date-value="2084-03-30">
            <text:p>03/30/2084 00:00:00</text:p>
          </table:table-cell>
          <table:table-cell table:style-name="ce29" table:formula="of:=[.E$4] + ([.$B459]*[.E$5])" office:value-type="date" office:date-value="1990-12-15">
            <text:p>12/15/1990 00:00:00</text:p>
          </table:table-cell>
          <table:table-cell table:style-name="ce29" table:formula="of:=[.F$4] + ([.$B459]*[.F$5])" office:value-type="date" office:date-value="1966-12-10">
            <text:p>12/10/1966 00:00:00</text:p>
          </table:table-cell>
          <table:table-cell table:style-name="ce29" table:formula="of:=[.G$4] + ([.$B459]*[.G$5])" office:value-type="date" office:date-value="1871-12-06T12:00:00">
            <text:p>12/06/1871 12:00:00</text:p>
          </table:table-cell>
          <table:table-cell table:style-name="ce29" table:formula="of:=[.H$4] + ([.$B459]*[.H$5])" office:value-type="date" office:date-value="1840-11-11T12:00:00">
            <text:p>11/11/1840 12:00:00</text:p>
          </table:table-cell>
          <table:table-cell table:style-name="ce29" table:formula="of:=[.I$4] + ([.$B459]*[.I$5])" office:value-type="date" office:date-value="1940-05-23T12:00:00">
            <text:p>05/23/1940 12:00:00</text:p>
          </table:table-cell>
          <table:table-cell table:style-name="ce29" table:formula="of:=[.J$4] + ([.$B459]*[.J$5])" office:value-type="date" office:date-value="1950-04-09T12:00:00">
            <text:p>04/09/1950 12:00:00</text:p>
          </table:table-cell>
          <table:table-cell table:style-name="ce29" table:formula="of:=[.K$4] + ([.$B459]*[.K$5])" office:value-type="date" office:date-value="1943-07-19T12:00:00">
            <text:p>07/19/1943 12:00:00</text:p>
          </table:table-cell>
          <table:table-cell table:style-name="ce29" table:formula="of:=[.L$4] + ([.$B459]*[.L$5])" office:value-type="date" office:date-value="1877-02-04">
            <text:p>02/04/187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2">
            <text:p>452</text:p>
          </table:table-cell>
          <table:table-cell table:style-name="ce29" table:formula="of:=[.C$4] + ([.$B460]*[.C$5])" office:value-type="date" office:date-value="1935-06-22T12:00:00">
            <text:p>06/22/1935 12:00:00</text:p>
          </table:table-cell>
          <table:table-cell table:style-name="ce29" table:formula="of:=[.D$4] + ([.$B460]*[.D$5])" office:value-type="date" office:date-value="2084-08-21">
            <text:p>08/21/2084 00:00:00</text:p>
          </table:table-cell>
          <table:table-cell table:style-name="ce29" table:formula="of:=[.E$4] + ([.$B460]*[.E$5])" office:value-type="date" office:date-value="1991-02-02">
            <text:p>02/02/1991 00:00:00</text:p>
          </table:table-cell>
          <table:table-cell table:style-name="ce29" table:formula="of:=[.F$4] + ([.$B460]*[.F$5])" office:value-type="date" office:date-value="1967-01-28">
            <text:p>01/28/1967 00:00:00</text:p>
          </table:table-cell>
          <table:table-cell table:style-name="ce29" table:formula="of:=[.G$4] + ([.$B460]*[.G$5])" office:value-type="date" office:date-value="1871-10-18T12:00:00">
            <text:p>10/18/1871 12:00:00</text:p>
          </table:table-cell>
          <table:table-cell table:style-name="ce29" table:formula="of:=[.H$4] + ([.$B460]*[.H$5])" office:value-type="date" office:date-value="1840-09-02T12:00:00">
            <text:p>09/02/1840 12:00:00</text:p>
          </table:table-cell>
          <table:table-cell table:style-name="ce29" table:formula="of:=[.I$4] + ([.$B460]*[.I$5])" office:value-type="date" office:date-value="1940-06-03T12:00:00">
            <text:p>06/03/1940 12:00:00</text:p>
          </table:table-cell>
          <table:table-cell table:style-name="ce29" table:formula="of:=[.J$4] + ([.$B460]*[.J$5])" office:value-type="date" office:date-value="1950-04-28T12:00:00">
            <text:p>04/28/1950 12:00:00</text:p>
          </table:table-cell>
          <table:table-cell table:style-name="ce29" table:formula="of:=[.K$4] + ([.$B460]*[.K$5])" office:value-type="date" office:date-value="1943-08-01T12:00:00">
            <text:p>08/01/1943 12:00:00</text:p>
          </table:table-cell>
          <table:table-cell table:style-name="ce29" table:formula="of:=[.L$4] + ([.$B460]*[.L$5])" office:value-type="date" office:date-value="1876-12-21">
            <text:p>12/21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3">
            <text:p>453</text:p>
          </table:table-cell>
          <table:table-cell table:style-name="ce29" table:formula="of:=[.C$4] + ([.$B461]*[.C$5])" office:value-type="date" office:date-value="1935-06-29T12:00:00">
            <text:p>06/29/1935 12:00:00</text:p>
          </table:table-cell>
          <table:table-cell table:style-name="ce29" table:formula="of:=[.D$4] + ([.$B461]*[.D$5])" office:value-type="date" office:date-value="2085-01-12">
            <text:p>01/12/2085 00:00:00</text:p>
          </table:table-cell>
          <table:table-cell table:style-name="ce29" table:formula="of:=[.E$4] + ([.$B461]*[.E$5])" office:value-type="date" office:date-value="1991-03-23">
            <text:p>03/23/1991 00:00:00</text:p>
          </table:table-cell>
          <table:table-cell table:style-name="ce29" table:formula="of:=[.F$4] + ([.$B461]*[.F$5])" office:value-type="date" office:date-value="1967-03-18">
            <text:p>03/18/1967 00:00:00</text:p>
          </table:table-cell>
          <table:table-cell table:style-name="ce29" table:formula="of:=[.G$4] + ([.$B461]*[.G$5])" office:value-type="date" office:date-value="1871-08-30T12:00:00">
            <text:p>08/30/1871 12:00:00</text:p>
          </table:table-cell>
          <table:table-cell table:style-name="ce29" table:formula="of:=[.H$4] + ([.$B461]*[.H$5])" office:value-type="date" office:date-value="1840-06-24T12:00:00">
            <text:p>06/24/1840 12:00:00</text:p>
          </table:table-cell>
          <table:table-cell table:style-name="ce29" table:formula="of:=[.I$4] + ([.$B461]*[.I$5])" office:value-type="date" office:date-value="1940-06-14T12:00:00">
            <text:p>06/14/1940 12:00:00</text:p>
          </table:table-cell>
          <table:table-cell table:style-name="ce29" table:formula="of:=[.J$4] + ([.$B461]*[.J$5])" office:value-type="date" office:date-value="1950-05-17T12:00:00">
            <text:p>05/17/1950 12:00:00</text:p>
          </table:table-cell>
          <table:table-cell table:style-name="ce29" table:formula="of:=[.K$4] + ([.$B461]*[.K$5])" office:value-type="date" office:date-value="1943-08-14T12:00:00">
            <text:p>08/14/1943 12:00:00</text:p>
          </table:table-cell>
          <table:table-cell table:style-name="ce29" table:formula="of:=[.L$4] + ([.$B461]*[.L$5])" office:value-type="date" office:date-value="1876-11-06">
            <text:p>11/06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4">
            <text:p>454</text:p>
          </table:table-cell>
          <table:table-cell table:style-name="ce29" table:formula="of:=[.C$4] + ([.$B462]*[.C$5])" office:value-type="date" office:date-value="1935-07-06T12:00:00">
            <text:p>07/06/1935 12:00:00</text:p>
          </table:table-cell>
          <table:table-cell table:style-name="ce29" table:formula="of:=[.D$4] + ([.$B462]*[.D$5])" office:value-type="date" office:date-value="2085-06-05">
            <text:p>06/05/2085 00:00:00</text:p>
          </table:table-cell>
          <table:table-cell table:style-name="ce29" table:formula="of:=[.E$4] + ([.$B462]*[.E$5])" office:value-type="date" office:date-value="1991-05-11">
            <text:p>05/11/1991 00:00:00</text:p>
          </table:table-cell>
          <table:table-cell table:style-name="ce29" table:formula="of:=[.F$4] + ([.$B462]*[.F$5])" office:value-type="date" office:date-value="1967-05-06">
            <text:p>05/06/1967 00:00:00</text:p>
          </table:table-cell>
          <table:table-cell table:style-name="ce29" table:formula="of:=[.G$4] + ([.$B462]*[.G$5])" office:value-type="date" office:date-value="1871-07-12T12:00:00">
            <text:p>07/12/1871 12:00:00</text:p>
          </table:table-cell>
          <table:table-cell table:style-name="ce29" table:formula="of:=[.H$4] + ([.$B462]*[.H$5])" office:value-type="date" office:date-value="1840-04-15T12:00:00">
            <text:p>04/15/1840 12:00:00</text:p>
          </table:table-cell>
          <table:table-cell table:style-name="ce29" table:formula="of:=[.I$4] + ([.$B462]*[.I$5])" office:value-type="date" office:date-value="1940-06-25T12:00:00">
            <text:p>06/25/1940 12:00:00</text:p>
          </table:table-cell>
          <table:table-cell table:style-name="ce29" table:formula="of:=[.J$4] + ([.$B462]*[.J$5])" office:value-type="date" office:date-value="1950-06-05T12:00:00">
            <text:p>06/05/1950 12:00:00</text:p>
          </table:table-cell>
          <table:table-cell table:style-name="ce29" table:formula="of:=[.K$4] + ([.$B462]*[.K$5])" office:value-type="date" office:date-value="1943-08-27T12:00:00">
            <text:p>08/27/1943 12:00:00</text:p>
          </table:table-cell>
          <table:table-cell table:style-name="ce29" table:formula="of:=[.L$4] + ([.$B462]*[.L$5])" office:value-type="date" office:date-value="1876-09-22">
            <text:p>09/22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5">
            <text:p>455</text:p>
          </table:table-cell>
          <table:table-cell table:style-name="ce29" table:formula="of:=[.C$4] + ([.$B463]*[.C$5])" office:value-type="date" office:date-value="1935-07-13T12:00:00">
            <text:p>07/13/1935 12:00:00</text:p>
          </table:table-cell>
          <table:table-cell table:style-name="ce29" table:formula="of:=[.D$4] + ([.$B463]*[.D$5])" office:value-type="date" office:date-value="2085-10-27">
            <text:p>10/27/2085 00:00:00</text:p>
          </table:table-cell>
          <table:table-cell table:style-name="ce29" table:formula="of:=[.E$4] + ([.$B463]*[.E$5])" office:value-type="date" office:date-value="1991-06-29">
            <text:p>06/29/1991 00:00:00</text:p>
          </table:table-cell>
          <table:table-cell table:style-name="ce29" table:formula="of:=[.F$4] + ([.$B463]*[.F$5])" office:value-type="date" office:date-value="1967-06-24">
            <text:p>06/24/1967 00:00:00</text:p>
          </table:table-cell>
          <table:table-cell table:style-name="ce29" table:formula="of:=[.G$4] + ([.$B463]*[.G$5])" office:value-type="date" office:date-value="1871-05-24T12:00:00">
            <text:p>05/24/1871 12:00:00</text:p>
          </table:table-cell>
          <table:table-cell table:style-name="ce29" table:formula="of:=[.H$4] + ([.$B463]*[.H$5])" office:value-type="date" office:date-value="1840-02-05T12:00:00">
            <text:p>02/05/1840 12:00:00</text:p>
          </table:table-cell>
          <table:table-cell table:style-name="ce29" table:formula="of:=[.I$4] + ([.$B463]*[.I$5])" office:value-type="date" office:date-value="1940-07-06T12:00:00">
            <text:p>07/06/1940 12:00:00</text:p>
          </table:table-cell>
          <table:table-cell table:style-name="ce29" table:formula="of:=[.J$4] + ([.$B463]*[.J$5])" office:value-type="date" office:date-value="1950-06-24T12:00:00">
            <text:p>06/24/1950 12:00:00</text:p>
          </table:table-cell>
          <table:table-cell table:style-name="ce29" table:formula="of:=[.K$4] + ([.$B463]*[.K$5])" office:value-type="date" office:date-value="1943-09-09T12:00:00">
            <text:p>09/09/1943 12:00:00</text:p>
          </table:table-cell>
          <table:table-cell table:style-name="ce29" table:formula="of:=[.L$4] + ([.$B463]*[.L$5])" office:value-type="date" office:date-value="1876-08-08">
            <text:p>08/08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6">
            <text:p>456</text:p>
          </table:table-cell>
          <table:table-cell table:style-name="ce29" table:formula="of:=[.C$4] + ([.$B464]*[.C$5])" office:value-type="date" office:date-value="1935-07-20T12:00:00">
            <text:p>07/20/1935 12:00:00</text:p>
          </table:table-cell>
          <table:table-cell table:style-name="ce29" table:formula="of:=[.D$4] + ([.$B464]*[.D$5])" office:value-type="date" office:date-value="2086-03-20">
            <text:p>03/20/2086 00:00:00</text:p>
          </table:table-cell>
          <table:table-cell table:style-name="ce29" table:formula="of:=[.E$4] + ([.$B464]*[.E$5])" office:value-type="date" office:date-value="1991-08-17">
            <text:p>08/17/1991 00:00:00</text:p>
          </table:table-cell>
          <table:table-cell table:style-name="ce29" table:formula="of:=[.F$4] + ([.$B464]*[.F$5])" office:value-type="date" office:date-value="1967-08-12">
            <text:p>08/12/1967 00:00:00</text:p>
          </table:table-cell>
          <table:table-cell table:style-name="ce29" table:formula="of:=[.G$4] + ([.$B464]*[.G$5])" office:value-type="date" office:date-value="1871-04-05T12:00:00">
            <text:p>04/05/1871 12:00:00</text:p>
          </table:table-cell>
          <table:table-cell table:style-name="ce29" table:formula="of:=[.H$4] + ([.$B464]*[.H$5])" office:value-type="date" office:date-value="1839-11-27T12:00:00">
            <text:p>11/27/1839 12:00:00</text:p>
          </table:table-cell>
          <table:table-cell table:style-name="ce29" table:formula="of:=[.I$4] + ([.$B464]*[.I$5])" office:value-type="date" office:date-value="1940-07-17T12:00:00">
            <text:p>07/17/1940 12:00:00</text:p>
          </table:table-cell>
          <table:table-cell table:style-name="ce29" table:formula="of:=[.J$4] + ([.$B464]*[.J$5])" office:value-type="date" office:date-value="1950-07-13T12:00:00">
            <text:p>07/13/1950 12:00:00</text:p>
          </table:table-cell>
          <table:table-cell table:style-name="ce29" table:formula="of:=[.K$4] + ([.$B464]*[.K$5])" office:value-type="date" office:date-value="1943-09-22T12:00:00">
            <text:p>09/22/1943 12:00:00</text:p>
          </table:table-cell>
          <table:table-cell table:style-name="ce29" table:formula="of:=[.L$4] + ([.$B464]*[.L$5])" office:value-type="date" office:date-value="1876-06-24">
            <text:p>06/24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7">
            <text:p>457</text:p>
          </table:table-cell>
          <table:table-cell table:style-name="ce29" table:formula="of:=[.C$4] + ([.$B465]*[.C$5])" office:value-type="date" office:date-value="1935-07-27T12:00:00">
            <text:p>07/27/1935 12:00:00</text:p>
          </table:table-cell>
          <table:table-cell table:style-name="ce29" table:formula="of:=[.D$4] + ([.$B465]*[.D$5])" office:value-type="date" office:date-value="2086-08-11">
            <text:p>08/11/2086 00:00:00</text:p>
          </table:table-cell>
          <table:table-cell table:style-name="ce29" table:formula="of:=[.E$4] + ([.$B465]*[.E$5])" office:value-type="date" office:date-value="1991-10-05">
            <text:p>10/05/1991 00:00:00</text:p>
          </table:table-cell>
          <table:table-cell table:style-name="ce29" table:formula="of:=[.F$4] + ([.$B465]*[.F$5])" office:value-type="date" office:date-value="1967-09-30">
            <text:p>09/30/1967 00:00:00</text:p>
          </table:table-cell>
          <table:table-cell table:style-name="ce29" table:formula="of:=[.G$4] + ([.$B465]*[.G$5])" office:value-type="date" office:date-value="1871-02-15T12:00:00">
            <text:p>02/15/1871 12:00:00</text:p>
          </table:table-cell>
          <table:table-cell table:style-name="ce29" table:formula="of:=[.H$4] + ([.$B465]*[.H$5])" office:value-type="date" office:date-value="1839-09-18T12:00:00">
            <text:p>09/18/1839 12:00:00</text:p>
          </table:table-cell>
          <table:table-cell table:style-name="ce29" table:formula="of:=[.I$4] + ([.$B465]*[.I$5])" office:value-type="date" office:date-value="1940-07-28T12:00:00">
            <text:p>07/28/1940 12:00:00</text:p>
          </table:table-cell>
          <table:table-cell table:style-name="ce29" table:formula="of:=[.J$4] + ([.$B465]*[.J$5])" office:value-type="date" office:date-value="1950-08-01T12:00:00">
            <text:p>08/01/1950 12:00:00</text:p>
          </table:table-cell>
          <table:table-cell table:style-name="ce29" table:formula="of:=[.K$4] + ([.$B465]*[.K$5])" office:value-type="date" office:date-value="1943-10-05T12:00:00">
            <text:p>10/05/1943 12:00:00</text:p>
          </table:table-cell>
          <table:table-cell table:style-name="ce29" table:formula="of:=[.L$4] + ([.$B465]*[.L$5])" office:value-type="date" office:date-value="1876-05-10">
            <text:p>05/10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8">
            <text:p>458</text:p>
          </table:table-cell>
          <table:table-cell table:style-name="ce29" table:formula="of:=[.C$4] + ([.$B466]*[.C$5])" office:value-type="date" office:date-value="1935-08-03T12:00:00">
            <text:p>08/03/1935 12:00:00</text:p>
          </table:table-cell>
          <table:table-cell table:style-name="ce29" table:formula="of:=[.D$4] + ([.$B466]*[.D$5])" office:value-type="date" office:date-value="2087-01-02">
            <text:p>01/02/2087 00:00:00</text:p>
          </table:table-cell>
          <table:table-cell table:style-name="ce29" table:formula="of:=[.E$4] + ([.$B466]*[.E$5])" office:value-type="date" office:date-value="1991-11-23">
            <text:p>11/23/1991 00:00:00</text:p>
          </table:table-cell>
          <table:table-cell table:style-name="ce29" table:formula="of:=[.F$4] + ([.$B466]*[.F$5])" office:value-type="date" office:date-value="1967-11-18">
            <text:p>11/18/1967 00:00:00</text:p>
          </table:table-cell>
          <table:table-cell table:style-name="ce29" table:formula="of:=[.G$4] + ([.$B466]*[.G$5])" office:value-type="date" office:date-value="1870-12-28T12:00:00">
            <text:p>12/28/1870 12:00:00</text:p>
          </table:table-cell>
          <table:table-cell table:style-name="ce29" table:formula="of:=[.H$4] + ([.$B466]*[.H$5])" office:value-type="date" office:date-value="1839-07-10T12:00:00">
            <text:p>07/10/1839 12:00:00</text:p>
          </table:table-cell>
          <table:table-cell table:style-name="ce29" table:formula="of:=[.I$4] + ([.$B466]*[.I$5])" office:value-type="date" office:date-value="1940-08-08T12:00:00">
            <text:p>08/08/1940 12:00:00</text:p>
          </table:table-cell>
          <table:table-cell table:style-name="ce29" table:formula="of:=[.J$4] + ([.$B466]*[.J$5])" office:value-type="date" office:date-value="1950-08-20T12:00:00">
            <text:p>08/20/1950 12:00:00</text:p>
          </table:table-cell>
          <table:table-cell table:style-name="ce29" table:formula="of:=[.K$4] + ([.$B466]*[.K$5])" office:value-type="date" office:date-value="1943-10-18T12:00:00">
            <text:p>10/18/1943 12:00:00</text:p>
          </table:table-cell>
          <table:table-cell table:style-name="ce29" table:formula="of:=[.L$4] + ([.$B466]*[.L$5])" office:value-type="date" office:date-value="1876-03-26">
            <text:p>03/26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9">
            <text:p>459</text:p>
          </table:table-cell>
          <table:table-cell table:style-name="ce29" table:formula="of:=[.C$4] + ([.$B467]*[.C$5])" office:value-type="date" office:date-value="1935-08-10T12:00:00">
            <text:p>08/10/1935 12:00:00</text:p>
          </table:table-cell>
          <table:table-cell table:style-name="ce29" table:formula="of:=[.D$4] + ([.$B467]*[.D$5])" office:value-type="date" office:date-value="2087-05-26">
            <text:p>05/26/2087 00:00:00</text:p>
          </table:table-cell>
          <table:table-cell table:style-name="ce29" table:formula="of:=[.E$4] + ([.$B467]*[.E$5])" office:value-type="date" office:date-value="1992-01-11">
            <text:p>01/11/1992 00:00:00</text:p>
          </table:table-cell>
          <table:table-cell table:style-name="ce29" table:formula="of:=[.F$4] + ([.$B467]*[.F$5])" office:value-type="date" office:date-value="1968-01-06">
            <text:p>01/06/1968 00:00:00</text:p>
          </table:table-cell>
          <table:table-cell table:style-name="ce29" table:formula="of:=[.G$4] + ([.$B467]*[.G$5])" office:value-type="date" office:date-value="1870-11-09T12:00:00">
            <text:p>11/09/1870 12:00:00</text:p>
          </table:table-cell>
          <table:table-cell table:style-name="ce29" table:formula="of:=[.H$4] + ([.$B467]*[.H$5])" office:value-type="date" office:date-value="1839-05-01T12:00:00">
            <text:p>05/01/1839 12:00:00</text:p>
          </table:table-cell>
          <table:table-cell table:style-name="ce29" table:formula="of:=[.I$4] + ([.$B467]*[.I$5])" office:value-type="date" office:date-value="1940-08-19T12:00:00">
            <text:p>08/19/1940 12:00:00</text:p>
          </table:table-cell>
          <table:table-cell table:style-name="ce29" table:formula="of:=[.J$4] + ([.$B467]*[.J$5])" office:value-type="date" office:date-value="1950-09-08T12:00:00">
            <text:p>09/08/1950 12:00:00</text:p>
          </table:table-cell>
          <table:table-cell table:style-name="ce29" table:formula="of:=[.K$4] + ([.$B467]*[.K$5])" office:value-type="date" office:date-value="1943-10-31T12:00:00">
            <text:p>10/31/1943 12:00:00</text:p>
          </table:table-cell>
          <table:table-cell table:style-name="ce29" table:formula="of:=[.L$4] + ([.$B467]*[.L$5])" office:value-type="date" office:date-value="1876-02-10">
            <text:p>02/10/187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0">
            <text:p>460</text:p>
          </table:table-cell>
          <table:table-cell table:style-name="ce29" table:formula="of:=[.C$4] + ([.$B468]*[.C$5])" office:value-type="date" office:date-value="1935-08-17T12:00:00">
            <text:p>08/17/1935 12:00:00</text:p>
          </table:table-cell>
          <table:table-cell table:style-name="ce29" table:formula="of:=[.D$4] + ([.$B468]*[.D$5])" office:value-type="date" office:date-value="2087-10-17">
            <text:p>10/17/2087 00:00:00</text:p>
          </table:table-cell>
          <table:table-cell table:style-name="ce29" table:formula="of:=[.E$4] + ([.$B468]*[.E$5])" office:value-type="date" office:date-value="1992-02-29">
            <text:p>02/29/1992 00:00:00</text:p>
          </table:table-cell>
          <table:table-cell table:style-name="ce29" table:formula="of:=[.F$4] + ([.$B468]*[.F$5])" office:value-type="date" office:date-value="1968-02-24">
            <text:p>02/24/1968 00:00:00</text:p>
          </table:table-cell>
          <table:table-cell table:style-name="ce29" table:formula="of:=[.G$4] + ([.$B468]*[.G$5])" office:value-type="date" office:date-value="1870-09-21T12:00:00">
            <text:p>09/21/1870 12:00:00</text:p>
          </table:table-cell>
          <table:table-cell table:style-name="ce29" table:formula="of:=[.H$4] + ([.$B468]*[.H$5])" office:value-type="date" office:date-value="1839-02-20T12:00:00">
            <text:p>02/20/1839 12:00:00</text:p>
          </table:table-cell>
          <table:table-cell table:style-name="ce29" table:formula="of:=[.I$4] + ([.$B468]*[.I$5])" office:value-type="date" office:date-value="1940-08-30T12:00:00">
            <text:p>08/30/1940 12:00:00</text:p>
          </table:table-cell>
          <table:table-cell table:style-name="ce29" table:formula="of:=[.J$4] + ([.$B468]*[.J$5])" office:value-type="date" office:date-value="1950-09-27T12:00:00">
            <text:p>09/27/1950 12:00:00</text:p>
          </table:table-cell>
          <table:table-cell table:style-name="ce29" table:formula="of:=[.K$4] + ([.$B468]*[.K$5])" office:value-type="date" office:date-value="1943-11-13T12:00:00">
            <text:p>11/13/1943 12:00:00</text:p>
          </table:table-cell>
          <table:table-cell table:style-name="ce29" table:formula="of:=[.L$4] + ([.$B468]*[.L$5])" office:value-type="date" office:date-value="1875-12-27">
            <text:p>12/27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1">
            <text:p>461</text:p>
          </table:table-cell>
          <table:table-cell table:style-name="ce29" table:formula="of:=[.C$4] + ([.$B469]*[.C$5])" office:value-type="date" office:date-value="1935-08-24T12:00:00">
            <text:p>08/24/1935 12:00:00</text:p>
          </table:table-cell>
          <table:table-cell table:style-name="ce29" table:formula="of:=[.D$4] + ([.$B469]*[.D$5])" office:value-type="date" office:date-value="2088-03-09">
            <text:p>03/09/2088 00:00:00</text:p>
          </table:table-cell>
          <table:table-cell table:style-name="ce29" table:formula="of:=[.E$4] + ([.$B469]*[.E$5])" office:value-type="date" office:date-value="1992-04-18">
            <text:p>04/18/1992 00:00:00</text:p>
          </table:table-cell>
          <table:table-cell table:style-name="ce29" table:formula="of:=[.F$4] + ([.$B469]*[.F$5])" office:value-type="date" office:date-value="1968-04-13">
            <text:p>04/13/1968 00:00:00</text:p>
          </table:table-cell>
          <table:table-cell table:style-name="ce29" table:formula="of:=[.G$4] + ([.$B469]*[.G$5])" office:value-type="date" office:date-value="1870-08-03T12:00:00">
            <text:p>08/03/1870 12:00:00</text:p>
          </table:table-cell>
          <table:table-cell table:style-name="ce29" table:formula="of:=[.H$4] + ([.$B469]*[.H$5])" office:value-type="date" office:date-value="1838-12-12T12:00:00">
            <text:p>12/12/1838 12:00:00</text:p>
          </table:table-cell>
          <table:table-cell table:style-name="ce29" table:formula="of:=[.I$4] + ([.$B469]*[.I$5])" office:value-type="date" office:date-value="1940-09-10T12:00:00">
            <text:p>09/10/1940 12:00:00</text:p>
          </table:table-cell>
          <table:table-cell table:style-name="ce29" table:formula="of:=[.J$4] + ([.$B469]*[.J$5])" office:value-type="date" office:date-value="1950-10-16T12:00:00">
            <text:p>10/16/1950 12:00:00</text:p>
          </table:table-cell>
          <table:table-cell table:style-name="ce29" table:formula="of:=[.K$4] + ([.$B469]*[.K$5])" office:value-type="date" office:date-value="1943-11-26T12:00:00">
            <text:p>11/26/1943 12:00:00</text:p>
          </table:table-cell>
          <table:table-cell table:style-name="ce29" table:formula="of:=[.L$4] + ([.$B469]*[.L$5])" office:value-type="date" office:date-value="1875-11-12">
            <text:p>11/12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2">
            <text:p>462</text:p>
          </table:table-cell>
          <table:table-cell table:style-name="ce29" table:formula="of:=[.C$4] + ([.$B470]*[.C$5])" office:value-type="date" office:date-value="1935-08-31T12:00:00">
            <text:p>08/31/1935 12:00:00</text:p>
          </table:table-cell>
          <table:table-cell table:style-name="ce29" table:formula="of:=[.D$4] + ([.$B470]*[.D$5])" office:value-type="date" office:date-value="2088-07-31">
            <text:p>07/31/2088 00:00:00</text:p>
          </table:table-cell>
          <table:table-cell table:style-name="ce29" table:formula="of:=[.E$4] + ([.$B470]*[.E$5])" office:value-type="date" office:date-value="1992-06-06">
            <text:p>06/06/1992 00:00:00</text:p>
          </table:table-cell>
          <table:table-cell table:style-name="ce29" table:formula="of:=[.F$4] + ([.$B470]*[.F$5])" office:value-type="date" office:date-value="1968-06-01">
            <text:p>06/01/1968 00:00:00</text:p>
          </table:table-cell>
          <table:table-cell table:style-name="ce29" table:formula="of:=[.G$4] + ([.$B470]*[.G$5])" office:value-type="date" office:date-value="1870-06-15T12:00:00">
            <text:p>06/15/1870 12:00:00</text:p>
          </table:table-cell>
          <table:table-cell table:style-name="ce29" table:formula="of:=[.H$4] + ([.$B470]*[.H$5])" office:value-type="date" office:date-value="1838-10-03T12:00:00">
            <text:p>10/03/1838 12:00:00</text:p>
          </table:table-cell>
          <table:table-cell table:style-name="ce29" table:formula="of:=[.I$4] + ([.$B470]*[.I$5])" office:value-type="date" office:date-value="1940-09-21T12:00:00">
            <text:p>09/21/1940 12:00:00</text:p>
          </table:table-cell>
          <table:table-cell table:style-name="ce29" table:formula="of:=[.J$4] + ([.$B470]*[.J$5])" office:value-type="date" office:date-value="1950-11-04T12:00:00">
            <text:p>11/04/1950 12:00:00</text:p>
          </table:table-cell>
          <table:table-cell table:style-name="ce29" table:formula="of:=[.K$4] + ([.$B470]*[.K$5])" office:value-type="date" office:date-value="1943-12-09T12:00:00">
            <text:p>12/09/1943 12:00:00</text:p>
          </table:table-cell>
          <table:table-cell table:style-name="ce29" table:formula="of:=[.L$4] + ([.$B470]*[.L$5])" office:value-type="date" office:date-value="1875-09-28">
            <text:p>09/28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3">
            <text:p>463</text:p>
          </table:table-cell>
          <table:table-cell table:style-name="ce29" table:formula="of:=[.C$4] + ([.$B471]*[.C$5])" office:value-type="date" office:date-value="1935-09-07T12:00:00">
            <text:p>09/07/1935 12:00:00</text:p>
          </table:table-cell>
          <table:table-cell table:style-name="ce29" table:formula="of:=[.D$4] + ([.$B471]*[.D$5])" office:value-type="date" office:date-value="2088-12-22">
            <text:p>12/22/2088 00:00:00</text:p>
          </table:table-cell>
          <table:table-cell table:style-name="ce29" table:formula="of:=[.E$4] + ([.$B471]*[.E$5])" office:value-type="date" office:date-value="1992-07-25">
            <text:p>07/25/1992 00:00:00</text:p>
          </table:table-cell>
          <table:table-cell table:style-name="ce29" table:formula="of:=[.F$4] + ([.$B471]*[.F$5])" office:value-type="date" office:date-value="1968-07-20">
            <text:p>07/20/1968 00:00:00</text:p>
          </table:table-cell>
          <table:table-cell table:style-name="ce29" table:formula="of:=[.G$4] + ([.$B471]*[.G$5])" office:value-type="date" office:date-value="1870-04-27T12:00:00">
            <text:p>04/27/1870 12:00:00</text:p>
          </table:table-cell>
          <table:table-cell table:style-name="ce29" table:formula="of:=[.H$4] + ([.$B471]*[.H$5])" office:value-type="date" office:date-value="1838-07-25T12:00:00">
            <text:p>07/25/1838 12:00:00</text:p>
          </table:table-cell>
          <table:table-cell table:style-name="ce29" table:formula="of:=[.I$4] + ([.$B471]*[.I$5])" office:value-type="date" office:date-value="1940-10-02T12:00:00">
            <text:p>10/02/1940 12:00:00</text:p>
          </table:table-cell>
          <table:table-cell table:style-name="ce29" table:formula="of:=[.J$4] + ([.$B471]*[.J$5])" office:value-type="date" office:date-value="1950-11-23T12:00:00">
            <text:p>11/23/1950 12:00:00</text:p>
          </table:table-cell>
          <table:table-cell table:style-name="ce29" table:formula="of:=[.K$4] + ([.$B471]*[.K$5])" office:value-type="date" office:date-value="1943-12-22T12:00:00">
            <text:p>12/22/1943 12:00:00</text:p>
          </table:table-cell>
          <table:table-cell table:style-name="ce29" table:formula="of:=[.L$4] + ([.$B471]*[.L$5])" office:value-type="date" office:date-value="1875-08-14">
            <text:p>08/14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4">
            <text:p>464</text:p>
          </table:table-cell>
          <table:table-cell table:style-name="ce29" table:formula="of:=[.C$4] + ([.$B472]*[.C$5])" office:value-type="date" office:date-value="1935-09-14T12:00:00">
            <text:p>09/14/1935 12:00:00</text:p>
          </table:table-cell>
          <table:table-cell table:style-name="ce29" table:formula="of:=[.D$4] + ([.$B472]*[.D$5])" office:value-type="date" office:date-value="2089-05-15">
            <text:p>05/15/2089 00:00:00</text:p>
          </table:table-cell>
          <table:table-cell table:style-name="ce29" table:formula="of:=[.E$4] + ([.$B472]*[.E$5])" office:value-type="date" office:date-value="1992-09-12">
            <text:p>09/12/1992 00:00:00</text:p>
          </table:table-cell>
          <table:table-cell table:style-name="ce29" table:formula="of:=[.F$4] + ([.$B472]*[.F$5])" office:value-type="date" office:date-value="1968-09-07">
            <text:p>09/07/1968 00:00:00</text:p>
          </table:table-cell>
          <table:table-cell table:style-name="ce29" table:formula="of:=[.G$4] + ([.$B472]*[.G$5])" office:value-type="date" office:date-value="1870-03-09T12:00:00">
            <text:p>03/09/1870 12:00:00</text:p>
          </table:table-cell>
          <table:table-cell table:style-name="ce29" table:formula="of:=[.H$4] + ([.$B472]*[.H$5])" office:value-type="date" office:date-value="1838-05-16T12:00:00">
            <text:p>05/16/1838 12:00:00</text:p>
          </table:table-cell>
          <table:table-cell table:style-name="ce29" table:formula="of:=[.I$4] + ([.$B472]*[.I$5])" office:value-type="date" office:date-value="1940-10-13T12:00:00">
            <text:p>10/13/1940 12:00:00</text:p>
          </table:table-cell>
          <table:table-cell table:style-name="ce29" table:formula="of:=[.J$4] + ([.$B472]*[.J$5])" office:value-type="date" office:date-value="1950-12-12T12:00:00">
            <text:p>12/12/1950 12:00:00</text:p>
          </table:table-cell>
          <table:table-cell table:style-name="ce29" table:formula="of:=[.K$4] + ([.$B472]*[.K$5])" office:value-type="date" office:date-value="1944-01-04T12:00:00">
            <text:p>01/04/1944 12:00:00</text:p>
          </table:table-cell>
          <table:table-cell table:style-name="ce29" table:formula="of:=[.L$4] + ([.$B472]*[.L$5])" office:value-type="date" office:date-value="1875-06-30">
            <text:p>06/30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5">
            <text:p>465</text:p>
          </table:table-cell>
          <table:table-cell table:style-name="ce29" table:formula="of:=[.C$4] + ([.$B473]*[.C$5])" office:value-type="date" office:date-value="1935-09-21T12:00:00">
            <text:p>09/21/1935 12:00:00</text:p>
          </table:table-cell>
          <table:table-cell table:style-name="ce29" table:formula="of:=[.D$4] + ([.$B473]*[.D$5])" office:value-type="date" office:date-value="2089-10-06">
            <text:p>10/06/2089 00:00:00</text:p>
          </table:table-cell>
          <table:table-cell table:style-name="ce29" table:formula="of:=[.E$4] + ([.$B473]*[.E$5])" office:value-type="date" office:date-value="1992-10-31">
            <text:p>10/31/1992 00:00:00</text:p>
          </table:table-cell>
          <table:table-cell table:style-name="ce29" table:formula="of:=[.F$4] + ([.$B473]*[.F$5])" office:value-type="date" office:date-value="1968-10-26">
            <text:p>10/26/1968 00:00:00</text:p>
          </table:table-cell>
          <table:table-cell table:style-name="ce29" table:formula="of:=[.G$4] + ([.$B473]*[.G$5])" office:value-type="date" office:date-value="1870-01-19T12:00:00">
            <text:p>01/19/1870 12:00:00</text:p>
          </table:table-cell>
          <table:table-cell table:style-name="ce29" table:formula="of:=[.H$4] + ([.$B473]*[.H$5])" office:value-type="date" office:date-value="1838-03-07T12:00:00">
            <text:p>03/07/1838 12:00:00</text:p>
          </table:table-cell>
          <table:table-cell table:style-name="ce29" table:formula="of:=[.I$4] + ([.$B473]*[.I$5])" office:value-type="date" office:date-value="1940-10-24T12:00:00">
            <text:p>10/24/1940 12:00:00</text:p>
          </table:table-cell>
          <table:table-cell table:style-name="ce29" table:formula="of:=[.J$4] + ([.$B473]*[.J$5])" office:value-type="date" office:date-value="1950-12-31T12:00:00">
            <text:p>12/31/1950 12:00:00</text:p>
          </table:table-cell>
          <table:table-cell table:style-name="ce29" table:formula="of:=[.K$4] + ([.$B473]*[.K$5])" office:value-type="date" office:date-value="1944-01-17T12:00:00">
            <text:p>01/17/1944 12:00:00</text:p>
          </table:table-cell>
          <table:table-cell table:style-name="ce29" table:formula="of:=[.L$4] + ([.$B473]*[.L$5])" office:value-type="date" office:date-value="1875-05-16">
            <text:p>05/16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6">
            <text:p>466</text:p>
          </table:table-cell>
          <table:table-cell table:style-name="ce29" table:formula="of:=[.C$4] + ([.$B474]*[.C$5])" office:value-type="date" office:date-value="1935-09-28T12:00:00">
            <text:p>09/28/1935 12:00:00</text:p>
          </table:table-cell>
          <table:table-cell table:style-name="ce29" table:formula="of:=[.D$4] + ([.$B474]*[.D$5])" office:value-type="date" office:date-value="2090-02-27">
            <text:p>02/27/2090 00:00:00</text:p>
          </table:table-cell>
          <table:table-cell table:style-name="ce29" table:formula="of:=[.E$4] + ([.$B474]*[.E$5])" office:value-type="date" office:date-value="1992-12-19">
            <text:p>12/19/1992 00:00:00</text:p>
          </table:table-cell>
          <table:table-cell table:style-name="ce29" table:formula="of:=[.F$4] + ([.$B474]*[.F$5])" office:value-type="date" office:date-value="1968-12-14">
            <text:p>12/14/1968 00:00:00</text:p>
          </table:table-cell>
          <table:table-cell table:style-name="ce29" table:formula="of:=[.G$4] + ([.$B474]*[.G$5])" office:value-type="date" office:date-value="1869-12-01T12:00:00">
            <text:p>12/01/1869 12:00:00</text:p>
          </table:table-cell>
          <table:table-cell table:style-name="ce29" table:formula="of:=[.H$4] + ([.$B474]*[.H$5])" office:value-type="date" office:date-value="1837-12-27T12:00:00">
            <text:p>12/27/1837 12:00:00</text:p>
          </table:table-cell>
          <table:table-cell table:style-name="ce29" table:formula="of:=[.I$4] + ([.$B474]*[.I$5])" office:value-type="date" office:date-value="1940-11-04T12:00:00">
            <text:p>11/04/1940 12:00:00</text:p>
          </table:table-cell>
          <table:table-cell table:style-name="ce29" table:formula="of:=[.J$4] + ([.$B474]*[.J$5])" office:value-type="date" office:date-value="1951-01-19T12:00:00">
            <text:p>01/19/1951 12:00:00</text:p>
          </table:table-cell>
          <table:table-cell table:style-name="ce29" table:formula="of:=[.K$4] + ([.$B474]*[.K$5])" office:value-type="date" office:date-value="1944-01-30T12:00:00">
            <text:p>01/30/1944 12:00:00</text:p>
          </table:table-cell>
          <table:table-cell table:style-name="ce29" table:formula="of:=[.L$4] + ([.$B474]*[.L$5])" office:value-type="date" office:date-value="1875-04-01">
            <text:p>04/01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7">
            <text:p>467</text:p>
          </table:table-cell>
          <table:table-cell table:style-name="ce29" table:formula="of:=[.C$4] + ([.$B475]*[.C$5])" office:value-type="date" office:date-value="1935-10-05T12:00:00">
            <text:p>10/05/1935 12:00:00</text:p>
          </table:table-cell>
          <table:table-cell table:style-name="ce29" table:formula="of:=[.D$4] + ([.$B475]*[.D$5])" office:value-type="date" office:date-value="2090-07-21">
            <text:p>07/21/2090 00:00:00</text:p>
          </table:table-cell>
          <table:table-cell table:style-name="ce29" table:formula="of:=[.E$4] + ([.$B475]*[.E$5])" office:value-type="date" office:date-value="1993-02-06">
            <text:p>02/06/1993 00:00:00</text:p>
          </table:table-cell>
          <table:table-cell table:style-name="ce29" table:formula="of:=[.F$4] + ([.$B475]*[.F$5])" office:value-type="date" office:date-value="1969-02-01">
            <text:p>02/01/1969 00:00:00</text:p>
          </table:table-cell>
          <table:table-cell table:style-name="ce29" table:formula="of:=[.G$4] + ([.$B475]*[.G$5])" office:value-type="date" office:date-value="1869-10-13T12:00:00">
            <text:p>10/13/1869 12:00:00</text:p>
          </table:table-cell>
          <table:table-cell table:style-name="ce29" table:formula="of:=[.H$4] + ([.$B475]*[.H$5])" office:value-type="date" office:date-value="1837-10-18T12:00:00">
            <text:p>10/18/1837 12:00:00</text:p>
          </table:table-cell>
          <table:table-cell table:style-name="ce29" table:formula="of:=[.I$4] + ([.$B475]*[.I$5])" office:value-type="date" office:date-value="1940-11-15T12:00:00">
            <text:p>11/15/1940 12:00:00</text:p>
          </table:table-cell>
          <table:table-cell table:style-name="ce29" table:formula="of:=[.J$4] + ([.$B475]*[.J$5])" office:value-type="date" office:date-value="1951-02-07T12:00:00">
            <text:p>02/07/1951 12:00:00</text:p>
          </table:table-cell>
          <table:table-cell table:style-name="ce29" table:formula="of:=[.K$4] + ([.$B475]*[.K$5])" office:value-type="date" office:date-value="1944-02-12T12:00:00">
            <text:p>02/12/1944 12:00:00</text:p>
          </table:table-cell>
          <table:table-cell table:style-name="ce29" table:formula="of:=[.L$4] + ([.$B475]*[.L$5])" office:value-type="date" office:date-value="1875-02-15">
            <text:p>02/15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8">
            <text:p>468</text:p>
          </table:table-cell>
          <table:table-cell table:style-name="ce29" table:formula="of:=[.C$4] + ([.$B476]*[.C$5])" office:value-type="date" office:date-value="1935-10-12T12:00:00">
            <text:p>10/12/1935 12:00:00</text:p>
          </table:table-cell>
          <table:table-cell table:style-name="ce29" table:formula="of:=[.D$4] + ([.$B476]*[.D$5])" office:value-type="date" office:date-value="2090-12-12">
            <text:p>12/12/2090 00:00:00</text:p>
          </table:table-cell>
          <table:table-cell table:style-name="ce29" table:formula="of:=[.E$4] + ([.$B476]*[.E$5])" office:value-type="date" office:date-value="1993-03-27">
            <text:p>03/27/1993 00:00:00</text:p>
          </table:table-cell>
          <table:table-cell table:style-name="ce29" table:formula="of:=[.F$4] + ([.$B476]*[.F$5])" office:value-type="date" office:date-value="1969-03-22">
            <text:p>03/22/1969 00:00:00</text:p>
          </table:table-cell>
          <table:table-cell table:style-name="ce29" table:formula="of:=[.G$4] + ([.$B476]*[.G$5])" office:value-type="date" office:date-value="1869-08-25T12:00:00">
            <text:p>08/25/1869 12:00:00</text:p>
          </table:table-cell>
          <table:table-cell table:style-name="ce29" table:formula="of:=[.H$4] + ([.$B476]*[.H$5])" office:value-type="date" office:date-value="1837-08-09T12:00:00">
            <text:p>08/09/1837 12:00:00</text:p>
          </table:table-cell>
          <table:table-cell table:style-name="ce29" table:formula="of:=[.I$4] + ([.$B476]*[.I$5])" office:value-type="date" office:date-value="1940-11-26T12:00:00">
            <text:p>11/26/1940 12:00:00</text:p>
          </table:table-cell>
          <table:table-cell table:style-name="ce29" table:formula="of:=[.J$4] + ([.$B476]*[.J$5])" office:value-type="date" office:date-value="1951-02-26T12:00:00">
            <text:p>02/26/1951 12:00:00</text:p>
          </table:table-cell>
          <table:table-cell table:style-name="ce29" table:formula="of:=[.K$4] + ([.$B476]*[.K$5])" office:value-type="date" office:date-value="1944-02-25T12:00:00">
            <text:p>02/25/1944 12:00:00</text:p>
          </table:table-cell>
          <table:table-cell table:style-name="ce29" table:formula="of:=[.L$4] + ([.$B476]*[.L$5])" office:value-type="date" office:date-value="1875-01-01">
            <text:p>01/01/187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9">
            <text:p>469</text:p>
          </table:table-cell>
          <table:table-cell table:style-name="ce29" table:formula="of:=[.C$4] + ([.$B477]*[.C$5])" office:value-type="date" office:date-value="1935-10-19T12:00:00">
            <text:p>10/19/1935 12:00:00</text:p>
          </table:table-cell>
          <table:table-cell table:style-name="ce29" table:formula="of:=[.D$4] + ([.$B477]*[.D$5])" office:value-type="date" office:date-value="2091-05-05">
            <text:p>05/05/2091 00:00:00</text:p>
          </table:table-cell>
          <table:table-cell table:style-name="ce29" table:formula="of:=[.E$4] + ([.$B477]*[.E$5])" office:value-type="date" office:date-value="1993-05-15">
            <text:p>05/15/1993 00:00:00</text:p>
          </table:table-cell>
          <table:table-cell table:style-name="ce29" table:formula="of:=[.F$4] + ([.$B477]*[.F$5])" office:value-type="date" office:date-value="1969-05-10">
            <text:p>05/10/1969 00:00:00</text:p>
          </table:table-cell>
          <table:table-cell table:style-name="ce29" table:formula="of:=[.G$4] + ([.$B477]*[.G$5])" office:value-type="date" office:date-value="1869-07-07T12:00:00">
            <text:p>07/07/1869 12:00:00</text:p>
          </table:table-cell>
          <table:table-cell table:style-name="ce29" table:formula="of:=[.H$4] + ([.$B477]*[.H$5])" office:value-type="date" office:date-value="1837-05-31T12:00:00">
            <text:p>05/31/1837 12:00:00</text:p>
          </table:table-cell>
          <table:table-cell table:style-name="ce29" table:formula="of:=[.I$4] + ([.$B477]*[.I$5])" office:value-type="date" office:date-value="1940-12-07T12:00:00">
            <text:p>12/07/1940 12:00:00</text:p>
          </table:table-cell>
          <table:table-cell table:style-name="ce29" table:formula="of:=[.J$4] + ([.$B477]*[.J$5])" office:value-type="date" office:date-value="1951-03-17T12:00:00">
            <text:p>03/17/1951 12:00:00</text:p>
          </table:table-cell>
          <table:table-cell table:style-name="ce29" table:formula="of:=[.K$4] + ([.$B477]*[.K$5])" office:value-type="date" office:date-value="1944-03-09T12:00:00">
            <text:p>03/09/1944 12:00:00</text:p>
          </table:table-cell>
          <table:table-cell table:style-name="ce29" table:formula="of:=[.L$4] + ([.$B477]*[.L$5])" office:value-type="date" office:date-value="1874-11-17">
            <text:p>11/17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0">
            <text:p>470</text:p>
          </table:table-cell>
          <table:table-cell table:style-name="ce29" table:formula="of:=[.C$4] + ([.$B478]*[.C$5])" office:value-type="date" office:date-value="1935-10-26T12:00:00">
            <text:p>10/26/1935 12:00:00</text:p>
          </table:table-cell>
          <table:table-cell table:style-name="ce29" table:formula="of:=[.D$4] + ([.$B478]*[.D$5])" office:value-type="date" office:date-value="2091-09-26">
            <text:p>09/26/2091 00:00:00</text:p>
          </table:table-cell>
          <table:table-cell table:style-name="ce29" table:formula="of:=[.E$4] + ([.$B478]*[.E$5])" office:value-type="date" office:date-value="1993-07-03">
            <text:p>07/03/1993 00:00:00</text:p>
          </table:table-cell>
          <table:table-cell table:style-name="ce29" table:formula="of:=[.F$4] + ([.$B478]*[.F$5])" office:value-type="date" office:date-value="1969-06-28">
            <text:p>06/28/1969 00:00:00</text:p>
          </table:table-cell>
          <table:table-cell table:style-name="ce29" table:formula="of:=[.G$4] + ([.$B478]*[.G$5])" office:value-type="date" office:date-value="1869-05-19T12:00:00">
            <text:p>05/19/1869 12:00:00</text:p>
          </table:table-cell>
          <table:table-cell table:style-name="ce29" table:formula="of:=[.H$4] + ([.$B478]*[.H$5])" office:value-type="date" office:date-value="1837-03-22T12:00:00">
            <text:p>03/22/1837 12:00:00</text:p>
          </table:table-cell>
          <table:table-cell table:style-name="ce29" table:formula="of:=[.I$4] + ([.$B478]*[.I$5])" office:value-type="date" office:date-value="1940-12-18T12:00:00">
            <text:p>12/18/1940 12:00:00</text:p>
          </table:table-cell>
          <table:table-cell table:style-name="ce29" table:formula="of:=[.J$4] + ([.$B478]*[.J$5])" office:value-type="date" office:date-value="1951-04-05T12:00:00">
            <text:p>04/05/1951 12:00:00</text:p>
          </table:table-cell>
          <table:table-cell table:style-name="ce29" table:formula="of:=[.K$4] + ([.$B478]*[.K$5])" office:value-type="date" office:date-value="1944-03-22T12:00:00">
            <text:p>03/22/1944 12:00:00</text:p>
          </table:table-cell>
          <table:table-cell table:style-name="ce29" table:formula="of:=[.L$4] + ([.$B478]*[.L$5])" office:value-type="date" office:date-value="1874-10-03">
            <text:p>10/03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1">
            <text:p>471</text:p>
          </table:table-cell>
          <table:table-cell table:style-name="ce29" table:formula="of:=[.C$4] + ([.$B479]*[.C$5])" office:value-type="date" office:date-value="1935-11-02T12:00:00">
            <text:p>11/02/1935 12:00:00</text:p>
          </table:table-cell>
          <table:table-cell table:style-name="ce29" table:formula="of:=[.D$4] + ([.$B479]*[.D$5])" office:value-type="date" office:date-value="2092-02-17">
            <text:p>02/17/2092 00:00:00</text:p>
          </table:table-cell>
          <table:table-cell table:style-name="ce29" table:formula="of:=[.E$4] + ([.$B479]*[.E$5])" office:value-type="date" office:date-value="1993-08-21">
            <text:p>08/21/1993 00:00:00</text:p>
          </table:table-cell>
          <table:table-cell table:style-name="ce29" table:formula="of:=[.F$4] + ([.$B479]*[.F$5])" office:value-type="date" office:date-value="1969-08-16">
            <text:p>08/16/1969 00:00:00</text:p>
          </table:table-cell>
          <table:table-cell table:style-name="ce29" table:formula="of:=[.G$4] + ([.$B479]*[.G$5])" office:value-type="date" office:date-value="1869-03-31T12:00:00">
            <text:p>03/31/1869 12:00:00</text:p>
          </table:table-cell>
          <table:table-cell table:style-name="ce29" table:formula="of:=[.H$4] + ([.$B479]*[.H$5])" office:value-type="date" office:date-value="1837-01-11T12:00:00">
            <text:p>01/11/1837 12:00:00</text:p>
          </table:table-cell>
          <table:table-cell table:style-name="ce29" table:formula="of:=[.I$4] + ([.$B479]*[.I$5])" office:value-type="date" office:date-value="1940-12-29T12:00:00">
            <text:p>12/29/1940 12:00:00</text:p>
          </table:table-cell>
          <table:table-cell table:style-name="ce29" table:formula="of:=[.J$4] + ([.$B479]*[.J$5])" office:value-type="date" office:date-value="1951-04-24T12:00:00">
            <text:p>04/24/1951 12:00:00</text:p>
          </table:table-cell>
          <table:table-cell table:style-name="ce29" table:formula="of:=[.K$4] + ([.$B479]*[.K$5])" office:value-type="date" office:date-value="1944-04-04T12:00:00">
            <text:p>04/04/1944 12:00:00</text:p>
          </table:table-cell>
          <table:table-cell table:style-name="ce29" table:formula="of:=[.L$4] + ([.$B479]*[.L$5])" office:value-type="date" office:date-value="1874-08-19">
            <text:p>08/19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2">
            <text:p>472</text:p>
          </table:table-cell>
          <table:table-cell table:style-name="ce29" table:formula="of:=[.C$4] + ([.$B480]*[.C$5])" office:value-type="date" office:date-value="1935-11-09T12:00:00">
            <text:p>11/09/1935 12:00:00</text:p>
          </table:table-cell>
          <table:table-cell table:style-name="ce29" table:formula="of:=[.D$4] + ([.$B480]*[.D$5])" office:value-type="date" office:date-value="2092-07-10">
            <text:p>07/10/2092 00:00:00</text:p>
          </table:table-cell>
          <table:table-cell table:style-name="ce29" table:formula="of:=[.E$4] + ([.$B480]*[.E$5])" office:value-type="date" office:date-value="1993-10-09">
            <text:p>10/09/1993 00:00:00</text:p>
          </table:table-cell>
          <table:table-cell table:style-name="ce29" table:formula="of:=[.F$4] + ([.$B480]*[.F$5])" office:value-type="date" office:date-value="1969-10-04">
            <text:p>10/04/1969 00:00:00</text:p>
          </table:table-cell>
          <table:table-cell table:style-name="ce29" table:formula="of:=[.G$4] + ([.$B480]*[.G$5])" office:value-type="date" office:date-value="1869-02-10T12:00:00">
            <text:p>02/10/1869 12:00:00</text:p>
          </table:table-cell>
          <table:table-cell table:style-name="ce29" table:formula="of:=[.H$4] + ([.$B480]*[.H$5])" office:value-type="date" office:date-value="1836-11-02T12:00:00">
            <text:p>11/02/1836 12:00:00</text:p>
          </table:table-cell>
          <table:table-cell table:style-name="ce29" table:formula="of:=[.I$4] + ([.$B480]*[.I$5])" office:value-type="date" office:date-value="1941-01-09T12:00:00">
            <text:p>01/09/1941 12:00:00</text:p>
          </table:table-cell>
          <table:table-cell table:style-name="ce29" table:formula="of:=[.J$4] + ([.$B480]*[.J$5])" office:value-type="date" office:date-value="1951-05-13T12:00:00">
            <text:p>05/13/1951 12:00:00</text:p>
          </table:table-cell>
          <table:table-cell table:style-name="ce29" table:formula="of:=[.K$4] + ([.$B480]*[.K$5])" office:value-type="date" office:date-value="1944-04-17T12:00:00">
            <text:p>04/17/1944 12:00:00</text:p>
          </table:table-cell>
          <table:table-cell table:style-name="ce29" table:formula="of:=[.L$4] + ([.$B480]*[.L$5])" office:value-type="date" office:date-value="1874-07-05">
            <text:p>07/05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3">
            <text:p>473</text:p>
          </table:table-cell>
          <table:table-cell table:style-name="ce29" table:formula="of:=[.C$4] + ([.$B481]*[.C$5])" office:value-type="date" office:date-value="1935-11-16T12:00:00">
            <text:p>11/16/1935 12:00:00</text:p>
          </table:table-cell>
          <table:table-cell table:style-name="ce29" table:formula="of:=[.D$4] + ([.$B481]*[.D$5])" office:value-type="date" office:date-value="2092-12-01">
            <text:p>12/01/2092 00:00:00</text:p>
          </table:table-cell>
          <table:table-cell table:style-name="ce29" table:formula="of:=[.E$4] + ([.$B481]*[.E$5])" office:value-type="date" office:date-value="1993-11-27">
            <text:p>11/27/1993 00:00:00</text:p>
          </table:table-cell>
          <table:table-cell table:style-name="ce29" table:formula="of:=[.F$4] + ([.$B481]*[.F$5])" office:value-type="date" office:date-value="1969-11-22">
            <text:p>11/22/1969 00:00:00</text:p>
          </table:table-cell>
          <table:table-cell table:style-name="ce29" table:formula="of:=[.G$4] + ([.$B481]*[.G$5])" office:value-type="date" office:date-value="1868-12-23T12:00:00">
            <text:p>12/23/1868 12:00:00</text:p>
          </table:table-cell>
          <table:table-cell table:style-name="ce29" table:formula="of:=[.H$4] + ([.$B481]*[.H$5])" office:value-type="date" office:date-value="1836-08-24T12:00:00">
            <text:p>08/24/1836 12:00:00</text:p>
          </table:table-cell>
          <table:table-cell table:style-name="ce29" table:formula="of:=[.I$4] + ([.$B481]*[.I$5])" office:value-type="date" office:date-value="1941-01-20T12:00:00">
            <text:p>01/20/1941 12:00:00</text:p>
          </table:table-cell>
          <table:table-cell table:style-name="ce29" table:formula="of:=[.J$4] + ([.$B481]*[.J$5])" office:value-type="date" office:date-value="1951-06-01T12:00:00">
            <text:p>06/01/1951 12:00:00</text:p>
          </table:table-cell>
          <table:table-cell table:style-name="ce29" table:formula="of:=[.K$4] + ([.$B481]*[.K$5])" office:value-type="date" office:date-value="1944-04-30T12:00:00">
            <text:p>04/30/1944 12:00:00</text:p>
          </table:table-cell>
          <table:table-cell table:style-name="ce29" table:formula="of:=[.L$4] + ([.$B481]*[.L$5])" office:value-type="date" office:date-value="1874-05-21">
            <text:p>05/21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4">
            <text:p>474</text:p>
          </table:table-cell>
          <table:table-cell table:style-name="ce29" table:formula="of:=[.C$4] + ([.$B482]*[.C$5])" office:value-type="date" office:date-value="1935-11-23T12:00:00">
            <text:p>11/23/1935 12:00:00</text:p>
          </table:table-cell>
          <table:table-cell table:style-name="ce29" table:formula="of:=[.D$4] + ([.$B482]*[.D$5])" office:value-type="date" office:date-value="2093-04-24">
            <text:p>04/24/2093 00:00:00</text:p>
          </table:table-cell>
          <table:table-cell table:style-name="ce29" table:formula="of:=[.E$4] + ([.$B482]*[.E$5])" office:value-type="date" office:date-value="1994-01-15">
            <text:p>01/15/1994 00:00:00</text:p>
          </table:table-cell>
          <table:table-cell table:style-name="ce29" table:formula="of:=[.F$4] + ([.$B482]*[.F$5])" office:value-type="date" office:date-value="1970-01-10">
            <text:p>01/10/1970 00:00:00</text:p>
          </table:table-cell>
          <table:table-cell table:style-name="ce29" table:formula="of:=[.G$4] + ([.$B482]*[.G$5])" office:value-type="date" office:date-value="1868-11-04T12:00:00">
            <text:p>11/04/1868 12:00:00</text:p>
          </table:table-cell>
          <table:table-cell table:style-name="ce29" table:formula="of:=[.H$4] + ([.$B482]*[.H$5])" office:value-type="date" office:date-value="1836-06-15T12:00:00">
            <text:p>06/15/1836 12:00:00</text:p>
          </table:table-cell>
          <table:table-cell table:style-name="ce29" table:formula="of:=[.I$4] + ([.$B482]*[.I$5])" office:value-type="date" office:date-value="1941-01-31T12:00:00">
            <text:p>01/31/1941 12:00:00</text:p>
          </table:table-cell>
          <table:table-cell table:style-name="ce29" table:formula="of:=[.J$4] + ([.$B482]*[.J$5])" office:value-type="date" office:date-value="1951-06-20T12:00:00">
            <text:p>06/20/1951 12:00:00</text:p>
          </table:table-cell>
          <table:table-cell table:style-name="ce29" table:formula="of:=[.K$4] + ([.$B482]*[.K$5])" office:value-type="date" office:date-value="1944-05-13T12:00:00">
            <text:p>05/13/1944 12:00:00</text:p>
          </table:table-cell>
          <table:table-cell table:style-name="ce29" table:formula="of:=[.L$4] + ([.$B482]*[.L$5])" office:value-type="date" office:date-value="1874-04-06">
            <text:p>04/06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5">
            <text:p>475</text:p>
          </table:table-cell>
          <table:table-cell table:style-name="ce29" table:formula="of:=[.C$4] + ([.$B483]*[.C$5])" office:value-type="date" office:date-value="1935-11-30T12:00:00">
            <text:p>11/30/1935 12:00:00</text:p>
          </table:table-cell>
          <table:table-cell table:style-name="ce29" table:formula="of:=[.D$4] + ([.$B483]*[.D$5])" office:value-type="date" office:date-value="2093-09-15">
            <text:p>09/15/2093 00:00:00</text:p>
          </table:table-cell>
          <table:table-cell table:style-name="ce29" table:formula="of:=[.E$4] + ([.$B483]*[.E$5])" office:value-type="date" office:date-value="1994-03-05">
            <text:p>03/05/1994 00:00:00</text:p>
          </table:table-cell>
          <table:table-cell table:style-name="ce29" table:formula="of:=[.F$4] + ([.$B483]*[.F$5])" office:value-type="date" office:date-value="1970-02-28">
            <text:p>02/28/1970 00:00:00</text:p>
          </table:table-cell>
          <table:table-cell table:style-name="ce29" table:formula="of:=[.G$4] + ([.$B483]*[.G$5])" office:value-type="date" office:date-value="1868-09-16T12:00:00">
            <text:p>09/16/1868 12:00:00</text:p>
          </table:table-cell>
          <table:table-cell table:style-name="ce29" table:formula="of:=[.H$4] + ([.$B483]*[.H$5])" office:value-type="date" office:date-value="1836-04-06T12:00:00">
            <text:p>04/06/1836 12:00:00</text:p>
          </table:table-cell>
          <table:table-cell table:style-name="ce29" table:formula="of:=[.I$4] + ([.$B483]*[.I$5])" office:value-type="date" office:date-value="1941-02-11T12:00:00">
            <text:p>02/11/1941 12:00:00</text:p>
          </table:table-cell>
          <table:table-cell table:style-name="ce29" table:formula="of:=[.J$4] + ([.$B483]*[.J$5])" office:value-type="date" office:date-value="1951-07-09T12:00:00">
            <text:p>07/09/1951 12:00:00</text:p>
          </table:table-cell>
          <table:table-cell table:style-name="ce29" table:formula="of:=[.K$4] + ([.$B483]*[.K$5])" office:value-type="date" office:date-value="1944-05-26T12:00:00">
            <text:p>05/26/1944 12:00:00</text:p>
          </table:table-cell>
          <table:table-cell table:style-name="ce29" table:formula="of:=[.L$4] + ([.$B483]*[.L$5])" office:value-type="date" office:date-value="1874-02-20">
            <text:p>02/20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6">
            <text:p>476</text:p>
          </table:table-cell>
          <table:table-cell table:style-name="ce29" table:formula="of:=[.C$4] + ([.$B484]*[.C$5])" office:value-type="date" office:date-value="1935-12-07T12:00:00">
            <text:p>12/07/1935 12:00:00</text:p>
          </table:table-cell>
          <table:table-cell table:style-name="ce29" table:formula="of:=[.D$4] + ([.$B484]*[.D$5])" office:value-type="date" office:date-value="2094-02-06">
            <text:p>02/06/2094 00:00:00</text:p>
          </table:table-cell>
          <table:table-cell table:style-name="ce29" table:formula="of:=[.E$4] + ([.$B484]*[.E$5])" office:value-type="date" office:date-value="1994-04-23">
            <text:p>04/23/1994 00:00:00</text:p>
          </table:table-cell>
          <table:table-cell table:style-name="ce29" table:formula="of:=[.F$4] + ([.$B484]*[.F$5])" office:value-type="date" office:date-value="1970-04-18">
            <text:p>04/18/1970 00:00:00</text:p>
          </table:table-cell>
          <table:table-cell table:style-name="ce29" table:formula="of:=[.G$4] + ([.$B484]*[.G$5])" office:value-type="date" office:date-value="1868-07-29T12:00:00">
            <text:p>07/29/1868 12:00:00</text:p>
          </table:table-cell>
          <table:table-cell table:style-name="ce29" table:formula="of:=[.H$4] + ([.$B484]*[.H$5])" office:value-type="date" office:date-value="1836-01-27T12:00:00">
            <text:p>01/27/1836 12:00:00</text:p>
          </table:table-cell>
          <table:table-cell table:style-name="ce29" table:formula="of:=[.I$4] + ([.$B484]*[.I$5])" office:value-type="date" office:date-value="1941-02-22T12:00:00">
            <text:p>02/22/1941 12:00:00</text:p>
          </table:table-cell>
          <table:table-cell table:style-name="ce29" table:formula="of:=[.J$4] + ([.$B484]*[.J$5])" office:value-type="date" office:date-value="1951-07-28T12:00:00">
            <text:p>07/28/1951 12:00:00</text:p>
          </table:table-cell>
          <table:table-cell table:style-name="ce29" table:formula="of:=[.K$4] + ([.$B484]*[.K$5])" office:value-type="date" office:date-value="1944-06-08T12:00:00">
            <text:p>06/08/1944 12:00:00</text:p>
          </table:table-cell>
          <table:table-cell table:style-name="ce29" table:formula="of:=[.L$4] + ([.$B484]*[.L$5])" office:value-type="date" office:date-value="1874-01-06">
            <text:p>01/06/187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7">
            <text:p>477</text:p>
          </table:table-cell>
          <table:table-cell table:style-name="ce29" table:formula="of:=[.C$4] + ([.$B485]*[.C$5])" office:value-type="date" office:date-value="1935-12-14T12:00:00">
            <text:p>12/14/1935 12:00:00</text:p>
          </table:table-cell>
          <table:table-cell table:style-name="ce29" table:formula="of:=[.D$4] + ([.$B485]*[.D$5])" office:value-type="date" office:date-value="2094-06-30">
            <text:p>06/30/2094 00:00:00</text:p>
          </table:table-cell>
          <table:table-cell table:style-name="ce29" table:formula="of:=[.E$4] + ([.$B485]*[.E$5])" office:value-type="date" office:date-value="1994-06-11">
            <text:p>06/11/1994 00:00:00</text:p>
          </table:table-cell>
          <table:table-cell table:style-name="ce29" table:formula="of:=[.F$4] + ([.$B485]*[.F$5])" office:value-type="date" office:date-value="1970-06-06">
            <text:p>06/06/1970 00:00:00</text:p>
          </table:table-cell>
          <table:table-cell table:style-name="ce29" table:formula="of:=[.G$4] + ([.$B485]*[.G$5])" office:value-type="date" office:date-value="1868-06-10T12:00:00">
            <text:p>06/10/1868 12:00:00</text:p>
          </table:table-cell>
          <table:table-cell table:style-name="ce29" table:formula="of:=[.H$4] + ([.$B485]*[.H$5])" office:value-type="date" office:date-value="1835-11-18T12:00:00">
            <text:p>11/18/1835 12:00:00</text:p>
          </table:table-cell>
          <table:table-cell table:style-name="ce29" table:formula="of:=[.I$4] + ([.$B485]*[.I$5])" office:value-type="date" office:date-value="1941-03-05T12:00:00">
            <text:p>03/05/1941 12:00:00</text:p>
          </table:table-cell>
          <table:table-cell table:style-name="ce29" table:formula="of:=[.J$4] + ([.$B485]*[.J$5])" office:value-type="date" office:date-value="1951-08-16T12:00:00">
            <text:p>08/16/1951 12:00:00</text:p>
          </table:table-cell>
          <table:table-cell table:style-name="ce29" table:formula="of:=[.K$4] + ([.$B485]*[.K$5])" office:value-type="date" office:date-value="1944-06-21T12:00:00">
            <text:p>06/21/1944 12:00:00</text:p>
          </table:table-cell>
          <table:table-cell table:style-name="ce29" table:formula="of:=[.L$4] + ([.$B485]*[.L$5])" office:value-type="date" office:date-value="1873-11-22">
            <text:p>11/22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8">
            <text:p>478</text:p>
          </table:table-cell>
          <table:table-cell table:style-name="ce29" table:formula="of:=[.C$4] + ([.$B486]*[.C$5])" office:value-type="date" office:date-value="1935-12-21T12:00:00">
            <text:p>12/21/1935 12:00:00</text:p>
          </table:table-cell>
          <table:table-cell table:style-name="ce29" table:formula="of:=[.D$4] + ([.$B486]*[.D$5])" office:value-type="date" office:date-value="2094-11-21">
            <text:p>11/21/2094 00:00:00</text:p>
          </table:table-cell>
          <table:table-cell table:style-name="ce29" table:formula="of:=[.E$4] + ([.$B486]*[.E$5])" office:value-type="date" office:date-value="1994-07-30">
            <text:p>07/30/1994 00:00:00</text:p>
          </table:table-cell>
          <table:table-cell table:style-name="ce29" table:formula="of:=[.F$4] + ([.$B486]*[.F$5])" office:value-type="date" office:date-value="1970-07-25">
            <text:p>07/25/1970 00:00:00</text:p>
          </table:table-cell>
          <table:table-cell table:style-name="ce29" table:formula="of:=[.G$4] + ([.$B486]*[.G$5])" office:value-type="date" office:date-value="1868-04-22T12:00:00">
            <text:p>04/22/1868 12:00:00</text:p>
          </table:table-cell>
          <table:table-cell table:style-name="ce29" table:formula="of:=[.H$4] + ([.$B486]*[.H$5])" office:value-type="date" office:date-value="1835-09-09T12:00:00">
            <text:p>09/09/1835 12:00:00</text:p>
          </table:table-cell>
          <table:table-cell table:style-name="ce29" table:formula="of:=[.I$4] + ([.$B486]*[.I$5])" office:value-type="date" office:date-value="1941-03-16T12:00:00">
            <text:p>03/16/1941 12:00:00</text:p>
          </table:table-cell>
          <table:table-cell table:style-name="ce29" table:formula="of:=[.J$4] + ([.$B486]*[.J$5])" office:value-type="date" office:date-value="1951-09-04T12:00:00">
            <text:p>09/04/1951 12:00:00</text:p>
          </table:table-cell>
          <table:table-cell table:style-name="ce29" table:formula="of:=[.K$4] + ([.$B486]*[.K$5])" office:value-type="date" office:date-value="1944-07-04T12:00:00">
            <text:p>07/04/1944 12:00:00</text:p>
          </table:table-cell>
          <table:table-cell table:style-name="ce29" table:formula="of:=[.L$4] + ([.$B486]*[.L$5])" office:value-type="date" office:date-value="1873-10-08">
            <text:p>10/08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9">
            <text:p>479</text:p>
          </table:table-cell>
          <table:table-cell table:style-name="ce29" table:formula="of:=[.C$4] + ([.$B487]*[.C$5])" office:value-type="date" office:date-value="1935-12-28T12:00:00">
            <text:p>12/28/1935 12:00:00</text:p>
          </table:table-cell>
          <table:table-cell table:style-name="ce29" table:formula="of:=[.D$4] + ([.$B487]*[.D$5])" office:value-type="date" office:date-value="2095-04-14">
            <text:p>04/14/2095 00:00:00</text:p>
          </table:table-cell>
          <table:table-cell table:style-name="ce29" table:formula="of:=[.E$4] + ([.$B487]*[.E$5])" office:value-type="date" office:date-value="1994-09-17">
            <text:p>09/17/1994 00:00:00</text:p>
          </table:table-cell>
          <table:table-cell table:style-name="ce29" table:formula="of:=[.F$4] + ([.$B487]*[.F$5])" office:value-type="date" office:date-value="1970-09-12">
            <text:p>09/12/1970 00:00:00</text:p>
          </table:table-cell>
          <table:table-cell table:style-name="ce29" table:formula="of:=[.G$4] + ([.$B487]*[.G$5])" office:value-type="date" office:date-value="1868-03-04T12:00:00">
            <text:p>03/04/1868 12:00:00</text:p>
          </table:table-cell>
          <table:table-cell table:style-name="ce29" table:formula="of:=[.H$4] + ([.$B487]*[.H$5])" office:value-type="date" office:date-value="1835-07-01T12:00:00">
            <text:p>07/01/1835 12:00:00</text:p>
          </table:table-cell>
          <table:table-cell table:style-name="ce29" table:formula="of:=[.I$4] + ([.$B487]*[.I$5])" office:value-type="date" office:date-value="1941-03-27T12:00:00">
            <text:p>03/27/1941 12:00:00</text:p>
          </table:table-cell>
          <table:table-cell table:style-name="ce29" table:formula="of:=[.J$4] + ([.$B487]*[.J$5])" office:value-type="date" office:date-value="1951-09-23T12:00:00">
            <text:p>09/23/1951 12:00:00</text:p>
          </table:table-cell>
          <table:table-cell table:style-name="ce29" table:formula="of:=[.K$4] + ([.$B487]*[.K$5])" office:value-type="date" office:date-value="1944-07-17T12:00:00">
            <text:p>07/17/1944 12:00:00</text:p>
          </table:table-cell>
          <table:table-cell table:style-name="ce29" table:formula="of:=[.L$4] + ([.$B487]*[.L$5])" office:value-type="date" office:date-value="1873-08-24">
            <text:p>08/24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0">
            <text:p>480</text:p>
          </table:table-cell>
          <table:table-cell table:style-name="ce29" table:formula="of:=[.C$4] + ([.$B488]*[.C$5])" office:value-type="date" office:date-value="1936-01-04T12:00:00">
            <text:p>01/04/1936 12:00:00</text:p>
          </table:table-cell>
          <table:table-cell table:style-name="ce29" table:formula="of:=[.D$4] + ([.$B488]*[.D$5])" office:value-type="date" office:date-value="2095-09-05">
            <text:p>09/05/2095 00:00:00</text:p>
          </table:table-cell>
          <table:table-cell table:style-name="ce29" table:formula="of:=[.E$4] + ([.$B488]*[.E$5])" office:value-type="date" office:date-value="1994-11-05">
            <text:p>11/05/1994 00:00:00</text:p>
          </table:table-cell>
          <table:table-cell table:style-name="ce29" table:formula="of:=[.F$4] + ([.$B488]*[.F$5])" office:value-type="date" office:date-value="1970-10-31">
            <text:p>10/31/1970 00:00:00</text:p>
          </table:table-cell>
          <table:table-cell table:style-name="ce29" table:formula="of:=[.G$4] + ([.$B488]*[.G$5])" office:value-type="date" office:date-value="1868-01-15T12:00:00">
            <text:p>01/15/1868 12:00:00</text:p>
          </table:table-cell>
          <table:table-cell table:style-name="ce29" table:formula="of:=[.H$4] + ([.$B488]*[.H$5])" office:value-type="date" office:date-value="1835-04-22T12:00:00">
            <text:p>04/22/1835 12:00:00</text:p>
          </table:table-cell>
          <table:table-cell table:style-name="ce29" table:formula="of:=[.I$4] + ([.$B488]*[.I$5])" office:value-type="date" office:date-value="1941-04-07T12:00:00">
            <text:p>04/07/1941 12:00:00</text:p>
          </table:table-cell>
          <table:table-cell table:style-name="ce29" table:formula="of:=[.J$4] + ([.$B488]*[.J$5])" office:value-type="date" office:date-value="1951-10-12T12:00:00">
            <text:p>10/12/1951 12:00:00</text:p>
          </table:table-cell>
          <table:table-cell table:style-name="ce29" table:formula="of:=[.K$4] + ([.$B488]*[.K$5])" office:value-type="date" office:date-value="1944-07-30T12:00:00">
            <text:p>07/30/1944 12:00:00</text:p>
          </table:table-cell>
          <table:table-cell table:style-name="ce29" table:formula="of:=[.L$4] + ([.$B488]*[.L$5])" office:value-type="date" office:date-value="1873-07-10">
            <text:p>07/10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1">
            <text:p>481</text:p>
          </table:table-cell>
          <table:table-cell table:style-name="ce29" table:formula="of:=[.C$4] + ([.$B489]*[.C$5])" office:value-type="date" office:date-value="1936-01-11T12:00:00">
            <text:p>01/11/1936 12:00:00</text:p>
          </table:table-cell>
          <table:table-cell table:style-name="ce29" table:formula="of:=[.D$4] + ([.$B489]*[.D$5])" office:value-type="date" office:date-value="2096-01-27">
            <text:p>01/27/2096 00:00:00</text:p>
          </table:table-cell>
          <table:table-cell table:style-name="ce29" table:formula="of:=[.E$4] + ([.$B489]*[.E$5])" office:value-type="date" office:date-value="1994-12-24">
            <text:p>12/24/1994 00:00:00</text:p>
          </table:table-cell>
          <table:table-cell table:style-name="ce29" table:formula="of:=[.F$4] + ([.$B489]*[.F$5])" office:value-type="date" office:date-value="1970-12-19">
            <text:p>12/19/1970 00:00:00</text:p>
          </table:table-cell>
          <table:table-cell table:style-name="ce29" table:formula="of:=[.G$4] + ([.$B489]*[.G$5])" office:value-type="date" office:date-value="1867-11-27T12:00:00">
            <text:p>11/27/1867 12:00:00</text:p>
          </table:table-cell>
          <table:table-cell table:style-name="ce29" table:formula="of:=[.H$4] + ([.$B489]*[.H$5])" office:value-type="date" office:date-value="1835-02-11T12:00:00">
            <text:p>02/11/1835 12:00:00</text:p>
          </table:table-cell>
          <table:table-cell table:style-name="ce29" table:formula="of:=[.I$4] + ([.$B489]*[.I$5])" office:value-type="date" office:date-value="1941-04-18T12:00:00">
            <text:p>04/18/1941 12:00:00</text:p>
          </table:table-cell>
          <table:table-cell table:style-name="ce29" table:formula="of:=[.J$4] + ([.$B489]*[.J$5])" office:value-type="date" office:date-value="1951-10-31T12:00:00">
            <text:p>10/31/1951 12:00:00</text:p>
          </table:table-cell>
          <table:table-cell table:style-name="ce29" table:formula="of:=[.K$4] + ([.$B489]*[.K$5])" office:value-type="date" office:date-value="1944-08-12T12:00:00">
            <text:p>08/12/1944 12:00:00</text:p>
          </table:table-cell>
          <table:table-cell table:style-name="ce29" table:formula="of:=[.L$4] + ([.$B489]*[.L$5])" office:value-type="date" office:date-value="1873-05-26">
            <text:p>05/26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2">
            <text:p>482</text:p>
          </table:table-cell>
          <table:table-cell table:style-name="ce29" table:formula="of:=[.C$4] + ([.$B490]*[.C$5])" office:value-type="date" office:date-value="1936-01-18T12:00:00">
            <text:p>01/18/1936 12:00:00</text:p>
          </table:table-cell>
          <table:table-cell table:style-name="ce29" table:formula="of:=[.D$4] + ([.$B490]*[.D$5])" office:value-type="date" office:date-value="2096-06-19">
            <text:p>06/19/2096 00:00:00</text:p>
          </table:table-cell>
          <table:table-cell table:style-name="ce29" table:formula="of:=[.E$4] + ([.$B490]*[.E$5])" office:value-type="date" office:date-value="1995-02-11">
            <text:p>02/11/1995 00:00:00</text:p>
          </table:table-cell>
          <table:table-cell table:style-name="ce29" table:formula="of:=[.F$4] + ([.$B490]*[.F$5])" office:value-type="date" office:date-value="1971-02-06">
            <text:p>02/06/1971 00:00:00</text:p>
          </table:table-cell>
          <table:table-cell table:style-name="ce29" table:formula="of:=[.G$4] + ([.$B490]*[.G$5])" office:value-type="date" office:date-value="1867-10-09T12:00:00">
            <text:p>10/09/1867 12:00:00</text:p>
          </table:table-cell>
          <table:table-cell table:style-name="ce29" table:formula="of:=[.H$4] + ([.$B490]*[.H$5])" office:value-type="date" office:date-value="1834-12-03T12:00:00">
            <text:p>12/03/1834 12:00:00</text:p>
          </table:table-cell>
          <table:table-cell table:style-name="ce29" table:formula="of:=[.I$4] + ([.$B490]*[.I$5])" office:value-type="date" office:date-value="1941-04-29T12:00:00">
            <text:p>04/29/1941 12:00:00</text:p>
          </table:table-cell>
          <table:table-cell table:style-name="ce29" table:formula="of:=[.J$4] + ([.$B490]*[.J$5])" office:value-type="date" office:date-value="1951-11-19T12:00:00">
            <text:p>11/19/1951 12:00:00</text:p>
          </table:table-cell>
          <table:table-cell table:style-name="ce29" table:formula="of:=[.K$4] + ([.$B490]*[.K$5])" office:value-type="date" office:date-value="1944-08-25T12:00:00">
            <text:p>08/25/1944 12:00:00</text:p>
          </table:table-cell>
          <table:table-cell table:style-name="ce29" table:formula="of:=[.L$4] + ([.$B490]*[.L$5])" office:value-type="date" office:date-value="1873-04-11">
            <text:p>04/11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3">
            <text:p>483</text:p>
          </table:table-cell>
          <table:table-cell table:style-name="ce29" table:formula="of:=[.C$4] + ([.$B491]*[.C$5])" office:value-type="date" office:date-value="1936-01-25T12:00:00">
            <text:p>01/25/1936 12:00:00</text:p>
          </table:table-cell>
          <table:table-cell table:style-name="ce29" table:formula="of:=[.D$4] + ([.$B491]*[.D$5])" office:value-type="date" office:date-value="2096-11-10">
            <text:p>11/10/2096 00:00:00</text:p>
          </table:table-cell>
          <table:table-cell table:style-name="ce29" table:formula="of:=[.E$4] + ([.$B491]*[.E$5])" office:value-type="date" office:date-value="1995-04-01">
            <text:p>04/01/1995 00:00:00</text:p>
          </table:table-cell>
          <table:table-cell table:style-name="ce29" table:formula="of:=[.F$4] + ([.$B491]*[.F$5])" office:value-type="date" office:date-value="1971-03-27">
            <text:p>03/27/1971 00:00:00</text:p>
          </table:table-cell>
          <table:table-cell table:style-name="ce29" table:formula="of:=[.G$4] + ([.$B491]*[.G$5])" office:value-type="date" office:date-value="1867-08-21T12:00:00">
            <text:p>08/21/1867 12:00:00</text:p>
          </table:table-cell>
          <table:table-cell table:style-name="ce29" table:formula="of:=[.H$4] + ([.$B491]*[.H$5])" office:value-type="date" office:date-value="1834-09-24T12:00:00">
            <text:p>09/24/1834 12:00:00</text:p>
          </table:table-cell>
          <table:table-cell table:style-name="ce29" table:formula="of:=[.I$4] + ([.$B491]*[.I$5])" office:value-type="date" office:date-value="1941-05-10T12:00:00">
            <text:p>05/10/1941 12:00:00</text:p>
          </table:table-cell>
          <table:table-cell table:style-name="ce29" table:formula="of:=[.J$4] + ([.$B491]*[.J$5])" office:value-type="date" office:date-value="1951-12-08T12:00:00">
            <text:p>12/08/1951 12:00:00</text:p>
          </table:table-cell>
          <table:table-cell table:style-name="ce29" table:formula="of:=[.K$4] + ([.$B491]*[.K$5])" office:value-type="date" office:date-value="1944-09-07T12:00:00">
            <text:p>09/07/1944 12:00:00</text:p>
          </table:table-cell>
          <table:table-cell table:style-name="ce29" table:formula="of:=[.L$4] + ([.$B491]*[.L$5])" office:value-type="date" office:date-value="1873-02-25">
            <text:p>02/25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4">
            <text:p>484</text:p>
          </table:table-cell>
          <table:table-cell table:style-name="ce29" table:formula="of:=[.C$4] + ([.$B492]*[.C$5])" office:value-type="date" office:date-value="1936-02-01T12:00:00">
            <text:p>02/01/1936 12:00:00</text:p>
          </table:table-cell>
          <table:table-cell table:style-name="ce29" table:formula="of:=[.D$4] + ([.$B492]*[.D$5])" office:value-type="date" office:date-value="2097-04-03">
            <text:p>04/03/2097 00:00:00</text:p>
          </table:table-cell>
          <table:table-cell table:style-name="ce29" table:formula="of:=[.E$4] + ([.$B492]*[.E$5])" office:value-type="date" office:date-value="1995-05-20">
            <text:p>05/20/1995 00:00:00</text:p>
          </table:table-cell>
          <table:table-cell table:style-name="ce29" table:formula="of:=[.F$4] + ([.$B492]*[.F$5])" office:value-type="date" office:date-value="1971-05-15">
            <text:p>05/15/1971 00:00:00</text:p>
          </table:table-cell>
          <table:table-cell table:style-name="ce29" table:formula="of:=[.G$4] + ([.$B492]*[.G$5])" office:value-type="date" office:date-value="1867-07-03T12:00:00">
            <text:p>07/03/1867 12:00:00</text:p>
          </table:table-cell>
          <table:table-cell table:style-name="ce29" table:formula="of:=[.H$4] + ([.$B492]*[.H$5])" office:value-type="date" office:date-value="1834-07-16T12:00:00">
            <text:p>07/16/1834 12:00:00</text:p>
          </table:table-cell>
          <table:table-cell table:style-name="ce29" table:formula="of:=[.I$4] + ([.$B492]*[.I$5])" office:value-type="date" office:date-value="1941-05-21T12:00:00">
            <text:p>05/21/1941 12:00:00</text:p>
          </table:table-cell>
          <table:table-cell table:style-name="ce29" table:formula="of:=[.J$4] + ([.$B492]*[.J$5])" office:value-type="date" office:date-value="1951-12-27T12:00:00">
            <text:p>12/27/1951 12:00:00</text:p>
          </table:table-cell>
          <table:table-cell table:style-name="ce29" table:formula="of:=[.K$4] + ([.$B492]*[.K$5])" office:value-type="date" office:date-value="1944-09-20T12:00:00">
            <text:p>09/20/1944 12:00:00</text:p>
          </table:table-cell>
          <table:table-cell table:style-name="ce29" table:formula="of:=[.L$4] + ([.$B492]*[.L$5])" office:value-type="date" office:date-value="1873-01-11">
            <text:p>01/11/187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5">
            <text:p>485</text:p>
          </table:table-cell>
          <table:table-cell table:style-name="ce29" table:formula="of:=[.C$4] + ([.$B493]*[.C$5])" office:value-type="date" office:date-value="1936-02-08T12:00:00">
            <text:p>02/08/1936 12:00:00</text:p>
          </table:table-cell>
          <table:table-cell table:style-name="ce29" table:formula="of:=[.D$4] + ([.$B493]*[.D$5])" office:value-type="date" office:date-value="2097-08-25">
            <text:p>08/25/2097 00:00:00</text:p>
          </table:table-cell>
          <table:table-cell table:style-name="ce29" table:formula="of:=[.E$4] + ([.$B493]*[.E$5])" office:value-type="date" office:date-value="1995-07-08">
            <text:p>07/08/1995 00:00:00</text:p>
          </table:table-cell>
          <table:table-cell table:style-name="ce29" table:formula="of:=[.F$4] + ([.$B493]*[.F$5])" office:value-type="date" office:date-value="1971-07-03">
            <text:p>07/03/1971 00:00:00</text:p>
          </table:table-cell>
          <table:table-cell table:style-name="ce29" table:formula="of:=[.G$4] + ([.$B493]*[.G$5])" office:value-type="date" office:date-value="1867-05-15T12:00:00">
            <text:p>05/15/1867 12:00:00</text:p>
          </table:table-cell>
          <table:table-cell table:style-name="ce29" table:formula="of:=[.H$4] + ([.$B493]*[.H$5])" office:value-type="date" office:date-value="1834-05-07T12:00:00">
            <text:p>05/07/1834 12:00:00</text:p>
          </table:table-cell>
          <table:table-cell table:style-name="ce29" table:formula="of:=[.I$4] + ([.$B493]*[.I$5])" office:value-type="date" office:date-value="1941-06-01T12:00:00">
            <text:p>06/01/1941 12:00:00</text:p>
          </table:table-cell>
          <table:table-cell table:style-name="ce29" table:formula="of:=[.J$4] + ([.$B493]*[.J$5])" office:value-type="date" office:date-value="1952-01-15T12:00:00">
            <text:p>01/15/1952 12:00:00</text:p>
          </table:table-cell>
          <table:table-cell table:style-name="ce29" table:formula="of:=[.K$4] + ([.$B493]*[.K$5])" office:value-type="date" office:date-value="1944-10-03T12:00:00">
            <text:p>10/03/1944 12:00:00</text:p>
          </table:table-cell>
          <table:table-cell table:style-name="ce29" table:formula="of:=[.L$4] + ([.$B493]*[.L$5])" office:value-type="date" office:date-value="1872-11-27">
            <text:p>11/27/187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6">
            <text:p>486</text:p>
          </table:table-cell>
          <table:table-cell table:style-name="ce29" table:formula="of:=[.C$4] + ([.$B494]*[.C$5])" office:value-type="date" office:date-value="1936-02-15T12:00:00">
            <text:p>02/15/1936 12:00:00</text:p>
          </table:table-cell>
          <table:table-cell table:style-name="ce29" table:formula="of:=[.D$4] + ([.$B494]*[.D$5])" office:value-type="date" office:date-value="2098-01-16">
            <text:p>01/16/2098 00:00:00</text:p>
          </table:table-cell>
          <table:table-cell table:style-name="ce29" table:formula="of:=[.E$4] + ([.$B494]*[.E$5])" office:value-type="date" office:date-value="1995-08-26">
            <text:p>08/26/1995 00:00:00</text:p>
          </table:table-cell>
          <table:table-cell table:style-name="ce29" table:formula="of:=[.F$4] + ([.$B494]*[.F$5])" office:value-type="date" office:date-value="1971-08-21">
            <text:p>08/21/1971 00:00:00</text:p>
          </table:table-cell>
          <table:table-cell table:style-name="ce29" table:formula="of:=[.G$4] + ([.$B494]*[.G$5])" office:value-type="date" office:date-value="1867-03-27T12:00:00">
            <text:p>03/27/1867 12:00:00</text:p>
          </table:table-cell>
          <table:table-cell table:style-name="ce29" table:formula="of:=[.H$4] + ([.$B494]*[.H$5])" office:value-type="date" office:date-value="1834-02-26T12:00:00">
            <text:p>02/26/1834 12:00:00</text:p>
          </table:table-cell>
          <table:table-cell table:style-name="ce29" table:formula="of:=[.I$4] + ([.$B494]*[.I$5])" office:value-type="date" office:date-value="1941-06-12T12:00:00">
            <text:p>06/12/1941 12:00:00</text:p>
          </table:table-cell>
          <table:table-cell table:style-name="ce29" table:formula="of:=[.J$4] + ([.$B494]*[.J$5])" office:value-type="date" office:date-value="1952-02-03T12:00:00">
            <text:p>02/03/1952 12:00:00</text:p>
          </table:table-cell>
          <table:table-cell table:style-name="ce29" table:formula="of:=[.K$4] + ([.$B494]*[.K$5])" office:value-type="date" office:date-value="1944-10-16T12:00:00">
            <text:p>10/16/1944 12:00:00</text:p>
          </table:table-cell>
          <table:table-cell table:style-name="ce29" table:formula="of:=[.L$4] + ([.$B494]*[.L$5])" office:value-type="date" office:date-value="1872-10-13">
            <text:p>10/13/187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7">
            <text:p>487</text:p>
          </table:table-cell>
          <table:table-cell table:style-name="ce29" table:formula="of:=[.C$4] + ([.$B495]*[.C$5])" office:value-type="date" office:date-value="1936-02-22T12:00:00">
            <text:p>02/22/1936 12:00:00</text:p>
          </table:table-cell>
          <table:table-cell table:style-name="ce29" table:formula="of:=[.D$4] + ([.$B495]*[.D$5])" office:value-type="date" office:date-value="2098-06-09">
            <text:p>06/09/2098 00:00:00</text:p>
          </table:table-cell>
          <table:table-cell table:style-name="ce29" table:formula="of:=[.E$4] + ([.$B495]*[.E$5])" office:value-type="date" office:date-value="1995-10-14">
            <text:p>10/14/1995 00:00:00</text:p>
          </table:table-cell>
          <table:table-cell table:style-name="ce29" table:formula="of:=[.F$4] + ([.$B495]*[.F$5])" office:value-type="date" office:date-value="1971-10-09">
            <text:p>10/09/1971 00:00:00</text:p>
          </table:table-cell>
          <table:table-cell table:style-name="ce29" table:formula="of:=[.G$4] + ([.$B495]*[.G$5])" office:value-type="date" office:date-value="1867-02-06T12:00:00">
            <text:p>02/06/1867 12:00:00</text:p>
          </table:table-cell>
          <table:table-cell table:style-name="ce29" table:formula="of:=[.H$4] + ([.$B495]*[.H$5])" office:value-type="date" office:date-value="1833-12-18T12:00:00">
            <text:p>12/18/1833 12:00:00</text:p>
          </table:table-cell>
          <table:table-cell table:style-name="ce29" table:formula="of:=[.I$4] + ([.$B495]*[.I$5])" office:value-type="date" office:date-value="1941-06-23T12:00:00">
            <text:p>06/23/1941 12:00:00</text:p>
          </table:table-cell>
          <table:table-cell table:style-name="ce29" table:formula="of:=[.J$4] + ([.$B495]*[.J$5])" office:value-type="date" office:date-value="1952-02-22T12:00:00">
            <text:p>02/22/1952 12:00:00</text:p>
          </table:table-cell>
          <table:table-cell table:style-name="ce29" table:formula="of:=[.K$4] + ([.$B495]*[.K$5])" office:value-type="date" office:date-value="1944-10-29T12:00:00">
            <text:p>10/29/1944 12:00:00</text:p>
          </table:table-cell>
          <table:table-cell table:style-name="ce29" table:formula="of:=[.L$4] + ([.$B495]*[.L$5])" office:value-type="date" office:date-value="1872-08-29">
            <text:p>08/29/187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8">
            <text:p>488</text:p>
          </table:table-cell>
          <table:table-cell table:style-name="ce29" table:formula="of:=[.C$4] + ([.$B496]*[.C$5])" office:value-type="date" office:date-value="1936-02-29T12:00:00">
            <text:p>02/29/1936 12:00:00</text:p>
          </table:table-cell>
          <table:table-cell table:style-name="ce29" table:formula="of:=[.D$4] + ([.$B496]*[.D$5])" office:value-type="date" office:date-value="2098-10-31">
            <text:p>10/31/2098 00:00:00</text:p>
          </table:table-cell>
          <table:table-cell table:style-name="ce29" table:formula="of:=[.E$4] + ([.$B496]*[.E$5])" office:value-type="date" office:date-value="1995-12-02">
            <text:p>12/02/1995 00:00:00</text:p>
          </table:table-cell>
          <table:table-cell table:style-name="ce29" table:formula="of:=[.F$4] + ([.$B496]*[.F$5])" office:value-type="date" office:date-value="1971-11-27">
            <text:p>11/27/1971 00:00:00</text:p>
          </table:table-cell>
          <table:table-cell table:style-name="ce29" table:formula="of:=[.G$4] + ([.$B496]*[.G$5])" office:value-type="date" office:date-value="1866-12-19T12:00:00">
            <text:p>12/19/1866 12:00:00</text:p>
          </table:table-cell>
          <table:table-cell table:style-name="ce29" table:formula="of:=[.H$4] + ([.$B496]*[.H$5])" office:value-type="date" office:date-value="1833-10-09T12:00:00">
            <text:p>10/09/1833 12:00:00</text:p>
          </table:table-cell>
          <table:table-cell table:style-name="ce29" table:formula="of:=[.I$4] + ([.$B496]*[.I$5])" office:value-type="date" office:date-value="1941-07-04T12:00:00">
            <text:p>07/04/1941 12:00:00</text:p>
          </table:table-cell>
          <table:table-cell table:style-name="ce29" table:formula="of:=[.J$4] + ([.$B496]*[.J$5])" office:value-type="date" office:date-value="1952-03-12T12:00:00">
            <text:p>03/12/1952 12:00:00</text:p>
          </table:table-cell>
          <table:table-cell table:style-name="ce29" table:formula="of:=[.K$4] + ([.$B496]*[.K$5])" office:value-type="date" office:date-value="1944-11-11T12:00:00">
            <text:p>11/11/1944 12:00:00</text:p>
          </table:table-cell>
          <table:table-cell table:style-name="ce29" table:formula="of:=[.L$4] + ([.$B496]*[.L$5])" office:value-type="date" office:date-value="1872-07-15">
            <text:p>07/15/187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9">
            <text:p>489</text:p>
          </table:table-cell>
          <table:table-cell table:style-name="ce29" table:formula="of:=[.C$4] + ([.$B497]*[.C$5])" office:value-type="date" office:date-value="1936-03-07T12:00:00">
            <text:p>03/07/1936 12:00:00</text:p>
          </table:table-cell>
          <table:table-cell table:style-name="ce29" table:formula="of:=[.D$4] + ([.$B497]*[.D$5])" office:value-type="date" office:date-value="2099-03-24">
            <text:p>03/24/2099 00:00:00</text:p>
          </table:table-cell>
          <table:table-cell table:style-name="ce29" table:formula="of:=[.E$4] + ([.$B497]*[.E$5])" office:value-type="date" office:date-value="1996-01-20">
            <text:p>01/20/1996 00:00:00</text:p>
          </table:table-cell>
          <table:table-cell table:style-name="ce29" table:formula="of:=[.F$4] + ([.$B497]*[.F$5])" office:value-type="date" office:date-value="1972-01-15">
            <text:p>01/15/1972 00:00:00</text:p>
          </table:table-cell>
          <table:table-cell table:style-name="ce29" table:formula="of:=[.G$4] + ([.$B497]*[.G$5])" office:value-type="date" office:date-value="1866-10-31T12:00:00">
            <text:p>10/31/1866 12:00:00</text:p>
          </table:table-cell>
          <table:table-cell table:style-name="ce29" table:formula="of:=[.H$4] + ([.$B497]*[.H$5])" office:value-type="date" office:date-value="1833-07-31T12:00:00">
            <text:p>07/31/1833 12:00:00</text:p>
          </table:table-cell>
          <table:table-cell table:style-name="ce29" table:formula="of:=[.I$4] + ([.$B497]*[.I$5])" office:value-type="date" office:date-value="1941-07-15T12:00:00">
            <text:p>07/15/1941 12:00:00</text:p>
          </table:table-cell>
          <table:table-cell table:style-name="ce29" table:formula="of:=[.J$4] + ([.$B497]*[.J$5])" office:value-type="date" office:date-value="1952-03-31T12:00:00">
            <text:p>03/31/1952 12:00:00</text:p>
          </table:table-cell>
          <table:table-cell table:style-name="ce29" table:formula="of:=[.K$4] + ([.$B497]*[.K$5])" office:value-type="date" office:date-value="1944-11-24T12:00:00">
            <text:p>11/24/1944 12:00:00</text:p>
          </table:table-cell>
          <table:table-cell table:style-name="ce29" table:formula="of:=[.L$4] + ([.$B497]*[.L$5])" office:value-type="date" office:date-value="1872-05-31">
            <text:p>05/31/187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90">
            <text:p>490</text:p>
          </table:table-cell>
          <table:table-cell table:style-name="ce29" table:formula="of:=[.C$4] + ([.$B498]*[.C$5])" office:value-type="date" office:date-value="1936-03-14T12:00:00">
            <text:p>03/14/1936 12:00:00</text:p>
          </table:table-cell>
          <table:table-cell table:style-name="ce29" table:formula="of:=[.D$4] + ([.$B498]*[.D$5])" office:value-type="date" office:date-value="2099-08-15">
            <text:p>08/15/2099 00:00:00</text:p>
          </table:table-cell>
          <table:table-cell table:style-name="ce29" table:formula="of:=[.E$4] + ([.$B498]*[.E$5])" office:value-type="date" office:date-value="1996-03-09">
            <text:p>03/09/1996 00:00:00</text:p>
          </table:table-cell>
          <table:table-cell table:style-name="ce29" table:formula="of:=[.F$4] + ([.$B498]*[.F$5])" office:value-type="date" office:date-value="1972-03-04">
            <text:p>03/04/1972 00:00:00</text:p>
          </table:table-cell>
          <table:table-cell table:style-name="ce29" table:formula="of:=[.G$4] + ([.$B498]*[.G$5])" office:value-type="date" office:date-value="1866-09-12T12:00:00">
            <text:p>09/12/1866 12:00:00</text:p>
          </table:table-cell>
          <table:table-cell table:style-name="ce29" table:formula="of:=[.H$4] + ([.$B498]*[.H$5])" office:value-type="date" office:date-value="1833-05-22T12:00:00">
            <text:p>05/22/1833 12:00:00</text:p>
          </table:table-cell>
          <table:table-cell table:style-name="ce29" table:formula="of:=[.I$4] + ([.$B498]*[.I$5])" office:value-type="date" office:date-value="1941-07-26T12:00:00">
            <text:p>07/26/1941 12:00:00</text:p>
          </table:table-cell>
          <table:table-cell table:style-name="ce29" table:formula="of:=[.J$4] + ([.$B498]*[.J$5])" office:value-type="date" office:date-value="1952-04-19T12:00:00">
            <text:p>04/19/1952 12:00:00</text:p>
          </table:table-cell>
          <table:table-cell table:style-name="ce29" table:formula="of:=[.K$4] + ([.$B498]*[.K$5])" office:value-type="date" office:date-value="1944-12-07T12:00:00">
            <text:p>12/07/1944 12:00:00</text:p>
          </table:table-cell>
          <table:table-cell table:style-name="ce29" table:formula="of:=[.L$4] + ([.$B498]*[.L$5])" office:value-type="date" office:date-value="1872-04-16">
            <text:p>04/16/1872 00:00:00</text:p>
          </table:table-cell>
          <table:table-cell table:number-columns-repeated="1012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Mo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 interval repeat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>
            <text:p>Repeat Set 6</text:p>
          </table:table-cell>
          <table:table-cell table:style-name="ce11" office:value-type="string">
            <text:p>Repeat Set 7</text:p>
          </table:table-cell>
          <table:table-cell table:style-name="ce11" office:value-type="string">
            <text:p>Repeat Set 8</text:p>
          </table:table-cell>
          <table:table-cell table:style-name="ce11" office:value-type="string">
            <text:p>Repeat Set 9</text:p>
          </table:table-cell>
        </table:table-row>
        <table:table-row table:style-name="ro2">
          <table:table-cell/>
          <table:table-cell office:value-type="string">
            <text:p>Start timestamp:</text:p>
          </table:table-cell>
          <table:table-cell table:number-columns-repeated="2" table:style-name="ce6" office:value-type="date" office:date-value="1926-10-20T12:00:00">
            <text:p>10/20/1926 12:00:00</text:p>
          </table:table-cell>
          <table:table-cell table:number-columns-repeated="2" table:style-name="ce6" office:value-type="date" office:date-value="1927-06-19T12:00:00">
            <text:p>06/19/1927 12:00:00</text:p>
          </table:table-cell>
        </table:table-row>
        <table:table-row table:style-name="ro3">
          <table:table-cell/>
          <table:table-cell table:style-name="ce3" office:value-type="string">
            <text:p>Increment </text:p>
            <text:p>(float days):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Iteration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8" table:formula="of:=[.C$4] + ([.$B8]*[.C$5])" office:value-type="date" office:date-value="1926-10-20T12:00:00">
            <text:p>10/20/1926 12:00:00</text:p>
          </table:table-cell>
          <table:table-cell table:style-name="ce8" table:formula="of:=[.D$4] + ([.$B8]*[.D$5])" office:value-type="date" office:date-value="1926-10-20T12:00:00">
            <text:p>10/20/1926 12:00:00</text:p>
          </table:table-cell>
          <table:table-cell table:style-name="ce8" table:formula="of:=[.E$4] + ([.$B8]*[.E$5])" office:value-type="date" office:date-value="1927-06-19T12:00:00">
            <text:p>06/19/1927 12:00:00</text:p>
          </table:table-cell>
          <table:table-cell table:style-name="ce8" table:formula="of:=[.F$4] + ([.$B8]*[.F$5])" office:value-type="date" office:date-value="1927-06-19T12:00:00">
            <text:p>06/19/1927 12:00:00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table:formula="of:=[.C$4] + ([.$B9]*[.C$5])" office:value-type="date" office:date-value="1926-10-31T12:00:00">
            <text:p>10/31/1926 12:00:00</text:p>
          </table:table-cell>
          <table:table-cell table:style-name="ce9" table:formula="of:=[.D$4] + ([.$B9]*[.D$5])" office:value-type="date" office:date-value="1926-11-08T12:00:00">
            <text:p>11/08/1926 12:00:00</text:p>
          </table:table-cell>
          <table:table-cell table:style-name="ce12" table:formula="of:=[.E$4] + ([.$B9]*[.E$5])" office:value-type="date" office:date-value="1927-06-30T12:00:00">
            <text:p>06/30/1927 12:00:00</text:p>
          </table:table-cell>
          <table:table-cell table:style-name="ce10" table:formula="of:=[.F$4] + ([.$B9]*[.F$5])" office:value-type="date" office:date-value="1927-07-05T12:00:00">
            <text:p>07/05/1927 12:00:00</text:p>
          </table:table-cell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table:formula="of:=[.C$4] + ([.$B10]*[.C$5])" office:value-type="date" office:date-value="1926-11-11T12:00:00">
            <text:p>11/11/1926 12:00:00</text:p>
          </table:table-cell>
          <table:table-cell table:style-name="ce10" table:formula="of:=[.D$4] + ([.$B10]*[.D$5])" office:value-type="date" office:date-value="1926-11-27T12:00:00">
            <text:p>11/27/1926 12:00:00</text:p>
          </table:table-cell>
          <table:table-cell table:style-name="ce10" table:formula="of:=[.E$4] + ([.$B10]*[.E$5])" office:value-type="date" office:date-value="1927-07-11T12:00:00">
            <text:p>07/11/1927 12:00:00</text:p>
          </table:table-cell>
          <table:table-cell table:style-name="ce10" table:formula="of:=[.F$4] + ([.$B10]*[.F$5])" office:value-type="date" office:date-value="1927-07-21T12:00:00">
            <text:p>07/21/1927 12:00:00</text:p>
          </table:table-cell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table:formula="of:=[.C$4] + ([.$B11]*[.C$5])" office:value-type="date" office:date-value="1926-11-22T12:00:00">
            <text:p>11/22/1926 12:00:00</text:p>
          </table:table-cell>
          <table:table-cell table:style-name="ce9" table:formula="of:=[.D$4] + ([.$B11]*[.D$5])" office:value-type="date" office:date-value="1926-12-16T12:00:00">
            <text:p>12/16/1926 12:00:00</text:p>
          </table:table-cell>
          <table:table-cell table:style-name="ce9" table:formula="of:=[.E$4] + ([.$B11]*[.E$5])" office:value-type="date" office:date-value="1927-07-22T12:00:00">
            <text:p>07/22/1927 12:00:00</text:p>
          </table:table-cell>
          <table:table-cell table:style-name="ce10" table:formula="of:=[.F$4] + ([.$B11]*[.F$5])" office:value-type="date" office:date-value="1927-08-06T12:00:00">
            <text:p>08/06/1927 12:00:00</text:p>
          </table:table-cell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table:formula="of:=[.C$4] + ([.$B12]*[.C$5])" office:value-type="date" office:date-value="1926-12-03T12:00:00">
            <text:p>12/03/1926 12:00:00</text:p>
          </table:table-cell>
          <table:table-cell table:style-name="ce9" table:formula="of:=[.D$4] + ([.$B12]*[.D$5])" office:value-type="date" office:date-value="1927-01-04T12:00:00">
            <text:p>01/04/1927 12:00:00</text:p>
          </table:table-cell>
          <table:table-cell table:style-name="ce13" table:formula="of:=[.E$4] + ([.$B12]*[.E$5])" office:value-type="date" office:date-value="1927-08-02T12:00:00">
            <text:p>08/02/1927 12:00:00</text:p>
          </table:table-cell>
          <table:table-cell table:style-name="ce8" table:formula="of:=[.F$4] + ([.$B12]*[.F$5])" office:value-type="date" office:date-value="1927-08-22T12:00:00">
            <text:p>08/22/1927 12:00:00</text:p>
          </table:table-cell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table:formula="of:=[.C$4] + ([.$B13]*[.C$5])" office:value-type="date" office:date-value="1926-12-14T12:00:00">
            <text:p>12/14/1926 12:00:00</text:p>
          </table:table-cell>
          <table:table-cell table:style-name="ce9" table:formula="of:=[.D$4] + ([.$B13]*[.D$5])" office:value-type="date" office:date-value="1927-01-23T12:00:00">
            <text:p>01/23/1927 12:00:00</text:p>
          </table:table-cell>
          <table:table-cell table:style-name="ce13" table:formula="of:=[.E$4] + ([.$B13]*[.E$5])" office:value-type="date" office:date-value="1927-08-13T12:00:00">
            <text:p>08/13/1927 12:00:00</text:p>
          </table:table-cell>
          <table:table-cell table:style-name="ce10" table:formula="of:=[.F$4] + ([.$B13]*[.F$5])" office:value-type="date" office:date-value="1927-09-07T12:00:00">
            <text:p>09/07/1927 12:00:00</text:p>
          </table:table-cell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8" table:formula="of:=[.C$4] + ([.$B14]*[.C$5])" office:value-type="date" office:date-value="1926-12-25T12:00:00">
            <text:p>12/25/1926 12:00:00</text:p>
          </table:table-cell>
          <table:table-cell table:style-name="ce9" table:formula="of:=[.D$4] + ([.$B14]*[.D$5])" office:value-type="date" office:date-value="1927-02-11T12:00:00">
            <text:p>02/11/1927 12:00:00</text:p>
          </table:table-cell>
          <table:table-cell table:style-name="ce9" table:formula="of:=[.E$4] + ([.$B14]*[.E$5])" office:value-type="date" office:date-value="1927-08-24T12:00:00">
            <text:p>08/24/1927 12:00:00</text:p>
          </table:table-cell>
          <table:table-cell table:style-name="ce10" table:formula="of:=[.F$4] + ([.$B14]*[.F$5])" office:value-type="date" office:date-value="1927-09-23T12:00:00">
            <text:p>09/23/1927 12:00:00</text:p>
          </table:table-cell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9" table:formula="of:=[.C$4] + ([.$B15]*[.C$5])" office:value-type="date" office:date-value="1927-01-05T12:00:00">
            <text:p>01/05/1927 12:00:00</text:p>
          </table:table-cell>
          <table:table-cell table:style-name="ce8" table:formula="of:=[.D$4] + ([.$B15]*[.D$5])" office:value-type="date" office:date-value="1927-03-02T12:00:00">
            <text:p>03/02/1927 12:00:00</text:p>
          </table:table-cell>
          <table:table-cell table:style-name="ce10" table:formula="of:=[.E$4] + ([.$B15]*[.E$5])" office:value-type="date" office:date-value="1927-09-04T12:00:00">
            <text:p>09/04/1927 12:00:00</text:p>
          </table:table-cell>
          <table:table-cell table:style-name="ce10" table:formula="of:=[.F$4] + ([.$B15]*[.F$5])" office:value-type="date" office:date-value="1927-10-09T12:00:00">
            <text:p>10/09/1927 12:00:00</text:p>
          </table:table-cell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9" table:formula="of:=[.C$4] + ([.$B16]*[.C$5])" office:value-type="date" office:date-value="1927-01-16T12:00:00">
            <text:p>01/16/1927 12:00:00</text:p>
          </table:table-cell>
          <table:table-cell table:style-name="ce9" table:formula="of:=[.D$4] + ([.$B16]*[.D$5])" office:value-type="date" office:date-value="1927-03-21T12:00:00">
            <text:p>03/21/1927 12:00:00</text:p>
          </table:table-cell>
          <table:table-cell table:style-name="ce8" table:formula="of:=[.E$4] + ([.$B16]*[.E$5])" office:value-type="date" office:date-value="1927-09-15T12:00:00">
            <text:p>09/15/1927 12:00:00</text:p>
          </table:table-cell>
          <table:table-cell table:style-name="ce10" table:formula="of:=[.F$4] + ([.$B16]*[.F$5])" office:value-type="date" office:date-value="1927-10-25T12:00:00">
            <text:p>10/25/1927 12:00:00</text:p>
          </table:table-cell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9" table:formula="of:=[.C$4] + ([.$B17]*[.C$5])" office:value-type="date" office:date-value="1927-01-27T12:00:00">
            <text:p>01/27/1927 12:00:00</text:p>
          </table:table-cell>
          <table:table-cell table:style-name="ce9" table:formula="of:=[.D$4] + ([.$B17]*[.D$5])" office:value-type="date" office:date-value="1927-04-09T12:00:00">
            <text:p>04/09/1927 12:00:00</text:p>
          </table:table-cell>
          <table:table-cell table:style-name="ce9" table:formula="of:=[.E$4] + ([.$B17]*[.E$5])" office:value-type="date" office:date-value="1927-09-26T12:00:00">
            <text:p>09/26/1927 12:00:00</text:p>
          </table:table-cell>
          <table:table-cell table:style-name="ce10" table:formula="of:=[.F$4] + ([.$B17]*[.F$5])" office:value-type="date" office:date-value="1927-11-10T12:00:00">
            <text:p>11/10/1927 12:00:00</text:p>
          </table:table-cell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9" table:formula="of:=[.C$4] + ([.$B18]*[.C$5])" office:value-type="date" office:date-value="1927-02-07T12:00:00">
            <text:p>02/07/1927 12:00:00</text:p>
          </table:table-cell>
          <table:table-cell table:style-name="ce9" table:formula="of:=[.D$4] + ([.$B18]*[.D$5])" office:value-type="date" office:date-value="1927-04-28T12:00:00">
            <text:p>04/28/1927 12:00:00</text:p>
          </table:table-cell>
          <table:table-cell table:style-name="ce9" table:formula="of:=[.E$4] + ([.$B18]*[.E$5])" office:value-type="date" office:date-value="1927-10-07T12:00:00">
            <text:p>10/07/1927 12:00:00</text:p>
          </table:table-cell>
          <table:table-cell table:style-name="ce10" table:formula="of:=[.F$4] + ([.$B18]*[.F$5])" office:value-type="date" office:date-value="1927-11-26T12:00:00">
            <text:p>11/26/1927 12:00:00</text:p>
          </table:table-cell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9" table:formula="of:=[.C$4] + ([.$B19]*[.C$5])" office:value-type="date" office:date-value="1927-02-18T12:00:00">
            <text:p>02/18/1927 12:00:00</text:p>
          </table:table-cell>
          <table:table-cell table:style-name="ce9" table:formula="of:=[.D$4] + ([.$B19]*[.D$5])" office:value-type="date" office:date-value="1927-05-17T12:00:00">
            <text:p>05/17/1927 12:00:00</text:p>
          </table:table-cell>
          <table:table-cell table:style-name="ce9" table:formula="of:=[.E$4] + ([.$B19]*[.E$5])" office:value-type="date" office:date-value="1927-10-18T12:00:00">
            <text:p>10/18/1927 12:00:00</text:p>
          </table:table-cell>
          <table:table-cell table:style-name="ce10" table:formula="of:=[.F$4] + ([.$B19]*[.F$5])" office:value-type="date" office:date-value="1927-12-12T12:00:00">
            <text:p>12/12/1927 12:00:00</text:p>
          </table:table-cell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9" table:formula="of:=[.C$4] + ([.$B20]*[.C$5])" office:value-type="date" office:date-value="1927-03-01T12:00:00">
            <text:p>03/01/1927 12:00:00</text:p>
          </table:table-cell>
          <table:table-cell table:style-name="ce8" table:formula="of:=[.D$4] + ([.$B20]*[.D$5])" office:value-type="date" office:date-value="1927-06-05T12:00:00">
            <text:p>06/05/1927 12:00:00</text:p>
          </table:table-cell>
          <table:table-cell table:style-name="ce9" table:formula="of:=[.E$4] + ([.$B20]*[.E$5])" office:value-type="date" office:date-value="1927-10-29T12:00:00">
            <text:p>10/29/1927 12:00:00</text:p>
          </table:table-cell>
          <table:table-cell table:style-name="ce10" table:formula="of:=[.F$4] + ([.$B20]*[.F$5])" office:value-type="date" office:date-value="1927-12-28T12:00:00">
            <text:p>12/28/1927 12:00:00</text:p>
          </table:table-cell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9" table:formula="of:=[.C$4] + ([.$B21]*[.C$5])" office:value-type="date" office:date-value="1927-03-12T12:00:00">
            <text:p>03/12/1927 12:00:00</text:p>
          </table:table-cell>
          <table:table-cell table:style-name="ce9" table:formula="of:=[.D$4] + ([.$B21]*[.D$5])" office:value-type="date" office:date-value="1927-06-24T12:00:00">
            <text:p>06/24/1927 12:00:00</text:p>
          </table:table-cell>
          <table:table-cell table:style-name="ce9" table:formula="of:=[.E$4] + ([.$B21]*[.E$5])" office:value-type="date" office:date-value="1927-11-09T12:00:00">
            <text:p>11/09/1927 12:00:00</text:p>
          </table:table-cell>
          <table:table-cell table:style-name="ce10" table:formula="of:=[.F$4] + ([.$B21]*[.F$5])" office:value-type="date" office:date-value="1928-01-13T12:00:00">
            <text:p>01/13/1928 12:00:00</text:p>
          </table:table-cell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9" table:formula="of:=[.C$4] + ([.$B22]*[.C$5])" office:value-type="date" office:date-value="1927-03-23T12:00:00">
            <text:p>03/23/1927 12:00:00</text:p>
          </table:table-cell>
          <table:table-cell table:style-name="ce10" table:formula="of:=[.D$4] + ([.$B22]*[.D$5])" office:value-type="date" office:date-value="1927-07-13T12:00:00">
            <text:p>07/13/1927 12:00:00</text:p>
          </table:table-cell>
          <table:table-cell table:style-name="ce10" table:formula="of:=[.E$4] + ([.$B22]*[.E$5])" office:value-type="date" office:date-value="1927-11-20T12:00:00">
            <text:p>11/20/1927 12:00:00</text:p>
          </table:table-cell>
          <table:table-cell table:style-name="ce10" table:formula="of:=[.F$4] + ([.$B22]*[.F$5])" office:value-type="date" office:date-value="1928-01-29T12:00:00">
            <text:p>01/29/1928 12:00:00</text:p>
          </table:table-cell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9" table:formula="of:=[.C$4] + ([.$B23]*[.C$5])" office:value-type="date" office:date-value="1927-04-03T12:00:00">
            <text:p>04/03/1927 12:00:00</text:p>
          </table:table-cell>
          <table:table-cell table:style-name="ce9" table:formula="of:=[.D$4] + ([.$B23]*[.D$5])" office:value-type="date" office:date-value="1927-08-01T12:00:00">
            <text:p>08/01/1927 12:00:00</text:p>
          </table:table-cell>
          <table:table-cell table:style-name="ce9" table:formula="of:=[.E$4] + ([.$B23]*[.E$5])" office:value-type="date" office:date-value="1927-12-01T12:00:00">
            <text:p>12/01/1927 12:00:00</text:p>
          </table:table-cell>
          <table:table-cell table:style-name="ce10" table:formula="of:=[.F$4] + ([.$B23]*[.F$5])" office:value-type="date" office:date-value="1928-02-14T12:00:00">
            <text:p>02/14/1928 12:00:00</text:p>
          </table:table-cell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9" table:formula="of:=[.C$4] + ([.$B24]*[.C$5])" office:value-type="date" office:date-value="1927-04-14T12:00:00">
            <text:p>04/14/1927 12:00:00</text:p>
          </table:table-cell>
          <table:table-cell table:style-name="ce9" table:formula="of:=[.D$4] + ([.$B24]*[.D$5])" office:value-type="date" office:date-value="1927-08-20T12:00:00">
            <text:p>08/20/1927 12:00:00</text:p>
          </table:table-cell>
          <table:table-cell table:style-name="ce9" table:formula="of:=[.E$4] + ([.$B24]*[.E$5])" office:value-type="date" office:date-value="1927-12-12T12:00:00">
            <text:p>12/12/1927 12:00:00</text:p>
          </table:table-cell>
          <table:table-cell table:style-name="ce10" table:formula="of:=[.F$4] + ([.$B24]*[.F$5])" office:value-type="date" office:date-value="1928-03-01T12:00:00">
            <text:p>03/01/1928 12:00:00</text:p>
          </table:table-cell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8" table:formula="of:=[.C$4] + ([.$B25]*[.C$5])" office:value-type="date" office:date-value="1927-04-25T12:00:00">
            <text:p>04/25/1927 12:00:00</text:p>
          </table:table-cell>
          <table:table-cell table:style-name="ce9" table:formula="of:=[.D$4] + ([.$B25]*[.D$5])" office:value-type="date" office:date-value="1927-09-08T12:00:00">
            <text:p>09/08/1927 12:00:00</text:p>
          </table:table-cell>
          <table:table-cell table:style-name="ce8" table:formula="of:=[.E$4] + ([.$B25]*[.E$5])" office:value-type="date" office:date-value="1927-12-23T12:00:00">
            <text:p>12/23/1927 12:00:00</text:p>
          </table:table-cell>
          <table:table-cell table:style-name="ce10" table:formula="of:=[.F$4] + ([.$B25]*[.F$5])" office:value-type="date" office:date-value="1928-03-17T12:00:00">
            <text:p>03/17/1928 12:00:00</text:p>
          </table:table-cell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9" table:formula="of:=[.C$4] + ([.$B26]*[.C$5])" office:value-type="date" office:date-value="1927-05-06T12:00:00">
            <text:p>05/06/1927 12:00:00</text:p>
          </table:table-cell>
          <table:table-cell table:style-name="ce9" table:formula="of:=[.D$4] + ([.$B26]*[.D$5])" office:value-type="date" office:date-value="1927-09-27T12:00:00">
            <text:p>09/27/1927 12:00:00</text:p>
          </table:table-cell>
          <table:table-cell table:style-name="ce9" table:formula="of:=[.E$4] + ([.$B26]*[.E$5])" office:value-type="date" office:date-value="1928-01-03T12:00:00">
            <text:p>01/03/1928 12:00:00</text:p>
          </table:table-cell>
          <table:table-cell table:style-name="ce10" table:formula="of:=[.F$4] + ([.$B26]*[.F$5])" office:value-type="date" office:date-value="1928-04-02T12:00:00">
            <text:p>04/02/1928 12:00:00</text:p>
          </table:table-cell>
        </table:table-row>
        <table:table-row table:style-name="ro2">
          <table:table-cell/>
          <table:table-cell table:style-name="ce5" office:value-type="float" office:value="19">
            <text:p>19</text:p>
          </table:table-cell>
          <table:table-cell table:style-name="ce9" table:formula="of:=[.C$4] + ([.$B27]*[.C$5])" office:value-type="date" office:date-value="1927-05-17T12:00:00">
            <text:p>05/17/1927 12:00:00</text:p>
          </table:table-cell>
          <table:table-cell table:style-name="ce9" table:formula="of:=[.D$4] + ([.$B27]*[.D$5])" office:value-type="date" office:date-value="1927-10-16T12:00:00">
            <text:p>10/16/1927 12:00:00</text:p>
          </table:table-cell>
          <table:table-cell table:style-name="ce9" table:formula="of:=[.E$4] + ([.$B27]*[.E$5])" office:value-type="date" office:date-value="1928-01-14T12:00:00">
            <text:p>01/14/1928 12:00:00</text:p>
          </table:table-cell>
          <table:table-cell table:style-name="ce10" table:formula="of:=[.F$4] + ([.$B27]*[.F$5])" office:value-type="date" office:date-value="1928-04-18T12:00:00">
            <text:p>04/18/1928 12:00:00</text:p>
          </table:table-cell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9" table:formula="of:=[.C$4] + ([.$B28]*[.C$5])" office:value-type="date" office:date-value="1927-05-28T12:00:00">
            <text:p>05/28/1927 12:00:00</text:p>
          </table:table-cell>
          <table:table-cell table:style-name="ce9" table:formula="of:=[.D$4] + ([.$B28]*[.D$5])" office:value-type="date" office:date-value="1927-11-04T12:00:00">
            <text:p>11/04/1927 12:00:00</text:p>
          </table:table-cell>
          <table:table-cell table:style-name="ce9" table:formula="of:=[.E$4] + ([.$B28]*[.E$5])" office:value-type="date" office:date-value="1928-01-25T12:00:00">
            <text:p>01/25/1928 12:00:00</text:p>
          </table:table-cell>
          <table:table-cell table:style-name="ce10" table:formula="of:=[.F$4] + ([.$B28]*[.F$5])" office:value-type="date" office:date-value="1928-05-04T12:00:00">
            <text:p>05/04/1928 12:00:00</text:p>
          </table:table-cell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8" table:formula="of:=[.C$4] + ([.$B29]*[.C$5])" office:value-type="date" office:date-value="1927-06-08T12:00:00">
            <text:p>06/08/1927 12:00:00</text:p>
          </table:table-cell>
          <table:table-cell table:style-name="ce9" table:formula="of:=[.D$4] + ([.$B29]*[.D$5])" office:value-type="date" office:date-value="1927-11-23T12:00:00">
            <text:p>11/23/1927 12:00:00</text:p>
          </table:table-cell>
          <table:table-cell table:style-name="ce9" table:formula="of:=[.E$4] + ([.$B29]*[.E$5])" office:value-type="date" office:date-value="1928-02-05T12:00:00">
            <text:p>02/05/1928 12:00:00</text:p>
          </table:table-cell>
          <table:table-cell table:style-name="ce10" table:formula="of:=[.F$4] + ([.$B29]*[.F$5])" office:value-type="date" office:date-value="1928-05-20T12:00:00">
            <text:p>05/20/1928 12:00:00</text:p>
          </table:table-cell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8" table:formula="of:=[.C$4] + ([.$B30]*[.C$5])" office:value-type="date" office:date-value="1927-06-19T12:00:00">
            <text:p>06/19/1927 12:00:00</text:p>
          </table:table-cell>
          <table:table-cell table:style-name="ce9" table:formula="of:=[.D$4] + ([.$B30]*[.D$5])" office:value-type="date" office:date-value="1927-12-12T12:00:00">
            <text:p>12/12/1927 12:00:00</text:p>
          </table:table-cell>
          <table:table-cell table:style-name="ce9" table:formula="of:=[.E$4] + ([.$B30]*[.E$5])" office:value-type="date" office:date-value="1928-02-16T12:00:00">
            <text:p>02/16/1928 12:00:00</text:p>
          </table:table-cell>
          <table:table-cell table:style-name="ce10" table:formula="of:=[.F$4] + ([.$B30]*[.F$5])" office:value-type="date" office:date-value="1928-06-05T12:00:00">
            <text:p>06/05/1928 12:00:00</text:p>
          </table:table-cell>
        </table:table-row>
        <table:table-row table:style-name="ro2">
          <table:table-cell/>
          <table:table-cell table:style-name="ce5" office:value-type="float" office:value="23">
            <text:p>23</text:p>
          </table:table-cell>
          <table:table-cell table:style-name="ce8" table:formula="of:=[.C$4] + ([.$B31]*[.C$5])" office:value-type="date" office:date-value="1927-06-30T12:00:00">
            <text:p>06/30/1927 12:00:00</text:p>
          </table:table-cell>
          <table:table-cell table:style-name="ce9" table:formula="of:=[.D$4] + ([.$B31]*[.D$5])" office:value-type="date" office:date-value="1927-12-31T12:00:00">
            <text:p>12/31/1927 12:00:00</text:p>
          </table:table-cell>
          <table:table-cell table:style-name="ce9" table:formula="of:=[.E$4] + ([.$B31]*[.E$5])" office:value-type="date" office:date-value="1928-02-27T12:00:00">
            <text:p>02/27/1928 12:00:00</text:p>
          </table:table-cell>
          <table:table-cell table:style-name="ce10" table:formula="of:=[.F$4] + ([.$B31]*[.F$5])" office:value-type="date" office:date-value="1928-06-21T12:00:00">
            <text:p>06/21/1928 12:00:00</text:p>
          </table:table-cell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9" table:formula="of:=[.C$4] + ([.$B32]*[.C$5])" office:value-type="date" office:date-value="1927-07-11T12:00:00">
            <text:p>07/11/1927 12:00:00</text:p>
          </table:table-cell>
          <table:table-cell table:style-name="ce9" table:formula="of:=[.D$4] + ([.$B32]*[.D$5])" office:value-type="date" office:date-value="1928-01-19T12:00:00">
            <text:p>01/19/1928 12:00:00</text:p>
          </table:table-cell>
          <table:table-cell table:style-name="ce9" table:formula="of:=[.E$4] + ([.$B32]*[.E$5])" office:value-type="date" office:date-value="1928-03-09T12:00:00">
            <text:p>03/09/1928 12:00:00</text:p>
          </table:table-cell>
          <table:table-cell table:style-name="ce10" table:formula="of:=[.F$4] + ([.$B32]*[.F$5])" office:value-type="date" office:date-value="1928-07-07T12:00:00">
            <text:p>07/07/1928 12:00:00</text:p>
          </table:table-cell>
        </table:table-row>
        <table:table-row table:style-name="ro2">
          <table:table-cell/>
          <table:table-cell table:style-name="ce5" office:value-type="float" office:value="25">
            <text:p>25</text:p>
          </table:table-cell>
          <table:table-cell table:style-name="ce9" table:formula="of:=[.C$4] + ([.$B33]*[.C$5])" office:value-type="date" office:date-value="1927-07-22T12:00:00">
            <text:p>07/22/1927 12:00:00</text:p>
          </table:table-cell>
          <table:table-cell table:style-name="ce9" table:formula="of:=[.D$4] + ([.$B33]*[.D$5])" office:value-type="date" office:date-value="1928-02-07T12:00:00">
            <text:p>02/07/1928 12:00:00</text:p>
          </table:table-cell>
          <table:table-cell table:style-name="ce9" table:formula="of:=[.E$4] + ([.$B33]*[.E$5])" office:value-type="date" office:date-value="1928-03-20T12:00:00">
            <text:p>03/20/1928 12:00:00</text:p>
          </table:table-cell>
          <table:table-cell table:style-name="ce10" table:formula="of:=[.F$4] + ([.$B33]*[.F$5])" office:value-type="date" office:date-value="1928-07-23T12:00:00">
            <text:p>07/23/1928 12:00:00</text:p>
          </table:table-cell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9" table:formula="of:=[.C$4] + ([.$B34]*[.C$5])" office:value-type="date" office:date-value="1927-08-02T12:00:00">
            <text:p>08/02/1927 12:00:00</text:p>
          </table:table-cell>
          <table:table-cell table:style-name="ce9" table:formula="of:=[.D$4] + ([.$B34]*[.D$5])" office:value-type="date" office:date-value="1928-02-26T12:00:00">
            <text:p>02/26/1928 12:00:00</text:p>
          </table:table-cell>
          <table:table-cell table:style-name="ce9" table:formula="of:=[.E$4] + ([.$B34]*[.E$5])" office:value-type="date" office:date-value="1928-03-31T12:00:00">
            <text:p>03/31/1928 12:00:00</text:p>
          </table:table-cell>
          <table:table-cell table:style-name="ce10" table:formula="of:=[.F$4] + ([.$B34]*[.F$5])" office:value-type="date" office:date-value="1928-08-08T12:00:00">
            <text:p>08/08/1928 12:00:00</text:p>
          </table:table-cell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9" table:formula="of:=[.C$4] + ([.$B35]*[.C$5])" office:value-type="date" office:date-value="1927-08-13T12:00:00">
            <text:p>08/13/1927 12:00:00</text:p>
          </table:table-cell>
          <table:table-cell table:style-name="ce9" table:formula="of:=[.D$4] + ([.$B35]*[.D$5])" office:value-type="date" office:date-value="1928-03-16T12:00:00">
            <text:p>03/16/1928 12:00:00</text:p>
          </table:table-cell>
          <table:table-cell table:style-name="ce9" table:formula="of:=[.E$4] + ([.$B35]*[.E$5])" office:value-type="date" office:date-value="1928-04-11T12:00:00">
            <text:p>04/11/1928 12:00:00</text:p>
          </table:table-cell>
          <table:table-cell table:style-name="ce10" table:formula="of:=[.F$4] + ([.$B35]*[.F$5])" office:value-type="date" office:date-value="1928-08-24T12:00:00">
            <text:p>08/24/1928 12:00:00</text:p>
          </table:table-cell>
        </table:table-row>
        <table:table-row table:style-name="ro2">
          <table:table-cell/>
          <table:table-cell table:style-name="ce5" office:value-type="float" office:value="28">
            <text:p>28</text:p>
          </table:table-cell>
          <table:table-cell table:style-name="ce9" table:formula="of:=[.C$4] + ([.$B36]*[.C$5])" office:value-type="date" office:date-value="1927-08-24T12:00:00">
            <text:p>08/24/1927 12:00:00</text:p>
          </table:table-cell>
          <table:table-cell table:style-name="ce9" table:formula="of:=[.D$4] + ([.$B36]*[.D$5])" office:value-type="date" office:date-value="1928-04-04T12:00:00">
            <text:p>04/04/1928 12:00:00</text:p>
          </table:table-cell>
          <table:table-cell table:style-name="ce10" table:formula="of:=[.E$4] + ([.$B36]*[.E$5])" office:value-type="date" office:date-value="1928-04-22T12:00:00">
            <text:p>04/22/1928 12:00:00</text:p>
          </table:table-cell>
          <table:table-cell table:style-name="ce10" table:formula="of:=[.F$4] + ([.$B36]*[.F$5])" office:value-type="date" office:date-value="1928-09-09T12:00:00">
            <text:p>09/09/1928 12:00:00</text:p>
          </table:table-cell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ce9" table:formula="of:=[.C$4] + ([.$B37]*[.C$5])" office:value-type="date" office:date-value="1927-09-04T12:00:00">
            <text:p>09/04/1927 12:00:00</text:p>
          </table:table-cell>
          <table:table-cell table:style-name="ce9" table:formula="of:=[.D$4] + ([.$B37]*[.D$5])" office:value-type="date" office:date-value="1928-04-23T12:00:00">
            <text:p>04/23/1928 12:00:00</text:p>
          </table:table-cell>
          <table:table-cell table:style-name="ce10" table:formula="of:=[.E$4] + ([.$B37]*[.E$5])" office:value-type="date" office:date-value="1928-05-03T12:00:00">
            <text:p>05/03/1928 12:00:00</text:p>
          </table:table-cell>
          <table:table-cell table:style-name="ce10" table:formula="of:=[.F$4] + ([.$B37]*[.F$5])" office:value-type="date" office:date-value="1928-09-25T12:00:00">
            <text:p>09/25/1928 12:00:00</text:p>
          </table:table-cell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8" table:formula="of:=[.C$4] + ([.$B38]*[.C$5])" office:value-type="date" office:date-value="1927-09-15T12:00:00">
            <text:p>09/15/1927 12:00:00</text:p>
          </table:table-cell>
          <table:table-cell table:style-name="ce9" table:formula="of:=[.D$4] + ([.$B38]*[.D$5])" office:value-type="date" office:date-value="1928-05-12T12:00:00">
            <text:p>05/12/1928 12:00:00</text:p>
          </table:table-cell>
          <table:table-cell table:style-name="ce10" table:formula="of:=[.E$4] + ([.$B38]*[.E$5])" office:value-type="date" office:date-value="1928-05-14T12:00:00">
            <text:p>05/14/1928 12:00:00</text:p>
          </table:table-cell>
          <table:table-cell table:style-name="ce10" table:formula="of:=[.F$4] + ([.$B38]*[.F$5])" office:value-type="date" office:date-value="1928-10-11T12:00:00">
            <text:p>10/11/1928 12:00:00</text:p>
          </table:table-cell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9" table:formula="of:=[.C$4] + ([.$B39]*[.C$5])" office:value-type="date" office:date-value="1927-09-26T12:00:00">
            <text:p>09/26/1927 12:00:00</text:p>
          </table:table-cell>
          <table:table-cell table:style-name="ce9" table:formula="of:=[.D$4] + ([.$B39]*[.D$5])" office:value-type="date" office:date-value="1928-05-31T12:00:00">
            <text:p>05/31/1928 12:00:00</text:p>
          </table:table-cell>
          <table:table-cell table:style-name="ce9" table:formula="of:=[.E$4] + ([.$B39]*[.E$5])" office:value-type="date" office:date-value="1928-05-25T12:00:00">
            <text:p>05/25/1928 12:00:00</text:p>
          </table:table-cell>
          <table:table-cell table:style-name="ce10" table:formula="of:=[.F$4] + ([.$B39]*[.F$5])" office:value-type="date" office:date-value="1928-10-27T12:00:00">
            <text:p>10/27/1928 12:00:00</text:p>
          </table:table-cell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9" table:formula="of:=[.C$4] + ([.$B40]*[.C$5])" office:value-type="date" office:date-value="1927-10-07T12:00:00">
            <text:p>10/07/1927 12:00:00</text:p>
          </table:table-cell>
          <table:table-cell table:style-name="ce9" table:formula="of:=[.D$4] + ([.$B40]*[.D$5])" office:value-type="date" office:date-value="1928-06-19T12:00:00">
            <text:p>06/19/1928 12:00:00</text:p>
          </table:table-cell>
          <table:table-cell table:style-name="ce9" table:formula="of:=[.E$4] + ([.$B40]*[.E$5])" office:value-type="date" office:date-value="1928-06-05T12:00:00">
            <text:p>06/05/1928 12:00:00</text:p>
          </table:table-cell>
          <table:table-cell table:style-name="ce10" table:formula="of:=[.F$4] + ([.$B40]*[.F$5])" office:value-type="date" office:date-value="1928-11-12T12:00:00">
            <text:p>11/12/1928 12:00:00</text:p>
          </table:table-cell>
        </table:table-row>
        <table:table-row table:style-name="ro2">
          <table:table-cell/>
          <table:table-cell table:style-name="ce5" office:value-type="float" office:value="33">
            <text:p>33</text:p>
          </table:table-cell>
          <table:table-cell table:style-name="ce9" table:formula="of:=[.C$4] + ([.$B41]*[.C$5])" office:value-type="date" office:date-value="1927-10-18T12:00:00">
            <text:p>10/18/1927 12:00:00</text:p>
          </table:table-cell>
          <table:table-cell table:style-name="ce9" table:formula="of:=[.D$4] + ([.$B41]*[.D$5])" office:value-type="date" office:date-value="1928-07-08T12:00:00">
            <text:p>07/08/1928 12:00:00</text:p>
          </table:table-cell>
          <table:table-cell table:style-name="ce9" table:formula="of:=[.E$4] + ([.$B41]*[.E$5])" office:value-type="date" office:date-value="1928-06-16T12:00:00">
            <text:p>06/16/1928 12:00:00</text:p>
          </table:table-cell>
          <table:table-cell table:style-name="ce10" table:formula="of:=[.F$4] + ([.$B41]*[.F$5])" office:value-type="date" office:date-value="1928-11-28T12:00:00">
            <text:p>11/28/1928 12:00:00</text:p>
          </table:table-cell>
        </table:table-row>
        <table:table-row table:style-name="ro2">
          <table:table-cell/>
          <table:table-cell table:style-name="ce5" office:value-type="float" office:value="34">
            <text:p>34</text:p>
          </table:table-cell>
          <table:table-cell table:style-name="ce9" table:formula="of:=[.C$4] + ([.$B42]*[.C$5])" office:value-type="date" office:date-value="1927-10-29T12:00:00">
            <text:p>10/29/1927 12:00:00</text:p>
          </table:table-cell>
          <table:table-cell table:style-name="ce9" table:formula="of:=[.D$4] + ([.$B42]*[.D$5])" office:value-type="date" office:date-value="1928-07-27T12:00:00">
            <text:p>07/27/1928 12:00:00</text:p>
          </table:table-cell>
          <table:table-cell table:style-name="ce9" table:formula="of:=[.E$4] + ([.$B42]*[.E$5])" office:value-type="date" office:date-value="1928-06-27T12:00:00">
            <text:p>06/27/1928 12:00:00</text:p>
          </table:table-cell>
          <table:table-cell table:style-name="ce10" table:formula="of:=[.F$4] + ([.$B42]*[.F$5])" office:value-type="date" office:date-value="1928-12-14T12:00:00">
            <text:p>12/14/1928 12:00:00</text:p>
          </table:table-cell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9" table:formula="of:=[.C$4] + ([.$B43]*[.C$5])" office:value-type="date" office:date-value="1927-11-09T12:00:00">
            <text:p>11/09/1927 12:00:00</text:p>
          </table:table-cell>
          <table:table-cell table:style-name="ce9" table:formula="of:=[.D$4] + ([.$B43]*[.D$5])" office:value-type="date" office:date-value="1928-08-15T12:00:00">
            <text:p>08/15/1928 12:00:00</text:p>
          </table:table-cell>
          <table:table-cell table:style-name="ce9" table:formula="of:=[.E$4] + ([.$B43]*[.E$5])" office:value-type="date" office:date-value="1928-07-08T12:00:00">
            <text:p>07/08/1928 12:00:00</text:p>
          </table:table-cell>
          <table:table-cell table:style-name="ce10" table:formula="of:=[.F$4] + ([.$B43]*[.F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table:style-name="ce5" office:value-type="float" office:value="36">
            <text:p>36</text:p>
          </table:table-cell>
          <table:table-cell table:style-name="ce9" table:formula="of:=[.C$4] + ([.$B44]*[.C$5])" office:value-type="date" office:date-value="1927-11-20T12:00:00">
            <text:p>11/20/1927 12:00:00</text:p>
          </table:table-cell>
          <table:table-cell table:style-name="ce9" table:formula="of:=[.D$4] + ([.$B44]*[.D$5])" office:value-type="date" office:date-value="1928-09-03T12:00:00">
            <text:p>09/03/1928 12:00:00</text:p>
          </table:table-cell>
          <table:table-cell table:style-name="ce9" table:formula="of:=[.E$4] + ([.$B44]*[.E$5])" office:value-type="date" office:date-value="1928-07-19T12:00:00">
            <text:p>07/19/1928 12:00:00</text:p>
          </table:table-cell>
          <table:table-cell table:style-name="ce10" table:formula="of:=[.F$4] + ([.$B44]*[.F$5])" office:value-type="date" office:date-value="1929-01-15T12:00:00">
            <text:p>01/15/1929 12:00:00</text:p>
          </table:table-cell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9" table:formula="of:=[.C$4] + ([.$B45]*[.C$5])" office:value-type="date" office:date-value="1927-12-01T12:00:00">
            <text:p>12/01/1927 12:00:00</text:p>
          </table:table-cell>
          <table:table-cell table:style-name="ce9" table:formula="of:=[.D$4] + ([.$B45]*[.D$5])" office:value-type="date" office:date-value="1928-09-22T12:00:00">
            <text:p>09/22/1928 12:00:00</text:p>
          </table:table-cell>
          <table:table-cell table:style-name="ce9" table:formula="of:=[.E$4] + ([.$B45]*[.E$5])" office:value-type="date" office:date-value="1928-07-30T12:00:00">
            <text:p>07/30/1928 12:00:00</text:p>
          </table:table-cell>
          <table:table-cell table:style-name="ce10" table:formula="of:=[.F$4] + ([.$B45]*[.F$5])" office:value-type="date" office:date-value="1929-01-31T12:00:00">
            <text:p>01/31/1929 12:00:00</text:p>
          </table:table-cell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9" table:formula="of:=[.C$4] + ([.$B46]*[.C$5])" office:value-type="date" office:date-value="1927-12-12T12:00:00">
            <text:p>12/12/1927 12:00:00</text:p>
          </table:table-cell>
          <table:table-cell table:style-name="ce9" table:formula="of:=[.D$4] + ([.$B46]*[.D$5])" office:value-type="date" office:date-value="1928-10-11T12:00:00">
            <text:p>10/11/1928 12:00:00</text:p>
          </table:table-cell>
          <table:table-cell table:style-name="ce9" table:formula="of:=[.E$4] + ([.$B46]*[.E$5])" office:value-type="date" office:date-value="1928-08-10T12:00:00">
            <text:p>08/10/1928 12:00:00</text:p>
          </table:table-cell>
          <table:table-cell table:style-name="ce10" table:formula="of:=[.F$4] + ([.$B46]*[.F$5])" office:value-type="date" office:date-value="1929-02-16T12:00:00">
            <text:p>02/16/1929 12:00:00</text:p>
          </table:table-cell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9" table:formula="of:=[.C$4] + ([.$B47]*[.C$5])" office:value-type="date" office:date-value="1927-12-23T12:00:00">
            <text:p>12/23/1927 12:00:00</text:p>
          </table:table-cell>
          <table:table-cell table:style-name="ce9" table:formula="of:=[.D$4] + ([.$B47]*[.D$5])" office:value-type="date" office:date-value="1928-10-30T12:00:00">
            <text:p>10/30/1928 12:00:00</text:p>
          </table:table-cell>
          <table:table-cell table:style-name="ce9" table:formula="of:=[.E$4] + ([.$B47]*[.E$5])" office:value-type="date" office:date-value="1928-08-21T12:00:00">
            <text:p>08/21/1928 12:00:00</text:p>
          </table:table-cell>
          <table:table-cell table:style-name="ce10" table:formula="of:=[.F$4] + ([.$B47]*[.F$5])" office:value-type="date" office:date-value="1929-03-04T12:00:00">
            <text:p>03/04/1929 12:00:00</text:p>
          </table:table-cell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9" table:formula="of:=[.C$4] + ([.$B48]*[.C$5])" office:value-type="date" office:date-value="1928-01-03T12:00:00">
            <text:p>01/03/1928 12:00:00</text:p>
          </table:table-cell>
          <table:table-cell table:style-name="ce9" table:formula="of:=[.D$4] + ([.$B48]*[.D$5])" office:value-type="date" office:date-value="1928-11-18T12:00:00">
            <text:p>11/18/1928 12:00:00</text:p>
          </table:table-cell>
          <table:table-cell table:style-name="ce9" table:formula="of:=[.E$4] + ([.$B48]*[.E$5])" office:value-type="date" office:date-value="1928-09-01T12:00:00">
            <text:p>09/01/1928 12:00:00</text:p>
          </table:table-cell>
          <table:table-cell table:style-name="ce10" table:formula="of:=[.F$4] + ([.$B48]*[.F$5])" office:value-type="date" office:date-value="1929-03-20T12:00:00">
            <text:p>03/20/1929 12:00:00</text:p>
          </table:table-cell>
        </table:table-row>
        <table:table-row table:style-name="ro2">
          <table:table-cell/>
          <table:table-cell table:style-name="ce5" office:value-type="float" office:value="41">
            <text:p>41</text:p>
          </table:table-cell>
          <table:table-cell table:style-name="ce9" table:formula="of:=[.C$4] + ([.$B49]*[.C$5])" office:value-type="date" office:date-value="1928-01-14T12:00:00">
            <text:p>01/14/1928 12:00:00</text:p>
          </table:table-cell>
          <table:table-cell table:style-name="ce9" table:formula="of:=[.D$4] + ([.$B49]*[.D$5])" office:value-type="date" office:date-value="1928-12-07T12:00:00">
            <text:p>12/07/1928 12:00:00</text:p>
          </table:table-cell>
          <table:table-cell table:style-name="ce9" table:formula="of:=[.E$4] + ([.$B49]*[.E$5])" office:value-type="date" office:date-value="1928-09-12T12:00:00">
            <text:p>09/12/1928 12:00:00</text:p>
          </table:table-cell>
          <table:table-cell table:style-name="ce10" table:formula="of:=[.F$4] + ([.$B49]*[.F$5])" office:value-type="date" office:date-value="1929-04-05T12:00:00">
            <text:p>04/05/1929 12:00:00</text:p>
          </table:table-cell>
        </table:table-row>
        <table:table-row table:style-name="ro2">
          <table:table-cell/>
          <table:table-cell table:style-name="ce5" office:value-type="float" office:value="42">
            <text:p>42</text:p>
          </table:table-cell>
          <table:table-cell table:style-name="ce9" table:formula="of:=[.C$4] + ([.$B50]*[.C$5])" office:value-type="date" office:date-value="1928-01-25T12:00:00">
            <text:p>01/25/1928 12:00:00</text:p>
          </table:table-cell>
          <table:table-cell table:style-name="ce9" table:formula="of:=[.D$4] + ([.$B50]*[.D$5])" office:value-type="date" office:date-value="1928-12-26T12:00:00">
            <text:p>12/26/1928 12:00:00</text:p>
          </table:table-cell>
          <table:table-cell table:style-name="ce9" table:formula="of:=[.E$4] + ([.$B50]*[.E$5])" office:value-type="date" office:date-value="1928-09-23T12:00:00">
            <text:p>09/23/1928 12:00:00</text:p>
          </table:table-cell>
          <table:table-cell table:style-name="ce10" table:formula="of:=[.F$4] + ([.$B50]*[.F$5])" office:value-type="date" office:date-value="1929-04-21T12:00:00">
            <text:p>04/21/1929 12:00:00</text:p>
          </table:table-cell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9" table:formula="of:=[.C$4] + ([.$B51]*[.C$5])" office:value-type="date" office:date-value="1928-02-05T12:00:00">
            <text:p>02/05/1928 12:00:00</text:p>
          </table:table-cell>
          <table:table-cell table:style-name="ce9" table:formula="of:=[.D$4] + ([.$B51]*[.D$5])" office:value-type="date" office:date-value="1929-01-14T12:00:00">
            <text:p>01/14/1929 12:00:00</text:p>
          </table:table-cell>
          <table:table-cell table:style-name="ce9" table:formula="of:=[.E$4] + ([.$B51]*[.E$5])" office:value-type="date" office:date-value="1928-10-04T12:00:00">
            <text:p>10/04/1928 12:00:00</text:p>
          </table:table-cell>
          <table:table-cell table:style-name="ce10" table:formula="of:=[.F$4] + ([.$B51]*[.F$5])" office:value-type="date" office:date-value="1929-05-07T12:00:00">
            <text:p>05/07/1929 12:00:00</text:p>
          </table:table-cell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9" table:formula="of:=[.C$4] + ([.$B52]*[.C$5])" office:value-type="date" office:date-value="1928-02-16T12:00:00">
            <text:p>02/16/1928 12:00:00</text:p>
          </table:table-cell>
          <table:table-cell table:style-name="ce10" table:formula="of:=[.D$4] + ([.$B52]*[.D$5])" office:value-type="date" office:date-value="1929-02-02T12:00:00">
            <text:p>02/02/1929 12:00:00</text:p>
          </table:table-cell>
          <table:table-cell table:style-name="ce10" table:formula="of:=[.E$4] + ([.$B52]*[.E$5])" office:value-type="date" office:date-value="1928-10-15T12:00:00">
            <text:p>10/15/1928 12:00:00</text:p>
          </table:table-cell>
          <table:table-cell table:style-name="ce10" table:formula="of:=[.F$4] + ([.$B52]*[.F$5])" office:value-type="date" office:date-value="1929-05-23T12:00:00">
            <text:p>05/23/1929 12:00:00</text:p>
          </table:table-cell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9" table:formula="of:=[.C$4] + ([.$B53]*[.C$5])" office:value-type="date" office:date-value="1928-02-27T12:00:00">
            <text:p>02/27/1928 12:00:00</text:p>
          </table:table-cell>
          <table:table-cell table:style-name="ce9" table:formula="of:=[.D$4] + ([.$B53]*[.D$5])" office:value-type="date" office:date-value="1929-02-21T12:00:00">
            <text:p>02/21/1929 12:00:00</text:p>
          </table:table-cell>
          <table:table-cell table:style-name="ce9" table:formula="of:=[.E$4] + ([.$B53]*[.E$5])" office:value-type="date" office:date-value="1928-10-26T12:00:00">
            <text:p>10/26/1928 12:00:00</text:p>
          </table:table-cell>
          <table:table-cell table:style-name="ce10" table:formula="of:=[.F$4] + ([.$B53]*[.F$5])" office:value-type="date" office:date-value="1929-06-08T12:00:00">
            <text:p>06/08/1929 12:00:00</text:p>
          </table:table-cell>
        </table:table-row>
        <table:table-row table:style-name="ro2">
          <table:table-cell/>
          <table:table-cell table:style-name="ce5" office:value-type="float" office:value="46">
            <text:p>46</text:p>
          </table:table-cell>
          <table:table-cell table:style-name="ce9" table:formula="of:=[.C$4] + ([.$B54]*[.C$5])" office:value-type="date" office:date-value="1928-03-09T12:00:00">
            <text:p>03/09/1928 12:00:00</text:p>
          </table:table-cell>
          <table:table-cell table:style-name="ce9" table:formula="of:=[.D$4] + ([.$B54]*[.D$5])" office:value-type="date" office:date-value="1929-03-12T12:00:00">
            <text:p>03/12/1929 12:00:00</text:p>
          </table:table-cell>
          <table:table-cell table:style-name="ce9" table:formula="of:=[.E$4] + ([.$B54]*[.E$5])" office:value-type="date" office:date-value="1928-11-06T12:00:00">
            <text:p>11/06/1928 12:00:00</text:p>
          </table:table-cell>
          <table:table-cell table:style-name="ce10" table:formula="of:=[.F$4] + ([.$B54]*[.F$5])" office:value-type="date" office:date-value="1929-06-24T12:00:00">
            <text:p>06/24/1929 12:00:00</text:p>
          </table:table-cell>
        </table:table-row>
        <table:table-row table:style-name="ro2">
          <table:table-cell/>
          <table:table-cell table:style-name="ce5" office:value-type="float" office:value="47">
            <text:p>47</text:p>
          </table:table-cell>
          <table:table-cell table:style-name="ce9" table:formula="of:=[.C$4] + ([.$B55]*[.C$5])" office:value-type="date" office:date-value="1928-03-20T12:00:00">
            <text:p>03/20/1928 12:00:00</text:p>
          </table:table-cell>
          <table:table-cell table:style-name="ce9" table:formula="of:=[.D$4] + ([.$B55]*[.D$5])" office:value-type="date" office:date-value="1929-03-31T12:00:00">
            <text:p>03/31/1929 12:00:00</text:p>
          </table:table-cell>
          <table:table-cell table:style-name="ce9" table:formula="of:=[.E$4] + ([.$B55]*[.E$5])" office:value-type="date" office:date-value="1928-11-17T12:00:00">
            <text:p>11/17/1928 12:00:00</text:p>
          </table:table-cell>
          <table:table-cell table:style-name="ce10" table:formula="of:=[.F$4] + ([.$B55]*[.F$5])" office:value-type="date" office:date-value="1929-07-10T12:00:00">
            <text:p>07/10/1929 12:00:00</text:p>
          </table:table-cell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9" table:formula="of:=[.C$4] + ([.$B56]*[.C$5])" office:value-type="date" office:date-value="1928-03-31T12:00:00">
            <text:p>03/31/1928 12:00:00</text:p>
          </table:table-cell>
          <table:table-cell table:style-name="ce9" table:formula="of:=[.D$4] + ([.$B56]*[.D$5])" office:value-type="date" office:date-value="1929-04-19T12:00:00">
            <text:p>04/19/1929 12:00:00</text:p>
          </table:table-cell>
          <table:table-cell table:style-name="ce9" table:formula="of:=[.E$4] + ([.$B56]*[.E$5])" office:value-type="date" office:date-value="1928-11-28T12:00:00">
            <text:p>11/28/1928 12:00:00</text:p>
          </table:table-cell>
          <table:table-cell table:style-name="ce10" table:formula="of:=[.F$4] + ([.$B56]*[.F$5])" office:value-type="date" office:date-value="1929-07-26T12:00:00">
            <text:p>07/26/1929 12:00:00</text:p>
          </table:table-cell>
        </table:table-row>
        <table:table-row table:style-name="ro2">
          <table:table-cell table:style-name="ce2"/>
          <table:table-cell table:style-name="ce5" office:value-type="float" office:value="49">
            <text:p>49</text:p>
          </table:table-cell>
          <table:table-cell table:style-name="ce9" table:formula="of:=[.C$4] + ([.$B57]*[.C$5])" office:value-type="date" office:date-value="1928-04-11T12:00:00">
            <text:p>04/11/1928 12:00:00</text:p>
          </table:table-cell>
          <table:table-cell table:style-name="ce9" table:formula="of:=[.D$4] + ([.$B57]*[.D$5])" office:value-type="date" office:date-value="1929-05-08T12:00:00">
            <text:p>05/08/1929 12:00:00</text:p>
          </table:table-cell>
          <table:table-cell table:style-name="ce9" table:formula="of:=[.E$4] + ([.$B57]*[.E$5])" office:value-type="date" office:date-value="1928-12-09T12:00:00">
            <text:p>12/09/1928 12:00:00</text:p>
          </table:table-cell>
          <table:table-cell table:style-name="ce10" table:formula="of:=[.F$4] + ([.$B57]*[.F$5])" office:value-type="date" office:date-value="1929-08-11T12:00:00">
            <text:p>08/11/1929 12:00:00</text:p>
          </table:table-cell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9" table:formula="of:=[.C$4] + ([.$B58]*[.C$5])" office:value-type="date" office:date-value="1928-04-22T12:00:00">
            <text:p>04/22/1928 12:00:00</text:p>
          </table:table-cell>
          <table:table-cell table:style-name="ce9" table:formula="of:=[.D$4] + ([.$B58]*[.D$5])" office:value-type="date" office:date-value="1929-05-27T12:00:00">
            <text:p>05/27/1929 12:00:00</text:p>
          </table:table-cell>
          <table:table-cell table:style-name="ce9" table:formula="of:=[.E$4] + ([.$B58]*[.E$5])" office:value-type="date" office:date-value="1928-12-20T12:00:00">
            <text:p>12/20/1928 12:00:00</text:p>
          </table:table-cell>
          <table:table-cell table:style-name="ce10" table:formula="of:=[.F$4] + ([.$B58]*[.F$5])" office:value-type="date" office:date-value="1929-08-27T12:00:00">
            <text:p>08/27/1929 12:00:00</text:p>
          </table:table-cell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9" table:formula="of:=[.C$4] + ([.$B59]*[.C$5])" office:value-type="date" office:date-value="1928-05-03T12:00:00">
            <text:p>05/03/1928 12:00:00</text:p>
          </table:table-cell>
          <table:table-cell table:style-name="ce9" table:formula="of:=[.D$4] + ([.$B59]*[.D$5])" office:value-type="date" office:date-value="1929-06-15T12:00:00">
            <text:p>06/15/1929 12:00:00</text:p>
          </table:table-cell>
          <table:table-cell table:style-name="ce9" table:formula="of:=[.E$4] + ([.$B59]*[.E$5])" office:value-type="date" office:date-value="1928-12-31T12:00:00">
            <text:p>12/31/1928 12:00:00</text:p>
          </table:table-cell>
          <table:table-cell table:style-name="ce10" table:formula="of:=[.F$4] + ([.$B59]*[.F$5])" office:value-type="date" office:date-value="1929-09-12T12:00:00">
            <text:p>09/12/1929 12:00:00</text:p>
          </table:table-cell>
        </table:table-row>
        <table:table-row table:style-name="ro2">
          <table:table-cell/>
          <table:table-cell table:style-name="ce5" office:value-type="float" office:value="52">
            <text:p>52</text:p>
          </table:table-cell>
          <table:table-cell table:style-name="ce9" table:formula="of:=[.C$4] + ([.$B60]*[.C$5])" office:value-type="date" office:date-value="1928-05-14T12:00:00">
            <text:p>05/14/1928 12:00:00</text:p>
          </table:table-cell>
          <table:table-cell table:style-name="ce9" table:formula="of:=[.D$4] + ([.$B60]*[.D$5])" office:value-type="date" office:date-value="1929-07-04T12:00:00">
            <text:p>07/04/1929 12:00:00</text:p>
          </table:table-cell>
          <table:table-cell table:style-name="ce9" table:formula="of:=[.E$4] + ([.$B60]*[.E$5])" office:value-type="date" office:date-value="1929-01-11T12:00:00">
            <text:p>01/11/1929 12:00:00</text:p>
          </table:table-cell>
          <table:table-cell table:style-name="ce10" table:formula="of:=[.F$4] + ([.$B60]*[.F$5])" office:value-type="date" office:date-value="1929-09-28T12:00:00">
            <text:p>09/28/1929 12:00:00</text:p>
          </table:table-cell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9" table:formula="of:=[.C$4] + ([.$B61]*[.C$5])" office:value-type="date" office:date-value="1928-05-25T12:00:00">
            <text:p>05/25/1928 12:00:00</text:p>
          </table:table-cell>
          <table:table-cell table:style-name="ce9" table:formula="of:=[.D$4] + ([.$B61]*[.D$5])" office:value-type="date" office:date-value="1929-07-23T12:00:00">
            <text:p>07/23/1929 12:00:00</text:p>
          </table:table-cell>
          <table:table-cell table:style-name="ce9" table:formula="of:=[.E$4] + ([.$B61]*[.E$5])" office:value-type="date" office:date-value="1929-01-22T12:00:00">
            <text:p>01/22/1929 12:00:00</text:p>
          </table:table-cell>
          <table:table-cell table:style-name="ce10" table:formula="of:=[.F$4] + ([.$B61]*[.F$5])" office:value-type="date" office:date-value="1929-10-14T12:00:00">
            <text:p>10/14/1929 12:00:00</text:p>
          </table:table-cell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9" table:formula="of:=[.C$4] + ([.$B62]*[.C$5])" office:value-type="date" office:date-value="1928-06-05T12:00:00">
            <text:p>06/05/1928 12:00:00</text:p>
          </table:table-cell>
          <table:table-cell table:style-name="ce9" table:formula="of:=[.D$4] + ([.$B62]*[.D$5])" office:value-type="date" office:date-value="1929-08-11T12:00:00">
            <text:p>08/11/1929 12:00:00</text:p>
          </table:table-cell>
          <table:table-cell table:style-name="ce8" table:formula="of:=[.E$4] + ([.$B62]*[.E$5])" office:value-type="date" office:date-value="1929-02-02T12:00:00">
            <text:p>02/02/1929 12:00:00</text:p>
          </table:table-cell>
          <table:table-cell table:style-name="ce10" table:formula="of:=[.F$4] + ([.$B62]*[.F$5])" office:value-type="date" office:date-value="1929-10-30T12:00:00">
            <text:p>10/30/1929 12:00:00</text:p>
          </table:table-cell>
        </table:table-row>
        <table:table-row table:style-name="ro2">
          <table:table-cell/>
          <table:table-cell table:style-name="ce5" office:value-type="float" office:value="55">
            <text:p>55</text:p>
          </table:table-cell>
          <table:table-cell table:style-name="ce9" table:formula="of:=[.C$4] + ([.$B63]*[.C$5])" office:value-type="date" office:date-value="1928-06-16T12:00:00">
            <text:p>06/16/1928 12:00:00</text:p>
          </table:table-cell>
          <table:table-cell table:style-name="ce9" table:formula="of:=[.D$4] + ([.$B63]*[.D$5])" office:value-type="date" office:date-value="1929-08-30T12:00:00">
            <text:p>08/30/1929 12:00:00</text:p>
          </table:table-cell>
          <table:table-cell table:style-name="ce8" table:formula="of:=[.E$4] + ([.$B63]*[.E$5])" office:value-type="date" office:date-value="1929-02-13T12:00:00">
            <text:p>02/13/1929 12:00:00</text:p>
          </table:table-cell>
          <table:table-cell table:style-name="ce10" table:formula="of:=[.F$4] + ([.$B63]*[.F$5])" office:value-type="date" office:date-value="1929-11-15T12:00:00">
            <text:p>11/15/1929 12:00:00</text:p>
          </table:table-cell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9" table:formula="of:=[.C$4] + ([.$B64]*[.C$5])" office:value-type="date" office:date-value="1928-06-27T12:00:00">
            <text:p>06/27/1928 12:00:00</text:p>
          </table:table-cell>
          <table:table-cell table:style-name="ce9" table:formula="of:=[.D$4] + ([.$B64]*[.D$5])" office:value-type="date" office:date-value="1929-09-18T12:00:00">
            <text:p>09/18/1929 12:00:00</text:p>
          </table:table-cell>
          <table:table-cell table:style-name="ce8" table:formula="of:=[.E$4] + ([.$B64]*[.E$5])" office:value-type="date" office:date-value="1929-02-24T12:00:00">
            <text:p>02/24/1929 12:00:00</text:p>
          </table:table-cell>
          <table:table-cell table:style-name="ce10" table:formula="of:=[.F$4] + ([.$B64]*[.F$5])" office:value-type="date" office:date-value="1929-12-01T12:00:00">
            <text:p>12/01/1929 12:00:00</text:p>
          </table:table-cell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9" table:formula="of:=[.C$4] + ([.$B65]*[.C$5])" office:value-type="date" office:date-value="1928-07-08T12:00:00">
            <text:p>07/08/1928 12:00:00</text:p>
          </table:table-cell>
          <table:table-cell table:style-name="ce9" table:formula="of:=[.D$4] + ([.$B65]*[.D$5])" office:value-type="date" office:date-value="1929-10-07T12:00:00">
            <text:p>10/07/1929 12:00:00</text:p>
          </table:table-cell>
          <table:table-cell table:style-name="ce8" table:formula="of:=[.E$4] + ([.$B65]*[.E$5])" office:value-type="date" office:date-value="1929-03-07T12:00:00">
            <text:p>03/07/1929 12:00:00</text:p>
          </table:table-cell>
          <table:table-cell table:style-name="ce10" table:formula="of:=[.F$4] + ([.$B65]*[.F$5])" office:value-type="date" office:date-value="1929-12-17T12:00:00">
            <text:p>12/17/1929 12:00:00</text:p>
          </table:table-cell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9" table:formula="of:=[.C$4] + ([.$B66]*[.C$5])" office:value-type="date" office:date-value="1928-07-19T12:00:00">
            <text:p>07/19/1928 12:00:00</text:p>
          </table:table-cell>
          <table:table-cell table:style-name="ce9" table:formula="of:=[.D$4] + ([.$B66]*[.D$5])" office:value-type="date" office:date-value="1929-10-26T12:00:00">
            <text:p>10/26/1929 12:00:00</text:p>
          </table:table-cell>
          <table:table-cell table:style-name="ce8" table:formula="of:=[.E$4] + ([.$B66]*[.E$5])" office:value-type="date" office:date-value="1929-03-18T12:00:00">
            <text:p>03/18/1929 12:00:00</text:p>
          </table:table-cell>
          <table:table-cell table:style-name="ce10" table:formula="of:=[.F$4] + ([.$B66]*[.F$5])" office:value-type="date" office:date-value="1930-01-02T12:00:00">
            <text:p>01/02/1930 12:00:00</text:p>
          </table:table-cell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9" table:formula="of:=[.C$4] + ([.$B67]*[.C$5])" office:value-type="date" office:date-value="1928-07-30T12:00:00">
            <text:p>07/30/1928 12:00:00</text:p>
          </table:table-cell>
          <table:table-cell table:style-name="ce9" table:formula="of:=[.D$4] + ([.$B67]*[.D$5])" office:value-type="date" office:date-value="1929-11-14T12:00:00">
            <text:p>11/14/1929 12:00:00</text:p>
          </table:table-cell>
          <table:table-cell table:style-name="ce8" table:formula="of:=[.E$4] + ([.$B67]*[.E$5])" office:value-type="date" office:date-value="1929-03-29T12:00:00">
            <text:p>03/29/1929 12:00:00</text:p>
          </table:table-cell>
          <table:table-cell table:style-name="ce10" table:formula="of:=[.F$4] + ([.$B67]*[.F$5])" office:value-type="date" office:date-value="1930-01-18T12:00:00">
            <text:p>01/18/1930 12:00:00</text:p>
          </table:table-cell>
        </table:table-row>
        <table:table-row table:style-name="ro2">
          <table:table-cell/>
          <table:table-cell table:style-name="ce5" office:value-type="float" office:value="60">
            <text:p>60</text:p>
          </table:table-cell>
          <table:table-cell table:style-name="ce9" table:formula="of:=[.C$4] + ([.$B68]*[.C$5])" office:value-type="date" office:date-value="1928-08-10T12:00:00">
            <text:p>08/10/1928 12:00:00</text:p>
          </table:table-cell>
          <table:table-cell table:style-name="ce9" table:formula="of:=[.D$4] + ([.$B68]*[.D$5])" office:value-type="date" office:date-value="1929-12-03T12:00:00">
            <text:p>12/03/1929 12:00:00</text:p>
          </table:table-cell>
          <table:table-cell table:style-name="ce8" table:formula="of:=[.E$4] + ([.$B68]*[.E$5])" office:value-type="date" office:date-value="1929-04-09T12:00:00">
            <text:p>04/09/1929 12:00:00</text:p>
          </table:table-cell>
          <table:table-cell table:style-name="ce10" table:formula="of:=[.F$4] + ([.$B68]*[.F$5])" office:value-type="date" office:date-value="1930-02-03T12:00:00">
            <text:p>02/03/1930 12:00:00</text:p>
          </table:table-cell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9" table:formula="of:=[.C$4] + ([.$B69]*[.C$5])" office:value-type="date" office:date-value="1928-08-21T12:00:00">
            <text:p>08/21/1928 12:00:00</text:p>
          </table:table-cell>
          <table:table-cell table:style-name="ce9" table:formula="of:=[.D$4] + ([.$B69]*[.D$5])" office:value-type="date" office:date-value="1929-12-22T12:00:00">
            <text:p>12/22/1929 12:00:00</text:p>
          </table:table-cell>
          <table:table-cell table:style-name="ce8" table:formula="of:=[.E$4] + ([.$B69]*[.E$5])" office:value-type="date" office:date-value="1929-04-20T12:00:00">
            <text:p>04/20/1929 12:00:00</text:p>
          </table:table-cell>
          <table:table-cell table:style-name="ce10" table:formula="of:=[.F$4] + ([.$B69]*[.F$5])" office:value-type="date" office:date-value="1930-02-19T12:00:00">
            <text:p>02/19/1930 12:00:00</text:p>
          </table:table-cell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9" table:formula="of:=[.C$4] + ([.$B70]*[.C$5])" office:value-type="date" office:date-value="1928-09-01T12:00:00">
            <text:p>09/01/1928 12:00:00</text:p>
          </table:table-cell>
          <table:table-cell table:style-name="ce9" table:formula="of:=[.D$4] + ([.$B70]*[.D$5])" office:value-type="date" office:date-value="1930-01-10T12:00:00">
            <text:p>01/10/1930 12:00:00</text:p>
          </table:table-cell>
          <table:table-cell table:style-name="ce9" table:formula="of:=[.E$4] + ([.$B70]*[.E$5])" office:value-type="date" office:date-value="1929-05-01T12:00:00">
            <text:p>05/01/1929 12:00:00</text:p>
          </table:table-cell>
          <table:table-cell table:style-name="ce10" table:formula="of:=[.F$4] + ([.$B70]*[.F$5])" office:value-type="date" office:date-value="1930-03-07T12:00:00">
            <text:p>03/07/1930 12:00:00</text:p>
          </table:table-cell>
        </table:table-row>
        <table:table-row table:style-name="ro2">
          <table:table-cell/>
          <table:table-cell table:style-name="ce5" office:value-type="float" office:value="63">
            <text:p>63</text:p>
          </table:table-cell>
          <table:table-cell table:style-name="ce9" table:formula="of:=[.C$4] + ([.$B71]*[.C$5])" office:value-type="date" office:date-value="1928-09-12T12:00:00">
            <text:p>09/12/1928 12:00:00</text:p>
          </table:table-cell>
          <table:table-cell table:style-name="ce9" table:formula="of:=[.D$4] + ([.$B71]*[.D$5])" office:value-type="date" office:date-value="1930-01-29T12:00:00">
            <text:p>01/29/1930 12:00:00</text:p>
          </table:table-cell>
          <table:table-cell table:style-name="ce9" table:formula="of:=[.E$4] + ([.$B71]*[.E$5])" office:value-type="date" office:date-value="1929-05-12T12:00:00">
            <text:p>05/12/1929 12:00:00</text:p>
          </table:table-cell>
          <table:table-cell table:style-name="ce10" table:formula="of:=[.F$4] + ([.$B71]*[.F$5])" office:value-type="date" office:date-value="1930-03-23T12:00:00">
            <text:p>03/23/1930 12:00:00</text:p>
          </table:table-cell>
        </table:table-row>
        <table:table-row table:style-name="ro2">
          <table:table-cell/>
          <table:table-cell table:style-name="ce5" office:value-type="float" office:value="64">
            <text:p>64</text:p>
          </table:table-cell>
          <table:table-cell table:style-name="ce9" table:formula="of:=[.C$4] + ([.$B72]*[.C$5])" office:value-type="date" office:date-value="1928-09-23T12:00:00">
            <text:p>09/23/1928 12:00:00</text:p>
          </table:table-cell>
          <table:table-cell table:style-name="ce9" table:formula="of:=[.D$4] + ([.$B72]*[.D$5])" office:value-type="date" office:date-value="1930-02-17T12:00:00">
            <text:p>02/17/1930 12:00:00</text:p>
          </table:table-cell>
          <table:table-cell table:style-name="ce9" table:formula="of:=[.E$4] + ([.$B72]*[.E$5])" office:value-type="date" office:date-value="1929-05-23T12:00:00">
            <text:p>05/23/1929 12:00:00</text:p>
          </table:table-cell>
          <table:table-cell table:style-name="ce10" table:formula="of:=[.F$4] + ([.$B72]*[.F$5])" office:value-type="date" office:date-value="1930-04-08T12:00:00">
            <text:p>04/08/1930 12:00:00</text:p>
          </table:table-cell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9" table:formula="of:=[.C$4] + ([.$B73]*[.C$5])" office:value-type="date" office:date-value="1928-10-04T12:00:00">
            <text:p>10/04/1928 12:00:00</text:p>
          </table:table-cell>
          <table:table-cell table:style-name="ce9" table:formula="of:=[.D$4] + ([.$B73]*[.D$5])" office:value-type="date" office:date-value="1930-03-08T12:00:00">
            <text:p>03/08/1930 12:00:00</text:p>
          </table:table-cell>
          <table:table-cell table:style-name="ce9" table:formula="of:=[.E$4] + ([.$B73]*[.E$5])" office:value-type="date" office:date-value="1929-06-03T12:00:00">
            <text:p>06/03/1929 12:00:00</text:p>
          </table:table-cell>
          <table:table-cell table:style-name="ce9" table:formula="of:=[.F$4] + ([.$B73]*[.F$5])" office:value-type="date" office:date-value="1930-04-24T12:00:00">
            <text:p>04/24/1930 12:00:00</text:p>
          </table:table-cell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9" table:formula="of:=[.C$4] + ([.$B74]*[.C$5])" office:value-type="date" office:date-value="1928-10-15T12:00:00">
            <text:p>10/15/1928 12:00:00</text:p>
          </table:table-cell>
          <table:table-cell table:style-name="ce9" table:formula="of:=[.D$4] + ([.$B74]*[.D$5])" office:value-type="date" office:date-value="1930-03-27T12:00:00">
            <text:p>03/27/1930 12:00:00</text:p>
          </table:table-cell>
          <table:table-cell table:style-name="ce9" table:formula="of:=[.E$4] + ([.$B74]*[.E$5])" office:value-type="date" office:date-value="1929-06-14T12:00:00">
            <text:p>06/14/1929 12:00:00</text:p>
          </table:table-cell>
          <table:table-cell table:style-name="ce9" table:formula="of:=[.F$4] + ([.$B74]*[.F$5])" office:value-type="date" office:date-value="1930-05-10T12:00:00">
            <text:p>05/10/1930 12:00:00</text:p>
          </table:table-cell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9" table:formula="of:=[.C$4] + ([.$B75]*[.C$5])" office:value-type="date" office:date-value="1928-10-26T12:00:00">
            <text:p>10/26/1928 12:00:00</text:p>
          </table:table-cell>
          <table:table-cell table:style-name="ce9" table:formula="of:=[.D$4] + ([.$B75]*[.D$5])" office:value-type="date" office:date-value="1930-04-15T12:00:00">
            <text:p>04/15/1930 12:00:00</text:p>
          </table:table-cell>
          <table:table-cell table:style-name="ce9" table:formula="of:=[.E$4] + ([.$B75]*[.E$5])" office:value-type="date" office:date-value="1929-06-25T12:00:00">
            <text:p>06/25/1929 12:00:00</text:p>
          </table:table-cell>
          <table:table-cell table:style-name="ce9" table:formula="of:=[.F$4] + ([.$B75]*[.F$5])" office:value-type="date" office:date-value="1930-05-26T12:00:00">
            <text:p>05/26/1930 12:00:00</text:p>
          </table:table-cell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9" table:formula="of:=[.C$4] + ([.$B76]*[.C$5])" office:value-type="date" office:date-value="1928-11-06T12:00:00">
            <text:p>11/06/1928 12:00:00</text:p>
          </table:table-cell>
          <table:table-cell table:style-name="ce9" table:formula="of:=[.D$4] + ([.$B76]*[.D$5])" office:value-type="date" office:date-value="1930-05-04T12:00:00">
            <text:p>05/04/1930 12:00:00</text:p>
          </table:table-cell>
          <table:table-cell table:style-name="ce9" table:formula="of:=[.E$4] + ([.$B76]*[.E$5])" office:value-type="date" office:date-value="1929-07-06T12:00:00">
            <text:p>07/06/1929 12:00:00</text:p>
          </table:table-cell>
          <table:table-cell table:style-name="ce9" table:formula="of:=[.F$4] + ([.$B76]*[.F$5])" office:value-type="date" office:date-value="1930-06-11T12:00:00">
            <text:p>06/11/1930 12:00:00</text:p>
          </table:table-cell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9" table:formula="of:=[.C$4] + ([.$B77]*[.C$5])" office:value-type="date" office:date-value="1928-11-17T12:00:00">
            <text:p>11/17/1928 12:00:00</text:p>
          </table:table-cell>
          <table:table-cell table:style-name="ce9" table:formula="of:=[.D$4] + ([.$B77]*[.D$5])" office:value-type="date" office:date-value="1930-05-23T12:00:00">
            <text:p>05/23/1930 12:00:00</text:p>
          </table:table-cell>
          <table:table-cell table:style-name="ce9" table:formula="of:=[.E$4] + ([.$B77]*[.E$5])" office:value-type="date" office:date-value="1929-07-17T12:00:00">
            <text:p>07/17/1929 12:00:00</text:p>
          </table:table-cell>
          <table:table-cell table:style-name="ce9" table:formula="of:=[.F$4] + ([.$B77]*[.F$5])" office:value-type="date" office:date-value="1930-06-27T12:00:00">
            <text:p>06/27/1930 12:00:00</text:p>
          </table:table-cell>
        </table:table-row>
        <table:table-row table:style-name="ro2">
          <table:table-cell/>
          <table:table-cell table:style-name="ce5" office:value-type="float" office:value="70">
            <text:p>70</text:p>
          </table:table-cell>
          <table:table-cell table:style-name="ce9" table:formula="of:=[.C$4] + ([.$B78]*[.C$5])" office:value-type="date" office:date-value="1928-11-28T12:00:00">
            <text:p>11/28/1928 12:00:00</text:p>
          </table:table-cell>
          <table:table-cell table:style-name="ce9" table:formula="of:=[.D$4] + ([.$B78]*[.D$5])" office:value-type="date" office:date-value="1930-06-11T12:00:00">
            <text:p>06/11/1930 12:00:00</text:p>
          </table:table-cell>
          <table:table-cell table:style-name="ce9" table:formula="of:=[.E$4] + ([.$B78]*[.E$5])" office:value-type="date" office:date-value="1929-07-28T12:00:00">
            <text:p>07/28/1929 12:00:00</text:p>
          </table:table-cell>
          <table:table-cell table:style-name="ce9" table:formula="of:=[.F$4] + ([.$B78]*[.F$5])" office:value-type="date" office:date-value="1930-07-13T12:00:00">
            <text:p>07/13/1930 12:00:00</text:p>
          </table:table-cell>
        </table:table-row>
        <table:table-row table:style-name="ro2">
          <table:table-cell/>
          <table:table-cell table:style-name="ce5" office:value-type="float" office:value="71">
            <text:p>71</text:p>
          </table:table-cell>
          <table:table-cell table:style-name="ce9" table:formula="of:=[.C$4] + ([.$B79]*[.C$5])" office:value-type="date" office:date-value="1928-12-09T12:00:00">
            <text:p>12/09/1928 12:00:00</text:p>
          </table:table-cell>
          <table:table-cell table:style-name="ce9" table:formula="of:=[.D$4] + ([.$B79]*[.D$5])" office:value-type="date" office:date-value="1930-06-30T12:00:00">
            <text:p>06/30/1930 12:00:00</text:p>
          </table:table-cell>
          <table:table-cell table:style-name="ce9" table:formula="of:=[.E$4] + ([.$B79]*[.E$5])" office:value-type="date" office:date-value="1929-08-08T12:00:00">
            <text:p>08/08/1929 12:00:00</text:p>
          </table:table-cell>
          <table:table-cell table:style-name="ce9" table:formula="of:=[.F$4] + ([.$B79]*[.F$5])" office:value-type="date" office:date-value="1930-07-29T12:00:00">
            <text:p>07/29/1930 12:00:00</text:p>
          </table:table-cell>
        </table:table-row>
        <table:table-row table:style-name="ro2">
          <table:table-cell/>
          <table:table-cell table:style-name="ce5" office:value-type="float" office:value="72">
            <text:p>72</text:p>
          </table:table-cell>
          <table:table-cell table:style-name="ce9" table:formula="of:=[.C$4] + ([.$B80]*[.C$5])" office:value-type="date" office:date-value="1928-12-20T12:00:00">
            <text:p>12/20/1928 12:00:00</text:p>
          </table:table-cell>
          <table:table-cell table:style-name="ce9" table:formula="of:=[.D$4] + ([.$B80]*[.D$5])" office:value-type="date" office:date-value="1930-07-19T12:00:00">
            <text:p>07/19/1930 12:00:00</text:p>
          </table:table-cell>
          <table:table-cell table:style-name="ce9" table:formula="of:=[.E$4] + ([.$B80]*[.E$5])" office:value-type="date" office:date-value="1929-08-19T12:00:00">
            <text:p>08/19/1929 12:00:00</text:p>
          </table:table-cell>
          <table:table-cell table:style-name="ce9" table:formula="of:=[.F$4] + ([.$B80]*[.F$5])" office:value-type="date" office:date-value="1930-08-14T12:00:00">
            <text:p>08/14/1930 12:00:00</text:p>
          </table:table-cell>
        </table:table-row>
        <table:table-row table:style-name="ro2">
          <table:table-cell/>
          <table:table-cell table:style-name="ce5" office:value-type="float" office:value="73">
            <text:p>73</text:p>
          </table:table-cell>
          <table:table-cell table:style-name="ce9" table:formula="of:=[.C$4] + ([.$B81]*[.C$5])" office:value-type="date" office:date-value="1928-12-31T12:00:00">
            <text:p>12/31/1928 12:00:00</text:p>
          </table:table-cell>
          <table:table-cell table:style-name="ce9" table:formula="of:=[.D$4] + ([.$B81]*[.D$5])" office:value-type="date" office:date-value="1930-08-07T12:00:00">
            <text:p>08/07/1930 12:00:00</text:p>
          </table:table-cell>
          <table:table-cell table:style-name="ce9" table:formula="of:=[.E$4] + ([.$B81]*[.E$5])" office:value-type="date" office:date-value="1929-08-30T12:00:00">
            <text:p>08/30/1929 12:00:00</text:p>
          </table:table-cell>
          <table:table-cell table:style-name="ce9" table:formula="of:=[.F$4] + ([.$B81]*[.F$5])" office:value-type="date" office:date-value="1930-08-30T12:00:00">
            <text:p>08/30/1930 12:00:00</text:p>
          </table:table-cell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9" table:formula="of:=[.C$4] + ([.$B82]*[.C$5])" office:value-type="date" office:date-value="1929-01-11T12:00:00">
            <text:p>01/11/1929 12:00:00</text:p>
          </table:table-cell>
          <table:table-cell table:style-name="ce9" table:formula="of:=[.D$4] + ([.$B82]*[.D$5])" office:value-type="date" office:date-value="1930-08-26T12:00:00">
            <text:p>08/26/1930 12:00:00</text:p>
          </table:table-cell>
          <table:table-cell table:style-name="ce9" table:formula="of:=[.E$4] + ([.$B82]*[.E$5])" office:value-type="date" office:date-value="1929-09-10T12:00:00">
            <text:p>09/10/1929 12:00:00</text:p>
          </table:table-cell>
          <table:table-cell table:style-name="ce9" table:formula="of:=[.F$4] + ([.$B82]*[.F$5])" office:value-type="date" office:date-value="1930-09-15T12:00:00">
            <text:p>09/15/1930 12:00:00</text:p>
          </table:table-cell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9" table:formula="of:=[.C$4] + ([.$B83]*[.C$5])" office:value-type="date" office:date-value="1929-01-22T12:00:00">
            <text:p>01/22/1929 12:00:00</text:p>
          </table:table-cell>
          <table:table-cell table:style-name="ce9" table:formula="of:=[.D$4] + ([.$B83]*[.D$5])" office:value-type="date" office:date-value="1930-09-14T12:00:00">
            <text:p>09/14/1930 12:00:00</text:p>
          </table:table-cell>
          <table:table-cell table:style-name="ce9" table:formula="of:=[.E$4] + ([.$B83]*[.E$5])" office:value-type="date" office:date-value="1929-09-21T12:00:00">
            <text:p>09/21/1929 12:00:00</text:p>
          </table:table-cell>
          <table:table-cell table:style-name="ce9" table:formula="of:=[.F$4] + ([.$B83]*[.F$5])" office:value-type="date" office:date-value="1930-10-01T12:00:00">
            <text:p>10/01/1930 12:00:00</text:p>
          </table:table-cell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8" table:formula="of:=[.C$4] + ([.$B84]*[.C$5])" office:value-type="date" office:date-value="1929-02-02T12:00:00">
            <text:p>02/02/1929 12:00:00</text:p>
          </table:table-cell>
          <table:table-cell table:style-name="ce9" table:formula="of:=[.D$4] + ([.$B84]*[.D$5])" office:value-type="date" office:date-value="1930-10-03T12:00:00">
            <text:p>10/03/1930 12:00:00</text:p>
          </table:table-cell>
          <table:table-cell table:style-name="ce9" table:formula="of:=[.E$4] + ([.$B84]*[.E$5])" office:value-type="date" office:date-value="1929-10-02T12:00:00">
            <text:p>10/02/1929 12:00:00</text:p>
          </table:table-cell>
          <table:table-cell table:style-name="ce9" table:formula="of:=[.F$4] + ([.$B84]*[.F$5])" office:value-type="date" office:date-value="1930-10-17T12:00:00">
            <text:p>10/17/1930 12:00:00</text:p>
          </table:table-cell>
        </table:table-row>
        <table:table-row table:style-name="ro2">
          <table:table-cell/>
          <table:table-cell table:style-name="ce5" office:value-type="float" office:value="77">
            <text:p>77</text:p>
          </table:table-cell>
          <table:table-cell table:style-name="ce8" table:formula="of:=[.C$4] + ([.$B85]*[.C$5])" office:value-type="date" office:date-value="1929-02-13T12:00:00">
            <text:p>02/13/1929 12:00:00</text:p>
          </table:table-cell>
          <table:table-cell table:style-name="ce9" table:formula="of:=[.D$4] + ([.$B85]*[.D$5])" office:value-type="date" office:date-value="1930-10-22T12:00:00">
            <text:p>10/22/1930 12:00:00</text:p>
          </table:table-cell>
          <table:table-cell table:style-name="ce9" table:formula="of:=[.E$4] + ([.$B85]*[.E$5])" office:value-type="date" office:date-value="1929-10-13T12:00:00">
            <text:p>10/13/1929 12:00:00</text:p>
          </table:table-cell>
          <table:table-cell table:style-name="ce9" table:formula="of:=[.F$4] + ([.$B85]*[.F$5])" office:value-type="date" office:date-value="1930-11-02T12:00:00">
            <text:p>11/02/1930 12:00:00</text:p>
          </table:table-cell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8" table:formula="of:=[.C$4] + ([.$B86]*[.C$5])" office:value-type="date" office:date-value="1929-02-24T12:00:00">
            <text:p>02/24/1929 12:00:00</text:p>
          </table:table-cell>
          <table:table-cell table:style-name="ce9" table:formula="of:=[.D$4] + ([.$B86]*[.D$5])" office:value-type="date" office:date-value="1930-11-10T12:00:00">
            <text:p>11/10/1930 12:00:00</text:p>
          </table:table-cell>
          <table:table-cell table:style-name="ce9" table:formula="of:=[.E$4] + ([.$B86]*[.E$5])" office:value-type="date" office:date-value="1929-10-24T12:00:00">
            <text:p>10/24/1929 12:00:00</text:p>
          </table:table-cell>
          <table:table-cell table:style-name="ce9" table:formula="of:=[.F$4] + ([.$B86]*[.F$5])" office:value-type="date" office:date-value="1930-11-18T12:00:00">
            <text:p>11/18/1930 12:00:00</text:p>
          </table:table-cell>
        </table:table-row>
        <table:table-row table:style-name="ro2">
          <table:table-cell/>
          <table:table-cell table:style-name="ce5" office:value-type="float" office:value="79">
            <text:p>79</text:p>
          </table:table-cell>
          <table:table-cell table:style-name="ce8" table:formula="of:=[.C$4] + ([.$B87]*[.C$5])" office:value-type="date" office:date-value="1929-03-07T12:00:00">
            <text:p>03/07/1929 12:00:00</text:p>
          </table:table-cell>
          <table:table-cell table:style-name="ce9" table:formula="of:=[.D$4] + ([.$B87]*[.D$5])" office:value-type="date" office:date-value="1930-11-29T12:00:00">
            <text:p>11/29/1930 12:00:00</text:p>
          </table:table-cell>
          <table:table-cell table:style-name="ce9" table:formula="of:=[.E$4] + ([.$B87]*[.E$5])" office:value-type="date" office:date-value="1929-11-04T12:00:00">
            <text:p>11/04/1929 12:00:00</text:p>
          </table:table-cell>
          <table:table-cell table:style-name="ce9" table:formula="of:=[.F$4] + ([.$B87]*[.F$5])" office:value-type="date" office:date-value="1930-12-04T12:00:00">
            <text:p>12/04/1930 12:00:00</text:p>
          </table:table-cell>
        </table:table-row>
        <table:table-row table:style-name="ro2">
          <table:table-cell/>
          <table:table-cell table:style-name="ce5" office:value-type="float" office:value="80">
            <text:p>80</text:p>
          </table:table-cell>
          <table:table-cell table:style-name="ce8" table:formula="of:=[.C$4] + ([.$B88]*[.C$5])" office:value-type="date" office:date-value="1929-03-18T12:00:00">
            <text:p>03/18/1929 12:00:00</text:p>
          </table:table-cell>
          <table:table-cell table:style-name="ce9" table:formula="of:=[.D$4] + ([.$B88]*[.D$5])" office:value-type="date" office:date-value="1930-12-18T12:00:00">
            <text:p>12/18/1930 12:00:00</text:p>
          </table:table-cell>
          <table:table-cell table:style-name="ce9" table:formula="of:=[.E$4] + ([.$B88]*[.E$5])" office:value-type="date" office:date-value="1929-11-15T12:00:00">
            <text:p>11/15/1929 12:00:00</text:p>
          </table:table-cell>
          <table:table-cell table:style-name="ce9" table:formula="of:=[.F$4] + ([.$B88]*[.F$5])" office:value-type="date" office:date-value="1930-12-20T12:00:00">
            <text:p>12/20/1930 12:00:00</text:p>
          </table:table-cell>
        </table:table-row>
        <table:table-row table:style-name="ro2">
          <table:table-cell/>
          <table:table-cell table:style-name="ce5" office:value-type="float" office:value="81">
            <text:p>81</text:p>
          </table:table-cell>
          <table:table-cell table:style-name="ce8" table:formula="of:=[.C$4] + ([.$B89]*[.C$5])" office:value-type="date" office:date-value="1929-03-29T12:00:00">
            <text:p>03/29/1929 12:00:00</text:p>
          </table:table-cell>
          <table:table-cell table:style-name="ce9" table:formula="of:=[.D$4] + ([.$B89]*[.D$5])" office:value-type="date" office:date-value="1931-01-06T12:00:00">
            <text:p>01/06/1931 12:00:00</text:p>
          </table:table-cell>
          <table:table-cell table:style-name="ce9" table:formula="of:=[.E$4] + ([.$B89]*[.E$5])" office:value-type="date" office:date-value="1929-11-26T12:00:00">
            <text:p>11/26/1929 12:00:00</text:p>
          </table:table-cell>
          <table:table-cell table:style-name="ce9" table:formula="of:=[.F$4] + ([.$B89]*[.F$5])" office:value-type="date" office:date-value="1931-01-05T12:00:00">
            <text:p>01/05/1931 12:00:00</text:p>
          </table:table-cell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8" table:formula="of:=[.C$4] + ([.$B90]*[.C$5])" office:value-type="date" office:date-value="1929-04-09T12:00:00">
            <text:p>04/09/1929 12:00:00</text:p>
          </table:table-cell>
          <table:table-cell table:style-name="ce9" table:formula="of:=[.D$4] + ([.$B90]*[.D$5])" office:value-type="date" office:date-value="1931-01-25T12:00:00">
            <text:p>01/25/1931 12:00:00</text:p>
          </table:table-cell>
          <table:table-cell table:style-name="ce9" table:formula="of:=[.E$4] + ([.$B90]*[.E$5])" office:value-type="date" office:date-value="1929-12-07T12:00:00">
            <text:p>12/07/1929 12:00:00</text:p>
          </table:table-cell>
          <table:table-cell table:style-name="ce9" table:formula="of:=[.F$4] + ([.$B90]*[.F$5])" office:value-type="date" office:date-value="1931-01-21T12:00:00">
            <text:p>01/21/1931 12:00:00</text:p>
          </table:table-cell>
        </table:table-row>
        <table:table-row table:style-name="ro2">
          <table:table-cell/>
          <table:table-cell table:style-name="ce5" office:value-type="float" office:value="83">
            <text:p>83</text:p>
          </table:table-cell>
          <table:table-cell table:style-name="ce8" table:formula="of:=[.C$4] + ([.$B91]*[.C$5])" office:value-type="date" office:date-value="1929-04-20T12:00:00">
            <text:p>04/20/1929 12:00:00</text:p>
          </table:table-cell>
          <table:table-cell table:style-name="ce9" table:formula="of:=[.D$4] + ([.$B91]*[.D$5])" office:value-type="date" office:date-value="1931-02-13T12:00:00">
            <text:p>02/13/1931 12:00:00</text:p>
          </table:table-cell>
          <table:table-cell table:style-name="ce9" table:formula="of:=[.E$4] + ([.$B91]*[.E$5])" office:value-type="date" office:date-value="1929-12-18T12:00:00">
            <text:p>12/18/1929 12:00:00</text:p>
          </table:table-cell>
          <table:table-cell table:style-name="ce9" table:formula="of:=[.F$4] + ([.$B91]*[.F$5])" office:value-type="date" office:date-value="1931-02-06T12:00:00">
            <text:p>02/06/1931 12:00:00</text:p>
          </table:table-cell>
        </table:table-row>
        <table:table-row table:style-name="ro2">
          <table:table-cell/>
          <table:table-cell table:style-name="ce5" office:value-type="float" office:value="84">
            <text:p>84</text:p>
          </table:table-cell>
          <table:table-cell table:style-name="ce8" table:formula="of:=[.C$4] + ([.$B92]*[.C$5])" office:value-type="date" office:date-value="1929-05-01T12:00:00">
            <text:p>05/01/1929 12:00:00</text:p>
          </table:table-cell>
          <table:table-cell table:style-name="ce9" table:formula="of:=[.D$4] + ([.$B92]*[.D$5])" office:value-type="date" office:date-value="1931-03-04T12:00:00">
            <text:p>03/04/1931 12:00:00</text:p>
          </table:table-cell>
          <table:table-cell table:style-name="ce9" table:formula="of:=[.E$4] + ([.$B92]*[.E$5])" office:value-type="date" office:date-value="1929-12-29T12:00:00">
            <text:p>12/29/1929 12:00:00</text:p>
          </table:table-cell>
          <table:table-cell table:style-name="ce9" table:formula="of:=[.F$4] + ([.$B92]*[.F$5])" office:value-type="date" office:date-value="1931-02-22T12:00:00">
            <text:p>02/22/1931 12:00:00</text:p>
          </table:table-cell>
        </table:table-row>
        <table:table-row table:style-name="ro2">
          <table:table-cell/>
          <table:table-cell table:style-name="ce5" office:value-type="float" office:value="85">
            <text:p>85</text:p>
          </table:table-cell>
          <table:table-cell table:style-name="ce9" table:formula="of:=[.C$4] + ([.$B93]*[.C$5])" office:value-type="date" office:date-value="1929-05-12T12:00:00">
            <text:p>05/12/1929 12:00:00</text:p>
          </table:table-cell>
          <table:table-cell table:style-name="ce9" table:formula="of:=[.D$4] + ([.$B93]*[.D$5])" office:value-type="date" office:date-value="1931-03-23T12:00:00">
            <text:p>03/23/1931 12:00:00</text:p>
          </table:table-cell>
          <table:table-cell table:style-name="ce9" table:formula="of:=[.E$4] + ([.$B93]*[.E$5])" office:value-type="date" office:date-value="1930-01-09T12:00:00">
            <text:p>01/09/1930 12:00:00</text:p>
          </table:table-cell>
          <table:table-cell table:style-name="ce9" table:formula="of:=[.F$4] + ([.$B93]*[.F$5])" office:value-type="date" office:date-value="1931-03-10T12:00:00">
            <text:p>03/10/1931 12:00:00</text:p>
          </table:table-cell>
        </table:table-row>
        <table:table-row table:style-name="ro2">
          <table:table-cell/>
          <table:table-cell table:style-name="ce5" office:value-type="float" office:value="86">
            <text:p>86</text:p>
          </table:table-cell>
          <table:table-cell table:style-name="ce9" table:formula="of:=[.C$4] + ([.$B94]*[.C$5])" office:value-type="date" office:date-value="1929-05-23T12:00:00">
            <text:p>05/23/1929 12:00:00</text:p>
          </table:table-cell>
          <table:table-cell table:style-name="ce9" table:formula="of:=[.D$4] + ([.$B94]*[.D$5])" office:value-type="date" office:date-value="1931-04-11T12:00:00">
            <text:p>04/11/1931 12:00:00</text:p>
          </table:table-cell>
          <table:table-cell table:style-name="ce9" table:formula="of:=[.E$4] + ([.$B94]*[.E$5])" office:value-type="date" office:date-value="1930-01-20T12:00:00">
            <text:p>01/20/1930 12:00:00</text:p>
          </table:table-cell>
          <table:table-cell table:style-name="ce9" table:formula="of:=[.F$4] + ([.$B94]*[.F$5])" office:value-type="date" office:date-value="1931-03-26T12:00:00">
            <text:p>03/26/1931 12:00:00</text:p>
          </table:table-cell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9" table:formula="of:=[.C$4] + ([.$B95]*[.C$5])" office:value-type="date" office:date-value="1929-06-03T12:00:00">
            <text:p>06/03/1929 12:00:00</text:p>
          </table:table-cell>
          <table:table-cell table:style-name="ce9" table:formula="of:=[.D$4] + ([.$B95]*[.D$5])" office:value-type="date" office:date-value="1931-04-30T12:00:00">
            <text:p>04/30/1931 12:00:00</text:p>
          </table:table-cell>
          <table:table-cell table:style-name="ce9" table:formula="of:=[.E$4] + ([.$B95]*[.E$5])" office:value-type="date" office:date-value="1930-01-31T12:00:00">
            <text:p>01/31/1930 12:00:00</text:p>
          </table:table-cell>
          <table:table-cell table:style-name="ce9" table:formula="of:=[.F$4] + ([.$B95]*[.F$5])" office:value-type="date" office:date-value="1931-04-11T12:00:00">
            <text:p>04/11/1931 12:00:00</text:p>
          </table:table-cell>
        </table:table-row>
        <table:table-row table:style-name="ro2">
          <table:table-cell/>
          <table:table-cell table:style-name="ce5" office:value-type="float" office:value="88">
            <text:p>88</text:p>
          </table:table-cell>
          <table:table-cell table:style-name="ce9" table:formula="of:=[.C$4] + ([.$B96]*[.C$5])" office:value-type="date" office:date-value="1929-06-14T12:00:00">
            <text:p>06/14/1929 12:00:00</text:p>
          </table:table-cell>
          <table:table-cell table:style-name="ce9" table:formula="of:=[.D$4] + ([.$B96]*[.D$5])" office:value-type="date" office:date-value="1931-05-19T12:00:00">
            <text:p>05/19/1931 12:00:00</text:p>
          </table:table-cell>
          <table:table-cell table:style-name="ce9" table:formula="of:=[.E$4] + ([.$B96]*[.E$5])" office:value-type="date" office:date-value="1930-02-11T12:00:00">
            <text:p>02/11/1930 12:00:00</text:p>
          </table:table-cell>
          <table:table-cell table:style-name="ce9" table:formula="of:=[.F$4] + ([.$B96]*[.F$5])" office:value-type="date" office:date-value="1931-04-27T12:00:00">
            <text:p>04/27/1931 12:00:00</text:p>
          </table:table-cell>
        </table:table-row>
        <table:table-row table:style-name="ro2">
          <table:table-cell/>
          <table:table-cell table:style-name="ce5" office:value-type="float" office:value="89">
            <text:p>89</text:p>
          </table:table-cell>
          <table:table-cell table:style-name="ce9" table:formula="of:=[.C$4] + ([.$B97]*[.C$5])" office:value-type="date" office:date-value="1929-06-25T12:00:00">
            <text:p>06/25/1929 12:00:00</text:p>
          </table:table-cell>
          <table:table-cell table:style-name="ce9" table:formula="of:=[.D$4] + ([.$B97]*[.D$5])" office:value-type="date" office:date-value="1931-06-07T12:00:00">
            <text:p>06/07/1931 12:00:00</text:p>
          </table:table-cell>
          <table:table-cell table:style-name="ce9" table:formula="of:=[.E$4] + ([.$B97]*[.E$5])" office:value-type="date" office:date-value="1930-02-22T12:00:00">
            <text:p>02/22/1930 12:00:00</text:p>
          </table:table-cell>
          <table:table-cell table:style-name="ce9" table:formula="of:=[.F$4] + ([.$B97]*[.F$5])" office:value-type="date" office:date-value="1931-05-13T12:00:00">
            <text:p>05/13/1931 12:00:00</text:p>
          </table:table-cell>
        </table:table-row>
        <table:table-row table:style-name="ro2">
          <table:table-cell/>
          <table:table-cell table:style-name="ce5" office:value-type="float" office:value="90">
            <text:p>90</text:p>
          </table:table-cell>
          <table:table-cell table:style-name="ce9" table:formula="of:=[.C$4] + ([.$B98]*[.C$5])" office:value-type="date" office:date-value="1929-07-06T12:00:00">
            <text:p>07/06/1929 12:00:00</text:p>
          </table:table-cell>
          <table:table-cell table:style-name="ce9" table:formula="of:=[.D$4] + ([.$B98]*[.D$5])" office:value-type="date" office:date-value="1931-06-26T12:00:00">
            <text:p>06/26/1931 12:00:00</text:p>
          </table:table-cell>
          <table:table-cell table:style-name="ce9" table:formula="of:=[.E$4] + ([.$B98]*[.E$5])" office:value-type="date" office:date-value="1930-03-05T12:00:00">
            <text:p>03/05/1930 12:00:00</text:p>
          </table:table-cell>
          <table:table-cell table:style-name="ce9" table:formula="of:=[.F$4] + ([.$B98]*[.F$5])" office:value-type="date" office:date-value="1931-05-29T12:00:00">
            <text:p>05/29/1931 12:00:00</text:p>
          </table:table-cell>
        </table:table-row>
        <table:table-row table:style-name="ro2">
          <table:table-cell/>
          <table:table-cell table:style-name="ce5" office:value-type="float" office:value="91">
            <text:p>91</text:p>
          </table:table-cell>
          <table:table-cell table:style-name="ce9" table:formula="of:=[.C$4] + ([.$B99]*[.C$5])" office:value-type="date" office:date-value="1929-07-17T12:00:00">
            <text:p>07/17/1929 12:00:00</text:p>
          </table:table-cell>
          <table:table-cell table:style-name="ce9" table:formula="of:=[.D$4] + ([.$B99]*[.D$5])" office:value-type="date" office:date-value="1931-07-15T12:00:00">
            <text:p>07/15/1931 12:00:00</text:p>
          </table:table-cell>
          <table:table-cell table:style-name="ce9" table:formula="of:=[.E$4] + ([.$B99]*[.E$5])" office:value-type="date" office:date-value="1930-03-16T12:00:00">
            <text:p>03/16/1930 12:00:00</text:p>
          </table:table-cell>
          <table:table-cell table:style-name="ce9" table:formula="of:=[.F$4] + ([.$B99]*[.F$5])" office:value-type="date" office:date-value="1931-06-14T12:00:00">
            <text:p>06/14/1931 12:00:00</text:p>
          </table:table-cell>
        </table:table-row>
        <table:table-row table:style-name="ro2">
          <table:table-cell/>
          <table:table-cell table:style-name="ce5" office:value-type="float" office:value="92">
            <text:p>92</text:p>
          </table:table-cell>
          <table:table-cell table:style-name="ce9" table:formula="of:=[.C$4] + ([.$B100]*[.C$5])" office:value-type="date" office:date-value="1929-07-28T12:00:00">
            <text:p>07/28/1929 12:00:00</text:p>
          </table:table-cell>
          <table:table-cell table:style-name="ce9" table:formula="of:=[.D$4] + ([.$B100]*[.D$5])" office:value-type="date" office:date-value="1931-08-03T12:00:00">
            <text:p>08/03/1931 12:00:00</text:p>
          </table:table-cell>
          <table:table-cell table:style-name="ce9" table:formula="of:=[.E$4] + ([.$B100]*[.E$5])" office:value-type="date" office:date-value="1930-03-27T12:00:00">
            <text:p>03/27/1930 12:00:00</text:p>
          </table:table-cell>
          <table:table-cell table:style-name="ce9" table:formula="of:=[.F$4] + ([.$B100]*[.F$5])" office:value-type="date" office:date-value="1931-06-30T12:00:00">
            <text:p>06/30/1931 12:00:00</text:p>
          </table:table-cell>
        </table:table-row>
        <table:table-row table:style-name="ro2">
          <table:table-cell/>
          <table:table-cell table:style-name="ce5" office:value-type="float" office:value="93">
            <text:p>93</text:p>
          </table:table-cell>
          <table:table-cell table:style-name="ce9" table:formula="of:=[.C$4] + ([.$B101]*[.C$5])" office:value-type="date" office:date-value="1929-08-08T12:00:00">
            <text:p>08/08/1929 12:00:00</text:p>
          </table:table-cell>
          <table:table-cell table:style-name="ce9" table:formula="of:=[.D$4] + ([.$B101]*[.D$5])" office:value-type="date" office:date-value="1931-08-22T12:00:00">
            <text:p>08/22/1931 12:00:00</text:p>
          </table:table-cell>
          <table:table-cell table:style-name="ce9" table:formula="of:=[.E$4] + ([.$B101]*[.E$5])" office:value-type="date" office:date-value="1930-04-07T12:00:00">
            <text:p>04/07/1930 12:00:00</text:p>
          </table:table-cell>
          <table:table-cell table:style-name="ce9" table:formula="of:=[.F$4] + ([.$B101]*[.F$5])" office:value-type="date" office:date-value="1931-07-16T12:00:00">
            <text:p>07/16/1931 12:00:00</text:p>
          </table:table-cell>
        </table:table-row>
        <table:table-row table:style-name="ro2">
          <table:table-cell/>
          <table:table-cell table:style-name="ce5" office:value-type="float" office:value="94">
            <text:p>94</text:p>
          </table:table-cell>
          <table:table-cell table:style-name="ce9" table:formula="of:=[.C$4] + ([.$B102]*[.C$5])" office:value-type="date" office:date-value="1929-08-19T12:00:00">
            <text:p>08/19/1929 12:00:00</text:p>
          </table:table-cell>
          <table:table-cell table:style-name="ce9" table:formula="of:=[.D$4] + ([.$B102]*[.D$5])" office:value-type="date" office:date-value="1931-09-10T12:00:00">
            <text:p>09/10/1931 12:00:00</text:p>
          </table:table-cell>
          <table:table-cell table:style-name="ce9" table:formula="of:=[.E$4] + ([.$B102]*[.E$5])" office:value-type="date" office:date-value="1930-04-18T12:00:00">
            <text:p>04/18/1930 12:00:00</text:p>
          </table:table-cell>
          <table:table-cell table:style-name="ce9" table:formula="of:=[.F$4] + ([.$B102]*[.F$5])" office:value-type="date" office:date-value="1931-08-01T12:00:00">
            <text:p>08/01/1931 12:00:00</text:p>
          </table:table-cell>
        </table:table-row>
        <table:table-row table:style-name="ro2">
          <table:table-cell/>
          <table:table-cell table:style-name="ce5" office:value-type="float" office:value="95">
            <text:p>95</text:p>
          </table:table-cell>
          <table:table-cell table:style-name="ce9" table:formula="of:=[.C$4] + ([.$B103]*[.C$5])" office:value-type="date" office:date-value="1929-08-30T12:00:00">
            <text:p>08/30/1929 12:00:00</text:p>
          </table:table-cell>
          <table:table-cell table:style-name="ce9" table:formula="of:=[.D$4] + ([.$B103]*[.D$5])" office:value-type="date" office:date-value="1931-09-29T12:00:00">
            <text:p>09/29/1931 12:00:00</text:p>
          </table:table-cell>
          <table:table-cell table:style-name="ce9" table:formula="of:=[.E$4] + ([.$B103]*[.E$5])" office:value-type="date" office:date-value="1930-04-29T12:00:00">
            <text:p>04/29/1930 12:00:00</text:p>
          </table:table-cell>
          <table:table-cell table:style-name="ce9" table:formula="of:=[.F$4] + ([.$B103]*[.F$5])" office:value-type="date" office:date-value="1931-08-17T12:00:00">
            <text:p>08/17/1931 12:00:00</text:p>
          </table:table-cell>
        </table:table-row>
        <table:table-row table:style-name="ro2">
          <table:table-cell/>
          <table:table-cell table:style-name="ce5" office:value-type="float" office:value="96">
            <text:p>96</text:p>
          </table:table-cell>
          <table:table-cell table:style-name="ce9" table:formula="of:=[.C$4] + ([.$B104]*[.C$5])" office:value-type="date" office:date-value="1929-09-10T12:00:00">
            <text:p>09/10/1929 12:00:00</text:p>
          </table:table-cell>
          <table:table-cell table:style-name="ce9" table:formula="of:=[.D$4] + ([.$B104]*[.D$5])" office:value-type="date" office:date-value="1931-10-18T12:00:00">
            <text:p>10/18/1931 12:00:00</text:p>
          </table:table-cell>
          <table:table-cell table:style-name="ce9" table:formula="of:=[.E$4] + ([.$B104]*[.E$5])" office:value-type="date" office:date-value="1930-05-10T12:00:00">
            <text:p>05/10/1930 12:00:00</text:p>
          </table:table-cell>
          <table:table-cell table:style-name="ce9" table:formula="of:=[.F$4] + ([.$B104]*[.F$5])" office:value-type="date" office:date-value="1931-09-02T12:00:00">
            <text:p>09/02/1931 12:00:00</text:p>
          </table:table-cell>
        </table:table-row>
        <table:table-row table:style-name="ro2">
          <table:table-cell/>
          <table:table-cell table:style-name="ce5" office:value-type="float" office:value="97">
            <text:p>97</text:p>
          </table:table-cell>
          <table:table-cell table:style-name="ce9" table:formula="of:=[.C$4] + ([.$B105]*[.C$5])" office:value-type="date" office:date-value="1929-09-21T12:00:00">
            <text:p>09/21/1929 12:00:00</text:p>
          </table:table-cell>
          <table:table-cell table:style-name="ce9" table:formula="of:=[.D$4] + ([.$B105]*[.D$5])" office:value-type="date" office:date-value="1931-11-06T12:00:00">
            <text:p>11/06/1931 12:00:00</text:p>
          </table:table-cell>
          <table:table-cell table:style-name="ce9" table:formula="of:=[.E$4] + ([.$B105]*[.E$5])" office:value-type="date" office:date-value="1930-05-21T12:00:00">
            <text:p>05/21/1930 12:00:00</text:p>
          </table:table-cell>
          <table:table-cell table:style-name="ce9" table:formula="of:=[.F$4] + ([.$B105]*[.F$5])" office:value-type="date" office:date-value="1931-09-18T12:00:00">
            <text:p>09/18/1931 12:00:00</text:p>
          </table:table-cell>
        </table:table-row>
        <table:table-row table:style-name="ro2">
          <table:table-cell table:style-name="ce2"/>
          <table:table-cell table:style-name="ce5" office:value-type="float" office:value="98">
            <text:p>98</text:p>
          </table:table-cell>
          <table:table-cell table:style-name="ce9" table:formula="of:=[.C$4] + ([.$B106]*[.C$5])" office:value-type="date" office:date-value="1929-10-02T12:00:00">
            <text:p>10/02/1929 12:00:00</text:p>
          </table:table-cell>
          <table:table-cell table:style-name="ce9" table:formula="of:=[.D$4] + ([.$B106]*[.D$5])" office:value-type="date" office:date-value="1931-11-25T12:00:00">
            <text:p>11/25/1931 12:00:00</text:p>
          </table:table-cell>
          <table:table-cell table:style-name="ce9" table:formula="of:=[.E$4] + ([.$B106]*[.E$5])" office:value-type="date" office:date-value="1930-06-01T12:00:00">
            <text:p>06/01/1930 12:00:00</text:p>
          </table:table-cell>
          <table:table-cell table:style-name="ce9" table:formula="of:=[.F$4] + ([.$B106]*[.F$5])" office:value-type="date" office:date-value="1931-10-04T12:00:00">
            <text:p>10/04/1931 12:00:00</text:p>
          </table:table-cell>
        </table:table-row>
        <table:table-row table:style-name="ro2">
          <table:table-cell/>
          <table:table-cell table:style-name="ce5" office:value-type="float" office:value="99">
            <text:p>99</text:p>
          </table:table-cell>
          <table:table-cell table:style-name="ce9" table:formula="of:=[.C$4] + ([.$B107]*[.C$5])" office:value-type="date" office:date-value="1929-10-13T12:00:00">
            <text:p>10/13/1929 12:00:00</text:p>
          </table:table-cell>
          <table:table-cell table:style-name="ce9" table:formula="of:=[.D$4] + ([.$B107]*[.D$5])" office:value-type="date" office:date-value="1931-12-14T12:00:00">
            <text:p>12/14/1931 12:00:00</text:p>
          </table:table-cell>
          <table:table-cell table:style-name="ce9" table:formula="of:=[.E$4] + ([.$B107]*[.E$5])" office:value-type="date" office:date-value="1930-06-12T12:00:00">
            <text:p>06/12/1930 12:00:00</text:p>
          </table:table-cell>
          <table:table-cell table:style-name="ce9" table:formula="of:=[.F$4] + ([.$B107]*[.F$5])" office:value-type="date" office:date-value="1931-10-20T12:00:00">
            <text:p>10/20/1931 12:00:00</text:p>
          </table:table-cell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9" table:formula="of:=[.C$4] + ([.$B108]*[.C$5])" office:value-type="date" office:date-value="1929-10-24T12:00:00">
            <text:p>10/24/1929 12:00:00</text:p>
          </table:table-cell>
          <table:table-cell table:style-name="ce9" table:formula="of:=[.D$4] + ([.$B108]*[.D$5])" office:value-type="date" office:date-value="1932-01-02T12:00:00">
            <text:p>01/02/1932 12:00:00</text:p>
          </table:table-cell>
          <table:table-cell table:style-name="ce9" table:formula="of:=[.E$4] + ([.$B108]*[.E$5])" office:value-type="date" office:date-value="1930-06-23T12:00:00">
            <text:p>06/23/1930 12:00:00</text:p>
          </table:table-cell>
          <table:table-cell table:style-name="ce9" table:formula="of:=[.F$4] + ([.$B108]*[.F$5])" office:value-type="date" office:date-value="1931-11-05T12:00:00">
            <text:p>11/05/1931 12:00:00</text:p>
          </table:table-cell>
        </table:table-row>
        <table:table-row table:style-name="ro2">
          <table:table-cell/>
          <table:table-cell table:style-name="ce5" office:value-type="float" office:value="101">
            <text:p>101</text:p>
          </table:table-cell>
          <table:table-cell table:style-name="ce9" table:formula="of:=[.C$4] + ([.$B109]*[.C$5])" office:value-type="date" office:date-value="1929-11-04T12:00:00">
            <text:p>11/04/1929 12:00:00</text:p>
          </table:table-cell>
          <table:table-cell table:style-name="ce9" table:formula="of:=[.D$4] + ([.$B109]*[.D$5])" office:value-type="date" office:date-value="1932-01-21T12:00:00">
            <text:p>01/21/1932 12:00:00</text:p>
          </table:table-cell>
          <table:table-cell table:style-name="ce9" table:formula="of:=[.E$4] + ([.$B109]*[.E$5])" office:value-type="date" office:date-value="1930-07-04T12:00:00">
            <text:p>07/04/1930 12:00:00</text:p>
          </table:table-cell>
          <table:table-cell table:style-name="ce9" table:formula="of:=[.F$4] + ([.$B109]*[.F$5])" office:value-type="date" office:date-value="1931-11-21T12:00:00">
            <text:p>11/21/1931 12:00:00</text:p>
          </table:table-cell>
        </table:table-row>
        <table:table-row table:style-name="ro2">
          <table:table-cell/>
          <table:table-cell table:style-name="ce5" office:value-type="float" office:value="102">
            <text:p>102</text:p>
          </table:table-cell>
          <table:table-cell table:style-name="ce9" table:formula="of:=[.C$4] + ([.$B110]*[.C$5])" office:value-type="date" office:date-value="1929-11-15T12:00:00">
            <text:p>11/15/1929 12:00:00</text:p>
          </table:table-cell>
          <table:table-cell table:style-name="ce9" table:formula="of:=[.D$4] + ([.$B110]*[.D$5])" office:value-type="date" office:date-value="1932-02-09T12:00:00">
            <text:p>02/09/1932 12:00:00</text:p>
          </table:table-cell>
          <table:table-cell table:style-name="ce9" table:formula="of:=[.E$4] + ([.$B110]*[.E$5])" office:value-type="date" office:date-value="1930-07-15T12:00:00">
            <text:p>07/15/1930 12:00:00</text:p>
          </table:table-cell>
          <table:table-cell table:style-name="ce9" table:formula="of:=[.F$4] + ([.$B110]*[.F$5])" office:value-type="date" office:date-value="1931-12-07T12:00:00">
            <text:p>12/07/1931 12:00:00</text:p>
          </table:table-cell>
        </table:table-row>
        <table:table-row table:style-name="ro2">
          <table:table-cell/>
          <table:table-cell table:style-name="ce5" office:value-type="float" office:value="103">
            <text:p>103</text:p>
          </table:table-cell>
          <table:table-cell table:style-name="ce9" table:formula="of:=[.C$4] + ([.$B111]*[.C$5])" office:value-type="date" office:date-value="1929-11-26T12:00:00">
            <text:p>11/26/1929 12:00:00</text:p>
          </table:table-cell>
          <table:table-cell table:style-name="ce9" table:formula="of:=[.D$4] + ([.$B111]*[.D$5])" office:value-type="date" office:date-value="1932-02-28T12:00:00">
            <text:p>02/28/1932 12:00:00</text:p>
          </table:table-cell>
          <table:table-cell table:style-name="ce9" table:formula="of:=[.E$4] + ([.$B111]*[.E$5])" office:value-type="date" office:date-value="1930-07-26T12:00:00">
            <text:p>07/26/1930 12:00:00</text:p>
          </table:table-cell>
          <table:table-cell table:style-name="ce9" table:formula="of:=[.F$4] + ([.$B111]*[.F$5])" office:value-type="date" office:date-value="1931-12-23T12:00:00">
            <text:p>12/23/1931 12:00:00</text:p>
          </table:table-cell>
        </table:table-row>
        <table:table-row table:style-name="ro2">
          <table:table-cell/>
          <table:table-cell table:style-name="ce5" office:value-type="float" office:value="104">
            <text:p>104</text:p>
          </table:table-cell>
          <table:table-cell table:style-name="ce9" table:formula="of:=[.C$4] + ([.$B112]*[.C$5])" office:value-type="date" office:date-value="1929-12-07T12:00:00">
            <text:p>12/07/1929 12:00:00</text:p>
          </table:table-cell>
          <table:table-cell table:style-name="ce9" table:formula="of:=[.D$4] + ([.$B112]*[.D$5])" office:value-type="date" office:date-value="1932-03-18T12:00:00">
            <text:p>03/18/1932 12:00:00</text:p>
          </table:table-cell>
          <table:table-cell table:style-name="ce9" table:formula="of:=[.E$4] + ([.$B112]*[.E$5])" office:value-type="date" office:date-value="1930-08-06T12:00:00">
            <text:p>08/06/1930 12:00:00</text:p>
          </table:table-cell>
          <table:table-cell table:style-name="ce9" table:formula="of:=[.F$4] + ([.$B112]*[.F$5])" office:value-type="date" office:date-value="1932-01-08T12:00:00">
            <text:p>01/08/1932 12:00:00</text:p>
          </table:table-cell>
        </table:table-row>
        <table:table-row table:style-name="ro2">
          <table:table-cell/>
          <table:table-cell table:style-name="ce5" office:value-type="float" office:value="105">
            <text:p>105</text:p>
          </table:table-cell>
          <table:table-cell table:style-name="ce9" table:formula="of:=[.C$4] + ([.$B113]*[.C$5])" office:value-type="date" office:date-value="1929-12-18T12:00:00">
            <text:p>12/18/1929 12:00:00</text:p>
          </table:table-cell>
          <table:table-cell table:style-name="ce9" table:formula="of:=[.D$4] + ([.$B113]*[.D$5])" office:value-type="date" office:date-value="1932-04-06T12:00:00">
            <text:p>04/06/1932 12:00:00</text:p>
          </table:table-cell>
          <table:table-cell table:style-name="ce9" table:formula="of:=[.E$4] + ([.$B113]*[.E$5])" office:value-type="date" office:date-value="1930-08-17T12:00:00">
            <text:p>08/17/1930 12:00:00</text:p>
          </table:table-cell>
          <table:table-cell table:style-name="ce9" table:formula="of:=[.F$4] + ([.$B113]*[.F$5])" office:value-type="date" office:date-value="1932-01-24T12:00:00">
            <text:p>01/24/1932 12:00:00</text:p>
          </table:table-cell>
        </table:table-row>
        <table:table-row table:style-name="ro2">
          <table:table-cell/>
          <table:table-cell table:style-name="ce5" office:value-type="float" office:value="106">
            <text:p>106</text:p>
          </table:table-cell>
          <table:table-cell table:style-name="ce9" table:formula="of:=[.C$4] + ([.$B114]*[.C$5])" office:value-type="date" office:date-value="1929-12-29T12:00:00">
            <text:p>12/29/1929 12:00:00</text:p>
          </table:table-cell>
          <table:table-cell table:style-name="ce9" table:formula="of:=[.D$4] + ([.$B114]*[.D$5])" office:value-type="date" office:date-value="1932-04-25T12:00:00">
            <text:p>04/25/1932 12:00:00</text:p>
          </table:table-cell>
          <table:table-cell table:style-name="ce9" table:formula="of:=[.E$4] + ([.$B114]*[.E$5])" office:value-type="date" office:date-value="1930-08-28T12:00:00">
            <text:p>08/28/1930 12:00:00</text:p>
          </table:table-cell>
          <table:table-cell table:style-name="ce9" table:formula="of:=[.F$4] + ([.$B114]*[.F$5])" office:value-type="date" office:date-value="1932-02-09T12:00:00">
            <text:p>02/09/1932 12:00:00</text:p>
          </table:table-cell>
        </table:table-row>
        <table:table-row table:style-name="ro2">
          <table:table-cell/>
          <table:table-cell table:style-name="ce5" office:value-type="float" office:value="107">
            <text:p>107</text:p>
          </table:table-cell>
          <table:table-cell table:style-name="ce9" table:formula="of:=[.C$4] + ([.$B115]*[.C$5])" office:value-type="date" office:date-value="1930-01-09T12:00:00">
            <text:p>01/09/1930 12:00:00</text:p>
          </table:table-cell>
          <table:table-cell table:style-name="ce9" table:formula="of:=[.D$4] + ([.$B115]*[.D$5])" office:value-type="date" office:date-value="1932-05-14T12:00:00">
            <text:p>05/14/1932 12:00:00</text:p>
          </table:table-cell>
          <table:table-cell table:style-name="ce9" table:formula="of:=[.E$4] + ([.$B115]*[.E$5])" office:value-type="date" office:date-value="1930-09-08T12:00:00">
            <text:p>09/08/1930 12:00:00</text:p>
          </table:table-cell>
          <table:table-cell table:style-name="ce9" table:formula="of:=[.F$4] + ([.$B115]*[.F$5])" office:value-type="date" office:date-value="1932-02-25T12:00:00">
            <text:p>02/25/1932 12:00:00</text:p>
          </table:table-cell>
        </table:table-row>
        <table:table-row table:style-name="ro2">
          <table:table-cell/>
          <table:table-cell table:style-name="ce5" office:value-type="float" office:value="108">
            <text:p>108</text:p>
          </table:table-cell>
          <table:table-cell table:style-name="ce9" table:formula="of:=[.C$4] + ([.$B116]*[.C$5])" office:value-type="date" office:date-value="1930-01-20T12:00:00">
            <text:p>01/20/1930 12:00:00</text:p>
          </table:table-cell>
          <table:table-cell table:style-name="ce9" table:formula="of:=[.D$4] + ([.$B116]*[.D$5])" office:value-type="date" office:date-value="1932-06-02T12:00:00">
            <text:p>06/02/1932 12:00:00</text:p>
          </table:table-cell>
          <table:table-cell table:style-name="ce9" table:formula="of:=[.E$4] + ([.$B116]*[.E$5])" office:value-type="date" office:date-value="1930-09-19T12:00:00">
            <text:p>09/19/1930 12:00:00</text:p>
          </table:table-cell>
          <table:table-cell table:style-name="ce9" table:formula="of:=[.F$4] + ([.$B116]*[.F$5])" office:value-type="date" office:date-value="1932-03-12T12:00:00">
            <text:p>03/12/1932 12:00:00</text:p>
          </table:table-cell>
        </table:table-row>
        <table:table-row table:style-name="ro2">
          <table:table-cell/>
          <table:table-cell table:style-name="ce5" office:value-type="float" office:value="109">
            <text:p>109</text:p>
          </table:table-cell>
          <table:table-cell table:style-name="ce9" table:formula="of:=[.C$4] + ([.$B117]*[.C$5])" office:value-type="date" office:date-value="1930-01-31T12:00:00">
            <text:p>01/31/1930 12:00:00</text:p>
          </table:table-cell>
          <table:table-cell table:style-name="ce9" table:formula="of:=[.D$4] + ([.$B117]*[.D$5])" office:value-type="date" office:date-value="1932-06-21T12:00:00">
            <text:p>06/21/1932 12:00:00</text:p>
          </table:table-cell>
          <table:table-cell table:style-name="ce9" table:formula="of:=[.E$4] + ([.$B117]*[.E$5])" office:value-type="date" office:date-value="1930-09-30T12:00:00">
            <text:p>09/30/1930 12:00:00</text:p>
          </table:table-cell>
          <table:table-cell table:style-name="ce9" table:formula="of:=[.F$4] + ([.$B117]*[.F$5])" office:value-type="date" office:date-value="1932-03-28T12:00:00">
            <text:p>03/28/1932 12:00:00</text:p>
          </table:table-cell>
        </table:table-row>
        <table:table-row table:style-name="ro2">
          <table:table-cell/>
          <table:table-cell table:style-name="ce5" office:value-type="float" office:value="110">
            <text:p>110</text:p>
          </table:table-cell>
          <table:table-cell table:style-name="ce9" table:formula="of:=[.C$4] + ([.$B118]*[.C$5])" office:value-type="date" office:date-value="1930-02-11T12:00:00">
            <text:p>02/11/1930 12:00:00</text:p>
          </table:table-cell>
          <table:table-cell table:style-name="ce9" table:formula="of:=[.D$4] + ([.$B118]*[.D$5])" office:value-type="date" office:date-value="1932-07-10T12:00:00">
            <text:p>07/10/1932 12:00:00</text:p>
          </table:table-cell>
          <table:table-cell table:style-name="ce9" table:formula="of:=[.E$4] + ([.$B118]*[.E$5])" office:value-type="date" office:date-value="1930-10-11T12:00:00">
            <text:p>10/11/1930 12:00:00</text:p>
          </table:table-cell>
          <table:table-cell table:style-name="ce9" table:formula="of:=[.F$4] + ([.$B118]*[.F$5])" office:value-type="date" office:date-value="1932-04-13T12:00:00">
            <text:p>04/13/1932 12:00:00</text:p>
          </table:table-cell>
        </table:table-row>
        <table:table-row table:style-name="ro2">
          <table:table-cell/>
          <table:table-cell table:style-name="ce5" office:value-type="float" office:value="111">
            <text:p>111</text:p>
          </table:table-cell>
          <table:table-cell table:style-name="ce9" table:formula="of:=[.C$4] + ([.$B119]*[.C$5])" office:value-type="date" office:date-value="1930-02-22T12:00:00">
            <text:p>02/22/1930 12:00:00</text:p>
          </table:table-cell>
          <table:table-cell table:style-name="ce9" table:formula="of:=[.D$4] + ([.$B119]*[.D$5])" office:value-type="date" office:date-value="1932-07-29T12:00:00">
            <text:p>07/29/1932 12:00:00</text:p>
          </table:table-cell>
          <table:table-cell table:style-name="ce9" table:formula="of:=[.E$4] + ([.$B119]*[.E$5])" office:value-type="date" office:date-value="1930-10-22T12:00:00">
            <text:p>10/22/1930 12:00:00</text:p>
          </table:table-cell>
          <table:table-cell table:style-name="ce9" table:formula="of:=[.F$4] + ([.$B119]*[.F$5])" office:value-type="date" office:date-value="1932-04-29T12:00:00">
            <text:p>04/29/1932 12:00:00</text:p>
          </table:table-cell>
        </table:table-row>
        <table:table-row table:style-name="ro2">
          <table:table-cell/>
          <table:table-cell table:style-name="ce5" office:value-type="float" office:value="112">
            <text:p>112</text:p>
          </table:table-cell>
          <table:table-cell table:style-name="ce9" table:formula="of:=[.C$4] + ([.$B120]*[.C$5])" office:value-type="date" office:date-value="1930-03-05T12:00:00">
            <text:p>03/05/1930 12:00:00</text:p>
          </table:table-cell>
          <table:table-cell table:style-name="ce9" table:formula="of:=[.D$4] + ([.$B120]*[.D$5])" office:value-type="date" office:date-value="1932-08-17T12:00:00">
            <text:p>08/17/1932 12:00:00</text:p>
          </table:table-cell>
          <table:table-cell table:style-name="ce9" table:formula="of:=[.E$4] + ([.$B120]*[.E$5])" office:value-type="date" office:date-value="1930-11-02T12:00:00">
            <text:p>11/02/1930 12:00:00</text:p>
          </table:table-cell>
          <table:table-cell table:style-name="ce9" table:formula="of:=[.F$4] + ([.$B120]*[.F$5])" office:value-type="date" office:date-value="1932-05-15T12:00:00">
            <text:p>05/15/1932 12:00:00</text:p>
          </table:table-cell>
        </table:table-row>
        <table:table-row table:style-name="ro2">
          <table:table-cell/>
          <table:table-cell table:style-name="ce5" office:value-type="float" office:value="113">
            <text:p>113</text:p>
          </table:table-cell>
          <table:table-cell table:style-name="ce9" table:formula="of:=[.C$4] + ([.$B121]*[.C$5])" office:value-type="date" office:date-value="1930-03-16T12:00:00">
            <text:p>03/16/1930 12:00:00</text:p>
          </table:table-cell>
          <table:table-cell table:style-name="ce9" table:formula="of:=[.D$4] + ([.$B121]*[.D$5])" office:value-type="date" office:date-value="1932-09-05T12:00:00">
            <text:p>09/05/1932 12:00:00</text:p>
          </table:table-cell>
          <table:table-cell table:style-name="ce9" table:formula="of:=[.E$4] + ([.$B121]*[.E$5])" office:value-type="date" office:date-value="1930-11-13T12:00:00">
            <text:p>11/13/1930 12:00:00</text:p>
          </table:table-cell>
          <table:table-cell table:style-name="ce9" table:formula="of:=[.F$4] + ([.$B121]*[.F$5])" office:value-type="date" office:date-value="1932-05-31T12:00:00">
            <text:p>05/31/1932 12:00:00</text:p>
          </table:table-cell>
        </table:table-row>
        <table:table-row table:style-name="ro2">
          <table:table-cell/>
          <table:table-cell table:style-name="ce5" office:value-type="float" office:value="114">
            <text:p>114</text:p>
          </table:table-cell>
          <table:table-cell table:style-name="ce9" table:formula="of:=[.C$4] + ([.$B122]*[.C$5])" office:value-type="date" office:date-value="1930-03-27T12:00:00">
            <text:p>03/27/1930 12:00:00</text:p>
          </table:table-cell>
          <table:table-cell table:style-name="ce9" table:formula="of:=[.D$4] + ([.$B122]*[.D$5])" office:value-type="date" office:date-value="1932-09-24T12:00:00">
            <text:p>09/24/1932 12:00:00</text:p>
          </table:table-cell>
          <table:table-cell table:style-name="ce9" table:formula="of:=[.E$4] + ([.$B122]*[.E$5])" office:value-type="date" office:date-value="1930-11-24T12:00:00">
            <text:p>11/24/1930 12:00:00</text:p>
          </table:table-cell>
          <table:table-cell table:style-name="ce9" table:formula="of:=[.F$4] + ([.$B122]*[.F$5])" office:value-type="date" office:date-value="1932-06-16T12:00:00">
            <text:p>06/16/1932 12:00:00</text:p>
          </table:table-cell>
        </table:table-row>
        <table:table-row table:style-name="ro2">
          <table:table-cell/>
          <table:table-cell table:style-name="ce5" office:value-type="float" office:value="115">
            <text:p>115</text:p>
          </table:table-cell>
          <table:table-cell table:style-name="ce9" table:formula="of:=[.C$4] + ([.$B123]*[.C$5])" office:value-type="date" office:date-value="1930-04-07T12:00:00">
            <text:p>04/07/1930 12:00:00</text:p>
          </table:table-cell>
          <table:table-cell table:style-name="ce9" table:formula="of:=[.D$4] + ([.$B123]*[.D$5])" office:value-type="date" office:date-value="1932-10-13T12:00:00">
            <text:p>10/13/1932 12:00:00</text:p>
          </table:table-cell>
          <table:table-cell table:style-name="ce9" table:formula="of:=[.E$4] + ([.$B123]*[.E$5])" office:value-type="date" office:date-value="1930-12-05T12:00:00">
            <text:p>12/05/1930 12:00:00</text:p>
          </table:table-cell>
          <table:table-cell table:style-name="ce9" table:formula="of:=[.F$4] + ([.$B123]*[.F$5])" office:value-type="date" office:date-value="1932-07-02T12:00:00">
            <text:p>07/02/1932 12:00:00</text:p>
          </table:table-cell>
        </table:table-row>
        <table:table-row table:style-name="ro2">
          <table:table-cell/>
          <table:table-cell table:style-name="ce5" office:value-type="float" office:value="116">
            <text:p>116</text:p>
          </table:table-cell>
          <table:table-cell table:style-name="ce9" table:formula="of:=[.C$4] + ([.$B124]*[.C$5])" office:value-type="date" office:date-value="1930-04-18T12:00:00">
            <text:p>04/18/1930 12:00:00</text:p>
          </table:table-cell>
          <table:table-cell table:style-name="ce9" table:formula="of:=[.D$4] + ([.$B124]*[.D$5])" office:value-type="date" office:date-value="1932-11-01T12:00:00">
            <text:p>11/01/1932 12:00:00</text:p>
          </table:table-cell>
          <table:table-cell table:style-name="ce9" table:formula="of:=[.E$4] + ([.$B124]*[.E$5])" office:value-type="date" office:date-value="1930-12-16T12:00:00">
            <text:p>12/16/1930 12:00:00</text:p>
          </table:table-cell>
          <table:table-cell table:style-name="ce9" table:formula="of:=[.F$4] + ([.$B124]*[.F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table:style-name="ce5" office:value-type="float" office:value="117">
            <text:p>117</text:p>
          </table:table-cell>
          <table:table-cell table:style-name="ce9" table:formula="of:=[.C$4] + ([.$B125]*[.C$5])" office:value-type="date" office:date-value="1930-04-29T12:00:00">
            <text:p>04/29/1930 12:00:00</text:p>
          </table:table-cell>
          <table:table-cell table:style-name="ce9" table:formula="of:=[.D$4] + ([.$B125]*[.D$5])" office:value-type="date" office:date-value="1932-11-20T12:00:00">
            <text:p>11/20/1932 12:00:00</text:p>
          </table:table-cell>
          <table:table-cell table:style-name="ce9" table:formula="of:=[.E$4] + ([.$B125]*[.E$5])" office:value-type="date" office:date-value="1930-12-27T12:00:00">
            <text:p>12/27/1930 12:00:00</text:p>
          </table:table-cell>
          <table:table-cell table:style-name="ce9" table:formula="of:=[.F$4] + ([.$B125]*[.F$5])" office:value-type="date" office:date-value="1932-08-03T12:00:00">
            <text:p>08/03/1932 12:00:00</text:p>
          </table:table-cell>
        </table:table-row>
        <table:table-row table:style-name="ro2">
          <table:table-cell/>
          <table:table-cell table:style-name="ce5" office:value-type="float" office:value="118">
            <text:p>118</text:p>
          </table:table-cell>
          <table:table-cell table:style-name="ce9" table:formula="of:=[.C$4] + ([.$B126]*[.C$5])" office:value-type="date" office:date-value="1930-05-10T12:00:00">
            <text:p>05/10/1930 12:00:00</text:p>
          </table:table-cell>
          <table:table-cell table:style-name="ce9" table:formula="of:=[.D$4] + ([.$B126]*[.D$5])" office:value-type="date" office:date-value="1932-12-09T12:00:00">
            <text:p>12/09/1932 12:00:00</text:p>
          </table:table-cell>
          <table:table-cell table:style-name="ce9" table:formula="of:=[.E$4] + ([.$B126]*[.E$5])" office:value-type="date" office:date-value="1931-01-07T12:00:00">
            <text:p>01/07/1931 12:00:00</text:p>
          </table:table-cell>
          <table:table-cell table:style-name="ce9" table:formula="of:=[.F$4] + ([.$B126]*[.F$5])" office:value-type="date" office:date-value="1932-08-19T12:00:00">
            <text:p>08/19/1932 12:00:00</text:p>
          </table:table-cell>
        </table:table-row>
        <table:table-row table:style-name="ro2">
          <table:table-cell/>
          <table:table-cell table:style-name="ce5" office:value-type="float" office:value="119">
            <text:p>119</text:p>
          </table:table-cell>
          <table:table-cell table:style-name="ce9" table:formula="of:=[.C$4] + ([.$B127]*[.C$5])" office:value-type="date" office:date-value="1930-05-21T12:00:00">
            <text:p>05/21/1930 12:00:00</text:p>
          </table:table-cell>
          <table:table-cell table:style-name="ce9" table:formula="of:=[.D$4] + ([.$B127]*[.D$5])" office:value-type="date" office:date-value="1932-12-28T12:00:00">
            <text:p>12/28/1932 12:00:00</text:p>
          </table:table-cell>
          <table:table-cell table:style-name="ce9" table:formula="of:=[.E$4] + ([.$B127]*[.E$5])" office:value-type="date" office:date-value="1931-01-18T12:00:00">
            <text:p>01/18/1931 12:00:00</text:p>
          </table:table-cell>
          <table:table-cell table:style-name="ce9" table:formula="of:=[.F$4] + ([.$B127]*[.F$5])" office:value-type="date" office:date-value="1932-09-04T12:00:00">
            <text:p>09/04/1932 12:00:00</text:p>
          </table:table-cell>
        </table:table-row>
        <table:table-row table:style-name="ro2">
          <table:table-cell/>
          <table:table-cell table:style-name="ce5" office:value-type="float" office:value="120">
            <text:p>120</text:p>
          </table:table-cell>
          <table:table-cell table:style-name="ce9" table:formula="of:=[.C$4] + ([.$B128]*[.C$5])" office:value-type="date" office:date-value="1930-06-01T12:00:00">
            <text:p>06/01/1930 12:00:00</text:p>
          </table:table-cell>
          <table:table-cell table:style-name="ce9" table:formula="of:=[.D$4] + ([.$B128]*[.D$5])" office:value-type="date" office:date-value="1933-01-16T12:00:00">
            <text:p>01/16/1933 12:00:00</text:p>
          </table:table-cell>
          <table:table-cell table:style-name="ce9" table:formula="of:=[.E$4] + ([.$B128]*[.E$5])" office:value-type="date" office:date-value="1931-01-29T12:00:00">
            <text:p>01/29/1931 12:00:00</text:p>
          </table:table-cell>
          <table:table-cell table:style-name="ce9" table:formula="of:=[.F$4] + ([.$B128]*[.F$5])" office:value-type="date" office:date-value="1932-09-20T12:00:00">
            <text:p>09/20/1932 12:00:00</text:p>
          </table:table-cell>
        </table:table-row>
        <table:table-row table:style-name="ro2">
          <table:table-cell/>
          <table:table-cell table:style-name="ce5" office:value-type="float" office:value="121">
            <text:p>121</text:p>
          </table:table-cell>
          <table:table-cell table:style-name="ce9" table:formula="of:=[.C$4] + ([.$B129]*[.C$5])" office:value-type="date" office:date-value="1930-06-12T12:00:00">
            <text:p>06/12/1930 12:00:00</text:p>
          </table:table-cell>
          <table:table-cell table:style-name="ce9" table:formula="of:=[.D$4] + ([.$B129]*[.D$5])" office:value-type="date" office:date-value="1933-02-04T12:00:00">
            <text:p>02/04/1933 12:00:00</text:p>
          </table:table-cell>
          <table:table-cell table:style-name="ce9" table:formula="of:=[.E$4] + ([.$B129]*[.E$5])" office:value-type="date" office:date-value="1931-02-09T12:00:00">
            <text:p>02/09/1931 12:00:00</text:p>
          </table:table-cell>
          <table:table-cell table:style-name="ce9" table:formula="of:=[.F$4] + ([.$B129]*[.F$5])" office:value-type="date" office:date-value="1932-10-06T12:00:00">
            <text:p>10/06/1932 12:00:00</text:p>
          </table:table-cell>
        </table:table-row>
        <table:table-row table:style-name="ro2">
          <table:table-cell/>
          <table:table-cell table:style-name="ce5" office:value-type="float" office:value="122">
            <text:p>122</text:p>
          </table:table-cell>
          <table:table-cell table:style-name="ce9" table:formula="of:=[.C$4] + ([.$B130]*[.C$5])" office:value-type="date" office:date-value="1930-06-23T12:00:00">
            <text:p>06/23/1930 12:00:00</text:p>
          </table:table-cell>
          <table:table-cell table:style-name="ce9" table:formula="of:=[.D$4] + ([.$B130]*[.D$5])" office:value-type="date" office:date-value="1933-02-23T12:00:00">
            <text:p>02/23/1933 12:00:00</text:p>
          </table:table-cell>
          <table:table-cell table:style-name="ce9" table:formula="of:=[.E$4] + ([.$B130]*[.E$5])" office:value-type="date" office:date-value="1931-02-20T12:00:00">
            <text:p>02/20/1931 12:00:00</text:p>
          </table:table-cell>
          <table:table-cell table:style-name="ce9" table:formula="of:=[.F$4] + ([.$B130]*[.F$5])" office:value-type="date" office:date-value="1932-10-22T12:00:00">
            <text:p>10/22/1932 12:00:00</text:p>
          </table:table-cell>
        </table:table-row>
        <table:table-row table:style-name="ro2">
          <table:table-cell/>
          <table:table-cell table:style-name="ce5" office:value-type="float" office:value="123">
            <text:p>123</text:p>
          </table:table-cell>
          <table:table-cell table:style-name="ce9" table:formula="of:=[.C$4] + ([.$B131]*[.C$5])" office:value-type="date" office:date-value="1930-07-04T12:00:00">
            <text:p>07/04/1930 12:00:00</text:p>
          </table:table-cell>
          <table:table-cell table:style-name="ce9" table:formula="of:=[.D$4] + ([.$B131]*[.D$5])" office:value-type="date" office:date-value="1933-03-14T12:00:00">
            <text:p>03/14/1933 12:00:00</text:p>
          </table:table-cell>
          <table:table-cell table:style-name="ce9" table:formula="of:=[.E$4] + ([.$B131]*[.E$5])" office:value-type="date" office:date-value="1931-03-03T12:00:00">
            <text:p>03/03/1931 12:00:00</text:p>
          </table:table-cell>
          <table:table-cell table:style-name="ce9" table:formula="of:=[.F$4] + ([.$B131]*[.F$5])" office:value-type="date" office:date-value="1932-11-07T12:00:00">
            <text:p>11/07/1932 12:00:00</text:p>
          </table:table-cell>
        </table:table-row>
        <table:table-row table:style-name="ro2">
          <table:table-cell/>
          <table:table-cell table:style-name="ce5" office:value-type="float" office:value="124">
            <text:p>124</text:p>
          </table:table-cell>
          <table:table-cell table:style-name="ce9" table:formula="of:=[.C$4] + ([.$B132]*[.C$5])" office:value-type="date" office:date-value="1930-07-15T12:00:00">
            <text:p>07/15/1930 12:00:00</text:p>
          </table:table-cell>
          <table:table-cell table:style-name="ce9" table:formula="of:=[.D$4] + ([.$B132]*[.D$5])" office:value-type="date" office:date-value="1933-04-02T12:00:00">
            <text:p>04/02/1933 12:00:00</text:p>
          </table:table-cell>
          <table:table-cell table:style-name="ce9" table:formula="of:=[.E$4] + ([.$B132]*[.E$5])" office:value-type="date" office:date-value="1931-03-14T12:00:00">
            <text:p>03/14/1931 12:00:00</text:p>
          </table:table-cell>
          <table:table-cell table:style-name="ce9" table:formula="of:=[.F$4] + ([.$B132]*[.F$5])" office:value-type="date" office:date-value="1932-11-23T12:00:00">
            <text:p>11/23/1932 12:00:00</text:p>
          </table:table-cell>
        </table:table-row>
        <table:table-row table:style-name="ro2">
          <table:table-cell/>
          <table:table-cell table:style-name="ce5" office:value-type="float" office:value="125">
            <text:p>125</text:p>
          </table:table-cell>
          <table:table-cell table:style-name="ce9" table:formula="of:=[.C$4] + ([.$B133]*[.C$5])" office:value-type="date" office:date-value="1930-07-26T12:00:00">
            <text:p>07/26/1930 12:00:00</text:p>
          </table:table-cell>
          <table:table-cell table:style-name="ce9" table:formula="of:=[.D$4] + ([.$B133]*[.D$5])" office:value-type="date" office:date-value="1933-04-21T12:00:00">
            <text:p>04/21/1933 12:00:00</text:p>
          </table:table-cell>
          <table:table-cell table:style-name="ce9" table:formula="of:=[.E$4] + ([.$B133]*[.E$5])" office:value-type="date" office:date-value="1931-03-25T12:00:00">
            <text:p>03/25/1931 12:00:00</text:p>
          </table:table-cell>
          <table:table-cell table:style-name="ce9" table:formula="of:=[.F$4] + ([.$B133]*[.F$5])" office:value-type="date" office:date-value="1932-12-09T12:00:00">
            <text:p>12/09/1932 12:00:00</text:p>
          </table:table-cell>
        </table:table-row>
        <table:table-row table:style-name="ro2">
          <table:table-cell/>
          <table:table-cell table:style-name="ce5" office:value-type="float" office:value="126">
            <text:p>126</text:p>
          </table:table-cell>
          <table:table-cell table:style-name="ce9" table:formula="of:=[.C$4] + ([.$B134]*[.C$5])" office:value-type="date" office:date-value="1930-08-06T12:00:00">
            <text:p>08/06/1930 12:00:00</text:p>
          </table:table-cell>
          <table:table-cell table:style-name="ce9" table:formula="of:=[.D$4] + ([.$B134]*[.D$5])" office:value-type="date" office:date-value="1933-05-10T12:00:00">
            <text:p>05/10/1933 12:00:00</text:p>
          </table:table-cell>
          <table:table-cell table:style-name="ce9" table:formula="of:=[.E$4] + ([.$B134]*[.E$5])" office:value-type="date" office:date-value="1931-04-05T12:00:00">
            <text:p>04/05/1931 12:00:00</text:p>
          </table:table-cell>
          <table:table-cell table:style-name="ce9" table:formula="of:=[.F$4] + ([.$B134]*[.F$5])" office:value-type="date" office:date-value="1932-12-25T12:00:00">
            <text:p>12/25/1932 12:00:00</text:p>
          </table:table-cell>
        </table:table-row>
        <table:table-row table:style-name="ro2">
          <table:table-cell/>
          <table:table-cell table:style-name="ce5" office:value-type="float" office:value="127">
            <text:p>127</text:p>
          </table:table-cell>
          <table:table-cell table:style-name="ce9" table:formula="of:=[.C$4] + ([.$B135]*[.C$5])" office:value-type="date" office:date-value="1930-08-17T12:00:00">
            <text:p>08/17/1930 12:00:00</text:p>
          </table:table-cell>
          <table:table-cell table:style-name="ce9" table:formula="of:=[.D$4] + ([.$B135]*[.D$5])" office:value-type="date" office:date-value="1933-05-29T12:00:00">
            <text:p>05/29/1933 12:00:00</text:p>
          </table:table-cell>
          <table:table-cell table:style-name="ce9" table:formula="of:=[.E$4] + ([.$B135]*[.E$5])" office:value-type="date" office:date-value="1931-04-16T12:00:00">
            <text:p>04/16/1931 12:00:00</text:p>
          </table:table-cell>
          <table:table-cell table:style-name="ce9" table:formula="of:=[.F$4] + ([.$B135]*[.F$5])" office:value-type="date" office:date-value="1933-01-10T12:00:00">
            <text:p>01/10/1933 12:00:00</text:p>
          </table:table-cell>
        </table:table-row>
        <table:table-row table:style-name="ro2">
          <table:table-cell/>
          <table:table-cell table:style-name="ce5" office:value-type="float" office:value="128">
            <text:p>128</text:p>
          </table:table-cell>
          <table:table-cell table:style-name="ce9" table:formula="of:=[.C$4] + ([.$B136]*[.C$5])" office:value-type="date" office:date-value="1930-08-28T12:00:00">
            <text:p>08/28/1930 12:00:00</text:p>
          </table:table-cell>
          <table:table-cell table:style-name="ce9" table:formula="of:=[.D$4] + ([.$B136]*[.D$5])" office:value-type="date" office:date-value="1933-06-17T12:00:00">
            <text:p>06/17/1933 12:00:00</text:p>
          </table:table-cell>
          <table:table-cell table:style-name="ce9" table:formula="of:=[.E$4] + ([.$B136]*[.E$5])" office:value-type="date" office:date-value="1931-04-27T12:00:00">
            <text:p>04/27/1931 12:00:00</text:p>
          </table:table-cell>
          <table:table-cell table:style-name="ce9" table:formula="of:=[.F$4] + ([.$B136]*[.F$5])" office:value-type="date" office:date-value="1933-01-26T12:00:00">
            <text:p>01/26/1933 12:00:00</text:p>
          </table:table-cell>
        </table:table-row>
        <table:table-row table:style-name="ro2">
          <table:table-cell/>
          <table:table-cell table:style-name="ce5" office:value-type="float" office:value="129">
            <text:p>129</text:p>
          </table:table-cell>
          <table:table-cell table:style-name="ce9" table:formula="of:=[.C$4] + ([.$B137]*[.C$5])" office:value-type="date" office:date-value="1930-09-08T12:00:00">
            <text:p>09/08/1930 12:00:00</text:p>
          </table:table-cell>
          <table:table-cell table:style-name="ce9" table:formula="of:=[.D$4] + ([.$B137]*[.D$5])" office:value-type="date" office:date-value="1933-07-06T12:00:00">
            <text:p>07/06/1933 12:00:00</text:p>
          </table:table-cell>
          <table:table-cell table:style-name="ce9" table:formula="of:=[.E$4] + ([.$B137]*[.E$5])" office:value-type="date" office:date-value="1931-05-08T12:00:00">
            <text:p>05/08/1931 12:00:00</text:p>
          </table:table-cell>
          <table:table-cell table:style-name="ce9" table:formula="of:=[.F$4] + ([.$B137]*[.F$5])" office:value-type="date" office:date-value="1933-02-11T12:00:00">
            <text:p>02/11/1933 12:00:00</text:p>
          </table:table-cell>
        </table:table-row>
        <table:table-row table:style-name="ro2">
          <table:table-cell/>
          <table:table-cell table:style-name="ce5" office:value-type="float" office:value="130">
            <text:p>130</text:p>
          </table:table-cell>
          <table:table-cell table:style-name="ce9" table:formula="of:=[.C$4] + ([.$B138]*[.C$5])" office:value-type="date" office:date-value="1930-09-19T12:00:00">
            <text:p>09/19/1930 12:00:00</text:p>
          </table:table-cell>
          <table:table-cell table:style-name="ce9" table:formula="of:=[.D$4] + ([.$B138]*[.D$5])" office:value-type="date" office:date-value="1933-07-25T12:00:00">
            <text:p>07/25/1933 12:00:00</text:p>
          </table:table-cell>
          <table:table-cell table:style-name="ce9" table:formula="of:=[.E$4] + ([.$B138]*[.E$5])" office:value-type="date" office:date-value="1931-05-19T12:00:00">
            <text:p>05/19/1931 12:00:00</text:p>
          </table:table-cell>
          <table:table-cell table:style-name="ce9" table:formula="of:=[.F$4] + ([.$B138]*[.F$5])" office:value-type="date" office:date-value="1933-02-27T12:00:00">
            <text:p>02/27/1933 12:00:00</text:p>
          </table:table-cell>
        </table:table-row>
        <table:table-row table:style-name="ro2">
          <table:table-cell/>
          <table:table-cell table:style-name="ce5" office:value-type="float" office:value="131">
            <text:p>131</text:p>
          </table:table-cell>
          <table:table-cell table:style-name="ce9" table:formula="of:=[.C$4] + ([.$B139]*[.C$5])" office:value-type="date" office:date-value="1930-09-30T12:00:00">
            <text:p>09/30/1930 12:00:00</text:p>
          </table:table-cell>
          <table:table-cell table:style-name="ce9" table:formula="of:=[.D$4] + ([.$B139]*[.D$5])" office:value-type="date" office:date-value="1933-08-13T12:00:00">
            <text:p>08/13/1933 12:00:00</text:p>
          </table:table-cell>
          <table:table-cell table:style-name="ce9" table:formula="of:=[.E$4] + ([.$B139]*[.E$5])" office:value-type="date" office:date-value="1931-05-30T12:00:00">
            <text:p>05/30/1931 12:00:00</text:p>
          </table:table-cell>
          <table:table-cell table:style-name="ce9" table:formula="of:=[.F$4] + ([.$B139]*[.F$5])" office:value-type="date" office:date-value="1933-03-15T12:00:00">
            <text:p>03/15/1933 12:00:00</text:p>
          </table:table-cell>
        </table:table-row>
        <table:table-row table:style-name="ro2">
          <table:table-cell/>
          <table:table-cell table:style-name="ce5" office:value-type="float" office:value="132">
            <text:p>132</text:p>
          </table:table-cell>
          <table:table-cell table:style-name="ce9" table:formula="of:=[.C$4] + ([.$B140]*[.C$5])" office:value-type="date" office:date-value="1930-10-11T12:00:00">
            <text:p>10/11/1930 12:00:00</text:p>
          </table:table-cell>
          <table:table-cell table:style-name="ce9" table:formula="of:=[.D$4] + ([.$B140]*[.D$5])" office:value-type="date" office:date-value="1933-09-01T12:00:00">
            <text:p>09/01/1933 12:00:00</text:p>
          </table:table-cell>
          <table:table-cell table:style-name="ce9" table:formula="of:=[.E$4] + ([.$B140]*[.E$5])" office:value-type="date" office:date-value="1931-06-10T12:00:00">
            <text:p>06/10/1931 12:00:00</text:p>
          </table:table-cell>
          <table:table-cell table:style-name="ce9" table:formula="of:=[.F$4] + ([.$B140]*[.F$5])" office:value-type="date" office:date-value="1933-03-31T12:00:00">
            <text:p>03/31/1933 12:00:00</text:p>
          </table:table-cell>
        </table:table-row>
        <table:table-row table:style-name="ro2">
          <table:table-cell/>
          <table:table-cell table:style-name="ce5" office:value-type="float" office:value="133">
            <text:p>133</text:p>
          </table:table-cell>
          <table:table-cell table:style-name="ce9" table:formula="of:=[.C$4] + ([.$B141]*[.C$5])" office:value-type="date" office:date-value="1930-10-22T12:00:00">
            <text:p>10/22/1930 12:00:00</text:p>
          </table:table-cell>
          <table:table-cell table:style-name="ce9" table:formula="of:=[.D$4] + ([.$B141]*[.D$5])" office:value-type="date" office:date-value="1933-09-20T12:00:00">
            <text:p>09/20/1933 12:00:00</text:p>
          </table:table-cell>
          <table:table-cell table:style-name="ce9" table:formula="of:=[.E$4] + ([.$B141]*[.E$5])" office:value-type="date" office:date-value="1931-06-21T12:00:00">
            <text:p>06/21/1931 12:00:00</text:p>
          </table:table-cell>
          <table:table-cell table:style-name="ce9" table:formula="of:=[.F$4] + ([.$B141]*[.F$5])" office:value-type="date" office:date-value="1933-04-16T12:00:00">
            <text:p>04/16/1933 12:00:00</text:p>
          </table:table-cell>
        </table:table-row>
        <table:table-row table:style-name="ro2">
          <table:table-cell/>
          <table:table-cell table:style-name="ce5" office:value-type="float" office:value="134">
            <text:p>134</text:p>
          </table:table-cell>
          <table:table-cell table:style-name="ce9" table:formula="of:=[.C$4] + ([.$B142]*[.C$5])" office:value-type="date" office:date-value="1930-11-02T12:00:00">
            <text:p>11/02/1930 12:00:00</text:p>
          </table:table-cell>
          <table:table-cell table:style-name="ce9" table:formula="of:=[.D$4] + ([.$B142]*[.D$5])" office:value-type="date" office:date-value="1933-10-09T12:00:00">
            <text:p>10/09/1933 12:00:00</text:p>
          </table:table-cell>
          <table:table-cell table:style-name="ce9" table:formula="of:=[.E$4] + ([.$B142]*[.E$5])" office:value-type="date" office:date-value="1931-07-02T12:00:00">
            <text:p>07/02/1931 12:00:00</text:p>
          </table:table-cell>
          <table:table-cell table:style-name="ce9" table:formula="of:=[.F$4] + ([.$B142]*[.F$5])" office:value-type="date" office:date-value="1933-05-02T12:00:00">
            <text:p>05/02/1933 12:00:00</text:p>
          </table:table-cell>
        </table:table-row>
        <table:table-row table:style-name="ro2">
          <table:table-cell/>
          <table:table-cell table:style-name="ce5" office:value-type="float" office:value="135">
            <text:p>135</text:p>
          </table:table-cell>
          <table:table-cell table:style-name="ce9" table:formula="of:=[.C$4] + ([.$B143]*[.C$5])" office:value-type="date" office:date-value="1930-11-13T12:00:00">
            <text:p>11/13/1930 12:00:00</text:p>
          </table:table-cell>
          <table:table-cell table:style-name="ce9" table:formula="of:=[.D$4] + ([.$B143]*[.D$5])" office:value-type="date" office:date-value="1933-10-28T12:00:00">
            <text:p>10/28/1933 12:00:00</text:p>
          </table:table-cell>
          <table:table-cell table:style-name="ce9" table:formula="of:=[.E$4] + ([.$B143]*[.E$5])" office:value-type="date" office:date-value="1931-07-13T12:00:00">
            <text:p>07/13/1931 12:00:00</text:p>
          </table:table-cell>
          <table:table-cell table:style-name="ce9" table:formula="of:=[.F$4] + ([.$B143]*[.F$5])" office:value-type="date" office:date-value="1933-05-18T12:00:00">
            <text:p>05/18/1933 12:00:00</text:p>
          </table:table-cell>
        </table:table-row>
        <table:table-row table:style-name="ro2">
          <table:table-cell/>
          <table:table-cell table:style-name="ce5" office:value-type="float" office:value="136">
            <text:p>136</text:p>
          </table:table-cell>
          <table:table-cell table:style-name="ce9" table:formula="of:=[.C$4] + ([.$B144]*[.C$5])" office:value-type="date" office:date-value="1930-11-24T12:00:00">
            <text:p>11/24/1930 12:00:00</text:p>
          </table:table-cell>
          <table:table-cell table:style-name="ce9" table:formula="of:=[.D$4] + ([.$B144]*[.D$5])" office:value-type="date" office:date-value="1933-11-16T12:00:00">
            <text:p>11/16/1933 12:00:00</text:p>
          </table:table-cell>
          <table:table-cell table:style-name="ce9" table:formula="of:=[.E$4] + ([.$B144]*[.E$5])" office:value-type="date" office:date-value="1931-07-24T12:00:00">
            <text:p>07/24/1931 12:00:00</text:p>
          </table:table-cell>
          <table:table-cell table:style-name="ce9" table:formula="of:=[.F$4] + ([.$B144]*[.F$5])" office:value-type="date" office:date-value="1933-06-03T12:00:00">
            <text:p>06/03/1933 12:00:00</text:p>
          </table:table-cell>
        </table:table-row>
        <table:table-row table:style-name="ro2">
          <table:table-cell/>
          <table:table-cell table:style-name="ce5" office:value-type="float" office:value="137">
            <text:p>137</text:p>
          </table:table-cell>
          <table:table-cell table:style-name="ce9" table:formula="of:=[.C$4] + ([.$B145]*[.C$5])" office:value-type="date" office:date-value="1930-12-05T12:00:00">
            <text:p>12/05/1930 12:00:00</text:p>
          </table:table-cell>
          <table:table-cell table:style-name="ce9" table:formula="of:=[.D$4] + ([.$B145]*[.D$5])" office:value-type="date" office:date-value="1933-12-05T12:00:00">
            <text:p>12/05/1933 12:00:00</text:p>
          </table:table-cell>
          <table:table-cell table:style-name="ce9" table:formula="of:=[.E$4] + ([.$B145]*[.E$5])" office:value-type="date" office:date-value="1931-08-04T12:00:00">
            <text:p>08/04/1931 12:00:00</text:p>
          </table:table-cell>
          <table:table-cell table:style-name="ce9" table:formula="of:=[.F$4] + ([.$B145]*[.F$5])" office:value-type="date" office:date-value="1933-06-19T12:00:00">
            <text:p>06/19/1933 12:00:00</text:p>
          </table:table-cell>
        </table:table-row>
        <table:table-row table:style-name="ro2">
          <table:table-cell/>
          <table:table-cell table:style-name="ce5" office:value-type="float" office:value="138">
            <text:p>138</text:p>
          </table:table-cell>
          <table:table-cell table:style-name="ce9" table:formula="of:=[.C$4] + ([.$B146]*[.C$5])" office:value-type="date" office:date-value="1930-12-16T12:00:00">
            <text:p>12/16/1930 12:00:00</text:p>
          </table:table-cell>
          <table:table-cell table:style-name="ce9" table:formula="of:=[.D$4] + ([.$B146]*[.D$5])" office:value-type="date" office:date-value="1933-12-24T12:00:00">
            <text:p>12/24/1933 12:00:00</text:p>
          </table:table-cell>
          <table:table-cell table:style-name="ce9" table:formula="of:=[.E$4] + ([.$B146]*[.E$5])" office:value-type="date" office:date-value="1931-08-15T12:00:00">
            <text:p>08/15/1931 12:00:00</text:p>
          </table:table-cell>
          <table:table-cell table:style-name="ce9" table:formula="of:=[.F$4] + ([.$B146]*[.F$5])" office:value-type="date" office:date-value="1933-07-05T12:00:00">
            <text:p>07/05/1933 12:00:00</text:p>
          </table:table-cell>
        </table:table-row>
        <table:table-row table:style-name="ro2">
          <table:table-cell/>
          <table:table-cell table:style-name="ce5" office:value-type="float" office:value="139">
            <text:p>139</text:p>
          </table:table-cell>
          <table:table-cell table:style-name="ce9" table:formula="of:=[.C$4] + ([.$B147]*[.C$5])" office:value-type="date" office:date-value="1930-12-27T12:00:00">
            <text:p>12/27/1930 12:00:00</text:p>
          </table:table-cell>
          <table:table-cell table:style-name="ce9" table:formula="of:=[.D$4] + ([.$B147]*[.D$5])" office:value-type="date" office:date-value="1934-01-12T12:00:00">
            <text:p>01/12/1934 12:00:00</text:p>
          </table:table-cell>
          <table:table-cell table:style-name="ce9" table:formula="of:=[.E$4] + ([.$B147]*[.E$5])" office:value-type="date" office:date-value="1931-08-26T12:00:00">
            <text:p>08/26/1931 12:00:00</text:p>
          </table:table-cell>
          <table:table-cell table:style-name="ce9" table:formula="of:=[.F$4] + ([.$B147]*[.F$5])" office:value-type="date" office:date-value="1933-07-21T12:00:00">
            <text:p>07/21/1933 12:00:00</text:p>
          </table:table-cell>
        </table:table-row>
        <table:table-row table:style-name="ro2">
          <table:table-cell/>
          <table:table-cell table:style-name="ce5" office:value-type="float" office:value="140">
            <text:p>140</text:p>
          </table:table-cell>
          <table:table-cell table:style-name="ce9" table:formula="of:=[.C$4] + ([.$B148]*[.C$5])" office:value-type="date" office:date-value="1931-01-07T12:00:00">
            <text:p>01/07/1931 12:00:00</text:p>
          </table:table-cell>
          <table:table-cell table:style-name="ce9" table:formula="of:=[.D$4] + ([.$B148]*[.D$5])" office:value-type="date" office:date-value="1934-01-31T12:00:00">
            <text:p>01/31/1934 12:00:00</text:p>
          </table:table-cell>
          <table:table-cell table:style-name="ce9" table:formula="of:=[.E$4] + ([.$B148]*[.E$5])" office:value-type="date" office:date-value="1931-09-06T12:00:00">
            <text:p>09/06/1931 12:00:00</text:p>
          </table:table-cell>
          <table:table-cell table:style-name="ce9" table:formula="of:=[.F$4] + ([.$B148]*[.F$5])" office:value-type="date" office:date-value="1933-08-06T12:00:00">
            <text:p>08/06/1933 12:00:00</text:p>
          </table:table-cell>
        </table:table-row>
        <table:table-row table:style-name="ro2">
          <table:table-cell/>
          <table:table-cell table:style-name="ce5" office:value-type="float" office:value="141">
            <text:p>141</text:p>
          </table:table-cell>
          <table:table-cell table:style-name="ce9" table:formula="of:=[.C$4] + ([.$B149]*[.C$5])" office:value-type="date" office:date-value="1931-01-18T12:00:00">
            <text:p>01/18/1931 12:00:00</text:p>
          </table:table-cell>
          <table:table-cell table:style-name="ce9" table:formula="of:=[.D$4] + ([.$B149]*[.D$5])" office:value-type="date" office:date-value="1934-02-19T12:00:00">
            <text:p>02/19/1934 12:00:00</text:p>
          </table:table-cell>
          <table:table-cell table:style-name="ce9" table:formula="of:=[.E$4] + ([.$B149]*[.E$5])" office:value-type="date" office:date-value="1931-09-17T12:00:00">
            <text:p>09/17/1931 12:00:00</text:p>
          </table:table-cell>
          <table:table-cell table:style-name="ce9" table:formula="of:=[.F$4] + ([.$B149]*[.F$5])" office:value-type="date" office:date-value="1933-08-22T12:00:00">
            <text:p>08/22/1933 12:00:00</text:p>
          </table:table-cell>
        </table:table-row>
        <table:table-row table:style-name="ro2">
          <table:table-cell/>
          <table:table-cell table:style-name="ce5" office:value-type="float" office:value="142">
            <text:p>142</text:p>
          </table:table-cell>
          <table:table-cell table:style-name="ce9" table:formula="of:=[.C$4] + ([.$B150]*[.C$5])" office:value-type="date" office:date-value="1931-01-29T12:00:00">
            <text:p>01/29/1931 12:00:00</text:p>
          </table:table-cell>
          <table:table-cell table:style-name="ce9" table:formula="of:=[.D$4] + ([.$B150]*[.D$5])" office:value-type="date" office:date-value="1934-03-10T12:00:00">
            <text:p>03/10/1934 12:00:00</text:p>
          </table:table-cell>
          <table:table-cell table:style-name="ce9" table:formula="of:=[.E$4] + ([.$B150]*[.E$5])" office:value-type="date" office:date-value="1931-09-28T12:00:00">
            <text:p>09/28/1931 12:00:00</text:p>
          </table:table-cell>
          <table:table-cell table:style-name="ce9" table:formula="of:=[.F$4] + ([.$B150]*[.F$5])" office:value-type="date" office:date-value="1933-09-07T12:00:00">
            <text:p>09/07/1933 12:00:00</text:p>
          </table:table-cell>
        </table:table-row>
        <table:table-row table:style-name="ro2">
          <table:table-cell/>
          <table:table-cell table:style-name="ce5" office:value-type="float" office:value="143">
            <text:p>143</text:p>
          </table:table-cell>
          <table:table-cell table:style-name="ce9" table:formula="of:=[.C$4] + ([.$B151]*[.C$5])" office:value-type="date" office:date-value="1931-02-09T12:00:00">
            <text:p>02/09/1931 12:00:00</text:p>
          </table:table-cell>
          <table:table-cell table:style-name="ce9" table:formula="of:=[.D$4] + ([.$B151]*[.D$5])" office:value-type="date" office:date-value="1934-03-29T12:00:00">
            <text:p>03/29/1934 12:00:00</text:p>
          </table:table-cell>
          <table:table-cell table:style-name="ce9" table:formula="of:=[.E$4] + ([.$B151]*[.E$5])" office:value-type="date" office:date-value="1931-10-09T12:00:00">
            <text:p>10/09/1931 12:00:00</text:p>
          </table:table-cell>
          <table:table-cell table:style-name="ce9" table:formula="of:=[.F$4] + ([.$B151]*[.F$5])" office:value-type="date" office:date-value="1933-09-23T12:00:00">
            <text:p>09/23/1933 12:00:00</text:p>
          </table:table-cell>
        </table:table-row>
        <table:table-row table:style-name="ro2">
          <table:table-cell/>
          <table:table-cell table:style-name="ce5" office:value-type="float" office:value="144">
            <text:p>144</text:p>
          </table:table-cell>
          <table:table-cell table:style-name="ce9" table:formula="of:=[.C$4] + ([.$B152]*[.C$5])" office:value-type="date" office:date-value="1931-02-20T12:00:00">
            <text:p>02/20/1931 12:00:00</text:p>
          </table:table-cell>
          <table:table-cell table:style-name="ce9" table:formula="of:=[.D$4] + ([.$B152]*[.D$5])" office:value-type="date" office:date-value="1934-04-17T12:00:00">
            <text:p>04/17/1934 12:00:00</text:p>
          </table:table-cell>
          <table:table-cell table:style-name="ce9" table:formula="of:=[.E$4] + ([.$B152]*[.E$5])" office:value-type="date" office:date-value="1931-10-20T12:00:00">
            <text:p>10/20/1931 12:00:00</text:p>
          </table:table-cell>
          <table:table-cell table:style-name="ce9" table:formula="of:=[.F$4] + ([.$B152]*[.F$5])" office:value-type="date" office:date-value="1933-10-09T12:00:00">
            <text:p>10/09/1933 12:00:00</text:p>
          </table:table-cell>
        </table:table-row>
        <table:table-row table:style-name="ro2">
          <table:table-cell/>
          <table:table-cell table:style-name="ce5" office:value-type="float" office:value="145">
            <text:p>145</text:p>
          </table:table-cell>
          <table:table-cell table:style-name="ce9" table:formula="of:=[.C$4] + ([.$B153]*[.C$5])" office:value-type="date" office:date-value="1931-03-03T12:00:00">
            <text:p>03/03/1931 12:00:00</text:p>
          </table:table-cell>
          <table:table-cell table:style-name="ce9" table:formula="of:=[.D$4] + ([.$B153]*[.D$5])" office:value-type="date" office:date-value="1934-05-06T12:00:00">
            <text:p>05/06/1934 12:00:00</text:p>
          </table:table-cell>
          <table:table-cell table:style-name="ce9" table:formula="of:=[.E$4] + ([.$B153]*[.E$5])" office:value-type="date" office:date-value="1931-10-31T12:00:00">
            <text:p>10/31/1931 12:00:00</text:p>
          </table:table-cell>
          <table:table-cell table:style-name="ce9" table:formula="of:=[.F$4] + ([.$B153]*[.F$5])" office:value-type="date" office:date-value="1933-10-25T12:00:00">
            <text:p>10/25/1933 12:00:00</text:p>
          </table:table-cell>
        </table:table-row>
        <table:table-row table:style-name="ro2">
          <table:table-cell/>
          <table:table-cell table:style-name="ce5" office:value-type="float" office:value="146">
            <text:p>146</text:p>
          </table:table-cell>
          <table:table-cell table:style-name="ce9" table:formula="of:=[.C$4] + ([.$B154]*[.C$5])" office:value-type="date" office:date-value="1931-03-14T12:00:00">
            <text:p>03/14/1931 12:00:00</text:p>
          </table:table-cell>
          <table:table-cell table:style-name="ce9" table:formula="of:=[.D$4] + ([.$B154]*[.D$5])" office:value-type="date" office:date-value="1934-05-25T12:00:00">
            <text:p>05/25/1934 12:00:00</text:p>
          </table:table-cell>
          <table:table-cell table:style-name="ce9" table:formula="of:=[.E$4] + ([.$B154]*[.E$5])" office:value-type="date" office:date-value="1931-11-11T12:00:00">
            <text:p>11/11/1931 12:00:00</text:p>
          </table:table-cell>
          <table:table-cell table:style-name="ce9" table:formula="of:=[.F$4] + ([.$B154]*[.F$5])" office:value-type="date" office:date-value="1933-11-10T12:00:00">
            <text:p>11/10/1933 12:00:00</text:p>
          </table:table-cell>
        </table:table-row>
        <table:table-row table:style-name="ro2">
          <table:table-cell table:style-name="ce2"/>
          <table:table-cell table:style-name="ce5" office:value-type="float" office:value="147">
            <text:p>147</text:p>
          </table:table-cell>
          <table:table-cell table:style-name="ce9" table:formula="of:=[.C$4] + ([.$B155]*[.C$5])" office:value-type="date" office:date-value="1931-03-25T12:00:00">
            <text:p>03/25/1931 12:00:00</text:p>
          </table:table-cell>
          <table:table-cell table:style-name="ce9" table:formula="of:=[.D$4] + ([.$B155]*[.D$5])" office:value-type="date" office:date-value="1934-06-13T12:00:00">
            <text:p>06/13/1934 12:00:00</text:p>
          </table:table-cell>
          <table:table-cell table:style-name="ce9" table:formula="of:=[.E$4] + ([.$B155]*[.E$5])" office:value-type="date" office:date-value="1931-11-22T12:00:00">
            <text:p>11/22/1931 12:00:00</text:p>
          </table:table-cell>
          <table:table-cell table:style-name="ce9" table:formula="of:=[.F$4] + ([.$B155]*[.F$5])" office:value-type="date" office:date-value="1933-11-26T12:00:00">
            <text:p>11/26/1933 12:00:00</text:p>
          </table:table-cell>
        </table:table-row>
        <table:table-row table:style-name="ro2">
          <table:table-cell/>
          <table:table-cell table:style-name="ce5" office:value-type="float" office:value="148">
            <text:p>148</text:p>
          </table:table-cell>
          <table:table-cell table:style-name="ce9" table:formula="of:=[.C$4] + ([.$B156]*[.C$5])" office:value-type="date" office:date-value="1931-04-05T12:00:00">
            <text:p>04/05/1931 12:00:00</text:p>
          </table:table-cell>
          <table:table-cell table:style-name="ce9" table:formula="of:=[.D$4] + ([.$B156]*[.D$5])" office:value-type="date" office:date-value="1934-07-02T12:00:00">
            <text:p>07/02/1934 12:00:00</text:p>
          </table:table-cell>
          <table:table-cell table:style-name="ce9" table:formula="of:=[.E$4] + ([.$B156]*[.E$5])" office:value-type="date" office:date-value="1931-12-03T12:00:00">
            <text:p>12/03/1931 12:00:00</text:p>
          </table:table-cell>
          <table:table-cell table:style-name="ce9" table:formula="of:=[.F$4] + ([.$B156]*[.F$5])" office:value-type="date" office:date-value="1933-12-12T12:00:00">
            <text:p>12/12/1933 12:00:00</text:p>
          </table:table-cell>
        </table:table-row>
        <table:table-row table:style-name="ro2">
          <table:table-cell/>
          <table:table-cell table:style-name="ce5" office:value-type="float" office:value="149">
            <text:p>149</text:p>
          </table:table-cell>
          <table:table-cell table:style-name="ce9" table:formula="of:=[.C$4] + ([.$B157]*[.C$5])" office:value-type="date" office:date-value="1931-04-16T12:00:00">
            <text:p>04/16/1931 12:00:00</text:p>
          </table:table-cell>
          <table:table-cell table:style-name="ce9" table:formula="of:=[.D$4] + ([.$B157]*[.D$5])" office:value-type="date" office:date-value="1934-07-21T12:00:00">
            <text:p>07/21/1934 12:00:00</text:p>
          </table:table-cell>
          <table:table-cell table:style-name="ce9" table:formula="of:=[.E$4] + ([.$B157]*[.E$5])" office:value-type="date" office:date-value="1931-12-14T12:00:00">
            <text:p>12/14/1931 12:00:00</text:p>
          </table:table-cell>
          <table:table-cell table:style-name="ce9" table:formula="of:=[.F$4] + ([.$B157]*[.F$5])" office:value-type="date" office:date-value="1933-12-28T12:00:00">
            <text:p>12/28/1933 12:00:00</text:p>
          </table:table-cell>
        </table:table-row>
        <table:table-row table:style-name="ro2">
          <table:table-cell/>
          <table:table-cell table:style-name="ce5" office:value-type="float" office:value="150">
            <text:p>150</text:p>
          </table:table-cell>
          <table:table-cell table:style-name="ce9" table:formula="of:=[.C$4] + ([.$B158]*[.C$5])" office:value-type="date" office:date-value="1931-04-27T12:00:00">
            <text:p>04/27/1931 12:00:00</text:p>
          </table:table-cell>
          <table:table-cell table:style-name="ce9" table:formula="of:=[.D$4] + ([.$B158]*[.D$5])" office:value-type="date" office:date-value="1934-08-09T12:00:00">
            <text:p>08/09/1934 12:00:00</text:p>
          </table:table-cell>
          <table:table-cell table:style-name="ce9" table:formula="of:=[.E$4] + ([.$B158]*[.E$5])" office:value-type="date" office:date-value="1931-12-25T12:00:00">
            <text:p>12/25/1931 12:00:00</text:p>
          </table:table-cell>
          <table:table-cell table:style-name="ce9" table:formula="of:=[.F$4] + ([.$B158]*[.F$5])" office:value-type="date" office:date-value="1934-01-13T12:00:00">
            <text:p>01/13/1934 12:00:00</text:p>
          </table:table-cell>
        </table:table-row>
        <table:table-row table:style-name="ro2">
          <table:table-cell/>
          <table:table-cell table:style-name="ce5" office:value-type="float" office:value="151">
            <text:p>151</text:p>
          </table:table-cell>
          <table:table-cell table:style-name="ce9" table:formula="of:=[.C$4] + ([.$B159]*[.C$5])" office:value-type="date" office:date-value="1931-05-08T12:00:00">
            <text:p>05/08/1931 12:00:00</text:p>
          </table:table-cell>
          <table:table-cell table:style-name="ce9" table:formula="of:=[.D$4] + ([.$B159]*[.D$5])" office:value-type="date" office:date-value="1934-08-28T12:00:00">
            <text:p>08/28/1934 12:00:00</text:p>
          </table:table-cell>
          <table:table-cell table:style-name="ce9" table:formula="of:=[.E$4] + ([.$B159]*[.E$5])" office:value-type="date" office:date-value="1932-01-05T12:00:00">
            <text:p>01/05/1932 12:00:00</text:p>
          </table:table-cell>
          <table:table-cell table:style-name="ce9" table:formula="of:=[.F$4] + ([.$B159]*[.F$5])" office:value-type="date" office:date-value="1934-01-29T12:00:00">
            <text:p>01/29/1934 12:00:00</text:p>
          </table:table-cell>
        </table:table-row>
        <table:table-row table:style-name="ro2">
          <table:table-cell/>
          <table:table-cell table:style-name="ce5" office:value-type="float" office:value="152">
            <text:p>152</text:p>
          </table:table-cell>
          <table:table-cell table:style-name="ce9" table:formula="of:=[.C$4] + ([.$B160]*[.C$5])" office:value-type="date" office:date-value="1931-05-19T12:00:00">
            <text:p>05/19/1931 12:00:00</text:p>
          </table:table-cell>
          <table:table-cell table:style-name="ce9" table:formula="of:=[.D$4] + ([.$B160]*[.D$5])" office:value-type="date" office:date-value="1934-09-16T12:00:00">
            <text:p>09/16/1934 12:00:00</text:p>
          </table:table-cell>
          <table:table-cell table:style-name="ce9" table:formula="of:=[.E$4] + ([.$B160]*[.E$5])" office:value-type="date" office:date-value="1932-01-16T12:00:00">
            <text:p>01/16/1932 12:00:00</text:p>
          </table:table-cell>
          <table:table-cell table:style-name="ce9" table:formula="of:=[.F$4] + ([.$B160]*[.F$5])" office:value-type="date" office:date-value="1934-02-14T12:00:00">
            <text:p>02/14/1934 12:00:00</text:p>
          </table:table-cell>
        </table:table-row>
        <table:table-row table:style-name="ro2">
          <table:table-cell/>
          <table:table-cell table:style-name="ce5" office:value-type="float" office:value="153">
            <text:p>153</text:p>
          </table:table-cell>
          <table:table-cell table:style-name="ce9" table:formula="of:=[.C$4] + ([.$B161]*[.C$5])" office:value-type="date" office:date-value="1931-05-30T12:00:00">
            <text:p>05/30/1931 12:00:00</text:p>
          </table:table-cell>
          <table:table-cell table:style-name="ce9" table:formula="of:=[.D$4] + ([.$B161]*[.D$5])" office:value-type="date" office:date-value="1934-10-05T12:00:00">
            <text:p>10/05/1934 12:00:00</text:p>
          </table:table-cell>
          <table:table-cell table:style-name="ce9" table:formula="of:=[.E$4] + ([.$B161]*[.E$5])" office:value-type="date" office:date-value="1932-01-27T12:00:00">
            <text:p>01/27/1932 12:00:00</text:p>
          </table:table-cell>
          <table:table-cell table:style-name="ce9" table:formula="of:=[.F$4] + ([.$B161]*[.F$5])" office:value-type="date" office:date-value="1934-03-02T12:00:00">
            <text:p>03/02/1934 12:00:00</text:p>
          </table:table-cell>
        </table:table-row>
        <table:table-row table:style-name="ro2">
          <table:table-cell/>
          <table:table-cell table:style-name="ce5" office:value-type="float" office:value="154">
            <text:p>154</text:p>
          </table:table-cell>
          <table:table-cell table:style-name="ce9" table:formula="of:=[.C$4] + ([.$B162]*[.C$5])" office:value-type="date" office:date-value="1931-06-10T12:00:00">
            <text:p>06/10/1931 12:00:00</text:p>
          </table:table-cell>
          <table:table-cell table:style-name="ce9" table:formula="of:=[.D$4] + ([.$B162]*[.D$5])" office:value-type="date" office:date-value="1934-10-24T12:00:00">
            <text:p>10/24/1934 12:00:00</text:p>
          </table:table-cell>
          <table:table-cell table:style-name="ce9" table:formula="of:=[.E$4] + ([.$B162]*[.E$5])" office:value-type="date" office:date-value="1932-02-07T12:00:00">
            <text:p>02/07/1932 12:00:00</text:p>
          </table:table-cell>
          <table:table-cell table:style-name="ce9" table:formula="of:=[.F$4] + ([.$B162]*[.F$5])" office:value-type="date" office:date-value="1934-03-18T12:00:00">
            <text:p>03/18/1934 12:00:00</text:p>
          </table:table-cell>
        </table:table-row>
        <table:table-row table:style-name="ro2">
          <table:table-cell/>
          <table:table-cell table:style-name="ce5" office:value-type="float" office:value="155">
            <text:p>155</text:p>
          </table:table-cell>
          <table:table-cell table:style-name="ce9" table:formula="of:=[.C$4] + ([.$B163]*[.C$5])" office:value-type="date" office:date-value="1931-06-21T12:00:00">
            <text:p>06/21/1931 12:00:00</text:p>
          </table:table-cell>
          <table:table-cell table:style-name="ce9" table:formula="of:=[.D$4] + ([.$B163]*[.D$5])" office:value-type="date" office:date-value="1934-11-12T12:00:00">
            <text:p>11/12/1934 12:00:00</text:p>
          </table:table-cell>
          <table:table-cell table:style-name="ce9" table:formula="of:=[.E$4] + ([.$B163]*[.E$5])" office:value-type="date" office:date-value="1932-02-18T12:00:00">
            <text:p>02/18/1932 12:00:00</text:p>
          </table:table-cell>
          <table:table-cell table:style-name="ce9" table:formula="of:=[.F$4] + ([.$B163]*[.F$5])" office:value-type="date" office:date-value="1934-04-03T12:00:00">
            <text:p>04/03/1934 12:00:00</text:p>
          </table:table-cell>
        </table:table-row>
        <table:table-row table:style-name="ro2">
          <table:table-cell/>
          <table:table-cell table:style-name="ce5" office:value-type="float" office:value="156">
            <text:p>156</text:p>
          </table:table-cell>
          <table:table-cell table:style-name="ce9" table:formula="of:=[.C$4] + ([.$B164]*[.C$5])" office:value-type="date" office:date-value="1931-07-02T12:00:00">
            <text:p>07/02/1931 12:00:00</text:p>
          </table:table-cell>
          <table:table-cell table:style-name="ce9" table:formula="of:=[.D$4] + ([.$B164]*[.D$5])" office:value-type="date" office:date-value="1934-12-01T12:00:00">
            <text:p>12/01/1934 12:00:00</text:p>
          </table:table-cell>
          <table:table-cell table:style-name="ce9" table:formula="of:=[.E$4] + ([.$B164]*[.E$5])" office:value-type="date" office:date-value="1932-02-29T12:00:00">
            <text:p>02/29/1932 12:00:00</text:p>
          </table:table-cell>
          <table:table-cell table:style-name="ce9" table:formula="of:=[.F$4] + ([.$B164]*[.F$5])" office:value-type="date" office:date-value="1934-04-19T12:00:00">
            <text:p>04/19/1934 12:00:00</text:p>
          </table:table-cell>
        </table:table-row>
        <table:table-row table:style-name="ro2">
          <table:table-cell/>
          <table:table-cell table:style-name="ce5" office:value-type="float" office:value="157">
            <text:p>157</text:p>
          </table:table-cell>
          <table:table-cell table:style-name="ce9" table:formula="of:=[.C$4] + ([.$B165]*[.C$5])" office:value-type="date" office:date-value="1931-07-13T12:00:00">
            <text:p>07/13/1931 12:00:00</text:p>
          </table:table-cell>
          <table:table-cell table:style-name="ce9" table:formula="of:=[.D$4] + ([.$B165]*[.D$5])" office:value-type="date" office:date-value="1934-12-20T12:00:00">
            <text:p>12/20/1934 12:00:00</text:p>
          </table:table-cell>
          <table:table-cell table:style-name="ce9" table:formula="of:=[.E$4] + ([.$B165]*[.E$5])" office:value-type="date" office:date-value="1932-03-11T12:00:00">
            <text:p>03/11/1932 12:00:00</text:p>
          </table:table-cell>
          <table:table-cell table:style-name="ce9" table:formula="of:=[.F$4] + ([.$B165]*[.F$5])" office:value-type="date" office:date-value="1934-05-05T12:00:00">
            <text:p>05/05/1934 12:00:00</text:p>
          </table:table-cell>
        </table:table-row>
        <table:table-row table:style-name="ro2">
          <table:table-cell/>
          <table:table-cell table:style-name="ce5" office:value-type="float" office:value="158">
            <text:p>158</text:p>
          </table:table-cell>
          <table:table-cell table:style-name="ce9" table:formula="of:=[.C$4] + ([.$B166]*[.C$5])" office:value-type="date" office:date-value="1931-07-24T12:00:00">
            <text:p>07/24/1931 12:00:00</text:p>
          </table:table-cell>
          <table:table-cell table:style-name="ce9" table:formula="of:=[.D$4] + ([.$B166]*[.D$5])" office:value-type="date" office:date-value="1935-01-08T12:00:00">
            <text:p>01/08/1935 12:00:00</text:p>
          </table:table-cell>
          <table:table-cell table:style-name="ce9" table:formula="of:=[.E$4] + ([.$B166]*[.E$5])" office:value-type="date" office:date-value="1932-03-22T12:00:00">
            <text:p>03/22/1932 12:00:00</text:p>
          </table:table-cell>
          <table:table-cell table:style-name="ce9" table:formula="of:=[.F$4] + ([.$B166]*[.F$5])" office:value-type="date" office:date-value="1934-05-21T12:00:00">
            <text:p>05/21/1934 12:00:00</text:p>
          </table:table-cell>
        </table:table-row>
        <table:table-row table:style-name="ro2">
          <table:table-cell/>
          <table:table-cell table:style-name="ce5" office:value-type="float" office:value="159">
            <text:p>159</text:p>
          </table:table-cell>
          <table:table-cell table:style-name="ce9" table:formula="of:=[.C$4] + ([.$B167]*[.C$5])" office:value-type="date" office:date-value="1931-08-04T12:00:00">
            <text:p>08/04/1931 12:00:00</text:p>
          </table:table-cell>
          <table:table-cell table:style-name="ce9" table:formula="of:=[.D$4] + ([.$B167]*[.D$5])" office:value-type="date" office:date-value="1935-01-27T12:00:00">
            <text:p>01/27/1935 12:00:00</text:p>
          </table:table-cell>
          <table:table-cell table:style-name="ce9" table:formula="of:=[.E$4] + ([.$B167]*[.E$5])" office:value-type="date" office:date-value="1932-04-02T12:00:00">
            <text:p>04/02/1932 12:00:00</text:p>
          </table:table-cell>
          <table:table-cell table:style-name="ce9" table:formula="of:=[.F$4] + ([.$B167]*[.F$5])" office:value-type="date" office:date-value="1934-06-06T12:00:00">
            <text:p>06/06/1934 12:00:00</text:p>
          </table:table-cell>
        </table:table-row>
        <table:table-row table:style-name="ro2">
          <table:table-cell/>
          <table:table-cell table:style-name="ce5" office:value-type="float" office:value="160">
            <text:p>160</text:p>
          </table:table-cell>
          <table:table-cell table:style-name="ce9" table:formula="of:=[.C$4] + ([.$B168]*[.C$5])" office:value-type="date" office:date-value="1931-08-15T12:00:00">
            <text:p>08/15/1931 12:00:00</text:p>
          </table:table-cell>
          <table:table-cell table:style-name="ce9" table:formula="of:=[.D$4] + ([.$B168]*[.D$5])" office:value-type="date" office:date-value="1935-02-15T12:00:00">
            <text:p>02/15/1935 12:00:00</text:p>
          </table:table-cell>
          <table:table-cell table:style-name="ce9" table:formula="of:=[.E$4] + ([.$B168]*[.E$5])" office:value-type="date" office:date-value="1932-04-13T12:00:00">
            <text:p>04/13/1932 12:00:00</text:p>
          </table:table-cell>
          <table:table-cell table:style-name="ce9" table:formula="of:=[.F$4] + ([.$B168]*[.F$5])" office:value-type="date" office:date-value="1934-06-22T12:00:00">
            <text:p>06/22/1934 12:00:00</text:p>
          </table:table-cell>
        </table:table-row>
        <table:table-row table:style-name="ro2">
          <table:table-cell/>
          <table:table-cell table:style-name="ce5" office:value-type="float" office:value="161">
            <text:p>161</text:p>
          </table:table-cell>
          <table:table-cell table:style-name="ce9" table:formula="of:=[.C$4] + ([.$B169]*[.C$5])" office:value-type="date" office:date-value="1931-08-26T12:00:00">
            <text:p>08/26/1931 12:00:00</text:p>
          </table:table-cell>
          <table:table-cell table:style-name="ce9" table:formula="of:=[.D$4] + ([.$B169]*[.D$5])" office:value-type="date" office:date-value="1935-03-06T12:00:00">
            <text:p>03/06/1935 12:00:00</text:p>
          </table:table-cell>
          <table:table-cell table:style-name="ce9" table:formula="of:=[.E$4] + ([.$B169]*[.E$5])" office:value-type="date" office:date-value="1932-04-24T12:00:00">
            <text:p>04/24/1932 12:00:00</text:p>
          </table:table-cell>
          <table:table-cell table:style-name="ce9" table:formula="of:=[.F$4] + ([.$B169]*[.F$5])" office:value-type="date" office:date-value="1934-07-08T12:00:00">
            <text:p>07/08/1934 12:00:00</text:p>
          </table:table-cell>
        </table:table-row>
        <table:table-row table:style-name="ro2">
          <table:table-cell/>
          <table:table-cell table:style-name="ce5" office:value-type="float" office:value="162">
            <text:p>162</text:p>
          </table:table-cell>
          <table:table-cell table:style-name="ce9" table:formula="of:=[.C$4] + ([.$B170]*[.C$5])" office:value-type="date" office:date-value="1931-09-06T12:00:00">
            <text:p>09/06/1931 12:00:00</text:p>
          </table:table-cell>
          <table:table-cell table:style-name="ce9" table:formula="of:=[.D$4] + ([.$B170]*[.D$5])" office:value-type="date" office:date-value="1935-03-25T12:00:00">
            <text:p>03/25/1935 12:00:00</text:p>
          </table:table-cell>
          <table:table-cell table:style-name="ce9" table:formula="of:=[.E$4] + ([.$B170]*[.E$5])" office:value-type="date" office:date-value="1932-05-05T12:00:00">
            <text:p>05/05/1932 12:00:00</text:p>
          </table:table-cell>
          <table:table-cell table:style-name="ce9" table:formula="of:=[.F$4] + ([.$B170]*[.F$5])" office:value-type="date" office:date-value="1934-07-24T12:00:00">
            <text:p>07/24/1934 12:00:00</text:p>
          </table:table-cell>
        </table:table-row>
        <table:table-row table:style-name="ro2">
          <table:table-cell/>
          <table:table-cell table:style-name="ce5" office:value-type="float" office:value="163">
            <text:p>163</text:p>
          </table:table-cell>
          <table:table-cell table:style-name="ce9" table:formula="of:=[.C$4] + ([.$B171]*[.C$5])" office:value-type="date" office:date-value="1931-09-17T12:00:00">
            <text:p>09/17/1931 12:00:00</text:p>
          </table:table-cell>
          <table:table-cell table:style-name="ce9" table:formula="of:=[.D$4] + ([.$B171]*[.D$5])" office:value-type="date" office:date-value="1935-04-13T12:00:00">
            <text:p>04/13/1935 12:00:00</text:p>
          </table:table-cell>
          <table:table-cell table:style-name="ce9" table:formula="of:=[.E$4] + ([.$B171]*[.E$5])" office:value-type="date" office:date-value="1932-05-16T12:00:00">
            <text:p>05/16/1932 12:00:00</text:p>
          </table:table-cell>
          <table:table-cell table:style-name="ce9" table:formula="of:=[.F$4] + ([.$B171]*[.F$5])" office:value-type="date" office:date-value="1934-08-09T12:00:00">
            <text:p>08/09/1934 12:00:00</text:p>
          </table:table-cell>
        </table:table-row>
        <table:table-row table:style-name="ro2">
          <table:table-cell/>
          <table:table-cell table:style-name="ce5" office:value-type="float" office:value="164">
            <text:p>164</text:p>
          </table:table-cell>
          <table:table-cell table:style-name="ce9" table:formula="of:=[.C$4] + ([.$B172]*[.C$5])" office:value-type="date" office:date-value="1931-09-28T12:00:00">
            <text:p>09/28/1931 12:00:00</text:p>
          </table:table-cell>
          <table:table-cell table:style-name="ce9" table:formula="of:=[.D$4] + ([.$B172]*[.D$5])" office:value-type="date" office:date-value="1935-05-02T12:00:00">
            <text:p>05/02/1935 12:00:00</text:p>
          </table:table-cell>
          <table:table-cell table:style-name="ce9" table:formula="of:=[.E$4] + ([.$B172]*[.E$5])" office:value-type="date" office:date-value="1932-05-27T12:00:00">
            <text:p>05/27/1932 12:00:00</text:p>
          </table:table-cell>
          <table:table-cell table:style-name="ce9" table:formula="of:=[.F$4] + ([.$B172]*[.F$5])" office:value-type="date" office:date-value="1934-08-25T12:00:00">
            <text:p>08/25/1934 12:00:00</text:p>
          </table:table-cell>
        </table:table-row>
        <table:table-row table:style-name="ro2">
          <table:table-cell/>
          <table:table-cell table:style-name="ce5" office:value-type="float" office:value="165">
            <text:p>165</text:p>
          </table:table-cell>
          <table:table-cell table:style-name="ce9" table:formula="of:=[.C$4] + ([.$B173]*[.C$5])" office:value-type="date" office:date-value="1931-10-09T12:00:00">
            <text:p>10/09/1931 12:00:00</text:p>
          </table:table-cell>
          <table:table-cell table:style-name="ce9" table:formula="of:=[.D$4] + ([.$B173]*[.D$5])" office:value-type="date" office:date-value="1935-05-21T12:00:00">
            <text:p>05/21/1935 12:00:00</text:p>
          </table:table-cell>
          <table:table-cell table:style-name="ce9" table:formula="of:=[.E$4] + ([.$B173]*[.E$5])" office:value-type="date" office:date-value="1932-06-07T12:00:00">
            <text:p>06/07/1932 12:00:00</text:p>
          </table:table-cell>
          <table:table-cell table:style-name="ce9" table:formula="of:=[.F$4] + ([.$B173]*[.F$5])" office:value-type="date" office:date-value="1934-09-10T12:00:00">
            <text:p>09/10/1934 12:00:00</text:p>
          </table:table-cell>
        </table:table-row>
        <table:table-row table:style-name="ro2">
          <table:table-cell/>
          <table:table-cell table:style-name="ce5" office:value-type="float" office:value="166">
            <text:p>166</text:p>
          </table:table-cell>
          <table:table-cell table:style-name="ce9" table:formula="of:=[.C$4] + ([.$B174]*[.C$5])" office:value-type="date" office:date-value="1931-10-20T12:00:00">
            <text:p>10/20/1931 12:00:00</text:p>
          </table:table-cell>
          <table:table-cell table:style-name="ce9" table:formula="of:=[.D$4] + ([.$B174]*[.D$5])" office:value-type="date" office:date-value="1935-06-09T12:00:00">
            <text:p>06/09/1935 12:00:00</text:p>
          </table:table-cell>
          <table:table-cell table:style-name="ce9" table:formula="of:=[.E$4] + ([.$B174]*[.E$5])" office:value-type="date" office:date-value="1932-06-18T12:00:00">
            <text:p>06/18/1932 12:00:00</text:p>
          </table:table-cell>
          <table:table-cell table:style-name="ce9" table:formula="of:=[.F$4] + ([.$B174]*[.F$5])" office:value-type="date" office:date-value="1934-09-26T12:00:00">
            <text:p>09/26/1934 12:00:00</text:p>
          </table:table-cell>
        </table:table-row>
        <table:table-row table:style-name="ro2">
          <table:table-cell/>
          <table:table-cell table:style-name="ce5" office:value-type="float" office:value="167">
            <text:p>167</text:p>
          </table:table-cell>
          <table:table-cell table:style-name="ce9" table:formula="of:=[.C$4] + ([.$B175]*[.C$5])" office:value-type="date" office:date-value="1931-10-31T12:00:00">
            <text:p>10/31/1931 12:00:00</text:p>
          </table:table-cell>
          <table:table-cell table:style-name="ce9" table:formula="of:=[.D$4] + ([.$B175]*[.D$5])" office:value-type="date" office:date-value="1935-06-28T12:00:00">
            <text:p>06/28/1935 12:00:00</text:p>
          </table:table-cell>
          <table:table-cell table:style-name="ce9" table:formula="of:=[.E$4] + ([.$B175]*[.E$5])" office:value-type="date" office:date-value="1932-06-29T12:00:00">
            <text:p>06/29/1932 12:00:00</text:p>
          </table:table-cell>
          <table:table-cell table:style-name="ce9" table:formula="of:=[.F$4] + ([.$B175]*[.F$5])" office:value-type="date" office:date-value="1934-10-12T12:00:00">
            <text:p>10/12/1934 12:00:00</text:p>
          </table:table-cell>
        </table:table-row>
        <table:table-row table:style-name="ro2">
          <table:table-cell/>
          <table:table-cell table:style-name="ce5" office:value-type="float" office:value="168">
            <text:p>168</text:p>
          </table:table-cell>
          <table:table-cell table:style-name="ce9" table:formula="of:=[.C$4] + ([.$B176]*[.C$5])" office:value-type="date" office:date-value="1931-11-11T12:00:00">
            <text:p>11/11/1931 12:00:00</text:p>
          </table:table-cell>
          <table:table-cell table:style-name="ce9" table:formula="of:=[.D$4] + ([.$B176]*[.D$5])" office:value-type="date" office:date-value="1935-07-17T12:00:00">
            <text:p>07/17/1935 12:00:00</text:p>
          </table:table-cell>
          <table:table-cell table:style-name="ce9" table:formula="of:=[.E$4] + ([.$B176]*[.E$5])" office:value-type="date" office:date-value="1932-07-10T12:00:00">
            <text:p>07/10/1932 12:00:00</text:p>
          </table:table-cell>
          <table:table-cell table:style-name="ce9" table:formula="of:=[.F$4] + ([.$B176]*[.F$5])" office:value-type="date" office:date-value="1934-10-28T12:00:00">
            <text:p>10/28/1934 12:00:00</text:p>
          </table:table-cell>
        </table:table-row>
        <table:table-row table:style-name="ro2">
          <table:table-cell/>
          <table:table-cell table:style-name="ce5" office:value-type="float" office:value="169">
            <text:p>169</text:p>
          </table:table-cell>
          <table:table-cell table:style-name="ce9" table:formula="of:=[.C$4] + ([.$B177]*[.C$5])" office:value-type="date" office:date-value="1931-11-22T12:00:00">
            <text:p>11/22/1931 12:00:00</text:p>
          </table:table-cell>
          <table:table-cell table:style-name="ce9" table:formula="of:=[.D$4] + ([.$B177]*[.D$5])" office:value-type="date" office:date-value="1935-08-05T12:00:00">
            <text:p>08/05/1935 12:00:00</text:p>
          </table:table-cell>
          <table:table-cell table:style-name="ce9" table:formula="of:=[.E$4] + ([.$B177]*[.E$5])" office:value-type="date" office:date-value="1932-07-21T12:00:00">
            <text:p>07/21/1932 12:00:00</text:p>
          </table:table-cell>
          <table:table-cell table:style-name="ce9" table:formula="of:=[.F$4] + ([.$B177]*[.F$5])" office:value-type="date" office:date-value="1934-11-13T12:00:00">
            <text:p>11/13/1934 12:00:00</text:p>
          </table:table-cell>
        </table:table-row>
        <table:table-row table:style-name="ro2">
          <table:table-cell/>
          <table:table-cell table:style-name="ce5" office:value-type="float" office:value="170">
            <text:p>170</text:p>
          </table:table-cell>
          <table:table-cell table:style-name="ce9" table:formula="of:=[.C$4] + ([.$B178]*[.C$5])" office:value-type="date" office:date-value="1931-12-03T12:00:00">
            <text:p>12/03/1931 12:00:00</text:p>
          </table:table-cell>
          <table:table-cell table:style-name="ce9" table:formula="of:=[.D$4] + ([.$B178]*[.D$5])" office:value-type="date" office:date-value="1935-08-24T12:00:00">
            <text:p>08/24/1935 12:00:00</text:p>
          </table:table-cell>
          <table:table-cell table:style-name="ce9" table:formula="of:=[.E$4] + ([.$B178]*[.E$5])" office:value-type="date" office:date-value="1932-08-01T12:00:00">
            <text:p>08/01/1932 12:00:00</text:p>
          </table:table-cell>
          <table:table-cell table:style-name="ce9" table:formula="of:=[.F$4] + ([.$B178]*[.F$5])" office:value-type="date" office:date-value="1934-11-29T12:00:00">
            <text:p>11/29/1934 12:00:00</text:p>
          </table:table-cell>
        </table:table-row>
        <table:table-row table:style-name="ro2">
          <table:table-cell/>
          <table:table-cell table:style-name="ce5" office:value-type="float" office:value="171">
            <text:p>171</text:p>
          </table:table-cell>
          <table:table-cell table:style-name="ce9" table:formula="of:=[.C$4] + ([.$B179]*[.C$5])" office:value-type="date" office:date-value="1931-12-14T12:00:00">
            <text:p>12/14/1931 12:00:00</text:p>
          </table:table-cell>
          <table:table-cell table:style-name="ce9" table:formula="of:=[.D$4] + ([.$B179]*[.D$5])" office:value-type="date" office:date-value="1935-09-12T12:00:00">
            <text:p>09/12/1935 12:00:00</text:p>
          </table:table-cell>
          <table:table-cell table:style-name="ce9" table:formula="of:=[.E$4] + ([.$B179]*[.E$5])" office:value-type="date" office:date-value="1932-08-12T12:00:00">
            <text:p>08/12/1932 12:00:00</text:p>
          </table:table-cell>
          <table:table-cell table:style-name="ce9" table:formula="of:=[.F$4] + ([.$B179]*[.F$5])" office:value-type="date" office:date-value="1934-12-15T12:00:00">
            <text:p>12/15/1934 12:00:00</text:p>
          </table:table-cell>
        </table:table-row>
        <table:table-row table:style-name="ro2">
          <table:table-cell/>
          <table:table-cell table:style-name="ce5" office:value-type="float" office:value="172">
            <text:p>172</text:p>
          </table:table-cell>
          <table:table-cell table:style-name="ce9" table:formula="of:=[.C$4] + ([.$B180]*[.C$5])" office:value-type="date" office:date-value="1931-12-25T12:00:00">
            <text:p>12/25/1931 12:00:00</text:p>
          </table:table-cell>
          <table:table-cell table:style-name="ce9" table:formula="of:=[.D$4] + ([.$B180]*[.D$5])" office:value-type="date" office:date-value="1935-10-01T12:00:00">
            <text:p>10/01/1935 12:00:00</text:p>
          </table:table-cell>
          <table:table-cell table:style-name="ce9" table:formula="of:=[.E$4] + ([.$B180]*[.E$5])" office:value-type="date" office:date-value="1932-08-23T12:00:00">
            <text:p>08/23/1932 12:00:00</text:p>
          </table:table-cell>
          <table:table-cell table:style-name="ce9" table:formula="of:=[.F$4] + ([.$B180]*[.F$5])" office:value-type="date" office:date-value="1934-12-31T12:00:00">
            <text:p>12/31/1934 12:00:00</text:p>
          </table:table-cell>
        </table:table-row>
        <table:table-row table:style-name="ro2">
          <table:table-cell/>
          <table:table-cell table:style-name="ce5" office:value-type="float" office:value="173">
            <text:p>173</text:p>
          </table:table-cell>
          <table:table-cell table:style-name="ce9" table:formula="of:=[.C$4] + ([.$B181]*[.C$5])" office:value-type="date" office:date-value="1932-01-05T12:00:00">
            <text:p>01/05/1932 12:00:00</text:p>
          </table:table-cell>
          <table:table-cell table:style-name="ce9" table:formula="of:=[.D$4] + ([.$B181]*[.D$5])" office:value-type="date" office:date-value="1935-10-20T12:00:00">
            <text:p>10/20/1935 12:00:00</text:p>
          </table:table-cell>
          <table:table-cell table:style-name="ce9" table:formula="of:=[.E$4] + ([.$B181]*[.E$5])" office:value-type="date" office:date-value="1932-09-03T12:00:00">
            <text:p>09/03/1932 12:00:00</text:p>
          </table:table-cell>
          <table:table-cell table:style-name="ce9" table:formula="of:=[.F$4] + ([.$B181]*[.F$5])" office:value-type="date" office:date-value="1935-01-16T12:00:00">
            <text:p>01/16/1935 12:00:00</text:p>
          </table:table-cell>
        </table:table-row>
        <table:table-row table:style-name="ro2">
          <table:table-cell/>
          <table:table-cell table:style-name="ce5" office:value-type="float" office:value="174">
            <text:p>174</text:p>
          </table:table-cell>
          <table:table-cell table:style-name="ce9" table:formula="of:=[.C$4] + ([.$B182]*[.C$5])" office:value-type="date" office:date-value="1932-01-16T12:00:00">
            <text:p>01/16/1932 12:00:00</text:p>
          </table:table-cell>
          <table:table-cell table:style-name="ce9" table:formula="of:=[.D$4] + ([.$B182]*[.D$5])" office:value-type="date" office:date-value="1935-11-08T12:00:00">
            <text:p>11/08/1935 12:00:00</text:p>
          </table:table-cell>
          <table:table-cell table:style-name="ce9" table:formula="of:=[.E$4] + ([.$B182]*[.E$5])" office:value-type="date" office:date-value="1932-09-14T12:00:00">
            <text:p>09/14/1932 12:00:00</text:p>
          </table:table-cell>
          <table:table-cell table:style-name="ce9" table:formula="of:=[.F$4] + ([.$B182]*[.F$5])" office:value-type="date" office:date-value="1935-02-01T12:00:00">
            <text:p>02/01/1935 12:00:00</text:p>
          </table:table-cell>
        </table:table-row>
        <table:table-row table:style-name="ro2">
          <table:table-cell/>
          <table:table-cell table:style-name="ce5" office:value-type="float" office:value="175">
            <text:p>175</text:p>
          </table:table-cell>
          <table:table-cell table:style-name="ce9" table:formula="of:=[.C$4] + ([.$B183]*[.C$5])" office:value-type="date" office:date-value="1932-01-27T12:00:00">
            <text:p>01/27/1932 12:00:00</text:p>
          </table:table-cell>
          <table:table-cell table:style-name="ce9" table:formula="of:=[.D$4] + ([.$B183]*[.D$5])" office:value-type="date" office:date-value="1935-11-27T12:00:00">
            <text:p>11/27/1935 12:00:00</text:p>
          </table:table-cell>
          <table:table-cell table:style-name="ce9" table:formula="of:=[.E$4] + ([.$B183]*[.E$5])" office:value-type="date" office:date-value="1932-09-25T12:00:00">
            <text:p>09/25/1932 12:00:00</text:p>
          </table:table-cell>
          <table:table-cell table:style-name="ce9" table:formula="of:=[.F$4] + ([.$B183]*[.F$5])" office:value-type="date" office:date-value="1935-02-17T12:00:00">
            <text:p>02/17/1935 12:00:00</text:p>
          </table:table-cell>
        </table:table-row>
        <table:table-row table:style-name="ro2">
          <table:table-cell/>
          <table:table-cell table:style-name="ce5" office:value-type="float" office:value="176">
            <text:p>176</text:p>
          </table:table-cell>
          <table:table-cell table:style-name="ce9" table:formula="of:=[.C$4] + ([.$B184]*[.C$5])" office:value-type="date" office:date-value="1932-02-07T12:00:00">
            <text:p>02/07/1932 12:00:00</text:p>
          </table:table-cell>
          <table:table-cell table:style-name="ce9" table:formula="of:=[.D$4] + ([.$B184]*[.D$5])" office:value-type="date" office:date-value="1935-12-16T12:00:00">
            <text:p>12/16/1935 12:00:00</text:p>
          </table:table-cell>
          <table:table-cell table:style-name="ce9" table:formula="of:=[.E$4] + ([.$B184]*[.E$5])" office:value-type="date" office:date-value="1932-10-06T12:00:00">
            <text:p>10/06/1932 12:00:00</text:p>
          </table:table-cell>
          <table:table-cell table:style-name="ce9" table:formula="of:=[.F$4] + ([.$B184]*[.F$5])" office:value-type="date" office:date-value="1935-03-05T12:00:00">
            <text:p>03/05/1935 12:00:00</text:p>
          </table:table-cell>
        </table:table-row>
        <table:table-row table:style-name="ro2">
          <table:table-cell/>
          <table:table-cell table:style-name="ce5" office:value-type="float" office:value="177">
            <text:p>177</text:p>
          </table:table-cell>
          <table:table-cell table:style-name="ce9" table:formula="of:=[.C$4] + ([.$B185]*[.C$5])" office:value-type="date" office:date-value="1932-02-18T12:00:00">
            <text:p>02/18/1932 12:00:00</text:p>
          </table:table-cell>
          <table:table-cell table:style-name="ce9" table:formula="of:=[.D$4] + ([.$B185]*[.D$5])" office:value-type="date" office:date-value="1936-01-04T12:00:00">
            <text:p>01/04/1936 12:00:00</text:p>
          </table:table-cell>
          <table:table-cell table:style-name="ce9" table:formula="of:=[.E$4] + ([.$B185]*[.E$5])" office:value-type="date" office:date-value="1932-10-17T12:00:00">
            <text:p>10/17/1932 12:00:00</text:p>
          </table:table-cell>
          <table:table-cell table:style-name="ce9" table:formula="of:=[.F$4] + ([.$B185]*[.F$5])" office:value-type="date" office:date-value="1935-03-21T12:00:00">
            <text:p>03/21/1935 12:00:00</text:p>
          </table:table-cell>
        </table:table-row>
        <table:table-row table:style-name="ro2">
          <table:table-cell/>
          <table:table-cell table:style-name="ce5" office:value-type="float" office:value="178">
            <text:p>178</text:p>
          </table:table-cell>
          <table:table-cell table:style-name="ce9" table:formula="of:=[.C$4] + ([.$B186]*[.C$5])" office:value-type="date" office:date-value="1932-02-29T12:00:00">
            <text:p>02/29/1932 12:00:00</text:p>
          </table:table-cell>
          <table:table-cell table:style-name="ce9" table:formula="of:=[.D$4] + ([.$B186]*[.D$5])" office:value-type="date" office:date-value="1936-01-23T12:00:00">
            <text:p>01/23/1936 12:00:00</text:p>
          </table:table-cell>
          <table:table-cell table:style-name="ce9" table:formula="of:=[.E$4] + ([.$B186]*[.E$5])" office:value-type="date" office:date-value="1932-10-28T12:00:00">
            <text:p>10/28/1932 12:00:00</text:p>
          </table:table-cell>
          <table:table-cell table:style-name="ce9" table:formula="of:=[.F$4] + ([.$B186]*[.F$5])" office:value-type="date" office:date-value="1935-04-06T12:00:00">
            <text:p>04/06/1935 12:00:00</text:p>
          </table:table-cell>
        </table:table-row>
        <table:table-row table:style-name="ro2">
          <table:table-cell/>
          <table:table-cell table:style-name="ce5" office:value-type="float" office:value="179">
            <text:p>179</text:p>
          </table:table-cell>
          <table:table-cell table:style-name="ce9" table:formula="of:=[.C$4] + ([.$B187]*[.C$5])" office:value-type="date" office:date-value="1932-03-11T12:00:00">
            <text:p>03/11/1932 12:00:00</text:p>
          </table:table-cell>
          <table:table-cell table:style-name="ce9" table:formula="of:=[.D$4] + ([.$B187]*[.D$5])" office:value-type="date" office:date-value="1936-02-11T12:00:00">
            <text:p>02/11/1936 12:00:00</text:p>
          </table:table-cell>
          <table:table-cell table:style-name="ce9" table:formula="of:=[.E$4] + ([.$B187]*[.E$5])" office:value-type="date" office:date-value="1932-11-08T12:00:00">
            <text:p>11/08/1932 12:00:00</text:p>
          </table:table-cell>
          <table:table-cell table:style-name="ce9" table:formula="of:=[.F$4] + ([.$B187]*[.F$5])" office:value-type="date" office:date-value="1935-04-22T12:00:00">
            <text:p>04/22/1935 12:00:00</text:p>
          </table:table-cell>
        </table:table-row>
        <table:table-row table:style-name="ro2">
          <table:table-cell/>
          <table:table-cell table:style-name="ce5" office:value-type="float" office:value="180">
            <text:p>180</text:p>
          </table:table-cell>
          <table:table-cell table:style-name="ce9" table:formula="of:=[.C$4] + ([.$B188]*[.C$5])" office:value-type="date" office:date-value="1932-03-22T12:00:00">
            <text:p>03/22/1932 12:00:00</text:p>
          </table:table-cell>
          <table:table-cell table:style-name="ce9" table:formula="of:=[.D$4] + ([.$B188]*[.D$5])" office:value-type="date" office:date-value="1936-03-01T12:00:00">
            <text:p>03/01/1936 12:00:00</text:p>
          </table:table-cell>
          <table:table-cell table:style-name="ce9" table:formula="of:=[.E$4] + ([.$B188]*[.E$5])" office:value-type="date" office:date-value="1932-11-19T12:00:00">
            <text:p>11/19/1932 12:00:00</text:p>
          </table:table-cell>
          <table:table-cell table:style-name="ce9" table:formula="of:=[.F$4] + ([.$B188]*[.F$5])" office:value-type="date" office:date-value="1935-05-08T12:00:00">
            <text:p>05/08/1935 12:00:00</text:p>
          </table:table-cell>
        </table:table-row>
        <table:table-row table:style-name="ro2">
          <table:table-cell/>
          <table:table-cell table:style-name="ce5" office:value-type="float" office:value="181">
            <text:p>181</text:p>
          </table:table-cell>
          <table:table-cell table:style-name="ce9" table:formula="of:=[.C$4] + ([.$B189]*[.C$5])" office:value-type="date" office:date-value="1932-04-02T12:00:00">
            <text:p>04/02/1932 12:00:00</text:p>
          </table:table-cell>
          <table:table-cell table:style-name="ce9" table:formula="of:=[.D$4] + ([.$B189]*[.D$5])" office:value-type="date" office:date-value="1936-03-20T12:00:00">
            <text:p>03/20/1936 12:00:00</text:p>
          </table:table-cell>
          <table:table-cell table:style-name="ce9" table:formula="of:=[.E$4] + ([.$B189]*[.E$5])" office:value-type="date" office:date-value="1932-11-30T12:00:00">
            <text:p>11/30/1932 12:00:00</text:p>
          </table:table-cell>
          <table:table-cell table:style-name="ce9" table:formula="of:=[.F$4] + ([.$B189]*[.F$5])" office:value-type="date" office:date-value="1935-05-24T12:00:00">
            <text:p>05/24/1935 12:00:00</text:p>
          </table:table-cell>
        </table:table-row>
        <table:table-row table:style-name="ro2">
          <table:table-cell/>
          <table:table-cell table:style-name="ce5" office:value-type="float" office:value="182">
            <text:p>182</text:p>
          </table:table-cell>
          <table:table-cell table:style-name="ce9" table:formula="of:=[.C$4] + ([.$B190]*[.C$5])" office:value-type="date" office:date-value="1932-04-13T12:00:00">
            <text:p>04/13/1932 12:00:00</text:p>
          </table:table-cell>
          <table:table-cell table:style-name="ce9" table:formula="of:=[.D$4] + ([.$B190]*[.D$5])" office:value-type="date" office:date-value="1936-04-08T12:00:00">
            <text:p>04/08/1936 12:00:00</text:p>
          </table:table-cell>
          <table:table-cell table:style-name="ce9" table:formula="of:=[.E$4] + ([.$B190]*[.E$5])" office:value-type="date" office:date-value="1932-12-11T12:00:00">
            <text:p>12/11/1932 12:00:00</text:p>
          </table:table-cell>
          <table:table-cell table:style-name="ce9" table:formula="of:=[.F$4] + ([.$B190]*[.F$5])" office:value-type="date" office:date-value="1935-06-09T12:00:00">
            <text:p>06/09/1935 12:00:00</text:p>
          </table:table-cell>
        </table:table-row>
        <table:table-row table:style-name="ro2">
          <table:table-cell/>
          <table:table-cell table:style-name="ce5" office:value-type="float" office:value="183">
            <text:p>183</text:p>
          </table:table-cell>
          <table:table-cell table:style-name="ce9" table:formula="of:=[.C$4] + ([.$B191]*[.C$5])" office:value-type="date" office:date-value="1932-04-24T12:00:00">
            <text:p>04/24/1932 12:00:00</text:p>
          </table:table-cell>
          <table:table-cell table:style-name="ce9" table:formula="of:=[.D$4] + ([.$B191]*[.D$5])" office:value-type="date" office:date-value="1936-04-27T12:00:00">
            <text:p>04/27/1936 12:00:00</text:p>
          </table:table-cell>
          <table:table-cell table:style-name="ce9" table:formula="of:=[.E$4] + ([.$B191]*[.E$5])" office:value-type="date" office:date-value="1932-12-22T12:00:00">
            <text:p>12/22/1932 12:00:00</text:p>
          </table:table-cell>
          <table:table-cell table:style-name="ce9" table:formula="of:=[.F$4] + ([.$B191]*[.F$5])" office:value-type="date" office:date-value="1935-06-25T12:00:00">
            <text:p>06/25/1935 12:00:00</text:p>
          </table:table-cell>
        </table:table-row>
        <table:table-row table:style-name="ro2">
          <table:table-cell/>
          <table:table-cell table:style-name="ce5" office:value-type="float" office:value="184">
            <text:p>184</text:p>
          </table:table-cell>
          <table:table-cell table:style-name="ce9" table:formula="of:=[.C$4] + ([.$B192]*[.C$5])" office:value-type="date" office:date-value="1932-05-05T12:00:00">
            <text:p>05/05/1932 12:00:00</text:p>
          </table:table-cell>
          <table:table-cell table:style-name="ce9" table:formula="of:=[.D$4] + ([.$B192]*[.D$5])" office:value-type="date" office:date-value="1936-05-16T12:00:00">
            <text:p>05/16/1936 12:00:00</text:p>
          </table:table-cell>
          <table:table-cell table:style-name="ce9" table:formula="of:=[.E$4] + ([.$B192]*[.E$5])" office:value-type="date" office:date-value="1933-01-02T12:00:00">
            <text:p>01/02/1933 12:00:00</text:p>
          </table:table-cell>
          <table:table-cell table:style-name="ce9" table:formula="of:=[.F$4] + ([.$B192]*[.F$5])" office:value-type="date" office:date-value="1935-07-11T12:00:00">
            <text:p>07/11/1935 12:00:00</text:p>
          </table:table-cell>
        </table:table-row>
        <table:table-row table:style-name="ro2">
          <table:table-cell/>
          <table:table-cell table:style-name="ce5" office:value-type="float" office:value="185">
            <text:p>185</text:p>
          </table:table-cell>
          <table:table-cell table:style-name="ce9" table:formula="of:=[.C$4] + ([.$B193]*[.C$5])" office:value-type="date" office:date-value="1932-05-16T12:00:00">
            <text:p>05/16/1932 12:00:00</text:p>
          </table:table-cell>
          <table:table-cell table:style-name="ce9" table:formula="of:=[.D$4] + ([.$B193]*[.D$5])" office:value-type="date" office:date-value="1936-06-04T12:00:00">
            <text:p>06/04/1936 12:00:00</text:p>
          </table:table-cell>
          <table:table-cell table:style-name="ce9" table:formula="of:=[.E$4] + ([.$B193]*[.E$5])" office:value-type="date" office:date-value="1933-01-13T12:00:00">
            <text:p>01/13/1933 12:00:00</text:p>
          </table:table-cell>
          <table:table-cell table:style-name="ce9" table:formula="of:=[.F$4] + ([.$B193]*[.F$5])" office:value-type="date" office:date-value="1935-07-27T12:00:00">
            <text:p>07/27/1935 12:00:00</text:p>
          </table:table-cell>
        </table:table-row>
        <table:table-row table:style-name="ro2">
          <table:table-cell/>
          <table:table-cell table:style-name="ce5" office:value-type="float" office:value="186">
            <text:p>186</text:p>
          </table:table-cell>
          <table:table-cell table:style-name="ce9" table:formula="of:=[.C$4] + ([.$B194]*[.C$5])" office:value-type="date" office:date-value="1932-05-27T12:00:00">
            <text:p>05/27/1932 12:00:00</text:p>
          </table:table-cell>
          <table:table-cell table:style-name="ce9" table:formula="of:=[.D$4] + ([.$B194]*[.D$5])" office:value-type="date" office:date-value="1936-06-23T12:00:00">
            <text:p>06/23/1936 12:00:00</text:p>
          </table:table-cell>
          <table:table-cell table:style-name="ce9" table:formula="of:=[.E$4] + ([.$B194]*[.E$5])" office:value-type="date" office:date-value="1933-01-24T12:00:00">
            <text:p>01/24/1933 12:00:00</text:p>
          </table:table-cell>
          <table:table-cell table:style-name="ce9" table:formula="of:=[.F$4] + ([.$B194]*[.F$5])" office:value-type="date" office:date-value="1935-08-12T12:00:00">
            <text:p>08/12/1935 12:00:00</text:p>
          </table:table-cell>
        </table:table-row>
        <table:table-row table:style-name="ro2">
          <table:table-cell/>
          <table:table-cell table:style-name="ce5" office:value-type="float" office:value="187">
            <text:p>187</text:p>
          </table:table-cell>
          <table:table-cell table:style-name="ce9" table:formula="of:=[.C$4] + ([.$B195]*[.C$5])" office:value-type="date" office:date-value="1932-06-07T12:00:00">
            <text:p>06/07/1932 12:00:00</text:p>
          </table:table-cell>
          <table:table-cell table:style-name="ce9" table:formula="of:=[.D$4] + ([.$B195]*[.D$5])" office:value-type="date" office:date-value="1936-07-12T12:00:00">
            <text:p>07/12/1936 12:00:00</text:p>
          </table:table-cell>
          <table:table-cell table:style-name="ce9" table:formula="of:=[.E$4] + ([.$B195]*[.E$5])" office:value-type="date" office:date-value="1933-02-04T12:00:00">
            <text:p>02/04/1933 12:00:00</text:p>
          </table:table-cell>
          <table:table-cell table:style-name="ce9" table:formula="of:=[.F$4] + ([.$B195]*[.F$5])" office:value-type="date" office:date-value="1935-08-28T12:00:00">
            <text:p>08/28/1935 12:00:00</text:p>
          </table:table-cell>
        </table:table-row>
        <table:table-row table:style-name="ro2">
          <table:table-cell/>
          <table:table-cell table:style-name="ce5" office:value-type="float" office:value="188">
            <text:p>188</text:p>
          </table:table-cell>
          <table:table-cell table:style-name="ce9" table:formula="of:=[.C$4] + ([.$B196]*[.C$5])" office:value-type="date" office:date-value="1932-06-18T12:00:00">
            <text:p>06/18/1932 12:00:00</text:p>
          </table:table-cell>
          <table:table-cell table:style-name="ce9" table:formula="of:=[.D$4] + ([.$B196]*[.D$5])" office:value-type="date" office:date-value="1936-07-31T12:00:00">
            <text:p>07/31/1936 12:00:00</text:p>
          </table:table-cell>
          <table:table-cell table:style-name="ce9" table:formula="of:=[.E$4] + ([.$B196]*[.E$5])" office:value-type="date" office:date-value="1933-02-15T12:00:00">
            <text:p>02/15/1933 12:00:00</text:p>
          </table:table-cell>
          <table:table-cell table:style-name="ce9" table:formula="of:=[.F$4] + ([.$B196]*[.F$5])" office:value-type="date" office:date-value="1935-09-13T12:00:00">
            <text:p>09/13/1935 12:00:00</text:p>
          </table:table-cell>
        </table:table-row>
        <table:table-row table:style-name="ro2">
          <table:table-cell/>
          <table:table-cell table:style-name="ce5" office:value-type="float" office:value="189">
            <text:p>189</text:p>
          </table:table-cell>
          <table:table-cell table:style-name="ce9" table:formula="of:=[.C$4] + ([.$B197]*[.C$5])" office:value-type="date" office:date-value="1932-06-29T12:00:00">
            <text:p>06/29/1932 12:00:00</text:p>
          </table:table-cell>
          <table:table-cell table:style-name="ce9" table:formula="of:=[.D$4] + ([.$B197]*[.D$5])" office:value-type="date" office:date-value="1936-08-19T12:00:00">
            <text:p>08/19/1936 12:00:00</text:p>
          </table:table-cell>
          <table:table-cell table:style-name="ce9" table:formula="of:=[.E$4] + ([.$B197]*[.E$5])" office:value-type="date" office:date-value="1933-02-26T12:00:00">
            <text:p>02/26/1933 12:00:00</text:p>
          </table:table-cell>
          <table:table-cell table:style-name="ce9" table:formula="of:=[.F$4] + ([.$B197]*[.F$5])" office:value-type="date" office:date-value="1935-09-29T12:00:00">
            <text:p>09/29/1935 12:00:00</text:p>
          </table:table-cell>
        </table:table-row>
        <table:table-row table:style-name="ro2">
          <table:table-cell/>
          <table:table-cell table:style-name="ce5" office:value-type="float" office:value="190">
            <text:p>190</text:p>
          </table:table-cell>
          <table:table-cell table:style-name="ce9" table:formula="of:=[.C$4] + ([.$B198]*[.C$5])" office:value-type="date" office:date-value="1932-07-10T12:00:00">
            <text:p>07/10/1932 12:00:00</text:p>
          </table:table-cell>
          <table:table-cell table:style-name="ce9" table:formula="of:=[.D$4] + ([.$B198]*[.D$5])" office:value-type="date" office:date-value="1936-09-07T12:00:00">
            <text:p>09/07/1936 12:00:00</text:p>
          </table:table-cell>
          <table:table-cell table:style-name="ce9" table:formula="of:=[.E$4] + ([.$B198]*[.E$5])" office:value-type="date" office:date-value="1933-03-09T12:00:00">
            <text:p>03/09/1933 12:00:00</text:p>
          </table:table-cell>
          <table:table-cell table:style-name="ce9" table:formula="of:=[.F$4] + ([.$B198]*[.F$5])" office:value-type="date" office:date-value="1935-10-15T12:00:00">
            <text:p>10/15/1935 12:00:00</text:p>
          </table:table-cell>
        </table:table-row>
        <table:table-row table:style-name="ro2">
          <table:table-cell/>
          <table:table-cell table:style-name="ce5" office:value-type="float" office:value="191">
            <text:p>191</text:p>
          </table:table-cell>
          <table:table-cell table:style-name="ce9" table:formula="of:=[.C$4] + ([.$B199]*[.C$5])" office:value-type="date" office:date-value="1932-07-21T12:00:00">
            <text:p>07/21/1932 12:00:00</text:p>
          </table:table-cell>
          <table:table-cell table:style-name="ce9" table:formula="of:=[.D$4] + ([.$B199]*[.D$5])" office:value-type="date" office:date-value="1936-09-26T12:00:00">
            <text:p>09/26/1936 12:00:00</text:p>
          </table:table-cell>
          <table:table-cell table:style-name="ce9" table:formula="of:=[.E$4] + ([.$B199]*[.E$5])" office:value-type="date" office:date-value="1933-03-20T12:00:00">
            <text:p>03/20/1933 12:00:00</text:p>
          </table:table-cell>
          <table:table-cell table:style-name="ce9" table:formula="of:=[.F$4] + ([.$B199]*[.F$5])" office:value-type="date" office:date-value="1935-10-31T12:00:00">
            <text:p>10/31/1935 12:00:00</text:p>
          </table:table-cell>
        </table:table-row>
        <table:table-row table:style-name="ro2">
          <table:table-cell/>
          <table:table-cell table:style-name="ce5" office:value-type="float" office:value="192">
            <text:p>192</text:p>
          </table:table-cell>
          <table:table-cell table:style-name="ce9" table:formula="of:=[.C$4] + ([.$B200]*[.C$5])" office:value-type="date" office:date-value="1932-08-01T12:00:00">
            <text:p>08/01/1932 12:00:00</text:p>
          </table:table-cell>
          <table:table-cell table:style-name="ce9" table:formula="of:=[.D$4] + ([.$B200]*[.D$5])" office:value-type="date" office:date-value="1936-10-15T12:00:00">
            <text:p>10/15/1936 12:00:00</text:p>
          </table:table-cell>
          <table:table-cell table:style-name="ce9" table:formula="of:=[.E$4] + ([.$B200]*[.E$5])" office:value-type="date" office:date-value="1933-03-31T12:00:00">
            <text:p>03/31/1933 12:00:00</text:p>
          </table:table-cell>
          <table:table-cell table:style-name="ce9" table:formula="of:=[.F$4] + ([.$B200]*[.F$5])" office:value-type="date" office:date-value="1935-11-16T12:00:00">
            <text:p>11/16/1935 12:00:00</text:p>
          </table:table-cell>
        </table:table-row>
        <table:table-row table:style-name="ro2">
          <table:table-cell/>
          <table:table-cell table:style-name="ce5" office:value-type="float" office:value="193">
            <text:p>193</text:p>
          </table:table-cell>
          <table:table-cell table:style-name="ce9" table:formula="of:=[.C$4] + ([.$B201]*[.C$5])" office:value-type="date" office:date-value="1932-08-12T12:00:00">
            <text:p>08/12/1932 12:00:00</text:p>
          </table:table-cell>
          <table:table-cell table:style-name="ce9" table:formula="of:=[.D$4] + ([.$B201]*[.D$5])" office:value-type="date" office:date-value="1936-11-03T12:00:00">
            <text:p>11/03/1936 12:00:00</text:p>
          </table:table-cell>
          <table:table-cell table:style-name="ce9" table:formula="of:=[.E$4] + ([.$B201]*[.E$5])" office:value-type="date" office:date-value="1933-04-11T12:00:00">
            <text:p>04/11/1933 12:00:00</text:p>
          </table:table-cell>
          <table:table-cell table:style-name="ce9" table:formula="of:=[.F$4] + ([.$B201]*[.F$5])" office:value-type="date" office:date-value="1935-12-02T12:00:00">
            <text:p>12/02/1935 12:00:00</text:p>
          </table:table-cell>
        </table:table-row>
        <table:table-row table:style-name="ro2">
          <table:table-cell/>
          <table:table-cell table:style-name="ce5" office:value-type="float" office:value="194">
            <text:p>194</text:p>
          </table:table-cell>
          <table:table-cell table:style-name="ce9" table:formula="of:=[.C$4] + ([.$B202]*[.C$5])" office:value-type="date" office:date-value="1932-08-23T12:00:00">
            <text:p>08/23/1932 12:00:00</text:p>
          </table:table-cell>
          <table:table-cell table:style-name="ce9" table:formula="of:=[.D$4] + ([.$B202]*[.D$5])" office:value-type="date" office:date-value="1936-11-22T12:00:00">
            <text:p>11/22/1936 12:00:00</text:p>
          </table:table-cell>
          <table:table-cell table:style-name="ce9" table:formula="of:=[.E$4] + ([.$B202]*[.E$5])" office:value-type="date" office:date-value="1933-04-22T12:00:00">
            <text:p>04/22/1933 12:00:00</text:p>
          </table:table-cell>
          <table:table-cell table:style-name="ce9" table:formula="of:=[.F$4] + ([.$B202]*[.F$5])" office:value-type="date" office:date-value="1935-12-18T12:00:00">
            <text:p>12/18/1935 12:00:00</text:p>
          </table:table-cell>
        </table:table-row>
        <table:table-row table:style-name="ro2">
          <table:table-cell/>
          <table:table-cell table:style-name="ce5" office:value-type="float" office:value="195">
            <text:p>195</text:p>
          </table:table-cell>
          <table:table-cell table:style-name="ce9" table:formula="of:=[.C$4] + ([.$B203]*[.C$5])" office:value-type="date" office:date-value="1932-09-03T12:00:00">
            <text:p>09/03/1932 12:00:00</text:p>
          </table:table-cell>
          <table:table-cell table:style-name="ce9" table:formula="of:=[.D$4] + ([.$B203]*[.D$5])" office:value-type="date" office:date-value="1936-12-11T12:00:00">
            <text:p>12/11/1936 12:00:00</text:p>
          </table:table-cell>
          <table:table-cell table:style-name="ce9" table:formula="of:=[.E$4] + ([.$B203]*[.E$5])" office:value-type="date" office:date-value="1933-05-03T12:00:00">
            <text:p>05/03/1933 12:00:00</text:p>
          </table:table-cell>
          <table:table-cell table:style-name="ce9" table:formula="of:=[.F$4] + ([.$B203]*[.F$5])" office:value-type="date" office:date-value="1936-01-03T12:00:00">
            <text:p>01/03/1936 12:00:00</text:p>
          </table:table-cell>
        </table:table-row>
        <table:table-row table:style-name="ro2">
          <table:table-cell table:style-name="ce2"/>
          <table:table-cell table:style-name="ce5" office:value-type="float" office:value="196">
            <text:p>196</text:p>
          </table:table-cell>
          <table:table-cell table:style-name="ce9" table:formula="of:=[.C$4] + ([.$B204]*[.C$5])" office:value-type="date" office:date-value="1932-09-14T12:00:00">
            <text:p>09/14/1932 12:00:00</text:p>
          </table:table-cell>
          <table:table-cell table:style-name="ce9" table:formula="of:=[.D$4] + ([.$B204]*[.D$5])" office:value-type="date" office:date-value="1936-12-30T12:00:00">
            <text:p>12/30/1936 12:00:00</text:p>
          </table:table-cell>
          <table:table-cell table:style-name="ce9" table:formula="of:=[.E$4] + ([.$B204]*[.E$5])" office:value-type="date" office:date-value="1933-05-14T12:00:00">
            <text:p>05/14/1933 12:00:00</text:p>
          </table:table-cell>
          <table:table-cell table:style-name="ce9" table:formula="of:=[.F$4] + ([.$B204]*[.F$5])" office:value-type="date" office:date-value="1936-01-19T12:00:00">
            <text:p>01/19/1936 12:00:00</text:p>
          </table:table-cell>
        </table:table-row>
        <table:table-row table:style-name="ro2">
          <table:table-cell/>
          <table:table-cell table:style-name="ce5" office:value-type="float" office:value="197">
            <text:p>197</text:p>
          </table:table-cell>
          <table:table-cell table:style-name="ce9" table:formula="of:=[.C$4] + ([.$B205]*[.C$5])" office:value-type="date" office:date-value="1932-09-25T12:00:00">
            <text:p>09/25/1932 12:00:00</text:p>
          </table:table-cell>
          <table:table-cell table:style-name="ce9" table:formula="of:=[.D$4] + ([.$B205]*[.D$5])" office:value-type="date" office:date-value="1937-01-18T12:00:00">
            <text:p>01/18/1937 12:00:00</text:p>
          </table:table-cell>
          <table:table-cell table:style-name="ce9" table:formula="of:=[.E$4] + ([.$B205]*[.E$5])" office:value-type="date" office:date-value="1933-05-25T12:00:00">
            <text:p>05/25/1933 12:00:00</text:p>
          </table:table-cell>
          <table:table-cell table:style-name="ce9" table:formula="of:=[.F$4] + ([.$B205]*[.F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table:style-name="ce5" office:value-type="float" office:value="198">
            <text:p>198</text:p>
          </table:table-cell>
          <table:table-cell table:style-name="ce9" table:formula="of:=[.C$4] + ([.$B206]*[.C$5])" office:value-type="date" office:date-value="1932-10-06T12:00:00">
            <text:p>10/06/1932 12:00:00</text:p>
          </table:table-cell>
          <table:table-cell table:style-name="ce9" table:formula="of:=[.D$4] + ([.$B206]*[.D$5])" office:value-type="date" office:date-value="1937-02-06T12:00:00">
            <text:p>02/06/1937 12:00:00</text:p>
          </table:table-cell>
          <table:table-cell table:style-name="ce9" table:formula="of:=[.E$4] + ([.$B206]*[.E$5])" office:value-type="date" office:date-value="1933-06-05T12:00:00">
            <text:p>06/05/1933 12:00:00</text:p>
          </table:table-cell>
          <table:table-cell table:style-name="ce9" table:formula="of:=[.F$4] + ([.$B206]*[.F$5])" office:value-type="date" office:date-value="1936-02-20T12:00:00">
            <text:p>02/20/1936 12:00:00</text:p>
          </table:table-cell>
        </table:table-row>
        <table:table-row table:style-name="ro2">
          <table:table-cell/>
          <table:table-cell table:style-name="ce5" office:value-type="float" office:value="199">
            <text:p>199</text:p>
          </table:table-cell>
          <table:table-cell table:style-name="ce9" table:formula="of:=[.C$4] + ([.$B207]*[.C$5])" office:value-type="date" office:date-value="1932-10-17T12:00:00">
            <text:p>10/17/1932 12:00:00</text:p>
          </table:table-cell>
          <table:table-cell table:style-name="ce9" table:formula="of:=[.D$4] + ([.$B207]*[.D$5])" office:value-type="date" office:date-value="1937-02-25T12:00:00">
            <text:p>02/25/1937 12:00:00</text:p>
          </table:table-cell>
          <table:table-cell table:style-name="ce9" table:formula="of:=[.E$4] + ([.$B207]*[.E$5])" office:value-type="date" office:date-value="1933-06-16T12:00:00">
            <text:p>06/16/1933 12:00:00</text:p>
          </table:table-cell>
          <table:table-cell table:style-name="ce9" table:formula="of:=[.F$4] + ([.$B207]*[.F$5])" office:value-type="date" office:date-value="1936-03-07T12:00:00">
            <text:p>03/07/1936 12:00:00</text:p>
          </table:table-cell>
        </table:table-row>
        <table:table-row table:style-name="ro2">
          <table:table-cell/>
          <table:table-cell table:style-name="ce5" office:value-type="float" office:value="200">
            <text:p>200</text:p>
          </table:table-cell>
          <table:table-cell table:style-name="ce9" table:formula="of:=[.C$4] + ([.$B208]*[.C$5])" office:value-type="date" office:date-value="1932-10-28T12:00:00">
            <text:p>10/28/1932 12:00:00</text:p>
          </table:table-cell>
          <table:table-cell table:style-name="ce9" table:formula="of:=[.D$4] + ([.$B208]*[.D$5])" office:value-type="date" office:date-value="1937-03-16T12:00:00">
            <text:p>03/16/1937 12:00:00</text:p>
          </table:table-cell>
          <table:table-cell table:style-name="ce9" table:formula="of:=[.E$4] + ([.$B208]*[.E$5])" office:value-type="date" office:date-value="1933-06-27T12:00:00">
            <text:p>06/27/1933 12:00:00</text:p>
          </table:table-cell>
          <table:table-cell table:style-name="ce9" table:formula="of:=[.F$4] + ([.$B208]*[.F$5])" office:value-type="date" office:date-value="1936-03-23T12:00:00">
            <text:p>03/23/1936 12:00:00</text:p>
          </table:table-cell>
        </table:table-row>
        <table:table-row table:style-name="ro2">
          <table:table-cell/>
          <table:table-cell table:style-name="ce5" office:value-type="float" office:value="201">
            <text:p>201</text:p>
          </table:table-cell>
          <table:table-cell table:style-name="ce9" table:formula="of:=[.C$4] + ([.$B209]*[.C$5])" office:value-type="date" office:date-value="1932-11-08T12:00:00">
            <text:p>11/08/1932 12:00:00</text:p>
          </table:table-cell>
          <table:table-cell table:style-name="ce9" table:formula="of:=[.D$4] + ([.$B209]*[.D$5])" office:value-type="date" office:date-value="1937-04-04T12:00:00">
            <text:p>04/04/1937 12:00:00</text:p>
          </table:table-cell>
          <table:table-cell table:style-name="ce9" table:formula="of:=[.E$4] + ([.$B209]*[.E$5])" office:value-type="date" office:date-value="1933-07-08T12:00:00">
            <text:p>07/08/1933 12:00:00</text:p>
          </table:table-cell>
          <table:table-cell table:style-name="ce9" table:formula="of:=[.F$4] + ([.$B209]*[.F$5])" office:value-type="date" office:date-value="1936-04-08T12:00:00">
            <text:p>04/08/1936 12:00:00</text:p>
          </table:table-cell>
        </table:table-row>
        <table:table-row table:style-name="ro2">
          <table:table-cell/>
          <table:table-cell table:style-name="ce5" office:value-type="float" office:value="202">
            <text:p>202</text:p>
          </table:table-cell>
          <table:table-cell table:style-name="ce9" table:formula="of:=[.C$4] + ([.$B210]*[.C$5])" office:value-type="date" office:date-value="1932-11-19T12:00:00">
            <text:p>11/19/1932 12:00:00</text:p>
          </table:table-cell>
          <table:table-cell table:style-name="ce9" table:formula="of:=[.D$4] + ([.$B210]*[.D$5])" office:value-type="date" office:date-value="1937-04-23T12:00:00">
            <text:p>04/23/1937 12:00:00</text:p>
          </table:table-cell>
          <table:table-cell table:style-name="ce9" table:formula="of:=[.E$4] + ([.$B210]*[.E$5])" office:value-type="date" office:date-value="1933-07-19T12:00:00">
            <text:p>07/19/1933 12:00:00</text:p>
          </table:table-cell>
          <table:table-cell table:style-name="ce9" table:formula="of:=[.F$4] + ([.$B210]*[.F$5])" office:value-type="date" office:date-value="1936-04-24T12:00:00">
            <text:p>04/24/1936 12:00:00</text:p>
          </table:table-cell>
        </table:table-row>
        <table:table-row table:style-name="ro2">
          <table:table-cell/>
          <table:table-cell table:style-name="ce5" office:value-type="float" office:value="203">
            <text:p>203</text:p>
          </table:table-cell>
          <table:table-cell table:style-name="ce9" table:formula="of:=[.C$4] + ([.$B211]*[.C$5])" office:value-type="date" office:date-value="1932-11-30T12:00:00">
            <text:p>11/30/1932 12:00:00</text:p>
          </table:table-cell>
          <table:table-cell table:style-name="ce9" table:formula="of:=[.D$4] + ([.$B211]*[.D$5])" office:value-type="date" office:date-value="1937-05-12T12:00:00">
            <text:p>05/12/1937 12:00:00</text:p>
          </table:table-cell>
          <table:table-cell table:style-name="ce9" table:formula="of:=[.E$4] + ([.$B211]*[.E$5])" office:value-type="date" office:date-value="1933-07-30T12:00:00">
            <text:p>07/30/1933 12:00:00</text:p>
          </table:table-cell>
          <table:table-cell table:style-name="ce9" table:formula="of:=[.F$4] + ([.$B211]*[.F$5])" office:value-type="date" office:date-value="1936-05-10T12:00:00">
            <text:p>05/10/1936 12:00:00</text:p>
          </table:table-cell>
        </table:table-row>
        <table:table-row table:style-name="ro2">
          <table:table-cell/>
          <table:table-cell table:style-name="ce5" office:value-type="float" office:value="204">
            <text:p>204</text:p>
          </table:table-cell>
          <table:table-cell table:style-name="ce9" table:formula="of:=[.C$4] + ([.$B212]*[.C$5])" office:value-type="date" office:date-value="1932-12-11T12:00:00">
            <text:p>12/11/1932 12:00:00</text:p>
          </table:table-cell>
          <table:table-cell table:style-name="ce9" table:formula="of:=[.D$4] + ([.$B212]*[.D$5])" office:value-type="date" office:date-value="1937-05-31T12:00:00">
            <text:p>05/31/1937 12:00:00</text:p>
          </table:table-cell>
          <table:table-cell table:style-name="ce9" table:formula="of:=[.E$4] + ([.$B212]*[.E$5])" office:value-type="date" office:date-value="1933-08-10T12:00:00">
            <text:p>08/10/1933 12:00:00</text:p>
          </table:table-cell>
          <table:table-cell table:style-name="ce9" table:formula="of:=[.F$4] + ([.$B212]*[.F$5])" office:value-type="date" office:date-value="1936-05-26T12:00:00">
            <text:p>05/26/1936 12:00:00</text:p>
          </table:table-cell>
        </table:table-row>
        <table:table-row table:style-name="ro2">
          <table:table-cell/>
          <table:table-cell table:style-name="ce5" office:value-type="float" office:value="205">
            <text:p>205</text:p>
          </table:table-cell>
          <table:table-cell table:style-name="ce9" table:formula="of:=[.C$4] + ([.$B213]*[.C$5])" office:value-type="date" office:date-value="1932-12-22T12:00:00">
            <text:p>12/22/1932 12:00:00</text:p>
          </table:table-cell>
          <table:table-cell table:style-name="ce9" table:formula="of:=[.D$4] + ([.$B213]*[.D$5])" office:value-type="date" office:date-value="1937-06-19T12:00:00">
            <text:p>06/19/1937 12:00:00</text:p>
          </table:table-cell>
          <table:table-cell table:style-name="ce9" table:formula="of:=[.E$4] + ([.$B213]*[.E$5])" office:value-type="date" office:date-value="1933-08-21T12:00:00">
            <text:p>08/21/1933 12:00:00</text:p>
          </table:table-cell>
          <table:table-cell table:style-name="ce9" table:formula="of:=[.F$4] + ([.$B213]*[.F$5])" office:value-type="date" office:date-value="1936-06-11T12:00:00">
            <text:p>06/11/1936 12:00:00</text:p>
          </table:table-cell>
        </table:table-row>
        <table:table-row table:style-name="ro2">
          <table:table-cell/>
          <table:table-cell table:style-name="ce5" office:value-type="float" office:value="206">
            <text:p>206</text:p>
          </table:table-cell>
          <table:table-cell table:style-name="ce9" table:formula="of:=[.C$4] + ([.$B214]*[.C$5])" office:value-type="date" office:date-value="1933-01-02T12:00:00">
            <text:p>01/02/1933 12:00:00</text:p>
          </table:table-cell>
          <table:table-cell table:style-name="ce9" table:formula="of:=[.D$4] + ([.$B214]*[.D$5])" office:value-type="date" office:date-value="1937-07-08T12:00:00">
            <text:p>07/08/1937 12:00:00</text:p>
          </table:table-cell>
          <table:table-cell table:style-name="ce9" table:formula="of:=[.E$4] + ([.$B214]*[.E$5])" office:value-type="date" office:date-value="1933-09-01T12:00:00">
            <text:p>09/01/1933 12:00:00</text:p>
          </table:table-cell>
          <table:table-cell table:style-name="ce9" table:formula="of:=[.F$4] + ([.$B214]*[.F$5])" office:value-type="date" office:date-value="1936-06-27T12:00:00">
            <text:p>06/27/1936 12:00:00</text:p>
          </table:table-cell>
        </table:table-row>
        <table:table-row table:style-name="ro2">
          <table:table-cell/>
          <table:table-cell table:style-name="ce5" office:value-type="float" office:value="207">
            <text:p>207</text:p>
          </table:table-cell>
          <table:table-cell table:style-name="ce9" table:formula="of:=[.C$4] + ([.$B215]*[.C$5])" office:value-type="date" office:date-value="1933-01-13T12:00:00">
            <text:p>01/13/1933 12:00:00</text:p>
          </table:table-cell>
          <table:table-cell table:style-name="ce9" table:formula="of:=[.D$4] + ([.$B215]*[.D$5])" office:value-type="date" office:date-value="1937-07-27T12:00:00">
            <text:p>07/27/1937 12:00:00</text:p>
          </table:table-cell>
          <table:table-cell table:style-name="ce9" table:formula="of:=[.E$4] + ([.$B215]*[.E$5])" office:value-type="date" office:date-value="1933-09-12T12:00:00">
            <text:p>09/12/1933 12:00:00</text:p>
          </table:table-cell>
          <table:table-cell table:style-name="ce9" table:formula="of:=[.F$4] + ([.$B215]*[.F$5])" office:value-type="date" office:date-value="1936-07-13T12:00:00">
            <text:p>07/13/1936 12:00:00</text:p>
          </table:table-cell>
        </table:table-row>
        <table:table-row table:style-name="ro2">
          <table:table-cell/>
          <table:table-cell table:style-name="ce5" office:value-type="float" office:value="208">
            <text:p>208</text:p>
          </table:table-cell>
          <table:table-cell table:style-name="ce9" table:formula="of:=[.C$4] + ([.$B216]*[.C$5])" office:value-type="date" office:date-value="1933-01-24T12:00:00">
            <text:p>01/24/1933 12:00:00</text:p>
          </table:table-cell>
          <table:table-cell table:style-name="ce9" table:formula="of:=[.D$4] + ([.$B216]*[.D$5])" office:value-type="date" office:date-value="1937-08-15T12:00:00">
            <text:p>08/15/1937 12:00:00</text:p>
          </table:table-cell>
          <table:table-cell table:style-name="ce9" table:formula="of:=[.E$4] + ([.$B216]*[.E$5])" office:value-type="date" office:date-value="1933-09-23T12:00:00">
            <text:p>09/23/1933 12:00:00</text:p>
          </table:table-cell>
          <table:table-cell table:style-name="ce9" table:formula="of:=[.F$4] + ([.$B216]*[.F$5])" office:value-type="date" office:date-value="1936-07-29T12:00:00">
            <text:p>07/29/1936 12:00:00</text:p>
          </table:table-cell>
        </table:table-row>
        <table:table-row table:style-name="ro2">
          <table:table-cell/>
          <table:table-cell table:style-name="ce5" office:value-type="float" office:value="209">
            <text:p>209</text:p>
          </table:table-cell>
          <table:table-cell table:style-name="ce9" table:formula="of:=[.C$4] + ([.$B217]*[.C$5])" office:value-type="date" office:date-value="1933-02-04T12:00:00">
            <text:p>02/04/1933 12:00:00</text:p>
          </table:table-cell>
          <table:table-cell table:style-name="ce9" table:formula="of:=[.D$4] + ([.$B217]*[.D$5])" office:value-type="date" office:date-value="1937-09-03T12:00:00">
            <text:p>09/03/1937 12:00:00</text:p>
          </table:table-cell>
          <table:table-cell table:style-name="ce9" table:formula="of:=[.E$4] + ([.$B217]*[.E$5])" office:value-type="date" office:date-value="1933-10-04T12:00:00">
            <text:p>10/04/1933 12:00:00</text:p>
          </table:table-cell>
          <table:table-cell table:style-name="ce9" table:formula="of:=[.F$4] + ([.$B217]*[.F$5])" office:value-type="date" office:date-value="1936-08-14T12:00:00">
            <text:p>08/14/1936 12:00:00</text:p>
          </table:table-cell>
        </table:table-row>
        <table:table-row table:style-name="ro2">
          <table:table-cell/>
          <table:table-cell table:style-name="ce5" office:value-type="float" office:value="210">
            <text:p>210</text:p>
          </table:table-cell>
          <table:table-cell table:style-name="ce9" table:formula="of:=[.C$4] + ([.$B218]*[.C$5])" office:value-type="date" office:date-value="1933-02-15T12:00:00">
            <text:p>02/15/1933 12:00:00</text:p>
          </table:table-cell>
          <table:table-cell table:style-name="ce9" table:formula="of:=[.D$4] + ([.$B218]*[.D$5])" office:value-type="date" office:date-value="1937-09-22T12:00:00">
            <text:p>09/22/1937 12:00:00</text:p>
          </table:table-cell>
          <table:table-cell table:style-name="ce9" table:formula="of:=[.E$4] + ([.$B218]*[.E$5])" office:value-type="date" office:date-value="1933-10-15T12:00:00">
            <text:p>10/15/1933 12:00:00</text:p>
          </table:table-cell>
          <table:table-cell table:style-name="ce9" table:formula="of:=[.F$4] + ([.$B218]*[.F$5])" office:value-type="date" office:date-value="1936-08-30T12:00:00">
            <text:p>08/30/1936 12:00:00</text:p>
          </table:table-cell>
        </table:table-row>
        <table:table-row table:style-name="ro2">
          <table:table-cell/>
          <table:table-cell table:style-name="ce5" office:value-type="float" office:value="211">
            <text:p>211</text:p>
          </table:table-cell>
          <table:table-cell table:style-name="ce9" table:formula="of:=[.C$4] + ([.$B219]*[.C$5])" office:value-type="date" office:date-value="1933-02-26T12:00:00">
            <text:p>02/26/1933 12:00:00</text:p>
          </table:table-cell>
          <table:table-cell table:style-name="ce9" table:formula="of:=[.D$4] + ([.$B219]*[.D$5])" office:value-type="date" office:date-value="1937-10-11T12:00:00">
            <text:p>10/11/1937 12:00:00</text:p>
          </table:table-cell>
          <table:table-cell table:style-name="ce9" table:formula="of:=[.E$4] + ([.$B219]*[.E$5])" office:value-type="date" office:date-value="1933-10-26T12:00:00">
            <text:p>10/26/1933 12:00:00</text:p>
          </table:table-cell>
          <table:table-cell table:style-name="ce9" table:formula="of:=[.F$4] + ([.$B219]*[.F$5])" office:value-type="date" office:date-value="1936-09-15T12:00:00">
            <text:p>09/15/1936 12:00:00</text:p>
          </table:table-cell>
        </table:table-row>
        <table:table-row table:style-name="ro2">
          <table:table-cell/>
          <table:table-cell table:style-name="ce5" office:value-type="float" office:value="212">
            <text:p>212</text:p>
          </table:table-cell>
          <table:table-cell table:style-name="ce9" table:formula="of:=[.C$4] + ([.$B220]*[.C$5])" office:value-type="date" office:date-value="1933-03-09T12:00:00">
            <text:p>03/09/1933 12:00:00</text:p>
          </table:table-cell>
          <table:table-cell table:style-name="ce9" table:formula="of:=[.D$4] + ([.$B220]*[.D$5])" office:value-type="date" office:date-value="1937-10-30T12:00:00">
            <text:p>10/30/1937 12:00:00</text:p>
          </table:table-cell>
          <table:table-cell table:style-name="ce9" table:formula="of:=[.E$4] + ([.$B220]*[.E$5])" office:value-type="date" office:date-value="1933-11-06T12:00:00">
            <text:p>11/06/1933 12:00:00</text:p>
          </table:table-cell>
          <table:table-cell table:style-name="ce9" table:formula="of:=[.F$4] + ([.$B220]*[.F$5])" office:value-type="date" office:date-value="1936-10-01T12:00:00">
            <text:p>10/01/1936 12:00:00</text:p>
          </table:table-cell>
        </table:table-row>
        <table:table-row table:style-name="ro2">
          <table:table-cell/>
          <table:table-cell table:style-name="ce5" office:value-type="float" office:value="213">
            <text:p>213</text:p>
          </table:table-cell>
          <table:table-cell table:style-name="ce9" table:formula="of:=[.C$4] + ([.$B221]*[.C$5])" office:value-type="date" office:date-value="1933-03-20T12:00:00">
            <text:p>03/20/1933 12:00:00</text:p>
          </table:table-cell>
          <table:table-cell table:style-name="ce9" table:formula="of:=[.D$4] + ([.$B221]*[.D$5])" office:value-type="date" office:date-value="1937-11-18T12:00:00">
            <text:p>11/18/1937 12:00:00</text:p>
          </table:table-cell>
          <table:table-cell table:style-name="ce9" table:formula="of:=[.E$4] + ([.$B221]*[.E$5])" office:value-type="date" office:date-value="1933-11-17T12:00:00">
            <text:p>11/17/1933 12:00:00</text:p>
          </table:table-cell>
          <table:table-cell table:style-name="ce9" table:formula="of:=[.F$4] + ([.$B221]*[.F$5])" office:value-type="date" office:date-value="1936-10-17T12:00:00">
            <text:p>10/17/1936 12:00:00</text:p>
          </table:table-cell>
        </table:table-row>
        <table:table-row table:style-name="ro2">
          <table:table-cell/>
          <table:table-cell table:style-name="ce5" office:value-type="float" office:value="214">
            <text:p>214</text:p>
          </table:table-cell>
          <table:table-cell table:style-name="ce9" table:formula="of:=[.C$4] + ([.$B222]*[.C$5])" office:value-type="date" office:date-value="1933-03-31T12:00:00">
            <text:p>03/31/1933 12:00:00</text:p>
          </table:table-cell>
          <table:table-cell table:style-name="ce9" table:formula="of:=[.D$4] + ([.$B222]*[.D$5])" office:value-type="date" office:date-value="1937-12-07T12:00:00">
            <text:p>12/07/1937 12:00:00</text:p>
          </table:table-cell>
          <table:table-cell table:style-name="ce9" table:formula="of:=[.E$4] + ([.$B222]*[.E$5])" office:value-type="date" office:date-value="1933-11-28T12:00:00">
            <text:p>11/28/1933 12:00:00</text:p>
          </table:table-cell>
          <table:table-cell table:style-name="ce9" table:formula="of:=[.F$4] + ([.$B222]*[.F$5])" office:value-type="date" office:date-value="1936-11-02T12:00:00">
            <text:p>11/02/1936 12:00:00</text:p>
          </table:table-cell>
        </table:table-row>
        <table:table-row table:style-name="ro2">
          <table:table-cell/>
          <table:table-cell table:style-name="ce5" office:value-type="float" office:value="215">
            <text:p>215</text:p>
          </table:table-cell>
          <table:table-cell table:style-name="ce9" table:formula="of:=[.C$4] + ([.$B223]*[.C$5])" office:value-type="date" office:date-value="1933-04-11T12:00:00">
            <text:p>04/11/1933 12:00:00</text:p>
          </table:table-cell>
          <table:table-cell table:style-name="ce9" table:formula="of:=[.D$4] + ([.$B223]*[.D$5])" office:value-type="date" office:date-value="1937-12-26T12:00:00">
            <text:p>12/26/1937 12:00:00</text:p>
          </table:table-cell>
          <table:table-cell table:style-name="ce9" table:formula="of:=[.E$4] + ([.$B223]*[.E$5])" office:value-type="date" office:date-value="1933-12-09T12:00:00">
            <text:p>12/09/1933 12:00:00</text:p>
          </table:table-cell>
          <table:table-cell table:style-name="ce9" table:formula="of:=[.F$4] + ([.$B223]*[.F$5])" office:value-type="date" office:date-value="1936-11-18T12:00:00">
            <text:p>11/18/1936 12:00:00</text:p>
          </table:table-cell>
        </table:table-row>
        <table:table-row table:style-name="ro2">
          <table:table-cell/>
          <table:table-cell table:style-name="ce5" office:value-type="float" office:value="216">
            <text:p>216</text:p>
          </table:table-cell>
          <table:table-cell table:style-name="ce9" table:formula="of:=[.C$4] + ([.$B224]*[.C$5])" office:value-type="date" office:date-value="1933-04-22T12:00:00">
            <text:p>04/22/1933 12:00:00</text:p>
          </table:table-cell>
          <table:table-cell table:style-name="ce9" table:formula="of:=[.D$4] + ([.$B224]*[.D$5])" office:value-type="date" office:date-value="1938-01-14T12:00:00">
            <text:p>01/14/1938 12:00:00</text:p>
          </table:table-cell>
          <table:table-cell table:style-name="ce9" table:formula="of:=[.E$4] + ([.$B224]*[.E$5])" office:value-type="date" office:date-value="1933-12-20T12:00:00">
            <text:p>12/20/1933 12:00:00</text:p>
          </table:table-cell>
          <table:table-cell table:style-name="ce9" table:formula="of:=[.F$4] + ([.$B224]*[.F$5])" office:value-type="date" office:date-value="1936-12-04T12:00:00">
            <text:p>12/04/1936 12:00:00</text:p>
          </table:table-cell>
        </table:table-row>
        <table:table-row table:style-name="ro2">
          <table:table-cell/>
          <table:table-cell table:style-name="ce5" office:value-type="float" office:value="217">
            <text:p>217</text:p>
          </table:table-cell>
          <table:table-cell table:style-name="ce9" table:formula="of:=[.C$4] + ([.$B225]*[.C$5])" office:value-type="date" office:date-value="1933-05-03T12:00:00">
            <text:p>05/03/1933 12:00:00</text:p>
          </table:table-cell>
          <table:table-cell table:style-name="ce9" table:formula="of:=[.D$4] + ([.$B225]*[.D$5])" office:value-type="date" office:date-value="1938-02-02T12:00:00">
            <text:p>02/02/1938 12:00:00</text:p>
          </table:table-cell>
          <table:table-cell table:style-name="ce9" table:formula="of:=[.E$4] + ([.$B225]*[.E$5])" office:value-type="date" office:date-value="1933-12-31T12:00:00">
            <text:p>12/31/1933 12:00:00</text:p>
          </table:table-cell>
          <table:table-cell table:style-name="ce9" table:formula="of:=[.F$4] + ([.$B225]*[.F$5])" office:value-type="date" office:date-value="1936-12-20T12:00:00">
            <text:p>12/20/1936 12:00:00</text:p>
          </table:table-cell>
        </table:table-row>
        <table:table-row table:style-name="ro2">
          <table:table-cell/>
          <table:table-cell table:style-name="ce5" office:value-type="float" office:value="218">
            <text:p>218</text:p>
          </table:table-cell>
          <table:table-cell table:style-name="ce9" table:formula="of:=[.C$4] + ([.$B226]*[.C$5])" office:value-type="date" office:date-value="1933-05-14T12:00:00">
            <text:p>05/14/1933 12:00:00</text:p>
          </table:table-cell>
          <table:table-cell table:style-name="ce9" table:formula="of:=[.D$4] + ([.$B226]*[.D$5])" office:value-type="date" office:date-value="1938-02-21T12:00:00">
            <text:p>02/21/1938 12:00:00</text:p>
          </table:table-cell>
          <table:table-cell table:style-name="ce9" table:formula="of:=[.E$4] + ([.$B226]*[.E$5])" office:value-type="date" office:date-value="1934-01-11T12:00:00">
            <text:p>01/11/1934 12:00:00</text:p>
          </table:table-cell>
          <table:table-cell table:style-name="ce9" table:formula="of:=[.F$4] + ([.$B226]*[.F$5])" office:value-type="date" office:date-value="1937-01-05T12:00:00">
            <text:p>01/05/1937 12:00:00</text:p>
          </table:table-cell>
        </table:table-row>
        <table:table-row table:style-name="ro2">
          <table:table-cell/>
          <table:table-cell table:style-name="ce5" office:value-type="float" office:value="219">
            <text:p>219</text:p>
          </table:table-cell>
          <table:table-cell table:style-name="ce9" table:formula="of:=[.C$4] + ([.$B227]*[.C$5])" office:value-type="date" office:date-value="1933-05-25T12:00:00">
            <text:p>05/25/1933 12:00:00</text:p>
          </table:table-cell>
          <table:table-cell table:style-name="ce9" table:formula="of:=[.D$4] + ([.$B227]*[.D$5])" office:value-type="date" office:date-value="1938-03-12T12:00:00">
            <text:p>03/12/1938 12:00:00</text:p>
          </table:table-cell>
          <table:table-cell table:style-name="ce9" table:formula="of:=[.E$4] + ([.$B227]*[.E$5])" office:value-type="date" office:date-value="1934-01-22T12:00:00">
            <text:p>01/22/1934 12:00:00</text:p>
          </table:table-cell>
          <table:table-cell table:style-name="ce9" table:formula="of:=[.F$4] + ([.$B227]*[.F$5])" office:value-type="date" office:date-value="1937-01-21T12:00:00">
            <text:p>01/21/1937 12:00:00</text:p>
          </table:table-cell>
        </table:table-row>
        <table:table-row table:style-name="ro2">
          <table:table-cell/>
          <table:table-cell table:style-name="ce5" office:value-type="float" office:value="220">
            <text:p>220</text:p>
          </table:table-cell>
          <table:table-cell table:style-name="ce9" table:formula="of:=[.C$4] + ([.$B228]*[.C$5])" office:value-type="date" office:date-value="1933-06-05T12:00:00">
            <text:p>06/05/1933 12:00:00</text:p>
          </table:table-cell>
          <table:table-cell table:style-name="ce9" table:formula="of:=[.D$4] + ([.$B228]*[.D$5])" office:value-type="date" office:date-value="1938-03-31T12:00:00">
            <text:p>03/31/1938 12:00:00</text:p>
          </table:table-cell>
          <table:table-cell table:style-name="ce9" table:formula="of:=[.E$4] + ([.$B228]*[.E$5])" office:value-type="date" office:date-value="1934-02-02T12:00:00">
            <text:p>02/02/1934 12:00:00</text:p>
          </table:table-cell>
          <table:table-cell table:style-name="ce9" table:formula="of:=[.F$4] + ([.$B228]*[.F$5])" office:value-type="date" office:date-value="1937-02-06T12:00:00">
            <text:p>02/06/1937 12:00:00</text:p>
          </table:table-cell>
        </table:table-row>
        <table:table-row table:style-name="ro2">
          <table:table-cell/>
          <table:table-cell table:style-name="ce5" office:value-type="float" office:value="221">
            <text:p>221</text:p>
          </table:table-cell>
          <table:table-cell table:style-name="ce9" table:formula="of:=[.C$4] + ([.$B229]*[.C$5])" office:value-type="date" office:date-value="1933-06-16T12:00:00">
            <text:p>06/16/1933 12:00:00</text:p>
          </table:table-cell>
          <table:table-cell table:style-name="ce9" table:formula="of:=[.D$4] + ([.$B229]*[.D$5])" office:value-type="date" office:date-value="1938-04-19T12:00:00">
            <text:p>04/19/1938 12:00:00</text:p>
          </table:table-cell>
          <table:table-cell table:style-name="ce9" table:formula="of:=[.E$4] + ([.$B229]*[.E$5])" office:value-type="date" office:date-value="1934-02-13T12:00:00">
            <text:p>02/13/1934 12:00:00</text:p>
          </table:table-cell>
          <table:table-cell table:style-name="ce9" table:formula="of:=[.F$4] + ([.$B229]*[.F$5])" office:value-type="date" office:date-value="1937-02-22T12:00:00">
            <text:p>02/22/1937 12:00:00</text:p>
          </table:table-cell>
        </table:table-row>
        <table:table-row table:style-name="ro2">
          <table:table-cell/>
          <table:table-cell table:style-name="ce5" office:value-type="float" office:value="222">
            <text:p>222</text:p>
          </table:table-cell>
          <table:table-cell table:style-name="ce9" table:formula="of:=[.C$4] + ([.$B230]*[.C$5])" office:value-type="date" office:date-value="1933-06-27T12:00:00">
            <text:p>06/27/1933 12:00:00</text:p>
          </table:table-cell>
          <table:table-cell table:style-name="ce9" table:formula="of:=[.D$4] + ([.$B230]*[.D$5])" office:value-type="date" office:date-value="1938-05-08T12:00:00">
            <text:p>05/08/1938 12:00:00</text:p>
          </table:table-cell>
          <table:table-cell table:style-name="ce9" table:formula="of:=[.E$4] + ([.$B230]*[.E$5])" office:value-type="date" office:date-value="1934-02-24T12:00:00">
            <text:p>02/24/1934 12:00:00</text:p>
          </table:table-cell>
          <table:table-cell table:style-name="ce9" table:formula="of:=[.F$4] + ([.$B230]*[.F$5])" office:value-type="date" office:date-value="1937-03-10T12:00:00">
            <text:p>03/10/1937 12:00:00</text:p>
          </table:table-cell>
        </table:table-row>
        <table:table-row table:style-name="ro2">
          <table:table-cell/>
          <table:table-cell table:style-name="ce5" office:value-type="float" office:value="223">
            <text:p>223</text:p>
          </table:table-cell>
          <table:table-cell table:style-name="ce9" table:formula="of:=[.C$4] + ([.$B231]*[.C$5])" office:value-type="date" office:date-value="1933-07-08T12:00:00">
            <text:p>07/08/1933 12:00:00</text:p>
          </table:table-cell>
          <table:table-cell table:style-name="ce9" table:formula="of:=[.D$4] + ([.$B231]*[.D$5])" office:value-type="date" office:date-value="1938-05-27T12:00:00">
            <text:p>05/27/1938 12:00:00</text:p>
          </table:table-cell>
          <table:table-cell table:style-name="ce9" table:formula="of:=[.E$4] + ([.$B231]*[.E$5])" office:value-type="date" office:date-value="1934-03-07T12:00:00">
            <text:p>03/07/1934 12:00:00</text:p>
          </table:table-cell>
          <table:table-cell table:style-name="ce9" table:formula="of:=[.F$4] + ([.$B231]*[.F$5])" office:value-type="date" office:date-value="1937-03-26T12:00:00">
            <text:p>03/26/1937 12:00:00</text:p>
          </table:table-cell>
        </table:table-row>
        <table:table-row table:style-name="ro2">
          <table:table-cell/>
          <table:table-cell table:style-name="ce5" office:value-type="float" office:value="224">
            <text:p>224</text:p>
          </table:table-cell>
          <table:table-cell table:style-name="ce9" table:formula="of:=[.C$4] + ([.$B232]*[.C$5])" office:value-type="date" office:date-value="1933-07-19T12:00:00">
            <text:p>07/19/1933 12:00:00</text:p>
          </table:table-cell>
          <table:table-cell table:style-name="ce9" table:formula="of:=[.D$4] + ([.$B232]*[.D$5])" office:value-type="date" office:date-value="1938-06-15T12:00:00">
            <text:p>06/15/1938 12:00:00</text:p>
          </table:table-cell>
          <table:table-cell table:style-name="ce9" table:formula="of:=[.E$4] + ([.$B232]*[.E$5])" office:value-type="date" office:date-value="1934-03-18T12:00:00">
            <text:p>03/18/1934 12:00:00</text:p>
          </table:table-cell>
          <table:table-cell table:style-name="ce9" table:formula="of:=[.F$4] + ([.$B232]*[.F$5])" office:value-type="date" office:date-value="1937-04-11T12:00:00">
            <text:p>04/11/1937 12:00:00</text:p>
          </table:table-cell>
        </table:table-row>
        <table:table-row table:style-name="ro2">
          <table:table-cell/>
          <table:table-cell table:style-name="ce5" office:value-type="float" office:value="225">
            <text:p>225</text:p>
          </table:table-cell>
          <table:table-cell table:style-name="ce9" table:formula="of:=[.C$4] + ([.$B233]*[.C$5])" office:value-type="date" office:date-value="1933-07-30T12:00:00">
            <text:p>07/30/1933 12:00:00</text:p>
          </table:table-cell>
          <table:table-cell table:style-name="ce9" table:formula="of:=[.D$4] + ([.$B233]*[.D$5])" office:value-type="date" office:date-value="1938-07-04T12:00:00">
            <text:p>07/04/1938 12:00:00</text:p>
          </table:table-cell>
          <table:table-cell table:style-name="ce9" table:formula="of:=[.E$4] + ([.$B233]*[.E$5])" office:value-type="date" office:date-value="1934-03-29T12:00:00">
            <text:p>03/29/1934 12:00:00</text:p>
          </table:table-cell>
          <table:table-cell table:style-name="ce9" table:formula="of:=[.F$4] + ([.$B233]*[.F$5])" office:value-type="date" office:date-value="1937-04-27T12:00:00">
            <text:p>04/27/1937 12:00:00</text:p>
          </table:table-cell>
        </table:table-row>
        <table:table-row table:style-name="ro2">
          <table:table-cell/>
          <table:table-cell table:style-name="ce5" office:value-type="float" office:value="226">
            <text:p>226</text:p>
          </table:table-cell>
          <table:table-cell table:style-name="ce9" table:formula="of:=[.C$4] + ([.$B234]*[.C$5])" office:value-type="date" office:date-value="1933-08-10T12:00:00">
            <text:p>08/10/1933 12:00:00</text:p>
          </table:table-cell>
          <table:table-cell table:style-name="ce9" table:formula="of:=[.D$4] + ([.$B234]*[.D$5])" office:value-type="date" office:date-value="1938-07-23T12:00:00">
            <text:p>07/23/1938 12:00:00</text:p>
          </table:table-cell>
          <table:table-cell table:style-name="ce9" table:formula="of:=[.E$4] + ([.$B234]*[.E$5])" office:value-type="date" office:date-value="1934-04-09T12:00:00">
            <text:p>04/09/1934 12:00:00</text:p>
          </table:table-cell>
          <table:table-cell table:style-name="ce9" table:formula="of:=[.F$4] + ([.$B234]*[.F$5])" office:value-type="date" office:date-value="1937-05-13T12:00:00">
            <text:p>05/13/1937 12:00:00</text:p>
          </table:table-cell>
        </table:table-row>
        <table:table-row table:style-name="ro2">
          <table:table-cell/>
          <table:table-cell table:style-name="ce5" office:value-type="float" office:value="227">
            <text:p>227</text:p>
          </table:table-cell>
          <table:table-cell table:style-name="ce9" table:formula="of:=[.C$4] + ([.$B235]*[.C$5])" office:value-type="date" office:date-value="1933-08-21T12:00:00">
            <text:p>08/21/1933 12:00:00</text:p>
          </table:table-cell>
          <table:table-cell table:style-name="ce9" table:formula="of:=[.D$4] + ([.$B235]*[.D$5])" office:value-type="date" office:date-value="1938-08-11T12:00:00">
            <text:p>08/11/1938 12:00:00</text:p>
          </table:table-cell>
          <table:table-cell table:style-name="ce9" table:formula="of:=[.E$4] + ([.$B235]*[.E$5])" office:value-type="date" office:date-value="1934-04-20T12:00:00">
            <text:p>04/20/1934 12:00:00</text:p>
          </table:table-cell>
          <table:table-cell table:style-name="ce9" table:formula="of:=[.F$4] + ([.$B235]*[.F$5])" office:value-type="date" office:date-value="1937-05-29T12:00:00">
            <text:p>05/29/1937 12:00:00</text:p>
          </table:table-cell>
        </table:table-row>
        <table:table-row table:style-name="ro2">
          <table:table-cell/>
          <table:table-cell table:style-name="ce5" office:value-type="float" office:value="228">
            <text:p>228</text:p>
          </table:table-cell>
          <table:table-cell table:style-name="ce9" table:formula="of:=[.C$4] + ([.$B236]*[.C$5])" office:value-type="date" office:date-value="1933-09-01T12:00:00">
            <text:p>09/01/1933 12:00:00</text:p>
          </table:table-cell>
          <table:table-cell table:style-name="ce9" table:formula="of:=[.D$4] + ([.$B236]*[.D$5])" office:value-type="date" office:date-value="1938-08-30T12:00:00">
            <text:p>08/30/1938 12:00:00</text:p>
          </table:table-cell>
          <table:table-cell table:style-name="ce9" table:formula="of:=[.E$4] + ([.$B236]*[.E$5])" office:value-type="date" office:date-value="1934-05-01T12:00:00">
            <text:p>05/01/1934 12:00:00</text:p>
          </table:table-cell>
          <table:table-cell table:style-name="ce9" table:formula="of:=[.F$4] + ([.$B236]*[.F$5])" office:value-type="date" office:date-value="1937-06-14T12:00:00">
            <text:p>06/14/1937 12:00:00</text:p>
          </table:table-cell>
        </table:table-row>
        <table:table-row table:style-name="ro2">
          <table:table-cell/>
          <table:table-cell table:style-name="ce5" office:value-type="float" office:value="229">
            <text:p>229</text:p>
          </table:table-cell>
          <table:table-cell table:style-name="ce9" table:formula="of:=[.C$4] + ([.$B237]*[.C$5])" office:value-type="date" office:date-value="1933-09-12T12:00:00">
            <text:p>09/12/1933 12:00:00</text:p>
          </table:table-cell>
          <table:table-cell table:style-name="ce9" table:formula="of:=[.D$4] + ([.$B237]*[.D$5])" office:value-type="date" office:date-value="1938-09-18T12:00:00">
            <text:p>09/18/1938 12:00:00</text:p>
          </table:table-cell>
          <table:table-cell table:style-name="ce9" table:formula="of:=[.E$4] + ([.$B237]*[.E$5])" office:value-type="date" office:date-value="1934-05-12T12:00:00">
            <text:p>05/12/1934 12:00:00</text:p>
          </table:table-cell>
          <table:table-cell table:style-name="ce9" table:formula="of:=[.F$4] + ([.$B237]*[.F$5])" office:value-type="date" office:date-value="1937-06-30T12:00:00">
            <text:p>06/30/1937 12:00:00</text:p>
          </table:table-cell>
        </table:table-row>
        <table:table-row table:style-name="ro2">
          <table:table-cell/>
          <table:table-cell table:style-name="ce5" office:value-type="float" office:value="230">
            <text:p>230</text:p>
          </table:table-cell>
          <table:table-cell table:style-name="ce9" table:formula="of:=[.C$4] + ([.$B238]*[.C$5])" office:value-type="date" office:date-value="1933-09-23T12:00:00">
            <text:p>09/23/1933 12:00:00</text:p>
          </table:table-cell>
          <table:table-cell table:style-name="ce9" table:formula="of:=[.D$4] + ([.$B238]*[.D$5])" office:value-type="date" office:date-value="1938-10-07T12:00:00">
            <text:p>10/07/1938 12:00:00</text:p>
          </table:table-cell>
          <table:table-cell table:style-name="ce9" table:formula="of:=[.E$4] + ([.$B238]*[.E$5])" office:value-type="date" office:date-value="1934-05-23T12:00:00">
            <text:p>05/23/1934 12:00:00</text:p>
          </table:table-cell>
          <table:table-cell table:style-name="ce9" table:formula="of:=[.F$4] + ([.$B238]*[.F$5])" office:value-type="date" office:date-value="1937-07-16T12:00:00">
            <text:p>07/16/1937 12:00:00</text:p>
          </table:table-cell>
        </table:table-row>
        <table:table-row table:style-name="ro2">
          <table:table-cell/>
          <table:table-cell table:style-name="ce5" office:value-type="float" office:value="231">
            <text:p>231</text:p>
          </table:table-cell>
          <table:table-cell table:style-name="ce9" table:formula="of:=[.C$4] + ([.$B239]*[.C$5])" office:value-type="date" office:date-value="1933-10-04T12:00:00">
            <text:p>10/04/1933 12:00:00</text:p>
          </table:table-cell>
          <table:table-cell table:style-name="ce9" table:formula="of:=[.D$4] + ([.$B239]*[.D$5])" office:value-type="date" office:date-value="1938-10-26T12:00:00">
            <text:p>10/26/1938 12:00:00</text:p>
          </table:table-cell>
          <table:table-cell table:style-name="ce9" table:formula="of:=[.E$4] + ([.$B239]*[.E$5])" office:value-type="date" office:date-value="1934-06-03T12:00:00">
            <text:p>06/03/1934 12:00:00</text:p>
          </table:table-cell>
          <table:table-cell table:style-name="ce9" table:formula="of:=[.F$4] + ([.$B239]*[.F$5])" office:value-type="date" office:date-value="1937-08-01T12:00:00">
            <text:p>08/01/1937 12:00:00</text:p>
          </table:table-cell>
        </table:table-row>
        <table:table-row table:style-name="ro2">
          <table:table-cell/>
          <table:table-cell table:style-name="ce5" office:value-type="float" office:value="232">
            <text:p>232</text:p>
          </table:table-cell>
          <table:table-cell table:style-name="ce9" table:formula="of:=[.C$4] + ([.$B240]*[.C$5])" office:value-type="date" office:date-value="1933-10-15T12:00:00">
            <text:p>10/15/1933 12:00:00</text:p>
          </table:table-cell>
          <table:table-cell table:style-name="ce9" table:formula="of:=[.D$4] + ([.$B240]*[.D$5])" office:value-type="date" office:date-value="1938-11-14T12:00:00">
            <text:p>11/14/1938 12:00:00</text:p>
          </table:table-cell>
          <table:table-cell table:style-name="ce9" table:formula="of:=[.E$4] + ([.$B240]*[.E$5])" office:value-type="date" office:date-value="1934-06-14T12:00:00">
            <text:p>06/14/1934 12:00:00</text:p>
          </table:table-cell>
          <table:table-cell table:style-name="ce9" table:formula="of:=[.F$4] + ([.$B240]*[.F$5])" office:value-type="date" office:date-value="1937-08-17T12:00:00">
            <text:p>08/17/1937 12:00:00</text:p>
          </table:table-cell>
        </table:table-row>
        <table:table-row table:style-name="ro2">
          <table:table-cell/>
          <table:table-cell table:style-name="ce5" office:value-type="float" office:value="233">
            <text:p>233</text:p>
          </table:table-cell>
          <table:table-cell table:style-name="ce9" table:formula="of:=[.C$4] + ([.$B241]*[.C$5])" office:value-type="date" office:date-value="1933-10-26T12:00:00">
            <text:p>10/26/1933 12:00:00</text:p>
          </table:table-cell>
          <table:table-cell table:style-name="ce9" table:formula="of:=[.D$4] + ([.$B241]*[.D$5])" office:value-type="date" office:date-value="1938-12-03T12:00:00">
            <text:p>12/03/1938 12:00:00</text:p>
          </table:table-cell>
          <table:table-cell table:style-name="ce9" table:formula="of:=[.E$4] + ([.$B241]*[.E$5])" office:value-type="date" office:date-value="1934-06-25T12:00:00">
            <text:p>06/25/1934 12:00:00</text:p>
          </table:table-cell>
          <table:table-cell table:style-name="ce9" table:formula="of:=[.F$4] + ([.$B241]*[.F$5])" office:value-type="date" office:date-value="1937-09-02T12:00:00">
            <text:p>09/02/1937 12:00:00</text:p>
          </table:table-cell>
        </table:table-row>
        <table:table-row table:style-name="ro2">
          <table:table-cell/>
          <table:table-cell table:style-name="ce5" office:value-type="float" office:value="234">
            <text:p>234</text:p>
          </table:table-cell>
          <table:table-cell table:style-name="ce9" table:formula="of:=[.C$4] + ([.$B242]*[.C$5])" office:value-type="date" office:date-value="1933-11-06T12:00:00">
            <text:p>11/06/1933 12:00:00</text:p>
          </table:table-cell>
          <table:table-cell table:style-name="ce9" table:formula="of:=[.D$4] + ([.$B242]*[.D$5])" office:value-type="date" office:date-value="1938-12-22T12:00:00">
            <text:p>12/22/1938 12:00:00</text:p>
          </table:table-cell>
          <table:table-cell table:style-name="ce9" table:formula="of:=[.E$4] + ([.$B242]*[.E$5])" office:value-type="date" office:date-value="1934-07-06T12:00:00">
            <text:p>07/06/1934 12:00:00</text:p>
          </table:table-cell>
          <table:table-cell table:style-name="ce9" table:formula="of:=[.F$4] + ([.$B242]*[.F$5])" office:value-type="date" office:date-value="1937-09-18T12:00:00">
            <text:p>09/18/1937 12:00:00</text:p>
          </table:table-cell>
        </table:table-row>
        <table:table-row table:style-name="ro2">
          <table:table-cell/>
          <table:table-cell table:style-name="ce5" office:value-type="float" office:value="235">
            <text:p>235</text:p>
          </table:table-cell>
          <table:table-cell table:style-name="ce9" table:formula="of:=[.C$4] + ([.$B243]*[.C$5])" office:value-type="date" office:date-value="1933-11-17T12:00:00">
            <text:p>11/17/1933 12:00:00</text:p>
          </table:table-cell>
          <table:table-cell table:style-name="ce9" table:formula="of:=[.D$4] + ([.$B243]*[.D$5])" office:value-type="date" office:date-value="1939-01-10T12:00:00">
            <text:p>01/10/1939 12:00:00</text:p>
          </table:table-cell>
          <table:table-cell table:style-name="ce9" table:formula="of:=[.E$4] + ([.$B243]*[.E$5])" office:value-type="date" office:date-value="1934-07-17T12:00:00">
            <text:p>07/17/1934 12:00:00</text:p>
          </table:table-cell>
          <table:table-cell table:style-name="ce9" table:formula="of:=[.F$4] + ([.$B243]*[.F$5])" office:value-type="date" office:date-value="1937-10-04T12:00:00">
            <text:p>10/04/1937 12:00:00</text:p>
          </table:table-cell>
        </table:table-row>
        <table:table-row table:style-name="ro2">
          <table:table-cell/>
          <table:table-cell table:style-name="ce5" office:value-type="float" office:value="236">
            <text:p>236</text:p>
          </table:table-cell>
          <table:table-cell table:style-name="ce9" table:formula="of:=[.C$4] + ([.$B244]*[.C$5])" office:value-type="date" office:date-value="1933-11-28T12:00:00">
            <text:p>11/28/1933 12:00:00</text:p>
          </table:table-cell>
          <table:table-cell table:style-name="ce9" table:formula="of:=[.D$4] + ([.$B244]*[.D$5])" office:value-type="date" office:date-value="1939-01-29T12:00:00">
            <text:p>01/29/1939 12:00:00</text:p>
          </table:table-cell>
          <table:table-cell table:style-name="ce9" table:formula="of:=[.E$4] + ([.$B244]*[.E$5])" office:value-type="date" office:date-value="1934-07-28T12:00:00">
            <text:p>07/28/1934 12:00:00</text:p>
          </table:table-cell>
          <table:table-cell table:style-name="ce9" table:formula="of:=[.F$4] + ([.$B244]*[.F$5])" office:value-type="date" office:date-value="1937-10-20T12:00:00">
            <text:p>10/20/1937 12:00:00</text:p>
          </table:table-cell>
        </table:table-row>
        <table:table-row table:style-name="ro2">
          <table:table-cell/>
          <table:table-cell table:style-name="ce5" office:value-type="float" office:value="237">
            <text:p>237</text:p>
          </table:table-cell>
          <table:table-cell table:style-name="ce9" table:formula="of:=[.C$4] + ([.$B245]*[.C$5])" office:value-type="date" office:date-value="1933-12-09T12:00:00">
            <text:p>12/09/1933 12:00:00</text:p>
          </table:table-cell>
          <table:table-cell table:style-name="ce9" table:formula="of:=[.D$4] + ([.$B245]*[.D$5])" office:value-type="date" office:date-value="1939-02-17T12:00:00">
            <text:p>02/17/1939 12:00:00</text:p>
          </table:table-cell>
          <table:table-cell table:style-name="ce9" table:formula="of:=[.E$4] + ([.$B245]*[.E$5])" office:value-type="date" office:date-value="1934-08-08T12:00:00">
            <text:p>08/08/1934 12:00:00</text:p>
          </table:table-cell>
          <table:table-cell table:style-name="ce9" table:formula="of:=[.F$4] + ([.$B245]*[.F$5])" office:value-type="date" office:date-value="1937-11-05T12:00:00">
            <text:p>11/05/1937 12:00:00</text:p>
          </table:table-cell>
        </table:table-row>
        <table:table-row table:style-name="ro2">
          <table:table-cell/>
          <table:table-cell table:style-name="ce5" office:value-type="float" office:value="238">
            <text:p>238</text:p>
          </table:table-cell>
          <table:table-cell table:style-name="ce9" table:formula="of:=[.C$4] + ([.$B246]*[.C$5])" office:value-type="date" office:date-value="1933-12-20T12:00:00">
            <text:p>12/20/1933 12:00:00</text:p>
          </table:table-cell>
          <table:table-cell table:style-name="ce9" table:formula="of:=[.D$4] + ([.$B246]*[.D$5])" office:value-type="date" office:date-value="1939-03-08T12:00:00">
            <text:p>03/08/1939 12:00:00</text:p>
          </table:table-cell>
          <table:table-cell table:style-name="ce9" table:formula="of:=[.E$4] + ([.$B246]*[.E$5])" office:value-type="date" office:date-value="1934-08-19T12:00:00">
            <text:p>08/19/1934 12:00:00</text:p>
          </table:table-cell>
          <table:table-cell table:style-name="ce9" table:formula="of:=[.F$4] + ([.$B246]*[.F$5])" office:value-type="date" office:date-value="1937-11-21T12:00:00">
            <text:p>11/21/1937 12:00:00</text:p>
          </table:table-cell>
        </table:table-row>
        <table:table-row table:style-name="ro2">
          <table:table-cell/>
          <table:table-cell table:style-name="ce5" office:value-type="float" office:value="239">
            <text:p>239</text:p>
          </table:table-cell>
          <table:table-cell table:style-name="ce9" table:formula="of:=[.C$4] + ([.$B247]*[.C$5])" office:value-type="date" office:date-value="1933-12-31T12:00:00">
            <text:p>12/31/1933 12:00:00</text:p>
          </table:table-cell>
          <table:table-cell table:style-name="ce9" table:formula="of:=[.D$4] + ([.$B247]*[.D$5])" office:value-type="date" office:date-value="1939-03-27T12:00:00">
            <text:p>03/27/1939 12:00:00</text:p>
          </table:table-cell>
          <table:table-cell table:style-name="ce9" table:formula="of:=[.E$4] + ([.$B247]*[.E$5])" office:value-type="date" office:date-value="1934-08-30T12:00:00">
            <text:p>08/30/1934 12:00:00</text:p>
          </table:table-cell>
          <table:table-cell table:style-name="ce9" table:formula="of:=[.F$4] + ([.$B247]*[.F$5])" office:value-type="date" office:date-value="1937-12-07T12:00:00">
            <text:p>12/07/1937 12:00:00</text:p>
          </table:table-cell>
        </table:table-row>
        <table:table-row table:style-name="ro2">
          <table:table-cell/>
          <table:table-cell table:style-name="ce5" office:value-type="float" office:value="240">
            <text:p>240</text:p>
          </table:table-cell>
          <table:table-cell table:style-name="ce9" table:formula="of:=[.C$4] + ([.$B248]*[.C$5])" office:value-type="date" office:date-value="1934-01-11T12:00:00">
            <text:p>01/11/1934 12:00:00</text:p>
          </table:table-cell>
          <table:table-cell table:style-name="ce9" table:formula="of:=[.D$4] + ([.$B248]*[.D$5])" office:value-type="date" office:date-value="1939-04-15T12:00:00">
            <text:p>04/15/1939 12:00:00</text:p>
          </table:table-cell>
          <table:table-cell table:style-name="ce9" table:formula="of:=[.E$4] + ([.$B248]*[.E$5])" office:value-type="date" office:date-value="1934-09-10T12:00:00">
            <text:p>09/10/1934 12:00:00</text:p>
          </table:table-cell>
          <table:table-cell table:style-name="ce9" table:formula="of:=[.F$4] + ([.$B248]*[.F$5])" office:value-type="date" office:date-value="1937-12-23T12:00:00">
            <text:p>12/23/1937 12:00:00</text:p>
          </table:table-cell>
        </table:table-row>
        <table:table-row table:style-name="ro2">
          <table:table-cell/>
          <table:table-cell table:style-name="ce5" office:value-type="float" office:value="241">
            <text:p>241</text:p>
          </table:table-cell>
          <table:table-cell table:style-name="ce9" table:formula="of:=[.C$4] + ([.$B249]*[.C$5])" office:value-type="date" office:date-value="1934-01-22T12:00:00">
            <text:p>01/22/1934 12:00:00</text:p>
          </table:table-cell>
          <table:table-cell table:style-name="ce9" table:formula="of:=[.D$4] + ([.$B249]*[.D$5])" office:value-type="date" office:date-value="1939-05-04T12:00:00">
            <text:p>05/04/1939 12:00:00</text:p>
          </table:table-cell>
          <table:table-cell table:style-name="ce9" table:formula="of:=[.E$4] + ([.$B249]*[.E$5])" office:value-type="date" office:date-value="1934-09-21T12:00:00">
            <text:p>09/21/1934 12:00:00</text:p>
          </table:table-cell>
          <table:table-cell table:style-name="ce9" table:formula="of:=[.F$4] + ([.$B249]*[.F$5])" office:value-type="date" office:date-value="1938-01-08T12:00:00">
            <text:p>01/08/1938 12:00:00</text:p>
          </table:table-cell>
        </table:table-row>
        <table:table-row table:style-name="ro2">
          <table:table-cell/>
          <table:table-cell table:style-name="ce5" office:value-type="float" office:value="242">
            <text:p>242</text:p>
          </table:table-cell>
          <table:table-cell table:style-name="ce9" table:formula="of:=[.C$4] + ([.$B250]*[.C$5])" office:value-type="date" office:date-value="1934-02-02T12:00:00">
            <text:p>02/02/1934 12:00:00</text:p>
          </table:table-cell>
          <table:table-cell table:style-name="ce9" table:formula="of:=[.D$4] + ([.$B250]*[.D$5])" office:value-type="date" office:date-value="1939-05-23T12:00:00">
            <text:p>05/23/1939 12:00:00</text:p>
          </table:table-cell>
          <table:table-cell table:style-name="ce9" table:formula="of:=[.E$4] + ([.$B250]*[.E$5])" office:value-type="date" office:date-value="1934-10-02T12:00:00">
            <text:p>10/02/1934 12:00:00</text:p>
          </table:table-cell>
          <table:table-cell table:style-name="ce9" table:formula="of:=[.F$4] + ([.$B250]*[.F$5])" office:value-type="date" office:date-value="1938-01-24T12:00:00">
            <text:p>01/24/1938 12:00:00</text:p>
          </table:table-cell>
        </table:table-row>
        <table:table-row table:style-name="ro2">
          <table:table-cell/>
          <table:table-cell table:style-name="ce5" office:value-type="float" office:value="243">
            <text:p>243</text:p>
          </table:table-cell>
          <table:table-cell table:style-name="ce9" table:formula="of:=[.C$4] + ([.$B251]*[.C$5])" office:value-type="date" office:date-value="1934-02-13T12:00:00">
            <text:p>02/13/1934 12:00:00</text:p>
          </table:table-cell>
          <table:table-cell table:style-name="ce9" table:formula="of:=[.D$4] + ([.$B251]*[.D$5])" office:value-type="date" office:date-value="1939-06-11T12:00:00">
            <text:p>06/11/1939 12:00:00</text:p>
          </table:table-cell>
          <table:table-cell table:style-name="ce9" table:formula="of:=[.E$4] + ([.$B251]*[.E$5])" office:value-type="date" office:date-value="1934-10-13T12:00:00">
            <text:p>10/13/1934 12:00:00</text:p>
          </table:table-cell>
          <table:table-cell table:style-name="ce9" table:formula="of:=[.F$4] + ([.$B251]*[.F$5])" office:value-type="date" office:date-value="1938-02-09T12:00:00">
            <text:p>02/09/1938 12:00:00</text:p>
          </table:table-cell>
        </table:table-row>
        <table:table-row table:style-name="ro2">
          <table:table-cell/>
          <table:table-cell table:style-name="ce5" office:value-type="float" office:value="244">
            <text:p>244</text:p>
          </table:table-cell>
          <table:table-cell table:style-name="ce9" table:formula="of:=[.C$4] + ([.$B252]*[.C$5])" office:value-type="date" office:date-value="1934-02-24T12:00:00">
            <text:p>02/24/1934 12:00:00</text:p>
          </table:table-cell>
          <table:table-cell table:style-name="ce9" table:formula="of:=[.D$4] + ([.$B252]*[.D$5])" office:value-type="date" office:date-value="1939-06-30T12:00:00">
            <text:p>06/30/1939 12:00:00</text:p>
          </table:table-cell>
          <table:table-cell table:style-name="ce9" table:formula="of:=[.E$4] + ([.$B252]*[.E$5])" office:value-type="date" office:date-value="1934-10-24T12:00:00">
            <text:p>10/24/1934 12:00:00</text:p>
          </table:table-cell>
          <table:table-cell table:style-name="ce9" table:formula="of:=[.F$4] + ([.$B252]*[.F$5])" office:value-type="date" office:date-value="1938-02-25T12:00:00">
            <text:p>02/25/1938 12:00:00</text:p>
          </table:table-cell>
        </table:table-row>
        <table:table-row table:style-name="ro2">
          <table:table-cell table:style-name="ce2"/>
          <table:table-cell table:style-name="ce5" office:value-type="float" office:value="245">
            <text:p>245</text:p>
          </table:table-cell>
          <table:table-cell table:style-name="ce9" table:formula="of:=[.C$4] + ([.$B253]*[.C$5])" office:value-type="date" office:date-value="1934-03-07T12:00:00">
            <text:p>03/07/1934 12:00:00</text:p>
          </table:table-cell>
          <table:table-cell table:style-name="ce9" table:formula="of:=[.D$4] + ([.$B253]*[.D$5])" office:value-type="date" office:date-value="1939-07-19T12:00:00">
            <text:p>07/19/1939 12:00:00</text:p>
          </table:table-cell>
          <table:table-cell table:style-name="ce9" table:formula="of:=[.E$4] + ([.$B253]*[.E$5])" office:value-type="date" office:date-value="1934-11-04T12:00:00">
            <text:p>11/04/1934 12:00:00</text:p>
          </table:table-cell>
          <table:table-cell table:style-name="ce9" table:formula="of:=[.F$4] + ([.$B253]*[.F$5])" office:value-type="date" office:date-value="1938-03-13T12:00:00">
            <text:p>03/13/1938 12:00:00</text:p>
          </table:table-cell>
        </table:table-row>
        <table:table-row table:style-name="ro2">
          <table:table-cell/>
          <table:table-cell table:style-name="ce5" office:value-type="float" office:value="246">
            <text:p>246</text:p>
          </table:table-cell>
          <table:table-cell table:style-name="ce9" table:formula="of:=[.C$4] + ([.$B254]*[.C$5])" office:value-type="date" office:date-value="1934-03-18T12:00:00">
            <text:p>03/18/1934 12:00:00</text:p>
          </table:table-cell>
          <table:table-cell table:style-name="ce9" table:formula="of:=[.D$4] + ([.$B254]*[.D$5])" office:value-type="date" office:date-value="1939-08-07T12:00:00">
            <text:p>08/07/1939 12:00:00</text:p>
          </table:table-cell>
          <table:table-cell table:style-name="ce9" table:formula="of:=[.E$4] + ([.$B254]*[.E$5])" office:value-type="date" office:date-value="1934-11-15T12:00:00">
            <text:p>11/15/1934 12:00:00</text:p>
          </table:table-cell>
          <table:table-cell table:style-name="ce9" table:formula="of:=[.F$4] + ([.$B254]*[.F$5])" office:value-type="date" office:date-value="1938-03-29T12:00:00">
            <text:p>03/29/1938 12:00:00</text:p>
          </table:table-cell>
        </table:table-row>
        <table:table-row table:style-name="ro2">
          <table:table-cell/>
          <table:table-cell table:style-name="ce5" office:value-type="float" office:value="247">
            <text:p>247</text:p>
          </table:table-cell>
          <table:table-cell table:style-name="ce9" table:formula="of:=[.C$4] + ([.$B255]*[.C$5])" office:value-type="date" office:date-value="1934-03-29T12:00:00">
            <text:p>03/29/1934 12:00:00</text:p>
          </table:table-cell>
          <table:table-cell table:style-name="ce9" table:formula="of:=[.D$4] + ([.$B255]*[.D$5])" office:value-type="date" office:date-value="1939-08-26T12:00:00">
            <text:p>08/26/1939 12:00:00</text:p>
          </table:table-cell>
          <table:table-cell table:style-name="ce9" table:formula="of:=[.E$4] + ([.$B255]*[.E$5])" office:value-type="date" office:date-value="1934-11-26T12:00:00">
            <text:p>11/26/1934 12:00:00</text:p>
          </table:table-cell>
          <table:table-cell table:style-name="ce9" table:formula="of:=[.F$4] + ([.$B255]*[.F$5])" office:value-type="date" office:date-value="1938-04-14T12:00:00">
            <text:p>04/14/1938 12:00:00</text:p>
          </table:table-cell>
        </table:table-row>
        <table:table-row table:style-name="ro2">
          <table:table-cell/>
          <table:table-cell table:style-name="ce5" office:value-type="float" office:value="248">
            <text:p>248</text:p>
          </table:table-cell>
          <table:table-cell table:style-name="ce9" table:formula="of:=[.C$4] + ([.$B256]*[.C$5])" office:value-type="date" office:date-value="1934-04-09T12:00:00">
            <text:p>04/09/1934 12:00:00</text:p>
          </table:table-cell>
          <table:table-cell table:style-name="ce9" table:formula="of:=[.D$4] + ([.$B256]*[.D$5])" office:value-type="date" office:date-value="1939-09-14T12:00:00">
            <text:p>09/14/1939 12:00:00</text:p>
          </table:table-cell>
          <table:table-cell table:style-name="ce9" table:formula="of:=[.E$4] + ([.$B256]*[.E$5])" office:value-type="date" office:date-value="1934-12-07T12:00:00">
            <text:p>12/07/1934 12:00:00</text:p>
          </table:table-cell>
          <table:table-cell table:style-name="ce9" table:formula="of:=[.F$4] + ([.$B256]*[.F$5])" office:value-type="date" office:date-value="1938-04-30T12:00:00">
            <text:p>04/30/1938 12:00:00</text:p>
          </table:table-cell>
        </table:table-row>
        <table:table-row table:style-name="ro2">
          <table:table-cell/>
          <table:table-cell table:style-name="ce5" office:value-type="float" office:value="249">
            <text:p>249</text:p>
          </table:table-cell>
          <table:table-cell table:style-name="ce9" table:formula="of:=[.C$4] + ([.$B257]*[.C$5])" office:value-type="date" office:date-value="1934-04-20T12:00:00">
            <text:p>04/20/1934 12:00:00</text:p>
          </table:table-cell>
          <table:table-cell table:style-name="ce9" table:formula="of:=[.D$4] + ([.$B257]*[.D$5])" office:value-type="date" office:date-value="1939-10-03T12:00:00">
            <text:p>10/03/1939 12:00:00</text:p>
          </table:table-cell>
          <table:table-cell table:style-name="ce9" table:formula="of:=[.E$4] + ([.$B257]*[.E$5])" office:value-type="date" office:date-value="1934-12-18T12:00:00">
            <text:p>12/18/1934 12:00:00</text:p>
          </table:table-cell>
          <table:table-cell table:style-name="ce9" table:formula="of:=[.F$4] + ([.$B257]*[.F$5])" office:value-type="date" office:date-value="1938-05-16T12:00:00">
            <text:p>05/16/1938 12:00:00</text:p>
          </table:table-cell>
        </table:table-row>
        <table:table-row table:style-name="ro2">
          <table:table-cell/>
          <table:table-cell table:style-name="ce5" office:value-type="float" office:value="250">
            <text:p>250</text:p>
          </table:table-cell>
          <table:table-cell table:style-name="ce9" table:formula="of:=[.C$4] + ([.$B258]*[.C$5])" office:value-type="date" office:date-value="1934-05-01T12:00:00">
            <text:p>05/01/1934 12:00:00</text:p>
          </table:table-cell>
          <table:table-cell table:style-name="ce9" table:formula="of:=[.D$4] + ([.$B258]*[.D$5])" office:value-type="date" office:date-value="1939-10-22T12:00:00">
            <text:p>10/22/1939 12:00:00</text:p>
          </table:table-cell>
          <table:table-cell table:style-name="ce9" table:formula="of:=[.E$4] + ([.$B258]*[.E$5])" office:value-type="date" office:date-value="1934-12-29T12:00:00">
            <text:p>12/29/1934 12:00:00</text:p>
          </table:table-cell>
          <table:table-cell table:style-name="ce9" table:formula="of:=[.F$4] + ([.$B258]*[.F$5])" office:value-type="date" office:date-value="1938-06-01T12:00:00">
            <text:p>06/01/1938 12:00:00</text:p>
          </table:table-cell>
        </table:table-row>
        <table:table-row table:style-name="ro2">
          <table:table-cell/>
          <table:table-cell table:style-name="ce5" office:value-type="float" office:value="251">
            <text:p>251</text:p>
          </table:table-cell>
          <table:table-cell table:style-name="ce9" table:formula="of:=[.C$4] + ([.$B259]*[.C$5])" office:value-type="date" office:date-value="1934-05-12T12:00:00">
            <text:p>05/12/1934 12:00:00</text:p>
          </table:table-cell>
          <table:table-cell table:style-name="ce9" table:formula="of:=[.D$4] + ([.$B259]*[.D$5])" office:value-type="date" office:date-value="1939-11-10T12:00:00">
            <text:p>11/10/1939 12:00:00</text:p>
          </table:table-cell>
          <table:table-cell table:style-name="ce9" table:formula="of:=[.E$4] + ([.$B259]*[.E$5])" office:value-type="date" office:date-value="1935-01-09T12:00:00">
            <text:p>01/09/1935 12:00:00</text:p>
          </table:table-cell>
          <table:table-cell table:style-name="ce9" table:formula="of:=[.F$4] + ([.$B259]*[.F$5])" office:value-type="date" office:date-value="1938-06-17T12:00:00">
            <text:p>06/17/1938 12:00:00</text:p>
          </table:table-cell>
        </table:table-row>
        <table:table-row table:style-name="ro2">
          <table:table-cell/>
          <table:table-cell table:style-name="ce5" office:value-type="float" office:value="252">
            <text:p>252</text:p>
          </table:table-cell>
          <table:table-cell table:style-name="ce9" table:formula="of:=[.C$4] + ([.$B260]*[.C$5])" office:value-type="date" office:date-value="1934-05-23T12:00:00">
            <text:p>05/23/1934 12:00:00</text:p>
          </table:table-cell>
          <table:table-cell table:style-name="ce9" table:formula="of:=[.D$4] + ([.$B260]*[.D$5])" office:value-type="date" office:date-value="1939-11-29T12:00:00">
            <text:p>11/29/1939 12:00:00</text:p>
          </table:table-cell>
          <table:table-cell table:style-name="ce9" table:formula="of:=[.E$4] + ([.$B260]*[.E$5])" office:value-type="date" office:date-value="1935-01-20T12:00:00">
            <text:p>01/20/1935 12:00:00</text:p>
          </table:table-cell>
          <table:table-cell table:style-name="ce9" table:formula="of:=[.F$4] + ([.$B260]*[.F$5])" office:value-type="date" office:date-value="1938-07-03T12:00:00">
            <text:p>07/03/1938 12:00:00</text:p>
          </table:table-cell>
        </table:table-row>
        <table:table-row table:style-name="ro2">
          <table:table-cell/>
          <table:table-cell table:style-name="ce5" office:value-type="float" office:value="253">
            <text:p>253</text:p>
          </table:table-cell>
          <table:table-cell table:style-name="ce9" table:formula="of:=[.C$4] + ([.$B261]*[.C$5])" office:value-type="date" office:date-value="1934-06-03T12:00:00">
            <text:p>06/03/1934 12:00:00</text:p>
          </table:table-cell>
          <table:table-cell table:style-name="ce9" table:formula="of:=[.D$4] + ([.$B261]*[.D$5])" office:value-type="date" office:date-value="1939-12-18T12:00:00">
            <text:p>12/18/1939 12:00:00</text:p>
          </table:table-cell>
          <table:table-cell table:style-name="ce9" table:formula="of:=[.E$4] + ([.$B261]*[.E$5])" office:value-type="date" office:date-value="1935-01-31T12:00:00">
            <text:p>01/31/1935 12:00:00</text:p>
          </table:table-cell>
          <table:table-cell table:style-name="ce9" table:formula="of:=[.F$4] + ([.$B261]*[.F$5])" office:value-type="date" office:date-value="1938-07-19T12:00:00">
            <text:p>07/19/1938 12:00:00</text:p>
          </table:table-cell>
        </table:table-row>
        <table:table-row table:style-name="ro2">
          <table:table-cell/>
          <table:table-cell table:style-name="ce5" office:value-type="float" office:value="254">
            <text:p>254</text:p>
          </table:table-cell>
          <table:table-cell table:style-name="ce9" table:formula="of:=[.C$4] + ([.$B262]*[.C$5])" office:value-type="date" office:date-value="1934-06-14T12:00:00">
            <text:p>06/14/1934 12:00:00</text:p>
          </table:table-cell>
          <table:table-cell table:style-name="ce9" table:formula="of:=[.D$4] + ([.$B262]*[.D$5])" office:value-type="date" office:date-value="1940-01-06T12:00:00">
            <text:p>01/06/1940 12:00:00</text:p>
          </table:table-cell>
          <table:table-cell table:style-name="ce9" table:formula="of:=[.E$4] + ([.$B262]*[.E$5])" office:value-type="date" office:date-value="1935-02-11T12:00:00">
            <text:p>02/11/1935 12:00:00</text:p>
          </table:table-cell>
          <table:table-cell table:style-name="ce9" table:formula="of:=[.F$4] + ([.$B262]*[.F$5])" office:value-type="date" office:date-value="1938-08-04T12:00:00">
            <text:p>08/04/1938 12:00:00</text:p>
          </table:table-cell>
        </table:table-row>
        <table:table-row table:style-name="ro2">
          <table:table-cell/>
          <table:table-cell table:style-name="ce5" office:value-type="float" office:value="255">
            <text:p>255</text:p>
          </table:table-cell>
          <table:table-cell table:style-name="ce9" table:formula="of:=[.C$4] + ([.$B263]*[.C$5])" office:value-type="date" office:date-value="1934-06-25T12:00:00">
            <text:p>06/25/1934 12:00:00</text:p>
          </table:table-cell>
          <table:table-cell table:style-name="ce9" table:formula="of:=[.D$4] + ([.$B263]*[.D$5])" office:value-type="date" office:date-value="1940-01-25T12:00:00">
            <text:p>01/25/1940 12:00:00</text:p>
          </table:table-cell>
          <table:table-cell table:style-name="ce9" table:formula="of:=[.E$4] + ([.$B263]*[.E$5])" office:value-type="date" office:date-value="1935-02-22T12:00:00">
            <text:p>02/22/1935 12:00:00</text:p>
          </table:table-cell>
          <table:table-cell table:style-name="ce9" table:formula="of:=[.F$4] + ([.$B263]*[.F$5])" office:value-type="date" office:date-value="1938-08-20T12:00:00">
            <text:p>08/20/1938 12:00:00</text:p>
          </table:table-cell>
        </table:table-row>
        <table:table-row table:style-name="ro2">
          <table:table-cell/>
          <table:table-cell table:style-name="ce5" office:value-type="float" office:value="256">
            <text:p>256</text:p>
          </table:table-cell>
          <table:table-cell table:style-name="ce9" table:formula="of:=[.C$4] + ([.$B264]*[.C$5])" office:value-type="date" office:date-value="1934-07-06T12:00:00">
            <text:p>07/06/1934 12:00:00</text:p>
          </table:table-cell>
          <table:table-cell table:style-name="ce9" table:formula="of:=[.D$4] + ([.$B264]*[.D$5])" office:value-type="date" office:date-value="1940-02-13T12:00:00">
            <text:p>02/13/1940 12:00:00</text:p>
          </table:table-cell>
          <table:table-cell table:style-name="ce9" table:formula="of:=[.E$4] + ([.$B264]*[.E$5])" office:value-type="date" office:date-value="1935-03-05T12:00:00">
            <text:p>03/05/1935 12:00:00</text:p>
          </table:table-cell>
          <table:table-cell table:style-name="ce9" table:formula="of:=[.F$4] + ([.$B264]*[.F$5])" office:value-type="date" office:date-value="1938-09-05T12:00:00">
            <text:p>09/05/1938 12:00:00</text:p>
          </table:table-cell>
        </table:table-row>
        <table:table-row table:style-name="ro2">
          <table:table-cell/>
          <table:table-cell table:style-name="ce5" office:value-type="float" office:value="257">
            <text:p>257</text:p>
          </table:table-cell>
          <table:table-cell table:style-name="ce9" table:formula="of:=[.C$4] + ([.$B265]*[.C$5])" office:value-type="date" office:date-value="1934-07-17T12:00:00">
            <text:p>07/17/1934 12:00:00</text:p>
          </table:table-cell>
          <table:table-cell table:style-name="ce9" table:formula="of:=[.D$4] + ([.$B265]*[.D$5])" office:value-type="date" office:date-value="1940-03-03T12:00:00">
            <text:p>03/03/1940 12:00:00</text:p>
          </table:table-cell>
          <table:table-cell table:style-name="ce9" table:formula="of:=[.E$4] + ([.$B265]*[.E$5])" office:value-type="date" office:date-value="1935-03-16T12:00:00">
            <text:p>03/16/1935 12:00:00</text:p>
          </table:table-cell>
          <table:table-cell table:style-name="ce9" table:formula="of:=[.F$4] + ([.$B265]*[.F$5])" office:value-type="date" office:date-value="1938-09-21T12:00:00">
            <text:p>09/21/1938 12:00:00</text:p>
          </table:table-cell>
        </table:table-row>
        <table:table-row table:style-name="ro2">
          <table:table-cell/>
          <table:table-cell table:style-name="ce5" office:value-type="float" office:value="258">
            <text:p>258</text:p>
          </table:table-cell>
          <table:table-cell table:style-name="ce9" table:formula="of:=[.C$4] + ([.$B266]*[.C$5])" office:value-type="date" office:date-value="1934-07-28T12:00:00">
            <text:p>07/28/1934 12:00:00</text:p>
          </table:table-cell>
          <table:table-cell table:style-name="ce9" table:formula="of:=[.D$4] + ([.$B266]*[.D$5])" office:value-type="date" office:date-value="1940-03-22T12:00:00">
            <text:p>03/22/1940 12:00:00</text:p>
          </table:table-cell>
          <table:table-cell table:style-name="ce9" table:formula="of:=[.E$4] + ([.$B266]*[.E$5])" office:value-type="date" office:date-value="1935-03-27T12:00:00">
            <text:p>03/27/1935 12:00:00</text:p>
          </table:table-cell>
          <table:table-cell table:style-name="ce9" table:formula="of:=[.F$4] + ([.$B266]*[.F$5])" office:value-type="date" office:date-value="1938-10-07T12:00:00">
            <text:p>10/07/1938 12:00:00</text:p>
          </table:table-cell>
        </table:table-row>
        <table:table-row table:style-name="ro2">
          <table:table-cell/>
          <table:table-cell table:style-name="ce5" office:value-type="float" office:value="259">
            <text:p>259</text:p>
          </table:table-cell>
          <table:table-cell table:style-name="ce9" table:formula="of:=[.C$4] + ([.$B267]*[.C$5])" office:value-type="date" office:date-value="1934-08-08T12:00:00">
            <text:p>08/08/1934 12:00:00</text:p>
          </table:table-cell>
          <table:table-cell table:style-name="ce9" table:formula="of:=[.D$4] + ([.$B267]*[.D$5])" office:value-type="date" office:date-value="1940-04-10T12:00:00">
            <text:p>04/10/1940 12:00:00</text:p>
          </table:table-cell>
          <table:table-cell table:style-name="ce9" table:formula="of:=[.E$4] + ([.$B267]*[.E$5])" office:value-type="date" office:date-value="1935-04-07T12:00:00">
            <text:p>04/07/1935 12:00:00</text:p>
          </table:table-cell>
          <table:table-cell table:style-name="ce9" table:formula="of:=[.F$4] + ([.$B267]*[.F$5])" office:value-type="date" office:date-value="1938-10-23T12:00:00">
            <text:p>10/23/1938 12:00:00</text:p>
          </table:table-cell>
        </table:table-row>
        <table:table-row table:style-name="ro2">
          <table:table-cell/>
          <table:table-cell table:style-name="ce5" office:value-type="float" office:value="260">
            <text:p>260</text:p>
          </table:table-cell>
          <table:table-cell table:style-name="ce9" table:formula="of:=[.C$4] + ([.$B268]*[.C$5])" office:value-type="date" office:date-value="1934-08-19T12:00:00">
            <text:p>08/19/1934 12:00:00</text:p>
          </table:table-cell>
          <table:table-cell table:style-name="ce9" table:formula="of:=[.D$4] + ([.$B268]*[.D$5])" office:value-type="date" office:date-value="1940-04-29T12:00:00">
            <text:p>04/29/1940 12:00:00</text:p>
          </table:table-cell>
          <table:table-cell table:style-name="ce9" table:formula="of:=[.E$4] + ([.$B268]*[.E$5])" office:value-type="date" office:date-value="1935-04-18T12:00:00">
            <text:p>04/18/1935 12:00:00</text:p>
          </table:table-cell>
          <table:table-cell table:style-name="ce9" table:formula="of:=[.F$4] + ([.$B268]*[.F$5])" office:value-type="date" office:date-value="1938-11-08T12:00:00">
            <text:p>11/08/1938 12:00:00</text:p>
          </table:table-cell>
        </table:table-row>
        <table:table-row table:style-name="ro2">
          <table:table-cell/>
          <table:table-cell table:style-name="ce5" office:value-type="float" office:value="261">
            <text:p>261</text:p>
          </table:table-cell>
          <table:table-cell table:style-name="ce9" table:formula="of:=[.C$4] + ([.$B269]*[.C$5])" office:value-type="date" office:date-value="1934-08-30T12:00:00">
            <text:p>08/30/1934 12:00:00</text:p>
          </table:table-cell>
          <table:table-cell table:style-name="ce9" table:formula="of:=[.D$4] + ([.$B269]*[.D$5])" office:value-type="date" office:date-value="1940-05-18T12:00:00">
            <text:p>05/18/1940 12:00:00</text:p>
          </table:table-cell>
          <table:table-cell table:style-name="ce9" table:formula="of:=[.E$4] + ([.$B269]*[.E$5])" office:value-type="date" office:date-value="1935-04-29T12:00:00">
            <text:p>04/29/1935 12:00:00</text:p>
          </table:table-cell>
          <table:table-cell table:style-name="ce9" table:formula="of:=[.F$4] + ([.$B269]*[.F$5])" office:value-type="date" office:date-value="1938-11-24T12:00:00">
            <text:p>11/24/1938 12:00:00</text:p>
          </table:table-cell>
        </table:table-row>
        <table:table-row table:style-name="ro2">
          <table:table-cell/>
          <table:table-cell table:style-name="ce5" office:value-type="float" office:value="262">
            <text:p>262</text:p>
          </table:table-cell>
          <table:table-cell table:style-name="ce9" table:formula="of:=[.C$4] + ([.$B270]*[.C$5])" office:value-type="date" office:date-value="1934-09-10T12:00:00">
            <text:p>09/10/1934 12:00:00</text:p>
          </table:table-cell>
          <table:table-cell table:style-name="ce9" table:formula="of:=[.D$4] + ([.$B270]*[.D$5])" office:value-type="date" office:date-value="1940-06-06T12:00:00">
            <text:p>06/06/1940 12:00:00</text:p>
          </table:table-cell>
          <table:table-cell table:style-name="ce9" table:formula="of:=[.E$4] + ([.$B270]*[.E$5])" office:value-type="date" office:date-value="1935-05-10T12:00:00">
            <text:p>05/10/1935 12:00:00</text:p>
          </table:table-cell>
          <table:table-cell table:style-name="ce9" table:formula="of:=[.F$4] + ([.$B270]*[.F$5])" office:value-type="date" office:date-value="1938-12-10T12:00:00">
            <text:p>12/10/1938 12:00:00</text:p>
          </table:table-cell>
        </table:table-row>
        <table:table-row table:style-name="ro2">
          <table:table-cell/>
          <table:table-cell table:style-name="ce5" office:value-type="float" office:value="263">
            <text:p>263</text:p>
          </table:table-cell>
          <table:table-cell table:style-name="ce9" table:formula="of:=[.C$4] + ([.$B271]*[.C$5])" office:value-type="date" office:date-value="1934-09-21T12:00:00">
            <text:p>09/21/1934 12:00:00</text:p>
          </table:table-cell>
          <table:table-cell table:style-name="ce9" table:formula="of:=[.D$4] + ([.$B271]*[.D$5])" office:value-type="date" office:date-value="1940-06-25T12:00:00">
            <text:p>06/25/1940 12:00:00</text:p>
          </table:table-cell>
          <table:table-cell table:style-name="ce9" table:formula="of:=[.E$4] + ([.$B271]*[.E$5])" office:value-type="date" office:date-value="1935-05-21T12:00:00">
            <text:p>05/21/1935 12:00:00</text:p>
          </table:table-cell>
          <table:table-cell table:style-name="ce9" table:formula="of:=[.F$4] + ([.$B271]*[.F$5])" office:value-type="date" office:date-value="1938-12-26T12:00:00">
            <text:p>12/26/1938 12:00:00</text:p>
          </table:table-cell>
        </table:table-row>
        <table:table-row table:style-name="ro2">
          <table:table-cell/>
          <table:table-cell table:style-name="ce5" office:value-type="float" office:value="264">
            <text:p>264</text:p>
          </table:table-cell>
          <table:table-cell table:style-name="ce9" table:formula="of:=[.C$4] + ([.$B272]*[.C$5])" office:value-type="date" office:date-value="1934-10-02T12:00:00">
            <text:p>10/02/1934 12:00:00</text:p>
          </table:table-cell>
          <table:table-cell table:style-name="ce9" table:formula="of:=[.D$4] + ([.$B272]*[.D$5])" office:value-type="date" office:date-value="1940-07-14T12:00:00">
            <text:p>07/14/1940 12:00:00</text:p>
          </table:table-cell>
          <table:table-cell table:style-name="ce9" table:formula="of:=[.E$4] + ([.$B272]*[.E$5])" office:value-type="date" office:date-value="1935-06-01T12:00:00">
            <text:p>06/01/1935 12:00:00</text:p>
          </table:table-cell>
          <table:table-cell table:style-name="ce9" table:formula="of:=[.F$4] + ([.$B272]*[.F$5])" office:value-type="date" office:date-value="1939-01-11T12:00:00">
            <text:p>01/11/1939 12:00:00</text:p>
          </table:table-cell>
        </table:table-row>
        <table:table-row table:style-name="ro2">
          <table:table-cell/>
          <table:table-cell table:style-name="ce5" office:value-type="float" office:value="265">
            <text:p>265</text:p>
          </table:table-cell>
          <table:table-cell table:style-name="ce9" table:formula="of:=[.C$4] + ([.$B273]*[.C$5])" office:value-type="date" office:date-value="1934-10-13T12:00:00">
            <text:p>10/13/1934 12:00:00</text:p>
          </table:table-cell>
          <table:table-cell table:style-name="ce9" table:formula="of:=[.D$4] + ([.$B273]*[.D$5])" office:value-type="date" office:date-value="1940-08-02T12:00:00">
            <text:p>08/02/1940 12:00:00</text:p>
          </table:table-cell>
          <table:table-cell table:style-name="ce9" table:formula="of:=[.E$4] + ([.$B273]*[.E$5])" office:value-type="date" office:date-value="1935-06-12T12:00:00">
            <text:p>06/12/1935 12:00:00</text:p>
          </table:table-cell>
          <table:table-cell table:style-name="ce9" table:formula="of:=[.F$4] + ([.$B273]*[.F$5])" office:value-type="date" office:date-value="1939-01-27T12:00:00">
            <text:p>01/27/1939 12:00:00</text:p>
          </table:table-cell>
        </table:table-row>
        <table:table-row table:style-name="ro2">
          <table:table-cell/>
          <table:table-cell table:style-name="ce5" office:value-type="float" office:value="266">
            <text:p>266</text:p>
          </table:table-cell>
          <table:table-cell table:style-name="ce9" table:formula="of:=[.C$4] + ([.$B274]*[.C$5])" office:value-type="date" office:date-value="1934-10-24T12:00:00">
            <text:p>10/24/1934 12:00:00</text:p>
          </table:table-cell>
          <table:table-cell table:style-name="ce9" table:formula="of:=[.D$4] + ([.$B274]*[.D$5])" office:value-type="date" office:date-value="1940-08-21T12:00:00">
            <text:p>08/21/1940 12:00:00</text:p>
          </table:table-cell>
          <table:table-cell table:style-name="ce9" table:formula="of:=[.E$4] + ([.$B274]*[.E$5])" office:value-type="date" office:date-value="1935-06-23T12:00:00">
            <text:p>06/23/1935 12:00:00</text:p>
          </table:table-cell>
          <table:table-cell table:style-name="ce9" table:formula="of:=[.F$4] + ([.$B274]*[.F$5])" office:value-type="date" office:date-value="1939-02-12T12:00:00">
            <text:p>02/12/1939 12:00:00</text:p>
          </table:table-cell>
        </table:table-row>
        <table:table-row table:style-name="ro2">
          <table:table-cell/>
          <table:table-cell table:style-name="ce5" office:value-type="float" office:value="267">
            <text:p>267</text:p>
          </table:table-cell>
          <table:table-cell table:style-name="ce9" table:formula="of:=[.C$4] + ([.$B275]*[.C$5])" office:value-type="date" office:date-value="1934-11-04T12:00:00">
            <text:p>11/04/1934 12:00:00</text:p>
          </table:table-cell>
          <table:table-cell table:style-name="ce9" table:formula="of:=[.D$4] + ([.$B275]*[.D$5])" office:value-type="date" office:date-value="1940-09-09T12:00:00">
            <text:p>09/09/1940 12:00:00</text:p>
          </table:table-cell>
          <table:table-cell table:style-name="ce9" table:formula="of:=[.E$4] + ([.$B275]*[.E$5])" office:value-type="date" office:date-value="1935-07-04T12:00:00">
            <text:p>07/04/1935 12:00:00</text:p>
          </table:table-cell>
          <table:table-cell table:style-name="ce9" table:formula="of:=[.F$4] + ([.$B275]*[.F$5])" office:value-type="date" office:date-value="1939-02-28T12:00:00">
            <text:p>02/28/1939 12:00:00</text:p>
          </table:table-cell>
        </table:table-row>
        <table:table-row table:style-name="ro2">
          <table:table-cell/>
          <table:table-cell table:style-name="ce5" office:value-type="float" office:value="268">
            <text:p>268</text:p>
          </table:table-cell>
          <table:table-cell table:style-name="ce9" table:formula="of:=[.C$4] + ([.$B276]*[.C$5])" office:value-type="date" office:date-value="1934-11-15T12:00:00">
            <text:p>11/15/1934 12:00:00</text:p>
          </table:table-cell>
          <table:table-cell table:style-name="ce9" table:formula="of:=[.D$4] + ([.$B276]*[.D$5])" office:value-type="date" office:date-value="1940-09-28T12:00:00">
            <text:p>09/28/1940 12:00:00</text:p>
          </table:table-cell>
          <table:table-cell table:style-name="ce9" table:formula="of:=[.E$4] + ([.$B276]*[.E$5])" office:value-type="date" office:date-value="1935-07-15T12:00:00">
            <text:p>07/15/1935 12:00:00</text:p>
          </table:table-cell>
          <table:table-cell table:style-name="ce9" table:formula="of:=[.F$4] + ([.$B276]*[.F$5])" office:value-type="date" office:date-value="1939-03-16T12:00:00">
            <text:p>03/16/1939 12:00:00</text:p>
          </table:table-cell>
        </table:table-row>
        <table:table-row table:style-name="ro2">
          <table:table-cell/>
          <table:table-cell table:style-name="ce5" office:value-type="float" office:value="269">
            <text:p>269</text:p>
          </table:table-cell>
          <table:table-cell table:style-name="ce9" table:formula="of:=[.C$4] + ([.$B277]*[.C$5])" office:value-type="date" office:date-value="1934-11-26T12:00:00">
            <text:p>11/26/1934 12:00:00</text:p>
          </table:table-cell>
          <table:table-cell table:style-name="ce9" table:formula="of:=[.D$4] + ([.$B277]*[.D$5])" office:value-type="date" office:date-value="1940-10-17T12:00:00">
            <text:p>10/17/1940 12:00:00</text:p>
          </table:table-cell>
          <table:table-cell table:style-name="ce9" table:formula="of:=[.E$4] + ([.$B277]*[.E$5])" office:value-type="date" office:date-value="1935-07-26T12:00:00">
            <text:p>07/26/1935 12:00:00</text:p>
          </table:table-cell>
          <table:table-cell table:style-name="ce9" table:formula="of:=[.F$4] + ([.$B277]*[.F$5])" office:value-type="date" office:date-value="1939-04-01T12:00:00">
            <text:p>04/01/1939 12:00:00</text:p>
          </table:table-cell>
        </table:table-row>
        <table:table-row table:style-name="ro2">
          <table:table-cell/>
          <table:table-cell table:style-name="ce5" office:value-type="float" office:value="270">
            <text:p>270</text:p>
          </table:table-cell>
          <table:table-cell table:style-name="ce9" table:formula="of:=[.C$4] + ([.$B278]*[.C$5])" office:value-type="date" office:date-value="1934-12-07T12:00:00">
            <text:p>12/07/1934 12:00:00</text:p>
          </table:table-cell>
          <table:table-cell table:style-name="ce9" table:formula="of:=[.D$4] + ([.$B278]*[.D$5])" office:value-type="date" office:date-value="1940-11-05T12:00:00">
            <text:p>11/05/1940 12:00:00</text:p>
          </table:table-cell>
          <table:table-cell table:style-name="ce9" table:formula="of:=[.E$4] + ([.$B278]*[.E$5])" office:value-type="date" office:date-value="1935-08-06T12:00:00">
            <text:p>08/06/1935 12:00:00</text:p>
          </table:table-cell>
          <table:table-cell table:style-name="ce9" table:formula="of:=[.F$4] + ([.$B278]*[.F$5])" office:value-type="date" office:date-value="1939-04-17T12:00:00">
            <text:p>04/17/1939 12:00:00</text:p>
          </table:table-cell>
        </table:table-row>
        <table:table-row table:style-name="ro2">
          <table:table-cell/>
          <table:table-cell table:style-name="ce5" office:value-type="float" office:value="271">
            <text:p>271</text:p>
          </table:table-cell>
          <table:table-cell table:style-name="ce9" table:formula="of:=[.C$4] + ([.$B279]*[.C$5])" office:value-type="date" office:date-value="1934-12-18T12:00:00">
            <text:p>12/18/1934 12:00:00</text:p>
          </table:table-cell>
          <table:table-cell table:style-name="ce9" table:formula="of:=[.D$4] + ([.$B279]*[.D$5])" office:value-type="date" office:date-value="1940-11-24T12:00:00">
            <text:p>11/24/1940 12:00:00</text:p>
          </table:table-cell>
          <table:table-cell table:style-name="ce9" table:formula="of:=[.E$4] + ([.$B279]*[.E$5])" office:value-type="date" office:date-value="1935-08-17T12:00:00">
            <text:p>08/17/1935 12:00:00</text:p>
          </table:table-cell>
          <table:table-cell table:style-name="ce9" table:formula="of:=[.F$4] + ([.$B279]*[.F$5])" office:value-type="date" office:date-value="1939-05-03T12:00:00">
            <text:p>05/03/1939 12:00:00</text:p>
          </table:table-cell>
        </table:table-row>
        <table:table-row table:style-name="ro2">
          <table:table-cell/>
          <table:table-cell table:style-name="ce5" office:value-type="float" office:value="272">
            <text:p>272</text:p>
          </table:table-cell>
          <table:table-cell table:style-name="ce9" table:formula="of:=[.C$4] + ([.$B280]*[.C$5])" office:value-type="date" office:date-value="1934-12-29T12:00:00">
            <text:p>12/29/1934 12:00:00</text:p>
          </table:table-cell>
          <table:table-cell table:style-name="ce9" table:formula="of:=[.D$4] + ([.$B280]*[.D$5])" office:value-type="date" office:date-value="1940-12-13T12:00:00">
            <text:p>12/13/1940 12:00:00</text:p>
          </table:table-cell>
          <table:table-cell table:style-name="ce9" table:formula="of:=[.E$4] + ([.$B280]*[.E$5])" office:value-type="date" office:date-value="1935-08-28T12:00:00">
            <text:p>08/28/1935 12:00:00</text:p>
          </table:table-cell>
          <table:table-cell table:style-name="ce9" table:formula="of:=[.F$4] + ([.$B280]*[.F$5])" office:value-type="date" office:date-value="1939-05-19T12:00:00">
            <text:p>05/19/1939 12:00:00</text:p>
          </table:table-cell>
        </table:table-row>
        <table:table-row table:style-name="ro2">
          <table:table-cell/>
          <table:table-cell table:style-name="ce5" office:value-type="float" office:value="273">
            <text:p>273</text:p>
          </table:table-cell>
          <table:table-cell table:style-name="ce9" table:formula="of:=[.C$4] + ([.$B281]*[.C$5])" office:value-type="date" office:date-value="1935-01-09T12:00:00">
            <text:p>01/09/1935 12:00:00</text:p>
          </table:table-cell>
          <table:table-cell table:style-name="ce9" table:formula="of:=[.D$4] + ([.$B281]*[.D$5])" office:value-type="date" office:date-value="1941-01-01T12:00:00">
            <text:p>01/01/1941 12:00:00</text:p>
          </table:table-cell>
          <table:table-cell table:style-name="ce9" table:formula="of:=[.E$4] + ([.$B281]*[.E$5])" office:value-type="date" office:date-value="1935-09-08T12:00:00">
            <text:p>09/08/1935 12:00:00</text:p>
          </table:table-cell>
          <table:table-cell table:style-name="ce9" table:formula="of:=[.F$4] + ([.$B281]*[.F$5])" office:value-type="date" office:date-value="1939-06-04T12:00:00">
            <text:p>06/04/1939 12:00:00</text:p>
          </table:table-cell>
        </table:table-row>
        <table:table-row table:style-name="ro2">
          <table:table-cell/>
          <table:table-cell table:style-name="ce5" office:value-type="float" office:value="274">
            <text:p>274</text:p>
          </table:table-cell>
          <table:table-cell table:style-name="ce9" table:formula="of:=[.C$4] + ([.$B282]*[.C$5])" office:value-type="date" office:date-value="1935-01-20T12:00:00">
            <text:p>01/20/1935 12:00:00</text:p>
          </table:table-cell>
          <table:table-cell table:style-name="ce9" table:formula="of:=[.D$4] + ([.$B282]*[.D$5])" office:value-type="date" office:date-value="1941-01-20T12:00:00">
            <text:p>01/20/1941 12:00:00</text:p>
          </table:table-cell>
          <table:table-cell table:style-name="ce9" table:formula="of:=[.E$4] + ([.$B282]*[.E$5])" office:value-type="date" office:date-value="1935-09-19T12:00:00">
            <text:p>09/19/1935 12:00:00</text:p>
          </table:table-cell>
          <table:table-cell table:style-name="ce9" table:formula="of:=[.F$4] + ([.$B282]*[.F$5])" office:value-type="date" office:date-value="1939-06-20T12:00:00">
            <text:p>06/20/1939 12:00:00</text:p>
          </table:table-cell>
        </table:table-row>
        <table:table-row table:style-name="ro2">
          <table:table-cell/>
          <table:table-cell table:style-name="ce5" office:value-type="float" office:value="275">
            <text:p>275</text:p>
          </table:table-cell>
          <table:table-cell table:style-name="ce9" table:formula="of:=[.C$4] + ([.$B283]*[.C$5])" office:value-type="date" office:date-value="1935-01-31T12:00:00">
            <text:p>01/31/1935 12:00:00</text:p>
          </table:table-cell>
          <table:table-cell table:style-name="ce9" table:formula="of:=[.D$4] + ([.$B283]*[.D$5])" office:value-type="date" office:date-value="1941-02-08T12:00:00">
            <text:p>02/08/1941 12:00:00</text:p>
          </table:table-cell>
          <table:table-cell table:style-name="ce9" table:formula="of:=[.E$4] + ([.$B283]*[.E$5])" office:value-type="date" office:date-value="1935-09-30T12:00:00">
            <text:p>09/30/1935 12:00:00</text:p>
          </table:table-cell>
          <table:table-cell table:style-name="ce9" table:formula="of:=[.F$4] + ([.$B283]*[.F$5])" office:value-type="date" office:date-value="1939-07-06T12:00:00">
            <text:p>07/06/1939 12:00:00</text:p>
          </table:table-cell>
        </table:table-row>
        <table:table-row table:style-name="ro2">
          <table:table-cell/>
          <table:table-cell table:style-name="ce5" office:value-type="float" office:value="276">
            <text:p>276</text:p>
          </table:table-cell>
          <table:table-cell table:style-name="ce9" table:formula="of:=[.C$4] + ([.$B284]*[.C$5])" office:value-type="date" office:date-value="1935-02-11T12:00:00">
            <text:p>02/11/1935 12:00:00</text:p>
          </table:table-cell>
          <table:table-cell table:style-name="ce9" table:formula="of:=[.D$4] + ([.$B284]*[.D$5])" office:value-type="date" office:date-value="1941-02-27T12:00:00">
            <text:p>02/27/1941 12:00:00</text:p>
          </table:table-cell>
          <table:table-cell table:style-name="ce9" table:formula="of:=[.E$4] + ([.$B284]*[.E$5])" office:value-type="date" office:date-value="1935-10-11T12:00:00">
            <text:p>10/11/1935 12:00:00</text:p>
          </table:table-cell>
          <table:table-cell table:style-name="ce9" table:formula="of:=[.F$4] + ([.$B284]*[.F$5])" office:value-type="date" office:date-value="1939-07-22T12:00:00">
            <text:p>07/22/1939 12:00:00</text:p>
          </table:table-cell>
        </table:table-row>
        <table:table-row table:style-name="ro2">
          <table:table-cell/>
          <table:table-cell table:style-name="ce5" office:value-type="float" office:value="277">
            <text:p>277</text:p>
          </table:table-cell>
          <table:table-cell table:style-name="ce9" table:formula="of:=[.C$4] + ([.$B285]*[.C$5])" office:value-type="date" office:date-value="1935-02-22T12:00:00">
            <text:p>02/22/1935 12:00:00</text:p>
          </table:table-cell>
          <table:table-cell table:style-name="ce9" table:formula="of:=[.D$4] + ([.$B285]*[.D$5])" office:value-type="date" office:date-value="1941-03-18T12:00:00">
            <text:p>03/18/1941 12:00:00</text:p>
          </table:table-cell>
          <table:table-cell table:style-name="ce9" table:formula="of:=[.E$4] + ([.$B285]*[.E$5])" office:value-type="date" office:date-value="1935-10-22T12:00:00">
            <text:p>10/22/1935 12:00:00</text:p>
          </table:table-cell>
          <table:table-cell table:style-name="ce9" table:formula="of:=[.F$4] + ([.$B285]*[.F$5])" office:value-type="date" office:date-value="1939-08-07T12:00:00">
            <text:p>08/07/1939 12:00:00</text:p>
          </table:table-cell>
        </table:table-row>
        <table:table-row table:style-name="ro2">
          <table:table-cell/>
          <table:table-cell table:style-name="ce5" office:value-type="float" office:value="278">
            <text:p>278</text:p>
          </table:table-cell>
          <table:table-cell table:style-name="ce9" table:formula="of:=[.C$4] + ([.$B286]*[.C$5])" office:value-type="date" office:date-value="1935-03-05T12:00:00">
            <text:p>03/05/1935 12:00:00</text:p>
          </table:table-cell>
          <table:table-cell table:style-name="ce9" table:formula="of:=[.D$4] + ([.$B286]*[.D$5])" office:value-type="date" office:date-value="1941-04-06T12:00:00">
            <text:p>04/06/1941 12:00:00</text:p>
          </table:table-cell>
          <table:table-cell table:style-name="ce9" table:formula="of:=[.E$4] + ([.$B286]*[.E$5])" office:value-type="date" office:date-value="1935-11-02T12:00:00">
            <text:p>11/02/1935 12:00:00</text:p>
          </table:table-cell>
          <table:table-cell table:style-name="ce9" table:formula="of:=[.F$4] + ([.$B286]*[.F$5])" office:value-type="date" office:date-value="1939-08-23T12:00:00">
            <text:p>08/23/1939 12:00:00</text:p>
          </table:table-cell>
        </table:table-row>
        <table:table-row table:style-name="ro2">
          <table:table-cell/>
          <table:table-cell table:style-name="ce5" office:value-type="float" office:value="279">
            <text:p>279</text:p>
          </table:table-cell>
          <table:table-cell table:style-name="ce9" table:formula="of:=[.C$4] + ([.$B287]*[.C$5])" office:value-type="date" office:date-value="1935-03-16T12:00:00">
            <text:p>03/16/1935 12:00:00</text:p>
          </table:table-cell>
          <table:table-cell table:style-name="ce9" table:formula="of:=[.D$4] + ([.$B287]*[.D$5])" office:value-type="date" office:date-value="1941-04-25T12:00:00">
            <text:p>04/25/1941 12:00:00</text:p>
          </table:table-cell>
          <table:table-cell table:style-name="ce9" table:formula="of:=[.E$4] + ([.$B287]*[.E$5])" office:value-type="date" office:date-value="1935-11-13T12:00:00">
            <text:p>11/13/1935 12:00:00</text:p>
          </table:table-cell>
          <table:table-cell table:style-name="ce9" table:formula="of:=[.F$4] + ([.$B287]*[.F$5])" office:value-type="date" office:date-value="1939-09-08T12:00:00">
            <text:p>09/08/1939 12:00:00</text:p>
          </table:table-cell>
        </table:table-row>
        <table:table-row table:style-name="ro2">
          <table:table-cell/>
          <table:table-cell table:style-name="ce5" office:value-type="float" office:value="280">
            <text:p>280</text:p>
          </table:table-cell>
          <table:table-cell table:style-name="ce9" table:formula="of:=[.C$4] + ([.$B288]*[.C$5])" office:value-type="date" office:date-value="1935-03-27T12:00:00">
            <text:p>03/27/1935 12:00:00</text:p>
          </table:table-cell>
          <table:table-cell table:style-name="ce9" table:formula="of:=[.D$4] + ([.$B288]*[.D$5])" office:value-type="date" office:date-value="1941-05-14T12:00:00">
            <text:p>05/14/1941 12:00:00</text:p>
          </table:table-cell>
          <table:table-cell table:style-name="ce9" table:formula="of:=[.E$4] + ([.$B288]*[.E$5])" office:value-type="date" office:date-value="1935-11-24T12:00:00">
            <text:p>11/24/1935 12:00:00</text:p>
          </table:table-cell>
          <table:table-cell table:style-name="ce9" table:formula="of:=[.F$4] + ([.$B288]*[.F$5])" office:value-type="date" office:date-value="1939-09-24T12:00:00">
            <text:p>09/24/1939 12:00:00</text:p>
          </table:table-cell>
        </table:table-row>
        <table:table-row table:style-name="ro2">
          <table:table-cell/>
          <table:table-cell table:style-name="ce5" office:value-type="float" office:value="281">
            <text:p>281</text:p>
          </table:table-cell>
          <table:table-cell table:style-name="ce9" table:formula="of:=[.C$4] + ([.$B289]*[.C$5])" office:value-type="date" office:date-value="1935-04-07T12:00:00">
            <text:p>04/07/1935 12:00:00</text:p>
          </table:table-cell>
          <table:table-cell table:style-name="ce9" table:formula="of:=[.D$4] + ([.$B289]*[.D$5])" office:value-type="date" office:date-value="1941-06-02T12:00:00">
            <text:p>06/02/1941 12:00:00</text:p>
          </table:table-cell>
          <table:table-cell table:style-name="ce9" table:formula="of:=[.E$4] + ([.$B289]*[.E$5])" office:value-type="date" office:date-value="1935-12-05T12:00:00">
            <text:p>12/05/1935 12:00:00</text:p>
          </table:table-cell>
          <table:table-cell table:style-name="ce9" table:formula="of:=[.F$4] + ([.$B289]*[.F$5])" office:value-type="date" office:date-value="1939-10-10T12:00:00">
            <text:p>10/10/1939 12:00:00</text:p>
          </table:table-cell>
        </table:table-row>
        <table:table-row table:style-name="ro2">
          <table:table-cell/>
          <table:table-cell table:style-name="ce5" office:value-type="float" office:value="282">
            <text:p>282</text:p>
          </table:table-cell>
          <table:table-cell table:style-name="ce9" table:formula="of:=[.C$4] + ([.$B290]*[.C$5])" office:value-type="date" office:date-value="1935-04-18T12:00:00">
            <text:p>04/18/1935 12:00:00</text:p>
          </table:table-cell>
          <table:table-cell table:style-name="ce9" table:formula="of:=[.D$4] + ([.$B290]*[.D$5])" office:value-type="date" office:date-value="1941-06-21T12:00:00">
            <text:p>06/21/1941 12:00:00</text:p>
          </table:table-cell>
          <table:table-cell table:style-name="ce9" table:formula="of:=[.E$4] + ([.$B290]*[.E$5])" office:value-type="date" office:date-value="1935-12-16T12:00:00">
            <text:p>12/16/1935 12:00:00</text:p>
          </table:table-cell>
          <table:table-cell table:style-name="ce9" table:formula="of:=[.F$4] + ([.$B290]*[.F$5])" office:value-type="date" office:date-value="1939-10-26T12:00:00">
            <text:p>10/26/1939 12:00:00</text:p>
          </table:table-cell>
        </table:table-row>
        <table:table-row table:style-name="ro2">
          <table:table-cell/>
          <table:table-cell table:style-name="ce5" office:value-type="float" office:value="283">
            <text:p>283</text:p>
          </table:table-cell>
          <table:table-cell table:style-name="ce9" table:formula="of:=[.C$4] + ([.$B291]*[.C$5])" office:value-type="date" office:date-value="1935-04-29T12:00:00">
            <text:p>04/29/1935 12:00:00</text:p>
          </table:table-cell>
          <table:table-cell table:style-name="ce9" table:formula="of:=[.D$4] + ([.$B291]*[.D$5])" office:value-type="date" office:date-value="1941-07-10T12:00:00">
            <text:p>07/10/1941 12:00:00</text:p>
          </table:table-cell>
          <table:table-cell table:style-name="ce9" table:formula="of:=[.E$4] + ([.$B291]*[.E$5])" office:value-type="date" office:date-value="1935-12-27T12:00:00">
            <text:p>12/27/1935 12:00:00</text:p>
          </table:table-cell>
          <table:table-cell table:style-name="ce9" table:formula="of:=[.F$4] + ([.$B291]*[.F$5])" office:value-type="date" office:date-value="1939-11-11T12:00:00">
            <text:p>11/11/1939 12:00:00</text:p>
          </table:table-cell>
        </table:table-row>
        <table:table-row table:style-name="ro2">
          <table:table-cell/>
          <table:table-cell table:style-name="ce5" office:value-type="float" office:value="284">
            <text:p>284</text:p>
          </table:table-cell>
          <table:table-cell table:style-name="ce9" table:formula="of:=[.C$4] + ([.$B292]*[.C$5])" office:value-type="date" office:date-value="1935-05-10T12:00:00">
            <text:p>05/10/1935 12:00:00</text:p>
          </table:table-cell>
          <table:table-cell table:style-name="ce9" table:formula="of:=[.D$4] + ([.$B292]*[.D$5])" office:value-type="date" office:date-value="1941-07-29T12:00:00">
            <text:p>07/29/1941 12:00:00</text:p>
          </table:table-cell>
          <table:table-cell table:style-name="ce9" table:formula="of:=[.E$4] + ([.$B292]*[.E$5])" office:value-type="date" office:date-value="1936-01-07T12:00:00">
            <text:p>01/07/1936 12:00:00</text:p>
          </table:table-cell>
          <table:table-cell table:style-name="ce9" table:formula="of:=[.F$4] + ([.$B292]*[.F$5])" office:value-type="date" office:date-value="1939-11-27T12:00:00">
            <text:p>11/27/1939 12:00:00</text:p>
          </table:table-cell>
        </table:table-row>
        <table:table-row table:style-name="ro2">
          <table:table-cell/>
          <table:table-cell table:style-name="ce5" office:value-type="float" office:value="285">
            <text:p>285</text:p>
          </table:table-cell>
          <table:table-cell table:style-name="ce9" table:formula="of:=[.C$4] + ([.$B293]*[.C$5])" office:value-type="date" office:date-value="1935-05-21T12:00:00">
            <text:p>05/21/1935 12:00:00</text:p>
          </table:table-cell>
          <table:table-cell table:style-name="ce9" table:formula="of:=[.D$4] + ([.$B293]*[.D$5])" office:value-type="date" office:date-value="1941-08-17T12:00:00">
            <text:p>08/17/1941 12:00:00</text:p>
          </table:table-cell>
          <table:table-cell table:style-name="ce9" table:formula="of:=[.E$4] + ([.$B293]*[.E$5])" office:value-type="date" office:date-value="1936-01-18T12:00:00">
            <text:p>01/18/1936 12:00:00</text:p>
          </table:table-cell>
          <table:table-cell table:style-name="ce9" table:formula="of:=[.F$4] + ([.$B293]*[.F$5])" office:value-type="date" office:date-value="1939-12-13T12:00:00">
            <text:p>12/13/1939 12:00:00</text:p>
          </table:table-cell>
        </table:table-row>
        <table:table-row table:style-name="ro2">
          <table:table-cell/>
          <table:table-cell table:style-name="ce5" office:value-type="float" office:value="286">
            <text:p>286</text:p>
          </table:table-cell>
          <table:table-cell table:style-name="ce9" table:formula="of:=[.C$4] + ([.$B294]*[.C$5])" office:value-type="date" office:date-value="1935-06-01T12:00:00">
            <text:p>06/01/1935 12:00:00</text:p>
          </table:table-cell>
          <table:table-cell table:style-name="ce9" table:formula="of:=[.D$4] + ([.$B294]*[.D$5])" office:value-type="date" office:date-value="1941-09-05T12:00:00">
            <text:p>09/05/1941 12:00:00</text:p>
          </table:table-cell>
          <table:table-cell table:style-name="ce9" table:formula="of:=[.E$4] + ([.$B294]*[.E$5])" office:value-type="date" office:date-value="1936-01-29T12:00:00">
            <text:p>01/29/1936 12:00:00</text:p>
          </table:table-cell>
          <table:table-cell table:style-name="ce9" table:formula="of:=[.F$4] + ([.$B294]*[.F$5])" office:value-type="date" office:date-value="1939-12-29T12:00:00">
            <text:p>12/29/1939 12:00:00</text:p>
          </table:table-cell>
        </table:table-row>
        <table:table-row table:style-name="ro2">
          <table:table-cell/>
          <table:table-cell table:style-name="ce5" office:value-type="float" office:value="287">
            <text:p>287</text:p>
          </table:table-cell>
          <table:table-cell table:style-name="ce9" table:formula="of:=[.C$4] + ([.$B295]*[.C$5])" office:value-type="date" office:date-value="1935-06-12T12:00:00">
            <text:p>06/12/1935 12:00:00</text:p>
          </table:table-cell>
          <table:table-cell table:style-name="ce9" table:formula="of:=[.D$4] + ([.$B295]*[.D$5])" office:value-type="date" office:date-value="1941-09-24T12:00:00">
            <text:p>09/24/1941 12:00:00</text:p>
          </table:table-cell>
          <table:table-cell table:style-name="ce9" table:formula="of:=[.E$4] + ([.$B295]*[.E$5])" office:value-type="date" office:date-value="1936-02-09T12:00:00">
            <text:p>02/09/1936 12:00:00</text:p>
          </table:table-cell>
          <table:table-cell table:style-name="ce9" table:formula="of:=[.F$4] + ([.$B295]*[.F$5])" office:value-type="date" office:date-value="1940-01-14T12:00:00">
            <text:p>01/14/1940 12:00:00</text:p>
          </table:table-cell>
        </table:table-row>
        <table:table-row table:style-name="ro2">
          <table:table-cell/>
          <table:table-cell table:style-name="ce5" office:value-type="float" office:value="288">
            <text:p>288</text:p>
          </table:table-cell>
          <table:table-cell table:style-name="ce9" table:formula="of:=[.C$4] + ([.$B296]*[.C$5])" office:value-type="date" office:date-value="1935-06-23T12:00:00">
            <text:p>06/23/1935 12:00:00</text:p>
          </table:table-cell>
          <table:table-cell table:style-name="ce9" table:formula="of:=[.D$4] + ([.$B296]*[.D$5])" office:value-type="date" office:date-value="1941-10-13T12:00:00">
            <text:p>10/13/1941 12:00:00</text:p>
          </table:table-cell>
          <table:table-cell table:style-name="ce9" table:formula="of:=[.E$4] + ([.$B296]*[.E$5])" office:value-type="date" office:date-value="1936-02-20T12:00:00">
            <text:p>02/20/1936 12:00:00</text:p>
          </table:table-cell>
          <table:table-cell table:style-name="ce9" table:formula="of:=[.F$4] + ([.$B296]*[.F$5])" office:value-type="date" office:date-value="1940-01-30T12:00:00">
            <text:p>01/30/1940 12:00:00</text:p>
          </table:table-cell>
        </table:table-row>
        <table:table-row table:style-name="ro2">
          <table:table-cell/>
          <table:table-cell table:style-name="ce5" office:value-type="float" office:value="289">
            <text:p>289</text:p>
          </table:table-cell>
          <table:table-cell table:style-name="ce9" table:formula="of:=[.C$4] + ([.$B297]*[.C$5])" office:value-type="date" office:date-value="1935-07-04T12:00:00">
            <text:p>07/04/1935 12:00:00</text:p>
          </table:table-cell>
          <table:table-cell table:style-name="ce9" table:formula="of:=[.D$4] + ([.$B297]*[.D$5])" office:value-type="date" office:date-value="1941-11-01T12:00:00">
            <text:p>11/01/1941 12:00:00</text:p>
          </table:table-cell>
          <table:table-cell table:style-name="ce9" table:formula="of:=[.E$4] + ([.$B297]*[.E$5])" office:value-type="date" office:date-value="1936-03-02T12:00:00">
            <text:p>03/02/1936 12:00:00</text:p>
          </table:table-cell>
          <table:table-cell table:style-name="ce9" table:formula="of:=[.F$4] + ([.$B297]*[.F$5])" office:value-type="date" office:date-value="1940-02-15T12:00:00">
            <text:p>02/15/1940 12:00:00</text:p>
          </table:table-cell>
        </table:table-row>
        <table:table-row table:style-name="ro2">
          <table:table-cell/>
          <table:table-cell table:style-name="ce5" office:value-type="float" office:value="290">
            <text:p>290</text:p>
          </table:table-cell>
          <table:table-cell table:style-name="ce9" table:formula="of:=[.C$4] + ([.$B298]*[.C$5])" office:value-type="date" office:date-value="1935-07-15T12:00:00">
            <text:p>07/15/1935 12:00:00</text:p>
          </table:table-cell>
          <table:table-cell table:style-name="ce9" table:formula="of:=[.D$4] + ([.$B298]*[.D$5])" office:value-type="date" office:date-value="1941-11-20T12:00:00">
            <text:p>11/20/1941 12:00:00</text:p>
          </table:table-cell>
          <table:table-cell table:style-name="ce9" table:formula="of:=[.E$4] + ([.$B298]*[.E$5])" office:value-type="date" office:date-value="1936-03-13T12:00:00">
            <text:p>03/13/1936 12:00:00</text:p>
          </table:table-cell>
          <table:table-cell table:style-name="ce9" table:formula="of:=[.F$4] + ([.$B298]*[.F$5])" office:value-type="date" office:date-value="1940-03-02T12:00:00">
            <text:p>03/02/1940 12:00:00</text:p>
          </table:table-cell>
        </table:table-row>
        <table:table-row table:style-name="ro2">
          <table:table-cell/>
          <table:table-cell table:style-name="ce5" office:value-type="float" office:value="291">
            <text:p>291</text:p>
          </table:table-cell>
          <table:table-cell table:style-name="ce9" table:formula="of:=[.C$4] + ([.$B299]*[.C$5])" office:value-type="date" office:date-value="1935-07-26T12:00:00">
            <text:p>07/26/1935 12:00:00</text:p>
          </table:table-cell>
          <table:table-cell table:style-name="ce9" table:formula="of:=[.D$4] + ([.$B299]*[.D$5])" office:value-type="date" office:date-value="1941-12-09T12:00:00">
            <text:p>12/09/1941 12:00:00</text:p>
          </table:table-cell>
          <table:table-cell table:style-name="ce9" table:formula="of:=[.E$4] + ([.$B299]*[.E$5])" office:value-type="date" office:date-value="1936-03-24T12:00:00">
            <text:p>03/24/1936 12:00:00</text:p>
          </table:table-cell>
          <table:table-cell table:style-name="ce9" table:formula="of:=[.F$4] + ([.$B299]*[.F$5])" office:value-type="date" office:date-value="1940-03-18T12:00:00">
            <text:p>03/18/1940 12:00:00</text:p>
          </table:table-cell>
        </table:table-row>
        <table:table-row table:style-name="ro2">
          <table:table-cell/>
          <table:table-cell table:style-name="ce5" office:value-type="float" office:value="292">
            <text:p>292</text:p>
          </table:table-cell>
          <table:table-cell table:style-name="ce9" table:formula="of:=[.C$4] + ([.$B300]*[.C$5])" office:value-type="date" office:date-value="1935-08-06T12:00:00">
            <text:p>08/06/1935 12:00:00</text:p>
          </table:table-cell>
          <table:table-cell table:style-name="ce9" table:formula="of:=[.D$4] + ([.$B300]*[.D$5])" office:value-type="date" office:date-value="1941-12-28T12:00:00">
            <text:p>12/28/1941 12:00:00</text:p>
          </table:table-cell>
          <table:table-cell table:style-name="ce9" table:formula="of:=[.E$4] + ([.$B300]*[.E$5])" office:value-type="date" office:date-value="1936-04-04T12:00:00">
            <text:p>04/04/1936 12:00:00</text:p>
          </table:table-cell>
          <table:table-cell table:style-name="ce9" table:formula="of:=[.F$4] + ([.$B300]*[.F$5])" office:value-type="date" office:date-value="1940-04-03T12:00:00">
            <text:p>04/03/1940 12:00:00</text:p>
          </table:table-cell>
        </table:table-row>
        <table:table-row table:style-name="ro2">
          <table:table-cell/>
          <table:table-cell table:style-name="ce5" office:value-type="float" office:value="293">
            <text:p>293</text:p>
          </table:table-cell>
          <table:table-cell table:style-name="ce9" table:formula="of:=[.C$4] + ([.$B301]*[.C$5])" office:value-type="date" office:date-value="1935-08-17T12:00:00">
            <text:p>08/17/1935 12:00:00</text:p>
          </table:table-cell>
          <table:table-cell table:style-name="ce9" table:formula="of:=[.D$4] + ([.$B301]*[.D$5])" office:value-type="date" office:date-value="1942-01-16T12:00:00">
            <text:p>01/16/1942 12:00:00</text:p>
          </table:table-cell>
          <table:table-cell table:style-name="ce9" table:formula="of:=[.E$4] + ([.$B301]*[.E$5])" office:value-type="date" office:date-value="1936-04-15T12:00:00">
            <text:p>04/15/1936 12:00:00</text:p>
          </table:table-cell>
          <table:table-cell table:style-name="ce9" table:formula="of:=[.F$4] + ([.$B301]*[.F$5])" office:value-type="date" office:date-value="1940-04-19T12:00:00">
            <text:p>04/19/1940 12:00:00</text:p>
          </table:table-cell>
        </table:table-row>
        <table:table-row table:style-name="ro2">
          <table:table-cell table:style-name="ce2"/>
          <table:table-cell table:style-name="ce5" office:value-type="float" office:value="294">
            <text:p>294</text:p>
          </table:table-cell>
          <table:table-cell table:style-name="ce9" table:formula="of:=[.C$4] + ([.$B302]*[.C$5])" office:value-type="date" office:date-value="1935-08-28T12:00:00">
            <text:p>08/28/1935 12:00:00</text:p>
          </table:table-cell>
          <table:table-cell table:style-name="ce9" table:formula="of:=[.D$4] + ([.$B302]*[.D$5])" office:value-type="date" office:date-value="1942-02-04T12:00:00">
            <text:p>02/04/1942 12:00:00</text:p>
          </table:table-cell>
          <table:table-cell table:style-name="ce9" table:formula="of:=[.E$4] + ([.$B302]*[.E$5])" office:value-type="date" office:date-value="1936-04-26T12:00:00">
            <text:p>04/26/1936 12:00:00</text:p>
          </table:table-cell>
          <table:table-cell table:style-name="ce9" table:formula="of:=[.F$4] + ([.$B302]*[.F$5])" office:value-type="date" office:date-value="1940-05-05T12:00:00">
            <text:p>05/05/1940 12:00:00</text:p>
          </table:table-cell>
        </table:table-row>
        <table:table-row table:style-name="ro2">
          <table:table-cell/>
          <table:table-cell table:style-name="ce5" office:value-type="float" office:value="295">
            <text:p>295</text:p>
          </table:table-cell>
          <table:table-cell table:style-name="ce9" table:formula="of:=[.C$4] + ([.$B303]*[.C$5])" office:value-type="date" office:date-value="1935-09-08T12:00:00">
            <text:p>09/08/1935 12:00:00</text:p>
          </table:table-cell>
          <table:table-cell table:style-name="ce9" table:formula="of:=[.D$4] + ([.$B303]*[.D$5])" office:value-type="date" office:date-value="1942-02-23T12:00:00">
            <text:p>02/23/1942 12:00:00</text:p>
          </table:table-cell>
          <table:table-cell table:style-name="ce9" table:formula="of:=[.E$4] + ([.$B303]*[.E$5])" office:value-type="date" office:date-value="1936-05-07T12:00:00">
            <text:p>05/07/1936 12:00:00</text:p>
          </table:table-cell>
          <table:table-cell table:style-name="ce9" table:formula="of:=[.F$4] + ([.$B303]*[.F$5])" office:value-type="date" office:date-value="1940-05-21T12:00:00">
            <text:p>05/21/1940 12:00:00</text:p>
          </table:table-cell>
        </table:table-row>
        <table:table-row table:style-name="ro2">
          <table:table-cell/>
          <table:table-cell table:style-name="ce5" office:value-type="float" office:value="296">
            <text:p>296</text:p>
          </table:table-cell>
          <table:table-cell table:style-name="ce9" table:formula="of:=[.C$4] + ([.$B304]*[.C$5])" office:value-type="date" office:date-value="1935-09-19T12:00:00">
            <text:p>09/19/1935 12:00:00</text:p>
          </table:table-cell>
          <table:table-cell table:style-name="ce9" table:formula="of:=[.D$4] + ([.$B304]*[.D$5])" office:value-type="date" office:date-value="1942-03-14T12:00:00">
            <text:p>03/14/1942 12:00:00</text:p>
          </table:table-cell>
          <table:table-cell table:style-name="ce9" table:formula="of:=[.E$4] + ([.$B304]*[.E$5])" office:value-type="date" office:date-value="1936-05-18T12:00:00">
            <text:p>05/18/1936 12:00:00</text:p>
          </table:table-cell>
          <table:table-cell table:style-name="ce9" table:formula="of:=[.F$4] + ([.$B304]*[.F$5])" office:value-type="date" office:date-value="1940-06-06T12:00:00">
            <text:p>06/06/1940 12:00:00</text:p>
          </table:table-cell>
        </table:table-row>
        <table:table-row table:style-name="ro2">
          <table:table-cell/>
          <table:table-cell table:style-name="ce5" office:value-type="float" office:value="297">
            <text:p>297</text:p>
          </table:table-cell>
          <table:table-cell table:style-name="ce9" table:formula="of:=[.C$4] + ([.$B305]*[.C$5])" office:value-type="date" office:date-value="1935-09-30T12:00:00">
            <text:p>09/30/1935 12:00:00</text:p>
          </table:table-cell>
          <table:table-cell table:style-name="ce9" table:formula="of:=[.D$4] + ([.$B305]*[.D$5])" office:value-type="date" office:date-value="1942-04-02T12:00:00">
            <text:p>04/02/1942 12:00:00</text:p>
          </table:table-cell>
          <table:table-cell table:style-name="ce9" table:formula="of:=[.E$4] + ([.$B305]*[.E$5])" office:value-type="date" office:date-value="1936-05-29T12:00:00">
            <text:p>05/29/1936 12:00:00</text:p>
          </table:table-cell>
          <table:table-cell table:style-name="ce9" table:formula="of:=[.F$4] + ([.$B305]*[.F$5])" office:value-type="date" office:date-value="1940-06-22T12:00:00">
            <text:p>06/22/1940 12:00:00</text:p>
          </table:table-cell>
        </table:table-row>
        <table:table-row table:style-name="ro2">
          <table:table-cell/>
          <table:table-cell table:style-name="ce5" office:value-type="float" office:value="298">
            <text:p>298</text:p>
          </table:table-cell>
          <table:table-cell table:style-name="ce9" table:formula="of:=[.C$4] + ([.$B306]*[.C$5])" office:value-type="date" office:date-value="1935-10-11T12:00:00">
            <text:p>10/11/1935 12:00:00</text:p>
          </table:table-cell>
          <table:table-cell table:style-name="ce9" table:formula="of:=[.D$4] + ([.$B306]*[.D$5])" office:value-type="date" office:date-value="1942-04-21T12:00:00">
            <text:p>04/21/1942 12:00:00</text:p>
          </table:table-cell>
          <table:table-cell table:style-name="ce9" table:formula="of:=[.E$4] + ([.$B306]*[.E$5])" office:value-type="date" office:date-value="1936-06-09T12:00:00">
            <text:p>06/09/1936 12:00:00</text:p>
          </table:table-cell>
          <table:table-cell table:style-name="ce9" table:formula="of:=[.F$4] + ([.$B306]*[.F$5])" office:value-type="date" office:date-value="1940-07-08T12:00:00">
            <text:p>07/08/1940 12:00:00</text:p>
          </table:table-cell>
        </table:table-row>
        <table:table-row table:style-name="ro2">
          <table:table-cell/>
          <table:table-cell table:style-name="ce5" office:value-type="float" office:value="299">
            <text:p>299</text:p>
          </table:table-cell>
          <table:table-cell table:style-name="ce9" table:formula="of:=[.C$4] + ([.$B307]*[.C$5])" office:value-type="date" office:date-value="1935-10-22T12:00:00">
            <text:p>10/22/1935 12:00:00</text:p>
          </table:table-cell>
          <table:table-cell table:style-name="ce9" table:formula="of:=[.D$4] + ([.$B307]*[.D$5])" office:value-type="date" office:date-value="1942-05-10T12:00:00">
            <text:p>05/10/1942 12:00:00</text:p>
          </table:table-cell>
          <table:table-cell table:style-name="ce9" table:formula="of:=[.E$4] + ([.$B307]*[.E$5])" office:value-type="date" office:date-value="1936-06-20T12:00:00">
            <text:p>06/20/1936 12:00:00</text:p>
          </table:table-cell>
          <table:table-cell table:style-name="ce9" table:formula="of:=[.F$4] + ([.$B307]*[.F$5])" office:value-type="date" office:date-value="1940-07-24T12:00:00">
            <text:p>07/24/1940 12:00:00</text:p>
          </table:table-cell>
        </table:table-row>
        <table:table-row table:style-name="ro2">
          <table:table-cell/>
          <table:table-cell table:style-name="ce5" office:value-type="float" office:value="300">
            <text:p>300</text:p>
          </table:table-cell>
          <table:table-cell table:style-name="ce9" table:formula="of:=[.C$4] + ([.$B308]*[.C$5])" office:value-type="date" office:date-value="1935-11-02T12:00:00">
            <text:p>11/02/1935 12:00:00</text:p>
          </table:table-cell>
          <table:table-cell table:style-name="ce9" table:formula="of:=[.D$4] + ([.$B308]*[.D$5])" office:value-type="date" office:date-value="1942-05-29T12:00:00">
            <text:p>05/29/1942 12:00:00</text:p>
          </table:table-cell>
          <table:table-cell table:style-name="ce9" table:formula="of:=[.E$4] + ([.$B308]*[.E$5])" office:value-type="date" office:date-value="1936-07-01T12:00:00">
            <text:p>07/01/1936 12:00:00</text:p>
          </table:table-cell>
          <table:table-cell table:style-name="ce9" table:formula="of:=[.F$4] + ([.$B308]*[.F$5])" office:value-type="date" office:date-value="1940-08-09T12:00:00">
            <text:p>08/09/1940 12:00:00</text:p>
          </table:table-cell>
        </table:table-row>
        <table:table-row table:style-name="ro2">
          <table:table-cell/>
          <table:table-cell table:style-name="ce5" office:value-type="float" office:value="301">
            <text:p>301</text:p>
          </table:table-cell>
          <table:table-cell table:style-name="ce9" table:formula="of:=[.C$4] + ([.$B309]*[.C$5])" office:value-type="date" office:date-value="1935-11-13T12:00:00">
            <text:p>11/13/1935 12:00:00</text:p>
          </table:table-cell>
          <table:table-cell table:style-name="ce9" table:formula="of:=[.D$4] + ([.$B309]*[.D$5])" office:value-type="date" office:date-value="1942-06-17T12:00:00">
            <text:p>06/17/1942 12:00:00</text:p>
          </table:table-cell>
          <table:table-cell table:style-name="ce9" table:formula="of:=[.E$4] + ([.$B309]*[.E$5])" office:value-type="date" office:date-value="1936-07-12T12:00:00">
            <text:p>07/12/1936 12:00:00</text:p>
          </table:table-cell>
          <table:table-cell table:style-name="ce9" table:formula="of:=[.F$4] + ([.$B309]*[.F$5])" office:value-type="date" office:date-value="1940-08-25T12:00:00">
            <text:p>08/25/1940 12:00:00</text:p>
          </table:table-cell>
        </table:table-row>
        <table:table-row table:style-name="ro2">
          <table:table-cell/>
          <table:table-cell table:style-name="ce5" office:value-type="float" office:value="302">
            <text:p>302</text:p>
          </table:table-cell>
          <table:table-cell table:style-name="ce9" table:formula="of:=[.C$4] + ([.$B310]*[.C$5])" office:value-type="date" office:date-value="1935-11-24T12:00:00">
            <text:p>11/24/1935 12:00:00</text:p>
          </table:table-cell>
          <table:table-cell table:style-name="ce9" table:formula="of:=[.D$4] + ([.$B310]*[.D$5])" office:value-type="date" office:date-value="1942-07-06T12:00:00">
            <text:p>07/06/1942 12:00:00</text:p>
          </table:table-cell>
          <table:table-cell table:style-name="ce9" table:formula="of:=[.E$4] + ([.$B310]*[.E$5])" office:value-type="date" office:date-value="1936-07-23T12:00:00">
            <text:p>07/23/1936 12:00:00</text:p>
          </table:table-cell>
          <table:table-cell table:style-name="ce9" table:formula="of:=[.F$4] + ([.$B310]*[.F$5])" office:value-type="date" office:date-value="1940-09-10T12:00:00">
            <text:p>09/10/1940 12:00:00</text:p>
          </table:table-cell>
        </table:table-row>
        <table:table-row table:style-name="ro2">
          <table:table-cell/>
          <table:table-cell table:style-name="ce5" office:value-type="float" office:value="303">
            <text:p>303</text:p>
          </table:table-cell>
          <table:table-cell table:style-name="ce9" table:formula="of:=[.C$4] + ([.$B311]*[.C$5])" office:value-type="date" office:date-value="1935-12-05T12:00:00">
            <text:p>12/05/1935 12:00:00</text:p>
          </table:table-cell>
          <table:table-cell table:style-name="ce9" table:formula="of:=[.D$4] + ([.$B311]*[.D$5])" office:value-type="date" office:date-value="1942-07-25T12:00:00">
            <text:p>07/25/1942 12:00:00</text:p>
          </table:table-cell>
          <table:table-cell table:style-name="ce9" table:formula="of:=[.E$4] + ([.$B311]*[.E$5])" office:value-type="date" office:date-value="1936-08-03T12:00:00">
            <text:p>08/03/1936 12:00:00</text:p>
          </table:table-cell>
          <table:table-cell table:style-name="ce9" table:formula="of:=[.F$4] + ([.$B311]*[.F$5])" office:value-type="date" office:date-value="1940-09-26T12:00:00">
            <text:p>09/26/1940 12:00:00</text:p>
          </table:table-cell>
        </table:table-row>
        <table:table-row table:style-name="ro2">
          <table:table-cell/>
          <table:table-cell table:style-name="ce5" office:value-type="float" office:value="304">
            <text:p>304</text:p>
          </table:table-cell>
          <table:table-cell table:style-name="ce9" table:formula="of:=[.C$4] + ([.$B312]*[.C$5])" office:value-type="date" office:date-value="1935-12-16T12:00:00">
            <text:p>12/16/1935 12:00:00</text:p>
          </table:table-cell>
          <table:table-cell table:style-name="ce9" table:formula="of:=[.D$4] + ([.$B312]*[.D$5])" office:value-type="date" office:date-value="1942-08-13T12:00:00">
            <text:p>08/13/1942 12:00:00</text:p>
          </table:table-cell>
          <table:table-cell table:style-name="ce9" table:formula="of:=[.E$4] + ([.$B312]*[.E$5])" office:value-type="date" office:date-value="1936-08-14T12:00:00">
            <text:p>08/14/1936 12:00:00</text:p>
          </table:table-cell>
          <table:table-cell table:style-name="ce9" table:formula="of:=[.F$4] + ([.$B312]*[.F$5])" office:value-type="date" office:date-value="1940-10-12T12:00:00">
            <text:p>10/12/1940 12:00:00</text:p>
          </table:table-cell>
        </table:table-row>
        <table:table-row table:style-name="ro2">
          <table:table-cell/>
          <table:table-cell table:style-name="ce5" office:value-type="float" office:value="305">
            <text:p>305</text:p>
          </table:table-cell>
          <table:table-cell table:style-name="ce9" table:formula="of:=[.C$4] + ([.$B313]*[.C$5])" office:value-type="date" office:date-value="1935-12-27T12:00:00">
            <text:p>12/27/1935 12:00:00</text:p>
          </table:table-cell>
          <table:table-cell table:style-name="ce9" table:formula="of:=[.D$4] + ([.$B313]*[.D$5])" office:value-type="date" office:date-value="1942-09-01T12:00:00">
            <text:p>09/01/1942 12:00:00</text:p>
          </table:table-cell>
          <table:table-cell table:style-name="ce9" table:formula="of:=[.E$4] + ([.$B313]*[.E$5])" office:value-type="date" office:date-value="1936-08-25T12:00:00">
            <text:p>08/25/1936 12:00:00</text:p>
          </table:table-cell>
          <table:table-cell table:style-name="ce9" table:formula="of:=[.F$4] + ([.$B313]*[.F$5])" office:value-type="date" office:date-value="1940-10-28T12:00:00">
            <text:p>10/28/1940 12:00:00</text:p>
          </table:table-cell>
        </table:table-row>
        <table:table-row table:style-name="ro2">
          <table:table-cell/>
          <table:table-cell table:style-name="ce5" office:value-type="float" office:value="306">
            <text:p>306</text:p>
          </table:table-cell>
          <table:table-cell table:style-name="ce9" table:formula="of:=[.C$4] + ([.$B314]*[.C$5])" office:value-type="date" office:date-value="1936-01-07T12:00:00">
            <text:p>01/07/1936 12:00:00</text:p>
          </table:table-cell>
          <table:table-cell table:style-name="ce9" table:formula="of:=[.D$4] + ([.$B314]*[.D$5])" office:value-type="date" office:date-value="1942-09-20T12:00:00">
            <text:p>09/20/1942 12:00:00</text:p>
          </table:table-cell>
          <table:table-cell table:style-name="ce9" table:formula="of:=[.E$4] + ([.$B314]*[.E$5])" office:value-type="date" office:date-value="1936-09-05T12:00:00">
            <text:p>09/05/1936 12:00:00</text:p>
          </table:table-cell>
          <table:table-cell table:style-name="ce9" table:formula="of:=[.F$4] + ([.$B314]*[.F$5])" office:value-type="date" office:date-value="1940-11-13T12:00:00">
            <text:p>11/13/1940 12:00:00</text:p>
          </table:table-cell>
        </table:table-row>
        <table:table-row table:style-name="ro2">
          <table:table-cell/>
          <table:table-cell table:style-name="ce5" office:value-type="float" office:value="307">
            <text:p>307</text:p>
          </table:table-cell>
          <table:table-cell table:style-name="ce9" table:formula="of:=[.C$4] + ([.$B315]*[.C$5])" office:value-type="date" office:date-value="1936-01-18T12:00:00">
            <text:p>01/18/1936 12:00:00</text:p>
          </table:table-cell>
          <table:table-cell table:style-name="ce9" table:formula="of:=[.D$4] + ([.$B315]*[.D$5])" office:value-type="date" office:date-value="1942-10-09T12:00:00">
            <text:p>10/09/1942 12:00:00</text:p>
          </table:table-cell>
          <table:table-cell table:style-name="ce9" table:formula="of:=[.E$4] + ([.$B315]*[.E$5])" office:value-type="date" office:date-value="1936-09-16T12:00:00">
            <text:p>09/16/1936 12:00:00</text:p>
          </table:table-cell>
          <table:table-cell table:style-name="ce9" table:formula="of:=[.F$4] + ([.$B315]*[.F$5])" office:value-type="date" office:date-value="1940-11-29T12:00:00">
            <text:p>11/29/1940 12:00:00</text:p>
          </table:table-cell>
        </table:table-row>
        <table:table-row table:style-name="ro2">
          <table:table-cell/>
          <table:table-cell table:style-name="ce5" office:value-type="float" office:value="308">
            <text:p>308</text:p>
          </table:table-cell>
          <table:table-cell table:style-name="ce9" table:formula="of:=[.C$4] + ([.$B316]*[.C$5])" office:value-type="date" office:date-value="1936-01-29T12:00:00">
            <text:p>01/29/1936 12:00:00</text:p>
          </table:table-cell>
          <table:table-cell table:style-name="ce9" table:formula="of:=[.D$4] + ([.$B316]*[.D$5])" office:value-type="date" office:date-value="1942-10-28T12:00:00">
            <text:p>10/28/1942 12:00:00</text:p>
          </table:table-cell>
          <table:table-cell table:style-name="ce9" table:formula="of:=[.E$4] + ([.$B316]*[.E$5])" office:value-type="date" office:date-value="1936-09-27T12:00:00">
            <text:p>09/27/1936 12:00:00</text:p>
          </table:table-cell>
          <table:table-cell table:style-name="ce9" table:formula="of:=[.F$4] + ([.$B316]*[.F$5])" office:value-type="date" office:date-value="1940-12-15T12:00:00">
            <text:p>12/15/1940 12:00:00</text:p>
          </table:table-cell>
        </table:table-row>
        <table:table-row table:style-name="ro2">
          <table:table-cell/>
          <table:table-cell table:style-name="ce5" office:value-type="float" office:value="309">
            <text:p>309</text:p>
          </table:table-cell>
          <table:table-cell table:style-name="ce9" table:formula="of:=[.C$4] + ([.$B317]*[.C$5])" office:value-type="date" office:date-value="1936-02-09T12:00:00">
            <text:p>02/09/1936 12:00:00</text:p>
          </table:table-cell>
          <table:table-cell table:style-name="ce9" table:formula="of:=[.D$4] + ([.$B317]*[.D$5])" office:value-type="date" office:date-value="1942-11-16T12:00:00">
            <text:p>11/16/1942 12:00:00</text:p>
          </table:table-cell>
          <table:table-cell table:style-name="ce9" table:formula="of:=[.E$4] + ([.$B317]*[.E$5])" office:value-type="date" office:date-value="1936-10-08T12:00:00">
            <text:p>10/08/1936 12:00:00</text:p>
          </table:table-cell>
          <table:table-cell table:style-name="ce9" table:formula="of:=[.F$4] + ([.$B317]*[.F$5])" office:value-type="date" office:date-value="1940-12-31T12:00:00">
            <text:p>12/31/1940 12:00:00</text:p>
          </table:table-cell>
        </table:table-row>
        <table:table-row table:style-name="ro2">
          <table:table-cell/>
          <table:table-cell table:style-name="ce5" office:value-type="float" office:value="310">
            <text:p>310</text:p>
          </table:table-cell>
          <table:table-cell table:style-name="ce9" table:formula="of:=[.C$4] + ([.$B318]*[.C$5])" office:value-type="date" office:date-value="1936-02-20T12:00:00">
            <text:p>02/20/1936 12:00:00</text:p>
          </table:table-cell>
          <table:table-cell table:style-name="ce9" table:formula="of:=[.D$4] + ([.$B318]*[.D$5])" office:value-type="date" office:date-value="1942-12-05T12:00:00">
            <text:p>12/05/1942 12:00:00</text:p>
          </table:table-cell>
          <table:table-cell table:style-name="ce9" table:formula="of:=[.E$4] + ([.$B318]*[.E$5])" office:value-type="date" office:date-value="1936-10-19T12:00:00">
            <text:p>10/19/1936 12:00:00</text:p>
          </table:table-cell>
          <table:table-cell table:style-name="ce9" table:formula="of:=[.F$4] + ([.$B318]*[.F$5])" office:value-type="date" office:date-value="1941-01-16T12:00:00">
            <text:p>01/16/1941 12:00:00</text:p>
          </table:table-cell>
        </table:table-row>
        <table:table-row table:style-name="ro2">
          <table:table-cell/>
          <table:table-cell table:style-name="ce5" office:value-type="float" office:value="311">
            <text:p>311</text:p>
          </table:table-cell>
          <table:table-cell table:style-name="ce9" table:formula="of:=[.C$4] + ([.$B319]*[.C$5])" office:value-type="date" office:date-value="1936-03-02T12:00:00">
            <text:p>03/02/1936 12:00:00</text:p>
          </table:table-cell>
          <table:table-cell table:style-name="ce9" table:formula="of:=[.D$4] + ([.$B319]*[.D$5])" office:value-type="date" office:date-value="1942-12-24T12:00:00">
            <text:p>12/24/1942 12:00:00</text:p>
          </table:table-cell>
          <table:table-cell table:style-name="ce9" table:formula="of:=[.E$4] + ([.$B319]*[.E$5])" office:value-type="date" office:date-value="1936-10-30T12:00:00">
            <text:p>10/30/1936 12:00:00</text:p>
          </table:table-cell>
          <table:table-cell table:style-name="ce9" table:formula="of:=[.F$4] + ([.$B319]*[.F$5])" office:value-type="date" office:date-value="1941-02-01T12:00:00">
            <text:p>02/01/1941 12:00:00</text:p>
          </table:table-cell>
        </table:table-row>
        <table:table-row table:style-name="ro2">
          <table:table-cell/>
          <table:table-cell table:style-name="ce5" office:value-type="float" office:value="312">
            <text:p>312</text:p>
          </table:table-cell>
          <table:table-cell table:style-name="ce9" table:formula="of:=[.C$4] + ([.$B320]*[.C$5])" office:value-type="date" office:date-value="1936-03-13T12:00:00">
            <text:p>03/13/1936 12:00:00</text:p>
          </table:table-cell>
          <table:table-cell table:style-name="ce9" table:formula="of:=[.D$4] + ([.$B320]*[.D$5])" office:value-type="date" office:date-value="1943-01-12T12:00:00">
            <text:p>01/12/1943 12:00:00</text:p>
          </table:table-cell>
          <table:table-cell table:style-name="ce9" table:formula="of:=[.E$4] + ([.$B320]*[.E$5])" office:value-type="date" office:date-value="1936-11-10T12:00:00">
            <text:p>11/10/1936 12:00:00</text:p>
          </table:table-cell>
          <table:table-cell table:style-name="ce9" table:formula="of:=[.F$4] + ([.$B320]*[.F$5])" office:value-type="date" office:date-value="1941-02-17T12:00:00">
            <text:p>02/17/1941 12:00:00</text:p>
          </table:table-cell>
        </table:table-row>
        <table:table-row table:style-name="ro2">
          <table:table-cell/>
          <table:table-cell table:style-name="ce5" office:value-type="float" office:value="313">
            <text:p>313</text:p>
          </table:table-cell>
          <table:table-cell table:style-name="ce9" table:formula="of:=[.C$4] + ([.$B321]*[.C$5])" office:value-type="date" office:date-value="1936-03-24T12:00:00">
            <text:p>03/24/1936 12:00:00</text:p>
          </table:table-cell>
          <table:table-cell table:style-name="ce9" table:formula="of:=[.D$4] + ([.$B321]*[.D$5])" office:value-type="date" office:date-value="1943-01-31T12:00:00">
            <text:p>01/31/1943 12:00:00</text:p>
          </table:table-cell>
          <table:table-cell table:style-name="ce9" table:formula="of:=[.E$4] + ([.$B321]*[.E$5])" office:value-type="date" office:date-value="1936-11-21T12:00:00">
            <text:p>11/21/1936 12:00:00</text:p>
          </table:table-cell>
          <table:table-cell table:style-name="ce9" table:formula="of:=[.F$4] + ([.$B321]*[.F$5])" office:value-type="date" office:date-value="1941-03-05T12:00:00">
            <text:p>03/05/1941 12:00:00</text:p>
          </table:table-cell>
        </table:table-row>
        <table:table-row table:style-name="ro2">
          <table:table-cell/>
          <table:table-cell table:style-name="ce5" office:value-type="float" office:value="314">
            <text:p>314</text:p>
          </table:table-cell>
          <table:table-cell table:style-name="ce9" table:formula="of:=[.C$4] + ([.$B322]*[.C$5])" office:value-type="date" office:date-value="1936-04-04T12:00:00">
            <text:p>04/04/1936 12:00:00</text:p>
          </table:table-cell>
          <table:table-cell table:style-name="ce9" table:formula="of:=[.D$4] + ([.$B322]*[.D$5])" office:value-type="date" office:date-value="1943-02-19T12:00:00">
            <text:p>02/19/1943 12:00:00</text:p>
          </table:table-cell>
          <table:table-cell table:style-name="ce9" table:formula="of:=[.E$4] + ([.$B322]*[.E$5])" office:value-type="date" office:date-value="1936-12-02T12:00:00">
            <text:p>12/02/1936 12:00:00</text:p>
          </table:table-cell>
          <table:table-cell table:style-name="ce9" table:formula="of:=[.F$4] + ([.$B322]*[.F$5])" office:value-type="date" office:date-value="1941-03-21T12:00:00">
            <text:p>03/21/1941 12:00:00</text:p>
          </table:table-cell>
        </table:table-row>
        <table:table-row table:style-name="ro2">
          <table:table-cell/>
          <table:table-cell table:style-name="ce5" office:value-type="float" office:value="315">
            <text:p>315</text:p>
          </table:table-cell>
          <table:table-cell table:style-name="ce9" table:formula="of:=[.C$4] + ([.$B323]*[.C$5])" office:value-type="date" office:date-value="1936-04-15T12:00:00">
            <text:p>04/15/1936 12:00:00</text:p>
          </table:table-cell>
          <table:table-cell table:style-name="ce9" table:formula="of:=[.D$4] + ([.$B323]*[.D$5])" office:value-type="date" office:date-value="1943-03-10T12:00:00">
            <text:p>03/10/1943 12:00:00</text:p>
          </table:table-cell>
          <table:table-cell table:style-name="ce9" table:formula="of:=[.E$4] + ([.$B323]*[.E$5])" office:value-type="date" office:date-value="1936-12-13T12:00:00">
            <text:p>12/13/1936 12:00:00</text:p>
          </table:table-cell>
          <table:table-cell table:style-name="ce9" table:formula="of:=[.F$4] + ([.$B323]*[.F$5])" office:value-type="date" office:date-value="1941-04-06T12:00:00">
            <text:p>04/06/1941 12:00:00</text:p>
          </table:table-cell>
        </table:table-row>
        <table:table-row table:style-name="ro2">
          <table:table-cell/>
          <table:table-cell table:style-name="ce5" office:value-type="float" office:value="316">
            <text:p>316</text:p>
          </table:table-cell>
          <table:table-cell table:style-name="ce9" table:formula="of:=[.C$4] + ([.$B324]*[.C$5])" office:value-type="date" office:date-value="1936-04-26T12:00:00">
            <text:p>04/26/1936 12:00:00</text:p>
          </table:table-cell>
          <table:table-cell table:style-name="ce9" table:formula="of:=[.D$4] + ([.$B324]*[.D$5])" office:value-type="date" office:date-value="1943-03-29T12:00:00">
            <text:p>03/29/1943 12:00:00</text:p>
          </table:table-cell>
          <table:table-cell table:style-name="ce9" table:formula="of:=[.E$4] + ([.$B324]*[.E$5])" office:value-type="date" office:date-value="1936-12-24T12:00:00">
            <text:p>12/24/1936 12:00:00</text:p>
          </table:table-cell>
          <table:table-cell table:style-name="ce9" table:formula="of:=[.F$4] + ([.$B324]*[.F$5])" office:value-type="date" office:date-value="1941-04-22T12:00:00">
            <text:p>04/22/1941 12:00:00</text:p>
          </table:table-cell>
        </table:table-row>
        <table:table-row table:style-name="ro2">
          <table:table-cell/>
          <table:table-cell table:style-name="ce5" office:value-type="float" office:value="317">
            <text:p>317</text:p>
          </table:table-cell>
          <table:table-cell table:style-name="ce9" table:formula="of:=[.C$4] + ([.$B325]*[.C$5])" office:value-type="date" office:date-value="1936-05-07T12:00:00">
            <text:p>05/07/1936 12:00:00</text:p>
          </table:table-cell>
          <table:table-cell table:style-name="ce9" table:formula="of:=[.D$4] + ([.$B325]*[.D$5])" office:value-type="date" office:date-value="1943-04-17T12:00:00">
            <text:p>04/17/1943 12:00:00</text:p>
          </table:table-cell>
          <table:table-cell table:style-name="ce9" table:formula="of:=[.E$4] + ([.$B325]*[.E$5])" office:value-type="date" office:date-value="1937-01-04T12:00:00">
            <text:p>01/04/1937 12:00:00</text:p>
          </table:table-cell>
          <table:table-cell table:style-name="ce9" table:formula="of:=[.F$4] + ([.$B325]*[.F$5])" office:value-type="date" office:date-value="1941-05-08T12:00:00">
            <text:p>05/08/1941 12:00:00</text:p>
          </table:table-cell>
        </table:table-row>
        <table:table-row table:style-name="ro2">
          <table:table-cell/>
          <table:table-cell table:style-name="ce5" office:value-type="float" office:value="318">
            <text:p>318</text:p>
          </table:table-cell>
          <table:table-cell table:style-name="ce9" table:formula="of:=[.C$4] + ([.$B326]*[.C$5])" office:value-type="date" office:date-value="1936-05-18T12:00:00">
            <text:p>05/18/1936 12:00:00</text:p>
          </table:table-cell>
          <table:table-cell table:style-name="ce9" table:formula="of:=[.D$4] + ([.$B326]*[.D$5])" office:value-type="date" office:date-value="1943-05-06T12:00:00">
            <text:p>05/06/1943 12:00:00</text:p>
          </table:table-cell>
          <table:table-cell table:style-name="ce9" table:formula="of:=[.E$4] + ([.$B326]*[.E$5])" office:value-type="date" office:date-value="1937-01-15T12:00:00">
            <text:p>01/15/1937 12:00:00</text:p>
          </table:table-cell>
          <table:table-cell table:style-name="ce9" table:formula="of:=[.F$4] + ([.$B326]*[.F$5])" office:value-type="date" office:date-value="1941-05-24T12:00:00">
            <text:p>05/24/1941 12:00:00</text:p>
          </table:table-cell>
        </table:table-row>
        <table:table-row table:style-name="ro2">
          <table:table-cell/>
          <table:table-cell table:style-name="ce5" office:value-type="float" office:value="319">
            <text:p>319</text:p>
          </table:table-cell>
          <table:table-cell table:style-name="ce9" table:formula="of:=[.C$4] + ([.$B327]*[.C$5])" office:value-type="date" office:date-value="1936-05-29T12:00:00">
            <text:p>05/29/1936 12:00:00</text:p>
          </table:table-cell>
          <table:table-cell table:style-name="ce9" table:formula="of:=[.D$4] + ([.$B327]*[.D$5])" office:value-type="date" office:date-value="1943-05-25T12:00:00">
            <text:p>05/25/1943 12:00:00</text:p>
          </table:table-cell>
          <table:table-cell table:style-name="ce9" table:formula="of:=[.E$4] + ([.$B327]*[.E$5])" office:value-type="date" office:date-value="1937-01-26T12:00:00">
            <text:p>01/26/1937 12:00:00</text:p>
          </table:table-cell>
          <table:table-cell table:style-name="ce9" table:formula="of:=[.F$4] + ([.$B327]*[.F$5])" office:value-type="date" office:date-value="1941-06-09T12:00:00">
            <text:p>06/09/1941 12:00:00</text:p>
          </table:table-cell>
        </table:table-row>
        <table:table-row table:style-name="ro2">
          <table:table-cell/>
          <table:table-cell table:style-name="ce5" office:value-type="float" office:value="320">
            <text:p>320</text:p>
          </table:table-cell>
          <table:table-cell table:style-name="ce9" table:formula="of:=[.C$4] + ([.$B328]*[.C$5])" office:value-type="date" office:date-value="1936-06-09T12:00:00">
            <text:p>06/09/1936 12:00:00</text:p>
          </table:table-cell>
          <table:table-cell table:style-name="ce9" table:formula="of:=[.D$4] + ([.$B328]*[.D$5])" office:value-type="date" office:date-value="1943-06-13T12:00:00">
            <text:p>06/13/1943 12:00:00</text:p>
          </table:table-cell>
          <table:table-cell table:style-name="ce9" table:formula="of:=[.E$4] + ([.$B328]*[.E$5])" office:value-type="date" office:date-value="1937-02-06T12:00:00">
            <text:p>02/06/1937 12:00:00</text:p>
          </table:table-cell>
          <table:table-cell table:style-name="ce9" table:formula="of:=[.F$4] + ([.$B328]*[.F$5])" office:value-type="date" office:date-value="1941-06-25T12:00:00">
            <text:p>06/25/1941 12:00:00</text:p>
          </table:table-cell>
        </table:table-row>
        <table:table-row table:style-name="ro2">
          <table:table-cell/>
          <table:table-cell table:style-name="ce5" office:value-type="float" office:value="321">
            <text:p>321</text:p>
          </table:table-cell>
          <table:table-cell table:style-name="ce9" table:formula="of:=[.C$4] + ([.$B329]*[.C$5])" office:value-type="date" office:date-value="1936-06-20T12:00:00">
            <text:p>06/20/1936 12:00:00</text:p>
          </table:table-cell>
          <table:table-cell table:style-name="ce9" table:formula="of:=[.D$4] + ([.$B329]*[.D$5])" office:value-type="date" office:date-value="1943-07-02T12:00:00">
            <text:p>07/02/1943 12:00:00</text:p>
          </table:table-cell>
          <table:table-cell table:style-name="ce9" table:formula="of:=[.E$4] + ([.$B329]*[.E$5])" office:value-type="date" office:date-value="1937-02-17T12:00:00">
            <text:p>02/17/1937 12:00:00</text:p>
          </table:table-cell>
          <table:table-cell table:style-name="ce9" table:formula="of:=[.F$4] + ([.$B329]*[.F$5])" office:value-type="date" office:date-value="1941-07-11T12:00:00">
            <text:p>07/11/1941 12:00:00</text:p>
          </table:table-cell>
        </table:table-row>
        <table:table-row table:style-name="ro2">
          <table:table-cell/>
          <table:table-cell table:style-name="ce5" office:value-type="float" office:value="322">
            <text:p>322</text:p>
          </table:table-cell>
          <table:table-cell table:style-name="ce9" table:formula="of:=[.C$4] + ([.$B330]*[.C$5])" office:value-type="date" office:date-value="1936-07-01T12:00:00">
            <text:p>07/01/1936 12:00:00</text:p>
          </table:table-cell>
          <table:table-cell table:style-name="ce9" table:formula="of:=[.D$4] + ([.$B330]*[.D$5])" office:value-type="date" office:date-value="1943-07-21T12:00:00">
            <text:p>07/21/1943 12:00:00</text:p>
          </table:table-cell>
          <table:table-cell table:style-name="ce9" table:formula="of:=[.E$4] + ([.$B330]*[.E$5])" office:value-type="date" office:date-value="1937-02-28T12:00:00">
            <text:p>02/28/1937 12:00:00</text:p>
          </table:table-cell>
          <table:table-cell table:style-name="ce9" table:formula="of:=[.F$4] + ([.$B330]*[.F$5])" office:value-type="date" office:date-value="1941-07-27T12:00:00">
            <text:p>07/27/1941 12:00:00</text:p>
          </table:table-cell>
        </table:table-row>
        <table:table-row table:style-name="ro2">
          <table:table-cell/>
          <table:table-cell table:style-name="ce5" office:value-type="float" office:value="323">
            <text:p>323</text:p>
          </table:table-cell>
          <table:table-cell table:style-name="ce9" table:formula="of:=[.C$4] + ([.$B331]*[.C$5])" office:value-type="date" office:date-value="1936-07-12T12:00:00">
            <text:p>07/12/1936 12:00:00</text:p>
          </table:table-cell>
          <table:table-cell table:style-name="ce9" table:formula="of:=[.D$4] + ([.$B331]*[.D$5])" office:value-type="date" office:date-value="1943-08-09T12:00:00">
            <text:p>08/09/1943 12:00:00</text:p>
          </table:table-cell>
          <table:table-cell table:style-name="ce9" table:formula="of:=[.E$4] + ([.$B331]*[.E$5])" office:value-type="date" office:date-value="1937-03-11T12:00:00">
            <text:p>03/11/1937 12:00:00</text:p>
          </table:table-cell>
          <table:table-cell table:style-name="ce9" table:formula="of:=[.F$4] + ([.$B331]*[.F$5])" office:value-type="date" office:date-value="1941-08-12T12:00:00">
            <text:p>08/12/1941 12:00:00</text:p>
          </table:table-cell>
        </table:table-row>
        <table:table-row table:style-name="ro2">
          <table:table-cell/>
          <table:table-cell table:style-name="ce5" office:value-type="float" office:value="324">
            <text:p>324</text:p>
          </table:table-cell>
          <table:table-cell table:style-name="ce9" table:formula="of:=[.C$4] + ([.$B332]*[.C$5])" office:value-type="date" office:date-value="1936-07-23T12:00:00">
            <text:p>07/23/1936 12:00:00</text:p>
          </table:table-cell>
          <table:table-cell table:style-name="ce9" table:formula="of:=[.D$4] + ([.$B332]*[.D$5])" office:value-type="date" office:date-value="1943-08-28T12:00:00">
            <text:p>08/28/1943 12:00:00</text:p>
          </table:table-cell>
          <table:table-cell table:style-name="ce9" table:formula="of:=[.E$4] + ([.$B332]*[.E$5])" office:value-type="date" office:date-value="1937-03-22T12:00:00">
            <text:p>03/22/1937 12:00:00</text:p>
          </table:table-cell>
          <table:table-cell table:style-name="ce9" table:formula="of:=[.F$4] + ([.$B332]*[.F$5])" office:value-type="date" office:date-value="1941-08-28T12:00:00">
            <text:p>08/28/1941 12:00:00</text:p>
          </table:table-cell>
        </table:table-row>
        <table:table-row table:style-name="ro2">
          <table:table-cell/>
          <table:table-cell table:style-name="ce5" office:value-type="float" office:value="325">
            <text:p>325</text:p>
          </table:table-cell>
          <table:table-cell table:style-name="ce9" table:formula="of:=[.C$4] + ([.$B333]*[.C$5])" office:value-type="date" office:date-value="1936-08-03T12:00:00">
            <text:p>08/03/1936 12:00:00</text:p>
          </table:table-cell>
          <table:table-cell table:style-name="ce9" table:formula="of:=[.D$4] + ([.$B333]*[.D$5])" office:value-type="date" office:date-value="1943-09-16T12:00:00">
            <text:p>09/16/1943 12:00:00</text:p>
          </table:table-cell>
          <table:table-cell table:style-name="ce9" table:formula="of:=[.E$4] + ([.$B333]*[.E$5])" office:value-type="date" office:date-value="1937-04-02T12:00:00">
            <text:p>04/02/1937 12:00:00</text:p>
          </table:table-cell>
          <table:table-cell table:style-name="ce9" table:formula="of:=[.F$4] + ([.$B333]*[.F$5])" office:value-type="date" office:date-value="1941-09-13T12:00:00">
            <text:p>09/13/1941 12:00:00</text:p>
          </table:table-cell>
        </table:table-row>
        <table:table-row table:style-name="ro2">
          <table:table-cell/>
          <table:table-cell table:style-name="ce5" office:value-type="float" office:value="326">
            <text:p>326</text:p>
          </table:table-cell>
          <table:table-cell table:style-name="ce9" table:formula="of:=[.C$4] + ([.$B334]*[.C$5])" office:value-type="date" office:date-value="1936-08-14T12:00:00">
            <text:p>08/14/1936 12:00:00</text:p>
          </table:table-cell>
          <table:table-cell table:style-name="ce9" table:formula="of:=[.D$4] + ([.$B334]*[.D$5])" office:value-type="date" office:date-value="1943-10-05T12:00:00">
            <text:p>10/05/1943 12:00:00</text:p>
          </table:table-cell>
          <table:table-cell table:style-name="ce9" table:formula="of:=[.E$4] + ([.$B334]*[.E$5])" office:value-type="date" office:date-value="1937-04-13T12:00:00">
            <text:p>04/13/1937 12:00:00</text:p>
          </table:table-cell>
          <table:table-cell table:style-name="ce9" table:formula="of:=[.F$4] + ([.$B334]*[.F$5])" office:value-type="date" office:date-value="1941-09-29T12:00:00">
            <text:p>09/29/1941 12:00:00</text:p>
          </table:table-cell>
        </table:table-row>
        <table:table-row table:style-name="ro2">
          <table:table-cell/>
          <table:table-cell table:style-name="ce5" office:value-type="float" office:value="327">
            <text:p>327</text:p>
          </table:table-cell>
          <table:table-cell table:style-name="ce9" table:formula="of:=[.C$4] + ([.$B335]*[.C$5])" office:value-type="date" office:date-value="1936-08-25T12:00:00">
            <text:p>08/25/1936 12:00:00</text:p>
          </table:table-cell>
          <table:table-cell table:style-name="ce9" table:formula="of:=[.D$4] + ([.$B335]*[.D$5])" office:value-type="date" office:date-value="1943-10-24T12:00:00">
            <text:p>10/24/1943 12:00:00</text:p>
          </table:table-cell>
          <table:table-cell table:style-name="ce9" table:formula="of:=[.E$4] + ([.$B335]*[.E$5])" office:value-type="date" office:date-value="1937-04-24T12:00:00">
            <text:p>04/24/1937 12:00:00</text:p>
          </table:table-cell>
          <table:table-cell table:style-name="ce9" table:formula="of:=[.F$4] + ([.$B335]*[.F$5])" office:value-type="date" office:date-value="1941-10-15T12:00:00">
            <text:p>10/15/1941 12:00:00</text:p>
          </table:table-cell>
        </table:table-row>
        <table:table-row table:style-name="ro2">
          <table:table-cell/>
          <table:table-cell table:style-name="ce5" office:value-type="float" office:value="328">
            <text:p>328</text:p>
          </table:table-cell>
          <table:table-cell table:style-name="ce9" table:formula="of:=[.C$4] + ([.$B336]*[.C$5])" office:value-type="date" office:date-value="1936-09-05T12:00:00">
            <text:p>09/05/1936 12:00:00</text:p>
          </table:table-cell>
          <table:table-cell table:style-name="ce9" table:formula="of:=[.D$4] + ([.$B336]*[.D$5])" office:value-type="date" office:date-value="1943-11-12T12:00:00">
            <text:p>11/12/1943 12:00:00</text:p>
          </table:table-cell>
          <table:table-cell table:style-name="ce9" table:formula="of:=[.E$4] + ([.$B336]*[.E$5])" office:value-type="date" office:date-value="1937-05-05T12:00:00">
            <text:p>05/05/1937 12:00:00</text:p>
          </table:table-cell>
          <table:table-cell table:style-name="ce9" table:formula="of:=[.F$4] + ([.$B336]*[.F$5])" office:value-type="date" office:date-value="1941-10-31T12:00:00">
            <text:p>10/31/1941 12:00:00</text:p>
          </table:table-cell>
        </table:table-row>
        <table:table-row table:style-name="ro2">
          <table:table-cell/>
          <table:table-cell table:style-name="ce5" office:value-type="float" office:value="329">
            <text:p>329</text:p>
          </table:table-cell>
          <table:table-cell table:style-name="ce9" table:formula="of:=[.C$4] + ([.$B337]*[.C$5])" office:value-type="date" office:date-value="1936-09-16T12:00:00">
            <text:p>09/16/1936 12:00:00</text:p>
          </table:table-cell>
          <table:table-cell table:style-name="ce9" table:formula="of:=[.D$4] + ([.$B337]*[.D$5])" office:value-type="date" office:date-value="1943-12-01T12:00:00">
            <text:p>12/01/1943 12:00:00</text:p>
          </table:table-cell>
          <table:table-cell table:style-name="ce9" table:formula="of:=[.E$4] + ([.$B337]*[.E$5])" office:value-type="date" office:date-value="1937-05-16T12:00:00">
            <text:p>05/16/1937 12:00:00</text:p>
          </table:table-cell>
          <table:table-cell table:style-name="ce9" table:formula="of:=[.F$4] + ([.$B337]*[.F$5])" office:value-type="date" office:date-value="1941-11-16T12:00:00">
            <text:p>11/16/1941 12:00:00</text:p>
          </table:table-cell>
        </table:table-row>
        <table:table-row table:style-name="ro2">
          <table:table-cell/>
          <table:table-cell table:style-name="ce5" office:value-type="float" office:value="330">
            <text:p>330</text:p>
          </table:table-cell>
          <table:table-cell table:style-name="ce9" table:formula="of:=[.C$4] + ([.$B338]*[.C$5])" office:value-type="date" office:date-value="1936-09-27T12:00:00">
            <text:p>09/27/1936 12:00:00</text:p>
          </table:table-cell>
          <table:table-cell table:style-name="ce9" table:formula="of:=[.D$4] + ([.$B338]*[.D$5])" office:value-type="date" office:date-value="1943-12-20T12:00:00">
            <text:p>12/20/1943 12:00:00</text:p>
          </table:table-cell>
          <table:table-cell table:style-name="ce9" table:formula="of:=[.E$4] + ([.$B338]*[.E$5])" office:value-type="date" office:date-value="1937-05-27T12:00:00">
            <text:p>05/27/1937 12:00:00</text:p>
          </table:table-cell>
          <table:table-cell table:style-name="ce9" table:formula="of:=[.F$4] + ([.$B338]*[.F$5])" office:value-type="date" office:date-value="1941-12-02T12:00:00">
            <text:p>12/02/1941 12:00:00</text:p>
          </table:table-cell>
        </table:table-row>
        <table:table-row table:style-name="ro2">
          <table:table-cell/>
          <table:table-cell table:style-name="ce5" office:value-type="float" office:value="331">
            <text:p>331</text:p>
          </table:table-cell>
          <table:table-cell table:style-name="ce9" table:formula="of:=[.C$4] + ([.$B339]*[.C$5])" office:value-type="date" office:date-value="1936-10-08T12:00:00">
            <text:p>10/08/1936 12:00:00</text:p>
          </table:table-cell>
          <table:table-cell table:style-name="ce9" table:formula="of:=[.D$4] + ([.$B339]*[.D$5])" office:value-type="date" office:date-value="1944-01-08T12:00:00">
            <text:p>01/08/1944 12:00:00</text:p>
          </table:table-cell>
          <table:table-cell table:style-name="ce9" table:formula="of:=[.E$4] + ([.$B339]*[.E$5])" office:value-type="date" office:date-value="1937-06-07T12:00:00">
            <text:p>06/07/1937 12:00:00</text:p>
          </table:table-cell>
          <table:table-cell table:style-name="ce9" table:formula="of:=[.F$4] + ([.$B339]*[.F$5])" office:value-type="date" office:date-value="1941-12-18T12:00:00">
            <text:p>12/18/1941 12:00:00</text:p>
          </table:table-cell>
        </table:table-row>
        <table:table-row table:style-name="ro2">
          <table:table-cell/>
          <table:table-cell table:style-name="ce5" office:value-type="float" office:value="332">
            <text:p>332</text:p>
          </table:table-cell>
          <table:table-cell table:style-name="ce9" table:formula="of:=[.C$4] + ([.$B340]*[.C$5])" office:value-type="date" office:date-value="1936-10-19T12:00:00">
            <text:p>10/19/1936 12:00:00</text:p>
          </table:table-cell>
          <table:table-cell table:style-name="ce9" table:formula="of:=[.D$4] + ([.$B340]*[.D$5])" office:value-type="date" office:date-value="1944-01-27T12:00:00">
            <text:p>01/27/1944 12:00:00</text:p>
          </table:table-cell>
          <table:table-cell table:style-name="ce9" table:formula="of:=[.E$4] + ([.$B340]*[.E$5])" office:value-type="date" office:date-value="1937-06-18T12:00:00">
            <text:p>06/18/1937 12:00:00</text:p>
          </table:table-cell>
          <table:table-cell table:style-name="ce9" table:formula="of:=[.F$4] + ([.$B340]*[.F$5])" office:value-type="date" office:date-value="1942-01-03T12:00:00">
            <text:p>01/03/1942 12:00:00</text:p>
          </table:table-cell>
        </table:table-row>
        <table:table-row table:style-name="ro2">
          <table:table-cell/>
          <table:table-cell table:style-name="ce5" office:value-type="float" office:value="333">
            <text:p>333</text:p>
          </table:table-cell>
          <table:table-cell table:style-name="ce9" table:formula="of:=[.C$4] + ([.$B341]*[.C$5])" office:value-type="date" office:date-value="1936-10-30T12:00:00">
            <text:p>10/30/1936 12:00:00</text:p>
          </table:table-cell>
          <table:table-cell table:style-name="ce9" table:formula="of:=[.D$4] + ([.$B341]*[.D$5])" office:value-type="date" office:date-value="1944-02-15T12:00:00">
            <text:p>02/15/1944 12:00:00</text:p>
          </table:table-cell>
          <table:table-cell table:style-name="ce9" table:formula="of:=[.E$4] + ([.$B341]*[.E$5])" office:value-type="date" office:date-value="1937-06-29T12:00:00">
            <text:p>06/29/1937 12:00:00</text:p>
          </table:table-cell>
          <table:table-cell table:style-name="ce9" table:formula="of:=[.F$4] + ([.$B341]*[.F$5])" office:value-type="date" office:date-value="1942-01-19T12:00:00">
            <text:p>01/19/1942 12:00:00</text:p>
          </table:table-cell>
        </table:table-row>
        <table:table-row table:style-name="ro2">
          <table:table-cell table:style-name="ce2"/>
          <table:table-cell table:style-name="ce5" office:value-type="float" office:value="334">
            <text:p>334</text:p>
          </table:table-cell>
          <table:table-cell table:style-name="ce9" table:formula="of:=[.C$4] + ([.$B342]*[.C$5])" office:value-type="date" office:date-value="1936-11-10T12:00:00">
            <text:p>11/10/1936 12:00:00</text:p>
          </table:table-cell>
          <table:table-cell table:style-name="ce9" table:formula="of:=[.D$4] + ([.$B342]*[.D$5])" office:value-type="date" office:date-value="1944-03-05T12:00:00">
            <text:p>03/05/1944 12:00:00</text:p>
          </table:table-cell>
          <table:table-cell table:style-name="ce9" table:formula="of:=[.E$4] + ([.$B342]*[.E$5])" office:value-type="date" office:date-value="1937-07-10T12:00:00">
            <text:p>07/10/1937 12:00:00</text:p>
          </table:table-cell>
          <table:table-cell table:style-name="ce9" table:formula="of:=[.F$4] + ([.$B342]*[.F$5])" office:value-type="date" office:date-value="1942-02-04T12:00:00">
            <text:p>02/04/1942 12:00:00</text:p>
          </table:table-cell>
        </table:table-row>
        <table:table-row table:style-name="ro2">
          <table:table-cell/>
          <table:table-cell table:style-name="ce5" office:value-type="float" office:value="335">
            <text:p>335</text:p>
          </table:table-cell>
          <table:table-cell table:style-name="ce9" table:formula="of:=[.C$4] + ([.$B343]*[.C$5])" office:value-type="date" office:date-value="1936-11-21T12:00:00">
            <text:p>11/21/1936 12:00:00</text:p>
          </table:table-cell>
          <table:table-cell table:style-name="ce9" table:formula="of:=[.D$4] + ([.$B343]*[.D$5])" office:value-type="date" office:date-value="1944-03-24T12:00:00">
            <text:p>03/24/1944 12:00:00</text:p>
          </table:table-cell>
          <table:table-cell table:style-name="ce9" table:formula="of:=[.E$4] + ([.$B343]*[.E$5])" office:value-type="date" office:date-value="1937-07-21T12:00:00">
            <text:p>07/21/1937 12:00:00</text:p>
          </table:table-cell>
          <table:table-cell table:style-name="ce9" table:formula="of:=[.F$4] + ([.$B343]*[.F$5])" office:value-type="date" office:date-value="1942-02-20T12:00:00">
            <text:p>02/20/1942 12:00:00</text:p>
          </table:table-cell>
        </table:table-row>
        <table:table-row table:style-name="ro2">
          <table:table-cell/>
          <table:table-cell table:style-name="ce5" office:value-type="float" office:value="336">
            <text:p>336</text:p>
          </table:table-cell>
          <table:table-cell table:style-name="ce9" table:formula="of:=[.C$4] + ([.$B344]*[.C$5])" office:value-type="date" office:date-value="1936-12-02T12:00:00">
            <text:p>12/02/1936 12:00:00</text:p>
          </table:table-cell>
          <table:table-cell table:style-name="ce9" table:formula="of:=[.D$4] + ([.$B344]*[.D$5])" office:value-type="date" office:date-value="1944-04-12T12:00:00">
            <text:p>04/12/1944 12:00:00</text:p>
          </table:table-cell>
          <table:table-cell table:style-name="ce9" table:formula="of:=[.E$4] + ([.$B344]*[.E$5])" office:value-type="date" office:date-value="1937-08-01T12:00:00">
            <text:p>08/01/1937 12:00:00</text:p>
          </table:table-cell>
          <table:table-cell table:style-name="ce9" table:formula="of:=[.F$4] + ([.$B344]*[.F$5])" office:value-type="date" office:date-value="1942-03-08T12:00:00">
            <text:p>03/08/1942 12:00:00</text:p>
          </table:table-cell>
        </table:table-row>
        <table:table-row table:style-name="ro2">
          <table:table-cell/>
          <table:table-cell table:style-name="ce5" office:value-type="float" office:value="337">
            <text:p>337</text:p>
          </table:table-cell>
          <table:table-cell table:style-name="ce9" table:formula="of:=[.C$4] + ([.$B345]*[.C$5])" office:value-type="date" office:date-value="1936-12-13T12:00:00">
            <text:p>12/13/1936 12:00:00</text:p>
          </table:table-cell>
          <table:table-cell table:style-name="ce9" table:formula="of:=[.D$4] + ([.$B345]*[.D$5])" office:value-type="date" office:date-value="1944-05-01T12:00:00">
            <text:p>05/01/1944 12:00:00</text:p>
          </table:table-cell>
          <table:table-cell table:style-name="ce9" table:formula="of:=[.E$4] + ([.$B345]*[.E$5])" office:value-type="date" office:date-value="1937-08-12T12:00:00">
            <text:p>08/12/1937 12:00:00</text:p>
          </table:table-cell>
          <table:table-cell table:style-name="ce9" table:formula="of:=[.F$4] + ([.$B345]*[.F$5])" office:value-type="date" office:date-value="1942-03-24T12:00:00">
            <text:p>03/24/1942 12:00:00</text:p>
          </table:table-cell>
        </table:table-row>
        <table:table-row table:style-name="ro2">
          <table:table-cell/>
          <table:table-cell table:style-name="ce5" office:value-type="float" office:value="338">
            <text:p>338</text:p>
          </table:table-cell>
          <table:table-cell table:style-name="ce9" table:formula="of:=[.C$4] + ([.$B346]*[.C$5])" office:value-type="date" office:date-value="1936-12-24T12:00:00">
            <text:p>12/24/1936 12:00:00</text:p>
          </table:table-cell>
          <table:table-cell table:style-name="ce9" table:formula="of:=[.D$4] + ([.$B346]*[.D$5])" office:value-type="date" office:date-value="1944-05-20T12:00:00">
            <text:p>05/20/1944 12:00:00</text:p>
          </table:table-cell>
          <table:table-cell table:style-name="ce9" table:formula="of:=[.E$4] + ([.$B346]*[.E$5])" office:value-type="date" office:date-value="1937-08-23T12:00:00">
            <text:p>08/23/1937 12:00:00</text:p>
          </table:table-cell>
          <table:table-cell table:style-name="ce9" table:formula="of:=[.F$4] + ([.$B346]*[.F$5])" office:value-type="date" office:date-value="1942-04-09T12:00:00">
            <text:p>04/09/1942 12:00:00</text:p>
          </table:table-cell>
        </table:table-row>
        <table:table-row table:style-name="ro2">
          <table:table-cell/>
          <table:table-cell table:style-name="ce5" office:value-type="float" office:value="339">
            <text:p>339</text:p>
          </table:table-cell>
          <table:table-cell table:style-name="ce9" table:formula="of:=[.C$4] + ([.$B347]*[.C$5])" office:value-type="date" office:date-value="1937-01-04T12:00:00">
            <text:p>01/04/1937 12:00:00</text:p>
          </table:table-cell>
          <table:table-cell table:style-name="ce9" table:formula="of:=[.D$4] + ([.$B347]*[.D$5])" office:value-type="date" office:date-value="1944-06-08T12:00:00">
            <text:p>06/08/1944 12:00:00</text:p>
          </table:table-cell>
          <table:table-cell table:style-name="ce9" table:formula="of:=[.E$4] + ([.$B347]*[.E$5])" office:value-type="date" office:date-value="1937-09-03T12:00:00">
            <text:p>09/03/1937 12:00:00</text:p>
          </table:table-cell>
          <table:table-cell table:style-name="ce9" table:formula="of:=[.F$4] + ([.$B347]*[.F$5])" office:value-type="date" office:date-value="1942-04-25T12:00:00">
            <text:p>04/25/1942 12:00:00</text:p>
          </table:table-cell>
        </table:table-row>
        <table:table-row table:style-name="ro2">
          <table:table-cell/>
          <table:table-cell table:style-name="ce5" office:value-type="float" office:value="340">
            <text:p>340</text:p>
          </table:table-cell>
          <table:table-cell table:style-name="ce9" table:formula="of:=[.C$4] + ([.$B348]*[.C$5])" office:value-type="date" office:date-value="1937-01-15T12:00:00">
            <text:p>01/15/1937 12:00:00</text:p>
          </table:table-cell>
          <table:table-cell table:style-name="ce9" table:formula="of:=[.D$4] + ([.$B348]*[.D$5])" office:value-type="date" office:date-value="1944-06-27T12:00:00">
            <text:p>06/27/1944 12:00:00</text:p>
          </table:table-cell>
          <table:table-cell table:style-name="ce9" table:formula="of:=[.E$4] + ([.$B348]*[.E$5])" office:value-type="date" office:date-value="1937-09-14T12:00:00">
            <text:p>09/14/1937 12:00:00</text:p>
          </table:table-cell>
          <table:table-cell table:style-name="ce9" table:formula="of:=[.F$4] + ([.$B348]*[.F$5])" office:value-type="date" office:date-value="1942-05-11T12:00:00">
            <text:p>05/11/1942 12:00:00</text:p>
          </table:table-cell>
        </table:table-row>
        <table:table-row table:style-name="ro2">
          <table:table-cell/>
          <table:table-cell table:style-name="ce5" office:value-type="float" office:value="341">
            <text:p>341</text:p>
          </table:table-cell>
          <table:table-cell table:style-name="ce9" table:formula="of:=[.C$4] + ([.$B349]*[.C$5])" office:value-type="date" office:date-value="1937-01-26T12:00:00">
            <text:p>01/26/1937 12:00:00</text:p>
          </table:table-cell>
          <table:table-cell table:style-name="ce9" table:formula="of:=[.D$4] + ([.$B349]*[.D$5])" office:value-type="date" office:date-value="1944-07-16T12:00:00">
            <text:p>07/16/1944 12:00:00</text:p>
          </table:table-cell>
          <table:table-cell table:style-name="ce9" table:formula="of:=[.E$4] + ([.$B349]*[.E$5])" office:value-type="date" office:date-value="1937-09-25T12:00:00">
            <text:p>09/25/1937 12:00:00</text:p>
          </table:table-cell>
          <table:table-cell table:style-name="ce9" table:formula="of:=[.F$4] + ([.$B349]*[.F$5])" office:value-type="date" office:date-value="1942-05-27T12:00:00">
            <text:p>05/27/1942 12:00:00</text:p>
          </table:table-cell>
        </table:table-row>
        <table:table-row table:style-name="ro2">
          <table:table-cell/>
          <table:table-cell table:style-name="ce5" office:value-type="float" office:value="342">
            <text:p>342</text:p>
          </table:table-cell>
          <table:table-cell table:style-name="ce9" table:formula="of:=[.C$4] + ([.$B350]*[.C$5])" office:value-type="date" office:date-value="1937-02-06T12:00:00">
            <text:p>02/06/1937 12:00:00</text:p>
          </table:table-cell>
          <table:table-cell table:style-name="ce9" table:formula="of:=[.D$4] + ([.$B350]*[.D$5])" office:value-type="date" office:date-value="1944-08-04T12:00:00">
            <text:p>08/04/1944 12:00:00</text:p>
          </table:table-cell>
          <table:table-cell table:style-name="ce9" table:formula="of:=[.E$4] + ([.$B350]*[.E$5])" office:value-type="date" office:date-value="1937-10-06T12:00:00">
            <text:p>10/06/1937 12:00:00</text:p>
          </table:table-cell>
          <table:table-cell table:style-name="ce9" table:formula="of:=[.F$4] + ([.$B350]*[.F$5])" office:value-type="date" office:date-value="1942-06-12T12:00:00">
            <text:p>06/12/1942 12:00:00</text:p>
          </table:table-cell>
        </table:table-row>
        <table:table-row table:style-name="ro2">
          <table:table-cell/>
          <table:table-cell table:style-name="ce5" office:value-type="float" office:value="343">
            <text:p>343</text:p>
          </table:table-cell>
          <table:table-cell table:style-name="ce9" table:formula="of:=[.C$4] + ([.$B351]*[.C$5])" office:value-type="date" office:date-value="1937-02-17T12:00:00">
            <text:p>02/17/1937 12:00:00</text:p>
          </table:table-cell>
          <table:table-cell table:style-name="ce9" table:formula="of:=[.D$4] + ([.$B351]*[.D$5])" office:value-type="date" office:date-value="1944-08-23T12:00:00">
            <text:p>08/23/1944 12:00:00</text:p>
          </table:table-cell>
          <table:table-cell table:style-name="ce9" table:formula="of:=[.E$4] + ([.$B351]*[.E$5])" office:value-type="date" office:date-value="1937-10-17T12:00:00">
            <text:p>10/17/1937 12:00:00</text:p>
          </table:table-cell>
          <table:table-cell table:style-name="ce9" table:formula="of:=[.F$4] + ([.$B351]*[.F$5])" office:value-type="date" office:date-value="1942-06-28T12:00:00">
            <text:p>06/28/1942 12:00:00</text:p>
          </table:table-cell>
        </table:table-row>
        <table:table-row table:style-name="ro2">
          <table:table-cell/>
          <table:table-cell table:style-name="ce5" office:value-type="float" office:value="344">
            <text:p>344</text:p>
          </table:table-cell>
          <table:table-cell table:style-name="ce9" table:formula="of:=[.C$4] + ([.$B352]*[.C$5])" office:value-type="date" office:date-value="1937-02-28T12:00:00">
            <text:p>02/28/1937 12:00:00</text:p>
          </table:table-cell>
          <table:table-cell table:style-name="ce9" table:formula="of:=[.D$4] + ([.$B352]*[.D$5])" office:value-type="date" office:date-value="1944-09-11T12:00:00">
            <text:p>09/11/1944 12:00:00</text:p>
          </table:table-cell>
          <table:table-cell table:style-name="ce9" table:formula="of:=[.E$4] + ([.$B352]*[.E$5])" office:value-type="date" office:date-value="1937-10-28T12:00:00">
            <text:p>10/28/1937 12:00:00</text:p>
          </table:table-cell>
          <table:table-cell table:style-name="ce9" table:formula="of:=[.F$4] + ([.$B352]*[.F$5])" office:value-type="date" office:date-value="1942-07-14T12:00:00">
            <text:p>07/14/1942 12:00:00</text:p>
          </table:table-cell>
        </table:table-row>
        <table:table-row table:style-name="ro2">
          <table:table-cell/>
          <table:table-cell table:style-name="ce5" office:value-type="float" office:value="345">
            <text:p>345</text:p>
          </table:table-cell>
          <table:table-cell table:style-name="ce9" table:formula="of:=[.C$4] + ([.$B353]*[.C$5])" office:value-type="date" office:date-value="1937-03-11T12:00:00">
            <text:p>03/11/1937 12:00:00</text:p>
          </table:table-cell>
          <table:table-cell table:style-name="ce9" table:formula="of:=[.D$4] + ([.$B353]*[.D$5])" office:value-type="date" office:date-value="1944-09-30T12:00:00">
            <text:p>09/30/1944 12:00:00</text:p>
          </table:table-cell>
          <table:table-cell table:style-name="ce9" table:formula="of:=[.E$4] + ([.$B353]*[.E$5])" office:value-type="date" office:date-value="1937-11-08T12:00:00">
            <text:p>11/08/1937 12:00:00</text:p>
          </table:table-cell>
          <table:table-cell table:style-name="ce9" table:formula="of:=[.F$4] + ([.$B353]*[.F$5])" office:value-type="date" office:date-value="1942-07-30T12:00:00">
            <text:p>07/30/1942 12:00:00</text:p>
          </table:table-cell>
        </table:table-row>
        <table:table-row table:style-name="ro2">
          <table:table-cell/>
          <table:table-cell table:style-name="ce5" office:value-type="float" office:value="346">
            <text:p>346</text:p>
          </table:table-cell>
          <table:table-cell table:style-name="ce9" table:formula="of:=[.C$4] + ([.$B354]*[.C$5])" office:value-type="date" office:date-value="1937-03-22T12:00:00">
            <text:p>03/22/1937 12:00:00</text:p>
          </table:table-cell>
          <table:table-cell table:style-name="ce9" table:formula="of:=[.D$4] + ([.$B354]*[.D$5])" office:value-type="date" office:date-value="1944-10-19T12:00:00">
            <text:p>10/19/1944 12:00:00</text:p>
          </table:table-cell>
          <table:table-cell table:style-name="ce9" table:formula="of:=[.E$4] + ([.$B354]*[.E$5])" office:value-type="date" office:date-value="1937-11-19T12:00:00">
            <text:p>11/19/1937 12:00:00</text:p>
          </table:table-cell>
          <table:table-cell table:style-name="ce9" table:formula="of:=[.F$4] + ([.$B354]*[.F$5])" office:value-type="date" office:date-value="1942-08-15T12:00:00">
            <text:p>08/15/1942 12:00:00</text:p>
          </table:table-cell>
        </table:table-row>
        <table:table-row table:style-name="ro2">
          <table:table-cell/>
          <table:table-cell table:style-name="ce5" office:value-type="float" office:value="347">
            <text:p>347</text:p>
          </table:table-cell>
          <table:table-cell table:style-name="ce9" table:formula="of:=[.C$4] + ([.$B355]*[.C$5])" office:value-type="date" office:date-value="1937-04-02T12:00:00">
            <text:p>04/02/1937 12:00:00</text:p>
          </table:table-cell>
          <table:table-cell table:style-name="ce9" table:formula="of:=[.D$4] + ([.$B355]*[.D$5])" office:value-type="date" office:date-value="1944-11-07T12:00:00">
            <text:p>11/07/1944 12:00:00</text:p>
          </table:table-cell>
          <table:table-cell table:style-name="ce9" table:formula="of:=[.E$4] + ([.$B355]*[.E$5])" office:value-type="date" office:date-value="1937-11-30T12:00:00">
            <text:p>11/30/1937 12:00:00</text:p>
          </table:table-cell>
          <table:table-cell table:style-name="ce9" table:formula="of:=[.F$4] + ([.$B355]*[.F$5])" office:value-type="date" office:date-value="1942-08-31T12:00:00">
            <text:p>08/31/1942 12:00:00</text:p>
          </table:table-cell>
        </table:table-row>
        <table:table-row table:style-name="ro2">
          <table:table-cell/>
          <table:table-cell table:style-name="ce5" office:value-type="float" office:value="348">
            <text:p>348</text:p>
          </table:table-cell>
          <table:table-cell table:style-name="ce9" table:formula="of:=[.C$4] + ([.$B356]*[.C$5])" office:value-type="date" office:date-value="1937-04-13T12:00:00">
            <text:p>04/13/1937 12:00:00</text:p>
          </table:table-cell>
          <table:table-cell table:style-name="ce9" table:formula="of:=[.D$4] + ([.$B356]*[.D$5])" office:value-type="date" office:date-value="1944-11-26T12:00:00">
            <text:p>11/26/1944 12:00:00</text:p>
          </table:table-cell>
          <table:table-cell table:style-name="ce9" table:formula="of:=[.E$4] + ([.$B356]*[.E$5])" office:value-type="date" office:date-value="1937-12-11T12:00:00">
            <text:p>12/11/1937 12:00:00</text:p>
          </table:table-cell>
          <table:table-cell table:style-name="ce9" table:formula="of:=[.F$4] + ([.$B356]*[.F$5])" office:value-type="date" office:date-value="1942-09-16T12:00:00">
            <text:p>09/16/1942 12:00:00</text:p>
          </table:table-cell>
        </table:table-row>
        <table:table-row table:style-name="ro2">
          <table:table-cell/>
          <table:table-cell table:style-name="ce5" office:value-type="float" office:value="349">
            <text:p>349</text:p>
          </table:table-cell>
          <table:table-cell table:style-name="ce9" table:formula="of:=[.C$4] + ([.$B357]*[.C$5])" office:value-type="date" office:date-value="1937-04-24T12:00:00">
            <text:p>04/24/1937 12:00:00</text:p>
          </table:table-cell>
          <table:table-cell table:style-name="ce9" table:formula="of:=[.D$4] + ([.$B357]*[.D$5])" office:value-type="date" office:date-value="1944-12-15T12:00:00">
            <text:p>12/15/1944 12:00:00</text:p>
          </table:table-cell>
          <table:table-cell table:style-name="ce9" table:formula="of:=[.E$4] + ([.$B357]*[.E$5])" office:value-type="date" office:date-value="1937-12-22T12:00:00">
            <text:p>12/22/1937 12:00:00</text:p>
          </table:table-cell>
          <table:table-cell table:style-name="ce9" table:formula="of:=[.F$4] + ([.$B357]*[.F$5])" office:value-type="date" office:date-value="1942-10-02T12:00:00">
            <text:p>10/02/1942 12:00:00</text:p>
          </table:table-cell>
        </table:table-row>
        <table:table-row table:style-name="ro2">
          <table:table-cell/>
          <table:table-cell table:style-name="ce5" office:value-type="float" office:value="350">
            <text:p>350</text:p>
          </table:table-cell>
          <table:table-cell table:style-name="ce9" table:formula="of:=[.C$4] + ([.$B358]*[.C$5])" office:value-type="date" office:date-value="1937-05-05T12:00:00">
            <text:p>05/05/1937 12:00:00</text:p>
          </table:table-cell>
          <table:table-cell table:style-name="ce9" table:formula="of:=[.D$4] + ([.$B358]*[.D$5])" office:value-type="date" office:date-value="1945-01-03T12:00:00">
            <text:p>01/03/1945 12:00:00</text:p>
          </table:table-cell>
          <table:table-cell table:style-name="ce9" table:formula="of:=[.E$4] + ([.$B358]*[.E$5])" office:value-type="date" office:date-value="1938-01-02T12:00:00">
            <text:p>01/02/1938 12:00:00</text:p>
          </table:table-cell>
          <table:table-cell table:style-name="ce9" table:formula="of:=[.F$4] + ([.$B358]*[.F$5])" office:value-type="date" office:date-value="1942-10-18T12:00:00">
            <text:p>10/18/1942 12:00:00</text:p>
          </table:table-cell>
        </table:table-row>
        <table:table-row table:style-name="ro2">
          <table:table-cell/>
          <table:table-cell table:style-name="ce5" office:value-type="float" office:value="351">
            <text:p>351</text:p>
          </table:table-cell>
          <table:table-cell table:style-name="ce9" table:formula="of:=[.C$4] + ([.$B359]*[.C$5])" office:value-type="date" office:date-value="1937-05-16T12:00:00">
            <text:p>05/16/1937 12:00:00</text:p>
          </table:table-cell>
          <table:table-cell table:style-name="ce9" table:formula="of:=[.D$4] + ([.$B359]*[.D$5])" office:value-type="date" office:date-value="1945-01-22T12:00:00">
            <text:p>01/22/1945 12:00:00</text:p>
          </table:table-cell>
          <table:table-cell table:style-name="ce9" table:formula="of:=[.E$4] + ([.$B359]*[.E$5])" office:value-type="date" office:date-value="1938-01-13T12:00:00">
            <text:p>01/13/1938 12:00:00</text:p>
          </table:table-cell>
          <table:table-cell table:style-name="ce9" table:formula="of:=[.F$4] + ([.$B359]*[.F$5])" office:value-type="date" office:date-value="1942-11-03T12:00:00">
            <text:p>11/03/1942 12:00:00</text:p>
          </table:table-cell>
        </table:table-row>
        <table:table-row table:style-name="ro2">
          <table:table-cell/>
          <table:table-cell table:style-name="ce5" office:value-type="float" office:value="352">
            <text:p>352</text:p>
          </table:table-cell>
          <table:table-cell table:style-name="ce9" table:formula="of:=[.C$4] + ([.$B360]*[.C$5])" office:value-type="date" office:date-value="1937-05-27T12:00:00">
            <text:p>05/27/1937 12:00:00</text:p>
          </table:table-cell>
          <table:table-cell table:style-name="ce9" table:formula="of:=[.D$4] + ([.$B360]*[.D$5])" office:value-type="date" office:date-value="1945-02-10T12:00:00">
            <text:p>02/10/1945 12:00:00</text:p>
          </table:table-cell>
          <table:table-cell table:style-name="ce9" table:formula="of:=[.E$4] + ([.$B360]*[.E$5])" office:value-type="date" office:date-value="1938-01-24T12:00:00">
            <text:p>01/24/1938 12:00:00</text:p>
          </table:table-cell>
          <table:table-cell table:style-name="ce9" table:formula="of:=[.F$4] + ([.$B360]*[.F$5])" office:value-type="date" office:date-value="1942-11-19T12:00:00">
            <text:p>11/19/1942 12:00:00</text:p>
          </table:table-cell>
        </table:table-row>
        <table:table-row table:style-name="ro2">
          <table:table-cell/>
          <table:table-cell table:style-name="ce5" office:value-type="float" office:value="353">
            <text:p>353</text:p>
          </table:table-cell>
          <table:table-cell table:style-name="ce9" table:formula="of:=[.C$4] + ([.$B361]*[.C$5])" office:value-type="date" office:date-value="1937-06-07T12:00:00">
            <text:p>06/07/1937 12:00:00</text:p>
          </table:table-cell>
          <table:table-cell table:style-name="ce9" table:formula="of:=[.D$4] + ([.$B361]*[.D$5])" office:value-type="date" office:date-value="1945-03-01T12:00:00">
            <text:p>03/01/1945 12:00:00</text:p>
          </table:table-cell>
          <table:table-cell table:style-name="ce9" table:formula="of:=[.E$4] + ([.$B361]*[.E$5])" office:value-type="date" office:date-value="1938-02-04T12:00:00">
            <text:p>02/04/1938 12:00:00</text:p>
          </table:table-cell>
          <table:table-cell table:style-name="ce9" table:formula="of:=[.F$4] + ([.$B361]*[.F$5])" office:value-type="date" office:date-value="1942-12-05T12:00:00">
            <text:p>12/05/1942 12:00:00</text:p>
          </table:table-cell>
        </table:table-row>
        <table:table-row table:style-name="ro2">
          <table:table-cell/>
          <table:table-cell table:style-name="ce5" office:value-type="float" office:value="354">
            <text:p>354</text:p>
          </table:table-cell>
          <table:table-cell table:style-name="ce9" table:formula="of:=[.C$4] + ([.$B362]*[.C$5])" office:value-type="date" office:date-value="1937-06-18T12:00:00">
            <text:p>06/18/1937 12:00:00</text:p>
          </table:table-cell>
          <table:table-cell table:style-name="ce9" table:formula="of:=[.D$4] + ([.$B362]*[.D$5])" office:value-type="date" office:date-value="1945-03-20T12:00:00">
            <text:p>03/20/1945 12:00:00</text:p>
          </table:table-cell>
          <table:table-cell table:style-name="ce9" table:formula="of:=[.E$4] + ([.$B362]*[.E$5])" office:value-type="date" office:date-value="1938-02-15T12:00:00">
            <text:p>02/15/1938 12:00:00</text:p>
          </table:table-cell>
          <table:table-cell table:style-name="ce9" table:formula="of:=[.F$4] + ([.$B362]*[.F$5])" office:value-type="date" office:date-value="1942-12-21T12:00:00">
            <text:p>12/21/1942 12:00:00</text:p>
          </table:table-cell>
        </table:table-row>
        <table:table-row table:style-name="ro2">
          <table:table-cell/>
          <table:table-cell table:style-name="ce5" office:value-type="float" office:value="355">
            <text:p>355</text:p>
          </table:table-cell>
          <table:table-cell table:style-name="ce9" table:formula="of:=[.C$4] + ([.$B363]*[.C$5])" office:value-type="date" office:date-value="1937-06-29T12:00:00">
            <text:p>06/29/1937 12:00:00</text:p>
          </table:table-cell>
          <table:table-cell table:style-name="ce9" table:formula="of:=[.D$4] + ([.$B363]*[.D$5])" office:value-type="date" office:date-value="1945-04-08T12:00:00">
            <text:p>04/08/1945 12:00:00</text:p>
          </table:table-cell>
          <table:table-cell table:style-name="ce9" table:formula="of:=[.E$4] + ([.$B363]*[.E$5])" office:value-type="date" office:date-value="1938-02-26T12:00:00">
            <text:p>02/26/1938 12:00:00</text:p>
          </table:table-cell>
          <table:table-cell table:style-name="ce9" table:formula="of:=[.F$4] + ([.$B363]*[.F$5])" office:value-type="date" office:date-value="1943-01-06T12:00:00">
            <text:p>01/06/1943 12:00:00</text:p>
          </table:table-cell>
        </table:table-row>
        <table:table-row table:style-name="ro2">
          <table:table-cell/>
          <table:table-cell table:style-name="ce5" office:value-type="float" office:value="356">
            <text:p>356</text:p>
          </table:table-cell>
          <table:table-cell table:style-name="ce9" table:formula="of:=[.C$4] + ([.$B364]*[.C$5])" office:value-type="date" office:date-value="1937-07-10T12:00:00">
            <text:p>07/10/1937 12:00:00</text:p>
          </table:table-cell>
          <table:table-cell table:style-name="ce9" table:formula="of:=[.D$4] + ([.$B364]*[.D$5])" office:value-type="date" office:date-value="1945-04-27T12:00:00">
            <text:p>04/27/1945 12:00:00</text:p>
          </table:table-cell>
          <table:table-cell table:style-name="ce9" table:formula="of:=[.E$4] + ([.$B364]*[.E$5])" office:value-type="date" office:date-value="1938-03-09T12:00:00">
            <text:p>03/09/1938 12:00:00</text:p>
          </table:table-cell>
          <table:table-cell table:style-name="ce9" table:formula="of:=[.F$4] + ([.$B364]*[.F$5])" office:value-type="date" office:date-value="1943-01-22T12:00:00">
            <text:p>01/22/1943 12:00:00</text:p>
          </table:table-cell>
        </table:table-row>
        <table:table-row table:style-name="ro2">
          <table:table-cell/>
          <table:table-cell table:style-name="ce5" office:value-type="float" office:value="357">
            <text:p>357</text:p>
          </table:table-cell>
          <table:table-cell table:style-name="ce9" table:formula="of:=[.C$4] + ([.$B365]*[.C$5])" office:value-type="date" office:date-value="1937-07-21T12:00:00">
            <text:p>07/21/1937 12:00:00</text:p>
          </table:table-cell>
          <table:table-cell table:style-name="ce9" table:formula="of:=[.D$4] + ([.$B365]*[.D$5])" office:value-type="date" office:date-value="1945-05-16T12:00:00">
            <text:p>05/16/1945 12:00:00</text:p>
          </table:table-cell>
          <table:table-cell table:style-name="ce9" table:formula="of:=[.E$4] + ([.$B365]*[.E$5])" office:value-type="date" office:date-value="1938-03-20T12:00:00">
            <text:p>03/20/1938 12:00:00</text:p>
          </table:table-cell>
          <table:table-cell table:style-name="ce9" table:formula="of:=[.F$4] + ([.$B365]*[.F$5])" office:value-type="date" office:date-value="1943-02-07T12:00:00">
            <text:p>02/07/1943 12:00:00</text:p>
          </table:table-cell>
        </table:table-row>
        <table:table-row table:style-name="ro2">
          <table:table-cell/>
          <table:table-cell table:style-name="ce5" office:value-type="float" office:value="358">
            <text:p>358</text:p>
          </table:table-cell>
          <table:table-cell table:style-name="ce9" table:formula="of:=[.C$4] + ([.$B366]*[.C$5])" office:value-type="date" office:date-value="1937-08-01T12:00:00">
            <text:p>08/01/1937 12:00:00</text:p>
          </table:table-cell>
          <table:table-cell table:style-name="ce9" table:formula="of:=[.D$4] + ([.$B366]*[.D$5])" office:value-type="date" office:date-value="1945-06-04T12:00:00">
            <text:p>06/04/1945 12:00:00</text:p>
          </table:table-cell>
          <table:table-cell table:style-name="ce9" table:formula="of:=[.E$4] + ([.$B366]*[.E$5])" office:value-type="date" office:date-value="1938-03-31T12:00:00">
            <text:p>03/31/1938 12:00:00</text:p>
          </table:table-cell>
          <table:table-cell table:style-name="ce9" table:formula="of:=[.F$4] + ([.$B366]*[.F$5])" office:value-type="date" office:date-value="1943-02-23T12:00:00">
            <text:p>02/23/1943 12:00:00</text:p>
          </table:table-cell>
        </table:table-row>
        <table:table-row table:style-name="ro2">
          <table:table-cell/>
          <table:table-cell table:style-name="ce5" office:value-type="float" office:value="359">
            <text:p>359</text:p>
          </table:table-cell>
          <table:table-cell table:style-name="ce9" table:formula="of:=[.C$4] + ([.$B367]*[.C$5])" office:value-type="date" office:date-value="1937-08-12T12:00:00">
            <text:p>08/12/1937 12:00:00</text:p>
          </table:table-cell>
          <table:table-cell table:style-name="ce9" table:formula="of:=[.D$4] + ([.$B367]*[.D$5])" office:value-type="date" office:date-value="1945-06-23T12:00:00">
            <text:p>06/23/1945 12:00:00</text:p>
          </table:table-cell>
          <table:table-cell table:style-name="ce9" table:formula="of:=[.E$4] + ([.$B367]*[.E$5])" office:value-type="date" office:date-value="1938-04-11T12:00:00">
            <text:p>04/11/1938 12:00:00</text:p>
          </table:table-cell>
          <table:table-cell table:style-name="ce9" table:formula="of:=[.F$4] + ([.$B367]*[.F$5])" office:value-type="date" office:date-value="1943-03-11T12:00:00">
            <text:p>03/11/1943 12:00:00</text:p>
          </table:table-cell>
        </table:table-row>
        <table:table-row table:style-name="ro2">
          <table:table-cell/>
          <table:table-cell table:style-name="ce5" office:value-type="float" office:value="360">
            <text:p>360</text:p>
          </table:table-cell>
          <table:table-cell table:style-name="ce9" table:formula="of:=[.C$4] + ([.$B368]*[.C$5])" office:value-type="date" office:date-value="1937-08-23T12:00:00">
            <text:p>08/23/1937 12:00:00</text:p>
          </table:table-cell>
          <table:table-cell table:style-name="ce9" table:formula="of:=[.D$4] + ([.$B368]*[.D$5])" office:value-type="date" office:date-value="1945-07-12T12:00:00">
            <text:p>07/12/1945 12:00:00</text:p>
          </table:table-cell>
          <table:table-cell table:style-name="ce9" table:formula="of:=[.E$4] + ([.$B368]*[.E$5])" office:value-type="date" office:date-value="1938-04-22T12:00:00">
            <text:p>04/22/1938 12:00:00</text:p>
          </table:table-cell>
          <table:table-cell table:style-name="ce9" table:formula="of:=[.F$4] + ([.$B368]*[.F$5])" office:value-type="date" office:date-value="1943-03-27T12:00:00">
            <text:p>03/27/1943 12:00:00</text:p>
          </table:table-cell>
        </table:table-row>
        <table:table-row table:style-name="ro2">
          <table:table-cell/>
          <table:table-cell table:style-name="ce5" office:value-type="float" office:value="361">
            <text:p>361</text:p>
          </table:table-cell>
          <table:table-cell table:style-name="ce9" table:formula="of:=[.C$4] + ([.$B369]*[.C$5])" office:value-type="date" office:date-value="1937-09-03T12:00:00">
            <text:p>09/03/1937 12:00:00</text:p>
          </table:table-cell>
          <table:table-cell table:style-name="ce9" table:formula="of:=[.D$4] + ([.$B369]*[.D$5])" office:value-type="date" office:date-value="1945-07-31T12:00:00">
            <text:p>07/31/1945 12:00:00</text:p>
          </table:table-cell>
          <table:table-cell table:style-name="ce9" table:formula="of:=[.E$4] + ([.$B369]*[.E$5])" office:value-type="date" office:date-value="1938-05-03T12:00:00">
            <text:p>05/03/1938 12:00:00</text:p>
          </table:table-cell>
          <table:table-cell table:style-name="ce9" table:formula="of:=[.F$4] + ([.$B369]*[.F$5])" office:value-type="date" office:date-value="1943-04-12T12:00:00">
            <text:p>04/12/1943 12:00:00</text:p>
          </table:table-cell>
        </table:table-row>
        <table:table-row table:style-name="ro2">
          <table:table-cell/>
          <table:table-cell table:style-name="ce5" office:value-type="float" office:value="362">
            <text:p>362</text:p>
          </table:table-cell>
          <table:table-cell table:style-name="ce9" table:formula="of:=[.C$4] + ([.$B370]*[.C$5])" office:value-type="date" office:date-value="1937-09-14T12:00:00">
            <text:p>09/14/1937 12:00:00</text:p>
          </table:table-cell>
          <table:table-cell table:style-name="ce9" table:formula="of:=[.D$4] + ([.$B370]*[.D$5])" office:value-type="date" office:date-value="1945-08-19T12:00:00">
            <text:p>08/19/1945 12:00:00</text:p>
          </table:table-cell>
          <table:table-cell table:style-name="ce9" table:formula="of:=[.E$4] + ([.$B370]*[.E$5])" office:value-type="date" office:date-value="1938-05-14T12:00:00">
            <text:p>05/14/1938 12:00:00</text:p>
          </table:table-cell>
          <table:table-cell table:style-name="ce9" table:formula="of:=[.F$4] + ([.$B370]*[.F$5])" office:value-type="date" office:date-value="1943-04-28T12:00:00">
            <text:p>04/28/1943 12:00:00</text:p>
          </table:table-cell>
        </table:table-row>
        <table:table-row table:style-name="ro2">
          <table:table-cell/>
          <table:table-cell table:style-name="ce5" office:value-type="float" office:value="363">
            <text:p>363</text:p>
          </table:table-cell>
          <table:table-cell table:style-name="ce9" table:formula="of:=[.C$4] + ([.$B371]*[.C$5])" office:value-type="date" office:date-value="1937-09-25T12:00:00">
            <text:p>09/25/1937 12:00:00</text:p>
          </table:table-cell>
          <table:table-cell table:style-name="ce9" table:formula="of:=[.D$4] + ([.$B371]*[.D$5])" office:value-type="date" office:date-value="1945-09-07T12:00:00">
            <text:p>09/07/1945 12:00:00</text:p>
          </table:table-cell>
          <table:table-cell table:style-name="ce9" table:formula="of:=[.E$4] + ([.$B371]*[.E$5])" office:value-type="date" office:date-value="1938-05-25T12:00:00">
            <text:p>05/25/1938 12:00:00</text:p>
          </table:table-cell>
          <table:table-cell table:style-name="ce9" table:formula="of:=[.F$4] + ([.$B371]*[.F$5])" office:value-type="date" office:date-value="1943-05-14T12:00:00">
            <text:p>05/14/1943 12:00:00</text:p>
          </table:table-cell>
        </table:table-row>
        <table:table-row table:style-name="ro2">
          <table:table-cell/>
          <table:table-cell table:style-name="ce5" office:value-type="float" office:value="364">
            <text:p>364</text:p>
          </table:table-cell>
          <table:table-cell table:style-name="ce9" table:formula="of:=[.C$4] + ([.$B372]*[.C$5])" office:value-type="date" office:date-value="1937-10-06T12:00:00">
            <text:p>10/06/1937 12:00:00</text:p>
          </table:table-cell>
          <table:table-cell table:style-name="ce9" table:formula="of:=[.D$4] + ([.$B372]*[.D$5])" office:value-type="date" office:date-value="1945-09-26T12:00:00">
            <text:p>09/26/1945 12:00:00</text:p>
          </table:table-cell>
          <table:table-cell table:style-name="ce9" table:formula="of:=[.E$4] + ([.$B372]*[.E$5])" office:value-type="date" office:date-value="1938-06-05T12:00:00">
            <text:p>06/05/1938 12:00:00</text:p>
          </table:table-cell>
          <table:table-cell table:style-name="ce9" table:formula="of:=[.F$4] + ([.$B372]*[.F$5])" office:value-type="date" office:date-value="1943-05-30T12:00:00">
            <text:p>05/30/1943 12:00:00</text:p>
          </table:table-cell>
        </table:table-row>
        <table:table-row table:style-name="ro2">
          <table:table-cell/>
          <table:table-cell table:style-name="ce5" office:value-type="float" office:value="365">
            <text:p>365</text:p>
          </table:table-cell>
          <table:table-cell table:style-name="ce9" table:formula="of:=[.C$4] + ([.$B373]*[.C$5])" office:value-type="date" office:date-value="1937-10-17T12:00:00">
            <text:p>10/17/1937 12:00:00</text:p>
          </table:table-cell>
          <table:table-cell table:style-name="ce9" table:formula="of:=[.D$4] + ([.$B373]*[.D$5])" office:value-type="date" office:date-value="1945-10-15T12:00:00">
            <text:p>10/15/1945 12:00:00</text:p>
          </table:table-cell>
          <table:table-cell table:style-name="ce9" table:formula="of:=[.E$4] + ([.$B373]*[.E$5])" office:value-type="date" office:date-value="1938-06-16T12:00:00">
            <text:p>06/16/1938 12:00:00</text:p>
          </table:table-cell>
          <table:table-cell table:style-name="ce9" table:formula="of:=[.F$4] + ([.$B373]*[.F$5])" office:value-type="date" office:date-value="1943-06-15T12:00:00">
            <text:p>06/15/1943 12:00:00</text:p>
          </table:table-cell>
        </table:table-row>
        <table:table-row table:style-name="ro2">
          <table:table-cell/>
          <table:table-cell table:style-name="ce5" office:value-type="float" office:value="366">
            <text:p>366</text:p>
          </table:table-cell>
          <table:table-cell table:style-name="ce9" table:formula="of:=[.C$4] + ([.$B374]*[.C$5])" office:value-type="date" office:date-value="1937-10-28T12:00:00">
            <text:p>10/28/1937 12:00:00</text:p>
          </table:table-cell>
          <table:table-cell table:style-name="ce9" table:formula="of:=[.D$4] + ([.$B374]*[.D$5])" office:value-type="date" office:date-value="1945-11-03T12:00:00">
            <text:p>11/03/1945 12:00:00</text:p>
          </table:table-cell>
          <table:table-cell table:style-name="ce9" table:formula="of:=[.E$4] + ([.$B374]*[.E$5])" office:value-type="date" office:date-value="1938-06-27T12:00:00">
            <text:p>06/27/1938 12:00:00</text:p>
          </table:table-cell>
          <table:table-cell table:style-name="ce9" table:formula="of:=[.F$4] + ([.$B374]*[.F$5])" office:value-type="date" office:date-value="1943-07-01T12:00:00">
            <text:p>07/01/1943 12:00:00</text:p>
          </table:table-cell>
        </table:table-row>
        <table:table-row table:style-name="ro2">
          <table:table-cell/>
          <table:table-cell table:style-name="ce5" office:value-type="float" office:value="367">
            <text:p>367</text:p>
          </table:table-cell>
          <table:table-cell table:style-name="ce9" table:formula="of:=[.C$4] + ([.$B375]*[.C$5])" office:value-type="date" office:date-value="1937-11-08T12:00:00">
            <text:p>11/08/1937 12:00:00</text:p>
          </table:table-cell>
          <table:table-cell table:style-name="ce9" table:formula="of:=[.D$4] + ([.$B375]*[.D$5])" office:value-type="date" office:date-value="1945-11-22T12:00:00">
            <text:p>11/22/1945 12:00:00</text:p>
          </table:table-cell>
          <table:table-cell table:style-name="ce9" table:formula="of:=[.E$4] + ([.$B375]*[.E$5])" office:value-type="date" office:date-value="1938-07-08T12:00:00">
            <text:p>07/08/1938 12:00:00</text:p>
          </table:table-cell>
          <table:table-cell table:style-name="ce9" table:formula="of:=[.F$4] + ([.$B375]*[.F$5])" office:value-type="date" office:date-value="1943-07-17T12:00:00">
            <text:p>07/17/1943 12:00:00</text:p>
          </table:table-cell>
        </table:table-row>
        <table:table-row table:style-name="ro2">
          <table:table-cell/>
          <table:table-cell table:style-name="ce5" office:value-type="float" office:value="368">
            <text:p>368</text:p>
          </table:table-cell>
          <table:table-cell table:style-name="ce9" table:formula="of:=[.C$4] + ([.$B376]*[.C$5])" office:value-type="date" office:date-value="1937-11-19T12:00:00">
            <text:p>11/19/1937 12:00:00</text:p>
          </table:table-cell>
          <table:table-cell table:style-name="ce9" table:formula="of:=[.D$4] + ([.$B376]*[.D$5])" office:value-type="date" office:date-value="1945-12-11T12:00:00">
            <text:p>12/11/1945 12:00:00</text:p>
          </table:table-cell>
          <table:table-cell table:style-name="ce9" table:formula="of:=[.E$4] + ([.$B376]*[.E$5])" office:value-type="date" office:date-value="1938-07-19T12:00:00">
            <text:p>07/19/1938 12:00:00</text:p>
          </table:table-cell>
          <table:table-cell table:style-name="ce9" table:formula="of:=[.F$4] + ([.$B376]*[.F$5])" office:value-type="date" office:date-value="1943-08-02T12:00:00">
            <text:p>08/02/1943 12:00:00</text:p>
          </table:table-cell>
        </table:table-row>
        <table:table-row table:style-name="ro2">
          <table:table-cell/>
          <table:table-cell table:style-name="ce5" office:value-type="float" office:value="369">
            <text:p>369</text:p>
          </table:table-cell>
          <table:table-cell table:style-name="ce9" table:formula="of:=[.C$4] + ([.$B377]*[.C$5])" office:value-type="date" office:date-value="1937-11-30T12:00:00">
            <text:p>11/30/1937 12:00:00</text:p>
          </table:table-cell>
          <table:table-cell table:style-name="ce9" table:formula="of:=[.D$4] + ([.$B377]*[.D$5])" office:value-type="date" office:date-value="1945-12-30T12:00:00">
            <text:p>12/30/1945 12:00:00</text:p>
          </table:table-cell>
          <table:table-cell table:style-name="ce9" table:formula="of:=[.E$4] + ([.$B377]*[.E$5])" office:value-type="date" office:date-value="1938-07-30T12:00:00">
            <text:p>07/30/1938 12:00:00</text:p>
          </table:table-cell>
          <table:table-cell table:style-name="ce9" table:formula="of:=[.F$4] + ([.$B377]*[.F$5])" office:value-type="date" office:date-value="1943-08-18T12:00:00">
            <text:p>08/18/1943 12:00:00</text:p>
          </table:table-cell>
        </table:table-row>
        <table:table-row table:style-name="ro2">
          <table:table-cell/>
          <table:table-cell table:style-name="ce5" office:value-type="float" office:value="370">
            <text:p>370</text:p>
          </table:table-cell>
          <table:table-cell table:style-name="ce9" table:formula="of:=[.C$4] + ([.$B378]*[.C$5])" office:value-type="date" office:date-value="1937-12-11T12:00:00">
            <text:p>12/11/1937 12:00:00</text:p>
          </table:table-cell>
          <table:table-cell table:style-name="ce9" table:formula="of:=[.D$4] + ([.$B378]*[.D$5])" office:value-type="date" office:date-value="1946-01-18T12:00:00">
            <text:p>01/18/1946 12:00:00</text:p>
          </table:table-cell>
          <table:table-cell table:style-name="ce9" table:formula="of:=[.E$4] + ([.$B378]*[.E$5])" office:value-type="date" office:date-value="1938-08-10T12:00:00">
            <text:p>08/10/1938 12:00:00</text:p>
          </table:table-cell>
          <table:table-cell table:style-name="ce9" table:formula="of:=[.F$4] + ([.$B378]*[.F$5])" office:value-type="date" office:date-value="1943-09-03T12:00:00">
            <text:p>09/03/1943 12:00:00</text:p>
          </table:table-cell>
        </table:table-row>
        <table:table-row table:style-name="ro2">
          <table:table-cell/>
          <table:table-cell table:style-name="ce5" office:value-type="float" office:value="371">
            <text:p>371</text:p>
          </table:table-cell>
          <table:table-cell table:style-name="ce9" table:formula="of:=[.C$4] + ([.$B379]*[.C$5])" office:value-type="date" office:date-value="1937-12-22T12:00:00">
            <text:p>12/22/1937 12:00:00</text:p>
          </table:table-cell>
          <table:table-cell table:style-name="ce9" table:formula="of:=[.D$4] + ([.$B379]*[.D$5])" office:value-type="date" office:date-value="1946-02-06T12:00:00">
            <text:p>02/06/1946 12:00:00</text:p>
          </table:table-cell>
          <table:table-cell table:style-name="ce9" table:formula="of:=[.E$4] + ([.$B379]*[.E$5])" office:value-type="date" office:date-value="1938-08-21T12:00:00">
            <text:p>08/21/1938 12:00:00</text:p>
          </table:table-cell>
          <table:table-cell table:style-name="ce9" table:formula="of:=[.F$4] + ([.$B379]*[.F$5])" office:value-type="date" office:date-value="1943-09-19T12:00:00">
            <text:p>09/19/1943 12:00:00</text:p>
          </table:table-cell>
        </table:table-row>
        <table:table-row table:style-name="ro2">
          <table:table-cell/>
          <table:table-cell table:style-name="ce5" office:value-type="float" office:value="372">
            <text:p>372</text:p>
          </table:table-cell>
          <table:table-cell table:style-name="ce9" table:formula="of:=[.C$4] + ([.$B380]*[.C$5])" office:value-type="date" office:date-value="1938-01-02T12:00:00">
            <text:p>01/02/1938 12:00:00</text:p>
          </table:table-cell>
          <table:table-cell table:style-name="ce9" table:formula="of:=[.D$4] + ([.$B380]*[.D$5])" office:value-type="date" office:date-value="1946-02-25T12:00:00">
            <text:p>02/25/1946 12:00:00</text:p>
          </table:table-cell>
          <table:table-cell table:style-name="ce9" table:formula="of:=[.E$4] + ([.$B380]*[.E$5])" office:value-type="date" office:date-value="1938-09-01T12:00:00">
            <text:p>09/01/1938 12:00:00</text:p>
          </table:table-cell>
          <table:table-cell table:style-name="ce9" table:formula="of:=[.F$4] + ([.$B380]*[.F$5])" office:value-type="date" office:date-value="1943-10-05T12:00:00">
            <text:p>10/05/1943 12:00:00</text:p>
          </table:table-cell>
        </table:table-row>
        <table:table-row table:style-name="ro2">
          <table:table-cell/>
          <table:table-cell table:style-name="ce5" office:value-type="float" office:value="373">
            <text:p>373</text:p>
          </table:table-cell>
          <table:table-cell table:style-name="ce9" table:formula="of:=[.C$4] + ([.$B381]*[.C$5])" office:value-type="date" office:date-value="1938-01-13T12:00:00">
            <text:p>01/13/1938 12:00:00</text:p>
          </table:table-cell>
          <table:table-cell table:style-name="ce9" table:formula="of:=[.D$4] + ([.$B381]*[.D$5])" office:value-type="date" office:date-value="1946-03-16T12:00:00">
            <text:p>03/16/1946 12:00:00</text:p>
          </table:table-cell>
          <table:table-cell table:style-name="ce9" table:formula="of:=[.E$4] + ([.$B381]*[.E$5])" office:value-type="date" office:date-value="1938-09-12T12:00:00">
            <text:p>09/12/1938 12:00:00</text:p>
          </table:table-cell>
          <table:table-cell table:style-name="ce9" table:formula="of:=[.F$4] + ([.$B381]*[.F$5])" office:value-type="date" office:date-value="1943-10-21T12:00:00">
            <text:p>10/21/1943 12:00:00</text:p>
          </table:table-cell>
        </table:table-row>
        <table:table-row table:style-name="ro2">
          <table:table-cell/>
          <table:table-cell table:style-name="ce5" office:value-type="float" office:value="374">
            <text:p>374</text:p>
          </table:table-cell>
          <table:table-cell table:style-name="ce9" table:formula="of:=[.C$4] + ([.$B382]*[.C$5])" office:value-type="date" office:date-value="1938-01-24T12:00:00">
            <text:p>01/24/1938 12:00:00</text:p>
          </table:table-cell>
          <table:table-cell table:style-name="ce9" table:formula="of:=[.D$4] + ([.$B382]*[.D$5])" office:value-type="date" office:date-value="1946-04-04T12:00:00">
            <text:p>04/04/1946 12:00:00</text:p>
          </table:table-cell>
          <table:table-cell table:style-name="ce9" table:formula="of:=[.E$4] + ([.$B382]*[.E$5])" office:value-type="date" office:date-value="1938-09-23T12:00:00">
            <text:p>09/23/1938 12:00:00</text:p>
          </table:table-cell>
          <table:table-cell table:style-name="ce9" table:formula="of:=[.F$4] + ([.$B382]*[.F$5])" office:value-type="date" office:date-value="1943-11-06T12:00:00">
            <text:p>11/06/1943 12:00:00</text:p>
          </table:table-cell>
        </table:table-row>
        <table:table-row table:style-name="ro2">
          <table:table-cell/>
          <table:table-cell table:style-name="ce5" office:value-type="float" office:value="375">
            <text:p>375</text:p>
          </table:table-cell>
          <table:table-cell table:style-name="ce9" table:formula="of:=[.C$4] + ([.$B383]*[.C$5])" office:value-type="date" office:date-value="1938-02-04T12:00:00">
            <text:p>02/04/1938 12:00:00</text:p>
          </table:table-cell>
          <table:table-cell table:style-name="ce9" table:formula="of:=[.D$4] + ([.$B383]*[.D$5])" office:value-type="date" office:date-value="1946-04-23T12:00:00">
            <text:p>04/23/1946 12:00:00</text:p>
          </table:table-cell>
          <table:table-cell table:style-name="ce9" table:formula="of:=[.E$4] + ([.$B383]*[.E$5])" office:value-type="date" office:date-value="1938-10-04T12:00:00">
            <text:p>10/04/1938 12:00:00</text:p>
          </table:table-cell>
          <table:table-cell table:style-name="ce9" table:formula="of:=[.F$4] + ([.$B383]*[.F$5])" office:value-type="date" office:date-value="1943-11-22T12:00:00">
            <text:p>11/22/1943 12:00:00</text:p>
          </table:table-cell>
        </table:table-row>
        <table:table-row table:style-name="ro2">
          <table:table-cell/>
          <table:table-cell table:style-name="ce5" office:value-type="float" office:value="376">
            <text:p>376</text:p>
          </table:table-cell>
          <table:table-cell table:style-name="ce9" table:formula="of:=[.C$4] + ([.$B384]*[.C$5])" office:value-type="date" office:date-value="1938-02-15T12:00:00">
            <text:p>02/15/1938 12:00:00</text:p>
          </table:table-cell>
          <table:table-cell table:style-name="ce9" table:formula="of:=[.D$4] + ([.$B384]*[.D$5])" office:value-type="date" office:date-value="1946-05-12T12:00:00">
            <text:p>05/12/1946 12:00:00</text:p>
          </table:table-cell>
          <table:table-cell table:style-name="ce9" table:formula="of:=[.E$4] + ([.$B384]*[.E$5])" office:value-type="date" office:date-value="1938-10-15T12:00:00">
            <text:p>10/15/1938 12:00:00</text:p>
          </table:table-cell>
          <table:table-cell table:style-name="ce9" table:formula="of:=[.F$4] + ([.$B384]*[.F$5])" office:value-type="date" office:date-value="1943-12-08T12:00:00">
            <text:p>12/08/1943 12:00:00</text:p>
          </table:table-cell>
        </table:table-row>
        <table:table-row table:style-name="ro2">
          <table:table-cell/>
          <table:table-cell table:style-name="ce5" office:value-type="float" office:value="377">
            <text:p>377</text:p>
          </table:table-cell>
          <table:table-cell table:style-name="ce9" table:formula="of:=[.C$4] + ([.$B385]*[.C$5])" office:value-type="date" office:date-value="1938-02-26T12:00:00">
            <text:p>02/26/1938 12:00:00</text:p>
          </table:table-cell>
          <table:table-cell table:style-name="ce9" table:formula="of:=[.D$4] + ([.$B385]*[.D$5])" office:value-type="date" office:date-value="1946-05-31T12:00:00">
            <text:p>05/31/1946 12:00:00</text:p>
          </table:table-cell>
          <table:table-cell table:style-name="ce9" table:formula="of:=[.E$4] + ([.$B385]*[.E$5])" office:value-type="date" office:date-value="1938-10-26T12:00:00">
            <text:p>10/26/1938 12:00:00</text:p>
          </table:table-cell>
          <table:table-cell table:style-name="ce9" table:formula="of:=[.F$4] + ([.$B385]*[.F$5])" office:value-type="date" office:date-value="1943-12-24T12:00:00">
            <text:p>12/24/1943 12:00:00</text:p>
          </table:table-cell>
        </table:table-row>
        <table:table-row table:style-name="ro2">
          <table:table-cell/>
          <table:table-cell table:style-name="ce5" office:value-type="float" office:value="378">
            <text:p>378</text:p>
          </table:table-cell>
          <table:table-cell table:style-name="ce9" table:formula="of:=[.C$4] + ([.$B386]*[.C$5])" office:value-type="date" office:date-value="1938-03-09T12:00:00">
            <text:p>03/09/1938 12:00:00</text:p>
          </table:table-cell>
          <table:table-cell table:style-name="ce9" table:formula="of:=[.D$4] + ([.$B386]*[.D$5])" office:value-type="date" office:date-value="1946-06-19T12:00:00">
            <text:p>06/19/1946 12:00:00</text:p>
          </table:table-cell>
          <table:table-cell table:style-name="ce9" table:formula="of:=[.E$4] + ([.$B386]*[.E$5])" office:value-type="date" office:date-value="1938-11-06T12:00:00">
            <text:p>11/06/1938 12:00:00</text:p>
          </table:table-cell>
          <table:table-cell table:style-name="ce9" table:formula="of:=[.F$4] + ([.$B386]*[.F$5])" office:value-type="date" office:date-value="1944-01-09T12:00:00">
            <text:p>01/09/1944 12:00:00</text:p>
          </table:table-cell>
        </table:table-row>
        <table:table-row table:style-name="ro2">
          <table:table-cell/>
          <table:table-cell table:style-name="ce5" office:value-type="float" office:value="379">
            <text:p>379</text:p>
          </table:table-cell>
          <table:table-cell table:style-name="ce9" table:formula="of:=[.C$4] + ([.$B387]*[.C$5])" office:value-type="date" office:date-value="1938-03-20T12:00:00">
            <text:p>03/20/1938 12:00:00</text:p>
          </table:table-cell>
          <table:table-cell table:style-name="ce9" table:formula="of:=[.D$4] + ([.$B387]*[.D$5])" office:value-type="date" office:date-value="1946-07-08T12:00:00">
            <text:p>07/08/1946 12:00:00</text:p>
          </table:table-cell>
          <table:table-cell table:style-name="ce9" table:formula="of:=[.E$4] + ([.$B387]*[.E$5])" office:value-type="date" office:date-value="1938-11-17T12:00:00">
            <text:p>11/17/1938 12:00:00</text:p>
          </table:table-cell>
          <table:table-cell table:style-name="ce9" table:formula="of:=[.F$4] + ([.$B387]*[.F$5])" office:value-type="date" office:date-value="1944-01-25T12:00:00">
            <text:p>01/25/1944 12:00:00</text:p>
          </table:table-cell>
        </table:table-row>
        <table:table-row table:style-name="ro2">
          <table:table-cell/>
          <table:table-cell table:style-name="ce5" office:value-type="float" office:value="380">
            <text:p>380</text:p>
          </table:table-cell>
          <table:table-cell table:style-name="ce9" table:formula="of:=[.C$4] + ([.$B388]*[.C$5])" office:value-type="date" office:date-value="1938-03-31T12:00:00">
            <text:p>03/31/1938 12:00:00</text:p>
          </table:table-cell>
          <table:table-cell table:style-name="ce9" table:formula="of:=[.D$4] + ([.$B388]*[.D$5])" office:value-type="date" office:date-value="1946-07-27T12:00:00">
            <text:p>07/27/1946 12:00:00</text:p>
          </table:table-cell>
          <table:table-cell table:style-name="ce9" table:formula="of:=[.E$4] + ([.$B388]*[.E$5])" office:value-type="date" office:date-value="1938-11-28T12:00:00">
            <text:p>11/28/1938 12:00:00</text:p>
          </table:table-cell>
          <table:table-cell table:style-name="ce9" table:formula="of:=[.F$4] + ([.$B388]*[.F$5])" office:value-type="date" office:date-value="1944-02-10T12:00:00">
            <text:p>02/10/1944 12:00:00</text:p>
          </table:table-cell>
        </table:table-row>
        <table:table-row table:style-name="ro2">
          <table:table-cell/>
          <table:table-cell table:style-name="ce5" office:value-type="float" office:value="381">
            <text:p>381</text:p>
          </table:table-cell>
          <table:table-cell table:style-name="ce9" table:formula="of:=[.C$4] + ([.$B389]*[.C$5])" office:value-type="date" office:date-value="1938-04-11T12:00:00">
            <text:p>04/11/1938 12:00:00</text:p>
          </table:table-cell>
          <table:table-cell table:style-name="ce9" table:formula="of:=[.D$4] + ([.$B389]*[.D$5])" office:value-type="date" office:date-value="1946-08-15T12:00:00">
            <text:p>08/15/1946 12:00:00</text:p>
          </table:table-cell>
          <table:table-cell table:style-name="ce9" table:formula="of:=[.E$4] + ([.$B389]*[.E$5])" office:value-type="date" office:date-value="1938-12-09T12:00:00">
            <text:p>12/09/1938 12:00:00</text:p>
          </table:table-cell>
          <table:table-cell table:style-name="ce9" table:formula="of:=[.F$4] + ([.$B389]*[.F$5])" office:value-type="date" office:date-value="1944-02-26T12:00:00">
            <text:p>02/26/1944 12:00:00</text:p>
          </table:table-cell>
        </table:table-row>
        <table:table-row table:style-name="ro2">
          <table:table-cell/>
          <table:table-cell table:style-name="ce5" office:value-type="float" office:value="382">
            <text:p>382</text:p>
          </table:table-cell>
          <table:table-cell table:style-name="ce9" table:formula="of:=[.C$4] + ([.$B390]*[.C$5])" office:value-type="date" office:date-value="1938-04-22T12:00:00">
            <text:p>04/22/1938 12:00:00</text:p>
          </table:table-cell>
          <table:table-cell table:style-name="ce9" table:formula="of:=[.D$4] + ([.$B390]*[.D$5])" office:value-type="date" office:date-value="1946-09-03T12:00:00">
            <text:p>09/03/1946 12:00:00</text:p>
          </table:table-cell>
          <table:table-cell table:style-name="ce9" table:formula="of:=[.E$4] + ([.$B390]*[.E$5])" office:value-type="date" office:date-value="1938-12-20T12:00:00">
            <text:p>12/20/1938 12:00:00</text:p>
          </table:table-cell>
          <table:table-cell table:style-name="ce9" table:formula="of:=[.F$4] + ([.$B390]*[.F$5])" office:value-type="date" office:date-value="1944-03-13T12:00:00">
            <text:p>03/13/1944 12:00:00</text:p>
          </table:table-cell>
        </table:table-row>
        <table:table-row table:style-name="ro2">
          <table:table-cell/>
          <table:table-cell table:style-name="ce5" office:value-type="float" office:value="383">
            <text:p>383</text:p>
          </table:table-cell>
          <table:table-cell table:style-name="ce9" table:formula="of:=[.C$4] + ([.$B391]*[.C$5])" office:value-type="date" office:date-value="1938-05-03T12:00:00">
            <text:p>05/03/1938 12:00:00</text:p>
          </table:table-cell>
          <table:table-cell table:style-name="ce9" table:formula="of:=[.D$4] + ([.$B391]*[.D$5])" office:value-type="date" office:date-value="1946-09-22T12:00:00">
            <text:p>09/22/1946 12:00:00</text:p>
          </table:table-cell>
          <table:table-cell table:style-name="ce9" table:formula="of:=[.E$4] + ([.$B391]*[.E$5])" office:value-type="date" office:date-value="1938-12-31T12:00:00">
            <text:p>12/31/1938 12:00:00</text:p>
          </table:table-cell>
          <table:table-cell table:style-name="ce9" table:formula="of:=[.F$4] + ([.$B391]*[.F$5])" office:value-type="date" office:date-value="1944-03-29T12:00:00">
            <text:p>03/29/1944 12:00:00</text:p>
          </table:table-cell>
        </table:table-row>
        <table:table-row table:style-name="ro2">
          <table:table-cell/>
          <table:table-cell table:style-name="ce5" office:value-type="float" office:value="384">
            <text:p>384</text:p>
          </table:table-cell>
          <table:table-cell table:style-name="ce9" table:formula="of:=[.C$4] + ([.$B392]*[.C$5])" office:value-type="date" office:date-value="1938-05-14T12:00:00">
            <text:p>05/14/1938 12:00:00</text:p>
          </table:table-cell>
          <table:table-cell table:style-name="ce9" table:formula="of:=[.D$4] + ([.$B392]*[.D$5])" office:value-type="date" office:date-value="1946-10-11T12:00:00">
            <text:p>10/11/1946 12:00:00</text:p>
          </table:table-cell>
          <table:table-cell table:style-name="ce9" table:formula="of:=[.E$4] + ([.$B392]*[.E$5])" office:value-type="date" office:date-value="1939-01-11T12:00:00">
            <text:p>01/11/1939 12:00:00</text:p>
          </table:table-cell>
          <table:table-cell table:style-name="ce9" table:formula="of:=[.F$4] + ([.$B392]*[.F$5])" office:value-type="date" office:date-value="1944-04-14T12:00:00">
            <text:p>04/14/1944 12:00:00</text:p>
          </table:table-cell>
        </table:table-row>
        <table:table-row table:style-name="ro2">
          <table:table-cell/>
          <table:table-cell table:style-name="ce5" office:value-type="float" office:value="385">
            <text:p>385</text:p>
          </table:table-cell>
          <table:table-cell table:style-name="ce9" table:formula="of:=[.C$4] + ([.$B393]*[.C$5])" office:value-type="date" office:date-value="1938-05-25T12:00:00">
            <text:p>05/25/1938 12:00:00</text:p>
          </table:table-cell>
          <table:table-cell table:style-name="ce9" table:formula="of:=[.D$4] + ([.$B393]*[.D$5])" office:value-type="date" office:date-value="1946-10-30T12:00:00">
            <text:p>10/30/1946 12:00:00</text:p>
          </table:table-cell>
          <table:table-cell table:style-name="ce9" table:formula="of:=[.E$4] + ([.$B393]*[.E$5])" office:value-type="date" office:date-value="1939-01-22T12:00:00">
            <text:p>01/22/1939 12:00:00</text:p>
          </table:table-cell>
          <table:table-cell table:style-name="ce9" table:formula="of:=[.F$4] + ([.$B393]*[.F$5])" office:value-type="date" office:date-value="1944-04-30T12:00:00">
            <text:p>04/30/1944 12:00:00</text:p>
          </table:table-cell>
        </table:table-row>
        <table:table-row table:style-name="ro2">
          <table:table-cell/>
          <table:table-cell table:style-name="ce5" office:value-type="float" office:value="386">
            <text:p>386</text:p>
          </table:table-cell>
          <table:table-cell table:style-name="ce9" table:formula="of:=[.C$4] + ([.$B394]*[.C$5])" office:value-type="date" office:date-value="1938-06-05T12:00:00">
            <text:p>06/05/1938 12:00:00</text:p>
          </table:table-cell>
          <table:table-cell table:style-name="ce9" table:formula="of:=[.D$4] + ([.$B394]*[.D$5])" office:value-type="date" office:date-value="1946-11-18T12:00:00">
            <text:p>11/18/1946 12:00:00</text:p>
          </table:table-cell>
          <table:table-cell table:style-name="ce9" table:formula="of:=[.E$4] + ([.$B394]*[.E$5])" office:value-type="date" office:date-value="1939-02-02T12:00:00">
            <text:p>02/02/1939 12:00:00</text:p>
          </table:table-cell>
          <table:table-cell table:style-name="ce9" table:formula="of:=[.F$4] + ([.$B394]*[.F$5])" office:value-type="date" office:date-value="1944-05-16T12:00:00">
            <text:p>05/16/1944 12:00:00</text:p>
          </table:table-cell>
        </table:table-row>
        <table:table-row table:style-name="ro2">
          <table:table-cell/>
          <table:table-cell table:style-name="ce5" office:value-type="float" office:value="387">
            <text:p>387</text:p>
          </table:table-cell>
          <table:table-cell table:style-name="ce9" table:formula="of:=[.C$4] + ([.$B395]*[.C$5])" office:value-type="date" office:date-value="1938-06-16T12:00:00">
            <text:p>06/16/1938 12:00:00</text:p>
          </table:table-cell>
          <table:table-cell table:style-name="ce9" table:formula="of:=[.D$4] + ([.$B395]*[.D$5])" office:value-type="date" office:date-value="1946-12-07T12:00:00">
            <text:p>12/07/1946 12:00:00</text:p>
          </table:table-cell>
          <table:table-cell table:style-name="ce9" table:formula="of:=[.E$4] + ([.$B395]*[.E$5])" office:value-type="date" office:date-value="1939-02-13T12:00:00">
            <text:p>02/13/1939 12:00:00</text:p>
          </table:table-cell>
          <table:table-cell table:style-name="ce9" table:formula="of:=[.F$4] + ([.$B395]*[.F$5])" office:value-type="date" office:date-value="1944-06-01T12:00:00">
            <text:p>06/01/1944 12:00:00</text:p>
          </table:table-cell>
        </table:table-row>
        <table:table-row table:style-name="ro2">
          <table:table-cell/>
          <table:table-cell table:style-name="ce5" office:value-type="float" office:value="388">
            <text:p>388</text:p>
          </table:table-cell>
          <table:table-cell table:style-name="ce9" table:formula="of:=[.C$4] + ([.$B396]*[.C$5])" office:value-type="date" office:date-value="1938-06-27T12:00:00">
            <text:p>06/27/1938 12:00:00</text:p>
          </table:table-cell>
          <table:table-cell table:style-name="ce9" table:formula="of:=[.D$4] + ([.$B396]*[.D$5])" office:value-type="date" office:date-value="1946-12-26T12:00:00">
            <text:p>12/26/1946 12:00:00</text:p>
          </table:table-cell>
          <table:table-cell table:style-name="ce9" table:formula="of:=[.E$4] + ([.$B396]*[.E$5])" office:value-type="date" office:date-value="1939-02-24T12:00:00">
            <text:p>02/24/1939 12:00:00</text:p>
          </table:table-cell>
          <table:table-cell table:style-name="ce9" table:formula="of:=[.F$4] + ([.$B396]*[.F$5])" office:value-type="date" office:date-value="1944-06-17T12:00:00">
            <text:p>06/17/1944 12:00:00</text:p>
          </table:table-cell>
        </table:table-row>
        <table:table-row table:style-name="ro2">
          <table:table-cell/>
          <table:table-cell table:style-name="ce5" office:value-type="float" office:value="389">
            <text:p>389</text:p>
          </table:table-cell>
          <table:table-cell table:style-name="ce9" table:formula="of:=[.C$4] + ([.$B397]*[.C$5])" office:value-type="date" office:date-value="1938-07-08T12:00:00">
            <text:p>07/08/1938 12:00:00</text:p>
          </table:table-cell>
          <table:table-cell table:style-name="ce9" table:formula="of:=[.D$4] + ([.$B397]*[.D$5])" office:value-type="date" office:date-value="1947-01-14T12:00:00">
            <text:p>01/14/1947 12:00:00</text:p>
          </table:table-cell>
          <table:table-cell table:style-name="ce9" table:formula="of:=[.E$4] + ([.$B397]*[.E$5])" office:value-type="date" office:date-value="1939-03-07T12:00:00">
            <text:p>03/07/1939 12:00:00</text:p>
          </table:table-cell>
          <table:table-cell table:style-name="ce9" table:formula="of:=[.F$4] + ([.$B397]*[.F$5])" office:value-type="date" office:date-value="1944-07-03T12:00:00">
            <text:p>07/03/1944 12:00:00</text:p>
          </table:table-cell>
        </table:table-row>
        <table:table-row table:style-name="ro2">
          <table:table-cell/>
          <table:table-cell table:style-name="ce5" office:value-type="float" office:value="390">
            <text:p>390</text:p>
          </table:table-cell>
          <table:table-cell table:style-name="ce9" table:formula="of:=[.C$4] + ([.$B398]*[.C$5])" office:value-type="date" office:date-value="1938-07-19T12:00:00">
            <text:p>07/19/1938 12:00:00</text:p>
          </table:table-cell>
          <table:table-cell table:style-name="ce9" table:formula="of:=[.D$4] + ([.$B398]*[.D$5])" office:value-type="date" office:date-value="1947-02-02T12:00:00">
            <text:p>02/02/1947 12:00:00</text:p>
          </table:table-cell>
          <table:table-cell table:style-name="ce9" table:formula="of:=[.E$4] + ([.$B398]*[.E$5])" office:value-type="date" office:date-value="1939-03-18T12:00:00">
            <text:p>03/18/1939 12:00:00</text:p>
          </table:table-cell>
          <table:table-cell table:style-name="ce9" table:formula="of:=[.F$4] + ([.$B398]*[.F$5])" office:value-type="date" office:date-value="1944-07-19T12:00:00">
            <text:p>07/19/1944 12:00:00</text:p>
          </table:table-cell>
        </table:table-row>
        <table:table-row table:style-name="ro2">
          <table:table-cell/>
          <table:table-cell table:style-name="ce5" office:value-type="float" office:value="391">
            <text:p>391</text:p>
          </table:table-cell>
          <table:table-cell table:style-name="ce9" table:formula="of:=[.C$4] + ([.$B399]*[.C$5])" office:value-type="date" office:date-value="1938-07-30T12:00:00">
            <text:p>07/30/1938 12:00:00</text:p>
          </table:table-cell>
          <table:table-cell table:style-name="ce9" table:formula="of:=[.D$4] + ([.$B399]*[.D$5])" office:value-type="date" office:date-value="1947-02-21T12:00:00">
            <text:p>02/21/1947 12:00:00</text:p>
          </table:table-cell>
          <table:table-cell table:style-name="ce9" table:formula="of:=[.E$4] + ([.$B399]*[.E$5])" office:value-type="date" office:date-value="1939-03-29T12:00:00">
            <text:p>03/29/1939 12:00:00</text:p>
          </table:table-cell>
          <table:table-cell table:style-name="ce9" table:formula="of:=[.F$4] + ([.$B399]*[.F$5])" office:value-type="date" office:date-value="1944-08-04T12:00:00">
            <text:p>08/04/1944 12:00:00</text:p>
          </table:table-cell>
        </table:table-row>
        <table:table-row table:style-name="ro2">
          <table:table-cell/>
          <table:table-cell table:style-name="ce5" office:value-type="float" office:value="392">
            <text:p>392</text:p>
          </table:table-cell>
          <table:table-cell table:style-name="ce9" table:formula="of:=[.C$4] + ([.$B400]*[.C$5])" office:value-type="date" office:date-value="1938-08-10T12:00:00">
            <text:p>08/10/1938 12:00:00</text:p>
          </table:table-cell>
          <table:table-cell table:style-name="ce9" table:formula="of:=[.D$4] + ([.$B400]*[.D$5])" office:value-type="date" office:date-value="1947-03-12T12:00:00">
            <text:p>03/12/1947 12:00:00</text:p>
          </table:table-cell>
          <table:table-cell table:style-name="ce9" table:formula="of:=[.E$4] + ([.$B400]*[.E$5])" office:value-type="date" office:date-value="1939-04-09T12:00:00">
            <text:p>04/09/1939 12:00:00</text:p>
          </table:table-cell>
          <table:table-cell table:style-name="ce9" table:formula="of:=[.F$4] + ([.$B400]*[.F$5])" office:value-type="date" office:date-value="1944-08-20T12:00:00">
            <text:p>08/20/1944 12:00:00</text:p>
          </table:table-cell>
        </table:table-row>
        <table:table-row table:style-name="ro2">
          <table:table-cell/>
          <table:table-cell table:style-name="ce5" office:value-type="float" office:value="393">
            <text:p>393</text:p>
          </table:table-cell>
          <table:table-cell table:style-name="ce9" table:formula="of:=[.C$4] + ([.$B401]*[.C$5])" office:value-type="date" office:date-value="1938-08-21T12:00:00">
            <text:p>08/21/1938 12:00:00</text:p>
          </table:table-cell>
          <table:table-cell table:style-name="ce9" table:formula="of:=[.D$4] + ([.$B401]*[.D$5])" office:value-type="date" office:date-value="1947-03-31T12:00:00">
            <text:p>03/31/1947 12:00:00</text:p>
          </table:table-cell>
          <table:table-cell table:style-name="ce9" table:formula="of:=[.E$4] + ([.$B401]*[.E$5])" office:value-type="date" office:date-value="1939-04-20T12:00:00">
            <text:p>04/20/1939 12:00:00</text:p>
          </table:table-cell>
          <table:table-cell table:style-name="ce9" table:formula="of:=[.F$4] + ([.$B401]*[.F$5])" office:value-type="date" office:date-value="1944-09-05T12:00:00">
            <text:p>09/05/1944 12:00:00</text:p>
          </table:table-cell>
        </table:table-row>
        <table:table-row table:style-name="ro2">
          <table:table-cell/>
          <table:table-cell table:style-name="ce5" office:value-type="float" office:value="394">
            <text:p>394</text:p>
          </table:table-cell>
          <table:table-cell table:style-name="ce9" table:formula="of:=[.C$4] + ([.$B402]*[.C$5])" office:value-type="date" office:date-value="1938-09-01T12:00:00">
            <text:p>09/01/1938 12:00:00</text:p>
          </table:table-cell>
          <table:table-cell table:style-name="ce9" table:formula="of:=[.D$4] + ([.$B402]*[.D$5])" office:value-type="date" office:date-value="1947-04-19T12:00:00">
            <text:p>04/19/1947 12:00:00</text:p>
          </table:table-cell>
          <table:table-cell table:style-name="ce9" table:formula="of:=[.E$4] + ([.$B402]*[.E$5])" office:value-type="date" office:date-value="1939-05-01T12:00:00">
            <text:p>05/01/1939 12:00:00</text:p>
          </table:table-cell>
          <table:table-cell table:style-name="ce9" table:formula="of:=[.F$4] + ([.$B402]*[.F$5])" office:value-type="date" office:date-value="1944-09-21T12:00:00">
            <text:p>09/21/1944 12:00:00</text:p>
          </table:table-cell>
        </table:table-row>
        <table:table-row table:style-name="ro2">
          <table:table-cell/>
          <table:table-cell table:style-name="ce5" office:value-type="float" office:value="395">
            <text:p>395</text:p>
          </table:table-cell>
          <table:table-cell table:style-name="ce9" table:formula="of:=[.C$4] + ([.$B403]*[.C$5])" office:value-type="date" office:date-value="1938-09-12T12:00:00">
            <text:p>09/12/1938 12:00:00</text:p>
          </table:table-cell>
          <table:table-cell table:style-name="ce9" table:formula="of:=[.D$4] + ([.$B403]*[.D$5])" office:value-type="date" office:date-value="1947-05-08T12:00:00">
            <text:p>05/08/1947 12:00:00</text:p>
          </table:table-cell>
          <table:table-cell table:style-name="ce9" table:formula="of:=[.E$4] + ([.$B403]*[.E$5])" office:value-type="date" office:date-value="1939-05-12T12:00:00">
            <text:p>05/12/1939 12:00:00</text:p>
          </table:table-cell>
          <table:table-cell table:style-name="ce9" table:formula="of:=[.F$4] + ([.$B403]*[.F$5])" office:value-type="date" office:date-value="1944-10-07T12:00:00">
            <text:p>10/07/1944 12:00:00</text:p>
          </table:table-cell>
        </table:table-row>
        <table:table-row table:style-name="ro2">
          <table:table-cell/>
          <table:table-cell table:style-name="ce5" office:value-type="float" office:value="396">
            <text:p>396</text:p>
          </table:table-cell>
          <table:table-cell table:style-name="ce9" table:formula="of:=[.C$4] + ([.$B404]*[.C$5])" office:value-type="date" office:date-value="1938-09-23T12:00:00">
            <text:p>09/23/1938 12:00:00</text:p>
          </table:table-cell>
          <table:table-cell table:style-name="ce9" table:formula="of:=[.D$4] + ([.$B404]*[.D$5])" office:value-type="date" office:date-value="1947-05-27T12:00:00">
            <text:p>05/27/1947 12:00:00</text:p>
          </table:table-cell>
          <table:table-cell table:style-name="ce9" table:formula="of:=[.E$4] + ([.$B404]*[.E$5])" office:value-type="date" office:date-value="1939-05-23T12:00:00">
            <text:p>05/23/1939 12:00:00</text:p>
          </table:table-cell>
          <table:table-cell table:style-name="ce9" table:formula="of:=[.F$4] + ([.$B404]*[.F$5])" office:value-type="date" office:date-value="1944-10-23T12:00:00">
            <text:p>10/23/1944 12:00:00</text:p>
          </table:table-cell>
        </table:table-row>
        <table:table-row table:style-name="ro2">
          <table:table-cell/>
          <table:table-cell table:style-name="ce5" office:value-type="float" office:value="397">
            <text:p>397</text:p>
          </table:table-cell>
          <table:table-cell table:style-name="ce9" table:formula="of:=[.C$4] + ([.$B405]*[.C$5])" office:value-type="date" office:date-value="1938-10-04T12:00:00">
            <text:p>10/04/1938 12:00:00</text:p>
          </table:table-cell>
          <table:table-cell table:style-name="ce9" table:formula="of:=[.D$4] + ([.$B405]*[.D$5])" office:value-type="date" office:date-value="1947-06-15T12:00:00">
            <text:p>06/15/1947 12:00:00</text:p>
          </table:table-cell>
          <table:table-cell table:style-name="ce9" table:formula="of:=[.E$4] + ([.$B405]*[.E$5])" office:value-type="date" office:date-value="1939-06-03T12:00:00">
            <text:p>06/03/1939 12:00:00</text:p>
          </table:table-cell>
          <table:table-cell table:style-name="ce9" table:formula="of:=[.F$4] + ([.$B405]*[.F$5])" office:value-type="date" office:date-value="1944-11-08T12:00:00">
            <text:p>11/08/1944 12:00:00</text:p>
          </table:table-cell>
        </table:table-row>
        <table:table-row table:style-name="ro2">
          <table:table-cell/>
          <table:table-cell table:style-name="ce5" office:value-type="float" office:value="398">
            <text:p>398</text:p>
          </table:table-cell>
          <table:table-cell table:style-name="ce9" table:formula="of:=[.C$4] + ([.$B406]*[.C$5])" office:value-type="date" office:date-value="1938-10-15T12:00:00">
            <text:p>10/15/1938 12:00:00</text:p>
          </table:table-cell>
          <table:table-cell table:style-name="ce9" table:formula="of:=[.D$4] + ([.$B406]*[.D$5])" office:value-type="date" office:date-value="1947-07-04T12:00:00">
            <text:p>07/04/1947 12:00:00</text:p>
          </table:table-cell>
          <table:table-cell table:style-name="ce9" table:formula="of:=[.E$4] + ([.$B406]*[.E$5])" office:value-type="date" office:date-value="1939-06-14T12:00:00">
            <text:p>06/14/1939 12:00:00</text:p>
          </table:table-cell>
          <table:table-cell table:style-name="ce9" table:formula="of:=[.F$4] + ([.$B406]*[.F$5])" office:value-type="date" office:date-value="1944-11-24T12:00:00">
            <text:p>11/24/1944 12:00:00</text:p>
          </table:table-cell>
        </table:table-row>
        <table:table-row table:style-name="ro2">
          <table:table-cell/>
          <table:table-cell table:style-name="ce5" office:value-type="float" office:value="399">
            <text:p>399</text:p>
          </table:table-cell>
          <table:table-cell table:style-name="ce9" table:formula="of:=[.C$4] + ([.$B407]*[.C$5])" office:value-type="date" office:date-value="1938-10-26T12:00:00">
            <text:p>10/26/1938 12:00:00</text:p>
          </table:table-cell>
          <table:table-cell table:style-name="ce9" table:formula="of:=[.D$4] + ([.$B407]*[.D$5])" office:value-type="date" office:date-value="1947-07-23T12:00:00">
            <text:p>07/23/1947 12:00:00</text:p>
          </table:table-cell>
          <table:table-cell table:style-name="ce9" table:formula="of:=[.E$4] + ([.$B407]*[.E$5])" office:value-type="date" office:date-value="1939-06-25T12:00:00">
            <text:p>06/25/1939 12:00:00</text:p>
          </table:table-cell>
          <table:table-cell table:style-name="ce9" table:formula="of:=[.F$4] + ([.$B407]*[.F$5])" office:value-type="date" office:date-value="1944-12-10T12:00:00">
            <text:p>12/10/1944 12:00:00</text:p>
          </table:table-cell>
        </table:table-row>
        <table:table-row table:style-name="ro2">
          <table:table-cell/>
          <table:table-cell table:style-name="ce5" office:value-type="float" office:value="400">
            <text:p>400</text:p>
          </table:table-cell>
          <table:table-cell table:style-name="ce9" table:formula="of:=[.C$4] + ([.$B408]*[.C$5])" office:value-type="date" office:date-value="1938-11-06T12:00:00">
            <text:p>11/06/1938 12:00:00</text:p>
          </table:table-cell>
          <table:table-cell table:style-name="ce9" table:formula="of:=[.D$4] + ([.$B408]*[.D$5])" office:value-type="date" office:date-value="1947-08-11T12:00:00">
            <text:p>08/11/1947 12:00:00</text:p>
          </table:table-cell>
          <table:table-cell table:style-name="ce9" table:formula="of:=[.E$4] + ([.$B408]*[.E$5])" office:value-type="date" office:date-value="1939-07-06T12:00:00">
            <text:p>07/06/1939 12:00:00</text:p>
          </table:table-cell>
          <table:table-cell table:style-name="ce9" table:formula="of:=[.F$4] + ([.$B408]*[.F$5])" office:value-type="date" office:date-value="1944-12-26T12:00:00">
            <text:p>12/26/1944 12:00:00</text:p>
          </table:table-cell>
        </table:table-row>
        <table:table-row table:style-name="ro2">
          <table:table-cell/>
          <table:table-cell table:style-name="ce5" office:value-type="float" office:value="401">
            <text:p>401</text:p>
          </table:table-cell>
          <table:table-cell table:style-name="ce9" table:formula="of:=[.C$4] + ([.$B409]*[.C$5])" office:value-type="date" office:date-value="1938-11-17T12:00:00">
            <text:p>11/17/1938 12:00:00</text:p>
          </table:table-cell>
          <table:table-cell table:style-name="ce9" table:formula="of:=[.D$4] + ([.$B409]*[.D$5])" office:value-type="date" office:date-value="1947-08-30T12:00:00">
            <text:p>08/30/1947 12:00:00</text:p>
          </table:table-cell>
          <table:table-cell table:style-name="ce9" table:formula="of:=[.E$4] + ([.$B409]*[.E$5])" office:value-type="date" office:date-value="1939-07-17T12:00:00">
            <text:p>07/17/1939 12:00:00</text:p>
          </table:table-cell>
          <table:table-cell table:style-name="ce9" table:formula="of:=[.F$4] + ([.$B409]*[.F$5])" office:value-type="date" office:date-value="1945-01-11T12:00:00">
            <text:p>01/11/1945 12:00:00</text:p>
          </table:table-cell>
        </table:table-row>
        <table:table-row table:style-name="ro2">
          <table:table-cell/>
          <table:table-cell table:style-name="ce5" office:value-type="float" office:value="402">
            <text:p>402</text:p>
          </table:table-cell>
          <table:table-cell table:style-name="ce9" table:formula="of:=[.C$4] + ([.$B410]*[.C$5])" office:value-type="date" office:date-value="1938-11-28T12:00:00">
            <text:p>11/28/1938 12:00:00</text:p>
          </table:table-cell>
          <table:table-cell table:style-name="ce9" table:formula="of:=[.D$4] + ([.$B410]*[.D$5])" office:value-type="date" office:date-value="1947-09-18T12:00:00">
            <text:p>09/18/1947 12:00:00</text:p>
          </table:table-cell>
          <table:table-cell table:style-name="ce9" table:formula="of:=[.E$4] + ([.$B410]*[.E$5])" office:value-type="date" office:date-value="1939-07-28T12:00:00">
            <text:p>07/28/1939 12:00:00</text:p>
          </table:table-cell>
          <table:table-cell table:style-name="ce9" table:formula="of:=[.F$4] + ([.$B410]*[.F$5])" office:value-type="date" office:date-value="1945-01-27T12:00:00">
            <text:p>01/27/1945 12:00:00</text:p>
          </table:table-cell>
        </table:table-row>
        <table:table-row table:style-name="ro2">
          <table:table-cell/>
          <table:table-cell table:style-name="ce5" office:value-type="float" office:value="403">
            <text:p>403</text:p>
          </table:table-cell>
          <table:table-cell table:style-name="ce9" table:formula="of:=[.C$4] + ([.$B411]*[.C$5])" office:value-type="date" office:date-value="1938-12-09T12:00:00">
            <text:p>12/09/1938 12:00:00</text:p>
          </table:table-cell>
          <table:table-cell table:style-name="ce9" table:formula="of:=[.D$4] + ([.$B411]*[.D$5])" office:value-type="date" office:date-value="1947-10-07T12:00:00">
            <text:p>10/07/1947 12:00:00</text:p>
          </table:table-cell>
          <table:table-cell table:style-name="ce9" table:formula="of:=[.E$4] + ([.$B411]*[.E$5])" office:value-type="date" office:date-value="1939-08-08T12:00:00">
            <text:p>08/08/1939 12:00:00</text:p>
          </table:table-cell>
          <table:table-cell table:style-name="ce9" table:formula="of:=[.F$4] + ([.$B411]*[.F$5])" office:value-type="date" office:date-value="1945-02-12T12:00:00">
            <text:p>02/12/1945 12:00:00</text:p>
          </table:table-cell>
        </table:table-row>
        <table:table-row table:style-name="ro2">
          <table:table-cell/>
          <table:table-cell table:style-name="ce5" office:value-type="float" office:value="404">
            <text:p>404</text:p>
          </table:table-cell>
          <table:table-cell table:style-name="ce9" table:formula="of:=[.C$4] + ([.$B412]*[.C$5])" office:value-type="date" office:date-value="1938-12-20T12:00:00">
            <text:p>12/20/1938 12:00:00</text:p>
          </table:table-cell>
          <table:table-cell table:style-name="ce9" table:formula="of:=[.D$4] + ([.$B412]*[.D$5])" office:value-type="date" office:date-value="1947-10-26T12:00:00">
            <text:p>10/26/1947 12:00:00</text:p>
          </table:table-cell>
          <table:table-cell table:style-name="ce9" table:formula="of:=[.E$4] + ([.$B412]*[.E$5])" office:value-type="date" office:date-value="1939-08-19T12:00:00">
            <text:p>08/19/1939 12:00:00</text:p>
          </table:table-cell>
          <table:table-cell table:style-name="ce9" table:formula="of:=[.F$4] + ([.$B412]*[.F$5])" office:value-type="date" office:date-value="1945-02-28T12:00:00">
            <text:p>02/28/1945 12:00:00</text:p>
          </table:table-cell>
        </table:table-row>
        <table:table-row table:style-name="ro2">
          <table:table-cell/>
          <table:table-cell table:style-name="ce5" office:value-type="float" office:value="405">
            <text:p>405</text:p>
          </table:table-cell>
          <table:table-cell table:style-name="ce9" table:formula="of:=[.C$4] + ([.$B413]*[.C$5])" office:value-type="date" office:date-value="1938-12-31T12:00:00">
            <text:p>12/31/1938 12:00:00</text:p>
          </table:table-cell>
          <table:table-cell table:style-name="ce9" table:formula="of:=[.D$4] + ([.$B413]*[.D$5])" office:value-type="date" office:date-value="1947-11-14T12:00:00">
            <text:p>11/14/1947 12:00:00</text:p>
          </table:table-cell>
          <table:table-cell table:style-name="ce9" table:formula="of:=[.E$4] + ([.$B413]*[.E$5])" office:value-type="date" office:date-value="1939-08-30T12:00:00">
            <text:p>08/30/1939 12:00:00</text:p>
          </table:table-cell>
          <table:table-cell table:style-name="ce9" table:formula="of:=[.F$4] + ([.$B413]*[.F$5])" office:value-type="date" office:date-value="1945-03-16T12:00:00">
            <text:p>03/16/1945 12:00:00</text:p>
          </table:table-cell>
        </table:table-row>
        <table:table-row table:style-name="ro2">
          <table:table-cell/>
          <table:table-cell table:style-name="ce5" office:value-type="float" office:value="406">
            <text:p>406</text:p>
          </table:table-cell>
          <table:table-cell table:style-name="ce9" table:formula="of:=[.C$4] + ([.$B414]*[.C$5])" office:value-type="date" office:date-value="1939-01-11T12:00:00">
            <text:p>01/11/1939 12:00:00</text:p>
          </table:table-cell>
          <table:table-cell table:style-name="ce9" table:formula="of:=[.D$4] + ([.$B414]*[.D$5])" office:value-type="date" office:date-value="1947-12-03T12:00:00">
            <text:p>12/03/1947 12:00:00</text:p>
          </table:table-cell>
          <table:table-cell table:style-name="ce9" table:formula="of:=[.E$4] + ([.$B414]*[.E$5])" office:value-type="date" office:date-value="1939-09-10T12:00:00">
            <text:p>09/10/1939 12:00:00</text:p>
          </table:table-cell>
          <table:table-cell table:style-name="ce9" table:formula="of:=[.F$4] + ([.$B414]*[.F$5])" office:value-type="date" office:date-value="1945-04-01T12:00:00">
            <text:p>04/01/1945 12:00:00</text:p>
          </table:table-cell>
        </table:table-row>
        <table:table-row table:style-name="ro2">
          <table:table-cell/>
          <table:table-cell table:style-name="ce5" office:value-type="float" office:value="407">
            <text:p>407</text:p>
          </table:table-cell>
          <table:table-cell table:style-name="ce9" table:formula="of:=[.C$4] + ([.$B415]*[.C$5])" office:value-type="date" office:date-value="1939-01-22T12:00:00">
            <text:p>01/22/1939 12:00:00</text:p>
          </table:table-cell>
          <table:table-cell table:style-name="ce9" table:formula="of:=[.D$4] + ([.$B415]*[.D$5])" office:value-type="date" office:date-value="1947-12-22T12:00:00">
            <text:p>12/22/1947 12:00:00</text:p>
          </table:table-cell>
          <table:table-cell table:style-name="ce9" table:formula="of:=[.E$4] + ([.$B415]*[.E$5])" office:value-type="date" office:date-value="1939-09-21T12:00:00">
            <text:p>09/21/1939 12:00:00</text:p>
          </table:table-cell>
          <table:table-cell table:style-name="ce9" table:formula="of:=[.F$4] + ([.$B415]*[.F$5])" office:value-type="date" office:date-value="1945-04-17T12:00:00">
            <text:p>04/17/1945 12:00:00</text:p>
          </table:table-cell>
        </table:table-row>
        <table:table-row table:style-name="ro2">
          <table:table-cell/>
          <table:table-cell table:style-name="ce5" office:value-type="float" office:value="408">
            <text:p>408</text:p>
          </table:table-cell>
          <table:table-cell table:style-name="ce9" table:formula="of:=[.C$4] + ([.$B416]*[.C$5])" office:value-type="date" office:date-value="1939-02-02T12:00:00">
            <text:p>02/02/1939 12:00:00</text:p>
          </table:table-cell>
          <table:table-cell table:style-name="ce9" table:formula="of:=[.D$4] + ([.$B416]*[.D$5])" office:value-type="date" office:date-value="1948-01-10T12:00:00">
            <text:p>01/10/1948 12:00:00</text:p>
          </table:table-cell>
          <table:table-cell table:style-name="ce9" table:formula="of:=[.E$4] + ([.$B416]*[.E$5])" office:value-type="date" office:date-value="1939-10-02T12:00:00">
            <text:p>10/02/1939 12:00:00</text:p>
          </table:table-cell>
          <table:table-cell table:style-name="ce9" table:formula="of:=[.F$4] + ([.$B416]*[.F$5])" office:value-type="date" office:date-value="1945-05-03T12:00:00">
            <text:p>05/03/1945 12:00:00</text:p>
          </table:table-cell>
        </table:table-row>
        <table:table-row table:style-name="ro2">
          <table:table-cell/>
          <table:table-cell table:style-name="ce5" office:value-type="float" office:value="409">
            <text:p>409</text:p>
          </table:table-cell>
          <table:table-cell table:style-name="ce9" table:formula="of:=[.C$4] + ([.$B417]*[.C$5])" office:value-type="date" office:date-value="1939-02-13T12:00:00">
            <text:p>02/13/1939 12:00:00</text:p>
          </table:table-cell>
          <table:table-cell table:style-name="ce9" table:formula="of:=[.D$4] + ([.$B417]*[.D$5])" office:value-type="date" office:date-value="1948-01-29T12:00:00">
            <text:p>01/29/1948 12:00:00</text:p>
          </table:table-cell>
          <table:table-cell table:style-name="ce9" table:formula="of:=[.E$4] + ([.$B417]*[.E$5])" office:value-type="date" office:date-value="1939-10-13T12:00:00">
            <text:p>10/13/1939 12:00:00</text:p>
          </table:table-cell>
          <table:table-cell table:style-name="ce9" table:formula="of:=[.F$4] + ([.$B417]*[.F$5])" office:value-type="date" office:date-value="1945-05-19T12:00:00">
            <text:p>05/19/1945 12:00:00</text:p>
          </table:table-cell>
        </table:table-row>
        <table:table-row table:style-name="ro2">
          <table:table-cell/>
          <table:table-cell table:style-name="ce5" office:value-type="float" office:value="410">
            <text:p>410</text:p>
          </table:table-cell>
          <table:table-cell table:style-name="ce9" table:formula="of:=[.C$4] + ([.$B418]*[.C$5])" office:value-type="date" office:date-value="1939-02-24T12:00:00">
            <text:p>02/24/1939 12:00:00</text:p>
          </table:table-cell>
          <table:table-cell table:style-name="ce9" table:formula="of:=[.D$4] + ([.$B418]*[.D$5])" office:value-type="date" office:date-value="1948-02-17T12:00:00">
            <text:p>02/17/1948 12:00:00</text:p>
          </table:table-cell>
          <table:table-cell table:style-name="ce9" table:formula="of:=[.E$4] + ([.$B418]*[.E$5])" office:value-type="date" office:date-value="1939-10-24T12:00:00">
            <text:p>10/24/1939 12:00:00</text:p>
          </table:table-cell>
          <table:table-cell table:style-name="ce9" table:formula="of:=[.F$4] + ([.$B418]*[.F$5])" office:value-type="date" office:date-value="1945-06-04T12:00:00">
            <text:p>06/04/1945 12:00:00</text:p>
          </table:table-cell>
        </table:table-row>
        <table:table-row table:style-name="ro2">
          <table:table-cell/>
          <table:table-cell table:style-name="ce5" office:value-type="float" office:value="411">
            <text:p>411</text:p>
          </table:table-cell>
          <table:table-cell table:style-name="ce9" table:formula="of:=[.C$4] + ([.$B419]*[.C$5])" office:value-type="date" office:date-value="1939-03-07T12:00:00">
            <text:p>03/07/1939 12:00:00</text:p>
          </table:table-cell>
          <table:table-cell table:style-name="ce9" table:formula="of:=[.D$4] + ([.$B419]*[.D$5])" office:value-type="date" office:date-value="1948-03-07T12:00:00">
            <text:p>03/07/1948 12:00:00</text:p>
          </table:table-cell>
          <table:table-cell table:style-name="ce9" table:formula="of:=[.E$4] + ([.$B419]*[.E$5])" office:value-type="date" office:date-value="1939-11-04T12:00:00">
            <text:p>11/04/1939 12:00:00</text:p>
          </table:table-cell>
          <table:table-cell table:style-name="ce9" table:formula="of:=[.F$4] + ([.$B419]*[.F$5])" office:value-type="date" office:date-value="1945-06-20T12:00:00">
            <text:p>06/20/1945 12:00:00</text:p>
          </table:table-cell>
        </table:table-row>
        <table:table-row table:style-name="ro2">
          <table:table-cell/>
          <table:table-cell table:style-name="ce5" office:value-type="float" office:value="412">
            <text:p>412</text:p>
          </table:table-cell>
          <table:table-cell table:style-name="ce9" table:formula="of:=[.C$4] + ([.$B420]*[.C$5])" office:value-type="date" office:date-value="1939-03-18T12:00:00">
            <text:p>03/18/1939 12:00:00</text:p>
          </table:table-cell>
          <table:table-cell table:style-name="ce9" table:formula="of:=[.D$4] + ([.$B420]*[.D$5])" office:value-type="date" office:date-value="1948-03-26T12:00:00">
            <text:p>03/26/1948 12:00:00</text:p>
          </table:table-cell>
          <table:table-cell table:style-name="ce9" table:formula="of:=[.E$4] + ([.$B420]*[.E$5])" office:value-type="date" office:date-value="1939-11-15T12:00:00">
            <text:p>11/15/1939 12:00:00</text:p>
          </table:table-cell>
          <table:table-cell table:style-name="ce9" table:formula="of:=[.F$4] + ([.$B420]*[.F$5])" office:value-type="date" office:date-value="1945-07-06T12:00:00">
            <text:p>07/06/1945 12:00:00</text:p>
          </table:table-cell>
        </table:table-row>
        <table:table-row table:style-name="ro2">
          <table:table-cell/>
          <table:table-cell table:style-name="ce5" office:value-type="float" office:value="413">
            <text:p>413</text:p>
          </table:table-cell>
          <table:table-cell table:style-name="ce9" table:formula="of:=[.C$4] + ([.$B421]*[.C$5])" office:value-type="date" office:date-value="1939-03-29T12:00:00">
            <text:p>03/29/1939 12:00:00</text:p>
          </table:table-cell>
          <table:table-cell table:style-name="ce9" table:formula="of:=[.D$4] + ([.$B421]*[.D$5])" office:value-type="date" office:date-value="1948-04-14T12:00:00">
            <text:p>04/14/1948 12:00:00</text:p>
          </table:table-cell>
          <table:table-cell table:style-name="ce9" table:formula="of:=[.E$4] + ([.$B421]*[.E$5])" office:value-type="date" office:date-value="1939-11-26T12:00:00">
            <text:p>11/26/1939 12:00:00</text:p>
          </table:table-cell>
          <table:table-cell table:style-name="ce9" table:formula="of:=[.F$4] + ([.$B421]*[.F$5])" office:value-type="date" office:date-value="1945-07-22T12:00:00">
            <text:p>07/22/1945 12:00:00</text:p>
          </table:table-cell>
        </table:table-row>
        <table:table-row table:style-name="ro2">
          <table:table-cell/>
          <table:table-cell table:style-name="ce5" office:value-type="float" office:value="414">
            <text:p>414</text:p>
          </table:table-cell>
          <table:table-cell table:style-name="ce9" table:formula="of:=[.C$4] + ([.$B422]*[.C$5])" office:value-type="date" office:date-value="1939-04-09T12:00:00">
            <text:p>04/09/1939 12:00:00</text:p>
          </table:table-cell>
          <table:table-cell table:style-name="ce9" table:formula="of:=[.D$4] + ([.$B422]*[.D$5])" office:value-type="date" office:date-value="1948-05-03T12:00:00">
            <text:p>05/03/1948 12:00:00</text:p>
          </table:table-cell>
          <table:table-cell table:style-name="ce9" table:formula="of:=[.E$4] + ([.$B422]*[.E$5])" office:value-type="date" office:date-value="1939-12-07T12:00:00">
            <text:p>12/07/1939 12:00:00</text:p>
          </table:table-cell>
          <table:table-cell table:style-name="ce9" table:formula="of:=[.F$4] + ([.$B422]*[.F$5])" office:value-type="date" office:date-value="1945-08-07T12:00:00">
            <text:p>08/07/1945 12:00:00</text:p>
          </table:table-cell>
        </table:table-row>
        <table:table-row table:style-name="ro2">
          <table:table-cell/>
          <table:table-cell table:style-name="ce5" office:value-type="float" office:value="415">
            <text:p>415</text:p>
          </table:table-cell>
          <table:table-cell table:style-name="ce9" table:formula="of:=[.C$4] + ([.$B423]*[.C$5])" office:value-type="date" office:date-value="1939-04-20T12:00:00">
            <text:p>04/20/1939 12:00:00</text:p>
          </table:table-cell>
          <table:table-cell table:style-name="ce9" table:formula="of:=[.D$4] + ([.$B423]*[.D$5])" office:value-type="date" office:date-value="1948-05-22T12:00:00">
            <text:p>05/22/1948 12:00:00</text:p>
          </table:table-cell>
          <table:table-cell table:style-name="ce9" table:formula="of:=[.E$4] + ([.$B423]*[.E$5])" office:value-type="date" office:date-value="1939-12-18T12:00:00">
            <text:p>12/18/1939 12:00:00</text:p>
          </table:table-cell>
          <table:table-cell table:style-name="ce9" table:formula="of:=[.F$4] + ([.$B423]*[.F$5])" office:value-type="date" office:date-value="1945-08-23T12:00:00">
            <text:p>08/23/1945 12:00:00</text:p>
          </table:table-cell>
        </table:table-row>
        <table:table-row table:style-name="ro2">
          <table:table-cell/>
          <table:table-cell table:style-name="ce5" office:value-type="float" office:value="416">
            <text:p>416</text:p>
          </table:table-cell>
          <table:table-cell table:style-name="ce9" table:formula="of:=[.C$4] + ([.$B424]*[.C$5])" office:value-type="date" office:date-value="1939-05-01T12:00:00">
            <text:p>05/01/1939 12:00:00</text:p>
          </table:table-cell>
          <table:table-cell table:style-name="ce9" table:formula="of:=[.D$4] + ([.$B424]*[.D$5])" office:value-type="date" office:date-value="1948-06-10T12:00:00">
            <text:p>06/10/1948 12:00:00</text:p>
          </table:table-cell>
          <table:table-cell table:style-name="ce9" table:formula="of:=[.E$4] + ([.$B424]*[.E$5])" office:value-type="date" office:date-value="1939-12-29T12:00:00">
            <text:p>12/29/1939 12:00:00</text:p>
          </table:table-cell>
          <table:table-cell table:style-name="ce9" table:formula="of:=[.F$4] + ([.$B424]*[.F$5])" office:value-type="date" office:date-value="1945-09-08T12:00:00">
            <text:p>09/08/1945 12:00:00</text:p>
          </table:table-cell>
        </table:table-row>
        <table:table-row table:style-name="ro2">
          <table:table-cell/>
          <table:table-cell table:style-name="ce5" office:value-type="float" office:value="417">
            <text:p>417</text:p>
          </table:table-cell>
          <table:table-cell table:style-name="ce9" table:formula="of:=[.C$4] + ([.$B425]*[.C$5])" office:value-type="date" office:date-value="1939-05-12T12:00:00">
            <text:p>05/12/1939 12:00:00</text:p>
          </table:table-cell>
          <table:table-cell table:style-name="ce9" table:formula="of:=[.D$4] + ([.$B425]*[.D$5])" office:value-type="date" office:date-value="1948-06-29T12:00:00">
            <text:p>06/29/1948 12:00:00</text:p>
          </table:table-cell>
          <table:table-cell table:style-name="ce9" table:formula="of:=[.E$4] + ([.$B425]*[.E$5])" office:value-type="date" office:date-value="1940-01-09T12:00:00">
            <text:p>01/09/1940 12:00:00</text:p>
          </table:table-cell>
          <table:table-cell table:style-name="ce9" table:formula="of:=[.F$4] + ([.$B425]*[.F$5])" office:value-type="date" office:date-value="1945-09-24T12:00:00">
            <text:p>09/24/1945 12:00:00</text:p>
          </table:table-cell>
        </table:table-row>
        <table:table-row table:style-name="ro2">
          <table:table-cell/>
          <table:table-cell table:style-name="ce5" office:value-type="float" office:value="418">
            <text:p>418</text:p>
          </table:table-cell>
          <table:table-cell table:style-name="ce9" table:formula="of:=[.C$4] + ([.$B426]*[.C$5])" office:value-type="date" office:date-value="1939-05-23T12:00:00">
            <text:p>05/23/1939 12:00:00</text:p>
          </table:table-cell>
          <table:table-cell table:style-name="ce9" table:formula="of:=[.D$4] + ([.$B426]*[.D$5])" office:value-type="date" office:date-value="1948-07-18T12:00:00">
            <text:p>07/18/1948 12:00:00</text:p>
          </table:table-cell>
          <table:table-cell table:style-name="ce9" table:formula="of:=[.E$4] + ([.$B426]*[.E$5])" office:value-type="date" office:date-value="1940-01-20T12:00:00">
            <text:p>01/20/1940 12:00:00</text:p>
          </table:table-cell>
          <table:table-cell table:style-name="ce9" table:formula="of:=[.F$4] + ([.$B426]*[.F$5])" office:value-type="date" office:date-value="1945-10-10T12:00:00">
            <text:p>10/10/1945 12:00:00</text:p>
          </table:table-cell>
        </table:table-row>
        <table:table-row table:style-name="ro2">
          <table:table-cell/>
          <table:table-cell table:style-name="ce5" office:value-type="float" office:value="419">
            <text:p>419</text:p>
          </table:table-cell>
          <table:table-cell table:style-name="ce9" table:formula="of:=[.C$4] + ([.$B427]*[.C$5])" office:value-type="date" office:date-value="1939-06-03T12:00:00">
            <text:p>06/03/1939 12:00:00</text:p>
          </table:table-cell>
          <table:table-cell table:style-name="ce9" table:formula="of:=[.D$4] + ([.$B427]*[.D$5])" office:value-type="date" office:date-value="1948-08-06T12:00:00">
            <text:p>08/06/1948 12:00:00</text:p>
          </table:table-cell>
          <table:table-cell table:style-name="ce9" table:formula="of:=[.E$4] + ([.$B427]*[.E$5])" office:value-type="date" office:date-value="1940-01-31T12:00:00">
            <text:p>01/31/1940 12:00:00</text:p>
          </table:table-cell>
          <table:table-cell table:style-name="ce9" table:formula="of:=[.F$4] + ([.$B427]*[.F$5])" office:value-type="date" office:date-value="1945-10-26T12:00:00">
            <text:p>10/26/1945 12:00:00</text:p>
          </table:table-cell>
        </table:table-row>
        <table:table-row table:style-name="ro2">
          <table:table-cell/>
          <table:table-cell table:style-name="ce5" office:value-type="float" office:value="420">
            <text:p>420</text:p>
          </table:table-cell>
          <table:table-cell table:style-name="ce9" table:formula="of:=[.C$4] + ([.$B428]*[.C$5])" office:value-type="date" office:date-value="1939-06-14T12:00:00">
            <text:p>06/14/1939 12:00:00</text:p>
          </table:table-cell>
          <table:table-cell table:style-name="ce9" table:formula="of:=[.D$4] + ([.$B428]*[.D$5])" office:value-type="date" office:date-value="1948-08-25T12:00:00">
            <text:p>08/25/1948 12:00:00</text:p>
          </table:table-cell>
          <table:table-cell table:style-name="ce9" table:formula="of:=[.E$4] + ([.$B428]*[.E$5])" office:value-type="date" office:date-value="1940-02-11T12:00:00">
            <text:p>02/11/1940 12:00:00</text:p>
          </table:table-cell>
          <table:table-cell table:style-name="ce9" table:formula="of:=[.F$4] + ([.$B428]*[.F$5])" office:value-type="date" office:date-value="1945-11-11T12:00:00">
            <text:p>11/11/1945 12:00:00</text:p>
          </table:table-cell>
        </table:table-row>
        <table:table-row table:style-name="ro2">
          <table:table-cell/>
          <table:table-cell table:style-name="ce5" office:value-type="float" office:value="421">
            <text:p>421</text:p>
          </table:table-cell>
          <table:table-cell table:style-name="ce9" table:formula="of:=[.C$4] + ([.$B429]*[.C$5])" office:value-type="date" office:date-value="1939-06-25T12:00:00">
            <text:p>06/25/1939 12:00:00</text:p>
          </table:table-cell>
          <table:table-cell table:style-name="ce9" table:formula="of:=[.D$4] + ([.$B429]*[.D$5])" office:value-type="date" office:date-value="1948-09-13T12:00:00">
            <text:p>09/13/1948 12:00:00</text:p>
          </table:table-cell>
          <table:table-cell table:style-name="ce9" table:formula="of:=[.E$4] + ([.$B429]*[.E$5])" office:value-type="date" office:date-value="1940-02-22T12:00:00">
            <text:p>02/22/1940 12:00:00</text:p>
          </table:table-cell>
          <table:table-cell table:style-name="ce9" table:formula="of:=[.F$4] + ([.$B429]*[.F$5])" office:value-type="date" office:date-value="1945-11-27T12:00:00">
            <text:p>11/27/1945 12:00:00</text:p>
          </table:table-cell>
        </table:table-row>
        <table:table-row table:style-name="ro2">
          <table:table-cell/>
          <table:table-cell table:style-name="ce5" office:value-type="float" office:value="422">
            <text:p>422</text:p>
          </table:table-cell>
          <table:table-cell table:style-name="ce9" table:formula="of:=[.C$4] + ([.$B430]*[.C$5])" office:value-type="date" office:date-value="1939-07-06T12:00:00">
            <text:p>07/06/1939 12:00:00</text:p>
          </table:table-cell>
          <table:table-cell table:style-name="ce9" table:formula="of:=[.D$4] + ([.$B430]*[.D$5])" office:value-type="date" office:date-value="1948-10-02T12:00:00">
            <text:p>10/02/1948 12:00:00</text:p>
          </table:table-cell>
          <table:table-cell table:style-name="ce9" table:formula="of:=[.E$4] + ([.$B430]*[.E$5])" office:value-type="date" office:date-value="1940-03-04T12:00:00">
            <text:p>03/04/1940 12:00:00</text:p>
          </table:table-cell>
          <table:table-cell table:style-name="ce9" table:formula="of:=[.F$4] + ([.$B430]*[.F$5])" office:value-type="date" office:date-value="1945-12-13T12:00:00">
            <text:p>12/13/1945 12:00:00</text:p>
          </table:table-cell>
        </table:table-row>
        <table:table-row table:style-name="ro2">
          <table:table-cell/>
          <table:table-cell table:style-name="ce5" office:value-type="float" office:value="423">
            <text:p>423</text:p>
          </table:table-cell>
          <table:table-cell table:style-name="ce9" table:formula="of:=[.C$4] + ([.$B431]*[.C$5])" office:value-type="date" office:date-value="1939-07-17T12:00:00">
            <text:p>07/17/1939 12:00:00</text:p>
          </table:table-cell>
          <table:table-cell table:style-name="ce9" table:formula="of:=[.D$4] + ([.$B431]*[.D$5])" office:value-type="date" office:date-value="1948-10-21T12:00:00">
            <text:p>10/21/1948 12:00:00</text:p>
          </table:table-cell>
          <table:table-cell table:style-name="ce9" table:formula="of:=[.E$4] + ([.$B431]*[.E$5])" office:value-type="date" office:date-value="1940-03-15T12:00:00">
            <text:p>03/15/1940 12:00:00</text:p>
          </table:table-cell>
          <table:table-cell table:style-name="ce9" table:formula="of:=[.F$4] + ([.$B431]*[.F$5])" office:value-type="date" office:date-value="1945-12-29T12:00:00">
            <text:p>12/29/1945 12:00:00</text:p>
          </table:table-cell>
        </table:table-row>
        <table:table-row table:style-name="ro2">
          <table:table-cell/>
          <table:table-cell table:style-name="ce5" office:value-type="float" office:value="424">
            <text:p>424</text:p>
          </table:table-cell>
          <table:table-cell table:style-name="ce9" table:formula="of:=[.C$4] + ([.$B432]*[.C$5])" office:value-type="date" office:date-value="1939-07-28T12:00:00">
            <text:p>07/28/1939 12:00:00</text:p>
          </table:table-cell>
          <table:table-cell table:style-name="ce9" table:formula="of:=[.D$4] + ([.$B432]*[.D$5])" office:value-type="date" office:date-value="1948-11-09T12:00:00">
            <text:p>11/09/1948 12:00:00</text:p>
          </table:table-cell>
          <table:table-cell table:style-name="ce9" table:formula="of:=[.E$4] + ([.$B432]*[.E$5])" office:value-type="date" office:date-value="1940-03-26T12:00:00">
            <text:p>03/26/1940 12:00:00</text:p>
          </table:table-cell>
          <table:table-cell table:style-name="ce9" table:formula="of:=[.F$4] + ([.$B432]*[.F$5])" office:value-type="date" office:date-value="1946-01-14T12:00:00">
            <text:p>01/14/1946 12:00:00</text:p>
          </table:table-cell>
        </table:table-row>
        <table:table-row table:style-name="ro2">
          <table:table-cell/>
          <table:table-cell table:style-name="ce5" office:value-type="float" office:value="425">
            <text:p>425</text:p>
          </table:table-cell>
          <table:table-cell table:style-name="ce9" table:formula="of:=[.C$4] + ([.$B433]*[.C$5])" office:value-type="date" office:date-value="1939-08-08T12:00:00">
            <text:p>08/08/1939 12:00:00</text:p>
          </table:table-cell>
          <table:table-cell table:style-name="ce9" table:formula="of:=[.D$4] + ([.$B433]*[.D$5])" office:value-type="date" office:date-value="1948-11-28T12:00:00">
            <text:p>11/28/1948 12:00:00</text:p>
          </table:table-cell>
          <table:table-cell table:style-name="ce9" table:formula="of:=[.E$4] + ([.$B433]*[.E$5])" office:value-type="date" office:date-value="1940-04-06T12:00:00">
            <text:p>04/06/1940 12:00:00</text:p>
          </table:table-cell>
          <table:table-cell table:style-name="ce9" table:formula="of:=[.F$4] + ([.$B433]*[.F$5])" office:value-type="date" office:date-value="1946-01-30T12:00:00">
            <text:p>01/30/1946 12:00:00</text:p>
          </table:table-cell>
        </table:table-row>
        <table:table-row table:style-name="ro2">
          <table:table-cell/>
          <table:table-cell table:style-name="ce5" office:value-type="float" office:value="426">
            <text:p>426</text:p>
          </table:table-cell>
          <table:table-cell table:style-name="ce9" table:formula="of:=[.C$4] + ([.$B434]*[.C$5])" office:value-type="date" office:date-value="1939-08-19T12:00:00">
            <text:p>08/19/1939 12:00:00</text:p>
          </table:table-cell>
          <table:table-cell table:style-name="ce9" table:formula="of:=[.D$4] + ([.$B434]*[.D$5])" office:value-type="date" office:date-value="1948-12-17T12:00:00">
            <text:p>12/17/1948 12:00:00</text:p>
          </table:table-cell>
          <table:table-cell table:style-name="ce9" table:formula="of:=[.E$4] + ([.$B434]*[.E$5])" office:value-type="date" office:date-value="1940-04-17T12:00:00">
            <text:p>04/17/1940 12:00:00</text:p>
          </table:table-cell>
          <table:table-cell table:style-name="ce9" table:formula="of:=[.F$4] + ([.$B434]*[.F$5])" office:value-type="date" office:date-value="1946-02-15T12:00:00">
            <text:p>02/15/1946 12:00:00</text:p>
          </table:table-cell>
        </table:table-row>
        <table:table-row table:style-name="ro2">
          <table:table-cell/>
          <table:table-cell table:style-name="ce5" office:value-type="float" office:value="427">
            <text:p>427</text:p>
          </table:table-cell>
          <table:table-cell table:style-name="ce9" table:formula="of:=[.C$4] + ([.$B435]*[.C$5])" office:value-type="date" office:date-value="1939-08-30T12:00:00">
            <text:p>08/30/1939 12:00:00</text:p>
          </table:table-cell>
          <table:table-cell table:style-name="ce9" table:formula="of:=[.D$4] + ([.$B435]*[.D$5])" office:value-type="date" office:date-value="1949-01-05T12:00:00">
            <text:p>01/05/1949 12:00:00</text:p>
          </table:table-cell>
          <table:table-cell table:style-name="ce9" table:formula="of:=[.E$4] + ([.$B435]*[.E$5])" office:value-type="date" office:date-value="1940-04-28T12:00:00">
            <text:p>04/28/1940 12:00:00</text:p>
          </table:table-cell>
          <table:table-cell table:style-name="ce9" table:formula="of:=[.F$4] + ([.$B435]*[.F$5])" office:value-type="date" office:date-value="1946-03-03T12:00:00">
            <text:p>03/03/1946 12:00:00</text:p>
          </table:table-cell>
        </table:table-row>
        <table:table-row table:style-name="ro2">
          <table:table-cell/>
          <table:table-cell table:style-name="ce5" office:value-type="float" office:value="428">
            <text:p>428</text:p>
          </table:table-cell>
          <table:table-cell table:style-name="ce9" table:formula="of:=[.C$4] + ([.$B436]*[.C$5])" office:value-type="date" office:date-value="1939-09-10T12:00:00">
            <text:p>09/10/1939 12:00:00</text:p>
          </table:table-cell>
          <table:table-cell table:style-name="ce9" table:formula="of:=[.D$4] + ([.$B436]*[.D$5])" office:value-type="date" office:date-value="1949-01-24T12:00:00">
            <text:p>01/24/1949 12:00:00</text:p>
          </table:table-cell>
          <table:table-cell table:style-name="ce9" table:formula="of:=[.E$4] + ([.$B436]*[.E$5])" office:value-type="date" office:date-value="1940-05-09T12:00:00">
            <text:p>05/09/1940 12:00:00</text:p>
          </table:table-cell>
          <table:table-cell table:style-name="ce9" table:formula="of:=[.F$4] + ([.$B436]*[.F$5])" office:value-type="date" office:date-value="1946-03-19T12:00:00">
            <text:p>03/19/1946 12:00:00</text:p>
          </table:table-cell>
        </table:table-row>
        <table:table-row table:style-name="ro2">
          <table:table-cell/>
          <table:table-cell table:style-name="ce5" office:value-type="float" office:value="429">
            <text:p>429</text:p>
          </table:table-cell>
          <table:table-cell table:style-name="ce9" table:formula="of:=[.C$4] + ([.$B437]*[.C$5])" office:value-type="date" office:date-value="1939-09-21T12:00:00">
            <text:p>09/21/1939 12:00:00</text:p>
          </table:table-cell>
          <table:table-cell table:style-name="ce9" table:formula="of:=[.D$4] + ([.$B437]*[.D$5])" office:value-type="date" office:date-value="1949-02-12T12:00:00">
            <text:p>02/12/1949 12:00:00</text:p>
          </table:table-cell>
          <table:table-cell table:style-name="ce9" table:formula="of:=[.E$4] + ([.$B437]*[.E$5])" office:value-type="date" office:date-value="1940-05-20T12:00:00">
            <text:p>05/20/1940 12:00:00</text:p>
          </table:table-cell>
          <table:table-cell table:style-name="ce9" table:formula="of:=[.F$4] + ([.$B437]*[.F$5])" office:value-type="date" office:date-value="1946-04-04T12:00:00">
            <text:p>04/04/1946 12:00:00</text:p>
          </table:table-cell>
        </table:table-row>
        <table:table-row table:style-name="ro2">
          <table:table-cell/>
          <table:table-cell table:style-name="ce5" office:value-type="float" office:value="430">
            <text:p>430</text:p>
          </table:table-cell>
          <table:table-cell table:style-name="ce9" table:formula="of:=[.C$4] + ([.$B438]*[.C$5])" office:value-type="date" office:date-value="1939-10-02T12:00:00">
            <text:p>10/02/1939 12:00:00</text:p>
          </table:table-cell>
          <table:table-cell table:style-name="ce9" table:formula="of:=[.D$4] + ([.$B438]*[.D$5])" office:value-type="date" office:date-value="1949-03-03T12:00:00">
            <text:p>03/03/1949 12:00:00</text:p>
          </table:table-cell>
          <table:table-cell table:style-name="ce9" table:formula="of:=[.E$4] + ([.$B438]*[.E$5])" office:value-type="date" office:date-value="1940-05-31T12:00:00">
            <text:p>05/31/1940 12:00:00</text:p>
          </table:table-cell>
          <table:table-cell table:style-name="ce9" table:formula="of:=[.F$4] + ([.$B438]*[.F$5])" office:value-type="date" office:date-value="1946-04-20T12:00:00">
            <text:p>04/20/1946 12:00:00</text:p>
          </table:table-cell>
        </table:table-row>
        <table:table-row table:style-name="ro2">
          <table:table-cell/>
          <table:table-cell table:style-name="ce5" office:value-type="float" office:value="431">
            <text:p>431</text:p>
          </table:table-cell>
          <table:table-cell table:style-name="ce9" table:formula="of:=[.C$4] + ([.$B439]*[.C$5])" office:value-type="date" office:date-value="1939-10-13T12:00:00">
            <text:p>10/13/1939 12:00:00</text:p>
          </table:table-cell>
          <table:table-cell table:style-name="ce9" table:formula="of:=[.D$4] + ([.$B439]*[.D$5])" office:value-type="date" office:date-value="1949-03-22T12:00:00">
            <text:p>03/22/1949 12:00:00</text:p>
          </table:table-cell>
          <table:table-cell table:style-name="ce9" table:formula="of:=[.E$4] + ([.$B439]*[.E$5])" office:value-type="date" office:date-value="1940-06-11T12:00:00">
            <text:p>06/11/1940 12:00:00</text:p>
          </table:table-cell>
          <table:table-cell table:style-name="ce9" table:formula="of:=[.F$4] + ([.$B439]*[.F$5])" office:value-type="date" office:date-value="1946-05-06T12:00:00">
            <text:p>05/06/1946 12:00:00</text:p>
          </table:table-cell>
        </table:table-row>
        <table:table-row table:style-name="ro2">
          <table:table-cell/>
          <table:table-cell table:style-name="ce5" office:value-type="float" office:value="432">
            <text:p>432</text:p>
          </table:table-cell>
          <table:table-cell table:style-name="ce9" table:formula="of:=[.C$4] + ([.$B440]*[.C$5])" office:value-type="date" office:date-value="1939-10-24T12:00:00">
            <text:p>10/24/1939 12:00:00</text:p>
          </table:table-cell>
          <table:table-cell table:style-name="ce9" table:formula="of:=[.D$4] + ([.$B440]*[.D$5])" office:value-type="date" office:date-value="1949-04-10T12:00:00">
            <text:p>04/10/1949 12:00:00</text:p>
          </table:table-cell>
          <table:table-cell table:style-name="ce9" table:formula="of:=[.E$4] + ([.$B440]*[.E$5])" office:value-type="date" office:date-value="1940-06-22T12:00:00">
            <text:p>06/22/1940 12:00:00</text:p>
          </table:table-cell>
          <table:table-cell table:style-name="ce9" table:formula="of:=[.F$4] + ([.$B440]*[.F$5])" office:value-type="date" office:date-value="1946-05-22T12:00:00">
            <text:p>05/22/1946 12:00:00</text:p>
          </table:table-cell>
        </table:table-row>
        <table:table-row table:style-name="ro2">
          <table:table-cell/>
          <table:table-cell table:style-name="ce5" office:value-type="float" office:value="433">
            <text:p>433</text:p>
          </table:table-cell>
          <table:table-cell table:style-name="ce9" table:formula="of:=[.C$4] + ([.$B441]*[.C$5])" office:value-type="date" office:date-value="1939-11-04T12:00:00">
            <text:p>11/04/1939 12:00:00</text:p>
          </table:table-cell>
          <table:table-cell table:style-name="ce9" table:formula="of:=[.D$4] + ([.$B441]*[.D$5])" office:value-type="date" office:date-value="1949-04-29T12:00:00">
            <text:p>04/29/1949 12:00:00</text:p>
          </table:table-cell>
          <table:table-cell table:style-name="ce9" table:formula="of:=[.E$4] + ([.$B441]*[.E$5])" office:value-type="date" office:date-value="1940-07-03T12:00:00">
            <text:p>07/03/1940 12:00:00</text:p>
          </table:table-cell>
          <table:table-cell table:style-name="ce9" table:formula="of:=[.F$4] + ([.$B441]*[.F$5])" office:value-type="date" office:date-value="1946-06-07T12:00:00">
            <text:p>06/07/1946 12:00:00</text:p>
          </table:table-cell>
        </table:table-row>
        <table:table-row table:style-name="ro2">
          <table:table-cell/>
          <table:table-cell table:style-name="ce5" office:value-type="float" office:value="434">
            <text:p>434</text:p>
          </table:table-cell>
          <table:table-cell table:style-name="ce9" table:formula="of:=[.C$4] + ([.$B442]*[.C$5])" office:value-type="date" office:date-value="1939-11-15T12:00:00">
            <text:p>11/15/1939 12:00:00</text:p>
          </table:table-cell>
          <table:table-cell table:style-name="ce9" table:formula="of:=[.D$4] + ([.$B442]*[.D$5])" office:value-type="date" office:date-value="1949-05-18T12:00:00">
            <text:p>05/18/1949 12:00:00</text:p>
          </table:table-cell>
          <table:table-cell table:style-name="ce9" table:formula="of:=[.E$4] + ([.$B442]*[.E$5])" office:value-type="date" office:date-value="1940-07-14T12:00:00">
            <text:p>07/14/1940 12:00:00</text:p>
          </table:table-cell>
          <table:table-cell table:style-name="ce9" table:formula="of:=[.F$4] + ([.$B442]*[.F$5])" office:value-type="date" office:date-value="1946-06-23T12:00:00">
            <text:p>06/23/1946 12:00:00</text:p>
          </table:table-cell>
        </table:table-row>
        <table:table-row table:style-name="ro2">
          <table:table-cell/>
          <table:table-cell table:style-name="ce5" office:value-type="float" office:value="435">
            <text:p>435</text:p>
          </table:table-cell>
          <table:table-cell table:style-name="ce9" table:formula="of:=[.C$4] + ([.$B443]*[.C$5])" office:value-type="date" office:date-value="1939-11-26T12:00:00">
            <text:p>11/26/1939 12:00:00</text:p>
          </table:table-cell>
          <table:table-cell table:style-name="ce9" table:formula="of:=[.D$4] + ([.$B443]*[.D$5])" office:value-type="date" office:date-value="1949-06-06T12:00:00">
            <text:p>06/06/1949 12:00:00</text:p>
          </table:table-cell>
          <table:table-cell table:style-name="ce9" table:formula="of:=[.E$4] + ([.$B443]*[.E$5])" office:value-type="date" office:date-value="1940-07-25T12:00:00">
            <text:p>07/25/1940 12:00:00</text:p>
          </table:table-cell>
          <table:table-cell table:style-name="ce9" table:formula="of:=[.F$4] + ([.$B443]*[.F$5])" office:value-type="date" office:date-value="1946-07-09T12:00:00">
            <text:p>07/09/1946 12:00:00</text:p>
          </table:table-cell>
        </table:table-row>
        <table:table-row table:style-name="ro2">
          <table:table-cell/>
          <table:table-cell table:style-name="ce5" office:value-type="float" office:value="436">
            <text:p>436</text:p>
          </table:table-cell>
          <table:table-cell table:style-name="ce9" table:formula="of:=[.C$4] + ([.$B444]*[.C$5])" office:value-type="date" office:date-value="1939-12-07T12:00:00">
            <text:p>12/07/1939 12:00:00</text:p>
          </table:table-cell>
          <table:table-cell table:style-name="ce9" table:formula="of:=[.D$4] + ([.$B444]*[.D$5])" office:value-type="date" office:date-value="1949-06-25T12:00:00">
            <text:p>06/25/1949 12:00:00</text:p>
          </table:table-cell>
          <table:table-cell table:style-name="ce9" table:formula="of:=[.E$4] + ([.$B444]*[.E$5])" office:value-type="date" office:date-value="1940-08-05T12:00:00">
            <text:p>08/05/1940 12:00:00</text:p>
          </table:table-cell>
          <table:table-cell table:style-name="ce9" table:formula="of:=[.F$4] + ([.$B444]*[.F$5])" office:value-type="date" office:date-value="1946-07-25T12:00:00">
            <text:p>07/25/1946 12:00:00</text:p>
          </table:table-cell>
        </table:table-row>
        <table:table-row table:style-name="ro2">
          <table:table-cell/>
          <table:table-cell table:style-name="ce5" office:value-type="float" office:value="437">
            <text:p>437</text:p>
          </table:table-cell>
          <table:table-cell table:style-name="ce9" table:formula="of:=[.C$4] + ([.$B445]*[.C$5])" office:value-type="date" office:date-value="1939-12-18T12:00:00">
            <text:p>12/18/1939 12:00:00</text:p>
          </table:table-cell>
          <table:table-cell table:style-name="ce9" table:formula="of:=[.D$4] + ([.$B445]*[.D$5])" office:value-type="date" office:date-value="1949-07-14T12:00:00">
            <text:p>07/14/1949 12:00:00</text:p>
          </table:table-cell>
          <table:table-cell table:style-name="ce9" table:formula="of:=[.E$4] + ([.$B445]*[.E$5])" office:value-type="date" office:date-value="1940-08-16T12:00:00">
            <text:p>08/16/1940 12:00:00</text:p>
          </table:table-cell>
          <table:table-cell table:style-name="ce9" table:formula="of:=[.F$4] + ([.$B445]*[.F$5])" office:value-type="date" office:date-value="1946-08-10T12:00:00">
            <text:p>08/10/1946 12:00:00</text:p>
          </table:table-cell>
        </table:table-row>
        <table:table-row table:style-name="ro2">
          <table:table-cell/>
          <table:table-cell table:style-name="ce5" office:value-type="float" office:value="438">
            <text:p>438</text:p>
          </table:table-cell>
          <table:table-cell table:style-name="ce9" table:formula="of:=[.C$4] + ([.$B446]*[.C$5])" office:value-type="date" office:date-value="1939-12-29T12:00:00">
            <text:p>12/29/1939 12:00:00</text:p>
          </table:table-cell>
          <table:table-cell table:style-name="ce9" table:formula="of:=[.D$4] + ([.$B446]*[.D$5])" office:value-type="date" office:date-value="1949-08-02T12:00:00">
            <text:p>08/02/1949 12:00:00</text:p>
          </table:table-cell>
          <table:table-cell table:style-name="ce9" table:formula="of:=[.E$4] + ([.$B446]*[.E$5])" office:value-type="date" office:date-value="1940-08-27T12:00:00">
            <text:p>08/27/1940 12:00:00</text:p>
          </table:table-cell>
          <table:table-cell table:style-name="ce9" table:formula="of:=[.F$4] + ([.$B446]*[.F$5])" office:value-type="date" office:date-value="1946-08-26T12:00:00">
            <text:p>08/26/1946 12:00:00</text:p>
          </table:table-cell>
        </table:table-row>
        <table:table-row table:style-name="ro2">
          <table:table-cell/>
          <table:table-cell table:style-name="ce5" office:value-type="float" office:value="439">
            <text:p>439</text:p>
          </table:table-cell>
          <table:table-cell table:style-name="ce9" table:formula="of:=[.C$4] + ([.$B447]*[.C$5])" office:value-type="date" office:date-value="1940-01-09T12:00:00">
            <text:p>01/09/1940 12:00:00</text:p>
          </table:table-cell>
          <table:table-cell table:style-name="ce9" table:formula="of:=[.D$4] + ([.$B447]*[.D$5])" office:value-type="date" office:date-value="1949-08-21T12:00:00">
            <text:p>08/21/1949 12:00:00</text:p>
          </table:table-cell>
          <table:table-cell table:style-name="ce9" table:formula="of:=[.E$4] + ([.$B447]*[.E$5])" office:value-type="date" office:date-value="1940-09-07T12:00:00">
            <text:p>09/07/1940 12:00:00</text:p>
          </table:table-cell>
          <table:table-cell table:style-name="ce9" table:formula="of:=[.F$4] + ([.$B447]*[.F$5])" office:value-type="date" office:date-value="1946-09-11T12:00:00">
            <text:p>09/11/1946 12:00:00</text:p>
          </table:table-cell>
        </table:table-row>
        <table:table-row table:style-name="ro2">
          <table:table-cell/>
          <table:table-cell table:style-name="ce5" office:value-type="float" office:value="440">
            <text:p>440</text:p>
          </table:table-cell>
          <table:table-cell table:style-name="ce9" table:formula="of:=[.C$4] + ([.$B448]*[.C$5])" office:value-type="date" office:date-value="1940-01-20T12:00:00">
            <text:p>01/20/1940 12:00:00</text:p>
          </table:table-cell>
          <table:table-cell table:style-name="ce9" table:formula="of:=[.D$4] + ([.$B448]*[.D$5])" office:value-type="date" office:date-value="1949-09-09T12:00:00">
            <text:p>09/09/1949 12:00:00</text:p>
          </table:table-cell>
          <table:table-cell table:style-name="ce9" table:formula="of:=[.E$4] + ([.$B448]*[.E$5])" office:value-type="date" office:date-value="1940-09-18T12:00:00">
            <text:p>09/18/1940 12:00:00</text:p>
          </table:table-cell>
          <table:table-cell table:style-name="ce9" table:formula="of:=[.F$4] + ([.$B448]*[.F$5])" office:value-type="date" office:date-value="1946-09-27T12:00:00">
            <text:p>09/27/1946 12:00:00</text:p>
          </table:table-cell>
        </table:table-row>
        <table:table-row table:style-name="ro2">
          <table:table-cell/>
          <table:table-cell table:style-name="ce5" office:value-type="float" office:value="441">
            <text:p>441</text:p>
          </table:table-cell>
          <table:table-cell table:style-name="ce9" table:formula="of:=[.C$4] + ([.$B449]*[.C$5])" office:value-type="date" office:date-value="1940-01-31T12:00:00">
            <text:p>01/31/1940 12:00:00</text:p>
          </table:table-cell>
          <table:table-cell table:style-name="ce9" table:formula="of:=[.D$4] + ([.$B449]*[.D$5])" office:value-type="date" office:date-value="1949-09-28T12:00:00">
            <text:p>09/28/1949 12:00:00</text:p>
          </table:table-cell>
          <table:table-cell table:style-name="ce9" table:formula="of:=[.E$4] + ([.$B449]*[.E$5])" office:value-type="date" office:date-value="1940-09-29T12:00:00">
            <text:p>09/29/1940 12:00:00</text:p>
          </table:table-cell>
          <table:table-cell table:style-name="ce9" table:formula="of:=[.F$4] + ([.$B449]*[.F$5])" office:value-type="date" office:date-value="1946-10-13T12:00:00">
            <text:p>10/13/1946 12:00:00</text:p>
          </table:table-cell>
        </table:table-row>
        <table:table-row table:style-name="ro2">
          <table:table-cell/>
          <table:table-cell table:style-name="ce5" office:value-type="float" office:value="442">
            <text:p>442</text:p>
          </table:table-cell>
          <table:table-cell table:style-name="ce9" table:formula="of:=[.C$4] + ([.$B450]*[.C$5])" office:value-type="date" office:date-value="1940-02-11T12:00:00">
            <text:p>02/11/1940 12:00:00</text:p>
          </table:table-cell>
          <table:table-cell table:style-name="ce9" table:formula="of:=[.D$4] + ([.$B450]*[.D$5])" office:value-type="date" office:date-value="1949-10-17T12:00:00">
            <text:p>10/17/1949 12:00:00</text:p>
          </table:table-cell>
          <table:table-cell table:style-name="ce9" table:formula="of:=[.E$4] + ([.$B450]*[.E$5])" office:value-type="date" office:date-value="1940-10-10T12:00:00">
            <text:p>10/10/1940 12:00:00</text:p>
          </table:table-cell>
          <table:table-cell table:style-name="ce9" table:formula="of:=[.F$4] + ([.$B450]*[.F$5])" office:value-type="date" office:date-value="1946-10-29T12:00:00">
            <text:p>10/29/1946 12:00:00</text:p>
          </table:table-cell>
        </table:table-row>
        <table:table-row table:style-name="ro2">
          <table:table-cell/>
          <table:table-cell table:style-name="ce5" office:value-type="float" office:value="443">
            <text:p>443</text:p>
          </table:table-cell>
          <table:table-cell table:style-name="ce9" table:formula="of:=[.C$4] + ([.$B451]*[.C$5])" office:value-type="date" office:date-value="1940-02-22T12:00:00">
            <text:p>02/22/1940 12:00:00</text:p>
          </table:table-cell>
          <table:table-cell table:style-name="ce9" table:formula="of:=[.D$4] + ([.$B451]*[.D$5])" office:value-type="date" office:date-value="1949-11-05T12:00:00">
            <text:p>11/05/1949 12:00:00</text:p>
          </table:table-cell>
          <table:table-cell table:style-name="ce9" table:formula="of:=[.E$4] + ([.$B451]*[.E$5])" office:value-type="date" office:date-value="1940-10-21T12:00:00">
            <text:p>10/21/1940 12:00:00</text:p>
          </table:table-cell>
          <table:table-cell table:style-name="ce9" table:formula="of:=[.F$4] + ([.$B451]*[.F$5])" office:value-type="date" office:date-value="1946-11-14T12:00:00">
            <text:p>11/14/1946 12:00:00</text:p>
          </table:table-cell>
        </table:table-row>
        <table:table-row table:style-name="ro2">
          <table:table-cell/>
          <table:table-cell table:style-name="ce5" office:value-type="float" office:value="444">
            <text:p>444</text:p>
          </table:table-cell>
          <table:table-cell table:style-name="ce9" table:formula="of:=[.C$4] + ([.$B452]*[.C$5])" office:value-type="date" office:date-value="1940-03-04T12:00:00">
            <text:p>03/04/1940 12:00:00</text:p>
          </table:table-cell>
          <table:table-cell table:style-name="ce9" table:formula="of:=[.D$4] + ([.$B452]*[.D$5])" office:value-type="date" office:date-value="1949-11-24T12:00:00">
            <text:p>11/24/1949 12:00:00</text:p>
          </table:table-cell>
          <table:table-cell table:style-name="ce9" table:formula="of:=[.E$4] + ([.$B452]*[.E$5])" office:value-type="date" office:date-value="1940-11-01T12:00:00">
            <text:p>11/01/1940 12:00:00</text:p>
          </table:table-cell>
          <table:table-cell table:style-name="ce9" table:formula="of:=[.F$4] + ([.$B452]*[.F$5])" office:value-type="date" office:date-value="1946-11-30T12:00:00">
            <text:p>11/30/1946 12:00:00</text:p>
          </table:table-cell>
        </table:table-row>
        <table:table-row table:style-name="ro2">
          <table:table-cell/>
          <table:table-cell table:style-name="ce5" office:value-type="float" office:value="445">
            <text:p>445</text:p>
          </table:table-cell>
          <table:table-cell table:style-name="ce9" table:formula="of:=[.C$4] + ([.$B453]*[.C$5])" office:value-type="date" office:date-value="1940-03-15T12:00:00">
            <text:p>03/15/1940 12:00:00</text:p>
          </table:table-cell>
          <table:table-cell table:style-name="ce9" table:formula="of:=[.D$4] + ([.$B453]*[.D$5])" office:value-type="date" office:date-value="1949-12-13T12:00:00">
            <text:p>12/13/1949 12:00:00</text:p>
          </table:table-cell>
          <table:table-cell table:style-name="ce9" table:formula="of:=[.E$4] + ([.$B453]*[.E$5])" office:value-type="date" office:date-value="1940-11-12T12:00:00">
            <text:p>11/12/1940 12:00:00</text:p>
          </table:table-cell>
          <table:table-cell table:style-name="ce9" table:formula="of:=[.F$4] + ([.$B453]*[.F$5])" office:value-type="date" office:date-value="1946-12-16T12:00:00">
            <text:p>12/16/1946 12:00:00</text:p>
          </table:table-cell>
        </table:table-row>
        <table:table-row table:style-name="ro2">
          <table:table-cell/>
          <table:table-cell table:style-name="ce5" office:value-type="float" office:value="446">
            <text:p>446</text:p>
          </table:table-cell>
          <table:table-cell table:style-name="ce9" table:formula="of:=[.C$4] + ([.$B454]*[.C$5])" office:value-type="date" office:date-value="1940-03-26T12:00:00">
            <text:p>03/26/1940 12:00:00</text:p>
          </table:table-cell>
          <table:table-cell table:style-name="ce9" table:formula="of:=[.D$4] + ([.$B454]*[.D$5])" office:value-type="date" office:date-value="1950-01-01T12:00:00">
            <text:p>01/01/1950 12:00:00</text:p>
          </table:table-cell>
          <table:table-cell table:style-name="ce9" table:formula="of:=[.E$4] + ([.$B454]*[.E$5])" office:value-type="date" office:date-value="1940-11-23T12:00:00">
            <text:p>11/23/1940 12:00:00</text:p>
          </table:table-cell>
          <table:table-cell table:style-name="ce9" table:formula="of:=[.F$4] + ([.$B454]*[.F$5])" office:value-type="date" office:date-value="1947-01-01T12:00:00">
            <text:p>01/01/1947 12:00:00</text:p>
          </table:table-cell>
        </table:table-row>
        <table:table-row table:style-name="ro2">
          <table:table-cell/>
          <table:table-cell table:style-name="ce5" office:value-type="float" office:value="447">
            <text:p>447</text:p>
          </table:table-cell>
          <table:table-cell table:style-name="ce9" table:formula="of:=[.C$4] + ([.$B455]*[.C$5])" office:value-type="date" office:date-value="1940-04-06T12:00:00">
            <text:p>04/06/1940 12:00:00</text:p>
          </table:table-cell>
          <table:table-cell table:style-name="ce9" table:formula="of:=[.D$4] + ([.$B455]*[.D$5])" office:value-type="date" office:date-value="1950-01-20T12:00:00">
            <text:p>01/20/1950 12:00:00</text:p>
          </table:table-cell>
          <table:table-cell table:style-name="ce9" table:formula="of:=[.E$4] + ([.$B455]*[.E$5])" office:value-type="date" office:date-value="1940-12-04T12:00:00">
            <text:p>12/04/1940 12:00:00</text:p>
          </table:table-cell>
          <table:table-cell table:style-name="ce9" table:formula="of:=[.F$4] + ([.$B455]*[.F$5])" office:value-type="date" office:date-value="1947-01-17T12:00:00">
            <text:p>01/17/1947 12:00:00</text:p>
          </table:table-cell>
        </table:table-row>
        <table:table-row table:style-name="ro2">
          <table:table-cell/>
          <table:table-cell table:style-name="ce5" office:value-type="float" office:value="448">
            <text:p>448</text:p>
          </table:table-cell>
          <table:table-cell table:style-name="ce9" table:formula="of:=[.C$4] + ([.$B456]*[.C$5])" office:value-type="date" office:date-value="1940-04-17T12:00:00">
            <text:p>04/17/1940 12:00:00</text:p>
          </table:table-cell>
          <table:table-cell table:style-name="ce9" table:formula="of:=[.D$4] + ([.$B456]*[.D$5])" office:value-type="date" office:date-value="1950-02-08T12:00:00">
            <text:p>02/08/1950 12:00:00</text:p>
          </table:table-cell>
          <table:table-cell table:style-name="ce9" table:formula="of:=[.E$4] + ([.$B456]*[.E$5])" office:value-type="date" office:date-value="1940-12-15T12:00:00">
            <text:p>12/15/1940 12:00:00</text:p>
          </table:table-cell>
          <table:table-cell table:style-name="ce9" table:formula="of:=[.F$4] + ([.$B456]*[.F$5])" office:value-type="date" office:date-value="1947-02-02T12:00:00">
            <text:p>02/02/1947 12:00:00</text:p>
          </table:table-cell>
        </table:table-row>
        <table:table-row table:style-name="ro2">
          <table:table-cell/>
          <table:table-cell table:style-name="ce5" office:value-type="float" office:value="449">
            <text:p>449</text:p>
          </table:table-cell>
          <table:table-cell table:style-name="ce9" table:formula="of:=[.C$4] + ([.$B457]*[.C$5])" office:value-type="date" office:date-value="1940-04-28T12:00:00">
            <text:p>04/28/1940 12:00:00</text:p>
          </table:table-cell>
          <table:table-cell table:style-name="ce9" table:formula="of:=[.D$4] + ([.$B457]*[.D$5])" office:value-type="date" office:date-value="1950-02-27T12:00:00">
            <text:p>02/27/1950 12:00:00</text:p>
          </table:table-cell>
          <table:table-cell table:style-name="ce9" table:formula="of:=[.E$4] + ([.$B457]*[.E$5])" office:value-type="date" office:date-value="1940-12-26T12:00:00">
            <text:p>12/26/1940 12:00:00</text:p>
          </table:table-cell>
          <table:table-cell table:style-name="ce9" table:formula="of:=[.F$4] + ([.$B457]*[.F$5])" office:value-type="date" office:date-value="1947-02-18T12:00:00">
            <text:p>02/18/1947 12:00:00</text:p>
          </table:table-cell>
        </table:table-row>
        <table:table-row table:style-name="ro2">
          <table:table-cell/>
          <table:table-cell table:style-name="ce5" office:value-type="float" office:value="450">
            <text:p>450</text:p>
          </table:table-cell>
          <table:table-cell table:style-name="ce9" table:formula="of:=[.C$4] + ([.$B458]*[.C$5])" office:value-type="date" office:date-value="1940-05-09T12:00:00">
            <text:p>05/09/1940 12:00:00</text:p>
          </table:table-cell>
          <table:table-cell table:style-name="ce9" table:formula="of:=[.D$4] + ([.$B458]*[.D$5])" office:value-type="date" office:date-value="1950-03-18T12:00:00">
            <text:p>03/18/1950 12:00:00</text:p>
          </table:table-cell>
          <table:table-cell table:style-name="ce9" table:formula="of:=[.E$4] + ([.$B458]*[.E$5])" office:value-type="date" office:date-value="1941-01-06T12:00:00">
            <text:p>01/06/1941 12:00:00</text:p>
          </table:table-cell>
          <table:table-cell table:style-name="ce9" table:formula="of:=[.F$4] + ([.$B458]*[.F$5])" office:value-type="date" office:date-value="1947-03-06T12:00:00">
            <text:p>03/06/1947 12:00:00</text:p>
          </table:table-cell>
        </table:table-row>
        <table:table-row table:style-name="ro2">
          <table:table-cell/>
          <table:table-cell table:style-name="ce5" office:value-type="float" office:value="451">
            <text:p>451</text:p>
          </table:table-cell>
          <table:table-cell table:style-name="ce9" table:formula="of:=[.C$4] + ([.$B459]*[.C$5])" office:value-type="date" office:date-value="1940-05-20T12:00:00">
            <text:p>05/20/1940 12:00:00</text:p>
          </table:table-cell>
          <table:table-cell table:style-name="ce9" table:formula="of:=[.D$4] + ([.$B459]*[.D$5])" office:value-type="date" office:date-value="1950-04-06T12:00:00">
            <text:p>04/06/1950 12:00:00</text:p>
          </table:table-cell>
          <table:table-cell table:style-name="ce9" table:formula="of:=[.E$4] + ([.$B459]*[.E$5])" office:value-type="date" office:date-value="1941-01-17T12:00:00">
            <text:p>01/17/1941 12:00:00</text:p>
          </table:table-cell>
          <table:table-cell table:style-name="ce9" table:formula="of:=[.F$4] + ([.$B459]*[.F$5])" office:value-type="date" office:date-value="1947-03-22T12:00:00">
            <text:p>03/22/1947 12:00:00</text:p>
          </table:table-cell>
        </table:table-row>
        <table:table-row table:style-name="ro2">
          <table:table-cell/>
          <table:table-cell table:style-name="ce5" office:value-type="float" office:value="452">
            <text:p>452</text:p>
          </table:table-cell>
          <table:table-cell table:style-name="ce9" table:formula="of:=[.C$4] + ([.$B460]*[.C$5])" office:value-type="date" office:date-value="1940-05-31T12:00:00">
            <text:p>05/31/1940 12:00:00</text:p>
          </table:table-cell>
          <table:table-cell table:style-name="ce9" table:formula="of:=[.D$4] + ([.$B460]*[.D$5])" office:value-type="date" office:date-value="1950-04-25T12:00:00">
            <text:p>04/25/1950 12:00:00</text:p>
          </table:table-cell>
          <table:table-cell table:style-name="ce9" table:formula="of:=[.E$4] + ([.$B460]*[.E$5])" office:value-type="date" office:date-value="1941-01-28T12:00:00">
            <text:p>01/28/1941 12:00:00</text:p>
          </table:table-cell>
          <table:table-cell table:style-name="ce9" table:formula="of:=[.F$4] + ([.$B460]*[.F$5])" office:value-type="date" office:date-value="1947-04-07T12:00:00">
            <text:p>04/07/1947 12:00:00</text:p>
          </table:table-cell>
        </table:table-row>
        <table:table-row table:style-name="ro2">
          <table:table-cell/>
          <table:table-cell table:style-name="ce5" office:value-type="float" office:value="453">
            <text:p>453</text:p>
          </table:table-cell>
          <table:table-cell table:style-name="ce9" table:formula="of:=[.C$4] + ([.$B461]*[.C$5])" office:value-type="date" office:date-value="1940-06-11T12:00:00">
            <text:p>06/11/1940 12:00:00</text:p>
          </table:table-cell>
          <table:table-cell table:style-name="ce9" table:formula="of:=[.D$4] + ([.$B461]*[.D$5])" office:value-type="date" office:date-value="1950-05-14T12:00:00">
            <text:p>05/14/1950 12:00:00</text:p>
          </table:table-cell>
          <table:table-cell table:style-name="ce9" table:formula="of:=[.E$4] + ([.$B461]*[.E$5])" office:value-type="date" office:date-value="1941-02-08T12:00:00">
            <text:p>02/08/1941 12:00:00</text:p>
          </table:table-cell>
          <table:table-cell table:style-name="ce9" table:formula="of:=[.F$4] + ([.$B461]*[.F$5])" office:value-type="date" office:date-value="1947-04-23T12:00:00">
            <text:p>04/23/1947 12:00:00</text:p>
          </table:table-cell>
        </table:table-row>
        <table:table-row table:style-name="ro2">
          <table:table-cell/>
          <table:table-cell table:style-name="ce5" office:value-type="float" office:value="454">
            <text:p>454</text:p>
          </table:table-cell>
          <table:table-cell table:style-name="ce9" table:formula="of:=[.C$4] + ([.$B462]*[.C$5])" office:value-type="date" office:date-value="1940-06-22T12:00:00">
            <text:p>06/22/1940 12:00:00</text:p>
          </table:table-cell>
          <table:table-cell table:style-name="ce9" table:formula="of:=[.D$4] + ([.$B462]*[.D$5])" office:value-type="date" office:date-value="1950-06-02T12:00:00">
            <text:p>06/02/1950 12:00:00</text:p>
          </table:table-cell>
          <table:table-cell table:style-name="ce9" table:formula="of:=[.E$4] + ([.$B462]*[.E$5])" office:value-type="date" office:date-value="1941-02-19T12:00:00">
            <text:p>02/19/1941 12:00:00</text:p>
          </table:table-cell>
          <table:table-cell table:style-name="ce9" table:formula="of:=[.F$4] + ([.$B462]*[.F$5])" office:value-type="date" office:date-value="1947-05-09T12:00:00">
            <text:p>05/09/1947 12:00:00</text:p>
          </table:table-cell>
        </table:table-row>
        <table:table-row table:style-name="ro2">
          <table:table-cell/>
          <table:table-cell table:style-name="ce5" office:value-type="float" office:value="455">
            <text:p>455</text:p>
          </table:table-cell>
          <table:table-cell table:style-name="ce9" table:formula="of:=[.C$4] + ([.$B463]*[.C$5])" office:value-type="date" office:date-value="1940-07-03T12:00:00">
            <text:p>07/03/1940 12:00:00</text:p>
          </table:table-cell>
          <table:table-cell table:style-name="ce9" table:formula="of:=[.D$4] + ([.$B463]*[.D$5])" office:value-type="date" office:date-value="1950-06-21T12:00:00">
            <text:p>06/21/1950 12:00:00</text:p>
          </table:table-cell>
          <table:table-cell table:style-name="ce9" table:formula="of:=[.E$4] + ([.$B463]*[.E$5])" office:value-type="date" office:date-value="1941-03-02T12:00:00">
            <text:p>03/02/1941 12:00:00</text:p>
          </table:table-cell>
          <table:table-cell table:style-name="ce9" table:formula="of:=[.F$4] + ([.$B463]*[.F$5])" office:value-type="date" office:date-value="1947-05-25T12:00:00">
            <text:p>05/25/1947 12:00:00</text:p>
          </table:table-cell>
        </table:table-row>
        <table:table-row table:style-name="ro2">
          <table:table-cell/>
          <table:table-cell table:style-name="ce5" office:value-type="float" office:value="456">
            <text:p>456</text:p>
          </table:table-cell>
          <table:table-cell table:style-name="ce9" table:formula="of:=[.C$4] + ([.$B464]*[.C$5])" office:value-type="date" office:date-value="1940-07-14T12:00:00">
            <text:p>07/14/1940 12:00:00</text:p>
          </table:table-cell>
          <table:table-cell table:style-name="ce9" table:formula="of:=[.D$4] + ([.$B464]*[.D$5])" office:value-type="date" office:date-value="1950-07-10T12:00:00">
            <text:p>07/10/1950 12:00:00</text:p>
          </table:table-cell>
          <table:table-cell table:style-name="ce9" table:formula="of:=[.E$4] + ([.$B464]*[.E$5])" office:value-type="date" office:date-value="1941-03-13T12:00:00">
            <text:p>03/13/1941 12:00:00</text:p>
          </table:table-cell>
          <table:table-cell table:style-name="ce9" table:formula="of:=[.F$4] + ([.$B464]*[.F$5])" office:value-type="date" office:date-value="1947-06-10T12:00:00">
            <text:p>06/10/1947 12:00:00</text:p>
          </table:table-cell>
        </table:table-row>
        <table:table-row table:style-name="ro2">
          <table:table-cell/>
          <table:table-cell table:style-name="ce5" office:value-type="float" office:value="457">
            <text:p>457</text:p>
          </table:table-cell>
          <table:table-cell table:style-name="ce9" table:formula="of:=[.C$4] + ([.$B465]*[.C$5])" office:value-type="date" office:date-value="1940-07-25T12:00:00">
            <text:p>07/25/1940 12:00:00</text:p>
          </table:table-cell>
          <table:table-cell table:style-name="ce9" table:formula="of:=[.D$4] + ([.$B465]*[.D$5])" office:value-type="date" office:date-value="1950-07-29T12:00:00">
            <text:p>07/29/1950 12:00:00</text:p>
          </table:table-cell>
          <table:table-cell table:style-name="ce9" table:formula="of:=[.E$4] + ([.$B465]*[.E$5])" office:value-type="date" office:date-value="1941-03-24T12:00:00">
            <text:p>03/24/1941 12:00:00</text:p>
          </table:table-cell>
          <table:table-cell table:style-name="ce9" table:formula="of:=[.F$4] + ([.$B465]*[.F$5])" office:value-type="date" office:date-value="1947-06-26T12:00:00">
            <text:p>06/26/1947 12:00:00</text:p>
          </table:table-cell>
        </table:table-row>
        <table:table-row table:style-name="ro2">
          <table:table-cell/>
          <table:table-cell table:style-name="ce5" office:value-type="float" office:value="458">
            <text:p>458</text:p>
          </table:table-cell>
          <table:table-cell table:style-name="ce9" table:formula="of:=[.C$4] + ([.$B466]*[.C$5])" office:value-type="date" office:date-value="1940-08-05T12:00:00">
            <text:p>08/05/1940 12:00:00</text:p>
          </table:table-cell>
          <table:table-cell table:style-name="ce9" table:formula="of:=[.D$4] + ([.$B466]*[.D$5])" office:value-type="date" office:date-value="1950-08-17T12:00:00">
            <text:p>08/17/1950 12:00:00</text:p>
          </table:table-cell>
          <table:table-cell table:style-name="ce9" table:formula="of:=[.E$4] + ([.$B466]*[.E$5])" office:value-type="date" office:date-value="1941-04-04T12:00:00">
            <text:p>04/04/1941 12:00:00</text:p>
          </table:table-cell>
          <table:table-cell table:style-name="ce9" table:formula="of:=[.F$4] + ([.$B466]*[.F$5])" office:value-type="date" office:date-value="1947-07-12T12:00:00">
            <text:p>07/12/1947 12:00:00</text:p>
          </table:table-cell>
        </table:table-row>
        <table:table-row table:style-name="ro2">
          <table:table-cell/>
          <table:table-cell table:style-name="ce5" office:value-type="float" office:value="459">
            <text:p>459</text:p>
          </table:table-cell>
          <table:table-cell table:style-name="ce9" table:formula="of:=[.C$4] + ([.$B467]*[.C$5])" office:value-type="date" office:date-value="1940-08-16T12:00:00">
            <text:p>08/16/1940 12:00:00</text:p>
          </table:table-cell>
          <table:table-cell table:style-name="ce9" table:formula="of:=[.D$4] + ([.$B467]*[.D$5])" office:value-type="date" office:date-value="1950-09-05T12:00:00">
            <text:p>09/05/1950 12:00:00</text:p>
          </table:table-cell>
          <table:table-cell table:style-name="ce9" table:formula="of:=[.E$4] + ([.$B467]*[.E$5])" office:value-type="date" office:date-value="1941-04-15T12:00:00">
            <text:p>04/15/1941 12:00:00</text:p>
          </table:table-cell>
          <table:table-cell table:style-name="ce9" table:formula="of:=[.F$4] + ([.$B467]*[.F$5])" office:value-type="date" office:date-value="1947-07-28T12:00:00">
            <text:p>07/28/1947 12:00:00</text:p>
          </table:table-cell>
        </table:table-row>
        <table:table-row table:style-name="ro2">
          <table:table-cell/>
          <table:table-cell table:style-name="ce5" office:value-type="float" office:value="460">
            <text:p>460</text:p>
          </table:table-cell>
          <table:table-cell table:style-name="ce9" table:formula="of:=[.C$4] + ([.$B468]*[.C$5])" office:value-type="date" office:date-value="1940-08-27T12:00:00">
            <text:p>08/27/1940 12:00:00</text:p>
          </table:table-cell>
          <table:table-cell table:style-name="ce9" table:formula="of:=[.D$4] + ([.$B468]*[.D$5])" office:value-type="date" office:date-value="1950-09-24T12:00:00">
            <text:p>09/24/1950 12:00:00</text:p>
          </table:table-cell>
          <table:table-cell table:style-name="ce9" table:formula="of:=[.E$4] + ([.$B468]*[.E$5])" office:value-type="date" office:date-value="1941-04-26T12:00:00">
            <text:p>04/26/1941 12:00:00</text:p>
          </table:table-cell>
          <table:table-cell table:style-name="ce9" table:formula="of:=[.F$4] + ([.$B468]*[.F$5])" office:value-type="date" office:date-value="1947-08-13T12:00:00">
            <text:p>08/13/1947 12:00:00</text:p>
          </table:table-cell>
        </table:table-row>
        <table:table-row table:style-name="ro2">
          <table:table-cell/>
          <table:table-cell table:style-name="ce5" office:value-type="float" office:value="461">
            <text:p>461</text:p>
          </table:table-cell>
          <table:table-cell table:style-name="ce9" table:formula="of:=[.C$4] + ([.$B469]*[.C$5])" office:value-type="date" office:date-value="1940-09-07T12:00:00">
            <text:p>09/07/1940 12:00:00</text:p>
          </table:table-cell>
          <table:table-cell table:style-name="ce9" table:formula="of:=[.D$4] + ([.$B469]*[.D$5])" office:value-type="date" office:date-value="1950-10-13T12:00:00">
            <text:p>10/13/1950 12:00:00</text:p>
          </table:table-cell>
          <table:table-cell table:style-name="ce9" table:formula="of:=[.E$4] + ([.$B469]*[.E$5])" office:value-type="date" office:date-value="1941-05-07T12:00:00">
            <text:p>05/07/1941 12:00:00</text:p>
          </table:table-cell>
          <table:table-cell table:style-name="ce9" table:formula="of:=[.F$4] + ([.$B469]*[.F$5])" office:value-type="date" office:date-value="1947-08-29T12:00:00">
            <text:p>08/29/1947 12:00:00</text:p>
          </table:table-cell>
        </table:table-row>
        <table:table-row table:style-name="ro2">
          <table:table-cell/>
          <table:table-cell table:style-name="ce5" office:value-type="float" office:value="462">
            <text:p>462</text:p>
          </table:table-cell>
          <table:table-cell table:style-name="ce9" table:formula="of:=[.C$4] + ([.$B470]*[.C$5])" office:value-type="date" office:date-value="1940-09-18T12:00:00">
            <text:p>09/18/1940 12:00:00</text:p>
          </table:table-cell>
          <table:table-cell table:style-name="ce9" table:formula="of:=[.D$4] + ([.$B470]*[.D$5])" office:value-type="date" office:date-value="1950-11-01T12:00:00">
            <text:p>11/01/1950 12:00:00</text:p>
          </table:table-cell>
          <table:table-cell table:style-name="ce9" table:formula="of:=[.E$4] + ([.$B470]*[.E$5])" office:value-type="date" office:date-value="1941-05-18T12:00:00">
            <text:p>05/18/1941 12:00:00</text:p>
          </table:table-cell>
          <table:table-cell table:style-name="ce9" table:formula="of:=[.F$4] + ([.$B470]*[.F$5])" office:value-type="date" office:date-value="1947-09-14T12:00:00">
            <text:p>09/14/1947 12:00:00</text:p>
          </table:table-cell>
        </table:table-row>
        <table:table-row table:style-name="ro2">
          <table:table-cell/>
          <table:table-cell table:style-name="ce5" office:value-type="float" office:value="463">
            <text:p>463</text:p>
          </table:table-cell>
          <table:table-cell table:style-name="ce9" table:formula="of:=[.C$4] + ([.$B471]*[.C$5])" office:value-type="date" office:date-value="1940-09-29T12:00:00">
            <text:p>09/29/1940 12:00:00</text:p>
          </table:table-cell>
          <table:table-cell table:style-name="ce9" table:formula="of:=[.D$4] + ([.$B471]*[.D$5])" office:value-type="date" office:date-value="1950-11-20T12:00:00">
            <text:p>11/20/1950 12:00:00</text:p>
          </table:table-cell>
          <table:table-cell table:style-name="ce9" table:formula="of:=[.E$4] + ([.$B471]*[.E$5])" office:value-type="date" office:date-value="1941-05-29T12:00:00">
            <text:p>05/29/1941 12:00:00</text:p>
          </table:table-cell>
          <table:table-cell table:style-name="ce9" table:formula="of:=[.F$4] + ([.$B471]*[.F$5])" office:value-type="date" office:date-value="1947-09-30T12:00:00">
            <text:p>09/30/1947 12:00:00</text:p>
          </table:table-cell>
        </table:table-row>
        <table:table-row table:style-name="ro2">
          <table:table-cell/>
          <table:table-cell table:style-name="ce5" office:value-type="float" office:value="464">
            <text:p>464</text:p>
          </table:table-cell>
          <table:table-cell table:style-name="ce9" table:formula="of:=[.C$4] + ([.$B472]*[.C$5])" office:value-type="date" office:date-value="1940-10-10T12:00:00">
            <text:p>10/10/1940 12:00:00</text:p>
          </table:table-cell>
          <table:table-cell table:style-name="ce9" table:formula="of:=[.D$4] + ([.$B472]*[.D$5])" office:value-type="date" office:date-value="1950-12-09T12:00:00">
            <text:p>12/09/1950 12:00:00</text:p>
          </table:table-cell>
          <table:table-cell table:style-name="ce9" table:formula="of:=[.E$4] + ([.$B472]*[.E$5])" office:value-type="date" office:date-value="1941-06-09T12:00:00">
            <text:p>06/09/1941 12:00:00</text:p>
          </table:table-cell>
          <table:table-cell table:style-name="ce9" table:formula="of:=[.F$4] + ([.$B472]*[.F$5])" office:value-type="date" office:date-value="1947-10-16T12:00:00">
            <text:p>10/16/1947 12:00:00</text:p>
          </table:table-cell>
        </table:table-row>
        <table:table-row table:style-name="ro2">
          <table:table-cell/>
          <table:table-cell table:style-name="ce5" office:value-type="float" office:value="465">
            <text:p>465</text:p>
          </table:table-cell>
          <table:table-cell table:style-name="ce9" table:formula="of:=[.C$4] + ([.$B473]*[.C$5])" office:value-type="date" office:date-value="1940-10-21T12:00:00">
            <text:p>10/21/1940 12:00:00</text:p>
          </table:table-cell>
          <table:table-cell table:style-name="ce9" table:formula="of:=[.D$4] + ([.$B473]*[.D$5])" office:value-type="date" office:date-value="1950-12-28T12:00:00">
            <text:p>12/28/1950 12:00:00</text:p>
          </table:table-cell>
          <table:table-cell table:style-name="ce9" table:formula="of:=[.E$4] + ([.$B473]*[.E$5])" office:value-type="date" office:date-value="1941-06-20T12:00:00">
            <text:p>06/20/1941 12:00:00</text:p>
          </table:table-cell>
          <table:table-cell table:style-name="ce9" table:formula="of:=[.F$4] + ([.$B473]*[.F$5])" office:value-type="date" office:date-value="1947-11-01T12:00:00">
            <text:p>11/01/1947 12:00:00</text:p>
          </table:table-cell>
        </table:table-row>
        <table:table-row table:style-name="ro2">
          <table:table-cell/>
          <table:table-cell table:style-name="ce5" office:value-type="float" office:value="466">
            <text:p>466</text:p>
          </table:table-cell>
          <table:table-cell table:style-name="ce9" table:formula="of:=[.C$4] + ([.$B474]*[.C$5])" office:value-type="date" office:date-value="1940-11-01T12:00:00">
            <text:p>11/01/1940 12:00:00</text:p>
          </table:table-cell>
          <table:table-cell table:style-name="ce9" table:formula="of:=[.D$4] + ([.$B474]*[.D$5])" office:value-type="date" office:date-value="1951-01-16T12:00:00">
            <text:p>01/16/1951 12:00:00</text:p>
          </table:table-cell>
          <table:table-cell table:style-name="ce9" table:formula="of:=[.E$4] + ([.$B474]*[.E$5])" office:value-type="date" office:date-value="1941-07-01T12:00:00">
            <text:p>07/01/1941 12:00:00</text:p>
          </table:table-cell>
          <table:table-cell table:style-name="ce9" table:formula="of:=[.F$4] + ([.$B474]*[.F$5])" office:value-type="date" office:date-value="1947-11-17T12:00:00">
            <text:p>11/17/1947 12:00:00</text:p>
          </table:table-cell>
        </table:table-row>
        <table:table-row table:style-name="ro2">
          <table:table-cell/>
          <table:table-cell table:style-name="ce5" office:value-type="float" office:value="467">
            <text:p>467</text:p>
          </table:table-cell>
          <table:table-cell table:style-name="ce9" table:formula="of:=[.C$4] + ([.$B475]*[.C$5])" office:value-type="date" office:date-value="1940-11-12T12:00:00">
            <text:p>11/12/1940 12:00:00</text:p>
          </table:table-cell>
          <table:table-cell table:style-name="ce9" table:formula="of:=[.D$4] + ([.$B475]*[.D$5])" office:value-type="date" office:date-value="1951-02-04T12:00:00">
            <text:p>02/04/1951 12:00:00</text:p>
          </table:table-cell>
          <table:table-cell table:style-name="ce9" table:formula="of:=[.E$4] + ([.$B475]*[.E$5])" office:value-type="date" office:date-value="1941-07-12T12:00:00">
            <text:p>07/12/1941 12:00:00</text:p>
          </table:table-cell>
          <table:table-cell table:style-name="ce9" table:formula="of:=[.F$4] + ([.$B475]*[.F$5])" office:value-type="date" office:date-value="1947-12-03T12:00:00">
            <text:p>12/03/1947 12:00:00</text:p>
          </table:table-cell>
        </table:table-row>
        <table:table-row table:style-name="ro2">
          <table:table-cell/>
          <table:table-cell table:style-name="ce5" office:value-type="float" office:value="468">
            <text:p>468</text:p>
          </table:table-cell>
          <table:table-cell table:style-name="ce9" table:formula="of:=[.C$4] + ([.$B476]*[.C$5])" office:value-type="date" office:date-value="1940-11-23T12:00:00">
            <text:p>11/23/1940 12:00:00</text:p>
          </table:table-cell>
          <table:table-cell table:style-name="ce9" table:formula="of:=[.D$4] + ([.$B476]*[.D$5])" office:value-type="date" office:date-value="1951-02-23T12:00:00">
            <text:p>02/23/1951 12:00:00</text:p>
          </table:table-cell>
          <table:table-cell table:style-name="ce9" table:formula="of:=[.E$4] + ([.$B476]*[.E$5])" office:value-type="date" office:date-value="1941-07-23T12:00:00">
            <text:p>07/23/1941 12:00:00</text:p>
          </table:table-cell>
          <table:table-cell table:style-name="ce9" table:formula="of:=[.F$4] + ([.$B476]*[.F$5])" office:value-type="date" office:date-value="1947-12-19T12:00:00">
            <text:p>12/19/1947 12:00:00</text:p>
          </table:table-cell>
        </table:table-row>
        <table:table-row table:style-name="ro2">
          <table:table-cell/>
          <table:table-cell table:style-name="ce5" office:value-type="float" office:value="469">
            <text:p>469</text:p>
          </table:table-cell>
          <table:table-cell table:style-name="ce9" table:formula="of:=[.C$4] + ([.$B477]*[.C$5])" office:value-type="date" office:date-value="1940-12-04T12:00:00">
            <text:p>12/04/1940 12:00:00</text:p>
          </table:table-cell>
          <table:table-cell table:style-name="ce9" table:formula="of:=[.D$4] + ([.$B477]*[.D$5])" office:value-type="date" office:date-value="1951-03-14T12:00:00">
            <text:p>03/14/1951 12:00:00</text:p>
          </table:table-cell>
          <table:table-cell table:style-name="ce9" table:formula="of:=[.E$4] + ([.$B477]*[.E$5])" office:value-type="date" office:date-value="1941-08-03T12:00:00">
            <text:p>08/03/1941 12:00:00</text:p>
          </table:table-cell>
          <table:table-cell table:style-name="ce9" table:formula="of:=[.F$4] + ([.$B477]*[.F$5])" office:value-type="date" office:date-value="1948-01-04T12:00:00">
            <text:p>01/04/1948 12:00:00</text:p>
          </table:table-cell>
        </table:table-row>
        <table:table-row table:style-name="ro2">
          <table:table-cell/>
          <table:table-cell table:style-name="ce5" office:value-type="float" office:value="470">
            <text:p>470</text:p>
          </table:table-cell>
          <table:table-cell table:style-name="ce9" table:formula="of:=[.C$4] + ([.$B478]*[.C$5])" office:value-type="date" office:date-value="1940-12-15T12:00:00">
            <text:p>12/15/1940 12:00:00</text:p>
          </table:table-cell>
          <table:table-cell table:style-name="ce9" table:formula="of:=[.D$4] + ([.$B478]*[.D$5])" office:value-type="date" office:date-value="1951-04-02T12:00:00">
            <text:p>04/02/1951 12:00:00</text:p>
          </table:table-cell>
          <table:table-cell table:style-name="ce9" table:formula="of:=[.E$4] + ([.$B478]*[.E$5])" office:value-type="date" office:date-value="1941-08-14T12:00:00">
            <text:p>08/14/1941 12:00:00</text:p>
          </table:table-cell>
          <table:table-cell table:style-name="ce9" table:formula="of:=[.F$4] + ([.$B478]*[.F$5])" office:value-type="date" office:date-value="1948-01-20T12:00:00">
            <text:p>01/20/1948 12:00:00</text:p>
          </table:table-cell>
        </table:table-row>
        <table:table-row table:style-name="ro2">
          <table:table-cell/>
          <table:table-cell table:style-name="ce5" office:value-type="float" office:value="471">
            <text:p>471</text:p>
          </table:table-cell>
          <table:table-cell table:style-name="ce9" table:formula="of:=[.C$4] + ([.$B479]*[.C$5])" office:value-type="date" office:date-value="1940-12-26T12:00:00">
            <text:p>12/26/1940 12:00:00</text:p>
          </table:table-cell>
          <table:table-cell table:style-name="ce9" table:formula="of:=[.D$4] + ([.$B479]*[.D$5])" office:value-type="date" office:date-value="1951-04-21T12:00:00">
            <text:p>04/21/1951 12:00:00</text:p>
          </table:table-cell>
          <table:table-cell table:style-name="ce9" table:formula="of:=[.E$4] + ([.$B479]*[.E$5])" office:value-type="date" office:date-value="1941-08-25T12:00:00">
            <text:p>08/25/1941 12:00:00</text:p>
          </table:table-cell>
          <table:table-cell table:style-name="ce9" table:formula="of:=[.F$4] + ([.$B479]*[.F$5])" office:value-type="date" office:date-value="1948-02-05T12:00:00">
            <text:p>02/05/1948 12:00:00</text:p>
          </table:table-cell>
        </table:table-row>
        <table:table-row table:style-name="ro2">
          <table:table-cell/>
          <table:table-cell table:style-name="ce5" office:value-type="float" office:value="472">
            <text:p>472</text:p>
          </table:table-cell>
          <table:table-cell table:style-name="ce9" table:formula="of:=[.C$4] + ([.$B480]*[.C$5])" office:value-type="date" office:date-value="1941-01-06T12:00:00">
            <text:p>01/06/1941 12:00:00</text:p>
          </table:table-cell>
          <table:table-cell table:style-name="ce9" table:formula="of:=[.D$4] + ([.$B480]*[.D$5])" office:value-type="date" office:date-value="1951-05-10T12:00:00">
            <text:p>05/10/1951 12:00:00</text:p>
          </table:table-cell>
          <table:table-cell table:style-name="ce9" table:formula="of:=[.E$4] + ([.$B480]*[.E$5])" office:value-type="date" office:date-value="1941-09-05T12:00:00">
            <text:p>09/05/1941 12:00:00</text:p>
          </table:table-cell>
          <table:table-cell table:style-name="ce9" table:formula="of:=[.F$4] + ([.$B480]*[.F$5])" office:value-type="date" office:date-value="1948-02-21T12:00:00">
            <text:p>02/21/1948 12:00:00</text:p>
          </table:table-cell>
        </table:table-row>
        <table:table-row table:style-name="ro2">
          <table:table-cell/>
          <table:table-cell table:style-name="ce5" office:value-type="float" office:value="473">
            <text:p>473</text:p>
          </table:table-cell>
          <table:table-cell table:style-name="ce9" table:formula="of:=[.C$4] + ([.$B481]*[.C$5])" office:value-type="date" office:date-value="1941-01-17T12:00:00">
            <text:p>01/17/1941 12:00:00</text:p>
          </table:table-cell>
          <table:table-cell table:style-name="ce9" table:formula="of:=[.D$4] + ([.$B481]*[.D$5])" office:value-type="date" office:date-value="1951-05-29T12:00:00">
            <text:p>05/29/1951 12:00:00</text:p>
          </table:table-cell>
          <table:table-cell table:style-name="ce9" table:formula="of:=[.E$4] + ([.$B481]*[.E$5])" office:value-type="date" office:date-value="1941-09-16T12:00:00">
            <text:p>09/16/1941 12:00:00</text:p>
          </table:table-cell>
          <table:table-cell table:style-name="ce9" table:formula="of:=[.F$4] + ([.$B481]*[.F$5])" office:value-type="date" office:date-value="1948-03-08T12:00:00">
            <text:p>03/08/1948 12:00:00</text:p>
          </table:table-cell>
        </table:table-row>
        <table:table-row table:style-name="ro2">
          <table:table-cell/>
          <table:table-cell table:style-name="ce5" office:value-type="float" office:value="474">
            <text:p>474</text:p>
          </table:table-cell>
          <table:table-cell table:style-name="ce9" table:formula="of:=[.C$4] + ([.$B482]*[.C$5])" office:value-type="date" office:date-value="1941-01-28T12:00:00">
            <text:p>01/28/1941 12:00:00</text:p>
          </table:table-cell>
          <table:table-cell table:style-name="ce9" table:formula="of:=[.D$4] + ([.$B482]*[.D$5])" office:value-type="date" office:date-value="1951-06-17T12:00:00">
            <text:p>06/17/1951 12:00:00</text:p>
          </table:table-cell>
          <table:table-cell table:style-name="ce9" table:formula="of:=[.E$4] + ([.$B482]*[.E$5])" office:value-type="date" office:date-value="1941-09-27T12:00:00">
            <text:p>09/27/1941 12:00:00</text:p>
          </table:table-cell>
          <table:table-cell table:style-name="ce9" table:formula="of:=[.F$4] + ([.$B482]*[.F$5])" office:value-type="date" office:date-value="1948-03-24T12:00:00">
            <text:p>03/24/1948 12:00:00</text:p>
          </table:table-cell>
        </table:table-row>
        <table:table-row table:style-name="ro2">
          <table:table-cell/>
          <table:table-cell table:style-name="ce5" office:value-type="float" office:value="475">
            <text:p>475</text:p>
          </table:table-cell>
          <table:table-cell table:style-name="ce9" table:formula="of:=[.C$4] + ([.$B483]*[.C$5])" office:value-type="date" office:date-value="1941-02-08T12:00:00">
            <text:p>02/08/1941 12:00:00</text:p>
          </table:table-cell>
          <table:table-cell table:style-name="ce9" table:formula="of:=[.D$4] + ([.$B483]*[.D$5])" office:value-type="date" office:date-value="1951-07-06T12:00:00">
            <text:p>07/06/1951 12:00:00</text:p>
          </table:table-cell>
          <table:table-cell table:style-name="ce9" table:formula="of:=[.E$4] + ([.$B483]*[.E$5])" office:value-type="date" office:date-value="1941-10-08T12:00:00">
            <text:p>10/08/1941 12:00:00</text:p>
          </table:table-cell>
          <table:table-cell table:style-name="ce9" table:formula="of:=[.F$4] + ([.$B483]*[.F$5])" office:value-type="date" office:date-value="1948-04-09T12:00:00">
            <text:p>04/09/1948 12:00:00</text:p>
          </table:table-cell>
        </table:table-row>
        <table:table-row table:style-name="ro2">
          <table:table-cell/>
          <table:table-cell table:style-name="ce5" office:value-type="float" office:value="476">
            <text:p>476</text:p>
          </table:table-cell>
          <table:table-cell table:style-name="ce9" table:formula="of:=[.C$4] + ([.$B484]*[.C$5])" office:value-type="date" office:date-value="1941-02-19T12:00:00">
            <text:p>02/19/1941 12:00:00</text:p>
          </table:table-cell>
          <table:table-cell table:style-name="ce9" table:formula="of:=[.D$4] + ([.$B484]*[.D$5])" office:value-type="date" office:date-value="1951-07-25T12:00:00">
            <text:p>07/25/1951 12:00:00</text:p>
          </table:table-cell>
          <table:table-cell table:style-name="ce9" table:formula="of:=[.E$4] + ([.$B484]*[.E$5])" office:value-type="date" office:date-value="1941-10-19T12:00:00">
            <text:p>10/19/1941 12:00:00</text:p>
          </table:table-cell>
          <table:table-cell table:style-name="ce9" table:formula="of:=[.F$4] + ([.$B484]*[.F$5])" office:value-type="date" office:date-value="1948-04-25T12:00:00">
            <text:p>04/25/1948 12:00:00</text:p>
          </table:table-cell>
        </table:table-row>
        <table:table-row table:style-name="ro2">
          <table:table-cell/>
          <table:table-cell table:style-name="ce5" office:value-type="float" office:value="477">
            <text:p>477</text:p>
          </table:table-cell>
          <table:table-cell table:style-name="ce9" table:formula="of:=[.C$4] + ([.$B485]*[.C$5])" office:value-type="date" office:date-value="1941-03-02T12:00:00">
            <text:p>03/02/1941 12:00:00</text:p>
          </table:table-cell>
          <table:table-cell table:style-name="ce9" table:formula="of:=[.D$4] + ([.$B485]*[.D$5])" office:value-type="date" office:date-value="1951-08-13T12:00:00">
            <text:p>08/13/1951 12:00:00</text:p>
          </table:table-cell>
          <table:table-cell table:style-name="ce9" table:formula="of:=[.E$4] + ([.$B485]*[.E$5])" office:value-type="date" office:date-value="1941-10-30T12:00:00">
            <text:p>10/30/1941 12:00:00</text:p>
          </table:table-cell>
          <table:table-cell table:style-name="ce9" table:formula="of:=[.F$4] + ([.$B485]*[.F$5])" office:value-type="date" office:date-value="1948-05-11T12:00:00">
            <text:p>05/11/1948 12:00:00</text:p>
          </table:table-cell>
        </table:table-row>
        <table:table-row table:style-name="ro2">
          <table:table-cell/>
          <table:table-cell table:style-name="ce5" office:value-type="float" office:value="478">
            <text:p>478</text:p>
          </table:table-cell>
          <table:table-cell table:style-name="ce9" table:formula="of:=[.C$4] + ([.$B486]*[.C$5])" office:value-type="date" office:date-value="1941-03-13T12:00:00">
            <text:p>03/13/1941 12:00:00</text:p>
          </table:table-cell>
          <table:table-cell table:style-name="ce9" table:formula="of:=[.D$4] + ([.$B486]*[.D$5])" office:value-type="date" office:date-value="1951-09-01T12:00:00">
            <text:p>09/01/1951 12:00:00</text:p>
          </table:table-cell>
          <table:table-cell table:style-name="ce9" table:formula="of:=[.E$4] + ([.$B486]*[.E$5])" office:value-type="date" office:date-value="1941-11-10T12:00:00">
            <text:p>11/10/1941 12:00:00</text:p>
          </table:table-cell>
          <table:table-cell table:style-name="ce9" table:formula="of:=[.F$4] + ([.$B486]*[.F$5])" office:value-type="date" office:date-value="1948-05-27T12:00:00">
            <text:p>05/27/1948 12:00:00</text:p>
          </table:table-cell>
        </table:table-row>
        <table:table-row table:style-name="ro2">
          <table:table-cell/>
          <table:table-cell table:style-name="ce5" office:value-type="float" office:value="479">
            <text:p>479</text:p>
          </table:table-cell>
          <table:table-cell table:style-name="ce9" table:formula="of:=[.C$4] + ([.$B487]*[.C$5])" office:value-type="date" office:date-value="1941-03-24T12:00:00">
            <text:p>03/24/1941 12:00:00</text:p>
          </table:table-cell>
          <table:table-cell table:style-name="ce9" table:formula="of:=[.D$4] + ([.$B487]*[.D$5])" office:value-type="date" office:date-value="1951-09-20T12:00:00">
            <text:p>09/20/1951 12:00:00</text:p>
          </table:table-cell>
          <table:table-cell table:style-name="ce9" table:formula="of:=[.E$4] + ([.$B487]*[.E$5])" office:value-type="date" office:date-value="1941-11-21T12:00:00">
            <text:p>11/21/1941 12:00:00</text:p>
          </table:table-cell>
          <table:table-cell table:style-name="ce9" table:formula="of:=[.F$4] + ([.$B487]*[.F$5])" office:value-type="date" office:date-value="1948-06-12T12:00:00">
            <text:p>06/12/1948 12:00:00</text:p>
          </table:table-cell>
        </table:table-row>
        <table:table-row table:style-name="ro2">
          <table:table-cell/>
          <table:table-cell table:style-name="ce5" office:value-type="float" office:value="480">
            <text:p>480</text:p>
          </table:table-cell>
          <table:table-cell table:style-name="ce9" table:formula="of:=[.C$4] + ([.$B488]*[.C$5])" office:value-type="date" office:date-value="1941-04-04T12:00:00">
            <text:p>04/04/1941 12:00:00</text:p>
          </table:table-cell>
          <table:table-cell table:style-name="ce9" table:formula="of:=[.D$4] + ([.$B488]*[.D$5])" office:value-type="date" office:date-value="1951-10-09T12:00:00">
            <text:p>10/09/1951 12:00:00</text:p>
          </table:table-cell>
          <table:table-cell table:style-name="ce9" table:formula="of:=[.E$4] + ([.$B488]*[.E$5])" office:value-type="date" office:date-value="1941-12-02T12:00:00">
            <text:p>12/02/1941 12:00:00</text:p>
          </table:table-cell>
          <table:table-cell table:style-name="ce9" table:formula="of:=[.F$4] + ([.$B488]*[.F$5])" office:value-type="date" office:date-value="1948-06-28T12:00:00">
            <text:p>06/28/1948 12:00:00</text:p>
          </table:table-cell>
        </table:table-row>
        <table:table-row table:style-name="ro2">
          <table:table-cell/>
          <table:table-cell table:style-name="ce5" office:value-type="float" office:value="481">
            <text:p>481</text:p>
          </table:table-cell>
          <table:table-cell table:style-name="ce9" table:formula="of:=[.C$4] + ([.$B489]*[.C$5])" office:value-type="date" office:date-value="1941-04-15T12:00:00">
            <text:p>04/15/1941 12:00:00</text:p>
          </table:table-cell>
          <table:table-cell table:style-name="ce9" table:formula="of:=[.D$4] + ([.$B489]*[.D$5])" office:value-type="date" office:date-value="1951-10-28T12:00:00">
            <text:p>10/28/1951 12:00:00</text:p>
          </table:table-cell>
          <table:table-cell table:style-name="ce9" table:formula="of:=[.E$4] + ([.$B489]*[.E$5])" office:value-type="date" office:date-value="1941-12-13T12:00:00">
            <text:p>12/13/1941 12:00:00</text:p>
          </table:table-cell>
          <table:table-cell table:style-name="ce9" table:formula="of:=[.F$4] + ([.$B489]*[.F$5])" office:value-type="date" office:date-value="1948-07-14T12:00:00">
            <text:p>07/14/1948 12:00:00</text:p>
          </table:table-cell>
        </table:table-row>
        <table:table-row table:style-name="ro2">
          <table:table-cell/>
          <table:table-cell table:style-name="ce5" office:value-type="float" office:value="482">
            <text:p>482</text:p>
          </table:table-cell>
          <table:table-cell table:style-name="ce9" table:formula="of:=[.C$4] + ([.$B490]*[.C$5])" office:value-type="date" office:date-value="1941-04-26T12:00:00">
            <text:p>04/26/1941 12:00:00</text:p>
          </table:table-cell>
          <table:table-cell table:style-name="ce9" table:formula="of:=[.D$4] + ([.$B490]*[.D$5])" office:value-type="date" office:date-value="1951-11-16T12:00:00">
            <text:p>11/16/1951 12:00:00</text:p>
          </table:table-cell>
          <table:table-cell table:style-name="ce9" table:formula="of:=[.E$4] + ([.$B490]*[.E$5])" office:value-type="date" office:date-value="1941-12-24T12:00:00">
            <text:p>12/24/1941 12:00:00</text:p>
          </table:table-cell>
          <table:table-cell table:style-name="ce9" table:formula="of:=[.F$4] + ([.$B490]*[.F$5])" office:value-type="date" office:date-value="1948-07-30T12:00:00">
            <text:p>07/30/1948 12:00:00</text:p>
          </table:table-cell>
        </table:table-row>
        <table:table-row table:style-name="ro2">
          <table:table-cell/>
          <table:table-cell table:style-name="ce5" office:value-type="float" office:value="483">
            <text:p>483</text:p>
          </table:table-cell>
          <table:table-cell table:style-name="ce9" table:formula="of:=[.C$4] + ([.$B491]*[.C$5])" office:value-type="date" office:date-value="1941-05-07T12:00:00">
            <text:p>05/07/1941 12:00:00</text:p>
          </table:table-cell>
          <table:table-cell table:style-name="ce9" table:formula="of:=[.D$4] + ([.$B491]*[.D$5])" office:value-type="date" office:date-value="1951-12-05T12:00:00">
            <text:p>12/05/1951 12:00:00</text:p>
          </table:table-cell>
          <table:table-cell table:style-name="ce9" table:formula="of:=[.E$4] + ([.$B491]*[.E$5])" office:value-type="date" office:date-value="1942-01-04T12:00:00">
            <text:p>01/04/1942 12:00:00</text:p>
          </table:table-cell>
          <table:table-cell table:style-name="ce9" table:formula="of:=[.F$4] + ([.$B491]*[.F$5])" office:value-type="date" office:date-value="1948-08-15T12:00:00">
            <text:p>08/15/1948 12:00:00</text:p>
          </table:table-cell>
        </table:table-row>
        <table:table-row table:style-name="ro2">
          <table:table-cell/>
          <table:table-cell table:style-name="ce5" office:value-type="float" office:value="484">
            <text:p>484</text:p>
          </table:table-cell>
          <table:table-cell table:style-name="ce9" table:formula="of:=[.C$4] + ([.$B492]*[.C$5])" office:value-type="date" office:date-value="1941-05-18T12:00:00">
            <text:p>05/18/1941 12:00:00</text:p>
          </table:table-cell>
          <table:table-cell table:style-name="ce9" table:formula="of:=[.D$4] + ([.$B492]*[.D$5])" office:value-type="date" office:date-value="1951-12-24T12:00:00">
            <text:p>12/24/1951 12:00:00</text:p>
          </table:table-cell>
          <table:table-cell table:style-name="ce9" table:formula="of:=[.E$4] + ([.$B492]*[.E$5])" office:value-type="date" office:date-value="1942-01-15T12:00:00">
            <text:p>01/15/1942 12:00:00</text:p>
          </table:table-cell>
          <table:table-cell table:style-name="ce9" table:formula="of:=[.F$4] + ([.$B492]*[.F$5])" office:value-type="date" office:date-value="1948-08-31T12:00:00">
            <text:p>08/31/1948 12:00:00</text:p>
          </table:table-cell>
        </table:table-row>
        <table:table-row table:style-name="ro2">
          <table:table-cell/>
          <table:table-cell table:style-name="ce5" office:value-type="float" office:value="485">
            <text:p>485</text:p>
          </table:table-cell>
          <table:table-cell table:style-name="ce9" table:formula="of:=[.C$4] + ([.$B493]*[.C$5])" office:value-type="date" office:date-value="1941-05-29T12:00:00">
            <text:p>05/29/1941 12:00:00</text:p>
          </table:table-cell>
          <table:table-cell table:style-name="ce9" table:formula="of:=[.D$4] + ([.$B493]*[.D$5])" office:value-type="date" office:date-value="1952-01-12T12:00:00">
            <text:p>01/12/1952 12:00:00</text:p>
          </table:table-cell>
          <table:table-cell table:style-name="ce9" table:formula="of:=[.E$4] + ([.$B493]*[.E$5])" office:value-type="date" office:date-value="1942-01-26T12:00:00">
            <text:p>01/26/1942 12:00:00</text:p>
          </table:table-cell>
          <table:table-cell table:style-name="ce9" table:formula="of:=[.F$4] + ([.$B493]*[.F$5])" office:value-type="date" office:date-value="1948-09-16T12:00:00">
            <text:p>09/16/1948 12:00:00</text:p>
          </table:table-cell>
        </table:table-row>
        <table:table-row table:style-name="ro2">
          <table:table-cell/>
          <table:table-cell table:style-name="ce5" office:value-type="float" office:value="486">
            <text:p>486</text:p>
          </table:table-cell>
          <table:table-cell table:style-name="ce9" table:formula="of:=[.C$4] + ([.$B494]*[.C$5])" office:value-type="date" office:date-value="1941-06-09T12:00:00">
            <text:p>06/09/1941 12:00:00</text:p>
          </table:table-cell>
          <table:table-cell table:style-name="ce9" table:formula="of:=[.D$4] + ([.$B494]*[.D$5])" office:value-type="date" office:date-value="1952-01-31T12:00:00">
            <text:p>01/31/1952 12:00:00</text:p>
          </table:table-cell>
          <table:table-cell table:style-name="ce9" table:formula="of:=[.E$4] + ([.$B494]*[.E$5])" office:value-type="date" office:date-value="1942-02-06T12:00:00">
            <text:p>02/06/1942 12:00:00</text:p>
          </table:table-cell>
          <table:table-cell table:style-name="ce9" table:formula="of:=[.F$4] + ([.$B494]*[.F$5])" office:value-type="date" office:date-value="1948-10-02T12:00:00">
            <text:p>10/02/1948 12:00:00</text:p>
          </table:table-cell>
        </table:table-row>
        <table:table-row table:style-name="ro2">
          <table:table-cell/>
          <table:table-cell table:style-name="ce5" office:value-type="float" office:value="487">
            <text:p>487</text:p>
          </table:table-cell>
          <table:table-cell table:style-name="ce9" table:formula="of:=[.C$4] + ([.$B495]*[.C$5])" office:value-type="date" office:date-value="1941-06-20T12:00:00">
            <text:p>06/20/1941 12:00:00</text:p>
          </table:table-cell>
          <table:table-cell table:style-name="ce9" table:formula="of:=[.D$4] + ([.$B495]*[.D$5])" office:value-type="date" office:date-value="1952-02-19T12:00:00">
            <text:p>02/19/1952 12:00:00</text:p>
          </table:table-cell>
          <table:table-cell table:style-name="ce9" table:formula="of:=[.E$4] + ([.$B495]*[.E$5])" office:value-type="date" office:date-value="1942-02-17T12:00:00">
            <text:p>02/17/1942 12:00:00</text:p>
          </table:table-cell>
          <table:table-cell table:style-name="ce9" table:formula="of:=[.F$4] + ([.$B495]*[.F$5])" office:value-type="date" office:date-value="1948-10-18T12:00:00">
            <text:p>10/18/1948 12:00:00</text:p>
          </table:table-cell>
        </table:table-row>
        <table:table-row table:style-name="ro2">
          <table:table-cell/>
          <table:table-cell table:style-name="ce5" office:value-type="float" office:value="488">
            <text:p>488</text:p>
          </table:table-cell>
          <table:table-cell table:style-name="ce9" table:formula="of:=[.C$4] + ([.$B496]*[.C$5])" office:value-type="date" office:date-value="1941-07-01T12:00:00">
            <text:p>07/01/1941 12:00:00</text:p>
          </table:table-cell>
          <table:table-cell table:style-name="ce9" table:formula="of:=[.D$4] + ([.$B496]*[.D$5])" office:value-type="date" office:date-value="1952-03-09T12:00:00">
            <text:p>03/09/1952 12:00:00</text:p>
          </table:table-cell>
          <table:table-cell table:style-name="ce9" table:formula="of:=[.E$4] + ([.$B496]*[.E$5])" office:value-type="date" office:date-value="1942-02-28T12:00:00">
            <text:p>02/28/1942 12:00:00</text:p>
          </table:table-cell>
          <table:table-cell table:style-name="ce9" table:formula="of:=[.F$4] + ([.$B496]*[.F$5])" office:value-type="date" office:date-value="1948-11-03T12:00:00">
            <text:p>11/03/1948 12:00:00</text:p>
          </table:table-cell>
        </table:table-row>
        <table:table-row table:style-name="ro2">
          <table:table-cell/>
          <table:table-cell table:style-name="ce5" office:value-type="float" office:value="489">
            <text:p>489</text:p>
          </table:table-cell>
          <table:table-cell table:style-name="ce9" table:formula="of:=[.C$4] + ([.$B497]*[.C$5])" office:value-type="date" office:date-value="1941-07-12T12:00:00">
            <text:p>07/12/1941 12:00:00</text:p>
          </table:table-cell>
          <table:table-cell table:style-name="ce9" table:formula="of:=[.D$4] + ([.$B497]*[.D$5])" office:value-type="date" office:date-value="1952-03-28T12:00:00">
            <text:p>03/28/1952 12:00:00</text:p>
          </table:table-cell>
          <table:table-cell table:style-name="ce9" table:formula="of:=[.E$4] + ([.$B497]*[.E$5])" office:value-type="date" office:date-value="1942-03-11T12:00:00">
            <text:p>03/11/1942 12:00:00</text:p>
          </table:table-cell>
          <table:table-cell table:style-name="ce9" table:formula="of:=[.F$4] + ([.$B497]*[.F$5])" office:value-type="date" office:date-value="1948-11-19T12:00:00">
            <text:p>11/19/1948 12:00:00</text:p>
          </table:table-cell>
        </table:table-row>
        <table:table-row table:style-name="ro2">
          <table:table-cell/>
          <table:table-cell table:style-name="ce5" office:value-type="float" office:value="490">
            <text:p>490</text:p>
          </table:table-cell>
          <table:table-cell table:style-name="ce9" table:formula="of:=[.C$4] + ([.$B498]*[.C$5])" office:value-type="date" office:date-value="1941-07-23T12:00:00">
            <text:p>07/23/1941 12:00:00</text:p>
          </table:table-cell>
          <table:table-cell table:style-name="ce9" table:formula="of:=[.D$4] + ([.$B498]*[.D$5])" office:value-type="date" office:date-value="1952-04-16T12:00:00">
            <text:p>04/16/1952 12:00:00</text:p>
          </table:table-cell>
          <table:table-cell table:style-name="ce9" table:formula="of:=[.E$4] + ([.$B498]*[.E$5])" office:value-type="date" office:date-value="1942-03-22T12:00:00">
            <text:p>03/22/1942 12:00:00</text:p>
          </table:table-cell>
          <table:table-cell table:style-name="ce9" table:formula="of:=[.F$4] + ([.$B498]*[.F$5])" office:value-type="date" office:date-value="1948-12-05T12:00:00">
            <text:p>12/05/1948 12:00:00</text:p>
          </table:table-cell>
        </table:table-row>
        <table:table-row table:style-name="ro1" table:number-rows-repeated="10480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9:20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14T16:45:24</meta:creation-date>
    <dc:date>2014-04-04T13:04:32</dc:date>
    <meta:editing-duration>P2DT9M24S</meta:editing-duration>
    <meta:editing-cycles>22</meta:editing-cycles>
    <meta:generator>LibreOffice/3.6$Linux_X86_64 LibreOffice_project/360m1$Build-304</meta:generator>
    <dc:creator>Ryan </dc:creator>
    <meta:document-statistic meta:table-count="2" meta:cell-count="7912" meta:object-count="0"/>
  </office:meta>
</office:document-meta>
</file>